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margin-left="0cm" fo:margin-right="0cm" fo:text-indent="0.635cm" style:auto-text-indent="fals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>
        <style:tab-stops>
          <style:tab-stop style:position="3.604cm"/>
          <style:tab-stop style:position="4.759cm"/>
          <style:tab-stop style:position="9.985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7.463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2.083cm"/>
          <style:tab-stop style:position="4.674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6.951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452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5.674cm"/>
        </style:tab-stops>
      </style:paragraph-properties>
    </style:style>
    <style:style style:name="P12" style:family="paragraph" style:parent-style-name="Normal">
      <style:paragraph-properties fo:margin-left="0.635cm" fo:margin-right="0cm" fo:text-indent="-0.635cm" style:auto-text-indent="false">
        <style:tab-stops>
          <style:tab-stop style:position="4.531cm"/>
          <style:tab-stop style:position="5.032cm"/>
          <style:tab-stop style:position="6.899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4.313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4.006cm"/>
          <style:tab-stop style:position="7.504cm"/>
        </style:tab-stops>
      </style:paragraph-properties>
    </style:style>
    <style:style style:name="P15" style:family="paragraph" style:parent-style-name="Normal">
      <style:paragraph-properties fo:break-before="page">
        <style:tab-stops>
          <style:tab-stop style:position="6.182cm"/>
        </style:tab-stops>
      </style:paragraph-properties>
    </style:style>
    <style:style style:name="P16" style:family="paragraph" style:parent-style-name="Normal">
      <style:paragraph-properties fo:margin-left="0.635cm" fo:margin-right="0cm" fo:text-indent="-0.635cm" style:auto-text-indent="false">
        <style:tab-stops>
          <style:tab-stop style:position="4.531cm"/>
          <style:tab-stop style:position="5.547cm"/>
        </style:tab-stops>
      </style:paragraph-properties>
    </style:style>
    <style:style style:name="P17" style:family="paragraph" style:parent-style-name="Normal">
      <style:paragraph-properties>
        <style:tab-stops>
          <style:tab-stop style:position="1.325cm"/>
          <style:tab-stop style:position="3.17cm"/>
          <style:tab-stop style:position="8.056cm"/>
        </style:tab-stops>
      </style:paragraph-properties>
    </style:style>
    <style:style style:name="P18" style:family="paragraph" style:parent-style-name="Normal">
      <style:paragraph-properties fo:margin-left="0.635cm" fo:margin-right="0cm" fo:text-indent="-0.635cm" style:auto-text-indent="false">
        <style:tab-stops>
          <style:tab-stop style:position="2.609cm"/>
          <style:tab-stop style:position="3.858cm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7.071cm"/>
        </style:tab-stops>
      </style:paragraph-properties>
    </style:style>
    <style:style style:name="P20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692cm"/>
        </style:tab-stops>
      </style:paragraph-properties>
    </style:style>
    <style:style style:name="P2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052cm"/>
        </style:tab-stops>
      </style:paragraph-properties>
    </style:style>
    <style:style style:name="P22" style:family="paragraph" style:parent-style-name="Normal">
      <style:paragraph-properties fo:break-before="page">
        <style:tab-stops>
          <style:tab-stop style:position="7.664cm"/>
        </style:tab-stops>
      </style:paragraph-properties>
    </style:style>
    <style:style style:name="P23" style:family="paragraph" style:parent-style-name="Normal">
      <style:paragraph-properties fo:margin-left="0cm" fo:margin-right="0cm" fo:text-indent="0.635cm" style:auto-text-indent="false">
        <style:tab-stops>
          <style:tab-stop style:position="7.664cm"/>
        </style:tab-stops>
      </style:paragraph-properties>
    </style:style>
    <style:style style:name="P24" style:family="paragraph" style:parent-style-name="Normal">
      <style:paragraph-properties fo:margin-left="0.635cm" fo:margin-right="0cm" fo:text-indent="-0.635cm" style:auto-text-indent="false">
        <style:tab-stops>
          <style:tab-stop style:position="2.499cm"/>
        </style:tab-stops>
      </style:paragraph-properties>
    </style:style>
    <style:style style:name="P25" style:family="paragraph" style:parent-style-name="Normal">
      <style:paragraph-properties fo:break-before="page">
        <style:tab-stops>
          <style:tab-stop style:position="5.248cm"/>
        </style:tab-stops>
      </style:paragraph-properties>
    </style:style>
    <style:style style:name="P26" style:family="paragraph" style:parent-style-name="Normal">
      <style:paragraph-properties fo:margin-left="0cm" fo:margin-right="0cm" fo:text-indent="0.635cm" style:auto-text-indent="false">
        <style:tab-stops>
          <style:tab-stop style:position="2.3cm"/>
          <style:tab-stop style:position="4.202cm"/>
          <style:tab-stop style:position="5.015cm"/>
        </style:tab-stops>
      </style:paragraph-properties>
    </style:style>
    <style:style style:name="P27" style:family="paragraph" style:parent-style-name="Normal">
      <style:paragraph-properties fo:margin-left="0cm" fo:margin-right="0cm" fo:text-indent="0.635cm" style:auto-text-indent="false">
        <style:tab-stops>
          <style:tab-stop style:position="2.554cm"/>
          <style:tab-stop style:position="6.117cm"/>
          <style:tab-stop style:position="6.706cm"/>
        </style:tab-stops>
      </style:paragraph-properties>
    </style:style>
    <style:style style:name="P28" style:family="paragraph" style:parent-style-name="Normal">
      <style:paragraph-properties fo:break-before="page">
        <style:tab-stops>
          <style:tab-stop style:position="12.628cm"/>
        </style:tab-stops>
      </style:paragraph-properties>
    </style:style>
    <style:style style:name="P29" style:family="paragraph" style:parent-style-name="Normal">
      <style:paragraph-properties fo:margin-left="0.635cm" fo:margin-right="0cm" fo:text-indent="-0.635cm" style:auto-text-indent="false">
        <style:tab-stops>
          <style:tab-stop style:position="4.706cm"/>
        </style:tab-stops>
      </style:paragraph-properties>
    </style:style>
    <style:style style:name="P30" style:family="paragraph" style:parent-style-name="Normal">
      <style:paragraph-properties fo:break-before="page">
        <style:tab-stops>
          <style:tab-stop style:position="6.459cm"/>
        </style:tab-stops>
      </style:paragraph-properties>
    </style:style>
    <style:style style:name="P3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682cm"/>
        </style:tab-stops>
      </style:paragraph-properties>
    </style:style>
    <style:style style:name="P32" style:family="paragraph" style:parent-style-name="Normal">
      <style:paragraph-properties fo:break-before="page">
        <style:tab-stops>
          <style:tab-stop style:position="6.14cm"/>
        </style:tab-stops>
      </style:paragraph-properties>
    </style:style>
    <style:style style:name="P33" style:family="paragraph" style:parent-style-name="Normal">
      <style:paragraph-properties fo:margin-left="0.635cm" fo:margin-right="0cm" fo:text-indent="-0.635cm" style:auto-text-indent="false">
        <style:tab-stops>
          <style:tab-stop style:position="3.023cm"/>
          <style:tab-stop style:position="4.699cm"/>
          <style:tab-stop style:position="5.251cm"/>
          <style:tab-stop style:position="6.361cm"/>
        </style:tab-stops>
      </style:paragraph-properties>
    </style:style>
    <style:style style:name="P34" style:family="paragraph" style:parent-style-name="Normal">
      <style:paragraph-properties fo:break-before="page">
        <style:tab-stops>
          <style:tab-stop style:position="2.249cm"/>
        </style:tab-stops>
      </style:paragraph-properties>
    </style:style>
    <style:style style:name="P35" style:family="paragraph" style:parent-style-name="Normal">
      <style:paragraph-properties fo:break-before="page">
        <style:tab-stops>
          <style:tab-stop style:position="5.075cm"/>
        </style:tab-stops>
      </style:paragraph-properties>
    </style:style>
    <style:style style:name="P36" style:family="paragraph" style:parent-style-name="Normal">
      <style:paragraph-properties fo:margin-left="0cm" fo:margin-right="0cm" fo:text-indent="0.635cm" style:auto-text-indent="false">
        <style:tab-stops>
          <style:tab-stop style:position="5.472cm"/>
        </style:tab-stops>
      </style:paragraph-properties>
    </style:style>
    <style:style style:name="P37" style:family="paragraph" style:parent-style-name="Normal">
      <style:paragraph-properties fo:margin-left="0cm" fo:margin-right="0cm" fo:text-indent="0.635cm" style:auto-text-indent="false">
        <style:tab-stops>
          <style:tab-stop style:position="6.812cm"/>
        </style:tab-stops>
      </style:paragraph-properties>
    </style:style>
    <style:style style:name="P38" style:family="paragraph" style:parent-style-name="Normal">
      <style:paragraph-properties fo:margin-left="0cm" fo:margin-right="0cm" fo:text-indent="0.635cm" style:auto-text-indent="false">
        <style:tab-stops>
          <style:tab-stop style:position="5.495cm"/>
        </style:tab-stops>
      </style:paragraph-properties>
    </style:style>
    <style:style style:name="P39" style:family="paragraph" style:parent-style-name="Normal">
      <style:paragraph-properties fo:break-before="page">
        <style:tab-stops>
          <style:tab-stop style:position="7.243cm"/>
        </style:tab-stops>
      </style:paragraph-properties>
    </style:style>
    <style:style style:name="P40" style:family="paragraph" style:parent-style-name="Normal">
      <style:paragraph-properties fo:margin-left="0cm" fo:margin-right="0cm" fo:text-indent="0.635cm" style:auto-text-indent="false">
        <style:tab-stops>
          <style:tab-stop style:position="5.951cm"/>
        </style:tab-stops>
      </style:paragraph-properties>
    </style:style>
    <style:style style:name="P41" style:family="paragraph" style:parent-style-name="Normal">
      <style:paragraph-properties fo:break-before="page">
        <style:tab-stops>
          <style:tab-stop style:position="5.916cm"/>
        </style:tab-stops>
      </style:paragraph-properties>
    </style:style>
    <style:style style:name="P42" style:family="paragraph" style:parent-style-name="Normal">
      <style:paragraph-properties fo:margin-left="0.635cm" fo:margin-right="0cm" fo:text-indent="-0.635cm" style:auto-text-indent="false">
        <style:tab-stops>
          <style:tab-stop style:position="4.424cm"/>
        </style:tab-stops>
      </style:paragraph-properties>
    </style:style>
    <style:style style:name="P43" style:family="paragraph" style:parent-style-name="Normal">
      <style:paragraph-properties fo:break-before="page">
        <style:tab-stops>
          <style:tab-stop style:position="5.879cm"/>
        </style:tab-stops>
      </style:paragraph-properties>
    </style:style>
    <style:style style:name="P44" style:family="paragraph" style:parent-style-name="Normal">
      <style:paragraph-properties fo:break-before="page">
        <style:tab-stops>
          <style:tab-stop style:position="3.93cm"/>
        </style:tab-stops>
      </style:paragraph-properties>
    </style:style>
    <style:style style:name="P45" style:family="paragraph" style:parent-style-name="Normal">
      <style:paragraph-properties>
        <style:tab-stops>
          <style:tab-stop style:position="7.468cm"/>
        </style:tab-stops>
      </style:paragraph-properties>
    </style:style>
    <style:style style:name="P46" style:family="paragraph" style:parent-style-name="Normal">
      <style:paragraph-properties fo:margin-left="0.635cm" fo:margin-right="0cm" fo:text-indent="-0.635cm" style:auto-text-indent="false">
        <style:tab-stops>
          <style:tab-stop style:position="2.214cm"/>
          <style:tab-stop style:position="5.807cm"/>
        </style:tab-stops>
      </style:paragraph-properties>
    </style:style>
    <style:style style:name="P47" style:family="paragraph" style:parent-style-name="Normal">
      <style:paragraph-properties fo:break-before="page">
        <style:tab-stops>
          <style:tab-stop style:position="6.223cm"/>
        </style:tab-stops>
      </style:paragraph-properties>
    </style:style>
    <style:style style:name="P48" style:family="paragraph" style:parent-style-name="Normal">
      <style:paragraph-properties fo:margin-left="0cm" fo:margin-right="0cm" fo:text-indent="0.635cm" style:auto-text-indent="false">
        <style:tab-stops>
          <style:tab-stop style:position="3.141cm" style:type="right"/>
        </style:tab-stops>
      </style:paragraph-properties>
    </style:style>
    <style:style style:name="P49" style:family="paragraph" style:parent-style-name="Normal">
      <style:paragraph-properties fo:break-before="page">
        <style:tab-stops>
          <style:tab-stop style:position="3.33cm"/>
        </style:tab-stops>
      </style:paragraph-properties>
    </style:style>
    <style:style style:name="P50" style:family="paragraph" style:parent-style-name="Normal">
      <style:paragraph-properties fo:margin-left="0.635cm" fo:margin-right="0cm" fo:text-indent="-0.635cm" style:auto-text-indent="false">
        <style:tab-stops>
          <style:tab-stop style:position="6.288cm"/>
        </style:tab-stops>
      </style:paragraph-properties>
    </style:style>
    <style:style style:name="P51" style:family="paragraph" style:parent-style-name="Normal">
      <style:text-properties officeooo:paragraph-rsid="001c5577"/>
    </style:style>
    <style:style style:name="P52" style:family="paragraph" style:parent-style-name="Heading_20_1" style:master-page-name="MP0">
      <style:paragraph-properties style:page-number="auto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Heading_20_2"/>
    <style:style style:name="P56" style:family="paragraph" style:parent-style-name="Heading_20_2">
      <style:paragraph-properties fo:break-before="page"/>
    </style:style>
    <style:style style:name="P57" style:family="paragraph" style:parent-style-name="Normal"/>
    <style:style style:name="P58" style:family="paragraph" style:parent-style-name="Normal">
      <style:paragraph-properties fo:margin-left="0cm" fo:margin-right="0cm" fo:text-indent="0.635cm" style:auto-text-indent="false" fo:break-before="page"/>
    </style:style>
    <style:style style:name="P59" style:family="paragraph" style:parent-style-name="Normal">
      <style:paragraph-properties fo:margin-left="0cm" fo:margin-right="0cm" fo:text-indent="0.635cm" style:auto-text-indent="false"/>
    </style:style>
    <style:style style:name="P60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61" style:family="paragraph" style:parent-style-name="Normal">
      <style:paragraph-properties fo:margin-left="0cm" fo:margin-right="0cm" fo:text-indent="0cm" style:auto-text-indent="false" fo:break-before="page">
        <style:tab-stops/>
      </style:paragraph-properties>
    </style:style>
    <style:style style:name="P62" style:family="paragraph" style:parent-style-name="Normal">
      <style:paragraph-properties fo:break-before="page"/>
    </style:style>
    <style:style style:name="P63" style:family="paragraph" style:parent-style-name="Normal">
      <style:paragraph-properties fo:margin-left="0cm" fo:margin-right="0cm" fo:text-indent="0.635cm" style:auto-text-indent="false"/>
      <style:text-properties officeooo:paragraph-rsid="001d5811"/>
    </style:style>
    <style:style style:name="P64" style:family="paragraph" style:parent-style-name="Normal">
      <style:paragraph-properties fo:margin-left="0.635cm" fo:margin-right="0cm" fo:text-indent="-0.635cm" style:auto-text-indent="false">
        <style:tab-stops>
          <style:tab-stop style:position="2.769cm"/>
        </style:tab-stops>
      </style:paragraph-properties>
      <style:text-properties officeooo:paragraph-rsid="001d5811"/>
    </style:style>
    <style:style style:name="P65" style:family="paragraph" style:parent-style-name="Normal">
      <style:paragraph-properties>
        <style:tab-stops>
          <style:tab-stop style:position="4.565cm"/>
          <style:tab-stop style:position="7.061cm"/>
        </style:tab-stops>
      </style:paragraph-properties>
      <style:text-properties officeooo:paragraph-rsid="001f017a"/>
    </style:style>
    <style:style style:name="P66" style:family="paragraph" style:parent-style-name="Normal">
      <style:paragraph-properties fo:margin-left="0cm" fo:margin-right="0cm" fo:text-indent="0cm" style:auto-text-indent="false" fo:break-before="page"/>
    </style:style>
    <style:style style:name="P67" style:family="paragraph" style:parent-style-name="Normal">
      <style:paragraph-properties fo:margin-left="0cm" fo:margin-right="0cm" fo:text-indent="0.635cm" style:auto-text-indent="false" fo:break-before="page"/>
    </style:style>
    <style:style style:name="P68" style:family="paragraph" style:parent-style-name="Normal">
      <style:paragraph-properties fo:margin-left="0cm" fo:margin-right="0cm" fo:text-indent="0.635cm" style:auto-text-indent="false"/>
      <style:text-properties officeooo:paragraph-rsid="0020124b"/>
    </style:style>
    <style:style style:name="P69" style:family="paragraph" style:parent-style-name="Normal">
      <style:paragraph-properties fo:margin-left="0cm" fo:margin-right="0cm" fo:text-indent="0.635cm" style:auto-text-indent="false"/>
      <style:text-properties officeooo:paragraph-rsid="00248778"/>
    </style:style>
    <style:style style:name="P70" style:family="paragraph" style:parent-style-name="Normal">
      <style:paragraph-properties fo:break-before="page">
        <style:tab-stops>
          <style:tab-stop style:position="6.786cm"/>
        </style:tab-stops>
      </style:paragraph-properties>
    </style:style>
    <style:style style:name="P71" style:family="paragraph" style:parent-style-name="Normal">
      <style:paragraph-properties fo:break-before="page"/>
      <style:text-properties officeooo:paragraph-rsid="0026e583"/>
    </style:style>
    <style:style style:name="P72" style:family="paragraph" style:parent-style-name="Normal">
      <style:text-properties officeooo:paragraph-rsid="0026e583"/>
    </style:style>
    <style:style style:name="P73" style:family="paragraph" style:parent-style-name="Normal">
      <style:paragraph-properties fo:margin-left="0cm" fo:margin-right="0cm" fo:text-indent="0.635cm" style:auto-text-indent="false"/>
      <style:text-properties officeooo:paragraph-rsid="0026e583"/>
    </style:style>
    <style:style style:name="P74" style:family="paragraph" style:parent-style-name="Normal">
      <style:paragraph-properties fo:margin-left="0cm" fo:margin-right="0cm" fo:text-indent="0.635cm" style:auto-text-indent="false">
        <style:tab-stops>
          <style:tab-stop style:position="6.697cm"/>
        </style:tab-stops>
      </style:paragraph-properties>
      <style:text-properties officeooo:paragraph-rsid="002b69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4" style:family="text">
      <style:text-properties fo:font-style="italic" style:language-asian="en" style:country-asian="US" style:font-style-asian="italic" style:language-complex="en" style:country-complex="US" style:font-style-complex="italic"/>
    </style:style>
    <style:style style:name="T5" style:family="text">
      <style:text-properties style:language-asian="el" style:country-asian="GR" style:language-complex="el" style:country-complex="GR"/>
    </style:style>
    <style:style style:name="T6" style:family="text">
      <style:text-properties fo:language="el" fo:country="GR" style:language-asian="el" style:country-asian="GR" style:language-complex="el" style:country-complex="GR"/>
    </style:style>
    <style:style style:name="T7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8" style:family="text">
      <style:text-properties fo:language="it" fo:country="IT" fo:font-style="italic" style:language-asian="el" style:country-asian="GR" style:font-style-asian="italic" style:language-complex="el" style:country-complex="GR" style:font-style-complex="italic"/>
    </style:style>
    <style:style style:name="T9" style:family="text">
      <style:text-properties fo:language="it" fo:country="IT" style:language-asian="el" style:country-asian="GR" style:language-complex="el" style:country-complex="GR"/>
    </style:style>
    <style:style style:name="T10" style:family="text">
      <style:text-properties fo:language="fr" fo:country="FR" style:language-asian="el" style:country-asian="GR" style:language-complex="el" style:country-complex="GR"/>
    </style:style>
    <style:style style:name="T11" style:family="text">
      <style:text-properties fo:language="fr" fo:country="FR" fo:font-style="italic" officeooo:rsid="001c5577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3" style:family="text">
      <style:text-properties style:language-asian="en" style:country-asian="US" style:language-complex="en" style:country-complex="US"/>
    </style:style>
    <style:style style:name="T14" style:family="text">
      <style:text-properties officeooo:rsid="002f2c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<text:bookmark-start text:name="bookmark0"/>HIPPOCRATIS DE ACUTORUM<text:line-break/>MORBORUM VICTU LIBER ET<text:line-break/>GALFNI COMMENTARIUS I.<text:bookmark-end text:name="bookmark0"/><text:bookmark text:name="bookmark2"/></text:h>
      <text:h text:style-name="Heading_20_2" text:outline-level="2"><text:span text:style-name="Default_20_Paragraph_20_Font">I</text:span></text:h>
      <text:p text:style-name="P51"><text:span text:style-name="Default_20_Paragraph_20_Font"><text:span text:style-name="T11">Q</text:span></text:span><text:span text:style-name="Default_20_Paragraph_20_Font"><text:span text:style-name="T2">ui Cnidias appellatas sententias conscripserunt, hi sane<text:line-break/>quae singulis in morbis aegri patiantur et quomodo<text:line-break/>eorum quaedam succedant, recte scripserunt. Ac certe<text:line-break/>qutvis ad haec usque etiam non medicus scribere po-<text:line-break/>tuerli , st probe ex singulis aegrotis quae patiantur re-<text:line-break/>sci</text:span></text:span><text:span text:style-name="Default_20_Paragraph_20_Font"><text:span text:style-name="T1">d</text:span></text:span><text:span text:style-name="Default_20_Paragraph_20_Font"><text:span text:style-name="T2">erit. </text:span></text:span><text:span text:style-name="Default_20_Paragraph_20_Font"><text:span text:style-name="T1">Lu</text:span></text:span><text:span text:style-name="Default_20_Paragraph_20_Font"><text:span text:style-name="T2">crum quae medicum aegro non rescrente</text:span></text:span></text:p>
      <text:p text:style-name="P1">Qui Cnidias scripserunt <text:span text:style-name="Default_20_Paragraph_20_Font"><text:span text:style-name="T2">s</text:span></text:span>ententias, non <text:span text:style-name="Default_20_Paragraph_20_Font"><text:span text:style-name="T2">s</text:span></text:span>olum quae<text:line-break/>aegri patiuntur, eorum nihil praetermi<text:span text:style-name="Default_20_Paragraph_20_Font"><text:span text:style-name="T2">s</text:span></text:span>erunt, verum<text:line-break/>etiam ultra decentia nonnulla memoriae prodiderunt, ut<text:line-break/>paulo post sum demonstraturus. Ac nondum id artis opus<text:line-break/>est, si quae ab idiotis cognosci queunt, eorum nihil prae-<text:line-break/>termiserint, non enim hic artificibus est fcopus, <text:span text:style-name="Default_20_Paragraph_20_Font"><text:span text:style-name="T2">sed alius,<text:line-break/></text:span></text:span>quae <text:span text:style-name="Default_20_Paragraph_20_Font"><text:span text:style-name="T2">nimirum</text:span></text:span> ad curationem idonea sunt, omnia scribere.<text:line-break/>Quare tum faepiuscule nonnulla, quae vulgus indoctum<text:line-break/>prorsus non agnovit, erunt adjicienda, tum muIta, quae<text:line-break/>ab eo cognoscuntur, si nihil ad artis finem conferre vi-<text:line-break/>deautur, auferenda<text:span text:style-name="Default_20_Paragraph_20_Font"><text:span text:style-name="T2">. Nonnullaque ad consectationem perop-<text:line-break/>portuna.</text:span></text:span> Conjectatio est, quae per coniecturam fit cogni-<text:line-break/>tio. Conjecturam vero veteres nominant ratiocinativum<text:line-break/>signum, coniectura autem non simpliciter omne signum</text:p>
      <text:p text:style-name="P3">existit, ut in libro de coniectura et signo demonstratum<text:line-break/>est. Quae igitur medicis ad hujusmodi cognitionem tum<text:line-break/>necessaria tum utilia existunt, ea non omnia Cnidiis in<text:line-break/>sententiis scripta, imo multa praetermissa esse protulit.</text:p>
      <text:h text:style-name="Heading_20_2" text:outline-level="2"><text:bookmark-start text:name="bookmark4"/><text:span text:style-name="Default_20_Paragraph_20_Font">II.</text:span><text:bookmark-end text:name="bookmark4"/></text:h>
      <text:p text:style-name="P4"><text:span text:style-name="Default_20_Paragraph_20_Font"><text:span text:style-name="T2">Quum autem ad consectationem refertur, quomodo sin-<text:line-break/>gula curare oporteat , in his multa aliter quam illi<text:line-break/>disseruerint santio.</text:span></text:span></text:p>
      <text:p text:style-name="P2">Postquam multa ad coniectationem utilia a Cnidiis Ine-<text:line-break/>dicis praetermissa esse protulit, quam dicat coujectationem<text:line-break/>ipse deinceps docuit his verbis: <text:span text:style-name="Default_20_Paragraph_20_Font"><text:span text:style-name="T2">quomodo singula curare<text:line-break/>oporteat. </text:span></text:span>Nam quodcunque ad horum inventionem utile<text:line-break/>fuerit, id ex arte est, Fortassis igitur aliquis censuerit<text:line-break/>conjecturas tum ad dignotionem, tum ad praenotionem<text:line-break/>conferentes esse praetermissas. Verum non ita fe res<text:line-break/>habet, hae namque necessario in rebus ad curationem ido-</text:p>
      <text:p text:style-name="P3">neis continentur. Quod si ad optimae curationis inven-<text:line-break/>tionem nihil conferrent morborum dignotio ac futurorum<text:line-break/>praenotio, hae prorsus forent supervacaneae, nunc autem<text:line-break/>quod conferant, ob id existunt utiles. Ergo quod asse-<text:line-break/>ctuum dignotio ad curationem maxime necessaria sit, ra-<text:line-break/>tione perpendere non opus est. Primum enim quisnam<text:line-break/>sit morbus dignoscere oportet, deinde ipsius curationem<text:line-break/>ita <text:span text:style-name="Default_20_Paragraph_20_Font"><text:span text:style-name="T2">s</text:span></text:span>uscipere. Quod vero praenotio ad curationem quo-<text:line-break/>que sit utilis, in prognostici praefatione demonstravit <text:span text:style-name="Default_20_Paragraph_20_Font"><text:span text:style-name="T2">Hip-<text:line-break/>p o crates. </text:span></text:span>Quare si quis quae ad medicinam spectant<text:line-break/>omnia aut ad dignotionem aut ad curationem aut prae-<text:line-break/>notionem utilia esse dicat, potentia idem dicit. Curatio<text:line-break/>siquidem per fe a medicis instituitur, at praenotio et di-<text:line-break/>gnotio propter curationem. Quare nemo sin em artis digno-<text:line-break/>tionem vel praenotionem, quemadmodum curationem, as-<text:line-break/>severaverit. Jam vero percipe, curationem morborum<text:line-break/>eversionem jam obortarum, non autem etiamnum oboIIen-<text:line-break/>tium esse. Sed de his omnibus libro de fine medicinae</text:p>
      <text:p text:style-name="P3">abunde scriptum est. Atque nunc praeter propositum opus<text:line-break/>nos construere non oportet, qui jam senis mentem etiam<text:line-break/>citra accu<text:span text:style-name="Default_20_Paragraph_20_Font"><text:span text:style-name="T2">r</text:span></text:span>atam de fine tractationem deprehendimus.<text:line-break/>Quum autem proposita dictio alio quoque modo plerisque<text:line-break/>in exemplaribus fide dignis scripta sit, ejus mentionem<text:line-break/>facere non intempestivum est. <text:span text:style-name="Default_20_Paragraph_20_Font"><text:span text:style-name="T2">D</text:span></text:span>iffert autem a praescripta<text:line-break/>dictione unica litera, <text:span text:style-name="Default_20_Paragraph_20_Font"><text:span text:style-name="T2">hoc est vel,</text:span></text:span> ut ad hunc modum<text:line-break/>textus sit: <text:span text:style-name="Default_20_Paragraph_20_Font"><text:span text:style-name="T2">Quum autem ad consectationem referatur,^ vel<text:line-break/>quomodo sagula curare oporteat. </text:span></text:span>Qui ita scribunt, per<text:line-break/>conjectationem , dignotionem et praenoti<text:span text:style-name="Default_20_Paragraph_20_Font"><text:span text:style-name="T2">o</text:span></text:span>nem intelligunt,<text:line-break/>et per haec verba : <text:span text:style-name="Default_20_Paragraph_20_Font"><text:span text:style-name="T2">quomodo singula curare oporteat, </text:span></text:span>cu-<text:line-break/>rationem, nolentes eam coniectationis nomine contineri.<text:line-break/>Quod si ita habet, in ante scripta dictione qua dicit:<text:line-break/><text:span text:style-name="Default_20_Paragraph_20_Font"><text:span text:style-name="T2">multa praetermissa sunt in aliis alia, nonnullaque ad con-<text:line-break/>sectationem peropportuna, </text:span></text:span>non recte curatricem attis par-<text:line-break/>tem praetermiserit. Patet autem quod isti asserent, ob id<text:line-break/>ipsum sequentem dictionem repetivisse ac scripsisse, quo<text:line-break/>curatricem artis partem adderet. Verum ubi de re ad<text:line-break/>curationem utili disceptatio non est, sermonem protrahere</text:p>
      <text:p text:style-name="P3">superfluum est<text:span text:style-name="Default_20_Paragraph_20_Font"><text:span text:style-name="T2">e</text:span></text:span> Quare ad ea, in quibus ad curationem<text:line-break/>utilia etiam docet, properemus.</text:p>
      <text:h text:style-name="Heading_20_2" text:outline-level="2">III.</text:h>
      <text:p text:style-name="P4"><text:span text:style-name="Default_20_Paragraph_20_Font"><text:span text:style-name="T2">Atque non salum ob id non laudo, verum quod et paucis<text:line-break/>numero remediis usi sint. Nam plurima ab ipsis relata<text:line-break/>sunt (praeterquam in morbis acutis) medicamenta deor-<text:line-break/>sum purgantia exhibenda, tum ferum, tum lac pro tem-<text:line-break/>pestate propinandum. Haec igitur st bona essent et<text:line-break/>morbis in quibus dari monuerunt, convenientia, longe<text:line-break/>laude digniora essent, quod paucissima suspicerent. Sed<text:line-break/>nunc non ita fe res habet.</text:span></text:span></text:p>
      <text:p text:style-name="P2">Paucis quoque numero medicamentis ipsos ait, prae-<text:line-break/>terquam in acutis morbis, usos fuisse, ac si in his multa<text:line-break/>enarraverint. Etenim ita protulerunt. Quae vero de diu-<text:line-break/>turdis morbis dixerunt, haec revera contra fe habent.</text:p>
      <text:p text:style-name="P3">Etenim per medicamenta alvum deorsum purgantia tum<text:line-break/>serum tum lac potui exhibita ab illis perficiuntur.</text:p>
      <text:h text:style-name="Heading_20_2" text:outline-level="2"><text:bookmark-start text:name="bookmark6"/><text:span text:style-name="Default_20_Paragraph_20_Font">IV.</text:span><text:bookmark-end text:name="bookmark6"/></text:h>
      <text:p text:style-name="P4"><text:span text:style-name="Default_20_Paragraph_20_Font"><text:span text:style-name="T2">Qui vero fecundum librum recognoverunt, de iis sane quae<text:line-break/>singulis assumenda sint, medice magis d</text:span></text:span><text:span text:style-name="Default_20_Paragraph_20_Font"><text:span text:style-name="T1">i</text:span></text:span><text:span text:style-name="Default_20_Paragraph_20_Font"><text:span text:style-name="T2">sseruerunt.</text:span></text:span></text:p>
      <text:p text:style-name="P2">Secundum priori succedentem librum scriptum reco-<text:line-break/>gnosci dicimus, qui quum documentum idem easdemque<text:line-break/>plurimas dictiones habeat, nonnulla quidem e priore li-<text:line-break/>bro detracta, quaedam vero addita, alia denique permu-<text:line-break/>tata continet. Hujus rei exemplum si desideres, perspi-<text:line-break/><text:span text:style-name="Default_20_Paragraph_20_Font"><text:span text:style-name="T2">G</text:span></text:span>ustatis gratia, secundum Eupolidis Autolycum ex priore<text:line-break/>compositum habes. lta vero et Cnidias sententias Cnidli<text:line-break/>medici a prioribus secundas ediderunt, quae nonnnIla<text:line-break/>quidem prorsus eadem, quaedam vero addita, alia denique<text:line-break/>detracta ac etiam immutata continebant. Hunc itaque</text:p>
      <text:p text:style-name="P3"><text:span text:style-name="T14">s</text:span>ecundum librum primo magis medicum esse Hippocrates<text:line-break/>asserit.</text:p>
      <text:h text:style-name="Heading_20_2" text:outline-level="2"><text:bookmark-start text:name="bookmark8"/><text:span text:style-name="Default_20_Paragraph_20_Font">V.</text:span><text:bookmark-end text:name="bookmark8"/></text:h>
      <text:h text:style-name="P60" text:outline-level="2"><text:bookmark-start text:name="bookmark10"/><text:span text:style-name="Default_20_Paragraph_20_Font"><text:span text:style-name="T2">Sed neque de victus ratione quicquam eissiatu dignum</text:span></text:span> v<text:span text:style-name="Default_20_Paragraph_20_Font"><text:span text:style-name="T2">e-<text:line-break/>teres conscripserunt, quanquam magnum id praetermi-<text:line-break/>ferunt.</text:span></text:span><text:bookmark-end text:name="bookmark10"/></text:h>
      <text:p text:style-name="P2">Is qui per con<text:span text:style-name="Default_20_Paragraph_20_Font"><text:span text:style-name="T2">s</text:span></text:span>uetas materias fit curationis ductus,<text:line-break/>diaeta appellatur, quemadmodum qui per consuetas tum<text:line-break/>sectiones , tum ustiones et caeteras quae manibus fiunt<text:line-break/>operationes, chirurgia, ac tertia ab his medicinae pars<text:line-break/>est pharmaceutice , quae nimirum medicamentis absolvi-<text:line-break/>tur. Accusat autem priscos Hippocrates, quod de victus<text:line-break/>ratione nihil effatu dignum conscripserint, idque protulit,<text:line-break/>non quod nullum diaeteticum documentum conscrip<text:span text:style-name="Default_20_Paragraph_20_Font"><text:span text:style-name="T2">s</text:span></text:span>erint,<text:line-break/>(scripserunt enim) sed quod non effatu dignum. Quid<text:line-break/>autem sit effatu dignum sequentibus docebit.</text:p>
      <text:h text:style-name="P56" text:outline-level="2"><text:bookmark-start text:name="bookmark12"/><text:span text:style-name="Default_20_Paragraph_20_Font">VI.</text:span><text:bookmark-end text:name="bookmark12"/></text:h>
      <text:p text:style-name="P4"><text:span text:style-name="Default_20_Paragraph_20_Font"><text:span text:style-name="T2">Varia tamen singulorum morborum genera multiplicemque<text:line-break/>eorum divisionem non ignorarunt quidam.</text:span></text:span></text:p>
      <text:p text:style-name="P2">Non solum varia morborum genera non ignorarunt,<text:line-break/>verum etiam ulterius quam deceat de iis <text:span text:style-name="Default_20_Paragraph_20_Font"><text:span text:style-name="T2">s</text:span></text:span>cripserunt,<text:line-break/>quemadmodum deinceps <text:span text:style-name="Default_20_Paragraph_20_Font"><text:span text:style-name="T2">s</text:span></text:span>um demonstraturus.</text:p>
      <text:h text:style-name="Heading_20_2" text:outline-level="2"><text:bookmark-start text:name="bookmark14"/><text:span text:style-name="Default_20_Paragraph_20_Font">VII.</text:span><text:bookmark-end text:name="bookmark14"/></text:h>
      <text:p text:style-name="P4"><text:span text:style-name="Default_20_Paragraph_20_Font"><text:span text:style-name="T2">Nonnulli</text:span></text:span> u<text:span text:style-name="Default_20_Paragraph_20_Font"><text:span text:style-name="T2">ero singulorum morborum numeros dilucide<text:line-break/>pronuntiare volentes non recte scripserunt. Neque<text:line-break/>enim</text:span></text:span> eos <text:span text:style-name="Default_20_Paragraph_20_Font"><text:span text:style-name="T2">numerare sacile suerit, st quis ex eo aegrotan.-<text:line-break/>tium morbum signis con</text:span></text:span>i<text:span text:style-name="Default_20_Paragraph_20_Font"><text:span text:style-name="T2">ectet, quod alter ab altero re<text:line-break/>quadam Asserat, neque eundem esse morbum reputet,<text:line-break/>nisi idem nomen sortiatur. Mihi</text:span></text:span> D<text:span text:style-name="Default_20_Paragraph_20_Font"><text:span text:style-name="T2">ero placet in omni<text:line-break/>arte animum advertere. Etenim quae recte procedunt<text:line-break/>opera, ea quoque singula recte fecere oportet, quae ce-<text:line-break/>le</text:span></text:span>v<text:span text:style-name="Default_20_Paragraph_20_Font"><text:span text:style-name="T2">itatem postulant, ea quoque celer</text:span></text:span>i<text:span text:style-name="Default_20_Paragraph_20_Font"><text:span text:style-name="T2">ter, et quae pure,</text:span></text:span></text:p>
      <text:p text:style-name="P1"><text:span text:style-name="Default_20_Paragraph_20_Font"><text:span text:style-name="T2">pure et quae citra dolorem administrar</text:span></text:span>i <text:span text:style-name="Default_20_Paragraph_20_Font"><text:span text:style-name="T2">desiderant, ea.<text:line-break/>quan</text:span></text:span>i<text:span text:style-name="Default_20_Paragraph_20_Font"><text:span text:style-name="T2">maxime sine dolore fecere; caetera quoque hu</text:span></text:span>j<text:span text:style-name="Default_20_Paragraph_20_Font"><text:span text:style-name="T2">us<text:line-break/>generis omnia aliter quam proximi ad meliorem fer-<text:line-break/>mam reducere oportet. Sed maxime medicum proba-<text:line-break/></text:span></text:span>T<text:span text:style-name="Default_20_Paragraph_20_Font"><text:span text:style-name="T2">ero, qui acutis in morbis, quibus plurimi homines ene-<text:line-break/>cantur, longe melius caeteris fe gerat. Sunt autem hi<text:line-break/>acuti morbi, quos prisci nominarunt pleuritidem, peri-<text:line-break/>pneumoniam, phrcnitidem, lethargum, febrem ardentem<text:line-break/>et quicunque alii morbi ad hos consequuntur, quorum<text:line-break/>febres omnino continuae interficiunt.</text:span></text:span></text:p>
      <text:p text:style-name="P2">Dixit paulo ante Cnidios medicos statim per initia<text:line-break/>de morbis plus quam deceat scripsisse, hi sunt bilis morbi<text:line-break/>septem; ad hunc autem modum ac rursum in partibus<text:line-break/>inferioribus vesicae morbi duodecim, in iisdem quoque<text:line-break/>partibus inferioribus renum morbi quatuor, ac postea<text:line-break/>iterum vesicae morbi stranguriae duodecim , mox etiam-</text:p>
      <text:p text:style-name="P3">num deinceps tetani tres, posteaque interi quatuor, prae-<text:line-break/>terea denique tabes tres. Ad corporum enim varietates,<text:line-break/>quae muItas ob causas immutabuntur , respexerunt, prae-<text:line-break/>termittentes affectuum identitatem perpendere, quemadmo-<text:line-break/>dum accurate perpendit Hippocrates, ad eorum inventio-<text:line-break/>nem methodo usus, qua duntaxat morborum numerum in-<text:line-break/>venire conceditur. Methodus autem ipsa statim per ini-<text:line-break/>tia librorum methodi medendi a nobis demonstrata est.<text:line-break/>Prodita quoque est paucis in libro de elementis secundum<text:line-break/>Hippocratem. Habes etiam nostrum conciso sermone unum<text:line-break/>de morborum differentiis commentarium. Sed nunc dicti-<text:line-break/>ones observandae sunt, is enim explicationis fcopns exi-<text:line-break/>siit. Quod si quis in explicationibus demonstrationes seri-<text:line-break/>psarit, longam orationem conficiens praecipuam (quae cu-<text:line-break/>rationis morborum causa existit) partem praetermittet, quae<text:line-break/>ad maxime letalium morborum curationem praestanti^-<text:line-break/>ma est. Summa quidem praesentis dictionis haec est,<text:line-break/>particularia vero dictionis deinceps explicabo.</text:p>
      <text:h text:style-name="P54" text:outline-level="2">VIII.</text:h>
      <text:p text:style-name="P4"><text:span text:style-name="Default_20_Paragraph_20_Font"><text:span text:style-name="T2">Quum enim nullus communis pestilentis morbi modus po-<text:line-break/>pulariter grassatus suerit, sed sporadici morbi, ac simi-<text:line-break/>les suerint, ab his morbis plures quam ab aliis omni-<text:line-break/>bus moriuntur.</text:span></text:span></text:p>
      <text:p text:style-name="P2">Declarat hac oratione morbos quosdam multis homi-<text:line-break/>nibus uno tempore oboriri, quos, quum perniciosi fuerint,<text:line-break/>pestem appellunt, quum vero mitiores, altera quadam ex-<text:line-break/>plicant appetitione , epidemios vocantes, ut epidemius<text:line-break/>quidem morbus sit, qui quodam tempore aliqua in regione<text:line-break/>vehementius grassatur, pestis vero, epidemia perniciosa.<text:line-break/>Est autem et aliud morborum genus multis commune,<text:line-break/>quod in regione oboritur endemiumque appellatur. His<text:line-break/>autem omnibus opponuntur sporadici morbi, qui aegrotos<text:line-break/>vehementer vexant, non communi consuetudine constan-<text:line-break/>tes. Sed quid est quod ab Hippocrate dicitur: <text:span text:style-name="Default_20_Paragraph_20_Font"><text:span text:style-name="T2">sed suo-<text:line-break/>radici morbi ac similes suerint?</text:span></text:span> Nam contrarium dicen-</text:p>
      <text:p text:style-name="P3">dum erat, <text:span text:style-name="Default_20_Paragraph_20_Font"><text:span text:style-name="T2">et dissimiles eos inter su esse,</text:span></text:span> quod est non simi-<text:line-break/>les, siquidem morborum similitudine et endemium et epi-<text:line-break/>demium et Pestilens judicabatur. <text:span text:style-name="Default_20_Paragraph_20_Font"><text:span text:style-name="T2">D</text:span></text:span>uorum igitur alterum,<text:line-break/>aut meliorem hanc scriptam sententiam augurandum est:<text:line-break/><text:span text:style-name="Default_20_Paragraph_20_Font"><text:span text:style-name="T2">sed morbi sporadici ac non similes fuerint</text:span></text:span>, aut similes eos<text:line-break/>dictos esse censendum, non inter se, sed morbis praedictis,<text:line-break/>hoc est, consuetis, quoniam rarius quidem tum epidemii<text:line-break/>tum pesti Ientes morbi oboriuntur, vocati vero ab eo spo-<text:line-break/>radici srequentius, de quibus et praesens liber ab ipso ha-<text:line-break/>betur, ut et de epidemiis in libris epidemiorum morbo-<text:line-break/>rum , et de endemiis in libro de aquis, aere et locis.<text:line-break/>Nullum autem proprium de peste confecit librum, quo-<text:line-break/>niam ex epidemiis unum esse illam per libros epidemi<text:span text:style-name="Default_20_Paragraph_20_Font"><text:span text:style-name="T2">a-<text:line-break/></text:span></text:span>rum demonstravit.</text:p>
      <text:h text:style-name="Heading_20_2" text:outline-level="2"><text:bookmark-start text:name="bookmark16"/><text:span text:style-name="Default_20_Paragraph_20_Font">IX.</text:span><text:bookmark-end text:name="bookmark16"/></text:h>
      <text:h text:style-name="P60" text:outline-level="2"><text:bookmark-start text:name="bookmark18"/><text:span text:style-name="Default_20_Paragraph_20_Font"><text:span text:style-name="T1">I</text:span></text:span><text:span text:style-name="Default_20_Paragraph_20_Font"><text:span text:style-name="T2">diotae ipsi ur non admodum cognoscunt eos, qui in his<text:line-break/>proximis praestant.</text:span></text:span><text:bookmark-end text:name="bookmark18"/></text:h>
      <text:p text:style-name="P1">Idiotas ait eos non omnino cognoscere medicos, qui<text:line-break/>ad hujusmodi morbos proximis praestant. Quod autem<text:line-break/>acutos dicat, palam est, de quibus ante disseruit.</text:p>
      <text:h text:style-name="Heading_20_2" text:outline-level="2">X.</text:h>
      <text:p text:style-name="P4"><text:span text:style-name="Default_20_Paragraph_20_Font"><text:span text:style-name="T2">Alia</text:span></text:span>c<text:span text:style-name="Default_20_Paragraph_20_Font"><text:span text:style-name="T2">umque curationum magis laudatores aut</text:span></text:span> n<text:span text:style-name="Default_20_Paragraph_20_Font"><text:span text:style-name="T2">ituperato-<text:line-break/>res ex</text:span></text:span>i<text:span text:style-name="Default_20_Paragraph_20_Font"><text:span text:style-name="T2">stunt.</text:span></text:span></text:p>
      <text:p text:style-name="P2">Non consentaneas, neque laudibus dignas curationes<text:line-break/>discernere posse idiotas enunciat, sed alienas magis, pro-<text:line-break/>indeque ipsos neque probe laudare neque vituperare.<text:line-break/>Deinceps tanquam eorum quae protulit demonstratione<text:line-break/>addita haec scribit.</text:p>
      <text:h text:style-name="Heading_20_2" text:outline-level="2">XI.</text:h>
      <text:p text:style-name="P6"><text:span text:style-name="Default_20_Paragraph_20_Font"><text:span text:style-name="T2">Deinde magnum id indicium , quod hi populares hu</text:span></text:span>j<text:span text:style-name="Default_20_Paragraph_20_Font"><text:span text:style-name="T2">us-<text:line-break/>modi morborum intelligentia minime fruantur, ut quos<text:line-break/>studio consequi oportet. Nam qui medici non sunt,</text:span></text:span></text:p>
      <text:p text:style-name="P1"><text:span text:style-name="Default_20_Paragraph_20_Font"><text:span text:style-name="T2">medici esse</text:span></text:span> r<text:span text:style-name="Default_20_Paragraph_20_Font"><text:span text:style-name="T2">identur maxime propter hos morbos. Pa-<text:line-break/>cile est enim nomina, quae apud aegrotos his morbis<text:line-break/>aspectos proferri consueverunt, ed</text:span></text:span>i<text:span text:style-name="Default_20_Paragraph_20_Font"><text:span text:style-name="T2">scere. Si quis enim<text:line-break/>p</text:span></text:span>i<text:span text:style-name="Default_20_Paragraph_20_Font"><text:span text:style-name="T2">sanae cremorem nomina</text:span></text:span>u<text:span text:style-name="Default_20_Paragraph_20_Font"><text:span text:style-name="T2">erit et</text:span></text:span> uni<text:span text:style-name="Default_20_Paragraph_20_Font"><text:span text:style-name="T2">um hoc aut illud<text:line-break/>aut etiam mulsum, haec omnia eadem plebeis tum prae-<text:line-break/>stantiores tum deteriores medici dicere indentur. At<text:line-break/>non ita su res habet, verum in his sane alii ab aliis<text:line-break/>magnopere disserunt.</text:span></text:span></text:p>
      <text:p text:style-name="P2">Quandoquidem hujusmodi materiis ad victus ratio-<text:line-break/>nem spectantibus medici tum praestantiores tum deteriores<text:line-break/>utuntur, propterea quis sit praestantior, haud ab idiotis difcer-<text:line-break/>nitar, qui discernere nequeunt, quinam tempestive ac decenti<text:line-break/>quantitate praesidiorum materias aegrotantibus admini-<text:line-break/>strent et quinam citra haec. Verum Hippocrates hic de-<text:line-break/><text:span text:style-name="Default_20_Paragraph_20_Font"><text:span text:style-name="T2">s</text:span></text:span>cripto fecundo prooemio, a prae<text:span text:style-name="Default_20_Paragraph_20_Font"><text:span text:style-name="T2">s</text:span></text:span>enti oratione confequen-<text:line-break/>tia exorditur.</text:p>
      <text:h text:style-name="P56" text:outline-level="2"><text:bookmark-start text:name="bookmark20"/><text:span text:style-name="Default_20_Paragraph_20_Font">XII.</text:span><text:bookmark-end text:name="bookmark20"/></text:h>
      <text:p text:style-name="P4"><text:span text:style-name="Default_20_Paragraph_20_Font"><text:span text:style-name="T2">Videntur autem mihi scripto digna esse potissimum , quae<text:line-break/>a medicis ignorantur, iis scitu necessaria, et quae<text:line-break/>magnas utilitates aut magnas laesiones adferunt. Quae<text:line-break/>itaque ignorantur, haec sunt. Curnam in acutis mor-<text:line-break/>bis quidam medici totum aevum ptisanas non colatas<text:line-break/>exhibentes traducunt ac . sese medicinam recte facere<text:line-break/>arbitrantur</text:span></text:span> P <text:span text:style-name="Default_20_Paragraph_20_Font"><text:span text:style-name="T2">Quidam vero prae omnibus moliuntur<text:line-break/>ut nullum hordeum aeger devoret (magnae enim lac-<text:line-break/>stonis esse illud existimant), sed cremorem linteo colatum<text:line-break/>exhibent. Quidam praeterea ipsarum neque crassam<text:line-break/>ptisunam, neque cremorem exhibent, et hi quidem quous-<text:line-break/>que ad diem septimum aeger pervenerit, illi autem asii-<text:line-break/>due quoad morbus</text:span></text:span> i<text:span text:style-name="Default_20_Paragraph_20_Font"><text:span text:style-name="T2">udicatus suerit.</text:span></text:span></text:p>
      <text:p text:style-name="P2">Quod a praeceptore propositum est, id sane logicum<text:line-break/>magis esse videbitur , quum nos etiam citra hujusmodi<text:line-break/>speculationes recte mederi possimus. <text:span text:style-name="Default_20_Paragraph_20_Font"><text:span text:style-name="T2">Probe namque mor-</text:span></text:span></text:p>
      <text:p text:style-name="P3"><text:span text:style-name="Default_20_Paragraph_20_Font"><text:span text:style-name="T2">bis mederi ex sac</text:span></text:span>ra<text:span text:style-name="Default_20_Paragraph_20_Font"><text:span text:style-name="T2">ndorum scientia suppetit medicis, </text:span></text:span>non<text:line-break/>ex indagatione causae controversiae inter eos ortae, qui<text:line-break/>pugnantes ipsorum morborum curationes scripserunt. Est<text:line-break/>autem secundum veritatem non solum perutile, verum<text:line-break/>etiam omnium primum quaesitu necessarium, ut progressu<text:line-break/>sermonis sum demonstraturus. Primum enim quod quae-<text:line-break/>stione dignum sit quod proponit et quemadmodum id sol-<text:line-break/>vat , percurrere satius esu Quod igitur quaestione di-<text:line-break/>gnum sit, hinc disces. NuIIam enim de philosophorum<text:line-break/>controversia evidentem habemus coniecturam. Neque enim<text:line-break/>si ortus sit mundus, neque si interiturus, neque si extra<text:line-break/>ipsum non sit vanum, neque si immensus, neque si is fo-<text:line-break/>Ius unus fit, neque si plures, neque quot numero, si plu-<text:line-break/>res, neque si horum multitudo incomprehensibilis sit aut<text:line-break/>infinita , manifesta conjectura dari potest. Si vero et ali-<text:line-break/>orum multorum, quae in philo<text:span text:style-name="Default_20_Paragraph_20_Font"><text:span text:style-name="T2">s</text:span></text:span>ophia quaeruntur, non-<text:line-break/>nulla quidem judicare prorsus non possumus, quaedam<text:line-break/>vero non sine multa contemplatione. Verum de aegros<text:line-break/>iuvantibus vel laedentibus non simili modo fe res ha-</text:p>
      <text:p text:style-name="P3">bet. Nam ad ipsa invenienda longo opus est tempore<text:line-break/>vlroque supra vulgus excelIente; quae tamen sese reperisse<text:line-break/>quidam profitentur, ea faciIem habere judicationem vide-<text:line-break/>buntusu Si namque aegris ad ibita profuerint , ipsa Iau-<text:line-break/>dare oportet estque admittere, si vero laeserint, et vitare<text:line-break/>et rejicere, quae vero nihil ad praesidium aut laesionem<text:line-break/>commemorandum attulerint, sub neutris comprehendere.<text:line-break/>Sed et medicos ab evidenter laedentibus abhorrere <text:span text:style-name="Default_20_Paragraph_20_Font"><text:span text:style-name="T2">opor-<text:line-break/>tet.</text:span></text:span> Ergo quae paucum quidem sortiuntur dissidium, ni-<text:line-break/>hi I mirum ipsis eos immorari, qui quovis modo ab initio<text:line-break/>observarunt. Quae vero multopere ita dissederunt, ut ab<text:line-break/>aliis quidem probentur, a nonnullis vero rejiciantur , in<text:line-break/>his eos quisque admirari poterit, aut qui magnopere lae.-<text:line-break/>dentis probant, aut eos qui vere jnvantia improbant.<text:line-break/>Id ipsum sane est, quod nunc ab Hippocrate particulari<text:line-break/>uno exemplo proponitur. Dictum autem tum id, tum<text:line-break/>ipsius solutio ab Erasistrato in primo libro de febribus et<text:line-break/>paucis et manifestis, IIippocratem plane fequuto. Quum</text:p>
      <text:p text:style-name="P3">enim percurrit in praedicto libro tum eos, qui maxime<text:line-break/>contrarium febricitantibus victum praescribunt, tum eos,<text:line-break/>qui longis inediis aegros conficiunt atque Petrouam , qui<text:line-break/>tum carnes tum vinum exhibebat, deindt^ad verbum ita<text:line-break/>loquitur: l<text:span text:style-name="Default_20_Paragraph_20_Font"><text:span text:style-name="T2">n multis igitur maximas plagas incurrebant,<text:line-break/>st autem omnibus male cederet febricitantibus haec cura-<text:line-break/>tionis ratio, qui ita curabant, a curatione discessissent,<text:line-break/>sed, ut videtur, non febribus omnibus opem fert idem cu-<text:line-break/>rationis modus.</text:span></text:span> Laudandi itaque cum Era intratus tum<text:line-break/>alii, qui quaestionem hanc proposuerunt soIutionemque<text:line-break/>scripserunt. Laudandus quoque qui primus eam propo-<text:line-break/>suit. Sciendum quoque, hanc quaestionem non magis de<text:line-break/>acutis morbis quam de caeteris omnibus proponi solvi-<text:line-break/>que. Responsio namque de omnibus communis est. Non<text:line-break/>enim de acutis solum, verum etiam de caeteris morbis<text:line-break/>in curatione dissentanei suerunt medici , ob idque diu<text:line-break/>singuli <text:span text:style-name="Default_20_Paragraph_20_Font"><text:span text:style-name="T2">s</text:span></text:span>uis in victus regulis permanent, quod qu<text:span text:style-name="Default_20_Paragraph_20_Font"><text:span text:style-name="T2">o</text:span></text:span>sdam ab</text:p>
      <text:p text:style-name="P3">his dilucide juvari conspiciant. In caeteris autem, qui<text:line-break/>nihilo juvantur, fortassis quidem et clanculum aliquid<text:line-break/>aegros deliquisse suspicantur; enimvero ut retulit et ipse<text:line-break/>Hippocrates in libro de fracturis, de iis qui fracturas cum<text:line-break/>vulnere prave deligant, ob idque laedunt (<text:span text:style-name="Default_20_Paragraph_20_Font"><text:span text:style-name="T2">non enim</text:span></text:span>, ait,<text:line-break/><text:span text:style-name="Default_20_Paragraph_20_Font"><text:span text:style-name="T2">deligationem causam esse ex</text:span></text:span>i<text:span text:style-name="Default_20_Paragraph_20_Font"><text:span text:style-name="T2">stimant, sed aliud quoddam<text:line-break/>infortunium</text:span></text:span>) sic et eos in victus ratione opinari par est.<text:line-break/>Quod autem prae<text:span text:style-name="Default_20_Paragraph_20_Font"><text:span text:style-name="T2">s</text:span></text:span>enti in oratione recensuit H<text:span text:style-name="Default_20_Paragraph_20_Font"><text:span text:style-name="T2">ippocrates,<text:line-break/></text:span></text:span>manifestum est, si quis ipsam apud se mente revolvens bis<text:line-break/>torque legerit. Nam ex particulari exemplo communem<text:line-break/>doceri sermonem comperiet, quem et universalem vocare<text:line-break/>consueverunt non philosophi duntaxat, verum etiam prope<text:line-break/>omnes rationalium artium periti. Erasistratus quidem<text:line-break/>maxime contrarias meminit victus rationes, Hippocrates<text:line-break/>vero absurdis praetermissis ad moderatiores se contulit.<text:line-break/>Absurdae enim revera sunt tum quae per enecantem ine-<text:line-break/>diam summam , tum quae per repletionem immoderatam<text:line-break/>fiunt, qua Petronas utebatur. Inter has moderatae, qua-</text:p>
      <text:p text:style-name="P3">rum meminit Hippocrates, in acutis morbis ab insigni-<text:line-break/>bus medicis praescribuntur. NonnuIli etenim hordeaceam<text:line-break/>quidem ptisanam in his administrant, nonnulli vero dun-<text:line-break/>taxat cremorem; quidam neque h<text:span text:style-name="Default_20_Paragraph_20_Font"><text:span text:style-name="T2">u</text:span></text:span>nc (in acutis morbis<text:line-break/>ante crisin quidam solam aquam propinant) quoad tuor-<text:line-break/>bus judicatus sit Interea pro victu solos potus exhibent,<text:line-break/>tum aquam, tum mulsam et si opus suerit oxymeI. Ita-<text:line-break/>que controversiae causa est, quam ipse Hippocrates dein-<text:line-break/>ceps producturus est, eamque ab Erasistrato in primo de<text:line-break/>febribus libro enunciari probe asserebam. Est autem ea,<text:line-break/>quod quidam solo ptisanae cremore indigeant, quidam<text:line-break/>vero hordeacea ptisana et nonnuIIi horum neutro , sed<text:line-break/>potibus solis ad crisin usque prospere serventur. Demon-<text:line-break/>Ilrabit autem in sequentibus, qui sint, qui hordeacea pli-<text:line-break/>sana et qui <text:span text:style-name="Default_20_Paragraph_20_Font"><text:span text:style-name="T2">s</text:span></text:span>olo ptisanae cremore et qui horum neutro<text:line-break/>indigent.</text:p>
      <text:h text:style-name="P54" text:outline-level="2">XHI.</text:h>
      <text:p text:style-name="P4">It<text:span text:style-name="Default_20_Paragraph_20_Font"><text:span text:style-name="T2">aque . hu</text:span></text:span>j<text:span text:style-name="Default_20_Paragraph_20_Font"><text:span text:style-name="T2">u</text:span></text:span>s<text:span text:style-name="Default_20_Paragraph_20_Font"><text:span text:style-name="T2">mod</text:span></text:span>i <text:span text:style-name="Default_20_Paragraph_20_Font"><text:span text:style-name="T2">quaest</text:span></text:span>i<text:span text:style-name="Default_20_Paragraph_20_Font"><text:span text:style-name="T2">one</text:span></text:span>s. <text:span text:style-name="Default_20_Paragraph_20_Font"><text:span text:style-name="T2">prop</text:span></text:span>o<text:span text:style-name="Default_20_Paragraph_20_Font"><text:span text:style-name="T2">nere non admodum<text:line-break/></text:span></text:span>m<text:span text:style-name="Default_20_Paragraph_20_Font"><text:span text:style-name="T2">ed</text:span></text:span>i<text:span text:style-name="Default_20_Paragraph_20_Font"><text:span text:style-name="T2">ci consueverunt, neque vero</text:span></text:span> p<text:span text:style-name="Default_20_Paragraph_20_Font"><text:span text:style-name="T2">or</text:span></text:span>t<text:span text:style-name="Default_20_Paragraph_20_Font"><text:span text:style-name="T2">ast</text:span></text:span>is <text:span text:style-name="Default_20_Paragraph_20_Font"><text:span text:style-name="T2">si proponan-<text:line-break/></text:span></text:span>t<text:span text:style-name="Default_20_Paragraph_20_Font"><text:span text:style-name="T2">ur, solu</text:span></text:span>t<text:span text:style-name="Default_20_Paragraph_20_Font"><text:span text:style-name="T2">ae co</text:span></text:span>m<text:span text:style-name="Default_20_Paragraph_20_Font"><text:span text:style-name="T2">per</text:span></text:span>i<text:span text:style-name="Default_20_Paragraph_20_Font"><text:span text:style-name="T2">untur.</text:span></text:span></text:p>
      <text:p text:style-name="P2">Quod primus praeceptor sit, qui quaestionem hanc<text:line-break/>proposuerit ac solverit, hac dictione innotescit, neque<text:line-break/>enim, inquit, tales quaestiones proponi a medicis consue-<text:line-break/>verunt. Quod si eas aliquis proposuerit, fortassis folutio-<text:line-break/>nem-non comperiet.</text:p>
      <text:h text:style-name="Heading_20_2" text:outline-level="2">xlU.</text:h>
      <text:p text:style-name="P4"><text:span text:style-name="Default_20_Paragraph_20_Font"><text:span text:style-name="T2">Ac pro</text:span></text:span>i<text:span text:style-name="Default_20_Paragraph_20_Font"><text:span text:style-name="T2">nde calu</text:span></text:span>m<text:span text:style-name="Default_20_Paragraph_20_Font"><text:span text:style-name="T2">n</text:span></text:span>i<text:span text:style-name="Default_20_Paragraph_20_Font"><text:span text:style-name="T2">a</text:span></text:span>m <text:span text:style-name="Default_20_Paragraph_20_Font"><text:span text:style-name="T2">adeo</text:span></text:span> m<text:span text:style-name="Default_20_Paragraph_20_Font"><text:span text:style-name="T2">agnam pati</text:span></text:span>t<text:span text:style-name="Default_20_Paragraph_20_Font"><text:span text:style-name="T2">ur apud vul-<text:line-break/>gu</text:span></text:span>s <text:span text:style-name="Default_20_Paragraph_20_Font"><text:span text:style-name="T2">ar</text:span></text:span>s <text:span text:style-name="Default_20_Paragraph_20_Font"><text:span text:style-name="T2">t</text:span></text:span>ot<text:span text:style-name="Default_20_Paragraph_20_Font"><text:span text:style-name="T2">a, u</text:span></text:span>t <text:span text:style-name="Default_20_Paragraph_20_Font"><text:span text:style-name="T2">nulla omn</text:span></text:span>i<text:span text:style-name="Default_20_Paragraph_20_Font"><text:span text:style-name="T2">n</text:span></text:span>o <text:span text:style-name="Default_20_Paragraph_20_Font"><text:span text:style-name="T2">ar</text:span></text:span>s m<text:span text:style-name="Default_20_Paragraph_20_Font"><text:span text:style-name="T2">ed</text:span></text:span>i<text:span text:style-name="Default_20_Paragraph_20_Font"><text:span text:style-name="T2">ca esce ex</text:span></text:span>istis<text:line-break/><text:span text:style-name="Default_20_Paragraph_20_Font"><text:span text:style-name="T2">me</text:span></text:span>t<text:span text:style-name="Default_20_Paragraph_20_Font"><text:span text:style-name="T2">ur.</text:span></text:span></text:p>
      <text:p text:style-name="P2">Hoc quoque textu ex particulari exemplo rem quan-<text:line-break/>dam universalem edocet. Primum quidem, quod quale-</text:p>
      <text:p text:style-name="P3">cunque vitae institutum sectantium dissensio justam igno-<text:line-break/>rantiae suspicionem prodat, fecundo contra consensus ju-<text:line-break/>stam magna m que scientiae .fiduciam ostendat, quod nitui-<text:line-break/>rum linearibus <text:span text:style-name="Default_20_Paragraph_20_Font"><text:span text:style-name="T2">mathema</text:span></text:span>ti<text:span text:style-name="Default_20_Paragraph_20_Font"><text:span text:style-name="T2">c</text:span></text:span>o<text:span text:style-name="Default_20_Paragraph_20_Font"><text:span text:style-name="T2">rum</text:span></text:span> demonstrationibus magno-<text:line-break/>pero contulit. Non enim discipulis solum persuadent,<text:line-break/>verum etiam apud vulgus tanquam verissimae disciplinae<text:line-break/>aestimationem consequuntur, Linearibus igitur <text:span text:style-name="Default_20_Paragraph_20_Font"><text:span text:style-name="T2">ma</text:span></text:span>t<text:span text:style-name="Default_20_Paragraph_20_Font"><text:span text:style-name="T2">he</text:span></text:span>m<text:span text:style-name="Default_20_Paragraph_20_Font"><text:span text:style-name="T2">a-<text:line-break/>tu</text:span></text:span>t<text:span text:style-name="Default_20_Paragraph_20_Font"><text:span text:style-name="T2">orum</text:span></text:span> demonstrationibus usos esse ait, qui. manifeste ali-<text:line-break/>quid et citra quamvis ambiguitatem demonstraverunt.<text:line-break/>Verum disceptationis rationem diligenter in sequenti ora-<text:line-break/>tione prusequitur.</text:p>
      <text:h text:style-name="Heading_20_2" text:outline-level="2">XV</text:h>
      <text:p text:style-name="P4"><text:span text:style-name="Default_20_Paragraph_20_Font"><text:span text:style-name="T2">Quare acut</text:span></text:span>i<text:span text:style-name="Default_20_Paragraph_20_Font"><text:span text:style-name="T2">ssimis</text:span></text:span> i<text:span text:style-name="Default_20_Paragraph_20_Font"><text:span text:style-name="T2">n m</text:span></text:span>o<text:span text:style-name="Default_20_Paragraph_20_Font"><text:span text:style-name="T2">rb</text:span></text:span>i<text:span text:style-name="Default_20_Paragraph_20_Font"><text:span text:style-name="T2">s tan</text:span></text:span>to<text:span text:style-name="Default_20_Paragraph_20_Font"><text:span text:style-name="T2">pere dissent</text:span></text:span>i<text:span text:style-name="Default_20_Paragraph_20_Font"><text:span text:style-name="T2">unt</text:span></text:span> i<text:span text:style-name="Default_20_Paragraph_20_Font"><text:span text:style-name="T2">n</text:span></text:span>t<text:span text:style-name="Default_20_Paragraph_20_Font"><text:span text:style-name="T2">er<text:line-break/>se ar</text:span></text:span>t<text:span text:style-name="Default_20_Paragraph_20_Font"><text:span text:style-name="T2">ifices, ut quae alter exh</text:span></text:span>i<text:span text:style-name="Default_20_Paragraph_20_Font"><text:span text:style-name="T2">be</text:span></text:span>t, <text:span text:style-name="Default_20_Paragraph_20_Font"><text:span text:style-name="T2">op</text:span></text:span>ti<text:span text:style-name="Default_20_Paragraph_20_Font"><text:span text:style-name="T2">ma esse ex</text:span></text:span>isti—<text:line-break/><text:span text:style-name="Default_20_Paragraph_20_Font"><text:span text:style-name="T2">mans, ea mala</text:span></text:span> j<text:span text:style-name="Default_20_Paragraph_20_Font"><text:span text:style-name="T2">am a</text:span></text:span>lt<text:span text:style-name="Default_20_Paragraph_20_Font"><text:span text:style-name="T2">er esce augure</text:span></text:span>t<text:span text:style-name="Default_20_Paragraph_20_Font"><text:span text:style-name="T2">ur, Ac fere</text:span></text:span> o<text:span text:style-name="Default_20_Paragraph_20_Font"><text:span text:style-name="T2">b<text:line-break/></text:span></text:span>i<text:span text:style-name="Default_20_Paragraph_20_Font"><text:span text:style-name="T2">d arte</text:span></text:span>m <text:span text:style-name="Default_20_Paragraph_20_Font"><text:span text:style-name="T2">vaticination</text:span></text:span>i <text:span text:style-name="Default_20_Paragraph_20_Font"><text:span text:style-name="T2">similem esse d</text:span></text:span>i<text:span text:style-name="Default_20_Paragraph_20_Font"><text:span text:style-name="T2">xer</text:span></text:span>i<text:span text:style-name="Default_20_Paragraph_20_Font"><text:span text:style-name="T2">nt. Qu</text:span></text:span>o<text:span text:style-name="Default_20_Paragraph_20_Font"><text:span text:style-name="T2">n</text:span></text:span>i<text:span text:style-name="Default_20_Paragraph_20_Font"><text:span text:style-name="T2">am<text:line-break/>et augures eunde</text:span></text:span>m <text:span text:style-name="Default_20_Paragraph_20_Font"><text:span text:style-name="T2">al</text:span></text:span>i<text:span text:style-name="Default_20_Paragraph_20_Font"><text:span text:style-name="T2">tem, si sin</text:span></text:span>i<text:span text:style-name="Default_20_Paragraph_20_Font"><text:span text:style-name="T2">ster quidem apparea</text:span></text:span>t,<text:line-break/><text:span text:style-name="Default_20_Paragraph_20_Font"><text:span text:style-name="T2">b</text:span></text:span>o<text:span text:style-name="Default_20_Paragraph_20_Font"><text:span text:style-name="T2">num esse augurantur, si per</text:span></text:span>o <text:span text:style-name="Default_20_Paragraph_20_Font"><text:span text:style-name="T2">dex</text:span></text:span>t<text:span text:style-name="Default_20_Paragraph_20_Font"><text:span text:style-name="T2">er, malum. sed</text:span></text:span></text:p>
      <text:p text:style-name="P3"><text:span text:style-name="Default_20_Paragraph_20_Font"><text:span text:style-name="T2">e</text:span></text:span>t i<text:span text:style-name="Default_20_Paragraph_20_Font"><text:span text:style-name="T2">n haruspic</text:span></text:span>i<text:span text:style-name="Default_20_Paragraph_20_Font"><text:span text:style-name="T2">na ta</text:span></text:span>li<text:span text:style-name="Default_20_Paragraph_20_Font"><text:span text:style-name="T2">a sun</text:span></text:span>t, <text:span text:style-name="Default_20_Paragraph_20_Font"><text:span text:style-name="T2">a</text:span></text:span>li<text:span text:style-name="Default_20_Paragraph_20_Font"><text:span text:style-name="T2">a in al</text:span></text:span>us. F<text:span text:style-name="Default_20_Paragraph_20_Font"><text:span text:style-name="T2">erum va-<text:line-break/>t</text:span></text:span>i<text:span text:style-name="Default_20_Paragraph_20_Font"><text:span text:style-name="T2">c</text:span></text:span>i<text:span text:style-name="Default_20_Paragraph_20_Font"><text:span text:style-name="T2">nant</text:span></text:span>m<text:span text:style-name="Default_20_Paragraph_20_Font"><text:span text:style-name="T2">m n</text:span></text:span>o<text:span text:style-name="Default_20_Paragraph_20_Font"><text:span text:style-name="T2">nnull</text:span></text:span>i <text:span text:style-name="Default_20_Paragraph_20_Font"><text:span text:style-name="T2">hi</text:span></text:span>s <text:span text:style-name="Default_20_Paragraph_20_Font"><text:span text:style-name="T2">con</text:span></text:span>t<text:span text:style-name="Default_20_Paragraph_20_Font"><text:span text:style-name="T2">rar</text:span></text:span>i<text:span text:style-name="Default_20_Paragraph_20_Font"><text:span text:style-name="T2">a</text:span></text:span> sentiunt. <text:span text:style-name="Default_20_Paragraph_20_Font"><text:span text:style-name="T2">D</text:span></text:span>i<text:span text:style-name="Default_20_Paragraph_20_Font"><text:span text:style-name="T2">c</text:span></text:span>o <text:span text:style-name="Default_20_Paragraph_20_Font"><text:span text:style-name="T2">ver</text:span></text:span>o<text:line-break/><text:span text:style-name="Default_20_Paragraph_20_Font"><text:span text:style-name="T2">spec</text:span></text:span>ul<text:span text:style-name="Default_20_Paragraph_20_Font"><text:span text:style-name="T2">a</text:span></text:span>t<text:span text:style-name="Default_20_Paragraph_20_Font"><text:span text:style-name="T2">i</text:span></text:span>o<text:span text:style-name="Default_20_Paragraph_20_Font"><text:span text:style-name="T2">ne</text:span></text:span>m <text:span text:style-name="Default_20_Paragraph_20_Font"><text:span text:style-name="T2">hanc esse tum pulcherr</text:span></text:span>i<text:span text:style-name="Default_20_Paragraph_20_Font"><text:span text:style-name="T2">mam tum plur</text:span></text:span>i-<text:line-break/><text:span text:style-name="Default_20_Paragraph_20_Font"><text:span text:style-name="T2">m</text:span></text:span>is <text:span text:style-name="Default_20_Paragraph_20_Font"><text:span text:style-name="T2">ac</text:span></text:span> m<text:span text:style-name="Default_20_Paragraph_20_Font"><text:span text:style-name="T2">ax</text:span></text:span>im<text:span text:style-name="Default_20_Paragraph_20_Font"><text:span text:style-name="T2">e</text:span></text:span> i<text:span text:style-name="Default_20_Paragraph_20_Font"><text:span text:style-name="T2">n arte co</text:span></text:span>m<text:span text:style-name="Default_20_Paragraph_20_Font"><text:span text:style-name="T2">mod</text:span></text:span>is <text:span text:style-name="Default_20_Paragraph_20_Font"><text:span text:style-name="T2">cognatam.</text:span></text:span></text:p>
      <text:p text:style-name="P2">Vaticinandi scientiam appellavit auguralem disciplinam,<text:line-break/>haruspicinam vero immolandi artem a multis vocatam,<text:line-break/>quam vere alii prisci etiam haruspicinam vocant, quoniam<text:line-break/>qui hostias intuentur, ac in iis scientiis versati <text:span text:style-name="Default_20_Paragraph_20_Font"><text:span text:style-name="T2">t</text:span></text:span>um, ex<text:line-break/>ipsis ventura praenunciant. Hostias anteus scimus nomi-<text:line-break/>nari omnia, quae diis ad honorem offeruntur, quales sunt<text:line-break/>quae immolantur victimae, quarum exta inspicientes ha-<text:line-break/>respices praedicunt. Eos vero qui ex avium volatu vati-<text:line-break/>eluantur, . quos augures et auspices appellant, hos nunc<text:line-break/>vates appellavit Hippocrates, quanquam vatis nomen et<text:line-break/>vaticinationis de omnibus ita praedicentibus artibus pro-<text:line-break/>fertur. Vates namque vocantur et haruspices et augures<text:line-break/>et qui appellantur genethliaci et qui per nota<text:span text:style-name="Default_20_Paragraph_20_Font"><text:span text:style-name="T2">e</text:span></text:span> et victi-</text:p>
      <text:p text:style-name="P3">mas futura praedicunt, praeterea et fatidici et divini va-<text:line-break/>tes. Nonnulli etiam somniorum interpretes a posita vo-<text:line-break/>catos, inter vaticinatores collocant. Verum ipfe declarat<text:line-break/>Hippocrates, fe folos haruspices appellare vates, poetae<text:line-break/>ratione simili. Is namque in plerisque fui poematis par-<text:line-break/>tibus haruspicinam artem venturorum praenotionem esse<text:line-break/>demonstrans, simili modo in primi Iliados exordio con-<text:line-break/>cinit:</text:p>
      <text:p text:style-name="Normal"><text:span text:style-name="Default_20_Paragraph_20_Font"><text:span text:style-name="T2">.Ergo age quis vate</text:span></text:span>s <text:span text:style-name="Default_20_Paragraph_20_Font"><text:span text:style-name="T2">vel haruspex vera r</text:span></text:span>o<text:span text:style-name="Default_20_Paragraph_20_Font"><text:span text:style-name="T2">ge</text:span></text:span>t<text:span text:style-name="Default_20_Paragraph_20_Font"><text:span text:style-name="T2">ur,<text:line-break/>s</text:span></text:span>o<text:span text:style-name="Default_20_Paragraph_20_Font"><text:span text:style-name="T2">mn</text:span></text:span>i<text:span text:style-name="Default_20_Paragraph_20_Font"><text:span text:style-name="T2">a vel pr</text:span></text:span>o<text:span text:style-name="Default_20_Paragraph_20_Font"><text:span text:style-name="T2">dens, etenim ab</text:span></text:span> f<text:span text:style-name="Default_20_Paragraph_20_Font"><text:span text:style-name="T2">ove so</text:span></text:span>m<text:span text:style-name="Default_20_Paragraph_20_Font"><text:span text:style-name="T2">n</text:span></text:span>i<text:span text:style-name="Default_20_Paragraph_20_Font"><text:span text:style-name="T2">a manant.</text:span></text:span></text:p>
      <text:p text:style-name="Normal">Vatem quidem nominat haruspicem ; scmniorum vero in-<text:line-break/>terpretem eum qui circa somnia ver<text:span text:style-name="Default_20_Paragraph_20_Font"><text:span text:style-name="T2">t</text:span></text:span>atur, vatem autem<text:line-break/>omnino augurem. Non enim sime ad res maximas in<text:line-break/>multis suae poeseos locis ipsum praetermisit, quum etiam<text:line-break/>augurandi arte utitur. Sed fortassis haec et quam deceat<text:line-break/>plura de vatis appellatione a nobis dicta funt, ad id au-<text:line-break/>tem quod disseritur jam transeundi tempus esu Quod<text:line-break/>enim profert ejusmodi esu Qui vaticinandi artes pro<text:span text:style-name="Default_20_Paragraph_20_Font"><text:span text:style-name="T2">t</text:span></text:span>e-</text:p>
      <text:p text:style-name="P3">quuntur, in particularibus multis nihil minus quam me-<text:line-break/>diei dissentiunt. Vidi equidem nonnunquam augures his<text:line-break/>in ipsis volatibus, quos dextros et sinistros memoravit<text:line-break/>Hippocrates, dissidentes. Alter quidem ip<text:span text:style-name="Default_20_Paragraph_20_Font"><text:span text:style-name="T2">s</text:span></text:span>orum erat Arabs,<text:line-break/>alter vero Graecus ex Afia nostra. Arabs quidem .dicebat<text:line-break/>dextrum alitem laborantes mulieres fer vare, sinistrum au-<text:line-break/>tem viros: Asiaticus vero dextrum alitem in viris aegro-<text:line-break/>l<text:span text:style-name="Default_20_Paragraph_20_Font"><text:span text:style-name="T2">e</text:span></text:span>ntibus apparentem interrogantibus ipsis, si servarentur,<text:line-break/>astruere interrogationem, sinistrum vero denegare recen-<text:line-break/>febat. Eos igitur interrogabam, si quomodocunque volan-<text:line-break/>tem aut dextrum aut sinistrum alitem eandem <text:span text:style-name="Default_20_Paragraph_20_Font"><text:span text:style-name="T2">auguralem<text:line-break/></text:span></text:span>sortiri facultatem dicerent, nibilque differre autumarent,<text:line-break/>si aut celsissimus <text:span text:style-name="Default_20_Paragraph_20_Font"><text:span text:style-name="T2">volando</text:span></text:span> sit, aut terrae propinquissimus,<text:line-break/>aut intermedius. Quod si intermedius, an propius <text:span text:style-name="Default_20_Paragraph_20_Font"><text:span text:style-name="T2">reg</text:span></text:span>i-<text:line-break/><text:span text:style-name="Default_20_Paragraph_20_Font"><text:span text:style-name="T2">onem</text:span></text:span> celsissimam, an infimam, vel inter has mediatu<text:span text:style-name="Default_20_Paragraph_20_Font"><text:span text:style-name="T2">r</text:span></text:span> Eo-<text:line-break/>dem .modo tum de propinqua; tum de remota alitis di-<text:line-break/>stantia interrogabam , utrum in his nihil discreparet.<text:line-break/>Arabs itaque quomodocunque se<text:span text:style-name="Default_20_Paragraph_20_Font"><text:span text:style-name="T2">t</text:span></text:span>e haberet in altitudinem</text:p>
      <text:p text:style-name="P3">aut longitudinem aut latitudinem distantia nihil interesse<text:line-break/>respondebat. Graecus autem de <text:span text:style-name="Default_20_Paragraph_20_Font"><text:span text:style-name="T2">volatu</text:span></text:span> commoderato dex-<text:line-break/>tro ac sinistro distinguebat dicebatque ab auguribus haec<text:line-break/>scripta esse ; immode<text:span text:style-name="Default_20_Paragraph_20_Font"><text:span text:style-name="T2">r</text:span></text:span>atas vero distantias moderate se ha-<text:line-break/>flentibus esse contrarias testesque sibi Appolletis, Athenaei,<text:line-break/>Chaeremonis , Artemidori Phocae et quorundam aliorum<text:line-break/>clarorum ^augurum libros prodebat. Agnovi sane Ara-<text:line-break/>bem indistinctum, Graecum vero tum distinctum tum arti-<text:line-break/>ficem esse. Nani artis praeceptorum judicium per expe-<text:line-break/>rientiam habentis dissidentia ex distincta et indistincta re<text:line-break/>oritur. Idque ab Hippocrate edoctus, Graecum de avium<text:line-break/>volatu artis peritiorem sententiam ferre jndicavi; ex abun-<text:line-break/>dantia vero celebratissimus augurum testes adducens, ad-<text:line-break/>huc magis fide dignus erat. Quum vero etiam Arabs<text:line-break/>plurimos aegrotantium, quibus vera praedixerat, testes<text:line-break/>citaret, succedentis in plurimum eventi subscquuti causam<text:line-break/>ipsi pronunciavi. Si enim <text:span text:style-name="Default_20_Paragraph_20_Font"><text:span text:style-name="T2">ale</text:span></text:span>s dexter moderatus viros<text:line-break/>fervet, immoderatus vero foeminas, sint autem permulti</text:p>
      <text:p text:style-name="P3">quidem immoderati, unus autem duntaxat moderatus, jure<text:line-break/>quidem plerisque successit, paucis vero praeter spem fuc-<text:line-break/>cessit. Graecus autum augur et alias quasdam adlicieba<text:span text:style-name="Default_20_Paragraph_20_Font"><text:span text:style-name="T2">t<text:line-break/></text:span></text:span>distinctiones, quibus etiamsi dexter immoderatus sit, inter-<text:line-break/>dum tamen virum salvum <text:span text:style-name="Default_20_Paragraph_20_Font"><text:span text:style-name="T2">o</text:span></text:span>ra<text:span text:style-name="Default_20_Paragraph_20_Font"><text:span text:style-name="T2">t</text:span></text:span>urum declarabit. Nam<text:line-break/>cinaedum et muliebre munus obeuntem, veluti et lauifi-<text:line-break/>cum, mulierum forma fervori dicebat ac . rursum id ah<text:line-break/>optimis auguribus scriptum demonstrabat. His etiamnum<text:line-break/>quasdam adliciebat distinctiones, in quibus Arabs nihil<text:line-break/>intelligere videbatur. Haec autem a me dicta funt pro-<text:line-break/>pter sequentem <text:span text:style-name="Default_20_Paragraph_20_Font"><text:span text:style-name="T2">s</text:span></text:span>ententiam, quam nemo convenienter ex-<text:line-break/>posuit, quemadmodum neque eam quae ante scripta est,<text:line-break/>ubi ait: <text:span text:style-name="Default_20_Paragraph_20_Font"><text:span text:style-name="T2">quaesi</text:span></text:span>i<text:span text:style-name="Default_20_Paragraph_20_Font"><text:span text:style-name="T2">ones</text:span></text:span>t <text:span text:style-name="Default_20_Paragraph_20_Font"><text:span text:style-name="T2">sane hu</text:span></text:span>j<text:span text:style-name="Default_20_Paragraph_20_Font"><text:span text:style-name="T2">us</text:span></text:span>mo<text:span text:style-name="Default_20_Paragraph_20_Font"><text:span text:style-name="T2">d</text:span></text:span>i <text:span text:style-name="Default_20_Paragraph_20_Font"><text:span text:style-name="T2">proponere</text:span></text:span> m<text:span text:style-name="Default_20_Paragraph_20_Font"><text:span text:style-name="T2">ed</text:span></text:span>icis<text:line-break/><text:span text:style-name="Default_20_Paragraph_20_Font"><text:span text:style-name="T2">haud c</text:span></text:span>o<text:span text:style-name="Default_20_Paragraph_20_Font"><text:span text:style-name="T2">nsue</text:span></text:span>t<text:span text:style-name="Default_20_Paragraph_20_Font"><text:span text:style-name="T2">um est, neque sa</text:span></text:span>lt<text:span text:style-name="Default_20_Paragraph_20_Font"><text:span text:style-name="T2">ast</text:span></text:span>i<text:span text:style-name="Default_20_Paragraph_20_Font"><text:span text:style-name="T2">s si pr</text:span></text:span>o<text:span text:style-name="Default_20_Paragraph_20_Font"><text:span text:style-name="T2">ponan</text:span></text:span>t<text:span text:style-name="Default_20_Paragraph_20_Font"><text:span text:style-name="T2">ur, solutae<text:line-break/>reper</text:span></text:span>i<text:span text:style-name="Default_20_Paragraph_20_Font"><text:span text:style-name="T2">un</text:span></text:span>t<text:span text:style-name="Default_20_Paragraph_20_Font"><text:span text:style-name="T2">ur. </text:span></text:span>Eo namque brevi dicente, <text:span text:style-name="Default_20_Paragraph_20_Font"><text:span text:style-name="T2">tal</text:span></text:span>i<text:span text:style-name="Default_20_Paragraph_20_Font"><text:span text:style-name="T2">a</text:span></text:span>, quod est,<text:line-break/>quae ita dissident, quidam de ptisana sula non recte intel-<text:line-break/>lexerunt; nonnulli autem paulo his meliuscule de acuto-<text:line-break/>rum victu, alii de omni simpliciter victu, alii vero de</text:p>
      <text:p text:style-name="P3">curatione universa, prioribus quidem melius, fed neque<text:line-break/>adhuc absolute. Cau<text:span text:style-name="Default_20_Paragraph_20_Font"><text:span text:style-name="T2">t</text:span></text:span>am enim, ut dixi, totius dissidii<text:line-break/>quaesivit Hippocrates in omni arte, quae experimentis<text:line-break/>judicari possit. Quod autem id ita habeat, sequenti ora-<text:line-break/>tione dilucide disices.</text:p>
      <text:h text:style-name="Heading_20_2" text:outline-level="2">XVI.</text:h>
      <text:p text:style-name="P4"><text:span text:style-name="Default_20_Paragraph_20_Font"><text:span text:style-name="T2">E</text:span></text:span>t<text:span text:style-name="Default_20_Paragraph_20_Font"><text:span text:style-name="T2">en</text:span></text:span>i<text:span text:style-name="Default_20_Paragraph_20_Font"><text:span text:style-name="T2">m aegro</text:span></text:span>t<text:span text:style-name="Default_20_Paragraph_20_Font"><text:span text:style-name="T2">ant</text:span></text:span>i<text:span text:style-name="Default_20_Paragraph_20_Font"><text:span text:style-name="T2">bu</text:span></text:span>s <text:span text:style-name="Default_20_Paragraph_20_Font"><text:span text:style-name="T2">omn</text:span></text:span>i<text:span text:style-name="Default_20_Paragraph_20_Font"><text:span text:style-name="T2">bu</text:span></text:span>s <text:span text:style-name="Default_20_Paragraph_20_Font"><text:span text:style-name="T2">ad san</text:span></text:span>it<text:span text:style-name="Default_20_Paragraph_20_Font"><text:span text:style-name="T2">atem</text:span></text:span> restituendam<text:line-break/>m<text:span text:style-name="Default_20_Paragraph_20_Font"><text:span text:style-name="T2">agnum qu</text:span></text:span>i<text:span text:style-name="Default_20_Paragraph_20_Font"><text:span text:style-name="T2">pp</text:span></text:span>i<text:span text:style-name="Default_20_Paragraph_20_Font"><text:span text:style-name="T2">a</text:span></text:span>m <text:span text:style-name="Default_20_Paragraph_20_Font"><text:span text:style-name="T2">po</text:span></text:span>t<text:span text:style-name="Default_20_Paragraph_20_Font"><text:span text:style-name="T2">est, et san</text:span></text:span>it<text:span text:style-name="Default_20_Paragraph_20_Font"><text:span text:style-name="T2">ate fa</text:span></text:span>ll<text:span text:style-name="Default_20_Paragraph_20_Font"><text:span text:style-name="T2">ent</text:span></text:span>i<text:span text:style-name="Default_20_Paragraph_20_Font"><text:span text:style-name="T2">bu</text:span></text:span>s <text:span text:style-name="Default_20_Paragraph_20_Font"><text:span text:style-name="T2">ad fa-<text:line-break/>n</text:span></text:span>i<text:span text:style-name="Default_20_Paragraph_20_Font"><text:span text:style-name="T2">ta</text:span></text:span>t<text:span text:style-name="Default_20_Paragraph_20_Font"><text:span text:style-name="T2">em</text:span></text:span> t<text:span text:style-name="Default_20_Paragraph_20_Font"><text:span text:style-name="T2">uendam , et sese exercen</text:span></text:span>ti<text:span text:style-name="Default_20_Paragraph_20_Font"><text:span text:style-name="T2">bu</text:span></text:span>s <text:span text:style-name="Default_20_Paragraph_20_Font"><text:span text:style-name="T2">ad bonum habi-<text:line-break/></text:span></text:span>t<text:span text:style-name="Default_20_Paragraph_20_Font"><text:span text:style-name="T2">um c</text:span></text:span>o<text:span text:style-name="Default_20_Paragraph_20_Font"><text:span text:style-name="T2">nc</text:span></text:span>i<text:span text:style-name="Default_20_Paragraph_20_Font"><text:span text:style-name="T2">l</text:span></text:span>i<text:span text:style-name="Default_20_Paragraph_20_Font"><text:span text:style-name="T2">andum et ad qu</text:span></text:span>o<text:span text:style-name="Default_20_Paragraph_20_Font"><text:span text:style-name="T2">d qu</text:span></text:span>ii<text:span text:style-name="Default_20_Paragraph_20_Font"><text:span text:style-name="T2">que voluer</text:span></text:span>it.</text:p>
      <text:p text:style-name="P2">Hic <text:span text:style-name="Default_20_Paragraph_20_Font"><text:span text:style-name="T2">t</text:span></text:span>ermo tum eos arguit , . qui ipsum <text:span text:style-name="Default_20_Paragraph_20_Font"><text:span text:style-name="T2">H</text:span></text:span>i<text:span text:style-name="Default_20_Paragraph_20_Font"><text:span text:style-name="T2">ppocra</text:span></text:span>t<text:span text:style-name="Default_20_Paragraph_20_Font"><text:span text:style-name="T2">em<text:line-break/></text:span></text:span>existimant praescriptam sententiam de ptisana sula pro:.<text:line-break/>posuisse, tum eos qui de victu acutorum aut etiam sim-<text:line-break/>pliciter univerfo ; eodem vero modo et eos qui de cura-<text:line-break/>tione universa problema esse arbitrati sunt. Nam per-<text:line-break/>fpicue nunc nobis proposita oratio arguit eos aut qui de</text:p>
      <text:p text:style-name="P3">ptisana aut qui de foto acutorum aut de morborum<text:line-break/>omnium victu orationem ascriptam esse opinantur. <text:span text:style-name="Default_20_Paragraph_20_Font"><text:span text:style-name="T2">Ete-<text:line-break/>ni</text:span></text:span>t<text:span text:style-name="Default_20_Paragraph_20_Font"><text:span text:style-name="T2">n aegrotan</text:span></text:span>ti<text:span text:style-name="Default_20_Paragraph_20_Font"><text:span text:style-name="T2">bu</text:span></text:span>s <text:span text:style-name="Default_20_Paragraph_20_Font"><text:span text:style-name="T2">omn</text:span></text:span>i<text:span text:style-name="Default_20_Paragraph_20_Font"><text:span text:style-name="T2">bu</text:span></text:span>s <text:span text:style-name="Default_20_Paragraph_20_Font"><text:span text:style-name="T2">ad sani</text:span></text:span>t<text:span text:style-name="Default_20_Paragraph_20_Font"><text:span text:style-name="T2">a</text:span></text:span>t<text:span text:style-name="Default_20_Paragraph_20_Font"><text:span text:style-name="T2">e</text:span></text:span>m <text:span text:style-name="Default_20_Paragraph_20_Font"><text:span text:style-name="T2">rest</text:span></text:span>it<text:span text:style-name="Default_20_Paragraph_20_Font"><text:span text:style-name="T2">uenda</text:span></text:span>m<text:line-break/>m<text:span text:style-name="Default_20_Paragraph_20_Font"><text:span text:style-name="T2">agnum qu</text:span></text:span>i<text:span text:style-name="Default_20_Paragraph_20_Font"><text:span text:style-name="T2">pp</text:span></text:span>i<text:span text:style-name="Default_20_Paragraph_20_Font"><text:span text:style-name="T2">a</text:span></text:span>m <text:span text:style-name="Default_20_Paragraph_20_Font"><text:span text:style-name="T2">po</text:span></text:span>t<text:span text:style-name="Default_20_Paragraph_20_Font"><text:span text:style-name="T2">est. </text:span></text:span>Qui enim aegrotant , non<text:line-break/>omnes a sela diaeta curantur, quum plerique tum chirur-<text:line-break/>gia, tum pharmacia indigeant, imo vero neque a ptisana<text:line-break/>siola. Neque de diaeta <text:span text:style-name="Default_20_Paragraph_20_Font"><text:span text:style-name="T2">t</text:span></text:span>ota acutorum, neque de diaeta<text:line-break/>simpliciter omnium morborum ferino prae<text:span text:style-name="Default_20_Paragraph_20_Font"><text:span text:style-name="T2">i</text:span></text:span>ens ipsi est,<text:line-break/>neque de <text:span text:style-name="Default_20_Paragraph_20_Font"><text:span text:style-name="T2">t</text:span></text:span>ela quae de his oritur controversia, sed de<text:line-break/>omni simpliciter arte, quae experientia judicari ac pro-<text:line-break/>bari consuevit. Qui etenim commune ac universale ju-<text:line-break/>dicandi organum invenit, per id particularia judicat. Par-<text:line-break/>ticulare autem unum est et quod de ptisana medicis in<text:line-break/>controversiam venit, quemadmodum et quod de victus<text:line-break/>ratione non in acutis tantum, verum etiam in morbis<text:line-break/>caeteris, praetereaque, quod generalius est, de curatione<text:line-break/>universa, et quod hoc generalius est, de omni corporis<text:line-break/>providentia, etiamsi sanitate fruentium ea suerit: nam et</text:p>
      <text:p text:style-name="P3">hi arte indigent, non ad sanitatem consequendam insim-<text:line-break/>ente, fed ad tuendam, quod <text:span text:style-name="Default_20_Paragraph_20_Font"><text:span text:style-name="T2">h</text:span></text:span>is pronunciavit Hippocrates:<text:line-break/><text:span text:style-name="Default_20_Paragraph_20_Font"><text:span text:style-name="T2">et san</text:span></text:span>i<text:span text:style-name="Default_20_Paragraph_20_Font"><text:span text:style-name="T2">tate struent</text:span></text:span>i<text:span text:style-name="Default_20_Paragraph_20_Font"><text:span text:style-name="T2">bu</text:span></text:span>s <text:span text:style-name="Default_20_Paragraph_20_Font"><text:span text:style-name="T2">ad san</text:span></text:span>i<text:span text:style-name="Default_20_Paragraph_20_Font"><text:span text:style-name="T2">ta</text:span></text:span>t<text:span text:style-name="Default_20_Paragraph_20_Font"><text:span text:style-name="T2">e</text:span></text:span>m t<text:span text:style-name="Default_20_Paragraph_20_Font"><text:span text:style-name="T2">uenda</text:span></text:span>m. Nam ut<text:line-break/>quodvis servetur, securitate est opus. Utilem vero ait esse<text:line-break/>speculationem etiam bonum habitum exercitatione cocci-<text:line-break/>stantibus. Quemadmodum enim aegrotantium curatio ea<text:line-break/>nunc ab ipso proposita speculatione indiget, sic et sani-<text:line-break/>tale fruentium securitas, ut sanitas conservetur, et sese<text:line-break/>exercitantium providentia, ut bonus habitus comparetur.<text:line-break/>Haec igitur omnis artis, quae circa corpus versatur, sunt;<text:line-break/>sed quod serie dicitur, ad omnem artem extenditur. Quid<text:line-break/>enim his enunciat <text:span text:style-name="Default_20_Paragraph_20_Font"><text:span text:style-name="T2">et ad qu</text:span></text:span>o<text:span text:style-name="Default_20_Paragraph_20_Font"><text:span text:style-name="T2">d quisque v</text:span></text:span>o<text:span text:style-name="Default_20_Paragraph_20_Font"><text:span text:style-name="T2">lue</text:span></text:span>rit P Etenim<text:line-break/>augur, haru<text:span text:style-name="Default_20_Paragraph_20_Font"><text:span text:style-name="T2">t</text:span></text:span>pex, musicus, rhetor et artifex omnis simpli-<text:line-break/>citer, ejus quae in fua arte est, dissensionis unam esse<text:line-break/>causam agnofcet, quum unusquisque particulare ad uni-<text:line-break/>veriale transfert. Ita fano et in auguribus obortam dis-<text:line-break/>sensionem deprehendi ac veriora loquentem judicavi; ob<text:line-break/>idque paulo ante augurum memini tum Arabis tum</text:p>
      <text:p text:style-name="P3">Graeci. N<text:span text:style-name="Default_20_Paragraph_20_Font"><text:span text:style-name="T2">am ar</text:span></text:span>ti<text:span text:style-name="Default_20_Paragraph_20_Font"><text:span text:style-name="T2">s omn</text:span></text:span>i<text:span text:style-name="Default_20_Paragraph_20_Font"><text:span text:style-name="T2">s const</text:span></text:span>i<text:span text:style-name="Default_20_Paragraph_20_Font"><text:span text:style-name="T2">tut</text:span></text:span>i<text:span text:style-name="Default_20_Paragraph_20_Font"><text:span text:style-name="T2">o in propr</text:span></text:span>io<text:span text:style-name="Default_20_Paragraph_20_Font"><text:span text:style-name="T2">rum a<text:line-break/>c</text:span></text:span>o<text:span text:style-name="Default_20_Paragraph_20_Font"><text:span text:style-name="T2">m</text:span></text:span>m<text:span text:style-name="Default_20_Paragraph_20_Font"><text:span text:style-name="T2">un</text:span></text:span>i<text:span text:style-name="Default_20_Paragraph_20_Font"><text:span text:style-name="T2">bus d</text:span></text:span>isti<text:span text:style-name="Default_20_Paragraph_20_Font"><text:span text:style-name="T2">nct</text:span></text:span>i<text:span text:style-name="Default_20_Paragraph_20_Font"><text:span text:style-name="T2">oni ex</text:span></text:span>i<text:span text:style-name="Default_20_Paragraph_20_Font"><text:span text:style-name="T2">stit</text:span></text:span>, qui enim haec distinguere<text:line-break/>potest, is optimus est artifex. Ut autem et constitutio,<text:line-break/>sic et j<text:span text:style-name="Default_20_Paragraph_20_Font"><text:span text:style-name="T2">ud</text:span></text:span>i<text:span text:style-name="Default_20_Paragraph_20_Font"><text:span text:style-name="T2">catio in d</text:span></text:span>isti<text:span text:style-name="Default_20_Paragraph_20_Font"><text:span text:style-name="T2">nct</text:span></text:span>i<text:span text:style-name="Default_20_Paragraph_20_Font"><text:span text:style-name="T2">one existent</text:span></text:span>i<text:span text:style-name="Default_20_Paragraph_20_Font"><text:span text:style-name="T2">am habet. </text:span></text:span>Eallun-<text:line-break/>tur enim qui artes constituunt, quum quod alicui accidit,<text:line-break/>id vel in omnes vel etiam plures quam deceat extendunt, i<text:line-break/>quod siquidem nulli protius accidit, id nemo in tali arte<text:line-break/>sibi verum esse persuadebit. lu hoc enim vere oritur<text:line-break/>controve<text:span text:style-name="Default_20_Paragraph_20_Font"><text:span text:style-name="T2">r</text:span></text:span>sia, quum unusquisque sibi ipsi persuadet, non<text:line-break/>quum simulans confingensque contentiose litigat, quemad-<text:line-break/>modum nonnulli . de quibusdam aliter quam animo sim-<text:line-break/>fiebant <text:span text:style-name="Default_20_Paragraph_20_Font"><text:span text:style-name="T2">fecerunt, </text:span></text:span>et qui proponunt abditum esse utrum<text:line-break/>vigilemus aut dormiamus et sapiamus aut insaniamus.<text:line-break/>Quod si manifestum esse id concedatur, utri fune magis<text:line-break/>vera loquantur, abditum esse dicunt, au vigilantes dormi-<text:line-break/>entibus, vel noni insanientes insanientibus. Nullus enim<text:line-break/>ita persuasus, aut tecum animo reputans, fini litigans his</text:p>
      <text:p text:style-name="P3">sermonibus utitur. Quidam auteui in a<text:span text:style-name="Default_20_Paragraph_20_Font"><text:span text:style-name="T2">r</text:span></text:span>te medendi res<text:line-break/>quidem novas aggressi sunt, quum prioribus quid melius<text:line-break/>invenire nequi<text:span text:style-name="Default_20_Paragraph_20_Font"><text:span text:style-name="T2">r</text:span></text:span>ent, sid idiotarum affectionem, quam Hip-<text:line-break/>pocrates dixit, intelligerent. Quod enim notum ac inusi-<text:line-break/>tatnm est, nondumque, si utile sit, explo<text:span text:style-name="Default_20_Paragraph_20_Font"><text:span text:style-name="T2">r</text:span></text:span>atum, hi laudant<text:line-break/>magis quam quod assuetum utile esse noverint; Nonnulli<text:line-break/>vero. et ob. victus suavissimi pollicitationem persuadentes<text:line-break/>aegros alliciunt, quod dolose quidem agant non ignari,<text:line-break/>fed vel ob pecuniae cupiditatem, vel ob -gloriae studium<text:line-break/>talia dolole committere contendunt. Sublata ergo, quae<text:line-break/>vprbo tenus sit, controversia,. qualis inter ejusmodi viros<text:line-break/>orta, illa .quae et secundum veritatem ac revera est, ceni-<text:line-break/>troversia oritur, quod enunciatio non,distinguatur , fed<text:line-break/>vel de pluribus quam oporteat, vel de omnibus tanquam<text:line-break/>eodem modo fe<text:span text:style-name="Default_20_Paragraph_20_Font"><text:span text:style-name="T2">t</text:span></text:span>e habentibus enuncietur. Atque ob id<text:line-break/>Hippocratem laudare justum est, qui revera <text:span text:style-name="Default_20_Paragraph_20_Font"><text:span text:style-name="T2">t</text:span></text:span>olles. contio-<text:line-break/>vetitae meminit, quam qui fecundo m<text:span text:style-name="Default_20_Paragraph_20_Font"><text:span text:style-name="T2">r</text:span></text:span>.veritatem artem ali-<text:line-break/>quam constituere volunt, patiuntur, ac suis in animis <text:span text:style-name="Default_20_Paragraph_20_Font"><text:span text:style-name="T2">ili-</text:span></text:span></text:p>
      <text:p text:style-name="P3">verse opinantur, .non verbo tenus simulate ac subdole ob<text:line-break/>gloriae aut lucri. cupiditatem., ^..Nullus. enim,<text:span text:style-name="Default_20_Paragraph_20_Font"><text:span text:style-name="T2">r</text:span></text:span> qui animi<text:line-break/>consilia vere experimentis judicat, ad Patronae victus ra-<text:line-break/>tionem <text:span text:style-name="Default_20_Paragraph_20_Font"><text:span text:style-name="T2">t</text:span></text:span>e conferet, carnes assas exhibens viuumque ui-<text:line-break/>grum acuta febre laborantibus, quemadmodum neque in<text:line-break/>tanta siti eos ita temperans, ut cotulae aquae vigesimam<text:line-break/>partem porrigat. Nam ejusmodi diaetae omnino absurdae<text:line-break/>fiant et ^quae ob duorum alterum aut ob novitatem va-<text:line-break/>Iris ab: hominibus aut ob summam stupiditatem praescri-<text:line-break/>buntur, si plane fe solos veritatem reperisse existimave-<text:line-break/>rrut. Quae vero ab Hippocrate scripta <text:span text:style-name="Default_20_Paragraph_20_Font"><text:span text:style-name="T2">t</text:span></text:span>uor, ea in pru-<text:line-break/>dentibus viris vere artem constituere studentibus reperiri<text:line-break/>possunt, .quod non maximam laesionem ad<text:span text:style-name="Default_20_Paragraph_20_Font"><text:span text:style-name="T2">t</text:span></text:span>erant, quum<text:line-break/>quibus non oporteat oblata sint. Atque haec quidem di-<text:line-break/>stinctu difficilem ab experimentis judicatlonem consequun-<text:line-break/>tur, quae autem valde differunt, facilem. Controversiam<text:line-break/>itaque in iisquae parum inter <text:span text:style-name="Default_20_Paragraph_20_Font"><text:span text:style-name="T2">t</text:span></text:span>e exuperant judicare, et<text:line-break/>quibus ptifana sola in acutis morbis praescribenda sit et</text:p>
      <text:p text:style-name="P3">quibus hordeacea exhibenda et quibus nihil omnino, fed<text:line-break/>potus fotus ad i<text:span text:style-name="Default_20_Paragraph_20_Font"><text:span text:style-name="T2">n</text:span></text:span>dicationem usque exhibendus sit, demon-<text:line-break/>strare, Hippocratis intelligentia dignum esu</text:p>
      <text:h text:style-name="Heading_20_2" text:outline-level="2">XVll.</text:h>
      <text:p text:style-name="P4"><text:span text:style-name="Default_20_Paragraph_20_Font"><text:span text:style-name="T1">P</text:span></text:span><text:span text:style-name="Default_20_Paragraph_20_Font"><text:span text:style-name="T2">t</text:span></text:span>i<text:span text:style-name="Default_20_Paragraph_20_Font"><text:span text:style-name="T2">sana</text:span></text:span> i<text:span text:style-name="Default_20_Paragraph_20_Font"><text:span text:style-name="T2">g</text:span></text:span>i<text:span text:style-name="Default_20_Paragraph_20_Font"><text:span text:style-name="T2">tur</text:span></text:span> t<text:span text:style-name="Default_20_Paragraph_20_Font"><text:span text:style-name="T2">r</text:span></text:span>i<text:span text:style-name="Default_20_Paragraph_20_Font"><text:span text:style-name="T2">t</text:span></text:span>i<text:span text:style-name="Default_20_Paragraph_20_Font"><text:span text:style-name="T2">ceis edul</text:span></text:span>iis <text:span text:style-name="Default_20_Paragraph_20_Font"><text:span text:style-name="T2">recte praelata fu</text:span></text:span>isse mi<text:span text:style-name="Default_20_Paragraph_20_Font"><text:span text:style-name="T2">h</text:span></text:span>i<text:line-break/><text:span text:style-name="Default_20_Paragraph_20_Font"><text:span text:style-name="T2">v</text:span></text:span>i<text:span text:style-name="Default_20_Paragraph_20_Font"><text:span text:style-name="T2">detur h</text:span></text:span>is i<text:span text:style-name="Default_20_Paragraph_20_Font"><text:span text:style-name="T2">n acu</text:span></text:span>tis m<text:span text:style-name="Default_20_Paragraph_20_Font"><text:span text:style-name="T2">orbi</text:span></text:span>s, <text:span text:style-name="Default_20_Paragraph_20_Font"><text:span text:style-name="T2">e</text:span></text:span>os<text:span text:style-name="Default_20_Paragraph_20_Font"><text:span text:style-name="T2">que qu</text:span></text:span>i i<text:span text:style-name="Default_20_Paragraph_20_Font"><text:span text:style-name="T2">psum praetu-<text:line-break/>terun</text:span></text:span>t <text:span text:style-name="Default_20_Paragraph_20_Font"><text:span text:style-name="T2">laudo. Crem</text:span></text:span>o<text:span text:style-name="Default_20_Paragraph_20_Font"><text:span text:style-name="T2">r .enim e</text:span></text:span>j<text:span text:style-name="Default_20_Paragraph_20_Font"><text:span text:style-name="T2">u</text:span></text:span>s <text:span text:style-name="Default_20_Paragraph_20_Font"><text:span text:style-name="T2">laev</text:span></text:span>is, <text:span text:style-name="Default_20_Paragraph_20_Font"><text:span text:style-name="T2">cont</text:span></text:span>i<text:span text:style-name="Default_20_Paragraph_20_Font"><text:span text:style-name="T2">nuu</text:span></text:span>s, <text:span text:style-name="Default_20_Paragraph_20_Font"><text:span text:style-name="T2">sua- ..<text:line-break/>v</text:span></text:span>is, <text:span text:style-name="Default_20_Paragraph_20_Font"><text:span text:style-name="T2">lubricu</text:span></text:span>s <text:span text:style-name="Default_20_Paragraph_20_Font"><text:span text:style-name="T2">et m</text:span></text:span>o<text:span text:style-name="Default_20_Paragraph_20_Font"><text:span text:style-name="T2">derate hum</text:span></text:span>i<text:span text:style-name="Default_20_Paragraph_20_Font"><text:span text:style-name="T2">dus , si</text:span></text:span>tim <text:span text:style-name="Default_20_Paragraph_20_Font"><text:span text:style-name="T2">restingu</text:span></text:span>i<text:span text:style-name="Default_20_Paragraph_20_Font"><text:span text:style-name="T2">t et<text:line-break/>si qu</text:span></text:span>i<text:span text:style-name="Default_20_Paragraph_20_Font"><text:span text:style-name="T2">d elu</text:span></text:span>i i<text:span text:style-name="Default_20_Paragraph_20_Font"><text:span text:style-name="T2">nd</text:span></text:span>i<text:span text:style-name="Default_20_Paragraph_20_Font"><text:span text:style-name="T2">guer</text:span></text:span>i<text:span text:style-name="Default_20_Paragraph_20_Font"><text:span text:style-name="T2">t, id fac</text:span></text:span>i<text:span text:style-name="Default_20_Paragraph_20_Font"><text:span text:style-name="T2">le elui</text:span></text:span>t<text:span text:style-name="Default_20_Paragraph_20_Font"><text:span text:style-name="T2">ur, neque astri-<text:line-break/>orionem c</text:span></text:span>o<text:span text:style-name="Default_20_Paragraph_20_Font"><text:span text:style-name="T2">nt</text:span></text:span>i<text:span text:style-name="Default_20_Paragraph_20_Font"><text:span text:style-name="T2">net, neque pravam turbationem, neque in<text:line-break/>alvo turgesc</text:span></text:span>i<text:span text:style-name="Default_20_Paragraph_20_Font"><text:span text:style-name="T2">t. Nam</text:span></text:span> i<text:span text:style-name="Default_20_Paragraph_20_Font"><text:span text:style-name="T2">n</text:span></text:span> dur<text:span text:style-name="Default_20_Paragraph_20_Font"><text:span text:style-name="T2">at</text:span></text:span>io<text:span text:style-name="Default_20_Paragraph_20_Font"><text:span text:style-name="T2">ne, quoad ma</text:span></text:span>xim<text:span text:style-name="Default_20_Paragraph_20_Font"><text:span text:style-name="T2">e</text:span></text:span> i<text:span text:style-name="Default_20_Paragraph_20_Font"><text:span text:style-name="T2">n-<text:line-break/></text:span></text:span>t<text:span text:style-name="Default_20_Paragraph_20_Font"><text:span text:style-name="T2">umesuere p</text:span></text:span>o<text:span text:style-name="Default_20_Paragraph_20_Font"><text:span text:style-name="T2">tuit</text:span></text:span>, i<text:span text:style-name="Default_20_Paragraph_20_Font"><text:span text:style-name="T2">n</text:span></text:span>t<text:span text:style-name="Default_20_Paragraph_20_Font"><text:span text:style-name="T2">umu</text:span></text:span>it.</text:p>
      <text:p text:style-name="P2">orationem hanc duntaxat legisse mihi videntur, qui<text:line-break/>librum hunc de ptisana inscripserunt, quemadmodum certe<text:line-break/>primum prooemium, qui adversus Cnidiis sententias titu-<text:line-break/>Ium fecerunt. Nam demonstravit in fecundo non ampli-</text:p>
      <text:p text:style-name="P3">us contra Cnidios medicos fe orationem habere, <text:span text:style-name="Default_20_Paragraph_20_Font"><text:span text:style-name="T2">t</text:span></text:span>ed <text:span text:style-name="Default_20_Paragraph_20_Font"><text:span text:style-name="T2">e</text:span></text:span>os<text:line-break/>ad curationis acutorum morborum exercitationem exbor-<text:line-break/>tari. Tertia autem oratio, quam huc usque percurrit, jam<text:line-break/>ad eam, quae victum morbis acutis praescribit, artem fpe-<text:line-break/>ctat. Non tamen ad eam <text:span text:style-name="Default_20_Paragraph_20_Font"><text:span text:style-name="T2">t</text:span></text:span>otum est utilis, verum et al-<text:line-break/>teri generaliori sermoni fubjecta est. ^demonstravimus<text:line-break/>autem et in commentariis de fracturis et articulis Hip-<text:line-break/>pocratem pro consuetudine subiectos sermones aliis qui-<text:line-break/>busdam universalioribus annotare doctrinamque universa-<text:line-break/>lium ex ipsis constitutis tanquam exemplis efficere , sic<text:line-break/>enim neque a proposito instituto recedit, neque crebro<text:line-break/>docet quod multis est commune. Quemadmodum autem<text:line-break/>de ptifana sermonem fecit, cau<text:span text:style-name="Default_20_Paragraph_20_Font"><text:span text:style-name="T2">t</text:span></text:span>a de ipsis contentionis tum<text:line-break/>investigata tum diiudicata: sic et de omni acutorum victu<text:line-break/>rectum tulit judicium. Nam et de venae sectione et de<text:line-break/>purgatione ac tum glandis tum clysteria usia, simili vero<text:line-break/>ratione et de .cataplafmatum, fetuum, vini, aquae mulsae,<text:line-break/>oxymelitis et balnei usu non parva inter medicos exorta</text:p>
      <text:p text:style-name="P3">est controversia, de quibus omnibus hoc in libro .disse-<text:line-break/>ruit Hippocrates, una methodo, quam nuper dixi. Cujus<text:line-break/>facultatem etiam- novisse videntur qui fe empiricos no<text:span text:style-name="Default_20_Paragraph_20_Font"><text:span text:style-name="T2">t</text:span></text:span>ni-<text:line-break/>naverunt) distinctionibus propria a communibus <text:span text:style-name="Default_20_Paragraph_20_Font"><text:span text:style-name="T2">t</text:span></text:span>eparan-<text:line-break/>tes. Consueverunt autem d i alietas magis quam diorismos<text:line-break/>appellare sermones eos, qui proprium a communi fena-<text:line-break/>rani distiuguuntque. Jam ergo quae ab Hippocrate de<text:line-break/>ptifana dicuntur videamus. <text:span text:style-name="Default_20_Paragraph_20_Font"><text:span text:style-name="T2">r</text:span></text:span>i<text:span text:style-name="Default_20_Paragraph_20_Font"><text:span text:style-name="T2">dentur ergo</text:span></text:span> mi<text:span text:style-name="Default_20_Paragraph_20_Font"><text:span text:style-name="T2">h</text:span></text:span>i, inquit,<text:line-break/><text:span text:style-name="Default_20_Paragraph_20_Font"><text:span text:style-name="T2">pr</text:span></text:span>i<text:span text:style-name="Default_20_Paragraph_20_Font"><text:span text:style-name="T2">ores med</text:span></text:span>iet t<text:span text:style-name="Default_20_Paragraph_20_Font"><text:span text:style-name="T2">r</text:span></text:span>i<text:span text:style-name="Default_20_Paragraph_20_Font"><text:span text:style-name="T2">t</text:span></text:span>i<text:span text:style-name="Default_20_Paragraph_20_Font"><text:span text:style-name="T2">ce</text:span></text:span>is <text:span text:style-name="Default_20_Paragraph_20_Font"><text:span text:style-name="T2">edul</text:span></text:span>iis <text:span text:style-name="Default_20_Paragraph_20_Font"><text:span text:style-name="T2">pt</text:span></text:span>i<text:span text:style-name="Default_20_Paragraph_20_Font"><text:span text:style-name="T2">sunam in acut</text:span></text:span>is <text:span text:style-name="Default_20_Paragraph_20_Font"><text:span text:style-name="T2">morb</text:span></text:span>is<text:line-break/><text:span text:style-name="Default_20_Paragraph_20_Font"><text:span text:style-name="T2">recte praetul</text:span></text:span>isse. Triticea edulia intelligit quae ex tri-<text:line-break/>trico fiunt, triticum autem homines appellant maxime<text:line-break/>quidem frumentum, jam vero et huic tum hordeum tum<text:line-break/>aeam adliciunt. Appellationem vero ad plura extenden-<text:line-break/>tes cerealia quoque vocata femina connumerant, lentes<text:line-break/>videlicet, fabas, lupinos, cicerculas, panicum, milium, pi-<text:line-break/><text:span text:style-name="Default_20_Paragraph_20_Font"><text:span text:style-name="T2">t</text:span></text:span>um, scenugraecum, avenam, tipham, cicera et quaecunque<text:line-break/>id genus caetera. Horum igitur omnium triticeorum</text:p>
      <text:p text:style-name="P3">eduliorum caetera quidem ah- idiotis damnantur, quod<text:line-break/>quamprimum magnam laesionem inserant. Panis. autem<text:line-break/>solus. et alica acute laborantibus exhibentur et cum his<text:line-break/><text:span text:style-name="Default_20_Paragraph_20_Font"><text:span text:style-name="T2">t</text:span></text:span>olis ptisana est conferenda. Lens siquidem et milium et<text:line-break/>foenugraecum tanquam medicamenta ob quosdamtvventris<text:line-break/>morbos interdum offeruntur et non. tanquam nutritura<text:line-break/>cibaria. <text:span text:style-name="Default_20_Paragraph_20_Font"><text:span text:style-name="T2">p</text:span></text:span>ti<text:span text:style-name="Default_20_Paragraph_20_Font"><text:span text:style-name="T2">sonam ig</text:span></text:span>it<text:span text:style-name="Default_20_Paragraph_20_Font"><text:span text:style-name="T2">ur rec</text:span></text:span>t<text:span text:style-name="Default_20_Paragraph_20_Font"><text:span text:style-name="T2">e praela</text:span></text:span>t<text:span text:style-name="Default_20_Paragraph_20_Font"><text:span text:style-name="T2">am esae a</text:span></text:span>i<text:span text:style-name="Default_20_Paragraph_20_Font"><text:span text:style-name="T2">t</text:span></text:span> t<text:span text:style-name="Default_20_Paragraph_20_Font"><text:span text:style-name="T2">r</text:span></text:span>i<text:span text:style-name="Default_20_Paragraph_20_Font"><text:span text:style-name="T2">t</text:span></text:span>i-<text:line-break/><text:span text:style-name="Default_20_Paragraph_20_Font"><text:span text:style-name="T2">cei</text:span></text:span>s <text:span text:style-name="Default_20_Paragraph_20_Font"><text:span text:style-name="T2">edul</text:span></text:span>ii<text:span text:style-name="Default_20_Paragraph_20_Font"><text:span text:style-name="T2">s</text:span></text:span>, pani nimirum, chondro et Keae, ex qua fit .<text:line-break/>tragus appellatus. Nam qui chondrum Hippocratis tumui<text:line-break/>po<text:span text:style-name="Default_20_Paragraph_20_Font"><text:span text:style-name="T2">t</text:span></text:span>ibus nondum fuisse existimant, eorum ignorantiam ar-<text:line-break/>gues tum ex quibusdam antiquis comicis chondri me<text:span text:style-name="Default_20_Paragraph_20_Font"><text:span text:style-name="T2">t</text:span></text:span>uo-<text:line-break/>ribus, tum etiam ex Hippocrate ipso, qui.in libro de fa-<text:line-break/>lusui victu de chondro ipso mentionem fecit. Natn<text:line-break/>etiamsi liber is Hippocratis non sit, fed Euryphontis vel<text:line-break/>Phaontis vel Philistionis vel Aristouis vel cujusdam alte-<text:line-break/>ruis veterum, ad multos enim hunc librum referunt, hi<text:line-break/>omnes .prisci viri funt, nonnulli quidem Hippocrate ve-<text:line-break/>tuitiones, quidam vero ipsi coaetanei vixerunt. Atnunc</text:p>
      <text:p text:style-name="P3">memoriam facio Hippocratis Heraclidae filii , cujus hic<text:line-break/>liber esu Nam avus ipsius Gnosielici filius Hippocrates<text:line-break/>quorundam judicio nihil omnino scripsit, aliorum vero<text:line-break/>sententia duos scripsit , librum xidelicet de fracturis et<text:line-break/>librum de articulis. Quare autem ptisana triticeis eduliis<text:line-break/>recte anteposita sit, demonstrabitur per ea quae ipfe in-<text:line-break/>fert inquiens : <text:span text:style-name="Default_20_Paragraph_20_Font"><text:span text:style-name="T2">Quaecunque e</text:span></text:span>t<text:span text:style-name="Default_20_Paragraph_20_Font"><text:span text:style-name="T2">en</text:span></text:span>im <text:span text:style-name="Default_20_Paragraph_20_Font"><text:span text:style-name="T2">e</text:span></text:span>i <text:span text:style-name="Default_20_Paragraph_20_Font"><text:span text:style-name="T2">ad acu</text:span></text:span>t<text:span text:style-name="Default_20_Paragraph_20_Font"><text:span text:style-name="T2">oru</text:span></text:span>m mo<text:span text:style-name="Default_20_Paragraph_20_Font"><text:span text:style-name="T2">r-<text:line-break/>barum sanat</text:span></text:span>i<text:span text:style-name="Default_20_Paragraph_20_Font"><text:span text:style-name="T2">onem</text:span></text:span> i<text:span text:style-name="Default_20_Paragraph_20_Font"><text:span text:style-name="T2">nsun</text:span></text:span>t <text:span text:style-name="Default_20_Paragraph_20_Font"><text:span text:style-name="T2">bona, nu</text:span></text:span>lli <text:span text:style-name="Default_20_Paragraph_20_Font"><text:span text:style-name="T2">alteri</text:span></text:span> i<text:span text:style-name="Default_20_Paragraph_20_Font"><text:span text:style-name="T2">nesse compe-<text:line-break/>ri</text:span></text:span>as. Rectum autem tibi fuerit judicium, st et acutorum<text:line-break/>morborum naturam et ptisanae facultatem cognoveris,<text:line-break/>Natura igitur acutorum morborum est, ut ipse paulo ante<text:line-break/>dixit, quorum febres omnino funi continuae. Febris au-<text:line-break/>tem ortus caloris nativi ad igneum est conversio, ut et<text:line-break/>aliis quibusdam in locis demonstravit et nunc manifesta-<text:line-break/>bit, inquiens: <text:span text:style-name="Default_20_Paragraph_20_Font"><text:span text:style-name="T2">ex</text:span></text:span> t<text:span text:style-name="Default_20_Paragraph_20_Font"><text:span text:style-name="T2">horace quide</text:span></text:span>m <text:span text:style-name="Default_20_Paragraph_20_Font"><text:span text:style-name="T2">inc</text:span></text:span>i<text:span text:style-name="Default_20_Paragraph_20_Font"><text:span text:style-name="T2">pere,. ad caput vero<text:line-break/>stam</text:span></text:span>m<text:span text:style-name="Default_20_Paragraph_20_Font"><text:span text:style-name="T2">a</text:span></text:span>m mit<text:span text:style-name="Default_20_Paragraph_20_Font"><text:span text:style-name="T2">tere. </text:span></text:span>Praeterea in Epidemiorum libris fe-<text:line-break/>brem magnam ignem vocare consuevit, quasi non aliam<text:line-break/>naturam sortiatur, praeterquam ignis substantiam. Si igi-</text:p>
      <text:p text:style-name="P3">tur contraria contrariorum remedia sint, febrium peculiare<text:line-break/>remedium facultatem tum refrigerantem tum humectam. -<text:line-break/>tem habeat oportet: id namque febris naturae, quae tum<text:line-break/>calida tum sicca est, contrarium erit, talis siquidem na- -<text:line-break/>turae est ignis. Praeterea quum febres et ex humorum<text:line-break/>putredine oriantur, non parvam diligentiam moliri opor-<text:line-break/>tet, tut quicquid ex ipsis coqui possit, concoctionem fub-<text:line-break/>eat et quod jam exustum est, neque amplius concoqui<text:line-break/>possit, evacuetur: Quod si febricitantibus ipsis cibi usus<text:line-break/>sit, qui haec efficere queat, si etiam facile tum concoqui,<text:line-break/>tum distribui accedat, jam haec omnia, quibus est opus,<text:line-break/>habuerit, Quae sit igitur ptisanae facultas ex Hippocrate<text:line-break/>audiamus. Lentor, inquit, <text:span text:style-name="Default_20_Paragraph_20_Font"><text:span text:style-name="T2">laev</text:span></text:span>is <text:span text:style-name="Default_20_Paragraph_20_Font"><text:span text:style-name="T2">esa</text:span></text:span> Laeve exasperanti<text:line-break/>opponitur. Exafperant autem acria, acida et astringentia. .<text:line-break/>Acria <text:span text:style-name="Default_20_Paragraph_20_Font"><text:span text:style-name="T2">t</text:span></text:span>ane omnia calefaciunt, ut ervum, foenugraecum.<text:line-break/>Acida vero alia praetermittantur, acetum vero mulsum in<text:line-break/>oratione sit duntaxat, Praetermittantur pari modo ex<text:line-break/>acerbis pira sylvestra et mespila et quaecunque hujusmodi,</text:p>
      <text:p text:style-name="P3">atque ex -triticeis lens <text:span text:style-name="Default_20_Paragraph_20_Font"><text:span text:style-name="T10">. </text:span></text:span>et similia. Exasperantium igitur<text:line-break/>malitiam ptisana effugit, habetque laevdrem non tactu fo-<text:line-break/>sum, verum etlamf acuitate; Est vero et lentor. ejus con-<text:line-break/>tinuus, sibi ipsi in omnibus partibus similis ob exquisitam<text:line-break/>unitatem,. sauod reae non inest. Laus autem non parva<text:line-break/>est ptisanae, quod res suaris existat, quae rei lustravi con-<text:line-break/>traria existit, hoc est in assumptione quandam infuavita-<text:line-break/>tem efficit, quemadmodum certe et panis insuavis est, dum<text:line-break/>fumitur, nisi abunde ipsum maceraveris, imo et ita supe-<text:line-break/>ratur ab ea quae in ptisana est suavitate, ut quae mandi<text:line-break/>non indigeat, fed potuum instar sorberi possit. Neque<text:line-break/>parvae est conditionis ptisanae lubricitas praesertimque<text:line-break/>crem<text:span text:style-name="Default_20_Paragraph_20_Font"><text:span text:style-name="T2">a</text:span></text:span>ris. Pertransit enim thoracem, in nulla ipsiusalarte<text:line-break/>quippiam in transitu relinquens, veluti ea quae infarcta<text:line-break/>adeo obstruunt; ut vix avelli possint, idque gluti-<text:line-break/>nosis prope omnibus, excepta ptisana, accidit, quum et<text:line-break/>quae ex alica conficitur sorbitio, haec quidem glutino-</text:p>
      <text:p text:style-name="P3">sum continet; fed lubricum non continet; ptisanae au-<text:line-break/>tem inest et lubricum et detergens. Quapropter medici<text:line-break/>ad detergendum glutinosum humorem^ ventri infa<text:span text:style-name="Default_20_Paragraph_20_Font"><text:span text:style-name="T2">c</text:span></text:span>etum<text:line-break/>vomitibus a ptisanae cremore ut ab aqua mulsa utuntur.<text:line-break/>Crudam quoque conterunt sullanam puerorum mangones<text:line-break/>faciesque, ut vitiosos cutis exterant colores, illinunt. Quod<text:line-break/>igitur in ea detergens existit, id et ad desectionem est<text:line-break/>idoneum et ad distributionem, praesertim ubi ex sima<text:line-break/>parte hepatis ad gibbam transmeare debeat quod distrihu-<text:line-break/>itur alimentum: hic etenim insarciuntur quae crassi fucci<text:line-break/>et quae glutinosa sunt, ob idque chondrus non in asse-<text:line-break/>ctis hoc solum viscere maxime nocet, verum etiam in iis<text:line-break/>qui hocce quidem nondum lae<text:span text:style-name="Default_20_Paragraph_20_Font"><text:span text:style-name="T2">t</text:span></text:span>um, sed naturali conforma-<text:line-break/>tione meatuum angustia donatum habent. Qui enim ita<text:line-break/>a natura affecti funi, ipsis tum glutinosa, tum crassi succi<text:line-break/>omnia iufareiuntur, proptereaque gravitatem eo in viscere<text:line-break/>sentiunt, quum haec distribuuntur. Praeterea <text:span text:style-name="Default_20_Paragraph_20_Font"><text:span text:style-name="T2">p</text:span></text:span>ti<text:span text:style-name="Default_20_Paragraph_20_Font"><text:span text:style-name="T2">sanae</text:span></text:span></text:p>
      <text:p text:style-name="P3"><text:span text:style-name="Default_20_Paragraph_20_Font"><text:span text:style-name="T2">ten</text:span></text:span>t<text:span text:style-name="Default_20_Paragraph_20_Font"><text:span text:style-name="T2">or hu</text:span></text:span>m<text:span text:style-name="Default_20_Paragraph_20_Font"><text:span text:style-name="T2">en</text:span></text:span>s <text:span text:style-name="Default_20_Paragraph_20_Font"><text:span text:style-name="T2">est, </text:span></text:span>non vehementer, ut aqua et melicra-<text:line-break/>tum, ad haec quoque tum sorbitio ex chonuro, tum ova<text:line-break/>forbilia, ea namque omnia stomachum ipsis aegrotantibus<text:line-break/>ita manifeste supinant, ut ipsum subversum esse existi-<text:line-break/>ment. Verum ptisanae humectandi quidem est facultas,<text:line-break/>sed stomachum subvertendi non esu Stomachum autem<text:line-break/>hic intelligere oportet, prout nunc homines dicere con-<text:line-break/>fueverunt, non meatum duntaxat, verum etiam os ven-<text:line-break/>triculI. Quum igitur id imbecillum fuerit atque exoln-<text:line-break/>tum, moratur diutius in eo quod manducatum est, ipsi<text:line-break/>supernatans. Sed contrarium accidere consuevit; quum ab<text:line-break/>eduliorum stomacho opitulantium aliquo reductum, quod<text:line-break/>continetur, expellit. Nam humor quamprimum ab ipso<text:line-break/>recedit et coquitur, atque quod itu amandatum est dejici-<text:line-break/>tur, quemadmodum et crudum manet, neque celeriter de-<text:line-break/>jicitur , quod in ore ventriculi supernatat. Nam partis<text:line-break/>hujus munus est appetere, non concoquere. Quae igitur<text:line-break/>astringunt edulia, ut os ventriculi. roborant , sic et plus</text:p>
      <text:p text:style-name="P3">justo exiccant. Ita vero et quae ex chondro paratur sor-<text:line-break/>bitioput humectat, ita et supinare consuevit. Ptisana igi-<text:line-break/>tur hutneclantium facultatem confequuta malitiam effugit.<text:line-break/>Deinde vero ipsimi sitim restinguere .ait . Hippocrates <text:span text:style-name="Default_20_Paragraph_20_Font"><text:span text:style-name="T1">et<text:line-break/></text:span></text:span>maximum quippiam id remedium esse in morbo totum<text:line-break/>corpus tum exurente tum siccante testatur. Hac Iane<text:line-break/>ratione ptifana aqua mulsa longe melior existit, licet<text:line-break/>excernendi facilitatem, quam deinceps. huic inesse ait, si-<text:line-break/>militer aquae mulsae adepta fuerit. Imo si. ptifanam<text:line-break/>aquae mulsae comparaveris, ap<text:span text:style-name="Default_20_Paragraph_20_Font"><text:span text:style-name="T2">t</text:span></text:span>am in acutis morbis faeni-<text:line-break/>talibus. superiorem comperies, fed id quidem procedente<text:line-break/>ostendam sermone. Nam de ptisana sermonem ad finem<text:line-break/>perducere tempestivum est. I<text:span text:style-name="Default_20_Paragraph_20_Font"><text:span text:style-name="T2">psum</text:span></text:span> enim <text:span text:style-name="Default_20_Paragraph_20_Font"><text:span text:style-name="T2">fac</text:span></text:span>i<text:span text:style-name="Default_20_Paragraph_20_Font"><text:span text:style-name="T2">le abluere<text:line-break/></text:span></text:span>dixit, cum adjecticne, <text:span text:style-name="Default_20_Paragraph_20_Font"><text:span text:style-name="T2">siqu</text:span></text:span>i<text:span text:style-name="Default_20_Paragraph_20_Font"><text:span text:style-name="T2">d e</text:span></text:span>t <text:span text:style-name="Default_20_Paragraph_20_Font"><text:span text:style-name="T2">ablu</text:span></text:span>i i<text:span text:style-name="Default_20_Paragraph_20_Font"><text:span text:style-name="T2">ndigeat, </text:span></text:span>ac si <text:span text:style-name="Default_20_Paragraph_20_Font"><text:span text:style-name="T2">n</text:span></text:span>on<text:line-break/>in omnibus acutis morbis probe nos abluente indigeamus<text:line-break/>edulio. Enimvero caetera omnia quae de ptisana dicun-<text:line-break/>tur bona semper acutis morbis <text:span text:style-name="Default_20_Paragraph_20_Font"><text:span text:style-name="T2">t</text:span></text:span>uus utilia. Sed abluendi<text:line-break/>facilitas, quibus alvum subduci volumus, cibis in via re-</text:p>
      <text:p text:style-name="P3">morantibus^ est idonea. Probe igitur abluere febrili af-.<text:line-break/><text:span text:style-name="Default_20_Paragraph_20_Font"><text:span text:style-name="T2">s</text:span></text:span>ectioni non ut contrarium, neque tanquam unum quod-<text:line-break/>dam familiare auxilium; utile existit, fed tanquam fympto-<text:line-break/>matis alicujus emendatorium. Verum deinceps inquit: <text:span text:style-name="Default_20_Paragraph_20_Font"><text:span text:style-name="T2">ac ne-<text:line-break/>que astr</text:span></text:span>i<text:span text:style-name="Default_20_Paragraph_20_Font"><text:span text:style-name="T2">ctione</text:span></text:span>m <text:span text:style-name="Default_20_Paragraph_20_Font"><text:span text:style-name="T2">habet, neque pru</text:span></text:span>n<text:span text:style-name="Default_20_Paragraph_20_Font"><text:span text:style-name="T2">am perturba</text:span></text:span>t<text:span text:style-name="Default_20_Paragraph_20_Font"><text:span text:style-name="T2">i</text:span></text:span>o<text:span text:style-name="Default_20_Paragraph_20_Font"><text:span text:style-name="T2">ne</text:span></text:span>m <text:span text:style-name="Default_20_Paragraph_20_Font"><text:span text:style-name="T2">c</text:span></text:span>aici-<text:line-break/><text:span text:style-name="Default_20_Paragraph_20_Font"><text:span text:style-name="T2">tat</text:span></text:span>r cremor scilicet ptisanae, sic enim sermonem de ea au- i<text:line-break/>spiratus esu Astrictionem certe non habere nonnullis maxi-<text:line-break/>me bonum esu Nemo siquidem astringentibus alitur cibis,<text:line-break/>nisi vel propter symptoma syncopticum vel propter immo-<text:line-break/>deratum alui profluvium. Cogunt siquidem constringhntqec-<text:line-break/>corpora viasque tum distributionis tum alimenti tum ejus<text:line-break/>quae foras fit perspirationis occludunt, quas apertas esse<text:line-break/>conducit. Quod autum perturbationem non excitet, .hoc<text:line-break/>est, nullam dum coquitur efficiat perturbationem, in lau-<text:line-break/>dem et id praestat ptisanae. Hujusmodi autem perturbatio<text:line-break/>ex multis eduliis oritur, his quidem ventrem- mordenti-<text:line-break/>bus, aliis vero instantibus, nonnullis etiam pugnantibus^</text:p>
      <text:p text:style-name="P3">facultate partibus praeditis, quod tum in lenticula, tum<text:line-break/>in brassica reperitur; solidum namque ipsarum corpus<text:line-break/>ventrem supprimit, jus autem <text:span text:style-name="Default_20_Paragraph_20_Font"><text:span text:style-name="T2">sut</text:span></text:span>um proritat subducitque.<text:line-break/>Sic et qui cerebrum cum oleo et garo condiunt, totum<text:line-break/>ex ipsis tum dissimilare, tum sibi. ipsi pugnans efficiunt,<text:line-break/>cerebro quidem stabili. et tarde meante, mixtis vero ipsi<text:line-break/>ad excretionem excitare idoneis. Eodem modo et ovum<text:line-break/>sive cum melle, sive .cum sale, sive cum garo assumatur,<text:line-break/>quod ex ipsis constat, differentes habet facultates, jura<text:line-break/>etiam prope omnia. Unde et circa sermonis initia lento-<text:line-break/>rem ptifanae laudans inquit, <text:span text:style-name="Default_20_Paragraph_20_Font"><text:span text:style-name="T2">c</text:span></text:span>o<text:span text:style-name="Default_20_Paragraph_20_Font"><text:span text:style-name="T2">n</text:span></text:span>t<text:span text:style-name="Default_20_Paragraph_20_Font"><text:span text:style-name="T2">inuu</text:span></text:span>s, quod <text:span text:style-name="Default_20_Paragraph_20_Font"><text:span text:style-name="T2">c</text:span></text:span>itra totius<text:line-break/>in partibus omnibus similitudinem non fit. Verum in<text:line-break/>praesentia huic <text:span text:style-name="Default_20_Paragraph_20_Font"><text:span text:style-name="T2">per</text:span></text:span>t<text:span text:style-name="Default_20_Paragraph_20_Font"><text:span text:style-name="T2">urba</text:span></text:span>tio<text:span text:style-name="Default_20_Paragraph_20_Font"><text:span text:style-name="T2">ni</text:span></text:span> adjecit m<text:span text:style-name="Default_20_Paragraph_20_Font"><text:span text:style-name="T2">alae</text:span></text:span>, pti<text:span text:style-name="Default_20_Paragraph_20_Font"><text:span text:style-name="T2">t</text:span></text:span>anam per-<text:line-break/>turbationem non excitare haudquaquam simpliciter asse-<text:line-break/>rens, feti <text:span text:style-name="Default_20_Paragraph_20_Font"><text:span text:style-name="T2">malam</text:span></text:span> adiiciens, nihil enim ciborum concocti-<text:line-break/>oni quam haec : ipsa adver<text:span text:style-name="Default_20_Paragraph_20_Font"><text:span text:style-name="T2">t</text:span></text:span>atur magic<text:span text:style-name="Default_20_Paragraph_20_Font"><text:span text:style-name="T2">i</text:span></text:span> Quare et qui<text:line-break/>de concoctione scripserunt, ciborum varietatem praefer-<text:line-break/>timque ubi contrariis constant simultatibus, nocentissimam</text:p>
      <text:p text:style-name="P3">esse dixerunt, assumpta probe concoqui prohibentem.<text:line-break/>Observant id maxime tum qui luctantur, tum qui legi-<text:line-break/>time certant. Prandio <text:span text:style-name="Default_20_Paragraph_20_Font"><text:span text:style-name="T2">siqu</text:span></text:span>i<text:span text:style-name="Default_20_Paragraph_20_Font"><text:span text:style-name="T2">dem</text:span></text:span> panem duntaxat edunt,<text:line-break/>in coena vero carnem. Plura de his enunciarem, nisi<text:line-break/>scirem te invenire ip<text:span text:style-name="Default_20_Paragraph_20_Font"><text:span text:style-name="T2">t</text:span></text:span>a posse, qui ex iis quae de concocti-<text:line-break/>one in commentariis de facultatibus naturalibus dicuntur,<text:line-break/>sis instructus. Commentarios autem hujusmodi si uegle-<text:line-break/>xeris, frustra et in his versaris. Quapropter de hac per-<text:line-break/>turbatlone supersedens ad omnium ultimum me trans-<text:line-break/>feram,quod ab <text:span text:style-name="Default_20_Paragraph_20_Font"><text:span text:style-name="T2">H</text:span></text:span>i<text:span text:style-name="Default_20_Paragraph_20_Font"><text:span text:style-name="T2">ppocra</text:span></text:span>t<text:span text:style-name="Default_20_Paragraph_20_Font"><text:span text:style-name="T2">e</text:span></text:span> de ptisana adhuc loquente<text:line-break/>dicitur. <text:span text:style-name="Default_20_Paragraph_20_Font"><text:span text:style-name="T2">Neque</text:span></text:span> i<text:span text:style-name="Default_20_Paragraph_20_Font"><text:span text:style-name="T2">n ventre</text:span></text:span>. t<text:span text:style-name="Default_20_Paragraph_20_Font"><text:span text:style-name="T2">umesc</text:span></text:span>i<text:span text:style-name="Default_20_Paragraph_20_Font"><text:span text:style-name="T2">t. </text:span></text:span>Quum enim cogno-<text:line-break/>fceret multos ptisanam, quod flatulenta esset , damnare,<text:line-break/>merito adjecit: <text:span text:style-name="Default_20_Paragraph_20_Font"><text:span text:style-name="T2">Na</text:span></text:span>m i<text:span text:style-name="Default_20_Paragraph_20_Font"><text:span text:style-name="T2">n d</text:span></text:span>ur<text:span text:style-name="Default_20_Paragraph_20_Font"><text:span text:style-name="T2">a</text:span></text:span>tio<text:span text:style-name="Default_20_Paragraph_20_Font"><text:span text:style-name="T2">ne, qu</text:span></text:span>o<text:span text:style-name="Default_20_Paragraph_20_Font"><text:span text:style-name="T2">ad max</text:span></text:span>i<text:span text:style-name="Default_20_Paragraph_20_Font"><text:span text:style-name="T2">me po.</text:span></text:span>v<text:line-break/>l<text:span text:style-name="Default_20_Paragraph_20_Font"><text:span text:style-name="T2">uit, </text:span></text:span>i<text:span text:style-name="Default_20_Paragraph_20_Font"><text:span text:style-name="T2">n</text:span></text:span>t<text:span text:style-name="Default_20_Paragraph_20_Font"><text:span text:style-name="T2">u</text:span></text:span>m<text:span text:style-name="Default_20_Paragraph_20_Font"><text:span text:style-name="T2">ui</text:span></text:span>t. Qua sane adjectione objectionem simul<text:line-break/>prodidit et ipsius solutionem protulit elixationemque do-<text:line-break/>cuitiiij Scribit autem quaedam et nihilominus de coctione<text:line-break/>in sequentibus, sed nunc tantillum hoc sermoni de ptisana<text:line-break/>adjicium. Ptisanam si plurimum coxeris , . cibum flatus</text:p>
      <text:p text:style-name="P5"><text:span text:style-name="Default_20_Paragraph_20_Font"><text:span text:style-name="T5">- </text:span></text:span>expertem efficies. Pulmentarium autem fabaceum neque<text:line-break/>si tribus. diebus coxeris, flatus unquam expers reddideris,<text:line-break/>nam ex propria substantia flatulentum est, non ob imper-<text:line-break/>suetam coctionem, quemadmodum ptisana. Sunt igitur<text:line-break/>qui ab ipsius <text:span text:style-name="Default_20_Paragraph_20_Font"><text:span text:style-name="T2">c</text:span></text:span>octione paulo ocius <text:span text:style-name="Default_20_Paragraph_20_Font"><text:span text:style-name="T2">r</text:span></text:span>ecedere consueverunt<text:line-break/>potissimumque divitum coqui: terunt siquidem in pila eru-<text:line-break/>dam eam atque deinde parum calefaciunt, non enim co-<text:line-break/>ctam dominis offerunt. Sed de ptisanae coctionescut d<text:span text:style-name="Default_20_Paragraph_20_Font"><text:span text:style-name="T12">ixi,<text:line-break/></text:span></text:span>rursum quoque dicetur. Nunc. autem posteaquam .faculta-<text:line-break/>tes ipsius declaravit, u<text:span text:style-name="Default_20_Paragraph_20_Font"><text:span text:style-name="T2">t</text:span></text:span>us distinctiones deinceps docebit,<text:line-break/>.ad quem et ego me conferam, ubi me insequenti bui ab-<text:line-break/>foluturum sermonem, quem de ptisanae ad aquam mulsam<text:line-break/>et alia comparatione sum pollicitus, praemonuerim<text:span text:style-name="Default_20_Paragraph_20_Font"><text:span text:style-name="T2">t</text:span></text:span>i<text:span text:style-name="Default_20_Paragraph_20_Font"><text:span text:style-name="T2">h..</text:span></text:span></text:p>
      <text:h text:style-name="Heading_20_2" text:outline-level="2">d . XVHI.<text:tab/><text:span text:style-name="Default_20_Paragraph_20_Font"><text:span text:style-name="T2">sumi -</text:span></text:span></text:h>
      <text:p text:style-name="P4">Q<text:span text:style-name="Default_20_Paragraph_20_Font"><text:span text:style-name="T2">u</text:span></text:span>i<text:span text:style-name="Default_20_Paragraph_20_Font"><text:span text:style-name="T2">cunque erg</text:span></text:span>o <text:span text:style-name="Default_20_Paragraph_20_Font"><text:span text:style-name="T2">p</text:span></text:span>ti<text:span text:style-name="Default_20_Paragraph_20_Font"><text:span text:style-name="T2">sana h</text:span></text:span>i<text:span text:style-name="Default_20_Paragraph_20_Font"><text:span text:style-name="T2">sce</text:span></text:span> i<text:span text:style-name="Default_20_Paragraph_20_Font"><text:span text:style-name="T2">n m</text:span></text:span>o<text:span text:style-name="Default_20_Paragraph_20_Font"><text:span text:style-name="T2">rb</text:span></text:span>i<text:span text:style-name="Default_20_Paragraph_20_Font"><text:span text:style-name="T2">s . u</text:span></text:span>t<text:span text:style-name="Default_20_Paragraph_20_Font"><text:span text:style-name="T2">untur , nullo<text:line-break/>d</text:span></text:span>i<text:span text:style-name="Default_20_Paragraph_20_Font"><text:span text:style-name="T2">e, ut verbo .d</text:span></text:span>i<text:span text:style-name="Default_20_Paragraph_20_Font"><text:span text:style-name="T2">cam, vasa vacuanda sun</text:span></text:span>t, <text:span text:style-name="Default_20_Paragraph_20_Font"><text:span text:style-name="T2">sed ea uten-</text:span></text:span></text:p>
      <text:p text:style-name="P7"><text:span text:style-name="Default_20_Paragraph_20_Font"><text:span text:style-name="T2">dum neque</text:span></text:span> i<text:span text:style-name="Default_20_Paragraph_20_Font"><text:span text:style-name="T2">ntermi</text:span></text:span>tt<text:span text:style-name="Default_20_Paragraph_20_Font"><text:span text:style-name="T2">endum, n</text:span></text:span>i<text:span text:style-name="Default_20_Paragraph_20_Font"><text:span text:style-name="T2">si aut propter medica</text:span></text:span>m<text:span text:style-name="Default_20_Paragraph_20_Font"><text:span text:style-name="T2">en-<text:line-break/></text:span></text:span>t<text:span text:style-name="Default_20_Paragraph_20_Font"><text:span text:style-name="T2">u</text:span></text:span>m <text:span text:style-name="Default_20_Paragraph_20_Font"><text:span text:style-name="T2">aut cl</text:span></text:span>y<text:span text:style-name="Default_20_Paragraph_20_Font"><text:span text:style-name="T2">sterem intermit</text:span></text:span>t<text:span text:style-name="Default_20_Paragraph_20_Font"><text:span text:style-name="T2">ere oportea</text:span></text:span>t. -<text:tab/>...</text:p>
      <text:p text:style-name="P2">Ab his quaestionis agitatae solutionem exorditur.<text:line-break/>Verum quum dictionis conci<text:span text:style-name="Default_20_Paragraph_20_Font"><text:span text:style-name="T2">t</text:span></text:span>a usus sit interpretatione, ob<text:line-break/>id .obscurum sermonem edidit. Ego verei quomodo ma-<text:line-break/>xime expositus nihil obscuritatis habuisset, referre tona-<text:line-break/>bor, ipfumque ab exordio ita repetam. Quae caula difcor-<text:line-break/>diae est, cur in acutis alii quidem ptisana hordeacea utan-<text:line-break/>tur, alii foto cremore, alii, ne hoc quidem ad morbi us-<text:line-break/>que judicationem? Hoc sane problema est, sed solutionem de-<text:line-break/>inceps audi. Acutis laborantium nonnulli quidem a cremore<text:line-break/>foto, alii a ptisana, alii ab horum neutro iuvantur. Petulan-<text:line-break/>tius sane de omnibus acuto morbo laborantibus medicA<text:line-break/>rum unusquisque tulit sententiam , ex rebus quad non su<text:line-break/>omnibus expertus esu Sed ego distinguam ac demonstra-<text:line-break/>bo, qui a tota ptisana Iuventur , qui a cremore solo et<text:line-break/>qui neutro indigeant. Tota igitur ptisana uti debent</text:p>
      <text:p text:style-name="P3">acuto morbo laborantes, qui neque alio prius indigent<text:line-break/>remedio; veluti venae sectione aut ventris subductione<text:line-break/>aut aliquo similium celebratur, neque etiam ipsis est peri-<text:line-break/>culosum symptoma, cremore vero iis , qui gravius aliquod<text:line-break/>periculum sortiuntur. Quos autem aut venae sectione aut<text:line-break/>ventris subductione vacuare necessarium est., aut etiam<text:line-break/>doloribus. liberere, his ne prius ptisanae aut ejus cremo-<text:line-break/>rem exhibeas quam quae dixi , eorum quicquam locetis.<text:line-break/>Haec fune Hippocratem praescripsisse oportuit et ab uno.-<text:line-break/>quoque singularium rursus auspicatum, sic orationem con-<text:line-break/>didisse, si dilucidus fore debuerat. Quoniam vero non<text:line-break/>condidit, jure obscurus alijecto decenti ordine factus esu<text:line-break/>Nos autem ipsius dictiones fequuti , <text:span text:style-name="Default_20_Paragraph_20_Font"><text:span text:style-name="T2">earu</text:span></text:span>m unamquamqne<text:line-break/>.d praedicta capita traducamus , ac imprimis praefantem<text:line-break/>etiam- dictionem accurate exponamus. At me. satius ex-<text:line-break/>plicantem ipsius dictionem simulque verba quaedam per-<text:line-break/>spicuitatis gratia adlicientem audito. Quicunque sane<text:line-break/>aegroti ptisana his in morbis. utuntur, dicam autem paulo</text:p>
      <text:p text:style-name="P3">post qui sint qui ea utantur, iis nullo die vasa, ut vebro<text:line-break/>dicam, evacuanda sunt, nisi aut propter purgationem aut<text:line-break/>clysterem intermittendum fuerit. His ergo si bis dede-<text:line-break/>ris, si opus habuerint, probe facies et copiam quandocun-<text:line-break/>que ferant vires corporis, feopos autem tibi sum expli-<text:line-break/>casurus, ad quos respiciens aut per alvum aut per venas<text:line-break/>ipsos evacuabis aut foribus aut cataplasmatis uteris. Haec<text:line-break/>si ita praedixisset, deinde unumquodque ipforum serie refu-<text:line-break/>mens, idoneo interpretatus esset ordine, non obscura fulsi-<text:line-break/>fet ejus oratio. Nunc autem quod intercidit,. semper<text:line-break/>adusque finem examinare praeoptans, ubi diutius fufpeu-<text:line-break/><text:span text:style-name="Default_20_Paragraph_20_Font"><text:span text:style-name="T2">t</text:span></text:span>am orationem esse permisit, jure obscuram fecit. At <text:span text:style-name="Default_20_Paragraph_20_Font"><text:span text:style-name="T2">me<text:line-break/></text:span></text:span>vera loqui disces, fi singulas omnes dictiones dilucidas<text:line-break/>inveneris, tutam vero orationem incompositam et ob id<text:line-break/>obscuram.</text:p>
      <text:h text:style-name="Heading_20_2" text:outline-level="2"><text:span text:style-name="Default_20_Paragraph_20_Font"><text:span text:style-name="T2">sii.<text:tab/></text:span></text:span>XIX.-</text:h>
      <text:p text:style-name="Normal"><text:span text:style-name="Default_20_Paragraph_20_Font"><text:span text:style-name="T2">A</text:span></text:span>t<text:span text:style-name="Default_20_Paragraph_20_Font"><text:span text:style-name="T2">que b</text:span></text:span>is <text:span text:style-name="Default_20_Paragraph_20_Font"><text:span text:style-name="T2">d</text:span></text:span>i<text:span text:style-name="Default_20_Paragraph_20_Font"><text:span text:style-name="T2">e c</text:span></text:span>i<text:span text:style-name="Default_20_Paragraph_20_Font"><text:span text:style-name="T2">bum sumere consue</text:span></text:span>tis, <text:span text:style-name="Default_20_Paragraph_20_Font"><text:span text:style-name="T2">b</text:span></text:span>is ptifana <text:span text:style-name="Default_20_Paragraph_20_Font"><text:span text:style-name="T2">danda</text:span></text:span></text:p>
      <text:p text:style-name="P1"><text:span text:style-name="Default_20_Paragraph_20_Font"><text:span text:style-name="T2">est; semel ver</text:span></text:span>o <text:span text:style-name="Default_20_Paragraph_20_Font"><text:span text:style-name="T2">cibum capere sal</text:span></text:span>itis, <text:span text:style-name="Default_20_Paragraph_20_Font"><text:span text:style-name="T2">seme</text:span></text:span>l <text:span text:style-name="Default_20_Paragraph_20_Font"><text:span text:style-name="T2">pr</text:span></text:span>imo <text:span text:style-name="Default_20_Paragraph_20_Font"><text:span text:style-name="T2">d</text:span></text:span>i<text:span text:style-name="Default_20_Paragraph_20_Font"><text:span text:style-name="T2">e<text:line-break/>exh</text:span></text:span>i<text:span text:style-name="Default_20_Paragraph_20_Font"><text:span text:style-name="T2">benda, si paulat</text:span></text:span>im <text:span text:style-name="Default_20_Paragraph_20_Font"><text:span text:style-name="T2">ex add</text:span></text:span>iti<text:span text:style-name="Default_20_Paragraph_20_Font"><text:span text:style-name="T2">one ad</text:span></text:span>m<text:span text:style-name="Default_20_Paragraph_20_Font"><text:span text:style-name="T2">i</text:span></text:span>t<text:span text:style-name="Default_20_Paragraph_20_Font"><text:span text:style-name="T2">tant, hi</text:span></text:span>s <text:span text:style-name="Default_20_Paragraph_20_Font"><text:span text:style-name="T2">et-<text:line-break/></text:span></text:span>i<text:span text:style-name="Default_20_Paragraph_20_Font"><text:span text:style-name="T2">am b</text:span></text:span>is <text:span text:style-name="Default_20_Paragraph_20_Font"><text:span text:style-name="T2">danda, si qu</text:span></text:span>i<text:span text:style-name="Default_20_Paragraph_20_Font"><text:span text:style-name="T2">d ad</text:span></text:span>iici<text:span text:style-name="Default_20_Paragraph_20_Font"><text:span text:style-name="T2">endu</text:span></text:span>m <text:span text:style-name="Default_20_Paragraph_20_Font"><text:span text:style-name="T2">v</text:span></text:span>i<text:span text:style-name="Default_20_Paragraph_20_Font"><text:span text:style-name="T2">deatur.</text:span></text:span></text:p>
      <text:p text:style-name="P2">Bis ipsius cibandos esse pronunciat, si ita vivere con-<text:line-break/>fueveriut. Quum vero necessitas fuerit etiam semel edere<text:line-break/>consuetis bis assumendi cibum, bis pti<text:span text:style-name="Default_20_Paragraph_20_Font"><text:span text:style-name="T2">t</text:span></text:span>anam dabis, a se-<text:line-break/><text:span text:style-name="Default_20_Paragraph_20_Font"><text:span text:style-name="T2">mel</text:span></text:span> quidem auspicatus, fed paulatim ad <text:span text:style-name="Default_20_Paragraph_20_Font"><text:span text:style-name="T2">b</text:span></text:span>is ipfum pro-<text:line-break/>gressus, nam ex additione sensim id declarat, fitque res<text:line-break/>hoc pacto. Semel quidem dabis quod satis sit, fed mi-<text:line-break/>nimum sit quod fecundo exhibeas, deinde paulatim auge-<text:line-break/>his, idque efficies, donec ambas alimonias ad aequalitatem<text:line-break/>reduxeris. Sed nondum orationis fides huic patet, qui<text:line-break/>hunc Hippocratis librum praelegit, quod neque ab ipsis<text:line-break/>praemonstratum est qui sint- qui utiliter ptisana utantur.<text:line-break/>Ego vero quum paulo superius mediocriter aegrotantes ab<text:line-break/>ipsio ita cibari praedixerim, paulo post et Hippocratem<text:line-break/>ipsum id velle demonstrabo. Atque haec tibi sit praefen-</text:p>
      <text:p text:style-name="P3">tis hujus dictionis explicatio. At plures ipsam hac dicti-<text:line-break/>one scribunt: sem<text:span text:style-name="Default_20_Paragraph_20_Font"><text:span text:style-name="T2">el vero c</text:span></text:span>i<text:span text:style-name="Default_20_Paragraph_20_Font"><text:span text:style-name="T2">bum caper</text:span></text:span>e <text:span text:style-name="Default_20_Paragraph_20_Font"><text:span text:style-name="T2">salit</text:span></text:span>is, <text:span text:style-name="Default_20_Paragraph_20_Font"><text:span text:style-name="T2">semel primo<text:line-break/>die exh</text:span></text:span>i<text:span text:style-name="Default_20_Paragraph_20_Font"><text:span text:style-name="T2">benda, si paula</text:span></text:span>tim <text:span text:style-name="Default_20_Paragraph_20_Font"><text:span text:style-name="T2">ex addi</text:span></text:span>ti<text:span text:style-name="Default_20_Paragraph_20_Font"><text:span text:style-name="T2">one ad</text:span></text:span>mit<text:span text:style-name="Default_20_Paragraph_20_Font"><text:span text:style-name="T2">tant, h</text:span></text:span>is<text:line-break/><text:span text:style-name="Default_20_Paragraph_20_Font"><text:span text:style-name="T2">et</text:span></text:span>i<text:span text:style-name="Default_20_Paragraph_20_Font"><text:span text:style-name="T2">am bi</text:span></text:span>s <text:span text:style-name="Default_20_Paragraph_20_Font"><text:span text:style-name="T2">danda, siqu</text:span></text:span>i<text:span text:style-name="Default_20_Paragraph_20_Font"><text:span text:style-name="T2">d adlic</text:span></text:span>i<text:span text:style-name="Default_20_Paragraph_20_Font"><text:span text:style-name="T2">endum v</text:span></text:span>i<text:span text:style-name="Default_20_Paragraph_20_Font"><text:span text:style-name="T2">deatur. </text:span></text:span>Verum<text:line-break/>fensum non habet ipfa dictio. Quod enim primo detur<text:line-break/>die paulatim, id fieri non potest, quum sensim per addi-<text:line-break/>trahes pluribus ingestionibus id fieri consueverit, non fe-<text:line-break/>mel neque statim in prima.</text:p>
      <text:h text:style-name="Heading_20_2" text:outline-level="2">XX.</text:h>
      <text:p text:style-name="P4"><text:span text:style-name="Default_20_Paragraph_20_Font"><text:span text:style-name="T2">rerum p</text:span></text:span>e<text:span text:style-name="Default_20_Paragraph_20_Font"><text:span text:style-name="T2">r</text:span></text:span>mi<text:span text:style-name="Default_20_Paragraph_20_Font"><text:span text:style-name="T2">t</text:span></text:span>i<text:span text:style-name="Default_20_Paragraph_20_Font"><text:span text:style-name="T2">a cop</text:span></text:span>i<text:span text:style-name="Default_20_Paragraph_20_Font"><text:span text:style-name="T2">am dare susp</text:span></text:span>i<text:span text:style-name="Default_20_Paragraph_20_Font"><text:span text:style-name="T2">c</text:span></text:span>i<text:span text:style-name="Default_20_Paragraph_20_Font"><text:span text:style-name="T2">at n</text:span></text:span>o<text:span text:style-name="Default_20_Paragraph_20_Font"><text:span text:style-name="T2">n multam, ne-<text:line-break/>que ul</text:span></text:span>t<text:span text:style-name="Default_20_Paragraph_20_Font"><text:span text:style-name="T2">ra</text:span></text:span> m<text:span text:style-name="Default_20_Paragraph_20_Font"><text:span text:style-name="T2">odu</text:span></text:span>m c<text:span text:style-name="Default_20_Paragraph_20_Font"><text:span text:style-name="T2">ra/fu</text:span></text:span>m , <text:span text:style-name="Default_20_Paragraph_20_Font"><text:span text:style-name="T2">sed quantu</text:span></text:span>m <text:span text:style-name="Default_20_Paragraph_20_Font"><text:span text:style-name="T2">pro consuetu-<text:line-break/>d</text:span></text:span>i<text:span text:style-name="Default_20_Paragraph_20_Font"><text:span text:style-name="T2">ne qu</text:span></text:span>i<text:span text:style-name="Default_20_Paragraph_20_Font"><text:span text:style-name="T2">cquam</text:span></text:span>. i<text:span text:style-name="Default_20_Paragraph_20_Font"><text:span text:style-name="T2">ngerere c</text:span></text:span>o<text:span text:style-name="Default_20_Paragraph_20_Font"><text:span text:style-name="T2">nven</text:span></text:span>i<text:span text:style-name="Default_20_Paragraph_20_Font"><text:span text:style-name="T2">t e</text:span></text:span>t <text:span text:style-name="Default_20_Paragraph_20_Font"><text:span text:style-name="T2">ne multa vasorum<text:line-break/></text:span></text:span>i<text:span text:style-name="Default_20_Paragraph_20_Font"><text:span text:style-name="T2">nani</text:span></text:span>ti<text:span text:style-name="Default_20_Paragraph_20_Font"><text:span text:style-name="T2">o ob</text:span></text:span>ori<text:span text:style-name="Default_20_Paragraph_20_Font"><text:span text:style-name="T2">atur.</text:span></text:span></text:p>
      <text:p text:style-name="P2">Qui morbo laborantes implere proferunt Hippocra-<text:line-break/>tem, quod his citra periculum degentibus bis quotidie<text:line-break/>ptifanam dare jubeat, si quod in textu pronunciavit anis</text:p>
      <text:p text:style-name="P8">madverterent, seipsos damnarent. Tantum enim sorbitio-<text:line-break/>nis adhiberi praecipit, quantum alimenti corpori et con-<text:line-break/>suetudinis gratia et ne multa fiat vacuatio conveniat.<text:line-break/>Si igitur concesserint ptisanae acetabulum, quod quotidie<text:line-break/>ad septimum usque vel nonum diesi, exhibetur, minorem<text:line-break/>habere facultatem,. quam id, quo femel ipss cibant, nutri-<text:line-break/>mentum, ii meo sententia nugari desinent. Verum et id<text:line-break/>paulo post <text:span text:style-name="Default_20_Paragraph_20_Font"><text:span text:style-name="T2">t</text:span></text:span>um demonstraturus. , At nunc <text:span text:style-name="Default_20_Paragraph_20_Font"><text:span text:style-name="T2">verbu</text:span></text:span>m hoc,<text:line-break/><text:span text:style-name="Default_20_Paragraph_20_Font"><text:span text:style-name="T2">per</text:span></text:span> i<text:span text:style-name="Default_20_Paragraph_20_Font"><text:span text:style-name="T2">n</text:span></text:span>it<text:span text:style-name="Default_20_Paragraph_20_Font"><text:span text:style-name="T2">ia</text:span></text:span> explicabo. Non enim morbi principium id<text:line-break/>significat, fed etiamnum generalius ex dictione <text:span text:style-name="Default_20_Paragraph_20_Font"><text:span text:style-name="T2">per in</text:span></text:span>iti<text:span text:style-name="Default_20_Paragraph_20_Font"><text:span text:style-name="T2">a<text:line-break/></text:span></text:span>significari percipe. Nam quum qui aegrotat, ptisana pri-<text:line-break/>mum egere tibi videbitur, tum neque multam, neque ad-<text:line-break/>modum crassam quamprimum dato; a multa namque ac<text:line-break/>subitanea tum repletione tum vernatione cavet Hippo-<text:line-break/>crates.</text:p>
      <text:h text:style-name="Heading_20_2" text:outline-level="2">. se<text:tab/>XXI.</text:h>
      <text:p text:style-name="Normal">n<text:span text:style-name="Default_20_Paragraph_20_Font"><text:span text:style-name="T2">e sorb</text:span></text:span>iti<text:span text:style-name="Default_20_Paragraph_20_Font"><text:span text:style-name="T2">on</text:span></text:span>is <text:span text:style-name="Default_20_Paragraph_20_Font"><text:span text:style-name="T2">autem ad c</text:span></text:span>o<text:span text:style-name="Default_20_Paragraph_20_Font"><text:span text:style-name="T2">pia</text:span></text:span>m <text:span text:style-name="Default_20_Paragraph_20_Font"><text:span text:style-name="T2">increment</text:span></text:span>o, <text:span text:style-name="Default_20_Paragraph_20_Font"><text:span text:style-name="T2">si sicc</text:span></text:span>io<text:span text:style-name="Default_20_Paragraph_20_Font"><text:span text:style-name="T2">r qu</text:span></text:span>i-</text:p>
      <text:p text:style-name="P1"><text:span text:style-name="Default_20_Paragraph_20_Font"><text:span text:style-name="T2">dem suer</text:span></text:span>it mo<text:span text:style-name="Default_20_Paragraph_20_Font"><text:span text:style-name="T2">rbus quam qu</text:span></text:span>is <text:span text:style-name="Default_20_Paragraph_20_Font"><text:span text:style-name="T2">ex</text:span></text:span>isti<text:span text:style-name="Default_20_Paragraph_20_Font"><text:span text:style-name="T2">maver</text:span></text:span>i<text:span text:style-name="Default_20_Paragraph_20_Font"><text:span text:style-name="T2">t, non copi—.-<text:line-break/>osiu</text:span></text:span>s <text:span text:style-name="Default_20_Paragraph_20_Font"><text:span text:style-name="T2">dare opor</text:span></text:span>t<text:span text:style-name="Default_20_Paragraph_20_Font"><text:span text:style-name="T2">e</text:span></text:span>t, <text:span text:style-name="Default_20_Paragraph_20_Font"><text:span text:style-name="T2">sed ante sorb</text:span></text:span>i<text:span text:style-name="Default_20_Paragraph_20_Font"><text:span text:style-name="T2">tionem</text:span></text:span> m<text:span text:style-name="Default_20_Paragraph_20_Font"><text:span text:style-name="T2">ulsum aut<text:line-break/>vinu</text:span></text:span>m) <text:span text:style-name="Default_20_Paragraph_20_Font"><text:span text:style-name="T2">utruncunque</text:span></text:span> m<text:span text:style-name="Default_20_Paragraph_20_Font"><text:span text:style-name="T2">ag</text:span></text:span>is <text:span text:style-name="Default_20_Paragraph_20_Font"><text:span text:style-name="T2">congruat, prop</text:span></text:span>i<text:span text:style-name="Default_20_Paragraph_20_Font"><text:span text:style-name="T2">nare, qu</text:span></text:span>o<text:span text:style-name="Default_20_Paragraph_20_Font"><text:span text:style-name="T2">d<text:line-break/>autem singul</text:span></text:span>is i<text:span text:style-name="Default_20_Paragraph_20_Font"><text:span text:style-name="T2">n</text:span></text:span> mo<text:span text:style-name="Default_20_Paragraph_20_Font"><text:span text:style-name="T2">di</text:span></text:span>s <text:span text:style-name="Default_20_Paragraph_20_Font"><text:span text:style-name="T2">congruat, pr</text:span></text:span>o<text:span text:style-name="Default_20_Paragraph_20_Font"><text:span text:style-name="T2">nunc</text:span></text:span>i<text:span text:style-name="Default_20_Paragraph_20_Font"><text:span text:style-name="T2">ab</text:span></text:span>it<text:span text:style-name="Default_20_Paragraph_20_Font"><text:span text:style-name="T2">ur.</text:span></text:span></text:p>
      <text:p text:style-name="P2">Morbus siccior variis modis dignoscitur, . etiamsi<text:line-break/>universalem communemque rationem habeat eandem. Pe-<text:line-break/>ripneumonia quidem et pleuritis atque omnino qui tum<text:line-break/>pulmoni tum asperae arteriae insident <text:span text:style-name="Default_20_Paragraph_20_Font"><text:span text:style-name="T2">morb</text:span></text:span>i, quum nihil<text:line-break/>ab affectis partibus expuitur. Jecur autem prius male<text:line-break/>affectum <text:span text:style-name="Default_20_Paragraph_20_Font"><text:span text:style-name="T2">proditur</text:span></text:span>, vel mefaraeum, vel aliqua pars ven.-<text:line-break/>tris, vel jejuui, vel intestinorum, vel lienis, quum alvus<text:line-break/>plane supprimitur, aut pro necessitate excernit tum sicca,<text:line-break/>tum dura ac pilulam excrementa. Morbi sicci tum arteri-<text:line-break/>arum , tum venarum dignoscuntur et linguae siccitate et<text:line-break/>totius corporis ariditate. Phlegmonae pari modo fiunt<text:line-break/>siccae in iis quae tum foris tum aperte conspiciuntur ul-<text:line-break/>ceribus, nulla fame ex ipsis manante. Saepe vero et</text:p>
      <text:p text:style-name="P3">oculis phlegmonae siccae oriuntur, quae nihil excernunt.<text:line-break/>Cerebri similiter morbi, qui neque per nares, neque per<text:line-break/>palatum expurgantur, jure quoque sicci dicantur. Et<text:line-break/><text:span text:style-name="Default_20_Paragraph_20_Font"><text:span text:style-name="T2">t</text:span></text:span>ane nihil excrementorum excernere, scito hoc constans<text:line-break/>este siccorum omnium morborum indicium. Merito igitur<text:line-break/>Hippocrates in his humectantium aliquid ante ptisanam<text:line-break/>assumi jubet, vel aquam mulsam, vel vinum, quod haec<text:line-break/>quam aqua magis humectent. Sed quoniam de ipsorum<text:line-break/>facultatibus se dicturum pollicetur, ob id et nos eorum<text:line-break/>quae ad aquam est comparationem in eam differemus li-<text:line-break/>bri partem, in qua eorum facultates edocet.</text:p>
      <text:h text:style-name="Heading_20_2" text:outline-level="2">XXll.</text:h>
      <text:p text:style-name="P4"><text:span text:style-name="Default_20_Paragraph_20_Font"><text:span text:style-name="T2">Quod si o</text:span></text:span>s <text:span text:style-name="Default_20_Paragraph_20_Font"><text:span text:style-name="T2">hu</text:span></text:span>m<text:span text:style-name="Default_20_Paragraph_20_Font"><text:span text:style-name="T2">escat e</text:span></text:span>t <text:span text:style-name="Default_20_Paragraph_20_Font"><text:span text:style-name="T2">quae a pu</text:span></text:span>lm<text:span text:style-name="Default_20_Paragraph_20_Font"><text:span text:style-name="T2">one .prodeunt qua</text:span></text:span>li<text:span text:style-name="Default_20_Paragraph_20_Font"><text:span text:style-name="T2">a<text:line-break/>decent</text:span></text:span>, talia <text:span text:style-name="Default_20_Paragraph_20_Font"><text:span text:style-name="T2">ex</text:span></text:span>t<text:span text:style-name="Default_20_Paragraph_20_Font"><text:span text:style-name="T2">i</text:span></text:span>t<text:span text:style-name="Default_20_Paragraph_20_Font"><text:span text:style-name="T2">er</text:span></text:span>i<text:span text:style-name="Default_20_Paragraph_20_Font"><text:span text:style-name="T2">n</text:span></text:span>t, <text:span text:style-name="Default_20_Paragraph_20_Font"><text:span text:style-name="T2">sorb</text:span></text:span>it<text:span text:style-name="Default_20_Paragraph_20_Font"><text:span text:style-name="T2">ion</text:span></text:span>is <text:span text:style-name="Default_20_Paragraph_20_Font"><text:span text:style-name="T2">cop</text:span></text:span>i<text:span text:style-name="Default_20_Paragraph_20_Font"><text:span text:style-name="T2">a</text:span></text:span>m, <text:span text:style-name="Default_20_Paragraph_20_Font"><text:span text:style-name="T2">ut</text:span></text:span> i<text:span text:style-name="Default_20_Paragraph_20_Font"><text:span text:style-name="T2">n su</text:span></text:span>m<text:span text:style-name="Default_20_Paragraph_20_Font"><text:span text:style-name="T2">ma<text:line-break/>dica</text:span></text:span>m, <text:span text:style-name="Default_20_Paragraph_20_Font"><text:span text:style-name="T2">ad</text:span></text:span>ii<text:span text:style-name="Default_20_Paragraph_20_Font"><text:span text:style-name="T2">cere opor</text:span></text:span>t<text:span text:style-name="Default_20_Paragraph_20_Font"><text:span text:style-name="T2">et. </text:span></text:span>N<text:span text:style-name="Default_20_Paragraph_20_Font"><text:span text:style-name="T2">a</text:span></text:span>m <text:span text:style-name="Default_20_Paragraph_20_Font"><text:span text:style-name="T2">quae. celer</text:span></text:span>i<text:span text:style-name="Default_20_Paragraph_20_Font"><text:span text:style-name="T2">u</text:span></text:span>s m<text:span text:style-name="Default_20_Paragraph_20_Font"><text:span text:style-name="T2">agisque</text:span></text:span></text:p>
      <text:p text:style-name="P3"><text:span text:style-name="Default_20_Paragraph_20_Font"><text:span text:style-name="T2">madescunt, celer</text:span></text:span>i<text:span text:style-name="Default_20_Paragraph_20_Font"><text:span text:style-name="T2">ore</text:span></text:span>m <text:span text:style-name="Default_20_Paragraph_20_Font"><text:span text:style-name="T2">crisin denuncian</text:span></text:span>t, <text:span text:style-name="Default_20_Paragraph_20_Font"><text:span text:style-name="T2">quae vera tar-<text:line-break/>d</text:span></text:span>i<text:span text:style-name="Default_20_Paragraph_20_Font"><text:span text:style-name="T2">u</text:span></text:span>s <text:span text:style-name="Default_20_Paragraph_20_Font"><text:span text:style-name="T2">et m</text:span></text:span>i<text:span text:style-name="Default_20_Paragraph_20_Font"><text:span text:style-name="T2">nus, tardiorem</text:span></text:span>- i<text:span text:style-name="Default_20_Paragraph_20_Font"><text:span text:style-name="T2">ud</text:span></text:span>i<text:span text:style-name="Default_20_Paragraph_20_Font"><text:span text:style-name="T2">cat</text:span></text:span>io<text:span text:style-name="Default_20_Paragraph_20_Font"><text:span text:style-name="T2">nem significan</text:span></text:span>t.</text:p>
      <text:p text:style-name="P2">A morborum siccorum genere ad contrarios digressus,<text:line-break/>deinde memorato citra omnium adiectionem uno, narra-<text:line-break/>donem ejus commune omnium ejusdem generis exemplum<text:line-break/>productum esse arbitratus, non citra rationem obfcurita-<text:line-break/>tem fecit. Nam os madescere et a pulmone talia expui,<text:line-break/>qualia decet, morbi non simpliciter humidi omnis in<text:line-break/>omni corporis parte signa funt, fed cum cuiusdam spica-<text:line-break/>bilium organorum affectione. ob id, ut dixi, oratio ob-<text:line-break/>fcura est reddita. Sed certe quod ab eo. enunciatur, va-<text:line-break/>rius omnino est, quod quae per sputa, qualia expui opor-<text:line-break/>tet, expurgantur, celeriter judicentur. Contraria vero<text:line-break/>duorum alterum <text:span text:style-name="Default_20_Paragraph_20_Font"><text:span text:style-name="T2">subeunt, </text:span></text:span>aut in perniciem, aut in tem-<text:line-break/>poris diuturnitatem finiuntur. Ergo qui probe expurgan-<text:line-break/>tur , his ptisanae dare oportet, ut roboratae vires, iis<text:line-break/>quae per tusses . ex pulmone fiunt, humidorum expulsioni-</text:p>
      <text:p text:style-name="P3">bus sufficiam. Nam haec verba: <text:span text:style-name="Default_20_Paragraph_20_Font"><text:span text:style-name="T2">qual</text:span></text:span>i<text:span text:style-name="Default_20_Paragraph_20_Font"><text:span text:style-name="T2">a este opor</text:span></text:span>t<text:span text:style-name="Default_20_Paragraph_20_Font"><text:span text:style-name="T2">e</text:span></text:span>t, <text:span text:style-name="Default_20_Paragraph_20_Font"><text:span text:style-name="T2">t</text:span></text:span>unt<text:line-break/>ea quae , coctionis signa prae <text:span text:style-name="Default_20_Paragraph_20_Font"><text:span text:style-name="T2">t</text:span></text:span>e ferunt, de quibus absolute<text:line-break/>tum in libris de crisibus,- tum in libris de morborum<text:line-break/>temporibus diximus, praeterea et in explicatione apho-<text:line-break/>riscus .illius, ubi Hippocrates quonamj oporteat modo ex<text:line-break/>apparentibus praenotiones facere docens, orationis ereat-<text:line-break/>plum pleuritidem scripsit hoc pacto: <text:span text:style-name="Default_20_Paragraph_20_Font"><text:span text:style-name="T2">Quale</text:span></text:span> i<text:span text:style-name="Default_20_Paragraph_20_Font"><text:span text:style-name="T2">n pleur</text:span></text:span>iti-<text:line-break/><text:span text:style-name="Default_20_Paragraph_20_Font"><text:span text:style-name="T2">c</text:span></text:span>is <text:span text:style-name="Default_20_Paragraph_20_Font"><text:span text:style-name="T2">spu</text:span></text:span>t<text:span text:style-name="Default_20_Paragraph_20_Font"><text:span text:style-name="T2">u</text:span></text:span>m, <text:span text:style-name="Default_20_Paragraph_20_Font"><text:span text:style-name="T2">si sta</text:span></text:span>t<text:span text:style-name="Default_20_Paragraph_20_Font"><text:span text:style-name="T2">im obor</text:span></text:span>i<text:span text:style-name="Default_20_Paragraph_20_Font"><text:span text:style-name="T2">ente morbo appareat! brevem<text:line-break/>morbum, si ver</text:span></text:span>o <text:span text:style-name="Default_20_Paragraph_20_Font"><text:span text:style-name="T2">posteriu</text:span></text:span>s <text:span text:style-name="Default_20_Paragraph_20_Font"><text:span text:style-name="T2">apparea</text:span></text:span>t, l<text:span text:style-name="Default_20_Paragraph_20_Font"><text:span text:style-name="T2">ongum fare de</text:span></text:span>mi<text:span text:style-name="Default_20_Paragraph_20_Font"><text:span text:style-name="T2">t</text:span></text:span>i-<text:line-break/><text:span text:style-name="Default_20_Paragraph_20_Font"><text:span text:style-name="T2">c</text:span></text:span>i<text:span text:style-name="Default_20_Paragraph_20_Font"><text:span text:style-name="T2">at.</text:span></text:span></text:p>
      <text:h text:style-name="Heading_20_2" text:outline-level="2">XXllI.</text:h>
      <text:p text:style-name="P4"><text:span text:style-name="Default_20_Paragraph_20_Font"><text:span text:style-name="T2">A</text:span></text:span>t<text:span text:style-name="Default_20_Paragraph_20_Font"><text:span text:style-name="T2">que haec qu</text:span></text:span>i<text:span text:style-name="Default_20_Paragraph_20_Font"><text:span text:style-name="T2">de</text:span></text:span>m <text:span text:style-name="Default_20_Paragraph_20_Font"><text:span text:style-name="T2">per se</text:span></text:span> t<text:span text:style-name="Default_20_Paragraph_20_Font"><text:span text:style-name="T2">al</text:span></text:span>i<text:span text:style-name="Default_20_Paragraph_20_Font"><text:span text:style-name="T2">a prorsu</text:span></text:span>s <text:span text:style-name="Default_20_Paragraph_20_Font"><text:span text:style-name="T2">ex</text:span></text:span>i<text:span text:style-name="Default_20_Paragraph_20_Font"><text:span text:style-name="T2">stun</text:span></text:span>t. <text:span text:style-name="Default_20_Paragraph_20_Font"><text:span text:style-name="T2">sed<text:line-break/>mu</text:span></text:span>l<text:span text:style-name="Default_20_Paragraph_20_Font"><text:span text:style-name="T2">ta quoque al</text:span></text:span>i<text:span text:style-name="Default_20_Paragraph_20_Font"><text:span text:style-name="T2">a peropportuna, ex qu</text:span></text:span>i<text:span text:style-name="Default_20_Paragraph_20_Font"><text:span text:style-name="T2">bus signa el</text:span></text:span>i<text:span text:style-name="Default_20_Paragraph_20_Font"><text:span text:style-name="T2">c</text:span></text:span>i-<text:line-break/><text:span text:style-name="Default_20_Paragraph_20_Font"><text:span text:style-name="T2">enda sunt, praeterm</text:span></text:span>it<text:span text:style-name="Default_20_Paragraph_20_Font"><text:span text:style-name="T2">tuntur, quae postea d</text:span></text:span>i<text:span text:style-name="Default_20_Paragraph_20_Font"><text:span text:style-name="T2">cen</text:span></text:span>t<text:span text:style-name="Default_20_Paragraph_20_Font"><text:span text:style-name="T2">ur.</text:span></text:span></text:p>
      <text:p text:style-name="P2">Nos^ quoque huic orationi deesse non pauca ad d<text:span text:style-name="Default_20_Paragraph_20_Font"><text:span text:style-name="T2">i-<text:line-break/></text:span></text:span>stinctionem definitionemque utilia diximus, de quibus et<text:line-break/>ipfe fe acturum pollicetur. Nunc vero de his solum vult</text:p>
      <text:p text:style-name="P3">intelligi, quae pronunciata fiant. Ea namque per fe talia<text:line-break/>fun<text:span text:style-name="Default_20_Paragraph_20_Font"><text:span text:style-name="T2">i</text:span></text:span>, qualia ipse disseruit.</text:p>
      <text:h text:style-name="Heading_20_2" text:outline-level="2">XXIV.</text:h>
      <text:p text:style-name="P4"><text:span text:style-name="Default_20_Paragraph_20_Font"><text:span text:style-name="T2">E</text:span></text:span>t <text:span text:style-name="Default_20_Paragraph_20_Font"><text:span text:style-name="T2">quo purga</text:span></text:span>ti<text:span text:style-name="Default_20_Paragraph_20_Font"><text:span text:style-name="T2">o cop</text:span></text:span>i<text:span text:style-name="Default_20_Paragraph_20_Font"><text:span text:style-name="T2">osior suer</text:span></text:span>it , <text:span text:style-name="Default_20_Paragraph_20_Font"><text:span text:style-name="T2">e</text:span></text:span>o m<text:span text:style-name="Default_20_Paragraph_20_Font"><text:span text:style-name="T2">a</text:span></text:span>jo<text:span text:style-name="Default_20_Paragraph_20_Font"><text:span text:style-name="T2">rem coplam ad<text:line-break/></text:span></text:span>i<text:span text:style-name="Default_20_Paragraph_20_Font"><text:span text:style-name="T2">ud</text:span></text:span>i<text:span text:style-name="Default_20_Paragraph_20_Font"><text:span text:style-name="T2">cat</text:span></text:span>io<text:span text:style-name="Default_20_Paragraph_20_Font"><text:span text:style-name="T2">nem u</text:span></text:span>s<text:span text:style-name="Default_20_Paragraph_20_Font"><text:span text:style-name="T2">que adsuere oporte</text:span></text:span>t, <text:span text:style-name="Default_20_Paragraph_20_Font"><text:span text:style-name="T2">sed</text:span></text:span> m<text:span text:style-name="Default_20_Paragraph_20_Font"><text:span text:style-name="T2">ax</text:span></text:span>i<text:span text:style-name="Default_20_Paragraph_20_Font"><text:span text:style-name="T2">me duo-<text:line-break/>bu</text:span></text:span>s <text:span text:style-name="Default_20_Paragraph_20_Font"><text:span text:style-name="T2">ab</text:span></text:span> i<text:span text:style-name="Default_20_Paragraph_20_Font"><text:span text:style-name="T2">udica</text:span></text:span>t<text:span text:style-name="Default_20_Paragraph_20_Font"><text:span text:style-name="T2">ione d</text:span></text:span>i<text:span text:style-name="Default_20_Paragraph_20_Font"><text:span text:style-name="T2">ebu</text:span></text:span>s, <text:span text:style-name="Default_20_Paragraph_20_Font"><text:span text:style-name="T2">qu</text:span></text:span>i<text:span text:style-name="Default_20_Paragraph_20_Font"><text:span text:style-name="T2">bu</text:span></text:span>s <text:span text:style-name="Default_20_Paragraph_20_Font"><text:span text:style-name="T2">sane au</text:span></text:span>t <text:span text:style-name="Default_20_Paragraph_20_Font"><text:span text:style-name="T2">qu</text:span></text:span>i<text:span text:style-name="Default_20_Paragraph_20_Font"><text:span text:style-name="T2">nt</text:span></text:span>o <text:span text:style-name="Default_20_Paragraph_20_Font"><text:span text:style-name="T2">aut<text:line-break/>sep</text:span></text:span>t<text:span text:style-name="Default_20_Paragraph_20_Font"><text:span text:style-name="T2">imo au</text:span></text:span>t <text:span text:style-name="Default_20_Paragraph_20_Font"><text:span text:style-name="T2">nono . die incidere v</text:span></text:span>i<text:span text:style-name="Default_20_Paragraph_20_Font"><text:span text:style-name="T2">deatur</text:span></text:span> i<text:span text:style-name="Default_20_Paragraph_20_Font"><text:span text:style-name="T2">ud</text:span></text:span>i<text:span text:style-name="Default_20_Paragraph_20_Font"><text:span text:style-name="T2">cat</text:span></text:span>io, <text:span text:style-name="Default_20_Paragraph_20_Font"><text:span text:style-name="T2">quo<text:line-break/>d</text:span></text:span>i<text:span text:style-name="Default_20_Paragraph_20_Font"><text:span text:style-name="T2">eru</text:span></text:span>m t<text:span text:style-name="Default_20_Paragraph_20_Font"><text:span text:style-name="T2">um par</text:span></text:span> t<text:span text:style-name="Default_20_Paragraph_20_Font"><text:span text:style-name="T2">u</text:span></text:span>m i<text:span text:style-name="Default_20_Paragraph_20_Font"><text:span text:style-name="T2">mpar spec</text:span></text:span>t<text:span text:style-name="Default_20_Paragraph_20_Font"><text:span text:style-name="T2">andum si</text:span></text:span>n Po<text:span text:style-name="Default_20_Paragraph_20_Font"><text:span text:style-name="T2">stea<text:line-break/>vero sorb</text:span></text:span>i<text:span text:style-name="Default_20_Paragraph_20_Font"><text:span text:style-name="T2">t</text:span></text:span>i<text:span text:style-name="Default_20_Paragraph_20_Font"><text:span text:style-name="T2">one ma</text:span></text:span>n<text:span text:style-name="Default_20_Paragraph_20_Font"><text:span text:style-name="T2">e u</text:span></text:span>t<text:span text:style-name="Default_20_Paragraph_20_Font"><text:span text:style-name="T2">endu</text:span></text:span>m <text:span text:style-name="Default_20_Paragraph_20_Font"><text:span text:style-name="T2">est, vespere vero ad c</text:span></text:span>i-<text:line-break/><text:span text:style-name="Default_20_Paragraph_20_Font"><text:span text:style-name="T2">baria tran</text:span></text:span>s<text:span text:style-name="Default_20_Paragraph_20_Font"><text:span text:style-name="T2">eundum.</text:span></text:span></text:p>
      <text:p text:style-name="P2">Crisin nunc pronunciavit vel perfectam morbi folu-<text:line-break/>tionem, vel permutationem adeo insignem, ut jam aeger<text:line-break/>extra periculum omne tutus evaserit. Duos autem crisi<text:line-break/>admetiri dies imperat, ut et in diebus tum paribus, tum<text:line-break/>imparibus accessionum circuitus observemus. Accidit enim<text:line-break/>interdum ut tanquam saluto protius morbo aegri conti-</text:p>
      <text:p text:style-name="P3">dant, cibentur deinde negligentius et ejus quae peri ciri-<text:line-break/>cui tum repetit accessionis occasionem praebeant. rutum<text:line-break/>igitur est, etiamsi morbus jam videatur judicatus, ad duos<text:line-break/>usque dies accuratam -victus rationem; qua aeger. usus<text:line-break/>fuit; servare, etiamsi jam judicatus esse videatur aeger.<text:line-break/>Transactis autem a judicatione diebus duobus, jam pecu-<text:line-break/>rum est plenius cibare, ut ne tunc quidem mutationem<text:line-break/>confertim efficiamus, sed mane quidem sorbitionem demus;<text:line-break/>postea vero progrediente die jam et frumen tacea exhi-<text:line-break/>beamus alimenta.. Constat igitur f<text:span text:style-name="Default_20_Paragraph_20_Font"><text:span text:style-name="T2">d</text:span></text:span>i<text:span text:style-name="Default_20_Paragraph_20_Font"><text:span text:style-name="T2">ppocratem</text:span></text:span> aegrotant<text:line-break/>tibus neque aliud quippiam ante praefinitum tempus na-<text:line-break/>per dictum dare, neque panem, fed ptisana omnino esse<text:line-break/>c<text:span text:style-name="Default_20_Paragraph_20_Font"><text:span text:style-name="T2">o</text:span></text:span>ntentum, quod aegrum replentis non est, fed potius,<text:line-break/>siquis vitio vertere voluerit, tenuius quam deceat cibati-<text:line-break/>lis. Verum ita cibare neque tenuius justo est, neque<text:line-break/>plenius quam deceat, fed exuperantium exacte est me-<text:line-break/>dium ac optimum. Quod autem id sit medium, demon-<text:line-break/>suat et contraria increpantium contentio. Ex iis enim</text:p>
      <text:p text:style-name="P9">Thessalus tanquam aegros replentem accusat Hippocratem,<text:line-break/>Erafistratus vero tanquam fame necantem Hippocratem<text:line-break/>accusati Nam quae ab Erafistralo in primo de. febribus<text:line-break/>adverfus Appollohium Dexippumque Hippecratis difcipu-..<text:line-break/>los dicuntur, calumniam .habent enecantis inediae, quae<text:line-break/>ad Hippocratem praeceptorem refertur. - His itaque ma-<text:line-break/>gis concedendum, ut qui verisimilia dicant, illos vero,<text:line-break/>qui Hippocratem aegros . replere ajunt, viros Thessalo di-<text:line-break/>gnos esse est existimandum, qui neque aliud quicquam<text:line-break/>scriptorum Hippocratis; neque quae de victus ratione<text:line-break/>proferuntur, noverunt.</text:p>
      <text:p text:style-name="Normal">su .sum </text:p>
      <text:h text:style-name="Heading_20_2" text:outline-level="2">XXV.</text:h>
      <text:p text:style-name="P4"><text:span text:style-name="Default_20_Paragraph_20_Font"><text:span text:style-name="T2">Haec aute</text:span></text:span>m <text:span text:style-name="Default_20_Paragraph_20_Font"><text:span text:style-name="T2">pleru</text:span></text:span>m<text:span text:style-name="Default_20_Paragraph_20_Font"><text:span text:style-name="T2">que</text:span></text:span> iis <text:span text:style-name="Default_20_Paragraph_20_Font"><text:span text:style-name="T2">c</text:span></text:span>o<text:span text:style-name="Default_20_Paragraph_20_Font"><text:span text:style-name="T2">nferunt , qu</text:span></text:span>i <text:span text:style-name="Default_20_Paragraph_20_Font"><text:span text:style-name="T2">sta</text:span></text:span>tim i<text:span text:style-name="Default_20_Paragraph_20_Font"><text:span text:style-name="T2">n</text:span></text:span>t<text:span text:style-name="Default_20_Paragraph_20_Font"><text:span text:style-name="T2">egra<text:line-break/>p</text:span></text:span>ti<text:span text:style-name="Default_20_Paragraph_20_Font"><text:span text:style-name="T2">sana utuntur.</text:span></text:span></text:p>
      <text:p text:style-name="P2">Sive totam sive hordeaceam sive p tisanam simpliciter<text:line-break/>dixerit , unum et idem ex tribus his dictionibus significa-</text:p>
      <text:p text:style-name="P3">tur, ptisanam unoquoque non colatam significante. Nam<text:line-break/>a decoctione siquis ipsam cola veri t, deinde per <text:span text:style-name="Default_20_Paragraph_20_Font"><text:span text:style-name="T2">t</text:span></text:span>e eremo-<text:line-break/>rem separaverit rllumque dederit, is neque tota pfifana,<text:line-break/>neque hordeacea ptisana, neque .simpliciter dicta uti pti-<text:line-break/>fana dicetur, sed- foto ptisanae cremore. Rursus autem<text:line-break/>et nunc commemorabo qui sint qui ptisana tuta ab initio<text:line-break/>uti debent; concisa vero erit- commemoratio, nisi desidiose<text:line-break/>praedicta protius audieris, quod si quae expuuntur utilia<text:line-break/>sint, aeger neque medicamento neque clystere egere vi-.<text:line-break/>fleatu<text:span text:style-name="Default_20_Paragraph_20_Font"><text:span text:style-name="T2">r</text:span></text:span>, ptisana hune cibare jubeti Atque rationem cousi-<text:line-break/>lii ipsis aspexit inquiens:</text:p>
      <text:h text:style-name="Heading_20_2" text:outline-level="2">n.. XXVI. .</text:h>
      <text:p text:style-name="P4">Dol<text:span text:style-name="Default_20_Paragraph_20_Font"><text:span text:style-name="T2">ores e</text:span></text:span>t<text:span text:style-name="Default_20_Paragraph_20_Font"><text:span text:style-name="T2">enim</text:span></text:span> i<text:span text:style-name="Default_20_Paragraph_20_Font"><text:span text:style-name="T2">n pleur</text:span></text:span>i<text:span text:style-name="Default_20_Paragraph_20_Font"><text:span text:style-name="T2">t</text:span></text:span>icis <text:span text:style-name="Default_20_Paragraph_20_Font"><text:span text:style-name="T2">stat</text:span></text:span>i<text:span text:style-name="Default_20_Paragraph_20_Font"><text:span text:style-name="T2">m sponte desinunt, suu</text:span></text:span>m<text:line-break/><text:span text:style-name="Default_20_Paragraph_20_Font"><text:span text:style-name="T2">a</text:span></text:span>li<text:span text:style-name="Default_20_Paragraph_20_Font"><text:span text:style-name="T2">qu</text:span></text:span>i<text:span text:style-name="Default_20_Paragraph_20_Font"><text:span text:style-name="T2">d e</text:span></text:span>ssem - <text:span text:style-name="Default_20_Paragraph_20_Font"><text:span text:style-name="T2">d</text:span></text:span>i<text:span text:style-name="Default_20_Paragraph_20_Font"><text:span text:style-name="T2">gnu</text:span></text:span>m t<text:span text:style-name="Default_20_Paragraph_20_Font"><text:span text:style-name="T2">u</text:span></text:span>m <text:span text:style-name="Default_20_Paragraph_20_Font"><text:span text:style-name="T2">expuere tum expurgar</text:span></text:span>i<text:line-break/><text:span text:style-name="Default_20_Paragraph_20_Font"><text:span text:style-name="T2">c</text:span></text:span>o<text:span text:style-name="Default_20_Paragraph_20_Font"><text:span text:style-name="T2">eperin</text:span></text:span>t. Et<text:span text:style-name="Default_20_Paragraph_20_Font"><text:span text:style-name="T2">enim purgat</text:span></text:span>io<text:span text:style-name="Default_20_Paragraph_20_Font"><text:span text:style-name="T2">nes</text:span></text:span> l<text:span text:style-name="Default_20_Paragraph_20_Font"><text:span text:style-name="T2">onge perfectiores sunt<text:line-break/></text:span></text:span>m<text:span text:style-name="Default_20_Paragraph_20_Font"><text:span text:style-name="T2">musque puru</text:span></text:span>l<text:span text:style-name="Default_20_Paragraph_20_Font"><text:span text:style-name="T2">ent</text:span></text:span>i <text:span text:style-name="Default_20_Paragraph_20_Font"><text:span text:style-name="T2">stant quam si qui</text:span></text:span>s <text:span text:style-name="Default_20_Paragraph_20_Font"><text:span text:style-name="T2">a</text:span></text:span>li<text:span text:style-name="Default_20_Paragraph_20_Font"><text:span text:style-name="T2">ter v</text:span></text:span>i<text:span text:style-name="Default_20_Paragraph_20_Font"><text:span text:style-name="T2">ctu</text:span></text:span>m <text:span text:style-name="Default_20_Paragraph_20_Font"><text:span text:style-name="T2">in-</text:span></text:span></text:p>
      <text:p text:style-name="P10">fat<text:span text:style-name="Default_20_Paragraph_20_Font"><text:span text:style-name="T2">ua</text:span></text:span>e <text:span text:style-name="Default_20_Paragraph_20_Font"><text:span text:style-name="T2">et</text:span></text:span> i<text:span text:style-name="Default_20_Paragraph_20_Font"><text:span text:style-name="T2">ud</text:span></text:span>i<text:span text:style-name="Default_20_Paragraph_20_Font"><text:span text:style-name="T2">cat</text:span></text:span>i<text:span text:style-name="Default_20_Paragraph_20_Font"><text:span text:style-name="T2">one</text:span></text:span>s sim<text:span text:style-name="Default_20_Paragraph_20_Font"><text:span text:style-name="T2">pl</text:span></text:span>i<text:span text:style-name="Default_20_Paragraph_20_Font"><text:span text:style-name="T2">c</text:span></text:span>i<text:span text:style-name="Default_20_Paragraph_20_Font"><text:span text:style-name="T2">ore</text:span></text:span>s <text:span text:style-name="Default_20_Paragraph_20_Font"><text:span text:style-name="T2">et mel</text:span></text:span>i<text:span text:style-name="Default_20_Paragraph_20_Font"><text:span text:style-name="T2">u</text:span></text:span>s <text:span text:style-name="Default_20_Paragraph_20_Font"><text:span text:style-name="T2">sud</text:span></text:span>i<text:span text:style-name="Default_20_Paragraph_20_Font"><text:span text:style-name="T2">cante</text:span></text:span>s<text:line-break/><text:span text:style-name="Default_20_Paragraph_20_Font"><text:span text:style-name="T2">ac</text:span></text:span> m<text:span text:style-name="Default_20_Paragraph_20_Font"><text:span text:style-name="T2">inu</text:span></text:span>s <text:span text:style-name="Default_20_Paragraph_20_Font"><text:span text:style-name="T2">redeunte</text:span></text:span>s.</text:p>
      <text:p text:style-name="P2">Probe autem haec omnia a ptisana oboriuntur , tum<text:line-break/>quod humectet moderateque incidat quae expui debent<text:line-break/>humida , tum quod vires roboret. Concurrentibus enim<text:line-break/>utrisque continuo expurgantur fpirabilium organorum<text:line-break/>vitiosi humores, quos quidem et humectare et incidere<text:line-break/>potest ptisanae modo aqua mulsa, fed vires roborare non<text:line-break/>potest, Contraria autem est facultas tum pani tum chon—<text:line-break/>dro, quod hi vires quidem roborent, non autem hume-<text:line-break/>ctent, neque incidant, quemadmodum neque alteri cuipiam<text:line-break/>inest eorum; quae hodierni medici aegrotis dare consue-<text:line-break/>verunt, verbi gratia ovis, gallorum testiculis, alis, pisci-<text:line-break/>bus , senioribus columbis et quaecunque id genus funt<text:line-break/>caetera. Qui - vero medicus lenticulam ex aceto con-.<text:line-break/>lectam pleuritico morbo prorsus jam declinato, ut nihil<text:line-break/>aliud quam coctorum expulsionem desideraret, exhibuit,</text:p>
      <text:p text:style-name="P3">is merito aegrotanti ipsi, qui <text:span text:style-name="Default_20_Paragraph_20_Font"><text:span text:style-name="T2">s</text:span></text:span>equenti nocte suffocatus est,<text:line-break/>mortis causa fuisse est visus. Verum lenticulam nemo<text:line-break/>mente praeditus dederit. Quod si aeger aquam muIsam<text:line-break/>ptifanamque fastidierit, pisces saxatiles sunt maxime ido-<text:line-break/>nei , ex aqua et marrubio et anetho et sale et modico<text:line-break/>oleo parati , atque ex non saxatilibus aseIIi. Sed antea<text:line-break/>oxymel propinare oportet, nihil enim id habet quod sto-<text:line-break/>macho noceat, nisi affectis in aegroto aliquo nervis et in<text:line-break/>muliere utero. Quod si pro eo medicamentum aliud<text:line-break/>dare volueris, <text:span text:style-name="Default_20_Paragraph_20_Font"><text:span text:style-name="T2">dabis</text:span></text:span> eam, quae ex marrubio et iride fit,<text:line-break/>confectionem. Nam haec etiam, si per fe cum mussa bi-<text:line-break/>batur, maturat probe, quae tum in thorace, tum in pul-<text:line-break/>mone s<text:span text:style-name="Default_20_Paragraph_20_Font"><text:span text:style-name="T2">u</text:span></text:span>nt excrementa atque ad expuitiones praeparat.</text:p>
      <text:h text:style-name="Heading_20_2" text:outline-level="2">XXVII.</text:h>
      <text:p text:style-name="P4"><text:span text:style-name="Default_20_Paragraph_20_Font"><text:span text:style-name="T2">At p</text:span></text:span><text:span text:style-name="Default_20_Paragraph_20_Font"><text:span text:style-name="T1">i</text:span></text:span><text:span text:style-name="Default_20_Paragraph_20_Font"><text:span text:style-name="T2">sanam interea ex optimo confici hordeo et quam<text:line-break/>optime coctam esse oportet, ac praesertim st non selo<text:line-break/>cremore uti debeas.</text:span></text:span></text:p>
      <text:p text:style-name="P1">Optimum hordeum, priusquam experiaris, exeo fo-<text:line-break/>lum quod et plenum sit et nihil rugosum in se habeat,<text:line-break/>iudicabitur. Sed experientia indicatum per decoctionem<text:line-break/>deprehendetur, quum plurimum intumescat et cremorem<text:line-break/>faciat plurimum, quod certum ratumque virtutis ipsius<text:line-break/>est argumentum, nam quod a plenitudine sumitur, id<text:line-break/>scientificum non est, neque perpetuo verum, sed magna<text:line-break/>ex parte bene <text:span text:style-name="Default_20_Paragraph_20_Font"><text:span text:style-name="T2">s</text:span></text:span>uccedit. Ptisanam autem perpetuo opti-<text:line-break/>mam esse jubet, sed maxime si non <text:span text:style-name="Default_20_Paragraph_20_Font"><text:span text:style-name="T2">s</text:span></text:span>olo uti cremore ve-<text:line-break/>limus , verum et ipsa tota. Quare autem id praecipiat,<text:line-break/>manifeste ipse declaravit, quum inquit:</text:p>
      <text:h text:style-name="Heading_20_2" text:outline-level="2">XXVIII.</text:h>
      <text:p text:style-name="P4"><text:span text:style-name="Default_20_Paragraph_20_Font"><text:span text:style-name="T2">Nam cum aliis virtutibus p</text:span></text:span>i<text:span text:style-name="Default_20_Paragraph_20_Font"><text:span text:style-name="T2">sanae lubricitas</text:span></text:span> aspi<text:span text:style-name="Default_20_Paragraph_20_Font"><text:span text:style-name="T2">cit ut<text:line-break/>hordeum quum devoratur, minime laedat; nusquam enim<text:line-break/>adhaeret, neque secundum thoracis rectitudinem immo^<text:line-break/>ratur.</text:span></text:span></text:p>
      <text:p text:style-name="P2">Scimus <text:span text:style-name="Default_20_Paragraph_20_Font"><text:span text:style-name="T2">Hippocratem</text:span></text:span> rectitudinem saepluscule qui-</text:p>
      <text:p text:style-name="P3">dem rectum tramitem, interdum autem et lationem di-<text:line-break/>cere. Quod autem ptisanae deglutitae per thoracem tum<text:line-break/>rectus trames tam latio ad ventrem usque per stoma-<text:line-break/>chum fiat, patet, vultque in ea re nihil ipsi adhaerere.<text:line-break/>Quum enim multus in thoracis pulmonisque affectionibus<text:line-break/>existat calor, quod adhaeret, id arescit atque avul-<text:line-break/>sionis expers affigitur et iactationem quandam et sitim<text:line-break/>adfert<text:span text:style-name="Default_20_Paragraph_20_Font"><text:span text:style-name="T2">e</text:span></text:span></text:p>
      <text:h text:style-name="Heading_20_2" text:outline-level="2">XXIX.</text:h>
      <text:p text:style-name="Normal">E<text:span text:style-name="Default_20_Paragraph_20_Font"><text:span text:style-name="T2">st autem maxime lubrica sttimque maxime restinguit et<text:line-break/>facillime coquitur et est infirmissima, st optime cocta<text:line-break/>suerit, quibus omnibus opus est.</text:span></text:span></text:p>
      <text:p text:style-name="P2">Ptisanam probe coctam non modo maxime lubricam<text:line-break/>sitimque maxime restinguentem et facillimae coctionis esse<text:line-break/>astruxit , <text:span text:style-name="Default_20_Paragraph_20_Font"><text:span text:style-name="T2">s</text:span></text:span>ed sub finem infirmissimam este adjecit. Quod<text:line-break/>itaque maxime lubrica sit, si probe cocta fuerit , jam<text:line-break/>antea enunciatum est. Sed et quod sitim maxime expIe-</text:p>
      <text:p text:style-name="P11">at, hic propter hordei naturam adjicitur. Est autem <text:span text:style-name="Default_20_Paragraph_20_Font"><text:span text:style-name="T2">hor-<text:line-break/>deum</text:span></text:span> temperamento frigidum.o Verum - quo pacto substan-<text:line-break/>tianr tum frigidam .tum: calidam indicare oporteat, inter<text:line-break/>animantia quidem inlibris de temperamentis diximus;<text:line-break/>inter vero inanimata . in libris de simplicium medicamen-<text:line-break/>torum facultatibus. Imo et facillimae ait, esse coctionis<text:line-break/>ptifanam hujusmodi, ut quae dissoluta sit, neque quippiam<text:line-break/>habeat, quod durum sit et difficulter confici possit, atque<text:line-break/>flatus expertem jam propter longam elixationem effectam.<text:line-break/>Quod vero in dictionis fine dixit, ptifanam ita coctam<text:line-break/>infirmissimam nominans, si nihil de facillima ipsius cocti-<text:line-break/>one praedixisset, promptum esset sermonem ad eam quae<text:line-break/>in ventre fit confectionem referendum affirmare, quasi in-<text:line-break/>firmissimam dixisset, quae in ventre et facillime vincatur<text:line-break/>et conficiatur et permutetur. Sed quoniam id praedixit,<text:line-break/>infirmitatem illam intelligere oportet-; quod vel paucum<text:line-break/>praestet corpori alimentum , velnullam habeat qualitatem<text:line-break/>vehementem, ut vel nervos vel. tuentem feriat, quemadmo-<text:line-break/>dum acetum viuumque.</text:p>
      <text:h text:style-name="P54" text:outline-level="2">XXX.</text:h>
      <text:p text:style-name="P12"><text:span text:style-name="Default_20_Paragraph_20_Font"><text:span text:style-name="T2">Nisi ig</text:span></text:span>i<text:span text:style-name="Default_20_Paragraph_20_Font"><text:span text:style-name="T2">tur quis quan</text:span></text:span>t<text:span text:style-name="Default_20_Paragraph_20_Font"><text:span text:style-name="T2">um deest c</text:span></text:span>o<text:span text:style-name="Default_20_Paragraph_20_Font"><text:span text:style-name="T2">ntuleri</text:span></text:span>t, <text:span text:style-name="Default_20_Paragraph_20_Font"><text:span text:style-name="T2">u</text:span></text:span>t i<text:span text:style-name="Default_20_Paragraph_20_Font"><text:span text:style-name="T2">d</text:span></text:span>o<text:span text:style-name="Default_20_Paragraph_20_Font"><text:span text:style-name="T2">neu</text:span></text:span>s <text:span text:style-name="Default_20_Paragraph_20_Font"><text:span text:style-name="T2">e</text:span></text:span>j<text:span text:style-name="Default_20_Paragraph_20_Font"><text:span text:style-name="T2">u</text:span></text:span>s-<text:line-break/>mo<text:span text:style-name="Default_20_Paragraph_20_Font"><text:span text:style-name="T2">d</text:span></text:span>i <text:span text:style-name="Default_20_Paragraph_20_Font"><text:span text:style-name="T2">p</text:span></text:span>ti<text:span text:style-name="Default_20_Paragraph_20_Font"><text:span text:style-name="T2">sanae sar</text:span></text:span>i<text:span text:style-name="Default_20_Paragraph_20_Font"><text:span text:style-name="T2">endae m</text:span></text:span>o<text:span text:style-name="Default_20_Paragraph_20_Font"><text:span text:style-name="T2">du</text:span></text:span>s <text:span text:style-name="Default_20_Paragraph_20_Font"><text:span text:style-name="T2">esu</text:span></text:span>ri<text:span text:style-name="Default_20_Paragraph_20_Font"><text:span text:style-name="T2">atur, pleru</text:span></text:span>m<text:span text:style-name="Default_20_Paragraph_20_Font"><text:span text:style-name="T2">que<text:line-break/>laedet.</text:span></text:span></text:p>
      <text:p text:style-name="P2">Eorum doctrinam exorditur, de quibus paulo ante fe<text:line-break/>dicturum pollicitus est, quum dixit: <text:span text:style-name="Default_20_Paragraph_20_Font"><text:span text:style-name="T2">sed et multa quoque<text:line-break/>al</text:span></text:span>i<text:span text:style-name="Default_20_Paragraph_20_Font"><text:span text:style-name="T2">a per</text:span></text:span>o<text:span text:style-name="Default_20_Paragraph_20_Font"><text:span text:style-name="T2">ppor</text:span></text:span>t<text:span text:style-name="Default_20_Paragraph_20_Font"><text:span text:style-name="T2">una, ex qu</text:span></text:span>i<text:span text:style-name="Default_20_Paragraph_20_Font"><text:span text:style-name="T2">bu</text:span></text:span>s <text:span text:style-name="Default_20_Paragraph_20_Font"><text:span text:style-name="T2">signa elic</text:span></text:span>i<text:span text:style-name="Default_20_Paragraph_20_Font"><text:span text:style-name="T2">enda sun</text:span></text:span>t, <text:span text:style-name="Default_20_Paragraph_20_Font"><text:span text:style-name="T2">prae-<text:line-break/>termit</text:span></text:span>i<text:span text:style-name="Default_20_Paragraph_20_Font"><text:span text:style-name="T2">untur , quae p</text:span></text:span>o<text:span text:style-name="Default_20_Paragraph_20_Font"><text:span text:style-name="T2">stea d</text:span></text:span>i<text:span text:style-name="Default_20_Paragraph_20_Font"><text:span text:style-name="T2">cen</text:span></text:span>t<text:span text:style-name="Default_20_Paragraph_20_Font"><text:span text:style-name="T2">ur. </text:span></text:span>Quod autem verbum<text:line-break/><text:span text:style-name="Default_20_Paragraph_20_Font"><text:span text:style-name="T6">τιμωρῆσαι</text:span></text:span><text:span text:style-name="Default_20_Paragraph_20_Font"><text:span text:style-name="T5"> </text:span></text:span>tum apud antiquos tum apud Hippocratem<text:line-break/>ipsum saepius^ pro <text:span text:style-name="Default_20_Paragraph_20_Font"><text:span text:style-name="T6">βοηθῆσαι</text:span></text:span><text:span text:style-name="Default_20_Paragraph_20_Font"><text:span text:style-name="T5">, </text:span></text:span><text:span text:style-name="Default_20_Paragraph_20_Font"><text:span text:style-name="T2">aux</text:span></text:span>ili<text:span text:style-name="Default_20_Paragraph_20_Font"><text:span text:style-name="T2">ar</text:span></text:span>i, dictum sit, de-<text:line-break/>monstratum et lu aliis libris per eas quas in ipsius con-<text:line-break/>fecimus enarrationes.</text:p>
      <text:h text:style-name="Heading_20_2" text:outline-level="2">XXXI.<text:tab/>an</text:h>
      <text:p text:style-name="P4"><text:span text:style-name="Default_20_Paragraph_20_Font"><text:span text:style-name="T2">Qu</text:span></text:span>i<text:span text:style-name="Default_20_Paragraph_20_Font"><text:span text:style-name="T2">bus etenim siatim c</text:span></text:span>i<text:span text:style-name="Default_20_Paragraph_20_Font"><text:span text:style-name="T2">bus</text:span></text:span> i<text:span text:style-name="Default_20_Paragraph_20_Font"><text:span text:style-name="T2">n</text:span></text:span>t<text:span text:style-name="Default_20_Paragraph_20_Font"><text:span text:style-name="T2">erc</text:span></text:span>l<text:span text:style-name="Default_20_Paragraph_20_Font"><text:span text:style-name="T2">usus est, si qu</text:span></text:span>is <text:span text:style-name="Default_20_Paragraph_20_Font"><text:span text:style-name="T2">eo uou<text:line-break/>subvaeuato sorb</text:span></text:span>itio<text:span text:style-name="Default_20_Paragraph_20_Font"><text:span text:style-name="T2">nem deder</text:span></text:span>it, <text:span text:style-name="Default_20_Paragraph_20_Font"><text:span text:style-name="T2">d</text:span></text:span>olo<text:span text:style-name="Default_20_Paragraph_20_Font"><text:span text:style-name="T2">rem si adesi exacer-<text:line-break/>baver</text:span></text:span>i<text:span text:style-name="Default_20_Paragraph_20_Font"><text:span text:style-name="T2">t; si non adesi, stat</text:span></text:span>i<text:span text:style-name="Default_20_Paragraph_20_Font"><text:span text:style-name="T2">m</text:span></text:span> i<text:span text:style-name="Default_20_Paragraph_20_Font"><text:span text:style-name="T2">nduxerit densiorque evasa-</text:span></text:span></text:p>
      <text:p text:style-name="P13"><text:span text:style-name="Default_20_Paragraph_20_Font"><text:span text:style-name="T2">rit sp</text:span></text:span>iri<text:span text:style-name="Default_20_Paragraph_20_Font"><text:span text:style-name="T2">tus; hoc autem malu</text:span></text:span>m <text:span text:style-name="Default_20_Paragraph_20_Font"><text:span text:style-name="T2">est, pulmonem enim eale-<text:line-break/>ea</text:span></text:span>t, <text:span text:style-name="Default_20_Paragraph_20_Font"><text:span text:style-name="T2">fatigatque h</text:span></text:span>y<text:span text:style-name="Default_20_Paragraph_20_Font"><text:span text:style-name="T2">p</text:span></text:span>o<text:span text:style-name="Default_20_Paragraph_20_Font"><text:span text:style-name="T2">chondria et imum ventre</text:span></text:span>m <text:span text:style-name="Default_20_Paragraph_20_Font"><text:span text:style-name="T2">suptum-<text:line-break/>que transversum.</text:span></text:span></text:p>
      <text:p text:style-name="P2">.Cibum dixit, quod ab eduliis in intestinis continetur<text:line-break/>excrementum, quod.. certe flemus ac merdam appellant.<text:line-break/>Si igitur incluso eo, hoc est ex multo tempore non der<text:line-break/>jecto, ad ptisanae exhibitionem quis venerit, lateri laesio-<text:line-break/>uem fieri necesse est ob intestinorum obstructionem, quam<text:line-break/>ex collecto in ipsis stercore fla tuque .propter oblatam<text:line-break/>ptisanam non pertranseunte ac demum ob pravam .quae<text:line-break/>ad affectam partem fit distributionem cousequuta sicut,<text:line-break/>proindeque ipfiam necessario dolorem, fi remissus fuerit,<text:line-break/>rursum exacerbare, si vero cessaverit, procreare. Etenim<text:line-break/>vapores, flatulentus spiritus. et exhalationes stercorum, ad<text:line-break/>latus accedentes, dolorem ipsi pariunt exacerbantque, ob<text:line-break/>eas autum causas et frequentior fiet respiratio. Vocavit</text:p>
      <text:p text:style-name="P3">autem totam respirationem spiritum et in prognostici<text:line-break/>libro et in epidemiorum libris. Ilensata autem respira-<text:line-break/>tio spirabimus in organis assiduum ob motum calorem<text:line-break/>majorem efficit, qu<text:span text:style-name="Default_20_Paragraph_20_Font"><text:span text:style-name="T2">o</text:span></text:span> calore siccantur tum pulmo tum<text:line-break/><text:span text:style-name="Default_20_Paragraph_20_Font"><text:span text:style-name="T2">s</text:span></text:span>eptum transversum, siccanturqne simul et calefiunt quae<text:line-break/>tum in hypochondrio tum in peritonaeo existunt anima-<text:line-break/>lis partes; omnes enim in respirationibus una cum tho-<text:line-break/>race moventur. Quod autem in principio dictionis dici-<text:line-break/>tur: <text:span text:style-name="Default_20_Paragraph_20_Font"><text:span text:style-name="T2">quibus etenim cibus stat</text:span></text:span>u<text:span text:style-name="Default_20_Paragraph_20_Font"><text:span text:style-name="T2">a inclusus, </text:span></text:span>vocem hanc <text:span text:style-name="Default_20_Paragraph_20_Font"><text:span text:style-name="T2">sta-<text:line-break/>tim</text:span></text:span> ordine habet commutatam , quae si suam acceperit<text:line-break/>concinnitatem, dictio talis erit. Nisi praefato ptisauaceae<text:line-break/>sorbiti<text:span text:style-name="Default_20_Paragraph_20_Font"><text:span text:style-name="T2">o</text:span></text:span>nis modo suppetias tulerimus, frequentius orietur<text:line-break/>Iaesio. Statim ergo quibus cibus interclusus est, nisi quis<text:line-break/>prius fubvacuato eo sorbitionem ita dederit, maximam<text:line-break/>asseret laesionem.</text:p>
      <text:h text:style-name="Heading_20_2" text:outline-level="2">XXXII.</text:h>
      <text:h text:style-name="Normal" text:outline-level="2"><text:bookmark-start text:name="bookmark22"/>i<text:span text:style-name="Default_20_Paragraph_20_Font"><text:span text:style-name="T2">d vero</text:span></text:span> cavendum , <text:span text:style-name="Default_20_Paragraph_20_Font"><text:span text:style-name="T2">st lateris dolore etiamnum continuo</text:span></text:span><text:bookmark-end text:name="bookmark22"/></text:h>
      <text:p text:style-name="P1"><text:span text:style-name="Default_20_Paragraph_20_Font"><text:span text:style-name="T2">extstente neque ad calida fomenta remittente suutoque<text:line-break/>minime prodeunte, imo perquam glutinosa crudescente,<text:line-break/>n</text:span></text:span><text:span text:style-name="Default_20_Paragraph_20_Font"><text:span text:style-name="T1">i</text:span></text:span><text:span text:style-name="Default_20_Paragraph_20_Font"><text:span text:style-name="T2">si quis dolorem aut alvo emollita aut secta cena sal-<text:line-break/>verit aut horum utrumcunque contulerit ; st ptisunam ita<text:line-break/>aspectis dederis, his mors praeceps oborietur.</text:span></text:span></text:p>
      <text:p text:style-name="P2">Quod de pleurilide pro exemplo <text:span text:style-name="Default_20_Paragraph_20_Font"><text:span text:style-name="T2">s</text:span></text:span>ermonem fecerit<text:line-break/>in memoriam revocemus. Fieri autem <text:span text:style-name="Default_20_Paragraph_20_Font"><text:span text:style-name="T2">pleuritidem</text:span></text:span> ipsam<text:line-break/>propter inflammationem membranae costas succi ngentis<text:line-break/>ostendimus. Si igitur, vigente inflammatione, ptisanam<text:line-break/>quis dederit, aegrum graviter obIaedeI. Vigentis autem<text:line-break/>inflammationis notae funt doIor assiduus et quod nihil<text:line-break/>a calidis fomentis remittatur. Textui autem et alia ad-<text:line-break/>jicitur pleuritidis non <text:span text:style-name="Default_20_Paragraph_20_Font"><text:span text:style-name="T2">s</text:span></text:span>olum magnae, verum et malignae<text:line-break/>nota, quod sputum abunde glutinosum ab evacuatione<text:line-break/>arceatur, affectis partibus infarctum et adhaerescens.<text:line-break/>Nam peragglutinati plus aliquid indicat, dicti<text:span text:style-name="Default_20_Paragraph_20_Font"><text:span text:style-name="T2">o</text:span></text:span>ne maxi-</text:p>
      <text:p text:style-name="P3">Istam glutinationem significante, facta praepositionis hujus<text:line-break/><text:span text:style-name="Default_20_Paragraph_20_Font"><text:span text:style-name="T2">per</text:span></text:span> adjectione. Satis igitur fuerit ex ipsius additamento,<text:line-break/>quod ita glutinosum sit ab eo quod concoquitur distin-<text:line-break/>xisse. Nam quod concoquitur, mediocriter glutinosum<text:line-break/>existit, non tamen peragglutinatur, ho<text:span text:style-name="Default_20_Paragraph_20_Font"><text:span text:style-name="T2">c</text:span></text:span> est neque extreme,<text:line-break/>neque summe id patitur. Et ne quis in ea re falleretur,<text:line-break/>propterea non moratus est huic verbo adverbium hoc <text:span text:style-name="Default_20_Paragraph_20_Font"><text:span text:style-name="T2">crude<text:line-break/></text:span></text:span>adscribere, quod idem ac incocta significat. Nam quod<text:line-break/>incocto peragglutinatur, pravum. Aegro autem ita affecto<text:line-break/>si quis ptisanam dederit, priusquam ditarem Vel facta<text:line-break/>vena vel ventris evacuatione solverit , hominem perimet.<text:line-break/>Nam in praelënti plenritide, quum a calidis fomentis non<text:line-break/>remissum esse dolorem dixit, statim duo alia habet in do-<text:line-break/>lorem remedia, venae sectionem et purgationem. Nam<text:line-break/>eorum, quae ex opio, hyoscyamo et mandragora confici-<text:line-break/>untur, medicamentorum usus dolentem pleuritidis affecti-<text:line-break/>onem non sanat, fed <text:span text:style-name="Default_20_Paragraph_20_Font"><text:span text:style-name="T2">s</text:span></text:span>ensum enecat. Nunc ergo tum</text:p>
      <text:p text:style-name="P3">sectionis venae meminit simpliciter, tum alvi purgationes,<text:line-break/><text:span text:style-name="Default_20_Paragraph_20_Font"><text:span text:style-name="T2">s</text:span></text:span>ed deinceps super utriusque usu distinguet.</text:p>
      <text:h text:style-name="Heading_20_2" text:outline-level="2">XXXIII.</text:h>
      <text:p text:style-name="P4"><text:span text:style-name="Default_20_Paragraph_20_Font"><text:span text:style-name="T2">Has</text:span></text:span> i<text:span text:style-name="Default_20_Paragraph_20_Font"><text:span text:style-name="T2">gitur ob causas et alias hu</text:span></text:span>j<text:span text:style-name="Default_20_Paragraph_20_Font"><text:span text:style-name="T2">usmodi etiamnum magis,<text:line-break/>qui tota utuntur pt</text:span></text:span>i<text:span text:style-name="Default_20_Paragraph_20_Font"><text:span text:style-name="T2">sana, septimo die ac celerius mo-<text:line-break/>riuntur , alii quidem mente laesi , alii vero orthopnoea<text:line-break/>stertoreque praefocati.</text:span></text:span></text:p>
      <text:p text:style-name="P2">Quod plerumque causas occasiones nominet et in ali-<text:line-break/>orum ejus operum explicationibus demonstratum est. Sed<text:line-break/>quas alias causas praeter ab ip<text:span text:style-name="Default_20_Paragraph_20_Font"><text:span text:style-name="T2">s</text:span></text:span>o commemoratas paucis<text:line-break/>diebus simul inferre mortem dicat, adjicere serm<text:span text:style-name="Default_20_Paragraph_20_Font"><text:span text:style-name="T2">o</text:span></text:span>ni opor-<text:line-break/>teI. Nunc siquidem sumptionem ptisanae, priusquam sol-<text:line-break/>vatur dolor, recensuit, sputique ob densum spiritum lento-<text:line-break/>rem , ob quem et suffocantur. Sed laedi quoque asserit,<text:line-break/>si prius, ut supp<text:span text:style-name="Default_20_Paragraph_20_Font"><text:span text:style-name="T2">o</text:span></text:span>suit, quam vacuati sint, vinum ass<text:span text:style-name="Default_20_Paragraph_20_Font"><text:span text:style-name="T2">u</text:span></text:span>m-</text:p>
      <text:p text:style-name="P3">pserint, aquam item mulsam et oMymel. Nam de aliis<text:line-break/>omnibus neque idiotis ipsis non constat. Merito igitur<text:line-break/>ait ex ipsis alios mente laesos mori, quod contigit, si vi-<text:line-break/>num vinosaque intempestive sumpserint.</text:p>
      <text:h text:style-name="Heading_20_2" text:outline-level="2">XXXIV.</text:h>
      <text:p text:style-name="Normal"><text:span text:style-name="Default_20_Paragraph_20_Font"><text:span text:style-name="T2">At sane hos antiqui stderatos esse ex</text:span></text:span>i<text:span text:style-name="Default_20_Paragraph_20_Font"><text:span text:style-name="T2">stimaverunt, tum ob<text:line-break/>id maxime, tum non minime, quod mortuis latus lini-<text:line-break/>dum plagae simile deprehendatur.<text:line-break/></text:span></text:span>-</text:p>
      <text:p text:style-name="P2">Priscos talis prehendit opinio, tum propter interitus<text:line-break/>celeritatem, tum quod nonnullorum latus affectum livore<text:line-break/>videretur, ubi scilicet inflammationis erat radix. Sanguine<text:line-break/>etenim in latus ob dolorem perveniente, quicquid in cute<text:line-break/>divisum solutumque est, id in morte refrigeratum atrorem<text:line-break/>contraxit, iIlis factum simile, hoc est aequata, qui ita ex<text:line-break/>plaga affecti sunt.</text:p>
      <text:h text:style-name="P54" text:outline-level="2">XXXV.</text:h>
      <text:p text:style-name="P4">R<text:span text:style-name="Default_20_Paragraph_20_Font"><text:span text:style-name="T2">ei hujus haec causa est, quod priusquam dolor salvatur,<text:line-break/>intereant, brevi siquidem anhelatores stant.</text:span></text:span></text:p>
      <text:p text:style-name="P2">Quod autem hoc pacto respirent deinceps ip<text:span text:style-name="Default_20_Paragraph_20_Font"><text:span text:style-name="T2">s</text:span></text:span>e deda-<text:line-break/>ravit inquiens :</text:p>
      <text:h text:style-name="Heading_20_2" text:outline-level="2">XXXVI.</text:h>
      <text:p text:style-name="P4"><text:span text:style-name="Default_20_Paragraph_20_Font"><text:span text:style-name="T2">A multo autem densuque spiritu, ut</text:span></text:span> j<text:span text:style-name="Default_20_Paragraph_20_Font"><text:span text:style-name="T2">am dictum est, per-<text:line-break/>agglutinatum cruditate sputum egressum fieri prohibet,<text:line-break/>imo sartorem inducit, pulmonis bronchiis impactum,<text:line-break/>quumque ad hoc devenerit, lethale</text:span></text:span> j<text:span text:style-name="Default_20_Paragraph_20_Font"><text:span text:style-name="T2">am plerunque extstisu</text:span></text:span></text:p>
      <text:p text:style-name="P2">Quod prius immaturum dixit, nunc incoctum nomi-<text:line-break/>navit, fidemque facit, quod et probe tunc vocis tIAnsposi-<text:line-break/>tionem fecimus.</text:p>
      <text:h text:style-name="P54" text:outline-level="2">XXXVII.</text:h>
      <text:p text:style-name="P4"><text:span text:style-name="Default_20_Paragraph_20_Font"><text:span text:style-name="T2">Etenim ipsum sputum intus impactum spiritum quidem<text:line-break/>intro ferri prohibet, celeriter vero extra ferri cogit.</text:span></text:span></text:p>
      <text:p text:style-name="P2">Non omnis spiritus in hujusmodi affectionibus intro<text:line-break/>ferri prohibetur. ld enim si fieret, hominem protinus<text:line-break/>interire necesse esset, eodem modo ac eos qui strangulan-<text:line-break/>tur. Verum quod usui nimirum respirationis confert, in-<text:line-break/>tro ferri prohibetur, quapropter ad tempus aliquod sussi-<text:line-break/>ciunt , sed tractu temporis aucta ipsa indigentia mori-<text:line-break/>untur.</text:p>
      <text:h text:style-name="Heading_20_2" text:outline-level="2">XXXVIII.</text:h>
      <text:p text:style-name="P4"><text:span text:style-name="Default_20_Paragraph_20_Font"><text:span text:style-name="T2">Atque ita in aegri perniciem mutuas tradunt operas, nam<text:line-break/>retentum sputum densum spiritum facit, spiritusque den-<text:line-break/>sus existens sputum agglut</text:span></text:span><text:span text:style-name="Default_20_Paragraph_20_Font"><text:span text:style-name="T1">i</text:span></text:span><text:span text:style-name="Default_20_Paragraph_20_Font"><text:span text:style-name="T2">nat atque destuere prohibet.</text:span></text:span></text:p>
      <text:p text:style-name="P1">Quod verbo <text:span text:style-name="Default_20_Paragraph_20_Font"><text:span text:style-name="T6">τιμωρειν</text:span></text:span><text:span text:style-name="Default_20_Paragraph_20_Font"><text:span text:style-name="T5"> </text:span></text:span>pro opitulari tum antiqui alii<text:line-break/>tum Hippocrates usi sint saepius ante dictum est, et nunc<text:line-break/>fane mutuas tradere operas in perniciem dixit, pro con-<text:line-break/>spirare ac prodesse. At quomodo conspirent prosintque<text:line-break/>perspicue quidem et ipse ostendit, <text:span text:style-name="Default_20_Paragraph_20_Font"><text:span text:style-name="T2">s</text:span></text:span>ed et a nobis dicetur.<text:line-break/>Sputum in br<text:span text:style-name="Default_20_Paragraph_20_Font"><text:span text:style-name="T2">a</text:span></text:span>nchiis pulmonis vehementer adhaerens<text:line-break/>transitui spiritus angustiam efficit, atque ob eam angustiam<text:line-break/>minus aegri inspirant. Quo autem minus inspirant, eo<text:line-break/>magis inexpletum reddunt respirationis u<text:span text:style-name="Default_20_Paragraph_20_Font"><text:span text:style-name="T2">s</text:span></text:span>um , atque ob<text:line-break/>id citius a priore inspirati<text:span text:style-name="Default_20_Paragraph_20_Font"><text:span text:style-name="T2">o</text:span></text:span>ne ad fecundam pr<text:span text:style-name="Default_20_Paragraph_20_Font"><text:span text:style-name="T2">o</text:span></text:span>perant,<text:line-break/>quod den<text:span text:style-name="Default_20_Paragraph_20_Font"><text:span text:style-name="T2">s</text:span></text:span>um spiritum nominant.</text:p>
      <text:h text:style-name="Heading_20_2" text:outline-level="2">xL</text:h>
      <text:h text:style-name="P60" text:outline-level="2"><text:bookmark-start text:name="bookmark24"/><text:span text:style-name="Default_20_Paragraph_20_Font"><text:span text:style-name="T2">Prehendunt autem haec non solum st ptisana</text:span></text:span> i<text:span text:style-name="Default_20_Paragraph_20_Font"><text:span text:style-name="T2">ntempestive<text:line-break/>utantur, verum etiam multo magis siquid aliud quod pti-<text:line-break/>sana minus idoneum sit oel ederint oel biberint.</text:span></text:span><text:bookmark-end text:name="bookmark24"/></text:h>
      <text:p text:style-name="P1">Ea de re paulo ante dictum est, quando dixit: <text:span text:style-name="Default_20_Paragraph_20_Font"><text:span text:style-name="T2">ob<text:line-break/>has igitur causas atque ob alias similes. </text:span></text:span>lmo illic et de<text:line-break/>vino et aqua mul<text:span text:style-name="Default_20_Paragraph_20_Font"><text:span text:style-name="T2">s</text:span></text:span>a et oxymelite mentionem fecimus, hic<text:line-break/>autem et alia intelligere est opus, quae ita affectis sic a<text:line-break/>plerisque medicis exhibentur, quae sane etiam quam aqua<text:line-break/>mulsa, vinum et oxymel magis laedunt.</text:p>
      <text:h text:style-name="Heading_20_2" text:outline-level="2"><text:bookmark-start text:name="bookmark26"/><text:span text:style-name="Default_20_Paragraph_20_Font">XLI.</text:span><text:bookmark-end text:name="bookmark26"/></text:h>
      <text:p text:style-name="P4"><text:span text:style-name="Default_20_Paragraph_20_Font"><text:span text:style-name="T1">.P</text:span></text:span><text:span text:style-name="Default_20_Paragraph_20_Font"><text:span text:style-name="T2">roinde sane ut plurimum similia sunt auxilia tum</text:span></text:span><text:span text:style-name="Default_20_Paragraph_20_Font"><text:span text:style-name="T1"> i</text:span></text:span><text:span text:style-name="Default_20_Paragraph_20_Font"><text:span text:style-name="T2">is<text:line-break/>qui tota utuntur ptisana tum iis qui cremore ipsius.<text:line-break/>At qui neutro horum, sed potu selo</text:span></text:span> utuntur, <text:span text:style-name="Default_20_Paragraph_20_Font"><text:span text:style-name="T2">his iuter-<text:line-break/>dum diverse auxiliandum est.</text:span></text:span></text:p>
      <text:p text:style-name="P2">Auxilia, inquit, similia <text:span text:style-name="Default_20_Paragraph_20_Font"><text:span text:style-name="T2">s</text:span></text:span>unt tum iis qui ptisana tum<text:line-break/>iis qui cremore ipsius utuntur. Sed qui potione dunta-<text:line-break/>xat utuntur, his interdum diver<text:span text:style-name="Default_20_Paragraph_20_Font"><text:span text:style-name="T2">s</text:span></text:span>e opitulari oportet. Sed<text:line-break/>quaenam sit hujusmodi diversitas, sequentibus perdocet.</text:p>
      <text:h text:style-name="P54" text:outline-level="2">XI.lI.</text:h>
      <text:p text:style-name="P4"><text:span text:style-name="Default_20_Paragraph_20_Font"><text:span text:style-name="T2">Verum hoc modo omnino fecere oportet. Sive a cibo<text:line-break/>recens accepto et alvo nondum subducta febris invasu-<text:line-break/>rit, sive cum dolore, sive sine dolore, a sorbitione ex-<text:line-break/>hibenda tantisper est temperandum, quoad cibi faeces ad<text:line-break/>imam intestini partem secessisse videantur.</text:span></text:span></text:p>
      <text:p text:style-name="P2">Sermonem in partes sectum neque continenter et<text:line-break/>convenienti digestum ordine se fecisse deprehendit Hippo-<text:line-break/>crates, quapropter nunc resumens ipsum, ad accommod<text:span text:style-name="Default_20_Paragraph_20_Font"><text:span text:style-name="T2">u</text:span></text:span>m<text:line-break/>perducit principium. Hoc autem ipsi accidit, quod quae-<text:line-break/>stionem super medicorum c<text:span text:style-name="Default_20_Paragraph_20_Font"><text:span text:style-name="T2">o</text:span></text:span>ntroversia solvere conatus, in<text:line-break/>ea <text:span text:style-name="Default_20_Paragraph_20_Font"><text:span text:style-name="T2">s</text:span></text:span>olutione de medendi rationibus mentionem fecit, qui<text:line-break/>sane re intellecta, his permutatis, sermonem ab initio<text:line-break/>aliter percurrere debuit. Nam et ita mihi aliquando fe-<text:line-break/>lictus contingere est visum, ut iis quae ante scripta fue-<text:line-break/>rant permutatis, alio modo de ipsis scripserim. Quo<text:line-break/>pacto igitur et quaestionem ab ipfo propositam <text:span text:style-name="Default_20_Paragraph_20_Font"><text:span text:style-name="T2">s</text:span></text:span>olvere et</text:p>
      <text:p text:style-name="P3"><text:span text:style-name="Default_20_Paragraph_20_Font"><text:span text:style-name="T2">s</text:span></text:span>ermoni ordinem dare debuit, exponam ego, iisque qui<text:line-break/>talia interpretari desiderant viam dilucidabo. Jam ergo<text:line-break/>mihi animum adverte, tanquam <text:span text:style-name="Default_20_Paragraph_20_Font"><text:span text:style-name="T2">s</text:span></text:span>ermonem ab initio audi-<text:line-break/>t<text:span text:style-name="Default_20_Paragraph_20_Font"><text:span text:style-name="T2">o</text:span></text:span>rus. Quare contingit ut interdum praestantes medici<text:line-break/>de curatione dissideant? quod in nonnullis expertum<text:line-break/>convenire omnibus putaverunt. Sic sane et in victus ratione<text:line-break/>in morbis acutis fuerunt contr<text:span text:style-name="Default_20_Paragraph_20_Font"><text:span text:style-name="T2">o</text:span></text:span>versi: nonnulli quidem aegros<text:line-break/>ad judicationem usque ptisanae cremore servant, alii ptisa-<text:line-break/>nam ipsam exhibent, alii autem neutrum ; ex parte verum<text:line-break/>quidem dixerunt omnes, sed ex parte falluntur. Nam qui-<text:line-break/>dam ex acute aegrotantibus ptisana indigent, alii cremore,<text:line-break/>alii horum neutro ad judicationem usque. Verum claritatis<text:line-break/>gratia de acuto morbo uno, tanquam exemplo, ego <text:span text:style-name="Default_20_Paragraph_20_Font"><text:span text:style-name="T2">s</text:span></text:span>ermo-<text:line-break/>nem faciam. Proponatur igitur pleuritidis curatio tra-<text:line-break/>denda. Si aegrotante non multo ante tempore cibato,<text:line-break/>necdum alvo subducta, febris inva<text:span text:style-name="Default_20_Paragraph_20_Font"><text:span text:style-name="T2">s</text:span></text:span>erit, sorbitionem sinus<text:line-break/>non dabis, donec exhibitum alimentum penetratis .pluri-<text:line-break/>mis intestinis ad ultima ufque eorum pervenisse videbi-</text:p>
      <text:p text:style-name="P3">turi Hoc principium ubi quispiam sermoni fecerit, at-<text:line-break/>qne deinceps omnia proprio dotaverit ordine, doctrinam<text:line-break/>in his haudquaquam obscuram pariet.</text:p>
      <text:h text:style-name="Heading_20_2" text:outline-level="2">X LUI.</text:h>
      <text:p text:style-name="P4">U<text:span text:style-name="Default_20_Paragraph_20_Font"><text:span text:style-name="T2">tendum autem est in potu aceto mulsa, st quis dolor de-<text:line-break/>tinuerit, hieme quidem calido , aestate vero fagino, et<text:line-break/>st multa sitis fuerit, etiam aqua mulsa et aqua.</text:span></text:span></text:p>
      <text:p text:style-name="P2">Siticuloso existente aegro, alias acetum mul<text:span text:style-name="Default_20_Paragraph_20_Font"><text:span text:style-name="T2">s</text:span></text:span>um eo.-<text:line-break/>piosissimum devitans, ob id deinceps^ tum meliorati tum<text:line-break/>aquae mentionem fecit. Nam quantum ad morbum <text:span text:style-name="Default_20_Paragraph_20_Font"><text:span text:style-name="T2">s</text:span></text:span>pe-<text:line-break/>ctat, oxymelite magis est utendum, verum si aeger eo<text:line-break/>copio<text:span text:style-name="Default_20_Paragraph_20_Font"><text:span text:style-name="T2">s</text:span></text:span>e accepto adhuc sitiverit, melioratum exhibendum<text:line-break/>est. Qu<text:span text:style-name="Default_20_Paragraph_20_Font"><text:span text:style-name="T2">o</text:span></text:span>d si et ah hoc sitiverit, aqua offerenda est, nam<text:line-break/>aqua ipsa per fe pota improbatur. Quas vero ob causas<text:line-break/>aqua pota improbetur sequentibus in ea libri parte,</text:p>
      <text:p text:style-name="P3">quae de aquae facultatibus agit, perdisces. Nunc au-<text:line-break/>tem quod praesenti apposuit. orationi, considerabimus,<text:line-break/>qua praecipit<text:span text:style-name="Default_20_Paragraph_20_Font"><text:span text:style-name="T2">e tux</text:span></text:span>y<text:span text:style-name="Default_20_Paragraph_20_Font"><text:span text:style-name="T2">meli</text:span></text:span>t<text:span text:style-name="Default_20_Paragraph_20_Font"><text:span text:style-name="T2">e</text:span></text:span> m<text:span text:style-name="Default_20_Paragraph_20_Font"><text:span text:style-name="T2">endum; hieme q</text:span></text:span>u<text:span text:style-name="Default_20_Paragraph_20_Font"><text:span text:style-name="T2">idem</text:span></text:span> c<text:span text:style-name="Default_20_Paragraph_20_Font"><text:span text:style-name="T2">al</text:span></text:span>i<text:span text:style-name="Default_20_Paragraph_20_Font"><text:span text:style-name="T2">do,<text:line-break/>aestate</text:span></text:span> --a<text:span text:style-name="Default_20_Paragraph_20_Font"><text:span text:style-name="T2">er</text:span></text:span>o <text:span text:style-name="Default_20_Paragraph_20_Font"><text:span text:style-name="T2">fulg</text:span></text:span>i<text:span text:style-name="Default_20_Paragraph_20_Font"><text:span text:style-name="T2">d</text:span></text:span>o. Id enim. ad eam, quae:. in acutis<text:line-break/>morbis^ magno est auxilio, nos: hortetur gelidae aquae po-<text:line-break/>lienem , quam omnino praetermisisse videtur <text:span text:style-name="Default_20_Paragraph_20_Font"><text:span text:style-name="T2">H</text:span></text:span>i<text:span text:style-name="Default_20_Paragraph_20_Font"><text:span text:style-name="T2">pp</text:span></text:span>o<text:span text:style-name="Default_20_Paragraph_20_Font"><text:span text:style-name="T2">cra</text:span></text:span>t<text:span text:style-name="Default_20_Paragraph_20_Font"><text:span text:style-name="T2">e</text:span></text:span>s,<text:line-break/>atque ob eam rem a quopiam improbari posset; res etenim<text:line-break/>doceri, non negligentius narrari debuit. Quam ergo opi-<text:line-break/><text:span text:style-name="Default_20_Paragraph_20_Font"><text:span text:style-name="T13">nionemhabuit.de </text:span></text:span>aquae frigidae potione. ex hocfermone<text:line-break/>intelligi potest. - Hic enim si sitientibus oxymel frigidum<text:line-break/>aliquando exhibeat., quod et aquam daturus sit, . manife-<text:line-break/>flum esu Quamvis enim non prorsus de frigidae -potione<text:line-break/>id praeceperit, ejus tamen dogmatis id consentaneum fuit,<text:line-break/>qui febrem ex nativo calore agnascente procreari existimet,<text:line-break/>atque contraris contrariorum esse remedia. Quum autum<text:line-break/>ignis calidus et siccus sit, atque ob id etiam febris,. aqua<text:line-break/>febris naturae maxime contraria est, quae corpus tum<text:line-break/>refrigerat tum humectat. Et Cane ab ea tempestive data</text:p>
      <text:p text:style-name="P3">febres protinus extingui videntur. Dictum sane abunde<text:line-break/>in libris methodi medendi , fed et nunc rei summa dice-<text:line-break/>tur<text:span text:style-name="Default_20_Paragraph_20_Font"><text:span text:style-name="T2">r</text:span></text:span> Quum ergo febris fuerit, constantibus viribus, non<text:line-break/>fotum non laedes si frigidam .dederis, verum et magnopere<text:line-break/>proderis. . Potio autem frigidae. hujusmodi tanta sit copis;<text:line-break/>quantum frigidae aquae aeger ipfe inspirando haurire pof-<text:line-break/>sit. oxymelitis vero exiguum datur, neque singulis obia-<text:line-break/>lienibus plus dimidio. In hoc ergo. exhibitionis femus<text:line-break/>haud est similis, quod velis febrem. extinguere frigida<text:line-break/>affatim atque ad laborantis ufque satietatem epota. Quae<text:line-break/>enim ita bibitur aqua^, sanationis gratia -bibitur, oxymel<text:line-break/>vero aestate datur frigidum, ne laborantis adaugeat sitim,<text:line-break/>imout adversius etiam contrarium conferre possit. obal.<text:line-break/>etiam frigidum oxymel ante morbi coctionem dari jubet,<text:line-break/>tanquam frigidam aquam ad satietatem usque in ejusmodi<text:line-break/>affectione dare aestatis tempestate haudquaquam debeamus.<text:line-break/>Densabis enim inflammatio<text:span text:style-name="Default_20_Paragraph_20_Font"><text:span text:style-name="T2">n</text:span></text:span>em, si ex iusiammatio<text:span text:style-name="Default_20_Paragraph_20_Font"><text:span text:style-name="T2">n</text:span></text:span>e febri-</text:p>
      <text:p text:style-name="P14">citent; crudos frigore reddet^ humores, ubi ex his mor-<text:line-break/>bum contraxerint. Sed tunc oxy mel itis parum damus,<text:line-break/>tanquam in ventriculo prius sit evasurum tepidum quam<text:line-break/>ejus frigiditas ad costam usque distribuatur, quod siquid<text:line-break/>exiguum fuerit etiam distributum, illud ab ipso oxyme-<text:line-break/>lite emendabitur, incidendi facultate praedito;.: nam quod<text:line-break/>incidit penetratque, id densatur cogentique corpora con-<text:line-break/>tranium esu.</text:p>
      <text:h text:style-name="Heading_20_2" text:outline-level="2"><text:span text:style-name="Default_20_Paragraph_20_Font">XI.lv</text:span></text:h>
      <text:p text:style-name="P4">P<text:span text:style-name="Default_20_Paragraph_20_Font"><text:span text:style-name="T2">ostea vero si qu</text:span></text:span>is <text:span text:style-name="Default_20_Paragraph_20_Font"><text:span text:style-name="T2">do</text:span></text:span>l<text:span text:style-name="Default_20_Paragraph_20_Font"><text:span text:style-name="T2">or</text:span></text:span> i<text:span text:style-name="Default_20_Paragraph_20_Font"><text:span text:style-name="T2">nsit aut pericu</text:span></text:span>l<text:span text:style-name="Default_20_Paragraph_20_Font"><text:span text:style-name="T2">um qu</text:span></text:span>o<text:span text:style-name="Default_20_Paragraph_20_Font"><text:span text:style-name="T2">dda</text:span></text:span>m i<text:span text:style-name="Default_20_Paragraph_20_Font"><text:span text:style-name="T2">m-<text:line-break/>pendeat., sorbi</text:span></text:span>ti<text:span text:style-name="Default_20_Paragraph_20_Font"><text:span text:style-name="T2">o neque cop</text:span></text:span>i<text:span text:style-name="Default_20_Paragraph_20_Font"><text:span text:style-name="T2">osa neque crasse exh</text:span></text:span>i<text:span text:style-name="Default_20_Paragraph_20_Font"><text:span text:style-name="T2">benda,<text:line-break/>verum post sept</text:span></text:span>im<text:span text:style-name="Default_20_Paragraph_20_Font"><text:span text:style-name="T2">um aut nonu</text:span></text:span>m <text:span text:style-name="Default_20_Paragraph_20_Font"><text:span text:style-name="T2">d</text:span></text:span>i<text:span text:style-name="Default_20_Paragraph_20_Font"><text:span text:style-name="T2">e</text:span></text:span>m, si - <text:span text:style-name="Default_20_Paragraph_20_Font"><text:span text:style-name="T2">val</text:span></text:span>i<text:span text:style-name="Default_20_Paragraph_20_Font"><text:span text:style-name="T2">du</text:span></text:span>s<text:line-break/><text:span text:style-name="Default_20_Paragraph_20_Font"><text:span text:style-name="T2">aeger suerit.</text:span></text:span></text:p>
      <text:p text:style-name="P2">Qur llippocratem aegros replere dixerunt (ita enim<text:line-break/>ipsi verbo usi funt) dictionem .hanc praetermittere mihi<text:line-break/>videntur , ut qui fame necare<text:span text:style-name="Default_20_Paragraph_20_Font"><text:span text:style-name="T2">A</text:span></text:span>p<text:span text:style-name="Default_20_Paragraph_20_Font"><text:span text:style-name="T2">t</text:span></text:span>um dicunt; stolam hanc</text:p>
      <text:p text:style-name="P3">legisse apparent. Quod si utramque utrique animadver-<text:line-break/>tiifent eornmque quae ah ipsi,. recte enarrata sunt menti-<text:line-break/>nissent, naturas a naturis valde. differre, forfan eos contra-<text:line-break/>ria Hippocrati impone<text:span text:style-name="Default_20_Paragraph_20_Font"><text:span text:style-name="T2">r</text:span></text:span>e..puduisset,; et potissimum si reliqua<text:line-break/>animo volutassent, quae. ipsis demonstravit, regiones a re-<text:line-break/>gionibus magnopere differre. ostendens et anni tempestates<text:line-break/><text:span text:style-name="Default_20_Paragraph_20_Font"><text:span text:style-name="T1">a </text:span></text:span>tempestatibus et aetates ab aetatibus et consuetudines<text:line-break/>a consuetudinibus et proprium aegrotantium. unicuique<text:line-break/>ante morbum victum. Si ergo in omnibus enarratis con-<text:line-break/>trario habentes modo inter fe comparaveris, maximas in<text:line-break/>vietus ratione comperies differentias p quas ubi .e. regione<text:line-break/>inter fe ordinaveris , jam et . ita permultas. consistere lu<text:line-break/>medio. accurate ridebis,. Sed de huiusmodi differentiis<text:line-break/>dictum quidem absclute in libris methodi medendi, dice-<text:line-break/>tur quoque et nunc earum -summa. Proponatur igitur<text:line-break/>aliquis natura siccus quidem corporis habita , superficie<text:line-break/>autem densus, latis venis praeditus, facultate vitali vali-<text:line-break/>dus, non multis .vestri assuetus, aegrotare hieme. non ad-</text:p>
      <text:p text:style-name="P3">modum frigida in loco tali, atque priusquam aegrotaret<text:line-break/>magis ociosus, intemperantior ac variis eduliis nutritus,<text:line-break/>praeterea ipsi os ventris validum sit, quod et stomachum<text:line-break/>quidam vocitant: Sit autem et alter contrario - modo .<text:line-break/>affectus, humidus quidem et mollis et facultate vitali im-<text:line-break/>becillus et qui plures cibos assumere confuerit, aegrotet<text:line-break/>vero aestatis tempore aestuoso in regione hujusmodi, sta-<text:line-break/>tuamusque hominem, antequam aegrotaret, tum .curis tum<text:line-break/>assiduis negotiis fatigatum , pauca praeter -consuetudinem<text:line-break/>edisse; tum oleraceo tum minime nutrientia,. ventriculi<text:line-break/>quoque os non validum, led natura imbecillum habere,<text:line-break/>Atque his ita <text:span text:style-name="Default_20_Paragraph_20_Font"><text:span text:style-name="T2">t</text:span></text:span>e habentibus,....uterque eodem si volneris<text:line-break/>morbo laboret, ea pleuritide, quam Hippocrates veluti<text:line-break/>exemplum hoc in loco: constituit, Utrum. una tibi victus<text:line-break/>ratio in utroque definienda. videtur? . An posterior enar- .<text:line-break/>ratus a prima die alendus, prior. vero potu fido. ad sc-<text:line-break/>ptimum usque diem cibandus, ubi morbum eo non ulterius</text:p>
      <text:p text:style-name="P3">protracturum speraveris? Ego Iane, qui diuturna experi-<text:line-break/>entia utrumque probaverim, tibr.optimamita fore victus<text:line-break/>rationem assero. At si vice veris feceris, priorem quidem<text:line-break/>propositum a principio nutrire aggressus, posteriorem vero<text:line-break/>ad feptimum usque <text:span text:style-name="Default_20_Paragraph_20_Font"><text:span text:style-name="T2">sine cibo</text:span></text:span> servare, utrumque trucidabis<text:line-break/>f<text:span text:style-name="Default_20_Paragraph_20_Font"><text:span text:style-name="T2">e</text:span></text:span>ne ante quartum diem, alterum quidem citissime praefo-<text:line-break/>cando, alterius vero vires prosternendo. Caeterum adlice,<text:line-break/>si velis, aetatem utrique contrariam, priorem quidem qua-<text:line-break/>dragenarium constituens, posteriorem vero puerum, sic<text:line-break/>enim citius adhuc ad mortem uterque properabit. - Sed<text:line-break/><text:span text:style-name="Default_20_Paragraph_20_Font"><text:span text:style-name="T2">t</text:span></text:span>ane haec omnia nunc dicta ad unum reducuntur scopum,<text:line-break/>qui uno verbo ab Hippocrate .est declaratus. Quid enim<text:line-break/>ait? <text:span text:style-name="Default_20_Paragraph_20_Font"><text:span text:style-name="T2">s</text:span></text:span>o<text:span text:style-name="Default_20_Paragraph_20_Font"><text:span text:style-name="T2">rb</text:span></text:span>i<text:span text:style-name="Default_20_Paragraph_20_Font"><text:span text:style-name="T2">t</text:span></text:span>io<text:span text:style-name="Default_20_Paragraph_20_Font"><text:span text:style-name="T2">ne</text:span></text:span>m <text:span text:style-name="Default_20_Paragraph_20_Font"><text:span text:style-name="T2">dare opor</text:span></text:span>t<text:span text:style-name="Default_20_Paragraph_20_Font"><text:span text:style-name="T2">et p</text:span></text:span>o<text:span text:style-name="Default_20_Paragraph_20_Font"><text:span text:style-name="T2">st septimum diem</text:span></text:span> p si<text:line-break/><text:span text:style-name="Default_20_Paragraph_20_Font"><text:span text:style-name="T2">validus suerit.</text:span></text:span> Verbum siquidem unum est, .fed ex omni-<text:line-break/>bus , quae nuper dicta sunt, invenitur. Si enim viribus<text:line-break/>valido ad septimum usque diem et oxymel et melioratum<text:line-break/>et aquam dare fatis sit ob quae dixi omnia, tum libera-<text:line-break/>hitur tum sanabitur. Ut si sane ex ipsis alia quidem</text:p>
      <text:p text:style-name="P3">praesto sint, alia vero desint, horum vires si vice versa<text:line-break/>comparaveris; quot diebus sufficere ex tali victus specie -<text:line-break/>aeger possit, deprehendes. Verum haec nostris in tra-<text:line-break/>ctationibus demonstrata si legisti, recordare nunc, si non.<text:line-break/>legisti, f n eas te prius transfer, si sententiae Hippocratis<text:line-break/>veritatem cognoscere volueris. omnia siquidem in ope-<text:line-break/>ribus omnibus dicta funt .a nobis, qui verissima Hippocra-<text:line-break/>tis dogmata sequimur. Sed enim fieri non potest ut ho-<text:line-break/>mo unus convenientem methodum .et singularia, quae in<text:line-break/>ea funt, omnia doceat, ideo. neque ab Hippocrate singula-<text:line-break/>ria omnia auditurum te existimaveris. At potius eos ar-<text:line-break/>gue, qui quum ea, quae ab Hippocrate probe demonstrata<text:line-break/>funt, elaborare et conficere deberent, laudis appetentia<text:line-break/>ducti sectam aliam constituunt. . Verum nos, qui verita-<text:line-break/>tem honoramus, laudamus Hippocrate<text:span text:style-name="Default_20_Paragraph_20_Font"><text:span text:style-name="T2">t</text:span></text:span>n cum in caeteris<text:line-break/>omnibus , tum quod in unoquoque opere proprium fco-<text:line-break/>pum ita. docuerit, ut huic attentus omnino quispiam dest-<text:line-break/>ultam certamque inventionis . auxiliorum habeat viam.</text:p>
      <text:p text:style-name="P3">Sic itaque et alimenti exhibendi scopum unum commu-<text:line-break/>nem prorsus omnibus tum fanis tum aegrotis esse demon-.<text:line-break/>stravimus. Is autem facultatis vitalis conservatio est,<text:line-break/>quam nunc iudicavit, quum dixit: <text:span text:style-name="Default_20_Paragraph_20_Font"><text:span text:style-name="T2">si v</text:span></text:span>iri<text:span text:style-name="Default_20_Paragraph_20_Font"><text:span text:style-name="T2">b</text:span></text:span>us <text:span text:style-name="Default_20_Paragraph_20_Font"><text:span text:style-name="T2">val</text:span></text:span>i<text:span text:style-name="Default_20_Paragraph_20_Font"><text:span text:style-name="T2">dus sue-<text:line-break/>ri</text:span></text:span>t. ob eam enim sane facultatem sani edimus et .bibi-<text:line-break/>mus aliaque omnia ad vitam spectantia obimus; propter<text:line-break/>hanc eandem. et aegrotantes ad cibos potusque procedi-<text:line-break/>mus. Nam morbus ipse <text:span text:style-name="Default_20_Paragraph_20_Font"><text:span text:style-name="T2">t</text:span></text:span>uae affectionis indicat auxilia,<text:line-break/>phlebotomiam, cly<text:span text:style-name="Default_20_Paragraph_20_Font"><text:span text:style-name="T2">t</text:span></text:span>ma, cataplasma, purgationem, oxy<text:span text:style-name="Default_20_Paragraph_20_Font"><text:span text:style-name="T2">t</text:span></text:span>nel,<text:line-break/>aquam mulsam atque aliorum unumquodque. Facultatis<text:line-break/>vero conservatio Iosum indicat alimentum. Si. igitur<text:line-break/>affectionem nullo modo laederet unquam alimentum, nos<text:line-break/>facultati foli attendentes aegros ut sanos aleremus, fed<text:line-break/>quoniam faepius laedit, uti ostendimus, ob id morbi affe-<text:line-break/>ctionem non tanquam cibum indicantem, sied tanquam<text:line-break/>prohibentem contemplamur;. Quum ergo non prohibeat<text:line-break/>facultasque imperet, tunc nutrimus. Nunquam enim ci;<text:line-break/>bus morbosam affectionem fui ratione iuvabit. f d sane</text:p>
      <text:p text:style-name="P3">dixi,- quoniam plerumque materia una tum cibi tum me-<text:line-break/>dicamenti facultatem obtinet, ut ptisana. Nam quod<text:line-break/>facultatem roboret, id tanquam alimentum efficere. nata est,<text:line-break/>fed quoniam et incidit et . humectat quae expui oportet,<text:line-break/>ideo medicamenti rationem obtinet. Alica ergo pleuritici<text:line-break/>cibus tantum . existit, oxym.eLvero medicamentum. sed<text:line-break/>et al tuorum que facultatem sullana obtinet ustunque aegro-<text:line-break/>tis exhibet, fed ingeritur, virium quidem . confervan-<text:line-break/>darum<text:span text:style-name="Default_20_Paragraph_20_Font"><text:span text:style-name="T2">r</text:span></text:span>gratia tanquam. alimentum, ut vero <text:span text:style-name="Default_20_Paragraph_20_Font"><text:span text:style-name="T2">s</text:span></text:span>olvatur mor-<text:line-break/>bus, tanquam medicamentum. Quum igitur vires ad<text:line-break/>morbi usquequdicationem sine ptisanae sorbitione suffece-<text:line-break/>rint, oxymel et aqua mulsa fatis sunt; oxymel quidem<text:line-break/>solam medicamenti facultatem habens, aqua vero mulsa<text:line-break/>cibi pauci et imbecilli. Si igitur iudicationem septimo<text:line-break/>die .citius futuram speraveris, ut verbi gratia circa quer-<text:line-break/>tum aut quintum, aegros Iane multos. Sufficere citra pli-<text:line-break/>sanae fotbitionem posse comperies, quod si ad septimum<text:line-break/>usque protrahatur, paucos omnino, qui et vises habent</text:p>
      <text:p text:style-name="P15">robusias corporisque habitum tum: durum tum aegre<text:line-break/>tranfpi<text:span text:style-name="Default_20_Paragraph_20_Font"><text:span text:style-name="T2">r</text:span></text:span>abilem humoresque crassos vel glutinosos, etiam si<text:line-break/>ambiens aer: calidus non fuerit. Nam si nihil. e nostro<text:line-break/>efflueret corpore, alimento opus non esset, fed quoniam-<text:line-break/>effluit, i<text:span text:style-name="Default_20_Paragraph_20_Font"><text:span text:style-name="T2">de</text:span></text:span>o hujus proportione cibi quantitatem definimus;<text:line-break/>Quibus igitur per cuticulares meatus paucum exhalat;<text:line-break/>fieri potest ut his summam consulamus inediam, imo<text:line-break/>etiamnum ad hoc. magis, si vires ab initio validas habu-<text:line-break/>erint; si enim fuerint imbecillae, quemadmodum in feni-<text:line-break/>bus fe res habet, etsi corpus partini exhalat, celeriter ta-<text:line-break/>men aegrotat. Quapropter et paulo ante quadragenarii<text:line-break/>meminimus, non .septuagenarii.<text:tab/>nec , ..</text:p>
      <text:h text:style-name="Heading_20_2" text:outline-level="2">r <text:span text:style-name="Default_20_Paragraph_20_Font"><text:span text:style-name="T13">XI.lv.<text:tab/></text:span></text:span>. , .o</text:h>
      <text:p text:style-name="P16"><text:span text:style-name="Default_20_Paragraph_20_Font"><text:span text:style-name="T2">At si recen</text:span></text:span>s <text:span text:style-name="Default_20_Paragraph_20_Font"><text:span text:style-name="T2">c</text:span></text:span>i<text:span text:style-name="Default_20_Paragraph_20_Font"><text:span text:style-name="T2">ba</text:span></text:span>to <text:span text:style-name="Default_20_Paragraph_20_Font"><text:span text:style-name="T2">vetustior .cibu</text:span></text:span>s <text:span text:style-name="Default_20_Paragraph_20_Font"><text:span text:style-name="T2">n</text:span></text:span>o<text:span text:style-name="Default_20_Paragraph_20_Font"><text:span text:style-name="T2">n sub</text:span></text:span>i<text:span text:style-name="Default_20_Paragraph_20_Font"><text:span text:style-name="T2">er</text:span></text:span>i<text:span text:style-name="Default_20_Paragraph_20_Font"><text:span text:style-name="T2">t, si qu</text:span></text:span>i<text:span text:style-name="Default_20_Paragraph_20_Font"><text:span text:style-name="T2">dem<text:line-break/></text:span></text:span>t<text:span text:style-name="Default_20_Paragraph_20_Font"><text:span text:style-name="T2">um val</text:span></text:span>i<text:span text:style-name="Default_20_Paragraph_20_Font"><text:span text:style-name="T2">du</text:span></text:span>s <text:span text:style-name="Default_20_Paragraph_20_Font"><text:span text:style-name="T2">sit, </text:span></text:span>t<text:span text:style-name="Default_20_Paragraph_20_Font"><text:span text:style-name="T2">um ae</text:span></text:span>t<text:span text:style-name="Default_20_Paragraph_20_Font"><text:span text:style-name="T2">a</text:span></text:span>t<text:span text:style-name="Default_20_Paragraph_20_Font"><text:span text:style-name="T2">e v</text:span></text:span>i<text:span text:style-name="Default_20_Paragraph_20_Font"><text:span text:style-name="T2">geat, subluere</text:span></text:span> oportet,<text:line-break/><text:span text:style-name="Default_20_Paragraph_20_Font"><text:span text:style-name="T2">si vero</text:span></text:span> i<text:span text:style-name="Default_20_Paragraph_20_Font"><text:span text:style-name="T2">mbecill</text:span></text:span>i<text:span text:style-name="Default_20_Paragraph_20_Font"><text:span text:style-name="T2">or ex</text:span></text:span>ti<text:span text:style-name="Default_20_Paragraph_20_Font"><text:span text:style-name="T2">ter</text:span></text:span>i<text:span text:style-name="Default_20_Paragraph_20_Font"><text:span text:style-name="T2">t, glande .utendu</text:span></text:span>m, <text:span text:style-name="Default_20_Paragraph_20_Font"><text:span text:style-name="T2">n</text:span></text:span>i<text:span text:style-name="Default_20_Paragraph_20_Font"><text:span text:style-name="T2">si sponte<text:line-break/>pr</text:span></text:span>o<text:span text:style-name="Default_20_Paragraph_20_Font"><text:span text:style-name="T2">be de</text:span></text:span>i<text:span text:style-name="Default_20_Paragraph_20_Font"><text:span text:style-name="T2">ecerit.</text:span></text:span></text:p>
      <text:p text:style-name="P1">Rursus et .hic probe .remediorum indicationem ab<text:line-break/>affectu corporis sumpsit, sunulqne consideravit vires . non<text:line-break/>tanquam .remediorum nisum aliquando indicantes, fed tau-<text:line-break/>quam contra indicantes, interdum autem et prohibentes.<text:line-break/>Non enim quod aeger validus sit viribus, ob id clysmate<text:line-break/>est opus, <text:span text:style-name="Default_20_Paragraph_20_Font"><text:span text:style-name="T2">t</text:span></text:span>ed clyfmatis indicatio ex ventris desumitur<text:line-break/>affectu. Si .vero. vires validae^ fuerint,. vacuare con ce-<text:line-break/>dunt, si imbecillae, prohibent. Sest rursus. ad Hippocratis<text:line-break/>consuetudinem converse animum., qui in. talibus aliquando<text:line-break/>de felis. viribus mentionem; facit, ut in .praescripta dicti-<text:line-break/>one, .interdum autem et aetatem. adjicit. Praecipuus siqui-<text:line-break/>dem est viriumscopus,. fed ad ejus dignotion.e.m conferti<text:line-break/>etiam aetatis cognitio ,-. .cito quidem in pueris laborantibus<text:line-break/>ob copiam. effiuvii .viribus , . in aetate vero florentibus<text:line-break/>.abunde sufficientibus. Caeterum quemadmodum in. pueris<text:line-break/>corporis substantia tum. mollis tum humida praecipua<text:line-break/>exolutionis <text:span text:style-name="Default_20_Paragraph_20_Font"><text:span text:style-name="T2">r</text:span></text:span> virium causa efficitur, sic et in. regionibus et</text:p>
      <text:p text:style-name="P3">anni tempestatibus res habet. Nam horum calores velo-<text:line-break/>citer consestimque vires vacuationis copia solvunt. .Iure<text:line-break/>igitur Hippocrates ex viribus interdum <text:span text:style-name="Default_20_Paragraph_20_Font"><text:span text:style-name="T2">s</text:span></text:span>olis distinctionum<text:line-break/>hujusmodi doctrinam efficit, interdum et aliquid ex aliis<text:line-break/>adjicit, una cum ipsis et caetera commemorans.</text:p>
      <text:h text:style-name="Heading_20_2" text:outline-level="2"><text:bookmark-start text:name="bookmark28"/><text:span text:style-name="Default_20_Paragraph_20_Font">X L V.</text:span><text:bookmark-end text:name="bookmark28"/></text:h>
      <text:p text:style-name="P17"><text:span text:style-name="Default_20_Paragraph_20_Font"><text:span text:style-name="T1">O</text:span></text:span><text:span text:style-name="Default_20_Paragraph_20_Font"><text:span text:style-name="T2">ccasionem autem exhibendae sorbitionis tum per in-<text:line-break/>t</text:span></text:span><text:span text:style-name="Default_20_Paragraph_20_Font"><text:span text:style-name="T1">r</text:span></text:span><text:span text:style-name="Default_20_Paragraph_20_Font"><text:span text:style-name="T2">ia tum per totum morbum hanc maxime observare<text:line-break/>oportet. Quum quidem pedes frigidi suerint, sorbitio-<text:line-break/>nis exhibitionem prohibere oportet, maxime vero etiam a<text:line-break/>potu temperandum est. Quum vero calor ad pedes<text:line-break/>descenderit, tunc dare convenit, reputareque cum in<text:line-break/>morbis omnibus tum haud minime in acutis, ac potisu-<text:line-break/>mum</text:span></text:span><text:span text:style-name="Default_20_Paragraph_20_Font"><text:span text:style-name="T1"> i</text:span></text:span><text:span text:style-name="Default_20_Paragraph_20_Font"><text:span text:style-name="T2">n magis febri</text:span></text:span><text:span text:style-name="Default_20_Paragraph_20_Font"><text:span text:style-name="T1">b</text:span></text:span><text:span text:style-name="Default_20_Paragraph_20_Font"><text:span text:style-name="T2">us ac periculosissimis , hancce<text:line-break/>occasionem plurimum poste.</text:span></text:span></text:p>
      <text:p text:style-name="Normal">Quemadmodum dixi unum quidem esse alimenti fco-</text:p>
      <text:p text:style-name="P3">pum; virium conservationem, necessario autum simul.rnor-<text:line-break/>bi affectionem contemplandam esse, ita cibi offerendi oc-<text:line-break/>casio ex morbo non prohibente invenitur. Quantum<text:line-break/>siquidem ex primo virium scopo est, interdum et per ac-<text:line-break/>cessionum initia nutriendi existit necessitas, quemadmodum<text:line-break/>et in sanis, ubi primum risi naturalibus evacuationibus<text:line-break/>quis eo devenerit, ut prope laborare incipiat, virium in-.<text:line-break/>stauratione per alimenta est opus. Sed<text:span text:style-name="Default_20_Paragraph_20_Font"><text:span text:style-name="T2">c</text:span></text:span>qiioniam inaccef-<text:line-break/>sionum tum principiis tum .incrementis assumptum ali-<text:line-break/>mehtum laedere admodum consuevit, sub id differimus<text:line-break/>ipsius exhibitionem, quamquam corpus ipsum jam indiget.<text:line-break/>Quae igitur optima aegrotantibus alimenti exhibendi occa-<text:line-break/>fio ? in qua constet moderatissime affici tum tho<text:span text:style-name="Default_20_Paragraph_20_Font"><text:span text:style-name="T2">r</text:span></text:span>acis. tum<text:line-break/>Ventris partes. Quae veto deterrima? in qua hae deter-<text:line-break/>time afficiuntur. ^Quando igitur deterrime fe habent? In<text:line-break/>accessionum principiis. Quando vero moderatissime? in<text:line-break/>declinationibus. Constat igitur optimum cibi ministrandi<text:line-break/>tempus in aegrotantium declinationibus este. Accessionum</text:p>
      <text:p text:style-name="P3">autem principium fit , calore omni universo ex corpore<text:line-break/>tum ad cor tum ad thoracem concurrente. Incrementum<text:line-break/>vero, quum paulatim ad extremas corporis partes se<text:span text:style-name="Default_20_Paragraph_20_Font"><text:span text:style-name="T2">t</text:span></text:span>e<text:line-break/>expandit... Status, quum per universum corpus aequabiliter<text:line-break/>extenditur. verum declinatio principio contraria est, quae<text:line-break/>tum perspirante calore , tum media corporis relinquente<text:line-break/>oritur, quod uno ostendit verbo, inquiens; <text:span text:style-name="Default_20_Paragraph_20_Font"><text:span text:style-name="T2">quum ad pe-<text:line-break/>de</text:span></text:span>s q<text:span text:style-name="Default_20_Paragraph_20_Font"><text:span text:style-name="T2">alor descenderit. </text:span></text:span>Non enim idem est calidos ex fri-<text:line-break/>gidis fieri pedes et calorem in eos descendere. Nam<text:line-break/>descendere commutationem caloris ex alia parte in aliam<text:line-break/>partem prodit. Pedes autum possunt calefieri, .manente<text:line-break/>etiam in corporis medio calore , quod in rigore ipsi,<text:line-break/>accidit.</text:p>
      <text:h text:style-name="Heading_20_2" text:outline-level="2"><text:span text:style-name="Default_20_Paragraph_20_Font"><text:span text:style-name="T2">sa ecsa h</text:span></text:span> XLVI.</text:h>
      <text:p text:style-name="P4"><text:span text:style-name="Default_20_Paragraph_20_Font"><text:span text:style-name="T2">primum. autem</text:span></text:span> m<text:span text:style-name="Default_20_Paragraph_20_Font"><text:span text:style-name="T2">axi</text:span></text:span>m<text:span text:style-name="Default_20_Paragraph_20_Font"><text:span text:style-name="T2">e qu</text:span></text:span>i<text:span text:style-name="Default_20_Paragraph_20_Font"><text:span text:style-name="T2">de</text:span></text:span>m <text:span text:style-name="Default_20_Paragraph_20_Font"><text:span text:style-name="T2">crem</text:span></text:span>o<text:span text:style-name="Default_20_Paragraph_20_Font"><text:span text:style-name="T2">re, de</text:span></text:span>i<text:span text:style-name="Default_20_Paragraph_20_Font"><text:span text:style-name="T2">nde p</text:span></text:span>ti<text:span text:style-name="Default_20_Paragraph_20_Font"><text:span text:style-name="T2">sana,<text:line-break/>praescr</text:span></text:span>i<text:span text:style-name="Default_20_Paragraph_20_Font"><text:span text:style-name="T2">p</text:span></text:span>t<text:span text:style-name="Default_20_Paragraph_20_Font"><text:span text:style-name="T2">as c</text:span></text:span>o<text:span text:style-name="Default_20_Paragraph_20_Font"><text:span text:style-name="T2">nfec</text:span></text:span>t<text:span text:style-name="Default_20_Paragraph_20_Font"><text:span text:style-name="T2">uras accura</text:span></text:span>t<text:span text:style-name="Default_20_Paragraph_20_Font"><text:span text:style-name="T2">e c</text:span></text:span>o<text:span text:style-name="Default_20_Paragraph_20_Font"><text:span text:style-name="T2">nsulente</text:span></text:span>m, <text:span text:style-name="Default_20_Paragraph_20_Font"><text:span text:style-name="T2">u</text:span></text:span>t<text:span text:style-name="Default_20_Paragraph_20_Font"><text:span text:style-name="T2">i</text:span></text:span> o<text:span text:style-name="Default_20_Paragraph_20_Font"><text:span text:style-name="T2">por</text:span></text:span>t<text:span text:style-name="Default_20_Paragraph_20_Font"><text:span text:style-name="T2">et.</text:span></text:span></text:p>
      <text:p text:style-name="P1">Praenunciavit quando pro victu potu stilo uti aegro-<text:line-break/>fantes oporteat et quando ptisana, nunc distinguit quando<text:line-break/>cremore solo et quando ptisana ipsa utendum sit. Con-<text:line-break/>cisa vero ac conspicua distinctio esu Quum enim ad<text:line-break/>eas, quas recensuit, coniecturas animum convertens aegro-<text:line-break/>tantium aliquem ptisana uti posse comperies, a cremore<text:line-break/>ducto exordio ad ipsimi paulatim te. transferes. Dico<text:line-break/>autem paulatim, ut primum quidem solo utaris cremore,<text:line-break/>deinde cremoris quidem plus exhibeas, ptisanae autem<text:line-break/>exiguum, deinceps aequaliterutrumque, mox ptisanae .plus,<text:line-break/>atque tandem eam falam, ferens pristinam ipsam ad cor-<text:line-break/>poris nutrimentum viriumque robur exuberare, cremorem<text:line-break/>autem ad concoctionem confectionemque facilem esse.<text:line-break/>Quum igitur morbi affectionem viriumque robur vergere<text:line-break/>ad melius videris, ange et tu ptisanae oblationem.</text:p>
      <text:h text:style-name="P53" text:outline-level="1">HIPPOCRATIS DE ACUTORUM<text:line-break/>MORBORUM VICTU LIBER ET<text:line-break/>GALENI COMMENTARIUS II.</text:h>
      <text:h text:style-name="Heading_20_2" text:outline-level="2">I.</text:h>
      <text:p text:style-name="P4">L<text:span text:style-name="Default_20_Paragraph_20_Font"><text:span text:style-name="T2">ater</text:span></text:span>is <text:span text:style-name="Default_20_Paragraph_20_Font"><text:span text:style-name="T2">aute</text:span></text:span>m <text:span text:style-name="Default_20_Paragraph_20_Font"><text:span text:style-name="T2">d</text:span></text:span>o<text:span text:style-name="Default_20_Paragraph_20_Font"><text:span text:style-name="T2">lorem, sive</text:span></text:span> is <text:span text:style-name="Default_20_Paragraph_20_Font"><text:span text:style-name="T2">per exordia, sive postea^<text:line-break/>obortu</text:span></text:span>s <text:span text:style-name="Default_20_Paragraph_20_Font"><text:span text:style-name="T2">sit; </text:span></text:span>t<text:span text:style-name="Default_20_Paragraph_20_Font"><text:span text:style-name="T2">en</text:span></text:span>t<text:span text:style-name="Default_20_Paragraph_20_Font"><text:span text:style-name="T2">are cal</text:span></text:span>i<text:span text:style-name="Default_20_Paragraph_20_Font"><text:span text:style-name="T2">d</text:span></text:span>is <text:span text:style-name="Default_20_Paragraph_20_Font"><text:span text:style-name="T2">qu</text:span></text:span>i<text:span text:style-name="Default_20_Paragraph_20_Font"><text:span text:style-name="T2">de</text:span></text:span>m sum<text:span text:style-name="Default_20_Paragraph_20_Font"><text:span text:style-name="T2">enti</text:span></text:span>s <text:span text:style-name="Default_20_Paragraph_20_Font"><text:span text:style-name="T2">pr</text:span></text:span>im<text:span text:style-name="Default_20_Paragraph_20_Font"><text:span text:style-name="T2">am<text:line-break/>d</text:span></text:span>i<text:span text:style-name="Default_20_Paragraph_20_Font"><text:span text:style-name="T2">ssolvere, non d</text:span></text:span>isse<text:span text:style-name="Default_20_Paragraph_20_Font"><text:span text:style-name="T2">ntaneum est.</text:span></text:span></text:p>
      <text:p text:style-name="P2">Quod a me plerumque enunciatum est, id ad mento-<text:line-break/>riam et nunc revocare praestat, ut nimirum obscurarum</text:p>
      <text:p text:style-name="P3">dictionum explicatio fiat, neque tamen interpretes id<text:line-break/>tantummodo in commentariis sariunt, verum etiam quae<text:line-break/>dicuntur in libris, in quos commentaria moliuntur, astru-<text:line-break/>unt. ob hunc igitur morem cogor ego et illis quos non<text:line-break/>probo consentire atque saepenumero ad ea quae expliea-<text:line-break/>tione egent sententiam meam prodere. Non tamen eorum;<text:line-break/>quae in hujusmodi commentariis esse vera mihi apparent,<text:line-break/>demonstrationes feribo , nam de his peculiariter in uno-<text:line-break/>.quoque scriptum est, <text:span text:style-name="Default_20_Paragraph_20_Font"><text:span text:style-name="T2">t</text:span></text:span>ed quae caeteris in tractationibus<text:line-break/>demonstrata funt, eorum ad memoriam revoco sula capita,<text:line-break/>ut et nunc in dolore <text:span text:style-name="Default_20_Paragraph_20_Font"><text:span text:style-name="T2">t</text:span></text:span>um facturus. De doloris ergo<text:line-break/>generatione diximus quidem libro de elementis fecundum<text:line-break/>Hippocratem, diximus etiam et in libris de symptomatum<text:line-break/>causis, quod dolor in sensibilibus fiat corporibus, muta-<text:line-break/>lionem repentinam in quod praeter naturam est fufcipien-<text:line-break/>tibus et quod duplex sit haec mutatio , alias quidem dum<text:line-break/>ipsa tum repente . tum violenter fecundum qualitatem<text:line-break/>atterantur, alias vero dum continuitas solvitur. Alteran-<text:line-break/>tur autem <text:span text:style-name="Default_20_Paragraph_20_Font"><text:span text:style-name="T2">corp</text:span></text:span>o<text:span text:style-name="Default_20_Paragraph_20_Font"><text:span text:style-name="T2">ra</text:span></text:span> repente ab efficientibus qualitatibus,</text:p>
      <text:p text:style-name="P3">quum et calefiunt et refrigerantur et siccantur et hume-<text:line-break/>ctantur, corrumpitur autem eorum continuitas, quum illa<text:line-break/>vehementer distenduntur vel comprimuntur. Sic igitur<text:line-break/>e t dolor lateris fit in pleuriticis affectibus, de quibus ipsi<text:line-break/>ferino est, dum quae illis in locis est phlegmone; tum<text:line-break/>multitudine caloris praeter naturam, paries per ihtempe-<text:line-break/>riem dis<text:span text:style-name="Default_20_Paragraph_20_Font"><text:span text:style-name="T2">c</text:span></text:span>ruciat, tum etiam repletione corpora phlegmone<text:line-break/>laborantia distendit. Primo ergo auxilio ad doloris fana-<text:line-break/>tionem vel mitigationem fomentis calidis aggredi prae ci-<text:line-break/>pit. Haec enim et cutim ad perfpirationes rarioremessi-<text:line-break/>cere et phlegmones sanguinem tum tenuare tum per<text:line-break/>halitum discutere consueverunt. Quae ss facta fuerint,<text:line-break/>sanguinis aliquid evacuabitur, minusque partes affectae<text:line-break/>distendentur ac deinceps^ moderatius dolebunt. At quum<text:line-break/>sanguis in phlegmone non minuitur, aut etiam spiritus<text:line-break/>vaporus ex calore generatur, tunc dolorem augeri con-<text:line-break/>tingit. Sanguis autem non minuitur propter eam quae<text:line-break/>in toto corpore est humorum redundantiam. Nam quae</text:p>
      <text:p text:style-name="P3">pars calore allicitur plus trahit quam discutiatur, nam<text:line-break/>quae calefaciunt, ut natura quod vicinis continetur parti-<text:line-break/>bus discutiunt, sic et quod redundat ex propinquis tra-<text:line-break/>hunt. Quum igitur fomenta calida dolorem non solve-<text:line-break/>rint , corpus totum aliqua vacuatione praevacuandum.<text:line-break/>Vacuatis autem insignis in acute laborantibus aut per<text:line-break/>ventrem aut per venae sectionem fit, quarum alteram<text:line-break/>assumi praecipit Hippocrates, <text:span text:style-name="Default_20_Paragraph_20_Font"><text:span text:style-name="T2">t</text:span></text:span>coposque ejus, quae praefi- i<text:line-break/>dio magis esse possit, . edocet. Summa ergo praesentis<text:line-break/>narrationis haec est. Verum quae -.particulatim ab eo di-<text:line-break/>cuntur et quae multis obscura existunt, in sequentibus<text:line-break/>explanabo. Multis dixi, quoniam iis, qui fefe in dictio-<text:line-break/>nibus antiquis intelligendis exercuerunt, pauca omnino<text:line-break/>obscura <text:span text:style-name="Default_20_Paragraph_20_Font"><text:span text:style-name="T2">t</text:span></text:span>unc At in hisce commentariis mentem non eo<text:line-break/>tantum dirigimus.</text:p>
      <text:h text:style-name="P54" text:outline-level="2">II.</text:h>
      <text:p text:style-name="P4">F<text:span text:style-name="Default_20_Paragraph_20_Font"><text:span text:style-name="T2">o</text:span></text:span>m<text:span text:style-name="Default_20_Paragraph_20_Font"><text:span text:style-name="T2">ent</text:span></text:span>o<text:span text:style-name="Default_20_Paragraph_20_Font"><text:span text:style-name="T2">rum au</text:span></text:span>t<text:span text:style-name="Default_20_Paragraph_20_Font"><text:span text:style-name="T2">e</text:span></text:span>m <text:span text:style-name="Default_20_Paragraph_20_Font"><text:span text:style-name="T2">opt</text:span></text:span>im<text:span text:style-name="Default_20_Paragraph_20_Font"><text:span text:style-name="T2">um qu</text:span></text:span>i<text:span text:style-name="Default_20_Paragraph_20_Font"><text:span text:style-name="T2">de</text:span></text:span>m <text:span text:style-name="Default_20_Paragraph_20_Font"><text:span text:style-name="T2">est aqua</text:span></text:span> c<text:span text:style-name="Default_20_Paragraph_20_Font"><text:span text:style-name="T2">al</text:span></text:span>i<text:span text:style-name="Default_20_Paragraph_20_Font"><text:span text:style-name="T2">da su<text:line-break/>u</text:span></text:span>t<text:span text:style-name="Default_20_Paragraph_20_Font"><text:span text:style-name="T2">re aut</text:span></text:span> i<text:span text:style-name="Default_20_Paragraph_20_Font"><text:span text:style-name="T2">n vesica aut</text:span></text:span> i<text:span text:style-name="Default_20_Paragraph_20_Font"><text:span text:style-name="T2">n vascul</text:span></text:span>o <text:span text:style-name="Default_20_Paragraph_20_Font"><text:span text:style-name="T2">aeneo aut testace</text:span></text:span>o<text:line-break/>posita.</text:p>
      <text:p text:style-name="P2">Fomenta calida omnino vocat quae corpus quocun-<text:line-break/>que modo calefaciunt, Sunt itaque ipforum nonnulla pror-<text:line-break/><text:span text:style-name="Default_20_Paragraph_20_Font"><text:span text:style-name="T2">t</text:span></text:span>us humida, quaedam sicca et quaedam ex utrisque mixta,<text:line-break/>mordacia praeterea alia, alia minime mordacia et alia ex<text:line-break/>iis commixta tertia. Primum igitur horum genus, quod<text:line-break/>in textu fcripsit, minime mordax atque humidum existit.<text:line-break/>Secundum ex utrisque, sicco et humido, mordaci et mi-<text:line-break/>nime mordaci, commixtum .esu Tertium autem siccum<text:line-break/>quidem , fed vel mordax vel minime mordax. Quod si<text:line-break/>et affectiones^ unumquodque dictorum generum postulun-<text:line-break/>tes ipsis recensuisset, oratio ejus tanto melior, quanto et<text:line-break/>legentibus ipsis utilior luisset. Sed quia non recensuit,<text:line-break/>neque id recensere necessarium erat nobis , qui docui-<text:line-break/>nam alterius explicamus, non nostram persequimur. At</text:p>
      <text:p text:style-name="P3">vero quoniam meum est contra. quam interpretes caeteri<text:line-break/>agere ( illi namque suis in. explanationibus sophisticas<text:line-break/>quaestiones discentibus ad finem artis nihil opitulantes<text:line-break/>inserunt, ego vero <text:span text:style-name="Default_20_Paragraph_20_Font"><text:span text:style-name="T2">t</text:span></text:span>emper quae commodissima funt per-<text:line-break/>fequi molior) ob id et nunc doctrinae Hippocratis ab eo<text:line-break/>quidem praetermissa, fed toti sententiae dogmatisque.atque<text:line-break/>universalibus praeceptis respondentis, adlicere non cun-<text:line-break/>dabor. Qua igitur ratione fotus omnis doloribus saepius-<text:line-break/>cale adjumento sit, prius dictum esu Atque dictum quo-<text:line-break/>que de illis est doloribus, .qui a fotu nullo pacto, nisi<text:line-break/>prius vacuato universo corpore, .juvantur. Verum quum<text:line-break/>haec fetibus clunibus communia sint, humidi quidem<text:line-break/>phlegmonis a biliosiore humore factis idonei sunt, sicci<text:line-break/>vero a tenui aquofoque sanguine obortis. <text:span text:style-name="Default_20_Paragraph_20_Font"><text:span text:style-name="T2">perpe</text:span></text:span>t<text:span text:style-name="Default_20_Paragraph_20_Font"><text:span text:style-name="T2">uo en</text:span></text:span>i<text:span text:style-name="Default_20_Paragraph_20_Font"><text:span text:style-name="T2">m<text:line-break/>contr</text:span></text:span>a<text:span text:style-name="Default_20_Paragraph_20_Font"><text:span text:style-name="T2">r</text:span></text:span>i<text:span text:style-name="Default_20_Paragraph_20_Font"><text:span text:style-name="T2">a c</text:span></text:span>o<text:span text:style-name="Default_20_Paragraph_20_Font"><text:span text:style-name="T2">n</text:span></text:span>t<text:span text:style-name="Default_20_Paragraph_20_Font"><text:span text:style-name="T2">rar</text:span></text:span>i<text:span text:style-name="Default_20_Paragraph_20_Font"><text:span text:style-name="T2">orum este remed</text:span></text:span>i<text:span text:style-name="Default_20_Paragraph_20_Font"><text:span text:style-name="T2">a m</text:span></text:span>e<text:span text:style-name="Default_20_Paragraph_20_Font"><text:span text:style-name="T2">m</text:span></text:span>i<text:span text:style-name="Default_20_Paragraph_20_Font"><text:span text:style-name="T2">n</text:span></text:span>isti: <text:span text:style-name="Default_20_Paragraph_20_Font"><text:span text:style-name="T2">op</text:span></text:span>o<text:span text:style-name="Default_20_Paragraph_20_Font"><text:span text:style-name="T2">r</text:span></text:span>t<text:span text:style-name="Default_20_Paragraph_20_Font"><text:span text:style-name="T2">et.<text:line-break/></text:span></text:span>Hoc igitur scopo fotus minime. mordaces mordacibus hu-<text:line-break/>moribus quadrant, mordaces vero, quod attenuant, crassis<text:line-break/>et glutinosis. Quare^ tu quoque enitere coniecturis aste.</text:p>
      <text:p text:style-name="P3">qui quis in phlegmone obfessa parte exuperans humor<text:line-break/>sit, ah iis quae retuli concitatus, aetate laborantis; natu-<text:line-break/>rati temperamento., anni tempestate, regione et vita ante-<text:line-break/>cedente. At phlegmone tibi prodita ex iis quae ipsi tum<text:line-break/>in colore, tum iu magnitudine, tum in duritie, tum in<text:line-break/>mollitie acciderunt, et si pleuritidem vel peripneumoniam<text:line-break/>curaveris, ex iis quae spuendo excernuntur, Verum quum.<text:line-break/>praefata omnis dign<text:span text:style-name="Default_20_Paragraph_20_Font"><text:span text:style-name="T2">a</text:span></text:span>tio coniecturalis sit et non scienti-<text:line-break/>sica neque certa, praesertim quum in corporis alto pars,<text:line-break/>sita fit,- quae dolore afficitur, ab iis inchoare te oportet,<text:line-break/>quae quam caetera magis auxilio esse tibi videbuntur.<text:line-break/>Quod si nihil praesidii tuleris, ad alia etiam te trans-<text:line-break/>fer<text:span text:style-name="Default_20_Paragraph_20_Font"><text:span text:style-name="T2">r</text:span></text:span>e conveniet. Dolore autem non fedate ad totius cor-<text:line-break/>poris accede evacuationem. Videtur ergo Hippocrates ab<text:line-break/>eo incepisse fotu, qui periculo omni vacat;. is autem est<text:line-break/>qui et minime mordax. et humidus existit; nam etiamsi<text:line-break/>nihil auxilii attulerit, non tamen magnopere laeserit.<text:line-break/>At qui ex aceto vel orobo vel fala parantur,- nisi conve-<text:line-break/>nientem sortiuntur affectionem , non solum non auxilia-</text:p>
      <text:p text:style-name="P3">fur, verum etiam et dolorem multopere exacerbant, essi-<text:line-break/>cacem sortita facultatem.</text:p>
      <text:p text:style-name="Normal">-ni i u:. ec. HI. .</text:p>
      <text:p text:style-name="P18"><text:span text:style-name="Default_20_Paragraph_20_Font"><text:span text:style-name="T2">rerum pr</text:span></text:span>i<text:span text:style-name="Default_20_Paragraph_20_Font"><text:span text:style-name="T2">u</text:span></text:span>s <text:span text:style-name="Default_20_Paragraph_20_Font"><text:span text:style-name="T2">molle quidp</text:span></text:span>i<text:span text:style-name="Default_20_Paragraph_20_Font"><text:span text:style-name="T2">am ad la</text:span></text:span>t<text:span text:style-name="Default_20_Paragraph_20_Font"><text:span text:style-name="T2">u</text:span></text:span>s <text:span text:style-name="Default_20_Paragraph_20_Font"><text:span text:style-name="T2">leni</text:span></text:span>t<text:span text:style-name="Default_20_Paragraph_20_Font"><text:span text:style-name="T2">atis gratia sub-<text:line-break/>suere oportet. </text:span></text:span></text:p>
      <text:h text:style-name="Heading_20_2" text:outline-level="2">. V</text:h>
      <text:p text:style-name="P2">Quandoquidem in. utre aut vesica auri vasculo aeneo<text:line-break/>vel testaceo positam aquam lateri admovere praecipit,<text:line-break/>prius multe aliquid funi i ci iis quae latus contingere de-<text:line-break/>beant, ut et minime premat et protius minime molesta<text:line-break/>sit eorum quae admoventur applicati imperato. Cuiusmodi<text:line-break/>fuerit lana mollis, vel linteum multiplex, vel quidpiam-<text:line-break/>eorum quae mollia existunt. Sed paulo post. de: eo qui<text:line-break/>per spongiam fit fotu agens nihil prius fubjici jubet.</text:p>
      <text:h text:style-name="Heading_20_2" text:outline-level="2">IV.</text:h>
      <text:p text:style-name="Normal"><text:span text:style-name="Default_20_Paragraph_20_Font"><text:span text:style-name="T2">A</text:span></text:span>t <text:span text:style-name="Default_20_Paragraph_20_Font"><text:span text:style-name="T2">c</text:span></text:span>o<text:span text:style-name="Default_20_Paragraph_20_Font"><text:span text:style-name="T2">m</text:span></text:span>mo<text:span text:style-name="Default_20_Paragraph_20_Font"><text:span text:style-name="T2">de et</text:span></text:span>i<text:span text:style-name="Default_20_Paragraph_20_Font"><text:span text:style-name="T2">am sp</text:span></text:span>o<text:span text:style-name="Default_20_Paragraph_20_Font"><text:span text:style-name="T2">ngia moll</text:span></text:span>is <text:span text:style-name="Default_20_Paragraph_20_Font"><text:span text:style-name="T2">magna ex aqua ca</text:span></text:span>li<text:span text:style-name="Default_20_Paragraph_20_Font"><text:span text:style-name="T2">da</text:span></text:span></text:p>
      <text:p text:style-name="P1"><text:span text:style-name="Default_20_Paragraph_20_Font"><text:span text:style-name="T2">expressit ad</text:span></text:span>m<text:span text:style-name="Default_20_Paragraph_20_Font"><text:span text:style-name="T2">ovetu</text:span></text:span>r. <text:span text:style-name="Default_20_Paragraph_20_Font"><text:span text:style-name="T2">sed sementu</text:span></text:span>m <text:span text:style-name="Default_20_Paragraph_20_Font"><text:span text:style-name="T2">l</text:span></text:span>i<text:span text:style-name="Default_20_Paragraph_20_Font"><text:span text:style-name="T2">n</text:span></text:span>t<text:span text:style-name="Default_20_Paragraph_20_Font"><text:span text:style-name="T2">eo</text:span></text:span> i<text:span text:style-name="Default_20_Paragraph_20_Font"><text:span text:style-name="T2">nvolvendum<text:line-break/>est ; e</text:span></text:span>t<text:span text:style-name="Default_20_Paragraph_20_Font"><text:span text:style-name="T2">en</text:span></text:span>im <text:span text:style-name="Default_20_Paragraph_20_Font"><text:span text:style-name="T2">longiore</text:span></text:span> t<text:span text:style-name="Default_20_Paragraph_20_Font"><text:span text:style-name="T2">empore su/su</text:span></text:span>i<text:span text:style-name="Default_20_Paragraph_20_Font"><text:span text:style-name="T2">et ac perdurab</text:span></text:span>i<text:span text:style-name="Default_20_Paragraph_20_Font"><text:span text:style-name="T2">t,<text:line-break/>a</text:span></text:span>t<text:span text:style-name="Default_20_Paragraph_20_Font"><text:span text:style-name="T2">que simul u</text:span></text:span>t <text:span text:style-name="Default_20_Paragraph_20_Font"><text:span text:style-name="T2">ne hal</text:span></text:span>i<text:span text:style-name="Default_20_Paragraph_20_Font"><text:span text:style-name="T2">tus ad lab</text:span></text:span>o<text:span text:style-name="Default_20_Paragraph_20_Font"><text:span text:style-name="T2">rant</text:span></text:span>i<text:span text:style-name="Default_20_Paragraph_20_Font"><text:span text:style-name="T2">s sp</text:span></text:span>irit<text:span text:style-name="Default_20_Paragraph_20_Font"><text:span text:style-name="T2">u</text:span></text:span>m <text:span text:style-name="Default_20_Paragraph_20_Font"><text:span text:style-name="T2">este-<text:line-break/>ra</text:span></text:span>t<text:span text:style-name="Default_20_Paragraph_20_Font"><text:span text:style-name="T2">ur, n</text:span></text:span>isi po<text:span text:style-name="Default_20_Paragraph_20_Font"><text:span text:style-name="T2">rtastis e</text:span></text:span>t <text:span text:style-name="Default_20_Paragraph_20_Font"><text:span text:style-name="T2">hoc ad al</text:span></text:span>i<text:span text:style-name="Default_20_Paragraph_20_Font"><text:span text:style-name="T2">qu</text:span></text:span>i<text:span text:style-name="Default_20_Paragraph_20_Font"><text:span text:style-name="T2">d</text:span></text:span> c<text:span text:style-name="Default_20_Paragraph_20_Font"><text:span text:style-name="T2">o</text:span></text:span>mm<text:span text:style-name="Default_20_Paragraph_20_Font"><text:span text:style-name="T2">odu</text:span></text:span>m <text:span text:style-name="Default_20_Paragraph_20_Font"><text:span text:style-name="T2">v</text:span></text:span>i<text:span text:style-name="Default_20_Paragraph_20_Font"><text:span text:style-name="T2">de-<text:line-break/>a</text:span></text:span>t<text:span text:style-name="Default_20_Paragraph_20_Font"><text:span text:style-name="T2">ur esec; in</text:span></text:span>t<text:span text:style-name="Default_20_Paragraph_20_Font"><text:span text:style-name="T2">erdu</text:span></text:span>m <text:span text:style-name="Default_20_Paragraph_20_Font"><text:span text:style-name="T2">enim ad al</text:span></text:span>i<text:span text:style-name="Default_20_Paragraph_20_Font"><text:span text:style-name="T2">qu</text:span></text:span>i<text:span text:style-name="Default_20_Paragraph_20_Font"><text:span text:style-name="T2">d opp</text:span></text:span>o<text:span text:style-name="Default_20_Paragraph_20_Font"><text:span text:style-name="T2">r</text:span></text:span>t<text:span text:style-name="Default_20_Paragraph_20_Font"><text:span text:style-name="T2">unum esu</text:span></text:span></text:p>
      <text:p text:style-name="P2">Caetera quidem textus manifesta sunt, sied de halitu<text:line-break/>disserendum est , qui maltam jactationem ac molestiam<text:line-break/>exhibet, . spirandi difficultatem caloris- incremento proritat<text:line-break/>et pulmonis angustiam, quam humido halitu oppletus pa-<text:line-break/>titur. Solis igitur pleuritidibus tum siccis tum expui-<text:line-break/>tionis expertibus idonea est halitus inspiratio, plus auxilii<text:line-break/>quam laesionis afferens. Hic igitur scriptum est primum<text:line-break/>fotus genus. Mox ad fecundum sere conferens inquit:</text:p>
      <text:h text:style-name="Heading_20_2" text:outline-level="2">U</text:h>
      <text:p text:style-name="Normal"><text:span text:style-name="Default_20_Paragraph_20_Font"><text:span text:style-name="T2">prae</text:span></text:span>t<text:span text:style-name="Default_20_Paragraph_20_Font"><text:span text:style-name="T2">erea e</text:span></text:span>t h<text:span text:style-name="Default_20_Paragraph_20_Font"><text:span text:style-name="T2">ordeum et ervum in acet</text:span></text:span>o <text:span text:style-name="Default_20_Paragraph_20_Font"><text:span text:style-name="T2">tempera</text:span></text:span>t<text:span text:style-name="Default_20_Paragraph_20_Font"><text:span text:style-name="T2">o paulo</text:span></text:span></text:p>
      <text:p text:style-name="P19"><text:span text:style-name="Default_20_Paragraph_20_Font"><text:span text:style-name="T2">a</text:span></text:span>ri<text:span text:style-name="Default_20_Paragraph_20_Font"><text:span text:style-name="T2">d</text:span></text:span>io<text:span text:style-name="Default_20_Paragraph_20_Font"><text:span text:style-name="T2">re qua</text:span></text:span>m <text:span text:style-name="Default_20_Paragraph_20_Font"><text:span text:style-name="T2">qu</text:span></text:span>i<text:span text:style-name="Default_20_Paragraph_20_Font"><text:span text:style-name="T2">s b</text:span></text:span>i<text:span text:style-name="Default_20_Paragraph_20_Font"><text:span text:style-name="T2">bere queat macerata, fervefacta<text:line-break/>a</text:span></text:span>t<text:span text:style-name="Default_20_Paragraph_20_Font"><text:span text:style-name="T2">que</text:span></text:span>l i<text:span text:style-name="Default_20_Paragraph_20_Font"><text:span text:style-name="T2">n sacculo</text:span></text:span>s <text:span text:style-name="Default_20_Paragraph_20_Font"><text:span text:style-name="T2">consu</text:span></text:span>t<text:span text:style-name="Default_20_Paragraph_20_Font"><text:span text:style-name="T2">a ad</text:span></text:span>mo<text:span text:style-name="Default_20_Paragraph_20_Font"><text:span text:style-name="T2">vere</text:span></text:span> o<text:span text:style-name="Default_20_Paragraph_20_Font"><text:span text:style-name="T2">portet, eode</text:span></text:span>m<text:span text:style-name="Default_20_Paragraph_20_Font"><text:span text:style-name="T2">que<text:line-break/></text:span></text:span>m<text:span text:style-name="Default_20_Paragraph_20_Font"><text:span text:style-name="T2">odo furfure</text:span></text:span>s.</text:p>
      <text:p text:style-name="P2">Hordeum ervumque non femina integra ex aceto <text:span text:style-name="Default_20_Paragraph_20_Font"><text:span text:style-name="T1">et<text:line-break/></text:span></text:span>aqua concoquere praecipit, fed prius concisa; constat au-<text:line-break/>tem Hippocratem velle id ex verbo <text:span text:style-name="Default_20_Paragraph_20_Font"><text:span text:style-name="T2">macera</text:span></text:span>t<text:span text:style-name="Default_20_Paragraph_20_Font"><text:span text:style-name="T2">a</text:span></text:span>, idque ali-<text:line-break/>ter quis ex actione ipsis didicerit. Etenim sic tum placidior<text:line-break/>tum efficacior erit fotus; furfur face et hoc modo parare prae-<text:line-break/>cipit. Fotus autem hujusmodi priore efficacior aceti facul-<text:line-break/>tale redditur. Quod si ex ervo paretur, et hoc quoque<text:line-break/>non parum confert. Ipsius enim facultas orasses humo-<text:line-break/>res tum incidere tum concoquere tum discutere potest,<text:line-break/>atque ob id fotus hujusmodi admittendi funt, ubi crass<text:span text:style-name="Default_20_Paragraph_20_Font"><text:span text:style-name="T2">a</text:span></text:span><text:span text:style-name="Default_20_Paragraph_20_Font"><text:span text:style-name="T1">s<text:line-break/></text:span></text:span>aut glutinofos humores in ea, quae phlegmone obsidetur,<text:line-break/>partu collectos esse suspicamur. Tibi autem sane id con-<text:line-break/>stabit tum ex antecedente victu, si humores hujusmodi</text:p>
      <text:p text:style-name="P3">produxerit, tum aegri temperamento, tum anni temporibus et<text:line-break/>locis et aetate. Praeterea vero et si placidi fotus, quos prius<text:line-break/>memoravimus, nihil praesidii attulerint. Nam ubi de corporis<text:line-break/>.tutius repletione distinxeris, quum neque hujus notae appa-<text:line-break/>ruerint, neque mites. hi fotus quidpiam juverint, .humorum<text:line-break/>crassities est, quae in.halitus solvitur, flatu len susque spiritus,<text:line-break/>qui ob denegatum exitum molestat. Flatum ergo hunc<text:line-break/>parientesque ipsimi humores praefati discutiunt . fotus et<text:line-break/>potissimum qui ex ervo parantur. Praeterea et <text:span text:style-name="Default_20_Paragraph_20_Font"><text:span text:style-name="T2">s</text:span></text:span>ermonem<text:line-break/>percurrens manifestissime simul et optime, moderatam<text:line-break/>aceti ad aquam temperaturam memoravit. Id enim ita<text:line-break/>dilutum esse oportere protulit, ut paulo acidius sit quam<text:line-break/>ut quispiam biberit, ut et acrius ob mordendi facultatem<text:line-break/>.et aquosius ob operandi penuriam vitemus. . In incisione<text:line-break/>igitur atque discussione tum crassiorum tum glutinosiorum<text:line-break/>humorum aquofo oxycralo congruentius fuerit acrius, fed<text:line-break/>quoniam medicamenta hujusmodi non tolerant quae</text:p>
      <text:p text:style-name="P3">phlegm<text:span text:style-name="Default_20_Paragraph_20_Font"><text:span text:style-name="T2">o</text:span></text:span>ne obsidentur partes, ob id mediam utriusque<text:line-break/>exuperantiae temperiem fecit. Hoc tibr fecundum genus<text:line-break/>est fotuum, qu<text:span text:style-name="Default_20_Paragraph_20_Font"><text:span text:style-name="T2">o</text:span></text:span>s ab initio trifariam separavimus.</text:p>
      <text:h text:style-name="Heading_20_2" text:outline-level="2">VI.</text:h>
      <text:p text:style-name="P4"><text:span text:style-name="Default_20_Paragraph_20_Font"><text:span text:style-name="T2">siccoru</text:span></text:span>m <text:span text:style-name="Default_20_Paragraph_20_Font"><text:span text:style-name="T2">autem scmen</text:span></text:span>t<text:span text:style-name="Default_20_Paragraph_20_Font"><text:span text:style-name="T2">orum sal miliumque t</text:span></text:span>o<text:span text:style-name="Default_20_Paragraph_20_Font"><text:span text:style-name="T2">rresucta</text:span></text:span> i<text:span text:style-name="Default_20_Paragraph_20_Font"><text:span text:style-name="T2">n<text:line-break/>sacculis lane</text:span></text:span>i<text:span text:style-name="Default_20_Paragraph_20_Font"><text:span text:style-name="T2">s maxi</text:span></text:span>m<text:span text:style-name="Default_20_Paragraph_20_Font"><text:span text:style-name="T2">e id</text:span></text:span>o<text:span text:style-name="Default_20_Paragraph_20_Font"><text:span text:style-name="T2">nea sun</text:span></text:span>t. <text:span text:style-name="Default_20_Paragraph_20_Font"><text:span text:style-name="T2">Eteni</text:span></text:span>m <text:span text:style-name="Default_20_Paragraph_20_Font"><text:span text:style-name="T2">l</text:span></text:span>a<text:span text:style-name="Default_20_Paragraph_20_Font"><text:span text:style-name="T2">e</text:span></text:span>na <text:span text:style-name="Default_20_Paragraph_20_Font"><text:span text:style-name="T2">ac<text:line-break/>blandum est m</text:span></text:span>i<text:span text:style-name="Default_20_Paragraph_20_Font"><text:span text:style-name="T2">lium.</text:span></text:span></text:p>
      <text:p text:style-name="P2">Ad tertium fotuum, quos initi<text:span text:style-name="Default_20_Paragraph_20_Font"><text:span text:style-name="T2">o</text:span></text:span> distinximus, genus<text:line-break/>feste transfert; mentionem milii et falis faciens. Est au-<text:line-break/>tem communis utrique siccitas, fed fati quidem ut mordax<text:line-break/>sit, milio vero ut m<text:span text:style-name="Default_20_Paragraph_20_Font"><text:span text:style-name="T2">o</text:span></text:span>rsu careat proprium esu</text:p>
      <text:p text:style-name="P4">F<text:span text:style-name="Default_20_Paragraph_20_Font"><text:span text:style-name="T2">omentum hu</text:span></text:span>j<text:span text:style-name="Default_20_Paragraph_20_Font"><text:span text:style-name="T2">u</text:span></text:span>sm<text:span text:style-name="Default_20_Paragraph_20_Font"><text:span text:style-name="T2">od</text:span></text:span>i <text:span text:style-name="Default_20_Paragraph_20_Font"><text:span text:style-name="T2">emoll</text:span></text:span>i<text:span text:style-name="Default_20_Paragraph_20_Font"><text:span text:style-name="T2">en</text:span></text:span>s <text:span text:style-name="Default_20_Paragraph_20_Font"><text:span text:style-name="T2">dolore</text:span></text:span>s <text:span text:style-name="Default_20_Paragraph_20_Font"><text:span text:style-name="T2">e</text:span></text:span>ti<text:span text:style-name="Default_20_Paragraph_20_Font"><text:span text:style-name="T2">am ad c</text:span></text:span>l<text:span text:style-name="Default_20_Paragraph_20_Font"><text:span text:style-name="T2">av</text:span></text:span>im—<text:line-break/><text:span text:style-name="Default_20_Paragraph_20_Font"><text:span text:style-name="T2">lam pr</text:span></text:span>o<text:span text:style-name="Default_20_Paragraph_20_Font"><text:span text:style-name="T2">duc</text:span></text:span>t<text:span text:style-name="Default_20_Paragraph_20_Font"><text:span text:style-name="T2">os sal</text:span></text:span>uit.</text:p>
      <text:p text:style-name="P1">Ex adjectione hujus coniunctionis; <text:span text:style-name="Default_20_Paragraph_20_Font"><text:span text:style-name="T2">et</text:span></text:span>i<text:span text:style-name="Default_20_Paragraph_20_Font"><text:span text:style-name="T2">am</text:span></text:span>, ostendit et<text:line-break/>dolores alios solvere, eos nimirum qui ad hypochondria<text:line-break/>percurrunt.</text:p>
      <text:h text:style-name="Heading_20_2" text:outline-level="2">VIII.</text:h>
      <text:p text:style-name="P4"><text:span text:style-name="Default_20_Paragraph_20_Font"><text:span text:style-name="T2">At venae sec</text:span></text:span>t<text:span text:style-name="Default_20_Paragraph_20_Font"><text:span text:style-name="T2">i</text:span></text:span>o <text:span text:style-name="Default_20_Paragraph_20_Font"><text:span text:style-name="T2">non peraeque d</text:span></text:span>ol<text:span text:style-name="Default_20_Paragraph_20_Font"><text:span text:style-name="T2">orem salvis, n</text:span></text:span>i<text:span text:style-name="Default_20_Paragraph_20_Font"><text:span text:style-name="T2">si dol</text:span></text:span>o<text:span text:style-name="Default_20_Paragraph_20_Font"><text:span text:style-name="T2">r<text:line-break/>ad c</text:span></text:span>l<text:span text:style-name="Default_20_Paragraph_20_Font"><text:span text:style-name="T2">av</text:span></text:span>i<text:span text:style-name="Default_20_Paragraph_20_Font"><text:span text:style-name="T2">eulam pert</text:span></text:span>i<text:span text:style-name="Default_20_Paragraph_20_Font"><text:span text:style-name="T2">ngat.</text:span></text:span></text:p>
      <text:p text:style-name="P2">Sectionem nimirum venae dicit, quam non similiter<text:line-break/>solvere pronuncians auxillari et ipsam concessit; Sed de<text:line-break/>hujusmodi auxilio in sequentibus fusius scribit.</text:p>
      <text:h text:style-name="Heading_20_2" text:outline-level="2">IX.</text:h>
      <text:p text:style-name="P74"><text:span text:style-name="Default_20_Paragraph_20_Font"><text:span text:style-name="T2"><text:line-break/>reru</text:span></text:span>m <text:span text:style-name="Default_20_Paragraph_20_Font"><text:span text:style-name="T2">st sument</text:span></text:span>is <text:span text:style-name="Default_20_Paragraph_20_Font"><text:span text:style-name="T2">d</text:span></text:span>o<text:span text:style-name="Default_20_Paragraph_20_Font"><text:span text:style-name="T2">lor non salvatur, n</text:span></text:span>o<text:span text:style-name="Default_20_Paragraph_20_Font"><text:span text:style-name="T2">n multo</text:span></text:span> t<text:span text:style-name="Default_20_Paragraph_20_Font"><text:span text:style-name="T2">em-<text:line-break/>p</text:span></text:span>u<text:span text:style-name="Default_20_Paragraph_20_Font"><text:span text:style-name="T2">re calefac</text:span></text:span>i<text:span text:style-name="Default_20_Paragraph_20_Font"><text:span text:style-name="T2">to; id en</text:span></text:span>i<text:span text:style-name="Default_20_Paragraph_20_Font"><text:span text:style-name="T2">m pulm</text:span></text:span>o<text:span text:style-name="Default_20_Paragraph_20_Font"><text:span text:style-name="T2">ne</text:span></text:span>s <text:span text:style-name="Default_20_Paragraph_20_Font"><text:span text:style-name="T2">exiccat ac supp</text:span></text:span>a<text:span text:style-name="Default_20_Paragraph_20_Font"><text:span text:style-name="T2">ra-<text:line-break/>tu</text:span></text:span>m <text:span text:style-name="Default_20_Paragraph_20_Font"><text:span text:style-name="T2">creat.</text:span></text:span></text:p>
      <text:p text:style-name="P2">Fomenta veris, alia quidem humida, alia vero sicca</text:p>
      <text:p text:style-name="P1">et alia minime mordacia, alia etiam mordacia, ubi percurreris,<text:line-break/>si ab -horum experientia facta dolor non levetur, tutum corpus<text:line-break/>vacuastis, a fomentis desistens, pulmonem exiccantibus etfup—<text:line-break/>pu<text:span text:style-name="Default_20_Paragraph_20_Font"><text:span text:style-name="T2">t</text:span></text:span>ationem v<text:span text:style-name="Default_20_Paragraph_20_Font"><text:span text:style-name="T2">o</text:span></text:span>catam excitantibus. Fit enim <text:span text:style-name="Default_20_Paragraph_20_Font"><text:span text:style-name="T2">suppura</text:span></text:span>tio hu-<text:line-break/>jusmoili, quum lateris inflammatio non discutitur, fed in<text:line-break/>pus transmutatur, ac pus in mediam thoracis pulmonisque<text:line-break/>regionem c<text:span text:style-name="Default_20_Paragraph_20_Font"><text:span text:style-name="T2">o</text:span></text:span>nfluit.</text:p>
      <text:h text:style-name="Heading_20_1" text:outline-level="1">X: <text:span text:style-name="Default_20_Paragraph_20_Font"><text:span text:style-name="T2">l</text:span></text:span> i. -</text:h>
      <text:p text:style-name="P4"><text:span text:style-name="Default_20_Paragraph_20_Font"><text:span text:style-name="T2">Qu</text:span></text:span>o<text:span text:style-name="Default_20_Paragraph_20_Font"><text:span text:style-name="T2">d si do</text:span></text:span>l<text:span text:style-name="Default_20_Paragraph_20_Font"><text:span text:style-name="T2">or qu</text:span></text:span>i<text:span text:style-name="Default_20_Paragraph_20_Font"><text:span text:style-name="T2">de</text:span></text:span>m^ <text:span text:style-name="Default_20_Paragraph_20_Font"><text:span text:style-name="T2">ad clav</text:span></text:span>i<text:span text:style-name="Default_20_Paragraph_20_Font"><text:span text:style-name="T2">cu</text:span></text:span>l<text:span text:style-name="Default_20_Paragraph_20_Font"><text:span text:style-name="T2">am su</text:span></text:span>i <text:span text:style-name="Default_20_Paragraph_20_Font"><text:span text:style-name="T2">det signum, aut<text:line-break/>ad brach</text:span></text:span>i<text:span text:style-name="Default_20_Paragraph_20_Font"><text:span text:style-name="T2">u</text:span></text:span>m <text:span text:style-name="Default_20_Paragraph_20_Font"><text:span text:style-name="T2">aut circa</text:span></text:span> m<text:span text:style-name="Default_20_Paragraph_20_Font"><text:span text:style-name="T2">a</text:span></text:span>m<text:span text:style-name="Default_20_Paragraph_20_Font"><text:span text:style-name="T2">ma</text:span></text:span>m <text:span text:style-name="Default_20_Paragraph_20_Font"><text:span text:style-name="T2">aut supra sep</text:span></text:span>t<text:span text:style-name="Default_20_Paragraph_20_Font"><text:span text:style-name="T2">u</text:span></text:span>m<text:line-break/><text:span text:style-name="Default_20_Paragraph_20_Font"><text:span text:style-name="T2">tran</text:span></text:span>s<text:span text:style-name="Default_20_Paragraph_20_Font"><text:span text:style-name="T2">versum sit grav</text:span></text:span>it<text:span text:style-name="Default_20_Paragraph_20_Font"><text:span text:style-name="T2">a</text:span></text:span>s, i<text:span text:style-name="Default_20_Paragraph_20_Font"><text:span text:style-name="T2">n</text:span></text:span>t<text:span text:style-name="Default_20_Paragraph_20_Font"><text:span text:style-name="T2">erna</text:span></text:span>m <text:span text:style-name="Default_20_Paragraph_20_Font"><text:span text:style-name="T2">stexu</text:span></text:span>s <text:span text:style-name="Default_20_Paragraph_20_Font"><text:span text:style-name="T2">cub</text:span></text:span>iti <text:span text:style-name="Default_20_Paragraph_20_Font"><text:span text:style-name="T2">venam</text:span></text:span></text:p>
      <text:p text:style-name="P4"><text:span text:style-name="Default_20_Paragraph_20_Font"><text:span text:style-name="T2">. ui secare suv.a</text:span></text:span>t, <text:span text:style-name="Default_20_Paragraph_20_Font"><text:span text:style-name="T2">neque cop</text:span></text:span>iosum <text:span text:style-name="Default_20_Paragraph_20_Font"><text:span text:style-name="T2">sangu</text:span></text:span>i<text:span text:style-name="Default_20_Paragraph_20_Font"><text:span text:style-name="T2">ne</text:span></text:span>m <text:span text:style-name="Default_20_Paragraph_20_Font"><text:span text:style-name="T2">detrahere cun-<text:line-break/>c</text:span></text:span>t<text:span text:style-name="Default_20_Paragraph_20_Font"><text:span text:style-name="T2">andu</text:span></text:span>m <text:span text:style-name="Default_20_Paragraph_20_Font"><text:span text:style-name="T2">est, u</text:span></text:span>s<text:span text:style-name="Default_20_Paragraph_20_Font"><text:span text:style-name="T2">que du</text:span></text:span>m <text:span text:style-name="Default_20_Paragraph_20_Font"><text:span text:style-name="T2">mult</text:span></text:span>o <text:span text:style-name="Default_20_Paragraph_20_Font"><text:span text:style-name="T2">rub</text:span></text:span>i<text:span text:style-name="Default_20_Paragraph_20_Font"><text:span text:style-name="T2">cundior aut pro<text:line-break/>pur</text:span></text:span>o <text:span text:style-name="Default_20_Paragraph_20_Font"><text:span text:style-name="T2">et rubro. l</text:span></text:span>i<text:span text:style-name="Default_20_Paragraph_20_Font"><text:span text:style-name="T2">v</text:span></text:span>i<text:span text:style-name="Default_20_Paragraph_20_Font"><text:span text:style-name="T2">du</text:span></text:span>s <text:span text:style-name="Default_20_Paragraph_20_Font"><text:span text:style-name="T2">stuat, nam utrumque c</text:span></text:span>o<text:span text:style-name="Default_20_Paragraph_20_Font"><text:span text:style-name="T2">n</text:span></text:span>ti<text:span text:style-name="Default_20_Paragraph_20_Font"><text:span text:style-name="T2">ng</text:span></text:span>i<text:span text:style-name="Default_20_Paragraph_20_Font"><text:span text:style-name="T2">t.</text:span></text:span></text:p>
      <text:p text:style-name="Normal">Pro humorum inflammationem parientium impetu<text:line-break/>vacuationes facit. Nam quod dicitur t <text:span text:style-name="Default_20_Paragraph_20_Font"><text:span text:style-name="T2">Quae educenda</text:span></text:span></text:p>
      <text:p text:style-name="P3"><text:span text:style-name="Default_20_Paragraph_20_Font"><text:span text:style-name="T2">sunt, quo vergunt, per loca conferent</text:span></text:span>i<text:span text:style-name="Default_20_Paragraph_20_Font"><text:span text:style-name="T2">a ducere</text:span></text:span>, verissimum -<text:line-break/>existit.- Accidit autem id interdum ob. differentiam parti-<text:line-break/>um membranae costas efuccingen lis. Superiores enim ipsius<text:line-break/>partes quum inflammantur, ad claviculam, brachium et<text:line-break/>mammam condolentiam extendunt, inferiores vero ad<text:line-break/><text:span text:style-name="Default_20_Paragraph_20_Font"><text:span text:style-name="T2">t</text:span></text:span>eptnm transversum et hypochondrium. Quum igitur str-<text:line-break/>periorum condolentia signum fecerit, venam in cubito -<text:line-break/>siecare oportet, quae sanguinem ab affecta parte et magis<text:line-break/>et celerius tum revellere tum vacuare possit. Verum<text:line-break/>quum inferiorum , purgatione vacuationem mollii conve-<text:line-break/>niti Recte autem gravitatem circa brachium esse et non<text:line-break/>dolorem dixit. Nam quod hic sanguis magis acervetur<text:line-break/>repatque signum est gravitas, quae ex multitudine siti<text:line-break/>Tensiones autem et per con<text:span text:style-name="Default_20_Paragraph_20_Font"><text:span text:style-name="T2">t</text:span></text:span>en<text:span text:style-name="Default_20_Paragraph_20_Font"><text:span text:style-name="T2">t</text:span></text:span>um suium fieri con<text:span text:style-name="Default_20_Paragraph_20_Font"><text:span text:style-name="T2">t</text:span></text:span>ue<text:span text:style-name="Default_20_Paragraph_20_Font"><text:span text:style-name="T2">r</text:span></text:span>e-<text:line-break/>runt, quum partes partibus inflammatis continuae citra<text:line-break/>sanguinis in eis redundantiam tenduntur. ob id igitur<text:line-break/>sanguinem redundantem <text:span text:style-name="Default_20_Paragraph_20_Font"><text:span text:style-name="T2">t</text:span></text:span>ecta interna vena vacuandum<text:line-break/>praecipit. Sunt enim in i<text:span text:style-name="Default_20_Paragraph_20_Font"><text:span text:style-name="T2">n</text:span></text:span>terna cubiti articulatione plu-q</text:p>
      <text:p text:style-name="P3">res, quas siecare consuevimus, venae; de his autem abunde<text:line-break/>quidem in tertio de administrationibus anatomicis libro<text:line-break/>atque in alio libro, qui scortum de venarum arteriarum-<text:line-break/>que dissectione scriptus est, diximus, fed nunc quoque de<text:line-break/>ipsis summatim agemus, ab initio ducentes orationem.<text:line-break/>Vena nava ex gibbis. hepatis fur<text:span text:style-name="Default_20_Paragraph_20_Font"><text:span text:style-name="T2">t</text:span></text:span>um ad dextram cordis<text:line-break/>aurem sanguinem ferens partibus quidem intermeantibus<text:line-break/>quur exiguum distribuit, fed cordi ipsi plurimum elargi-<text:line-break/>tur. Deinde ab eo tanquam ab initio progressa ad ceu-<text:line-break/>vicem recta via fertur, atque in duas rectas scinditur in<text:line-break/>thoracis parte venas magnas, quas jugulares. nominanti<text:line-break/>Propagines autem ipsius; priusquam ad cor perveniat, in-<text:line-break/>signiurn quidem venarum ad septum transversum, exilium<text:line-break/>autem ad inferiorem thoracis ipsius partem octo costis<text:line-break/>constantem <text:span text:style-name="Default_20_Paragraph_20_Font"><text:span text:style-name="T2">perrepuat. </text:span></text:span>Pars autem haec ab una caelibe<text:line-break/>nutritur vena, in quibusdam animantibus stupra cor prece-<text:line-break/>dente, in quibusdam vero, ut et in hominibus, peream partem<text:line-break/>qua jam cordis amiculam vena cava tangit; hinc enim</text:p>
      <text:p text:style-name="P3">procedens humilius per cor defertur, in fpinam defle-<text:line-break/>ciens. Ipsa igitur vena ad inferiores thoracis partes utrin-<text:line-break/>que costis octo ad septum usque transversum distribuitur.<text:line-break/>Caeterae autem sublimes thoracis costae quatuor ab alio<text:line-break/>venarum nutriuntur coniugio,. a vena cava propagatarum<text:line-break/>priusquam ea in jugulares scindatur. Ab bis igitur dua-<text:line-break/>busvj.enis deinceps funi quae ad manus per axillas per-<text:line-break/>tingunt. Verum humerariae vocatae, postquam cava in<text:line-break/>jugulares fissa est, ab utraque una extra jam thoracem<text:line-break/>extenduntur, habent autem radices externis jugulari-<text:line-break/>bus communes. Ah externis itaque jugularibus partes<text:line-break/>fere omnes tum cervicis tum capitis fuperficiariae nu-<text:line-break/>triuntur, quemadmodum et a jugularibus internis partes<text:line-break/>omnes in alto sitae. Verum quae tum in scapulis tum<text:span text:style-name="Default_20_Paragraph_20_Font"><text:span text:style-name="T2">d<text:line-break/></text:span></text:span>dorfali cervicis medulla existunt partes , venas habent<text:line-break/>ex inferioribus praefatae radicis communis partibus ad<text:line-break/>ipsas ascendentes. Communem vero dico radicem, quam</text:p>
      <text:p text:style-name="P1">paulo ante dixi tum .externis jugularibus tum humerariis<text:line-break/>communem esse. Merito igitur humeraria partes <text:span text:style-name="Default_20_Paragraph_20_Font"><text:span text:style-name="T2">t</text:span></text:span>u pr a<text:line-break/>claviculas sitas, quae et in cervice et capite existunt, tum<text:line-break/>magis tum celerius . evacuat. Axillaris vero thoracis<text:line-break/>en</text:p>
      <text:p text:style-name="P2">partes et inter eas magis sublimes praesertimque in<text:line-break/>nominibus, deinde demissas omnes vena una altera nutrit,<text:line-break/>quae sub corde a vena cava procedit. Ex sinistra autem<text:line-break/>parte venae illius infernas thoracis partes nutrientis, quae<text:line-break/>ad costarum radices prona fertur adusque septum trans-<text:line-break/>versum, singulis intercostalibus spatiis., tum sinistris tum<text:line-break/>dextris, rami distribuuntur. Verum hujus reliquum feptum<text:line-break/>transversum penetrat primisque ab eo corporibus distri-<text:line-break/>sinitur. Sed quae per axillas ad manus feruntur <text:span text:style-name="Default_20_Paragraph_20_Font"><text:span text:style-name="T2">venae,<text:line-break/></text:span></text:span>-proximas venis sublimes quatuor thoracis costas alentibus<text:line-break/>. radices habent, suntque quum quae per humerum ad ma-<text:line-break/>nus contendunt non paulo majores. Ascendunt autem<text:line-break/>ad internam regionem brachii utriusque atque per ap<text:span text:style-name="Default_20_Paragraph_20_Font"><text:span text:style-name="T2">t</text:span></text:span>am</text:p>
      <text:p text:style-name="P1">pronae feruntur, et musculis ibi positis notabiles dsspen-<text:line-break/>faut ramos. Verum quum ad cubiti articulum prope<text:line-break/>utraque venerit, venas brachii internas ad ipsius cubiti<text:line-break/>ossis condylo m hic .positum producit. Quicquid vere reti-<text:line-break/>quum est, bifariam scissum per cubiti flexum defertur,<text:line-break/>parte quidem superficiaria venam hic divisam efficiente,<text:line-break/>profundiore vero eam quae cum arteris dividitur. Seca-<text:line-break/>tur quoque et alia vena in cubito obliqua, veluti et haec<text:line-break/>in utraque manu una, humerariae non exigua portio.<text:line-break/>Ipsa namque <text:span text:style-name="Default_20_Paragraph_20_Font"><text:span text:style-name="T2">hu</text:span></text:span>m<text:span text:style-name="Default_20_Paragraph_20_Font"><text:span text:style-name="T2">eraria</text:span></text:span> per brachium subter cutem con-<text:line-break/>fpicue percurrens ad talum cubiti articulum, in sublimi-<text:line-break/>bus ejus partibus, figurata scilicet, ut Hippocrates f n.libro<text:line-break/>de fracturis docuit, manu, dividitur. Quae igitur subli-<text:line-break/>mior venae ipsius a propagine portio per externa cubiti<text:line-break/>loca defertur, ea apud propaginem ipfam secatur, qua<text:line-break/>primae venae radici - e directo maxime respondet, ob id<text:line-break/>et sublimiora clavicularum loca citissime evacuat. Portio</text:p>
      <text:p text:style-name="P3">autem quae in cubiti flexum oblique fertur, minus qui-<text:line-break/>dem ea, fed caeteris magis eas evacuat partes. Pars vero<text:line-break/>quae. ab interna magna <text:span text:style-name="Default_20_Paragraph_20_Font"><text:span text:style-name="T2">vena</text:span></text:span> oblique etiam fertur, minime<text:line-break/>quidem praedictas vacuat partes , verum maxime thoracis<text:line-break/>superiores, ob radices tum ejus, quae per axillam ad ma-<text:line-break/>num fertur, tum ejus quae superiores thoracis alit partes,<text:line-break/>admodum vicinas. Hanc igitur fec<text:span text:style-name="Default_20_Paragraph_20_Font"><text:span text:style-name="T2">e</text:span></text:span>re jubet <text:span text:style-name="Default_20_Paragraph_20_Font"><text:span text:style-name="T2">H</text:span></text:span>i<text:span text:style-name="Default_20_Paragraph_20_Font"><text:span text:style-name="T2">pp</text:span></text:span>o<text:span text:style-name="Default_20_Paragraph_20_Font"><text:span text:style-name="T2">c</text:span></text:span>r<text:span text:style-name="Default_20_Paragraph_20_Font"><text:span text:style-name="T2">ates<text:line-break/></text:span></text:span>priusquam in idem venerit et bumerariae propagini iule-<text:line-break/>natur. Haec si aliquando non comparuerit,. pro ea sicca-<text:line-break/>mus aliquam ex internis, quas in os cubiti e. directo de-<text:line-break/>ferri didicimus. quod si neque hae conspiciantur, acce-<text:line-break/>dimus ad eam, quae ex praedictarum duarum venarum<text:line-break/>obliqua<text:span text:style-name="Default_20_Paragraph_20_Font"><text:span text:style-name="T2">t</text:span></text:span>um propagine gignitur. Verum et quum ea inter-<text:line-break/>dum non apparere possit, humeraria vero apparente, hanc<text:line-break/>etiam fera, qui vacua lienes unde .fiant noveris per univer-<text:line-break/>sum animalium corpus effusas, quanquam neque celeriter<text:line-break/>neque similiter ex omni vena fiunt. Nos vero partem<text:line-break/>phlegmone laborantem tum celeriter tum quam caeteras</text:p>
      <text:p text:style-name="P1">partes magis, in acutis praesertim morbis vacuare conten-<text:line-break/>dimus, quod interna cubiti. vena facit, niultoque magis,<text:line-break/>quum fanguis redundans ad superiora impetu ferri vide-<text:line-break/>tur, aut etiam superiores thoracis partes affectae fonti<text:line-break/>Tunc enim gravitas magis in brachio et circa mammam<text:line-break/>fit. Verum quae partes thoracis in<text:span text:style-name="Default_20_Paragraph_20_Font"><text:span text:style-name="T2">t</text:span></text:span>eriores prope septum<text:line-break/>transversum afficiunt phlegmonae, merito dolores ad hy-<text:line-break/>pochondrium transmittunt. .Non igitur ipsos magnopere<text:line-break/>juvat a cubito vacuasse, corde medium occupante, nam<text:line-break/>venam inferiores thoracis alentem partes infra cor enter-<text:line-break/>gere nuper audivisti. Dicta quidem mihi haec sunt. super<text:line-break/>eo quod ab Hippocrate probe scriptum est, de fecunda<text:line-break/>interna cubiti vena. Sed quum vacuandi sanguinis ter-.<text:line-break/>minum coloris mutationem po<text:span text:style-name="Default_20_Paragraph_20_Font"><text:span text:style-name="T2">t</text:span></text:span>uerit, deinceps de eo dissis-<text:line-break/>rendum esu Quicquid sane sanguinis est in phlegmone,<text:line-break/>id caloris abundantia colore permutatur, reliquum in<text:line-break/>partibus omnibus simile permanet. Quare fanguine per<text:line-break/>totum corpus pituitosiore existente, rubicundior sane erit</text:p>
      <text:p text:style-name="P1">lateris phlegmone laborantis sanguis. Illo vero rubro<text:line-break/>existente, hic assatus in atrum permutabitur. Lividus<text:line-break/>autem ex rubro ad atrum transmutationis medium ohti-<text:line-break/>net. Idoneum igitur signum est sanguinis ex parte in-<text:line-break/>flammata excepti coloris permutatio. Necessarium igitur<text:line-break/>affectui evacuationis metrum enarratum esu Quum autem<text:line-break/>interdum vires quantum oporteat vacuare prohibeant,<text:line-break/>parti phlegmone obsessae minus quidem futurum auxilium<text:line-break/>sicire oportet, fied satius cautione congruit vires non exul-.<text:line-break/>vere quam sanguinem redundantem vacuare.</text:p>
      <text:h text:style-name="Heading_20_2" text:outline-level="2">XI.</text:h>
      <text:p text:style-name="P4"><text:span text:style-name="Default_20_Paragraph_20_Font"><text:span text:style-name="T2">s</text:span></text:span>i <text:span text:style-name="Default_20_Paragraph_20_Font"><text:span text:style-name="T2">vero sub sept</text:span></text:span>o <text:span text:style-name="Default_20_Paragraph_20_Font"><text:span text:style-name="T2">suer</text:span></text:span>i<text:span text:style-name="Default_20_Paragraph_20_Font"><text:span text:style-name="T2">t d</text:span></text:span>o<text:span text:style-name="Default_20_Paragraph_20_Font"><text:span text:style-name="T2">l</text:span></text:span>o<text:span text:style-name="Default_20_Paragraph_20_Font"><text:span text:style-name="T2">r, neque su</text:span></text:span>i <text:span text:style-name="Default_20_Paragraph_20_Font"><text:span text:style-name="T2">ad clav</text:span></text:span>i<text:span text:style-name="Default_20_Paragraph_20_Font"><text:span text:style-name="T2">culam<text:line-break/>signum praebeat, alvum au</text:span></text:span>t <text:span text:style-name="Default_20_Paragraph_20_Font"><text:span text:style-name="T2">n</text:span></text:span>i<text:span text:style-name="Default_20_Paragraph_20_Font"><text:span text:style-name="T2">gro veratro aut pepl</text:span></text:span>io<text:line-break/><text:span text:style-name="Default_20_Paragraph_20_Font"><text:span text:style-name="T2">emoll</text:span></text:span>i<text:span text:style-name="Default_20_Paragraph_20_Font"><text:span text:style-name="T2">re oportet,. veratro quidem n</text:span></text:span>i<text:span text:style-name="Default_20_Paragraph_20_Font"><text:span text:style-name="T2">gr</text:span></text:span>o, <text:span text:style-name="Default_20_Paragraph_20_Font"><text:span text:style-name="T2">si daucum aut<text:line-break/>sesel</text:span></text:span>i <text:span text:style-name="Default_20_Paragraph_20_Font"><text:span text:style-name="T2">aut cu</text:span></text:span>mi<text:span text:style-name="Default_20_Paragraph_20_Font"><text:span text:style-name="T2">num aut ansam vel aliud qu</text:span></text:span>i<text:span text:style-name="Default_20_Paragraph_20_Font"><text:span text:style-name="T2">dp</text:span></text:span>i<text:span text:style-name="Default_20_Paragraph_20_Font"><text:span text:style-name="T2">am bon</text:span></text:span>i<text:line-break/><text:span text:style-name="Default_20_Paragraph_20_Font"><text:span text:style-name="T2">odoris adm</text:span></text:span>i<text:span text:style-name="Default_20_Paragraph_20_Font"><text:span text:style-name="T2">scea</text:span></text:span>s, <text:span text:style-name="Default_20_Paragraph_20_Font"><text:span text:style-name="T2">pepl</text:span></text:span>i<text:span text:style-name="Default_20_Paragraph_20_Font"><text:span text:style-name="T2">o ver</text:span></text:span>o <text:span text:style-name="Default_20_Paragraph_20_Font"><text:span text:style-name="T2">laser</text:span></text:span>i<text:span text:style-name="Default_20_Paragraph_20_Font"><text:span text:style-name="T2">s succum, sud et<text:line-break/>haec</text:span></text:span> i<text:span text:style-name="Default_20_Paragraph_20_Font"><text:span text:style-name="T2">nter su mix</text:span></text:span>t<text:span text:style-name="Default_20_Paragraph_20_Font"><text:span text:style-name="T2">a con</text:span></text:span>v<text:span text:style-name="Default_20_Paragraph_20_Font"><text:span text:style-name="T2">ener</text:span></text:span>i<text:span text:style-name="Default_20_Paragraph_20_Font"><text:span text:style-name="T2">s sun</text:span></text:span>t <text:span text:style-name="Default_20_Paragraph_20_Font"><text:span text:style-name="T2">facultat</text:span></text:span>i<text:span text:style-name="Default_20_Paragraph_20_Font"><text:span text:style-name="T2">s. . sed</text:span></text:span></text:p>
      <text:p text:style-name="P1"><text:span text:style-name="Default_20_Paragraph_20_Font"><text:span text:style-name="T2">vera</text:span></text:span>t<text:span text:style-name="Default_20_Paragraph_20_Font"><text:span text:style-name="T2">rum qu</text:span></text:span>i<text:span text:style-name="Default_20_Paragraph_20_Font"><text:span text:style-name="T2">dem n</text:span></text:span>i<text:span text:style-name="Default_20_Paragraph_20_Font"><text:span text:style-name="T2">grum</text:span></text:span> t<text:span text:style-name="Default_20_Paragraph_20_Font"><text:span text:style-name="T2">u</text:span></text:span>m <text:span text:style-name="Default_20_Paragraph_20_Font"><text:span text:style-name="T2">mel</text:span></text:span>i<text:span text:style-name="Default_20_Paragraph_20_Font"><text:span text:style-name="T2">us tum .ad</text:span></text:span> p<text:span text:style-name="Default_20_Paragraph_20_Font"><text:span text:style-name="T2">ud</text:span></text:span>i<text:span text:style-name="Default_20_Paragraph_20_Font"><text:span text:style-name="T2">ca-<text:line-break/>t</text:span></text:span>i<text:span text:style-name="Default_20_Paragraph_20_Font"><text:span text:style-name="T2">one</text:span></text:span>m <text:span text:style-name="Default_20_Paragraph_20_Font"><text:span text:style-name="T2">com</text:span></text:span>m<text:span text:style-name="Default_20_Paragraph_20_Font"><text:span text:style-name="T2">odius quam pepl</text:span></text:span>i<text:span text:style-name="Default_20_Paragraph_20_Font"><text:span text:style-name="T2">u</text:span></text:span>m <text:span text:style-name="Default_20_Paragraph_20_Font"><text:span text:style-name="T2">alvum duc</text:span></text:span>i<text:span text:style-name="Default_20_Paragraph_20_Font"><text:span text:style-name="T2">t, pepli-<text:line-break/>um vero statu</text:span></text:span>s m<text:span text:style-name="Default_20_Paragraph_20_Font"><text:span text:style-name="T2">ag</text:span></text:span>is <text:span text:style-name="Default_20_Paragraph_20_Font"><text:span text:style-name="T2">excut</text:span></text:span>i<text:span text:style-name="Default_20_Paragraph_20_Font"><text:span text:style-name="T2">t. sed haec amb</text:span></text:span>o <text:span text:style-name="Default_20_Paragraph_20_Font"><text:span text:style-name="T2">dol</text:span></text:span>o<text:span text:style-name="Default_20_Paragraph_20_Font"><text:span text:style-name="T2">re</text:span></text:span>m<text:line-break/><text:span text:style-name="Default_20_Paragraph_20_Font"><text:span text:style-name="T2">sudan</text:span></text:span>t. <text:span text:style-name="Default_20_Paragraph_20_Font"><text:span text:style-name="T2">sedant au</text:span></text:span>t<text:span text:style-name="Default_20_Paragraph_20_Font"><text:span text:style-name="T2">em e</text:span></text:span>t <text:span text:style-name="Default_20_Paragraph_20_Font"><text:span text:style-name="T2">al</text:span></text:span>i<text:span text:style-name="Default_20_Paragraph_20_Font"><text:span text:style-name="T2">a multa, quae alvum sub-<text:line-break/>ducun</text:span></text:span>t, m<text:span text:style-name="Default_20_Paragraph_20_Font"><text:span text:style-name="T2">ed</text:span></text:span>i<text:span text:style-name="Default_20_Paragraph_20_Font"><text:span text:style-name="T2">camen</text:span></text:span>t<text:span text:style-name="Default_20_Paragraph_20_Font"><text:span text:style-name="T2">a. </text:span></text:span>F<text:span text:style-name="Default_20_Paragraph_20_Font"><text:span text:style-name="T2">erum quae nov</text:span></text:span>i <text:span text:style-name="Default_20_Paragraph_20_Font"><text:span text:style-name="T2">ego, haec sunt<text:line-break/>opt</text:span></text:span>im<text:span text:style-name="Default_20_Paragraph_20_Font"><text:span text:style-name="T2">a. Quandoqu</text:span></text:span>i<text:span text:style-name="Default_20_Paragraph_20_Font"><text:span text:style-name="T2">dem e</text:span></text:span>ti<text:span text:style-name="Default_20_Paragraph_20_Font"><text:span text:style-name="T2">a</text:span></text:span>m <text:span text:style-name="Default_20_Paragraph_20_Font"><text:span text:style-name="T2">quae</text:span></text:span> i<text:span text:style-name="Default_20_Paragraph_20_Font"><text:span text:style-name="T2">nfarb</text:span></text:span>i<text:span text:style-name="Default_20_Paragraph_20_Font"><text:span text:style-name="T2">tion</text:span></text:span>i<text:span text:style-name="Default_20_Paragraph_20_Font"><text:span text:style-name="T2">bu</text:span></text:span>s <text:span text:style-name="Default_20_Paragraph_20_Font"><text:span text:style-name="T2">dantur<text:line-break/>alvu</text:span></text:span>m <text:span text:style-name="Default_20_Paragraph_20_Font"><text:span text:style-name="T2">subducent</text:span></text:span>i<text:span text:style-name="Default_20_Paragraph_20_Font"><text:span text:style-name="T2">n med</text:span></text:span>i<text:span text:style-name="Default_20_Paragraph_20_Font"><text:span text:style-name="T2">camenta, </text:span></text:span>o<text:span text:style-name="Default_20_Paragraph_20_Font"><text:span text:style-name="T2">p</text:span></text:span>i<text:span text:style-name="Default_20_Paragraph_20_Font"><text:span text:style-name="T2">tulantur, quaecun-<text:line-break/>, que vel prop</text:span></text:span>t<text:span text:style-name="Default_20_Paragraph_20_Font"><text:span text:style-name="T2">er a</text:span></text:span>m<text:span text:style-name="Default_20_Paragraph_20_Font"><text:span text:style-name="T2">ar</text:span></text:span>i<text:span text:style-name="Default_20_Paragraph_20_Font"><text:span text:style-name="T2">tud</text:span></text:span>i<text:span text:style-name="Default_20_Paragraph_20_Font"><text:span text:style-name="T2">ne</text:span></text:span>m <text:span text:style-name="Default_20_Paragraph_20_Font"><text:span text:style-name="T2">vel aliam quandam in-<text:line-break/>suav</text:span></text:span>i<text:span text:style-name="Default_20_Paragraph_20_Font"><text:span text:style-name="T2">tatem aut c</text:span></text:span>o<text:span text:style-name="Default_20_Paragraph_20_Font"><text:span text:style-name="T2">p</text:span></text:span>i<text:span text:style-name="Default_20_Paragraph_20_Font"><text:span text:style-name="T2">am aut col</text:span></text:span>o<text:span text:style-name="Default_20_Paragraph_20_Font"><text:span text:style-name="T2">re</text:span></text:span>m <text:span text:style-name="Default_20_Paragraph_20_Font"><text:span text:style-name="T2">aut fast</text:span></text:span>i<text:span text:style-name="Default_20_Paragraph_20_Font"><text:span text:style-name="T2">d</text:span></text:span>i<text:span text:style-name="Default_20_Paragraph_20_Font"><text:span text:style-name="T2">u</text:span></text:span>m <text:span text:style-name="Default_20_Paragraph_20_Font"><text:span text:style-name="T2">alis<text:line-break/>quod, non adm</text:span></text:span>o<text:span text:style-name="Default_20_Paragraph_20_Font"><text:span text:style-name="T2">dum</text:span></text:span> i<text:span text:style-name="Default_20_Paragraph_20_Font"><text:span text:style-name="T2">n</text:span></text:span>g<text:span text:style-name="Default_20_Paragraph_20_Font"><text:span text:style-name="T2">rata ex</text:span></text:span>i<text:span text:style-name="Default_20_Paragraph_20_Font"><text:span text:style-name="T2">stunt.</text:span></text:span></text:p>
      <text:p text:style-name="P2">Quod medicamenta purgantia per experientiam inveni-<text:line-break/>.antur et quem purgent humorem et si omnino purgent, in libris<text:line-break/>de simplicium medicamentorum facultatibus didicisti. Quod<text:line-break/>vero purgationis necessitas fit, si redundau tes humores deorsum<text:line-break/>repant, ratione quoque statutum est, fed testimonium accerti-<text:line-break/>tudinem ob experientia obtinuit.. Ipse vero te docuitHippo-<text:line-break/>crates facultates medicamentorum, quae in hujusmodi af-<text:line-break/>foetibus exhibet, veratrum quidem nigrum ad judicationem</text:p>
      <text:p text:style-name="P1">commodius vacuare, peplium vero flatus magis excutere<text:line-break/>affirmans. Sunt autem, quae ab eo <text:span text:style-name="Default_20_Paragraph_20_Font"><text:span text:style-name="T2">ad cr</text:span></text:span>i<text:span text:style-name="Default_20_Paragraph_20_Font"><text:span text:style-name="T2">sin co</text:span></text:span>m<text:span text:style-name="Default_20_Paragraph_20_Font"><text:span text:style-name="T2">mo-<text:line-break/>d</text:span></text:span>io<text:span text:style-name="Default_20_Paragraph_20_Font"><text:span text:style-name="T2">ra</text:span></text:span> dicuntur, quae morbi judicium faciunt magis, quod<text:line-break/>facultate ac magis conferentia idem existit. At quum<text:line-break/>purgantia omnia. medicamenta ventrem praesertimque os<text:line-break/>ipsius, quod maxime tum nervofum tum <text:span text:style-name="Default_20_Paragraph_20_Font"><text:span text:style-name="T2">t</text:span></text:span>ensile sit, lae-<text:line-break/>dant, odoratorum mixtio excogitata est, ut ne fala mera-<text:line-break/>que purgantium medicamentorum facultas os ventriculi<text:line-break/>tactu laedat. Permixta autem inter fe tum peplium tum<text:line-break/>elleborum congeneris ait este facultatis, hoc est faculta-<text:line-break/>tilrus convenire et in nullo dissidere. Nam in purgan-<text:line-break/>tium medicamentorum permixtione dissidium oritur, haud<text:line-break/>quum eorum aliud quidem bilem, si contigerit, aliud<text:line-break/>vero . pituitam evacuat; nam eodem tempore utraque va-<text:line-break/>cuari potest, fed quum aliud quidem quamprimum, aliud<text:line-break/>vero longe a propinatione purgationem movere natura<text:line-break/>- consueverit. Sic enim inaequalis simul assumptorum fit<text:line-break/>caenatio. Inaequalem dico, quum jam videtur quidem</text:p>
      <text:p text:style-name="P3">desinere, altera vero incipit. Nam quod citius purgare<text:line-break/>consuevit medicamentum; etiam ex alio quidpiam simul<text:line-break/>evacuat, quare quod paucum ipsius relinquitur, imbecil-<text:line-break/>lius redditur et longe tardius adhuc suam inchoat purga-.<text:line-break/>lienem. Praefinita igitur vacuatiouis lege simile est alle-<text:line-break/>boro peplium, potestque elleboro similiter nigrum subdu-<text:line-break/>cere humorem. . Caetera tum dictionis hujus tum fequen-<text:line-break/>tium patent. Haec igitur nosse atque meminisse oportet,<text:line-break/>sed non perpetuo in pleuriticis his uti, hujus aphorismi<text:line-break/>memores, quo dicit <text:span text:style-name="Default_20_Paragraph_20_Font"><text:span text:style-name="T2">r</text:span></text:span> i<text:span text:style-name="Default_20_Paragraph_20_Font"><text:span text:style-name="T2">n acut</text:span></text:span>is <text:span text:style-name="Default_20_Paragraph_20_Font"><text:span text:style-name="T2">morb</text:span></text:span>is <text:span text:style-name="Default_20_Paragraph_20_Font"><text:span text:style-name="T2">raro et per ini</text:span></text:span>ti<text:span text:style-name="Default_20_Paragraph_20_Font"><text:span text:style-name="T2">a<text:line-break/>purgan</text:span></text:span>ti<text:span text:style-name="Default_20_Paragraph_20_Font"><text:span text:style-name="T2">bu</text:span></text:span>s <text:span text:style-name="Default_20_Paragraph_20_Font"><text:span text:style-name="T2">medicament</text:span></text:span>is <text:span text:style-name="Default_20_Paragraph_20_Font"><text:span text:style-name="T2">u</text:span></text:span>t<text:span text:style-name="Default_20_Paragraph_20_Font"><text:span text:style-name="T2">endum. </text:span></text:span>Quum igitur, inquit,<text:line-break/>non Iosum acutus morbus sit, ut est pleuritis, sed et cum<text:line-break/>febre vehementissima, multo magis vitanda est purgantis<text:line-break/>medicamenti exhibitio, atque per sectionem venae vacu-<text:line-break/>andum magis, etiamsi ad hypochondritun dolor perduca-<text:line-break/>tur. Nam minus quidem auxilium quam per purgationem<text:line-break/>sequitur, securius tamen multo existit. Imo nullum ex</text:p>
      <text:p text:style-name="P20">eo quod per venae sectionem sit, periculum impendet, eo<text:line-break/>discrimen maximum subeunte, quod per purgationem ten-<text:line-break/>satur, ac potissimum quum laborantis naturam- expertus<text:line-break/>quis non fuerit. Nonnulli. namque difficulter natura pur-.<text:line-break/>gantur, quidam modico assumpto medicamento purgantur<text:line-break/>cop1ofe. Quibus autem dare rationi consentaneum est,<text:line-break/>tanta sit medicamenti quantitas, quantum in plurimis me-<text:line-break/>diocriter vacuare tum novisti tum es expertus. Si enim<text:line-break/>hominis naturam non noveris, metus est ne quam deceat<text:line-break/>uberiorem vacuationem moliaris, aut nullam prorsus pm-<text:line-break/>gationem moveas, aut si moveris, non tamen sufficienter<text:line-break/>vacu<text:span text:style-name="Default_20_Paragraph_20_Font"><text:span text:style-name="T2">o</text:span></text:span>s. Haec autem omnia maximas in morbis acutis<text:line-break/>pariunt laesiones, quae non facile, ut in minime fabrici-<text:line-break/>tactibus, emendantur. Quum igitur febris vehemens non<text:line-break/>fuerit naturamque laborantis expertus fueris , ad medica-<text:line-break/>menti purgantis potum te conferes, aut iis quae ab Hip-<text:line-break/>poerate dicta funt, vel etiam quibusdam aliis facultate<text:line-break/>similibus u<text:span text:style-name="Default_20_Paragraph_20_Font"><text:span text:style-name="T2">t</text:span></text:span>us, quorum est et ex colocynthide medicamen-<text:line-break/>tum , quod jam Ineran<text:span text:style-name="Default_20_Paragraph_20_Font"><text:span text:style-name="T2">t</text:span></text:span> pro consuetudine vocant. Quum<text:line-break/>iri .</text:p>
      <text:p text:style-name="P66">autem haec variis paretur modis quae elleborum quidem<text:line-break/>accipit, scammonium vere, non continet, medicamentorum<text:line-break/>iis qui subducens alvum medicamentum omnino assumere<text:line-break/>queunt optimum est.</text:p>
      <text:h text:style-name="Heading_20_2" text:outline-level="2">- .<text:tab/>XII</text:h>
      <text:p text:style-name="P4"><text:span text:style-name="Default_20_Paragraph_20_Font"><text:span text:style-name="T2">En</text:span></text:span>i<text:span text:style-name="Default_20_Paragraph_20_Font"><text:span text:style-name="T2">mver</text:span></text:span>o <text:span text:style-name="Default_20_Paragraph_20_Font"><text:span text:style-name="T2">p</text:span></text:span>ti<text:span text:style-name="Default_20_Paragraph_20_Font"><text:span text:style-name="T2">fanam , quum epo</text:span></text:span>t<text:span text:style-name="Default_20_Paragraph_20_Font"><text:span text:style-name="T2">u</text:span></text:span>m <text:span text:style-name="Default_20_Paragraph_20_Font"><text:span text:style-name="T2">est medica</text:span></text:span>m<text:span text:style-name="Default_20_Paragraph_20_Font"><text:span text:style-name="T2">entu</text:span></text:span>m, <text:span text:style-name="Default_20_Paragraph_20_Font"><text:span text:style-name="T2">in-<text:line-break/>super sorbendam statim dare op</text:span></text:span>o<text:span text:style-name="Default_20_Paragraph_20_Font"><text:span text:style-name="T2">rtet, neque adm</text:span></text:span>o<text:span text:style-name="Default_20_Paragraph_20_Font"><text:span text:style-name="T2">dum<text:line-break/>pauc</text:span></text:span>io<text:span text:style-name="Default_20_Paragraph_20_Font"><text:span text:style-name="T2">re qua</text:span></text:span>m <text:span text:style-name="Default_20_Paragraph_20_Font"><text:span text:style-name="T2">consuetum est cop</text:span></text:span>i<text:span text:style-name="Default_20_Paragraph_20_Font"><text:span text:style-name="T2">a. </text:span></text:span>.y<text:span text:style-name="Default_20_Paragraph_20_Font"><text:span text:style-name="T2">s</text:span></text:span></text:p>
      <text:p text:style-name="P2">.Et maxime quidem ventris ori, quod et stomachum<text:line-break/>vocant, ut in ipsis purgantium medicamentorum potibus<text:line-break/>illaesum maneat, consulere oportet, praesertimque ubi<text:line-break/>febrientibus tale quidpiam propinatur. Verum praecipua<text:line-break/>ne laedatur cautio est ut medicamentum purgans purum<text:line-break/>non sit, <text:span text:style-name="Default_20_Paragraph_20_Font"><text:span text:style-name="T2">t</text:span></text:span>ed num aliis malitiam ipsius obtundere natura<text:line-break/>valentibus temperatum mixtumque. Nam purgantium<text:line-break/>omnium medicamentorum natura corporum quae purgau-</text:p>
      <text:p text:style-name="P3">tur naturis contraria est, atque ut quispiam dixerit, leta-<text:line-break/>lis ac delat<text:span text:style-name="Default_20_Paragraph_20_Font"><text:span text:style-name="T2">o</text:span></text:span>ria. . Quemadmodum autem <text:span text:style-name="Default_20_Paragraph_20_Font"><text:span text:style-name="T2">t</text:span></text:span>ueri papaveris,<text:line-break/>mandragorae, hyoscyami atque aliorum hujusmodi multo-<text:line-break/>rutn , quae nobis et substantia et facultatibus contraria<text:line-break/>corpus perimere consueverunt, portionem ex ipsis exi-<text:line-break/>guam assumentes magnam percipimus commoditatem, sic<text:line-break/>et purgantium medicamentorum , quorum natura corpori-<text:line-break/>bus nostris adversaria est, exiguam aliquam partem prae-<text:line-break/>cidentes, ad auxilia utimur. Vt vero in horum medica-<text:line-break/>mentorum potu quaedam odorata semina miscentur, quae<text:line-break/>et malitiam obtundere valeant et actionem ipsorum non<text:line-break/>prohibeant, tenu.andi incidendique facultatem obtinentia,<text:line-break/>ita ut et orasses incidant humores et vias ipforum quibus<text:line-break/>vacuatis fiat aperiant patefaciantque, sic et a sumpto me-<text:line-break/>dicamento ptisanam sorbere confert. ld enim purgans<text:line-break/>medicamentum quantumvis exiguum ad ventris quidem<text:line-break/>fundum pervenit, sed in transitu stomachus et quaecun-<text:line-break/>que ventris sublimior pars, non modo qualitatem medi-<text:line-break/>- i</text:p>
      <text:p text:style-name="P3">camenti purgantis, verum et substantiae quae in transitu-<text:line-break/>haeret aliquid assumens , magnopere laeditur. PDsanae<text:line-break/>igitur cremor fuperforptus est utilis, ut quod et detergere<text:line-break/>et deorsum trahere, quod viae adhaeret et qualitatem<text:line-break/>medicamenti his adhaerentis partibus tum contemperare<text:line-break/>tum permutare potest. Ob eas igitur causas a purgantis<text:line-break/>medicamenti potu ptisanam supersorberi praecipit, sed<text:line-break/>ubi purgatio fieri coepit, ptisanam non amplius exhiberi<text:line-break/>vult, purgantis medicamenti actionem exolvi veritus, at-<text:line-break/>que ob eam rem ait:</text:p>
      <text:h text:style-name="Heading_20_2" text:outline-level="2">XIII.</text:h>
      <text:p text:style-name="P4"><text:span text:style-name="Default_20_Paragraph_20_Font"><text:span text:style-name="T2">Quandoquidem rationi consentaneum est, media in purga-<text:line-break/>tione sorbitionem non exhibere. Quum autem cessans-<text:line-break/>rit purgatio, tunc parciorem copiam quam pro consue.<text:line-break/></text:span></text:span>s<text:span text:style-name="Default_20_Paragraph_20_Font"><text:span text:style-name="T2">udine sorbeat, postea oero ad uberiorem perpetuo ad-<text:line-break/>ducatur, st etiam dolor sudatus fuerit nihilque aliud re-<text:line-break/>pugnet.</text:span></text:span></text:p>
      <text:p text:style-name="P21">Contra quam plerique hujusce temporis medici hac<text:line-break/>de re decrevit Hippocrates. Hi namque, quum vacua-<text:line-break/>verius, copiola nutriunt : Hippocrates vero a purgatione<text:line-break/>.-ptisanae minus dari jubet. Nam corporum purgatorum<text:line-break/>vires purgatione prostante alimentum ferre nequeunt,<text:line-break/>neque probe conficere, nisi omnino paucum fuerit. Pur-<text:line-break/>gatis igitur tantum creatoris primo exhibendum, quantum<text:line-break/>evincere possint, deinde paulatim adaugere oportet, si et<text:line-break/>dolor, inquit, cessaverit et nihil aliud prohibuerit. Quod<text:line-break/>de dolore dicitur manifestum est, fed nihil aliud probi-<text:line-break/>.scbere intelligendum est, si ad praedictas referas distincti-<text:line-break/>ones, in quibus demonstravit quot paeto acute laborantes<text:line-break/>absque sorbitionibus alete oporteat. Summa vero horum<text:line-break/>est, quum vel morbum ante iudicationem nulla sorbitione<text:line-break/>indigere sperabimus; vel in quibus fumma est humoris<text:line-break/>phlegmouen facientis cruditas.</text:p>
      <text:h text:style-name="P54" text:outline-level="2">Xlv ..</text:h>
      <text:p text:style-name="P4"><text:span text:style-name="Default_20_Paragraph_20_Font"><text:span text:style-name="T2">Eade</text:span></text:span>m <text:span text:style-name="Default_20_Paragraph_20_Font"><text:span text:style-name="T2">aute</text:span></text:span>m mi<text:span text:style-name="Default_20_Paragraph_20_Font"><text:span text:style-name="T2">lli rat</text:span></text:span>io <text:span text:style-name="Default_20_Paragraph_20_Font"><text:span text:style-name="T2">est, si et p</text:span></text:span>ti<text:span text:style-name="Default_20_Paragraph_20_Font"><text:span text:style-name="T2">sanae crem</text:span></text:span>o<text:span text:style-name="Default_20_Paragraph_20_Font"><text:span text:style-name="T2">re uten-<text:line-break/>d</text:span></text:span>u<text:span text:style-name="Default_20_Paragraph_20_Font"><text:span text:style-name="T2">m si</text:span></text:span>t.</text:p>
      <text:p text:style-name="P2">Tempus exhibendi tum sullanam tum cremorem et<text:line-break/>antea simile esse demonstravit, re una differentiam horum-<text:line-break/>definiens , nimirum a cremore principium exhibitionis<text:line-break/>facit.</text:p>
      <text:p text:style-name="P2"><text:span text:style-name="Default_20_Paragraph_20_Font"><text:span text:style-name="T2">Mel</text:span></text:span>i<text:span text:style-name="Default_20_Paragraph_20_Font"><text:span text:style-name="T2">us en</text:span></text:span>i<text:span text:style-name="Default_20_Paragraph_20_Font"><text:span text:style-name="T2">m este d</text:span></text:span>ico <text:span text:style-name="Default_20_Paragraph_20_Font"><text:span text:style-name="T2">stat</text:span></text:span>i<text:span text:style-name="Default_20_Paragraph_20_Font"><text:span text:style-name="T2">m o</text:span></text:span>m<text:span text:style-name="Default_20_Paragraph_20_Font"><text:span text:style-name="T2">n</text:span></text:span>i<text:span text:style-name="Default_20_Paragraph_20_Font"><text:span text:style-name="T2">no per morbi ex</text:span></text:span>o<text:span text:style-name="Default_20_Paragraph_20_Font"><text:span text:style-name="T2">rd</text:span></text:span>i<text:span text:style-name="Default_20_Paragraph_20_Font"><text:span text:style-name="T2">a<text:line-break/>. spuere, p</text:span></text:span>oti<text:span text:style-name="Default_20_Paragraph_20_Font"><text:span text:style-name="T2">us qua</text:span></text:span>m <text:span text:style-name="Default_20_Paragraph_20_Font"><text:span text:style-name="T2">praevacuatis</text:span></text:span> n<text:span text:style-name="Default_20_Paragraph_20_Font"><text:span text:style-name="T2">asis aut</text:span></text:span> t<text:span text:style-name="Default_20_Paragraph_20_Font"><text:span text:style-name="T2">ertio aut<text:line-break/>quarto aut quint</text:span></text:span>o <text:span text:style-name="Default_20_Paragraph_20_Font"><text:span text:style-name="T2">aut fa</text:span></text:span>r<text:span text:style-name="Default_20_Paragraph_20_Font"><text:span text:style-name="T2">t</text:span></text:span>o <text:span text:style-name="Default_20_Paragraph_20_Font"><text:span text:style-name="T2">aut septimo d</text:span></text:span>i<text:span text:style-name="Default_20_Paragraph_20_Font"><text:span text:style-name="T2">e a surb</text:span></text:span>i<text:span text:style-name="Default_20_Paragraph_20_Font"><text:span text:style-name="T2">t</text:span></text:span>i-.<text:line-break/><text:span text:style-name="Default_20_Paragraph_20_Font"><text:span text:style-name="T2">one inchoare, n</text:span></text:span>isi. <text:span text:style-name="Default_20_Paragraph_20_Font"><text:span text:style-name="T2">h</text:span></text:span>o<text:span text:style-name="Default_20_Paragraph_20_Font"><text:span text:style-name="T2">cce temp</text:span></text:span>o<text:span text:style-name="Default_20_Paragraph_20_Font"><text:span text:style-name="T2">re</text:span></text:span> m<text:span text:style-name="Default_20_Paragraph_20_Font"><text:span text:style-name="T2">orbus pr</text:span></text:span>i<text:span text:style-name="Default_20_Paragraph_20_Font"><text:span text:style-name="T2">u</text:span></text:span>s <text:span text:style-name="Default_20_Paragraph_20_Font"><text:span text:style-name="T2">sud</text:span></text:span>i<text:span text:style-name="Default_20_Paragraph_20_Font"><text:span text:style-name="T2">ca-<text:line-break/></text:span></text:span>t<text:span text:style-name="Default_20_Paragraph_20_Font"><text:span text:style-name="T2">us suer</text:span></text:span>i<text:span text:style-name="Default_20_Paragraph_20_Font"><text:span text:style-name="T2">t.</text:span></text:span></text:p>
      <text:p text:style-name="P2">Quod<text:span text:style-name="Default_20_Paragraph_20_Font"><text:span text:style-name="T2">t</text:span></text:span>in aphorismis fcripfit, id et nunc persequitur,<text:line-break/>dum iu omni morbo tenuissimum victum in morbi vigore</text:p>
      <text:p text:style-name="P1">assumi imperat. Si igitur quinto die morbi vigor futurus<text:line-break/>fit et aeger folo ostri potufufficere non possit, melius esse<text:line-break/>ait protinus ab initio ptifanam dari, <text:span text:style-name="Default_20_Paragraph_20_Font"><text:span text:style-name="T2">n</text:span></text:span>on tertio .die aut<text:line-break/>quarto ejus exhibitionem auspicari. Sic sane et eos , qui<text:line-break/>aut quinto aut sexto .aut <text:span text:style-name="Default_20_Paragraph_20_Font"><text:span text:style-name="T2">s</text:span></text:span>eptimo sorbitionem inchoant,<text:line-break/>aberrare pronunciat, fi hocce tempore morbus non fuerit<text:line-break/>Iudicatus. Per indicationem intelligo, ut diri, non per-<text:line-break/>fectam duntaxat <text:span text:style-name="Default_20_Paragraph_20_Font"><text:span text:style-name="T2">morb</text:span></text:span>i mutationem,. .verum etiam effatu<text:line-break/>dignum transmutationem.</text:p>
      <text:h text:style-name="Heading_20_2" text:outline-level="2">A ;<text:tab/>XVI.</text:h>
      <text:p text:style-name="P4">P<text:span text:style-name="Default_20_Paragraph_20_Font"><text:span text:style-name="T2">raepara</text:span></text:span>ti<text:span text:style-name="Default_20_Paragraph_20_Font"><text:span text:style-name="T2">one</text:span></text:span>s <text:span text:style-name="Default_20_Paragraph_20_Font"><text:span text:style-name="T2">autem et his consim</text:span></text:span>i<text:span text:style-name="Default_20_Paragraph_20_Font"><text:span text:style-name="T2">les, quales dietae sunt,<text:line-break/>. fac</text:span></text:span>i<text:span text:style-name="Default_20_Paragraph_20_Font"><text:span text:style-name="T2">endae. </text:span></text:span>D<text:span text:style-name="Default_20_Paragraph_20_Font"><text:span text:style-name="T2">e sorb</text:span></text:span>i<text:span text:style-name="Default_20_Paragraph_20_Font"><text:span text:style-name="T2">t</text:span></text:span>i<text:span text:style-name="Default_20_Paragraph_20_Font"><text:span text:style-name="T2">on</text:span></text:span>is <text:span text:style-name="Default_20_Paragraph_20_Font"><text:span text:style-name="T2">ig</text:span></text:span>i<text:span text:style-name="Default_20_Paragraph_20_Font"><text:span text:style-name="T2">tur exhib</text:span></text:span>it<text:span text:style-name="Default_20_Paragraph_20_Font"><text:span text:style-name="T2">i</text:span></text:span>o<text:span text:style-name="Default_20_Paragraph_20_Font"><text:span text:style-name="T2">ne i</text:span></text:span>t<text:span text:style-name="Default_20_Paragraph_20_Font"><text:span text:style-name="T2">a sent</text:span></text:span>io.</text:p>
      <text:p text:style-name="P2">- ec Et quibus a principio sorbitionem daturus sis, prae-<text:line-break/>parationem similiter fieri praecipit, -hoc est sive sectionis</text:p>
      <text:h text:style-name="P56" text:outline-level="2"><text:bookmark-start text:name="bookmark30"/><text:span text:style-name="Default_20_Paragraph_20_Font">XVII.</text:span><text:bookmark-end text:name="bookmark30"/></text:h>
      <text:p text:style-name="P4"><text:span text:style-name="Default_20_Paragraph_20_Font"><text:span text:style-name="T2">Quin et de potu, qualemcunque tandem ex describendis<text:line-break/>quis potaturus sit, eadem omnino mihi est ratio.</text:span></text:span></text:p>
      <text:p text:style-name="P2">Si laborantem potu <text:span text:style-name="Default_20_Paragraph_20_Font"><text:span text:style-name="T2">s</text:span></text:span>olo citra pti<text:span text:style-name="Default_20_Paragraph_20_Font"><text:span text:style-name="T2">s</text:span></text:span>anae <text:span text:style-name="Default_20_Paragraph_20_Font"><text:span text:style-name="T2">s</text:span></text:span>orbitionem<text:line-break/>cibaveris praedictas praeparationes te facere jubet, hoc<text:line-break/>eft aut venam <text:span text:style-name="Default_20_Paragraph_20_Font"><text:span text:style-name="T2">s</text:span></text:span>ecare aut clystere aut balano uti.</text:p>
      <text:h text:style-name="Heading_20_2" text:outline-level="2"><text:bookmark-start text:name="bookmark32"/><text:span text:style-name="Default_20_Paragraph_20_Font">XVI II.</text:span><text:bookmark-end text:name="bookmark32"/></text:h>
      <text:p text:style-name="P4"><text:span text:style-name="Default_20_Paragraph_20_Font"><text:span text:style-name="T2">At vero novi medicos his quae deceant maxime contraria<text:line-break/>moliri. Volunt enim omnes, ubi sub initia morborum<text:line-break/>homines, aut duos, aut tres aut etiam plures dies ine-<text:line-break/>dia praemaceraoerint, ita tum sorbitiones tum potus<text:line-break/>exhibere. Et fortassis aliquid etiam consentaneum esse<text:line-break/>videtur, magna mutatione oboriente corpori, magnam</text:span></text:span></text:p>
      <text:p text:style-name="P5">sit. <text:span text:style-name="Default_20_Paragraph_20_Font"><text:span text:style-name="T2">et</text:span></text:span>i<text:span text:style-name="Default_20_Paragraph_20_Font"><text:span text:style-name="T2">am quanda</text:span></text:span>m <text:span text:style-name="Default_20_Paragraph_20_Font"><text:span text:style-name="T2">muta</text:span></text:span>ti<text:span text:style-name="Default_20_Paragraph_20_Font"><text:span text:style-name="T2">one</text:span></text:span>m <text:span text:style-name="Default_20_Paragraph_20_Font"><text:span text:style-name="T2">contra obj</text:span></text:span>i<text:span text:style-name="Default_20_Paragraph_20_Font"><text:span text:style-name="T2">cere, co</text:span></text:span>mm<text:span text:style-name="Default_20_Paragraph_20_Font"><text:span text:style-name="T2">u</text:span></text:span>t<text:span text:style-name="Default_20_Paragraph_20_Font"><text:span text:style-name="T2">are<text:line-break/>qu</text:span></text:span>i<text:span text:style-name="Default_20_Paragraph_20_Font"><text:span text:style-name="T2">dem bene habe</text:span></text:span>t <text:span text:style-name="Default_20_Paragraph_20_Font"><text:span text:style-name="T2">n</text:span></text:span>o<text:span text:style-name="Default_20_Paragraph_20_Font"><text:span text:style-name="T2">n parum, recte</text:span></text:span> t<text:span text:style-name="Default_20_Paragraph_20_Font"><text:span text:style-name="T2">a</text:span></text:span>m<text:span text:style-name="Default_20_Paragraph_20_Font"><text:span text:style-name="T2">en</text:span></text:span> m<text:span text:style-name="Default_20_Paragraph_20_Font"><text:span text:style-name="T2">u</text:span></text:span>t<text:span text:style-name="Default_20_Paragraph_20_Font"><text:span text:style-name="T2">a</text:span></text:span>tio<text:line-break/>t<text:span text:style-name="Default_20_Paragraph_20_Font"><text:span text:style-name="T2">ransferenda et ex</text:span></text:span> m<text:span text:style-name="Default_20_Paragraph_20_Font"><text:span text:style-name="T2">u</text:span></text:span>t<text:span text:style-name="Default_20_Paragraph_20_Font"><text:span text:style-name="T2">a</text:span></text:span>t<text:span text:style-name="Default_20_Paragraph_20_Font"><text:span text:style-name="T2">i</text:span></text:span>o<text:span text:style-name="Default_20_Paragraph_20_Font"><text:span text:style-name="T2">ne c</text:span></text:span>i<text:span text:style-name="Default_20_Paragraph_20_Font"><text:span text:style-name="T2">b</text:span></text:span>o<text:span text:style-name="Default_20_Paragraph_20_Font"><text:span text:style-name="T2">ru</text:span></text:span>m <text:span text:style-name="Default_20_Paragraph_20_Font"><text:span text:style-name="T2">exh</text:span></text:span>i<text:span text:style-name="Default_20_Paragraph_20_Font"><text:span text:style-name="T2">b</text:span></text:span>iti<text:span text:style-name="Default_20_Paragraph_20_Font"><text:span text:style-name="T2">o et</text:span></text:span>i<text:span text:style-name="Default_20_Paragraph_20_Font"><text:span text:style-name="T2">am-<text:line-break/></text:span></text:span>it<text:span text:style-name="Default_20_Paragraph_20_Font"><text:span text:style-name="T2">u</text:span></text:span>m m<text:span text:style-name="Default_20_Paragraph_20_Font"><text:span text:style-name="T2">agis.</text:span></text:span></text:p>
      <text:p text:style-name="P2">Medicos a<text:span text:style-name="Default_20_Paragraph_20_Font"><text:span text:style-name="T2">r</text:span></text:span>guit, qui primis diebus aegrotos in iute-<text:line-break/>gra inedia servant, tum nonnulli quidem eos derepente<text:line-break/>ad forbitionum, alii vero ad potuum exhibitionem dedu-<text:line-break/>eunt. Non tamen eorum etiamnum meminit, qui cibos<text:line-break/>validiores ante morbi concoctionem ministrant. Consue-<text:line-break/>vit enim, ut antea dixi, interdum maximos errores non<text:line-break/>evictos praetermittere, ex quibus minores defert et ex il-<text:line-break/>lis ortam laesionem demonstrat. Qui vero ita commu-<text:line-break/>tant, fortassis, inquit, cum ratione fe transmutare arbitran-<text:line-break/>tur, in magna corporis transmutatione effatu dignam vi-<text:line-break/>ctus permutationem facientes. ld Iane ipfum bene eos<text:line-break/>existimasse ait, non tamen transmutationem .omnem, fed<text:line-break/>aliquam augurandum esse , de qua partim praedixit et</text:p>
      <text:p text:style-name="P22">partim est dicturus, sermone astruens vitandas esse repen-<text:line-break/>linas mutationes.</text:p>
      <text:h text:style-name="Heading_20_2" text:outline-level="2">XIX.</text:h>
      <text:p text:style-name="P4"><text:span text:style-name="Default_20_Paragraph_20_Font"><text:span text:style-name="T2">plurimum</text:span></text:span> i<text:span text:style-name="Default_20_Paragraph_20_Font"><text:span text:style-name="T2">g</text:span></text:span>i<text:span text:style-name="Default_20_Paragraph_20_Font"><text:span text:style-name="T2">tur laedentur, qui tota utun</text:span></text:span>t<text:span text:style-name="Default_20_Paragraph_20_Font"><text:span text:style-name="T2">ur p</text:span></text:span>t<text:span text:style-name="Default_20_Paragraph_20_Font"><text:span text:style-name="T2">isuna, </text:span></text:span>n<text:span text:style-name="Default_20_Paragraph_20_Font"><text:span text:style-name="T2">isi<text:line-break/>recte</text:span></text:span> m<text:span text:style-name="Default_20_Paragraph_20_Font"><text:span text:style-name="T2">uta</text:span></text:span>tio<text:span text:style-name="Default_20_Paragraph_20_Font"><text:span text:style-name="T2">ne</text:span></text:span>m <text:span text:style-name="Default_20_Paragraph_20_Font"><text:span text:style-name="T2">fecer</text:span></text:span>i<text:span text:style-name="Default_20_Paragraph_20_Font"><text:span text:style-name="T2">nt, laeden</text:span></text:span>t<text:span text:style-name="Default_20_Paragraph_20_Font"><text:span text:style-name="T2">ur et</text:span></text:span>i<text:span text:style-name="Default_20_Paragraph_20_Font"><text:span text:style-name="T2">am, qui fato<text:line-break/>utun</text:span></text:span>t<text:span text:style-name="Default_20_Paragraph_20_Font"><text:span text:style-name="T2">ur crem</text:span></text:span>o<text:span text:style-name="Default_20_Paragraph_20_Font"><text:span text:style-name="T2">re</text:span></text:span>, quanquam minus, <text:span text:style-name="Default_20_Paragraph_20_Font"><text:span text:style-name="T2">laeden</text:span></text:span>t<text:span text:style-name="Default_20_Paragraph_20_Font"><text:span text:style-name="T2">ur praeterea<text:line-break/>et qui sa</text:span></text:span>lo <text:span text:style-name="Default_20_Paragraph_20_Font"><text:span text:style-name="T2">u</text:span></text:span>t<text:span text:style-name="Default_20_Paragraph_20_Font"><text:span text:style-name="T2">un</text:span></text:span>t<text:span text:style-name="Default_20_Paragraph_20_Font"><text:span text:style-name="T2">ur po</text:span></text:span>t<text:span text:style-name="Default_20_Paragraph_20_Font"><text:span text:style-name="T2">u, sed h</text:span></text:span>i mi<text:span text:style-name="Default_20_Paragraph_20_Font"><text:span text:style-name="T2">n</text:span></text:span>i<text:span text:style-name="Default_20_Paragraph_20_Font"><text:span text:style-name="T2">me. </text:span></text:span>l</text:p>
      <text:p text:style-name="P2">Dictam paulo ante repentinam rictus mutatio<text:span text:style-name="Default_20_Paragraph_20_Font"><text:span text:style-name="T2">n</text:span></text:span>em,<text:line-break/>qua primis diebus in integra inedia servatos aegrotantes<text:line-break/>circa diem quartum nutrire. incipiunt, maxime quidem<text:line-break/>laedere ait, si in ptisanam totam transferantur, minus<text:line-break/>vero, si in cremorem, minime denique, hoc est paucissime,<text:line-break/>eos laedi, qui ad fusos. procedunt potus. Nam ex magni-<text:line-break/>ordine facultatis eorum, quae offeruntur, laesionis oritur<text:line-break/>magnitudo.</text:p>
      <text:h text:style-name="P54" text:outline-level="2">XX.</text:h>
      <text:p text:style-name="P4">O<text:span text:style-name="Default_20_Paragraph_20_Font"><text:span text:style-name="T2">portet autem et ex fanorum adhuc hominum victu quae<text:line-break/>conferant addiscere. </text:span></text:span>E<text:span text:style-name="Default_20_Paragraph_20_Font"><text:span text:style-name="T2">tenim sane st fanis quibusdam<text:line-break/>talis vel talis victus magnopere inter su disserte videa-<text:line-break/>tur, cum in aliis quibusdam, tum in mutationibus, quo-<text:line-break/>modo et in morbis maximeque in acutissimis non mul-<text:line-break/>tum disseret</text:span></text:span> P</text:p>
      <text:p text:style-name="P2">Incipit praedictam a se de victu sententiam demon-<text:line-break/>strare, arguens una et eos qui contrario modo victum in-<text:line-break/>stituunt. Sed ut dilucidus evadat sermo, summam ipsius<text:line-break/>totam praefati melius esse mihi videtur. Est autem ea-<text:line-break/>rum, quae in eam rem assumuntur, fumptionum aItera,<text:line-break/>sententia universalis haec. <text:span text:style-name="Default_20_Paragraph_20_Font"><text:span text:style-name="T2">Si bene</text:span></text:span> n<text:span text:style-name="Default_20_Paragraph_20_Font"><text:span text:style-name="T2">olentibus laesionem<text:line-break/>cesserant repentinae</text:span></text:span> r<text:span text:style-name="Default_20_Paragraph_20_Font"><text:span text:style-name="T2">ictus ad contraria mutationes, multo<text:line-break/>magis aegrotantibus ipsis</text:span></text:span> , quod variis etiam modis posset-<text:line-break/>mus interpretari, aliud in aliam transsumentes dictionem,</text:p>
      <text:p text:style-name="P3">ut sic; i<text:span text:style-name="Default_20_Paragraph_20_Font"><text:span text:style-name="T2">n repen</text:span></text:span>t<text:span text:style-name="Default_20_Paragraph_20_Font"><text:span text:style-name="T2">in</text:span></text:span>i<text:span text:style-name="Default_20_Paragraph_20_Font"><text:span text:style-name="T2">s v</text:span></text:span>i<text:span text:style-name="Default_20_Paragraph_20_Font"><text:span text:style-name="T2">c</text:span></text:span>t<text:span text:style-name="Default_20_Paragraph_20_Font"><text:span text:style-name="T2">u</text:span></text:span>s <text:span text:style-name="Default_20_Paragraph_20_Font"><text:span text:style-name="T2">mu</text:span></text:span>t<text:span text:style-name="Default_20_Paragraph_20_Font"><text:span text:style-name="T2">a</text:span></text:span>t<text:span text:style-name="Default_20_Paragraph_20_Font"><text:span text:style-name="T2">ionibu</text:span></text:span>s <text:span text:style-name="Default_20_Paragraph_20_Font"><text:span text:style-name="T2">sani</text:span></text:span>t<text:span text:style-name="Default_20_Paragraph_20_Font"><text:span text:style-name="T2">a</text:span></text:span>t<text:span text:style-name="Default_20_Paragraph_20_Font"><text:span text:style-name="T2">e su</text:span></text:span>ii<text:span text:style-name="Default_20_Paragraph_20_Font"><text:span text:style-name="T2">ente</text:span></text:span>s<text:line-break/><text:span text:style-name="Default_20_Paragraph_20_Font"><text:span text:style-name="T2">aegrotan</text:span></text:span>ti<text:span text:style-name="Default_20_Paragraph_20_Font"><text:span text:style-name="T2">bu</text:span></text:span>s <text:span text:style-name="Default_20_Paragraph_20_Font"><text:span text:style-name="T2">m</text:span></text:span>i<text:span text:style-name="Default_20_Paragraph_20_Font"><text:span text:style-name="T2">nu</text:span></text:span>s .<text:span text:style-name="Default_20_Paragraph_20_Font"><text:span text:style-name="T2">laedun</text:span></text:span>t<text:span text:style-name="Default_20_Paragraph_20_Font"><text:span text:style-name="T2">ur, </text:span></text:span>vel sic: <text:span text:style-name="Default_20_Paragraph_20_Font"><text:span text:style-name="T2">aegri fan</text:span></text:span>is <text:span text:style-name="Default_20_Paragraph_20_Font"><text:span text:style-name="T2">mag</text:span></text:span>is<text:line-break/><text:span text:style-name="Default_20_Paragraph_20_Font"><text:span text:style-name="T2">laeduntur, </text:span></text:span>vel hoc modo: <text:span text:style-name="Default_20_Paragraph_20_Font"><text:span text:style-name="T2">laesione</text:span></text:span>s <text:span text:style-name="Default_20_Paragraph_20_Font"><text:span text:style-name="T2">sano</text:span></text:span>s <text:span text:style-name="Default_20_Paragraph_20_Font"><text:span text:style-name="T2">m</text:span></text:span>i<text:span text:style-name="Default_20_Paragraph_20_Font"><text:span text:style-name="T2">nu</text:span></text:span>s <text:span text:style-name="Default_20_Paragraph_20_Font"><text:span text:style-name="T2">quam<text:line-break/>aegro</text:span></text:span>s aspi<text:span text:style-name="Default_20_Paragraph_20_Font"><text:span text:style-name="T2">c</text:span></text:span>i<text:span text:style-name="Default_20_Paragraph_20_Font"><text:span text:style-name="T2">unt, </text:span></text:span>et adhuc generalius : <text:span text:style-name="Default_20_Paragraph_20_Font"><text:span text:style-name="T2">robust</text:span></text:span>i<text:span text:style-name="Default_20_Paragraph_20_Font"><text:span text:style-name="T2">ore</text:span></text:span>s <text:span text:style-name="Default_20_Paragraph_20_Font"><text:span text:style-name="T2">m</text:span></text:span>i<text:span text:style-name="Default_20_Paragraph_20_Font"><text:span text:style-name="T2">nu</text:span></text:span>s<text:line-break/>l<text:span text:style-name="Default_20_Paragraph_20_Font"><text:span text:style-name="T2">aedunt, imbec</text:span></text:span>i<text:span text:style-name="Default_20_Paragraph_20_Font"><text:span text:style-name="T2">ll</text:span></text:span>i<text:span text:style-name="Default_20_Paragraph_20_Font"><text:span text:style-name="T2">ore</text:span></text:span>s <text:span text:style-name="Default_20_Paragraph_20_Font"><text:span text:style-name="T2">mag</text:span></text:span>is, -<text:span text:style-name="Default_20_Paragraph_20_Font"><text:span text:style-name="T2">nox</text:span></text:span>i<text:span text:style-name="Default_20_Paragraph_20_Font"><text:span text:style-name="T2">ae.</text:span></text:span> Licet et aliter vim<text:line-break/>ipsimi fermonis interpretari , aut ex eo quod per fe et<text:line-break/>primum utile sit ad quod demonstratur, aut ex aliqua con-<text:line-break/>fruentium ipsum vel fententiarum vel fumptionum. Talis<text:line-break/>quidem tibi sit per fe credibilis altera fumptionum , - quas<text:line-break/>fano vocare confuerit Aristoteles axiomata. Sed et alte-.<text:line-break/>ram ab experientis cognitam deinceps audi: <text:span text:style-name="Default_20_Paragraph_20_Font"><text:span text:style-name="T2">sano</text:span></text:span>s <text:span text:style-name="Default_20_Paragraph_20_Font"><text:span text:style-name="T2">e</text:span></text:span>ti<text:span text:style-name="Default_20_Paragraph_20_Font"><text:span text:style-name="T2">am<text:line-break/>rep</text:span></text:span>e<text:span text:style-name="Default_20_Paragraph_20_Font"><text:span text:style-name="T2">nt</text:span></text:span>i<text:span text:style-name="Default_20_Paragraph_20_Font"><text:span text:style-name="T2">na vic</text:span></text:span>t<text:span text:style-name="Default_20_Paragraph_20_Font"><text:span text:style-name="T2">u</text:span></text:span>s <text:span text:style-name="Default_20_Paragraph_20_Font"><text:span text:style-name="T2">mu</text:span></text:span>t<text:span text:style-name="Default_20_Paragraph_20_Font"><text:span text:style-name="T2">atio laed</text:span></text:span>i<text:span text:style-name="Default_20_Paragraph_20_Font"><text:span text:style-name="T2">t. </text:span></text:span>Has vero utrasque sum-<text:line-break/>ptiones fequitur conclusio, aegrotos a repentina victus<text:line-break/>mutatione laedi magis, fed multo magis acute laborantes.<text:line-break/>Haec est vis fermonis. Verum Hippocrates alteram ex<text:line-break/>sumptionibus per fe prius credibiliorem confestim citra<text:line-break/>probationem accipit, alteram vero iis, quae particulatim</text:p>
      <text:p text:style-name="P3">per experientiam nuscuntur, fide astruit. Atque id ipsutn<text:line-break/>sequens declarat oratio.</text:p>
      <text:h text:style-name="Heading_20_2" text:outline-level="2">XXL .</text:h>
      <text:p text:style-name="P24"><text:span text:style-name="Default_20_Paragraph_20_Font"><text:span text:style-name="T2">Atqu</text:span></text:span>i <text:span text:style-name="Default_20_Paragraph_20_Font"><text:span text:style-name="T2">quod v</text:span></text:span>itiosus <text:span text:style-name="Default_20_Paragraph_20_Font"><text:span text:style-name="T2">v</text:span></text:span>i<text:span text:style-name="Default_20_Paragraph_20_Font"><text:span text:style-name="T2">e</text:span></text:span>t<text:span text:style-name="Default_20_Paragraph_20_Font"><text:span text:style-name="T2">u</text:span></text:span>s <text:span text:style-name="Default_20_Paragraph_20_Font"><text:span text:style-name="T2">cib</text:span></text:span>i <text:span text:style-name="Default_20_Paragraph_20_Font"><text:span text:style-name="T2">e</text:span></text:span>t <text:span text:style-name="Default_20_Paragraph_20_Font"><text:span text:style-name="T2">p</text:span></text:span>ot<text:span text:style-name="Default_20_Paragraph_20_Font"><text:span text:style-name="T2">u</text:span></text:span>s sui <text:span text:style-name="Default_20_Paragraph_20_Font"><text:span text:style-name="T2">semper sim</text:span></text:span>i-<text:line-break/><text:span text:style-name="Default_20_Paragraph_20_Font"><text:span text:style-name="T2">l</text:span></text:span>is <text:span text:style-name="Default_20_Paragraph_20_Font"><text:span text:style-name="T2">ad san</text:span></text:span>it<text:span text:style-name="Default_20_Paragraph_20_Font"><text:span text:style-name="T2">atem tut</text:span></text:span>i<text:span text:style-name="Default_20_Paragraph_20_Font"><text:span text:style-name="T2">or omnino sit, qua</text:span></text:span>m <text:span text:style-name="Default_20_Paragraph_20_Font"><text:span text:style-name="T2">si qu</text:span></text:span>is <text:span text:style-name="Default_20_Paragraph_20_Font"><text:span text:style-name="T2">sub</text:span></text:span>i<text:span text:style-name="Default_20_Paragraph_20_Font"><text:span text:style-name="T2">t</text:span></text:span>o<text:line-break/><text:span text:style-name="Default_20_Paragraph_20_Font"><text:span text:style-name="T2">ad aliu</text:span></text:span>m <text:span text:style-name="Default_20_Paragraph_20_Font"><text:span text:style-name="T2">mel</text:span></text:span>i<text:span text:style-name="Default_20_Paragraph_20_Font"><text:span text:style-name="T2">orem magnam mu</text:span></text:span>t<text:span text:style-name="Default_20_Paragraph_20_Font"><text:span text:style-name="T2">a</text:span></text:span>ti<text:span text:style-name="Default_20_Paragraph_20_Font"><text:span text:style-name="T2">one</text:span></text:span>m <text:span text:style-name="Default_20_Paragraph_20_Font"><text:span text:style-name="T2">facia</text:span></text:span>t <text:span text:style-name="Default_20_Paragraph_20_Font"><text:span text:style-name="T2">si fac</text:span></text:span>i<text:span text:style-name="Default_20_Paragraph_20_Font"><text:span text:style-name="T2">le<text:line-break/>add</text:span></text:span>i<text:span text:style-name="Default_20_Paragraph_20_Font"><text:span text:style-name="T2">sci</text:span></text:span>t<text:span text:style-name="Default_20_Paragraph_20_Font"><text:span text:style-name="T2">ur. </text:span></text:span></text:p>
      <text:p text:style-name="P2">Alteram sumptio<text:span text:style-name="Default_20_Paragraph_20_Font"><text:span text:style-name="T2">n</text:span></text:span>um, quae ad praesentis sermonis de-<text:line-break/>monstrationem : praestant, nunc ex multis particularibus<text:line-break/>exemplis astruere incipit, fidem ipfius in unam colligens<text:line-break/>summam, quae talis est: <text:span text:style-name="Default_20_Paragraph_20_Font"><text:span text:style-name="T2">Magnae e</text:span></text:span>t <text:span text:style-name="Default_20_Paragraph_20_Font"><text:span text:style-name="T2">repen</text:span></text:span>ti<text:span text:style-name="Default_20_Paragraph_20_Font"><text:span text:style-name="T2">nae prae</text:span></text:span>t<text:span text:style-name="Default_20_Paragraph_20_Font"><text:span text:style-name="T2">eri<text:line-break/>consu</text:span></text:span>et<text:span text:style-name="Default_20_Paragraph_20_Font"><text:span text:style-name="T2">ud</text:span></text:span>i<text:span text:style-name="Default_20_Paragraph_20_Font"><text:span text:style-name="T2">nem mutatione</text:span></text:span>s <text:span text:style-name="Default_20_Paragraph_20_Font"><text:span text:style-name="T2">non parvam fan</text:span></text:span>is <text:span text:style-name="Default_20_Paragraph_20_Font"><text:span text:style-name="T2">afuer</text:span></text:span>u<text:span text:style-name="Default_20_Paragraph_20_Font"><text:span text:style-name="T2">nt. lae-<text:line-break/>sionem. </text:span></text:span>Quanquam ferme hic conspicuus est , tamen si<text:line-break/>quid quod explanatione indigeat, intercidere videbitur iis<text:line-break/>qui exercitati non sunt- in sequenti ferie, explanare neu<text:line-break/>cunctabor. Nam hic commentarius Liberalior ac huma-</text:p>
      <text:p text:style-name="P3">nior est, si non eos modo qui in rationibus sunt exerci-<text:line-break/>tati, fed etiam qui non funt exercitati, spectet. Quod<text:line-break/>si quis praedictas disciplinas neque didicerit neque exper-<text:line-break/>tus fuerit, aliud quidpiam . agat.</text:p>
      <text:h text:style-name="Heading_20_2" text:outline-level="2"><text:span text:style-name="Default_20_Paragraph_20_Font"><text:span text:style-name="T5">.</text:span></text:span><text:span text:style-name="Default_20_Paragraph_20_Font"><text:span text:style-name="T6">ι</text:span></text:span><text:span text:style-name="Default_20_Paragraph_20_Font"><text:span text:style-name="T5"> </text:span></text:span>. XXII.</text:h>
      <text:p text:style-name="P4"><text:span text:style-name="Default_20_Paragraph_20_Font"><text:span text:style-name="T2">Quandoqu</text:span></text:span>i<text:span text:style-name="Default_20_Paragraph_20_Font"><text:span text:style-name="T2">dem tu</text:span></text:span>m <text:span text:style-name="Default_20_Paragraph_20_Font"><text:span text:style-name="T2">bis d</text:span></text:span>i<text:span text:style-name="Default_20_Paragraph_20_Font"><text:span text:style-name="T2">e tum semel cibum a</text:span></text:span>d<text:span text:style-name="Default_20_Paragraph_20_Font"><text:span text:style-name="T2">sumen</text:span></text:span>ti<text:span text:style-name="Default_20_Paragraph_20_Font"><text:span text:style-name="T2">bus<text:line-break/>repent</text:span></text:span>i<text:span text:style-name="Default_20_Paragraph_20_Font"><text:span text:style-name="T2">nae muta</text:span></text:span>t<text:span text:style-name="Default_20_Paragraph_20_Font"><text:span text:style-name="T2">iones laesione</text:span></text:span>s <text:span text:style-name="Default_20_Paragraph_20_Font"><text:span text:style-name="T2">e</text:span></text:span>t <text:span text:style-name="Default_20_Paragraph_20_Font"><text:span text:style-name="T2">morbo</text:span></text:span>s i<text:span text:style-name="Default_20_Paragraph_20_Font"><text:span text:style-name="T2">nvehun</text:span></text:span>t. <text:span text:style-name="Default_20_Paragraph_20_Font"><text:span text:style-name="T2">E</text:span></text:span>t<text:line-break/><text:span text:style-name="Default_20_Paragraph_20_Font"><text:span text:style-name="T2">sane qu</text:span></text:span>i <text:span text:style-name="Default_20_Paragraph_20_Font"><text:span text:style-name="T2">prandere non c</text:span></text:span>o<text:span text:style-name="Default_20_Paragraph_20_Font"><text:span text:style-name="T2">nsueverun</text:span></text:span>t, <text:span text:style-name="Default_20_Paragraph_20_Font"><text:span text:style-name="T2">si prandean</text:span></text:span>t, <text:span text:style-name="Default_20_Paragraph_20_Font"><text:span text:style-name="T2">sta-<text:line-break/></text:span></text:span>tim i<text:span text:style-name="Default_20_Paragraph_20_Font"><text:span text:style-name="T2">nfirmo</text:span></text:span>s <text:span text:style-name="Default_20_Paragraph_20_Font"><text:span text:style-name="T2">esu</text:span></text:span>ri<text:span text:style-name="Default_20_Paragraph_20_Font"><text:span text:style-name="T2">unt et corpore grave</text:span></text:span>s <text:span text:style-name="Default_20_Paragraph_20_Font"><text:span text:style-name="T2">e</text:span></text:span>t i<text:span text:style-name="Default_20_Paragraph_20_Font"><text:span text:style-name="T2">mbec</text:span></text:span>i<text:span text:style-name="Default_20_Paragraph_20_Font"><text:span text:style-name="T2">lle</text:span></text:span>s<text:line-break/><text:span text:style-name="Default_20_Paragraph_20_Font"><text:span text:style-name="T2">ac desid</text:span></text:span>i<text:span text:style-name="Default_20_Paragraph_20_Font"><text:span text:style-name="T2">osa</text:span></text:span>s. <text:span text:style-name="Default_20_Paragraph_20_Font"><text:span text:style-name="T2">Quod si praeterea coenaverin</text:span></text:span>t, <text:span text:style-name="Default_20_Paragraph_20_Font"><text:span text:style-name="T2">ac</text:span></text:span>i<text:span text:style-name="Default_20_Paragraph_20_Font"><text:span text:style-name="T2">du</text:span></text:span>m<text:line-break/><text:span text:style-name="Default_20_Paragraph_20_Font"><text:span text:style-name="T2">eruc</text:span></text:span>t<text:span text:style-name="Default_20_Paragraph_20_Font"><text:span text:style-name="T2">ant, n</text:span></text:span>o<text:span text:style-name="Default_20_Paragraph_20_Font"><text:span text:style-name="T2">nnull</text:span></text:span>is <text:span text:style-name="Default_20_Paragraph_20_Font"><text:span text:style-name="T2">e</text:span></text:span>ti<text:span text:style-name="Default_20_Paragraph_20_Font"><text:span text:style-name="T2">am alv</text:span></text:span>i <text:span text:style-name="Default_20_Paragraph_20_Font"><text:span text:style-name="T2">l</text:span></text:span>i<text:span text:style-name="Default_20_Paragraph_20_Font"><text:span text:style-name="T2">qu</text:span></text:span>i<text:span text:style-name="Default_20_Paragraph_20_Font"><text:span text:style-name="T2">da defect</text:span></text:span>io <text:span text:style-name="Default_20_Paragraph_20_Font"><text:span text:style-name="T2">obo</text:span></text:span>rit<text:span text:style-name="Default_20_Paragraph_20_Font"><text:span text:style-name="T2">ur.<text:line-break/>Quum prae</text:span></text:span>t<text:span text:style-name="Default_20_Paragraph_20_Font"><text:span text:style-name="T2">er consue</text:span></text:span>t<text:span text:style-name="Default_20_Paragraph_20_Font"><text:span text:style-name="T2">ud</text:span></text:span>i<text:span text:style-name="Default_20_Paragraph_20_Font"><text:span text:style-name="T2">ne</text:span></text:span>m <text:span text:style-name="Default_20_Paragraph_20_Font"><text:span text:style-name="T2">ventriculus p</text:span></text:span>o<text:span text:style-name="Default_20_Paragraph_20_Font"><text:span text:style-name="T2">ndere gra—<text:line-break/>vetus, resec</text:span></text:span>r<text:span text:style-name="Default_20_Paragraph_20_Font"><text:span text:style-name="T2">ar</text:span></text:span>i <text:span text:style-name="Default_20_Paragraph_20_Font"><text:span text:style-name="T2">consuetu</text:span></text:span>s, <text:span text:style-name="Default_20_Paragraph_20_Font"><text:span text:style-name="T2">n</text:span></text:span>o<text:span text:style-name="Default_20_Paragraph_20_Font"><text:span text:style-name="T2">n b</text:span></text:span>is i<text:span text:style-name="Default_20_Paragraph_20_Font"><text:span text:style-name="T2">ntumescere, neque .b</text:span></text:span>is<text:line-break/><text:span text:style-name="Default_20_Paragraph_20_Font"><text:span text:style-name="T2">c</text:span></text:span>i<text:span text:style-name="Default_20_Paragraph_20_Font"><text:span text:style-name="T2">bo</text:span></text:span>s <text:span text:style-name="Default_20_Paragraph_20_Font"><text:span text:style-name="T2">coquere.</text:span></text:span></text:p>
      <text:p text:style-name="P2">Non folum quod in repentinis consuetudinum muta-<text:line-break/>lienibus magnopere laedantur, verum etiam et quae laesi-</text:p>
      <text:p text:style-name="P3">enes fiant et quonam modo singulas emendare oporteat<text:line-break/>fcribens. in prolixitatem sermonem extendit; nam si dun-<text:line-break/>taxat, quod in repentinis consuetudinum mutationibus lae-<text:line-break/>dantur, ostenderet, sermo. illi totus. brevis foret. Prima<text:line-break/>igitur consuetudinis mutatio nunc exposita est, de pran-<text:line-break/>dere non assuetis, qui pransi aliquando fiunt. Ait enim<text:line-break/>tales et infirmos.. et toto corpore graves fieri , imbecilles<text:line-break/>quoque et desidiosus. Haec autem ipsis accidunt, gravata<text:line-break/>ab alimento, tanquam a pondere, facultate, neque enim<text:line-break/>certe imbecilla ea redditur propria ratione , veluti in cibi<text:line-break/>penuria fieri consuevit. Ob eum igitur causam hic scr-<text:line-break/>moni adjeeit, totum corpus gravari iis, qui bis cibati<text:line-break/>fu.nt, eosque fieri. desidiosiores, Verum in assuetis pran-<text:line-break/>dere et non pransis, imbecillitatem quidem virium scripsit,<text:line-break/>scd gravitatem non adscripsit. Nam per fe vices in ejus-<text:line-break/>modi mutationibus imbecilles evadunt. Praeterea quum<text:line-break/>desidiosos fieri in prae<text:span text:style-name="Default_20_Paragraph_20_Font"><text:span text:style-name="T2">t</text:span></text:span>enti victus mutatione asserat,. in</text:p>
      <text:p text:style-name="P3">contraria timidos esse -dixit, velut si opus omne peresius<text:line-break/>ac opus aggredi veritos diceret. Sic enim fe vere res<text:line-break/>habet. Atque -quum ita fe habeant, virium imbecillitatem<text:line-break/>fentiunt, atque ob id eas, quas ante promptius obibant,<text:line-break/>obire non. audent actiones. Quin etiam et -iis qur- par-<text:line-break/>eius cibantur viscera rideri pendere ait, eosque tum calle<text:line-break/>dum tum viride meiere. Calidum.. quidem inquiens; id est .<text:line-break/>salito calidius; viride- vero juxta morem quendam Assati-<text:line-break/>corum Graecorum, qui et nunc observatur; pallidos enim<text:line-break/>quosdam videntes, causam cur. ita virides facti funt, inter-<text:line-break/>rogant, viride et pallidum nihil - differre existimantes,<text:line-break/>confpectumque quendam fe ipfo viridiorem dicunt , pallis.<text:line-break/>diorem ita significantes. Est autem color -pallidus revera<text:line-break/>talis, qualis ignis et ochrae vocatae, <text:span text:style-name="Default_20_Paragraph_20_Font"><text:span text:style-name="T6">ῶχρας</text:span></text:span><text:span text:style-name="Default_20_Paragraph_20_Font"><text:span text:style-name="T5">, </text:span></text:span>cujus nomi-<text:line-break/>nrs prima syllaba acuitur. Estque talis color permixta<text:line-break/>aquosi; excremento pallida et ama<text:span text:style-name="Default_20_Paragraph_20_Font"><text:span text:style-name="T2">r</text:span></text:span>a et. flava appellata<text:line-break/>bile. Quantum enim flavus color a rubro in albiorem</text:p>
      <text:p text:style-name="P3">fecedit, tantum a flavo pallidus. Scripsit autem et alia<text:line-break/>quaedam symptomata , quae ita affectis fiunt , de quibus<text:line-break/>quum ad propriam. enarrationem pervenerimus, agemus,<text:line-break/>Nunc autem praefantem textum absolvamus. Quae in<text:line-break/>non assuetis prandere contingere ait, iis adhuc et hoc<text:line-break/>adjecit: <text:span text:style-name="Default_20_Paragraph_20_Font"><text:span text:style-name="T2">si aute</text:span></text:span>m. <text:span text:style-name="Default_20_Paragraph_20_Font"><text:span text:style-name="T2">superc</text:span></text:span>o<text:span text:style-name="Default_20_Paragraph_20_Font"><text:span text:style-name="T2">ena</text:span></text:span>u<text:span text:style-name="Default_20_Paragraph_20_Font"><text:span text:style-name="T2">er</text:span></text:span>i<text:span text:style-name="Default_20_Paragraph_20_Font"><text:span text:style-name="T2">nt , ac</text:span></text:span>i<text:span text:style-name="Default_20_Paragraph_20_Font"><text:span text:style-name="T2">dum eructanti<text:line-break/></text:span></text:span>Quod autem ructus acidi fiant et propter ventriculi frigi-<text:line-break/>ditatum et propter pituitam saepius in eo acervalem et<text:line-break/>propter ciborum multitudinem, aut etiam si moderati qui-<text:line-break/>dem sint, potestate tamen frigidorum, didicimus. omnium<text:line-break/>autem praedictorum commune est calorem ventris infi-.<text:line-break/>tum vinci a cibis, non eos vincere<text:span text:style-name="Default_20_Paragraph_20_Font"><text:span text:style-name="T2">r</text:span></text:span>. neque superare, .neque<text:line-break/>probe conficere. posse., ut fi modicae flammae lignorum<text:line-break/>multitudinem superace<text:span text:style-name="Default_20_Paragraph_20_Font"><text:span text:style-name="T2">r</text:span></text:span>vaveris.; aut et citra multitudinem<text:line-break/>tum viridia tum.. humida superposueris. Quibusdam . ita<text:line-break/>cibatis diarrhoeam, hoc est liquidam dejectiouem fieri<text:line-break/>ait. Verum multis in exemplaribus non dejectionem li-<text:line-break/>quidam scriptam invenies, sed inquietudinem, ut videlicet</text:p>
      <text:p text:style-name="P25">Iactationem intelligamus corporis ita cibati , ut. alimenti<text:line-break/>copia iactetur molesteque in lecto jaceat et fe<text:span text:style-name="Default_20_Paragraph_20_Font"><text:span text:style-name="T2">t</text:span></text:span>e permsi-<text:line-break/>tet. At circa textus finem concoctionem elixationi fimi-<text:line-break/>lem esse oportere manifeste offendit, tanquam quae a ca-<text:line-break/>lido fiat, non sicco Iqualentique, quale febrium est, <text:span text:style-name="Default_20_Paragraph_20_Font"><text:span text:style-name="T2">t</text:span></text:span>est.<text:line-break/>humido et vaporoso, quale in animalibus secundum natu-<text:line-break/>ram existit.</text:p>
      <text:h text:style-name="Heading_20_2" text:outline-level="2">XXIII.</text:h>
      <text:p text:style-name="P4">Iis i<text:span text:style-name="Default_20_Paragraph_20_Font"><text:span text:style-name="T2">g</text:span></text:span>i<text:span text:style-name="Default_20_Paragraph_20_Font"><text:span text:style-name="T2">tur aux</text:span></text:span>i<text:span text:style-name="Default_20_Paragraph_20_Font"><text:span text:style-name="T2">liatur aequab</text:span></text:span>i<text:span text:style-name="Default_20_Paragraph_20_Font"><text:span text:style-name="T2">le</text:span></text:span>m m<text:span text:style-name="Default_20_Paragraph_20_Font"><text:span text:style-name="T2">u</text:span></text:span>t<text:span text:style-name="Default_20_Paragraph_20_Font"><text:span text:style-name="T2">a</text:span></text:span>t<text:span text:style-name="Default_20_Paragraph_20_Font"><text:span text:style-name="T2">ionem- rependere.<text:line-break/></text:span></text:span>D<text:span text:style-name="Default_20_Paragraph_20_Font"><text:span text:style-name="T2">or</text:span></text:span>mi<text:span text:style-name="Default_20_Paragraph_20_Font"><text:span text:style-name="T2">re siqu</text:span></text:span>i<text:span text:style-name="Default_20_Paragraph_20_Font"><text:span text:style-name="T2">de</text:span></text:span>m o<text:span text:style-name="Default_20_Paragraph_20_Font"><text:span text:style-name="T2">por</text:span></text:span>t<text:span text:style-name="Default_20_Paragraph_20_Font"><text:span text:style-name="T2">et, tanquam nocte</text:span></text:span>m <text:span text:style-name="Default_20_Paragraph_20_Font"><text:span text:style-name="T2">a coena<text:line-break/>agen</text:span></text:span>t<text:span text:style-name="Default_20_Paragraph_20_Font"><text:span text:style-name="T2">es, h</text:span></text:span>i<text:span text:style-name="Default_20_Paragraph_20_Font"><text:span text:style-name="T2">eme qu</text:span></text:span>i<text:span text:style-name="Default_20_Paragraph_20_Font"><text:span text:style-name="T2">dem c</text:span></text:span>i<text:span text:style-name="Default_20_Paragraph_20_Font"><text:span text:style-name="T2">tra /r</text:span></text:span>i<text:span text:style-name="Default_20_Paragraph_20_Font"><text:span text:style-name="T2">g</text:span></text:span>a<text:span text:style-name="Default_20_Paragraph_20_Font"><text:span text:style-name="T2">s, aestate ttero c</text:span></text:span>it<text:span text:style-name="Default_20_Paragraph_20_Font"><text:span text:style-name="T2">ra.<text:line-break/>ca</text:span></text:span>lo<text:span text:style-name="Default_20_Paragraph_20_Font"><text:span text:style-name="T2">rem. Quod si dorm</text:span></text:span>i<text:span text:style-name="Default_20_Paragraph_20_Font"><text:span text:style-name="T2">re nequeant, ub</text:span></text:span>i <text:span text:style-name="Default_20_Paragraph_20_Font"><text:span text:style-name="T2">multa</text:span></text:span>m <text:span text:style-name="Default_20_Paragraph_20_Font"><text:span text:style-name="T2">sen-.<text:line-break/></text:span></text:span>t<text:span text:style-name="Default_20_Paragraph_20_Font"><text:span text:style-name="T2">amque amb.ulat</text:span></text:span>i<text:span text:style-name="Default_20_Paragraph_20_Font"><text:span text:style-name="T2">unculam</text:span></text:span> o<text:span text:style-name="Default_20_Paragraph_20_Font"><text:span text:style-name="T2">berrav.er</text:span></text:span>i<text:span text:style-name="Default_20_Paragraph_20_Font"><text:span text:style-name="T2">nt non stand</text:span></text:span>o, <text:span text:style-name="Default_20_Paragraph_20_Font"><text:span text:style-name="T2">nih</text:span></text:span>i<text:span text:style-name="Default_20_Paragraph_20_Font"><text:span text:style-name="T2">l<text:line-break/>coene</text:span></text:span>m, <text:span text:style-name="Default_20_Paragraph_20_Font"><text:span text:style-name="T2">au</text:span></text:span>t <text:span text:style-name="Default_20_Paragraph_20_Font"><text:span text:style-name="T2">pauca et</text:span></text:span> i<text:span text:style-name="Default_20_Paragraph_20_Font"><text:span text:style-name="T2">nn</text:span></text:span>o<text:span text:style-name="Default_20_Paragraph_20_Font"><text:span text:style-name="T2">x</text:span></text:span>i<text:span text:style-name="Default_20_Paragraph_20_Font"><text:span text:style-name="T2">a, m</text:span></text:span>i<text:span text:style-name="Default_20_Paragraph_20_Font"><text:span text:style-name="T2">nus prae</text:span></text:span>t<text:span text:style-name="Default_20_Paragraph_20_Font"><text:span text:style-name="T2">erea neque.<text:line-break/>aqu</text:span></text:span>o<text:span text:style-name="Default_20_Paragraph_20_Font"><text:span text:style-name="T2">sum b</text:span></text:span>i<text:span text:style-name="Default_20_Paragraph_20_Font"><text:span text:style-name="T2">ban</text:span></text:span>t. <text:span text:style-name="Default_20_Paragraph_20_Font"><text:span text:style-name="T2">L praeterea et</text:span></text:span>i<text:span text:style-name="Default_20_Paragraph_20_Font"><text:span text:style-name="T2">am</text:span></text:span> m<text:span text:style-name="Default_20_Paragraph_20_Font"><text:span text:style-name="T2">ag</text:span></text:span>is <text:span text:style-name="Default_20_Paragraph_20_Font"><text:span text:style-name="T2">asp</text:span></text:span>ici<text:span text:style-name="Default_20_Paragraph_20_Font"><text:span text:style-name="T2">e</text:span></text:span>t<text:span text:style-name="Default_20_Paragraph_20_Font"><text:span text:style-name="T2">ur,.<text:line-break/></text:span></text:span>si t<text:span text:style-name="Default_20_Paragraph_20_Font"><text:span text:style-name="T2">er d</text:span></text:span>i<text:span text:style-name="Default_20_Paragraph_20_Font"><text:span text:style-name="T2">e ad sa</text:span></text:span>ti<text:span text:style-name="Default_20_Paragraph_20_Font"><text:span text:style-name="T2">e</text:span></text:span>t<text:span text:style-name="Default_20_Paragraph_20_Font"><text:span text:style-name="T2">a</text:span></text:span>t<text:span text:style-name="Default_20_Paragraph_20_Font"><text:span text:style-name="T2">em c</text:span></text:span>i<text:span text:style-name="Default_20_Paragraph_20_Font"><text:span text:style-name="T2">bu</text:span></text:span>m <text:span text:style-name="Default_20_Paragraph_20_Font"><text:span text:style-name="T2">acceper</text:span></text:span>i<text:span text:style-name="Default_20_Paragraph_20_Font"><text:span text:style-name="T2">t, ac e</text:span></text:span>ti<text:span text:style-name="Default_20_Paragraph_20_Font"><text:span text:style-name="T2">amnum</text:span></text:span></text:p>
      <text:p text:style-name="P3"><text:span text:style-name="Default_20_Paragraph_20_Font"><text:span text:style-name="T2">magi</text:span></text:span>s , <text:span text:style-name="Default_20_Paragraph_20_Font"><text:span text:style-name="T2">si saep</text:span></text:span>i<text:span text:style-name="Default_20_Paragraph_20_Font"><text:span text:style-name="T2">u</text:span></text:span>s ; <text:span text:style-name="Default_20_Paragraph_20_Font"><text:span text:style-name="T2">quanqua</text:span></text:span>m m<text:span text:style-name="Default_20_Paragraph_20_Font"><text:span text:style-name="T2">u</text:span></text:span>lti <text:span text:style-name="Default_20_Paragraph_20_Font"><text:span text:style-name="T2">sun</text:span></text:span>t <text:span text:style-name="Default_20_Paragraph_20_Font"><text:span text:style-name="T2">sane , qu</text:span></text:span>i t<text:span text:style-name="Default_20_Paragraph_20_Font"><text:span text:style-name="T2">er<text:line-break/>dic copiosu</text:span></text:span>m <text:span text:style-name="Default_20_Paragraph_20_Font"><text:span text:style-name="T2">cibum fac</text:span></text:span>i<text:span text:style-name="Default_20_Paragraph_20_Font"><text:span text:style-name="T2">le ferunt, quod</text:span></text:span> i<text:span text:style-name="Default_20_Paragraph_20_Font"><text:span text:style-name="T2">ta asue</text:span></text:span>t<text:span text:style-name="Default_20_Paragraph_20_Font"><text:span text:style-name="T2">i sint.</text:span></text:span></text:p>
      <text:p text:style-name="P2">Haec nunc referre non erat necessarium. Nam do-<text:line-break/>cere proposuerat repentinas consuetudinum mutationes nos<text:line-break/>laedere, non autem quomodo tales laesiones curare. opor-<text:line-break/>test. Verum quoniam ipsi hoc agere vi<text:span text:style-name="Default_20_Paragraph_20_Font"><text:span text:style-name="T2">t</text:span></text:span>um est, nos quo-<text:line-break/>que quae scripsit persequamur. Maxime quidem dormire<text:line-break/>ipsus plurimum lubet, et si dormire nequeant, multae ac<text:line-break/>lentae ambulationis circuitum conficere, ut quam plurimi -<text:line-break/>interpretes ajunt, post coenam, verum ut eorum quae di-.<text:line-break/>cuntur <text:span text:style-name="Default_20_Paragraph_20_Font"><text:span text:style-name="T2">t</text:span></text:span>ensus praecipit, post prandium. Nam oratio haec:<text:line-break/><text:span text:style-name="Default_20_Paragraph_20_Font"><text:span text:style-name="T2">tanqua</text:span></text:span>m <text:span text:style-name="Default_20_Paragraph_20_Font"><text:span text:style-name="T2">nocte</text:span></text:span>m <text:span text:style-name="Default_20_Paragraph_20_Font"><text:span text:style-name="T2">agan</text:span></text:span>t, de somnio meridiano, non de no-<text:line-break/>cturno dici expostulat. Enimvero, quod continuata est<text:line-break/>scriptum ferie, abi inquit : <text:span text:style-name="Default_20_Paragraph_20_Font"><text:span text:style-name="T2">si ver</text:span></text:span>o <text:span text:style-name="Default_20_Paragraph_20_Font"><text:span text:style-name="T2">dor</text:span></text:span>m<text:span text:style-name="Default_20_Paragraph_20_Font"><text:span text:style-name="T2">ire nequeant, ub</text:span></text:span>i<text:line-break/><text:span text:style-name="Default_20_Paragraph_20_Font"><text:span text:style-name="T2">multa</text:span></text:span>m <text:span text:style-name="Default_20_Paragraph_20_Font"><text:span text:style-name="T2">lentamque ambulat</text:span></text:span>i<text:span text:style-name="Default_20_Paragraph_20_Font"><text:span text:style-name="T2">onem non stando coniecer</text:span></text:span>i<text:span text:style-name="Default_20_Paragraph_20_Font"><text:span text:style-name="T2">nt,<text:line-break/>nih</text:span></text:span>i<text:span text:style-name="Default_20_Paragraph_20_Font"><text:span text:style-name="T2">l coenent aut pauca</text:span></text:span>, testatur <text:span text:style-name="Default_20_Paragraph_20_Font"><text:span text:style-name="T2">H</text:span></text:span>ip<text:span text:style-name="Default_20_Paragraph_20_Font"><text:span text:style-name="T2">pocrate</text:span></text:span>m velle eos a<text:line-break/>prandio dormire. . Duorum igitur alterum, aut emendanda</text:p>
      <text:p text:style-name="P3">est tanquam erronea fcriptio, atque ita scribendum . no<text:span text:style-name="Default_20_Paragraph_20_Font"><text:span text:style-name="T2">r-<text:line-break/></text:span></text:span>mi<text:span text:style-name="Default_20_Paragraph_20_Font"><text:span text:style-name="T2">re siqu</text:span></text:span>i<text:span text:style-name="Default_20_Paragraph_20_Font"><text:span text:style-name="T2">dem e</text:span></text:span>os <text:span text:style-name="Default_20_Paragraph_20_Font"><text:span text:style-name="T2">op</text:span></text:span>o<text:span text:style-name="Default_20_Paragraph_20_Font"><text:span text:style-name="T2">rtet post prandiu</text:span></text:span>m, t<text:span text:style-name="Default_20_Paragraph_20_Font"><text:span text:style-name="T2">anquam n</text:span></text:span>o<text:span text:style-name="Default_20_Paragraph_20_Font"><text:span text:style-name="T2">cte</text:span></text:span>m<text:line-break/><text:span text:style-name="Default_20_Paragraph_20_Font"><text:span text:style-name="T2">agan</text:span></text:span>t, <text:span text:style-name="Default_20_Paragraph_20_Font"><text:span text:style-name="T2">h</text:span></text:span>i<text:span text:style-name="Default_20_Paragraph_20_Font"><text:span text:style-name="T2">eme qu</text:span></text:span>i<text:span text:style-name="Default_20_Paragraph_20_Font"><text:span text:style-name="T2">de</text:span></text:span>m <text:span text:style-name="Default_20_Paragraph_20_Font"><text:span text:style-name="T2">c</text:span></text:span>it<text:span text:style-name="Default_20_Paragraph_20_Font"><text:span text:style-name="T2">ra fulgu</text:span></text:span>r, <text:span text:style-name="Default_20_Paragraph_20_Font"><text:span text:style-name="T2">aestate- vere</text:span></text:span>. c<text:span text:style-name="Default_20_Paragraph_20_Font"><text:span text:style-name="T2">i</text:span></text:span>t<text:span text:style-name="Default_20_Paragraph_20_Font"><text:span text:style-name="T2">ra calo-<text:line-break/>re</text:span></text:span>m. Vel si fiervare volumus orationem hanc <text:span text:style-name="Default_20_Paragraph_20_Font"><text:span text:style-name="T2">a corna,<text:line-break/></text:span></text:span>sic intelligenda est dictio, dormire siquidem eos oportet,<text:line-break/>ut a coena ante dormiebant, sic et nunc post prandium<text:line-break/>tanquam noctem agant. Quod autem velit Hippocrates<text:line-break/>eos aut nihil omnino, aut parce et leviter coenare, sim-<text:line-break/><text:span text:style-name="Default_20_Paragraph_20_Font"><text:span text:style-name="T2">t</text:span></text:span>us est manifestus. Ventrem enim vult requiescere labo-<text:line-break/>reque, quo gravatus afficiebatur, levari, quod praeter con-<text:line-break/>fuetudinem pransus homo fuerat. Hinc l<text:span text:style-name="Default_20_Paragraph_20_Font"><text:span text:style-name="T2">o</text:span></text:span>quens est et<text:line-break/>minus bibere, fed non aquosum. Etenim fluctuationem,<text:line-break/>humiditatem et refrigerationem vitare oportet,.: ubi a ci-<text:line-break/>horum multitudine venter- gravatus fuerit. Potum autem,<text:line-break/>qui exhibetur, non aquosum esse <text:span text:style-name="Default_20_Paragraph_20_Font"><text:span text:style-name="T2">c</text:span></text:span>o<text:span text:style-name="Default_20_Paragraph_20_Font"><text:span text:style-name="T2">nven</text:span></text:span>i<text:span text:style-name="Default_20_Paragraph_20_Font"><text:span text:style-name="T2">t, </text:span></text:span>fed qui ven-<text:line-break/>trem facultate tum calefaciat tum roboret. Caetera quae<text:line-break/>textu continuantur sunt manifesta. .</text:p>
      <text:h text:style-name="P54" text:outline-level="2">XXIV. <text:span text:style-name="Default_20_Paragraph_20_Font"><text:span text:style-name="T10">.</text:span></text:span></text:h>
      <text:p text:style-name="P2"><text:span text:style-name="Default_20_Paragraph_20_Font"><text:span text:style-name="T2">Quin etiam qu</text:span></text:span>i <text:span text:style-name="Default_20_Paragraph_20_Font"><text:span text:style-name="T2">bis d</text:span></text:span>i<text:span text:style-name="Default_20_Paragraph_20_Font"><text:span text:style-name="T2">e c</text:span></text:span>i<text:span text:style-name="Default_20_Paragraph_20_Font"><text:span text:style-name="T2">bum sumere consueverun</text:span></text:span>t, i<text:span text:style-name="Default_20_Paragraph_20_Font"><text:span text:style-name="T2">i rasi<text:line-break/></text:span></text:span>.o<text:span text:style-name="Default_20_Paragraph_20_Font"><text:span text:style-name="T2">se pransi suer</text:span></text:span>i<text:span text:style-name="Default_20_Paragraph_20_Font"><text:span text:style-name="T2">nt</text:span></text:span>, i<text:span text:style-name="Default_20_Paragraph_20_Font"><text:span text:style-name="T2">mbecilles ac</text:span></text:span> i<text:span text:style-name="Default_20_Paragraph_20_Font"><text:span text:style-name="T2">nfam</text:span></text:span>i <text:span text:style-name="Default_20_Paragraph_20_Font"><text:span text:style-name="T2">sunt et ad quodcun-<text:line-break/>que</text:span></text:span> o<text:span text:style-name="Default_20_Paragraph_20_Font"><text:span text:style-name="T2">pus t</text:span></text:span>i<text:span text:style-name="Default_20_Paragraph_20_Font"><text:span text:style-name="T2">m</text:span></text:span>i<text:span text:style-name="Default_20_Paragraph_20_Font"><text:span text:style-name="T2">d</text:span></text:span>i <text:span text:style-name="Default_20_Paragraph_20_Font"><text:span text:style-name="T2">et c</text:span></text:span>o<text:span text:style-name="Default_20_Paragraph_20_Font"><text:span text:style-name="T2">r dolentes. L</text:span></text:span>i<text:span text:style-name="Default_20_Paragraph_20_Font"><text:span text:style-name="T2">s enim v</text:span></text:span>i<text:span text:style-name="Default_20_Paragraph_20_Font"><text:span text:style-name="T2">scera pen-<text:line-break/>dere videntur, cal</text:span></text:span>i<text:span text:style-name="Default_20_Paragraph_20_Font"><text:span text:style-name="T2">dum me</text:span></text:span>t<text:span text:style-name="Default_20_Paragraph_20_Font"><text:span text:style-name="T2">unt e</text:span></text:span>t <text:span text:style-name="Default_20_Paragraph_20_Font"><text:span text:style-name="T2">cu</text:span></text:span>m <text:span text:style-name="Default_20_Paragraph_20_Font"><text:span text:style-name="T2">v</text:span></text:span>i<text:span text:style-name="Default_20_Paragraph_20_Font"><text:span text:style-name="T2">r</text:span></text:span>o<text:span text:style-name="Default_20_Paragraph_20_Font"><text:span text:style-name="T2">re pall</text:span></text:span>i<text:span text:style-name="Default_20_Paragraph_20_Font"><text:span text:style-name="T2">dum<text:line-break/>siercu</text:span></text:span>s<text:span text:style-name="Default_20_Paragraph_20_Font"><text:span text:style-name="T2">qu</text:span></text:span>e <text:span text:style-name="Default_20_Paragraph_20_Font"><text:span text:style-name="T2">exur</text:span></text:span>i<text:span text:style-name="Default_20_Paragraph_20_Font"><text:span text:style-name="T2">tur. Qu</text:span></text:span>i<text:span text:style-name="Default_20_Paragraph_20_Font"><text:span text:style-name="T2">busdam e</text:span></text:span>ti<text:span text:style-name="Default_20_Paragraph_20_Font"><text:span text:style-name="T2">am</text:span></text:span> o<text:span text:style-name="Default_20_Paragraph_20_Font"><text:span text:style-name="T2">s amaresc</text:span></text:span>it,<text:line-break/>o<text:span text:style-name="Default_20_Paragraph_20_Font"><text:span text:style-name="T2">euli cavantur, temp</text:span></text:span>o<text:span text:style-name="Default_20_Paragraph_20_Font"><text:span text:style-name="T2">ra palp</text:span></text:span>i<text:span text:style-name="Default_20_Paragraph_20_Font"><text:span text:style-name="T2">tant et ex</text:span></text:span>t<text:span text:style-name="Default_20_Paragraph_20_Font"><text:span text:style-name="T2">re</text:span></text:span>m<text:span text:style-name="Default_20_Paragraph_20_Font"><text:span text:style-name="T2">a persuige-<text:line-break/>rantur.</text:span></text:span></text:p>
      <text:p text:style-name="P2">Caete<text:span text:style-name="Default_20_Paragraph_20_Font"><text:span text:style-name="T2">r</text:span></text:span>a quidem hujus textus eorum collatione, quae<text:line-break/>praeter consuetudinem pransis accidere protulit, explica-<text:line-break/>cimus, sed de reliquis nunc dicam. Stercus ipsorum, hoc<text:line-break/>est depectionem, exuri profert, a calore scilicet assatam.<text:line-break/>aridius etenim fit corpus igneumque magis iis, qui con-<text:line-break/>suetum relinquunt prandium. Nonnullis et os amarescere<text:line-break/>ait (sunt vero sui natura thiliosicres<text:span text:style-name="Default_20_Paragraph_20_Font"><text:span text:style-name="T2">j</text:span></text:span> liisque concavi fiunt<text:line-break/>oculi et ab eadem qua dejectio aduritur causa ficcescunt.</text:p>
      <text:p text:style-name="P3">At in biliosis naturis ob innati caloris in igneum digre<text:span text:style-name="Default_20_Paragraph_20_Font"><text:span text:style-name="T2">t-<text:line-break/></text:span></text:span>siquem etiam tempora palpitant, hoc est temporum arte-<text:line-break/>riae evidenter pulsant. Praeterea corporis extrema frigi-<text:line-break/>diora <text:span text:style-name="Default_20_Paragraph_20_Font"><text:span text:style-name="T2">t</text:span></text:span>unt, quod venter biliosi, <text:span text:style-name="Default_20_Paragraph_20_Font"><text:span text:style-name="T2">t</text:span></text:span>ero repletus sit, cujus<text:line-break/>morsu atque molestia affectus vires dissolvit corporisque<text:line-break/>extrema perfrigerat.</text:p>
      <text:h text:style-name="Heading_20_2" text:outline-level="2">XX U</text:h>
      <text:p text:style-name="P4"><text:span text:style-name="Default_20_Paragraph_20_Font"><text:span text:style-name="T2">Ac p</text:span></text:span>l<text:span text:style-name="Default_20_Paragraph_20_Font"><text:span text:style-name="T2">urimi qu</text:span></text:span>i<text:span text:style-name="Default_20_Paragraph_20_Font"><text:span text:style-name="T2">dem</text:span></text:span> i<text:span text:style-name="Default_20_Paragraph_20_Font"><text:span text:style-name="T2">mpransi c</text:span></text:span>o<text:span text:style-name="Default_20_Paragraph_20_Font"><text:span text:style-name="T2">ena</text:span></text:span>m <text:span text:style-name="Default_20_Paragraph_20_Font"><text:span text:style-name="T2">edere nequeunt, coe-<text:line-break/>nat</text:span></text:span>i <text:span text:style-name="Default_20_Paragraph_20_Font"><text:span text:style-name="T2">vero ven</text:span></text:span>t<text:span text:style-name="Default_20_Paragraph_20_Font"><text:span text:style-name="T2">r</text:span></text:span>i<text:span text:style-name="Default_20_Paragraph_20_Font"><text:span text:style-name="T2">culu</text:span></text:span>m <text:span text:style-name="Default_20_Paragraph_20_Font"><text:span text:style-name="T2">gravan</text:span></text:span>t m<text:span text:style-name="Default_20_Paragraph_20_Font"><text:span text:style-name="T2">ult</text:span></text:span>o<text:span text:style-name="Default_20_Paragraph_20_Font"><text:span text:style-name="T2">que d</text:span></text:span>i<text:span text:style-name="Default_20_Paragraph_20_Font"><text:span text:style-name="T2">ffic</text:span></text:span>i<text:span text:style-name="Default_20_Paragraph_20_Font"><text:span text:style-name="T2">l</text:span></text:span>i<text:span text:style-name="Default_20_Paragraph_20_Font"><text:span text:style-name="T2">u</text:span></text:span>s i<text:span text:style-name="Default_20_Paragraph_20_Font"><text:span text:style-name="T2">n<text:line-break/>lect</text:span></text:span>o <text:span text:style-name="Default_20_Paragraph_20_Font"><text:span text:style-name="T2">decu</text:span></text:span>m<text:span text:style-name="Default_20_Paragraph_20_Font"><text:span text:style-name="T2">bunt quam si pr</text:span></text:span>i<text:span text:style-name="Default_20_Paragraph_20_Font"><text:span text:style-name="T2">u</text:span></text:span>s <text:span text:style-name="Default_20_Paragraph_20_Font"><text:span text:style-name="T2">et</text:span></text:span>i<text:span text:style-name="Default_20_Paragraph_20_Font"><text:span text:style-name="T2">a</text:span></text:span>m <text:span text:style-name="Default_20_Paragraph_20_Font"><text:span text:style-name="T2">pransi fu</text:span></text:span>i<text:span text:style-name="Default_20_Paragraph_20_Font"><text:span text:style-name="T2">ssen</text:span></text:span>t.</text:p>
      <text:p text:style-name="P26">Biliosi natura amarulenti, praeter. .consuetudinem im-<text:line-break/>pransi manentes cibos aversantur, ventriculo ipsis male<text:line-break/>affecto. Verum qui coacti cibum sumpserint, et gravantur<text:line-break/>et ob id difficile in lecto decumbunt,. ut ipsis. protulit,<text:line-break/>quod idem est ac male ipsius habentes in lecto perina-<text:line-break/>nere-</text:p>
      <text:h text:style-name="P54" text:outline-level="2">iXXVI.<text:tab/></text:h>
      <text:p text:style-name="P4"><text:span text:style-name="Default_20_Paragraph_20_Font"><text:span text:style-name="T2">Quu</text:span></text:span>m <text:span text:style-name="Default_20_Paragraph_20_Font"><text:span text:style-name="T2">ig</text:span></text:span>i<text:span text:style-name="Default_20_Paragraph_20_Font"><text:span text:style-name="T2">tur</text:span></text:span> t<text:span text:style-name="Default_20_Paragraph_20_Font"><text:span text:style-name="T2">al</text:span></text:span>i<text:span text:style-name="Default_20_Paragraph_20_Font"><text:span text:style-name="T2">a hae</text:span></text:span>c <text:span text:style-name="Default_20_Paragraph_20_Font"><text:span text:style-name="T2">ob d</text:span></text:span>im<text:span text:style-name="Default_20_Paragraph_20_Font"><text:span text:style-name="T2">id</text:span></text:span>i<text:span text:style-name="Default_20_Paragraph_20_Font"><text:span text:style-name="T2">atae d</text:span></text:span>i<text:span text:style-name="Default_20_Paragraph_20_Font"><text:span text:style-name="T2">e</text:span></text:span>i <text:span text:style-name="Default_20_Paragraph_20_Font"><text:span text:style-name="T2">v</text:span></text:span>ict<text:span text:style-name="Default_20_Paragraph_20_Font"><text:span text:style-name="T2">u</text:span></text:span>s <text:span text:style-name="Default_20_Paragraph_20_Font"><text:span text:style-name="T2">a con-<text:line-break/>suetud</text:span></text:span>i<text:span text:style-name="Default_20_Paragraph_20_Font"><text:span text:style-name="T2">ne</text:span></text:span> m<text:span text:style-name="Default_20_Paragraph_20_Font"><text:span text:style-name="T2">uta</text:span></text:span>t<text:span text:style-name="Default_20_Paragraph_20_Font"><text:span text:style-name="T2">ione</text:span></text:span>m <text:span text:style-name="Default_20_Paragraph_20_Font"><text:span text:style-name="T2">fan</text:span></text:span>i<text:span text:style-name="Default_20_Paragraph_20_Font"><text:span text:style-name="T2">s con</text:span></text:span>t<text:span text:style-name="Default_20_Paragraph_20_Font"><text:span text:style-name="T2">ingan</text:span></text:span>t, <text:span text:style-name="Default_20_Paragraph_20_Font"><text:span text:style-name="T2">neque apponere<text:line-break/></text:span></text:span>q<text:span text:style-name="Default_20_Paragraph_20_Font"><text:span text:style-name="T2">uicquam, neque detrahere commodum esce vide</text:span></text:span>t<text:span text:style-name="Default_20_Paragraph_20_Font"><text:span text:style-name="T2">ur.</text:span></text:span></text:p>
      <text:p text:style-name="P27">Rursus autem in e<text:span text:style-name="Default_20_Paragraph_20_Font"><text:span text:style-name="T2">o</text:span></text:span>rum explicatione, quae bene va-<text:line-break/>lentibus oboriuntur, iis nimirum qui derepente consuetu-<text:line-break/>dinem permutarunt, sermonis summam inseruit, cujus<text:line-break/>gratia omnia haec exponit, quae fanis contingunt. Nam<text:line-break/>ut constat, fi bene valentibus victus dimidiati diri permu-<text:line-break/>tatio adeo .molesta sit, quomodo haec non admodum ae-<text:line-break/>gratantibus molesta erit? deinde rursus ad. explicationem<text:line-break/>eorum, quae sanis accidunt; revertitur in sequenti textu,<text:line-break/>qui ita . habet :</text:p>
      <text:h text:style-name="Heading_20_2" text:outline-level="2">XXVII.</text:h>
      <text:p text:style-name="P4"><text:span text:style-name="Default_20_Paragraph_20_Font"><text:span text:style-name="T2">Qu</text:span></text:span>i. <text:span text:style-name="Default_20_Paragraph_20_Font"><text:span text:style-name="T2">ig</text:span></text:span>i<text:span text:style-name="Default_20_Paragraph_20_Font"><text:span text:style-name="T2">tur praeter c</text:span></text:span>o<text:span text:style-name="Default_20_Paragraph_20_Font"><text:span text:style-name="T2">nsuetud</text:span></text:span>i<text:span text:style-name="Default_20_Paragraph_20_Font"><text:span text:style-name="T2">nem seme</text:span></text:span>l <text:span text:style-name="Default_20_Paragraph_20_Font"><text:span text:style-name="T2">c</text:span></text:span>i<text:span text:style-name="Default_20_Paragraph_20_Font"><text:span text:style-name="T2">bu</text:span></text:span>m <text:span text:style-name="Default_20_Paragraph_20_Font"><text:span text:style-name="T2">acceperis<text:line-break/>et tot</text:span></text:span>e .<text:span text:style-name="Default_20_Paragraph_20_Font"><text:span text:style-name="T2">dis evacua</text:span></text:span>t<text:span text:style-name="Default_20_Paragraph_20_Font"><text:span text:style-name="T2">i</text:span></text:span>s <text:span text:style-name="Default_20_Paragraph_20_Font"><text:span text:style-name="T2">vasi</text:span></text:span>s- <text:span text:style-name="Default_20_Paragraph_20_Font"><text:span text:style-name="T2">quan</text:span></text:span>t<text:span text:style-name="Default_20_Paragraph_20_Font"><text:span text:style-name="T2">u</text:span></text:span>m <text:span text:style-name="Default_20_Paragraph_20_Font"><text:span text:style-name="T2">c</text:span></text:span>o<text:span text:style-name="Default_20_Paragraph_20_Font"><text:span text:style-name="T2">nsuevi</text:span></text:span>t <text:span text:style-name="Default_20_Paragraph_20_Font"><text:span text:style-name="T2">coena-</text:span></text:span></text:p>
      <text:p text:style-name="P1">n<text:span text:style-name="Default_20_Paragraph_20_Font"><text:span text:style-name="T2">erit, st tunc impransus doluerit ac aegrotaverit , atque<text:line-break/>coenatus tum gravatus suerit, multo magis eum gravari<text:line-break/>par est. Quod st etiamnum longiore tempore eoacua-<text:line-break/>tis vasis repente post coenaverit, magis adhuc gra</text:span></text:span>n<text:span text:style-name="Default_20_Paragraph_20_Font"><text:span text:style-name="T2">a-<text:line-break/>bitur.</text:span></text:span></text:p>
      <text:p text:style-name="P2">Quod docet hujusmodi est. Si qui praeter confue-<text:line-break/>tudinem impransus manens minus consueto coenaverit,<text:line-break/>nocte gravetur, multo magis gravabitur qui solito plura<text:line-break/>est coenatus. Qui autem plusculo tempore exinanitis va-<text:line-break/>sis repente coenaverit magis adhuc gravabitur. Nam qui<text:line-break/>impransi praeter consuetudinem morantur, horum alii ad<text:line-break/>minus temporis inediam protendunt, alii ad longius inter-<text:line-break/>vallum, hos igitur gravari adhuc magis pr<text:span text:style-name="Default_20_Paragraph_20_Font"><text:span text:style-name="T2">o</text:span></text:span>nunciat.</text:p>
      <text:h text:style-name="Heading_20_2" text:outline-level="2">XXVIII.</text:h>
      <text:p text:style-name="P4"><text:span text:style-name="Default_20_Paragraph_20_Font"><text:span text:style-name="T2">Cui igitur praeter consuetudinem vasa e</text:span></text:span>n<text:span text:style-name="Default_20_Paragraph_20_Font"><text:span text:style-name="T2">acuata sunt, ei<text:line-break/>hunc diem sic rependere co</text:span></text:span>m<text:span text:style-name="Default_20_Paragraph_20_Font"><text:span text:style-name="T2">fert, citra frigus , calorem</text:span></text:span></text:p>
      <text:p text:style-name="P1"><text:span text:style-name="Default_20_Paragraph_20_Font"><text:span text:style-name="T2">et laborem. Haec enim omnia graviter tulerit. .Et<text:line-break/>coenam quam consuevit multo parciorem faciat eamque<text:line-break/>non siccam, sed quodammodo humentiorem, postea bibat<text:line-break/>neque aquosum neque minus quam pro cibi ratione,<text:line-break/>posteroque die pauca prandeat, quo accessione sueta ad<text:line-break/>consuetudinem redeat.</text:span></text:span></text:p>
      <text:p text:style-name="P2">Quemadmodum praeter consuetudinem impransorum<text:line-break/>laesionem emendavit, sic et unico in die pastu praeter<text:line-break/>consuetudinem male affectos vult in primis tum calorem<text:line-break/>tum frigus tum labores sugere, haec enim omnia moleste<text:line-break/>ferri ait. Praetereaque pauciore coena quam confueve-<text:line-break/>rint ip<text:span text:style-name="Default_20_Paragraph_20_Font"><text:span text:style-name="T2">s</text:span></text:span>os uti imperat, quanquam plerique maxime c<text:span text:style-name="Default_20_Paragraph_20_Font"><text:span text:style-name="T2">o</text:span></text:span>n-<text:line-break/>trarium agunt. Nam prandere ob negocium aliquod pr<text:span text:style-name="Default_20_Paragraph_20_Font"><text:span text:style-name="T2">o-<text:line-break/></text:span></text:span>bibiti volunt in coena omissum in prandio alimentum<text:line-break/>assumere, haud scientes quod eget quidem vere corpus<text:line-break/>omisse alimento, sed ipsum conficere non potest ven tric<text:span text:style-name="Default_20_Paragraph_20_Font"><text:span text:style-name="T2">o-</text:span></text:span></text:p>
      <text:p text:style-name="P3">lus ob longiorem inediam laesus. Quin etiam Hippocra-<text:line-break/>tes, ut alimenti minus imperat exhiberi, ita et humidius.<text:line-break/>Id enim exiccatis tum ventri tum corpori universo pecu-<text:line-break/>liare remedium erit. Roborare praeterea et ventrem ipso-<text:line-break/>rum jubet vini potu, neque dilutum neque minus quam<text:line-break/>cibi proportio exigit potandum praecipiens. Dilutum<text:line-break/>enim ventris robur exolvit, minus vero ventri arefacto<text:line-break/>incommodum existit. Postero etiam die ita laesum victui<text:line-break/>prospicere jubet, qui cibum consueto parciorem assumpsit,<text:line-break/>ut ex accessu, hoc est paulatim, in pristinam redeat con-<text:line-break/>suetudinem.</text:p>
      <text:h text:style-name="Heading_20_2" text:outline-level="2">XXIX.</text:h>
      <text:h text:style-name="P60" text:outline-level="2"><text:bookmark-start text:name="bookmark34"/><text:span text:style-name="Default_20_Paragraph_20_Font"><text:span text:style-name="T2">esta tamen eorum qu</text:span></text:span>i<text:span text:style-name="Default_20_Paragraph_20_Font"><text:span text:style-name="T2">dam molestius certe ferunt, sursum<text:line-break/>p</text:span></text:span>i<text:span text:style-name="Default_20_Paragraph_20_Font"><text:span text:style-name="T2">crocholb</text:span></text:span><text:bookmark-end text:name="bookmark34"/></text:h>
      <text:p text:style-name="P2">dam et ego paulo ante dixi biliosus repentinam a</text:p>
      <text:p text:style-name="P3">victu ad inediam digressionem pituitosis difficilius ferre.<text:line-break/>Bilescit enim celerius his totus tum corporis tum ventris<text:line-break/>habitus. Cur autem non simpliciter dixit <text:span text:style-name="Default_20_Paragraph_20_Font"><text:span text:style-name="T2">picrocholi</text:span></text:span>, sed<text:line-break/><text:span text:style-name="Default_20_Paragraph_20_Font"><text:span text:style-name="T2">sursum</text:span></text:span> addidit? quod quum flava bilis, quam sane et pal-<text:line-break/>lidam et amaram nominant, superiori supernatat ventri-<text:line-break/>culo, jure optimo tales parte superiore picrocholos dici-<text:line-break/>mus, quum vero per sedem demittitur, deorsum picrocho-<text:line-break/>los <text:span text:style-name="Default_20_Paragraph_20_Font"><text:span text:style-name="T2">asserimus. </text:span></text:span>PauIo siquidem rhetori, toto corporis ha-<text:line-break/>bitu pituitoso, diebus singulis supernatabat flava bi Iis pri-<text:line-break/>mamque ipsam vomebat a lavacro non paucam. EudenIo<text:line-break/>autem philosopho, temperamento biliosa existenti, per se-<text:line-break/>dem deorsum ferebatur, raroque is biIem vomebat palli-<text:line-break/>dam. Erant autem ut Paulo excrementa quae bilis exi-<text:line-break/>guum habebant, ita et Eudemo quae plurimum. Qui igi^<text:line-break/>tur praeter consuetudinem prandium reliquerunt, si et<text:line-break/>toto corporis habitu et superiore ventre picrocholi sue-<text:line-break/>rint, his accidere necessarium est quaecunque paulo ante</text:p>
      <text:p text:style-name="P3">praedixit omnia. At qui ventre duntaxat <text:span text:style-name="Default_20_Paragraph_20_Font"><text:span text:style-name="T2">s</text:span></text:span>uperiore pi-<text:line-break/>crocholi existunt, his tolerantiae difficultas similiter con-<text:line-break/>tinget, sed ex reliquis <text:span text:style-name="Default_20_Paragraph_20_Font"><text:span text:style-name="T2">s</text:span></text:span>ymptomatis alia quidem prorsus<text:line-break/>non erunt, alia vero moderatiora. Praedixit autem eos<text:line-break/>qui praeter consuetudinem prandium omittunt, timidos<text:line-break/>ad quodvis opus sieri , cardialgiis affici, pendentia videri<text:line-break/>ipsis viscera, calidum et viride meiere exurique stercus,<text:line-break/>quibusdam eorum et os amarescere, oculos cavari, tem-<text:line-break/>pora palpitare et extrema perfrigerari. Sed horum alia<text:line-break/>toto habitu picrocholis magis accidunt, alia autem lupe-<text:line-break/>rio re duntaxat ventre <text:span text:style-name="Default_20_Paragraph_20_Font"><text:span text:style-name="T2">biliosis. </text:span></text:span>Atque ob id ad functiones<text:line-break/>timiditas, extremorum perfrictio, mictus calidus viridisque,<text:line-break/>dejectionum adustio, cavatio oculorum et temporum sal-<text:line-break/>tus, toto habitu picrocholis eveniunt. Utrisque autem<text:line-break/>pendentium viscerum opinio et oris amaritudo. Nam ob<text:line-break/>insuetam inediam suspensa percipiunt viscera, verum ob</text:p>
      <text:p text:style-name="P3">bilis exuperantiam os amarescit toto corpore picrocholis,<text:line-break/>non quod affectio in ore magis fiat, sed quod ipsam sen-<text:line-break/>tiendi partem natura fecerit, quae <text:span text:style-name="Default_20_Paragraph_20_Font"><text:span text:style-name="T2">s</text:span></text:span>peciem humorum di-<text:line-break/>gno<text:span text:style-name="Default_20_Paragraph_20_Font"><text:span text:style-name="T2">s</text:span></text:span>cere^. Venter autem magis quidem iis exuritur, qui-<text:line-break/>bus ex hepate in eum bilis effu<text:span text:style-name="Default_20_Paragraph_20_Font"><text:span text:style-name="T2">s</text:span></text:span>a supernatat, minus au-<text:line-break/>tem quibus deorsum subit. Nam his quidem intestinum<text:line-break/>proritat ad excretionem , illis vero stomachum mordet.<text:line-break/>Ob eam rem Ludemus diebus singulis bis et interdum ter<text:line-break/>dejiciebat. Paulus autem interdum nihil prorsus excer-<text:line-break/>nebat. Nisi enim intestina a mordente aliquo irritaren-<text:line-break/>tur vel copioso excremento gravarentur, excretionis prom-<text:line-break/>ptitudinem non acciperent. Neutrum autem horum im-<text:line-break/>pransis contingit, neque enim mordentur intestina, bile in<text:line-break/>os ascendente, non illa mordente vexanteque, neque gra-<text:line-break/>vitas his fit qui nullo pacto comederunt</text:p>
      <text:h text:style-name="Heading_20_2" text:outline-level="2">XXX.</text:h>
      <text:h text:style-name="Normal" text:outline-level="2"><text:bookmark-start text:name="bookmark36"/><text:span text:style-name="Default_20_Paragraph_20_Font"><text:span text:style-name="T2">Non consuetam autem cibi abstinentiam fac</text:span></text:span>i<text:span text:style-name="Default_20_Paragraph_20_Font"><text:span text:style-name="T2">lius omnino</text:span></text:span><text:bookmark-end text:name="bookmark36"/></text:h>
      <text:h text:style-name="P58" text:outline-level="2"><text:bookmark-start text:name="bookmark38"/><text:span text:style-name="Default_20_Paragraph_20_Font"><text:span text:style-name="T2">ferunt, qui superioribus partibus pliuit</text:span></text:span>o<text:span text:style-name="Default_20_Paragraph_20_Font"><text:span text:style-name="T2">st sunt. Quare<text:line-break/>assumptum praeter consuetudinem semel die cibum hi<text:line-break/>facilius etiam tulerint.</text:span></text:span><text:bookmark-end text:name="bookmark38"/></text:h>
      <text:p text:style-name="P2">Prius quidem parte <text:span text:style-name="Default_20_Paragraph_20_Font"><text:span text:style-name="T2">s</text:span></text:span>uperiore picrocholos assumptum<text:line-break/>semel die cibum difficilius tolerare dixit, nunc autem ad<text:line-break/>pituitosos digressus pro unico cibatu prius inediae memi-<text:line-break/>nit, ex re habente manifestiorem laesionem, ad minus lae-<text:line-break/>dentem translationem ex proportione faciens. Nam si<text:line-break/>magis quidem laedi eos, qui cibo abstinentes totum diem<text:line-break/>praeter consuetudinem traduxerunt, consentaneum sit, mi-<text:line-break/>nus autem prandium deserentes et pituitosi picrocholis<text:line-break/>cibatum die unicum facilius ferant, quod sane et inediam<text:line-break/>facilius ferant perspicuum est. Caufa autem cur pitui-<text:line-break/>tosi facilius cibatum die unicum ferant, ex iis quae an-<text:line-break/>tea de biliosis dicta sunt evadit conspicua. Nam bilis<text:line-break/>humor in ipsis inediis amarior redditur, pituitae vero<text:line-break/><text:span text:style-name="Default_20_Paragraph_20_Font"><text:span text:style-name="T2">humor</text:span></text:span> temporis processu coctus sanguis efficitur, neutra</text:p>
      <text:p text:style-name="P3">bile in sanguinis substantiam redire valente, quandoquidem<text:line-break/>ex sanguine quidem in se plus calefacto flava bilis pro-<text:line-break/>creatur, ex eodem vero assato, vel etiam ex crasso san-<text:line-break/>guine, atra. Pituitae autem generatio in phuitosis edu-<text:line-break/>liis sanguinem perpetuo antecedit, atque generatione ipsius<text:line-break/>media cibi in sanguinem commutantur. Neque hoc de-<text:line-break/>tortoribus tantum cibis contingit, verum et quibusdam<text:line-break/>eorum, qui salubres admodum esse videntur, ut pani, ha-<text:line-break/>licae, siligini. Ego sane eam, quae mihi optima esse vi-<text:line-break/>detur, enarravi descriptionem. Etenim quod in ea doce-<text:line-break/>tur, per se verum est atque antecedentibus consentaneum,<text:line-break/>qui optimae explicationis sunt scopi. Non tamen in<text:line-break/>exempIaribus omnibus consimilem invenies descriptionem,<text:line-break/>sed in aliis et aliis pugnantem. Verum aliter in libris<text:line-break/>fere omnibus reperitur dictio haec inscripta, faIso sermone<text:line-break/>reddito nulIamque praedictis consequentiam servante.</text:p>
      <text:h text:style-name="P54" text:outline-level="2">XXXI.</text:h>
      <text:p text:style-name="P4"><text:span text:style-name="Default_20_Paragraph_20_Font"><text:span text:style-name="T2">Satis</text:span></text:span> i<text:span text:style-name="Default_20_Paragraph_20_Font"><text:span text:style-name="T2">gitur idoneum et hoc argumentum quod eorum<text:line-break/>quae circa naturam nostram habitumque contingunt<text:line-break/>maximae mutationes maxime morbos essiciunt.</text:span></text:span></text:p>
      <text:p text:style-name="P2">Multa quidem apud Hippocratem naturae nomen<text:line-break/>significat, sed hoc in loco temperamentum signisicari quis-<text:line-break/>piam existimaverit , veluti et partium ipsarum structuram<text:line-break/>habitum appellari, qua in structura continetur et bilis ad<text:line-break/>partes superiores fluctuatio et ad inferiores dejectio et<text:line-break/>viscerum tum suspensio tum stabilitas. Nam quum ven-<text:line-break/>ter natura magnus existit, viscera stabilit, etiamsi venter<text:line-break/>cibis vacuus suerit. Verum quum parvus est, cibis qui-<text:line-break/>dem repletus fuIcit, vacuatus vero subsidentia relinquit,<text:line-break/>hinc sensus est ipsis suspensa esse viscera. Quod autem<text:line-break/>quibusdam bilis flava sursum fluctuet ante dictum est,<text:line-break/>meatu ipsam ex hepate ad ventris duodenum deserente,<text:line-break/>structuram differentem habente. Nam interdum quibus-</text:p>
      <text:p text:style-name="P28">dam portio aliqua ab ipfo ad ventrem procedit. His qui—<text:line-break/>dem supernatat biliosum excrementum, caeteris vero de-<text:line-break/>orsum omnino volnitur.</text:p>
      <text:h text:style-name="Heading_20_2" text:outline-level="2">XXXII.</text:h>
      <text:p text:style-name="P4"><text:span text:style-name="Default_20_Paragraph_20_Font"><text:span text:style-name="T2">Neque sane intempestivas neque c</text:span></text:span>l<text:span text:style-name="Default_20_Paragraph_20_Font"><text:span text:style-name="T2">ementissimas vasorum<text:line-break/>vacuationes moliri fas est, neque</text:span></text:span> r<text:span text:style-name="Default_20_Paragraph_20_Font"><text:span text:style-name="T2">igentibus morbis et<text:line-break/>in insiammatione consistentibus cibos exhibere, neque<text:line-break/>derepente huc aut illuc in toto negocio quicquam mu-<text:line-break/>tare licet.</text:span></text:span></text:p>
      <text:p text:style-name="P2">Dictio haec praeter ordinem scripta est. Copulari<text:line-break/>siquidem ipsam oportebat cum ea, quae ante scripta est,<text:line-break/>ut tota oratio t<text:span text:style-name="Default_20_Paragraph_20_Font"><text:span text:style-name="T2">a</text:span></text:span>lia esset. <text:span text:style-name="Default_20_Paragraph_20_Font"><text:span text:style-name="T2">Palia-vero molestius ferunt<text:line-break/>qui parte superiore picrocholi existunt. At non assuetam<text:line-break/>cibi abstinentiam sucillime omnino ferunt, qui parte sape-<text:line-break/>riore sunt pituitost, quo sit ut unicam die cibationem in-<text:line-break/>suetam facilius etiam serant. Non igitur intempestive</text:span></text:span></text:p>
      <text:p text:style-name="P3"><text:span text:style-name="Default_20_Paragraph_20_Font"><text:span text:style-name="T2">neque vehementes casurum</text:span></text:span> n<text:span text:style-name="Default_20_Paragraph_20_Font"><text:span text:style-name="T2">acuat</text:span></text:span>i<text:span text:style-name="Default_20_Paragraph_20_Font"><text:span text:style-name="T2">ones moliri, neque quum<text:line-break/>morbi vigent et cum instammatione sunt, cibum dare li-<text:line-break/>cet. </text:span></text:span>Nam peract<text:span text:style-name="Default_20_Paragraph_20_Font"><text:span text:style-name="T2">o</text:span></text:span> sermone, quo magnas victus mutatio-<text:line-break/>nes prodidit, sanos ipsos, non modo aegrotantes, laedere,<text:line-break/>jure intulit, cujus gratia mentionem de his omnibus se-<text:line-break/>cit, inquiens: <text:span text:style-name="Default_20_Paragraph_20_Font"><text:span text:style-name="T2">non igitur intempestivas, neque vehementes<text:line-break/></text:span></text:span>u<text:span text:style-name="Default_20_Paragraph_20_Font"><text:span text:style-name="T2">asurum vacuationes moliri licet. </text:span></text:span>Quanquam autem et<text:line-break/>institutum etiam per relata satis demonstravit, videtur<text:line-break/>tamen et ad alterum transire sermonem, qui haec com-<text:line-break/>monstret, ex abundanti testimoniis usus. Principium igi-<text:line-break/>tur sequentis sermonis jure censetur hic textus. <text:span text:style-name="Default_20_Paragraph_20_Font"><text:span text:style-name="T2">Satis<text:line-break/>idoneum sane et hoc argumentum, quod maximae muta-<text:line-break/>tiones eorum , quae circa naturam nostram habitumque<text:line-break/>contingunt, max</text:span></text:span>i<text:span text:style-name="Default_20_Paragraph_20_Font"><text:span text:style-name="T2">me morbos concitent. </text:span></text:span>Cui quidem ora-<text:line-break/>tioni continua fuerit, quae ita <text:span text:style-name="Default_20_Paragraph_20_Font"><text:span text:style-name="T2">s</text:span></text:span>equitur : .<text:span text:style-name="Default_20_Paragraph_20_Font"><text:span text:style-name="T2">Multa autem his<text:line-break/>cognata eorum, quae ventri contingunt, atque alia quis<text:line-break/>retulerit. </text:span></text:span>Textum sane hunc sum explicaturus, sed nunc<text:line-break/>ad praesentem revertar, qui hunc sensum habet. Non</text:p>
      <text:p text:style-name="P3">intempestive, neque vehementer fame necare, neque in<text:line-break/>morborum vigore victum ex inedia ad cibi oblationem<text:line-break/>permutare licet, quemadmodum neque derepente ad con-<text:line-break/>trarium. Ex quibus scilicet sequitur, talem instituendam<text:line-break/>victus rationem, qualem is praecepit. Summa autem ho-<text:line-break/>rum est, declinandas esse repentinas ad contraria permu-<text:line-break/>tatioues.</text:p>
      <text:h text:style-name="Heading_20_2" text:outline-level="2">XXXIII.</text:h>
      <text:p text:style-name="P4"><text:span text:style-name="Default_20_Paragraph_20_Font"><text:span text:style-name="T2">Multa vero eorum, quae ad</text:span></text:span> v<text:span text:style-name="Default_20_Paragraph_20_Font"><text:span text:style-name="T2">entrem spectant, atque alia<text:line-break/>his cognata referre quis possit, quod quidem cibos, qui-<text:line-break/>bus assueverunt, facile ferant, etiamsi natura non boni<text:line-break/>sint , eodem modo et potus. Moleste autem ferunt ci-<text:line-break/>bos, quibus non assueti sunt, quamvis mali non sint,<text:line-break/>consimili modo et potus.</text:span></text:span></text:p>
      <text:p text:style-name="P2">Quae similia et ut quispiam dixerit vehementer eo-<text:line-break/>gnata <text:span text:style-name="Default_20_Paragraph_20_Font"><text:span text:style-name="T2">s</text:span></text:span>unt, ea fraterna vocare ipsi con<text:span text:style-name="Default_20_Paragraph_20_Font"><text:span text:style-name="T2">s</text:span></text:span>uetum est, quod<text:line-break/>congenerum et consanguineorum tum familiarissimi tum</text:p>
      <text:p text:style-name="P3">genere omnium junctistimi sint fratres. Etenim propin-<text:line-break/>qnitates caeterae his posteriores sunt, ut avunculi, amitae,<text:line-break/>consobrini et consobrinae et quae hujus generis sunt alia.<text:line-break/>Caetera dictionis clara sunt, quum is demonstret sermo-<text:line-break/>nem eundem, quem ab initio demonstravit, cujus <text:span text:style-name="Default_20_Paragraph_20_Font"><text:span text:style-name="T2">s</text:span></text:span>umma<text:line-break/>est, maxima quidem posse consuetudines, repentinas vero<text:line-break/>mutationes corpora non parum laedere.</text:p>
      <text:h text:style-name="Heading_20_2" text:outline-level="2">XXXIV.</text:h>
      <text:p text:style-name="P4"><text:span text:style-name="Default_20_Paragraph_20_Font"><text:span text:style-name="T2">Et quaecunque multus quidem carnis osus praeter consue-<text:line-break/>tudinem assumptus facit, aut allia, aut laser, aut ejus<text:line-break/>succus, aut caulis, aut ejusmodi alia insignibus praedita<text:line-break/>sucultatibus propriis, minus utique miretur qulfest quaesunt<text:line-break/>ejusmodi, dolores ventriculis quam alia magis inducunt.<text:line-break/>At</text:span></text:span> j<text:span text:style-name="Default_20_Paragraph_20_Font"><text:span text:style-name="T2">ure miraberis, st didiceris quantam ma</text:span></text:span>i^<text:span text:style-name="Default_20_Paragraph_20_Font"><text:span text:style-name="T2">a et turba-<text:line-break/>tionem et tumorem et statum et tormina ventri asserat<text:line-break/>praeter morem comesta ab eo, qui pane vesci solet, aut<text:line-break/>qualem panis gravitatem et tensionem ventris ma</text:span></text:span>T<text:span text:style-name="Default_20_Paragraph_20_Font"><text:span text:style-name="T2">am<text:line-break/>edere solito, </text:span></text:span>u<text:span text:style-name="Default_20_Paragraph_20_Font"><text:span text:style-name="T2">el qualem panis ipse calidus devoratus</text:span></text:span></text:p>
      <text:p text:style-name="P3"><text:span text:style-name="Default_20_Paragraph_20_Font"><text:span text:style-name="T2">sitim inducat et repentinam plethoram, tum quod exic-<text:line-break/>cet, tum quod tarde descendat. Et quam diversas inter<text:line-break/>fe assectiones estimant purissimi confosuneique panes in<text:line-break/>cibo praeter consuetudinem assumpti, itemque ma</text:span></text:span>T<text:span text:style-name="Default_20_Paragraph_20_Font"><text:span text:style-name="T2">a<text:line-break/>praeter morem arida aut hum</text:span></text:span>I<text:span text:style-name="Default_20_Paragraph_20_Font"><text:span text:style-name="T2">da aut lenta, et quale<text:line-break/>quid polentae esu</text:span></text:span>r<text:span text:style-name="Default_20_Paragraph_20_Font"><text:span text:style-name="T2">iant recentes non assuetis, aliaeque</text:span></text:span> ii<text:span text:style-name="Default_20_Paragraph_20_Font"><text:span text:style-name="T2">s<text:line-break/>qui recentibus assueti sunt et cini potus et aquae potus<text:line-break/>praeter consuetudinem in opposita derepente permuta-<text:line-break/>tus et aquosum vinum et meracum derepente praeter<text:line-break/>consuetudinem epotum. </text:span></text:span>I<text:span text:style-name="Default_20_Paragraph_20_Font"><text:span text:style-name="T2">llud enim in superiore ventre<text:line-break/>humiditatem excrementitiam et</text:span></text:span> i<text:span text:style-name="Default_20_Paragraph_20_Font"><text:span text:style-name="T2">n inferiore statum indu-<text:line-break/>c</text:span></text:span>i<text:span text:style-name="Default_20_Paragraph_20_Font"><text:span text:style-name="T2">t, hoc vero spectabilem venarum pulsum , capitis gra-<text:line-break/></text:span></text:span>u<text:span text:style-name="Default_20_Paragraph_20_Font"><text:span text:style-name="T2">itatem et sitim.</text:span></text:span> T<text:span text:style-name="Default_20_Paragraph_20_Font"><text:span text:style-name="T2">um etiam vinum album et nigrum<text:line-break/>st quis praeter consuetudinem immutet, etiamsi ambo vinosa<text:line-break/>fuerint , multa tamen in corpore alterarint , ut minus<text:line-break/>mirum esse quis dixerit, dulce et vinosum</text:span></text:span> v<text:span text:style-name="Default_20_Paragraph_20_Font"><text:span text:style-name="T2">inum, ubi<text:line-break/>repente permutata suerint, non idem poste.</text:span></text:span></text:p>
      <text:p text:style-name="P1">orationis totius sensu prius aperto, sic ad particula-<text:line-break/>res quae in ea funt dictiones perveniemus. orationis<text:line-break/>igitur totius sensus talis esu Victus mutationem in. eos,<text:line-break/>qui insigni praediti sunt facultate , .tum albos tum potus,<text:line-break/>nemo qui laedentem corpora .viderit, admirabitur, verum<text:line-break/>eam mutationem quae fit neque sine laesione in cibaria<text:line-break/>facultatibus . parva jure .quis admirabitur. Talis quidem<text:line-break/>est siermonis totius intelligentia. Sed ut particulatim di-<text:line-break/>eam, orationis totius principium meminit. ciborum haben-<text:line-break/>tium vehementem facultatem, nominatimque esus carnium,<text:line-break/>alliorum, laseris, succi ejusdem videlicet et caulis. Ete-<text:line-break/>nim la<text:span text:style-name="Default_20_Paragraph_20_Font"><text:span text:style-name="T2">t</text:span></text:span>er totum vehementem habet facultatem sigillatim-<text:line-break/>que fuccusipsius . et caulis. verum haec .quidem simpli-<text:line-break/>citer dixit. Sed quum efus carnium meminit; adjecit hoc<text:line-break/>verbum, m<text:span text:style-name="Default_20_Paragraph_20_Font"><text:span text:style-name="T2">ultu</text:span></text:span>s, nam si magnam. habebit facultatem, com-<text:line-break/>moderatus vero non magnam... Quae huic succedit dictio,<text:line-break/>ad eos accedit cibos, qui perexigua constant facultate,<text:line-break/>maxam et panem, calidum vel frigidum, purum vel con-</text:p>
      <text:p text:style-name="P3">fusaneum. Quod vero panem non purum confusane<text:span text:style-name="Default_20_Paragraph_20_Font"><text:span text:style-name="T2">a</text:span></text:span>m<text:line-break/>appellet, constat et ex ea, quae ad purum est oppositione.<text:line-break/>Panem hunc sime homines hujus. temporis cibarium ap-<text:line-break/>pellant, non <text:span text:style-name="Default_20_Paragraph_20_Font"><text:span text:style-name="T2">t</text:span></text:span>eporato ex se<text:span text:style-name="Default_20_Paragraph_20_Font"><text:span text:style-name="T2">t</text:span></text:span>e <text:span text:style-name="Default_20_Paragraph_20_Font"><text:span text:style-name="T2">t</text:span></text:span>ur<text:span text:style-name="Default_20_Paragraph_20_Font"><text:span text:style-name="T2">t</text:span></text:span>ure, fed una cum pura<text:line-break/>farina subacto. Post haec de polentarum disserentis men-<text:line-break/>tionem fecit, recentesque vocavit potaenias, Ionum et<text:line-break/>antiquiorum voce. <text:span text:style-name="Default_20_Paragraph_20_Font"><text:span text:style-name="T2">Me</text:span></text:span>mo<text:span text:style-name="Default_20_Paragraph_20_Font"><text:span text:style-name="T2">rav</text:span></text:span>it et vini et aquae potatio-<text:line-break/>nes praeter consuetudinem immutatas; tneraciorem item<text:line-break/>et dilutiorem potum, quibus adjeci t dilutius vinum in<text:line-break/>ventre superiorenxcrementitiam humiditatem .facere , hoc<text:line-break/>est pravum humorem <text:span text:style-name="Default_20_Paragraph_20_Font"><text:span text:style-name="T2">j</text:span></text:span> ac infirmitatem flatumque in .iule-<text:line-break/>riore. Meracum vero aspectabilem temporum pulsum,<text:line-break/>capitis gravitatem et sitim, idque calore haec efficit,. di-<text:line-break/>lutum autem co<text:span text:style-name="Default_20_Paragraph_20_Font"><text:span text:style-name="T2">n</text:span></text:span>traria, tum humiditate tum frigore. Men-<text:line-break/>tionem quoque et de vinorum ipsorum differentia fecit,<text:line-break/>ex his omnibus colligens universum ab initio ipsi prope-<text:line-break/>situm, omnem consuetudinis permutationem derepente<text:line-break/>factam non parvam corpori laesionem efficere.</text:p>
      <text:h text:style-name="P54" text:outline-level="2">XXXV.</text:h>
      <text:p text:style-name="P4"><text:span text:style-name="Default_20_Paragraph_20_Font"><text:span text:style-name="T2">At sane par</text:span></text:span>s <text:span text:style-name="Default_20_Paragraph_20_Font"><text:span text:style-name="T2">bace</text:span></text:span> operis <text:span text:style-name="Default_20_Paragraph_20_Font"><text:span text:style-name="T2">con</text:span></text:span>t<text:span text:style-name="Default_20_Paragraph_20_Font"><text:span text:style-name="T2">rar</text:span></text:span>i<text:span text:style-name="Default_20_Paragraph_20_Font"><text:span text:style-name="T2">a quadam ra</text:span></text:span>ti<text:span text:style-name="Default_20_Paragraph_20_Font"><text:span text:style-name="T2">one astru-<text:line-break/>enda est, qu</text:span></text:span>o<text:span text:style-name="Default_20_Paragraph_20_Font"><text:span text:style-name="T2">d h</text:span></text:span>is fanis <text:span text:style-name="Default_20_Paragraph_20_Font"><text:span text:style-name="T2">v</text:span></text:span>i<text:span text:style-name="Default_20_Paragraph_20_Font"><text:span text:style-name="T2">ctu</text:span></text:span>s <text:span text:style-name="Default_20_Paragraph_20_Font"><text:span text:style-name="T2">mu</text:span></text:span>t<text:span text:style-name="Default_20_Paragraph_20_Font"><text:span text:style-name="T2">at</text:span></text:span>io <text:span text:style-name="Default_20_Paragraph_20_Font"><text:span text:style-name="T2">fac</text:span></text:span>t<text:span text:style-name="Default_20_Paragraph_20_Font"><text:span text:style-name="T2">a si</text:span></text:span>t, <text:span text:style-name="Default_20_Paragraph_20_Font"><text:span text:style-name="T2">c</text:span></text:span>o<text:span text:style-name="Default_20_Paragraph_20_Font"><text:span text:style-name="T2">r-<text:line-break/>pore neque ad r</text:span></text:span>o<text:span text:style-name="Default_20_Paragraph_20_Font"><text:span text:style-name="T2">bur, u</text:span></text:span>t <text:span text:style-name="Default_20_Paragraph_20_Font"><text:span text:style-name="T2">cibo</text:span></text:span>s <text:span text:style-name="Default_20_Paragraph_20_Font"><text:span text:style-name="T2">ad</text:span></text:span>ii<text:span text:style-name="Default_20_Paragraph_20_Font"><text:span text:style-name="T2">cere, neque ad</text:span></text:span> i<text:span text:style-name="Default_20_Paragraph_20_Font"><text:span text:style-name="T2">nsir-<text:line-break/></text:span></text:span>mic<text:span text:style-name="Default_20_Paragraph_20_Font"><text:span text:style-name="T2">a</text:span></text:span>r<text:span text:style-name="Default_20_Paragraph_20_Font"><text:span text:style-name="T2">ent, u</text:span></text:span>t <text:span text:style-name="Default_20_Paragraph_20_Font"><text:span text:style-name="T2">c</text:span></text:span>i<text:span text:style-name="Default_20_Paragraph_20_Font"><text:span text:style-name="T2">bo</text:span></text:span>s <text:span text:style-name="Default_20_Paragraph_20_Font"><text:span text:style-name="T2">demere oportea</text:span></text:span>t, <text:span text:style-name="Default_20_Paragraph_20_Font"><text:span text:style-name="T2">non</text:span></text:span> i<text:span text:style-name="Default_20_Paragraph_20_Font"><text:span text:style-name="T2">mmuta</text:span></text:span>to.</text:p>
      <text:p text:style-name="P2">Astruendum idemlac auxiliandum significat. Auxi-<text:line-break/>Ilum.. autem non quid aliud sermoni huic suit praeter^<text:line-break/>patrocinium, .ut vere loquitur.^ Nam quum ex duobus<text:line-break/>sermonibus unus ipsi placuerit, alter vero huic adversetur,<text:line-break/>ei quidem qui placuit, huc usque est patrocinatus, nunc<text:line-break/>etiam ad alterius patrocinium descendit, quo aequum esse<text:line-break/>quivis dixerit,. aegrotantes ab insigni victus mutatione ju-<text:line-break/>vari, quum et corporis affectio in contrarium his quidem<text:line-break/>qui antea fani vivebant, nunc vero aegrotant; permutata<text:line-break/>sit. Sane et in hujus sermonis gratiam universaliter an-<text:line-break/>tea est loquutus <text:span text:style-name="Default_20_Paragraph_20_Font"><text:span text:style-name="T2">hi</text:span></text:span>s <text:span text:style-name="Default_20_Paragraph_20_Font"><text:span text:style-name="T2">verb</text:span></text:span>is: <text:span text:style-name="Default_20_Paragraph_20_Font"><text:span text:style-name="T2">c</text:span></text:span>omm<text:span text:style-name="Default_20_Paragraph_20_Font"><text:span text:style-name="T2">utare qu</text:span></text:span>i<text:span text:style-name="Default_20_Paragraph_20_Font"><text:span text:style-name="T2">de</text:span></text:span>m <text:span text:style-name="Default_20_Paragraph_20_Font"><text:span text:style-name="T2">bene habet</text:span></text:span></text:p>
      <text:p text:style-name="P3"><text:span text:style-name="Default_20_Paragraph_20_Font"><text:span text:style-name="T2">no</text:span></text:span>n <text:span text:style-name="Default_20_Paragraph_20_Font"><text:span text:style-name="T2">parum, recte</text:span></text:span> t<text:span text:style-name="Default_20_Paragraph_20_Font"><text:span text:style-name="T2">a</text:span></text:span>m<text:span text:style-name="Default_20_Paragraph_20_Font"><text:span text:style-name="T2">en</text:span></text:span> m<text:span text:style-name="Default_20_Paragraph_20_Font"><text:span text:style-name="T2">u</text:span></text:span>t<text:span text:style-name="Default_20_Paragraph_20_Font"><text:span text:style-name="T2">at</text:span></text:span>i<text:span text:style-name="Default_20_Paragraph_20_Font"><text:span text:style-name="T2">o tran</text:span></text:span>s<text:span text:style-name="Default_20_Paragraph_20_Font"><text:span text:style-name="T2">ferenda. </text:span></text:span>Et quid<text:line-break/>recte sit, non paucis ostendit, fed ad summam colligens<text:line-break/>dixit: N<text:span text:style-name="Default_20_Paragraph_20_Font"><text:span text:style-name="T2">eque sane</text:span></text:span> i<text:span text:style-name="Default_20_Paragraph_20_Font"><text:span text:style-name="T2">nte</text:span></text:span>m<text:span text:style-name="Default_20_Paragraph_20_Font"><text:span text:style-name="T2">pest</text:span></text:span>i<text:span text:style-name="Default_20_Paragraph_20_Font"><text:span text:style-name="T2">va</text:span></text:span>s, .<text:span text:style-name="Default_20_Paragraph_20_Font"><text:span text:style-name="T2">neque vehemente</text:span></text:span>s <text:span text:style-name="Default_20_Paragraph_20_Font"><text:span text:style-name="T2">vasa-<text:line-break/>rum vacua</text:span></text:span>ti<text:span text:style-name="Default_20_Paragraph_20_Font"><text:span text:style-name="T2">one</text:span></text:span>s m<text:span text:style-name="Default_20_Paragraph_20_Font"><text:span text:style-name="T2">ol</text:span></text:span>i<text:span text:style-name="Default_20_Paragraph_20_Font"><text:span text:style-name="T2">r</text:span></text:span>i fas <text:span text:style-name="Default_20_Paragraph_20_Font"><text:span text:style-name="T2">est, neque v</text:span></text:span>i<text:span text:style-name="Default_20_Paragraph_20_Font"><text:span text:style-name="T2">gent</text:span></text:span>i<text:span text:style-name="Default_20_Paragraph_20_Font"><text:span text:style-name="T2">bu</text:span></text:span>s m<text:span text:style-name="Default_20_Paragraph_20_Font"><text:span text:style-name="T2">orbi</text:span></text:span>s <text:span text:style-name="Default_20_Paragraph_20_Font"><text:span text:style-name="T2">et<text:line-break/>in</text:span></text:span> i<text:span text:style-name="Default_20_Paragraph_20_Font"><text:span text:style-name="T2">nstamma</text:span></text:span>tio<text:span text:style-name="Default_20_Paragraph_20_Font"><text:span text:style-name="T2">ne consisten</text:span></text:span>ti<text:span text:style-name="Default_20_Paragraph_20_Font"><text:span text:style-name="T2">bu</text:span></text:span>s <text:span text:style-name="Default_20_Paragraph_20_Font"><text:span text:style-name="T2">c</text:span></text:span>i<text:span text:style-name="Default_20_Paragraph_20_Font"><text:span text:style-name="T2">b</text:span></text:span>os <text:span text:style-name="Default_20_Paragraph_20_Font"><text:span text:style-name="T2">exh</text:span></text:span>i<text:span text:style-name="Default_20_Paragraph_20_Font"><text:span text:style-name="T2">bere, neque re-<text:line-break/>pen</text:span></text:span>t<text:span text:style-name="Default_20_Paragraph_20_Font"><text:span text:style-name="T2">e huc au</text:span></text:span>t i<text:span text:style-name="Default_20_Paragraph_20_Font"><text:span text:style-name="T2">lluc</text:span></text:span> i<text:span text:style-name="Default_20_Paragraph_20_Font"><text:span text:style-name="T2">n</text:span></text:span> t<text:span text:style-name="Default_20_Paragraph_20_Font"><text:span text:style-name="T2">o</text:span></text:span>to <text:span text:style-name="Default_20_Paragraph_20_Font"><text:span text:style-name="T2">neg</text:span></text:span>o<text:span text:style-name="Default_20_Paragraph_20_Font"><text:span text:style-name="T2">t</text:span></text:span>io <text:span text:style-name="Default_20_Paragraph_20_Font"><text:span text:style-name="T2">qu</text:span></text:span>i<text:span text:style-name="Default_20_Paragraph_20_Font"><text:span text:style-name="T2">cquam mu</text:span></text:span>t<text:span text:style-name="Default_20_Paragraph_20_Font"><text:span text:style-name="T2">are l</text:span></text:span>i<text:span text:style-name="Default_20_Paragraph_20_Font"><text:span text:style-name="T2">cet.<text:line-break/></text:span></text:span>Quere et ambiguitatem salvere jam anticipat, quam nuper<text:line-break/>enunciavit sermoni consentiens. Adjicletque ipsi in prae-<text:line-break/>sentia aliquid, quum inquieta <text:span text:style-name="Default_20_Paragraph_20_Font"><text:span text:style-name="T2">Consuere autem oportet et<text:line-break/>robur et</text:span></text:span> m<text:span text:style-name="Default_20_Paragraph_20_Font"><text:span text:style-name="T2">orbi cu</text:span></text:span>j<text:span text:style-name="Default_20_Paragraph_20_Font"><text:span text:style-name="T2">u</text:span></text:span>s<text:span text:style-name="Default_20_Paragraph_20_Font"><text:span text:style-name="T2">que modum, </text:span></text:span>et caetera quae his <text:span text:style-name="Default_20_Paragraph_20_Font"><text:span text:style-name="T2">t</text:span></text:span>ue-<text:line-break/>cedunt, quae in sequenti dictione explanabo.</text:p>
      <text:h text:style-name="Heading_20_2" text:outline-level="2">XXXUI.</text:h>
      <text:p text:style-name="P29"><text:span text:style-name="Default_20_Paragraph_20_Font"><text:span text:style-name="T2">Ad haec au</text:span></text:span>t<text:span text:style-name="Default_20_Paragraph_20_Font"><text:span text:style-name="T2">em e</text:span></text:span>t. <text:span text:style-name="Default_20_Paragraph_20_Font"><text:span text:style-name="T2">v</text:span></text:span>i<text:span text:style-name="Default_20_Paragraph_20_Font"><text:span text:style-name="T2">r</text:span></text:span>i<text:span text:style-name="Default_20_Paragraph_20_Font"><text:span text:style-name="T2">um r</text:span></text:span>o<text:span text:style-name="Default_20_Paragraph_20_Font"><text:span text:style-name="T2">bur consec</text:span></text:span>t<text:span text:style-name="Default_20_Paragraph_20_Font"><text:span text:style-name="T2">andum est et mor-<text:line-break/>b</text:span></text:span>i .<text:span text:style-name="Default_20_Paragraph_20_Font"><text:span text:style-name="T2">cu</text:span></text:span>j<text:span text:style-name="Default_20_Paragraph_20_Font"><text:span text:style-name="T2">u</text:span></text:span>s<text:span text:style-name="Default_20_Paragraph_20_Font"><text:span text:style-name="T2">que</text:span></text:span> m<text:span text:style-name="Default_20_Paragraph_20_Font"><text:span text:style-name="T2">odu</text:span></text:span>s <text:span text:style-name="Default_20_Paragraph_20_Font"><text:span text:style-name="T2">et hom</text:span></text:span>i<text:span text:style-name="Default_20_Paragraph_20_Font"><text:span text:style-name="T2">n</text:span></text:span>is <text:span text:style-name="Default_20_Paragraph_20_Font"><text:span text:style-name="T2">natura et aegrotan</text:span></text:span>tis i<text:span text:style-name="Default_20_Paragraph_20_Font"><text:span text:style-name="T2">n<text:line-break/>victu co</text:span></text:span>n<text:span text:style-name="Default_20_Paragraph_20_Font"><text:span text:style-name="T2">sue</text:span></text:span>t<text:span text:style-name="Default_20_Paragraph_20_Font"><text:span text:style-name="T2">udo, non</text:span></text:span> i<text:span text:style-name="Default_20_Paragraph_20_Font"><text:span text:style-name="T2">n c</text:span></text:span>i<text:span text:style-name="Default_20_Paragraph_20_Font"><text:span text:style-name="T2">b</text:span></text:span>is.<text:span text:style-name="Default_20_Paragraph_20_Font"><text:span text:style-name="T2">salum, verum etia</text:span></text:span>m <text:span text:style-name="Default_20_Paragraph_20_Font"><text:span text:style-name="T2">in<text:line-break/>po</text:span></text:span>t<text:span text:style-name="Default_20_Paragraph_20_Font"><text:span text:style-name="T2">i</text:span></text:span>o<text:span text:style-name="Default_20_Paragraph_20_Font"><text:span text:style-name="T2">n</text:span></text:span>i<text:span text:style-name="Default_20_Paragraph_20_Font"><text:span text:style-name="T2">bu</text:span></text:span>s.</text:p>
      <text:p text:style-name="P1">Victus rationi acute laborantibus decenter. praescri-<text:line-break/>ptae, ut docuit, et roboris considerationem et morbi me-<text:line-break/>dum; praeterea et hominis naturam consuetudinemque<text:line-break/>ipsius adjicere imperat. Nam quam summam astruit, haec<text:line-break/>est: <text:span text:style-name="Default_20_Paragraph_20_Font"><text:span text:style-name="T2">non per</text:span></text:span>m<text:span text:style-name="Default_20_Paragraph_20_Font"><text:span text:style-name="T2">u</text:span></text:span>t<text:span text:style-name="Default_20_Paragraph_20_Font"><text:span text:style-name="T2">anda</text:span></text:span>m <text:span text:style-name="Default_20_Paragraph_20_Font"><text:span text:style-name="T2">esse v</text:span></text:span>i<text:span text:style-name="Default_20_Paragraph_20_Font"><text:span text:style-name="T2">ctus spec</text:span></text:span>i<text:span text:style-name="Default_20_Paragraph_20_Font"><text:span text:style-name="T2">e</text:span></text:span>m, <text:span text:style-name="Default_20_Paragraph_20_Font"><text:span text:style-name="T2">pr</text:span></text:span>i<text:span text:style-name="Default_20_Paragraph_20_Font"><text:span text:style-name="T2">usquam<text:line-break/>signa coct</text:span></text:span>io<text:span text:style-name="Default_20_Paragraph_20_Font"><text:span text:style-name="T2">n</text:span></text:span>i<text:span text:style-name="Default_20_Paragraph_20_Font"><text:span text:style-name="T2">s man</text:span></text:span>i<text:span text:style-name="Default_20_Paragraph_20_Font"><text:span text:style-name="T2">festa sint. </text:span></text:span>Id autem fiet , si quot<text:line-break/>diebus ad vigorem morbus; venturus sit , praeeognoveris.<text:line-break/>Verum quum victus, quem manifestabo , pro majoris mi-<text:line-break/>norisve ratione permutari possit, quod laborantes inter fe<text:line-break/>differant virium tum robore, tum infirmitate, naturali<text:line-break/>item temperamento et morbi modo, atque antecedente<text:line-break/>consuetudine, fi ad ea respexeris, poteris artificiose tum<text:line-break/>magis, tum minus in specie victus^ coniicere, si oxymelite<text:line-break/>vel meliorato aegrum cibare debeas, aut solam aquam bi-<text:line-break/>beudam adusque coctionis notas dare, aut ptisanam aut<text:line-break/>ejus solum cremorem, et au bis, an semel die. In victu<text:line-break/>ergo tum magis tum minus per ea quae jam dixit conji-</text:p>
      <text:p text:style-name="P1"><text:span text:style-name="Default_20_Paragraph_20_Font"><text:span text:style-name="T9">..</text:span></text:span></text:p>
      <text:p text:style-name="Normal">cere oportet. Nam si aegrum ptisanae cremore indigere<text:line-break/>comperias, nondum cognoscis quantum de eo sis propina-<text:line-break/>turus, consimili modo de oxymelite, meliorato et aqua.<text:line-break/>Verum quemadmodum ad speciei victus inventionem di-<text:line-break/>gnofcere,.an robustae vel infirmae sint - laborantis vires,<text:line-break/>opus tibi suerit, quot item diebus morbi coctio futura sit,<text:line-break/>sic et nunc considerandum , quousque viribus robur aut<text:line-break/>imbecillitas accidit. Multa namque differentia est inter<text:line-break/>ipfum virium tum robur, tum etiam imbecillitatem, ma-<text:line-break/>joris et minoris ratione. Sic morbi quoque differentias<text:line-break/>coniicere oportet. Non enim fotum cognoscere oportet,^<text:line-break/>quod plemitis. .aut peripneumonia su, sid et qualis ea<text:line-break/>sit in dolore, febre. et fputis... Etenim pleuritidum quae<text:line-break/>cum dolore fiunt, aliae quidem magis; aliae vero minus .<text:line-break/>tales existunt, febremque vehementem habent tum magis,<text:line-break/>tum minus particulares pleuritides. Sed non parva quo-<text:line-break/>que est in iis, quae expuuntur, differentia, ut in prog<text:span text:style-name="Default_20_Paragraph_20_Font"><text:span text:style-name="T2">n</text:span></text:span>o-</text:p>
      <text:p text:style-name="P3">stico dictum esu Quirm igitur particulatim in dictis disi-<text:line-break/>ferentiis distinguantur aegri, non datur in .empiricorum<text:line-break/>appellatis fyndromis doctrinam constitui. Neque enim<text:line-break/>eorum qui in viribus comperiuntur excessuum diffe<text:span text:style-name="Default_20_Paragraph_20_Font"><text:span text:style-name="T2">r</text:span></text:span>entiae<text:line-break/>scribi possunt, neque febris vehementia, neque sputorum<text:line-break/>quantitas, neque. lu particularibus coloribus dissimilibus-.<text:line-break/>que eductionibus magis minusque. Verum cujusque rei<text:line-break/>facultate intellecta , omnes inter fe singillatim comparare<text:line-break/>fummamque unam ex ipsis culligere oportet. Hac enim<text:line-break/>in re licet tum meliores tum deteriores haberi medicos,<text:line-break/>quanquam eadem didicerint. Nam acutiores ratiocinio<text:line-break/>hebetioribus <text:span text:style-name="Default_20_Paragraph_20_Font"><text:span text:style-name="T2">evadunt probat</text:span></text:span>i<text:span text:style-name="Default_20_Paragraph_20_Font"><text:span text:style-name="T2">ore</text:span></text:span>s, laboris am<text:span text:style-name="Default_20_Paragraph_20_Font"><text:span text:style-name="T2">e</text:span></text:span>ntiores<text:line-break/><text:span text:style-name="Default_20_Paragraph_20_Font"><text:span text:style-name="T2">s</text:span></text:span>egnioribus, exercitatiores minus exercitatis, atque me-<text:line-break/>moria valentiores, memoria minus valentibus. Ex parti-<text:line-break/>cularium igitur omnium facultatibus colligere in unam<text:line-break/>fummam, universam <text:span text:style-name="Default_20_Paragraph_20_Font"><text:span text:style-name="T2">v</text:span></text:span>i<text:span text:style-name="Default_20_Paragraph_20_Font"><text:span text:style-name="T2">ctu</text:span></text:span>s formam, singulorumque cibo-<text:line-break/>rum quantitatem , commodius esu Nam imbecillitas sae-<text:line-break/>pius quidem, sed paulatim., alimentum exhibendum esse</text:p>
      <text:p text:style-name="P3">indicat, fidemque rei huic facit, quod aeger bis edere<text:line-break/>consueverit. Contrarium autem rursus robur .virium i<text:span text:style-name="Default_20_Paragraph_20_Font"><text:span text:style-name="T2">n-<text:line-break/>d</text:span></text:span>i<text:span text:style-name="Default_20_Paragraph_20_Font"><text:span text:style-name="T2">cat</text:span></text:span>, si in homine semel cibari assueto videatur, semel.<text:line-break/>ipfumcibare oportet, quod indicant ambae coniecturae.<text:line-break/>Sic vero et quod corpus facilis est discussionis ad cibati-<text:line-break/>enem stimulat, quod aegre discutitur, ad contraria -agit.<text:line-break/>Quod item tenues habet humores, id cibandum indicat,<text:line-break/>quod bis non constat, contraria. Atquc in singulis quae<text:line-break/>dicta sunt, magis minusque proportionaliter sibi et auxi-<text:line-break/>liorum usum tum auget, tum remittit. Sed .de hujus-<text:line-break/>modi omnia in methodo medendi deinceps et.ordine ita<text:line-break/>exarata sunt, ut tum citissime. condiscere, tum facillime<text:line-break/>ad memoriam revocare possis. Fieri siquidem nequit, ut<text:line-break/>libro uno prae<text:span text:style-name="Default_20_Paragraph_20_Font"><text:span text:style-name="T2">t</text:span></text:span>enti bene omnia scribat Hippocrates, atque<text:line-break/>ordine doceat, praecipueque quum ipsa primus horum in-<text:line-break/>ventionem siti molitus. Qui. tam em haec ab eo tum<text:line-break/>transverse, tum inordinate <text:span text:style-name="Default_20_Paragraph_20_Font"><text:span text:style-name="T2">scr</text:span></text:span>i<text:span text:style-name="Default_20_Paragraph_20_Font"><text:span text:style-name="T2">pta</text:span></text:span> didicerit, tutamque luam<text:line-break/>vitam in id quod ex operibus^ docetur, studium devove-</text:p>
      <text:p text:style-name="P3">rit,. is et lucem et ordinem doctrinae adlicere poterit.<text:line-break/>Quod si et pluribus libris fecerit, quanta futura sit cla-<text:line-break/><text:span text:style-name="Default_20_Paragraph_20_Font"><text:span text:style-name="T2">v</text:span></text:span>itatis eorum quae docentur exuperantia , liquido patet.<text:line-break/>Nemo ergo animo. despondeat, .sii hoc in loco consuuda-<text:line-break/>tur <text:span text:style-name="Default_20_Paragraph_20_Font"><text:span text:style-name="T2">t</text:span></text:span>roporum multitudine - affatim circumseptus. Verum<text:line-break/>quum quod particulatim horum unumquodque a nobis in<text:line-break/>metliodo medendi demonstratum sit, intellexerit, ad illam<text:line-break/>translatus <text:span text:style-name="Default_20_Paragraph_20_Font"><text:span text:style-name="T2">t</text:span></text:span>edulo singula discat et sime quae nunc inordi-^<text:line-break/>nate dicuntur, liquido cognoscet, speculationemque in ipsis<text:line-break/>artis operibus exercens veritatem ipsius laudabit.</text:p>
      <text:h text:style-name="Heading_20_2" text:outline-level="2">XXXVII.</text:h>
      <text:p text:style-name="P4"><text:span text:style-name="Default_20_Paragraph_20_Font"><text:span text:style-name="T2">Mul</text:span></text:span>to <text:span text:style-name="Default_20_Paragraph_20_Font"><text:span text:style-name="T2">au</text:span></text:span>t<text:span text:style-name="Default_20_Paragraph_20_Font"><text:span text:style-name="T2">em m</text:span></text:span>i<text:span text:style-name="Default_20_Paragraph_20_Font"><text:span text:style-name="T2">nu</text:span></text:span>s <text:span text:style-name="Default_20_Paragraph_20_Font"><text:span text:style-name="T2">ad</text:span></text:span> ciborum <text:span text:style-name="Default_20_Paragraph_20_Font"><text:span text:style-name="T2">add</text:span></text:span>iti<text:span text:style-name="Default_20_Paragraph_20_Font"><text:span text:style-name="T2">onem procedend</text:span></text:span>u<text:span text:style-name="Default_20_Paragraph_20_Font"><text:span text:style-name="T2">m.<text:line-break/>Quandoqu</text:span></text:span>i<text:span text:style-name="Default_20_Paragraph_20_Font"><text:span text:style-name="T2">dem</text:span></text:span> i<text:span text:style-name="Default_20_Paragraph_20_Font"><text:span text:style-name="T2">psu</text:span></text:span>s <text:span text:style-name="Default_20_Paragraph_20_Font"><text:span text:style-name="T2">de</text:span></text:span>t<text:span text:style-name="Default_20_Paragraph_20_Font"><text:span text:style-name="T2">rac</text:span></text:span>ti<text:span text:style-name="Default_20_Paragraph_20_Font"><text:span text:style-name="T2">one o</text:span></text:span>m<text:span text:style-name="Default_20_Paragraph_20_Font"><text:span text:style-name="T2">n</text:span></text:span>i<text:span text:style-name="Default_20_Paragraph_20_Font"><text:span text:style-name="T2">n</text:span></text:span>o <text:span text:style-name="Default_20_Paragraph_20_Font"><text:span text:style-name="T2">subducere sue-<text:line-break/>penu</text:span></text:span>m<text:span text:style-name="Default_20_Paragraph_20_Font"><text:span text:style-name="T2">ero conduc</text:span></text:span>i<text:span text:style-name="Default_20_Paragraph_20_Font"><text:span text:style-name="T2">t,. ub</text:span></text:span>i <text:span text:style-name="Default_20_Paragraph_20_Font"><text:span text:style-name="T2">suffecturu</text:span></text:span>s <text:span text:style-name="Default_20_Paragraph_20_Font"><text:span text:style-name="T2">est aeger, donec<text:line-break/></text:span></text:span>m<text:span text:style-name="Default_20_Paragraph_20_Font"><text:span text:style-name="T2">orb</text:span></text:span>i <text:span text:style-name="Default_20_Paragraph_20_Font"><text:span text:style-name="T2">v</text:span></text:span>i<text:span text:style-name="Default_20_Paragraph_20_Font"><text:span text:style-name="T2">g</text:span></text:span>o<text:span text:style-name="Default_20_Paragraph_20_Font"><text:span text:style-name="T2">r</text:span></text:span> mit<text:span text:style-name="Default_20_Paragraph_20_Font"><text:span text:style-name="T2">escat.</text:span></text:span></text:p>
      <text:p text:style-name="P3">Quoniam rictus cujusque species ex iis, quae antea<text:line-break/>dixit, invenitur, et quae in ante scripto textu dicuntur<text:line-break/>coniicere oportet, ut in unoquoque victu quantitas repe-<text:line-break/>riatur; praesenti dictione, <text:span text:style-name="Default_20_Paragraph_20_Font"><text:span text:style-name="T2">c</text:span></text:span>i<text:span text:style-name="Default_20_Paragraph_20_Font"><text:span text:style-name="T2">boru</text:span></text:span>m <text:span text:style-name="Default_20_Paragraph_20_Font"><text:span text:style-name="T2">autem adfect</text:span></text:span>i<text:span text:style-name="Default_20_Paragraph_20_Font"><text:span text:style-name="T2">oni</text:span></text:span> i<text:span text:style-name="Default_20_Paragraph_20_Font"><text:span text:style-name="T2">nten-<text:line-break/>dendum multo m</text:span></text:span>i<text:span text:style-name="Default_20_Paragraph_20_Font"><text:span text:style-name="T2">nu</text:span></text:span>s, <text:span text:style-name="Default_20_Paragraph_20_Font"><text:span text:style-name="T2">quand</text:span></text:span>o<text:span text:style-name="Default_20_Paragraph_20_Font"><text:span text:style-name="T2">qu</text:span></text:span>i<text:span text:style-name="Default_20_Paragraph_20_Font"><text:span text:style-name="T2">dem subductione e</text:span></text:span>os <text:span text:style-name="Default_20_Paragraph_20_Font"><text:span text:style-name="T2">pror-<text:line-break/></text:span></text:span>sus <text:span text:style-name="Default_20_Paragraph_20_Font"><text:span text:style-name="T2">detrahere, saepenumer</text:span></text:span>o <text:span text:style-name="Default_20_Paragraph_20_Font"><text:span text:style-name="T2">conduc</text:span></text:span>it, cognoscens praesidi-<text:line-break/>orum singulorum quantitatem artifici<text:span text:style-name="Default_20_Paragraph_20_Font"><text:span text:style-name="T2">o</text:span></text:span>sa egere coniectura,<text:line-break/>artificiose autem coniicere viri esse, qui facultates omnium<text:line-break/>quae in arte funt, didicerit, memoriae mandaverit atque<text:line-break/>studiose fele in operibus artis exercuerit, paucosque tales<text:line-break/>existere. Jure hic quae .praesenti textu dicuntur, ad-<text:line-break/>fcripfit, in quantitate ad quod minus magis quam ad<text:line-break/>quod exuberat, quum quis a prsto modo aberret, prece-<text:line-break/>densium esse admonens. Nam quod plus est, noxas in-<text:line-break/>terdum inemendabiles facit, quod vero minus est, facile<text:line-break/>, emendatur. Nam si vires deficere videantur, cibi exi-<text:line-break/>guunr ministrare possumus, verum eo in ventrem absorpto</text:p>
      <text:p text:style-name="P3">superfluum non alias, multo magis in acutis morbis, tol-<text:line-break/>lore est facile. <text:span text:style-name="Default_20_Paragraph_20_Font"><text:span text:style-name="T2">Nam prorsu</text:span></text:span>s<text:span text:style-name="Default_20_Paragraph_20_Font"><text:span text:style-name="T2">sabtraheresuepenu</text:span></text:span>m<text:span text:style-name="Default_20_Paragraph_20_Font"><text:span text:style-name="T2">ero c</text:span></text:span>o<text:span text:style-name="Default_20_Paragraph_20_Font"><text:span text:style-name="T2">n-<text:line-break/>duc</text:span></text:span>it, <text:span text:style-name="Default_20_Paragraph_20_Font"><text:span text:style-name="T2">ub</text:span></text:span>i <text:span text:style-name="Default_20_Paragraph_20_Font"><text:span text:style-name="T2">aeger susp</text:span></text:span>i<text:span text:style-name="Default_20_Paragraph_20_Font"><text:span text:style-name="T2">cere . postis, don</text:span></text:span>e<text:span text:style-name="Default_20_Paragraph_20_Font"><text:span text:style-name="T2">c m</text:span></text:span>o<text:span text:style-name="Default_20_Paragraph_20_Font"><text:span text:style-name="T2">rb</text:span></text:span>i <text:span text:style-name="Default_20_Paragraph_20_Font"><text:span text:style-name="T2">v</text:span></text:span>i<text:span text:style-name="Default_20_Paragraph_20_Font"><text:span text:style-name="T2">g</text:span></text:span>o<text:span text:style-name="Default_20_Paragraph_20_Font"><text:span text:style-name="T2">r ma-<text:line-break/></text:span></text:span>I<text:span text:style-name="Default_20_Paragraph_20_Font"><text:span text:style-name="T2">nruer</text:span></text:span>i<text:span text:style-name="Default_20_Paragraph_20_Font"><text:span text:style-name="T2">t. </text:span></text:span>Rursum praescriptae dictionis partem hanc ast-<text:line-break/>sumpsit, nos familiaris hujus scopi admonens, qui tum hic<text:line-break/>tum in aphorismis habetur. Nam .si aeger ad morbi us-<text:line-break/>que. vigorem fine cibo sufficere posse videatur, in omni<text:line-break/>ciborum abstinentia eum potu solo moderaberis, cum tibi<text:line-break/>videbitur necessitas.</text:p>
      <text:h text:style-name="Heading_20_2" text:outline-level="2">XXXV1H. ..</text:h>
      <text:p text:style-name="Normal">I<text:span text:style-name="Default_20_Paragraph_20_Font"><text:span text:style-name="T2">n qu</text:span></text:span>i<text:span text:style-name="Default_20_Paragraph_20_Font"><text:span text:style-name="T2">bu</text:span></text:span>s <text:span text:style-name="Default_20_Paragraph_20_Font"><text:span text:style-name="T2">autem</text:span></text:span> b<text:span text:style-name="Default_20_Paragraph_20_Font"><text:span text:style-name="T2">oe fac</text:span></text:span>i<text:span text:style-name="Default_20_Paragraph_20_Font"><text:span text:style-name="T2">endu</text:span></text:span>m sit, <text:span text:style-name="Default_20_Paragraph_20_Font"><text:span text:style-name="T2">pr</text:span></text:span>iv<text:span text:style-name="Default_20_Paragraph_20_Font"><text:span text:style-name="T2">etur.</text:span></text:span></text:p>
      <text:p text:style-name="P2">Quod statuerit, demonstrata universali rictus ratione.<text:line-break/>hoc in libro, se transiturum ad caeteros omnes acutos mor-<text:line-break/>bos, declarat. Veruntamen id opus hujusmodi non repe-<text:line-break/>ritur. Sed quae hoc in libro post balneum proposita</text:p>
      <text:p text:style-name="P3">sunt,- siquis .veluti in typo ab Hippocrate scripta, qui sibi<text:line-break/>haec ad .commemorationem praeparaverat, in domo repe-;<text:line-break/>riens post viri mortem deprompsit, fortassis rationem ali-<text:line-break/>quam habuit. At tanquam opus dignum Hippocratis fa-<text:line-break/>cultatibus non est, quemadmodum neque ea quae de mor-<text:line-break/>bis et affectibus inscripta sunt, quanquam multa in iis<text:line-break/>probe scripta <text:span text:style-name="Default_20_Paragraph_20_Font"><text:span text:style-name="T2">t</text:span></text:span>unc Id. autem in scriptis fuper ea expli-<text:line-break/>cationibus definiemus ac distinguemus.</text:p>
      <text:h text:style-name="Heading_20_2" text:outline-level="2">XXXIX.</text:h>
      <text:p text:style-name="P4"><text:span text:style-name="Default_20_Paragraph_20_Font"><text:span text:style-name="T2">Multa vero et</text:span></text:span>i<text:span text:style-name="Default_20_Paragraph_20_Font"><text:span text:style-name="T2">am al</text:span></text:span>i<text:span text:style-name="Default_20_Paragraph_20_Font"><text:span text:style-name="T2">a pr</text:span></text:span>o<text:span text:style-name="Default_20_Paragraph_20_Font"><text:span text:style-name="T2">duc</text:span></text:span>tis <text:span text:style-name="Default_20_Paragraph_20_Font"><text:span text:style-name="T2">c</text:span></text:span>o<text:span text:style-name="Default_20_Paragraph_20_Font"><text:span text:style-name="T2">nsim</text:span></text:span>i<text:span text:style-name="Default_20_Paragraph_20_Font"><text:span text:style-name="T2">lia quis scribere<text:line-break/>potuer</text:span></text:span>i<text:span text:style-name="Default_20_Paragraph_20_Font"><text:span text:style-name="T2">t.</text:span></text:span></text:p>
      <text:p text:style-name="P2">Rarius ad. eum reversus est sermonem, quem multis<text:line-break/>exemplis confirmavit, mutationem consuetudinis aegrotan-<text:line-break/>tes laedere demonstrans. Verum quoniam a fanis in eos<text:line-break/>transiit, ob id quae similia sunt, cognata vocat. Quod<text:line-break/>autem postea dicturus est, sermonis hujus testimonium</text:p>
      <text:p text:style-name="P3">existit, quanquam non aequale neque simile, neque ger-<text:line-break/>manum, ut ipse appellarit, fed id ipfum quod indagatur.<text:line-break/>Patebit autem tibi mens viri in sequentis dictionis expli-<text:line-break/>natione. s.;</text:p>
      <text:h text:style-name="Heading_20_2" text:outline-level="2">XL.</text:h>
      <text:p text:style-name="Normal"><text:span text:style-name="Default_20_Paragraph_20_Font"><text:span text:style-name="T2">Hoc</text:span></text:span> t<text:span text:style-name="Default_20_Paragraph_20_Font"><text:span text:style-name="T2">amen me</text:span></text:span>li<text:span text:style-name="Default_20_Paragraph_20_Font"><text:span text:style-name="T2">u</text:span></text:span>s <text:span text:style-name="Default_20_Paragraph_20_Font"><text:span text:style-name="T2">est test</text:span></text:span>im<text:span text:style-name="Default_20_Paragraph_20_Font"><text:span text:style-name="T2">on</text:span></text:span>i<text:span text:style-name="Default_20_Paragraph_20_Font"><text:span text:style-name="T2">u</text:span></text:span>m. <text:span text:style-name="Default_20_Paragraph_20_Font"><text:span text:style-name="T2">N</text:span></text:span>o<text:span text:style-name="Default_20_Paragraph_20_Font"><text:span text:style-name="T2">n en</text:span></text:span>i<text:span text:style-name="Default_20_Paragraph_20_Font"><text:span text:style-name="T2">m salum rei,<text:line-break/>de qua plur</text:span></text:span>i<text:span text:style-name="Default_20_Paragraph_20_Font"><text:span text:style-name="T2">mus a me ser</text:span></text:span>m<text:span text:style-name="Default_20_Paragraph_20_Font"><text:span text:style-name="T2">o hab</text:span></text:span>it<text:span text:style-name="Default_20_Paragraph_20_Font"><text:span text:style-name="T2">u</text:span></text:span>s <text:span text:style-name="Default_20_Paragraph_20_Font"><text:span text:style-name="T2">est, cognatum<text:line-break/>exist</text:span></text:span>i<text:span text:style-name="Default_20_Paragraph_20_Font"><text:span text:style-name="T2">t, sed re</text:span></text:span>s <text:span text:style-name="Default_20_Paragraph_20_Font"><text:span text:style-name="T2">ipsa oppor</text:span></text:span>t<text:span text:style-name="Default_20_Paragraph_20_Font"><text:span text:style-name="T2">un</text:span></text:span>issim<text:span text:style-name="Default_20_Paragraph_20_Font"><text:span text:style-name="T2">u</text:span></text:span>m <text:span text:style-name="Default_20_Paragraph_20_Font"><text:span text:style-name="T2">est docu</text:span></text:span>m<text:span text:style-name="Default_20_Paragraph_20_Font"><text:span text:style-name="T2">en</text:span></text:span>t<text:span text:style-name="Default_20_Paragraph_20_Font"><text:span text:style-name="T2">u</text:span></text:span>m.<text:line-break/><text:span text:style-name="Default_20_Paragraph_20_Font"><text:span text:style-name="T2">Na</text:span></text:span>m <text:span text:style-name="Default_20_Paragraph_20_Font"><text:span text:style-name="T2">qu</text:span></text:span>i<text:span text:style-name="Default_20_Paragraph_20_Font"><text:span text:style-name="T2">da</text:span></text:span>m <text:span text:style-name="Default_20_Paragraph_20_Font"><text:span text:style-name="T2">per</text:span></text:span> mo<text:span text:style-name="Default_20_Paragraph_20_Font"><text:span text:style-name="T2">rborum acutorum exord</text:span></text:span>i<text:span text:style-name="Default_20_Paragraph_20_Font"><text:span text:style-name="T2">a, </text:span></text:span>asa-<text:line-break/><text:span text:style-name="Default_20_Paragraph_20_Font"><text:span text:style-name="T2">nunquam quo tu</text:span></text:span>m laborare <text:span text:style-name="Default_20_Paragraph_20_Font"><text:span text:style-name="T2">c</text:span></text:span>o<text:span text:style-name="Default_20_Paragraph_20_Font"><text:span text:style-name="T2">eperun</text:span></text:span>t <text:span text:style-name="Default_20_Paragraph_20_Font"><text:span text:style-name="T2">d</text:span></text:span>i<text:span text:style-name="Default_20_Paragraph_20_Font"><text:span text:style-name="T2">e, c</text:span></text:span>i<text:span text:style-name="Default_20_Paragraph_20_Font"><text:span text:style-name="T2">bo</text:span></text:span>s <text:span text:style-name="Default_20_Paragraph_20_Font"><text:span text:style-name="T2">c</text:span></text:span>o<text:span text:style-name="Default_20_Paragraph_20_Font"><text:span text:style-name="T2">me-<text:line-break/>derun</text:span></text:span>t, <text:span text:style-name="Default_20_Paragraph_20_Font"><text:span text:style-name="T2">qu</text:span></text:span>i<text:span text:style-name="Default_20_Paragraph_20_Font"><text:span text:style-name="T2">da</text:span></text:span>m <text:span text:style-name="Default_20_Paragraph_20_Font"><text:span text:style-name="T2">e</text:span></text:span>ti<text:span text:style-name="Default_20_Paragraph_20_Font"><text:span text:style-name="T2">a</text:span></text:span>m <text:span text:style-name="Default_20_Paragraph_20_Font"><text:span text:style-name="T2">postr</text:span></text:span>i<text:span text:style-name="Default_20_Paragraph_20_Font"><text:span text:style-name="T2">die, n</text:span></text:span>o<text:span text:style-name="Default_20_Paragraph_20_Font"><text:span text:style-name="T2">nnull</text:span></text:span>i <text:span text:style-name="Default_20_Paragraph_20_Font"><text:span text:style-name="T2">quoque qu</text:span></text:span>i<text:span text:style-name="Default_20_Paragraph_20_Font"><text:span text:style-name="T2">d-<text:line-break/></text:span></text:span>Tis <text:span text:style-name="Default_20_Paragraph_20_Font"><text:span text:style-name="T2">sine delectu , alii et</text:span></text:span>i<text:span text:style-name="Default_20_Paragraph_20_Font"><text:span text:style-name="T2">a</text:span></text:span>m m<text:span text:style-name="Default_20_Paragraph_20_Font"><text:span text:style-name="T2">oratum sarpscrun</text:span></text:span>t. <text:span text:style-name="Default_20_Paragraph_20_Font"><text:span text:style-name="T2">sane<text:line-break/>haec o</text:span></text:span>m<text:span text:style-name="Default_20_Paragraph_20_Font"><text:span text:style-name="T2">n</text:span></text:span>i<text:span text:style-name="Default_20_Paragraph_20_Font"><text:span text:style-name="T2">a deter</text:span></text:span>i<text:span text:style-name="Default_20_Paragraph_20_Font"><text:span text:style-name="T2">ora qu</text:span></text:span>i<text:span text:style-name="Default_20_Paragraph_20_Font"><text:span text:style-name="T2">de</text:span></text:span>m <text:span text:style-name="Default_20_Paragraph_20_Font"><text:span text:style-name="T2">sun</text:span></text:span>t, <text:span text:style-name="Default_20_Paragraph_20_Font"><text:span text:style-name="T2">qua</text:span></text:span>m <text:span text:style-name="Default_20_Paragraph_20_Font"><text:span text:style-name="T2">si qu</text:span></text:span>is <text:span text:style-name="Default_20_Paragraph_20_Font"><text:span text:style-name="T2">a</text:span></text:span>lit<text:span text:style-name="Default_20_Paragraph_20_Font"><text:span text:style-name="T2">er<text:line-break/>v</text:span></text:span>i<text:span text:style-name="Default_20_Paragraph_20_Font"><text:span text:style-name="T2">ctu</text:span></text:span>s <text:span text:style-name="Default_20_Paragraph_20_Font"><text:span text:style-name="T2">ra</text:span></text:span>ti<text:span text:style-name="Default_20_Paragraph_20_Font"><text:span text:style-name="T2">one</text:span></text:span>m i<text:span text:style-name="Default_20_Paragraph_20_Font"><text:span text:style-name="T2">nst</text:span></text:span>i<text:span text:style-name="Default_20_Paragraph_20_Font"><text:span text:style-name="T2">tuer</text:span></text:span>i<text:span text:style-name="Default_20_Paragraph_20_Font"><text:span text:style-name="T2">t. Multo ta</text:span></text:span>m<text:span text:style-name="Default_20_Paragraph_20_Font"><text:span text:style-name="T2">en -lev</text:span></text:span>i<text:span text:style-name="Default_20_Paragraph_20_Font"><text:span text:style-name="T2">orem lae-<text:line-break/>sionc</text:span></text:span>m i<text:span text:style-name="Default_20_Paragraph_20_Font"><text:span text:style-name="T2">nferun</text:span></text:span>t <text:span text:style-name="Default_20_Paragraph_20_Font"><text:span text:style-name="T2">qui hoc te</text:span></text:span>m<text:span text:style-name="Default_20_Paragraph_20_Font"><text:span text:style-name="T2">pore errore</text:span></text:span>s <text:span text:style-name="Default_20_Paragraph_20_Font"><text:span text:style-name="T2">siunt,qua</text:span></text:span>m<text:line-break/><text:span text:style-name="Default_20_Paragraph_20_Font"><text:span text:style-name="T2">si qu</text:span></text:span>is <text:span text:style-name="Default_20_Paragraph_20_Font"><text:span text:style-name="T2">p</text:span></text:span>rimis <text:span text:style-name="Default_20_Paragraph_20_Font"><text:span text:style-name="T2">qu</text:span></text:span>i<text:span text:style-name="Default_20_Paragraph_20_Font"><text:span text:style-name="T2">dem duobus vel tribus d</text:span></text:span>i<text:span text:style-name="Default_20_Paragraph_20_Font"><text:span text:style-name="T2">ebus o</text:span></text:span>m<text:span text:style-name="Default_20_Paragraph_20_Font"><text:span text:style-name="T2">n</text:span></text:span>i<text:span text:style-name="Default_20_Paragraph_20_Font"><text:span text:style-name="T2">no<text:line-break/>vasa exinan</text:span></text:span>i<text:span text:style-name="Default_20_Paragraph_20_Font"><text:span text:style-name="T2">erit, mox quar</text:span></text:span>t<text:span text:style-name="Default_20_Paragraph_20_Font"><text:span text:style-name="T2">o au</text:span></text:span>t <text:span text:style-name="Default_20_Paragraph_20_Font"><text:span text:style-name="T2">qu</text:span></text:span>i<text:span text:style-name="Default_20_Paragraph_20_Font"><text:span text:style-name="T2">n</text:span></text:span>to <text:span text:style-name="Default_20_Paragraph_20_Font"><text:span text:style-name="T2">tale</text:span></text:span>m <text:span text:style-name="Default_20_Paragraph_20_Font"><text:span text:style-name="T2">c</text:span></text:span>i<text:span text:style-name="Default_20_Paragraph_20_Font"><text:span text:style-name="T2">bu</text:span></text:span>m</text:p>
      <text:p text:style-name="P1"><text:span text:style-name="Default_20_Paragraph_20_Font"><text:span text:style-name="T2">exh</text:span></text:span>i<text:span text:style-name="Default_20_Paragraph_20_Font"><text:span text:style-name="T2">buer</text:span></text:span>it. . D<text:span text:style-name="Default_20_Paragraph_20_Font"><text:span text:style-name="T2">e</text:span></text:span>t<text:span text:style-name="Default_20_Paragraph_20_Font"><text:span text:style-name="T2">er</text:span></text:span>i<text:span text:style-name="Default_20_Paragraph_20_Font"><text:span text:style-name="T2">us e</text:span></text:span>ti<text:span text:style-name="Default_20_Paragraph_20_Font"><text:span text:style-name="T2">amnu</text:span></text:span>m t<text:span text:style-name="Default_20_Paragraph_20_Font"><text:span text:style-name="T2">amen est, si qu</text:span></text:span>i<text:span text:style-name="Default_20_Paragraph_20_Font"><text:span text:style-name="T2">s to</text:span></text:span>ti<text:span text:style-name="Default_20_Paragraph_20_Font"><text:span text:style-name="T2">s<text:line-break/>h</text:span></text:span>i<text:span text:style-name="Default_20_Paragraph_20_Font"><text:span text:style-name="T2">s d</text:span></text:span>i<text:span text:style-name="Default_20_Paragraph_20_Font"><text:span text:style-name="T2">ebu</text:span></text:span>s <text:span text:style-name="Default_20_Paragraph_20_Font"><text:span text:style-name="T2">vasi</text:span></text:span>s <text:span text:style-name="Default_20_Paragraph_20_Font"><text:span text:style-name="T2">praevacua</text:span></text:span>tis, <text:span text:style-name="Default_20_Paragraph_20_Font"><text:span text:style-name="T2">poster</text:span></text:span>i<text:span text:style-name="Default_20_Paragraph_20_Font"><text:span text:style-name="T2">or</text:span></text:span>i<text:span text:style-name="Default_20_Paragraph_20_Font"><text:span text:style-name="T2">bu</text:span></text:span>s <text:span text:style-name="Default_20_Paragraph_20_Font"><text:span text:style-name="T2">deincep</text:span></text:span>s <text:span text:style-name="Default_20_Paragraph_20_Font"><text:span text:style-name="T2">d</text:span></text:span>i<text:span text:style-name="Default_20_Paragraph_20_Font"><text:span text:style-name="T2">e-<text:line-break/>bu</text:span></text:span>s <text:span text:style-name="Default_20_Paragraph_20_Font"><text:span text:style-name="T2">ita v</text:span></text:span>i<text:span text:style-name="Default_20_Paragraph_20_Font"><text:span text:style-name="T2">ctum</text:span></text:span> i<text:span text:style-name="Default_20_Paragraph_20_Font"><text:span text:style-name="T2">nstituer</text:span></text:span>it, (<text:span text:style-name="Default_20_Paragraph_20_Font"><text:span text:style-name="T2">pr</text:span></text:span>i<text:span text:style-name="Default_20_Paragraph_20_Font"><text:span text:style-name="T2">u</text:span></text:span>s<text:span text:style-name="Default_20_Paragraph_20_Font"><text:span text:style-name="T2">quam morbu</text:span></text:span>s <text:span text:style-name="Default_20_Paragraph_20_Font"><text:span text:style-name="T2">concoctu</text:span></text:span>s<text:line-break/><text:span text:style-name="Default_20_Paragraph_20_Font"><text:span text:style-name="T2">sit.</text:span></text:span> .Ai<text:span text:style-name="Default_20_Paragraph_20_Font"><text:span text:style-name="T2">c en</text:span></text:span>i<text:span text:style-name="Default_20_Paragraph_20_Font"><text:span text:style-name="T2">m aper</text:span></text:span>t<text:span text:style-name="Default_20_Paragraph_20_Font"><text:span text:style-name="T2">e plurim</text:span></text:span>is m<text:span text:style-name="Default_20_Paragraph_20_Font"><text:span text:style-name="T2">or</text:span></text:span>t<text:span text:style-name="Default_20_Paragraph_20_Font"><text:span text:style-name="T2">em adfar</text:span></text:span>i, <text:span text:style-name="Default_20_Paragraph_20_Font"><text:span text:style-name="T2">n</text:span></text:span>i<text:span text:style-name="Default_20_Paragraph_20_Font"><text:span text:style-name="T2">si mi-<text:line-break/></text:span></text:span>lis <text:span text:style-name="Default_20_Paragraph_20_Font"><text:span text:style-name="T2">qu</text:span></text:span>i<text:span text:style-name="Default_20_Paragraph_20_Font"><text:span text:style-name="T2">da</text:span></text:span>m o<text:span text:style-name="Default_20_Paragraph_20_Font"><text:span text:style-name="T2">mn</text:span></text:span>i<text:span text:style-name="Default_20_Paragraph_20_Font"><text:span text:style-name="T2">no</text:span></text:span> m<text:span text:style-name="Default_20_Paragraph_20_Font"><text:span text:style-name="T2">orbu</text:span></text:span>s <text:span text:style-name="Default_20_Paragraph_20_Font"><text:span text:style-name="T2">extiterit. Quae vero per<text:line-break/></text:span></text:span>i<text:span text:style-name="Default_20_Paragraph_20_Font"><text:span text:style-name="T2">n</text:span></text:span>i<text:span text:style-name="Default_20_Paragraph_20_Font"><text:span text:style-name="T2">t</text:span></text:span>i<text:span text:style-name="Default_20_Paragraph_20_Font"><text:span text:style-name="T2">a errata c</text:span></text:span>ommit<text:span text:style-name="Default_20_Paragraph_20_Font"><text:span text:style-name="T2">tun</text:span></text:span>t<text:span text:style-name="Default_20_Paragraph_20_Font"><text:span text:style-name="T2">ur, h</text:span></text:span>is <text:span text:style-name="Default_20_Paragraph_20_Font"><text:span text:style-name="T2">non si</text:span></text:span>milit<text:span text:style-name="Default_20_Paragraph_20_Font"><text:span text:style-name="T2">er</text:span></text:span> i<text:span text:style-name="Default_20_Paragraph_20_Font"><text:span text:style-name="T2">ncurabi-<text:line-break/>l</text:span></text:span>i<text:span text:style-name="Default_20_Paragraph_20_Font"><text:span text:style-name="T2">a ex</text:span></text:span>i<text:span text:style-name="Default_20_Paragraph_20_Font"><text:span text:style-name="T2">stunt, sed</text:span></text:span> m<text:span text:style-name="Default_20_Paragraph_20_Font"><text:span text:style-name="T2">u</text:span></text:span>l<text:span text:style-name="Default_20_Paragraph_20_Font"><text:span text:style-name="T2">t</text:span></text:span>o <text:span text:style-name="Default_20_Paragraph_20_Font"><text:span text:style-name="T2">fac</text:span></text:span>ili<text:span text:style-name="Default_20_Paragraph_20_Font"><text:span text:style-name="T2">u</text:span></text:span>s <text:span text:style-name="Default_20_Paragraph_20_Font"><text:span text:style-name="T2">curantur.</text:span></text:span></text:p>
      <text:p text:style-name="Normal">. - Ante quidem ab iis quae valentibus ex consuetudinis<text:line-break/>mutatione oboriuntur, ad aegrotantes per similitudinem<text:line-break/>transiit. Transiturus autem et nunc, atque aptum, quod<text:line-break/>nunc instituitur, plane ita habere est demonstraturus. Sed<text:line-break/>quidnam id fuit? quod neque a principio, neque primis<text:line-break/>diebus fame exiccatos aegros, quum jam prope vigorem<text:line-break/>pervenerint, replere oportet. Dictis sane toto textu vult<text:line-break/>ostendere majorem aegris laesionem oboriri ex iisdem<text:line-break/>erroribus, quum jam prope vigorem erratum sit, quam in<text:line-break/>morborum principiis. Dicit enim: m<text:span text:style-name="Default_20_Paragraph_20_Font"><text:span text:style-name="T2">ul</text:span></text:span>t<text:span text:style-name="Default_20_Paragraph_20_Font"><text:span text:style-name="T2">o</text:span></text:span> t<text:span text:style-name="Default_20_Paragraph_20_Font"><text:span text:style-name="T2">a</text:span></text:span>m<text:span text:style-name="Default_20_Paragraph_20_Font"><text:span text:style-name="T2">en lev</text:span></text:span>io<text:span text:style-name="Default_20_Paragraph_20_Font"><text:span text:style-name="T2">re</text:span></text:span>m</text:p>
      <text:p text:style-name="P3"><text:span text:style-name="Default_20_Paragraph_20_Font"><text:span text:style-name="T2">laesi</text:span></text:span>o<text:span text:style-name="Default_20_Paragraph_20_Font"><text:span text:style-name="T2">ne</text:span></text:span>m i<text:span text:style-name="Default_20_Paragraph_20_Font"><text:span text:style-name="T2">nferun</text:span></text:span>t <text:span text:style-name="Default_20_Paragraph_20_Font"><text:span text:style-name="T2">qu</text:span></text:span>i <text:span text:style-name="Default_20_Paragraph_20_Font"><text:span text:style-name="T2">h</text:span></text:span>o<text:span text:style-name="Default_20_Paragraph_20_Font"><text:span text:style-name="T2">cce temp</text:span></text:span>o<text:span text:style-name="Default_20_Paragraph_20_Font"><text:span text:style-name="T2">re e</text:span></text:span>rro<text:span text:style-name="Default_20_Paragraph_20_Font"><text:span text:style-name="T2">re</text:span></text:span>s <text:span text:style-name="Default_20_Paragraph_20_Font"><text:span text:style-name="T2">siunt, qua</text:span></text:span>m<text:line-break/><text:span text:style-name="Default_20_Paragraph_20_Font"><text:span text:style-name="T2">siqu</text:span></text:span>is <text:span text:style-name="Default_20_Paragraph_20_Font"><text:span text:style-name="T2">pri</text:span></text:span>mis <text:span text:style-name="Default_20_Paragraph_20_Font"><text:span text:style-name="T2">qu</text:span></text:span>i<text:span text:style-name="Default_20_Paragraph_20_Font"><text:span text:style-name="T2">dem .duobu</text:span></text:span>s <text:span text:style-name="Default_20_Paragraph_20_Font"><text:span text:style-name="T2">vel</text:span></text:span> t<text:span text:style-name="Default_20_Paragraph_20_Font"><text:span text:style-name="T2">ribu</text:span></text:span>s <text:span text:style-name="Default_20_Paragraph_20_Font"><text:span text:style-name="T2">d</text:span></text:span>i<text:span text:style-name="Default_20_Paragraph_20_Font"><text:span text:style-name="T2">ebu</text:span></text:span>s o<text:span text:style-name="Default_20_Paragraph_20_Font"><text:span text:style-name="T2">mn</text:span></text:span>i<text:span text:style-name="Default_20_Paragraph_20_Font"><text:span text:style-name="T2">n</text:span></text:span>o <text:span text:style-name="Default_20_Paragraph_20_Font"><text:span text:style-name="T2">vasa<text:line-break/>exinan</text:span></text:span>i<text:span text:style-name="Default_20_Paragraph_20_Font"><text:span text:style-name="T2">eri</text:span></text:span>t, <text:span text:style-name="Default_20_Paragraph_20_Font"><text:span text:style-name="T2">m</text:span></text:span>o<text:span text:style-name="Default_20_Paragraph_20_Font"><text:span text:style-name="T2">x quarto aut qu</text:span></text:span>i<text:span text:style-name="Default_20_Paragraph_20_Font"><text:span text:style-name="T2">nto talem c</text:span></text:span>i<text:span text:style-name="Default_20_Paragraph_20_Font"><text:span text:style-name="T2">bum exh</text:span></text:span>m<text:span text:style-name="Default_20_Paragraph_20_Font"><text:span text:style-name="T2">ue-<text:line-break/>rit, de</text:span></text:span>t<text:span text:style-name="Default_20_Paragraph_20_Font"><text:span text:style-name="T2">eriu</text:span></text:span>s <text:span text:style-name="Default_20_Paragraph_20_Font"><text:span text:style-name="T2">e</text:span></text:span>ti<text:span text:style-name="Default_20_Paragraph_20_Font"><text:span text:style-name="T2">a</text:span></text:span>m<text:span text:style-name="Default_20_Paragraph_20_Font"><text:span text:style-name="T2">num ta</text:span></text:span>m<text:span text:style-name="Default_20_Paragraph_20_Font"><text:span text:style-name="T2">en est, si qu</text:span></text:span>is <text:span text:style-name="Default_20_Paragraph_20_Font"><text:span text:style-name="T2">tot</text:span></text:span>is <text:span text:style-name="Default_20_Paragraph_20_Font"><text:span text:style-name="T2">h</text:span></text:span>is <text:span text:style-name="Default_20_Paragraph_20_Font"><text:span text:style-name="T2">d</text:span></text:span>i<text:span text:style-name="Default_20_Paragraph_20_Font"><text:span text:style-name="T2">ebu</text:span></text:span>s<text:line-break/><text:span text:style-name="Default_20_Paragraph_20_Font"><text:span text:style-name="T2">vasi</text:span></text:span>s <text:span text:style-name="Default_20_Paragraph_20_Font"><text:span text:style-name="T2">praevacua</text:span></text:span>ti<text:span text:style-name="Default_20_Paragraph_20_Font"><text:span text:style-name="T2">s i poster</text:span></text:span>i<text:span text:style-name="Default_20_Paragraph_20_Font"><text:span text:style-name="T2">or</text:span></text:span>i<text:span text:style-name="Default_20_Paragraph_20_Font"><text:span text:style-name="T2">bus de</text:span></text:span>i<text:span text:style-name="Default_20_Paragraph_20_Font"><text:span text:style-name="T2">ncep</text:span></text:span>s i<text:span text:style-name="Default_20_Paragraph_20_Font"><text:span text:style-name="T2">ta v</text:span></text:span>i<text:span text:style-name="Default_20_Paragraph_20_Font"><text:span text:style-name="T2">c</text:span></text:span>t<text:span text:style-name="Default_20_Paragraph_20_Font"><text:span text:style-name="T2">u</text:span></text:span>m i<text:span text:style-name="Default_20_Paragraph_20_Font"><text:span text:style-name="T2">nsti-<text:line-break/>tuer</text:span></text:span>it, <text:span text:style-name="Default_20_Paragraph_20_Font"><text:span text:style-name="T2">pr</text:span></text:span>i<text:span text:style-name="Default_20_Paragraph_20_Font"><text:span text:style-name="T2">u</text:span></text:span>s<text:span text:style-name="Default_20_Paragraph_20_Font"><text:span text:style-name="T2">qua</text:span></text:span>m <text:span text:style-name="Default_20_Paragraph_20_Font"><text:span text:style-name="T2">morbu</text:span></text:span>s <text:span text:style-name="Default_20_Paragraph_20_Font"><text:span text:style-name="T2">concoctu</text:span></text:span>s su. Quod maturum<text:line-break/>appellet concoctum manifestum est. Morbos praeterea<text:line-break/>mites ac benignos dixit, non malignos, fed qui facile fub-<text:line-break/>moventur. Scimus enim veterum multos ita uti dictione,<text:line-break/>ita quoque et Hippocratem multoties, ut alibi demonstra-<text:line-break/>tum esu</text:p>
      <text:h text:style-name="Heading_20_2" text:outline-level="2">XLI. C</text:h>
      <text:p text:style-name="P4"><text:span text:style-name="Default_20_Paragraph_20_Font"><text:span text:style-name="T2">Hoc</text:span></text:span> i<text:span text:style-name="Default_20_Paragraph_20_Font"><text:span text:style-name="T2">g</text:span></text:span>i<text:span text:style-name="Default_20_Paragraph_20_Font"><text:span text:style-name="T2">tur max</text:span></text:span>im<text:span text:style-name="Default_20_Paragraph_20_Font"><text:span text:style-name="T2">u</text:span></text:span>m <text:span text:style-name="Default_20_Paragraph_20_Font"><text:span text:style-name="T2">reor esse docu</text:span></text:span>m<text:span text:style-name="Default_20_Paragraph_20_Font"><text:span text:style-name="T2">en</text:span></text:span>t<text:span text:style-name="Default_20_Paragraph_20_Font"><text:span text:style-name="T2">u</text:span></text:span>m, <text:span text:style-name="Default_20_Paragraph_20_Font"><text:span text:style-name="T2">quod p</text:span></text:span>rim<text:span text:style-name="Default_20_Paragraph_20_Font"><text:span text:style-name="T2">i<text:line-break/>d</text:span></text:span>i<text:span text:style-name="Default_20_Paragraph_20_Font"><text:span text:style-name="T2">e</text:span></text:span>s <text:span text:style-name="Default_20_Paragraph_20_Font"><text:span text:style-name="T2">hac vel</text:span></text:span> i<text:span text:style-name="Default_20_Paragraph_20_Font"><text:span text:style-name="T2">lla sorb</text:span></text:span>iti<text:span text:style-name="Default_20_Paragraph_20_Font"><text:span text:style-name="T2">one non sint pr</text:span></text:span>i<text:span text:style-name="Default_20_Paragraph_20_Font"><text:span text:style-name="T2">vand</text:span></text:span>i i<text:span text:style-name="Default_20_Paragraph_20_Font"><text:span text:style-name="T2">n h</text:span></text:span>is <text:span text:style-name="Default_20_Paragraph_20_Font"><text:span text:style-name="T2">qui<text:line-break/>paul</text:span></text:span>o <text:span text:style-name="Default_20_Paragraph_20_Font"><text:span text:style-name="T2">post b</text:span></text:span>is <text:span text:style-name="Default_20_Paragraph_20_Font"><text:span text:style-name="T2">aut ill</text:span></text:span>i<text:span text:style-name="Default_20_Paragraph_20_Font"><text:span text:style-name="T2">s sorb</text:span></text:span>iti<text:span text:style-name="Default_20_Paragraph_20_Font"><text:span text:style-name="T2">on</text:span></text:span>i<text:span text:style-name="Default_20_Paragraph_20_Font"><text:span text:style-name="T2">bus usur</text:span></text:span>i <text:span text:style-name="Default_20_Paragraph_20_Font"><text:span text:style-name="T2">sun</text:span></text:span>t. -</text:p>
      <text:p text:style-name="P1">Hic sermonem mulus eundem dixis, quem saepius<text:line-break/>antea enunciavit, .nutrire sorbitionibus ab initio praeci-<text:line-break/>piens eos, qui. ad vigorem ufque sufficere citra ptisanae<text:line-break/>ingestionem non possunt. Accidet enim nobis ut eos<text:line-break/>prope vigorem nutrire cogamur , quum ad tenuiorem vi-<text:line-break/>otus .speciem, etiamsi antea plenius cibati fuerint, transe-<text:line-break/>nudum sit.</text:p>
      <text:h text:style-name="Heading_20_2" text:outline-level="2">XLH.</text:h>
      <text:p text:style-name="P4">A<text:span text:style-name="Default_20_Paragraph_20_Font"><text:span text:style-name="T2">ud</text:span></text:span>i<text:span text:style-name="Default_20_Paragraph_20_Font"><text:span text:style-name="T2">tu</text:span></text:span>s <text:span text:style-name="Default_20_Paragraph_20_Font"><text:span text:style-name="T2">ig</text:span></text:span>i<text:span text:style-name="Default_20_Paragraph_20_Font"><text:span text:style-name="T2">tur ign</text:span></text:span>o<text:span text:style-name="Default_20_Paragraph_20_Font"><text:span text:style-name="T2">rant , qu</text:span></text:span>i <text:span text:style-name="Default_20_Paragraph_20_Font"><text:span text:style-name="T2">hordeacea pt</text:span></text:span>i<text:span text:style-name="Default_20_Paragraph_20_Font"><text:span text:style-name="T2">sana utuntur,<text:line-break/>quod ab ea m</text:span></text:span>ul<text:span text:style-name="Default_20_Paragraph_20_Font"><text:span text:style-name="T2">e habeant quu</text:span></text:span>m <text:span text:style-name="Default_20_Paragraph_20_Font"><text:span text:style-name="T2">du</text:span></text:span>o<text:span text:style-name="Default_20_Paragraph_20_Font"><text:span text:style-name="T2">bu</text:span></text:span>s <text:span text:style-name="Default_20_Paragraph_20_Font"><text:span text:style-name="T2">aut</text:span></text:span> tri<text:span text:style-name="Default_20_Paragraph_20_Font"><text:span text:style-name="T2">bu</text:span></text:span>s,<text:line-break/><text:span text:style-name="Default_20_Paragraph_20_Font"><text:span text:style-name="T2">aut</text:span></text:span> e<text:span text:style-name="Default_20_Paragraph_20_Font"><text:span text:style-name="T2">tia</text:span></text:span>m <text:span text:style-name="Default_20_Paragraph_20_Font"><text:span text:style-name="T2">p</text:span></text:span>l<text:span text:style-name="Default_20_Paragraph_20_Font"><text:span text:style-name="T2">ur</text:span></text:span>i<text:span text:style-name="Default_20_Paragraph_20_Font"><text:span text:style-name="T2">bu</text:span></text:span>s <text:span text:style-name="Default_20_Paragraph_20_Font"><text:span text:style-name="T2">d</text:span></text:span>i<text:span text:style-name="Default_20_Paragraph_20_Font"><text:span text:style-name="T2">ebus antea exinan</text:span></text:span>i<text:span text:style-name="Default_20_Paragraph_20_Font"><text:span text:style-name="T2">ti</text:span></text:span>s <text:span text:style-name="Default_20_Paragraph_20_Font"><text:span text:style-name="T2">vasi</text:span></text:span>s, <text:span text:style-name="Default_20_Paragraph_20_Font"><text:span text:style-name="T2">sorbere<text:line-break/>coeper</text:span></text:span>i<text:span text:style-name="Default_20_Paragraph_20_Font"><text:span text:style-name="T2">n</text:span></text:span>t, <text:span text:style-name="Default_20_Paragraph_20_Font"><text:span text:style-name="T2">aeque etia</text:span></text:span>m<text:span text:style-name="Default_20_Paragraph_20_Font"><text:span text:style-name="T2">num qu</text:span></text:span>i <text:span text:style-name="Default_20_Paragraph_20_Font"><text:span text:style-name="T2">cremore u</text:span></text:span>t<text:span text:style-name="Default_20_Paragraph_20_Font"><text:span text:style-name="T2">un</text:span></text:span>t<text:span text:style-name="Default_20_Paragraph_20_Font"><text:span text:style-name="T2">ur, quod<text:line-break/>sorbentes laedantur, in</text:span></text:span>t<text:span text:style-name="Default_20_Paragraph_20_Font"><text:span text:style-name="T2">ell</text:span></text:span>i<text:span text:style-name="Default_20_Paragraph_20_Font"><text:span text:style-name="T2">gunt, ub</text:span></text:span>i <text:span text:style-name="Default_20_Paragraph_20_Font"><text:span text:style-name="T2">n</text:span></text:span>o<text:span text:style-name="Default_20_Paragraph_20_Font"><text:span text:style-name="T2">n recte sorb</text:span></text:span>i<text:span text:style-name="Default_20_Paragraph_20_Font"><text:span text:style-name="T2">t</text:span></text:span>i<text:span text:style-name="Default_20_Paragraph_20_Font"><text:span text:style-name="T2">o-<text:line-break/>nem inchoaver</text:span></text:span>i<text:span text:style-name="Default_20_Paragraph_20_Font"><text:span text:style-name="T2">nt. . Hoc</text:span></text:span> t<text:span text:style-name="Default_20_Paragraph_20_Font"><text:span text:style-name="T2">amen caven</text:span></text:span>t <text:span text:style-name="Default_20_Paragraph_20_Font"><text:span text:style-name="T2">et agnoscunt<text:line-break/>magna</text:span></text:span>m <text:span text:style-name="Default_20_Paragraph_20_Font"><text:span text:style-name="T2">adferre laesi</text:span></text:span>o<text:span text:style-name="Default_20_Paragraph_20_Font"><text:span text:style-name="T2">ne</text:span></text:span>m, <text:span text:style-name="Default_20_Paragraph_20_Font"><text:span text:style-name="T2">si aeger, pr</text:span></text:span>i<text:span text:style-name="Default_20_Paragraph_20_Font"><text:span text:style-name="T2">usqua</text:span></text:span>m <text:span text:style-name="Default_20_Paragraph_20_Font"><text:span text:style-name="T2">morbu</text:span></text:span>s<text:line-break/><text:span text:style-name="Default_20_Paragraph_20_Font"><text:span text:style-name="T2">coctus suer</text:span></text:span>i<text:span text:style-name="Default_20_Paragraph_20_Font"><text:span text:style-name="T2">t, p</text:span></text:span>i<text:span text:style-name="Default_20_Paragraph_20_Font"><text:span text:style-name="T2">sanam hordeaceam serpser</text:span></text:span>i<text:span text:style-name="Default_20_Paragraph_20_Font"><text:span text:style-name="T2">t , cre</text:span></text:span>m<text:span text:style-name="Default_20_Paragraph_20_Font"><text:span text:style-name="T2">ore<text:line-break/>u</text:span></text:span>t<text:span text:style-name="Default_20_Paragraph_20_Font"><text:span text:style-name="T2">i asuetu</text:span></text:span>s. <text:span text:style-name="Default_20_Paragraph_20_Font"><text:span text:style-name="T2">omn</text:span></text:span>i<text:span text:style-name="Default_20_Paragraph_20_Font"><text:span text:style-name="T2">a</text:span></text:span> i<text:span text:style-name="Default_20_Paragraph_20_Font"><text:span text:style-name="T2">gitur haec magna</text:span></text:span> t<text:span text:style-name="Default_20_Paragraph_20_Font"><text:span text:style-name="T2">est</text:span></text:span>i<text:span text:style-name="Default_20_Paragraph_20_Font"><text:span text:style-name="T2">monia</text:span></text:span></text:p>
      <text:p text:style-name="P1"><text:span text:style-name="Default_20_Paragraph_20_Font"><text:span text:style-name="T2">sun</text:span></text:span>t, <text:span text:style-name="Default_20_Paragraph_20_Font"><text:span text:style-name="T2">quod med</text:span></text:span>i<text:span text:style-name="Default_20_Paragraph_20_Font"><text:span text:style-name="T2">c</text:span></text:span>i <text:span text:style-name="Default_20_Paragraph_20_Font"><text:span text:style-name="T2">non rec</text:span></text:span>t<text:span text:style-name="Default_20_Paragraph_20_Font"><text:span text:style-name="T2">e aegr</text:span></text:span>o<text:span text:style-name="Default_20_Paragraph_20_Font"><text:span text:style-name="T2">tan</text:span></text:span>t<text:span text:style-name="Default_20_Paragraph_20_Font"><text:span text:style-name="T2">es ad c</text:span></text:span>i<text:span text:style-name="Default_20_Paragraph_20_Font"><text:span text:style-name="T2">bo</text:span></text:span>s <text:span text:style-name="Default_20_Paragraph_20_Font"><text:span text:style-name="T2">addu—<text:line-break/>can</text:span></text:span>i, <text:span text:style-name="Default_20_Paragraph_20_Font"><text:span text:style-name="T2">sed et in qu</text:span></text:span>i<text:span text:style-name="Default_20_Paragraph_20_Font"><text:span text:style-name="T2">bu</text:span></text:span>s <text:span text:style-name="Default_20_Paragraph_20_Font"><text:span text:style-name="T2">morb</text:span></text:span>is <text:span text:style-name="Default_20_Paragraph_20_Font"><text:span text:style-name="T2">vasa exinanir</text:span></text:span>i <text:span text:style-name="Default_20_Paragraph_20_Font"><text:span text:style-name="T2">non op</text:span></text:span>o<text:span text:style-name="Default_20_Paragraph_20_Font"><text:span text:style-name="T2">r-<text:line-break/>te</text:span></text:span>t <text:span text:style-name="Default_20_Paragraph_20_Font"><text:span text:style-name="T2">e</text:span></text:span>t i<text:span text:style-name="Default_20_Paragraph_20_Font"><text:span text:style-name="T2">n qu</text:span></text:span>i<text:span text:style-name="Default_20_Paragraph_20_Font"><text:span text:style-name="T2">bu</text:span></text:span>s <text:span text:style-name="Default_20_Paragraph_20_Font"><text:span text:style-name="T2">sarb</text:span></text:span>i<text:span text:style-name="Default_20_Paragraph_20_Font"><text:span text:style-name="T2">t</text:span></text:span>i<text:span text:style-name="Default_20_Paragraph_20_Font"><text:span text:style-name="T2">onseu</text:span></text:span> la<text:span text:style-name="Default_20_Paragraph_20_Font"><text:span text:style-name="T2">tendu</text:span></text:span>m <text:span text:style-name="Default_20_Paragraph_20_Font"><text:span text:style-name="T2">sit, vasa con</text:span></text:span>r<text:span text:style-name="Default_20_Paragraph_20_Font"><text:span text:style-name="T2">uant;.<text:line-break/>et</text:span></text:span> i<text:span text:style-name="Default_20_Paragraph_20_Font"><text:span text:style-name="T2">n qu</text:span></text:span>i<text:span text:style-name="Default_20_Paragraph_20_Font"><text:span text:style-name="T2">bu</text:span></text:span>s <text:span text:style-name="Default_20_Paragraph_20_Font"><text:span text:style-name="T2">ex vasorum inan</text:span></text:span>i<text:span text:style-name="Default_20_Paragraph_20_Font"><text:span text:style-name="T2">t</text:span></text:span>i<text:span text:style-name="Default_20_Paragraph_20_Font"><text:span text:style-name="T2">one ad sorb</text:span></text:span>itio<text:span text:style-name="Default_20_Paragraph_20_Font"><text:span text:style-name="T2">ne</text:span></text:span>s <text:span text:style-name="Default_20_Paragraph_20_Font"><text:span text:style-name="T2">tran</text:span></text:span>s-<text:line-break/><text:span text:style-name="Default_20_Paragraph_20_Font"><text:span text:style-name="T2">eundu</text:span></text:span>m <text:span text:style-name="Default_20_Paragraph_20_Font"><text:span text:style-name="T2">non si</text:span></text:span>t, i<text:span text:style-name="Default_20_Paragraph_20_Font"><text:span text:style-name="T2">n h</text:span></text:span>is t<text:span text:style-name="Default_20_Paragraph_20_Font"><text:span text:style-name="T2">ransean</text:span></text:span>t.</text:p>
      <text:p text:style-name="P2">Funditus quidem aut omnino, aut ab initio ipsi indi-<text:line-break/>cati Nam medicos ignorare alt quando primum vel<text:line-break/>p tisanam vel cremorem aegrotis dare oporteat, bene ta-<text:line-break/>men eos scire, fi ante . morbi coctionem ptisanam hordea-<text:line-break/>ceam dederint, fe aegrum laesurus. Sequentem autem di-<text:line-break/>ctionis hujus seriem, quae eadem de eisdem saepius dictis<text:line-break/>ostendit, de industria ob claritatem transgrediar.</text:p>
      <text:h text:style-name="Heading_20_2" text:outline-level="2">XI.IH.</text:h>
      <text:p text:style-name="P4"><text:span text:style-name="Default_20_Paragraph_20_Font"><text:span text:style-name="T2">E</text:span></text:span>t <text:span text:style-name="Default_20_Paragraph_20_Font"><text:span text:style-name="T2">plerumque absolute, interdum au</text:span></text:span>t<text:span text:style-name="Default_20_Paragraph_20_Font"><text:span text:style-name="T2">em h</text:span></text:span>i<text:span text:style-name="Default_20_Paragraph_20_Font"><text:span text:style-name="T2">sce te</text:span></text:span>m<text:span text:style-name="Default_20_Paragraph_20_Font"><text:span text:style-name="T2">por</text:span></text:span>i<text:span text:style-name="Default_20_Paragraph_20_Font"><text:span text:style-name="T2">bus ex<text:line-break/>vasorum</text:span></text:span> i<text:span text:style-name="Default_20_Paragraph_20_Font"><text:span text:style-name="T2">nan</text:span></text:span>i<text:span text:style-name="Default_20_Paragraph_20_Font"><text:span text:style-name="T2">ti</text:span></text:span>o<text:span text:style-name="Default_20_Paragraph_20_Font"><text:span text:style-name="T2">ne ad sorb</text:span></text:span>iti<text:span text:style-name="Default_20_Paragraph_20_Font"><text:span text:style-name="T2">one</text:span></text:span>s <text:span text:style-name="Default_20_Paragraph_20_Font"><text:span text:style-name="T2">discedun</text:span></text:span>t, <text:span text:style-name="Default_20_Paragraph_20_Font"><text:span text:style-name="T2">qu</text:span></text:span>i<text:span text:style-name="Default_20_Paragraph_20_Font"><text:span text:style-name="T2">bu</text:span></text:span>s</text:p>
      <text:p text:style-name="P3"><text:span text:style-name="Default_20_Paragraph_20_Font"><text:span text:style-name="T2">saepe a sorb</text:span></text:span>itio<text:span text:style-name="Default_20_Paragraph_20_Font"><text:span text:style-name="T2">n</text:span></text:span>i<text:span text:style-name="Default_20_Paragraph_20_Font"><text:span text:style-name="T2">bus ad vasoru</text:span></text:span>m i<text:span text:style-name="Default_20_Paragraph_20_Font"><text:span text:style-name="T2">nan</text:span></text:span>itio<text:span text:style-name="Default_20_Paragraph_20_Font"><text:span text:style-name="T2">ne</text:span></text:span>m <text:span text:style-name="Default_20_Paragraph_20_Font"><text:span text:style-name="T2">accedere<text:line-break/>prodest, si</text:span></text:span> i<text:span text:style-name="Default_20_Paragraph_20_Font"><text:span text:style-name="T2">ta</text:span></text:span> mo<text:span text:style-name="Default_20_Paragraph_20_Font"><text:span text:style-name="T2">rbum exacerbar</text:span></text:span>i <text:span text:style-name="Default_20_Paragraph_20_Font"><text:span text:style-name="T2">con</text:span></text:span>t<text:span text:style-name="Default_20_Paragraph_20_Font"><text:span text:style-name="T2">ige</text:span></text:span>rit.</text:p>
      <text:p text:style-name="P2">Hoc <text:span text:style-name="Default_20_Paragraph_20_Font"><text:span text:style-name="T2">absolute</text:span></text:span>. et apud auctores Atticos .et apud ipsum<text:line-break/>Hippocratem pro perfecte ac exquisite dicitur. Eoque<text:line-break/>nnnc fane est usus , demonstrare volens medicos in illo<text:line-break/>maxime tempore permutare victus rationem ex abstinen-<text:line-break/>tia cibi ad sorbitiones, quo ad abstinentiam accedere con-<text:line-break/>fert, .atque hinc manifestissime ostendens, quum morbi vi-<text:line-break/>gor adest, tunc tenuissimo victu uti necessarium esse.</text:p>
      <text:h text:style-name="Heading_20_2" text:outline-level="2">XL1V.</text:h>
      <text:p text:style-name="Normal">int<text:span text:style-name="Default_20_Paragraph_20_Font"><text:span text:style-name="T2">erdu</text:span></text:span>m <text:span text:style-name="Default_20_Paragraph_20_Font"><text:span text:style-name="T2">au</text:span></text:span>t<text:span text:style-name="Default_20_Paragraph_20_Font"><text:span text:style-name="T2">e</text:span></text:span>m <text:span text:style-name="Default_20_Paragraph_20_Font"><text:span text:style-name="T2">et cruda tu</text:span></text:span>m <text:span text:style-name="Default_20_Paragraph_20_Font"><text:span text:style-name="T2">a cap</text:span></text:span>i<text:span text:style-name="Default_20_Paragraph_20_Font"><text:span text:style-name="T2">te tu</text:span></text:span>m <text:span text:style-name="Default_20_Paragraph_20_Font"><text:span text:style-name="T2">a</text:span></text:span> t<text:span text:style-name="Default_20_Paragraph_20_Font"><text:span text:style-name="T2">horaci</text:span></text:span>s<text:line-break/><text:span text:style-name="Default_20_Paragraph_20_Font"><text:span text:style-name="T2">regione b</text:span></text:span>i<text:span text:style-name="Default_20_Paragraph_20_Font"><text:span text:style-name="T2">li</text:span></text:span>o<text:span text:style-name="Default_20_Paragraph_20_Font"><text:span text:style-name="T2">sa attrahuntur, vigdiaeque h</text:span></text:span>is <text:span text:style-name="Default_20_Paragraph_20_Font"><text:span text:style-name="T2">acc</text:span></text:span>i<text:span text:style-name="Default_20_Paragraph_20_Font"><text:span text:style-name="T2">dunt,<text:line-break/></text:span></text:span>o<text:span text:style-name="Default_20_Paragraph_20_Font"><text:span text:style-name="T2">b. qua</text:span></text:span>s <text:span text:style-name="Default_20_Paragraph_20_Font"><text:span text:style-name="T2">n</text:span></text:span>o<text:span text:style-name="Default_20_Paragraph_20_Font"><text:span text:style-name="T2">n c</text:span></text:span>o<text:span text:style-name="Default_20_Paragraph_20_Font"><text:span text:style-name="T2">qu</text:span></text:span>it<text:span text:style-name="Default_20_Paragraph_20_Font"><text:span text:style-name="T2">ur</text:span></text:span> mo<text:span text:style-name="Default_20_Paragraph_20_Font"><text:span text:style-name="T2">rbu</text:span></text:span>s , <text:span text:style-name="Default_20_Paragraph_20_Font"><text:span text:style-name="T2">pertr</text:span></text:span>i<text:span text:style-name="Default_20_Paragraph_20_Font"><text:span text:style-name="T2">ste</text:span></text:span>s <text:span text:style-name="Default_20_Paragraph_20_Font"><text:span text:style-name="T2">et a</text:span></text:span>m<text:span text:style-name="Default_20_Paragraph_20_Font"><text:span text:style-name="T2">arulen</text:span></text:span>t<text:span text:style-name="Default_20_Paragraph_20_Font"><text:span text:style-name="T2">i<text:line-break/>. evadun</text:span></text:span>t, <text:span text:style-name="Default_20_Paragraph_20_Font"><text:span text:style-name="T2">del</text:span></text:span>i<text:span text:style-name="Default_20_Paragraph_20_Font"><text:span text:style-name="T2">ran</text:span></text:span>t, i<text:span text:style-name="Default_20_Paragraph_20_Font"><text:span text:style-name="T2">psaru</text:span></text:span>m o<text:span text:style-name="Default_20_Paragraph_20_Font"><text:span text:style-name="T2">cul</text:span></text:span>i <text:span text:style-name="Default_20_Paragraph_20_Font"><text:span text:style-name="T2">sulgur</text:span></text:span>i<text:span text:style-name="Default_20_Paragraph_20_Font"><text:span text:style-name="T2">un</text:span></text:span>t, <text:span text:style-name="Default_20_Paragraph_20_Font"><text:span text:style-name="T2">aure</text:span></text:span>s <text:span text:style-name="Default_20_Paragraph_20_Font"><text:span text:style-name="T2">son</text:span></text:span>it<text:span text:style-name="Default_20_Paragraph_20_Font"><text:span text:style-name="T2">u<text:line-break/>implentur et ex</text:span></text:span>t<text:span text:style-name="Default_20_Paragraph_20_Font"><text:span text:style-name="T2">rema per</text:span></text:span>f<text:span text:style-name="Default_20_Paragraph_20_Font"><text:span text:style-name="T2">r</text:span></text:span>i<text:span text:style-name="Default_20_Paragraph_20_Font"><text:span text:style-name="T2">gescunt , ur</text:span></text:span>i<text:span text:style-name="Default_20_Paragraph_20_Font"><text:span text:style-name="T2">nae</text:span></text:span> i<text:span text:style-name="Default_20_Paragraph_20_Font"><text:span text:style-name="T2">ncoc</text:span></text:span>t<text:span text:style-name="Default_20_Paragraph_20_Font"><text:span text:style-name="T2">ae,<text:line-break/>sputa tenuia st</text:span></text:span>a<text:span text:style-name="Default_20_Paragraph_20_Font"><text:span text:style-name="T2">nt, suise, c</text:span></text:span>o<text:span text:style-name="Default_20_Paragraph_20_Font"><text:span text:style-name="T2">lore sincero t</text:span></text:span>i<text:span text:style-name="Default_20_Paragraph_20_Font"><text:span text:style-name="T2">ncta et pauca,</text:span></text:span></text:p>
      <text:p text:style-name="P3"><text:span text:style-name="Default_20_Paragraph_20_Font"><text:span text:style-name="T2">sud</text:span></text:span>o<text:span text:style-name="Default_20_Paragraph_20_Font"><text:span text:style-name="T2">re</text:span></text:span>s <text:span text:style-name="Default_20_Paragraph_20_Font"><text:span text:style-name="T2">c</text:span></text:span>i<text:span text:style-name="Default_20_Paragraph_20_Font"><text:span text:style-name="T2">rca cervicem et su</text:span></text:span>d<text:span text:style-name="Default_20_Paragraph_20_Font"><text:span text:style-name="T2">at</text:span></text:span>i<text:span text:style-name="Default_20_Paragraph_20_Font"><text:span text:style-name="T2">one</text:span></text:span>s <text:span text:style-name="Default_20_Paragraph_20_Font"><text:span text:style-name="T2">et sp</text:span></text:span>i<text:span text:style-name="Default_20_Paragraph_20_Font"><text:span text:style-name="T2">ritu</text:span></text:span>s <text:span text:style-name="Default_20_Paragraph_20_Font"><text:span text:style-name="T2">coll</text:span></text:span>i-<text:line-break/><text:span text:style-name="Default_20_Paragraph_20_Font"><text:span text:style-name="T2">den</text:span></text:span>s i<text:span text:style-name="Default_20_Paragraph_20_Font"><text:span text:style-name="T2">n ea quae- sursum. sit latione, densu</text:span></text:span>s <text:span text:style-name="Default_20_Paragraph_20_Font"><text:span text:style-name="T2">aut</text:span></text:span> m<text:span text:style-name="Default_20_Paragraph_20_Font"><text:span text:style-name="T2">agnu</text:span></text:span>s<text:line-break/><text:span text:style-name="Default_20_Paragraph_20_Font"><text:span text:style-name="T2">valde, superc</text:span></text:span>i<text:span text:style-name="Default_20_Paragraph_20_Font"><text:span text:style-name="T2">l</text:span></text:span>i<text:span text:style-name="Default_20_Paragraph_20_Font"><text:span text:style-name="T2">a grav</text:span></text:span>i<text:span text:style-name="Default_20_Paragraph_20_Font"><text:span text:style-name="T2">tatem sortiuntur, pravae an</text:span></text:span>i<text:span text:style-name="Default_20_Paragraph_20_Font"><text:span text:style-name="T2">m</text:span></text:span>i<text:line-break/><text:span text:style-name="Default_20_Paragraph_20_Font"><text:span text:style-name="T2">defect</text:span></text:span>i<text:span text:style-name="Default_20_Paragraph_20_Font"><text:span text:style-name="T2">one</text:span></text:span>s, <text:span text:style-name="Default_20_Paragraph_20_Font"><text:span text:style-name="T2">vest</text:span></text:span>i<text:span text:style-name="Default_20_Paragraph_20_Font"><text:span text:style-name="T2">um a pectore rejac</text:span></text:span>t<text:span text:style-name="Default_20_Paragraph_20_Font"><text:span text:style-name="T2">at</text:span></text:span>i<text:span text:style-name="Default_20_Paragraph_20_Font"><text:span text:style-name="T2">one</text:span></text:span>s, <text:span text:style-name="Default_20_Paragraph_20_Font"><text:span text:style-name="T2">manu</text:span></text:span>s t<text:span text:style-name="Default_20_Paragraph_20_Font"><text:span text:style-name="T2">re-<text:line-break/>mu</text:span></text:span>l<text:span text:style-name="Default_20_Paragraph_20_Font"><text:span text:style-name="T2">ae</text:span></text:span>, i<text:span text:style-name="Default_20_Paragraph_20_Font"><text:span text:style-name="T2">nterdum vero lab</text:span></text:span>i<text:span text:style-name="Default_20_Paragraph_20_Font"><text:span text:style-name="T2">um infer</text:span></text:span>i<text:span text:style-name="Default_20_Paragraph_20_Font"><text:span text:style-name="T2">u</text:span></text:span>s <text:span text:style-name="Default_20_Paragraph_20_Font"><text:span text:style-name="T2">concut</text:span></text:span>i<text:span text:style-name="Default_20_Paragraph_20_Font"><text:span text:style-name="T2">tur.</text:span></text:span></text:p>
      <text:p text:style-name="P2">Haec omnia prave cibatis a medicis oboriri profert,<text:line-break/>qui primis diebus exhaustos aegros aut die tertio aut<text:line-break/>quarto aut quinto aut <text:span text:style-name="Default_20_Paragraph_20_Font"><text:span text:style-name="T2">t</text:span></text:span>exto repente ad edulia, non. per-<text:line-break/>acto morbi vigore, permutaverunt, quasi peracto <text:span text:style-name="Default_20_Paragraph_20_Font"><text:span text:style-name="T2">morb</text:span></text:span>i<text:line-break/><text:span text:style-name="Default_20_Paragraph_20_Font"><text:span text:style-name="T2">v</text:span></text:span>i<text:span text:style-name="Default_20_Paragraph_20_Font"><text:span text:style-name="T2">gore, </text:span></text:span>convenienter eos victum permutasse dicat. Quod<text:line-break/>igitur dicebat, permutare quidem oportet sanorum rictum<text:line-break/>in morbis, non tamen temere id agendum, jam patere ex<text:line-break/>praedictis a<text:span text:style-name="Default_20_Paragraph_20_Font"><text:span text:style-name="T2">r</text:span></text:span>bitror. Quum enim unus quidem. corporis<text:line-break/>status falubris sit, alter qui a morbi initio ad vigorem<text:line-break/>usque extenditur, mox et tertius qui ad perfectum usque t<text:line-break/>mollii solutionem se<text:span text:style-name="Default_20_Paragraph_20_Font"><text:span text:style-name="T2">t</text:span></text:span>e prorogat,- deinde. et quartus, qui</text:p>
      <text:p text:style-name="P3">totius convalescentiae tempus ad usque sanitatis) habitum<text:line-break/>occupat, in nullo horum quatuor statuum permutationes<text:line-break/>victus insignes facere oportet, nisu prius in alteram- status<text:line-break/>speciem perventum siti Qui igitur aegros per morborum<text:line-break/>exordia in. omni ciborum abstinentia servant, si ad figo-<text:line-break/>rem usque talem victus speciem servare possint, nemo eos<text:line-break/>culpaverit, quod si facere nequeant ob interlabente; aegro-<text:line-break/>rum vires, quod. male inedia utantur exiccati tea aegros<text:line-break/>palam est omnibus. Hoc autem verbo inediae immode-<text:line-break/>ratiouem plus justo corpus exiccare evidenter demonstrat.<text:line-break/>Ubi. enim quo- tempore prope-vigorem tenuius cibandum<text:line-break/>fuit , in eo cibum dare coacti sunt, aegros inedia immo-<text:line-break/>derate exiccatos esse, quod vocatur fame confectos; mani-<text:line-break/><text:span text:style-name="Default_20_Paragraph_20_Font"><text:span text:style-name="T2">t</text:span></text:span>estum est. Ob id igitur huic cibandi rationi succedere<text:line-break/>ait symptomata multa et prava, quae omnia continuata<text:line-break/>receuset serie, a biliosis crudis ducto exordio. Haec enim<text:line-break/>ita nominavit, quoniam et excrementorum coctionem ap-</text:p>
      <text:p text:style-name="P3">pellat, quanquam mutata corpus nutrire non possunt, ut<text:line-break/>bilis utraque et ferum. Verun tamen quoniam et talia<text:line-break/>evincit natura, cocta quidem vocare consuevit excrementa<text:line-break/>hujusmodi, quae a natura ipsa evicta <text:span text:style-name="Default_20_Paragraph_20_Font"><text:span text:style-name="T2">s</text:span></text:span>unt, cruda vero,<text:line-break/>quae non sunt evicta. Ob id et pus in phlegmonis, quae<text:line-break/>concoquuntur, fieri ait, quanquam pars nulIa ex pure<text:line-break/>alimentum accipit, quemadmodum <text:span text:style-name="Default_20_Paragraph_20_Font"><text:span text:style-name="T2">accipit</text:span></text:span> ex crudis ap-<text:line-break/>peIIatis humoribus et pituita, quae reliquum perfectionis<text:line-break/>asse q nu t a et prorsus cocta, animal nutrire possunt. Sic<text:line-break/>igitur biIiosorum humorum concoctio existit, ut et sanguis<text:line-break/>nis phlegmones in pus migrantis, intelligentibus nobis<text:line-break/>coctionis nomen in suo universaliore significato. Est sin-<text:line-break/>tem universalius, quum natura causis fortior suerit per-<text:line-break/>mutaveritque eas pro sitis viribus. Quae igitur tanquam<text:line-break/>in corpore inanimato putrescunt, nihil ad mutationem con-<text:line-break/>ferente ipsis innato calore, a concoctionis ratione dego-<text:line-break/>norant. Hoc sane aliquando contingit etiam aquosis iis</text:p>
      <text:p text:style-name="P3">ichoribus, qui per minas excernuntur, atque ob id inco-<text:line-break/>clas urinas concoqui .dicimus,-; quanquam corpus ex .coctis<text:line-break/>minis ali non potest. Generali praeterea hoc concoctio-<text:line-break/>nis significato utimur, quum aut.. catarrhum aut coryzam<text:line-break/>aut fluentes -ex-siis ichoras, . aut. eos qui in lippi ludi ni-<text:line-break/>bus manant; aut incoctos aut coctos esse dicimus. Sic<text:line-break/>igitur et bilem vel crudam, vel incoctam, vel coctam esse<text:line-break/>pronunciamus, Cruda quidem et flava admodum est et<text:line-break/>acris et male olens, cocta autem et pallidior. et minimum<text:line-break/>male olens. Bilem igitur incoctam. ait ad ventrem de<text:line-break/>necessitate confluere, quae ob pravam vietus rationem tum<text:line-break/>ex capite tum -ex thorace trahitur,, alio quidem tempore,<text:line-break/>quo fame aegros.. enecant, nullo. utili .solatium ventri prae-<text:line-break/>stantes, alio vero tempore, quo ab inedia ad validos<text:line-break/>cibos prope vigorem intempestive transeunt. Recenset<text:line-break/>autem. deinceps et symptomata alia, quae pravam ob vi -<text:line-break/>otus rationem oriuntur. ln primis quidem vigilias, quae<text:line-break/>nimirum. longas. inedias cibosque intempestivos consequtrn.:-</text:p>
      <text:p text:style-name="P3">tur, quae utroque tempore medicorum victus rationem<text:line-break/>culpant. Quod autem .vigilias morbi cruditas con<text:span text:style-name="Default_20_Paragraph_20_Font"><text:span text:style-name="T2">s</text:span></text:span>equa-<text:line-break/>tur, patet, si fomnos concoctio <text:span text:style-name="Default_20_Paragraph_20_Font"><text:span text:style-name="T2">sequi debeat. </text:span></text:span>Deinde per-<text:line-break/>tristes, inquit, fiunt, mtroque videlicet tempore, tum ob<text:line-break/>longam inediam, tum ob validum repentinum alimentum,<text:line-break/>quo gravatur venter, gravatus vero tristes aegros .reddit<text:line-break/>ac m<text:span text:style-name="Default_20_Paragraph_20_Font"><text:span text:style-name="T2">a</text:span></text:span>estos. Imo etiam amaros ipsos fieri ait, quid prae-<text:line-break/>dicto omnino consimile astruens. Ut enim nonnulli ex<text:line-break/>melanchclia moerent,- sic. alii paene excandescunt, tanquam<text:line-break/>collecta in stomacho ipsa hile. Vel etiam quum amaros<text:line-break/>fieri ait, eam quae in ipsorum ore ex tali bile fit; ama-<text:line-break/>ritudinem indicat. Deliria vero . et excandescentiae et bi-<text:line-break/>lem amaram in stomacho vel cerebro collectam comitari<text:line-break/>consueverunt. oculi vero coruscantes evadunt, tum pro-<text:line-break/>pter eam, quae a ventre fertur, exhalationem; tum pro-<text:line-break/>pter sanguinis ad caput elati copiam. Horum autem prius<text:line-break/>quidem ex intempestiva interdum fit ciborum oblatione,</text:p>
      <text:p text:style-name="P3">alterum autem vel propter criticam sanguinis eruptionem,<text:line-break/>vel delirium imminens. Consimiliter autem et aures fio-<text:line-break/>ultu implentur, tum. propter elatos a ventre sursum va-<text:line-break/>pores, tum propter flatulentum spiritum in capite linio<text:line-break/>oborientem. Corporis extrema, quae funt tum pedes tum<text:line-break/>manus, prompte. perfrigerari, male habente ventriculi ori-<text:line-break/>ficio, novimus, quum vel propter longam inediam vehe-<text:line-break/>menter a mordentibus mordetur ichoribus; vel ob ine-<text:line-break/>ptam cibi multitudinem gravatur. Patitur autem ut<text:span text:style-name="Default_20_Paragraph_20_Font"><text:span text:style-name="T2">c</text:span></text:span>unque<text:line-break/>ex praedicta victus ratione, qua. medici aegros primis die-<text:line-break/>bus ubi. fame exiccaverint, quo tempore tenuiter cibandum<text:line-break/>sit, ad frumen tacea repente transeunt edulia. ob eandem<text:line-break/>rationem neque eorum qui ita cibantur urinae conco-<text:line-break/>quuntur. Nam in ea quae citra vel cremoris ptisanae<text:line-break/>vel melierati vel oxymelitis oblationem fit exiccatione,<text:line-break/>fanguis quod non purgetur bilefcit, propterqne repenti-<text:line-break/>nam ad esculenta permutationem venter, compatiente<text:line-break/>ipsi facultate vitali, gravatur adeo, ut stomachicae appel-</text:p>
      <text:p text:style-name="P3">latae fyncopae manifesto nobis indicent facultatis vitalis<text:line-break/>assos ventris <text:span text:style-name="Default_20_Paragraph_20_Font"><text:span text:style-name="T2">s</text:span></text:span>ympathiam. Hoc siquidem tum magis tum<text:line-break/>primum ex intempestivis tum inediis tum ciborum<text:line-break/>oblationibus vitiatur. ob id igitur sputa tenuia et falsa<text:line-break/>et pauca et sinceris coloribus colorata fieri ait et <text:span text:style-name="Default_20_Paragraph_20_Font"><text:span text:style-name="T2">t</text:span></text:span>udo-<text:line-break/>res circa cervicem duntaxat et anxietatem et spirandi<text:line-break/>difficultatem. lucoctus enim manet morbus propter excef-<text:line-break/>sum utrumque, tum longam inediam tum intempestivam<text:line-break/>cibi oblationem. Cruditatem autem consequuntur sputa<text:line-break/>commemorata, ut et circa cervicem sudores, viribus et ob<text:line-break/>enecantem inediam succumbentibus et ob cibum intempe-<text:line-break/>stivum gravatis. Eodem modo et anxietas commune est<text:line-break/>utrisque fymptoma et ob longam inediam, quae ventrem<text:line-break/>laboribus replet et propter cibum intempestivum gravan-<text:line-break/>tem. Verum spirandi difficultas, qua spiritus colliditur,<text:line-break/>ob cibum intempestivum magis quam ob indigentiam<text:line-break/>oritur^ Nam spiritum linter exspicand<text:span text:style-name="Default_20_Paragraph_20_Font"><text:span text:style-name="T2">a</text:span></text:span>m et collidi et<text:line-break/>quasi sisti tum angustiae tum convulsionis est nota. L<text:span text:style-name="Default_20_Paragraph_20_Font"><text:span text:style-name="T2">u-</text:span></text:span></text:p>
      <text:p text:style-name="P3">tio etenim quae furium fit expirationem facit. Tali au-<text:line-break/>tem spiritui contrarium tum in fecundo tum in. scxto<text:line-break/>epidemiorum. ipfe percurrit, inquiens : .D<text:span text:style-name="Default_20_Paragraph_20_Font"><text:span text:style-name="T2">uplex</text:span></text:span> i<text:span text:style-name="Default_20_Paragraph_20_Font"><text:span text:style-name="T2">n</text:span></text:span>t<text:span text:style-name="Default_20_Paragraph_20_Font"><text:span text:style-name="T2">r</text:span></text:span>o <text:span text:style-name="Default_20_Paragraph_20_Font"><text:span text:style-name="T2">revo-<text:line-break/></text:span></text:span>r<text:span text:style-name="Default_20_Paragraph_20_Font"><text:span text:style-name="T2">atio . veluti super susp</text:span></text:span>i<text:span text:style-name="Default_20_Paragraph_20_Font"><text:span text:style-name="T2">rant</text:span></text:span>i<text:span text:style-name="Default_20_Paragraph_20_Font"><text:span text:style-name="T2">bus</text:span></text:span>. . .Quod autem ob ribum<text:line-break/>intempestivum , i non propter penuriam talis fiat spirandi<text:line-break/>difficultas, patet ex sermone Hippocratis, spiritum den-<text:line-break/>sum vel magnum valde prave. cibatis fieri asserentis.<text:line-break/>Etenim fit deustis magnusque, . coarctato septo transversio<text:line-break/>ab eo qu<text:span text:style-name="Default_20_Paragraph_20_Font"><text:span text:style-name="T2">i</text:span></text:span>d in ve<text:span text:style-name="Default_20_Paragraph_20_Font"><text:span text:style-name="T2">n</text:span></text:span>tre continetur alimento, quum neque<text:line-break/>victum, neque probe a ventre confectum inflationem pa-<text:line-break/>rit. Necessarium enim est. tunc ob pepli transversi- augu<text:span text:style-name="Default_20_Paragraph_20_Font"><text:span text:style-name="T2">r<text:line-break/></text:span></text:span>silam minus aeris inspirari , quanquam diastole thoracis<text:line-break/>fe<text:span text:style-name="Default_20_Paragraph_20_Font"><text:span text:style-name="T2">t</text:span></text:span>e quo prius explicantis dilatetur. Ergo quantum nunc<text:line-break/>spiritus deest priori, id deficientem respirationis usum<text:line-break/>facit; atque ob eam penuriam animal respirationem fa-<text:line-break/>cere majorem cogitur, vel densiorem vel utramque. Di-<text:line-break/>ctum autem abunde de spirandi difficultatibus omnibus<text:line-break/>in libris de spirandi difficultate, i<text:span text:style-name="Default_20_Paragraph_20_Font"><text:span text:style-name="T2">n</text:span></text:span> quibus tum harum tum</text:p>
      <text:p text:style-name="P3">aliarum difficultatum spirandi causas cum propriis demon-<text:line-break/>strationibus scripsimus, verum quantum ad praefens atri-<text:line-break/>net, haec sufficiunt. Ait praeterea et ex pravo victu<text:line-break/>superestis gravitatem sortiri.. Verum id bifariam scriptum<text:line-break/>invenitur, in quibusdam sane exemplaribus singulari nu-<text:line-break/>mero ; <text:span text:style-name="Default_20_Paragraph_20_Font"><text:span text:style-name="T2">sup</text:span></text:span>e<text:span text:style-name="Default_20_Paragraph_20_Font"><text:span text:style-name="T2">rc</text:span></text:span>ili<text:span text:style-name="Default_20_Paragraph_20_Font"><text:span text:style-name="T2">um gravi</text:span></text:span>t<text:span text:style-name="Default_20_Paragraph_20_Font"><text:span text:style-name="T2">a</text:span></text:span>t<text:span text:style-name="Default_20_Paragraph_20_Font"><text:span text:style-name="T2">e</text:span></text:span>m <text:span text:style-name="Default_20_Paragraph_20_Font"><text:span text:style-name="T2">sor</text:span></text:span>tit<text:span text:style-name="Default_20_Paragraph_20_Font"><text:span text:style-name="T2">ur, </text:span></text:span>in caeteris vero<text:line-break/>pluraliter; .<text:span text:style-name="Default_20_Paragraph_20_Font"><text:span text:style-name="T2">superc</text:span></text:span>i<text:span text:style-name="Default_20_Paragraph_20_Font"><text:span text:style-name="T2">l</text:span></text:span>i<text:span text:style-name="Default_20_Paragraph_20_Font"><text:span text:style-name="T2">a grav</text:span></text:span>i<text:span text:style-name="Default_20_Paragraph_20_Font"><text:span text:style-name="T2">tatem sortiuntur. </text:span></text:span>Significatur<text:line-break/>autem ex ea dictione supercilia ipsa quodam modo evelli<text:line-break/>vel retrahi, fitque illud interdum quidem ambobus con-<text:line-break/>vulsive intentis, aut altero .solo; interdum autem et altero<text:line-break/>resoluto. Deinceps ait deliquia animi prava, sermonem<text:line-break/>ad symptomata referens , per quae et vestium rejectiones<text:line-break/>fiunt, ardentibus aegris. Interdum autem et manus totae<text:line-break/>tremulae fiunt, plus aucto malo. Concussio autem labri<text:line-break/>inferioris murium in ore ventris vehementem significat,<text:line-break/>idcirco tale symptoma vomitus acrium humorum etiam<text:line-break/>signum esu</text:p>
      <text:p text:style-name="P61"><text:span text:style-name="Default_20_Paragraph_20_Font"><text:span text:style-name="T2">Haec aute</text:span></text:span>m i<text:span text:style-name="Default_20_Paragraph_20_Font"><text:span text:style-name="T2">n princip</text:span></text:span>iis <text:span text:style-name="Default_20_Paragraph_20_Font"><text:span text:style-name="T2">comparen</text:span></text:span>ti<text:span text:style-name="Default_20_Paragraph_20_Font"><text:span text:style-name="T2">a vehe</text:span></text:span>m<text:span text:style-name="Default_20_Paragraph_20_Font"><text:span text:style-name="T2">ent</text:span></text:span>is <text:span text:style-name="Default_20_Paragraph_20_Font"><text:span text:style-name="T2">del</text:span></text:span>i<text:span text:style-name="Default_20_Paragraph_20_Font"><text:span text:style-name="T2">r</text:span></text:span>ii<text:line-break/><text:span text:style-name="Default_20_Paragraph_20_Font"><text:span text:style-name="T2">sunt indic</text:span></text:span>i<text:span text:style-name="Default_20_Paragraph_20_Font"><text:span text:style-name="T2">a et plerumque</text:span></text:span> i<text:span text:style-name="Default_20_Paragraph_20_Font"><text:span text:style-name="T2">ntereun</text:span></text:span>t.</text:p>
      <text:p text:style-name="P2">Dicta, inquit, symptomata per morborum initium<text:line-break/>oborta delirii vehementis <text:span text:style-name="Default_20_Paragraph_20_Font"><text:span text:style-name="T2">t</text:span></text:span>uor tindicia. Morbi autem<text:line-break/>principium te nunc intelligere oportet totum illud tem-<text:line-break/>pus, in quo nondum existunt concoctionis notae. Nam<text:line-break/>in libris de judicationibus dictum est nomen principii et<text:line-break/>plura significare et significatum quod nunc dictum est<text:line-break/>fecundum eam esse divisionem, equa morborum tempora^<text:line-break/>dividentes, mo<text:span text:style-name="Default_20_Paragraph_20_Font"><text:span text:style-name="T2">rbo</text:span></text:span>s ipsos constare ex principio, . incre-<text:line-break/>mento, vigore et declinatione asserimus. Ergo quum .nu-<text:line-break/>per dicta symptomata, ubi prope morbi vigorem appa-<text:line-break/>rent, iudicationem suturam obsidentibus nimirum in<text:line-break/>morbis significant, si in principio fiant, judicationem<text:line-break/>quidem non denunciant, nihil enim in principio judi-<text:line-break/>cari potest , scd delirii notae existunt. Scriptum au-</text:p>
      <text:p text:style-name="P3">tem et de his abunde in libris de judicationibus, ex illis<text:line-break/>face et tu totum qui de his est sermonem perdisces; est<text:line-break/>enim longior quam ut nunc omni<text:span text:style-name="Default_20_Paragraph_20_Font"><text:span text:style-name="T2">n</text:span></text:span>o ipsimi percurrere<text:line-break/>oporteat. Sed ut in caeteris, ita in his summatim dicere<text:line-break/>satis erit. Ergo quoties <text:span text:style-name="Default_20_Paragraph_20_Font"><text:span text:style-name="T2">n</text:span></text:span>atura ad exoretionem properat,<text:line-break/>effatu digna in corpore sit perturbatio, ob quam fympto-<text:line-break/>mata hujusmodi cum manifestissimis coctionis signis appa-<text:line-break/>rent. Verum quum perturbatio efficitur similis, <text:span text:style-name="Default_20_Paragraph_20_Font"><text:span text:style-name="T2">n</text:span></text:span>ullo a<text:line-break/>natura ad infestantium excretionem facto apparatu,. tunc<text:line-break/>periculosissimum est signum. Dictum vero jam et caete-<text:line-break/>ris in commentariis de judicatoriis symptomatis qualis<text:line-break/>sit ipsorum natura et que pacto ab apparentibus vocatis<text:line-break/>differant, in quibus- erunt et ipfa coctionis signa. Nam<text:line-break/>et prognosticum et librum de humoribus et aphorismos<text:line-break/>jam ante hunc librum exposuimus. Sane femper de his<text:line-break/>eadem dicere ad eum spectat, qui prolixioribus utitur fer-<text:line-break/>moulbus.</text:p>
      <text:h text:style-name="P54" text:outline-level="2">XI.Vl.</text:h>
      <text:p text:style-name="Normal"><text:span text:style-name="Default_20_Paragraph_20_Font"><text:span text:style-name="T2">Qui vero essugiunt, aut cum abscessu, aut sanguinis e na-<text:line-break/>ribus prostit</text:span></text:span>ut<text:span text:style-name="Default_20_Paragraph_20_Font"><text:span text:style-name="T2">o, aut pulli Crassi expul</text:span></text:span>s<text:span text:style-name="Default_20_Paragraph_20_Font"><text:span text:style-name="T2">ione evadunt,<text:line-break/>aliter autem minime.</text:span></text:span></text:p>
      <text:p text:style-name="P2">Quum mori ipsos dixit, non simpliciter, sed <text:span text:style-name="Default_20_Paragraph_20_Font"><text:span text:style-name="T2">ut pluri-<text:line-break/>mum</text:span></text:span> ascripsit, quapropter quo pacto quidam ex ipsis ser-<text:line-break/>ventur, dicere sequens erat. Hos igitur nunc percurrit,<text:line-break/>atque quosdam ex ipsis servari ait aut per sanguinis em-<text:line-break/>ptionem, aut per abscessum, aut puris abunde cocti ex-<text:line-break/>puitionem, simul ex iis, quae retulit, aegros in hujusmodi<text:line-break/>symptomata incidere propter musti Ordinem significans.</text:p>
      <text:h text:style-name="Heading_20_2" text:outline-level="2">XI.VII.</text:h>
      <text:p text:style-name="P4"><text:span text:style-name="Default_20_Paragraph_20_Font"><text:span text:style-name="T2">Neque enim horum ita peritos</text:span></text:span> r<text:span text:style-name="Default_20_Paragraph_20_Font"><text:span text:style-name="T2">ideo medicos , qui ut<text:line-break/>oportet dignoscant in morbis virium imbecillitates et<text:line-break/>quae ob</text:span></text:span> n<text:span text:style-name="Default_20_Paragraph_20_Font"><text:span text:style-name="T2">asorum evacuationem et quae ob aliud quod-<text:line-break/>dam irritamentum et quae ob dolorem et ab acumine</text:span></text:span></text:p>
      <text:p text:style-name="P3">m<text:span text:style-name="Default_20_Paragraph_20_Font"><text:span text:style-name="T2">orb</text:span></text:span>i o<text:span text:style-name="Default_20_Paragraph_20_Font"><text:span text:style-name="T2">bor</text:span></text:span>i<text:span text:style-name="Default_20_Paragraph_20_Font"><text:span text:style-name="T2">antur, quosaue affec</text:span></text:span>t<text:span text:style-name="Default_20_Paragraph_20_Font"><text:span text:style-name="T2">u</text:span></text:span>s <text:span text:style-name="Default_20_Paragraph_20_Font"><text:span text:style-name="T2">ac d</text:span></text:span>i<text:span text:style-name="Default_20_Paragraph_20_Font"><text:span text:style-name="T2">versu</text:span></text:span>s <text:span text:style-name="Default_20_Paragraph_20_Font"><text:span text:style-name="T2">eorum<text:line-break/>spec</text:span></text:span>i<text:span text:style-name="Default_20_Paragraph_20_Font"><text:span text:style-name="T2">e</text:span></text:span>s <text:span text:style-name="Default_20_Paragraph_20_Font"><text:span text:style-name="T2">na</text:span></text:span>t<text:span text:style-name="Default_20_Paragraph_20_Font"><text:span text:style-name="T2">ura nostra e</text:span></text:span>t <text:span text:style-name="Default_20_Paragraph_20_Font"><text:span text:style-name="T2">hab</text:span></text:span>it<text:span text:style-name="Default_20_Paragraph_20_Font"><text:span text:style-name="T2">us singul</text:span></text:span>is p<text:span text:style-name="Default_20_Paragraph_20_Font"><text:span text:style-name="T2">ar</text:span></text:span>i<text:span text:style-name="Default_20_Paragraph_20_Font"><text:span text:style-name="T2">a</text:span></text:span>t, <text:span text:style-name="Default_20_Paragraph_20_Font"><text:span text:style-name="T2">quam-<text:line-break/>v</text:span></text:span>is <text:span text:style-name="Default_20_Paragraph_20_Font"><text:span text:style-name="T2">haec cogni</text:span></text:span>t<text:span text:style-name="Default_20_Paragraph_20_Font"><text:span text:style-name="T2">a aut</text:span></text:span> i<text:span text:style-name="Default_20_Paragraph_20_Font"><text:span text:style-name="T2">gnora</text:span></text:span>t<text:span text:style-name="Default_20_Paragraph_20_Font"><text:span text:style-name="T2">a salute</text:span></text:span>m <text:span text:style-name="Default_20_Paragraph_20_Font"><text:span text:style-name="T2">aut</text:span></text:span> m<text:span text:style-name="Default_20_Paragraph_20_Font"><text:span text:style-name="T2">or</text:span></text:span>t<text:span text:style-name="Default_20_Paragraph_20_Font"><text:span text:style-name="T2">e</text:span></text:span>m <text:span text:style-name="Default_20_Paragraph_20_Font"><text:span text:style-name="T2">ad-<text:line-break/>faran</text:span></text:span>t.</text:p>
      <text:p text:style-name="P2">Quoniam de aegri robore imbecillitateque sermonem<text:line-break/>fecit, qui victus fcopi sunt non contemnendi, ob id nunc<text:line-break/>sermonem de ea quae virium est imbecillitate repeti t; qui,<text:line-break/>bus haec fiat modis, medicos dignoscere debere asserens;<text:line-break/>quod quaedam fiant imbecillitates ob vasorum vacuationem,<text:line-break/>(etenim valorum vacuatae hoc at proprie et primum signi-<text:line-break/>iicat, atque ob id inedia valorum. vacuatio simplus dicitur,<text:line-break/>tanquam nomine generis etiam in specie homines omnes<text:line-break/>uti consueverint) alia mutem ob .laborem vel proprie<text:line-break/>dictum, qui idem est doloribus, vel ut quis dixerit, ma-<text:line-break/>lam affectionem; qua in acutis morbis aegri male affici-<text:line-break/>unior, Aliam praeterea <text:span text:style-name="Default_20_Paragraph_20_Font"><text:span text:style-name="T2">v</text:span></text:span>i<text:span text:style-name="Default_20_Paragraph_20_Font"><text:span text:style-name="T2">rium</text:span></text:span> im<text:span text:style-name="Default_20_Paragraph_20_Font"><text:span text:style-name="T2">bec</text:span></text:span>i<text:span text:style-name="Default_20_Paragraph_20_Font"><text:span text:style-name="T2">ll</text:span></text:span>it<text:span text:style-name="Default_20_Paragraph_20_Font"><text:span text:style-name="T2">atem</text:span></text:span> ob aliud</text:p>
      <text:p text:style-name="P3">quoddam fieri ait irritamentum. Nam sane si ecorfum<text:line-break/>dixit vel ventriculi vel intestinorum , symptoma hoc i subi<text:line-break/>dolorum nomine intellexisse est vi<text:span text:style-name="Default_20_Paragraph_20_Font"><text:span text:style-name="T2">t</text:span></text:span>us. Verum si vel vi-<text:line-break/>gilias vel aliquam oris ventriculi affectionem dixit, non<text:line-break/>proprie interpretari visus esu Caeterum vires exolvi<text:line-break/>videntur et ob evacuationem, quae fit vel sanguinis<text:line-break/>eruptione ver vomitu - vel deiectionibus vel sudoribus, et<text:line-break/>ob longiorem quam par sit inediam et propter tum- dolo-<text:line-break/>retn aliquem,- tum vigilias, tum assiduas .ventris purgandi<text:line-break/>gratia exsuscita tion es, atque etiam quum os ventriculi ita<text:line-break/>affectum fuerit; ut fer copas minetur, atque etiam propter<text:line-break/>gravantis alimenti copiam , aut molestam quandam ipsius<text:line-break/>qualitatem et ipsis laborat et vires secum celerrime dis-<text:line-break/>solvit omnes igitur bae virium laesiones ex manifestis<text:line-break/>quidem fiunt causis, fed aliae ex non manifestis, ut quum<text:line-break/>absque manifesta vacuatione vel vigiliis vel inedia vel<text:line-break/>oris ventriculi fenfu aegri ad talem subtrahuntur corpo-<text:line-break/>ris affectionem,sanam in prognostico in principio scripsit</text:p>
      <text:p text:style-name="P3">ipsis, inquiens : <text:span text:style-name="Default_20_Paragraph_20_Font"><text:span text:style-name="T2">nare</text:span></text:span>s <text:span text:style-name="Default_20_Paragraph_20_Font"><text:span text:style-name="T2">acu</text:span></text:span>t<text:span text:style-name="Default_20_Paragraph_20_Font"><text:span text:style-name="T2">ae, </text:span></text:span>o<text:span text:style-name="Default_20_Paragraph_20_Font"><text:span text:style-name="T2">cul</text:span></text:span>i <text:span text:style-name="Default_20_Paragraph_20_Font"><text:span text:style-name="T2">c</text:span></text:span>o<text:span text:style-name="Default_20_Paragraph_20_Font"><text:span text:style-name="T2">ncav</text:span></text:span>i, <text:span text:style-name="Default_20_Paragraph_20_Font"><text:span text:style-name="T2">collapsa</text:span></text:span> r<text:span text:style-name="Default_20_Paragraph_20_Font"><text:span text:style-name="T2">em-<text:line-break/>pera</text:span></text:span> et quae deinceps sunt. Nam haec corporis coniti-,<text:line-break/>tutio fit quidem et .ob vigilias et ob excretionem quan-<text:line-break/>dam copiosam. et ob gravem inediam, fit quoque et abs-.<text:line-break/>que bis, quum corporis humores tenues fuerint et febris<text:line-break/>calor aeris. Nam exhauriuntur qui ita extenuantur,, per<text:line-break/>insensibilem evacuaticnem. Nonnullis autem et ob lu tem-<text:line-break/>periem principis unius partis affectae imbecilles redduntur<text:line-break/>vires. Primo siquidem affecta prima laborat,- deinde per<text:line-break/>consensum et. reliquae .duae. Didicisti enim aliam quidem,<text:line-break/>esse in nervis . facultatem , quae principium habetcere-<text:line-break/>brum, alteram vero in arteriis, cujus principium est cor,<text:line-break/>tertiam denique in .venis, quae ex hepate oritur. Ergo<text:line-break/>partis unius, quaecunque fuerit, intemperies propriam in-:<text:line-break/>terdum facultatem vitiavit, cui confenscrunt affectae reli-<text:line-break/>quae.duae facultates. Celerrimi igitur fiunt affecto corde<text:line-break/>interitus, deinde <text:span text:style-name="Default_20_Paragraph_20_Font"><text:span text:style-name="T2">affect</text:span></text:span>o cerebro, tardi ab. hepate <text:span text:style-name="Default_20_Paragraph_20_Font"><text:span text:style-name="T2">prode-<text:line-break/>unt. </text:span></text:span>Ut e<text:span text:style-name="Default_20_Paragraph_20_Font"><text:span text:style-name="T2">n</text:span></text:span>im partes hae intemperie affectae maximam</text:p>
      <text:p text:style-name="P3">facultatis unaquaeque <text:span text:style-name="Default_20_Paragraph_20_Font"><text:span text:style-name="T2">t</text:span></text:span>uae laesionem incurrunt, sic partes<text:line-break/>aliae principio unicuique propius appositae, si vehementer<text:line-break/>intemperie laborent, facultatum principia ad sympathiam<text:line-break/>agunt. At quaedam quamvis propius appositae non sint,<text:line-break/>ob generis tamen communitatem vel quandam affectionis<text:line-break/>proprietatem; partes facultatum principia continentes lae-<text:line-break/>dunt. os igitur ventriculi quum vitalem facultatem ad<text:line-break/>sympathiam agat, fyncopas infert, quum vero proprie<text:line-break/>animalem appellatam, deliria vel convulsiones. Ute<text:span text:style-name="Default_20_Paragraph_20_Font"><text:span text:style-name="T2">r</text:span></text:span>us<text:line-break/>interdum quidem et apnoeas, interdum vero et nervorum<text:line-break/>contentiones. Verum singula haec completa, ab omni-<text:line-break/>bus. cognoscuntur, quum vero fiunt et paulatim increscunt,<text:line-break/>medicos plerosque latent. Haec autem non quum ob<text:line-break/>magnitudinem auxilio carent, tunc cognoscere oportet,<text:line-break/>quod vulgo contingit, fed et quum incipiunt et fiunt, hoc<text:line-break/>siquidem optimum est. Quod si fieri non possit, sed<text:line-break/>omnino quum increscunt, <text:span text:style-name="Default_20_Paragraph_20_Font"><text:span text:style-name="T2">d</text:span></text:span>i<text:span text:style-name="Default_20_Paragraph_20_Font"><text:span text:style-name="T2">gn</text:span></text:span>o<text:span text:style-name="Default_20_Paragraph_20_Font"><text:span text:style-name="T2">scere necesse est. </text:span></text:span>Sane<text:line-break/>haec omnia Hippocrates hocce textu significasse mihi vi-</text:p>
      <text:p text:style-name="P30">detur , quo dicit: <text:span text:style-name="Default_20_Paragraph_20_Font"><text:span text:style-name="T2">qu</text:span></text:span>os<text:span text:style-name="Default_20_Paragraph_20_Font"><text:span text:style-name="T2">que affec</text:span></text:span>t<text:span text:style-name="Default_20_Paragraph_20_Font"><text:span text:style-name="T2">u</text:span></text:span>s <text:span text:style-name="Default_20_Paragraph_20_Font"><text:span text:style-name="T2">ac d</text:span></text:span>i<text:span text:style-name="Default_20_Paragraph_20_Font"><text:span text:style-name="T2">versus e</text:span></text:span>o<text:span text:style-name="Default_20_Paragraph_20_Font"><text:span text:style-name="T2">rum<text:line-break/>spec</text:span></text:span>i<text:span text:style-name="Default_20_Paragraph_20_Font"><text:span text:style-name="T2">e</text:span></text:span>s <text:span text:style-name="Default_20_Paragraph_20_Font"><text:span text:style-name="T2">na</text:span></text:span>t<text:span text:style-name="Default_20_Paragraph_20_Font"><text:span text:style-name="T2">ura n</text:span></text:span>o<text:span text:style-name="Default_20_Paragraph_20_Font"><text:span text:style-name="T2">stra e</text:span></text:span>t <text:span text:style-name="Default_20_Paragraph_20_Font"><text:span text:style-name="T2">hab</text:span></text:span>it<text:span text:style-name="Default_20_Paragraph_20_Font"><text:span text:style-name="T2">u</text:span></text:span>s <text:span text:style-name="Default_20_Paragraph_20_Font"><text:span text:style-name="T2">singul</text:span></text:span>is <text:span text:style-name="Default_20_Paragraph_20_Font"><text:span text:style-name="T2">paria</text:span></text:span>t, ubi natu-<text:line-break/>ram temperamentum vocarit, habitum autem ipsius cor-<text:line-break/>poris structuram.. Nam qui rariores natura sunt, exhau- .<text:line-break/>aluntur et in syncopen facile incidunt, qui vero deusto-<text:line-break/>res, in diuturniores. morbos ruunt. Sic autem. et partes<text:line-break/>nonnulli habent, alias quidem frigidiores, alias calidiores,<text:line-break/>alias sicciores et alias humidiores, fed .omnibus pro tem-<text:line-break/>paramento peculiaris morbus.</text:p>
      <text:h text:style-name="Heading_20_2" text:outline-level="2">XI.V1II.</text:h>
      <text:p text:style-name="P4"><text:span text:style-name="Default_20_Paragraph_20_Font"><text:span text:style-name="T2">Malu</text:span></text:span>s <text:span text:style-name="Default_20_Paragraph_20_Font"><text:span text:style-name="T2">siqu</text:span></text:span>i<text:span text:style-name="Default_20_Paragraph_20_Font"><text:span text:style-name="T2">de</text:span></text:span>m <text:span text:style-name="Default_20_Paragraph_20_Font"><text:span text:style-name="T2">ma</text:span></text:span>lam <text:span text:style-name="Default_20_Paragraph_20_Font"><text:span text:style-name="T2">est, si qu</text:span></text:span>is o<text:span text:style-name="Default_20_Paragraph_20_Font"><text:span text:style-name="T2">b lab</text:span></text:span>o<text:span text:style-name="Default_20_Paragraph_20_Font"><text:span text:style-name="T2">re</text:span></text:span>m <text:span text:style-name="Default_20_Paragraph_20_Font"><text:span text:style-name="T2">et acumen<text:line-break/></text:span></text:span>mo<text:span text:style-name="Default_20_Paragraph_20_Font"><text:span text:style-name="T2">rb</text:span></text:span>i <text:span text:style-name="Default_20_Paragraph_20_Font"><text:span text:style-name="T2">deb</text:span></text:span>i<text:span text:style-name="Default_20_Paragraph_20_Font"><text:span text:style-name="T2">l</text:span></text:span>it<text:span text:style-name="Default_20_Paragraph_20_Font"><text:span text:style-name="T2">a</text:span></text:span>t<text:span text:style-name="Default_20_Paragraph_20_Font"><text:span text:style-name="T2">o potum aut si</text:span></text:span>o<text:span text:style-name="Default_20_Paragraph_20_Font"><text:span text:style-name="T2">rb</text:span></text:span>i<text:span text:style-name="Default_20_Paragraph_20_Font"><text:span text:style-name="T2">t</text:span></text:span>i<text:span text:style-name="Default_20_Paragraph_20_Font"><text:span text:style-name="T2">oncm copi</text:span></text:span>osio<text:span text:style-name="Default_20_Paragraph_20_Font"><text:span text:style-name="T2">re</text:span></text:span>m<text:line-break/><text:span text:style-name="Default_20_Paragraph_20_Font"><text:span text:style-name="T2">aut c</text:span></text:span>i<text:span text:style-name="Default_20_Paragraph_20_Font"><text:span text:style-name="T2">bu</text:span></text:span>m <text:span text:style-name="Default_20_Paragraph_20_Font"><text:span text:style-name="T2">exhibeat, ob</text:span></text:span> c<text:span text:style-name="Default_20_Paragraph_20_Font"><text:span text:style-name="T2">asurum vacua</text:span></text:span>ti<text:span text:style-name="Default_20_Paragraph_20_Font"><text:span text:style-name="T2">onem</text:span></text:span> i<text:span text:style-name="Default_20_Paragraph_20_Font"><text:span text:style-name="T2">mbecd-<text:line-break/>sum esse arb</text:span></text:span>it<text:span text:style-name="Default_20_Paragraph_20_Font"><text:span text:style-name="T2">ra</text:span></text:span>t<text:span text:style-name="Default_20_Paragraph_20_Font"><text:span text:style-name="T2">u</text:span></text:span>s. i<text:span text:style-name="Default_20_Paragraph_20_Font"><text:span text:style-name="T2">ndecoru</text:span></text:span>m <text:span text:style-name="Default_20_Paragraph_20_Font"><text:span text:style-name="T2">autem est et</text:span></text:span> o<text:span text:style-name="Default_20_Paragraph_20_Font"><text:span text:style-name="T2">b</text:span></text:span> nise-<text:line-break/><text:span text:style-name="Default_20_Paragraph_20_Font"><text:span text:style-name="T2">rum vacua</text:span></text:span>ti<text:span text:style-name="Default_20_Paragraph_20_Font"><text:span text:style-name="T2">onem i</text:span></text:span>m<text:span text:style-name="Default_20_Paragraph_20_Font"><text:span text:style-name="T2">bec</text:span></text:span>i<text:span text:style-name="Default_20_Paragraph_20_Font"><text:span text:style-name="T2">llum non cognoscere e</text:span></text:span>t <text:span text:style-name="Default_20_Paragraph_20_Font"><text:span text:style-name="T2">v</text:span></text:span>i<text:span text:style-name="Default_20_Paragraph_20_Font"><text:span text:style-name="T2">c</text:span></text:span>t<text:span text:style-name="Default_20_Paragraph_20_Font"><text:span text:style-name="T2">u<text:line-break/>oppr</text:span></text:span>im<text:span text:style-name="Default_20_Paragraph_20_Font"><text:span text:style-name="T2">ere. pe</text:span></text:span>ric<text:span text:style-name="Default_20_Paragraph_20_Font"><text:span text:style-name="T2">ulum siqu</text:span></text:span>i<text:span text:style-name="Default_20_Paragraph_20_Font"><text:span text:style-name="T2">de</text:span></text:span>m <text:span text:style-name="Default_20_Paragraph_20_Font"><text:span text:style-name="T2">al</text:span></text:span>i<text:span text:style-name="Default_20_Paragraph_20_Font"><text:span text:style-name="T2">quod adfer</text:span></text:span>t <text:span text:style-name="Default_20_Paragraph_20_Font"><text:span text:style-name="T2">e</text:span></text:span>t <text:span text:style-name="Default_20_Paragraph_20_Font"><text:span text:style-name="T2">h</text:span></text:span>i<text:span text:style-name="Default_20_Paragraph_20_Font"><text:span text:style-name="T2">c<text:line-break/>error, multo</text:span></text:span> t<text:span text:style-name="Default_20_Paragraph_20_Font"><text:span text:style-name="T2">a</text:span></text:span>m<text:span text:style-name="Default_20_Paragraph_20_Font"><text:span text:style-name="T2">en m</text:span></text:span>i<text:span text:style-name="Default_20_Paragraph_20_Font"><text:span text:style-name="T2">nu</text:span></text:span>s <text:span text:style-name="Default_20_Paragraph_20_Font"><text:span text:style-name="T2">qua</text:span></text:span>m <text:span text:style-name="Default_20_Paragraph_20_Font"><text:span text:style-name="T2">alter, sed multa mag</text:span></text:span>is<text:line-break/><text:span text:style-name="Default_20_Paragraph_20_Font"><text:span text:style-name="T2">al</text:span></text:span>t<text:span text:style-name="Default_20_Paragraph_20_Font"><text:span text:style-name="T2">ero r</text:span></text:span>i<text:span text:style-name="Default_20_Paragraph_20_Font"><text:span text:style-name="T2">su d</text:span></text:span>i<text:span text:style-name="Default_20_Paragraph_20_Font"><text:span text:style-name="T2">gn</text:span></text:span>i<text:span text:style-name="Default_20_Paragraph_20_Font"><text:span text:style-name="T2">or hic err</text:span></text:span>o<text:span text:style-name="Default_20_Paragraph_20_Font"><text:span text:style-name="T2">r est. Ndm si</text:span></text:span> m<text:span text:style-name="Default_20_Paragraph_20_Font"><text:span text:style-name="T2">edicus al</text:span></text:span>i<text:span text:style-name="Default_20_Paragraph_20_Font"><text:span text:style-name="T2">us</text:span></text:span></text:p>
      <text:p text:style-name="P3"><text:span text:style-name="Default_20_Paragraph_20_Font"><text:span text:style-name="T2">ut plebesu</text:span></text:span>r <text:span text:style-name="Default_20_Paragraph_20_Font"><text:span text:style-name="T2">acceperit et quae c</text:span></text:span>o<text:span text:style-name="Default_20_Paragraph_20_Font"><text:span text:style-name="T2">n</text:span></text:span>ti<text:span text:style-name="Default_20_Paragraph_20_Font"><text:span text:style-name="T2">gerunt c</text:span></text:span>o<text:span text:style-name="Default_20_Paragraph_20_Font"><text:span text:style-name="T2">gnover</text:span></text:span>i<text:span text:style-name="Default_20_Paragraph_20_Font"><text:span text:style-name="T2">t<text:line-break/>deder</text:span></text:span>i<text:span text:style-name="Default_20_Paragraph_20_Font"><text:span text:style-name="T2">tque tum c</text:span></text:span>i<text:span text:style-name="Default_20_Paragraph_20_Font"><text:span text:style-name="T2">bo</text:span></text:span>s, t<text:span text:style-name="Default_20_Paragraph_20_Font"><text:span text:style-name="T2">u</text:span></text:span>m <text:span text:style-name="Default_20_Paragraph_20_Font"><text:span text:style-name="T2">p</text:span></text:span>o<text:span text:style-name="Default_20_Paragraph_20_Font"><text:span text:style-name="T2">tu</text:span></text:span>s, <text:span text:style-name="Default_20_Paragraph_20_Font"><text:span text:style-name="T2">qu</text:span></text:span>os <text:span text:style-name="Default_20_Paragraph_20_Font"><text:span text:style-name="T2">alter proh</text:span></text:span>i<text:span text:style-name="Default_20_Paragraph_20_Font"><text:span text:style-name="T2">bu</text:span></text:span>i<text:span text:style-name="Default_20_Paragraph_20_Font"><text:span text:style-name="T2">t,<text:line-break/>aperte aux</text:span></text:span>ili<text:span text:style-name="Default_20_Paragraph_20_Font"><text:span text:style-name="T2">um attul</text:span></text:span>isse <text:span text:style-name="Default_20_Paragraph_20_Font"><text:span text:style-name="T2">v</text:span></text:span>i<text:span text:style-name="Default_20_Paragraph_20_Font"><text:span text:style-name="T2">dea</text:span></text:span>t<text:span text:style-name="Default_20_Paragraph_20_Font"><text:span text:style-name="T2">ur. A</text:span></text:span>t<text:span text:style-name="Default_20_Paragraph_20_Font"><text:span text:style-name="T2">que</text:span></text:span> i<text:span text:style-name="Default_20_Paragraph_20_Font"><text:span text:style-name="T2">sta</text:span></text:span> m<text:span text:style-name="Default_20_Paragraph_20_Font"><text:span text:style-name="T2">ax</text:span></text:span>i<text:span text:style-name="Default_20_Paragraph_20_Font"><text:span text:style-name="T2">me<text:line-break/>artifices apud hom</text:span></text:span>i<text:span text:style-name="Default_20_Paragraph_20_Font"><text:span text:style-name="T2">nes</text:span></text:span> i<text:span text:style-name="Default_20_Paragraph_20_Font"><text:span text:style-name="T2">nsumant. r</text:span></text:span>i<text:span text:style-name="Default_20_Paragraph_20_Font"><text:span text:style-name="T2">de</text:span></text:span>t<text:span text:style-name="Default_20_Paragraph_20_Font"><text:span text:style-name="T2">ur en</text:span></text:span>im i<text:span text:style-name="Default_20_Paragraph_20_Font"><text:span text:style-name="T2">psi</text:span></text:span>s<text:line-break/><text:span text:style-name="Default_20_Paragraph_20_Font"><text:span text:style-name="T2">qu</text:span></text:span>i <text:span text:style-name="Default_20_Paragraph_20_Font"><text:span text:style-name="T2">a</text:span></text:span>r<text:span text:style-name="Default_20_Paragraph_20_Font"><text:span text:style-name="T2">cessiit</text:span></text:span> m<text:span text:style-name="Default_20_Paragraph_20_Font"><text:span text:style-name="T2">ed</text:span></text:span>i<text:span text:style-name="Default_20_Paragraph_20_Font"><text:span text:style-name="T2">cus aut plebesus; hunc tanquam</text:span></text:span> m<text:span text:style-name="Default_20_Paragraph_20_Font"><text:span text:style-name="T2">or-<text:line-break/>tuu</text:span></text:span>m susci<text:span text:style-name="Default_20_Paragraph_20_Font"><text:span text:style-name="T2">tasse. -</text:span></text:span></text:p>
      <text:p text:style-name="P2">Ob dolores faepe. aegri pullus expertes evadunt, ac<text:line-break/>in lipothymlam incidunt, nulloque motu queunt moveri,<text:line-break/>ad haec autem et ob morbi acumen. Quidam vero non<text:line-break/>ob haec viribus aegrotant, fert ob valorum quamcunque<text:line-break/>factam evacuationem , sive ob evacuationem <text:span text:style-name="Default_20_Paragraph_20_Font"><text:span text:style-name="T2">t</text:span></text:span>onini mani-<text:line-break/>festam, sive etiam ob discussionem, sive ob diuturnam iu-<text:line-break/>ediam. Ita affecti igitur cibari quam celerrime expostu-<text:line-break/>lant. Contra autem qui ob dolorem aut morbi acumen,<text:line-break/>vernatione interdum magis quam repletione indigent. At<text:line-break/>qui cibum his exhibet, maximum affert damnum. Verum<text:line-break/>qui ex vasorum ecacuatione imbecilles fiu<text:span text:style-name="Default_20_Paragraph_20_Font"><text:span text:style-name="T2">n</text:span></text:span>t, hos si quis</text:p>
      <text:p text:style-name="P3">diaeta tenui oppresserit, laedet, quanquam non aeque evi-<text:line-break/>denter vel celeriter. Ignorare autem, si aeger sit imbe-<text:line-break/>cillus ob vacuationem magis quam ob dolorem, probro<text:line-break/>vertitur. Caetera dictionis manifesta fiant.</text:p>
      <text:h text:style-name="Heading_20_2" text:outline-level="2">- XI.1X.</text:h>
      <text:p text:style-name="P4"><text:span text:style-name="Default_20_Paragraph_20_Font"><text:span text:style-name="T2">Horum</text:span></text:span> i<text:span text:style-name="Default_20_Paragraph_20_Font"><text:span text:style-name="T2">g</text:span></text:span>i<text:span text:style-name="Default_20_Paragraph_20_Font"><text:span text:style-name="T2">tur et</text:span></text:span>i<text:span text:style-name="Default_20_Paragraph_20_Font"><text:span text:style-name="T2">am signa, qu</text:span></text:span>i<text:span text:style-name="Default_20_Paragraph_20_Font"><text:span text:style-name="T2">bu</text:span></text:span>s <text:span text:style-name="Default_20_Paragraph_20_Font"><text:span text:style-name="T2">singula d</text:span></text:span>i<text:span text:style-name="Default_20_Paragraph_20_Font"><text:span text:style-name="T2">gnoscere<text:line-break/>oporteat, scribentur.</text:span></text:span></text:p>
      <text:p text:style-name="P2">Rursum ergo hic pollicetur, sicuti paulo ante, <text:span text:style-name="Default_20_Paragraph_20_Font"><text:span text:style-name="T2">t</text:span></text:span>e<text:line-break/>librum alium quendam de morbis acutis scripturum..</text:p>
      <text:h text:style-name="Heading_20_2" text:outline-level="2"><text:span text:style-name="Default_20_Paragraph_20_Font">L.</text:span></text:h>
      <text:p text:style-name="P4"><text:span text:style-name="Default_20_Paragraph_20_Font"><text:span text:style-name="T2">En</text:span></text:span>im<text:span text:style-name="Default_20_Paragraph_20_Font"><text:span text:style-name="T2">ver</text:span></text:span>o <text:span text:style-name="Default_20_Paragraph_20_Font"><text:span text:style-name="T2">haec e</text:span></text:span>t <text:span text:style-name="Default_20_Paragraph_20_Font"><text:span text:style-name="T2">sunt</text:span></text:span> i<text:span text:style-name="Default_20_Paragraph_20_Font"><text:span text:style-name="T2">i</text:span></text:span>s, <text:span text:style-name="Default_20_Paragraph_20_Font"><text:span text:style-name="T2">quae ad alvum spectant, sim</text:span></text:span>i-<text:line-break/><text:span text:style-name="Default_20_Paragraph_20_Font"><text:span text:style-name="T2">lia. E</text:span></text:span>t<text:span text:style-name="Default_20_Paragraph_20_Font"><text:span text:style-name="T2">en</text:span></text:span>i<text:span text:style-name="Default_20_Paragraph_20_Font"><text:span text:style-name="T2">m si un</text:span></text:span>i<text:span text:style-name="Default_20_Paragraph_20_Font"><text:span text:style-name="T2">versum c</text:span></text:span>o<text:span text:style-name="Default_20_Paragraph_20_Font"><text:span text:style-name="T2">rpu</text:span></text:span>s <text:span text:style-name="Default_20_Paragraph_20_Font"><text:span text:style-name="T2">praeter</text:span></text:span> co<text:span text:style-name="Default_20_Paragraph_20_Font"><text:span text:style-name="T2">nsue</text:span></text:span>t<text:span text:style-name="Default_20_Paragraph_20_Font"><text:span text:style-name="T2">ud</text:span></text:span>i<text:span text:style-name="Default_20_Paragraph_20_Font"><text:span text:style-name="T2">ne</text:span></text:span>m<text:line-break/><text:span text:style-name="Default_20_Paragraph_20_Font"><text:span text:style-name="T2">mul</text:span></text:span>t<text:span text:style-name="Default_20_Paragraph_20_Font"><text:span text:style-name="T2">u</text:span></text:span>m <text:span text:style-name="Default_20_Paragraph_20_Font"><text:span text:style-name="T2">quiever</text:span></text:span>i<text:span text:style-name="Default_20_Paragraph_20_Font"><text:span text:style-name="T2">t, non stat</text:span></text:span>im <text:span text:style-name="Default_20_Paragraph_20_Font"><text:span text:style-name="T2">robust</text:span></text:span>i<text:span text:style-name="Default_20_Paragraph_20_Font"><text:span text:style-name="T2">u</text:span></text:span>s <text:span text:style-name="Default_20_Paragraph_20_Font"><text:span text:style-name="T2">evad</text:span></text:span>i<text:span text:style-name="Default_20_Paragraph_20_Font"><text:span text:style-name="T2">t. s</text:span></text:span>i p<text:span text:style-name="Default_20_Paragraph_20_Font"><text:span text:style-name="T2">ero<text:line-break/>sane et ub</text:span></text:span>i <text:span text:style-name="Default_20_Paragraph_20_Font"><text:span text:style-name="T2">d</text:span></text:span>i<text:span text:style-name="Default_20_Paragraph_20_Font"><text:span text:style-name="T2">uturn</text:span></text:span>i<text:span text:style-name="Default_20_Paragraph_20_Font"><text:span text:style-name="T2">or</text:span></text:span>i <text:span text:style-name="Default_20_Paragraph_20_Font"><text:span text:style-name="T2">tempore</text:span></text:span> o<text:span text:style-name="Default_20_Paragraph_20_Font"><text:span text:style-name="T2">t</text:span></text:span>i<text:span text:style-name="Default_20_Paragraph_20_Font"><text:span text:style-name="T2">atu</text:span></text:span>r <text:span text:style-name="Default_20_Paragraph_20_Font"><text:span text:style-name="T2">ad lab</text:span></text:span>o<text:span text:style-name="Default_20_Paragraph_20_Font"><text:span text:style-name="T2">re</text:span></text:span>s<text:line-break/><text:span text:style-name="Default_20_Paragraph_20_Font"><text:span text:style-name="T2">repente .vener</text:span></text:span>i<text:span text:style-name="Default_20_Paragraph_20_Font"><text:span text:style-name="T2">t, </text:span></text:span>m<text:span text:style-name="Default_20_Paragraph_20_Font"><text:span text:style-name="T2">a</text:span></text:span>l<text:span text:style-name="Default_20_Paragraph_20_Font"><text:span text:style-name="T2">u</text:span></text:span>m <text:span text:style-name="Default_20_Paragraph_20_Font"><text:span text:style-name="T2">qu</text:span></text:span>i<text:span text:style-name="Default_20_Paragraph_20_Font"><text:span text:style-name="T2">ddam ev</text:span></text:span>i<text:span text:style-name="Default_20_Paragraph_20_Font"><text:span text:style-name="T2">denter operab</text:span></text:span>i<text:span text:style-name="Default_20_Paragraph_20_Font"><text:span text:style-name="T2">tur..<text:line-break/></text:span></text:span>I<text:span text:style-name="Default_20_Paragraph_20_Font"><text:span text:style-name="T2">ta ver</text:span></text:span>o <text:span text:style-name="Default_20_Paragraph_20_Font"><text:span text:style-name="T2">et singulae corp</text:span></text:span>o<text:span text:style-name="Default_20_Paragraph_20_Font"><text:span text:style-name="T2">r</text:span></text:span>is <text:span text:style-name="Default_20_Paragraph_20_Font"><text:span text:style-name="T2">par</text:span></text:span>t<text:span text:style-name="Default_20_Paragraph_20_Font"><text:span text:style-name="T2">e</text:span></text:span>s. <text:span text:style-name="Default_20_Paragraph_20_Font"><text:span text:style-name="T2">Eten</text:span></text:span>i<text:span text:style-name="Default_20_Paragraph_20_Font"><text:span text:style-name="T2">m et pede</text:span></text:span>s</text:p>
      <text:p text:style-name="P1"><text:span text:style-name="Default_20_Paragraph_20_Font"><text:span text:style-name="T2">tale qu</text:span></text:span>i<text:span text:style-name="Default_20_Paragraph_20_Font"><text:span text:style-name="T2">ddam ejsicient, caeter</text:span></text:span>i<text:span text:style-name="Default_20_Paragraph_20_Font"><text:span text:style-name="T2">que artu</text:span></text:span>s <text:span text:style-name="Default_20_Paragraph_20_Font"><text:span text:style-name="T2">laborare non<text:line-break/>ast</text:span></text:span>a<text:span text:style-name="Default_20_Paragraph_20_Font"><text:span text:style-name="T2">e</text:span></text:span>t<text:span text:style-name="Default_20_Paragraph_20_Font"><text:span text:style-name="T2">i, si longo post temp</text:span></text:span>o<text:span text:style-name="Default_20_Paragraph_20_Font"><text:span text:style-name="T2">re derepen</text:span></text:span>t<text:span text:style-name="Default_20_Paragraph_20_Font"><text:span text:style-name="T2">e ad laborem ac-<text:line-break/>cesserint, </text:span></text:span>ii<text:span text:style-name="Default_20_Paragraph_20_Font"><text:span text:style-name="T2">sdem vero e</text:span></text:span>t <text:span text:style-name="Default_20_Paragraph_20_Font"><text:span text:style-name="T2">ocul</text:span></text:span>i <text:span text:style-name="Default_20_Paragraph_20_Font"><text:span text:style-name="T2">et dentes et quaecunque<text:line-break/>pars afacietur. Quandoqu</text:span></text:span>i<text:span text:style-name="Default_20_Paragraph_20_Font"><text:span text:style-name="T2">dem et lectu</text:span></text:span>s <text:span text:style-name="Default_20_Paragraph_20_Font"><text:span text:style-name="T2">praeter con—<text:line-break/>sue</text:span></text:span>t<text:span text:style-name="Default_20_Paragraph_20_Font"><text:span text:style-name="T2">udine</text:span></text:span>m <text:span text:style-name="Default_20_Paragraph_20_Font"><text:span text:style-name="T2">moll</text:span></text:span>i<text:span text:style-name="Default_20_Paragraph_20_Font"><text:span text:style-name="T2">s laborem sucit i i</text:span></text:span>t<text:span text:style-name="Default_20_Paragraph_20_Font"><text:span text:style-name="T2">emque praeter sal</text:span></text:span>i—<text:line-break/>t<text:span text:style-name="Default_20_Paragraph_20_Font"><text:span text:style-name="T2">u</text:span></text:span>m <text:span text:style-name="Default_20_Paragraph_20_Font"><text:span text:style-name="T2">durus. . Qu</text:span></text:span>i<text:span text:style-name="Default_20_Paragraph_20_Font"><text:span text:style-name="T2">n e</text:span></text:span>t <text:span text:style-name="Default_20_Paragraph_20_Font"><text:span text:style-name="T2">sub d</text:span></text:span>i<text:span text:style-name="Default_20_Paragraph_20_Font"><text:span text:style-name="T2">c cub</text:span></text:span>i<text:span text:style-name="Default_20_Paragraph_20_Font"><text:span text:style-name="T2">le praeter sal</text:span></text:span>it<text:span text:style-name="Default_20_Paragraph_20_Font"><text:span text:style-name="T2">u</text:span></text:span>m<text:line-break/><text:span text:style-name="Default_20_Paragraph_20_Font"><text:span text:style-name="T2">corpu</text:span></text:span>s i<text:span text:style-name="Default_20_Paragraph_20_Font"><text:span text:style-name="T2">ndura</text:span></text:span>t.</text:p>
      <text:p text:style-name="P2">Rursus ad institutum rediit, abfolnt-o de virium im-<text:line-break/>b.ecillitate sermone, quem per digressionem a pristino muta-<text:line-break/>verat instituto, .alique, quae nunc dicentur; similia quo-<text:line-break/>dammodo esse iis, quae ventriculo contingere dicta sunt. -<text:line-break/>Nam scopum dirigit ad summam eam, in qua repentinas<text:line-break/>mutationes magnam aegrotantibus afferre laesionem astruit..<text:line-break/>Id autem quod nunc scribit hujusmodi esu Quemadmo-<text:line-break/>dum alvus diuturniori tempore omnino celata probe fun-<text:line-break/>ctionem obire non potest, priusquam sensim rursum assue-<text:line-break/>ieat et tuas exerceat operationes, sic et corpus univer-</text:p>
      <text:p text:style-name="P3"><text:span text:style-name="Default_20_Paragraph_20_Font"><text:span text:style-name="T2">t</text:span></text:span>um singulaeque aliae partes. Deinde et partes quasdam<text:line-break/><text:span text:style-name="Default_20_Paragraph_20_Font"><text:span text:style-name="T2">t</text:span></text:span>erie continuata nominatim commemorat. Atque in fine<text:line-break/>sermonis et ejus quae in cubili fit, mutationis mentionem<text:line-break/>fecit, astruens Iane et tu<text:span text:style-name="Default_20_Paragraph_20_Font"><text:span text:style-name="T2">n</text:span></text:span>c quod ab initio de consuetudi-<text:line-break/>nis mutatione est ab eo propositum.</text:p>
      <text:h text:style-name="Heading_20_2" text:outline-level="2">LI.</text:h>
      <text:p text:style-name="P4"><text:span text:style-name="Default_20_Paragraph_20_Font"><text:span text:style-name="T2">sed et horu</text:span></text:span>m o<text:span text:style-name="Default_20_Paragraph_20_Font"><text:span text:style-name="T2">mnium exempla scr</text:span></text:span>i<text:span text:style-name="Default_20_Paragraph_20_Font"><text:span text:style-name="T2">bere confert. s</text:span></text:span>i <text:span text:style-name="Default_20_Paragraph_20_Font"><text:span text:style-name="T2">qui</text:span></text:span>s<text:line-break/><text:span text:style-name="Default_20_Paragraph_20_Font"><text:span text:style-name="T2">en</text:span></text:span>i<text:span text:style-name="Default_20_Paragraph_20_Font"><text:span text:style-name="T2">m accep</text:span></text:span>to i<text:span text:style-name="Default_20_Paragraph_20_Font"><text:span text:style-name="T2">n t</text:span></text:span>i<text:span text:style-name="Default_20_Paragraph_20_Font"><text:span text:style-name="T2">b</text:span></text:span>i<text:span text:style-name="Default_20_Paragraph_20_Font"><text:span text:style-name="T2">a vulnere neque ad</text:span></text:span>m<text:span text:style-name="Default_20_Paragraph_20_Font"><text:span text:style-name="T2">odu</text:span></text:span>m i<text:span text:style-name="Default_20_Paragraph_20_Font"><text:span text:style-name="T2">nsigni<text:line-break/>neque valde ben</text:span></text:span>i<text:span text:style-name="Default_20_Paragraph_20_Font"><text:span text:style-name="T2">gn</text:span></text:span>o, <text:span text:style-name="Default_20_Paragraph_20_Font"><text:span text:style-name="T2">cu</text:span></text:span>i <text:span text:style-name="Default_20_Paragraph_20_Font"><text:span text:style-name="T2">neque admodum d</text:span></text:span>i<text:span text:style-name="Default_20_Paragraph_20_Font"><text:span text:style-name="T2">spelle ne-<text:line-break/>que admodu</text:span></text:span>m sur<text:span text:style-name="Default_20_Paragraph_20_Font"><text:span text:style-name="T2">de vu</text:span></text:span>l<text:span text:style-name="Default_20_Paragraph_20_Font"><text:span text:style-name="T2">nera si</text:span></text:span>u<text:span text:style-name="Default_20_Paragraph_20_Font"><text:span text:style-name="T2">ten</text:span></text:span>t<text:span text:style-name="Default_20_Paragraph_20_Font"><text:span text:style-name="T2">ur, stat</text:span></text:span>i<text:span text:style-name="Default_20_Paragraph_20_Font"><text:span text:style-name="T2">m pr</text:span></text:span>i<text:span text:style-name="Default_20_Paragraph_20_Font"><text:span text:style-name="T2">ma</text:span></text:span>e <text:span text:style-name="Default_20_Paragraph_20_Font"><text:span text:style-name="T2">ab<text:line-break/></text:span></text:span>i<text:span text:style-name="Default_20_Paragraph_20_Font"><text:span text:style-name="T2">n</text:span></text:span>iti<text:span text:style-name="Default_20_Paragraph_20_Font"><text:span text:style-name="T2">o d</text:span></text:span>i<text:span text:style-name="Default_20_Paragraph_20_Font"><text:span text:style-name="T2">e decumben</text:span></text:span>s <text:span text:style-name="Default_20_Paragraph_20_Font"><text:span text:style-name="T2">curetur et nequaqua</text:span></text:span>m <text:span text:style-name="Default_20_Paragraph_20_Font"><text:span text:style-name="T2">cru</text:span></text:span>s <text:span text:style-name="Default_20_Paragraph_20_Font"><text:span text:style-name="T2">att</text:span></text:span>ole<text:line-break/>l<text:span text:style-name="Default_20_Paragraph_20_Font"><text:span text:style-name="T2">at, sic fune vu</text:span></text:span>l<text:span text:style-name="Default_20_Paragraph_20_Font"><text:span text:style-name="T2">nu</text:span></text:span>s i<text:span text:style-name="Default_20_Paragraph_20_Font"><text:span text:style-name="T2">nstammat</text:span></text:span>i<text:span text:style-name="Default_20_Paragraph_20_Font"><text:span text:style-name="T2">on</text:span></text:span>is <text:span text:style-name="Default_20_Paragraph_20_Font"><text:span text:style-name="T2">exper</text:span></text:span>s <text:span text:style-name="Default_20_Paragraph_20_Font"><text:span text:style-name="T2">suerit, </text:span></text:span>m<text:span text:style-name="Default_20_Paragraph_20_Font"><text:span text:style-name="T2">ul-<text:line-break/>toque celeriu</text:span></text:span>s <text:span text:style-name="Default_20_Paragraph_20_Font"><text:span text:style-name="T2">sic sanu</text:span></text:span>s <text:span text:style-name="Default_20_Paragraph_20_Font"><text:span text:style-name="T2">evaser</text:span></text:span>i<text:span text:style-name="Default_20_Paragraph_20_Font"><text:span text:style-name="T2">t quam si</text:span></text:span> o<text:span text:style-name="Default_20_Paragraph_20_Font"><text:span text:style-name="T2">bambulan</text:span></text:span>s<text:line-break/><text:span text:style-name="Default_20_Paragraph_20_Font"><text:span text:style-name="T2">curaretur. s</text:span></text:span>i t<text:span text:style-name="Default_20_Paragraph_20_Font"><text:span text:style-name="T2">amen qu</text:span></text:span>i<text:span text:style-name="Default_20_Paragraph_20_Font"><text:span text:style-name="T2">nt</text:span></text:span>o <text:span text:style-name="Default_20_Paragraph_20_Font"><text:span text:style-name="T2">aut sex</text:span></text:span>to <text:span text:style-name="Default_20_Paragraph_20_Font"><text:span text:style-name="T2">aut super</text:span></text:span>i<text:span text:style-name="Default_20_Paragraph_20_Font"><text:span text:style-name="T2">ore<text:line-break/>et</text:span></text:span>i<text:span text:style-name="Default_20_Paragraph_20_Font"><text:span text:style-name="T2">amnum die .surgens ambulare vo</text:span></text:span>l<text:span text:style-name="Default_20_Paragraph_20_Font"><text:span text:style-name="T2">ueris, tunc</text:span></text:span> m<text:span text:style-name="Default_20_Paragraph_20_Font"><text:span text:style-name="T2">ag</text:span></text:span>i<text:span text:style-name="Default_20_Paragraph_20_Font"><text:span text:style-name="T2">s<text:line-break/>u</text:span></text:span>ti<text:span text:style-name="Default_20_Paragraph_20_Font"><text:span text:style-name="T2">que aegrotab</text:span></text:span>i<text:span text:style-name="Default_20_Paragraph_20_Font"><text:span text:style-name="T2">t, quam si statim ab</text:span></text:span> i<text:span text:style-name="Default_20_Paragraph_20_Font"><text:span text:style-name="T2">n</text:span></text:span>i<text:span text:style-name="Default_20_Paragraph_20_Font"><text:span text:style-name="T2">tio oberrans<text:line-break/>curatu</text:span></text:span>s fui<text:span text:style-name="Default_20_Paragraph_20_Font"><text:span text:style-name="T2">sset. Quod st e</text:span></text:span>ti<text:span text:style-name="Default_20_Paragraph_20_Font"><text:span text:style-name="T2">a</text:span></text:span>m <text:span text:style-name="Default_20_Paragraph_20_Font"><text:span text:style-name="T2">mu</text:span></text:span>lt<text:span text:style-name="Default_20_Paragraph_20_Font"><text:span text:style-name="T2">um derepen</text:span></text:span>t<text:span text:style-name="Default_20_Paragraph_20_Font"><text:span text:style-name="T2">e lab</text:span></text:span>o<text:span text:style-name="Default_20_Paragraph_20_Font"><text:span text:style-name="T2">ra-</text:span></text:span></text:p>
      <text:p text:style-name="P1">n<text:span text:style-name="Default_20_Paragraph_20_Font"><text:span text:style-name="T2">erit, </text:span></text:span>m<text:span text:style-name="Default_20_Paragraph_20_Font"><text:span text:style-name="T2">ul</text:span></text:span>to <text:span text:style-name="Default_20_Paragraph_20_Font"><text:span text:style-name="T2">magis aegr</text:span></text:span>o<text:span text:style-name="Default_20_Paragraph_20_Font"><text:span text:style-name="T2">taver</text:span></text:span>i<text:span text:style-name="Default_20_Paragraph_20_Font"><text:span text:style-name="T2">t qua</text:span></text:span>m <text:span text:style-name="Default_20_Paragraph_20_Font"><text:span text:style-name="T2">si is</text:span></text:span> i<text:span text:style-name="Default_20_Paragraph_20_Font"><text:span text:style-name="T2">ta cura-<text:line-break/>tus hi/ce d</text:span></text:span>i<text:span text:style-name="Default_20_Paragraph_20_Font"><text:span text:style-name="T2">ebus lab</text:span></text:span>o<text:span text:style-name="Default_20_Paragraph_20_Font"><text:span text:style-name="T2">rasse</text:span></text:span>t. .</text:p>
      <text:p text:style-name="P2">De repentina etiamnum mutatione, quemadmodum<text:line-break/>antea in exemplis aliis., ita et nunc in ulcere sermonem<text:line-break/>facit. Si quis enim, inquit, ulcus in tibia habens, qui et<text:line-break/>quiescere et decumbere indigeat, fensim incedens obambu-<text:line-break/>let, hoc enim significat obambulans curetur, laedetur qui-<text:line-break/>dem protius, fed minus quam qui primis diebus quieve-<text:line-break/>rit ac derepente circa quintum vel <text:span text:style-name="Default_20_Paragraph_20_Font"><text:span text:style-name="T2">t</text:span></text:span>extum vel diem<text:line-break/>etiamnum superiorem, tertium vel quartum, ambulare coe-<text:line-break/>perit. Quidam hoc, <text:span text:style-name="Default_20_Paragraph_20_Font"><text:span text:style-name="T2">super</text:span></text:span>i<text:span text:style-name="Default_20_Paragraph_20_Font"><text:span text:style-name="T2">u</text:span></text:span>s, de sequentibus dici diebus<text:line-break/>existimant, septimo, octavo et nono, quod si ipsis place-<text:line-break/>bat, eos principium dictionis pe<text:span text:style-name="Default_20_Paragraph_20_Font"><text:span text:style-name="T2">r</text:span></text:span> <text:span text:style-name="Default_20_Paragraph_20_Font"><text:span text:style-name="T6">ε</text:span></text:span><text:span text:style-name="Default_20_Paragraph_20_Font"><text:span text:style-name="T5"> </text:span></text:span>et <text:span text:style-name="Default_20_Paragraph_20_Font"><text:span text:style-name="T6">ξ</text:span></text:span><text:span text:style-name="Default_20_Paragraph_20_Font"><text:span text:style-name="T5">, </text:span></text:span><text:span text:style-name="Default_20_Paragraph_20_Font"><text:span text:style-name="T6">ἐξωτέρω</text:span></text:span><text:span text:style-name="Default_20_Paragraph_20_Font"><text:span text:style-name="T5">, </text:span></text:span>et non -<text:line-break/><text:span text:style-name="Default_20_Paragraph_20_Font"><text:span text:style-name="T6">ἀνωτέρα</text:span></text:span><text:span text:style-name="Default_20_Paragraph_20_Font"><text:span text:style-name="T5">, </text:span></text:span>per <text:span text:style-name="Default_20_Paragraph_20_Font"><text:span text:style-name="T6">α</text:span></text:span><text:span text:style-name="Default_20_Paragraph_20_Font"><text:span text:style-name="T5"> </text:span></text:span>et tr scribere oportebat. Quare autem,<text:line-break/>inquiunt, tale fieri non valet ulcus, ut non parum lae-<text:line-break/>datur, qui septimo vel octavo die ambulare coeperit et<text:line-break/>antea quieverit? Et graviter, dixerim, si ulcus magnum</text:p>
      <text:p text:style-name="P3">fuerit, vel aegrotus fuerit unus ex illis, quibus ulcus<text:line-break/>difficulter curatur et magis si ambo concurrerint. Quod<text:line-break/>fi neque ulcus magnum fuerit, neque aeger fuerit cui<text:line-break/>difficile ulcera curentur, curetur autem convenienter, ete-<text:line-break/>nim hoc <text:span text:style-name="Default_20_Paragraph_20_Font"><text:span text:style-name="T2">s</text:span></text:span>ubaudire in sermone oportet, circa septimum<text:line-break/>aut octavum diem bene jam habebit et ambulare citra<text:line-break/>laesionem poterit. Quam ob causam sermoni adjecit, de<text:line-break/>ulcere quidem ipso, id neque admodum insigne, neque<text:line-break/>valde benignum, simplex scilicet benignum vocans. De<text:line-break/>homine vero, cui non admodum difficile ulcera sanentur.<text:line-break/>ls siquidem, si nihil aliud circa curationem erratum fit,<text:line-break/>solum quod mediocriter ambulet et decumbere indigeat,<text:line-break/>laedetur quidem, sed non ita graviter, quam si primis die-<text:line-break/>bus quieverit, mox tertio vel quarto vel quinto vel<text:line-break/>sexto obambulare coeperit. Qui vero magnum ulcus ha-<text:line-break/>buerit et cui difficile ulcera sanentur, non mediocriter,<text:line-break/>sed magnopere laedetur ab initio obambulans, quemad-<text:line-break/>modum et rursum qui parvum ulcus habuerit et cui fa-<text:line-break/>cile admodum ulcera sanentur, si primis diebus quieve-</text:p>
      <text:p text:style-name="P3">rit et quinto vel sexto ambulare coeperit, non graviter;<text:line-break/>fed mediocriter laedetur. Propterea igitur Hippocrates<text:line-break/>de eo, qui in utraque oppositione medium obtinet, sermo-<text:line-break/>nem fecit. oppositionem autem dicit tum eam quae in<text:line-break/>magno et parvo ulce<text:span text:style-name="Default_20_Paragraph_20_Font"><text:span text:style-name="T2">r</text:span></text:span>e comperitur , tum eam qua homo<text:line-break/>curatu facilis est ulceris et difficilis ulceris. Patet au-<text:line-break/>tem quod nihil referat insigne vulnus vel magnum di-<text:line-break/>cere, quemadmodum neque parvum, neque benignum.<text:line-break/>Nam insigne vel propter loci naturam tale fit, magnum<text:line-break/>vero viribus perficitur, etiamsi corporis <text:span text:style-name="Default_20_Paragraph_20_Font"><text:span text:style-name="T2">t</text:span></text:span>ectione parvum<text:line-break/>sit, vel insu sectionis magnitudine insigne fiat, benignum<text:line-break/>vero, quod simplex est et parvum, vel propter loci natu-<text:line-break/>ram, quae ignobilis est, vel propter sectionem ipsam par- .<text:line-break/>vam factam <text:span text:style-name="Default_20_Paragraph_20_Font"><text:span text:style-name="T2">dic</text:span></text:span>it<text:span text:style-name="Default_20_Paragraph_20_Font"><text:span text:style-name="T2">ur.</text:span></text:span></text:p>
      <text:h text:style-name="Heading_20_2" text:outline-level="2">LII.</text:h>
      <text:p text:style-name="Normal"><text:span text:style-name="Default_20_Paragraph_20_Font"><text:span text:style-name="T2">Haec</text:span></text:span> i<text:span text:style-name="Default_20_Paragraph_20_Font"><text:span text:style-name="T2">gitur</text:span></text:span> o<text:span text:style-name="Default_20_Paragraph_20_Font"><text:span text:style-name="T2">mnia</text:span></text:span> i<text:span text:style-name="Default_20_Paragraph_20_Font"><text:span text:style-name="T2">nter su perpe</text:span></text:span>t<text:span text:style-name="Default_20_Paragraph_20_Font"><text:span text:style-name="T2">uo</text:span></text:span> t<text:span text:style-name="Default_20_Paragraph_20_Font"><text:span text:style-name="T2">estantur re</text:span></text:span>s <text:span text:style-name="Default_20_Paragraph_20_Font"><text:span text:style-name="T2">omne</text:span></text:span>s</text:p>
      <text:p text:style-name="P31"><text:span text:style-name="Default_20_Paragraph_20_Font"><text:span text:style-name="T2">quae derepen</text:span></text:span>t<text:span text:style-name="Default_20_Paragraph_20_Font"><text:span text:style-name="T2">e supra</text:span></text:span> m<text:span text:style-name="Default_20_Paragraph_20_Font"><text:span text:style-name="T2">odum</text:span></text:span> i<text:span text:style-name="Default_20_Paragraph_20_Font"><text:span text:style-name="T2">n haec vel illa magno-<text:line-break/>pere</text:span></text:span> m<text:span text:style-name="Default_20_Paragraph_20_Font"><text:span text:style-name="T2">utuatur, </text:span></text:span>o<text:span text:style-name="Default_20_Paragraph_20_Font"><text:span text:style-name="T2">blaedere.</text:span></text:span></text:p>
      <text:p text:style-name="P2">In exemplis singulis praesentis sermonis me<text:span text:style-name="Default_20_Paragraph_20_Font"><text:span text:style-name="T2">n</text:span></text:span>tionem<text:line-break/>facit, quapropter et nunc in exemplo, quod de ulcere<text:line-break/>facit, idem est executus. Nam perpetuo idem significat,<text:line-break/>quod ubique et femper.</text:p>
      <text:h text:style-name="Heading_20_2" text:outline-level="2">Llll.</text:h>
      <text:p text:style-name="P4">M<text:span text:style-name="Default_20_Paragraph_20_Font"><text:span text:style-name="T2">ul</text:span></text:span>ti<text:span text:style-name="Default_20_Paragraph_20_Font"><text:span text:style-name="T2">plex</text:span></text:span> i<text:span text:style-name="Default_20_Paragraph_20_Font"><text:span text:style-name="T2">taque</text:span></text:span> i<text:span text:style-name="Default_20_Paragraph_20_Font"><text:span text:style-name="T2">n ven</text:span></text:span>t<text:span text:style-name="Default_20_Paragraph_20_Font"><text:span text:style-name="T2">re est laesi</text:span></text:span>o, <text:span text:style-name="Default_20_Paragraph_20_Font"><text:span text:style-name="T2">si ex</text:span></text:span> m<text:span text:style-name="Default_20_Paragraph_20_Font"><text:span text:style-name="T2">ulta vasp-<text:line-break/>rum vacuat</text:span></text:span>i<text:span text:style-name="Default_20_Paragraph_20_Font"><text:span text:style-name="T2">one repente qu</text:span></text:span>i<text:span text:style-name="Default_20_Paragraph_20_Font"><text:span text:style-name="T2">d plu</text:span></text:span>s /<text:span text:style-name="Default_20_Paragraph_20_Font"><text:span text:style-name="T2">usto exh</text:span></text:span>i<text:span text:style-name="Default_20_Paragraph_20_Font"><text:span text:style-name="T2">bea</text:span></text:span>t<text:span text:style-name="Default_20_Paragraph_20_Font"><text:span text:style-name="T2">ur.<text:line-break/>Qu</text:span></text:span>i<text:span text:style-name="Default_20_Paragraph_20_Font"><text:span text:style-name="T2">n e</text:span></text:span>t <text:span text:style-name="Default_20_Paragraph_20_Font"><text:span text:style-name="T2">rel</text:span></text:span>i<text:span text:style-name="Default_20_Paragraph_20_Font"><text:span text:style-name="T2">quum corpu</text:span></text:span>s <text:span text:style-name="Default_20_Paragraph_20_Font"><text:span text:style-name="T2">si ex</text:span></text:span> m<text:span text:style-name="Default_20_Paragraph_20_Font"><text:span text:style-name="T2">ulta quiete sub</text:span></text:span>i<text:span text:style-name="Default_20_Paragraph_20_Font"><text:span text:style-name="T2">to ad<text:line-break/>masurem laborem devener</text:span></text:span>i<text:span text:style-name="Default_20_Paragraph_20_Font"><text:span text:style-name="T2">t, </text:span></text:span>m<text:span text:style-name="Default_20_Paragraph_20_Font"><text:span text:style-name="T2">ulto</text:span></text:span> m<text:span text:style-name="Default_20_Paragraph_20_Font"><text:span text:style-name="T2">agi</text:span></text:span>s <text:span text:style-name="Default_20_Paragraph_20_Font"><text:span text:style-name="T2">laedetur<text:line-break/>quam si ex multo cibo ad vasorum vucuationem co</text:span></text:span>m-<text:line-break/>m<text:span text:style-name="Default_20_Paragraph_20_Font"><text:span text:style-name="T2">utetur. Corpu</text:span></text:span>s <text:span text:style-name="Default_20_Paragraph_20_Font"><text:span text:style-name="T2">sane h</text:span></text:span>is <text:span text:style-name="Default_20_Paragraph_20_Font"><text:span text:style-name="T2">quiescere</text:span></text:span> o<text:span text:style-name="Default_20_Paragraph_20_Font"><text:span text:style-name="T2">portet, et</text:span></text:span>i<text:span text:style-name="Default_20_Paragraph_20_Font"><text:span text:style-name="T2">amsi ex<text:line-break/></text:span></text:span>m<text:span text:style-name="Default_20_Paragraph_20_Font"><text:span text:style-name="T2">ul</text:span></text:span>t<text:span text:style-name="Default_20_Paragraph_20_Font"><text:span text:style-name="T2">o labore derepen</text:span></text:span>t<text:span text:style-name="Default_20_Paragraph_20_Font"><text:span text:style-name="T2">e ad o</text:span></text:span>t<text:span text:style-name="Default_20_Paragraph_20_Font"><text:span text:style-name="T2">ium ac ignav</text:span></text:span>i<text:span text:style-name="Default_20_Paragraph_20_Font"><text:span text:style-name="T2">am exc</text:span></text:span>i<text:span text:style-name="Default_20_Paragraph_20_Font"><text:span text:style-name="T2">de-<text:line-break/>rit. opor</text:span></text:span>t<text:span text:style-name="Default_20_Paragraph_20_Font"><text:span text:style-name="T2">e</text:span></text:span>t <text:span text:style-name="Default_20_Paragraph_20_Font"><text:span text:style-name="T2">autem -et h</text:span></text:span>is <text:span text:style-name="Default_20_Paragraph_20_Font"><text:span text:style-name="T2">ventrem n c</text:span></text:span>i<text:span text:style-name="Default_20_Paragraph_20_Font"><text:span text:style-name="T2">b</text:span></text:span>o<text:span text:style-name="Default_20_Paragraph_20_Font"><text:span text:style-name="T2">rum cop</text:span></text:span>i<text:span text:style-name="Default_20_Paragraph_20_Font"><text:span text:style-name="T2">a</text:span></text:span></text:p>
      <text:p text:style-name="P3"><text:span text:style-name="Default_20_Paragraph_20_Font"><text:span text:style-name="T2">quiescere;. sin</text:span></text:span> mi<text:span text:style-name="Default_20_Paragraph_20_Font"><text:span text:style-name="T2">nus, corpor</text:span></text:span>i <text:span text:style-name="Default_20_Paragraph_20_Font"><text:span text:style-name="T2">labore</text:span></text:span>m <text:span text:style-name="Default_20_Paragraph_20_Font"><text:span text:style-name="T2">excitab</text:span></text:span>it <text:span text:style-name="Default_20_Paragraph_20_Font"><text:span text:style-name="T2">e</text:span></text:span>t <text:span text:style-name="Default_20_Paragraph_20_Font"><text:span text:style-name="T2">to-<text:line-break/></text:span></text:span>ti<text:span text:style-name="Default_20_Paragraph_20_Font"><text:span text:style-name="T2">u</text:span></text:span>s <text:span text:style-name="Default_20_Paragraph_20_Font"><text:span text:style-name="T2">corpor</text:span></text:span>i<text:span text:style-name="Default_20_Paragraph_20_Font"><text:span text:style-name="T2">s grav</text:span></text:span>i<text:span text:style-name="Default_20_Paragraph_20_Font"><text:span text:style-name="T2">tatem.</text:span></text:span></text:p>
      <text:p text:style-name="P2">Quod primum om<text:span text:style-name="Default_20_Paragraph_20_Font"><text:span text:style-name="T2">n</text:span></text:span>ium demonstrare decreverat, id<text:line-break/>ipsum de repentinis in ventre mutationibus fuit. Dei<text:span text:style-name="Default_20_Paragraph_20_Font"><text:span text:style-name="T2">n</text:span></text:span>de<text:line-break/>ab hoc ad generalius , quod et universalius dicunt , trans-<text:line-break/>ie<text:span text:style-name="Default_20_Paragraph_20_Font"><text:span text:style-name="T2">n</text:span></text:span>s, de repentina omni consuetudinis mutatione huc<text:line-break/>usque percurrit. Nam quum specialiora in generalioribus<text:line-break/>et particularia in universalibus contineantur, ventris quo-<text:line-break/>que permutatus cum repe<text:span text:style-name="Default_20_Paragraph_20_Font"><text:span text:style-name="T2">n</text:span></text:span>tina omnium mutatione demon-<text:line-break/>strata esu Sed <text:span text:style-name="Default_20_Paragraph_20_Font"><text:span text:style-name="T2">n</text:span></text:span>unc mesium ad ve<text:span text:style-name="Default_20_Paragraph_20_Font"><text:span text:style-name="T2">n</text:span></text:span>trem reversas, muta-<text:line-break/>tionum quae in eo fiunt differentias. edocet, alique longe<text:line-break/>graviorem in victus mutatione esse laesionem, quum ex<text:line-break/>multa inedia repente plus moderato ingeritur, quam si ex<text:line-break/>multo cibo ad inediam commutatio suerit. Simile huic<text:line-break/>fieri in toto corpore deprehenditur. Nam minus laedun-<text:line-break/>tur qui ex motu ad quietem subito transeunt quam qui</text:p>
      <text:p text:style-name="P3">ex quiete ad motum demigrant. Rursum autem et hoc<text:line-break/>lu loco permutationis intempestivae emendationes, quem-<text:line-break/>admodum et in praemissis, adscripsit. Verum id prae<text:span text:style-name="Default_20_Paragraph_20_Font"><text:span text:style-name="T2">t</text:span></text:span>enti<text:line-break/>speculationi necessarium non est. Quae autem ascripsit,<text:line-break/>haec fune . Qui ex motu quidem actioneque in ocium<text:line-break/>segnitiemque transeunt, eos otiari, hoc est, toto quiescere<text:line-break/>corpore praecipit. Haec eadem illi sententiae existit,<text:line-break/><text:span text:style-name="Default_20_Paragraph_20_Font"><text:span text:style-name="T2">ub</text:span></text:span>i <text:span text:style-name="Default_20_Paragraph_20_Font"><text:span text:style-name="T2">sume</text:span></text:span>s, l<text:span text:style-name="Default_20_Paragraph_20_Font"><text:span text:style-name="T2">aborandum non est. </text:span></text:span>Verum qui ex multo<text:line-break/>labore ad quietem <text:span text:style-name="Default_20_Paragraph_20_Font"><text:span text:style-name="T2">transeun</text:span></text:span>t, eos pauciora ingerere <text:span text:style-name="Default_20_Paragraph_20_Font"><text:span text:style-name="T2">sube</text:span></text:span>r,<text:line-break/>quod est et ventriculum, quiescere. Quoniam si quis toto<text:line-break/>corpore non laborans confueta ingereret, is multitudinem<text:line-break/>fubalet, proinde totum corpus gravabitur laborabitque, la-<text:line-break/>bor autem nunc Hippocrati laesionem indicat, multis fpe-<text:line-break/>cialibus laesionibus genus existens.</text:p>
      <text:h text:style-name="Heading_20_2" text:outline-level="2">L1V.</text:h>
      <text:p text:style-name="P4">P<text:span text:style-name="Default_20_Paragraph_20_Font"><text:span text:style-name="T2">lurimus</text:span></text:span> it<text:span text:style-name="Default_20_Paragraph_20_Font"><text:span text:style-name="T2">aque m</text:span></text:span>i<text:span text:style-name="Default_20_Paragraph_20_Font"><text:span text:style-name="T2">h</text:span></text:span>i <text:span text:style-name="Default_20_Paragraph_20_Font"><text:span text:style-name="T2">sermo hab</text:span></text:span>it<text:span text:style-name="Default_20_Paragraph_20_Font"><text:span text:style-name="T2">us est de v</text:span></text:span>i<text:span text:style-name="Default_20_Paragraph_20_Font"><text:span text:style-name="T2">c</text:span></text:span>t<text:span text:style-name="Default_20_Paragraph_20_Font"><text:span text:style-name="T2">us rat</text:span></text:span>io<text:span text:style-name="Default_20_Paragraph_20_Font"><text:span text:style-name="T2">n</text:span></text:span>is<text:line-break/>i<text:span text:style-name="Default_20_Paragraph_20_Font"><text:span text:style-name="T2">n hae</text:span></text:span>c <text:span text:style-name="Default_20_Paragraph_20_Font"><text:span text:style-name="T2">vel illa</text:span></text:span> i<text:span text:style-name="Default_20_Paragraph_20_Font"><text:span text:style-name="T2">mmutat</text:span></text:span>i<text:span text:style-name="Default_20_Paragraph_20_Font"><text:span text:style-name="T2">one, qu</text:span></text:span>o<text:span text:style-name="Default_20_Paragraph_20_Font"><text:span text:style-name="T2">d haec n</text:span></text:span>o<text:span text:style-name="Default_20_Paragraph_20_Font"><text:span text:style-name="T2">sse valde si</text:span></text:span>t</text:p>
      <text:p text:style-name="P1"><text:span text:style-name="Default_20_Paragraph_20_Font"><text:span text:style-name="T2">ut</text:span></text:span>i<text:span text:style-name="Default_20_Paragraph_20_Font"><text:span text:style-name="T2">le , cum ad</text:span></text:span> o<text:span text:style-name="Default_20_Paragraph_20_Font"><text:span text:style-name="T2">mn</text:span></text:span>i<text:span text:style-name="Default_20_Paragraph_20_Font"><text:span text:style-name="T2">a tum et</text:span></text:span>i<text:span text:style-name="Default_20_Paragraph_20_Font"><text:span text:style-name="T2">am ad</text:span></text:span> i<text:span text:style-name="Default_20_Paragraph_20_Font"><text:span text:style-name="T2">d , de quo era</text:span></text:span>t<text:line-break/><text:span text:style-name="Default_20_Paragraph_20_Font"><text:span text:style-name="T2">ora</text:span></text:span>ti<text:span text:style-name="Default_20_Paragraph_20_Font"><text:span text:style-name="T2">o, quod</text:span></text:span> i<text:span text:style-name="Default_20_Paragraph_20_Font"><text:span text:style-name="T2">n</text:span></text:span> m<text:span text:style-name="Default_20_Paragraph_20_Font"><text:span text:style-name="T2">orb</text:span></text:span>i<text:span text:style-name="Default_20_Paragraph_20_Font"><text:span text:style-name="T2">s acu</text:span></text:span>t<text:span text:style-name="Default_20_Paragraph_20_Font"><text:span text:style-name="T2">is ex</text:span></text:span> n<text:span text:style-name="Default_20_Paragraph_20_Font"><text:span text:style-name="T2">asorum inan</text:span></text:span>it<text:span text:style-name="Default_20_Paragraph_20_Font"><text:span text:style-name="T2">ione,<text:line-break/>ad sorb</text:span></text:span>i<text:span text:style-name="Default_20_Paragraph_20_Font"><text:span text:style-name="T2">t</text:span></text:span>i<text:span text:style-name="Default_20_Paragraph_20_Font"><text:span text:style-name="T2">ones mutatione</text:span></text:span>m <text:span text:style-name="Default_20_Paragraph_20_Font"><text:span text:style-name="T2">fac</text:span></text:span>i<text:span text:style-name="Default_20_Paragraph_20_Font"><text:span text:style-name="T2">unt. Mutatio namque, u</text:span></text:span>t<text:line-break/><text:span text:style-name="Default_20_Paragraph_20_Font"><text:span text:style-name="T2">ego jam subeo, fac</text:span></text:span>i<text:span text:style-name="Default_20_Paragraph_20_Font"><text:span text:style-name="T2">enda est, de</text:span></text:span>i<text:span text:style-name="Default_20_Paragraph_20_Font"><text:span text:style-name="T2">nde sorbit</text:span></text:span>i<text:span text:style-name="Default_20_Paragraph_20_Font"><text:span text:style-name="T2">onibu</text:span></text:span>s <text:span text:style-name="Default_20_Paragraph_20_Font"><text:span text:style-name="T2">n</text:span></text:span>o<text:span text:style-name="Default_20_Paragraph_20_Font"><text:span text:style-name="T2">n<text:line-break/>utendum, pr</text:span></text:span>i<text:span text:style-name="Default_20_Paragraph_20_Font"><text:span text:style-name="T2">usqua</text:span></text:span>m <text:span text:style-name="Default_20_Paragraph_20_Font"><text:span text:style-name="T2">morbu</text:span></text:span>s <text:span text:style-name="Default_20_Paragraph_20_Font"><text:span text:style-name="T2">ma</text:span></text:span>t<text:span text:style-name="Default_20_Paragraph_20_Font"><text:span text:style-name="T2">urueri</text:span></text:span>t, <text:span text:style-name="Default_20_Paragraph_20_Font"><text:span text:style-name="T2">aut signu</text:span></text:span>m <text:span text:style-name="Default_20_Paragraph_20_Font"><text:span text:style-name="T2">ali-<text:line-break/>quod al</text:span></text:span>i<text:span text:style-name="Default_20_Paragraph_20_Font"><text:span text:style-name="T2">ud apparuer</text:span></text:span>i<text:span text:style-name="Default_20_Paragraph_20_Font"><text:span text:style-name="T2">t, vel</text:span></text:span> i<text:span text:style-name="Default_20_Paragraph_20_Font"><text:span text:style-name="T2">n in</text:span></text:span>t<text:span text:style-name="Default_20_Paragraph_20_Font"><text:span text:style-name="T2">est</text:span></text:span>i<text:span text:style-name="Default_20_Paragraph_20_Font"><text:span text:style-name="T2">n</text:span></text:span>is <text:span text:style-name="Default_20_Paragraph_20_Font"><text:span text:style-name="T2">vacuator</text:span></text:span>i<text:span text:style-name="Default_20_Paragraph_20_Font"><text:span text:style-name="T2">um vel<text:line-break/>pr</text:span></text:span>o<text:span text:style-name="Default_20_Paragraph_20_Font"><text:span text:style-name="T2">r</text:span></text:span>it<text:span text:style-name="Default_20_Paragraph_20_Font"><text:span text:style-name="T2">a</text:span></text:span>t<text:span text:style-name="Default_20_Paragraph_20_Font"><text:span text:style-name="T2">or</text:span></text:span>i<text:span text:style-name="Default_20_Paragraph_20_Font"><text:span text:style-name="T2">u</text:span></text:span>m , <text:span text:style-name="Default_20_Paragraph_20_Font"><text:span text:style-name="T2">vel</text:span></text:span> i<text:span text:style-name="Default_20_Paragraph_20_Font"><text:span text:style-name="T2">n h</text:span></text:span>y<text:span text:style-name="Default_20_Paragraph_20_Font"><text:span text:style-name="T2">p</text:span></text:span>o<text:span text:style-name="Default_20_Paragraph_20_Font"><text:span text:style-name="T2">ch</text:span></text:span>o<text:span text:style-name="Default_20_Paragraph_20_Font"><text:span text:style-name="T2">ndr</text:span></text:span>iis <text:span text:style-name="Default_20_Paragraph_20_Font"><text:span text:style-name="T2">qual</text:span></text:span>i<text:span text:style-name="Default_20_Paragraph_20_Font"><text:span text:style-name="T2">a scr</text:span></text:span>i<text:span text:style-name="Default_20_Paragraph_20_Font"><text:span text:style-name="T2">bentur<text:line-break/></text:span></text:span>sigtm.</text:p>
      <text:p text:style-name="P2">Ru<text:span text:style-name="Default_20_Paragraph_20_Font"><text:span text:style-name="T2">ct</text:span></text:span>us ipfe sermonem totum in summam unam coegit,<text:line-break/>in similiter quidem feste habentibus victus rationem<text:line-break/>non permutare praecipiens, verum qui ex sanitate. ad<text:line-break/>morbum transeunt, eos permutare quidem, non tamen ut<text:line-break/>ceteri permutant. Deinde compendio quodam victus fico-<text:line-break/>pum in acutis morbis declaravit. Nam si morbus matu-<text:line-break/>ruerit,. transire ad creatoris ptisanae exhibitionem praece-<text:line-break/>pit, at si incoctus fuerit, non transire, nisi forsan fym-<text:line-break/>ptoma aliquod vires prosternens apparuerit, aut caenatio-.<text:line-break/>nis alvi copiosioris, aut alterius cujusdam proritationis</text:p>
      <text:p text:style-name="P3">obortae. Communi autem proritationis nomine compte-<text:line-break/>hendit omnia, quae quovis modo vires ad infirmitatem<text:line-break/>agunt, in quibus est et morini, quem acris humor sive<text:line-break/>i<text:span text:style-name="Default_20_Paragraph_20_Font"><text:span text:style-name="T2">n</text:span></text:span> intestinis, sive in ventriculo et praesertim ipsius ore pa-<text:line-break/>rit et vigilia et , ira et moeror et lumbrici qui ab iute-<text:line-break/>struis ad ventriculum usque afcendunt et cutis universae,<text:line-break/>aut etiam quarundam partium, qui nocte impetit pruri-<text:line-break/>tus, ita ut vires non susum ob irritationem, verum etiam<text:line-break/>ob vigilias exolvat. Praeterea inquit: <text:span text:style-name="Default_20_Paragraph_20_Font"><text:span text:style-name="T2">vel</text:span></text:span> i<text:span text:style-name="Default_20_Paragraph_20_Font"><text:span text:style-name="T2">n h</text:span></text:span>y<text:span text:style-name="Default_20_Paragraph_20_Font"><text:span text:style-name="T2">pochon-<text:line-break/>drii</text:span></text:span>s, <text:span text:style-name="Default_20_Paragraph_20_Font"><text:span text:style-name="T2">qualia scr</text:span></text:span>i<text:span text:style-name="Default_20_Paragraph_20_Font"><text:span text:style-name="T2">ben</text:span></text:span>t<text:span text:style-name="Default_20_Paragraph_20_Font"><text:span text:style-name="T2">ur signa</text:span></text:span>, insit quoque dandum, vel<text:line-break/>non dandum alimentum commonstrabunt. Utrumque enim<text:line-break/>potest intelligi , fed alterum magis pro sermonum intelli-<text:line-break/>gentile. Nam praecipiens a ptisana abstinendum, ante-<text:line-break/>quam morbus maturuerit, quum scilicet aeger sufficere<text:line-break/>possit, adjecit : <text:span text:style-name="Default_20_Paragraph_20_Font"><text:span text:style-name="T2">N</text:span></text:span>i<text:span text:style-name="Default_20_Paragraph_20_Font"><text:span text:style-name="T2">si signum a</text:span></text:span>l<text:span text:style-name="Default_20_Paragraph_20_Font"><text:span text:style-name="T2">iquod apparueris, vel</text:span></text:span> i<text:span text:style-name="Default_20_Paragraph_20_Font"><text:span text:style-name="T2">n</text:span></text:span> i<text:span text:style-name="Default_20_Paragraph_20_Font"><text:span text:style-name="T2">n-<text:line-break/></text:span></text:span>t<text:span text:style-name="Default_20_Paragraph_20_Font"><text:span text:style-name="T2">estu</text:span></text:span>l<text:span text:style-name="Default_20_Paragraph_20_Font"><text:span text:style-name="T2">is vacua</text:span></text:span>t<text:span text:style-name="Default_20_Paragraph_20_Font"><text:span text:style-name="T2">or</text:span></text:span>i<text:span text:style-name="Default_20_Paragraph_20_Font"><text:span text:style-name="T2">um aut pror</text:span></text:span>it<text:span text:style-name="Default_20_Paragraph_20_Font"><text:span text:style-name="T2">u</text:span></text:span> t<text:span text:style-name="Default_20_Paragraph_20_Font"><text:span text:style-name="T2">or</text:span></text:span>i<text:span text:style-name="Default_20_Paragraph_20_Font"><text:span text:style-name="T2">um , vel in b</text:span></text:span>y<text:span text:style-name="Default_20_Paragraph_20_Font"><text:span text:style-name="T2">pochon-<text:line-break/>dri</text:span></text:span>is <text:span text:style-name="Default_20_Paragraph_20_Font"><text:span text:style-name="T2">qual</text:span></text:span>i<text:span text:style-name="Default_20_Paragraph_20_Font"><text:span text:style-name="T2">a scr</text:span></text:span>i<text:span text:style-name="Default_20_Paragraph_20_Font"><text:span text:style-name="T2">bentur</text:span></text:span>, tanquam et haec interdum cremo-<text:line-break/>ris exhibitionem; antequam morbus maturuerit, admoneant.</text:p>
      <text:p text:style-name="P3">Fortassis autem hypochondria dicit, quae vehementer era-<text:line-break/>ruerunt et squallida admodum existunt. Talia <text:span text:style-name="Default_20_Paragraph_20_Font"><text:span text:style-name="T2">n</text:span></text:span>amque<text:line-break/>contingunt et mortiferae faciei, de qua in prognostico<text:line-break/>dixit: N<text:span text:style-name="Default_20_Paragraph_20_Font"><text:span text:style-name="T2">are</text:span></text:span>s <text:span text:style-name="Default_20_Paragraph_20_Font"><text:span text:style-name="T2">acu</text:span></text:span>t<text:span text:style-name="Default_20_Paragraph_20_Font"><text:span text:style-name="T2">ae, ocul</text:span></text:span>i <text:span text:style-name="Default_20_Paragraph_20_Font"><text:span text:style-name="T2">c</text:span></text:span>o<text:span text:style-name="Default_20_Paragraph_20_Font"><text:span text:style-name="T2">ncav</text:span></text:span>i, <text:span text:style-name="Default_20_Paragraph_20_Font"><text:span text:style-name="T2">collapso tempora.<text:line-break/></text:span></text:span>Nam is signorum concursus hypochondrium habet ita con-<text:line-break/>tractum, ut aliquem ex inexercitatis fallat, tanquam re-<text:line-break/>vulsum <text:span text:style-name="Default_20_Paragraph_20_Font"><text:span text:style-name="T2">v</text:span></text:span>i<text:span text:style-name="Default_20_Paragraph_20_Font"><text:span text:style-name="T2">deatur. </text:span></text:span>Veruto contrahi vehementer ob siccita-<text:line-break/>tem et propter phlegmonem revelli idem non sunt,<text:line-break/>siquidem exuperans corporis siccitas tensionem septo trans-<text:line-break/>versu et hypochondrio pariat majorem. Sed maxime ani-<text:line-break/>madvertas distinguasque a siccitate phlegmonen , quod sa-<text:line-break/>natio diversa fit, oportet. Nam qui hoc ipsum ob phle-<text:line-break/>gmonen habent, tenuissimo egent victu, qui vero ob sicci-<text:line-break/>talem, contrario, ubi saepiuscule pauculum exhibemus<text:line-break/>ptisanae cremorem.</text:p>
      <text:h text:style-name="P54" text:outline-level="2">LU. . su</text:h>
      <text:p text:style-name="P73"><text:line-break/><text:span text:style-name="Default_20_Paragraph_20_Font"><text:span text:style-name="T2">reb.emens v</text:span></text:span>i<text:span text:style-name="Default_20_Paragraph_20_Font"><text:span text:style-name="T2">g</text:span></text:span>ili<text:span text:style-name="Default_20_Paragraph_20_Font"><text:span text:style-name="T2">a po</text:span></text:span>t<text:span text:style-name="Default_20_Paragraph_20_Font"><text:span text:style-name="T2">u</text:span></text:span>s <text:span text:style-name="Default_20_Paragraph_20_Font"><text:span text:style-name="T2">c</text:span></text:span>i<text:span text:style-name="Default_20_Paragraph_20_Font"><text:span text:style-name="T2">bo</text:span></text:span>s<text:span text:style-name="Default_20_Paragraph_20_Font"><text:span text:style-name="T2">que tum crudo</text:span></text:span>s t<text:span text:style-name="Default_20_Paragraph_20_Font"><text:span text:style-name="T2">u</text:span></text:span>m i<text:span text:style-name="Default_20_Paragraph_20_Font"><text:span text:style-name="T2">nco-<text:line-break/>c</text:span></text:span>ti<text:span text:style-name="Default_20_Paragraph_20_Font"><text:span text:style-name="T2">orc</text:span></text:span>s <text:span text:style-name="Default_20_Paragraph_20_Font"><text:span text:style-name="T2">effic</text:span></text:span>i<text:span text:style-name="Default_20_Paragraph_20_Font"><text:span text:style-name="T2">t, ac rursu</text:span></text:span>s <text:span text:style-name="Default_20_Paragraph_20_Font"><text:span text:style-name="T2">quae</text:span></text:span> i<text:span text:style-name="Default_20_Paragraph_20_Font"><text:span text:style-name="T2">n c</text:span></text:span>o<text:span text:style-name="Default_20_Paragraph_20_Font"><text:span text:style-name="T2">ntraria sit mu</text:span></text:span>t<text:span text:style-name="Default_20_Paragraph_20_Font"><text:span text:style-name="T2">atio<text:line-break/>corpu</text:span></text:span>s <text:span text:style-name="Default_20_Paragraph_20_Font"><text:span text:style-name="T2">d</text:span></text:span>i<text:span text:style-name="Default_20_Paragraph_20_Font"><text:span text:style-name="T2">ssiol</text:span></text:span>oit <text:span text:style-name="Default_20_Paragraph_20_Font"><text:span text:style-name="T2">et excoc</text:span></text:span>ti<text:span text:style-name="Default_20_Paragraph_20_Font"><text:span text:style-name="T2">one</text:span></text:span>m <text:span text:style-name="Default_20_Paragraph_20_Font"><text:span text:style-name="T2">ac capi</text:span></text:span>tis- <text:span text:style-name="Default_20_Paragraph_20_Font"><text:span text:style-name="T2">gravitate</text:span></text:span>m<text:line-break/>i<text:span text:style-name="Default_20_Paragraph_20_Font"><text:span text:style-name="T2">nduc</text:span></text:span>i<text:span text:style-name="Default_20_Paragraph_20_Font"><text:span text:style-name="T2">t.</text:span></text:span></text:p>
      <text:p text:style-name="P2">Saepius existimari hunc librum in typis repertum<text:line-break/>post Hippocrati., mortem esse publicatum. Nam fermo-<text:line-break/>num confusio non aliter quam sic facta esse videtur.<text:line-break/>Enimvero quae ab ipfo . Hippocrate inveniebantur exem-<text:line-break/>pla , haec in libro ad fidem universalem ab eo scripta<text:line-break/>sunt, alia quidem in facie, alia vero in tergo, fed qui<text:line-break/>exicripsit, unicuique rei minime suum assignare ordinem<text:line-break/>potuit. Ergo quod ab ipfo in prae<text:span text:style-name="Default_20_Paragraph_20_Font"><text:span text:style-name="T2">t</text:span></text:span>enti textu dicitur, id<text:line-break/>manifestissime ordinem non habet. Non enim nunc <text:span text:style-name="Default_20_Paragraph_20_Font"><text:span text:style-name="T2">aser</text:span></text:span>i-<text:line-break/><text:span text:style-name="Default_20_Paragraph_20_Font"><text:span text:style-name="T2">bendae</text:span></text:span> rei hujus occasio fuit , sed paulo ante , quum de<text:line-break/>ea quae praeter consuetudinem ad contrarium fit, muta-<text:line-break/>tione exempla feripsiti Nam illis adscribi debuit , quae</text:p>
      <text:p text:style-name="P3">certe ad vigiliam insueta fit mutatio, incoctiores tum cibos tum<text:line-break/>potus efficit , ad fomuum vero multum eumque insuetum,<text:line-break/>segnitiem corporis et capitis gravitatem. Q<text:span text:style-name="Default_20_Paragraph_20_Font"><text:span text:style-name="T12">uam</text:span></text:span> enim ili-<text:line-break/>xit excoctionem et dissolutionem et capitis g<text:span text:style-name="Default_20_Paragraph_20_Font"><text:span text:style-name="T2">r</text:span></text:span>avitatem,<text:line-break/>verbo uno ^coniunctam comprehensamque ma<text:span text:style-name="Default_20_Paragraph_20_Font"><text:span text:style-name="T2">n</text:span></text:span>ifestat robo-<text:line-break/>ris exolutionem, Commonstrat autem et nome<text:span text:style-name="Default_20_Paragraph_20_Font"><text:span text:style-name="T2">n</text:span></text:span> excocti-<text:line-break/>onis, quae ob calidum humorem fit, uou ob siccitatem,<text:line-break/>quum vigilia discutere quidem et siccare, nou quae in<text:line-break/>imo <text:span text:style-name="Default_20_Paragraph_20_Font"><text:span text:style-name="T2">t</text:span></text:span>unt, coquere consueverit, somnus vero humectare<text:line-break/>spiritumque et effluvia cohibere. Ratione igitur lu eorum,<text:line-break/>qui. plurimum praeter consuetudinem dormiu<text:span text:style-name="Default_20_Paragraph_20_Font"><text:span text:style-name="T2">n</text:span></text:span>t, <text:span text:style-name="Default_20_Paragraph_20_Font"><text:span text:style-name="T2">c</text:span></text:span>orpore<text:line-break/>halituosa redundant excrementa proptereaque tota ipsorum<text:line-break/>constitutio excoctis similiter exoleta redditur.</text:p>
      <text:h text:style-name="P53" text:outline-level="1">HIPPOCRATIS DE , ACUTORUM<text:line-break/>MORBORUM VICTU LIBER ET<text:line-break/>GALENI COMMENTARIUS HI.</text:h>
      <text:h text:style-name="Heading_20_2" text:outline-level="2"><text:span text:style-name="Default_20_Paragraph_20_Font">I.</text:span></text:h>
      <text:p text:style-name="P4"><text:span text:style-name="Default_20_Paragraph_20_Font"><text:span text:style-name="T2">At vinum du</text:span></text:span>l<text:span text:style-name="Default_20_Paragraph_20_Font"><text:span text:style-name="T2">ce et v</text:span></text:span>i<text:span text:style-name="Default_20_Paragraph_20_Font"><text:span text:style-name="T2">nosum et album et n</text:span></text:span>i<text:span text:style-name="Default_20_Paragraph_20_Font"><text:span text:style-name="T2">gru</text:span></text:span>m <text:span text:style-name="Default_20_Paragraph_20_Font"><text:span text:style-name="T2">et aquam<text:line-break/>mulsum et aquam et acetum mulsu</text:span></text:span>m <text:span text:style-name="Default_20_Paragraph_20_Font"><text:span text:style-name="T2">hi</text:span></text:span>s <text:span text:style-name="Default_20_Paragraph_20_Font"><text:span text:style-name="T2">noti</text:span></text:span>s <text:span text:style-name="Default_20_Paragraph_20_Font"><text:span text:style-name="T2">in mor-<text:line-break/>b</text:span></text:span>is <text:span text:style-name="Default_20_Paragraph_20_Font"><text:span text:style-name="T2">acuti</text:span></text:span>s <text:span text:style-name="Default_20_Paragraph_20_Font"><text:span text:style-name="T2">d</text:span></text:span>isti<text:span text:style-name="Default_20_Paragraph_20_Font"><text:span text:style-name="T2">nguere opor</text:span></text:span>t<text:span text:style-name="Default_20_Paragraph_20_Font"><text:span text:style-name="T2">e</text:span></text:span>t.</text:p>
      <text:p text:style-name="P2">Non siolum inordinate, verum etiam non integre vi-.<text:line-break/>noro m enumerationem ferit. Est enim una quidem ipso-</text:p>
      <text:p text:style-name="P3">rum differentia in colore , altera vero in gustu qualitas,<text:line-break/>tertia in consistentia, quarta in odore et quinta in facul-<text:line-break/>tate. Quae ergo in colore est, ea in album, nigrum,<text:line-break/>fulvum et flavum et rubrum dividitur, quum et aliae in-<text:line-break/>termediae sint differentiae, <text:span text:style-name="Default_20_Paragraph_20_Font"><text:span text:style-name="T2">s</text:span></text:span>ed ut in colore, sic in facul-<text:line-break/>tate permixtae. Vinorum autem ex gustu differentia, in<text:line-break/>dulce et austerum dividitur et omnino utriusque medium,<text:line-break/>quod nullam manifestam habet qualitatem , ac praeterea<text:line-break/>quod ex utraque constat qualitate, ac denique in id quod<text:line-break/>acre appellatur. Verum quae in consistentia sit vinorum<text:line-break/>differentia, in aquosum <text:span text:style-name="Default_20_Paragraph_20_Font"><text:span text:style-name="T2">s</text:span></text:span>ecatur et tenue et in valde cra<text:span text:style-name="Default_20_Paragraph_20_Font"><text:span text:style-name="T2">s-<text:line-break/>s</text:span></text:span>um et omnino etiam in horum medium, atque in ea,<text:line-break/>quae medium hoc et extrema interiacent. Atque ex<text:line-break/>odore vinorum differentia, in quantum alia quidem boni<text:line-break/>odoris <text:span text:style-name="Default_20_Paragraph_20_Font"><text:span text:style-name="T2">s</text:span></text:span>unt, alia vero non boni odoris, imo ferientem<text:line-break/>quandam et in<text:span text:style-name="Default_20_Paragraph_20_Font"><text:span text:style-name="T2">s</text:span></text:span>uavem <text:span text:style-name="Default_20_Paragraph_20_Font"><text:span text:style-name="T2">s</text:span></text:span>ortita sunt qualitatem, alia nullum<text:line-break/>prorsus odorem habent, sed sunt aquae instar inodora.<text:line-break/>Vinorum autem in facultate differentia est, ob quam aliud</text:p>
      <text:p text:style-name="P3">quidem robustum, aliud vero imbecillum, aliud medium<text:line-break/>atque aliud , quod medium hoc et extrema interjacet.<text:line-break/>Robustum vehementer celeriterque corpus calefacit caput-<text:line-break/>que replet, imbecillum vero contrarium est, i quae vero;<text:line-break/>medium. obtinent, nota evadunt, si.ab. extremis distinguan-<text:line-break/>tnr. . Robustum quidem vinosum appellatur , imbecillum<text:line-break/>vero aqt1ofum. Nam in quo vinum aquam magis evincit,<text:line-break/>id quum in aliquo vehementissimum esse videbimus, jure<text:line-break/>vinosum Appellabimus, quemadmodum et contrarium aquo-<text:line-break/>sinu, quod aquae maxime in omnibus simile existat, tenuitate<text:line-break/>scilicet et colone et odoris vacuitate et. non manifesta ealefa-<text:line-break/>ctione. Hae igitur in vinis secundum propriam naturam sunt<text:line-break/>differentiae. Nonnulli his. aspiciunt eam quae ex tempore de-<text:line-break/>sumitur differentiam, qua vetusta quaedam sint admodum, alia<text:line-break/>recentia et alia in medio .horum consistant. . Sed quod<text:line-break/>hujusmodi differentiae externorum sint accidentium, palam.<text:line-break/>est. Nam quatenus tempore acriora et calidiora fiunt<text:line-break/><text:span text:style-name="Default_20_Paragraph_20_Font"><text:span text:style-name="T2">v</text:span></text:span>i<text:span text:style-name="Default_20_Paragraph_20_Font"><text:span text:style-name="T2">na</text:span></text:span>, atque .una cum his tum colorem tum consistentiam,.</text:p>
      <text:p text:style-name="P3">tum odorem mutant, eatenus differentiam aliquam in vinis<text:line-break/>tempus facere videtur. Quod si nihil quoque horum itu-<text:line-break/>mutetur, neque ab aliquo vinum vetus dicetur, neque<text:line-break/>recens, imo neque nunc ita dicunt, tanquam <text:span text:style-name="Default_20_Paragraph_20_Font"><text:span text:style-name="T2">vini</text:span></text:span> ipsius<text:line-break/>annis opus prima ratione habentes, sed tanquam simul<text:line-break/>cum annis facultatem demonstrantes. Non enim ob tem-<text:line-break/>pus vina vel juvant vel laedunt, <text:span text:style-name="Default_20_Paragraph_20_Font"><text:span text:style-name="T2">s</text:span></text:span>ed ex propriarum di<text:span text:style-name="Default_20_Paragraph_20_Font"><text:span text:style-name="T2">s-<text:line-break/></text:span></text:span>Ierentiarum mutatione id habent. Ergo in vinorum disse-<text:line-break/>rentiis temporis mentionem facimus per accidens et non<text:line-break/>proprie, neque primum. At et inter proprias vinorum<text:line-break/>differentias quaedam tum ad auxilium quidem tum ad<text:line-break/>noxam propria ratione referuntur, aliae vero non per fe<text:line-break/>proprieque, sed per accidens. DuIcedo quidem et austeri-<text:line-break/>tas propria ratione, sic tum robur, tum imbecillitas, tum<text:line-break/>tenuitas, tum crassities. Sed quae differentiae tum colo-<text:line-break/>re tum odore <text:span text:style-name="Default_20_Paragraph_20_Font"><text:span text:style-name="T2">desumuntur,</text:span></text:span> non primum, fed per accidens,<text:line-break/>quoniam vinorum haec quidem et aquosa sunt et alba et<text:line-break/>fulva et nigra, alia aquosa et inodora ut aqua, vel instar</text:p>
      <text:p text:style-name="P3">aromatis unguentique bene olentia. Si igitur vinorum<text:line-break/>hae sint differentiae, quae fecundum propriam facultatem<text:line-break/>et per accidens numerentur , jam tibi constat de eo tum<text:line-break/>ordinis, tum numeri, qui in praesenti dictione sit, de-<text:line-break/>factu. At si in sequentibus omnium utilium differentia-<text:line-break/>rum meminisse Hippocrates videatur , veniam ejus in in-<text:line-break/>terpretatione defectui dabimus.</text:p>
      <text:h text:style-name="Heading_20_2" text:outline-level="2">II.</text:h>
      <text:p text:style-name="P4"><text:span text:style-name="Default_20_Paragraph_20_Font"><text:span text:style-name="T2">Dulce quidem vinosa minus caput gra</text:span></text:span>o<text:span text:style-name="Default_20_Paragraph_20_Font"><text:span text:style-name="T2">at et minus men-<text:line-break/>tem ferit, magisque sane quam alterum, intestinorum<text:line-break/>de</text:span></text:span>i<text:span text:style-name="Default_20_Paragraph_20_Font"><text:span text:style-name="T2">ectiones movet, viscera</text:span></text:span> v<text:span text:style-name="Default_20_Paragraph_20_Font"><text:span text:style-name="T2">ero magna lienem</text:span></text:span> j<text:span text:style-name="Default_20_Paragraph_20_Font"><text:span text:style-name="T2">ecurque<text:line-break/>facit, non igitur amara bile scatentibus idoneum. Hisce<text:line-break/>etenim fa</text:span></text:span>l<text:span text:style-name="Default_20_Paragraph_20_Font"><text:span text:style-name="T2">sarum est, quin etiam superiori intestino sta-<text:line-break/>tum excitat, non tamen inferiori intestino pro status<text:line-break/>ratione est</text:span></text:span> i<text:span text:style-name="Default_20_Paragraph_20_Font"><text:span text:style-name="T2">nimicum, etsi non admodum penetrat qu</text:span></text:span>i] <text:span text:style-name="Default_20_Paragraph_20_Font"><text:span text:style-name="T2">a</text:span></text:span></text:p>
      <text:p text:style-name="P71"><text:span text:style-name="Default_20_Paragraph_20_Font"><text:span text:style-name="T2">dulci vino est status, fed diutius circa hypochondria<text:line-break/>moratur.</text:span></text:span></text:p>
      <text:p text:style-name="P72">Vinum dulce fecundum gustandi qualitatem nomina-<text:line-break/>tur, qua et austerum et acre, ut aquosum praetermitta-<text:line-break/>mus, quod non omnino ab astringendo excidit ,, etiamsi<text:line-break/>penitus exolutam habeat astringendi qualitatem. Nam si<text:line-break/>ipsum aquae comparaveris, percipies manifeste ex ea com-<text:line-break/>paratione gustum hujusmodi vinorum eorum esse quae<text:line-break/>modicam <text:span text:style-name="Default_20_Paragraph_20_Font"><text:span text:style-name="T2">s</text:span></text:span>ortita sunt astrictionem. Aquosum autem vi-<text:line-break/>num appeIlant homines, quod aquae tum colore tum con-<text:line-break/>sidentia simile est, per<text:span text:style-name="Default_20_Paragraph_20_Font"><text:span text:style-name="T2">s</text:span></text:span>picuum siquidem, ut aqua, splendi-<text:line-break/>dum et purum et consistentia tenue videtur. Protinus<text:line-break/>autem id et facultate aquae simile existit, neque imbecil-<text:line-break/>lum caput feriens neque infirmos nervos, quod neque ma-<text:line-break/>niseste calefaciat. Sed de Vino hoc rursum tractabitur<text:line-break/><text:span text:style-name="Default_20_Paragraph_20_Font"><text:span text:style-name="T2">D</text:span></text:span>ulce igitur vinum sic ab ea quae in gustu existit qua-<text:line-break/>litate nominatum est, sed multis numeris ab aqua et css</text:p>
      <text:p text:style-name="P3">lore et consistentia recessit. Neque enim tenue exquisite<text:line-break/>neque ..album videbis aliquando vinum dulce, <text:span text:style-name="Default_20_Paragraph_20_Font"><text:span text:style-name="T2">s</text:span></text:span>ed plus<text:line-break/>minus a dictis recedit, at neutrum horum habet. DuIcia<text:line-break/>autem vina maxime sunt Th<text:span text:style-name="Default_20_Paragraph_20_Font"><text:span text:style-name="T2">o</text:span></text:span>racum et Scybelites et utra-<text:line-break/>que crassa et nigra. Dulcia vero sunt et ea quae in<text:line-break/>Maeonia gignuntur, Thermum et Caryinum, tanto dictis<text:line-break/>et crassitie et nigritie superiora, quanto dulcedine inse-<text:line-break/>riora. Praeterea quod vocatur desrutum et sapa, ex cocto<text:line-break/>musto considitur, quo dulcius vino perficitur, eo et colore<text:line-break/>nigrius et consistentia crassius apparet. Quarto autem de<text:line-break/>simplicium medicamentorum facu statibus , dulcem omnem<text:line-break/>saporem a caliditate, quae non immoderata et vehemens<text:line-break/>Iit, fieri demonstravimus, quemadmodum acrem in vehe-<text:line-break/>menter calefacientibus, acrimonia siquidem horum est in-<text:line-break/>separabilis. Verum in usu vinum dulce mediocriter cale-<text:line-break/>facere videtur sitimque facit propter tum caliditatem tum<text:line-break/>crassitiem, Ha sane et mustum quo diutius in igne ver-</text:p>
      <text:p text:style-name="P3">satur, eo tum crassius tum nigrius tum dulcius evadit,<text:line-break/>quanquam supra modum coctum amaritudinem contrahat,<text:line-break/>quo modo et meI, quanquam omnium dulcissimum , tamen<text:line-break/>plurima coctione amarum redditur. Sed ut jam retuli,<text:line-break/>de qualitatibus omnibus gustabilibus in uno libro quarto<text:line-break/>de simplicium medicamentorum facultatibus est tractatum,<text:line-break/>atque hoc in loco, ut in aliis librorum Hippocratis expIi-<text:line-break/>canonibus, non demonstrationes, sed ipsarum conclusiones<text:line-break/>tantummodo recenseo. Quum igitur vinum dulce viscus<text:line-break/>calefaciat, silique, ut dictum est, consistentia crassam, par-<text:line-break/>ticuIares ipsius facultates, quas epotum demonstrat, secun-<text:line-break/>das qualitates consequuntur, color siquidem sua ratione<text:line-break/>nullam habet juvandi aut Iaedendi facultatem. Ergo VI.-<text:line-break/>num hujusmodi quo gradu consistentia crassius est, e<text:span text:style-name="Default_20_Paragraph_20_Font"><text:span text:style-name="T2">o<text:line-break/></text:span></text:span>tarde meat, quapropter tantum abest, ut ex obstructis<text:line-break/>partibus aliquid adimat, ut etiam obstructiones adaugeat.<text:line-break/>Atque ob id hepati affecto maximum affert detrimentum,<text:line-break/>praesertimque ubi vel phlegmone quaedam veI scirrhus</text:p>
      <text:p text:style-name="P1">ipsum occupaverit. Sed moderatiorem laesionem efficit,<text:line-break/>quum a orastis humoribus viscus obstruitur, aut propter<text:line-break/>imbeciIIitatem assidtur, uti in proprie hepaticis appelIatis<text:line-break/>affectibus. Post hepar lien a vinis orastis laeditur, non<text:line-break/>tamen pulmo, quum in br<text:span text:style-name="Default_20_Paragraph_20_Font"><text:span text:style-name="T2">a</text:span></text:span>nchiis crassam habet humorem.<text:line-break/>Nam in hepate ex amplis portae vasis ad angusta vaso-.<text:line-break/>sum tum gibbae, tum simae partis proceditur extrema,<text:line-break/>per quae eorum omnium, quae in corpus totum disttibu-<text:line-break/>untur, transmeasse fit , at in pulmone contrarium evenit.<text:line-break/>Nam per venas multas distributum consectumque in ipsis<text:line-break/>in amplam hronchiorum et priorem minorum irruit capa-<text:line-break/>citatam, atque ab his ad majora excipitur, secum et cras-<text:line-break/>sus tollens humores, quibus non calidius solum, verum<text:line-break/>etiam tenuius existit; scis autem pulmonem ipsum ab<text:line-break/>humoribus orastis Ientisque per tusses expurgari; nam qui<text:line-break/>aquosi sunt et exquisite tenues , spiritum qui tussiendo<text:line-break/>extra mittitur, circumfluunt. Ili etenim tanquam manus</text:p>
      <text:p text:style-name="P1">quaedam existit, quae sursum orasses humores secum fe-<text:line-break/>rat, sed crassitiem videlicet humorum talem esse oportet,<text:line-break/>ut a spiritu sursum ferri po<text:span text:style-name="Default_20_Paragraph_20_Font"><text:span text:style-name="T2">s</text:span></text:span>sit et non, ut l<text:span text:style-name="Default_20_Paragraph_20_Font"><text:span text:style-name="T2">u</text:span></text:span>tum, bron-<text:line-break/>chiis esse infarctam. Ob id sane glutinosos humores tusa<text:line-break/><text:span text:style-name="Default_20_Paragraph_20_Font"><text:span text:style-name="T2">s</text:span></text:span>es non expurgant, remorantur enim ac in br<text:span text:style-name="Default_20_Paragraph_20_Font"><text:span text:style-name="T2">a</text:span></text:span>nchiis<text:line-break/>visci instar retinentur. Ergo quae ad eductionem eorum<text:line-break/>qui in pulmone continentur crassarum humorum futura<text:line-break/>sunt idonea medicamenta, moderatam humiditatem habere<text:line-break/>debent. Quod si hi viscosi <text:span text:style-name="Default_20_Paragraph_20_Font"><text:span text:style-name="T2">humores</text:span></text:span> fuerint, non humi-<text:line-break/>ditate <text:span text:style-name="Default_20_Paragraph_20_Font"><text:span text:style-name="T2">s</text:span></text:span>olum est opus, verum etiam ea quae ab acidis fiat<text:line-break/>succis detersione. Ob idque aqua mulsa quidem ad cras-<text:line-break/>forum humorum expuitionem est convenientissima, oxymel<text:line-break/>vero ad viscosorum. Post mel i oratum ptisana est, atque<text:line-break/>ab ea vinum dulce, si coctis jam tum perspueumonia tum<text:line-break/>pletnitide propinetur, amplius non vexatis inflammatione<text:line-break/>corporibus. Quod si vinum hujusmodi epotum sitim fa-<text:line-break/>ciat, ad expuitionem minus idoneum redditur. Verum ut<text:line-break/>summatim absolvam, vinum dulce in acuto morbo ad ex-</text:p>
      <text:p text:style-name="P3">puitionem, tum propter dictas ipsius actiones, tum propter<text:line-break/>communem vinorum omnium rationem, qua vires robo-<text:line-break/>rant, idoneum existit, maxime vero iis qui quaecunque<text:line-break/>humida tum in thorace, tum in pulmone continentur,<text:line-break/>expuunt (didicisti enim <text:span text:style-name="Default_20_Paragraph_20_Font"><text:span text:style-name="T2">humida</text:span></text:span> illa varia tum fubstau-<text:line-break/>tiis, tum qualitatibus, tum facultatibus esse, in progno-<text:line-break/>stico libro, ubi sputorum exposuit differentias). Nullum<text:line-break/>fane bonum aliud vinum hujusmodi habet salutantibus<text:line-break/>propinatum, minus tamen vinoso, quod vehementer cale-<text:line-break/>facit, laedere poterit. C<text:span text:style-name="Default_20_Paragraph_20_Font"><text:span text:style-name="T2">o</text:span></text:span>mmodum praeterea aliud nihil<text:line-break/><text:span text:style-name="Default_20_Paragraph_20_Font"><text:span text:style-name="T2">habet</text:span></text:span> praeter antedicta , nisi quod alvinarum dejectionum<text:line-break/>permeationem modice juvet. Ob id igitur Hippocrates,<text:line-break/>uhi a minus laedentibus, quae multa sunt, doctrinae ex-<text:line-break/>oIdium fecit, ad juvamenta ipsorum, quae pauca sunt,<text:line-break/>circa finem sermonis transit. Percurramus igitur unae<text:line-break/>recenset, dictiones ipsius persequendo. Vinum duIce mi-<text:line-break/>nus quam robusta mentem ferire ait, hoc est minus de-<text:line-break/>lilia efficere. Robusta siquidem vehementer calefacientia</text:p>
      <text:p text:style-name="P3">caput humoribus, vaporibus et calore replent. Igitur dul-<text:line-break/>cia quo magis a vehementi calore absunt, e<text:span text:style-name="Default_20_Paragraph_20_Font"><text:span text:style-name="T2">o</text:span></text:span> minus cum<text:line-break/>caput gravant, tum mentem laedunt. Sed magis quam<text:line-break/><text:span text:style-name="Default_20_Paragraph_20_Font"><text:span text:style-name="T2">a</text:span></text:span>lia dejectiones movere ait et viscera magna facere, hoc<text:line-break/>est viscerum tumores augere. Sed de his a me paulo<text:line-break/>ante dictum esu Praeterea dulce vinum non idoneum<text:line-break/>esse ait picrocholis, hoc est amaram bilem accumulanti-<text:line-break/>bus. Nam medici bilem simpliciter pallidam et flavam<text:line-break/>dicere consueverunt, atram vero bilem hoc toto appellare<text:line-break/>et non hilum simpliciter, sed haec quidem acida est,<text:line-break/>amara autem quae flava. Propterea picrocholos appellat<text:line-break/>Hippocrates, qui redundantem habent hujusmodi bilem.<text:line-break/>Permixta autem aquosis ichoribus et liquidissima et pal-<text:line-break/>lida videtur, sola vero. quum existit et crassa et flava est.<text:line-break/>Quae autem hujusmodi bilem procreant, sunt calida et<text:line-break/>sicca temperamenta, ad cujus generationem idonei sunt<text:line-break/>et dulces omnes humores. Proindeque omnium horum</text:p>
      <text:p text:style-name="P3">maxime mel bilescit, quod dulcissimum sit, deinde et dul—<text:line-break/>cia vina. Non <text:span text:style-name="Default_20_Paragraph_20_Font"><text:span text:style-name="T2">s</text:span></text:span>olum autem, quod calor multus tales<text:line-break/>humores amaros reddat, propterea dulce vinum febrien-<text:line-break/>tibus, prae<text:span text:style-name="Default_20_Paragraph_20_Font"><text:span text:style-name="T2">s</text:span></text:span>ertim ubi calidi et sicci temperamento fuerint,<text:line-break/>idoneum non est, verum etiam quod quum crassa sint <text:span text:style-name="Default_20_Paragraph_20_Font"><text:span text:style-name="T2">husus-<text:line-break/>modi vina, </text:span></text:span>neque per urinas celeriter descendant, neque<text:line-break/>cito transpirent; quo fit ut biliosus humores neque<text:line-break/>secum agant neque excernunt. Solis ergo his unum inest<text:line-break/>bonum, quod ventrem emolliant, quod si id non fecerint,<text:line-break/>omnino nocent. Praeterea enim et siticulosa sunt, hanc<text:line-break/>rem, quod facile bilescant, commonstrantia. Dicit autem<text:line-break/><text:span text:style-name="Default_20_Paragraph_20_Font"><text:span text:style-name="T2">vinum</text:span></text:span> hujusmodi esse quoque flatulentum. Nam incole-<text:line-break/>luentes orasti humores <text:span text:style-name="Default_20_Paragraph_20_Font"><text:span text:style-name="T2">s</text:span></text:span>piritum sibi similem generant, tum<text:line-break/>vapidum, tum crassem, tale autem inflationes parit. Qua-<text:line-break/>propter ex tenuibus vinis non procreatur flatus , atque<text:line-break/>si interdum quispiam generetur, tenuium est partium et<text:line-break/>aereus, non nebulosus vapidusque. At duIce vinum fuse-<text:line-break/>moribus intestinis non esse inimicum ait, quanquam tarde</text:p>
      <text:p text:style-name="P3">meet qui ab ip<text:span text:style-name="Default_20_Paragraph_20_Font"><text:span text:style-name="T2">s</text:span></text:span>o est flatus moreturque circa hypochon-<text:line-break/>drium. Ea autem occasio est , ob quam non admodum<text:line-break/>turbet inferiora intestina, quod circa hypochondrium Illo-<text:line-break/>retur, donec perfecte coctum et tenuatum fuerit. Quod<text:line-break/><text:span text:style-name="Default_20_Paragraph_20_Font"><text:span text:style-name="T2">si s</text:span></text:span>emet coctum suerit, commeabiliorem tenuiorumque<text:line-break/>partium habebit naturam. Qua igitur ratione a supernis<text:line-break/>ad infernas expeIlitur partes , eadem ab infernis extra<text:line-break/>mittitur.</text:p>
      <text:h text:style-name="Heading_20_2" text:outline-level="2">HI.</text:h>
      <text:p text:style-name="P4"><text:span text:style-name="Default_20_Paragraph_20_Font"><text:span text:style-name="T2">Etenim sane hoc minus quam vinosum album urinas<text:line-break/>omnino movet.</text:span></text:span></text:p>
      <text:p text:style-name="P2">Quodnam vocavit vino<text:span text:style-name="Default_20_Paragraph_20_Font"><text:span text:style-name="T2">s</text:span></text:span>um album ^consideremus. Nam<text:line-break/>antea vinosum vinum tum esse tum appelIari diximus,<text:line-break/>quod jure aquoso opponitur. Vehementer igitur ipsum et<text:line-break/>calefacere et caput replere et deliria procreare et calorem<text:line-break/>febrilem augere operae pretium est. Sed Vinum hujus-</text:p>
      <text:p text:style-name="P3">modi album non .est, neque quum novum existit, neque<text:line-break/>cum vetus , quod ne quidem aliud quoddam vetustorum<text:line-break/>vinorum album permaneat, etiamsi quam maxime per<text:line-break/>initia tale fuerit,. imo femper fuluius redditur, ac tandem<text:line-break/>flavum. Vifus est ergo Hippocrates dixisse vinc<text:span text:style-name="Default_20_Paragraph_20_Font"><text:span text:style-name="T2">t</text:span></text:span>um al-<text:line-break/>bum, austerum, - quod neque urinas movet, fed si tale erasi-<text:line-break/>fiam fuerit, circa hypochondrium moratur, si vero non<text:line-break/>crassem, neque multum moratur, ut nigrum , neque albis<text:line-break/>simul et mediocriter austeris similiter ad urinas descendit.<text:line-break/>Haec enim <text:span text:style-name="Default_20_Paragraph_20_Font"><text:span text:style-name="T2">v</text:span></text:span>i<text:span text:style-name="Default_20_Paragraph_20_Font"><text:span text:style-name="T2">na</text:span></text:span> urinas cient, quod utramque tarde per<text:line-break/>urinas descendendi effugerunt proprietatem, tum eam<text:line-break/>quae aquosi vini est, quam ob frigiditatem sortitum est,<text:line-break/>tum eam quam vinum nigrum propter crassitiem habet. :<text:line-break/>Vinum enim album austerum minime calidum inter alna .<text:line-break/>existit, atque ob id ventris fluxionibus idoneum. Non<text:line-break/>tamen abunde ciet urinas hoc vinum. At fortassis <text:span text:style-name="Default_20_Paragraph_20_Font"><text:span text:style-name="T2">vin</text:span></text:span>o<text:line-break/>huic nigrum comparans, minus ciere urinas ipsum niti</text:p>
      <text:h text:style-name="P54" text:outline-level="2">IV.</text:h>
      <text:p text:style-name="P2"><text:span text:style-name="Default_20_Paragraph_20_Font"><text:span text:style-name="T2">spu</text:span></text:span>t<text:span text:style-name="Default_20_Paragraph_20_Font"><text:span text:style-name="T2">um vero altero p</text:span></text:span>ot<text:span text:style-name="Default_20_Paragraph_20_Font"><text:span text:style-name="T2">ent</text:span></text:span>i<text:span text:style-name="Default_20_Paragraph_20_Font"><text:span text:style-name="T2">us. educ</text:span></text:span>it, <text:span text:style-name="Default_20_Paragraph_20_Font"><text:span text:style-name="T2">qu</text:span></text:span>o<text:span text:style-name="Default_20_Paragraph_20_Font"><text:span text:style-name="T2">d dulce est.</text:span></text:span></text:p>
      <text:p text:style-name="P2">Quod alterum dicit? utrumne praeiens, ad quod com-<text:line-break/>parans dulce, dixit, urinas siquidem hoc minus quam vi-<text:line-break/>no<text:span text:style-name="Default_20_Paragraph_20_Font"><text:span text:style-name="T2">t</text:span></text:span>um album, omnino movet? an non hoc suium, fed<text:line-break/>simpliciter id omne quod dulce non est? Quum autem<text:line-break/><text:span text:style-name="Default_20_Paragraph_20_Font"><text:span text:style-name="T2">Hipp</text:span></text:span>o<text:span text:style-name="Default_20_Paragraph_20_Font"><text:span text:style-name="T2">crates</text:span></text:span>, quantum ad dictionem hanc attinet, ohfcu-<text:line-break/>rus sit, oredihiliusque sit ap<text:span text:style-name="Default_20_Paragraph_20_Font"><text:span text:style-name="T2">t</text:span></text:span>um nunc de vinoso albo<text:line-break/>- sermonem intelligere, rursum et alia oboritur obscuritas,<text:line-break/>quod non valde manifestum sit , quid sit vine<text:span text:style-name="Default_20_Paragraph_20_Font"><text:span text:style-name="T2">t</text:span></text:span>um album,<text:line-break/>utrum quod vehementer calefacit, an quod valde estringit,<text:line-break/>quod struphnum, i. e. acerbum, Graeci appellitant, quod<text:line-break/>autem moderatius, austerum. Quo igitur pacto habeat<text:line-break/>quod in dictione est,. ego propositi textus veritatem expo-<text:line-break/>nam. Sputum maxime omnium. vinorum dulce educit,<text:line-break/>ubi. non admodum crass<text:span text:style-name="Default_20_Paragraph_20_Font"><text:span text:style-name="T2">a</text:span></text:span>m fuerit, ut et quoties non<text:line-break/>ulque adeo ad fulvum secesserit, ut exoleta in eo sint tum</text:p>
      <text:p text:style-name="P3">ejus crassities tum dulcedo; - Pravum autem febri auxi-<text:line-break/>lium est vinum fulvum , quod- vehementer calidum sit.<text:line-break/>Verum post vinum dulce non summe crassem, ad eorum<text:line-break/>quae in pulmone funt, eductionem idoneum est aquol<text:span text:style-name="Default_20_Paragraph_20_Font"><text:span text:style-name="T2">a</text:span></text:span>m<text:line-break/>vinum, vires roborans et humores tum humectans tum<text:line-break/>incidens mediocriter. Id autem et caeteris vinis omni-<text:line-break/>bus fecuriua febrientibus exhibetur.</text:p>
      <text:h text:style-name="Heading_20_2" text:outline-level="2">V.</text:h>
      <text:p text:style-name="P4"><text:span text:style-name="Default_20_Paragraph_20_Font"><text:span text:style-name="T2">E</text:span></text:span>t <text:span text:style-name="Default_20_Paragraph_20_Font"><text:span text:style-name="T2">qu</text:span></text:span>i<text:span text:style-name="Default_20_Paragraph_20_Font"><text:span text:style-name="T2">bu</text:span></text:span>s <text:span text:style-name="Default_20_Paragraph_20_Font"><text:span text:style-name="T2">epotu</text:span></text:span>m <text:span text:style-name="Default_20_Paragraph_20_Font"><text:span text:style-name="T2">qu</text:span></text:span>i<text:span text:style-name="Default_20_Paragraph_20_Font"><text:span text:style-name="T2">de</text:span></text:span>m <text:span text:style-name="Default_20_Paragraph_20_Font"><text:span text:style-name="T2">sit</text:span></text:span>i<text:span text:style-name="Default_20_Paragraph_20_Font"><text:span text:style-name="T2">m fu</text:span></text:span>rit, <text:span text:style-name="Default_20_Paragraph_20_Font"><text:span text:style-name="T2">h</text:span></text:span>is <text:span text:style-name="Default_20_Paragraph_20_Font"><text:span text:style-name="T2">minu</text:span></text:span>s <text:span text:style-name="Default_20_Paragraph_20_Font"><text:span text:style-name="T2">quam<text:line-break/>al</text:span></text:span>t<text:span text:style-name="Default_20_Paragraph_20_Font"><text:span text:style-name="T2">erum v</text:span></text:span>i<text:span text:style-name="Default_20_Paragraph_20_Font"><text:span text:style-name="T2">nu</text:span></text:span>m <text:span text:style-name="Default_20_Paragraph_20_Font"><text:span text:style-name="T2">educ</text:span></text:span>it , <text:span text:style-name="Default_20_Paragraph_20_Font"><text:span text:style-name="T2">qu</text:span></text:span>i<text:span text:style-name="Default_20_Paragraph_20_Font"><text:span text:style-name="T2">bus ver</text:span></text:span>o sitic<text:span text:style-name="Default_20_Paragraph_20_Font"><text:span text:style-name="T2">ulosum no</text:span></text:span>n <text:span text:style-name="Default_20_Paragraph_20_Font"><text:span text:style-name="T2">est,<text:line-break/>h</text:span></text:span>is <text:span text:style-name="Default_20_Paragraph_20_Font"><text:span text:style-name="T2">magi</text:span></text:span>s <text:span text:style-name="Default_20_Paragraph_20_Font"><text:span text:style-name="T2">qua</text:span></text:span>m <text:span text:style-name="Default_20_Paragraph_20_Font"><text:span text:style-name="T2">al</text:span></text:span>t<text:span text:style-name="Default_20_Paragraph_20_Font"><text:span text:style-name="T2">eru</text:span></text:span>m <text:span text:style-name="Default_20_Paragraph_20_Font"><text:span text:style-name="T2">educit..</text:span></text:span></text:p>
      <text:p text:style-name="P2">Vinum alterum nunc dixit quod omnino siticulosum<text:line-break/>non esu Quare autem vinum siticulosum minus sputa<text:line-break/>educat, facile, si praedictorum memineris, comperies. Si-<text:line-break/>tis enim his perseverat qui dulce vinum bibunt., quod<text:line-break/>febrilis calor in ipsis malignior existat. . Qui si talis fu-</text:p>
      <text:p text:style-name="P3">erit, fputum siccat crassiusque et viscosius reddit. Quod<text:line-break/>autem <text:span text:style-name="Default_20_Paragraph_20_Font"><text:span text:style-name="T2">sputu</text:span></text:span>m hujusmodi difficulter educatur; verbis non<text:line-break/>est opus.</text:p>
      <text:h text:style-name="Heading_20_2" text:outline-level="2">VI.</text:h>
      <text:p text:style-name="P4"><text:span text:style-name="Default_20_Paragraph_20_Font"><text:span text:style-name="T2">At ver</text:span></text:span>o <text:span text:style-name="Default_20_Paragraph_20_Font"><text:span text:style-name="T2">v</text:span></text:span>i<text:span text:style-name="Default_20_Paragraph_20_Font"><text:span text:style-name="T2">nu</text:span></text:span>m <text:span text:style-name="Default_20_Paragraph_20_Font"><text:span text:style-name="T2">album vinosum</text:span></text:span> j<text:span text:style-name="Default_20_Paragraph_20_Font"><text:span text:style-name="T2">a</text:span></text:span>m <text:span text:style-name="Default_20_Paragraph_20_Font"><text:span text:style-name="T2">pluri</text:span></text:span>m<text:span text:style-name="Default_20_Paragraph_20_Font"><text:span text:style-name="T2">u</text:span></text:span>m <text:span text:style-name="Default_20_Paragraph_20_Font"><text:span text:style-name="T2">ac maxi</text:span></text:span>m<text:span text:style-name="Default_20_Paragraph_20_Font"><text:span text:style-name="T2">a<text:line-break/>ex parte lauda</text:span></text:span>t<text:span text:style-name="Default_20_Paragraph_20_Font"><text:span text:style-name="T2">u</text:span></text:span>m <text:span text:style-name="Default_20_Paragraph_20_Font"><text:span text:style-name="T2">quide</text:span></text:span>m <text:span text:style-name="Default_20_Paragraph_20_Font"><text:span text:style-name="T2">et v</text:span></text:span>it<text:span text:style-name="Default_20_Paragraph_20_Font"><text:span text:style-name="T2">upera</text:span></text:span>t<text:span text:style-name="Default_20_Paragraph_20_Font"><text:span text:style-name="T2">u</text:span></text:span>m <text:span text:style-name="Default_20_Paragraph_20_Font"><text:span text:style-name="T2">est su vin</text:span></text:span>i<text:line-break/><text:span text:style-name="Default_20_Paragraph_20_Font"><text:span text:style-name="T2">dulc</text:span></text:span>is <text:span text:style-name="Default_20_Paragraph_20_Font"><text:span text:style-name="T2">enarratione. Ad vesicam aute</text:span></text:span>m <text:span text:style-name="Default_20_Paragraph_20_Font"><text:span text:style-name="T2">al</text:span></text:span>t<text:span text:style-name="Default_20_Paragraph_20_Font"><text:span text:style-name="T2">ero</text:span></text:span> m<text:span text:style-name="Default_20_Paragraph_20_Font"><text:span text:style-name="T2">ag</text:span></text:span>is <text:span text:style-name="Default_20_Paragraph_20_Font"><text:span text:style-name="T2">pe-<text:line-break/>ne</text:span></text:span>t<text:span text:style-name="Default_20_Paragraph_20_Font"><text:span text:style-name="T2">ra</text:span></text:span>t <text:span text:style-name="Default_20_Paragraph_20_Font"><text:span text:style-name="T2">et quum urina</text:span></text:span>s <text:span text:style-name="Default_20_Paragraph_20_Font"><text:span text:style-name="T2">provocet ac se</text:span></text:span>m<text:span text:style-name="Default_20_Paragraph_20_Font"><text:span text:style-name="T2">per perru</text:span></text:span>m<text:span text:style-name="Default_20_Paragraph_20_Font"><text:span text:style-name="T2">pat,<text:line-break/>mul</text:span></text:span>t<text:span text:style-name="Default_20_Paragraph_20_Font"><text:span text:style-name="T2">um h</text:span></text:span>is <text:span text:style-name="Default_20_Paragraph_20_Font"><text:span text:style-name="T2">m</text:span></text:span>o<text:span text:style-name="Default_20_Paragraph_20_Font"><text:span text:style-name="T2">rb</text:span></text:span>is <text:span text:style-name="Default_20_Paragraph_20_Font"><text:span text:style-name="T2">con</text:span></text:span>t<text:span text:style-name="Default_20_Paragraph_20_Font"><text:span text:style-name="T2">ulerit. </text:span></text:span>N<text:span text:style-name="Default_20_Paragraph_20_Font"><text:span text:style-name="T2">am eisi ad a</text:span></text:span>h<text:span text:style-name="Default_20_Paragraph_20_Font"><text:span text:style-name="T2">a al</text:span></text:span>t<text:span text:style-name="Default_20_Paragraph_20_Font"><text:span text:style-name="T2">ero<text:line-break/></text:span></text:span>mi<text:span text:style-name="Default_20_Paragraph_20_Font"><text:span text:style-name="T2">nu</text:span></text:span>s <text:span text:style-name="Default_20_Paragraph_20_Font"><text:span text:style-name="T2">est</text:span></text:span> i<text:span text:style-name="Default_20_Paragraph_20_Font"><text:span text:style-name="T2">doneum, quae</text:span></text:span> t<text:span text:style-name="Default_20_Paragraph_20_Font"><text:span text:style-name="T2">a</text:span></text:span>m<text:span text:style-name="Default_20_Paragraph_20_Font"><text:span text:style-name="T2">en in vesica ab eo si</text:span></text:span>t <text:span text:style-name="Default_20_Paragraph_20_Font"><text:span text:style-name="T2">pur-<text:line-break/>gatio, l</text:span></text:span>i<text:span text:style-name="Default_20_Paragraph_20_Font"><text:span text:style-name="T2">bera</text:span></text:span>t, <text:span text:style-name="Default_20_Paragraph_20_Font"><text:span text:style-name="T2">si qua</text:span></text:span>l<text:span text:style-name="Default_20_Paragraph_20_Font"><text:span text:style-name="T2">e opor</text:span></text:span>t<text:span text:style-name="Default_20_Paragraph_20_Font"><text:span text:style-name="T2">e</text:span></text:span>t i<text:span text:style-name="Default_20_Paragraph_20_Font"><text:span text:style-name="T2">mpella</text:span></text:span>t<text:span text:style-name="Default_20_Paragraph_20_Font"><text:span text:style-name="T2">ur. </text:span></text:span>no<text:span text:style-name="Default_20_Paragraph_20_Font"><text:span text:style-name="T2">nae hae<text:line-break/>confec</text:span></text:span>t<text:span text:style-name="Default_20_Paragraph_20_Font"><text:span text:style-name="T2">urae sunt de v</text:span></text:span>i<text:span text:style-name="Default_20_Paragraph_20_Font"><text:span text:style-name="T2">n</text:span></text:span>i <text:span text:style-name="Default_20_Paragraph_20_Font"><text:span text:style-name="T2">ut</text:span></text:span>i<text:span text:style-name="Default_20_Paragraph_20_Font"><text:span text:style-name="T2">l</text:span></text:span>i<text:span text:style-name="Default_20_Paragraph_20_Font"><text:span text:style-name="T2">tate ac noxa, qua</text:span></text:span>s <text:span text:style-name="Default_20_Paragraph_20_Font"><text:span text:style-name="T2">me<text:line-break/>sen</text:span></text:span>i<text:span text:style-name="Default_20_Paragraph_20_Font"><text:span text:style-name="T2">ore</text:span></text:span>s <text:span text:style-name="Default_20_Paragraph_20_Font"><text:span text:style-name="T2">non did</text:span></text:span>i<text:span text:style-name="Default_20_Paragraph_20_Font"><text:span text:style-name="T2">cerunt.</text:span></text:span></text:p>
      <text:p text:style-name="P2">De aloe rino in dulcis vini oratione a me dictum<text:line-break/>est, quum ipsorum facultates comparavit perqussivitque.</text:p>
      <text:p text:style-name="P3">Dixi ergo non parvam esse quaestionem, si. album simul<text:line-break/>et austerum Vinum album vin<text:span text:style-name="Default_20_Paragraph_20_Font"><text:span text:style-name="T2">ct</text:span></text:span>um dixerit vel quod ve-<text:line-break/>hementer inter vina alba calefaciat, quod ex vinis albis<text:line-break/>nullum vehementer calefacere possit. Quod enim vinum<text:line-break/>summe calidum est, id statim et flavum existit, quemad-<text:line-break/>modum et quod ab ipfo est, fulvum, mox .ab his rubrum,<text:line-break/>ac deinde dulce. Album autem minus quidem his omni-<text:line-break/>bus calefacit, sed -differentias particulares aliaque omnino<text:line-break/>pro pluris minorisque ratione habet intervalla. Quod<text:line-break/>autem vinum hujusmodi dulci facilius ad vesicam pene-<text:line-break/>tret, dictum antea; fed ad alia dulci ineptius esse ait.<text:line-break/>Haec autem funt ventris subductio et eductio sputorum.<text:line-break/>Has autem bonas alt coniecturas esse, id est notas, faeni-<text:line-break/>latis vinorum.</text:p>
      <text:h text:style-name="Heading_20_2" text:outline-level="2">VIE</text:h>
      <text:p text:style-name="Normal">A<text:span text:style-name="Default_20_Paragraph_20_Font"><text:span text:style-name="T2">lv</text:span></text:span>o <text:span text:style-name="Default_20_Paragraph_20_Font"><text:span text:style-name="T2">autem vin</text:span></text:span>o <text:span text:style-name="Default_20_Paragraph_20_Font"><text:span text:style-name="T2">et nigro austero in bi</text:span></text:span>s <text:span text:style-name="Default_20_Paragraph_20_Font"><text:span text:style-name="T2">morbis ad haec</text:span></text:span></text:p>
      <text:p text:style-name="P3"><text:span text:style-name="Default_20_Paragraph_20_Font"><text:span text:style-name="T2">ute</text:span></text:span>ris, <text:span text:style-name="Default_20_Paragraph_20_Font"><text:span text:style-name="T2">si capi</text:span></text:span>tis <text:span text:style-name="Default_20_Paragraph_20_Font"><text:span text:style-name="T2">grav</text:span></text:span>i<text:span text:style-name="Default_20_Paragraph_20_Font"><text:span text:style-name="T2">ta</text:span></text:span>s <text:span text:style-name="Default_20_Paragraph_20_Font"><text:span text:style-name="T2">non afuer</text:span></text:span>i<text:span text:style-name="Default_20_Paragraph_20_Font"><text:span text:style-name="T2">t, neque</text:span></text:span> m<text:span text:style-name="Default_20_Paragraph_20_Font"><text:span text:style-name="T2">en</text:span></text:span>ti<text:span text:style-name="Default_20_Paragraph_20_Font"><text:span text:style-name="T2">s<text:line-break/>perculsi</text:span></text:span>o, <text:span text:style-name="Default_20_Paragraph_20_Font"><text:span text:style-name="T2">neque fau</text:span></text:span>t<text:span text:style-name="Default_20_Paragraph_20_Font"><text:span text:style-name="T2">um ab ascensu pr</text:span></text:span>o<text:span text:style-name="Default_20_Paragraph_20_Font"><text:span text:style-name="T2">h</text:span></text:span>i<text:span text:style-name="Default_20_Paragraph_20_Font"><text:span text:style-name="T2">bea</text:span></text:span>t<text:span text:style-name="Default_20_Paragraph_20_Font"><text:span text:style-name="T2">ur; neque<text:line-break/>urina suppr</text:span></text:span>i<text:span text:style-name="Default_20_Paragraph_20_Font"><text:span text:style-name="T2">ma</text:span></text:span>t<text:span text:style-name="Default_20_Paragraph_20_Font"><text:span text:style-name="T2">ur, sed defec</text:span></text:span>tio<text:span text:style-name="Default_20_Paragraph_20_Font"><text:span text:style-name="T2">nes humen</text:span></text:span>ti<text:span text:style-name="Default_20_Paragraph_20_Font"><text:span text:style-name="T2">ores et- ra-<text:line-break/></text:span></text:span>m<text:span text:style-name="Default_20_Paragraph_20_Font"><text:span text:style-name="T2">en</text:span></text:span>t<text:span text:style-name="Default_20_Paragraph_20_Font"><text:span text:style-name="T2">osiores suer</text:span></text:span>i<text:span text:style-name="Default_20_Paragraph_20_Font"><text:span text:style-name="T2">n</text:span></text:span>t. I<text:span text:style-name="Default_20_Paragraph_20_Font"><text:span text:style-name="T2">n h</text:span></text:span>is <text:span text:style-name="Default_20_Paragraph_20_Font"><text:span text:style-name="T2">sane ex alb</text:span></text:span>o <text:span text:style-name="Default_20_Paragraph_20_Font"><text:span text:style-name="T2">mutat</text:span></text:span>io<text:span text:style-name="Default_20_Paragraph_20_Font"><text:span text:style-name="T2">ne</text:span></text:span>m<text:line-break/><text:span text:style-name="Default_20_Paragraph_20_Font"><text:span text:style-name="T2">/acere decuer</text:span></text:span>it <text:span text:style-name="Default_20_Paragraph_20_Font"><text:span text:style-name="T2">e</text:span></text:span>t <text:span text:style-name="Default_20_Paragraph_20_Font"><text:span text:style-name="T2">quaecunque h</text:span></text:span>is <text:span text:style-name="Default_20_Paragraph_20_Font"><text:span text:style-name="T2">sim</text:span></text:span>ili<text:span text:style-name="Default_20_Paragraph_20_Font"><text:span text:style-name="T2">a ex</text:span></text:span>i<text:span text:style-name="Default_20_Paragraph_20_Font"><text:span text:style-name="T2">stunt.</text:span></text:span></text:p>
      <text:p text:style-name="P2">Dulce quidem vinum statim et nigrum existit, non<text:line-break/>tamen nigrum omne quamprimum et dulce. Imo ex his<text:line-break/>quaedam austera sunt, qualia apud nos in Asia prope<text:line-break/>Pergamum et in Perperine et Aegis. Quod autem in Cilicia<text:line-break/>estAuabates et austerum simul et dulce existit, .qualitatibus<text:line-break/>constans contrariis, idcirco et pravum est, neque distribuitur<text:line-break/>neque descendit, fed diutius in ventre superiore permanet,<text:line-break/>atque ipsum inflat. At quod citra dulcedinem nigrum<text:line-break/>austerum est, id ventri utile existit, quando vel plura<text:line-break/>justo per ip<text:span text:style-name="Default_20_Paragraph_20_Font"><text:span text:style-name="T2">t</text:span></text:span>um subeunt vel ramentofa , tunc enim- ido-<text:line-break/>neum est, sicuti et vinum- album austerum et quaecunque</text:p>
      <text:p text:style-name="P3">alia medicamenta astringentia. His autem et fulvum vi-<text:line-break/>num congruere ait, non omne simpliciter fulvum asili:-<text:line-break/>mans, <text:span text:style-name="Default_20_Paragraph_20_Font"><text:span text:style-name="T2">t</text:span></text:span>est fulvum austerum. Nam de. utrisque te intuiti-<text:line-break/>gere oportet, quod in principio dictionis existit, qua ita<text:line-break/>dicitur : <text:span text:style-name="Default_20_Paragraph_20_Font"><text:span text:style-name="T2">fulv</text:span></text:span>o <text:span text:style-name="Default_20_Paragraph_20_Font"><text:span text:style-name="T2">au</text:span></text:span>t<text:span text:style-name="Default_20_Paragraph_20_Font"><text:span text:style-name="T2">e</text:span></text:span>m <text:span text:style-name="Default_20_Paragraph_20_Font"><text:span text:style-name="T2">v</text:span></text:span>i<text:span text:style-name="Default_20_Paragraph_20_Font"><text:span text:style-name="T2">n</text:span></text:span>o <text:span text:style-name="Default_20_Paragraph_20_Font"><text:span text:style-name="T2">e</text:span></text:span>i <text:span text:style-name="Default_20_Paragraph_20_Font"><text:span text:style-name="T2">n</text:span></text:span>i<text:span text:style-name="Default_20_Paragraph_20_Font"><text:span text:style-name="T2">gro austeri</text:span></text:span>s i<text:span text:style-name="Default_20_Paragraph_20_Font"><text:span text:style-name="T2">n b</text:span></text:span>is <text:span text:style-name="Default_20_Paragraph_20_Font"><text:span text:style-name="T2">morb</text:span></text:span>is<text:line-break/><text:span text:style-name="Default_20_Paragraph_20_Font"><text:span text:style-name="T2">ad haec u</text:span></text:span>t<text:span text:style-name="Default_20_Paragraph_20_Font"><text:span text:style-name="T2">er</text:span></text:span>is. Duplex enim fulvum , ut et nigrum:<text:line-break/>aliud quidem dulce, aliud vero austerum. Atque quum<text:line-break/>tertium praeter utrumque existat , ex utriusque qua-<text:line-break/>litatis permixtione constans, attamen quod una est prae-.<text:line-break/>ditum qualitate, id colore utroque duplex existit. Caput<text:line-break/>autem et mentem fulvum magis ferit, quod et calidius<text:line-break/>nigro existat. Febres quoque ratione eadem auget, his<text:line-break/>eum idonea sula vina sunt quae aqu<text:span text:style-name="Default_20_Paragraph_20_Font"><text:span text:style-name="T2">at</text:span></text:span>a sunt. Merito<text:line-break/>igitur vinis austeris utendum prohibuit, sive ea colore<text:line-break/>fulva, sive nigra fuerint, in capitis gravitatibus et mentis<text:line-break/>laesione, ubi nimirum febris infans percusserit, atque<text:line-break/>amplius in thoracis pulmonisque morbis , in quibus fpu-<text:line-break/>tum retinetur, vina hujusmodi non idonea esse ait, atque</text:p>
      <text:p text:style-name="P3">quum vrinae supprimuntur , propter crassitiem videlicet et<text:line-break/>astrictionem.</text:p>
      <text:h text:style-name="Heading_20_2" text:outline-level="2">VIII.</text:h>
      <text:p text:style-name="P4"><text:span text:style-name="Default_20_Paragraph_20_Font"><text:span text:style-name="T2">At</text:span></text:span> i<text:span text:style-name="Default_20_Paragraph_20_Font"><text:span text:style-name="T2">nsuper nosse oporte</text:span></text:span>t, <text:span text:style-name="Default_20_Paragraph_20_Font"><text:span text:style-name="T2">si d</text:span></text:span>i<text:span text:style-name="Default_20_Paragraph_20_Font"><text:span text:style-name="T2">lut</text:span></text:span>i<text:span text:style-name="Default_20_Paragraph_20_Font"><text:span text:style-name="T2">u</text:span></text:span>s <text:span text:style-name="Default_20_Paragraph_20_Font"><text:span text:style-name="T2">v</text:span></text:span>i<text:span text:style-name="Default_20_Paragraph_20_Font"><text:span text:style-name="T2">num suer</text:span></text:span>i<text:span text:style-name="Default_20_Paragraph_20_Font"><text:span text:style-name="T2">t, sape-<text:line-break/>r</text:span></text:span>io<text:span text:style-name="Default_20_Paragraph_20_Font"><text:span text:style-name="T2">re</text:span></text:span>s <text:span text:style-name="Default_20_Paragraph_20_Font"><text:span text:style-name="T2">qu</text:span></text:span>i<text:span text:style-name="Default_20_Paragraph_20_Font"><text:span text:style-name="T2">dem parte</text:span></text:span>s <text:span text:style-name="Default_20_Paragraph_20_Font"><text:span text:style-name="T2">et quae c</text:span></text:span>i<text:span text:style-name="Default_20_Paragraph_20_Font"><text:span text:style-name="T2">rca vesicam sunt, m</text:span></text:span>i<text:span text:style-name="Default_20_Paragraph_20_Font"><text:span text:style-name="T2">nu</text:span></text:span>s<text:line-break/><text:span text:style-name="Default_20_Paragraph_20_Font"><text:span text:style-name="T2">laedere; si ver</text:span></text:span>o m<text:span text:style-name="Default_20_Paragraph_20_Font"><text:span text:style-name="T2">erac</text:span></text:span>i<text:span text:style-name="Default_20_Paragraph_20_Font"><text:span text:style-name="T2">u</text:span></text:span>s, iis <text:span text:style-name="Default_20_Paragraph_20_Font"><text:span text:style-name="T2">quae c</text:span></text:span>i<text:span text:style-name="Default_20_Paragraph_20_Font"><text:span text:style-name="T2">rca</text:span></text:span> i<text:span text:style-name="Default_20_Paragraph_20_Font"><text:span text:style-name="T2">ntest</text:span></text:span>i<text:span text:style-name="Default_20_Paragraph_20_Font"><text:span text:style-name="T2">na sunt,<text:line-break/></text:span></text:span>m<text:span text:style-name="Default_20_Paragraph_20_Font"><text:span text:style-name="T2">ag</text:span></text:span>is <text:span text:style-name="Default_20_Paragraph_20_Font"><text:span text:style-name="T2">prodesse.</text:span></text:span></text:p>
      <text:p text:style-name="P2">Vinum meracius, ut dixit, intestinis magis convenit.<text:line-break/>Merito igitur ipfa juvat astrictionis ratione, ob quam<text:line-break/>omnino juvandi facultatem habet. Verum hancce estri-<text:line-break/>orionem exolvit, aqua temperatum, atque eam ob rem<text:line-break/>ipfa minus juvat. Quo autem modo haec juvat magis<text:line-break/>astrictionis ratione quum meracius fuerit, sic thoracem<text:line-break/>caputque magis laedit; haec autem funt, quae manifesta-<text:line-break/>vit inquiens: <text:span text:style-name="Default_20_Paragraph_20_Font"><text:span text:style-name="T2">super</text:span></text:span>i<text:span text:style-name="Default_20_Paragraph_20_Font"><text:span text:style-name="T2">ore</text:span></text:span>s <text:span text:style-name="Default_20_Paragraph_20_Font"><text:span text:style-name="T2">qu</text:span></text:span>i<text:span text:style-name="Default_20_Paragraph_20_Font"><text:span text:style-name="T2">dem</text:span></text:span> om<text:span text:style-name="Default_20_Paragraph_20_Font"><text:span text:style-name="T2">ne</text:span></text:span>s <text:span text:style-name="Default_20_Paragraph_20_Font"><text:span text:style-name="T2">par</text:span></text:span>t<text:span text:style-name="Default_20_Paragraph_20_Font"><text:span text:style-name="T2">e</text:span></text:span>s <text:span text:style-name="Default_20_Paragraph_20_Font"><text:span text:style-name="T2">laed</text:span></text:span>i<text:span text:style-name="Default_20_Paragraph_20_Font"><text:span text:style-name="T2">t.<text:line-break/></text:span></text:span>Laedit quoque et corpora, quae per urinas expurgari de-<text:line-break/>be<text:span text:style-name="Default_20_Paragraph_20_Font"><text:span text:style-name="T2">a</text:span></text:span>t. - Nam austerum vinum excretiones omnes cohibet.</text:p>
      <text:p text:style-name="P3">De vinis haec loquutus Hippocrates continuo ad aquam<text:line-break/>mulsam transit, caeteris quidem prope omnibus de vino<text:line-break/>demonstratis, fed praetermisso uno , quod non abfolvit et<text:line-break/>ego obiter percurri, quod vinum febrientibus maxime<text:line-break/>idoneum aquofum sit. Est autem hoc album colore, con-<text:line-break/>fistentia tenue, nullam earum, quae caeteris vinis i usu n t,<text:line-break/>habens. qualitatem neque austeritatem neque acerbitatem<text:line-break/>peque dulcedinem neque acrimoniam neque^ odorem.<text:line-break/>Huic enim rino omnium vinorum foli, ut tum aquae tum<text:line-break/>vini mala effugeret, datum. Prodeunt autem talia in<text:line-break/>unaquaque gente aliqua. In Italia imbecillum Sabinum,<text:line-break/>quod febrientibus exhibent. In Afia et Titacaxenum<text:line-break/>et Tibinum. Sed vini hujus notas ubi intellexeris, talia<text:line-break/>facile in qualibet gente rina reperies, in quibus regioni-<text:line-break/>hqs et valde tenuia et aquosis vina producuntur. Ego<text:line-break/>vero reperi talia vina in Cilicia, Phoenicia, Palaestina,<text:line-break/>Scyro et Creta. Imo, ut retuli, in regionibus vidi omni-</text:p>
      <text:p text:style-name="P3">bus et, quod mirum magis sit, in Aegypto. Crassa siqui-<text:line-break/>dem vina et odore praedita et vehementissima in fervidis<text:line-break/>progignuntur regionibus. In Italia vero et Bitbyuia et<text:line-break/>Asia multe produci aquosis nihil mirum esu Sed quaeret<text:line-break/>aliquis, quare Hippocrates lu antecedente dictione pecu-<text:line-break/>liarem de his vinis praetermisit sermonem, quum febrien-<text:line-break/>tibus quam caetera omnia sint. minus noxia. Neque<text:line-break/>enim est dicendum quod tale vinum ignoraret. Is enim<text:line-break/>paulo post in meliorati narratione haec scribit. Caeterum<text:line-break/>vino <text:span text:style-name="Default_20_Paragraph_20_Font"><text:span text:style-name="T2">alb</text:span></text:span>o tenui, paucifero et inodor<text:span text:style-name="Default_20_Paragraph_20_Font"><text:span text:style-name="T2">a</text:span></text:span> quodam modo ro-<text:line-break/>hustius est et quodam modo imbecillius. Haec ait Hip-<text:line-break/>pocrates, vino <text:span text:style-name="Default_20_Paragraph_20_Font"><text:span text:style-name="T2">albo, </text:span></text:span>tenui et paucifero, id est parum<text:line-break/>aquae ferenti et modero, melioratum compa<text:span text:style-name="Default_20_Paragraph_20_Font"><text:span text:style-name="T2">r</text:span></text:span>ans.^ Vini<text:line-break/>igitur vinosi notas tum conspicue tum accurate usti re-<text:line-break/>censuisset, quonam pacto tum caput tum mentem feriat,<text:line-break/>de aquofo ipsi contrario disciplinam sufficientem esse exi-<text:line-break/>stimavit, quum contraria ipsi inesse ratiocinari possimus.</text:p>
      <text:h text:style-name="P54" text:outline-level="2">.lx.</text:h>
      <text:p text:style-name="P4">A<text:span text:style-name="Default_20_Paragraph_20_Font"><text:span text:style-name="T2">t quae potu</text:span></text:span>i <text:span text:style-name="Default_20_Paragraph_20_Font"><text:span text:style-name="T2">datur mulsa per t</text:span></text:span>o<text:span text:style-name="Default_20_Paragraph_20_Font"><text:span text:style-name="T2">tum morbum</text:span></text:span> i<text:span text:style-name="Default_20_Paragraph_20_Font"><text:span text:style-name="T2">n acut</text:span></text:span>i<text:span text:style-name="Default_20_Paragraph_20_Font"><text:span text:style-name="T2">s<text:line-break/>morb</text:span></text:span>i<text:span text:style-name="Default_20_Paragraph_20_Font"><text:span text:style-name="T2">s, tum amara b</text:span></text:span>i<text:span text:style-name="Default_20_Paragraph_20_Font"><text:span text:style-name="T2">le redundant</text:span></text:span>i<text:span text:style-name="Default_20_Paragraph_20_Font"><text:span text:style-name="T2">bu</text:span></text:span>s <text:span text:style-name="Default_20_Paragraph_20_Font"><text:span text:style-name="T2">prorsus</text:span></text:span> t<text:span text:style-name="Default_20_Paragraph_20_Font"><text:span text:style-name="T2">um<text:line-break/>qu</text:span></text:span>i<text:span text:style-name="Default_20_Paragraph_20_Font"><text:span text:style-name="T2">bu</text:span></text:span>s t<text:span text:style-name="Default_20_Paragraph_20_Font"><text:span text:style-name="T2">umen</text:span></text:span>t <text:span text:style-name="Default_20_Paragraph_20_Font"><text:span text:style-name="T2">v</text:span></text:span>i<text:span text:style-name="Default_20_Paragraph_20_Font"><text:span text:style-name="T2">scera minus quam n</text:span></text:span>o<text:span text:style-name="Default_20_Paragraph_20_Font"><text:span text:style-name="T2">n tal</text:span></text:span>i<text:span text:style-name="Default_20_Paragraph_20_Font"><text:span text:style-name="T2">bus est<text:line-break/></text:span></text:span>i<text:span text:style-name="Default_20_Paragraph_20_Font"><text:span text:style-name="T2">donea.</text:span></text:span></text:p>
      <text:p text:style-name="P2">oratio haec, <text:span text:style-name="Default_20_Paragraph_20_Font"><text:span text:style-name="T2">per t</text:span></text:span>o<text:span text:style-name="Default_20_Paragraph_20_Font"><text:span text:style-name="T2">tum morbum, </text:span></text:span>ostendit ipfum de<text:line-break/>iis intelligere morbis, in quibus cremore nutrire idoneum<text:line-break/>non esse demonstravit, priusquam ad morbi perventum<text:line-break/>sit vigorem. Nam si aeger acuta febre laboret, neque tum<text:line-break/>in thorace tum in pulmone fuerit morbus viresque valu-<text:line-break/>eriut et morbus quintum ultra diem fele propagaturus<text:line-break/>non sit, aqua mulsa epota abunde aegro sufficere potest.<text:line-break/>Caeteris quidem omnibus in morbis hujusmodi est con-<text:line-break/>venientissima aqua mulsa, fed picrocholis minus conferti<text:line-break/>Nam in ipsis .bilescit, nisi prius vel intestina vel vesicam<text:line-break/>pertransierit, quae si pertransierit, non fotum nihil lae-</text:p>
      <text:p text:style-name="P3">dit, verum et maxime juvat, nam sucum biliosis deducit<text:line-break/>excrementa. Hac sane etiam ratione temperamentum<text:line-break/>quoque ipsius demonstravit. Nam in hujusmodi naturis<text:line-break/>dilutior exhibita mulsa confert, neque enim hoc pacto<text:line-break/>surculosa existit, neque bilem generat. Ut autem ploro-<text:line-break/>chelis, ita megalosplanchnis hanc haudquaquam idoneam<text:line-break/>esse alt. Megalosplancbnos nunc dixit non eos, quibus<text:line-break/>magna per naturam ipsam sunt viscera, sed quibus ea ex<text:line-break/>affectu aliquo intumuerunt in scirrhum aut phlegmonem<text:line-break/>aut oedema. Prava siquidem in his , quod cito pertransire<text:line-break/><text:span text:style-name="Default_20_Paragraph_20_Font"><text:span text:style-name="T2">v</text:span></text:span>i<text:span text:style-name="Default_20_Paragraph_20_Font"><text:span text:style-name="T2">scera</text:span></text:span> ipsa non possit et facile bilefcat praefertimque in<text:line-break/>pli egmon i; propter caloris magnitudinem, in caeteris<text:line-break/>autem, qui praeter naturam sunt tumoribus minus detri-<text:line-break/>menti affert.</text:p>
      <text:h text:style-name="Heading_20_2" text:outline-level="2">X.</text:h>
      <text:p text:style-name="P4"><text:span text:style-name="Default_20_Paragraph_20_Font"><text:span text:style-name="T2">s</text:span></text:span>i<text:span text:style-name="Default_20_Paragraph_20_Font"><text:span text:style-name="T2">t</text:span></text:span>i<text:span text:style-name="Default_20_Paragraph_20_Font"><text:span text:style-name="T2">m ta</text:span></text:span>m<text:span text:style-name="Default_20_Paragraph_20_Font"><text:span text:style-name="T2">en</text:span></text:span> mi<text:span text:style-name="Default_20_Paragraph_20_Font"><text:span text:style-name="T2">nu</text:span></text:span>s <text:span text:style-name="Default_20_Paragraph_20_Font"><text:span text:style-name="T2">quam dulce vinu</text:span></text:span>m <text:span text:style-name="Default_20_Paragraph_20_Font"><text:span text:style-name="T2">insum. . Eten</text:span></text:span>im<text:line-break/><text:span text:style-name="Default_20_Paragraph_20_Font"><text:span text:style-name="T2">pul</text:span></text:span>m<text:span text:style-name="Default_20_Paragraph_20_Font"><text:span text:style-name="T2">onem em</text:span></text:span>o<text:span text:style-name="Default_20_Paragraph_20_Font"><text:span text:style-name="T2">llit et sputu</text:span></text:span>m <text:span text:style-name="Default_20_Paragraph_20_Font"><text:span text:style-name="T2">med</text:span></text:span>i<text:span text:style-name="Default_20_Paragraph_20_Font"><text:span text:style-name="T2">ocr</text:span></text:span>i<text:span text:style-name="Default_20_Paragraph_20_Font"><text:span text:style-name="T2">ter educ</text:span></text:span>i<text:span text:style-name="Default_20_Paragraph_20_Font"><text:span text:style-name="T2">t tusum-</text:span></text:span></text:p>
      <text:p text:style-name="P3"><text:span text:style-name="Default_20_Paragraph_20_Font"><text:span text:style-name="T2">que lenit. Habe</text:span></text:span>t <text:span text:style-name="Default_20_Paragraph_20_Font"><text:span text:style-name="T2">namque detergen</text:span></text:span>s <text:span text:style-name="Default_20_Paragraph_20_Font"><text:span text:style-name="T2">qu</text:span></text:span>o<text:span text:style-name="Default_20_Paragraph_20_Font"><text:span text:style-name="T2">ddam , qu</text:span></text:span>o<text:span text:style-name="Default_20_Paragraph_20_Font"><text:span text:style-name="T2">d<text:line-break/>p</text:span></text:span>l<text:span text:style-name="Default_20_Paragraph_20_Font"><text:span text:style-name="T2">u</text:span></text:span>s <text:span text:style-name="Default_20_Paragraph_20_Font"><text:span text:style-name="T2">quam par sit spu</text:span></text:span>t<text:span text:style-name="Default_20_Paragraph_20_Font"><text:span text:style-name="T2">um v</text:span></text:span>i<text:span text:style-name="Default_20_Paragraph_20_Font"><text:span text:style-name="T2">suidum redd</text:span></text:span>i<text:span text:style-name="Default_20_Paragraph_20_Font"><text:span text:style-name="T2">t.</text:span></text:span></text:p>
      <text:p text:style-name="P2">Cur <text:span text:style-name="Default_20_Paragraph_20_Font"><text:span text:style-name="T2">aqua mulsa</text:span></text:span> minus quam vinum dulce sitifera<text:line-break/>sit, dixi antea, quum utraque quatenus dulcia sunt, cate-<text:line-break/>nos facile lutescere demonstrarem. Verum quod tenuior<text:line-break/>sit magisque penetret, ut omnia subeat, mulsa, ea ratione<text:line-break/>minus vino dulci est siticulosa. Quare si aliquando<text:line-break/>plusculo tempore in ventre manferit, tunc rino dulci non<text:line-break/>minus siticulosa redditur, quod raro contingit. Aqua vero<text:line-break/>mulsa rino dulci citius ventrem intestinaque omnia pe-<text:line-break/>netrat, nec secus hepar adusque tum renes tum vesicam<text:line-break/>non raro quidem,. sed perpetuo. Ob haec igitur vino<text:line-break/>dulci minus siticulosa existit. Hippocrates idem, quan-<text:line-break/>quam non ita, sed modo alio, dixit, mulsae facultatem<text:line-break/>ex iis quae in pulmone facit, demonstrans. Nam quod<text:line-break/>haec non efficeret, nisi vias ipsius penetraret abstergeret-<text:line-break/>que, manifestum esu At mulsam sputum educere non sim-</text:p>
      <text:p text:style-name="P3">pliciter dixit, fed <text:span text:style-name="Default_20_Paragraph_20_Font"><text:span text:style-name="T2">med</text:span></text:span>i<text:span text:style-name="Default_20_Paragraph_20_Font"><text:span text:style-name="T2">ocr</text:span></text:span>i<text:span text:style-name="Default_20_Paragraph_20_Font"><text:span text:style-name="T2">ter</text:span></text:span> adscripsit, neque enim va-<text:line-break/>lentor educit, ut oxymel, lenit sane, quo oxymel priva-<text:line-break/>tur. Nam oxymel tusses excitat, tum irritans, tum aspe-<text:line-break/>rans, quatenus vehementer detergit; mulsa vero et prae-<text:line-break/>fertinr . aquosa minima detergenti participat facultate.<text:line-break/>Vocatur autem hujusmodi <text:span text:style-name="Default_20_Paragraph_20_Font"><text:span text:style-name="T2">faculta</text:span></text:span>s etiam extergens, a qua<text:line-break/>et nunc Hippocrates nomen fecit <text:span text:style-name="Default_20_Paragraph_20_Font"><text:span text:style-name="T6">σμηγματῶδες</text:span></text:span><text:span text:style-name="Default_20_Paragraph_20_Font"><text:span text:style-name="T5">, </text:span></text:span>de mulsa<text:line-break/>ita fcribens, <text:span text:style-name="Default_20_Paragraph_20_Font"><text:span text:style-name="T2">habe</text:span></text:span>t <text:span text:style-name="Default_20_Paragraph_20_Font"><text:span text:style-name="T2">e</text:span></text:span>t<text:span text:style-name="Default_20_Paragraph_20_Font"><text:span text:style-name="T2">eni</text:span></text:span>m <text:span text:style-name="Default_20_Paragraph_20_Font"><text:span text:style-name="T2">v</text:span></text:span>i<text:span text:style-name="Default_20_Paragraph_20_Font"><text:span text:style-name="T2">m quandam extergend</text:span></text:span>i. Me-<text:line-break/>diocri autem participare ipsam facultate hujusmodi osten-<text:line-break/>dit, adjiciens vocabulo huic <text:span text:style-name="Default_20_Paragraph_20_Font"><text:span text:style-name="T6">σμηγματῶδες</text:span></text:span><text:span text:style-name="Default_20_Paragraph_20_Font"><text:span text:style-name="T5"> </text:span></text:span>vocabulum hoc<text:line-break/><text:span text:style-name="Default_20_Paragraph_20_Font"><text:span text:style-name="T6">τὶ</text:span></text:span><text:span text:style-name="Default_20_Paragraph_20_Font"><text:span text:style-name="T5">, </text:span></text:span>nempe, quibus adjiclatur, paucitatem indicat. Ergo.<text:line-break/>pauca mulsae abstergendi vis, non quia abstergendi vis<text:line-break/>est, ob id simplex, fied quia pauca esu Ad glutinosum<text:line-break/>siquidem <text:span text:style-name="Default_20_Paragraph_20_Font"><text:span text:style-name="T2">t</text:span></text:span>putum medicamentum vehementer abstergens<text:line-break/>esse oportet, quod glutinosum eum, qui branchiis pulmo-<text:line-break/>nis inhaeret, detergere possit humorem. Quod si quis<text:line-break/>ejusmodi in thoracis pulmonisque medio acervatus fuerit,<text:line-break/>jam et major, ut probe spuatur, tum incidentis tum de-</text:p>
      <text:p text:style-name="P3">tergentis facultatis est necessitas, quae id a fuccingente<text:line-break/>detergat, incidat et tenuet; nam fieri non potest ut talis<text:line-break/>humor aliter per membranam viscus ambientem ad pul-<text:line-break/>moris bronchia transferatur- Non igitur bene est usus<text:line-break/>dictione <text:span text:style-name="Default_20_Paragraph_20_Font"><text:span text:style-name="T2">H</text:span></text:span>i<text:span text:style-name="Default_20_Paragraph_20_Font"><text:span text:style-name="T2">ppocra</text:span></text:span>t<text:span text:style-name="Default_20_Paragraph_20_Font"><text:span text:style-name="T2">e</text:span></text:span>s, quum huic orationi, <text:span text:style-name="Default_20_Paragraph_20_Font"><text:span text:style-name="T2">habet enim<text:line-break/>detergen</text:span></text:span>s <text:span text:style-name="Default_20_Paragraph_20_Font"><text:span text:style-name="T2">qu</text:span></text:span>i<text:span text:style-name="Default_20_Paragraph_20_Font"><text:span text:style-name="T2">ddam</text:span></text:span>, quod subsequitur dictum adjecit<text:span text:style-name="Default_20_Paragraph_20_Font"><text:span text:style-name="T2">j quod<text:line-break/>plu</text:span></text:span>s <text:span text:style-name="Default_20_Paragraph_20_Font"><text:span text:style-name="T2">qua</text:span></text:span>m <text:span text:style-name="Default_20_Paragraph_20_Font"><text:span text:style-name="T2">par sit viseosum redd</text:span></text:span>i<text:span text:style-name="Default_20_Paragraph_20_Font"><text:span text:style-name="T2">t sputum. </text:span></text:span>Nam melius<text:line-break/>erat dicere, habet enim detergens quiddam adque paucum<text:line-break/>mulsa, quod saepenumero immoderatius viscosum fieri<text:line-break/>sputum sinit. Non enim ob mul<text:span text:style-name="Default_20_Paragraph_20_Font"><text:span text:style-name="T2">t</text:span></text:span>am glutinosum fieri <text:span text:style-name="Default_20_Paragraph_20_Font"><text:span text:style-name="T2">t</text:span></text:span>pu-<text:line-break/>tum contingit, fed id quidem sputo hujusmodi proprium<text:line-break/>inest, mulsa vero nil juvat, <text:span text:style-name="Default_20_Paragraph_20_Font"><text:span text:style-name="T2">t</text:span></text:span>ed excrementa naturam talem<text:line-break/>permanere sinit, quapropter melius dixisset, nihil glutino-<text:line-break/>sirm sputum juvari et non tale a mulsa fieri. Nam hoc i<text:line-break/>verbum <text:span text:style-name="Default_20_Paragraph_20_Font"><text:span text:style-name="T6">καταγλισχραἰνειν</text:span></text:span><text:span text:style-name="Default_20_Paragraph_20_Font"><text:span text:style-name="T5"> </text:span></text:span>, quod ab Hippocrate dicitur,<text:line-break/>sputum a mulsa tale fieri, cum demonstratione significat.</text:p>
      <text:h text:style-name="P54" text:outline-level="2">XI.</text:h>
      <text:p text:style-name="P4">U<text:span text:style-name="Default_20_Paragraph_20_Font"><text:span text:style-name="T2">rinas qu</text:span></text:span>o<text:span text:style-name="Default_20_Paragraph_20_Font"><text:span text:style-name="T2">que mulsu vehe</text:span></text:span>m<text:span text:style-name="Default_20_Paragraph_20_Font"><text:span text:style-name="T2">en</text:span></text:span>t<text:span text:style-name="Default_20_Paragraph_20_Font"><text:span text:style-name="T2">er cie</text:span></text:span>t, <text:span text:style-name="Default_20_Paragraph_20_Font"><text:span text:style-name="T2">si qua v</text:span></text:span>i<text:span text:style-name="Default_20_Paragraph_20_Font"><text:span text:style-name="T2">scerum asse-<text:line-break/>c</text:span></text:span>ti<text:span text:style-name="Default_20_Paragraph_20_Font"><text:span text:style-name="T2">o non proh</text:span></text:span>i<text:span text:style-name="Default_20_Paragraph_20_Font"><text:span text:style-name="T2">beat.</text:span></text:span></text:p>
      <text:p text:style-name="P2">Mulsam ante, quod vias omnes quae ventrem renes-<text:line-break/>que interjaeent, facile penetret, ciere urinas a me dictum<text:line-break/>est, imo demonstratum quoque est, ubi jecur male affici-<text:line-break/>tur, ipfa1n potui non convenire. Lienem praeterea phle-<text:line-break/>gmone obsessum laedit, atque multo magis intestina ac<text:line-break/>ventrem, nam cito ignescens ob phlegmones calorem in<text:line-break/>bilem convertitur. Quam primum enim ob dulcedinem<text:line-break/>melle delectantur viscera, quemadmodum et venter, pro-<text:line-break/>inseque tum citius tum cumulatius eliciunt. Mel quo-<text:line-break/>que et dulcia alia idem habere quis dixerit, atque ut ad<text:line-break/>ventrem, ita ad viscera fe habere. Venter autem his<text:line-break/>oblectari videtur. Etenim ubi ea deglutivit, manifeste<text:line-break/>quodammodo ab assumptis delectatur, veluti e contrario</text:p>
      <text:p text:style-name="P3">ab esperantibus amarisque. offenditur , neque fotum, quum<text:line-break/>assumuntur, verum et ubi assumpta sunt, ad aliquod us-<text:line-break/>que tempus. Unde nemo ea, nisi interdum vice medica-<text:line-break/>menti , ob humores praeter naturam collectos in ventre<text:line-break/>ingerit. Ubi enim fecundum . naturam habuerit, injucunda<text:line-break/>ipsi talia omnia sunt, jucunda autem sula, quae dulcia<text:line-break/>existunt. Sane in appellata gula maxima ex devoratis<text:line-break/>dulcibus exoritur voluptas, corpore loci illius peculiare<text:line-break/>quiddam cum succo hujusmodi habente. Id autem cor-<text:line-break/>pus ipsum est ventriculi interna tunica, ut et ea, quae<text:line-break/>linguam ambit; verum in lingua efficacissimum habet dul-<text:line-break/>eedinis <text:span text:style-name="Default_20_Paragraph_20_Font"><text:span text:style-name="T2">t</text:span></text:span>ensum , in gula autem voluptatis. Sensus vero<text:line-break/>manifestus continuo efficitur et in ventris ore, quod dui- .<text:line-break/>cibus assumptis delectatur, quum animal fecundum natu-<text:line-break/>ram existit. Sic igitur viscera dulci gaudere socco , plu-<text:line-break/>rimumque ipsius celeriter attrahentis, . quamdiu valent,<text:line-break/>frui alique, quum vero febriunt et phlegmone obsidentur</text:p>
      <text:p text:style-name="P1">in id quod biliosum est, dulcem succum convertere par<text:line-break/>est. Videntur igitur quae ficato ex carycerum efu ap-<text:line-break/>pellantur tum maxima tum suavissima esse, jecore <text:span text:style-name="Default_20_Paragraph_20_Font"><text:span text:style-name="T2">j</text:span></text:span>pfo,<text:line-break/>ut liquet, ex dulcium eiu alimentum uberius accipiente,<text:line-break/>verum in phlegmonis febrlbusque rerum hujusmodi luge-<text:line-break/>stio non in probam alimoniam, fed in bilis generationem<text:line-break/>demigrat, febrilis siquidem calor exuperat , nativus autem<text:line-break/>deficit, qui bene temperatus erat.</text:p>
      <text:h text:style-name="Heading_20_2" text:outline-level="2">XII.</text:h>
      <text:p text:style-name="P4">A<text:span text:style-name="Default_20_Paragraph_20_Font"><text:span text:style-name="T2">ed e</text:span></text:span>t <text:span text:style-name="Default_20_Paragraph_20_Font"><text:span text:style-name="T2">b</text:span></text:span>i<text:span text:style-name="Default_20_Paragraph_20_Font"><text:span text:style-name="T2">li</text:span></text:span>o<text:span text:style-name="Default_20_Paragraph_20_Font"><text:span text:style-name="T2">sa excremen</text:span></text:span>t<text:span text:style-name="Default_20_Paragraph_20_Font"><text:span text:style-name="T2">a</text:span></text:span> m<text:span text:style-name="Default_20_Paragraph_20_Font"><text:span text:style-name="T2">ag</text:span></text:span>is <text:span text:style-name="Default_20_Paragraph_20_Font"><text:span text:style-name="T2">subducit, interdum qu</text:span></text:span>i-<text:line-break/><text:span text:style-name="Default_20_Paragraph_20_Font"><text:span text:style-name="T2">de</text:span></text:span>m <text:span text:style-name="Default_20_Paragraph_20_Font"><text:span text:style-name="T2">bona, </text:span></text:span>i<text:span text:style-name="Default_20_Paragraph_20_Font"><text:span text:style-name="T2">nterdum ver</text:span></text:span>o <text:span text:style-name="Default_20_Paragraph_20_Font"><text:span text:style-name="T2">mag</text:span></text:span>is <text:span text:style-name="Default_20_Paragraph_20_Font"><text:span text:style-name="T2">qua</text:span></text:span>m <text:span text:style-name="Default_20_Paragraph_20_Font"><text:span text:style-name="T2">decea</text:span></text:span>t <text:span text:style-name="Default_20_Paragraph_20_Font"><text:span text:style-name="T2">colore<text:line-break/>saturata ac spuman</text:span></text:span>tium, i<text:span text:style-name="Default_20_Paragraph_20_Font"><text:span text:style-name="T2">dque b</text:span></text:span>i<text:span text:style-name="Default_20_Paragraph_20_Font"><text:span text:style-name="T2">liosi</text:span></text:span>s <text:span text:style-name="Default_20_Paragraph_20_Font"><text:span text:style-name="T2">magi</text:span></text:span>s <text:span text:style-name="Default_20_Paragraph_20_Font"><text:span text:style-name="T2">et mega-<text:line-break/>l</text:span></text:span>ospl<text:span text:style-name="Default_20_Paragraph_20_Font"><text:span text:style-name="T2">anchni</text:span></text:span>s <text:span text:style-name="Default_20_Paragraph_20_Font"><text:span text:style-name="T2">con</text:span></text:span>ti<text:span text:style-name="Default_20_Paragraph_20_Font"><text:span text:style-name="T2">ng</text:span></text:span>it.</text:p>
      <text:p text:style-name="P2">Revocemus in . memoriam praenunciatum dictionem,<text:line-break/>in qua mulfam vino dulci comparans dicebat., <text:span text:style-name="Default_20_Paragraph_20_Font"><text:span text:style-name="T2">at fune<text:line-break/>sit</text:span></text:span>i<text:span text:style-name="Default_20_Paragraph_20_Font"><text:span text:style-name="T2">cu</text:span></text:span>l<text:span text:style-name="Default_20_Paragraph_20_Font"><text:span text:style-name="T2">osa</text:span></text:span> mi<text:span text:style-name="Default_20_Paragraph_20_Font"><text:span text:style-name="T2">nus qua</text:span></text:span>m <text:span text:style-name="Default_20_Paragraph_20_Font"><text:span text:style-name="T2">dulce v</text:span></text:span>i<text:span text:style-name="Default_20_Paragraph_20_Font"><text:span text:style-name="T2">nu</text:span></text:span>m <text:span text:style-name="Default_20_Paragraph_20_Font"><text:span text:style-name="T2">ex</text:span></text:span>i<text:span text:style-name="Default_20_Paragraph_20_Font"><text:span text:style-name="T2">stit. </text:span></text:span>Nunc quoque.</text:p>
      <text:p text:style-name="P3">mul<text:span text:style-name="Default_20_Paragraph_20_Font"><text:span text:style-name="T2">t</text:span></text:span>am ad vinum dulce comparans, <text:span text:style-name="Default_20_Paragraph_20_Font"><text:span text:style-name="T2">b</text:span></text:span>i<text:span text:style-name="Default_20_Paragraph_20_Font"><text:span text:style-name="T2">liosa</text:span></text:span> alvi exere-<text:line-break/>menta delicere magis pronunciavit. Nam m t biliosa deji-<text:line-break/>cere vinum dulce potest, verum mulsa biliosa quidem<text:line-break/>bona interdum subducit, interdum vero prava, quae sin-<text:line-break/>cere admodum biliosa existunt, bilem igneam vel flavam<text:line-break/>habentia crassamque. Ip<text:span text:style-name="Default_20_Paragraph_20_Font"><text:span text:style-name="T2">t</text:span></text:span>a igitur spumam accipit, saepe<text:line-break/>quidem ea ratione, qua in rebus vehementer igne cale-<text:line-break/>fidentibus <text:span text:style-name="Default_20_Paragraph_20_Font"><text:span text:style-name="T2">t</text:span></text:span>puma efflorescit, saepe vero ut in iis , quae a<text:line-break/>flatu agitantur, humidis. Horum quae protuli primum<text:line-break/>quidem caloris exuperantia neta est, secundum vero angu-<text:line-break/>stiae instrume<text:span text:style-name="Default_20_Paragraph_20_Font"><text:span text:style-name="T2">n</text:span></text:span>torum et agitationis flatule<text:span text:style-name="Default_20_Paragraph_20_Font"><text:span text:style-name="T2">n</text:span></text:span>ti spiritus i<text:span text:style-name="Default_20_Paragraph_20_Font"><text:span text:style-name="T2">n</text:span></text:span>ter-<text:line-break/>clusi exitumque minime liberum habentis. Biliosis autem<text:line-break/>hujusmodi omnino subducu<text:span text:style-name="Default_20_Paragraph_20_Font"><text:span text:style-name="T2">n</text:span></text:span>tur in febribus fyntecticis, qui-<text:line-break/>bus prope omnium adversissima nocentissimaque est mulsae<text:line-break/>potio, quemadmodum et contra potio aquae frigidae com-<text:line-break/>modissima. Alti<text:span text:style-name="Default_20_Paragraph_20_Font"><text:span text:style-name="T2">n</text:span></text:span>um hujusmodi excrementum ait a mulsa<text:line-break/>magis generari, natura quidem biliosis, id est, immoderate<text:line-break/>calidis, fed in iis morbis, quibus vi<text:span text:style-name="Default_20_Paragraph_20_Font"><text:span text:style-name="T2">t</text:span></text:span>eus aliquod phlegmone</text:p>
      <text:p text:style-name="P32">infestatur. Commune siquidem hem nomen peculiare<text:line-break/>nunc factum est eorum quae inflammantur; non enim<text:line-break/>propter scirrhum aut oedema febris incenditur. Ergo<text:line-break/>quod in acutis morbis, de quibus ipsi fermo est, quum<text:line-break/>tumor in visceribus genitus fuerit, phlegmones symptoma<text:line-break/>sit, non oedematis aut scirrhi , constat. Hos et nunc me-<text:line-break/>galofplanchn<text:span text:style-name="Default_20_Paragraph_20_Font"><text:span text:style-name="T2">o</text:span></text:span>s appellavit.</text:p>
      <text:h text:style-name="Heading_20_2" text:outline-level="2">AIII.</text:h>
      <text:p text:style-name="P4">Al <text:span text:style-name="Default_20_Paragraph_20_Font"><text:span text:style-name="T2">sput</text:span></text:span>i <text:span text:style-name="Default_20_Paragraph_20_Font"><text:span text:style-name="T2">qu</text:span></text:span>i<text:span text:style-name="Default_20_Paragraph_20_Font"><text:span text:style-name="T2">de</text:span></text:span>m <text:span text:style-name="Default_20_Paragraph_20_Font"><text:span text:style-name="T2">eductionem .ac pulmoni</text:span></text:span>s <text:span text:style-name="Default_20_Paragraph_20_Font"><text:span text:style-name="T2">mo</text:span></text:span>nit<text:span text:style-name="Default_20_Paragraph_20_Font"><text:span text:style-name="T2">ionem d</text:span></text:span>i-<text:line-break/><text:span text:style-name="Default_20_Paragraph_20_Font"><text:span text:style-name="T2">lu</text:span></text:span>t<text:span text:style-name="Default_20_Paragraph_20_Font"><text:span text:style-name="T2">i</text:span></text:span>o<text:span text:style-name="Default_20_Paragraph_20_Font"><text:span text:style-name="T2">r</text:span></text:span> m<text:span text:style-name="Default_20_Paragraph_20_Font"><text:span text:style-name="T2">ulsa</text:span></text:span> m<text:span text:style-name="Default_20_Paragraph_20_Font"><text:span text:style-name="T2">agis esurit, spumosu</text:span></text:span>s <text:span text:style-name="Default_20_Paragraph_20_Font"><text:span text:style-name="T2">ver</text:span></text:span>o <text:span text:style-name="Default_20_Paragraph_20_Font"><text:span text:style-name="T2">defecti</text:span></text:span>o<text:span text:style-name="Default_20_Paragraph_20_Font"><text:span text:style-name="T2">ne</text:span></text:span>s <text:span text:style-name="Default_20_Paragraph_20_Font"><text:span text:style-name="T2">et<text:line-break/>b</text:span></text:span>ili<text:span text:style-name="Default_20_Paragraph_20_Font"><text:span text:style-name="T2">osus</text:span></text:span> m<text:span text:style-name="Default_20_Paragraph_20_Font"><text:span text:style-name="T2">ag</text:span></text:span>i<text:span text:style-name="Default_20_Paragraph_20_Font"><text:span text:style-name="T2">s qua</text:span></text:span>m <text:span text:style-name="Default_20_Paragraph_20_Font"><text:span text:style-name="T2">deceat</text:span></text:span> c<text:span text:style-name="Default_20_Paragraph_20_Font"><text:span text:style-name="T2">oloratas</text:span></text:span> m<text:span text:style-name="Default_20_Paragraph_20_Font"><text:span text:style-name="T2">ag</text:span></text:span>i<text:span text:style-name="Default_20_Paragraph_20_Font"><text:span text:style-name="T2">sque cal</text:span></text:span>i<text:span text:style-name="Default_20_Paragraph_20_Font"><text:span text:style-name="T2">das,<text:line-break/>meraca</text:span></text:span> m<text:span text:style-name="Default_20_Paragraph_20_Font"><text:span text:style-name="T2">ulta quam aquea mag</text:span></text:span>i<text:span text:style-name="Default_20_Paragraph_20_Font"><text:span text:style-name="T2">s ducit.</text:span></text:span></text:p>
      <text:p text:style-name="P2">Mel in acutis morbis bilefcere, atque ob id nos lae-<text:line-break/>dere antea dictum est; aquam praeterea tarde penetrare,<text:line-break/>atque in hypochondriis diutius morari , atque ob eas res</text:p>
      <text:p text:style-name="P3">fugiendam. At quod ex utrisque mixtum est, idoneum<text:line-break/>redditur, quando ea constet temperatura, qua aquae pluri-<text:line-break/>mae tantum mellis permixtum suerit, ut viam aquae pa-<text:line-break/>ret et ad distributionem eam agat; his namque ita tempe-<text:line-break/>ratis urinae facilius penetrabunt celeriusque sputum edu-<text:line-break/>netur. Quod si mellis plurimum admixtum fuerit, et<text:line-break/>sitim facit et viscosum reddit sputum, ac propterea aquo-<text:line-break/>sior mulsa tum ad sputi eductionem , tum ad urinarum<text:line-break/>transitum idonea magis existit, meracior vero ad. ventris<text:line-break/>dejectiones, nam quanto magis proritabit , tanto magis et<text:line-break/>velocius fuhducet. Clysteribus ergo infusa, quo meracior,<text:line-break/>eo magis excretoria redditur. Caufaque existit dejectio-<text:line-break/>num tum abunde, hoc est valde biliofarum, tum spumo-<text:line-break/>farum; talia siquidem trahere magis potest, quia intestina<text:line-break/>tum mordet tum deterget. Adde quod et in bilem fla-<text:line-break/>vani transiens ea occasione biliosorum excrementorum<text:line-break/>copiam simul adauget, unde ipsius usum non laudat</text:p>
      <text:p text:style-name="P3">Hi<text:span text:style-name="Default_20_Paragraph_20_Font"><text:span text:style-name="T2">ppocra</text:span></text:span>t<text:span text:style-name="Default_20_Paragraph_20_Font"><text:span text:style-name="T2">e</text:span></text:span>s. Dederat autem ex his adjectis et magis<text:line-break/>quam deceat sincere nitrosas. Nam <text:span text:style-name="Default_20_Paragraph_20_Font"><text:span text:style-name="T6">μᾶλλ</text:span></text:span><text:span text:style-name="Default_20_Paragraph_20_Font"><text:span text:style-name="T7">ο</text:span></text:span><text:span text:style-name="Default_20_Paragraph_20_Font"><text:span text:style-name="T6">ν</text:span></text:span><text:span text:style-name="Default_20_Paragraph_20_Font"><text:span text:style-name="T5"> </text:span></text:span><text:span text:style-name="Default_20_Paragraph_20_Font"><text:span text:style-name="T6">τ</text:span></text:span><text:span text:style-name="Default_20_Paragraph_20_Font"><text:span text:style-name="T7">ο</text:span></text:span><text:span text:style-name="Default_20_Paragraph_20_Font"><text:span text:style-name="T6">ύ</text:span></text:span><text:span text:style-name="Default_20_Paragraph_20_Font"><text:span text:style-name="T5"> </text:span></text:span><text:span text:style-name="Default_20_Paragraph_20_Font"><text:span text:style-name="T6">καιρ</text:span></text:span><text:span text:style-name="Default_20_Paragraph_20_Font"><text:span text:style-name="T7">όν</text:span></text:span><text:span text:style-name="Default_20_Paragraph_20_Font"><text:span text:style-name="T3"><text:line-break/></text:span></text:span>dicere ipsi consuetum est pro plus quam conveniat.<text:line-break/>Spumos<text:span text:style-name="Default_20_Paragraph_20_Font"><text:span text:style-name="T2">o</text:span></text:span>s item devotiones et in prognostico damnavit.<text:line-break/>Et <text:span text:style-name="Default_20_Paragraph_20_Font"><text:span text:style-name="T6">κατακορεώς</text:span></text:span><text:span text:style-name="Default_20_Paragraph_20_Font"><text:span text:style-name="T5">, </text:span></text:span>id est sincere, biliosa^ prava sunt, neque<text:line-break/>enim sincere, neque mere, sed mediocriter ipsa talia esse<text:line-break/>oportet. Horum igitur tu memor, quum vel ex mulsa.<text:line-break/>epota; vel etiam absque ipfa quis spumosa simul et sin-<text:line-break/>cere biliosa dejecerit, febrem Triveris este syntecticam,<text:line-break/>atque ob id ab usu- mulsae abstineto, atque in: ptisanae<text:line-break/>cremorem devenito, observans ut aliquod signum, dicet<text:line-break/>exiguum; coctionis morbi ex. urinis videas. Nam si tunc<text:line-break/>frigidam aquam dederis, maximo eris praesidio.</text:p>
      <text:h text:style-name="Heading_20_2" text:outline-level="2"><text:span text:style-name="Default_20_Paragraph_20_Font"><text:span text:style-name="T2">r</text:span></text:span> X1U</text:h>
      <text:p text:style-name="P4"><text:span text:style-name="Default_20_Paragraph_20_Font"><text:span text:style-name="T2">Tali</text:span></text:span>s <text:span text:style-name="Default_20_Paragraph_20_Font"><text:span text:style-name="T2">autem de</text:span></text:span>p<text:span text:style-name="Default_20_Paragraph_20_Font"><text:span text:style-name="T2">ect</text:span></text:span>i<text:span text:style-name="Default_20_Paragraph_20_Font"><text:span text:style-name="T2">o habe</text:span></text:span>t <text:span text:style-name="Default_20_Paragraph_20_Font"><text:span text:style-name="T2">qu</text:span></text:span>i<text:span text:style-name="Default_20_Paragraph_20_Font"><text:span text:style-name="T2">de</text:span></text:span>m <text:span text:style-name="Default_20_Paragraph_20_Font"><text:span text:style-name="T2">al</text:span></text:span>i<text:span text:style-name="Default_20_Paragraph_20_Font"><text:span text:style-name="T2">a quoque magna -<text:line-break/>n</text:span></text:span>o<text:span text:style-name="Default_20_Paragraph_20_Font"><text:span text:style-name="T2">cumenta. </text:span></text:span>N<text:span text:style-name="Default_20_Paragraph_20_Font"><text:span text:style-name="T2">eque en</text:span></text:span>i<text:span text:style-name="Default_20_Paragraph_20_Font"><text:span text:style-name="T2">m h</text:span></text:span>y<text:span text:style-name="Default_20_Paragraph_20_Font"><text:span text:style-name="T2">pochondr</text:span></text:span>io<text:span text:style-name="Default_20_Paragraph_20_Font"><text:span text:style-name="T2">rum . ardorem</text:span></text:span></text:p>
      <text:p text:style-name="P1"><text:span text:style-name="Default_20_Paragraph_20_Font"><text:span text:style-name="T2">extingu</text:span></text:span>it, <text:span text:style-name="Default_20_Paragraph_20_Font"><text:span text:style-name="T2">sed conci</text:span></text:span>t<text:span text:style-name="Default_20_Paragraph_20_Font"><text:span text:style-name="T2">a</text:span></text:span>t, <text:span text:style-name="Default_20_Paragraph_20_Font"><text:span text:style-name="T2">gravem</text:span></text:span> m<text:span text:style-name="Default_20_Paragraph_20_Font"><text:span text:style-name="T2">olesia</text:span></text:span>m<text:span text:style-name="Default_20_Paragraph_20_Font"><text:span text:style-name="T2">que</text:span></text:span> m<text:span text:style-name="Default_20_Paragraph_20_Font"><text:span text:style-name="T2">e</text:span></text:span>m<text:span text:style-name="Default_20_Paragraph_20_Font"><text:span text:style-name="T2">brc-<text:line-break/>rum</text:span></text:span> i<text:span text:style-name="Default_20_Paragraph_20_Font"><text:span text:style-name="T2">ac</text:span></text:span>t<text:span text:style-name="Default_20_Paragraph_20_Font"><text:span text:style-name="T2">at</text:span></text:span>i<text:span text:style-name="Default_20_Paragraph_20_Font"><text:span text:style-name="T2">onem facit, verum in</text:span></text:span>t<text:span text:style-name="Default_20_Paragraph_20_Font"><text:span text:style-name="T2">est</text:span></text:span>i<text:span text:style-name="Default_20_Paragraph_20_Font"><text:span text:style-name="T2">na ac sudem exu</text:span></text:span>l-<text:line-break/><text:span text:style-name="Default_20_Paragraph_20_Font"><text:span text:style-name="T2">cerat, sed horum aux</text:span></text:span>i<text:span text:style-name="Default_20_Paragraph_20_Font"><text:span text:style-name="T2">l</text:span></text:span>i<text:span text:style-name="Default_20_Paragraph_20_Font"><text:span text:style-name="T2">a scr</text:span></text:span>i<text:span text:style-name="Default_20_Paragraph_20_Font"><text:span text:style-name="T2">bentur.</text:span></text:span></text:p>
      <text:p text:style-name="P2">Ipsi consuetum est laesiones nocumenta dicere, ut et<text:line-break/>in libris de fracturis et articulis demonstratum est, nam<text:line-break/><text:span text:style-name="Default_20_Paragraph_20_Font"><text:span text:style-name="T6">σίνειν</text:span></text:span><text:span text:style-name="Default_20_Paragraph_20_Font"><text:span text:style-name="T5"> </text:span></text:span><text:span text:style-name="Default_20_Paragraph_20_Font"><text:span text:style-name="T2">n</text:span></text:span>o<text:span text:style-name="Default_20_Paragraph_20_Font"><text:span text:style-name="T2">cere</text:span></text:span> lenes dicunt pro <text:span text:style-name="Default_20_Paragraph_20_Font"><text:span text:style-name="T2">laedere, </text:span></text:span>imo et <text:span text:style-name="Default_20_Paragraph_20_Font"><text:span text:style-name="T2">n</text:span></text:span>o<text:span text:style-name="Default_20_Paragraph_20_Font"><text:span text:style-name="T2">x</text:span></text:span>i<text:span text:style-name="Default_20_Paragraph_20_Font"><text:span text:style-name="T2">a<text:line-break/></text:span></text:span><text:span text:style-name="Default_20_Paragraph_20_Font"><text:span text:style-name="T6">σινόμορα</text:span></text:span><text:span text:style-name="Default_20_Paragraph_20_Font"><text:span text:style-name="T5"> </text:span></text:span>saepenumero appellavit. Magnas igitur laesiones<text:line-break/>habent, inquit, praedictae deiectiones, id est purae bilio-<text:line-break/>fae simul et fpumofae. Confuerit autem saepe Hippo-<text:line-break/>crates inter signa, vocibus uti tum can<text:span text:style-name="Default_20_Paragraph_20_Font"><text:span text:style-name="T2">t</text:span></text:span>arum tum quae<text:line-break/>laeduntur corporum. Dejectiones ..ergo hujusmodi signi-<text:line-break/>ficare commodius dixisset, fed habere dixit, quanquam<text:line-break/>corpora affecta laesiones habent , cau<text:span text:style-name="Default_20_Paragraph_20_Font"><text:span text:style-name="T2">t</text:span></text:span>ae faciunt et signa<text:line-break/>indicant. Sed quaenam sint quae a dictis proveniunt<text:line-break/>deiectionibus noxiae, ab Hippocrate audi dicente. <text:span text:style-name="Default_20_Paragraph_20_Font"><text:span text:style-name="T2">Neque<text:line-break/>enim st</text:span></text:span>y<text:span text:style-name="Default_20_Paragraph_20_Font"><text:span text:style-name="T2">poeh</text:span></text:span>o<text:span text:style-name="Default_20_Paragraph_20_Font"><text:span text:style-name="T2">ndr</text:span></text:span>i<text:span text:style-name="Default_20_Paragraph_20_Font"><text:span text:style-name="T2">orum ext</text:span></text:span>i<text:span text:style-name="Default_20_Paragraph_20_Font"><text:span text:style-name="T2">nguun</text:span></text:span>t <text:span text:style-name="Default_20_Paragraph_20_Font"><text:span text:style-name="T2">ard</text:span></text:span>o<text:span text:style-name="Default_20_Paragraph_20_Font"><text:span text:style-name="T2">rem, sed c</text:span></text:span>o<text:span text:style-name="Default_20_Paragraph_20_Font"><text:span text:style-name="T2">nc</text:span></text:span>it<text:span text:style-name="Default_20_Paragraph_20_Font"><text:span text:style-name="T2">ant.</text:span></text:span></text:p>
      <text:p text:style-name="P3">Hoc autem ideo dixit, quoniam saepius biliosorum deje-<text:line-break/>etio hypochondriorum fervorem protinus extinguit. Quare<text:line-break/>in malignis biliosis adjecit, quod talia exeementibus ipsis<text:line-break/>non extinguantur, fed omnino vice versa augeantur. Ne- .<text:line-break/>que ardor hypochondriorum fedatu<text:span text:style-name="Default_20_Paragraph_20_Font"><text:span text:style-name="T2">s, </text:span></text:span>quin potius vehe-<text:line-break/>mentior redditur, ac jactantur, hoc est jactationem gra-<text:line-break/>vemque molestiam patiuntur, dejectiones siquidem hujus-<text:line-break/>modi inflammantis in hypochondriis affectionis fympto-<text:line-break/>mala existunt. Atque in intestinorum transitu ramento-<text:line-break/>sam parit ipsorum acrimonia affectionem. Sane affectio-<text:line-break/>tris hujus mere biliosa causae existunt, ejus^ vero, quae in<text:line-break/>hypochondriis existit, signa. Verum Hippocrates; ut dixi,<text:line-break/>vocabulis cau<text:span text:style-name="Default_20_Paragraph_20_Font"><text:span text:style-name="T2">t</text:span></text:span>as indicantibus inter signa uti consuevit.<text:line-break/><text:span text:style-name="Default_20_Paragraph_20_Font"><text:span text:style-name="T2">sed horum auxilia scr</text:span></text:span>i<text:span text:style-name="Default_20_Paragraph_20_Font"><text:span text:style-name="T2">bentur. </text:span></text:span>Quod morbo<text:span text:style-name="Default_20_Paragraph_20_Font"><text:span text:style-name="T2">r</text:span></text:span>um singulo-<text:line-break/>rnm remedia fe scripturum dixerit, tum antea exposuit,<text:line-break/>tum et nunc non minus. Verum si quae libro huic post<text:line-break/>sermonem de balneis adjecta funt, digna Hippocrate exi-</text:p>
      <text:p text:style-name="P3">flent et quae in libris de morbis vel de affectionibus<text:line-break/>fcripfa sirnt, ea inter exponendum considerabimus;</text:p>
      <text:h text:style-name="Heading_20_2" text:outline-level="2">XU</text:h>
      <text:p text:style-name="P4"><text:span text:style-name="Default_20_Paragraph_20_Font"><text:span text:style-name="T2">.s</text:span></text:span>i <text:span text:style-name="Default_20_Paragraph_20_Font"><text:span text:style-name="T2">ig</text:span></text:span>i<text:span text:style-name="Default_20_Paragraph_20_Font"><text:span text:style-name="T2">tur h</text:span></text:span>i<text:span text:style-name="Default_20_Paragraph_20_Font"><text:span text:style-name="T2">sce in</text:span></text:span> mo<text:span text:style-name="Default_20_Paragraph_20_Font"><text:span text:style-name="T2">rbis absque sorbiti</text:span></text:span>o<text:span text:style-name="Default_20_Paragraph_20_Font"><text:span text:style-name="T2">n</text:span></text:span>i<text:span text:style-name="Default_20_Paragraph_20_Font"><text:span text:style-name="T2">bus aqua mulsa<text:line-break/>pro a</text:span></text:span>l<text:span text:style-name="Default_20_Paragraph_20_Font"><text:span text:style-name="T2">io potu utar</text:span></text:span>i<text:span text:style-name="Default_20_Paragraph_20_Font"><text:span text:style-name="T2">s, mu</text:span></text:span>lt<text:span text:style-name="Default_20_Paragraph_20_Font"><text:span text:style-name="T2">a scl</text:span></text:span>i<text:span text:style-name="Default_20_Paragraph_20_Font"><text:span text:style-name="T2">c</text:span></text:span>i<text:span text:style-name="Default_20_Paragraph_20_Font"><text:span text:style-name="T2">ter consequer</text:span></text:span>is, <text:span text:style-name="Default_20_Paragraph_20_Font"><text:span text:style-name="T2">neque<text:line-break/>in</text:span></text:span> m<text:span text:style-name="Default_20_Paragraph_20_Font"><text:span text:style-name="T2">ul</text:span></text:span>ti<text:span text:style-name="Default_20_Paragraph_20_Font"><text:span text:style-name="T2">s successi</text:span></text:span>t <text:span text:style-name="Default_20_Paragraph_20_Font"><text:span text:style-name="T2">fen</text:span></text:span>e<text:span text:style-name="Default_20_Paragraph_20_Font"><text:span text:style-name="T2">raberis. . sileru</text:span></text:span>m <text:span text:style-name="Default_20_Paragraph_20_Font"><text:span text:style-name="T2">qu</text:span></text:span>i<text:span text:style-name="Default_20_Paragraph_20_Font"><text:span text:style-name="T2">bus danda<text:line-break/></text:span></text:span>sit <text:span text:style-name="Default_20_Paragraph_20_Font"><text:span text:style-name="T2">et quibus non danda et quas ob causas non danda,<text:line-break/></text:span></text:span>m<text:span text:style-name="Default_20_Paragraph_20_Font"><text:span text:style-name="T2">ax</text:span></text:span>i<text:span text:style-name="Default_20_Paragraph_20_Font"><text:span text:style-name="T2">ma ex parte d</text:span></text:span>i<text:span text:style-name="Default_20_Paragraph_20_Font"><text:span text:style-name="T2">c</text:span></text:span>t<text:span text:style-name="Default_20_Paragraph_20_Font"><text:span text:style-name="T2">um est.</text:span></text:span></text:p>
      <text:p text:style-name="P2">Declaravit et nunc manifestissime, donec morbus jn-<text:line-break/>dicatus fuerit, sola uti mulsa consulens. Nam in stolis<text:line-break/>fyn lecticis morbis, vel in quibus hominum vires ad morbi<text:line-break/>usque judicationem sufficere non possint, ad ptisanae cre-<text:line-break/>morem perveniemus. In aliis vero stola cibare mulsa<text:line-break/>melius esu</text:p>
      <text:h text:style-name="P54" text:outline-level="2">XVI.</text:h>
      <text:p text:style-name="P4">D<text:span text:style-name="Default_20_Paragraph_20_Font"><text:span text:style-name="T2">a</text:span></text:span>m<text:span text:style-name="Default_20_Paragraph_20_Font"><text:span text:style-name="T2">nata vero est ab h</text:span></text:span>omi<text:span text:style-name="Default_20_Paragraph_20_Font"><text:span text:style-name="T2">nibu</text:span></text:span>s <text:span text:style-name="Default_20_Paragraph_20_Font"><text:span text:style-name="T2">aqua</text:span></text:span> m<text:span text:style-name="Default_20_Paragraph_20_Font"><text:span text:style-name="T2">u</text:span></text:span>lsu, <text:span text:style-name="Default_20_Paragraph_20_Font"><text:span text:style-name="T2">qu</text:span></text:span>o<text:span text:style-name="Default_20_Paragraph_20_Font"><text:span text:style-name="T2">d</text:span></text:span> i<text:span text:style-name="Default_20_Paragraph_20_Font"><text:span text:style-name="T2">psu</text:span></text:span>m<text:line-break/><text:span text:style-name="Default_20_Paragraph_20_Font"><text:span text:style-name="T2">b</text:span></text:span>i<text:span text:style-name="Default_20_Paragraph_20_Font"><text:span text:style-name="T2">bente</text:span></text:span>s <text:span text:style-name="Default_20_Paragraph_20_Font"><text:span text:style-name="T2">dear</text:span></text:span>m<text:span text:style-name="Default_20_Paragraph_20_Font"><text:span text:style-name="T2">et, ac propterea mortem accelerare ex</text:span></text:span>i-<text:line-break/>siii<text:span text:style-name="Default_20_Paragraph_20_Font"><text:span text:style-name="T2">nata esa reru</text:span></text:span>m i<text:span text:style-name="Default_20_Paragraph_20_Font"><text:span text:style-name="T2">d</text:span></text:span> o<text:span text:style-name="Default_20_Paragraph_20_Font"><text:span text:style-name="T2">b</text:span></text:span> i<text:span text:style-name="Default_20_Paragraph_20_Font"><text:span text:style-name="T2">ned</text:span></text:span>i<text:span text:style-name="Default_20_Paragraph_20_Font"><text:span text:style-name="T2">a</text:span></text:span> t<text:span text:style-name="Default_20_Paragraph_20_Font"><text:span text:style-name="T2">abescen</text:span></text:span>t<text:span text:style-name="Default_20_Paragraph_20_Font"><text:span text:style-name="T2">e</text:span></text:span>s <text:span text:style-name="Default_20_Paragraph_20_Font"><text:span text:style-name="T2">d</text:span></text:span>ict<text:span text:style-name="Default_20_Paragraph_20_Font"><text:span text:style-name="T2">u</text:span></text:span>m<text:line-break/><text:span text:style-name="Default_20_Paragraph_20_Font"><text:span text:style-name="T2">sit. Nonnulli en</text:span></text:span>im <text:span text:style-name="Default_20_Paragraph_20_Font"><text:span text:style-name="T2">sala mulsa in p</text:span></text:span>o<text:span text:style-name="Default_20_Paragraph_20_Font"><text:span text:style-name="T2">tu u</text:span></text:span>t<text:span text:style-name="Default_20_Paragraph_20_Font"><text:span text:style-name="T2">untur, tan-<text:line-break/>quam n</text:span></text:span>i<text:span text:style-name="Default_20_Paragraph_20_Font"><text:span text:style-name="T2">m</text:span></text:span>i<text:span text:style-name="Default_20_Paragraph_20_Font"><text:span text:style-name="T2">ru</text:span></text:span>m <text:span text:style-name="Default_20_Paragraph_20_Font"><text:span text:style-name="T2">tal</text:span></text:span>is <text:span text:style-name="Default_20_Paragraph_20_Font"><text:span text:style-name="T2">existat.</text:span></text:span></text:p>
      <text:p text:style-name="P2">Dicere summe debilitari a mulsa et mul<text:span text:style-name="Default_20_Paragraph_20_Font"><text:span text:style-name="T2">t</text:span></text:span>am nullo<text:line-break/>pacto nutrire aut exigue, idem non est, imo vero tria<text:line-break/>haec inter <text:span text:style-name="Default_20_Paragraph_20_Font"><text:span text:style-name="T2">t</text:span></text:span>e disserunt. Nam quae vires imminuunt, ut<text:line-break/>sanguinis eruptio, dejectlo copiosa, sudor immoderatus et<text:line-break/>per accidens inedia, jure debilitare dicuntur. At quae<text:line-break/>nullo modo nutriunt, ut aqua, ea vires neque summe de-<text:line-break/>bilitare, neque roborare quispiam vere dixerit, nisi inter-<text:line-break/>dum per accidens. - Aqua -siquidem non ut alimentum<text:line-break/>aegrotantium vires recreat , <text:span text:style-name="Default_20_Paragraph_20_Font"><text:span text:style-name="T2">A</text:span></text:span>ed ut medicamentum, ad<text:line-break/>temperamenti symmetriam quae propter ipsius imnrodera-</text:p>
      <text:p text:style-name="P3">tionem imbecilla sunt, reducens. Tertio deinceps loco<text:line-break/>sunt, quae exigue. nutriunt, quibus qui tantummodo uti-<text:line-break/>tur, etiamsi interi<text:span text:style-name="Default_20_Paragraph_20_Font"><text:span text:style-name="T2">r</text:span></text:span>e possit, non tamen tanquam vires inr-<text:line-break/>minuentibus, sed tanquam eas non quod satis sit roborati-<text:line-break/>tibus. Ex his igitur est et mulsa. Nam si quis diebus<text:line-break/>quatuor cibo privatus interire deberet, is mul<text:span text:style-name="Default_20_Paragraph_20_Font"><text:span text:style-name="T2">t</text:span></text:span>a u<text:span text:style-name="Default_20_Paragraph_20_Font"><text:span text:style-name="T2">t</text:span></text:span>us non<text:line-break/>ad quintum modo, verum quoque ad <text:span text:style-name="Default_20_Paragraph_20_Font"><text:span text:style-name="T2">t</text:span></text:span>extum pervenire<text:line-break/>posset. Hic autem sermo et de melle intelligitur. Nam<text:line-break/>mellis natura et mulsam ipfam inter modice nutrientia<text:line-break/>facit. Nam humiditatem non fotus Hippocrates , verum<text:line-break/>quoque et medicorum probatissimi fere omnes cibi vebi-<text:line-break/>culum , non cibum censuerunt. Haec sane eadem quae<text:line-break/>nunc dicuntur, de mulsa et melle scripsit non obscure<text:line-break/>Hippocrates in sequentibus.</text:p>
      <text:h text:style-name="Heading_20_2" text:outline-level="2">XVII.</text:h>
      <text:p text:style-name="Normal">F<text:span text:style-name="Default_20_Paragraph_20_Font"><text:span text:style-name="T2">erum non prorsu</text:span></text:span>s i<text:span text:style-name="Default_20_Paragraph_20_Font"><text:span text:style-name="T2">ta se re</text:span></text:span>s <text:span text:style-name="Default_20_Paragraph_20_Font"><text:span text:style-name="T2">habet, sed st mulsa sala bis</text:span></text:span></text:p>
      <text:p text:style-name="P3"><text:span text:style-name="Default_20_Paragraph_20_Font"><text:span text:style-name="T2">batur, aqua qu</text:span></text:span>i<text:span text:style-name="Default_20_Paragraph_20_Font"><text:span text:style-name="T2">dem mul</text:span></text:span>t<text:span text:style-name="Default_20_Paragraph_20_Font"><text:span text:style-name="T2">o valent</text:span></text:span>i<text:span text:style-name="Default_20_Paragraph_20_Font"><text:span text:style-name="T2">or ex</text:span></text:span>isti<text:span text:style-name="Default_20_Paragraph_20_Font"><text:span text:style-name="T2">t, n</text:span></text:span>i<text:span text:style-name="Default_20_Paragraph_20_Font"><text:span text:style-name="T2">si alvum<text:line-break/>exturba</text:span></text:span>vit.</text:p>
      <text:p text:style-name="P2">Non enim omnino verum est inedia confectos pro-<text:line-break/>pter mulsam mortem obice, moriuntur etenim, si quoque<text:line-break/>aquam falam biberint, fed quod exiguam corpori praestet<text:line-break/>alimoniam , ob id sola vitam servare non sufficit , quem-<text:line-break/>admodum etiam <text:span text:style-name="Default_20_Paragraph_20_Font"><text:span text:style-name="T2">a</text:span></text:span>c<text:span text:style-name="Default_20_Paragraph_20_Font"><text:span text:style-name="T2">c</text:span></text:span>i<text:span text:style-name="Default_20_Paragraph_20_Font"><text:span text:style-name="T2">d</text:span></text:span>it, si quis ptisanae cremorem fotum<text:line-break/>perpetuo sorbeat. A<text:span text:style-name="Default_20_Paragraph_20_Font"><text:span text:style-name="T2">ed si mulsa b</text:span></text:span>i<text:span text:style-name="Default_20_Paragraph_20_Font"><text:span text:style-name="T2">batur sula, aqua</text:span></text:span> m<text:span text:style-name="Default_20_Paragraph_20_Font"><text:span text:style-name="T2">ul</text:span></text:span>to<text:line-break/><text:span text:style-name="Default_20_Paragraph_20_Font"><text:span text:style-name="T2">poten</text:span></text:span>ti<text:span text:style-name="Default_20_Paragraph_20_Font"><text:span text:style-name="T2">or est, n</text:span></text:span>i<text:span text:style-name="Default_20_Paragraph_20_Font"><text:span text:style-name="T2">si alvum exturbe</text:span></text:span>t. Iudicare ridetur per<text:line-break/>hanc vocem, <text:span text:style-name="Default_20_Paragraph_20_Font"><text:span text:style-name="T2">po</text:span></text:span>t<text:span text:style-name="Default_20_Paragraph_20_Font"><text:span text:style-name="T2">en</text:span></text:span>ti<text:span text:style-name="Default_20_Paragraph_20_Font"><text:span text:style-name="T2">or</text:span></text:span>; quod et aqua aliquam nutriendi<text:line-break/>vim habeat. Evenit autem eo quod corporis ventriculi<text:line-break/>ariditas irrigatur, ut diu qui aquam bibunt magis durent<text:line-break/>quam qui nihil assumunt. secure autem, <text:span text:style-name="Default_20_Paragraph_20_Font"><text:span text:style-name="T2">nisi alvu</text:span></text:span>m <text:span text:style-name="Default_20_Paragraph_20_Font"><text:span text:style-name="T2">per-<text:line-break/></text:span></text:span>t<text:span text:style-name="Default_20_Paragraph_20_Font"><text:span text:style-name="T2">urbe</text:span></text:span>t, addidit, de mulsa sermonem faciens; illos enim<text:line-break/>jure pejus habere facit propter evacuationem, quibus al-<text:line-break/>vum perturbat, .simulque verbum id, <text:span text:style-name="Default_20_Paragraph_20_Font"><text:span text:style-name="T2">perturba</text:span></text:span>t, immodera-<text:line-break/>tam significat excretionem et non mediocrem. Scire qui-</text:p>
      <text:p text:style-name="P3">dem oportet , mulsam crudam alvum magis solvere , ce-<text:line-break/>etam autem magis nutrire. Hoc autem obiter a te sit<text:line-break/>cognitum. Videamus autem quae deinceps scribit vino<text:line-break/>mulsam comparans.</text:p>
      <text:h text:style-name="Heading_20_2" text:outline-level="2">. XVIII.<text:line-break/><text:span text:style-name="Default_20_Paragraph_20_Font"><text:span text:style-name="T2">sed e</text:span></text:span>t <text:span text:style-name="Default_20_Paragraph_20_Font"><text:span text:style-name="T2">vino albo, tenui, pauc</text:span></text:span>i<text:span text:style-name="Default_20_Paragraph_20_Font"><text:span text:style-name="T2">fero et</text:span></text:span> i<text:span text:style-name="Default_20_Paragraph_20_Font"><text:span text:style-name="T2">nod</text:span></text:span>ori, <text:span text:style-name="Default_20_Paragraph_20_Font"><text:span text:style-name="T2">quodammod</text:span></text:span>o<text:line-break/><text:span text:style-name="Default_20_Paragraph_20_Font"><text:span text:style-name="T2">val</text:span></text:span>i<text:span text:style-name="Default_20_Paragraph_20_Font"><text:span text:style-name="T2">d</text:span></text:span>io<text:span text:style-name="Default_20_Paragraph_20_Font"><text:span text:style-name="T2">r est e</text:span></text:span>t <text:span text:style-name="Default_20_Paragraph_20_Font"><text:span text:style-name="T2">qu</text:span></text:span>o<text:span text:style-name="Default_20_Paragraph_20_Font"><text:span text:style-name="T2">dammod</text:span></text:span>o i<text:span text:style-name="Default_20_Paragraph_20_Font"><text:span text:style-name="T2">mbec</text:span></text:span>i<text:span text:style-name="Default_20_Paragraph_20_Font"><text:span text:style-name="T2">llior.</text:span></text:span></text:h>
      <text:p text:style-name="P2">Quidam citra <text:span text:style-name="Default_20_Paragraph_20_Font"><text:span text:style-name="T2">est</text:span></text:span> dictionem ita scribunt: <text:span text:style-name="Default_20_Paragraph_20_Font"><text:span text:style-name="T2">sed et<text:line-break/>v</text:span></text:span>mon<text:span text:style-name="Default_20_Paragraph_20_Font"><text:span text:style-name="T2">lb</text:span></text:span>o, <text:span text:style-name="Default_20_Paragraph_20_Font"><text:span text:style-name="T2">tenui, pauc</text:span></text:span>i<text:span text:style-name="Default_20_Paragraph_20_Font"><text:span text:style-name="T2">far</text:span></text:span>o <text:span text:style-name="Default_20_Paragraph_20_Font"><text:span text:style-name="T2">et</text:span></text:span> i<text:span text:style-name="Default_20_Paragraph_20_Font"><text:span text:style-name="T2">n</text:span></text:span>o<text:span text:style-name="Default_20_Paragraph_20_Font"><text:span text:style-name="T2">dora qu</text:span></text:span>o<text:span text:style-name="Default_20_Paragraph_20_Font"><text:span text:style-name="T2">dam m</text:span></text:span>o<text:span text:style-name="Default_20_Paragraph_20_Font"><text:span text:style-name="T2">d</text:span></text:span>o <text:span text:style-name="Default_20_Paragraph_20_Font"><text:span text:style-name="T2">a</text:span></text:span>ii-<text:line-break/>li<text:span text:style-name="Default_20_Paragraph_20_Font"><text:span text:style-name="T2">d</text:span></text:span>m<text:span text:style-name="Default_20_Paragraph_20_Font"><text:span text:style-name="T2">r e</text:span></text:span>t <text:span text:style-name="Default_20_Paragraph_20_Font"><text:span text:style-name="T2">quodam</text:span></text:span> m<text:span text:style-name="Default_20_Paragraph_20_Font"><text:span text:style-name="T2">odo</text:span></text:span> i<text:span text:style-name="Default_20_Paragraph_20_Font"><text:span text:style-name="T2">mbec</text:span></text:span>i<text:span text:style-name="Default_20_Paragraph_20_Font"><text:span text:style-name="T2">llior. </text:span></text:span>Nonnulli pro quodam<text:line-break/>modo legunt; interdum, hoc modo,- <text:span text:style-name="Default_20_Paragraph_20_Font"><text:span text:style-name="T2">sed et v</text:span></text:span>i<text:span text:style-name="Default_20_Paragraph_20_Font"><text:span text:style-name="T2">no albo, </text:span></text:span>t<text:span text:style-name="Default_20_Paragraph_20_Font"><text:span text:style-name="T2">e-<text:line-break/>nu</text:span></text:span>i. <text:span text:style-name="Default_20_Paragraph_20_Font"><text:span text:style-name="T2">pauc</text:span></text:span>i<text:span text:style-name="Default_20_Paragraph_20_Font"><text:span text:style-name="T2">fero et in</text:span></text:span>o<text:span text:style-name="Default_20_Paragraph_20_Font"><text:span text:style-name="T2">doro</text:span></text:span> i<text:span text:style-name="Default_20_Paragraph_20_Font"><text:span text:style-name="T2">nterdum qu</text:span></text:span>i<text:span text:style-name="Default_20_Paragraph_20_Font"><text:span text:style-name="T2">dem val</text:span></text:span>i<text:span text:style-name="Default_20_Paragraph_20_Font"><text:span text:style-name="T2">d</text:span></text:span>i<text:span text:style-name="Default_20_Paragraph_20_Font"><text:span text:style-name="T2">or, </text:span></text:span>i<text:span text:style-name="Default_20_Paragraph_20_Font"><text:span text:style-name="T2">n-<text:line-break/>t</text:span></text:span>a<text:span text:style-name="Default_20_Paragraph_20_Font"><text:span text:style-name="T2">rdum. autem s</text:span></text:span>t <text:span text:style-name="Default_20_Paragraph_20_Font"><text:span text:style-name="T2">imbecill</text:span></text:span>i<text:span text:style-name="Default_20_Paragraph_20_Font"><text:span text:style-name="T2">ori </text:span></text:span>Sed certe ex omnibus vis<text:line-break/>eadem atque idem intellectus declaratur, quum mulsam<text:line-break/>vino hujusmodi quadautenus validiorem et quadanteuus<text:line-break/>imbecilliorem dicat. Ego quidem memini vini hujus .in</text:p>
      <text:p text:style-name="P3">de vinis tractatione. Ipsum autem tanquam nesciens<text:line-break/>Hippocrates fubtrcuit, sed nunc quidem manifeste docuit,<text:line-break/>tum substantiam. memorans hoc verbo, <text:span text:style-name="Default_20_Paragraph_20_Font"><text:span text:style-name="T2">tenu</text:span></text:span>i, tum facule<text:line-break/>fatis imbecillitatem.,. cum adjecit: <text:span text:style-name="Default_20_Paragraph_20_Font"><text:span text:style-name="T2">et pauciser</text:span></text:span>o. Vocatur<text:line-break/>siquidem pauciferum, quod ut bibatur minima eget aquae .<text:line-break/>mixtione. Contrario namque modo mul risurum appella-<text:line-break/>tur , quod ut probe temperetur multam exigit aquam,<text:line-break/>aequivalenter dixeris, quod aquae multum ferre debet ad<text:line-break/>pr<text:span text:style-name="Default_20_Paragraph_20_Font"><text:span text:style-name="T2">o</text:span></text:span>be temperatam mixtionem. Quod vero pauciferum<text:line-break/>alnum appellatur, tum exoletum tum imbecillum et ad<text:line-break/>p<text:span text:style-name="Default_20_Paragraph_20_Font"><text:span text:style-name="T2">o</text:span></text:span>tum inutile.. redditur, si .multa dilueris aqua. Atqui<text:line-break/>quae in hoc vino est carentia odoris, ea imbecillitatis<text:line-break/>frigidi tatifque efficacissima existit nota, atque in hoc aquae<text:line-break/>est assimile, quemadmodum vehementem habentium odo-<text:line-break/>rem efficacissimum id rob<text:span text:style-name="Default_20_Paragraph_20_Font"><text:span text:style-name="T2">o</text:span></text:span>ris signum. Vinum siquidem<text:line-break/>aquosum levissimam in ligno vitis habuit transmutationem,<text:line-break/>levissimam quoque et elementi terrei permixtionem , ita<text:line-break/>ut aqua sic, quae tum paulum terreae calidaeque fubstan-</text:p>
      <text:p text:style-name="P3">tiae assumpserit, participesve fuerit,. tum levissima in ho-<text:line-break/>rum coniunctionem . indiguerit confectione. Contrarium<text:line-break/>autem, tum vin<text:span text:style-name="Default_20_Paragraph_20_Font"><text:span text:style-name="T2">ct</text:span></text:span>um, tum multiferum, .neque a levi con-<text:line-break/>suctione tale efficitur, ut quod ab aqua longissimo recedat<text:line-break/>intervallo. Qua de caufa insignem tum calorem tum<text:line-break/>odorem conscquutum est.</text:p>
      <text:h text:style-name="Heading_20_2" text:outline-level="2">XIX.</text:h>
      <text:p text:style-name="P4">stf<text:span text:style-name="Default_20_Paragraph_20_Font"><text:span text:style-name="T2">ul</text:span></text:span>t<text:span text:style-name="Default_20_Paragraph_20_Font"><text:span text:style-name="T2">u</text:span></text:span>m <text:span text:style-name="Default_20_Paragraph_20_Font"><text:span text:style-name="T2">tamen d</text:span></text:span>i<text:span text:style-name="Default_20_Paragraph_20_Font"><text:span text:style-name="T2">ffert tu</text:span></text:span>m <text:span text:style-name="Default_20_Paragraph_20_Font"><text:span text:style-name="T2">v</text:span></text:span>i<text:span text:style-name="Default_20_Paragraph_20_Font"><text:span text:style-name="T2">n</text:span></text:span>i <text:span text:style-name="Default_20_Paragraph_20_Font"><text:span text:style-name="T2">tu</text:span></text:span>m <text:span text:style-name="Default_20_Paragraph_20_Font"><text:span text:style-name="T2">melli</text:span></text:span>s m<text:span text:style-name="Default_20_Paragraph_20_Font"><text:span text:style-name="T2">erac</text:span></text:span>i<text:span text:style-name="Default_20_Paragraph_20_Font"><text:span text:style-name="T2">ta</text:span></text:span>s <text:span text:style-name="Default_20_Paragraph_20_Font"><text:span text:style-name="T2">ad<text:line-break/>u</text:span></text:span>t<text:span text:style-name="Default_20_Paragraph_20_Font"><text:span text:style-name="T2">r</text:span></text:span>i<text:span text:style-name="Default_20_Paragraph_20_Font"><text:span text:style-name="T2">u</text:span></text:span>s<text:span text:style-name="Default_20_Paragraph_20_Font"><text:span text:style-name="T2">que robur. Nam e</text:span></text:span>ti<text:span text:style-name="Default_20_Paragraph_20_Font"><text:span text:style-name="T2">amsi dupla</text:span></text:span>m <text:span text:style-name="Default_20_Paragraph_20_Font"><text:span text:style-name="T2">v</text:span></text:span>i<text:span text:style-name="Default_20_Paragraph_20_Font"><text:span text:style-name="T2">n</text:span></text:span>i <text:span text:style-name="Default_20_Paragraph_20_Font"><text:span text:style-name="T2">merac</text:span></text:span>i <text:span text:style-name="Default_20_Paragraph_20_Font"><text:span text:style-name="T2">men-<text:line-break/>sura</text:span></text:span>m <text:span text:style-name="Default_20_Paragraph_20_Font"><text:span text:style-name="T2">qu</text:span></text:span>is <text:span text:style-name="Default_20_Paragraph_20_Font"><text:span text:style-name="T2">b</text:span></text:span>i<text:span text:style-name="Default_20_Paragraph_20_Font"><text:span text:style-name="T2">be</text:span></text:span>rit, <text:span text:style-name="Default_20_Paragraph_20_Font"><text:span text:style-name="T2">aut tan</text:span></text:span>t<text:span text:style-name="Default_20_Paragraph_20_Font"><text:span text:style-name="T2">u</text:span></text:span>m <text:span text:style-name="Default_20_Paragraph_20_Font"><text:span text:style-name="T2">mell</text:span></text:span>is <text:span text:style-name="Default_20_Paragraph_20_Font"><text:span text:style-name="T2">del</text:span></text:span>i<text:span text:style-name="Default_20_Paragraph_20_Font"><text:span text:style-name="T2">nxer</text:span></text:span>i<text:span text:style-name="Default_20_Paragraph_20_Font"><text:span text:style-name="T2">t, ta</text:span></text:span>m<text:span text:style-name="Default_20_Paragraph_20_Font"><text:span text:style-name="T2">en<text:line-break/>a se</text:span></text:span>lo m<text:span text:style-name="Default_20_Paragraph_20_Font"><text:span text:style-name="T2">e</text:span></text:span>l<text:span text:style-name="Default_20_Paragraph_20_Font"><text:span text:style-name="T2">le</text:span></text:span> m<text:span text:style-name="Default_20_Paragraph_20_Font"><text:span text:style-name="T2">ul</text:span></text:span>to <text:span text:style-name="Default_20_Paragraph_20_Font"><text:span text:style-name="T2">val</text:span></text:span>i<text:span text:style-name="Default_20_Paragraph_20_Font"><text:span text:style-name="T2">d</text:span></text:span>io<text:span text:style-name="Default_20_Paragraph_20_Font"><text:span text:style-name="T2">r suer</text:span></text:span>it, <text:span text:style-name="Default_20_Paragraph_20_Font"><text:span text:style-name="T2">n</text:span></text:span>i<text:span text:style-name="Default_20_Paragraph_20_Font"><text:span text:style-name="T2">si alvum turbave-<text:line-break/>rit. </text:span></text:span>N<text:span text:style-name="Default_20_Paragraph_20_Font"><text:span text:style-name="T2">a</text:span></text:span>m <text:span text:style-name="Default_20_Paragraph_20_Font"><text:span text:style-name="T2">e</text:span></text:span>t m<text:span text:style-name="Default_20_Paragraph_20_Font"><text:span text:style-name="T2">u</text:span></text:span>lto <text:span text:style-name="Default_20_Paragraph_20_Font"><text:span text:style-name="T2">p</text:span></text:span>l<text:span text:style-name="Default_20_Paragraph_20_Font"><text:span text:style-name="T2">u</text:span></text:span>s <text:span text:style-name="Default_20_Paragraph_20_Font"><text:span text:style-name="T2">sterc</text:span></text:span>o<text:span text:style-name="Default_20_Paragraph_20_Font"><text:span text:style-name="T2">r</text:span></text:span>is i<text:span text:style-name="Default_20_Paragraph_20_Font"><text:span text:style-name="T2">psi prod</text:span></text:span>i<text:span text:style-name="Default_20_Paragraph_20_Font"><text:span text:style-name="T2">eri</text:span></text:span>t.</text:p>
      <text:p text:style-name="P2">Si mulsae etj non mellis dixisset, manifestior esset<text:line-break/>oratio. Nam de mulsa hucusque ipfe disseruit eamque<text:line-break/>vino nimirum aqua diluto comparavit, neque ipfam per</text:p>
      <text:p text:style-name="P3"><text:span text:style-name="Default_20_Paragraph_20_Font"><text:span text:style-name="T2">t</text:span></text:span>e, fed ut justa fieret comparatio, ob id sermonem <text:span text:style-name="Default_20_Paragraph_20_Font"><text:span text:style-name="T2">t</text:span></text:span>uum<text:line-break/>ad mel vinumque revocavit. Nonnulli autem in hujus-<text:line-break/>modi compa<text:span text:style-name="Default_20_Paragraph_20_Font"><text:span text:style-name="T2">r</text:span></text:span>ati<text:span text:style-name="Default_20_Paragraph_20_Font"><text:span text:style-name="T2">o</text:span></text:span>nibus non alios modo volentes , fed <text:span text:style-name="Default_20_Paragraph_20_Font"><text:span text:style-name="T2">t</text:span></text:span>e<text:line-break/>ipsius quoque inviti falsis rationibus decipiunt. Quidam<text:line-break/>vero meraciore purioraque experti, non puris falis , sed<text:line-break/>quovis modo temperatis illorum vires adaptant. Quem-<text:line-break/>admodum alii rursum aquosiore experti, ex illis de omni-<text:line-break/>bus quoquo modo temperatis sententiam ferunt. Non<text:line-break/>ita tamen de rebus judicium ferendum est. At si justam<text:line-break/>facturus sic de ipsis comparationem , mulsam ad eorum<text:line-break/>quae bibuntur vinorum temperaturam in aquae permix-<text:line-break/>tione, ita ex proportione existimabis , ut vinum non me-<text:line-break/>rarius et mulsa aquosior fuerit. . Sed quoniam in mixtione<text:line-break/>proportionem exacte servare difficile est, ob id ad ea quae<text:line-break/>vere immixta et proprie pura vocantur, transtulit fermo-<text:line-break/>nem Hippocrates, vino nullo. modo diluto melip sum com-<text:line-break/>parans. Alique duplum vini epotum minus alere quam</text:p>
      <text:p text:style-name="P3">mellis simplum. Verum quoniam plura vinorum genera<text:line-break/>existunt, non quae vehementia funt caputque ferire ac<text:line-break/>deliria creare possunt, in hoc exprompsit sermone, sed<text:line-break/><text:span text:style-name="Default_20_Paragraph_20_Font"><text:span text:style-name="T2">v</text:span></text:span>i<text:span text:style-name="Default_20_Paragraph_20_Font"><text:span text:style-name="T2">num</text:span></text:span> imbecillum aquofumque melque .huic comparans,<text:line-break/>plus alere enunciavit. At quum alni duplo vasi mellis<text:line-break/>dimidium comparare voluerit, non quod siclum utrumque<text:line-break/>per fe et citra aquae mixtionem aeger . sumere debeat<text:line-break/>asseruit, sed si post utrumque dimenfum pro arbitrio in-<text:line-break/>gerat, non minus differt. Potest siquidem, si res tulerit,<text:line-break/>mellis cyathum unum vel per fe accipere, vel aquae<text:line-break/>quantum volet mixtum ingerere, atque id quotidie bibere,<text:line-break/>vel denuo vini cyathos duos diebus singulis, ut volet,<text:line-break/>aqua temperans assumere. Tali siquidem experimento,<text:line-break/>tum in plurimis similiter in caeteris habentibus homini- .<text:line-break/>bus, tum etiam in uno magis non eodem tempore, coguo-<text:line-break/>fcetur exquisita utriusque facultas. Si enim mel non ex<text:line-break/>aliqua naturae proprietate ventrem turbat, qui malle</text:p>
      <text:p text:style-name="P3">utuntur, diebus . pluribus abunde sufficienti Si ergo res<text:line-break/>ita habet, curru principio orationis dixit: <text:span text:style-name="Default_20_Paragraph_20_Font"><text:span text:style-name="T2">at v</text:span></text:span>i<text:span text:style-name="Default_20_Paragraph_20_Font"><text:span text:style-name="T2">no albo,<text:line-break/></text:span></text:span>t<text:span text:style-name="Default_20_Paragraph_20_Font"><text:span text:style-name="T2">enu</text:span></text:span>i, <text:span text:style-name="Default_20_Paragraph_20_Font"><text:span text:style-name="T2">pauc</text:span></text:span>i<text:span text:style-name="Default_20_Paragraph_20_Font"><text:span text:style-name="T2">suro et</text:span></text:span> i<text:span text:style-name="Default_20_Paragraph_20_Font"><text:span text:style-name="T2">nodoro</text:span></text:span> i<text:span text:style-name="Default_20_Paragraph_20_Font"><text:span text:style-name="T2">n</text:span></text:span>t<text:span text:style-name="Default_20_Paragraph_20_Font"><text:span text:style-name="T2">erdum far</text:span></text:span>t<text:span text:style-name="Default_20_Paragraph_20_Font"><text:span text:style-name="T2">ior et interdum<text:line-break/></text:span></text:span>i<text:span text:style-name="Default_20_Paragraph_20_Font"><text:span text:style-name="T2">mbec</text:span></text:span>i<text:span text:style-name="Default_20_Paragraph_20_Font"><text:span text:style-name="T2">ll</text:span></text:span>i<text:span text:style-name="Default_20_Paragraph_20_Font"><text:span text:style-name="T2">or est mulsa?</text:span></text:span> Non enim interdum fortior et<text:line-break/>interdum imbecillior, fed femper fortior fecundum nuper<text:line-break/>dicta videtur. . Quoniam priusquam- de comparatione justa<text:line-break/>distinxisset doeuissetque , citra distinctionem abfoluto fer-<text:line-break/>mone, probe et Iecore dixit, invenietur mulsa vino qua-<text:line-break/>dantenus fortior et quadantenus imbecillior. Si enim<text:line-break/>temperamenti utriusque analogiam quis non distinxerit,<text:line-break/>interdum quidem imbecillius vinum, interdum et mussa<text:line-break/>esse videbitur. Verum -si haec distinxeris, ut est dictum,<text:line-break/>atque eam quam mel in ventre facit turbationem contem-<text:line-break/>platus fueris, mulsam ad nutriendum validiorem femper<text:line-break/>deprehendes quam vinum eadem proportione dilutum.<text:line-break/>Quod si et stercus, quod ex mulsa ita -moderatum excer-<text:line-break/>nitur, ut vires non exolvat, adnotaveris, tibi etiam magis</text:p>
      <text:p text:style-name="P3">ex mulsa copiosior videbitur nutritio quam ex vino.<text:line-break/>Etenim fi multiplex exeat ssercus , laborans tamen pluri-<text:line-break/>bus diebus ex mussa sufficiat, certe ad nutritionem mel<text:line-break/>vino validius videtur.</text:p>
      <text:h text:style-name="Heading_20_2" text:outline-level="2">XX. .</text:h>
      <text:p text:style-name="P4">sii <text:span text:style-name="Default_20_Paragraph_20_Font"><text:span text:style-name="T2">tamen pro sorbiti</text:span></text:span>o<text:span text:style-name="Default_20_Paragraph_20_Font"><text:span text:style-name="T2">ne pt</text:span></text:span>i<text:span text:style-name="Default_20_Paragraph_20_Font"><text:span text:style-name="T2">sana utatur, aquam vero mul-<text:line-break/>sum superb</text:span></text:span>i<text:span text:style-name="Default_20_Paragraph_20_Font"><text:span text:style-name="T2">bmt, hunc v</text:span></text:span>e<text:span text:style-name="Default_20_Paragraph_20_Font"><text:span text:style-name="T2">hemen</text:span></text:span>t<text:span text:style-name="Default_20_Paragraph_20_Font"><text:span text:style-name="T2">er repleb</text:span></text:span>i<text:span text:style-name="Default_20_Paragraph_20_Font"><text:span text:style-name="T2">t, ac sta</text:span></text:span>t<text:span text:style-name="Default_20_Paragraph_20_Font"><text:span text:style-name="T2">u</text:span></text:span>s <text:span text:style-name="Default_20_Paragraph_20_Font"><text:span text:style-name="T2">con-<text:line-break/>c</text:span></text:span>i<text:span text:style-name="Default_20_Paragraph_20_Font"><text:span text:style-name="T2">tabit et h</text:span></text:span>y<text:span text:style-name="Default_20_Paragraph_20_Font"><text:span text:style-name="T2">poch</text:span></text:span>o<text:span text:style-name="Default_20_Paragraph_20_Font"><text:span text:style-name="T2">ndri</text:span></text:span>o<text:span text:style-name="Default_20_Paragraph_20_Font"><text:span text:style-name="T2">rum v</text:span></text:span>i<text:span text:style-name="Default_20_Paragraph_20_Font"><text:span text:style-name="T2">sceribu</text:span></text:span>s <text:span text:style-name="Default_20_Paragraph_20_Font"><text:span text:style-name="T2">erit nox</text:span></text:span>i<text:span text:style-name="Default_20_Paragraph_20_Font"><text:span text:style-name="T2">a. At<text:line-break/>si ante sorb</text:span></text:span>i<text:span text:style-name="Default_20_Paragraph_20_Font"><text:span text:style-name="T2">t</text:span></text:span>io<text:span text:style-name="Default_20_Paragraph_20_Font"><text:span text:style-name="T2">nes</text:span></text:span> m<text:span text:style-name="Default_20_Paragraph_20_Font"><text:span text:style-name="T2">ulsa b</text:span></text:span>i<text:span text:style-name="Default_20_Paragraph_20_Font"><text:span text:style-name="T2">batur, non ut superepo</text:span></text:span>t<text:span text:style-name="Default_20_Paragraph_20_Font"><text:span text:style-name="T2">a<text:line-break/>laedi</text:span></text:span>t, i<text:span text:style-name="Default_20_Paragraph_20_Font"><text:span text:style-name="T2">mo et</text:span></text:span>i<text:span text:style-name="Default_20_Paragraph_20_Font"><text:span text:style-name="T2">am al</text:span></text:span>i<text:span text:style-name="Default_20_Paragraph_20_Font"><text:span text:style-name="T2">quo modo</text:span></text:span> o<text:span text:style-name="Default_20_Paragraph_20_Font"><text:span text:style-name="T2">p</text:span></text:span>it<text:span text:style-name="Default_20_Paragraph_20_Font"><text:span text:style-name="T2">ulatur.</text:span></text:span></text:p>
      <text:p text:style-name="P2">De . ordine ipsi fermo est, quem in usu et mulsae et<text:line-break/>ptisanae quisque optime servare debeat. Verum uno tum<text:line-break/>mulsae tum ptisanae exemplo edoctus universalem hunc<text:line-break/>accipe fermonem. Nam perpetuo prius assumenda fiunt,<text:line-break/>quae et facilius corrumpuntur et magis subducuntur, poste-<text:line-break/>ritts vero contraria. Ptisana autem quod mulsa difficilius</text:p>
      <text:p text:style-name="P3">corrumpatur et descendit tardius. Si ergo mulsa primo<text:line-break/>sumpta fuerit, ex ea quaedam ptisanae ad dejectionem sit<text:line-break/>provocatio, verum si ptisana primum <text:span text:style-name="Default_20_Paragraph_20_Font"><text:span text:style-name="T2">s</text:span></text:span>umpta fuerit, sub-<text:line-break/>duci mulsa prohibita inflabit hypochondria, atque tandem<text:line-break/>in bilem conversa ptisanae detrimentum asseret.</text:p>
      <text:h text:style-name="Heading_20_2" text:outline-level="2">XXI</text:h>
      <text:p text:style-name="P4"><text:span text:style-name="Default_20_Paragraph_20_Font"><text:span text:style-name="T2">Cocta autem aqua mulsa aspectu quidem quam cruda<text:line-break/>longe praestantior est. Splendida namque et tenuis,<text:line-break/>alba et pellucida ex</text:span></text:span>i<text:span text:style-name="Default_20_Paragraph_20_Font"><text:span text:style-name="T2">stit. Sed quam ipsi virtutem a</text:span></text:span>s<text:span text:style-name="Default_20_Paragraph_20_Font"><text:span text:style-name="T2">tri-<text:line-break/>buam, qua crudam antecellat, non habeo. Neque enim<text:line-break/>cruda est suavior, st mel probum esu contigerit, cruda<text:line-break/>tamen est imbecillior, ac minus ducit stercoris, quorum<text:line-break/>neutro ad praesidium mulsa indiget. Praecipue</text:span></text:span> T<text:span text:style-name="Default_20_Paragraph_20_Font"><text:span text:style-name="T2">ero<text:line-break/>ejusmodi</text:span></text:span> cocta <text:span text:style-name="Default_20_Paragraph_20_Font"><text:span text:style-name="T2">utendum, st mel pravum sacra et impu-<text:line-break/>rum et nigrum, neque boni odoris. Coctura namque<text:line-break/>ma</text:span></text:span>i<text:span text:style-name="Default_20_Paragraph_20_Font"><text:span text:style-name="T2">orem pravitatum ipsius feeditatem tollit.</text:span></text:span></text:p>
      <text:p text:style-name="P1">Toto textu coctae crudaeque mulsae differentias do-<text:line-break/>cet. Sed haec nullam desiderat expositionem oratio.</text:p>
      <text:h text:style-name="Heading_20_2" text:outline-level="2">XXII.</text:h>
      <text:p text:style-name="P4"><text:span text:style-name="Default_20_Paragraph_20_Font"><text:span text:style-name="T2">A</text:span></text:span>t <text:span text:style-name="Default_20_Paragraph_20_Font"><text:span text:style-name="T2">ver</text:span></text:span>o <text:span text:style-name="Default_20_Paragraph_20_Font"><text:span text:style-name="T2">acetum v</text:span></text:span>o<text:span text:style-name="Default_20_Paragraph_20_Font"><text:span text:style-name="T2">ca</text:span></text:span>t<text:span text:style-name="Default_20_Paragraph_20_Font"><text:span text:style-name="T2">u</text:span></text:span>m <text:span text:style-name="Default_20_Paragraph_20_Font"><text:span text:style-name="T2">mulsum ep</text:span></text:span>ot<text:span text:style-name="Default_20_Paragraph_20_Font"><text:span text:style-name="T2">um saepenumer</text:span></text:span>o<text:line-break/><text:span text:style-name="Default_20_Paragraph_20_Font"><text:span text:style-name="T2">h</text:span></text:span>is i<text:span text:style-name="Default_20_Paragraph_20_Font"><text:span text:style-name="T2">n m</text:span></text:span>o<text:span text:style-name="Default_20_Paragraph_20_Font"><text:span text:style-name="T2">rbi</text:span></text:span>s <text:span text:style-name="Default_20_Paragraph_20_Font"><text:span text:style-name="T2">esse perut</text:span></text:span>i<text:span text:style-name="Default_20_Paragraph_20_Font"><text:span text:style-name="T2">le c</text:span></text:span>o<text:span text:style-name="Default_20_Paragraph_20_Font"><text:span text:style-name="T2">mper</text:span></text:span>i<text:span text:style-name="Default_20_Paragraph_20_Font"><text:span text:style-name="T2">es. E</text:span></text:span>t<text:span text:style-name="Default_20_Paragraph_20_Font"><text:span text:style-name="T2">enim spatam<text:line-break/>sursum educ</text:span></text:span>it <text:span text:style-name="Default_20_Paragraph_20_Font"><text:span text:style-name="T2">e</text:span></text:span>t <text:span text:style-name="Default_20_Paragraph_20_Font"><text:span text:style-name="T2">fac</text:span></text:span>i<text:span text:style-name="Default_20_Paragraph_20_Font"><text:span text:style-name="T2">lem resp</text:span></text:span>i<text:span text:style-name="Default_20_Paragraph_20_Font"><text:span text:style-name="T2">ra</text:span></text:span>tio<text:span text:style-name="Default_20_Paragraph_20_Font"><text:span text:style-name="T2">nem fac</text:span></text:span>it. <text:span text:style-name="Default_20_Paragraph_20_Font"><text:span text:style-name="T2">Hasce<text:line-break/>ver</text:span></text:span>o <text:span text:style-name="Default_20_Paragraph_20_Font"><text:span text:style-name="T2">habe</text:span></text:span>t <text:span text:style-name="Default_20_Paragraph_20_Font"><text:span text:style-name="T2">utendi opp</text:span></text:span>o<text:span text:style-name="Default_20_Paragraph_20_Font"><text:span text:style-name="T2">rtun</text:span></text:span>i<text:span text:style-name="Default_20_Paragraph_20_Font"><text:span text:style-name="T2">tate</text:span></text:span>s.</text:p>
      <text:p text:style-name="P2">Quod vocatur et vocari atque his similia ipsimi adji-<text:line-break/>cere ndn ignoras, interdum quidem quod haec appellatio<text:line-break/>Graecis omnibus nullo pacto usitata sit, interdum vero<text:line-break/>quod improprie dicatur, atque interdum quod^ artificiosum<text:line-break/>quiddam demonstret, ut in tempo<text:span text:style-name="Default_20_Paragraph_20_Font"><text:span text:style-name="T2">r</text:span></text:span>alibus et mesticatoriis .<text:line-break/>mufculis declaravimus. Sest quod artificiosum nihil ludi-<text:line-break/>cet oxymelitis .appellatio constat omnibus. <text:span text:style-name="Default_20_Paragraph_20_Font"><text:span text:style-name="T2">Appella</text:span></text:span>tio<text:span text:style-name="Default_20_Paragraph_20_Font"><text:span text:style-name="T2">nem<text:line-break/></text:span></text:span>igitur ex adjectione <text:span text:style-name="Default_20_Paragraph_20_Font"><text:span text:style-name="T2">v</text:span></text:span>o<text:span text:style-name="Default_20_Paragraph_20_Font"><text:span text:style-name="T2">cati</text:span></text:span> vel damnavit, ver tanquam<text:line-break/>inusitatam indicavit. Potest autem utrumque fecisse, Nam</text:p>
      <text:p text:style-name="P3">forsan tunc primum in communem coepit usum venire.<text:line-break/>Fortassis et vocem damnat, tanquam ex solis aceto et<text:line-break/>melle constaret medicamentum declarantem, vel tanquam<text:line-break/>mellis differentiam iudicantem, quasi ita quispiam diceret,<text:line-break/>mel autem acidum tali praeditum est facultate. Ergo<text:line-break/>de <text:span text:style-name="Default_20_Paragraph_20_Font"><text:span text:style-name="T2">voca</text:span></text:span>ti adtentione patet. Quapropter ad utile defcen-<text:line-break/>damus. Non enim ex aceti mellisque mixtione tantum<text:line-break/>oxymelitis est compositio, verum ex mulsa paulum aceti<text:line-break/>accipiente. Sed praestat ipsam concoqui, nam aceti fa-<text:line-break/>cultas coctione ita imminuitur , ut mussa quidem ab eo,<text:line-break/>cui miscetur, auxilium sumat, laesionem autem non ha-<text:line-break/>beat, Auxilium autem in orationis exordio enunciavit,<text:line-break/>atque ab his enu<text:span text:style-name="Default_20_Paragraph_20_Font"><text:span text:style-name="T2">n</text:span></text:span>ciabit, laesiones vero ad dictionis totius<text:line-break/>calcem adliciet. Dictum est igitur in exordio, <text:span text:style-name="Default_20_Paragraph_20_Font"><text:span text:style-name="T2">spu</text:span></text:span>t<text:span text:style-name="Default_20_Paragraph_20_Font"><text:span text:style-name="T2">um<text:line-break/>siquidem educi</text:span></text:span>t <text:span text:style-name="Default_20_Paragraph_20_Font"><text:span text:style-name="T2">e</text:span></text:span>t <text:span text:style-name="Default_20_Paragraph_20_Font"><text:span text:style-name="T2">facile</text:span></text:span>m <text:span text:style-name="Default_20_Paragraph_20_Font"><text:span text:style-name="T2">redd</text:span></text:span>it <text:span text:style-name="Default_20_Paragraph_20_Font"><text:span text:style-name="T2">spira</text:span></text:span>tio<text:span text:style-name="Default_20_Paragraph_20_Font"><text:span text:style-name="T2">nem. </text:span></text:span>Quae au-<text:line-break/>tem deinceps sunt dictiones secuti ab eo discemus.<text:line-break/><text:span text:style-name="Default_20_Paragraph_20_Font"><text:span text:style-name="T2">Hasce vero habet u</text:span></text:span>t<text:span text:style-name="Default_20_Paragraph_20_Font"><text:span text:style-name="T2">end</text:span></text:span>i o<text:span text:style-name="Default_20_Paragraph_20_Font"><text:span text:style-name="T2">pportuni</text:span></text:span>uii<text:span text:style-name="Default_20_Paragraph_20_Font"><text:span text:style-name="T2">e</text:span></text:span>i. opportunitates<text:line-break/>dicit vel tempora , quibus ex consuetudine utendum sit,</text:p>
      <text:p text:style-name="P3">vel quibus nivale sulcat. Quoniam et in hoc significatu<text:line-break/>temporis appellatione interdum uti <text:span text:style-name="Default_20_Paragraph_20_Font"><text:span text:style-name="T2">H</text:span></text:span>i<text:span text:style-name="Default_20_Paragraph_20_Font"><text:span text:style-name="T2">ppocra</text:span></text:span>t<text:span text:style-name="Default_20_Paragraph_20_Font"><text:span text:style-name="T2">em</text:span></text:span> ostendi.</text:p>
      <text:h text:style-name="Heading_20_2" text:outline-level="2">xXHL</text:h>
      <text:p text:style-name="P4"><text:span text:style-name="Default_20_Paragraph_20_Font"><text:span text:style-name="T2">Qu</text:span></text:span>o<text:span text:style-name="Default_20_Paragraph_20_Font"><text:span text:style-name="T2">d sane valde ac</text:span></text:span>i<text:span text:style-name="Default_20_Paragraph_20_Font"><text:span text:style-name="T2">du</text:span></text:span>m <text:span text:style-name="Default_20_Paragraph_20_Font"><text:span text:style-name="T2">est, n</text:span></text:span>i<text:span text:style-name="Default_20_Paragraph_20_Font"><text:span text:style-name="T2">h</text:span></text:span>i<text:span text:style-name="Default_20_Paragraph_20_Font"><text:span text:style-name="T2">l val</text:span></text:span>i<text:span text:style-name="Default_20_Paragraph_20_Font"><text:span text:style-name="T2">d</text:span></text:span>i<text:span text:style-name="Default_20_Paragraph_20_Font"><text:span text:style-name="T2">u</text:span></text:span>s <text:span text:style-name="Default_20_Paragraph_20_Font"><text:span text:style-name="T2">ad sputa non<text:line-break/>faci</text:span></text:span>l<text:span text:style-name="Default_20_Paragraph_20_Font"><text:span text:style-name="T2">e prodeuntia effecerit. Nam si exasperant</text:span></text:span>i<text:span text:style-name="Default_20_Paragraph_20_Font"><text:span text:style-name="T2">a edu-<text:line-break/>ceret, ac meatu</text:span></text:span>m <text:span text:style-name="Default_20_Paragraph_20_Font"><text:span text:style-name="T2">lubr</text:span></text:span>i<text:span text:style-name="Default_20_Paragraph_20_Font"><text:span text:style-name="T2">cu</text:span></text:span>m <text:span text:style-name="Default_20_Paragraph_20_Font"><text:span text:style-name="T2">induceret e</text:span></text:span>t <text:span text:style-name="Default_20_Paragraph_20_Font"><text:span text:style-name="T2">ve</text:span></text:span>l<text:span text:style-name="Default_20_Paragraph_20_Font"><text:span text:style-name="T2">uti gut</text:span></text:span>t<text:span text:style-name="Default_20_Paragraph_20_Font"><text:span text:style-name="T2">u</text:span></text:span>ris<text:line-break/><text:span text:style-name="Default_20_Paragraph_20_Font"><text:span text:style-name="T2">ala</text:span></text:span>s <text:span text:style-name="Default_20_Paragraph_20_Font"><text:span text:style-name="T2">explicaret, pul</text:span></text:span>mo<text:span text:style-name="Default_20_Paragraph_20_Font"><text:span text:style-name="T2">ne</text:span></text:span>m <text:span text:style-name="Default_20_Paragraph_20_Font"><text:span text:style-name="T2">ut</text:span></text:span>i<text:span text:style-name="Default_20_Paragraph_20_Font"><text:span text:style-name="T2">que</text:span></text:span> l<text:span text:style-name="Default_20_Paragraph_20_Font"><text:span text:style-name="T2">eniret; na</text:span></text:span>m i<text:span text:style-name="Default_20_Paragraph_20_Font"><text:span text:style-name="T2">psum<text:line-break/>emo</text:span></text:span>l<text:span text:style-name="Default_20_Paragraph_20_Font"><text:span text:style-name="T2">lire</text:span></text:span>t. <text:span text:style-name="Default_20_Paragraph_20_Font"><text:span text:style-name="T2">Qu</text:span></text:span>o<text:span text:style-name="Default_20_Paragraph_20_Font"><text:span text:style-name="T2">d sane si haec con</text:span></text:span>ti<text:span text:style-name="Default_20_Paragraph_20_Font"><text:span text:style-name="T2">ngeren</text:span></text:span>t, <text:span text:style-name="Default_20_Paragraph_20_Font"><text:span text:style-name="T2">magnam</text:span></text:span> i<text:span text:style-name="Default_20_Paragraph_20_Font"><text:span text:style-name="T2">d<text:line-break/>ut</text:span></text:span>ili<text:span text:style-name="Default_20_Paragraph_20_Font"><text:span text:style-name="T2">ta</text:span></text:span>t<text:span text:style-name="Default_20_Paragraph_20_Font"><text:span text:style-name="T2">em praestaret. </text:span></text:span>i<text:span text:style-name="Default_20_Paragraph_20_Font"><text:span text:style-name="T2">nterdum pero valde ac</text:span></text:span>i<text:span text:style-name="Default_20_Paragraph_20_Font"><text:span text:style-name="T2">dum<text:line-break/>sput</text:span></text:span>i <text:span text:style-name="Default_20_Paragraph_20_Font"><text:span text:style-name="T2">educ</text:span></text:span>ti<text:span text:style-name="Default_20_Paragraph_20_Font"><text:span text:style-name="T2">one</text:span></text:span>m <text:span text:style-name="Default_20_Paragraph_20_Font"><text:span text:style-name="T2">non sor</text:span></text:span>tit<text:span text:style-name="Default_20_Paragraph_20_Font"><text:span text:style-name="T2">ur; ima e</text:span></text:span>t m<text:span text:style-name="Default_20_Paragraph_20_Font"><text:span text:style-name="T2">ag</text:span></text:span>is <text:span text:style-name="Default_20_Paragraph_20_Font"><text:span text:style-name="T2">glu</text:span></text:span>ti<text:span text:style-name="Default_20_Paragraph_20_Font"><text:span text:style-name="T2">nosum<text:line-break/>reddi</text:span></text:span>t <text:span text:style-name="Default_20_Paragraph_20_Font"><text:span text:style-name="T2">et oblaed</text:span></text:span>i<text:span text:style-name="Default_20_Paragraph_20_Font"><text:span text:style-name="T2">t.</text:span></text:span></text:p>
      <text:p text:style-name="P2">In quibus acidi oxymelitis usus est,. in his fieri ali-<text:line-break/>quandotex eo laesionem docet. Nam in quibus nemo pror-<text:line-break/>fus tali acido medicamento uteretur, tales recensere lae-<text:line-break/>sioues superfluum esu Neque enim simpliciter de ari lo<text:line-break/>oxymelite sermonem fecit, fed et <text:span text:style-name="Default_20_Paragraph_20_Font"><text:span text:style-name="T2">valde</text:span></text:span> adjecit, quod</text:p>
      <text:p text:style-name="P3"><text:span text:style-name="Default_20_Paragraph_20_Font"><text:span text:style-name="T2">admodu</text:span></text:span>m <text:span text:style-name="Default_20_Paragraph_20_Font"><text:span text:style-name="T2">vehementerque</text:span></text:span> significat. Tale igitur oxymel<text:line-break/>nihil mediocriter in crassis gluti<text:span text:style-name="Default_20_Paragraph_20_Font"><text:span text:style-name="T2">n</text:span></text:span>osisque pulmonis sputis<text:line-break/>efficere consuevit, in quibus eo foto quispiam utatur, sed<text:line-break/>ea vel incidit, detergit educitque, vel facere id non va-<text:line-break/>lens exiccat. Ut enim hujusmodi medicamentum mei-<text:line-break/>dendi facultatem habet, ita et exiccandi. Utimur autem<text:line-break/>eo in crassis pulmonis fputis, non. tanquam exiccante, sic<text:line-break/>enim oblaederet, fed tanquam incidente et detergente.<text:line-break/>Quum igitur haec facere non valeat, utilitatem quidem<text:line-break/>nullam adfert, imo maximam laesionem invehit. Sed<text:line-break/>quando neque incidit, neque detergit, in sequentibus ipse<text:line-break/>docuit. lfanc autem volo de ea,- quae in multis reperi-<text:line-break/>tar libris, scriptura agere. Non cultu per <text:span text:style-name="Default_20_Paragraph_20_Font"><text:span text:style-name="T6">σ</text:span></text:span><text:span text:style-name="Default_20_Paragraph_20_Font"><text:span text:style-name="T5"> </text:span></text:span>fecundam<text:line-break/>hujus nominis <text:span text:style-name="Default_20_Paragraph_20_Font"><text:span text:style-name="T6">μέσον</text:span></text:span><text:span text:style-name="Default_20_Paragraph_20_Font"><text:span text:style-name="T5"> </text:span></text:span>syllabam, fed per <text:span text:style-name="Default_20_Paragraph_20_Font"><text:span text:style-name="T6">ζ</text:span></text:span><text:span text:style-name="Default_20_Paragraph_20_Font"><text:span text:style-name="T5"> </text:span></text:span>scriptam inveni-<text:line-break/>mus, ut dictio tota talis sit, quod valde acidum existit,<text:line-break/>nihil <text:span text:style-name="Default_20_Paragraph_20_Font"><text:span text:style-name="T6">μέζον</text:span></text:span><text:span text:style-name="Default_20_Paragraph_20_Font"><text:span text:style-name="T5"> </text:span></text:span><text:span text:style-name="Default_20_Paragraph_20_Font"><text:span text:style-name="T2">insigne</text:span></text:span> efficiet. Sed id falsum est. Is enim.<text:line-break/>inferens magnum aliquando fieri ab eo juvamentum osten-<text:line-break/>dit, interdum et laesionem. Quare perpetuo insigne quid-</text:p>
      <text:p text:style-name="P3">dam facit et nullo modo parvum. De quo autem est ve-<text:line-break/>rum dicere, quod perpetuo magnum vel malum ves bo-<text:line-break/>num facit, de illo melius, nihil mediocriter ab eo fieri<text:line-break/>quispiam dixerit.</text:p>
      <text:h text:style-name="Heading_20_2" text:outline-level="2">XXIV.</text:h>
      <text:p text:style-name="P4">l<text:span text:style-name="Default_20_Paragraph_20_Font"><text:span text:style-name="T2">d autem</text:span></text:span> m<text:span text:style-name="Default_20_Paragraph_20_Font"><text:span text:style-name="T2">ax</text:span></text:span>i<text:span text:style-name="Default_20_Paragraph_20_Font"><text:span text:style-name="T2">me perpet</text:span></text:span>i<text:span text:style-name="Default_20_Paragraph_20_Font"><text:span text:style-name="T2">an</text:span></text:span>t<text:span text:style-name="Default_20_Paragraph_20_Font"><text:span text:style-name="T2">ur et</text:span></text:span>i<text:span text:style-name="Default_20_Paragraph_20_Font"><text:span text:style-name="T2">am alias,. qu</text:span></text:span>i <text:span text:style-name="Default_20_Paragraph_20_Font"><text:span text:style-name="T2">perniciose<text:line-break/>habentes neque tussire, neque quae intus ret</text:span></text:span>i<text:span text:style-name="Default_20_Paragraph_20_Font"><text:span text:style-name="T2">nentur ex-<text:line-break/>creare poscunt.</text:span></text:span></text:p>
      <text:p text:style-name="P2">Sputa crassa vehementer glutinari, nihilque ab exhi-<text:line-break/>bito acido oxymelite juvari, ait iis contingere, qui ma-<text:line-break/>time perniciofe afficiuntur, id est quibus crudus supra<text:line-break/>modum existit morbus , hi namque nihil expuunt.</text:p>
      <text:h text:style-name="Heading_20_2" text:outline-level="2"><text:span text:style-name="Default_20_Paragraph_20_Font"><text:span text:style-name="T2">t</text:span></text:span> .XXV.</text:h>
      <text:p text:style-name="P4"><text:span text:style-name="Default_20_Paragraph_20_Font"><text:span text:style-name="T2">Ad hoc</text:span></text:span> i<text:span text:style-name="Default_20_Paragraph_20_Font"><text:span text:style-name="T2">g</text:span></text:span>i<text:span text:style-name="Default_20_Paragraph_20_Font"><text:span text:style-name="T2">tur aegr</text:span></text:span>o<text:span text:style-name="Default_20_Paragraph_20_Font"><text:span text:style-name="T2">tant</text:span></text:span>is <text:span text:style-name="Default_20_Paragraph_20_Font"><text:span text:style-name="T2">h</text:span></text:span>o<text:span text:style-name="Default_20_Paragraph_20_Font"><text:span text:style-name="T2">m</text:span></text:span>i<text:span text:style-name="Default_20_Paragraph_20_Font"><text:span text:style-name="T2">n</text:span></text:span>is <text:span text:style-name="Default_20_Paragraph_20_Font"><text:span text:style-name="T2">robur consuere opor-<text:line-break/></text:span></text:span>t<text:span text:style-name="Default_20_Paragraph_20_Font"><text:span text:style-name="T2">e</text:span></text:span>t, <text:span text:style-name="Default_20_Paragraph_20_Font"><text:span text:style-name="T2">et si de eo spe</text:span></text:span>m <text:span text:style-name="Default_20_Paragraph_20_Font"><text:span text:style-name="T2">habea</text:span></text:span>s, <text:span text:style-name="Default_20_Paragraph_20_Font"><text:span text:style-name="T2">exh</text:span></text:span>i<text:span text:style-name="Default_20_Paragraph_20_Font"><text:span text:style-name="T2">bere. .</text:span></text:span></text:p>
      <text:p text:style-name="P1">Postquam etiam perniciosissime aegrotantes ab acido<text:line-break/>oxytnelite nihil juvari praedixit , paucique ex ipsis adjuti<text:line-break/>liberantur, ob .id et ipsius perrarum non .tacuit auxilium.<text:line-break/>Fit autem <text:span text:style-name="Default_20_Paragraph_20_Font"><text:span text:style-name="T2">aux</text:span></text:span>i<text:span text:style-name="Default_20_Paragraph_20_Font"><text:span text:style-name="T2">l</text:span></text:span>i<text:span text:style-name="Default_20_Paragraph_20_Font"><text:span text:style-name="T2">um</text:span></text:span> hujusmodi ab acido supra modum<text:line-break/>oxymelite, quum aegri vires valent. Alias enimnequa-<text:line-break/>quam juvat tale oxymeh Duorum siquidem alterum<text:line-break/>efficit, vel protius non incidit, sid quod glutinosum est,<text:line-break/>glutinosius reddit, vel incidit abstergitque, verum repeu-<text:line-break/>tinam tum eductionem , tum vacuatlonem, quam molitur,<text:line-break/>non ferente natura, continget strangulari hominem.</text:p>
      <text:h text:style-name="Heading_20_2" text:outline-level="2">xXVL</text:h>
      <text:p text:style-name="P4"><text:span text:style-name="Default_20_Paragraph_20_Font"><text:span text:style-name="T2">Exh</text:span></text:span>i<text:span text:style-name="Default_20_Paragraph_20_Font"><text:span text:style-name="T2">bere aute</text:span></text:span>m o<text:span text:style-name="Default_20_Paragraph_20_Font"><text:span text:style-name="T2">portet, si deder</text:span></text:span>i<text:span text:style-name="Default_20_Paragraph_20_Font"><text:span text:style-name="T2">s,- su</text:span></text:span>mme t<text:span text:style-name="Default_20_Paragraph_20_Font"><text:span text:style-name="T2">ep</text:span></text:span>i<text:span text:style-name="Default_20_Paragraph_20_Font"><text:span text:style-name="T2">du</text:span></text:span>m, i<text:span text:style-name="Default_20_Paragraph_20_Font"><text:span text:style-name="T2">d-<text:line-break/>que paula</text:span></text:span>ti<text:span text:style-name="Default_20_Paragraph_20_Font"><text:span text:style-name="T2">m neque affa</text:span></text:span>tim.</text:p>
      <text:p text:style-name="P2">Si aeger ob sputorum tum crassitiem tum vifcosita-<text:line-break/>tem nihil expuerit viresque validae fuerint, oxymel dari<text:line-break/>jubet valde acidum et paulatim ac perlepidam , quod est</text:p>
      <text:p text:style-name="P3">perquam tepidum (summe vero tepidum est, quod calidi<text:line-break/>frigidique exacte sit medium).. Quum enim vehementem<text:line-break/>habeat facultatem, copiose ipsum uno haustu offerre vere.-<text:line-break/>tur. Pari modo et aestate frigidum porrigere, ut antea<text:line-break/>praecepit, ideo timet, quia tum pleuritides, tum peripneu-<text:line-break/>moniae, in quibus nihil expuitur, incoctae sunt. Cecti-<text:line-break/>oni autem perpetuo calidum confert, frigidum vero ad-<text:line-break/>verfatur. Cur ergo calidum etiam oxymel devitat-? Au<text:line-break/>ob morbi malignitatem ne videlicet protinus ex tali<text:line-break/>exhibitione ejusmodi potionis cruda eadem permaneat<text:line-break/>affectio hominemque, a calido oxymelite siticulosiorem<text:line-break/>fieri contingat? At quod symptoma hoc viscosum reddat<text:line-break/>sputum, exposuit. Tutius ergo mediocriter lepidum esse<text:line-break/>oxymel ipfe arbitratur, ut qui calidi eam, quae succedere<text:line-break/>possit frigidique de necessitate successuram, fugiat lae-<text:line-break/>lienem.</text:p>
      <text:h text:style-name="P54" text:outline-level="2">XXVII.</text:h>
      <text:p text:style-name="Normal"><text:span text:style-name="Default_20_Paragraph_20_Font"><text:span text:style-name="T2">subacidum ver</text:span></text:span>o <text:span text:style-name="Default_20_Paragraph_20_Font"><text:span text:style-name="T2">ox</text:span></text:span>y<text:span text:style-name="Default_20_Paragraph_20_Font"><text:span text:style-name="T2">mel os qu</text:span></text:span>i<text:span text:style-name="Default_20_Paragraph_20_Font"><text:span text:style-name="T2">de</text:span></text:span>m <text:span text:style-name="Default_20_Paragraph_20_Font"><text:span text:style-name="T2">et fauces humectat,<text:line-break/>spu</text:span></text:span>t<text:span text:style-name="Default_20_Paragraph_20_Font"><text:span text:style-name="T2">u</text:span></text:span>m <text:span text:style-name="Default_20_Paragraph_20_Font"><text:span text:style-name="T2">educ</text:span></text:span>i<text:span text:style-name="Default_20_Paragraph_20_Font"><text:span text:style-name="T2">t et sit</text:span></text:span>im <text:span text:style-name="Default_20_Paragraph_20_Font"><text:span text:style-name="T2">sudat , h</text:span></text:span>y<text:span text:style-name="Default_20_Paragraph_20_Font"><text:span text:style-name="T2">pochondr</text:span></text:span>iis <text:span text:style-name="Default_20_Paragraph_20_Font"><text:span text:style-name="T2">ac viseer</text:span></text:span>i-<text:line-break/><text:span text:style-name="Default_20_Paragraph_20_Font"><text:span text:style-name="T2">bu</text:span></text:span>s <text:span text:style-name="Default_20_Paragraph_20_Font"><text:span text:style-name="T2">ibi locat</text:span></text:span>is <text:span text:style-name="Default_20_Paragraph_20_Font"><text:span text:style-name="T2">plac</text:span></text:span>i<text:span text:style-name="Default_20_Paragraph_20_Font"><text:span text:style-name="T2">dum est e</text:span></text:span>t <text:span text:style-name="Default_20_Paragraph_20_Font"><text:span text:style-name="T2">prodeun</text:span></text:span>t<text:span text:style-name="Default_20_Paragraph_20_Font"><text:span text:style-name="T2">e</text:span></text:span>s <text:span text:style-name="Default_20_Paragraph_20_Font"><text:span text:style-name="T2">ex melle no-<text:line-break/>x</text:span></text:span>i<text:span text:style-name="Default_20_Paragraph_20_Font"><text:span text:style-name="T2">a</text:span></text:span>s <text:span text:style-name="Default_20_Paragraph_20_Font"><text:span text:style-name="T2">proh</text:span></text:span>i<text:span text:style-name="Default_20_Paragraph_20_Font"><text:span text:style-name="T2">be</text:span></text:span>t, <text:span text:style-name="Default_20_Paragraph_20_Font"><text:span text:style-name="T2">quod en</text:span></text:span>im i<text:span text:style-name="Default_20_Paragraph_20_Font"><text:span text:style-name="T2">n</text:span></text:span> m<text:span text:style-name="Default_20_Paragraph_20_Font"><text:span text:style-name="T2">elle b</text:span></text:span>i<text:span text:style-name="Default_20_Paragraph_20_Font"><text:span text:style-name="T2">l</text:span></text:span>i<text:span text:style-name="Default_20_Paragraph_20_Font"><text:span text:style-name="T2">osu</text:span></text:span>m <text:span text:style-name="Default_20_Paragraph_20_Font"><text:span text:style-name="T2">est, e</text:span></text:span>m<text:span text:style-name="Default_20_Paragraph_20_Font"><text:span text:style-name="T2">endat.</text:span></text:span></text:p>
      <text:p text:style-name="P2">Absoluto de admodum acido oxymelite sermone, ad<text:line-break/>mediocriter acidum transiit, qui ipsum humectare os fau-<text:line-break/>cesque et sputum educere et sitim sedare, in textura ora-<text:line-break/>tiouis asserit. Nam quum omnia, quibus tales juvari<text:line-break/>morbi consueverunt, habeat, eorum quae laedunt, ob tem-<text:line-break/>paramenti virtutem nihil habet. Quoniam mulsae tantum<text:line-break/>aceti admixtum est, quantum <text:span text:style-name="Default_20_Paragraph_20_Font"><text:span text:style-name="T2">t</text:span></text:span>alis est, ut quod in ipsa<text:line-break/>biliosum sit , queat emendare , hoc est, evertere et depri-<text:line-break/>mere. Nam in quarto de simplicium medicamentorum fa-<text:line-break/>cultatibus dulcem succum acido maxime facultatibus ad-<text:line-break/>versarr monstravimus. Quum itaque mulsae facultas eae-</text:p>
      <text:p text:style-name="P3">tera quidem omnia, quibus morbi hujusmodi opus habent,<text:line-break/>contineat, in uno autem duntaxat ipsis contraria sit, quod<text:line-break/>supercalefacto ipfa bilescat, mutationem fane hujusmodi<text:line-break/>permixtio aceti cohibens, optimum efficit medicamentum,<text:line-break/>nam minime siticulosum erit, atque ob id sputa non<text:line-break/>omnino crassa glutinosaque facile educet; haec autem ipfa<text:line-break/>duo opera consequitur partium oris fauciumque humecta-<text:line-break/>tio. Qua vero ratione hoc facit, ea tum lieni, tum he-<text:line-break/>pati maximam affert utilitatem, vifcera innoxie expur-<text:line-break/>gaus.</text:p>
      <text:h text:style-name="Heading_20_2" text:outline-level="2">XXVIII.</text:h>
      <text:p text:style-name="Normal"><text:span text:style-name="Default_20_Paragraph_20_Font"><text:span text:style-name="T2">Qu</text:span></text:span>i<text:span text:style-name="Default_20_Paragraph_20_Font"><text:span text:style-name="T2">n et statu</text:span></text:span>s <text:span text:style-name="Default_20_Paragraph_20_Font"><text:span text:style-name="T2">d</text:span></text:span>i<text:span text:style-name="Default_20_Paragraph_20_Font"><text:span text:style-name="T2">scuti</text:span></text:span>t <text:span text:style-name="Default_20_Paragraph_20_Font"><text:span text:style-name="T2">ur</text:span></text:span>i<text:span text:style-name="Default_20_Paragraph_20_Font"><text:span text:style-name="T2">nasque prom</text:span></text:span>o<text:span text:style-name="Default_20_Paragraph_20_Font"><text:span text:style-name="T2">vet.</text:span></text:span></text:p>
      <text:p text:style-name="P2">De mediocriter acido oxymelite adhuc disserens haec<text:line-break/>protulit. Verum in pulmonis thoracisque affectionibus<text:line-break/>plurimo est usui, maximeque insigne habet subsidium ob</text:p>
      <text:p text:style-name="P70">metricam illam aquae acetique et mellis permixtionem.<text:line-break/>Tale siquidem oxymel spiritum crassem flatulentumque in -<text:line-break/>hypochondrio incidit flatusque abrumpens vlas omnes<text:line-break/>expurgat, atque ad urinas tum sero<text:span text:style-name="Default_20_Paragraph_20_Font"><text:span text:style-name="T2">t</text:span></text:span>a tum biliosa agit<text:line-break/>excrementa.<text:tab/>.</text:p>
      <text:h text:style-name="Heading_20_2" text:outline-level="2">XXIX.</text:h>
      <text:p text:style-name="P4">I<text:span text:style-name="Default_20_Paragraph_20_Font"><text:span text:style-name="T2">ntest</text:span></text:span>i<text:span text:style-name="Default_20_Paragraph_20_Font"><text:span text:style-name="T2">n</text:span></text:span>i t<text:span text:style-name="Default_20_Paragraph_20_Font"><text:span text:style-name="T2">amen</text:span></text:span> i<text:span text:style-name="Default_20_Paragraph_20_Font"><text:span text:style-name="T2">nfer</text:span></text:span>i<text:span text:style-name="Default_20_Paragraph_20_Font"><text:span text:style-name="T2">orem par</text:span></text:span>t<text:span text:style-name="Default_20_Paragraph_20_Font"><text:span text:style-name="T2">em hument</text:span></text:span>io<text:span text:style-name="Default_20_Paragraph_20_Font"><text:span text:style-name="T2">rem reddit et<text:line-break/>ramenta</text:span></text:span> i<text:span text:style-name="Default_20_Paragraph_20_Font"><text:span text:style-name="T2">nduc</text:span></text:span>i<text:span text:style-name="Default_20_Paragraph_20_Font"><text:span text:style-name="T2">t.</text:span></text:span></text:p>
      <text:p text:style-name="P2">Eam quae fupra id quod secundum naturam est rn-<text:line-break/>nafcitur partibus humiditatem <text:span text:style-name="Default_20_Paragraph_20_Font"><text:span text:style-name="T6">πλάδον</text:span></text:span><text:span text:style-name="Default_20_Paragraph_20_Font"><text:span text:style-name="T5"> </text:span></text:span>Hippocratem no-<text:line-break/>minare nobis notum est; hoc igitur efficere ait oxymel.<text:line-break/>Et quicquid crassi glutinosique humoris superius -infami-<text:line-break/>tur, id abradit inciditque atque ad excretionem subducit;<text:line-break/>faciles item et hac facultate a. jecore facit excrementorum<text:line-break/>effectiones, ita ut collectis superioribus cunctis humidita-<text:line-break/>libres in intestinis, et potissimum infernis, ob multitudinem</text:p>
      <text:p text:style-name="P3">quidem innascatur ea quae supra naturam est humiditas,<text:line-break/>ob qualitatem vero intestini abrasio. Etenim et oxymel<text:line-break/>detergente praeditum facultate tandem abradet intorti-<text:line-break/>num. Ejusdem quoque est facultatis quod cum oxyme-<text:line-break/>lite descendit biliosum excrementum, quapropter et sine<text:line-break/>oxymelite, si aliquando exuperaverit, intestinum abradit.</text:p>
      <text:h text:style-name="Heading_20_2" text:outline-level="2">XXX.</text:h>
      <text:p text:style-name="P4">I<text:span text:style-name="Default_20_Paragraph_20_Font"><text:span text:style-name="T2">nterdu</text:span></text:span>m <text:span text:style-name="Default_20_Paragraph_20_Font"><text:span text:style-name="T2">au</text:span></text:span>t<text:span text:style-name="Default_20_Paragraph_20_Font"><text:span text:style-name="T2">e</text:span></text:span>m <text:span text:style-name="Default_20_Paragraph_20_Font"><text:span text:style-name="T2">e</text:span></text:span>t <text:span text:style-name="Default_20_Paragraph_20_Font"><text:span text:style-name="T2">in acu</text:span></text:span>tis m<text:span text:style-name="Default_20_Paragraph_20_Font"><text:span text:style-name="T2">orb</text:span></text:span>is <text:span text:style-name="Default_20_Paragraph_20_Font"><text:span text:style-name="T2">hoc pravu</text:span></text:span>m <text:span text:style-name="Default_20_Paragraph_20_Font"><text:span text:style-name="T2">est, </text:span></text:span>m<text:span text:style-name="Default_20_Paragraph_20_Font"><text:span text:style-name="T2">a-<text:line-break/>x</text:span></text:span>im<text:span text:style-name="Default_20_Paragraph_20_Font"><text:span text:style-name="T2">e qu</text:span></text:span>i<text:span text:style-name="Default_20_Paragraph_20_Font"><text:span text:style-name="T2">de</text:span></text:span>m, <text:span text:style-name="Default_20_Paragraph_20_Font"><text:span text:style-name="T2">qu</text:span></text:span>o<text:span text:style-name="Default_20_Paragraph_20_Font"><text:span text:style-name="T2">d statu</text:span></text:span>s <text:span text:style-name="Default_20_Paragraph_20_Font"><text:span text:style-name="T2">sura</text:span></text:span>s <text:span text:style-name="Default_20_Paragraph_20_Font"><text:span text:style-name="T2">prod</text:span></text:span>i<text:span text:style-name="Default_20_Paragraph_20_Font"><text:span text:style-name="T2">re proh</text:span></text:span>i<text:span text:style-name="Default_20_Paragraph_20_Font"><text:span text:style-name="T2">bea</text:span></text:span>t, im<text:span text:style-name="Default_20_Paragraph_20_Font"><text:span text:style-name="T2">o<text:line-break/></text:span></text:span>r<text:span text:style-name="Default_20_Paragraph_20_Font"><text:span text:style-name="T2">emeare furiat. </text:span></text:span>P<text:span text:style-name="Default_20_Paragraph_20_Font"><text:span text:style-name="T2">raeterea vero et</text:span></text:span>i<text:span text:style-name="Default_20_Paragraph_20_Font"><text:span text:style-name="T2">a</text:span></text:span>m <text:span text:style-name="Default_20_Paragraph_20_Font"><text:span text:style-name="T2">debil</text:span></text:span>i<text:span text:style-name="Default_20_Paragraph_20_Font"><text:span text:style-name="T2">ta</text:span></text:span>t <text:span text:style-name="Default_20_Paragraph_20_Font"><text:span text:style-name="T2">et<text:line-break/>ex</text:span></text:span>t<text:span text:style-name="Default_20_Paragraph_20_Font"><text:span text:style-name="T2">re</text:span></text:span>m<text:span text:style-name="Default_20_Paragraph_20_Font"><text:span text:style-name="T2">a refugerat. A</text:span></text:span>t<text:span text:style-name="Default_20_Paragraph_20_Font"><text:span text:style-name="T2">que hancce laesione</text:span></text:span>m <text:span text:style-name="Default_20_Paragraph_20_Font"><text:span text:style-name="T2">fala</text:span></text:span>m <text:span text:style-name="Default_20_Paragraph_20_Font"><text:span text:style-name="T2">ex<text:line-break/>aceto</text:span></text:span> m<text:span text:style-name="Default_20_Paragraph_20_Font"><text:span text:style-name="T2">ulsa oborir</text:span></text:span>i <text:span text:style-name="Default_20_Paragraph_20_Font"><text:span text:style-name="T2">novi, quae descript</text:span></text:span>io<text:span text:style-name="Default_20_Paragraph_20_Font"><text:span text:style-name="T2">ne quoque<text:line-break/>digna est.</text:span></text:span></text:p>
      <text:p text:style-name="P2">In acutis interdum morbis abradi intestinum bonum<text:line-break/>non est. Ulceratio enim quaedam superficiaria est, <text:span text:style-name="Default_20_Paragraph_20_Font"><text:span text:style-name="T2">t</text:span></text:span>amen-<text:line-break/><text:span text:style-name="Default_20_Paragraph_20_Font"><text:span text:style-name="T2">tut</text:span></text:span>a affectio. Quae quum talis exisset, ab irrumpentibus</text:p>
      <text:p text:style-name="P3">et praesertim mordacitatem aliquam habentibus laeditur<text:line-break/>i<text:span text:style-name="Default_20_Paragraph_20_Font"><text:span text:style-name="T2">ntest</text:span></text:span>i<text:span text:style-name="Default_20_Paragraph_20_Font"><text:span text:style-name="T2">nu</text:span></text:span>m. Laesum vero intestinum nisi protinus mor-<text:line-break/>dentium excretionem fecerit, ad regionem superiorem ea<text:line-break/>quae irrumpunt remittit. Quo fit ut ea ratione flatus<text:line-break/>-etiam ejus sursum recurrere contingat. Naturalem siqui.-<text:line-break/>dem functionem peristalticam Territa sunt intestina, ut in<text:line-break/>commentariis de facultatibus naturalibus demonstratum<text:line-break/>est, fed quae irrumpunt, a partibus illis quibus continen-<text:line-break/>tnr; protrudi velocitatis est opus. Quum igitur superne<text:line-break/>motus exordium habeat, quae continentur ,- deorsum ha-.<text:line-break/>flent excretionem. Verum si motio inferne caplat exor-<text:line-break/>dia, sursum feruntur. Atque id in his qui secundum na-<text:line-break/>tutam se habent, manifeste conspicitur, cum scilicet uni-<text:line-break/>versim raptimque subeunte ad inferna intestina bile con-<text:line-break/><text:span text:style-name="Default_20_Paragraph_20_Font"><text:span text:style-name="T2">s</text:span></text:span>inemus excretionem, aut propter quoddam obortum ne-<text:line-break/>gocium, quod interpellari non possit, aut quod non prope<text:line-break/>sit ad ventrem exonerandum secessus. Tunc enim recur-<text:line-break/>rere bilem ala percipimus ut non adhuc excerni possit</text:p>
      <text:p text:style-name="P3">Sunt- quibus ex hujusmodi bilis recursio stomachus male<text:line-break/>habet, aliis caput repletur et ob moriatur dolet, alii<text:line-break/>utrumque patiuntur. Sic igitur ramentofa in intestinis<text:line-break/>affectio deorinm interdum excernit celeriter, aegrorum<text:line-break/>molestiam nequaquam sustinens, interdum autem a parti-<text:line-break/>bus inferioribus ad superiores, ubi quae irrumpunt, non<text:line-break/>protinus ad sedem prodierint, fed is qui sedem circulari-<text:line-break/>ter ambit musculus tum contractus tum recti intestini<text:line-break/>extremum ipsum obstringendo complexus principium mo-<text:line-break/>tionis peristalticae ex infernis partibus ad superiores fe-<text:line-break/>c<text:span text:style-name="Default_20_Paragraph_20_Font"><text:span text:style-name="T2">o</text:span></text:span>riti ob eam igitur cau<text:span text:style-name="Default_20_Paragraph_20_Font"><text:span text:style-name="T2">t</text:span></text:span>am non flatus modo, verum et<text:line-break/>excrementum in hujusmodi affectionibus recurrit. Con-<text:line-break/>tingit autem et vices laedi ob sequentem in transitu mor-<text:line-break/><text:span text:style-name="Default_20_Paragraph_20_Font"><text:span text:style-name="T2">t</text:span></text:span>um. Nam quae abraduntur, etiamsi quod pertransit bre-<text:line-break/>vissimum habeat morsum. vehementer tamen infestantur.<text:line-break/>Scimus autem dolorem omnem vires exolvere , atque ob<text:line-break/>id partes extremas perfrigerare. <text:span text:style-name="Default_20_Paragraph_20_Font"><text:span text:style-name="T2">A</text:span></text:span>t<text:span text:style-name="Default_20_Paragraph_20_Font"><text:span text:style-name="T2">que hancce fala</text:span></text:span>m<text:line-break/><text:span text:style-name="Default_20_Paragraph_20_Font"><text:span text:style-name="T2">laesi</text:span></text:span>o<text:span text:style-name="Default_20_Paragraph_20_Font"><text:span text:style-name="T2">ne</text:span></text:span>m <text:span text:style-name="Default_20_Paragraph_20_Font"><text:span text:style-name="T2">ex acet</text:span></text:span>o m<text:span text:style-name="Default_20_Paragraph_20_Font"><text:span text:style-name="T2">ulsa</text:span></text:span> o<text:span text:style-name="Default_20_Paragraph_20_Font"><text:span text:style-name="T2">bor</text:span></text:span>i<text:span text:style-name="Default_20_Paragraph_20_Font"><text:span text:style-name="T2">r</text:span></text:span>i <text:span text:style-name="Default_20_Paragraph_20_Font"><text:span text:style-name="T2">nov</text:span></text:span>i, <text:span text:style-name="Default_20_Paragraph_20_Font"><text:span text:style-name="T2">quae commentario</text:span></text:span></text:p>
      <text:p text:style-name="P3"><text:span text:style-name="Default_20_Paragraph_20_Font"><text:span text:style-name="T2">qu</text:span></text:span>o<text:span text:style-name="Default_20_Paragraph_20_Font"><text:span text:style-name="T2">que d</text:span></text:span>i<text:span text:style-name="Default_20_Paragraph_20_Font"><text:span text:style-name="T2">gna sit. </text:span></text:span>Oxymel mediocriter temperatum no-<text:line-break/>xas omnes, quae ex mul<text:span text:style-name="Default_20_Paragraph_20_Font"><text:span text:style-name="T2">t</text:span></text:span>a, vino et aqua emergunt, essu-<text:line-break/>gisse paulo ante demonstratum esu Si quando igitur lae-<text:line-break/>dat, solum laedit, quod abradat intestinum; id vero facit<text:line-break/>interdum in iis, qui imbecillius habent natura et pati<text:line-break/>idoneum intestinum.</text:p>
      <text:h text:style-name="Heading_20_2" text:outline-level="2">XXXI.</text:h>
      <text:p text:style-name="P33"><text:span text:style-name="Default_20_Paragraph_20_Font"><text:span text:style-name="T2">Exiguum autem eju</text:span></text:span>s<text:span text:style-name="Default_20_Paragraph_20_Font"><text:span text:style-name="T2">m</text:span></text:span>o<text:span text:style-name="Default_20_Paragraph_20_Font"><text:span text:style-name="T2">d</text:span></text:span>i <text:span text:style-name="Default_20_Paragraph_20_Font"><text:span text:style-name="T2">potu</text:span></text:span>m <text:span text:style-name="Default_20_Paragraph_20_Font"><text:span text:style-name="T2">noc</text:span></text:span>t<text:span text:style-name="Default_20_Paragraph_20_Font"><text:span text:style-name="T2">e quide</text:span></text:span>m <text:span text:style-name="Default_20_Paragraph_20_Font"><text:span text:style-name="T2">et su</text:span></text:span>pi<text:span text:style-name="Default_20_Paragraph_20_Font"><text:span text:style-name="T2">no<text:line-break/>ante sorb</text:span></text:span>it<text:span text:style-name="Default_20_Paragraph_20_Font"><text:span text:style-name="T2">ione</text:span></text:span>m <text:span text:style-name="Default_20_Paragraph_20_Font"><text:span text:style-name="T2">prop</text:span></text:span>i<text:span text:style-name="Default_20_Paragraph_20_Font"><text:span text:style-name="T2">nare conven</text:span></text:span>i<text:span text:style-name="Default_20_Paragraph_20_Font"><text:span text:style-name="T2">t, sed et quum a<text:line-break/>sorb</text:span></text:span>iti<text:span text:style-name="Default_20_Paragraph_20_Font"><text:span text:style-name="T2">one multum</text:span></text:span> i<text:span text:style-name="Default_20_Paragraph_20_Font"><text:span text:style-name="T2">ntersit te</text:span></text:span>m<text:span text:style-name="Default_20_Paragraph_20_Font"><text:span text:style-name="T2">p</text:span></text:span>o<text:span text:style-name="Default_20_Paragraph_20_Font"><text:span text:style-name="T2">r</text:span></text:span>is, <text:span text:style-name="Default_20_Paragraph_20_Font"><text:span text:style-name="T2">b</text:span></text:span>i<text:span text:style-name="Default_20_Paragraph_20_Font"><text:span text:style-name="T2">bere n</text:span></text:span>i<text:span text:style-name="Default_20_Paragraph_20_Font"><text:span text:style-name="T2">h</text:span></text:span>i<text:span text:style-name="Default_20_Paragraph_20_Font"><text:span text:style-name="T2">l pro-<text:line-break/>h</text:span></text:span>i<text:span text:style-name="Default_20_Paragraph_20_Font"><text:span text:style-name="T2">bet. </text:span></text:span></text:p>
      <text:p text:style-name="P2">Facultate quam habet enarrata, ad rationem tempo-<text:line-break/>ris, quo maxime ipsum quis porrigere debeat, nunc acce-<text:line-break/>dit, quando potissimum oxymelite uti. debeat is, qui for-<text:line-break/>ultionibus alatur, deinde quamvis non sorbitionibus, fed<text:line-break/>potione aliquis fola nutriatur, tempus in illis etiam do-</text:p>
      <text:p text:style-name="P3">ceti Ait ergo in <text:span text:style-name="Default_20_Paragraph_20_Font"><text:span text:style-name="T2">s</text:span></text:span>orbitione utentibus, illud duntaxat<text:line-break/>observandum tempus, quo <text:span text:style-name="Default_20_Paragraph_20_Font"><text:span text:style-name="T2">s</text:span></text:span>orbitio ingeri debet, ptisanae<text:line-break/>autem scilicet cremor sorbitio est, qui ut corpus alat<text:line-break/>viresque roboret assumitur. Ad quae confert, si nutri-<text:line-break/>tionis tempore solus in ventre contineatur. Nam. antea<text:line-break/>didicisti, cibos multiplices et praesertim facultate dissimi-<text:line-break/>les in ventre turbationem concitare. ob eam igitur can-<text:line-break/>sum non porrigendum oxymel, nisi cremor concoctus su-<text:line-break/>orit<text:span text:style-name="Default_20_Paragraph_20_Font"><text:span text:style-name="T2">i</text:span></text:span> Qui si coctus fuerit, licet tum nocte tum sequenti<text:line-break/>die ante sorbitionem sumere. Tempus autem inter sorbi-<text:line-break/>tionem oxymelque medium satisfacit, si ptisanae cremor<text:line-break/>vacuum simul et purum ex ea, quae ab oxymelite facta<text:line-break/>est, abstersione ventriculum ingrediatur.</text:p>
      <text:h text:style-name="Heading_20_2" text:outline-level="2">- XXXII.</text:h>
      <text:p text:style-name="P4"><text:span text:style-name="Default_20_Paragraph_20_Font"><text:span text:style-name="T2">s</text:span></text:span>o<text:span text:style-name="Default_20_Paragraph_20_Font"><text:span text:style-name="T2">lo vero po</text:span></text:span>t<text:span text:style-name="Default_20_Paragraph_20_Font"><text:span text:style-name="T2">u c</text:span></text:span>i<text:span text:style-name="Default_20_Paragraph_20_Font"><text:span text:style-name="T2">tra sorbi</text:span></text:span>ti<text:span text:style-name="Default_20_Paragraph_20_Font"><text:span text:style-name="T2">ones pr</text:span></text:span>o <text:span text:style-name="Default_20_Paragraph_20_Font"><text:span text:style-name="T2">v</text:span></text:span>i<text:span text:style-name="Default_20_Paragraph_20_Font"><text:span text:style-name="T2">ctu utent</text:span></text:span>i<text:span text:style-name="Default_20_Paragraph_20_Font"><text:span text:style-name="T2">bus pro-<text:line-break/>pterea hoc ut</text:span></text:span>i <text:span text:style-name="Default_20_Paragraph_20_Font"><text:span text:style-name="T2">semper .et perpetuo non</text:span></text:span> i<text:span text:style-name="Default_20_Paragraph_20_Font"><text:span text:style-name="T2">doneu</text:span></text:span>m <text:span text:style-name="Default_20_Paragraph_20_Font"><text:span text:style-name="T2">est,</text:span></text:span></text:p>
      <text:p text:style-name="P1"><text:span text:style-name="Default_20_Paragraph_20_Font"><text:span text:style-name="T2">maxime qu</text:span></text:span>i<text:span text:style-name="Default_20_Paragraph_20_Font"><text:span text:style-name="T2">dem pr</text:span></text:span>o<text:span text:style-name="Default_20_Paragraph_20_Font"><text:span text:style-name="T2">pter</text:span></text:span> i<text:span text:style-name="Default_20_Paragraph_20_Font"><text:span text:style-name="T2">ntest</text:span></text:span>i<text:span text:style-name="Default_20_Paragraph_20_Font"><text:span text:style-name="T2">n</text:span></text:span>i <text:span text:style-name="Default_20_Paragraph_20_Font"><text:span text:style-name="T2">abrasi</text:span></text:span>o<text:span text:style-name="Default_20_Paragraph_20_Font"><text:span text:style-name="T2">nem aut exa-<text:line-break/>sperat</text:span></text:span>i<text:span text:style-name="Default_20_Paragraph_20_Font"><text:span text:style-name="T2">onem. Quum eni</text:span></text:span>m <text:span text:style-name="Default_20_Paragraph_20_Font"><text:span text:style-name="T2">stercore vacuum sit, mag</text:span></text:span>is<text:line-break/><text:span text:style-name="Default_20_Paragraph_20_Font"><text:span text:style-name="T2">haec induxer</text:span></text:span>i<text:span text:style-name="Default_20_Paragraph_20_Font"><text:span text:style-name="T2">t, quum vastoru</text:span></text:span>m <text:span text:style-name="Default_20_Paragraph_20_Font"><text:span text:style-name="T2">adsi</text:span></text:span>t <text:span text:style-name="Default_20_Paragraph_20_Font"><text:span text:style-name="T2">vacuat</text:span></text:span>io, <text:span text:style-name="Default_20_Paragraph_20_Font"><text:span text:style-name="T2">postea<text:line-break/>aute</text:span></text:span>m <text:span text:style-name="Default_20_Paragraph_20_Font"><text:span text:style-name="T2">et aqua multa v</text:span></text:span>i<text:span text:style-name="Default_20_Paragraph_20_Font"><text:span text:style-name="T2">tes prostraver</text:span></text:span>it.</text:p>
      <text:p text:style-name="P2">Victus rationem citra ptifanam ex potusulo sibi in-<text:line-break/>stituentibus, non per totum morbum idoneum est oxymel<text:line-break/>epotum, tum quod vehementius intestinum nudum abra-<text:line-break/>dat. Nam a ptisana quodam modo inungitur, quum eam<text:line-break/>sorbuerint et quum corpus nihil a mulsa auxilii accepe-<text:line-break/>rit. Mulsae autem auxilium, quod corporibus afferat, in<text:line-break/>oratione de mussa praedixit.</text:p>
      <text:h text:style-name="Heading_20_2" text:outline-level="2">XXXIII.</text:h>
      <text:p text:style-name="P4"><text:span text:style-name="Default_20_Paragraph_20_Font"><text:span text:style-name="T2">s</text:span></text:span>i <text:span text:style-name="Default_20_Paragraph_20_Font"><text:span text:style-name="T2">tamen op</text:span></text:span>i<text:span text:style-name="Default_20_Paragraph_20_Font"><text:span text:style-name="T2">tu</text:span></text:span>l<text:span text:style-name="Default_20_Paragraph_20_Font"><text:span text:style-name="T2">ar</text:span></text:span>i <text:span text:style-name="Default_20_Paragraph_20_Font"><text:span text:style-name="T2">apparuer</text:span></text:span>i<text:span text:style-name="Default_20_Paragraph_20_Font"><text:span text:style-name="T2">t ad to</text:span></text:span>t<text:span text:style-name="Default_20_Paragraph_20_Font"><text:span text:style-name="T2">um morbum co-<text:line-break/>p</text:span></text:span>i<text:span text:style-name="Default_20_Paragraph_20_Font"><text:span text:style-name="T2">osu</text:span></text:span>s <text:span text:style-name="Default_20_Paragraph_20_Font"><text:span text:style-name="T2">hu</text:span></text:span>j<text:span text:style-name="Default_20_Paragraph_20_Font"><text:span text:style-name="T2">u</text:span></text:span>s <text:span text:style-name="Default_20_Paragraph_20_Font"><text:span text:style-name="T2">pot</text:span></text:span>io<text:span text:style-name="Default_20_Paragraph_20_Font"><text:span text:style-name="T2">n</text:span></text:span>i<text:span text:style-name="Default_20_Paragraph_20_Font"><text:span text:style-name="T2">s usu</text:span></text:span>s, <text:span text:style-name="Default_20_Paragraph_20_Font"><text:span text:style-name="T2">paucu</text:span></text:span>m <text:span text:style-name="Default_20_Paragraph_20_Font"><text:span text:style-name="T2">acet</text:span></text:span>i, <text:span text:style-name="Default_20_Paragraph_20_Font"><text:span text:style-name="T2">quoad salu</text:span></text:span>m<text:line-break/><text:span text:style-name="Default_20_Paragraph_20_Font"><text:span text:style-name="T2">agnosca</text:span></text:span>t<text:span text:style-name="Default_20_Paragraph_20_Font"><text:span text:style-name="T2">ur, assi</text:span></text:span>m<text:span text:style-name="Default_20_Paragraph_20_Font"><text:span text:style-name="T2">dendum esu</text:span></text:span> I<text:span text:style-name="Default_20_Paragraph_20_Font"><text:span text:style-name="T2">ta en</text:span></text:span>im. <text:span text:style-name="Default_20_Paragraph_20_Font"><text:span text:style-name="T2">tum quae</text:span></text:span> l<text:span text:style-name="Default_20_Paragraph_20_Font"><text:span text:style-name="T2">ae-</text:span></text:span></text:p>
      <text:p text:style-name="P1"><text:span text:style-name="Default_20_Paragraph_20_Font"><text:span text:style-name="T2">dere so</text:span></text:span>l<text:span text:style-name="Default_20_Paragraph_20_Font"><text:span text:style-name="T2">et, ea m</text:span></text:span>i<text:span text:style-name="Default_20_Paragraph_20_Font"><text:span text:style-name="T2">n</text:span></text:span>ime <text:span text:style-name="Default_20_Paragraph_20_Font"><text:span text:style-name="T2">laeser</text:span></text:span>i<text:span text:style-name="Default_20_Paragraph_20_Font"><text:span text:style-name="T2">t</text:span></text:span>, . t<text:span text:style-name="Default_20_Paragraph_20_Font"><text:span text:style-name="T2">u</text:span></text:span>m <text:span text:style-name="Default_20_Paragraph_20_Font"><text:span text:style-name="T2">qu</text:span></text:span>i<text:span text:style-name="Default_20_Paragraph_20_Font"><text:span text:style-name="T2">bus prodesse opus<text:line-break/>est, his proderit.</text:span></text:span></text:p>
      <text:p text:style-name="P2">Cum sitim; quidem mulsa inferat, fputa autem in<text:line-break/>bronchiis pulmonis contineantur vel glutinosi:, vel admo-<text:line-break/>dum crassa, tunc sule est utendum oxymelitei Neque<text:line-break/>memoria excidat, dicta haec fuisse de iis, qui sisto potu<text:line-break/><text:span text:style-name="Default_20_Paragraph_20_Font"><text:span text:style-name="T2">sin</text:span></text:span>e sorbitione utuntur. Si igitur, ut dixi, utendum sit<text:line-break/>oxymelite, pannum aceti mulsae affundere convenit, ut<text:line-break/>aceti usu ad auxilium fruatur et fugiat quod ab eo est<text:line-break/>detrimentum. Sed acetum mulsae commixtum excoquere<text:line-break/>convenit, nam ita ad nocendum imbecillius esu</text:p>
      <text:h text:style-name="Heading_20_2" text:outline-level="2">XXXIV</text:h>
      <text:p text:style-name="Normal"><text:span text:style-name="Default_20_Paragraph_20_Font"><text:span text:style-name="T2">Ut aute</text:span></text:span>m <text:span text:style-name="Default_20_Paragraph_20_Font"><text:span text:style-name="T2">in sum</text:span></text:span>m<text:span text:style-name="Default_20_Paragraph_20_Font"><text:span text:style-name="T2">a d</text:span></text:span>i<text:span text:style-name="Default_20_Paragraph_20_Font"><text:span text:style-name="T2">ca</text:span></text:span>t<text:span text:style-name="Default_20_Paragraph_20_Font"><text:span text:style-name="T2">ur, or</text:span></text:span>ti <text:span text:style-name="Default_20_Paragraph_20_Font"><text:span text:style-name="T2">ab aceto ac</text:span></text:span>o<text:span text:style-name="Default_20_Paragraph_20_Font"><text:span text:style-name="T2">res plor</text:span></text:span>o-<text:line-break/><text:span text:style-name="Default_20_Paragraph_20_Font"><text:span text:style-name="T2">chol</text:span></text:span>is m<text:span text:style-name="Default_20_Paragraph_20_Font"><text:span text:style-name="T2">ag</text:span></text:span>i<text:span text:style-name="Default_20_Paragraph_20_Font"><text:span text:style-name="T2">s, quam melancholic</text:span></text:span>i<text:span text:style-name="Default_20_Paragraph_20_Font"><text:span text:style-name="T2">s conferunt. Amara<text:line-break/>na</text:span></text:span>m<text:span text:style-name="Default_20_Paragraph_20_Font"><text:span text:style-name="T2">que dissolvuntur et it</text:span></text:span>i <text:span text:style-name="Default_20_Paragraph_20_Font"><text:span text:style-name="T2">pitui</text:span></text:span>t<text:span text:style-name="Default_20_Paragraph_20_Font"><text:span text:style-name="T2">am abeunt, du</text:span></text:span>m <text:span text:style-name="Default_20_Paragraph_20_Font"><text:span text:style-name="T2">ab</text:span></text:span> i<text:span text:style-name="Default_20_Paragraph_20_Font"><text:span text:style-name="T2">psa</text:span></text:span></text:p>
      <text:p text:style-name="P1"><text:span text:style-name="Default_20_Paragraph_20_Font"><text:span text:style-name="T2">attolluntur. </text:span></text:span>N<text:span text:style-name="Default_20_Paragraph_20_Font"><text:span text:style-name="T2">igra vero fermentantur, in sublime attol-<text:line-break/>luatur ac multiplicantur, sursum enim nigra educit<text:line-break/>acetum.</text:span></text:span></text:p>
      <text:p text:style-name="P2">Picrocholas naturas appellat <text:span text:style-name="Default_20_Paragraph_20_Font"><text:span text:style-name="T2">Hippocrates, </text:span></text:span>quae ama-<text:line-break/>rum humorem procreant, qui est bilis flava, quibus ido-<text:line-break/>neum esse ait acetum, quod melancholicis maxime contra-<text:line-break/>rium existit. Nam et biIem nigrum acidam esse contin-<text:line-break/>git, quum jam praeter naturam affecto corpore, exupera-<text:line-break/>verit, ut quum recte valet, plus quidem praedictae habet<text:line-break/>qualitatis, non tamen exquisitam ipsam. Caetera contex-<text:line-break/>tus manifesta sunt. Docet si quidem in eo , quo pacto.<text:line-break/>acetum picrocholis, qui in temperamento calido <text:span text:style-name="Default_20_Paragraph_20_Font"><text:span text:style-name="T2">caeteros<text:line-break/></text:span></text:span>vincunt, pr<text:span text:style-name="Default_20_Paragraph_20_Font"><text:span text:style-name="T2">o</text:span></text:span>sit, quum ip<text:span text:style-name="Default_20_Paragraph_20_Font"><text:span text:style-name="T2">s</text:span></text:span>um frigidum. sili</text:p>
      <text:h text:style-name="Heading_20_2" text:outline-level="2">XXXV.</text:h>
      <text:p text:style-name="P4"><text:span text:style-name="Default_20_Paragraph_20_Font"><text:span text:style-name="T2">Mulieribus autem longe magis quam diris adoelsutur<text:line-break/>acetum, nam uterum dolore aspicit.</text:span></text:span></text:p>
      <text:p text:style-name="P1">Quod acetum nervos laedere consueverit tum r testa-<text:line-break/>tur experientia tum ratiodemonstrat. Nam exu<text:span text:style-name="Default_20_Paragraph_20_Font"><text:span text:style-name="T2">n</text:span></text:span>gues<text:line-break/>sunt et quia frigidi;. propterea facile- a ^refrigerantibus<text:line-break/>tenues habentibus partes, afficiuntur medicamentis. I.ae-<text:line-break/>duntur praeterea. et<text:span text:style-name="Default_20_Paragraph_20_Font"><text:span text:style-name="T2">c</text:span></text:span> a caeteris refrigerantibus omnibus,<text:line-break/>verum substantiae aceti tenuitas in eorum t mergitur pro-<text:line-break/>fundum, atque in omnes ita penetrat partes; ut ne miui-<text:line-break/>mam quidem ex eis illaesam sinat. Sic cette acetum<text:line-break/>nervofas laedit paries. Uterum autem anatomici , fere<text:line-break/>omnes nervosum esse dicunt. Atque absque ebrum pro-<text:line-break/>batione, quam ex anatomica inspectione fecerunt, poteris<text:line-break/>et tu de eo ratiocinatione colligere. Nam ad maximam<text:line-break/>laxatur molem et ad minimam contrahitur; quantus ete-<text:line-break/>nim foetus fuerit, ipsum perpetuo circulariter ambit, im-<text:line-break/>pleturque spatium omne ab eo, etiamsi parvus suerit, ve-<text:line-break/>luti venter a eibis. Sed ventris non magna est ad con-<text:line-break/><text:span text:style-name="Default_20_Paragraph_20_Font"><text:span text:style-name="T1">tiaris </text:span></text:span>permutatio, uteri autem maximae ; plurimum autem</text:p>
      <text:p text:style-name="P34">dilatari, nervoforum proprium est corporum , non carne-<text:line-break/>forum.</text:p>
      <text:h text:style-name="Heading_20_2" text:outline-level="2">XXXVI.</text:h>
      <text:p text:style-name="Normal">At <text:span text:style-name="Default_20_Paragraph_20_Font"><text:span text:style-name="T2">vero aquae potu</text:span></text:span>i <text:span text:style-name="Default_20_Paragraph_20_Font"><text:span text:style-name="T2">acuti</text:span></text:span>s <text:span text:style-name="Default_20_Paragraph_20_Font"><text:span text:style-name="T2">in morb</text:span></text:span>is, <text:span text:style-name="Default_20_Paragraph_20_Font"><text:span text:style-name="T2">al</text:span></text:span>i<text:span text:style-name="Default_20_Paragraph_20_Font"><text:span text:style-name="T2">ud sane nullum<text:line-break/>munu</text:span></text:span>s <text:span text:style-name="Default_20_Paragraph_20_Font"><text:span text:style-name="T2">habe</text:span></text:span>o, <text:span text:style-name="Default_20_Paragraph_20_Font"><text:span text:style-name="T2">quod ascr</text:span></text:span>i<text:span text:style-name="Default_20_Paragraph_20_Font"><text:span text:style-name="T2">bam. Neque en</text:span></text:span>i<text:span text:style-name="Default_20_Paragraph_20_Font"><text:span text:style-name="T2">m</text:span></text:span> i<text:span text:style-name="Default_20_Paragraph_20_Font"><text:span text:style-name="T2">n ple</text:span></text:span>u<text:span text:style-name="Default_20_Paragraph_20_Font"><text:span text:style-name="T2">r</text:span></text:span>i-<text:line-break/><text:span text:style-name="Default_20_Paragraph_20_Font"><text:span text:style-name="T2">t</text:span></text:span>i<text:span text:style-name="Default_20_Paragraph_20_Font"><text:span text:style-name="T2">c</text:span></text:span>is <text:span text:style-name="Default_20_Paragraph_20_Font"><text:span text:style-name="T2">ac per</text:span></text:span>i<text:span text:style-name="Default_20_Paragraph_20_Font"><text:span text:style-name="T2">pneumonicis tusam len</text:span></text:span>it, <text:span text:style-name="Default_20_Paragraph_20_Font"><text:span text:style-name="T2">neque spu</text:span></text:span>t<text:span text:style-name="Default_20_Paragraph_20_Font"><text:span text:style-name="T2">u</text:span></text:span>m <text:span text:style-name="Default_20_Paragraph_20_Font"><text:span text:style-name="T2">edu-<text:line-break/>c</text:span></text:span>it, i<text:span text:style-name="Default_20_Paragraph_20_Font"><text:span text:style-name="T2">mo caeter</text:span></text:span>i<text:span text:style-name="Default_20_Paragraph_20_Font"><text:span text:style-name="T2">s</text:span></text:span> mi<text:span text:style-name="Default_20_Paragraph_20_Font"><text:span text:style-name="T2">nu</text:span></text:span>s, <text:span text:style-name="Default_20_Paragraph_20_Font"><text:span text:style-name="T2">si qu</text:span></text:span>is <text:span text:style-name="Default_20_Paragraph_20_Font"><text:span text:style-name="T2">perpe</text:span></text:span>t<text:span text:style-name="Default_20_Paragraph_20_Font"><text:span text:style-name="T2">u</text:span></text:span>o <text:span text:style-name="Default_20_Paragraph_20_Font"><text:span text:style-name="T2">aqua po</text:span></text:span>t<text:span text:style-name="Default_20_Paragraph_20_Font"><text:span text:style-name="T2">u</text:span></text:span>i<text:line-break/><text:span text:style-name="Default_20_Paragraph_20_Font"><text:span text:style-name="T2">utatur. reru</text:span></text:span>m si. <text:span text:style-name="Default_20_Paragraph_20_Font"><text:span text:style-name="T2">inter ace</text:span></text:span>t<text:span text:style-name="Default_20_Paragraph_20_Font"><text:span text:style-name="T2">um mulsum et aquam mul-<text:line-break/>sum aquae pauculum sorbea</text:span></text:span>t<text:span text:style-name="Default_20_Paragraph_20_Font"><text:span text:style-name="T2">ur, spu</text:span></text:span>t<text:span text:style-name="Default_20_Paragraph_20_Font"><text:span text:style-name="T2">u</text:span></text:span>m <text:span text:style-name="Default_20_Paragraph_20_Font"><text:span text:style-name="T2">educi</text:span></text:span>t <text:span text:style-name="Default_20_Paragraph_20_Font"><text:span text:style-name="T2">pr</text:span></text:span>o<text:span text:style-name="Default_20_Paragraph_20_Font"><text:span text:style-name="T2">p</text:span></text:span>t<text:span text:style-name="Default_20_Paragraph_20_Font"><text:span text:style-name="T2">er<text:line-break/>aual</text:span></text:span>it<text:span text:style-name="Default_20_Paragraph_20_Font"><text:span text:style-name="T2">a</text:span></text:span>tis <text:span text:style-name="Default_20_Paragraph_20_Font"><text:span text:style-name="T2">po</text:span></text:span>t<text:span text:style-name="Default_20_Paragraph_20_Font"><text:span text:style-name="T2">uum</text:span></text:span> t<text:span text:style-name="Default_20_Paragraph_20_Font"><text:span text:style-name="T2">ran</text:span></text:span>s<text:span text:style-name="Default_20_Paragraph_20_Font"><text:span text:style-name="T2">muta</text:span></text:span>tio<text:span text:style-name="Default_20_Paragraph_20_Font"><text:span text:style-name="T2">nem, quandam enim</text:span></text:span> i<text:span text:style-name="Default_20_Paragraph_20_Font"><text:span text:style-name="T2">n—<text:line-break/>tu</text:span></text:span>s i<text:span text:style-name="Default_20_Paragraph_20_Font"><text:span text:style-name="T2">nunda</text:span></text:span>t<text:span text:style-name="Default_20_Paragraph_20_Font"><text:span text:style-name="T2">ione</text:span></text:span>m <text:span text:style-name="Default_20_Paragraph_20_Font"><text:span text:style-name="T2">advehi</text:span></text:span>t. <text:span text:style-name="Default_20_Paragraph_20_Font"><text:span text:style-name="T2">Al</text:span></text:span>i<text:span text:style-name="Default_20_Paragraph_20_Font"><text:span text:style-name="T2">a</text:span></text:span>s <text:span text:style-name="Default_20_Paragraph_20_Font"><text:span text:style-name="T2">neque sit</text:span></text:span>i<text:span text:style-name="Default_20_Paragraph_20_Font"><text:span text:style-name="T2">m sudat, sed<text:line-break/>exacerbat, b</text:span></text:span>i<text:span text:style-name="Default_20_Paragraph_20_Font"><text:span text:style-name="T2">l</text:span></text:span>iosus <text:span text:style-name="Default_20_Paragraph_20_Font"><text:span text:style-name="T2">en</text:span></text:span>i<text:span text:style-name="Default_20_Paragraph_20_Font"><text:span text:style-name="T2">m naturae bil</text:span></text:span>i<text:span text:style-name="Default_20_Paragraph_20_Font"><text:span text:style-name="T2">vsu</text:span></text:span>i <text:span text:style-name="Default_20_Paragraph_20_Font"><text:span text:style-name="T2">est e</text:span></text:span>t <text:span text:style-name="Default_20_Paragraph_20_Font"><text:span text:style-name="T2">h</text:span></text:span>y<text:span text:style-name="Default_20_Paragraph_20_Font"><text:span text:style-name="T2">po-<text:line-break/>ch</text:span></text:span>o<text:span text:style-name="Default_20_Paragraph_20_Font"><text:span text:style-name="T2">ndr</text:span></text:span>iis <text:span text:style-name="Default_20_Paragraph_20_Font"><text:span text:style-name="T2">mala</text:span></text:span>, i<text:span text:style-name="Default_20_Paragraph_20_Font"><text:span text:style-name="T2">mo pessima ac b</text:span></text:span>i<text:span text:style-name="Default_20_Paragraph_20_Font"><text:span text:style-name="T2">l</text:span></text:span>io<text:span text:style-name="Default_20_Paragraph_20_Font"><text:span text:style-name="T2">ststima viresque maxi-<text:line-break/>me labesuc</text:span></text:span>t<text:span text:style-name="Default_20_Paragraph_20_Font"><text:span text:style-name="T2">a</text:span></text:span>t, <text:span text:style-name="Default_20_Paragraph_20_Font"><text:span text:style-name="T2">ub</text:span></text:span>i i<text:span text:style-name="Default_20_Paragraph_20_Font"><text:span text:style-name="T2">n vacu</text:span></text:span>i<text:span text:style-name="Default_20_Paragraph_20_Font"><text:span text:style-name="T2">tatem veneri</text:span></text:span>t. <text:span text:style-name="Default_20_Paragraph_20_Font"><text:span text:style-name="T2">L</text:span></text:span>i<text:span text:style-name="Default_20_Paragraph_20_Font"><text:span text:style-name="T2">enem qu</text:span></text:span>o-<text:line-break/><text:span text:style-name="Default_20_Paragraph_20_Font"><text:span text:style-name="T2">que et hepar auge</text:span></text:span>t, <text:span text:style-name="Default_20_Paragraph_20_Font"><text:span text:style-name="T2">quu</text:span></text:span>m i<text:span text:style-name="Default_20_Paragraph_20_Font"><text:span text:style-name="T2">nsiam</text:span></text:span>m<text:span text:style-name="Default_20_Paragraph_20_Font"><text:span text:style-name="T2">ata suer</text:span></text:span>i<text:span text:style-name="Default_20_Paragraph_20_Font"><text:span text:style-name="T2">n</text:span></text:span>t, <text:span text:style-name="Default_20_Paragraph_20_Font"><text:span text:style-name="T2">stu</text:span></text:span>r<text:span text:style-name="Default_20_Paragraph_20_Font"><text:span text:style-name="T2">tuat-<text:line-break/>que ac</text:span></text:span> i<text:span text:style-name="Default_20_Paragraph_20_Font"><text:span text:style-name="T2">nnatat. </text:span></text:span>T<text:span text:style-name="Default_20_Paragraph_20_Font"><text:span text:style-name="T2">arde si qu</text:span></text:span>i<text:span text:style-name="Default_20_Paragraph_20_Font"><text:span text:style-name="T2">dem per</text:span></text:span>m<text:span text:style-name="Default_20_Paragraph_20_Font"><text:span text:style-name="T2">ea</text:span></text:span>t, <text:span text:style-name="Default_20_Paragraph_20_Font"><text:span text:style-name="T2">quod sub-<text:line-break/>/rig</text:span></text:span>i<text:span text:style-name="Default_20_Paragraph_20_Font"><text:span text:style-name="T2">da sit e</text:span></text:span>t <text:span text:style-name="Default_20_Paragraph_20_Font"><text:span text:style-name="T2">c</text:span></text:span>o<text:span text:style-name="Default_20_Paragraph_20_Font"><text:span text:style-name="T2">c</text:span></text:span>ti<text:span text:style-name="Default_20_Paragraph_20_Font"><text:span text:style-name="T2">on</text:span></text:span>is <text:span text:style-name="Default_20_Paragraph_20_Font"><text:span text:style-name="T2">exper</text:span></text:span>s,- <text:span text:style-name="Default_20_Paragraph_20_Font"><text:span text:style-name="T2">n</text:span></text:span>e<text:span text:style-name="Default_20_Paragraph_20_Font"><text:span text:style-name="T2">que alvum defec</text:span></text:span>i<text:span text:style-name="Default_20_Paragraph_20_Font"><text:span text:style-name="T2">t ne-</text:span></text:span></text:p>
      <text:p text:style-name="P35"><text:span text:style-name="Default_20_Paragraph_20_Font"><text:span text:style-name="T2">que .ur</text:span></text:span>i<text:span text:style-name="Default_20_Paragraph_20_Font"><text:span text:style-name="T2">nas movet. Nonn</text:span></text:span>i<text:span text:style-name="Default_20_Paragraph_20_Font"><text:span text:style-name="T2">h</text:span></text:span>i<text:span text:style-name="Default_20_Paragraph_20_Font"><text:span text:style-name="T2">l et</text:span></text:span>i<text:span text:style-name="Default_20_Paragraph_20_Font"><text:span text:style-name="T2">a</text:span></text:span>m i<text:span text:style-name="Default_20_Paragraph_20_Font"><text:span text:style-name="T2">nsuper oblaed</text:span></text:span>i<text:span text:style-name="Default_20_Paragraph_20_Font"><text:span text:style-name="T2">t,<text:line-break/>quod na</text:span></text:span>t<text:span text:style-name="Default_20_Paragraph_20_Font"><text:span text:style-name="T2">ura faec</text:span></text:span>i<text:span text:style-name="Default_20_Paragraph_20_Font"><text:span text:style-name="T2">s si</text:span></text:span>t <text:span text:style-name="Default_20_Paragraph_20_Font"><text:span text:style-name="T2">exper</text:span></text:span>s. . <text:span text:style-name="Default_20_Paragraph_20_Font"><text:span text:style-name="T2">Quod si sane ped</text:span></text:span>i<text:span text:style-name="Default_20_Paragraph_20_Font"><text:span text:style-name="T2">bus<text:line-break/>e</text:span></text:span>ti<text:span text:style-name="Default_20_Paragraph_20_Font"><text:span text:style-name="T2">a</text:span></text:span>m<text:span text:style-name="Default_20_Paragraph_20_Font"><text:span text:style-name="T2">num fu</text:span></text:span>l<text:span text:style-name="Default_20_Paragraph_20_Font"><text:span text:style-name="T2">gen</text:span></text:span>t<text:span text:style-name="Default_20_Paragraph_20_Font"><text:span text:style-name="T2">ibu</text:span></text:span>s <text:span text:style-name="Default_20_Paragraph_20_Font"><text:span text:style-name="T2">al</text:span></text:span>i<text:span text:style-name="Default_20_Paragraph_20_Font"><text:span text:style-name="T2">quando epo</text:span></text:span>t<text:span text:style-name="Default_20_Paragraph_20_Font"><text:span text:style-name="T2">a suer</text:span></text:span>it, <text:span text:style-name="Default_20_Paragraph_20_Font"><text:span text:style-name="T2">ha</text:span></text:span>s <text:span text:style-name="Default_20_Paragraph_20_Font"><text:span text:style-name="T2">o</text:span></text:span>m<text:span text:style-name="Default_20_Paragraph_20_Font"><text:span text:style-name="T2">ne</text:span></text:span>s<text:line-break/><text:span text:style-name="Default_20_Paragraph_20_Font"><text:span text:style-name="T2">noxa</text:span></text:span>s <text:span text:style-name="Default_20_Paragraph_20_Font"><text:span text:style-name="T2">multo grav</text:span></text:span>i<text:span text:style-name="Default_20_Paragraph_20_Font"><text:span text:style-name="T2">ore</text:span></text:span>s <text:span text:style-name="Default_20_Paragraph_20_Font"><text:span text:style-name="T2">advehe</text:span></text:span>t, <text:span text:style-name="Default_20_Paragraph_20_Font"><text:span text:style-name="T2">ad qua</text:span></text:span>li<text:span text:style-name="Default_20_Paragraph_20_Font"><text:span text:style-name="T2">cunque tandem<text:line-break/></text:span></text:span>i<text:span text:style-name="Default_20_Paragraph_20_Font"><text:span text:style-name="T2">ncl</text:span></text:span>i<text:span text:style-name="Default_20_Paragraph_20_Font"><text:span text:style-name="T2">naver</text:span></text:span>i<text:span text:style-name="Default_20_Paragraph_20_Font"><text:span text:style-name="T2">t.</text:span></text:span></text:p>
      <text:p text:style-name="P2">Neque incidendi vim aliquam habet aqua, ut acetum,<text:line-break/>imo neque calida est, ut mel (quod face non calefacit<text:line-break/>modo, sed detergit inciditque). Tarde igitur jure per-<text:line-break/>meat aqua omnis, difficulter concoquitur atque aegre<text:line-break/>subducitur, quanquam alias et optima. sit et noxia vacet.<text:line-break/>Nam quae limofa aut male olens aut falsa a<text:span text:style-name="Default_20_Paragraph_20_Font"><text:span text:style-name="T2">n</text:span></text:span>ti alternus<text:line-break/>cuiusdam. medicamentofae qualitatis particeps. existit, ea<text:line-break/>non simpliciter est aqua,. fetl cum tali quadam pernix-<text:line-break/>tione medicamenti. ut si mel pravum vel ptifanam vel<text:line-break/>acetum vel vinum vel aliquid] tale designaveris ; non<text:line-break/>enim ex illo. genus. totum. culpabis, fed id fotum, ad quod<text:line-break/>convertis mentem. Quum igitur super singulis , de qui-</text:p>
      <text:p text:style-name="P3">bus enunciat <text:span text:style-name="Default_20_Paragraph_20_Font"><text:span text:style-name="T2">H</text:span></text:span>i<text:span text:style-name="Default_20_Paragraph_20_Font"><text:span text:style-name="T2">ppocrate</text:span></text:span>s, sermo de optimis sit, ita et<text:line-break/>nunc intellige, singula quae dicuntur ad optimam re<text:span text:style-name="Default_20_Paragraph_20_Font"><text:span text:style-name="T2">t</text:span></text:span>e-<text:line-break/>reos aquam, ea autem purissima est et omni aliena qua-<text:line-break/>litate destituta. Haec igitur quanquam optima sit, multo<text:line-break/>tempore in ventriculo manet fluctuatlonesque ipsi pluri-<text:line-break/>tuum parit, quo fit ut quum biliosus ille <text:span text:style-name="Default_20_Paragraph_20_Font"><text:span text:style-name="T2">ven</text:span></text:span>t<text:span text:style-name="Default_20_Paragraph_20_Font"><text:span text:style-name="T2">r</text:span></text:span>i<text:span text:style-name="Default_20_Paragraph_20_Font"><text:span text:style-name="T2">culu</text:span></text:span>s sue-<text:line-break/>rit, corrumpatur et illa. Praeterea et quum ex ventri-<text:line-break/>culo ad jejunum intestinum aegre perveniat , non facile<text:line-break/>distribuitur neque in hepar, nequa multo magis in renes,<text:line-break/>thoracem i et pulmonem. Quere neque urinas movere<text:line-break/>potest, neque sputum educere. Imo neque per totum<text:line-break/>corpus molitur transpirationes, id namque tenuis fubstan-<text:line-break/>riae opus est calidaeque, non frigidae .et crassae. Neque<text:line-break/>praeterea sitim sedat, quod in amplis tum ventris tum<text:line-break/>intestinorum animalis instrumentis plurimo maneat tem-<text:line-break/>pore, neque prorsus imas ip<text:span text:style-name="Default_20_Paragraph_20_Font"><text:span text:style-name="T2">s</text:span></text:span>orum penetret partes, neque<text:line-break/>ariditatem humectet, Quod autem non alat antea dictum<text:line-break/>est, proindeque neque facultatem vitalem roborare potest.</text:p>
      <text:p text:style-name="P3">Atque eae sunt causae, quibus Hippocrates ad aquam mul-<text:line-break/>fam, acetum mulsum et. vinum se .contulit in aegris;. ab<text:line-break/>aqua abstinens. Igitur ob eas causas nunquam ea quis<text:line-break/>utatur. Utuntur tamen et alii medici, atque etiam Hip-<text:line-break/>pocrates, fed hic minus, caeteri magis. Nam quod cae-<text:line-break/>teris male utantur, decepti, ad aquam ipsam <text:span text:style-name="Default_20_Paragraph_20_Font"><text:span text:style-name="T2">v</text:span></text:span>estigium,<text:line-break/>quae noxam non insignem habet, ut nec facultatem. Sim<text:line-break/>enim Erafistratus dicebat: <text:span text:style-name="Default_20_Paragraph_20_Font"><text:span text:style-name="T2">val</text:span></text:span>i<text:span text:style-name="Default_20_Paragraph_20_Font"><text:span text:style-name="T2">dae</text:span></text:span> t<text:span text:style-name="Default_20_Paragraph_20_Font"><text:span text:style-name="T2">um c</text:span></text:span>i<text:span text:style-name="Default_20_Paragraph_20_Font"><text:span text:style-name="T2">boru</text:span></text:span>m t<text:span text:style-name="Default_20_Paragraph_20_Font"><text:span text:style-name="T2">um po-<text:line-break/>tuu</text:span></text:span>m <text:span text:style-name="Default_20_Paragraph_20_Font"><text:span text:style-name="T2">facu</text:span></text:span>l<text:span text:style-name="Default_20_Paragraph_20_Font"><text:span text:style-name="T2">ta</text:span></text:span>t<text:span text:style-name="Default_20_Paragraph_20_Font"><text:span text:style-name="T2">e</text:span></text:span>s, <text:span text:style-name="Default_20_Paragraph_20_Font"><text:span text:style-name="T2">te</text:span></text:span>m<text:span text:style-name="Default_20_Paragraph_20_Font"><text:span text:style-name="T2">pest</text:span></text:span>i<text:span text:style-name="Default_20_Paragraph_20_Font"><text:span text:style-name="T2">ve qu</text:span></text:span>i<text:span text:style-name="Default_20_Paragraph_20_Font"><text:span text:style-name="T2">de</text:span></text:span>m <text:span text:style-name="Default_20_Paragraph_20_Font"><text:span text:style-name="T2">a</text:span></text:span>b<text:span text:style-name="Default_20_Paragraph_20_Font"><text:span text:style-name="T2">sumptae max</text:span></text:span>im<text:span text:style-name="Default_20_Paragraph_20_Font"><text:span text:style-name="T2">um<text:line-break/>aux</text:span></text:span>ili<text:span text:style-name="Default_20_Paragraph_20_Font"><text:span text:style-name="T2">u</text:span></text:span>m, i<text:span text:style-name="Default_20_Paragraph_20_Font"><text:span text:style-name="T2">ntempest</text:span></text:span>i<text:span text:style-name="Default_20_Paragraph_20_Font"><text:span text:style-name="T2">ve vero</text:span></text:span> m<text:span text:style-name="Default_20_Paragraph_20_Font"><text:span text:style-name="T2">ax</text:span></text:span>im<text:span text:style-name="Default_20_Paragraph_20_Font"><text:span text:style-name="T2">am laesione</text:span></text:span>m <text:span text:style-name="Default_20_Paragraph_20_Font"><text:span text:style-name="T2">adferunt.<text:line-break/></text:span></text:span>Quem autem vitiosum esse dico tum oxymelitis, tum<text:line-break/>mulsae, tum vini usum, is quidem oritur et ob repenti--<text:line-break/>nas mutationes , ut ipse ostendit, gignitur et plerumque<text:line-break/>ob sinceram, quae a medicis fit, permixtionem. Quum<text:line-break/>igitur feni cuidam aegrotanti quotidie vinum aquo-<text:line-break/>sum exhiberem, quidam ex hujusmodi medicis praesens,<text:line-break/>me vini minimum aquae ipsi instillantem contemplatus,<text:line-break/>risit aegrumque vinum non bibere, sed duntaxat cernere</text:p>
      <text:p text:style-name="P3">dixit, non sane -..intelligens mixtionis vini, .quod gratia<text:line-break/>voluptatis datur,. ad aquam aliam esse .symmetriam et<text:line-break/>aliam ejus, quod ad utilitatemt ministratur. Nam vini<text:line-break/>omnino minimum ta<text:span text:style-name="Default_20_Paragraph_20_Font"><text:span text:style-name="T2">n</text:span></text:span>quam vehiculum quoddam, quod<text:line-break/>ad distributionem aquam trahat, permiscendum est, que<text:line-break/>duntaxat aquae tollamus sinceritatem, non autum aquam<text:line-break/>vinum faciamus. Sanorum autem plerique vinum aqua<text:line-break/>dilutum suffiunt, in his autem aquam gustu ipso evincere<text:line-break/>non oportet, sed vinum, in aegrolantibus vero adhuc. ma-<text:line-break/>gis, ita ut paucum sit vini indicium. Sic. et de oxyuie-<text:line-break/>lite i paulo ante dicebat, aquosum laudans, tutius item<text:line-break/>quispiam aquosa mulsa uteretur. suam sincera nisi ven-<text:line-break/>trem subducere anticipaverit, magis nocebit et potissimum<text:line-break/>in picrocholis et mag<text:span text:style-name="Default_20_Paragraph_20_Font"><text:span text:style-name="T2">n</text:span></text:span>is visceribus praeditis, in quibus et<text:line-break/>aqua noxia est, quum diutius in bypochondriis morata<text:line-break/>bilescat.- Nam praeter haec omnia, quae habet mala,<text:line-break/>faecis adhuc expers existens, nullam alvi molitur subdo-</text:p>
      <text:p text:style-name="P3">ctionem. Aquam autem in principiis accessionum potam<text:line-break/>laedere (quod declaravit his vernis.: <text:span text:style-name="Default_20_Paragraph_20_Font"><text:span text:style-name="T2">quodsi ped</text:span></text:span>i<text:span text:style-name="Default_20_Paragraph_20_Font"><text:span text:style-name="T2">b</text:span></text:span>u<text:span text:style-name="Default_20_Paragraph_20_Font"><text:span text:style-name="T2">s, fu</text:span></text:span>i-<text:line-break/><text:span text:style-name="Default_20_Paragraph_20_Font"><text:span text:style-name="T2">gen</text:span></text:span>ti<text:span text:style-name="Default_20_Paragraph_20_Font"><text:span text:style-name="T2">bu</text:span></text:span>s <text:span text:style-name="Default_20_Paragraph_20_Font"><text:span text:style-name="T2">quis. al</text:span></text:span>i<text:span text:style-name="Default_20_Paragraph_20_Font"><text:span text:style-name="T2">quand</text:span></text:span>o <text:span text:style-name="Default_20_Paragraph_20_Font"><text:span text:style-name="T2">b</text:span></text:span>i<text:span text:style-name="Default_20_Paragraph_20_Font"><text:span text:style-name="T2">ber</text:span></text:span>i<text:span text:style-name="Default_20_Paragraph_20_Font"><text:span text:style-name="T2">t</text:span></text:span>, r <text:span text:style-name="Default_20_Paragraph_20_Font"><text:span text:style-name="T2">ea. h</text:span></text:span>is <text:span text:style-name="Default_20_Paragraph_20_Font"><text:span text:style-name="T2">o</text:span></text:span>m<text:span text:style-name="Default_20_Paragraph_20_Font"><text:span text:style-name="T2">n</text:span></text:span>i<text:span text:style-name="Default_20_Paragraph_20_Font"><text:span text:style-name="T2">bu</text:span></text:span>s m<text:span text:style-name="Default_20_Paragraph_20_Font"><text:span text:style-name="T2">ulto<text:line-break/>mag</text:span></text:span>is <text:span text:style-name="Default_20_Paragraph_20_Font"><text:span text:style-name="T2">noceb</text:span></text:span>i<text:span text:style-name="Default_20_Paragraph_20_Font"><text:span text:style-name="T2">t</text:span></text:span>) eorum est, quae omnibus et nota et con-<text:line-break/>cessa funti Quando igitur bini idonea est aqua? Quum<text:line-break/>potu folo aeger u<text:span text:style-name="Default_20_Paragraph_20_Font"><text:span text:style-name="T2">t</text:span></text:span>us fuerit, no<text:span text:style-name="Default_20_Paragraph_20_Font"><text:span text:style-name="T2">n</text:span></text:span>dum accepto ptisanae.cre-<text:line-break/>more,- tunc enim in potionum aliarum medio aquam tem-<text:line-break/>pesti ve quis assumpserit, ac praesertim .quum -siticulosus<text:line-break/>aeger fuerit, inundationem enim quandam, hoc <text:span text:style-name="Default_20_Paragraph_20_Font"><text:span text:style-name="T13">est.hu-<text:line-break/></text:span></text:span>midi cuiusdam copiam, eam facere ait. ldeo inter mul-<text:line-break/><text:span text:style-name="Default_20_Paragraph_20_Font"><text:span text:style-name="T2">t</text:span></text:span>am oxymelque parum <text:span text:style-name="Default_20_Paragraph_20_Font"><text:span text:style-name="T2">aquae</text:span></text:span> exhibet, quod iis quae ex.-<text:line-break/>pui debent, conferat ad humectationem. Imo et quum<text:line-break/>vinum graviter nocet, tum aquam propinat. . Quo vero<text:line-break/>pacto id enunciaturus sit Hippocrates audiamus.</text:p>
      <text:h text:style-name="Heading_20_2" text:outline-level="2">XXXVII.<text:tab/>. . .</text:h>
      <text:p text:style-name="P4"><text:span text:style-name="Default_20_Paragraph_20_Font"><text:span text:style-name="T2">Quu</text:span></text:span>m <text:span text:style-name="Default_20_Paragraph_20_Font"><text:span text:style-name="T2">vero in e</text:span></text:span>j<text:span text:style-name="Default_20_Paragraph_20_Font"><text:span text:style-name="T2">us</text:span></text:span>m<text:span text:style-name="Default_20_Paragraph_20_Font"><text:span text:style-name="T2">odi morbi</text:span></text:span>s <text:span text:style-name="Default_20_Paragraph_20_Font"><text:span text:style-name="T2">vehemen</text:span></text:span>t<text:span text:style-name="Default_20_Paragraph_20_Font"><text:span text:style-name="T2">em cap</text:span></text:span>itis <text:span text:style-name="Default_20_Paragraph_20_Font"><text:span text:style-name="T2">gravi</text:span></text:span>t<text:span text:style-name="Default_20_Paragraph_20_Font"><text:span text:style-name="T2">a-<text:line-break/></text:span></text:span>t<text:span text:style-name="Default_20_Paragraph_20_Font"><text:span text:style-name="T2">em aut ment</text:span></text:span>is <text:span text:style-name="Default_20_Paragraph_20_Font"><text:span text:style-name="T2">laesionem susp</text:span></text:span>i<text:span text:style-name="Default_20_Paragraph_20_Font"><text:span text:style-name="T2">catu</text:span></text:span>s <text:span text:style-name="Default_20_Paragraph_20_Font"><text:span text:style-name="T2">sueri</text:span></text:span>s, <text:span text:style-name="Default_20_Paragraph_20_Font"><text:span text:style-name="T2">a v</text:span></text:span>i<text:span text:style-name="Default_20_Paragraph_20_Font"><text:span text:style-name="T2">no.pe-</text:span></text:span></text:p>
      <text:p text:style-name="P3"><text:span text:style-name="Default_20_Paragraph_20_Font"><text:span text:style-name="T2">n</text:span></text:span>a<text:span text:style-name="Default_20_Paragraph_20_Font"><text:span text:style-name="T2">tu</text:span></text:span>s <text:span text:style-name="Default_20_Paragraph_20_Font"><text:span text:style-name="T2">abst</text:span></text:span>i<text:span text:style-name="Default_20_Paragraph_20_Font"><text:span text:style-name="T2">nendu</text:span></text:span>m <text:span text:style-name="Default_20_Paragraph_20_Font"><text:span text:style-name="T2">est, quo in sia</text:span></text:span>t<text:span text:style-name="Default_20_Paragraph_20_Font"><text:span text:style-name="T2">u aqua utendum, aut<text:line-break/>v</text:span></text:span>i<text:span text:style-name="Default_20_Paragraph_20_Font"><text:span text:style-name="T2">nu</text:span></text:span>m <text:span text:style-name="Default_20_Paragraph_20_Font"><text:span text:style-name="T2">aqu</text:span></text:span>o<text:span text:style-name="Default_20_Paragraph_20_Font"><text:span text:style-name="T2">sum omn</text:span></text:span>i<text:span text:style-name="Default_20_Paragraph_20_Font"><text:span text:style-name="T2">no siavumque.exh</text:span></text:span>i<text:span text:style-name="Default_20_Paragraph_20_Font"><text:span text:style-name="T2">bendu</text:span></text:span>m, a<text:span text:style-name="Default_20_Paragraph_20_Font"><text:span text:style-name="T2">c pror.-<text:line-break/></text:span></text:span>sus m<text:span text:style-name="Default_20_Paragraph_20_Font"><text:span text:style-name="T2">odoru</text:span></text:span>m, <text:span text:style-name="Default_20_Paragraph_20_Font"><text:span text:style-name="T2">a</text:span></text:span>t<text:span text:style-name="Default_20_Paragraph_20_Font"><text:span text:style-name="T2">que post</text:span></text:span> i<text:span text:style-name="Default_20_Paragraph_20_Font"><text:span text:style-name="T2">psiu</text:span></text:span>s <text:span text:style-name="Default_20_Paragraph_20_Font"><text:span text:style-name="T2">p</text:span></text:span>ot<text:span text:style-name="Default_20_Paragraph_20_Font"><text:span text:style-name="T2">um aquae exiguu</text:span></text:span>m<text:line-break/><text:span text:style-name="Default_20_Paragraph_20_Font"><text:span text:style-name="T2">superb</text:span></text:span>i<text:span text:style-name="Default_20_Paragraph_20_Font"><text:span text:style-name="T2">bendu</text:span></text:span>m. s<text:span text:style-name="Default_20_Paragraph_20_Font"><text:span text:style-name="T2">ta eni</text:span></text:span>m <text:span text:style-name="Default_20_Paragraph_20_Font"><text:span text:style-name="T2">vin</text:span></text:span>i <text:span text:style-name="Default_20_Paragraph_20_Font"><text:span text:style-name="T2">vehe</text:span></text:span>m<text:span text:style-name="Default_20_Paragraph_20_Font"><text:span text:style-name="T2">en</text:span></text:span>ti<text:span text:style-name="Default_20_Paragraph_20_Font"><text:span text:style-name="T2">a caput ac<text:line-break/></text:span></text:span>m<text:span text:style-name="Default_20_Paragraph_20_Font"><text:span text:style-name="T2">ente</text:span></text:span>m <text:span text:style-name="Default_20_Paragraph_20_Font"><text:span text:style-name="T2">m</text:span></text:span>i<text:span text:style-name="Default_20_Paragraph_20_Font"><text:span text:style-name="T2">nu</text:span></text:span>s <text:span text:style-name="Default_20_Paragraph_20_Font"><text:span text:style-name="T2">feriet.</text:span></text:span></text:p>
      <text:p text:style-name="P2">Mens tum laedi dicitur, cum aeger febre correptus<text:line-break/>deliraverit, ac nunc ergo mentis laesionem delirium dicit,<text:line-break/>in quo vino abstinendum imperat. Eodem modo et in<text:line-break/>vehementibus capitis doloribus. De utroque antea di-<text:line-break/>ctum est. Sed nunc ubi in praedictis symptomatis a<text:line-break/>rino omnino abstinendum praedixit , consequenter aquo-<text:line-break/>suru flavumque omnino et quod odore careat, dandum<text:line-break/>alti Aquosum quidem et modorum dare belle dicitur,<text:line-break/>sed flavum non admodum recipio, nam ad ea aqu<text:span text:style-name="Default_20_Paragraph_20_Font"><text:span text:style-name="T2">a</text:span></text:span>tum<text:line-break/>album melius existit. Etiam vero in eam gratiam,. quum<text:line-break/>vinum talibus datum est, superbibendam confestim aquam<text:line-break/>tutius praecipit. Minus enim, inquit, vini robur, quod</text:p>
      <text:p text:style-name="P1">vehemens est, caput mentemque feriet; <text:span text:style-name="Default_20_Paragraph_20_Font"><text:span text:style-name="T6">ἄπτοιτο</text:span></text:span><text:span text:style-name="Default_20_Paragraph_20_Font"><text:span text:style-name="T5"> </text:span></text:span>quidem<text:line-break/>verbo u<text:span text:style-name="Default_20_Paragraph_20_Font"><text:span text:style-name="T2">t</text:span></text:span>us sibi ipsi usitato confuetoque , quo <text:span text:style-name="Default_20_Paragraph_20_Font"><text:span text:style-name="T6">ἄψιν</text:span></text:span><text:span text:style-name="Default_20_Paragraph_20_Font"><text:span text:style-name="T5"> </text:span></text:span>m<text:span text:style-name="Default_20_Paragraph_20_Font"><text:span text:style-name="T2">en</text:span></text:span>t<text:span text:style-name="Default_20_Paragraph_20_Font"><text:span text:style-name="T2">i</text:span></text:span>s .t<text:line-break/><text:span text:style-name="Default_20_Paragraph_20_Font"><text:span text:style-name="T2">laesi</text:span></text:span>o<text:span text:style-name="Default_20_Paragraph_20_Font"><text:span text:style-name="T2">ne</text:span></text:span>m, ab hujusmodi verbo, quod <text:span text:style-name="Default_20_Paragraph_20_Font"><text:span text:style-name="T6">ἄψεος</text:span></text:span><text:span text:style-name="Default_20_Paragraph_20_Font"><text:span text:style-name="T5"> </text:span></text:span>.nomine homi-<text:line-break/>nibus usitatius est, fele fecisse ostendit. Caput autem<text:line-break/>mentemque vino laedi ait, quod propter calorem celeri-<text:line-break/>ter ad caput feratur ferveutesque in corpore sucum ferat<text:line-break/>humores. Quia vero caput male afficit, propterea et<text:line-break/>mentem, nam in capite sapere ipfum situm est exiea ani-<text:line-break/>mae pars quae ratiocinatur.</text:p>
      <text:h text:style-name="Heading_20_2" text:outline-level="2">XXXVIII.</text:h>
      <text:p text:style-name="P4"><text:span text:style-name="Default_20_Paragraph_20_Font"><text:span text:style-name="T2">At qu</text:span></text:span>i<text:span text:style-name="Default_20_Paragraph_20_Font"><text:span text:style-name="T2">bu</text:span></text:span>s i<text:span text:style-name="Default_20_Paragraph_20_Font"><text:span text:style-name="T2">n morbi</text:span></text:span>s <text:span text:style-name="Default_20_Paragraph_20_Font"><text:span text:style-name="T2">aqua p</text:span></text:span>o<text:span text:style-name="Default_20_Paragraph_20_Font"><text:span text:style-name="T2">tu</text:span></text:span>i m<text:span text:style-name="Default_20_Paragraph_20_Font"><text:span text:style-name="T2">ax</text:span></text:span>i<text:span text:style-name="Default_20_Paragraph_20_Font"><text:span text:style-name="T2">me u</text:span></text:span>t<text:span text:style-name="Default_20_Paragraph_20_Font"><text:span text:style-name="T2">endu</text:span></text:span>m <text:span text:style-name="Default_20_Paragraph_20_Font"><text:span text:style-name="T2">sit. et<text:line-break/>quando c</text:span></text:span>o<text:span text:style-name="Default_20_Paragraph_20_Font"><text:span text:style-name="T2">p</text:span></text:span>i<text:span text:style-name="Default_20_Paragraph_20_Font"><text:span text:style-name="T2">osissima et quando</text:span></text:span> mo<text:span text:style-name="Default_20_Paragraph_20_Font"><text:span text:style-name="T2">derata, quand</text:span></text:span>o sui-<text:line-break/><text:span text:style-name="Default_20_Paragraph_20_Font"><text:span text:style-name="T2">g</text:span></text:span>i<text:span text:style-name="Default_20_Paragraph_20_Font"><text:span text:style-name="T2">da et quando cal</text:span></text:span>i<text:span text:style-name="Default_20_Paragraph_20_Font"><text:span text:style-name="T2">da , part</text:span></text:span>i<text:span text:style-name="Default_20_Paragraph_20_Font"><text:span text:style-name="T2">m qu</text:span></text:span>i<text:span text:style-name="Default_20_Paragraph_20_Font"><text:span text:style-name="T2">dem an</text:span></text:span>t<text:span text:style-name="Default_20_Paragraph_20_Font"><text:span text:style-name="T2">ea d</text:span></text:span>i<text:span text:style-name="Default_20_Paragraph_20_Font"><text:span text:style-name="T2">ctu</text:span></text:span>m<text:line-break/><text:span text:style-name="Default_20_Paragraph_20_Font"><text:span text:style-name="T2">est, par</text:span></text:span>ti<text:span text:style-name="Default_20_Paragraph_20_Font"><text:span text:style-name="T2">m ver</text:span></text:span>o suo <text:span text:style-name="Default_20_Paragraph_20_Font"><text:span text:style-name="T2">te</text:span></text:span>m<text:span text:style-name="Default_20_Paragraph_20_Font"><text:span text:style-name="T2">p</text:span></text:span>o<text:span text:style-name="Default_20_Paragraph_20_Font"><text:span text:style-name="T2">re d</text:span></text:span>i<text:span text:style-name="Default_20_Paragraph_20_Font"><text:span text:style-name="T2">cetur.</text:span></text:span></text:p>
      <text:p text:style-name="P2">Erasistratus quidem in libris de febribus malitiosis</text:p>
      <text:p text:style-name="P1">fatis criminatur Ilippocratem , discipulos ipsius prope ac-<text:line-break/>cufans Apollonium et Dexippum, quos ait cereos cya- -<text:line-break/>thus duodecim in scxlantali cotulae cyatho effinxisse, at-<text:line-break/>que unum ex illis vel duos febrientibus admetiri. Ve-<text:line-break/>rum Hippocrates non bie solum, sed et in antedictis, po-<text:line-break/>tionibus omnibus copiosis manifeste uti visus esu Atque<text:line-break/>nunc in dictione liquido ostendit, inquiens : i<text:span text:style-name="Default_20_Paragraph_20_Font"><text:span text:style-name="T2">n qu</text:span></text:span>i<text:span text:style-name="Default_20_Paragraph_20_Font"><text:span text:style-name="T2">bu</text:span></text:span>s <text:span text:style-name="Default_20_Paragraph_20_Font"><text:span text:style-name="T2">au-<text:line-break/>tem max</text:span></text:span>i<text:span text:style-name="Default_20_Paragraph_20_Font"><text:span text:style-name="T2">me aqua u</text:span></text:span>t<text:span text:style-name="Default_20_Paragraph_20_Font"><text:span text:style-name="T2">endum sit et quando cop</text:span></text:span>i<text:span text:style-name="Default_20_Paragraph_20_Font"><text:span text:style-name="T2">osissima.<text:line-break/></text:span></text:span>biam valde multa et copiosissima significat. Sed sane fatis<text:line-break/>erat dicere cupidam aliquando dari aquam, sine adjectione<text:line-break/><text:span text:style-name="Default_20_Paragraph_20_Font"><text:span text:style-name="T6">κάρτἀ</text:span></text:span><text:span text:style-name="Default_20_Paragraph_20_Font"><text:span text:style-name="T5">, </text:span></text:span>in proditionem malitiae Erasistrati, qui de Apol-<text:line-break/>lonio et Dexippo mentionem facit, nec ullum horum<text:line-break/>librum ostendere potest, nec Hippocratem ipfum intelligit,<text:line-break/>aperte dicentem: <text:span text:style-name="Default_20_Paragraph_20_Font"><text:span text:style-name="T2">et quandoque cop</text:span></text:span>io<text:span text:style-name="Default_20_Paragraph_20_Font"><text:span text:style-name="T2">sa aqua utendum.<text:line-break/></text:span></text:span>Quin etiam et supe<text:span text:style-name="Default_20_Paragraph_20_Font"><text:span text:style-name="T2">r</text:span></text:span>iore oratione cum oxymelite aquam<text:line-break/>porrigens, utilem esse ait, quod inundationem quandam<text:line-break/>pariat, hoc est humiditatis copiam. Scripsit et antea de<text:line-break/>mulsa et oxymelite aquosis, quod os humectant et urinas</text:p>
      <text:p text:style-name="P1">cient, non utique cyathum horum porrigens, fed quanti-<text:line-break/>tatem insignem, qua et os humectari et urinae cieri et<text:line-break/>quae pulmonem infestent expui possint. Praeterea et de<text:line-break/>oxymelite ita. scripsit: <text:span text:style-name="Default_20_Paragraph_20_Font"><text:span text:style-name="T2">Qu</text:span></text:span>o<text:span text:style-name="Default_20_Paragraph_20_Font"><text:span text:style-name="T2">d si po</text:span></text:span>t<text:span text:style-name="Default_20_Paragraph_20_Font"><text:span text:style-name="T2">um hoc e</text:span></text:span>t <text:span text:style-name="Default_20_Paragraph_20_Font"><text:span text:style-name="T2">qu</text:span></text:span>i<text:span text:style-name="Default_20_Paragraph_20_Font"><text:span text:style-name="T2">dem mul-<text:line-break/>tu</text:span></text:span>m <text:span text:style-name="Default_20_Paragraph_20_Font"><text:span text:style-name="T2">per totu</text:span></text:span>m m<text:span text:style-name="Default_20_Paragraph_20_Font"><text:span text:style-name="T2">orbu</text:span></text:span>m <text:span text:style-name="Default_20_Paragraph_20_Font"><text:span text:style-name="T2">profuturu</text:span></text:span>m <text:span text:style-name="Default_20_Paragraph_20_Font"><text:span text:style-name="T2">ex</text:span></text:span>istim<text:span text:style-name="Default_20_Paragraph_20_Font"><text:span text:style-name="T2">ave</text:span></text:span>ris, adji-<text:line-break/>ciens hic, <text:span text:style-name="Default_20_Paragraph_20_Font"><text:span text:style-name="T2">mu</text:span></text:span>l<text:span text:style-name="Default_20_Paragraph_20_Font"><text:span text:style-name="T2">tu</text:span></text:span>m. De malitia itaque Erasistrati adver<text:span text:style-name="Default_20_Paragraph_20_Font"><text:span text:style-name="T2">t</text:span></text:span>as<text:line-break/>Hippocratem dicta haec sufficiant. Caeterum recordemur<text:line-break/>Hippocratem , quo modo ante , ita et nunc polliceri <text:span text:style-name="Default_20_Paragraph_20_Font"><text:span text:style-name="T2">t</text:span></text:span>e in<text:line-break/>morbis singulis propriam facturum doctrinam, quum hoc<text:line-break/>in libro victus instituendi artem non sufficienter conficiat,<text:line-break/>sed universalia sula in exemplo morbi unius, scilicet pleu-<text:line-break/>ritidis, prosequatur.</text:p>
      <text:h text:style-name="Heading_20_2" text:outline-level="2">XXXIX.</text:h>
      <text:p text:style-name="P4"><text:span text:style-name="Default_20_Paragraph_20_Font"><text:span text:style-name="T2">A</text:span></text:span>t <text:span text:style-name="Default_20_Paragraph_20_Font"><text:span text:style-name="T2">de caeteris pot</text:span></text:span>i<text:span text:style-name="Default_20_Paragraph_20_Font"><text:span text:style-name="T2">bus, qual</text:span></text:span>i<text:span text:style-name="Default_20_Paragraph_20_Font"><text:span text:style-name="T2">s est hordeaceu</text:span></text:span>s <text:span text:style-name="Default_20_Paragraph_20_Font"><text:span text:style-name="T2">et qu</text:span></text:span>i <text:span text:style-name="Default_20_Paragraph_20_Font"><text:span text:style-name="T2">ex<text:line-break/>herba viren</text:span></text:span>t<text:span text:style-name="Default_20_Paragraph_20_Font"><text:span text:style-name="T2">e, uva pasta, v</text:span></text:span>i<text:span text:style-name="Default_20_Paragraph_20_Font"><text:span text:style-name="T2">nace</text:span></text:span>i<text:span text:style-name="Default_20_Paragraph_20_Font"><text:span text:style-name="T2">s, </text:span></text:span>t<text:span text:style-name="Default_20_Paragraph_20_Font"><text:span text:style-name="T2">r</text:span></text:span>i<text:span text:style-name="Default_20_Paragraph_20_Font"><text:span text:style-name="T2">t</text:span></text:span>i<text:span text:style-name="Default_20_Paragraph_20_Font"><text:span text:style-name="T2">c</text:span></text:span>o, <text:span text:style-name="Default_20_Paragraph_20_Font"><text:span text:style-name="T2">en</text:span></text:span>i<text:span text:style-name="Default_20_Paragraph_20_Font"><text:span text:style-name="T2">ca; m</text:span></text:span>y<text:span text:style-name="Default_20_Paragraph_20_Font"><text:span text:style-name="T2">r-<text:line-break/>t</text:span></text:span>i<text:span text:style-name="Default_20_Paragraph_20_Font"><text:span text:style-name="T2">s, </text:span></text:span>m<text:span text:style-name="Default_20_Paragraph_20_Font"><text:span text:style-name="T2">alo pan</text:span></text:span>i<text:span text:style-name="Default_20_Paragraph_20_Font"><text:span text:style-name="T2">c</text:span></text:span>o <text:span text:style-name="Default_20_Paragraph_20_Font"><text:span text:style-name="T2">et ex al</text:span></text:span>iis <text:span text:style-name="Default_20_Paragraph_20_Font"><text:span text:style-name="T2">parantur, quu</text:span></text:span>m <text:span text:style-name="Default_20_Paragraph_20_Font"><text:span text:style-name="T2">h</text:span></text:span>o<text:span text:style-name="Default_20_Paragraph_20_Font"><text:span text:style-name="T2">ru</text:span></text:span>m <text:span text:style-name="Default_20_Paragraph_20_Font"><text:span text:style-name="T2">ali-</text:span></text:span></text:p>
      <text:p text:style-name="P3"><text:span text:style-name="Default_20_Paragraph_20_Font"><text:span text:style-name="T2">quo u</text:span></text:span>t;, <text:span text:style-name="Default_20_Paragraph_20_Font"><text:span text:style-name="T2">tempest</text:span></text:span>i<text:span text:style-name="Default_20_Paragraph_20_Font"><text:span text:style-name="T2">vum suer</text:span></text:span>i<text:span text:style-name="Default_20_Paragraph_20_Font"><text:span text:style-name="T2">t, ..in</text:span></text:span> mo<text:span text:style-name="Default_20_Paragraph_20_Font"><text:span text:style-name="T2">rb</text:span></text:span>o <text:span text:style-name="Default_20_Paragraph_20_Font"><text:span text:style-name="T2">ipsa scr</text:span></text:span>i<text:span text:style-name="Default_20_Paragraph_20_Font"><text:span text:style-name="T2">betur,<text:line-break/>ub</text:span></text:span>i <text:span text:style-name="Default_20_Paragraph_20_Font"><text:span text:style-name="T2">et de c</text:span></text:span>om<text:span text:style-name="Default_20_Paragraph_20_Font"><text:span text:style-name="T2">posit</text:span></text:span>i<text:span text:style-name="Default_20_Paragraph_20_Font"><text:span text:style-name="T2">s age</text:span></text:span>t<text:span text:style-name="Default_20_Paragraph_20_Font"><text:span text:style-name="T2">ur med</text:span></text:span>i<text:span text:style-name="Default_20_Paragraph_20_Font"><text:span text:style-name="T2">cament</text:span></text:span>is. ....</text:p>
      <text:p text:style-name="P2">Atque haec oratio habet doctrinae alterius, quae de<text:line-break/>morbis singulis sit, pollicitationem. Verum liquido. con-<text:line-break/>stat aut libros qui de singulorum acutorum morborum<text:line-break/>curatione ab .Hippocrate scripti sunt non extare; aut<text:line-break/>protius. non scriptos. Hi siquidem, qui nunc circumferun-<text:line-break/>tur, praestantiae Hippocratis non sunt, habent tamen multa,<text:line-break/>quae mentem ipsius oleant,. veluti et quae huic libro ad-<text:line-break/>jacent ab eo, qui ale balneis est, sermone. Sed ut dixi,<text:line-break/>de singulis in horum explicatione commodius disseremus.</text:p>
      <text:p text:style-name="P4">B<text:span text:style-name="Default_20_Paragraph_20_Font"><text:span text:style-name="T2">alneu</text:span></text:span>m <text:span text:style-name="Default_20_Paragraph_20_Font"><text:span text:style-name="T2">vero ple</text:span></text:span>ris<text:span text:style-name="Default_20_Paragraph_20_Font"><text:span text:style-name="T2">que</text:span></text:span> mo<text:span text:style-name="Default_20_Paragraph_20_Font"><text:span text:style-name="T2">rb</text:span></text:span>is <text:span text:style-name="Default_20_Paragraph_20_Font"><text:span text:style-name="T2">eo u</text:span></text:span>t<text:span text:style-name="Default_20_Paragraph_20_Font"><text:span text:style-name="T2">entibu</text:span></text:span>s <text:span text:style-name="Default_20_Paragraph_20_Font"><text:span text:style-name="T2">c</text:span></text:span>o<text:span text:style-name="Default_20_Paragraph_20_Font"><text:span text:style-name="T2">n</text:span></text:span>t<text:span text:style-name="Default_20_Paragraph_20_Font"><text:span text:style-name="T2">ulerit,.<text:line-break/>h</text:span></text:span>is <text:span text:style-name="Default_20_Paragraph_20_Font"><text:span text:style-name="T2">qu</text:span></text:span>i<text:span text:style-name="Default_20_Paragraph_20_Font"><text:span text:style-name="T2">de</text:span></text:span>m <text:span text:style-name="Default_20_Paragraph_20_Font"><text:span text:style-name="T2">assidue , hi</text:span></text:span>s <text:span text:style-name="Default_20_Paragraph_20_Font"><text:span text:style-name="T2">ver</text:span></text:span>o <text:span text:style-name="Default_20_Paragraph_20_Font"><text:span text:style-name="T2">m</text:span></text:span>i<text:span text:style-name="Default_20_Paragraph_20_Font"><text:span text:style-name="T2">n</text:span></text:span>i<text:span text:style-name="Default_20_Paragraph_20_Font"><text:span text:style-name="T2">me. </text:span></text:span>I<text:span text:style-name="Default_20_Paragraph_20_Font"><text:span text:style-name="T2">nterdum au</text:span></text:span>t<text:span text:style-name="Default_20_Paragraph_20_Font"><text:span text:style-name="T2">em<text:line-break/>e</text:span></text:span>o <text:span text:style-name="Default_20_Paragraph_20_Font"><text:span text:style-name="T2">m</text:span></text:span>i<text:span text:style-name="Default_20_Paragraph_20_Font"><text:span text:style-name="T2">nu</text:span></text:span>s <text:span text:style-name="Default_20_Paragraph_20_Font"><text:span text:style-name="T2">u</text:span></text:span>t<text:span text:style-name="Default_20_Paragraph_20_Font"><text:span text:style-name="T2">endu</text:span></text:span>m,. o<text:span text:style-name="Default_20_Paragraph_20_Font"><text:span text:style-name="T2">b h</text:span></text:span>om<text:span text:style-name="Default_20_Paragraph_20_Font"><text:span text:style-name="T2">inu</text:span></text:span>m <text:span text:style-name="Default_20_Paragraph_20_Font"><text:span text:style-name="T2">inapparat</text:span></text:span>i<text:span text:style-name="Default_20_Paragraph_20_Font"><text:span text:style-name="T2">onem, in<text:line-break/>pauc</text:span></text:span>is <text:span text:style-name="Default_20_Paragraph_20_Font"><text:span text:style-name="T2">en</text:span></text:span>i<text:span text:style-name="Default_20_Paragraph_20_Font"><text:span text:style-name="T2">m d</text:span></text:span>omi<text:span text:style-name="Default_20_Paragraph_20_Font"><text:span text:style-name="T2">bu</text:span></text:span>s <text:span text:style-name="Default_20_Paragraph_20_Font"><text:span text:style-name="T2">instrumenta parata sunt ac m</text:span></text:span>i<text:span text:style-name="Default_20_Paragraph_20_Font"><text:span text:style-name="T2">n</text:span></text:span>i-</text:p>
      <text:p text:style-name="P1"><text:span text:style-name="Default_20_Paragraph_20_Font"><text:span text:style-name="T2">seri, qui u</text:span></text:span>t <text:span text:style-name="Default_20_Paragraph_20_Font"><text:span text:style-name="T2">oportet curent. At n</text:span></text:span>I<text:span text:style-name="Default_20_Paragraph_20_Font"><text:span text:style-name="T2">st quis perbelle la-<text:line-break/>uetur , non mediocrem incurret noxam. </text:span></text:span>T<text:span text:style-name="Default_20_Paragraph_20_Font"><text:span text:style-name="T2">ecto etenim<text:line-break/>citra sumum opus est et copiosa aqua et foequenti bal-<text:line-break/>neo, fed non immoderatius afofo, nist res ita postula-<text:line-break/>o erit.</text:span></text:span></text:p>
      <text:p text:style-name="P2">Balnea hujusmodi temporibus Hippocratis nondum<text:line-break/>parari videbantur. Nam dicere paucis in domibus para-<text:line-break/>ri instrumenta necessaria et <text:span text:style-name="Default_20_Paragraph_20_Font"><text:span text:style-name="T2">reperiri</text:span></text:span> qui rem probe cu-<text:line-break/>rent opusque praeterea tecto esse non fumoso, copiosa<text:line-break/>aqua et quaecunque deinceps dixit, quod item in domi-<text:line-break/>bus calefiat adhuc intra lebetes aqua , labrisque infunda-<text:line-break/>tur, argumentum habet. Quod autem in fine dictionis<text:line-break/>ait, <text:span text:style-name="Default_20_Paragraph_20_Font"><text:span text:style-name="T2">crebro opus esse balneo, coque non admodum immo-<text:line-break/>derato, nisi res ita postula</text:span></text:span>u<text:span text:style-name="Default_20_Paragraph_20_Font"><text:span text:style-name="T2">erit,</text:span></text:span> si utique mem<text:span text:style-name="Default_20_Paragraph_20_Font"><text:span text:style-name="T2">o</text:span></text:span>ria non<text:line-break/>excidat, in sequenti doctrina observabimus. Nam ipse<text:line-break/>dicet quinam sint, qui immediocri ^aliquando egent bal-<text:line-break/>neo, id autem est, quum aeger multa, dum lavatur, per-</text:p>
      <text:p text:style-name="P3">funditur aqua. Si namque dicere ipse non videatur, nos<text:line-break/>ipsi n<text:span text:style-name="Default_20_Paragraph_20_Font"><text:span text:style-name="T2">o</text:span></text:span>n simpliciter quidem, neque ut inciderit, <text:span text:style-name="Default_20_Paragraph_20_Font"><text:span text:style-name="T2">s</text:span></text:span>ed cum<text:line-break/>eorum, quae ab ipso scribuntur, consequentiae ob<text:span text:style-name="Default_20_Paragraph_20_Font"><text:span text:style-name="T2">s</text:span></text:span>erva-<text:line-break/>tione percunctabimus.</text:p>
      <text:h text:style-name="Heading_20_2" text:outline-level="2">XLI.</text:h>
      <text:p text:style-name="P4"><text:span text:style-name="Default_20_Paragraph_20_Font"><text:span text:style-name="T2">Et magis qu</text:span></text:span>i<text:span text:style-name="Default_20_Paragraph_20_Font"><text:span text:style-name="T2">dem minime detergendum est. At st deter-<text:line-break/>gendum sit, calido ipso ne multo copiosiore quam furi<text:line-break/>sulcat deterfario medicamento utendum, asuundendaque<text:line-break/>aqua non pauca et celeriter post persuadenda.</text:span></text:span></text:p>
      <text:p text:style-name="P2">Nullus aeger, quum lavatur, detergendus est, nisi sordeat<text:line-break/>ac pruritu vexetur. Nam aegroti aqua citra laborem<text:line-break/>omnem laesionemque prolui debent. Detersio autem pur-<text:line-break/>gamentis sit tum mordentibus, tum siccantibus, ac proinde<text:line-break/>tum viribus tum usui balneorum maxime haec contra-.<text:line-break/>ria est. Si vero aeger detergi debeat, vel propter sordet.<text:line-break/>vel propter pruritum, vim medicamenti detergenlis ube-</text:p>
      <text:p text:style-name="P3">rioris aquae temperatione, injecto quoque oleo, obtundere<text:line-break/>oportet.- Quocirca inquit Hippocrates; ac multo copio-<text:line-break/>store quam fieri soleat, id est, quam fanis consuetum sit,<text:line-break/>utendum deterscrio. Non enim substantiam medicamenti<text:line-break/>detergenti^ in aegris multiplicem accipiendam praecipit,<text:line-break/>quum non detergendum esse- magis quam leviter purgan-<text:line-break/>dum velit, fed deteriorii quantitatem in aegris mnitipli-<text:line-break/>celo fieri jubet per aquae adauctionem. - - Ea siquidem<text:line-break/>ratio detergentia quoque vitare praecipit, non excitante<text:line-break/>vel sorditie vel pruritu acrlbusque ipsis et sinceris non<text:line-break/>utendum. Ut autem multitudine aquae admixtae exol-<text:line-break/>vit detergeutis medicamenti acrimoniam, .. eodem modo<text:line-break/>totius deteriorii vim exolvit superinfundens statim mul-<text:line-break/>tam aquam calidam puramque atque deinceps aliam.</text:p>
      <text:h text:style-name="P54" text:outline-level="2">XLII.</text:h>
      <text:p text:style-name="P4"><text:span text:style-name="Default_20_Paragraph_20_Font"><text:span text:style-name="T2">Atque v</text:span></text:span>i<text:span text:style-name="Default_20_Paragraph_20_Font"><text:span text:style-name="T2">a brev</text:span></text:span>i <text:span text:style-name="Default_20_Paragraph_20_Font"><text:span text:style-name="T2">ad sel</text:span></text:span>i<text:span text:style-name="Default_20_Paragraph_20_Font"><text:span text:style-name="T2">u</text:span></text:span>m <text:span text:style-name="Default_20_Paragraph_20_Font"><text:span text:style-name="T2">opu</text:span></text:span>s <text:span text:style-name="Default_20_Paragraph_20_Font"><text:span text:style-name="T2">est, tum ad facile</text:span></text:span>m <text:span text:style-name="Default_20_Paragraph_20_Font"><text:span text:style-name="T2">de-<text:line-break/>suensum tum ascensum. .</text:span></text:span></text:p>
      <text:p text:style-name="P2">Commune id est, sive in balneo hominem laveris,<text:line-break/>sive in domo aliqua extruxeris pyram et labrum aqua<text:line-break/>impleveris, quod et nunc in castris fit saepius, quum la-<text:line-break/>vari aliquem deficiente balnei loco oportet. <text:span text:style-name="Default_20_Paragraph_20_Font"><text:span text:style-name="T2">Tum ad su-<text:line-break/>c</text:span></text:span>i<text:span text:style-name="Default_20_Paragraph_20_Font"><text:span text:style-name="T2">le</text:span></text:span>m <text:span text:style-name="Default_20_Paragraph_20_Font"><text:span text:style-name="T2">descensum tu</text:span></text:span>m <text:span text:style-name="Default_20_Paragraph_20_Font"><text:span text:style-name="T2">ascensum. </text:span></text:span>Prosus enim citra la-.<text:line-break/>borem aegrum servare jubet , atque ob id folium facilem<text:line-break/>tum ingressum tum egressum habere voluit. Id procul-<text:line-break/>dubio fiet, si paries, qui aquam continet, neque sublimis,<text:line-break/>neque angustus fuerit. Maxime autem laudabile et a la-<text:line-break/>bore omni alienum est, quod in aquarum sponte nafcen--<text:line-break/>tium conficitur lavacris , ubi sic folia humilia depressaque<text:line-break/>prope omnes conficiunt, ut nihil seli pavimento, quod<text:line-break/>prope est, emineant.</text:p>
      <text:h text:style-name="P54" text:outline-level="2">XLIH.</text:h>
      <text:p text:style-name="P4"><text:span text:style-name="Default_20_Paragraph_20_Font"><text:span text:style-name="T2">Qui lava</text:span></text:span>t<text:span text:style-name="Default_20_Paragraph_20_Font"><text:span text:style-name="T2">ur, eum modestu</text:span></text:span>m <text:span text:style-name="Default_20_Paragraph_20_Font"><text:span text:style-name="T2">ac tacitum esu.</text:span></text:span> o<text:span text:style-name="Default_20_Paragraph_20_Font"><text:span text:style-name="T2">portet ipsum-<text:line-break/>que n</text:span></text:span>i<text:span text:style-name="Default_20_Paragraph_20_Font"><text:span text:style-name="T2">hil agere, sed cae</text:span></text:span>t<text:span text:style-name="Default_20_Paragraph_20_Font"><text:span text:style-name="T2">ero</text:span></text:span>s <text:span text:style-name="Default_20_Paragraph_20_Font"><text:span text:style-name="T2">tum perfundere tum<text:line-break/>detergere.</text:span></text:span></text:p>
      <text:p text:style-name="P2">Haec quoque praedictis similiter, ut aeger non labo-<text:line-break/>ret, conferunt. Jam vero et aegrotantis quies; ut corpus<text:line-break/>in balneo tum magis laxetur tum emolliatur est idonea.<text:line-break/>Nam in motionibus musculi tenduntur, qui minus tum<text:line-break/>molliuntur tum laxantur.</text:p>
      <text:h text:style-name="Heading_20_2" text:outline-level="2">XL1U.</text:h>
      <text:p text:style-name="Normal">M<text:span text:style-name="Default_20_Paragraph_20_Font"><text:span text:style-name="T2">ul</text:span></text:span>t<text:span text:style-name="Default_20_Paragraph_20_Font"><text:span text:style-name="T2">a qu</text:span></text:span>o<text:span text:style-name="Default_20_Paragraph_20_Font"><text:span text:style-name="T2">que aquae contempera</text:span></text:span>ti<text:span text:style-name="Default_20_Paragraph_20_Font"><text:span text:style-name="T2">o paranda esu</text:span></text:span></text:p>
      <text:p text:style-name="P2">Datum est ipsi unico legi verbo, metacerafma i. e<text:span text:style-name="Default_20_Paragraph_20_Font"><text:span text:style-name="T2">. tem-<text:line-break/>pera</text:span></text:span>tio; potest et intelligi haec, praepositio <text:span text:style-name="Default_20_Paragraph_20_Font"><text:span text:style-name="T6">μετὰ</text:span></text:span><text:span text:style-name="Default_20_Paragraph_20_Font"><text:span text:style-name="T5"> </text:span></text:span>per fe et<text:line-break/>sacrium <text:span text:style-name="Default_20_Paragraph_20_Font"><text:span text:style-name="T6">κέρασμα</text:span></text:span><text:span text:style-name="Default_20_Paragraph_20_Font"><text:span text:style-name="T5">. </text:span></text:span>Etenim Hippocrates tum in hoc libro</text:p>
      <text:p text:style-name="P3">tum in alis tonum more per defectum uti praepositione<text:line-break/><text:span text:style-name="Default_20_Paragraph_20_Font"><text:span text:style-name="T6">μετὰ</text:span></text:span><text:span text:style-name="Default_20_Paragraph_20_Font"><text:span text:style-name="T5"> </text:span></text:span>viden<text:span text:style-name="Default_20_Paragraph_20_Font"><text:span text:style-name="T2">t. </text:span></text:span>Potest vero integre ita legi: <text:span text:style-name="Default_20_Paragraph_20_Font"><text:span text:style-name="T2">multa quoque<text:line-break/>post haec aquae</text:span></text:span> t<text:span text:style-name="Default_20_Paragraph_20_Font"><text:span text:style-name="T2">emperatio paranda. </text:span></text:span>Sive autem quis<text:line-break/>uno iuteligat verbo <text:span text:style-name="Default_20_Paragraph_20_Font"><text:span text:style-name="T6">μετακέρασμα</text:span></text:span><text:span text:style-name="Default_20_Paragraph_20_Font"><text:span text:style-name="T5">, </text:span></text:span>sive distinguat; pro<text:line-break/><text:span text:style-name="Default_20_Paragraph_20_Font"><text:span text:style-name="T6">μετὰ</text:span></text:span><text:span text:style-name="Default_20_Paragraph_20_Font"><text:span text:style-name="T5"> </text:span></text:span><text:span text:style-name="Default_20_Paragraph_20_Font"><text:span text:style-name="T6">τααα</text:span></text:span><text:span text:style-name="Default_20_Paragraph_20_Font"><text:span text:style-name="T5"> </text:span></text:span><text:span text:style-name="Default_20_Paragraph_20_Font"><text:span text:style-name="T6">κέρασμα</text:span></text:span><text:span text:style-name="Default_20_Paragraph_20_Font"><text:span text:style-name="T5"> </text:span></text:span>, communis est dictionis utriusque<text:line-break/>intelligenia. Vult siquidem temperationem parari, eum<text:line-break/>qui in Uno lotus est perfusurus, quod medici hujus tem-<text:line-break/>poris canes efficere consueverunt, quum aegrum lave-<text:line-break/>rint. Nm enim in solium frigidum ingredi permittunt,<text:line-break/>sed pro eo tepida perfundunt aqua. Nonnulli labra tota<text:line-break/>aqua htjusmodi replenti Nam ut corpus tum laxius tum<text:line-break/>rarius ialida lavatione est redditum; ita rurfum quiete<text:line-break/>paulatiaque contrahere ipfum et degere desiderati Id<text:line-break/>enim si virium robur confert, ut noh facile homo lae-<text:line-break/>datur, si qua fulu<text:span text:style-name="Default_20_Paragraph_20_Font"><text:span text:style-name="T2">i</text:span></text:span>a in ambiente aere fiat ad frigidum per-<text:line-break/>mutato. ob id igitur sanitate fruentes a balneo calide<text:line-break/>sete e frigidam aquam proliciunt. Sed qui aegrotant,</text:p>
      <text:p text:style-name="P3">con laetum frigidae non sustinent citra laesionem, quapro-<text:line-break/>pter frigiditatem calidae mixtione frangimus. Mixtionis<text:line-break/>autem quantitas invenitur , in primis quidem si nos cor-<text:line-break/>poris affectionem inspexerimus, deinde et propram labo-<text:line-break/>rantis naturam aetatemque et auni tempestatem et <text:span text:style-name="Default_20_Paragraph_20_Font"><text:span text:style-name="T2">r</text:span></text:span>egio-<text:line-break/>nem et praesentem ambientis statum. Melius artem fa-<text:line-break/>cient qui.a calido balneo tepidas non minus tritor gene-<text:line-break/>rum aquas inter fe differentes parabunt, ut primi quidem<text:line-break/>admodum tepida sit, fecunda vero priore minus tpida et<text:line-break/>tertia adhuc quae magis ad frigidum declinet. ale au-<text:line-break/>tem quidpiam velle visus est Hippocrates, quum imperat<text:line-break/><text:span text:style-name="Default_20_Paragraph_20_Font"><text:span text:style-name="T2">mul</text:span></text:span>t<text:span text:style-name="Default_20_Paragraph_20_Font"><text:span text:style-name="T2">a</text:span></text:span>m <text:span text:style-name="Default_20_Paragraph_20_Font"><text:span text:style-name="T2">te</text:span></text:span>m<text:span text:style-name="Default_20_Paragraph_20_Font"><text:span text:style-name="T2">perati</text:span></text:span>o<text:span text:style-name="Default_20_Paragraph_20_Font"><text:span text:style-name="T2">ne</text:span></text:span>m <text:span text:style-name="Default_20_Paragraph_20_Font"><text:span text:style-name="T2">parar</text:span></text:span>i. Non enim quod aratur,<text:line-break/>id simpliciter modo <text:span text:style-name="Default_20_Paragraph_20_Font"><text:span text:style-name="T2">multum, </text:span></text:span>verum et <text:span text:style-name="Default_20_Paragraph_20_Font"><text:span text:style-name="T2">mul</text:span></text:span>ti<text:span text:style-name="Default_20_Paragraph_20_Font"><text:span text:style-name="T2">surme</text:span></text:span> iste est .<text:line-break/>melius, ut paulatim a, calido ad frigidum procedatis, cum<text:line-break/>subitam ad contrarium mutationem aeger non fera.</text:p>
      <text:h text:style-name="P54" text:outline-level="2">XLU.</text:h>
      <text:p text:style-name="P69"><text:line-break/><text:span text:style-name="Default_20_Paragraph_20_Font"><text:span text:style-name="T2">celeresque perfusi</text:span></text:span>o<text:span text:style-name="Default_20_Paragraph_20_Font"><text:span text:style-name="T2">nes sumendae.</text:span></text:span></text:p>
      <text:p text:style-name="P2"><text:span text:style-name="Default_20_Paragraph_20_Font"><text:span text:style-name="T2">Celeres</text:span></text:span> referre oportet non ad eam <text:span text:style-name="Default_20_Paragraph_20_Font"><text:span text:style-name="T2">t</text:span></text:span>otum quae in<text:line-break/>per<text:span text:style-name="Default_20_Paragraph_20_Font"><text:span text:style-name="T2">t</text:span></text:span>usione fit actionem , verum et ad illud quod actiones<text:line-break/>interjacet spatium, ut primam inter perfusionem secundam-<text:line-break/>que. parum sit intervalli. Quod si quis proprie nomina-<text:line-break/>verit, non <text:span text:style-name="Default_20_Paragraph_20_Font"><text:span text:style-name="T2">celere</text:span></text:span>s, sed <text:span text:style-name="Default_20_Paragraph_20_Font"><text:span text:style-name="T2">seequen</text:span></text:span>t<text:span text:style-name="Default_20_Paragraph_20_Font"><text:span text:style-name="T2">e</text:span></text:span>s faciendas esse perfusio-<text:line-break/>nes dixerit. Quanquam apud veteres usus horum nomi-<text:line-break/>num <text:span text:style-name="Default_20_Paragraph_20_Font"><text:span text:style-name="T2">faequen</text:span></text:span>t<text:span text:style-name="Default_20_Paragraph_20_Font"><text:span text:style-name="T2">i</text:span></text:span>s <text:span text:style-name="Default_20_Paragraph_20_Font"><text:span text:style-name="T2">ac cele</text:span></text:span>ris confundatur, nam aliquando fre-<text:line-break/>quentes actiones celeres vocant.</text:p>
      <text:h text:style-name="Heading_20_2" text:outline-level="2">XLVI.</text:h>
      <text:p text:style-name="Normal"><text:span text:style-name="Default_20_Paragraph_20_Font"><text:span text:style-name="T2">Ac spong</text:span></text:span>i<text:span text:style-name="Default_20_Paragraph_20_Font"><text:span text:style-name="T2">i</text:span></text:span>s <text:span text:style-name="Default_20_Paragraph_20_Font"><text:span text:style-name="T2">pro str</text:span></text:span>i<text:span text:style-name="Default_20_Paragraph_20_Font"><text:span text:style-name="T2">gil</text:span></text:span>i <text:span text:style-name="Default_20_Paragraph_20_Font"><text:span text:style-name="T2">u</text:span></text:span>t<text:span text:style-name="Default_20_Paragraph_20_Font"><text:span text:style-name="T2">endu</text:span></text:span>m <text:span text:style-name="Default_20_Paragraph_20_Font"><text:span text:style-name="T2">est.</text:span></text:span></text:p>
      <text:p text:style-name="P2">Neque strigilibus in aegris , neque sane spongia me-<text:line-break/>diri huiusce temporis utuntur , sed a balneo eos linteo<text:line-break/>contegunt, alii vestibus, ac potissimum interpolis, ut plu-</text:p>
      <text:p text:style-name="P3">rimum fudent, obvolvunt. Sed non femper aegrum a hal-<text:line-break/>neo copiuse sudare convenit. Nam saepe laborantem ad<text:line-break/>balneum non vacuandi corporis gratia ducimus, fed pror-<text:line-break/>fus contrariam ob rationem, ut. scilicet humectatur totum<text:line-break/>madescatque., quod immoderatius exaruit. In talibus 1gi-<text:line-break/>tur neque intus in balneo sunt expectandi sudores multi,<text:line-break/>fed quam citissime. labri aquam ingredi et postea balneo<text:line-break/>egressos detergere expedit.</text:p>
      <text:h text:style-name="Heading_20_2" text:outline-level="2">XI.V1I.</text:h>
      <text:p text:style-name="Normal"><text:span text:style-name="Default_20_Paragraph_20_Font"><text:span text:style-name="T2">Neque valde siccum c</text:span></text:span>o<text:span text:style-name="Default_20_Paragraph_20_Font"><text:span text:style-name="T2">rpu</text:span></text:span>s i<text:span text:style-name="Default_20_Paragraph_20_Font"><text:span text:style-name="T2">nungendu</text:span></text:span>m.</text:p>
      <text:p text:style-name="P2">oratio haec succedit quidem huic: <text:span text:style-name="Default_20_Paragraph_20_Font"><text:span text:style-name="T2">Ac spong</text:span></text:span>iis <text:span text:style-name="Default_20_Paragraph_20_Font"><text:span text:style-name="T2">pr</text:span></text:span>o<text:line-break/><text:span text:style-name="Default_20_Paragraph_20_Font"><text:span text:style-name="T2">str</text:span></text:span>i<text:span text:style-name="Default_20_Paragraph_20_Font"><text:span text:style-name="T2">g</text:span></text:span>i<text:span text:style-name="Default_20_Paragraph_20_Font"><text:span text:style-name="T2">l</text:span></text:span>i <text:span text:style-name="Default_20_Paragraph_20_Font"><text:span text:style-name="T2">utendu</text:span></text:span>m. Sed qui sermonis proprietatem contem-<text:line-break/>platus fuerit, is de unctionis in balneo usu intelliget,<text:line-break/>ne quid eorum quae de necessitate dicenda sunt praeter-<text:line-break/>missum esse videatur. Nam ubi post balneum spongia</text:p>
      <text:p text:style-name="P3">aquam detersit Hippocrates, non constat quidem si corpus<text:line-break/>unxerit, :ed liquet aegri corpus, quum humidum existit,<text:line-break/><text:span text:style-name="Default_20_Paragraph_20_Font"><text:span text:style-name="T2">non</text:span></text:span> perungendum esse, misi qnis dixerit quod hoc ipfum<text:line-break/>oleum, quod cum aqua est, detergeat. Est igitur utile ut<text:line-break/>de unctionis in balneo alu discutiatur, fed necessaria ma-<text:line-break/>gis est fuper unctionis in balneo tempore. discussio, fi<text:line-break/>oleum per<text:span text:style-name="Default_20_Paragraph_20_Font"><text:span text:style-name="T2">t</text:span></text:span>undere conveniat, ubi qui lavatur sudaverit,<text:line-break/>vel quum siccus adhuc est, confestim ubi feie exuerit et<text:line-break/>priusquam sudaverit, vel horum neutrum fuerit,. fed ubi<text:line-break/>humescere coeperit. Sane quicunque eorum meminit,<text:line-break/>quae de olei facultate in simplicium medicamentorum<text:line-break/>tractatione dicuntur, is exacte novit optimum esse olei<text:line-break/>usus in iis qui lavantur tempus, quod tertio dicitur<text:line-break/>loco, novitque quod calefactum corpori exhibere con ve-<text:line-break/>niat. Nam id corpus mollius reddit laxiusque, quum<text:line-break/>frigidum suo contactu non finium horum neutrum efficere<text:line-break/>natum sit, fed et eos qui lavantur, horrentes reddat.</text:p>
      <text:h text:style-name="P54" text:outline-level="2">XLVlII.</text:h>
      <text:p text:style-name="P4"><text:span text:style-name="Default_20_Paragraph_20_Font"><text:span text:style-name="T2">Caput spong</text:span></text:span>i<text:span text:style-name="Default_20_Paragraph_20_Font"><text:span text:style-name="T2">a de</text:span></text:span>t<text:span text:style-name="Default_20_Paragraph_20_Font"><text:span text:style-name="T2">ersu</text:span></text:span>m, <text:span text:style-name="Default_20_Paragraph_20_Font"><text:span text:style-name="T2">quoad. max</text:span></text:span>im<text:span text:style-name="Default_20_Paragraph_20_Font"><text:span text:style-name="T2">e sier</text:span></text:span>i <text:span text:style-name="Default_20_Paragraph_20_Font"><text:span text:style-name="T2">po</text:span></text:span>t<text:span text:style-name="Default_20_Paragraph_20_Font"><text:span text:style-name="T2">er</text:span></text:span>it, <text:span text:style-name="Default_20_Paragraph_20_Font"><text:span text:style-name="T2">re-<text:line-break/>siccari</text:span></text:span> o<text:span text:style-name="Default_20_Paragraph_20_Font"><text:span text:style-name="T2">por</text:span></text:span>t<text:span text:style-name="Default_20_Paragraph_20_Font"><text:span text:style-name="T2">et.</text:span></text:span></text:p>
      <text:p text:style-name="P36">Quod in balneo caput accurate resiccandum sit, ut<text:line-break/>ne minimum quidem supersit humiditatis, manifestum est,<text:line-break/>nam quicquid relinquitur, refrigerare consuevit. Non<text:line-break/>tamen a spongia id ut fiat effici potest, nisi statim ab<text:line-break/>luitio post temperationis usum. Capitis autem aquam lin-<text:line-break/>teo resiccare est melius.<text:tab/>.</text:p>
      <text:h text:style-name="Heading_20_2" text:outline-level="2">XLIX.</text:h>
      <text:p text:style-name="P4"><text:span text:style-name="Default_20_Paragraph_20_Font"><text:span text:style-name="T2">Neque caput, neque ex</text:span></text:span>t<text:span text:style-name="Default_20_Paragraph_20_Font"><text:span text:style-name="T2">re</text:span></text:span>m<text:span text:style-name="Default_20_Paragraph_20_Font"><text:span text:style-name="T2">a, neque rel</text:span></text:span>i<text:span text:style-name="Default_20_Paragraph_20_Font"><text:span text:style-name="T2">quu</text:span></text:span>m <text:span text:style-name="Default_20_Paragraph_20_Font"><text:span text:style-name="T2">corpu</text:span></text:span>s <text:span text:style-name="Default_20_Paragraph_20_Font"><text:span text:style-name="T2">resut-<text:line-break/>gerar</text:span></text:span>i.</text:p>
      <text:p text:style-name="P2">Id dixisse per. <text:span text:style-name="Default_20_Paragraph_20_Font"><text:span text:style-name="T2">t</text:span></text:span>e vel leonium parum esse mihi vide-<text:line-break/>tur; quod enim pars nulla omnino nuda esse debeat, cum</text:p>
      <text:p text:style-name="P3">a balneo aquam .eorum qui lavantur reticeant, constat<text:line-break/>omnibus, nam quae ita denudantur partes., cito eas re-<text:line-break/>frigerari omnes sciunt.</text:p>
      <text:h text:style-name="Heading_20_2" text:outline-level="2">- L.</text:h>
      <text:p text:style-name="P4"><text:span text:style-name="Default_20_Paragraph_20_Font"><text:span text:style-name="T2">Ac neque eu</text:span></text:span>m <text:span text:style-name="Default_20_Paragraph_20_Font"><text:span text:style-name="T2">qu</text:span></text:span>i <text:span text:style-name="Default_20_Paragraph_20_Font"><text:span text:style-name="T2">recen</text:span></text:span>s <text:span text:style-name="Default_20_Paragraph_20_Font"><text:span text:style-name="T2">sorbit</text:span></text:span>io<text:span text:style-name="Default_20_Paragraph_20_Font"><text:span text:style-name="T2">ne</text:span></text:span>m <text:span text:style-name="Default_20_Paragraph_20_Font"><text:span text:style-name="T2">accep</text:span></text:span>it, <text:span text:style-name="Default_20_Paragraph_20_Font"><text:span text:style-name="T2">neque eu</text:span></text:span>m<text:line-break/><text:span text:style-name="Default_20_Paragraph_20_Font"><text:span text:style-name="T2">qu</text:span></text:span>i <text:span text:style-name="Default_20_Paragraph_20_Font"><text:span text:style-name="T2">recen</text:span></text:span>s <text:span text:style-name="Default_20_Paragraph_20_Font"><text:span text:style-name="T2">po</text:span></text:span>t<text:span text:style-name="Default_20_Paragraph_20_Font"><text:span text:style-name="T2">u</text:span></text:span>m sum<text:span text:style-name="Default_20_Paragraph_20_Font"><text:span text:style-name="T2">psi</text:span></text:span>t, <text:span text:style-name="Default_20_Paragraph_20_Font"><text:span text:style-name="T2">lavare op</text:span></text:span>ort<text:span text:style-name="Default_20_Paragraph_20_Font"><text:span text:style-name="T2">et.</text:span></text:span></text:p>
      <text:p text:style-name="P2">Non in aegris -modo; verum etiam sanis, nullus sta-<text:line-break/>tim a cibi vel potus sumptione lavandus est Nam qui<text:line-break/>biberunt, his caput repletur, qui vero cibum sumpserunt,<text:line-break/>his non susum caput,.. verum et corpus totum, alimentum<text:line-break/>ad fie priusquam concoctum suerit, trahens. .</text:p>
      <text:p text:style-name="Normal">Atus</text:p>
      <text:p text:style-name="P4">N<text:span text:style-name="Default_20_Paragraph_20_Font"><text:span text:style-name="T2">eque sta</text:span></text:span>t<text:span text:style-name="Default_20_Paragraph_20_Font"><text:span text:style-name="T2">im a balneo sorbere, neque bibere.</text:span></text:span></text:p>
      <text:p text:style-name="P2">Sedata quae. ex balneo. est. turbatione tum edere</text:p>
      <text:p text:style-name="P3">tum bibere melius est, quemadmodum et fedata ea, quae<text:line-break/>ab exercitatione oritur. Nam cibum protinus vel potum<text:line-break/>tumere caput replet devoratumque interdum superfluita<text:span text:style-name="Default_20_Paragraph_20_Font"><text:span text:style-name="T2">t</text:span></text:span><text:span text:style-name="Default_20_Paragraph_20_Font"><text:span text:style-name="T1">e<text:line-break/></text:span></text:span>facit.</text:p>
      <text:h text:style-name="Heading_20_2" text:outline-level="2">L1I.</text:h>
      <text:p text:style-name="P4"><text:span text:style-name="Default_20_Paragraph_20_Font"><text:span text:style-name="T2">Enimver</text:span></text:span>o <text:span text:style-name="Default_20_Paragraph_20_Font"><text:span text:style-name="T2">magna pars aegrotanti tribuenda est, st is quum<text:line-break/>sanitate feneretur, balneo valde oblectatus suerit et la-<text:line-break/></text:span></text:span>n<text:span text:style-name="Default_20_Paragraph_20_Font"><text:span text:style-name="T2">ari consueverit. Etenim tales magis appetunt lotique<text:line-break/></text:span></text:span>i<text:span text:style-name="Default_20_Paragraph_20_Font"><text:span text:style-name="T2">uvantur illotique laeduntur.</text:span></text:span></text:p>
      <text:p text:style-name="P2">Haec per totum fere horum commentariorum fecun-<text:line-break/>dum demonstrata sunt, ubi dictiones exposuimus, in qui-<text:line-break/>bus plurimum consuetudinum facultates enarravit.</text:p>
      <text:h text:style-name="Heading_20_2" text:outline-level="2">LIH.</text:h>
      <text:p text:style-name="P4">f<text:span text:style-name="Default_20_Paragraph_20_Font"><text:span text:style-name="T2">n totum autem peripneumoniis magis quam febribus ar-<text:line-break/>dentibus idoneum est. Etenim lateris, pectoris as</text:span></text:span></text:p>
      <text:p text:style-name="P1"><text:span text:style-name="Default_20_Paragraph_20_Font"><text:span text:style-name="T2">dorsi dolorem balneum lenit, sputum maturat, ac educit, sa-<text:line-break/>cilem spirationem reddit, lassitudines tollit . quum arti-<text:line-break/>culos et cutis supetsiciem emolliat , sed et urinas ciet,<text:line-break/>capitis gravitatem solvit et nares humectat. </text:span></text:span>T<text:span text:style-name="Default_20_Paragraph_20_Font"><text:span text:style-name="T2">ot igitur<text:line-break/>balneo acisont bona, qu</text:span></text:span>i<text:span text:style-name="Default_20_Paragraph_20_Font"><text:span text:style-name="T2">bus omnibus opus est; sin vero<text:line-break/>apparatus penuria aliqua in uno vel pluribus suerit,<text:line-break/>periculum est ne magis laedat balneum quam prosa.<text:line-break/></text:span></text:span>E<text:span text:style-name="Default_20_Paragraph_20_Font"><text:span text:style-name="T2">orum enim unumquodque nisi a min</text:span></text:span>i<text:span text:style-name="Default_20_Paragraph_20_Font"><text:span text:style-name="T2">stris prout opor-<text:line-break/>teat apparatum suerit, magnam laesionem advehit.</text:span></text:span></text:p>
      <text:p text:style-name="P2">Quare peripneumonias magis quam febres ardentes<text:line-break/>juvet balneum ip<text:span text:style-name="Default_20_Paragraph_20_Font"><text:span text:style-name="T2">s</text:span></text:span>e his verbis declarat : <text:span text:style-name="Default_20_Paragraph_20_Font"><text:span text:style-name="T2">Etenim balneum<text:line-break/>lateris, pectoris ac dorsi dolorem lenit, sputum maturat<text:line-break/>educitque et spiritum facilem reddit.</text:span></text:span> Ob haec enim<text:line-break/>omnia peripneumonicis maximo est praesidio. Sanant<text:span text:style-name="Default_20_Paragraph_20_Font"><text:span text:style-name="T2">u</text:span></text:span>r<text:line-break/>siquidem qui contenta in pulmonibus sputa expuunt.<text:line-break/>PIenritici quoque ob dolorum mitigationem magnopere</text:p>
      <text:p text:style-name="P3">juvantur. Quapropter duorum alterum,. aut ita fcriben-<text:line-break/>duin : <text:span text:style-name="Default_20_Paragraph_20_Font"><text:span text:style-name="T2">peripneumon</text:span></text:span>i<text:span text:style-name="Default_20_Paragraph_20_Font"><text:span text:style-name="T2">ae autem et pleur</text:span></text:span>iu<text:span text:style-name="Default_20_Paragraph_20_Font"><text:span text:style-name="T2">d</text:span></text:span>i m<text:span text:style-name="Default_20_Paragraph_20_Font"><text:span text:style-name="T2">ag</text:span></text:span>i<text:span text:style-name="Default_20_Paragraph_20_Font"><text:span text:style-name="T2">s quam<text:line-break/>ardent</text:span></text:span>i <text:span text:style-name="Default_20_Paragraph_20_Font"><text:span text:style-name="T2">febr</text:span></text:span>i. <text:span text:style-name="Default_20_Paragraph_20_Font"><text:span text:style-name="T2">c</text:span></text:span>o<text:span text:style-name="Default_20_Paragraph_20_Font"><text:span text:style-name="T2">nfer</text:span></text:span>t, vel in peripneumonla plenritidem<text:line-break/>subaudire oportet. , Namque pleuritis dolorem in latere<text:line-break/>habet, tperipneumonia non habet. Quum .autem peri-<text:line-break/>pneumoniis magis quam ardentibus febribus conferre bal-<text:line-break/>ueum inquit, docet quoque causo laborantibus quibusdam<text:line-break/>auxilio esse. Verum oratio haec distinctionem expostulat,<text:line-break/>quam nondum efficere possumus, .quia: tempus quo lavari<text:line-break/>aeg<text:span text:style-name="Default_20_Paragraph_20_Font"><text:span text:style-name="T2">r</text:span></text:span>otantes velit, neu definierit. Ubi autem fequenti<text:line-break/>dictione enarrantem Hippoeralem . quosnam haudquaquam<text:line-break/>lavare velit intellexerimus , . ad balnei tempus ita perve-<text:line-break/>alemus.</text:p>
      <text:h text:style-name="Heading_20_2" text:outline-level="2">Lly.</text:h>
      <text:p text:style-name="P4"><text:span text:style-name="Default_20_Paragraph_20_Font"><text:span text:style-name="T2">At quibu</text:span></text:span>s <text:span text:style-name="Default_20_Paragraph_20_Font"><text:span text:style-name="T2">alvu</text:span></text:span>s <text:span text:style-name="Default_20_Paragraph_20_Font"><text:span text:style-name="T2">in</text:span></text:span> m<text:span text:style-name="Default_20_Paragraph_20_Font"><text:span text:style-name="T2">orb</text:span></text:span>is <text:span text:style-name="Default_20_Paragraph_20_Font"><text:span text:style-name="T2">plu</text:span></text:span>s <text:span text:style-name="Default_20_Paragraph_20_Font"><text:span text:style-name="T2">aequo l</text:span></text:span>i<text:span text:style-name="Default_20_Paragraph_20_Font"><text:span text:style-name="T2">qu</text:span></text:span>i<text:span text:style-name="Default_20_Paragraph_20_Font"><text:span text:style-name="T2">d</text:span></text:span>i<text:span text:style-name="Default_20_Paragraph_20_Font"><text:span text:style-name="T2">or est, e</text:span></text:span>is<text:line-break/><text:span text:style-name="Default_20_Paragraph_20_Font"><text:span text:style-name="T2">balneu</text:span></text:span>m mi<text:span text:style-name="Default_20_Paragraph_20_Font"><text:span text:style-name="T2">nime oppor</text:span></text:span>t<text:span text:style-name="Default_20_Paragraph_20_Font"><text:span text:style-name="T2">unu</text:span></text:span>m .<text:span text:style-name="Default_20_Paragraph_20_Font"><text:span text:style-name="T2">est, imo neque</text:span></text:span> i<text:span text:style-name="Default_20_Paragraph_20_Font"><text:span text:style-name="T2">i</text:span></text:span>s <text:span text:style-name="Default_20_Paragraph_20_Font"><text:span text:style-name="T2">quibu</text:span></text:span>s<text:line-break/>m<text:span text:style-name="Default_20_Paragraph_20_Font"><text:span text:style-name="T2">ag</text:span></text:span>is <text:span text:style-name="Default_20_Paragraph_20_Font"><text:span text:style-name="T2">qua</text:span></text:span>m <text:span text:style-name="Default_20_Paragraph_20_Font"><text:span text:style-name="T2">deceat astricta est, neque pr</text:span></text:span>i<text:span text:style-name="Default_20_Paragraph_20_Font"><text:span text:style-name="T2">u</text:span></text:span>s <text:span text:style-name="Default_20_Paragraph_20_Font"><text:span text:style-name="T2">saluta. sed</text:span></text:span></text:p>
      <text:p text:style-name="P1"><text:span text:style-name="Default_20_Paragraph_20_Font"><text:span text:style-name="T2">neque v</text:span></text:span>iri<text:span text:style-name="Default_20_Paragraph_20_Font"><text:span text:style-name="T2">bus oblaesus lavare op</text:span></text:span>o<text:span text:style-name="Default_20_Paragraph_20_Font"><text:span text:style-name="T2">rtet, neque c</text:span></text:span>i<text:span text:style-name="Default_20_Paragraph_20_Font"><text:span text:style-name="T2">boru</text:span></text:span>m<text:line-break/><text:span text:style-name="Default_20_Paragraph_20_Font"><text:span text:style-name="T2">/ast</text:span></text:span>i<text:span text:style-name="Default_20_Paragraph_20_Font"><text:span text:style-name="T2">dio au</text:span></text:span>t <text:span text:style-name="Default_20_Paragraph_20_Font"><text:span text:style-name="T2">vomitu</text:span></text:span> i<text:span text:style-name="Default_20_Paragraph_20_Font"><text:span text:style-name="T2">acta</text:span></text:span>t<text:span text:style-name="Default_20_Paragraph_20_Font"><text:span text:style-name="T2">os, neque b</text:span></text:span>ilio<text:span text:style-name="Default_20_Paragraph_20_Font"><text:span text:style-name="T2">sa eruc</text:span></text:span>t<text:span text:style-name="Default_20_Paragraph_20_Font"><text:span text:style-name="T2">ante</text:span></text:span>s,<text:line-break/><text:span text:style-name="Default_20_Paragraph_20_Font"><text:span text:style-name="T2">neque qu</text:span></text:span>i<text:span text:style-name="Default_20_Paragraph_20_Font"><text:span text:style-name="T2">bus fangu</text:span></text:span>i<text:span text:style-name="Default_20_Paragraph_20_Font"><text:span text:style-name="T2">s e nar</text:span></text:span>i<text:span text:style-name="Default_20_Paragraph_20_Font"><text:span text:style-name="T2">bus prosiuit, n</text:span></text:span>i<text:span text:style-name="Default_20_Paragraph_20_Font"><text:span text:style-name="T2">si parc</text:span></text:span>i<text:span text:style-name="Default_20_Paragraph_20_Font"><text:span text:style-name="T2">us<text:line-break/>qua</text:span></text:span>m <text:span text:style-name="Default_20_Paragraph_20_Font"><text:span text:style-name="T2">occasio postule</text:span></text:span>t <text:span text:style-name="Default_20_Paragraph_20_Font"><text:span text:style-name="T2">stuxerit (occasiones au</text:span></text:span>t<text:span text:style-name="Default_20_Paragraph_20_Font"><text:span text:style-name="T2">em nost</text:span></text:span>i),<text:line-break/><text:span text:style-name="Default_20_Paragraph_20_Font"><text:span text:style-name="T2">si vero par</text:span></text:span>d<text:span text:style-name="Default_20_Paragraph_20_Font"><text:span text:style-name="T2">us qua</text:span></text:span>m <text:span text:style-name="Default_20_Paragraph_20_Font"><text:span text:style-name="T2">pro occasione stuat, lavare conve-<text:line-break/>n</text:span></text:span> it, <text:span text:style-name="Default_20_Paragraph_20_Font"><text:span text:style-name="T2">sive universu</text:span></text:span>m <text:span text:style-name="Default_20_Paragraph_20_Font"><text:span text:style-name="T2">c</text:span></text:span>o<text:span text:style-name="Default_20_Paragraph_20_Font"><text:span text:style-name="T2">rpus</text:span></text:span> i<text:span text:style-name="Default_20_Paragraph_20_Font"><text:span text:style-name="T2">n caeteris, sive capu</text:span></text:span>t sal<text:span text:style-name="Default_20_Paragraph_20_Font"><text:span text:style-name="T2">um<text:line-break/>sever</text:span></text:span>i<text:span text:style-name="Default_20_Paragraph_20_Font"><text:span text:style-name="T2">t. s</text:span></text:span>i i<text:span text:style-name="Default_20_Paragraph_20_Font"><text:span text:style-name="T2">g</text:span></text:span>i<text:span text:style-name="Default_20_Paragraph_20_Font"><text:span text:style-name="T2">tur appara</text:span></text:span>t<text:span text:style-name="Default_20_Paragraph_20_Font"><text:span text:style-name="T2">us idone</text:span></text:span>i <text:span text:style-name="Default_20_Paragraph_20_Font"><text:span text:style-name="T2">suerin</text:span></text:span>t <text:span text:style-name="Default_20_Paragraph_20_Font"><text:span text:style-name="T2">aegerque<text:line-break/>fel</text:span></text:span>i<text:span text:style-name="Default_20_Paragraph_20_Font"><text:span text:style-name="T2">c</text:span></text:span>it<text:span text:style-name="Default_20_Paragraph_20_Font"><text:span text:style-name="T2">er balneum suscepturu</text:span></text:span>s <text:span text:style-name="Default_20_Paragraph_20_Font"><text:span text:style-name="T2">sit, qu</text:span></text:span>oti<text:span text:style-name="Default_20_Paragraph_20_Font"><text:span text:style-name="T2">d</text:span></text:span>i<text:span text:style-name="Default_20_Paragraph_20_Font"><text:span text:style-name="T2">e lavare op</text:span></text:span>o<text:span text:style-name="Default_20_Paragraph_20_Font"><text:span text:style-name="T2">rte</text:span></text:span>t.</text:p>
      <text:p text:style-name="P2">Quibus uberiora per ventrem subducuntur, ea bala<text:line-break/>neum sistit, ad corpus universum revellens, atque Eae<text:line-break/>occasione laedit. Quod autem qui nullo modo dejecerunt,<text:line-break/>eos vetustam faecem evacuasse melius sit nemo ignorat,<text:line-break/>quemadmodum neque quod infirmos, hoc est viribus re-<text:line-break/>solutos, balneum amplius evertat. Sed et cibum fastidi-<text:line-break/>entes et vomiturientes non lavandos esse pronunciat.<text:line-break/>Hos enim viribus ita defici metus. est, ut succedat ea quae<text:line-break/>stomachica appellatur fyncope. Succedunt his , quibus os</text:p>
      <text:p text:style-name="P3">ventriculi bile redundat, quos nota indicavit, inquiens:<text:line-break/><text:span text:style-name="Default_20_Paragraph_20_Font"><text:span text:style-name="T2">neque b</text:span></text:span>i<text:span text:style-name="Default_20_Paragraph_20_Font"><text:span text:style-name="T2">l</text:span></text:span>i<text:span text:style-name="Default_20_Paragraph_20_Font"><text:span text:style-name="T2">osa eructan</text:span></text:span>t<text:span text:style-name="Default_20_Paragraph_20_Font"><text:span text:style-name="T2">e</text:span></text:span>s. Pari modo neque eos lavare con-<text:line-break/>venit, quibus profluit abunde e naribus sanguis, nam si<text:line-break/>minus fluxerit, ipsius lavare consentaneum est. Hi autem<text:line-break/>simt qui etiam largo indigent balneo, ob sanguinis qui<text:line-break/>in capite est vehementiorem motum. Consimiliter lava-<text:line-break/>bimus, si sanguis nullo pacto erumpat et erumpere de-<text:line-break/>beat. Ex admotione autem sermonis, <text:span text:style-name="Default_20_Paragraph_20_Font"><text:span text:style-name="T2">sive un</text:span></text:span>i<text:span text:style-name="Default_20_Paragraph_20_Font"><text:span text:style-name="T2">versum cor-<text:line-break/>pu</text:span></text:span>s <text:span text:style-name="Default_20_Paragraph_20_Font"><text:span text:style-name="T2">in caeteri</text:span></text:span>s, <text:span text:style-name="Default_20_Paragraph_20_Font"><text:span text:style-name="T2">sive capu</text:span></text:span>t <text:span text:style-name="Default_20_Paragraph_20_Font"><text:span text:style-name="T2">salum sever</text:span></text:span>it, clarius adhuc<text:line-break/>significavit, quod saepe in domo calefacta aegium absque<text:line-break/>labro collocent et caput duntaxat citra reliquas corporis<text:line-break/>partes calida per<text:span text:style-name="Default_20_Paragraph_20_Font"><text:span text:style-name="T2">t</text:span></text:span>undunt aqua.</text:p>
      <text:h text:style-name="Heading_20_2" text:outline-level="2"><text:span text:style-name="Default_20_Paragraph_20_Font">LU</text:span></text:h>
      <text:p text:style-name="P4"><text:span text:style-name="Default_20_Paragraph_20_Font"><text:span text:style-name="T2">Quo</text:span></text:span>s <text:span text:style-name="Default_20_Paragraph_20_Font"><text:span text:style-name="T2">au</text:span></text:span>t<text:span text:style-name="Default_20_Paragraph_20_Font"><text:span text:style-name="T2">em balneu</text:span></text:span>m <text:span text:style-name="Default_20_Paragraph_20_Font"><text:span text:style-name="T2">ob</text:span></text:span>l<text:span text:style-name="Default_20_Paragraph_20_Font"><text:span text:style-name="T2">ecta</text:span></text:span>t, <text:span text:style-name="Default_20_Paragraph_20_Font"><text:span text:style-name="T2">e</text:span></text:span>os <text:span text:style-name="Default_20_Paragraph_20_Font"><text:span text:style-name="T2">e</text:span></text:span>t<text:span text:style-name="Default_20_Paragraph_20_Font"><text:span text:style-name="T2">iamsi bi</text:span></text:span>s <text:span text:style-name="Default_20_Paragraph_20_Font"><text:span text:style-name="T2">die laver</text:span></text:span>is,<text:line-break/><text:span text:style-name="Default_20_Paragraph_20_Font"><text:span text:style-name="T2">n</text:span></text:span>i<text:span text:style-name="Default_20_Paragraph_20_Font"><text:span text:style-name="T2">hil aberraver</text:span></text:span>is.</text:p>
      <text:p text:style-name="P2">Qui Victori Romano principi librum de rictus ratione</text:p>
      <text:p text:style-name="P1">Hippocratis tradidit medicus, is tum hanc dictionem tum<text:line-break/>alias .quasdam mutilatas in- libro scripsit, sicuti et illam<text:line-break/>in qua dicit: <text:span text:style-name="Default_20_Paragraph_20_Font"><text:span text:style-name="T2">non dest</text:span></text:span>i<text:span text:style-name="Default_20_Paragraph_20_Font"><text:span text:style-name="T2">tuentur sorb</text:span></text:span>i<text:span text:style-name="Default_20_Paragraph_20_Font"><text:span text:style-name="T2">t</text:span></text:span>i<text:span text:style-name="Default_20_Paragraph_20_Font"><text:span text:style-name="T2">one pr</text:span></text:span>imi <text:span text:style-name="Default_20_Paragraph_20_Font"><text:span text:style-name="T2">d</text:span></text:span>i<text:span text:style-name="Default_20_Paragraph_20_Font"><text:span text:style-name="T2">e</text:span></text:span>s.<text:line-break/>Praeterea: <text:span text:style-name="Default_20_Paragraph_20_Font"><text:span text:style-name="T2">et bis d</text:span></text:span>i<text:span text:style-name="Default_20_Paragraph_20_Font"><text:span text:style-name="T2">e c</text:span></text:span>i<text:span text:style-name="Default_20_Paragraph_20_Font"><text:span text:style-name="T2">bu</text:span></text:span>m sum<text:span text:style-name="Default_20_Paragraph_20_Font"><text:span text:style-name="T2">ere afue</text:span></text:span>ris <text:span text:style-name="Default_20_Paragraph_20_Font"><text:span text:style-name="T2">bi</text:span></text:span>s <text:span text:style-name="Default_20_Paragraph_20_Font"><text:span text:style-name="T2">dare apor-<text:line-break/>- tet. </text:span></text:span>Verum utriusque barum dictionum dimidiam partem<text:line-break/>subtraxit, fed praesentis quidem nihil detraxit, tempus<text:line-break/>vero non adjecit. Ubi quos balneum oblectat, eos intel-<text:line-break/>ligit, qui cum sani sunt, lavari gaudent, atque ob id fae-<text:line-break/>piu<text:span text:style-name="Default_20_Paragraph_20_Font"><text:span text:style-name="T2">d</text:span></text:span> lavantur. Hi enim quum lavantur, eum accipiunt,<text:line-break/>qui ex consuetudine est, scopum. In sequentibus autem<text:line-break/>ah Hippocrate tempus, quo aegros lavari imperat, au-<text:line-break/>diamus.</text:p>
      <text:h text:style-name="Heading_20_2" text:outline-level="2">L VI.</text:h>
      <text:p text:style-name="P4">To<text:span text:style-name="Default_20_Paragraph_20_Font"><text:span text:style-name="T2">ta ver</text:span></text:span>o <text:span text:style-name="Default_20_Paragraph_20_Font"><text:span text:style-name="T2">pt</text:span></text:span>i<text:span text:style-name="Default_20_Paragraph_20_Font"><text:span text:style-name="T2">sana utent</text:span></text:span>i<text:span text:style-name="Default_20_Paragraph_20_Font"><text:span text:style-name="T2">bu</text:span></text:span>s m<text:span text:style-name="Default_20_Paragraph_20_Font"><text:span text:style-name="T2">u</text:span></text:span>lto m<text:span text:style-name="Default_20_Paragraph_20_Font"><text:span text:style-name="T2">agis u</text:span></text:span>ti <text:span text:style-name="Default_20_Paragraph_20_Font"><text:span text:style-name="T2">balne</text:span></text:span>o <text:span text:style-name="Default_20_Paragraph_20_Font"><text:span text:style-name="T2">l</text:span></text:span>i<text:span text:style-name="Default_20_Paragraph_20_Font"><text:span text:style-name="T2">ce</text:span></text:span>t,<text:line-break/><text:span text:style-name="Default_20_Paragraph_20_Font"><text:span text:style-name="T2">qua</text:span></text:span>m <text:span text:style-name="Default_20_Paragraph_20_Font"><text:span text:style-name="T2">sal</text:span></text:span>o <text:span text:style-name="Default_20_Paragraph_20_Font"><text:span text:style-name="T2">cremore u</text:span></text:span>t<text:span text:style-name="Default_20_Paragraph_20_Font"><text:span text:style-name="T2">ent</text:span></text:span>i<text:span text:style-name="Default_20_Paragraph_20_Font"><text:span text:style-name="T2">bus, licet au</text:span></text:span>t<text:span text:style-name="Default_20_Paragraph_20_Font"><text:span text:style-name="T2">e</text:span></text:span>m <text:span text:style-name="Default_20_Paragraph_20_Font"><text:span text:style-name="T2">et h</text:span></text:span>i<text:span text:style-name="Default_20_Paragraph_20_Font"><text:span text:style-name="T2">s</text:span></text:span> i<text:span text:style-name="Default_20_Paragraph_20_Font"><text:span text:style-name="T2">n</text:span></text:span>t<text:span text:style-name="Default_20_Paragraph_20_Font"><text:span text:style-name="T2">er—<text:line-break/>dum, min</text:span></text:span>i<text:span text:style-name="Default_20_Paragraph_20_Font"><text:span text:style-name="T2">me vero salo potu u</text:span></text:span>t<text:span text:style-name="Default_20_Paragraph_20_Font"><text:span text:style-name="T2">en</text:span></text:span>ti<text:span text:style-name="Default_20_Paragraph_20_Font"><text:span text:style-name="T2">bus.</text:span></text:span></text:p>
      <text:p text:style-name="P1">Tempus, quo lavandum sit, hac in oratione patefe-<text:line-break/>cit, quod si ab initio pronunciasset , multa sane , quae<text:line-break/>loco medio dicta funt,. non obscura essenti Ptifanam<text:line-break/>sane totam porrigit iis qui probe habent, fotum vero<text:line-break/>cremorem iis, qui deterius degunt. Verumiis, qui peri-<text:line-break/>culosius aut acutius laborant, potus fotos. Quod autem<text:line-break/>toto in hoc commentario de thoracis pulmonisque assecti-<text:line-break/>bus egerit, plurima quidem exempli vice in his morbo-<text:line-break/>rum partibus et praesertim pleuritidis universalia prae-<text:line-break/>cipieus, saepius est demonstratum. Expositum quoque est<text:line-break/>quod coctis morbis ptisana uti velit.. Ego igitur tempore<text:line-break/>etiam balneum sine periculo conciliatur, ut quod ad fpn- .<text:line-break/>torum, quae in thorace et pulmone continentur, expurga-<text:line-break/>tionem maxime conferat. Qui igitur ita habent, quum et<text:line-break/>ea quae ex consuetudine est, accesserit indicatio, bis la-<text:line-break/>vationem duplicare nihil prohibet. Ait praeterea bal-<text:line-break/>neam minimum juvare eos, qui stilo utuntur potu, ubi</text:p>
      <text:p text:style-name="P3"><text:span text:style-name="Default_20_Paragraph_20_Font"><text:span text:style-name="T6">ῆκιστα</text:span></text:span><text:span text:style-name="Default_20_Paragraph_20_Font"><text:span text:style-name="T10"> </text:span></text:span><text:span text:style-name="Default_20_Paragraph_20_Font"><text:span text:style-name="T2">m</text:span></text:span>i<text:span text:style-name="Default_20_Paragraph_20_Font"><text:span text:style-name="T2">n</text:span></text:span>i<text:span text:style-name="Default_20_Paragraph_20_Font"><text:span text:style-name="T2">mum</text:span></text:span> significat et non, ut quidam ajunt, <text:span text:style-name="Default_20_Paragraph_20_Font"><text:span text:style-name="T2">nullo<text:line-break/>pac</text:span></text:span>t<text:span text:style-name="Default_20_Paragraph_20_Font"><text:span text:style-name="T2">o. </text:span></text:span>Nam inferens inquir<text:span text:style-name="Default_20_Paragraph_20_Font"><text:span text:style-name="T2">e-</text:span></text:span></text:p>
      <text:h text:style-name="Heading_20_2" text:outline-level="2">L VII.</text:h>
      <text:p text:style-name="P4"><text:span text:style-name="Default_20_Paragraph_20_Font"><text:span text:style-name="T2">sunt .autem et ex i</text:span></text:span>i<text:span text:style-name="Default_20_Paragraph_20_Font"><text:span text:style-name="T2">s, qu</text:span></text:span>i<text:span text:style-name="Default_20_Paragraph_20_Font"><text:span text:style-name="T2">bu</text:span></text:span>s <text:span text:style-name="Default_20_Paragraph_20_Font"><text:span text:style-name="T2">uti l</text:span></text:span>i<text:span text:style-name="Default_20_Paragraph_20_Font"><text:span text:style-name="T2">ce</text:span></text:span>t. <text:span text:style-name="Default_20_Paragraph_20_Font"><text:span text:style-name="T2">Ex praescrip</text:span></text:span>t<text:span text:style-name="Default_20_Paragraph_20_Font"><text:span text:style-name="T2">is<text:line-break/>vero co</text:span></text:span>nii<text:span text:style-name="Default_20_Paragraph_20_Font"><text:span text:style-name="T2">c</text:span></text:span>i<text:span text:style-name="Default_20_Paragraph_20_Font"><text:span text:style-name="T2">endum est, tu</text:span></text:span>m. <text:span text:style-name="Default_20_Paragraph_20_Font"><text:span text:style-name="T2">quibu</text:span></text:span>s <text:span text:style-name="Default_20_Paragraph_20_Font"><text:span text:style-name="T2">in singul</text:span></text:span>i<text:span text:style-name="Default_20_Paragraph_20_Font"><text:span text:style-name="T2">s v</text:span></text:span>i<text:span text:style-name="Default_20_Paragraph_20_Font"><text:span text:style-name="T2">ctus m</text:span></text:span>o-<text:line-break/><text:span text:style-name="Default_20_Paragraph_20_Font"><text:span text:style-name="T2">d</text:span></text:span>i<text:span text:style-name="Default_20_Paragraph_20_Font"><text:span text:style-name="T2">s profuturum sit balneum, tum qu</text:span></text:span>i<text:span text:style-name="Default_20_Paragraph_20_Font"><text:span text:style-name="T2">bus m</text:span></text:span>i<text:span text:style-name="Default_20_Paragraph_20_Font"><text:span text:style-name="T2">n</text:span></text:span>im<text:span text:style-name="Default_20_Paragraph_20_Font"><text:span text:style-name="T2">e. Qu</text:span></text:span>i-<text:line-break/><text:span text:style-name="Default_20_Paragraph_20_Font"><text:span text:style-name="T2">bus namque aliqu</text:span></text:span>i<text:span text:style-name="Default_20_Paragraph_20_Font"><text:span text:style-name="T2">d e</text:span></text:span>o<text:span text:style-name="Default_20_Paragraph_20_Font"><text:span text:style-name="T2">ru</text:span></text:span>m <text:span text:style-name="Default_20_Paragraph_20_Font"><text:span text:style-name="T2">max</text:span></text:span>i<text:span text:style-name="Default_20_Paragraph_20_Font"><text:span text:style-name="T2">me deest, quae balneum<text:line-break/>b</text:span></text:span>o<text:span text:style-name="Default_20_Paragraph_20_Font"><text:span text:style-name="T2">num e/stc</text:span></text:span>i<text:span text:style-name="Default_20_Paragraph_20_Font"><text:span text:style-name="T2">unt et balne</text:span></text:span>o <text:span text:style-name="Default_20_Paragraph_20_Font"><text:span text:style-name="T2">c</text:span></text:span>o<text:span text:style-name="Default_20_Paragraph_20_Font"><text:span text:style-name="T2">nferun</text:span></text:span>t, <text:span text:style-name="Default_20_Paragraph_20_Font"><text:span text:style-name="T2">lavare n</text:span></text:span>o<text:span text:style-name="Default_20_Paragraph_20_Font"><text:span text:style-name="T2">n</text:span></text:span> o<text:span text:style-name="Default_20_Paragraph_20_Font"><text:span text:style-name="T2">por</text:span></text:span>t<text:span text:style-name="Default_20_Paragraph_20_Font"><text:span text:style-name="T2">e</text:span></text:span>t.<text:line-break/><text:span text:style-name="Default_20_Paragraph_20_Font"><text:span text:style-name="T2">Qu</text:span></text:span>i<text:span text:style-name="Default_20_Paragraph_20_Font"><text:span text:style-name="T2">bus ver</text:span></text:span>o <text:span text:style-name="Default_20_Paragraph_20_Font"><text:span text:style-name="T2">n</text:span></text:span>i<text:span text:style-name="Default_20_Paragraph_20_Font"><text:span text:style-name="T2">h</text:span></text:span>i<text:span text:style-name="Default_20_Paragraph_20_Font"><text:span text:style-name="T2">l horu</text:span></text:span>m <text:span text:style-name="Default_20_Paragraph_20_Font"><text:span text:style-name="T2">deest e</text:span></text:span>t <text:span text:style-name="Default_20_Paragraph_20_Font"><text:span text:style-name="T2">adsunt</text:span></text:span> i<text:span text:style-name="Default_20_Paragraph_20_Font"><text:span text:style-name="T2">psis signa</text:span></text:span> i<text:span text:style-name="Default_20_Paragraph_20_Font"><text:span text:style-name="T2">n<text:line-break/>qu</text:span></text:span>i<text:span text:style-name="Default_20_Paragraph_20_Font"><text:span text:style-name="T2">bus lavar</text:span></text:span>i <text:span text:style-name="Default_20_Paragraph_20_Font"><text:span text:style-name="T2">c</text:span></text:span>o<text:span text:style-name="Default_20_Paragraph_20_Font"><text:span text:style-name="T2">nduc</text:span></text:span>it, <text:span text:style-name="Default_20_Paragraph_20_Font"><text:span text:style-name="T2">lavare</text:span></text:span> o<text:span text:style-name="Default_20_Paragraph_20_Font"><text:span text:style-name="T2">portet.</text:span></text:span></text:p>
      <text:p text:style-name="P2">Non adjecit autem, quando ii balneo uti possint.<text:line-break/>Sed nos qui sententiam ipsius sequimur dicemus. Potu<text:line-break/>solo ait Hippocrates acute laborantes, quum eorum vires<text:line-break/>ad morbi usque vigorem, qui interdum cum ipsis coctione<text:line-break/>existit, veluti lo morbis thoracis pulmonisque , suffecturas</text:p>
      <text:p text:style-name="P3">speraverit. Coctis. si quidem qui affectum procreant hn-<text:line-break/>moribus, confestim exornabunt. Quod si qualia oportet<text:line-break/>expuere coeperint, in neutro adhuc modorum, neque in<text:line-break/>affectu neque in symptomatis , morbus augebitur. Nam<text:line-break/>saepius affectio ipsa qua laborant mitior quidem existit,<text:line-break/><text:span text:style-name="Default_20_Paragraph_20_Font"><text:span text:style-name="T2">t</text:span></text:span>ed symptomata augentur, quemadmodum in phlegmone<text:line-break/>obfessis partibus, ut ipse inquit: <text:span text:style-name="Default_20_Paragraph_20_Font"><text:span text:style-name="T2">c</text:span></text:span>i<text:span text:style-name="Default_20_Paragraph_20_Font"><text:span text:style-name="T2">rca pu</text:span></text:span>ris <text:span text:style-name="Default_20_Paragraph_20_Font"><text:span text:style-name="T2">genera</text:span></text:span>t<text:span text:style-name="Default_20_Paragraph_20_Font"><text:span text:style-name="T2">i</text:span></text:span>o<text:span text:style-name="Default_20_Paragraph_20_Font"><text:span text:style-name="T2">nem<text:line-break/></text:span></text:span>m<text:span text:style-name="Default_20_Paragraph_20_Font"><text:span text:style-name="T2">agis quam a genera</text:span></text:span>ti<text:span text:style-name="Default_20_Paragraph_20_Font"><text:span text:style-name="T2">one dolore</text:span></text:span>s <text:span text:style-name="Default_20_Paragraph_20_Font"><text:span text:style-name="T2">et sebre</text:span></text:span>s <text:span text:style-name="Default_20_Paragraph_20_Font"><text:span text:style-name="T2">obor</text:span></text:span>i<text:span text:style-name="Default_20_Paragraph_20_Font"><text:span text:style-name="T2">un</text:span></text:span>t<text:span text:style-name="Default_20_Paragraph_20_Font"><text:span text:style-name="T2">ur.<text:line-break/></text:span></text:span>Saepius autem mutuis exultant incrementis decrementis-<text:line-break/>que symptomatum magnitudines et ea quae affectionis esu<text:line-break/>fitque id in iis phlegmonis , in quibus procreatum pus<text:line-break/>effluxum habet, ut in vulneribus quibusdam fieri consue-<text:line-break/>vit et in peri pneumon iis et pleuritidlbus. Possunt ergo<text:line-break/>in his morbis et aegroti solis potibus pro victu utentes,<text:line-break/>non inutiliter balneis uti , quandoquidem dolorem ipfo-<text:line-break/>rum balneum mitigare ait et <text:span text:style-name="Default_20_Paragraph_20_Font"><text:span text:style-name="T2">t</text:span></text:span>pula maturare. Sed sime<text:line-break/>vacuato prius corpore id factitandum. Sciverisque in</text:p>
      <text:p text:style-name="P3">universum de balneorum facultatibus, quod si non antea<text:line-break/>vacuato . corpore admoveantur, partibus affectis fluxionem<text:line-break/>pariant. Vacuato autem. si adhibeantur, coctionem ju-<text:line-break/>veut, nimirum corpore toto ante vacuato adhibita, adva-<text:line-break/>cuatoriam .obtinent facultatem. Quo fit ut ex febre ar-<text:line-break/>dente laborantibus iis tantum opitulentur; qui sine tu-<text:line-break/>more phlegmonode vel eryfipelatode laborant, fervente<text:line-break/>in ipsis per totum corpus bile. Quod si coctionis ligna<text:line-break/>habuerint, his multo magis conferent. Verum si ardens<text:line-break/>febris ob fassam pituitam putrescentem oriatur, maxime<text:line-break/>contrarium illis este balneum ferre oportet. Neque enim<text:line-break/>pituitofus humor, ut biliosus, per cutim evacuatur, pro-<text:line-break/>pterea quod tum crassius tum glutinosus est, neque ex-<text:line-break/>tiuguitur, longa ege<text:span text:style-name="Default_20_Paragraph_20_Font"><text:span text:style-name="T2">n</text:span></text:span>s concoctione.</text:p>
      <text:p text:style-name="P2">Memini Hippocratis per initia explicationis hujus<text:line-break/>libri Cnidios medicos alloquentis-: <text:span text:style-name="Default_20_Paragraph_20_Font"><text:span text:style-name="T2">quae autem</text:span></text:span> m<text:span text:style-name="Default_20_Paragraph_20_Font"><text:span text:style-name="T2">ed</text:span></text:span>i<text:span text:style-name="Default_20_Paragraph_20_Font"><text:span text:style-name="T2">cum<text:line-break/>an</text:span></text:span>t<text:span text:style-name="Default_20_Paragraph_20_Font"><text:span text:style-name="T2">e an</text:span></text:span>i<text:span text:style-name="Default_20_Paragraph_20_Font"><text:span text:style-name="T2">mad</text:span></text:span>v<text:span text:style-name="Default_20_Paragraph_20_Font"><text:span text:style-name="T2">ert</text:span></text:span>isse, <text:span text:style-name="Default_20_Paragraph_20_Font"><text:span text:style-name="T2">aegro n</text:span></text:span>o<text:span text:style-name="Default_20_Paragraph_20_Font"><text:span text:style-name="T2">n reser</text:span></text:span>a<text:span text:style-name="Default_20_Paragraph_20_Font"><text:span text:style-name="T2">nte, oporte</text:span></text:span>t, <text:span text:style-name="Default_20_Paragraph_20_Font"><text:span text:style-name="T2">plur</text:span></text:span>i<text:span text:style-name="Default_20_Paragraph_20_Font"><text:span text:style-name="T2">ma</text:span></text:span></text:p>
      <text:p text:style-name="P3"><text:span text:style-name="Default_20_Paragraph_20_Font"><text:span text:style-name="T2">h</text:span></text:span>o<text:span text:style-name="Default_20_Paragraph_20_Font"><text:span text:style-name="T2">rum d</text:span></text:span>imisse <text:span text:style-name="Default_20_Paragraph_20_Font"><text:span text:style-name="T2">sun</text:span></text:span>t. Haec siquidem qui Hippocratem<text:line-break/>dogmaticum esse pulaut, locos affectos esse dixerunt et<text:line-break/>affectiones ipforum et causas. Sed qui empiricum esse existi-<text:line-break/>mant, anni tempora esse, regiones, aetates, consuetudines et<text:line-break/>ambientis nos aeris conditiones affirmaverunt. Ego vero et<text:line-break/>haec quidem omnia, tum quae a medicis dogmaticis, tum quae<text:line-break/>ab empiricis dicuntur, utilia esse non ignoro. Verum fcopos<text:line-break/>mullos hoc in libro recensens Hippocrates, ad quos quis<text:line-break/>respiciens vietus formam invenire possit, nullius eorum,<text:line-break/>quae dicta sunt, praeterquam consuetudinis , mentionem<text:line-break/>fecit. Sed sane nonnulla, quae reminiscentiam exigunt,<text:line-break/>proposuit. Atque propterea sermonem sum remoratus, ut<text:line-break/>hac concisa interpretatione eos, qui totum legerunt li-<text:line-break/>brum, habeam sermonis hujus per intelligentiam affecta-<text:line-break/>tores. Unus sane et praecipuus fcopns, tanquam in<text:line-break/>exemplo morbi pleuritidis, talis in dictione enarratur.<text:line-break/><text:span text:style-name="Default_20_Paragraph_20_Font"><text:span text:style-name="T2">si quidem siccior suer</text:span></text:span>it <text:span text:style-name="Default_20_Paragraph_20_Font"><text:span text:style-name="T2">m</text:span></text:span>oi<text:span text:style-name="Default_20_Paragraph_20_Font"><text:span text:style-name="T2">bu</text:span></text:span>s, <text:span text:style-name="Default_20_Paragraph_20_Font"><text:span text:style-name="T2">quam ut qu</text:span></text:span>i<text:span text:style-name="Default_20_Paragraph_20_Font"><text:span text:style-name="T2">spiam puta-<text:line-break/>ver</text:span></text:span>i<text:span text:style-name="Default_20_Paragraph_20_Font"><text:span text:style-name="T2">s, non mul</text:span></text:span>t<text:span text:style-name="Default_20_Paragraph_20_Font"><text:span text:style-name="T2">u</text:span></text:span>m <text:span text:style-name="Default_20_Paragraph_20_Font"><text:span text:style-name="T2">dare op</text:span></text:span>o<text:span text:style-name="Default_20_Paragraph_20_Font"><text:span text:style-name="T2">rtet, sed an</text:span></text:span>t<text:span text:style-name="Default_20_Paragraph_20_Font"><text:span text:style-name="T2">e sc</text:span></text:span>ribti<text:span text:style-name="Default_20_Paragraph_20_Font"><text:span text:style-name="T2">onem vel.</text:span></text:span></text:p>
      <text:p text:style-name="P3"><text:span text:style-name="Default_20_Paragraph_20_Font"><text:span text:style-name="T2">mulsu</text:span></text:span>m <text:span text:style-name="Default_20_Paragraph_20_Font"><text:span text:style-name="T2">vel v</text:span></text:span>i<text:span text:style-name="Default_20_Paragraph_20_Font"><text:span text:style-name="T2">nu</text:span></text:span>m, <text:span text:style-name="Default_20_Paragraph_20_Font"><text:span text:style-name="T2">utru</text:span></text:span>m m<text:span text:style-name="Default_20_Paragraph_20_Font"><text:span text:style-name="T2">ag</text:span></text:span>is <text:span text:style-name="Default_20_Paragraph_20_Font"><text:span text:style-name="T2">auxiliaturu</text:span></text:span>m <text:span text:style-name="Default_20_Paragraph_20_Font"><text:span text:style-name="T2">pu</text:span></text:span>t<text:span text:style-name="Default_20_Paragraph_20_Font"><text:span text:style-name="T2">averit,<text:line-break/>propinare convenis </text:span></text:span>Post haec -deinceps ait: <text:span text:style-name="Default_20_Paragraph_20_Font"><text:span text:style-name="T2">at si</text:span></text:span> os <text:span text:style-name="Default_20_Paragraph_20_Font"><text:span text:style-name="T2">ma-<text:line-break/>deicat e</text:span></text:span>t <text:span text:style-name="Default_20_Paragraph_20_Font"><text:span text:style-name="T2">quae a pulmone expuun</text:span></text:span>t<text:span text:style-name="Default_20_Paragraph_20_Font"><text:span text:style-name="T2">ur, </text:span></text:span>t<text:span text:style-name="Default_20_Paragraph_20_Font"><text:span text:style-name="T2">alia sint, qual</text:span></text:span>i<text:span text:style-name="Default_20_Paragraph_20_Font"><text:span text:style-name="T2">a<text:line-break/>este oportet, sorbi</text:span></text:span>t<text:span text:style-name="Default_20_Paragraph_20_Font"><text:span text:style-name="T2">ion</text:span></text:span>is <text:span text:style-name="Default_20_Paragraph_20_Font"><text:span text:style-name="T2">quant</text:span></text:span>it<text:span text:style-name="Default_20_Paragraph_20_Font"><text:span text:style-name="T2">ate</text:span></text:span>m, <text:span text:style-name="Default_20_Paragraph_20_Font"><text:span text:style-name="T2">u</text:span></text:span>t <text:span text:style-name="Default_20_Paragraph_20_Font"><text:span text:style-name="T2">dicam su</text:span></text:span>m<text:span text:style-name="Default_20_Paragraph_20_Font"><text:span text:style-name="T2">mat</text:span></text:span>i<text:span text:style-name="Default_20_Paragraph_20_Font"><text:span text:style-name="T2">m,<text:line-break/>augere c</text:span></text:span>o<text:span text:style-name="Default_20_Paragraph_20_Font"><text:span text:style-name="T2">nven</text:span></text:span>it. Verum tum haec tum quae serie con--<text:line-break/>sinuata dicuntur, .non sunt a Cnidiis medicis definita.<text:line-break/>Sed et post haec morbi coctionem animadvertendam esse<text:line-break/>ait. Atque hic: fcopus totius propemodum est Hippocrati<text:line-break/>speciei vietus rationis et earum quae in ea particulariter<text:line-break/>fiunt permutationum. Sed et alias deinceps apponit<text:line-break/>ejusmodi definitiones. <text:span text:style-name="Default_20_Paragraph_20_Font"><text:span text:style-name="T2">Qu</text:span></text:span>i<text:span text:style-name="Default_20_Paragraph_20_Font"><text:span text:style-name="T2">bu</text:span></text:span>s <text:span text:style-name="Default_20_Paragraph_20_Font"><text:span text:style-name="T2">en</text:span></text:span>i<text:span text:style-name="Default_20_Paragraph_20_Font"><text:span text:style-name="T2">m c</text:span></text:span>i<text:span text:style-name="Default_20_Paragraph_20_Font"><text:span text:style-name="T2">bu</text:span></text:span>s i<text:span text:style-name="Default_20_Paragraph_20_Font"><text:span text:style-name="T2">nc</text:span></text:span>l<text:span text:style-name="Default_20_Paragraph_20_Font"><text:span text:style-name="T2">usu</text:span></text:span>s <text:span text:style-name="Default_20_Paragraph_20_Font"><text:span text:style-name="T2">est, si<text:line-break/>qu</text:span></text:span>is <text:span text:style-name="Default_20_Paragraph_20_Font"><text:span text:style-name="T2">non vacua</text:span></text:span>m <text:span text:style-name="Default_20_Paragraph_20_Font"><text:span text:style-name="T2">eo sorbit</text:span></text:span>i<text:span text:style-name="Default_20_Paragraph_20_Font"><text:span text:style-name="T2">one</text:span></text:span>m <text:span text:style-name="Default_20_Paragraph_20_Font"><text:span text:style-name="T2">dederit, dolore</text:span></text:span>m, <text:span text:style-name="Default_20_Paragraph_20_Font"><text:span text:style-name="T2">si ad-<text:line-break/>ejt, adaugeb</text:span></text:span>i<text:span text:style-name="Default_20_Paragraph_20_Font"><text:span text:style-name="T2">t, et si n</text:span></text:span>o<text:span text:style-name="Default_20_Paragraph_20_Font"><text:span text:style-name="T2">n adest; pr</text:span></text:span>o<text:span text:style-name="Default_20_Paragraph_20_Font"><text:span text:style-name="T2">t</text:span></text:span>i<text:span text:style-name="Default_20_Paragraph_20_Font"><text:span text:style-name="T2">nu</text:span></text:span>s <text:span text:style-name="Default_20_Paragraph_20_Font"><text:span text:style-name="T2">induce</text:span></text:span>t. Et ror-<text:line-break/>sirs deinceps: P<text:span text:style-name="Default_20_Paragraph_20_Font"><text:span text:style-name="T2">raeterea si la</text:span></text:span>t<text:span text:style-name="Default_20_Paragraph_20_Font"><text:span text:style-name="T2">er</text:span></text:span>is <text:span text:style-name="Default_20_Paragraph_20_Font"><text:span text:style-name="T2">d</text:span></text:span>ol<text:span text:style-name="Default_20_Paragraph_20_Font"><text:span text:style-name="T2">or a</text:span></text:span>d<text:span text:style-name="Default_20_Paragraph_20_Font"><text:span text:style-name="T2">siduu</text:span></text:span>s <text:span text:style-name="Default_20_Paragraph_20_Font"><text:span text:style-name="T2">sit cali</text:span></text:span>s.<text:line-break/><text:span text:style-name="Default_20_Paragraph_20_Font"><text:span text:style-name="T2">d</text:span></text:span>i<text:span text:style-name="Default_20_Paragraph_20_Font"><text:span text:style-name="T2">sque sumen</text:span></text:span>tis <text:span text:style-name="Default_20_Paragraph_20_Font"><text:span text:style-name="T2">n</text:span></text:span>o<text:span text:style-name="Default_20_Paragraph_20_Font"><text:span text:style-name="T2">n re</text:span></text:span>mit<text:span text:style-name="Default_20_Paragraph_20_Font"><text:span text:style-name="T2">tatur sputumque n</text:span></text:span>o<text:span text:style-name="Default_20_Paragraph_20_Font"><text:span text:style-name="T2">n procedat,<text:line-break/>sed inc</text:span></text:span>o<text:span text:style-name="Default_20_Paragraph_20_Font"><text:span text:style-name="T2">c</text:span></text:span>ti<text:span text:style-name="Default_20_Paragraph_20_Font"><text:span text:style-name="T2">le agglut</text:span></text:span>i<text:span text:style-name="Default_20_Paragraph_20_Font"><text:span text:style-name="T2">netur, nisi qu</text:span></text:span>i<text:span text:style-name="Default_20_Paragraph_20_Font"><text:span text:style-name="T2">s d</text:span></text:span>o<text:span text:style-name="Default_20_Paragraph_20_Font"><text:span text:style-name="T2">l</text:span></text:span>o<text:span text:style-name="Default_20_Paragraph_20_Font"><text:span text:style-name="T2">re</text:span></text:span>m <text:span text:style-name="Default_20_Paragraph_20_Font"><text:span text:style-name="T2">vel al</text:span></text:span>n<text:span text:style-name="Default_20_Paragraph_20_Font"><text:span text:style-name="T2">i sub-<text:line-break/>duc</text:span></text:span>t<text:span text:style-name="Default_20_Paragraph_20_Font"><text:span text:style-name="T2">ione, vel secta vena pro utr</text:span></text:span>i<text:span text:style-name="Default_20_Paragraph_20_Font"><text:span text:style-name="T2">usu</text:span></text:span>is <text:span text:style-name="Default_20_Paragraph_20_Font"><text:span text:style-name="T2">sign</text:span></text:span>t<text:span text:style-name="Default_20_Paragraph_20_Font"><text:span text:style-name="T2">sicat</text:span></text:span>i<text:span text:style-name="Default_20_Paragraph_20_Font"><text:span text:style-name="T2">one sulve-<text:line-break/>rit, pt</text:span></text:span>i<text:span text:style-name="Default_20_Paragraph_20_Font"><text:span text:style-name="T2">sana</text:span></text:span>m <text:span text:style-name="Default_20_Paragraph_20_Font"><text:span text:style-name="T2">au</text:span></text:span>t<text:span text:style-name="Default_20_Paragraph_20_Font"><text:span text:style-name="T2">em</text:span></text:span> i<text:span text:style-name="Default_20_Paragraph_20_Font"><text:span text:style-name="T2">ta effec</text:span></text:span>t<text:span text:style-name="Default_20_Paragraph_20_Font"><text:span text:style-name="T2">is dederit, praec</text:span></text:span>i<text:span text:style-name="Default_20_Paragraph_20_Font"><text:span text:style-name="T2">pitem e</text:span></text:span>o<text:span text:style-name="Default_20_Paragraph_20_Font"><text:span text:style-name="T2">s</text:span></text:span></text:p>
      <text:p text:style-name="P3"><text:span text:style-name="Default_20_Paragraph_20_Font"><text:span text:style-name="T2">aget</text:span></text:span> i<text:span text:style-name="Default_20_Paragraph_20_Font"><text:span text:style-name="T2">n mortem. su</text:span></text:span>est haec ruc<text:span text:style-name="Default_20_Paragraph_20_Font"><text:span text:style-name="T2">t</text:span></text:span>us et definiens ait: si<text:line-break/><text:span text:style-name="Default_20_Paragraph_20_Font"><text:span text:style-name="T2">nuper pasto cu</text:span></text:span>i<text:span text:style-name="Default_20_Paragraph_20_Font"><text:span text:style-name="T2">p</text:span></text:span>i<text:span text:style-name="Default_20_Paragraph_20_Font"><text:span text:style-name="T2">am et al</text:span></text:span>no <text:span text:style-name="Default_20_Paragraph_20_Font"><text:span text:style-name="T2">nondum ex</text:span></text:span>o<text:span text:style-name="Default_20_Paragraph_20_Font"><text:span text:style-name="T2">nera</text:span></text:span>t<text:span text:style-name="Default_20_Paragraph_20_Font"><text:span text:style-name="T2">a sobrii vel<text:line-break/>cum dol</text:span></text:span>o<text:span text:style-name="Default_20_Paragraph_20_Font"><text:span text:style-name="T2">re vel sine dol</text:span></text:span>o<text:span text:style-name="Default_20_Paragraph_20_Font"><text:span text:style-name="T2">re</text:span></text:span> i<text:span text:style-name="Default_20_Paragraph_20_Font"><text:span text:style-name="T2">nceper</text:span></text:span>i<text:span text:style-name="Default_20_Paragraph_20_Font"><text:span text:style-name="T2">t, a sorb</text:span></text:span>iti<text:span text:style-name="Default_20_Paragraph_20_Font"><text:span text:style-name="T2">one taniis-<text:line-break/>per est</text:span></text:span> t<text:span text:style-name="Default_20_Paragraph_20_Font"><text:span text:style-name="T2">emperandum, d</text:span></text:span>o<text:span text:style-name="Default_20_Paragraph_20_Font"><text:span text:style-name="T2">nec c</text:span></text:span>i<text:span text:style-name="Default_20_Paragraph_20_Font"><text:span text:style-name="T2">bum ad</text:span></text:span> i<text:span text:style-name="Default_20_Paragraph_20_Font"><text:span text:style-name="T2">ma</text:span></text:span>m i<text:span text:style-name="Default_20_Paragraph_20_Font"><text:span text:style-name="T2">n</text:span></text:span>t<text:span text:style-name="Default_20_Paragraph_20_Font"><text:span text:style-name="T2">est</text:span></text:span>i<text:span text:style-name="Default_20_Paragraph_20_Font"><text:span text:style-name="T2">n</text:span></text:span>i <text:span text:style-name="Default_20_Paragraph_20_Font"><text:span text:style-name="T2">par-<text:line-break/></text:span></text:span>t<text:span text:style-name="Default_20_Paragraph_20_Font"><text:span text:style-name="T2">em descend</text:span></text:span>isse <text:span text:style-name="Default_20_Paragraph_20_Font"><text:span text:style-name="T2">consectum sit. </text:span></text:span>Tumrursus :. <text:span text:style-name="Default_20_Paragraph_20_Font"><text:span text:style-name="T2">si nuper cis<text:line-break/>bat</text:span></text:span>o <text:span text:style-name="Default_20_Paragraph_20_Font"><text:span text:style-name="T2">c</text:span></text:span>i<text:span text:style-name="Default_20_Paragraph_20_Font"><text:span text:style-name="T2">bu</text:span></text:span>s <text:span text:style-name="Default_20_Paragraph_20_Font"><text:span text:style-name="T2">pr</text:span></text:span>i<text:span text:style-name="Default_20_Paragraph_20_Font"><text:span text:style-name="T2">or non descenderit viresque val</text:span></text:span>i<text:span text:style-name="Default_20_Paragraph_20_Font"><text:span text:style-name="T2">dae fuer</text:span></text:span>i<text:span text:style-name="Default_20_Paragraph_20_Font"><text:span text:style-name="T2">nt<text:line-break/>et statuer</text:span></text:span>i<text:span text:style-name="Default_20_Paragraph_20_Font"><text:span text:style-name="T2">t aeta</text:span></text:span>s, <text:span text:style-name="Default_20_Paragraph_20_Font"><text:span text:style-name="T2">subluere opor</text:span></text:span>t<text:span text:style-name="Default_20_Paragraph_20_Font"><text:span text:style-name="T2">et, si vero</text:span></text:span> im<text:span text:style-name="Default_20_Paragraph_20_Font"><text:span text:style-name="T2">becillior sue-<text:line-break/>rt</text:span></text:span>l, <text:span text:style-name="Default_20_Paragraph_20_Font"><text:span text:style-name="T2">balne</text:span></text:span>o <text:span text:style-name="Default_20_Paragraph_20_Font"><text:span text:style-name="T2">est u</text:span></text:span>t<text:span text:style-name="Default_20_Paragraph_20_Font"><text:span text:style-name="T2">endum, n</text:span></text:span>i<text:span text:style-name="Default_20_Paragraph_20_Font"><text:span text:style-name="T2">si alvu</text:span></text:span>s <text:span text:style-name="Default_20_Paragraph_20_Font"><text:span text:style-name="T2">sua sponte probe desse-<text:line-break/>cer</text:span></text:span>it. Adjecit ergo in hac dictione eum, qui a viribus<text:line-break/>est scopum, quemadmodum in sequentibus. saepenumero et<text:line-break/>id considerari praecipiens, quae causa et affectio sit, quae<text:line-break/>vires prosternat, ubi et. haec a medicis ignorari adjecit.<text:line-break/>Praeterea <text:span text:style-name="Default_20_Paragraph_20_Font"><text:span text:style-name="T2">adfec</text:span></text:span>it, iis qui dolorem ad hypochondrium pro-<text:line-break/>repentem habent, per talia medicamenta auxilio esse pur-<text:line-break/>gationem , caeteris autem , quibus dolor vel . gravitas ad<text:line-break/>brachium vel pectus extenditur, venae sectionem. Haec<text:line-break/>igitur et caetera hujusmodi, quaeque de consuetudine di-</text:p>
      <text:p text:style-name="P3">eta funt, a Cnidiis medicis omnino sunt praetermissa<text:line-break/>mtiltoque magis naturae et corporum .temperamenta ; de<text:line-break/>quibus. saepenumero in hoc libro egit; hos picrocholos<text:line-break/>appellans, alios melancholicos. His vero fcopis iubae-<text:line-break/>reus, tum de ea quae in sanis fit victus mutatione do-<text:line-break/>nuit, quomodo emendanda sit, tum de ea quae in aegris.<text:line-break/>Praeterea et in eo quem de vino, aqua mulsa, oxymelite<text:line-break/>et aqua facit sermone scopes recensuit eosdem. Meminit<text:line-break/>quoque et coctionis morbi saepius, non parvum scopum.<text:line-break/>universae victus rationis earumque quae in ipfa fiunt<text:line-break/>mutationum hunc faciens. Pari modo et de morbi vigore<text:line-break/>quiddam dixit et ad hunc respiciens, non tanquam ad<text:line-break/>abjectissimnm in rictus ratione fcopum alimoniam mini-<text:line-break/>strati cuncta haec et ejusmodi caetera a Cnidiis medicis<text:line-break/>praetermissa sunt , quae medicum ante animadvertisse, non<text:line-break/>dicente aegro, oportet.</text:p>
      <text:h text:style-name="P53" text:outline-level="1">HIPPOCRATES DE ACUTORUM<text:line-break/>MORBORUM VICTU LIBER ET<text:line-break/>CALENI COMMENTARIUS IV.</text:h>
      <text:h text:style-name="Heading_20_2" text:outline-level="2">Prooemium. </text:h>
      <text:p text:style-name="P69">Quae in libro de victus ratione<text:line-break/>post eum, qui de balneis, sermonem enarrata sunt, jure<text:line-break/>optimo non pauci medicorum Hippocratis non esse con-<text:line-break/>jecerunt. Etenim a superioribus et vi interpretationis et<text:line-break/>theorematum integritate longe discedunt. Neque tamen<text:line-break/>praeter rationem impulsi sunt, qui et Hippocratis haec<text:line-break/>esse existimarunt. Nam eorum quae scripta funt femen-</text:p>
      <text:p text:style-name="P3">tia institutum illius adeo redolet, ut discipulum ejus ali-<text:line-break/>quem scripsisse suspicio sit. Imo et ex his multa dictio-<text:line-break/>nem cum sententiari ta inculpamur habent, ut rursum ea<text:line-break/>ab ipso Hippocrate scripta esse suspicandum sit, qui li-<text:line-break/>brum componere meditabatur, in quo singulorum acuto-<text:line-break/>rum morborum curationem doceret, ut in libro de victus<text:line-break/>ratione in morbis acutis promiserat. Praeterea et alias<text:line-break/>in praesenti libro reperies dictiones, quae Hippocrate ita<text:line-break/>indignae <text:span text:style-name="Default_20_Paragraph_20_Font"><text:span text:style-name="T2">t</text:span></text:span>unt, ut legitimis ascriptas esse suspicari te opor-<text:line-break/>teat. Quemadmodum et in. aphorismis nonnulli hujusce-<text:line-break/>modi visi sint partibus libri ultimis adjecti. Qui enim<text:line-break/>interserunt , quia multis in memoria <text:span text:style-name="Default_20_Paragraph_20_Font"><text:span text:style-name="T2">t</text:span></text:span>unt primae libro-<text:line-break/>rum partes, ultimis ascribunt. Id fene ipsum et in libro<text:line-break/>de cepitis vulneribus factum esse ridetur et in fecundo<text:line-break/>de morbis epidemicis. Sed et eodem modo in eo qui<text:line-break/>nunc nobis proponitur libro reperimus, quae interfierun-<text:line-break/>tur, atque adhuc magis partibus ultimis. Quum igitur<text:line-break/>quatuor, ut quispiam dixerit, lu eo . reperiantur Species,</text:p>
      <text:p text:style-name="P3">una quidem, quae tum dictione tum sententia Hippocrate<text:line-break/>digna sit, altera autem quae alterutro solum, vei dictione<text:line-break/>vel sententia,; nonnullae vero quae horum neutro, lu sin-<text:line-break/>gulis earum, quae ad expositionem nobis expromentur,<text:line-break/>dictionibus id ipfum declarabimus.</text:p>
      <text:h text:style-name="Heading_20_2" text:outline-level="2">I.</text:h>
      <text:p text:style-name="P4"><text:span text:style-name="Default_20_Paragraph_20_Font"><text:span text:style-name="T2">A</text:span></text:span>t <text:span text:style-name="Default_20_Paragraph_20_Font"><text:span text:style-name="T2">sebr</text:span></text:span>is <text:span text:style-name="Default_20_Paragraph_20_Font"><text:span text:style-name="T2">arden</text:span></text:span>s <text:span text:style-name="Default_20_Paragraph_20_Font"><text:span text:style-name="T2">sit, quum resiccatae venulae</text:span></text:span> t<text:span text:style-name="Default_20_Paragraph_20_Font"><text:span text:style-name="T2">e</text:span></text:span>m<text:span text:style-name="Default_20_Paragraph_20_Font"><text:span text:style-name="T2">pore<text:line-break/>aest</text:span></text:span>i<text:span text:style-name="Default_20_Paragraph_20_Font"><text:span text:style-name="T2">v</text:span></text:span>o <text:span text:style-name="Default_20_Paragraph_20_Font"><text:span text:style-name="T2">acre</text:span></text:span>s <text:span text:style-name="Default_20_Paragraph_20_Font"><text:span text:style-name="T2">e</text:span></text:span>t <text:span text:style-name="Default_20_Paragraph_20_Font"><text:span text:style-name="T2">b</text:span></text:span>i<text:span text:style-name="Default_20_Paragraph_20_Font"><text:span text:style-name="T2">l</text:span></text:span>i<text:span text:style-name="Default_20_Paragraph_20_Font"><text:span text:style-name="T2">osu</text:span></text:span>s r<text:span text:style-name="Default_20_Paragraph_20_Font"><text:span text:style-name="T2">obora</text:span></text:span>s <text:span text:style-name="Default_20_Paragraph_20_Font"><text:span text:style-name="T2">ad se attraxerint.</text:span></text:span></text:p>
      <text:p text:style-name="P2">Aestivum tempus dixit calidum et siccum , sive in<text:line-break/>fine veris fuerit sive principio. aestatis sive medio vel<text:line-break/>extremo sive per autumni exordia fit. Quod autem<text:line-break/>aeris nos ambientis temperamentum affectionem corporis<text:line-break/>fecum commutet, siccum quidem ad sicciorem, humidum<text:line-break/>vero ad humidiorem, in .commentariis Epidemlorum de-<text:line-break/>monstratum esu Demonstratum est quoque quod commo-</text:p>
      <text:p text:style-name="P3">derutum anni tempus naturale confervet temperamentum,<text:line-break/>caeteris nimirum quae in universa victus lege agunt ho-<text:line-break/>mices eodem modo fe habentibus. Demonstratum prae-<text:line-break/>terea et corpus a naturali commoderatoque statu decef-<text:line-break/>strm, quatenus id decessit ac commutatum est, eatenus pe-<text:line-break/>culiari egere auxilio, ut arefactum humectatione, httme-<text:line-break/>etatum exiccatione,. calefactum refrigeratione et refrige-<text:line-break/>ratum calefactione. Quum igitur ob aliquam rerum, qua-<text:line-break/>rum exempla adducit ipsis, circumstantiam , venulas ali-<text:line-break/>quas qualibet in parte corporis exiccari contigerit, a<text:line-break/>vicinis partibus hae trahunt humiditates. Si ergo quae<text:line-break/>ad arefactas venas feruntur humiditates , - ut consistentia<text:line-break/>humidam naturam, ita et facullatem humectantem habue-<text:line-break/>rint, pars quod fecundum naturam est temperamentum<text:line-break/>recipit. Verum si humiditas qualitateacris fuerit et fa-<text:line-break/>cultate siccatoria, corpus incenditur; ut si quis nostrum<text:line-break/>siticulosus effectus copiofe biberit aut vinum aqua ma-</text:p>
      <text:p text:style-name="P3">rina dilutum purum vel aquam salsam. Scio equidem<text:line-break/>me aliquando ex aestivo itinere siticulosum redditum bi-<text:line-break/>bisse vini veteris paulo meracioris calicem unum, atque<text:line-break/>ex eo sitim magis auxisse, non placasse. Ut igitur nos,<text:line-break/>quanquam ratione quae appetitum moderetur praediti, iuti<text:line-break/>turdum quidem negligentius, interdum vero et inconti-<text:line-break/>neutius , atque etiam quum in promptu melius non sit,<text:line-break/>ad potum aliquem salsum et acrem pervenire cogimur,<text:line-break/>sic et venarum facultas attractrix perpetuo vicinis e par-<text:line-break/>tibus humiditatem attrahit, substantiam ipsius; qualis sit,<text:line-break/>minime discernens. Rationem etenim non habet, qua<text:line-break/>quid ex meliori scrutari possit, fed ut pueri ac pec<text:span text:style-name="Default_20_Paragraph_20_Font"><text:span text:style-name="T2">o</text:span></text:span>ra ad<text:line-break/>casu oblatum humidum cum sitiunt irruunt, hoc pacto et<text:line-break/>illa. Si ergo in una quadam corporis parte affectio ea<text:line-break/>fiat, in ea solum erysipelatodes affectus aliquis erit. Ve-<text:line-break/>tum si venae tutius corporis supra modum exiceatae cati-<text:line-break/>das carnosis e partibus humiditates attraxerint, ru toto</text:p>
      <text:p text:style-name="P3">corpore fiet eaufodes assectus. Cau<text:span text:style-name="Default_20_Paragraph_20_Font"><text:span text:style-name="T2">t</text:span></text:span>us vero proprie voca-<text:line-break/>tus non tantum caliditatis, quae per totum fit corpus,<text:line-break/>praestat vehementia, verum etiam et siti. Nam fi<text:span text:style-name="Default_20_Paragraph_20_Font"><text:span text:style-name="T2">c</text:span></text:span>is in<text:line-break/>eo vehemens est et inexplebilis. Deest ergo prae<text:span text:style-name="Default_20_Paragraph_20_Font"><text:span text:style-name="T2">t</text:span></text:span>enti<text:line-break/>dictioni de causi generatione sermo de partibus, quem<text:line-break/>nos nuper adjecimus. Nam in una corporis parte, quae-<text:line-break/>eunque illa sit, interdum cau<text:span text:style-name="Default_20_Paragraph_20_Font"><text:span text:style-name="T2">t</text:span></text:span>us gignitur, interdum et toto<text:line-break/>in corpore. Verum quum in toto fit corpore, sitim omnino pa-<text:line-break/>rit; quum vero in una parte, nou de necessitate, nisi pars ipsis<text:line-break/>sitim pariat. Omnium autem primum et maxime i<text:span text:style-name="Default_20_Paragraph_20_Font"><text:span text:style-name="T2">d<text:line-break/>fac</text:span></text:span>it os ventriculi, deinde ventriculus, atque ab eo sto-<text:line-break/>maesius-, post pulmo , ac deinceps jejunum intestinum.<text:line-break/>Utrum igitur ita tantummodo fit cau<text:span text:style-name="Default_20_Paragraph_20_Font"><text:span text:style-name="T2">t</text:span></text:span>us; ut dixit, quum<text:line-break/>acres et biliofos laboras ad <text:span text:style-name="Default_20_Paragraph_20_Font"><text:span text:style-name="T2">t</text:span></text:span>e traxerint venulae? An et<text:line-break/>carne id ipfum patiente erit cau<text:span text:style-name="Default_20_Paragraph_20_Font"><text:span text:style-name="T2">t</text:span></text:span>us, sive in parte una,<text:line-break/>sive toto in corpore pati eam contigerit? ostesidimus<text:line-break/>etenim, eam facultatem habere eorum quibus indiget ale<text:line-break/>tractricem. Praeterea et fieri potest, ut modo altero simi-</text:p>
      <text:p text:style-name="P1">lis affectio fiat. Modum alterum dico, quum ex validio-<text:line-break/>ribus partibus ad imbeciIliorem aliquam mittantur excre-<text:line-break/>menta. Nam ut partibus singulis attractrix inest facultas,<text:line-break/>sic et expultricem inesse declaratum est. Fieri ergo po-<text:line-break/>test, interdum quidem ex parte una, interdum vero et e<text:line-break/>pluribus, acres et biliosus ichores expulsos ad dictas fundi<text:line-break/>partes, quae scilicet imbeciIIiores sunt. Quod autem<text:line-break/>ichoras tenues humiditates appellet liquido constat.</text:p>
      <text:h text:style-name="Heading_20_2" text:outline-level="2"><text:span text:style-name="Default_20_Paragraph_20_Font"><text:span text:style-name="T2">e</text:span></text:span><text:tab/>II.</text:h>
      <text:p text:style-name="P4"><text:span text:style-name="Default_20_Paragraph_20_Font"><text:span text:style-name="T2">Ac febris multa detinet, corpusque quemadmodum ab osce-<text:line-break/>aria la</text:span></text:span><text:span text:style-name="Default_20_Paragraph_20_Font"><text:span text:style-name="T1">t</text:span></text:span><text:span text:style-name="Default_20_Paragraph_20_Font"><text:span text:style-name="T2">itudine aspectum laborat doletque.</text:span></text:span></text:p>
      <text:p text:style-name="P2">Febris ergo multa detinet propter naturam ichorum,<text:line-break/>quos acres et biliosus ait. Nam his <text:span text:style-name="Default_20_Paragraph_20_Font"><text:span text:style-name="T2">s</text:span></text:span>uperveniunt febres<text:line-break/>vehementissimae, hoc est quae multam et acerrimam ha-<text:line-break/>bent caliditatem, quemadmodum quae min<text:span text:style-name="Default_20_Paragraph_20_Font"><text:span text:style-name="T2">o</text:span></text:span>rem et minus</text:p>
      <text:p text:style-name="P3">acrem habent pituitosos <text:span text:style-name="Default_20_Paragraph_20_Font"><text:span text:style-name="T2">s</text:span></text:span>equuntur humores. Laborat<text:line-break/>autem corpus totum lassitudine ulcerosa propter ichorum<text:line-break/>acrimoniam. Sed de lassitudinum omnium differentiis ab-<text:line-break/><text:span text:style-name="Default_20_Paragraph_20_Font"><text:span text:style-name="T2">s</text:span></text:span>olute in libris de tuenda <text:span text:style-name="Default_20_Paragraph_20_Font"><text:span text:style-name="T2">s</text:span></text:span>anitate tractatum esu</text:p>
      <text:h text:style-name="Heading_20_2" text:outline-level="2">111.</text:h>
      <text:p text:style-name="P4"><text:span text:style-name="Default_20_Paragraph_20_Font"><text:span text:style-name="T2">Pit plerumque tum ex longo itinere, tum longa siti, quum<text:line-break/>arefactae venulae acres calidasque stuxiones ad su attra-<text:line-break/>xerint.</text:span></text:span></text:p>
      <text:p text:style-name="P2">Tum in principio dictum est, tunc rursum nunc ad-<text:line-break/>jecit, <text:span text:style-name="Default_20_Paragraph_20_Font"><text:span text:style-name="T2">are</text:span></text:span>f<text:span text:style-name="Default_20_Paragraph_20_Font"><text:span text:style-name="T2">actae</text:span></text:span>, procatarcticas appelIatas causas tanquam<text:line-break/>exemplo manifestans. Enimvero calidae omnes et siccae<text:line-break/>causas procreare possunt. Scio equidem nonnullos ob<text:line-break/>liberalem vini aqua marina diluti potionem, cau<text:span text:style-name="Default_20_Paragraph_20_Font"><text:span text:style-name="T2">s</text:span></text:span>o fuisse<text:line-break/>correptos, veluti et alios ob salsamentorum salfarumque<text:line-break/>carnium, atque aliorum quorundam salsorum esum immo-<text:line-break/>derasum. Alius ex ambulatione et aestu veniens primum</text:p>
      <text:p text:style-name="P3">quidem lavit se, deinde domum perductus vini mixti plus<text:line-break/>bibit coepit que protinus affici causo. Alius autem ob ve-<text:line-break/>trementem excandescentiam et alius ob vigilias <text:span text:style-name="Default_20_Paragraph_20_Font"><text:span text:style-name="T2">causam<text:line-break/>incurrerunt.</text:span></text:span></text:p>
      <text:h text:style-name="Heading_20_2" text:outline-level="2"><text:bookmark-start text:name="bookmark40"/><text:span text:style-name="Default_20_Paragraph_20_Font">IV.</text:span><text:bookmark-end text:name="bookmark40"/></text:h>
      <text:p text:style-name="P4"><text:span text:style-name="Default_20_Paragraph_20_Font"><text:span text:style-name="T2">Eit cero lingua aspera et sicca valdeque nigra partium-<text:line-break/>que ventris morsu dolet, defectiones tum liquidae tum<text:line-break/>pallidae sount, fe</text:span></text:span><text:span text:style-name="Default_20_Paragraph_20_Font"><text:span text:style-name="T1">r</text:span></text:span><text:span text:style-name="Default_20_Paragraph_20_Font"><text:span text:style-name="T2">is adest vehemens et vigiliae, atque in-<text:line-break/>terdum mentis alienationes^</text:span></text:span></text:p>
      <text:h text:style-name="Heading_20_2" text:outline-level="2"><text:bookmark-start text:name="bookmark42"/><text:span text:style-name="Default_20_Paragraph_20_Font">x</text:span><text:bookmark-end text:name="bookmark42"/></text:h>
      <text:p text:style-name="P2">Quae ardentes febres comitantur, hac oratione per-<text:line-break/>currit, quae et assidentia Vocant. Sunt autem haec lin-<text:line-break/>gua sicca, aspera et nigra, ventris morsus, dejectiones pat-<text:line-break/>lidae, vehemens sitis et vigiliae, interdum vero et doli-<text:line-break/>rinm. Lingua sane sit arida, qu<text:span text:style-name="Default_20_Paragraph_20_Font"><text:span text:style-name="T2">o</text:span></text:span>d tota corporis affectio<text:line-break/>sicca sit et calida sebrisque ipsa talis. Partium autem<text:line-break/>ventris morsus propter ludiorum illuc confluentium acri-</text:p>
      <text:p text:style-name="P3">muniam <text:span text:style-name="Default_20_Paragraph_20_Font"><text:span text:style-name="T2">oritur. </text:span></text:span>Dejectiones autem pro humori<text:span text:style-name="Default_20_Paragraph_20_Font"><text:span text:style-name="T2">s</text:span></text:span> redun-<text:line-break/>dantia<text:span text:style-name="Default_20_Paragraph_20_Font"><text:span text:style-name="T2">e</text:span></text:span> At liquidas ipsas dixit, nullo pacto concoctus ex-<text:line-break/>primens, cocti<text:span text:style-name="Default_20_Paragraph_20_Font"><text:span text:style-name="T2">o</text:span></text:span> enim omnia cogit incraIsatque. Ita vero<text:line-break/>affectis vigilare ob siccitatem accidit. Nam humiditatem<text:line-break/>immoderatam cataphoras, multam vero siccitatem vigilias<text:line-break/>procreare demonstratum est. Accedit quoque et ab aliis<text:line-break/>symptomatis fatigatio, quae causa est vigiliarum. <text:span text:style-name="Default_20_Paragraph_20_Font"><text:span text:style-name="T2">D</text:span></text:span>elirium<text:line-break/>autem fieri scivimus ob eam quae ad caput recurrit bi-<text:line-break/>lem et ob temperamenti caliditatem siccitatemque. Quod<text:line-break/>autem, quum quis biIem simpliciter dixerit, amara signi-<text:line-break/>ficetur antea enunciatum est, quod item biIem eandem et<text:line-break/>pallidam et flavam appelient. Ut ergo nihil ad cautum<text:line-break/>biliosum spectantium praetermissum est, nili quod non so-<text:line-break/>lum fiat per attractionem, sed et per effluvium ichorum,<text:line-break/>sic inordinate scripta quaedam sunt. Nam ex iis quae<text:line-break/>dicta sunt, quaedam sunt symptomata pathognomonica<text:line-break/>causam indicantia, alia Vero assidentia. Verum quae <text:span text:style-name="Default_20_Paragraph_20_Font"><text:span text:style-name="T2">cau-<text:line-break/>sus</text:span></text:span> ipsos procreant, alia quidem antecedentia, alia vero</text:p>
      <text:p text:style-name="P3">primitiva a medicis appellantur. Omnium autem, quae<text:line-break/>dixi, antecedentium symptomatum potes tibi, ut lubet,<text:line-break/>catalogum facere. Sed qui librum hunc scripsit, ab ante-<text:line-break/>cedentibus fecit exordium (venulas etenim exiccare ante-<text:line-break/>cedens causa est). Deinceps autem, quum evidentia, ut<text:line-break/>ambulationem longam et sitim dicere debuit, non ea di-<text:line-break/>xit, sed ex pathognomonicis aliquod, ut febrem vehemen-<text:line-break/>tem. <text:span text:style-name="Default_20_Paragraph_20_Font"><text:span text:style-name="T2">D</text:span></text:span>ebuit et hic sitim vehementem adjicere, quam<text:line-break/>postea simul cum aliis assidentibus vocatis symptomatis<text:line-break/>dixit, quorum quaedam aliquando, alia perpetuo febribus<text:line-break/>ardentibus insunt. Id vero et ipse ostendit, inquiens:<text:line-break/><text:span text:style-name="Default_20_Paragraph_20_Font"><text:span text:style-name="T2">interdum autem et mentis alienatio. </text:span></text:span>Nam <text:span text:style-name="Default_20_Paragraph_20_Font"><text:span text:style-name="T2">interdum per-<text:line-break/>petuo</text:span></text:span> opponitur. Ego autem dico et ventrem morderi et<text:line-break/>biliosa dejicere, non esse ex iis quae perpetuo febribus<text:line-break/>ardentibus insunt. Nam ob morbi magnitudinem et acri-<text:line-break/>uta ichorum ad interna impetum, propterea haec in ven-<text:line-break/>Ire ac hepate causi veluti sedem habentibus accidunt.<text:line-break/>Verum in puImone <text:span text:style-name="Default_20_Paragraph_20_Font"><text:span text:style-name="T2">causo sedem habentibus</text:span></text:span> haec non ad-</text:p>
      <text:p text:style-name="P3">modum contingunt, sed quae de lingua dicuntur ac deli-<text:line-break/>riis magis. Sed et difficulter hi spirant ea quae denso<text:line-break/>et magno spiritu est spirandi difficultate, estlantque conti-<text:line-break/>neuter os aperientes igneique spiritus effusione levantur.<text:line-break/>Verum totam spirandi difficultatem praetermisit, quam in<text:line-break/>prognostico dictam ostendimus. At inordinate symptomata<text:line-break/>linguae recensuit. Nam debuit primum siccam dixisse,<text:line-break/>deinde asperam. Nam ob immoderatam siccitatem lin-<text:line-break/>guam asperam fieri contingit, ut fi aspera sit, omnino et<text:line-break/>sicca existat. Quod autem ob caliditatem immoderatam<text:line-break/>nigrescat, ut iis quibus cutis soIe usta sit, jam ante didi-<text:line-break/>cimus.</text:p>
      <text:h text:style-name="Heading_20_2" text:outline-level="2">V.</text:h>
      <text:p text:style-name="P4">H<text:span text:style-name="Default_20_Paragraph_20_Font"><text:span text:style-name="T2">uic tum aquam tum mulsum coctam aquosum , quantum<text:line-break/>desideret, potui dato.</text:span></text:span></text:p>
      <text:p text:style-name="P1">Liber hic, etsi Hippocratis opus non est, antiquus<text:line-break/>tamen est, ut qui legitimo operi jam Erasistrati tempori-<text:line-break/>bus adjectus fuerit. Quapropter mirandum, quomodo Fsra-<text:line-break/>sistratus calices cereos in ApoIIonium et Dexippum retor-<text:line-break/>sisse ausus sit. Nam qui haec scripsit, mentem Hippocra-<text:line-break/>tis Erasistrato melius intelligens, causo laborantibus, quau-<text:line-break/>tum placet, bibere concedit, demonstraVique et in legitima<text:line-break/>voluminis hujus parte ita sentire Hsppocratem. Sed de<text:line-break/>Erasistrati malitia satis haec sint. Sed jam scrutemur quae<text:line-break/>in oratione dicuntur. Praecipit siquidem neque aquam<text:line-break/>folam, neque mulsam solam iis pro victu propinandam,<text:line-break/>qui causo laborant. Scis etenim aquam, quod natura Iri-<text:line-break/>gida sit, tarde permeare et quassi plurimo tempore in hy-<text:line-break/>pochondrIis manentem corrumpi in acutis febribus, mel<text:line-break/>autem facile lutescere. Ob id mulsam aquosam dari ju-<text:line-break/>Is. t, ut aqua, nulla in superiore ventre saeta mora, a<text:line-break/>mixto melle ad distributionem trahatur ; ob eas causas et</text:p>
      <text:p text:style-name="P3">coctam ipsam exhibet, nam haec quam cruda sitim magis<text:line-break/>arcet et flatu magis vacat urinasque magis ciet, ut quae<text:line-break/>cruda est, dejectionem. Minus enim acris, quae cocta<text:line-break/>est, non solum quod in coctura conficiatur, verum et<text:line-break/>quod spumosum ipsius omne toIlatur, quoniam quod acre<text:line-break/>et flatuosum existit, in mellis est <text:span text:style-name="Default_20_Paragraph_20_Font"><text:span text:style-name="T2">s</text:span></text:span>ubstantia, cocta autem<text:line-break/>tum morsu caret tum flatu vacat distribuiturque melius<text:line-break/>quam per intestina descendat, quo fit ut eam ob causam<text:line-break/>magis aIat quam cruda. Caeterum qui ita laborant, ci-<text:line-break/>tra ptisanae cremorem mulsa nutriendi sunt. Sed quod<text:line-break/>in acutissimis morbis solos exhibere potus oporteat in<text:line-break/>libri hujus non spuria parte est praedictum. Haecque<text:line-break/>omnia quae ad praesentis orationis expositionem pertinent<text:line-break/>iis qui et ante legerunt et meminerunt eas, quae in iIIis<text:line-break/>factae sunt, expositiones, ad hunc modum et dicta sunt<text:line-break/>et dicentur.</text:p>
      <text:h text:style-name="P56" text:outline-level="2"><text:bookmark-start text:name="bookmark44"/><text:span text:style-name="Default_20_Paragraph_20_Font">VI.</text:span><text:bookmark-end text:name="bookmark44"/></text:h>
      <text:h text:style-name="P60" text:outline-level="2"><text:bookmark-start text:name="bookmark46"/><text:span text:style-name="Default_20_Paragraph_20_Font"><text:span text:style-name="T2">Quod st os amarum suerit, vomere confert et alvum sub-<text:line-break/>luere.</text:span></text:span><text:bookmark-end text:name="bookmark46"/></text:h>
      <text:p text:style-name="P2">Bilis amaror amarum os reddit. Nam communis<text:line-break/>unaque est tunica tum quae alvi interna est tum omnis<text:line-break/>quae os sublinit. Ratione ergo libri auctor bilem tum<text:line-break/>per vomitum tum per cIysterem evacuat.</text:p>
      <text:h text:style-name="Heading_20_2" text:outline-level="2"><text:bookmark-start text:name="bookmark48"/><text:span text:style-name="Default_20_Paragraph_20_Font">VII.</text:span><text:bookmark-end text:name="bookmark48"/></text:h>
      <text:h text:style-name="P59" text:outline-level="2"><text:bookmark-start text:name="bookmark50"/><text:span text:style-name="Default_20_Paragraph_20_Font"><text:span text:style-name="T2">Verum st ad haec non sulcatur, cocto asinino lacte purgato.</text:span></text:span><text:bookmark-end text:name="bookmark50"/></text:h>
      <text:p text:style-name="P2">Quod omnino quidem eam, quae in alvo est, bilem<text:line-break/>vacuare imperet, timeat autem purgantia medicamenta,<text:line-break/>quod et acria et calida prorsus existant, ob id ad lac<text:line-break/>asinae divertit, ut quod nullam, ut non aliud ullum, ha-<text:line-break/>beat acrimoniam, fed prae omnibus unum humiditate<text:line-break/>exuperet, atque ob id <text:span text:style-name="Default_20_Paragraph_20_Font"><text:span text:style-name="T2">s</text:span></text:span>olum ventrem <text:span text:style-name="Default_20_Paragraph_20_Font"><text:span text:style-name="T2">s</text:span></text:span>ubeat. Praecoquit</text:p>
      <text:p text:style-name="P1">autem ipsum ob flatus. Sed sane solo uti sero poteris<text:line-break/>per oxymel ipsum, ubi lac ante coxeris,^ separans, vas<text:line-break/>aeneum frigida plenum aqua continenter in lac demit-<text:line-break/>tens, nam et haec si probe fiat demissio, serum a caseo<text:line-break/>separat.</text:p>
      <text:h text:style-name="Heading_20_2" text:outline-level="2"><text:bookmark-start text:name="bookmark52"/><text:span text:style-name="Default_20_Paragraph_20_Font">VIH.</text:span><text:bookmark-end text:name="bookmark52"/></text:h>
      <text:p text:style-name="P4"><text:span text:style-name="Default_20_Paragraph_20_Font"><text:span text:style-name="T2">Salsum autem nihil, neque acre exhibendum, non enim<text:line-break/></text:span></text:span>aeger <text:span text:style-name="Default_20_Paragraph_20_Font"><text:span text:style-name="T2">sufferet.</text:span></text:span></text:p>
      <text:p text:style-name="P2">Salsus succus qualis sit ex sale apparet. De acris<text:line-break/>autem tum substantia tum facultate dictum est in quarto<text:line-break/>simplicium medicamentorum. Piper siquidem, sinapi, py-<text:line-break/>rethrum, et quaecunque sunt facuItatibus calida, acria gu-<text:line-break/>stantibus apparent. Quo fit ut tum acria tum salsa tan-<text:line-break/>quam cautum augentia vitare jubeat. Haec autem acri-<text:line-break/>bus magis siccant, quanquam illis non similiter, sed minus<text:line-break/>calefaciunt.</text:p>
      <text:h text:style-name="P54" text:outline-level="2">IX.</text:h>
      <text:p text:style-name="Normal">s<text:span text:style-name="Default_20_Paragraph_20_Font"><text:span text:style-name="T2">orbitionem cero, quoad extra crisas fuerit, ne dato.</text:span></text:span></text:p>
      <text:p text:style-name="P2">Sermonem, quod robustas esse vires subaudiendum<text:line-break/>sit, intellige. Nam ita ipse Hippocrates doctrinam facit,<text:line-break/>quae singulis in scopis praecipiuntur scribens, atque ita de-<text:line-break/>inceps semel dicens, comparare inter se, quae demon-<text:line-break/>strata sunt, consideratis ipsorum Viribus, oportere. Quod<text:line-break/>vero sorbitio ante crisin danda non sit, si vires sufficiant,<text:line-break/>in prima hujus libri legitima parte demonstratum est.</text:p>
      <text:h text:style-name="Heading_20_2" text:outline-level="2">X.</text:h>
      <text:p text:style-name="P4"><text:span text:style-name="Default_20_Paragraph_20_Font"><text:span text:style-name="T2">.Et st sanguis e naribus stuxerit, solvitur affectio, atque<text:line-break/>st sudores supervenerint</text:span></text:span> i<text:span text:style-name="Default_20_Paragraph_20_Font"><text:span text:style-name="T2">udicatorii legitimi cum urinis<text:line-break/>albis crasusque et laevibus fedimentis.</text:span></text:span></text:p>
      <text:p text:style-name="P2">lu acutis sebrIbus , quod ex sanguine fervet, ad ca-</text:p>
      <text:p text:style-name="P3">put fertur. Quum igitur ruptis venis natura id ipfum<text:line-break/>una cum acervatis vaporibus effuderit, caeteris promptius<text:line-break/>dominatur. Eadem ratione et quum per sudores ichoras<text:line-break/>ferventes expulerit,- morbum sanat, quum morbo jam<text:line-break/>cocto supervenerint; Nam -de re hujusmodi jam saepius<text:line-break/>in aliis quibusdam explicantibus commeo lartis dictum est,<text:line-break/>atque in libris de judicationibus. Ut igitur in prima li-<text:line-break/>bri hujus parte, quam omnes legitimam fatentur, eum qui<text:line-break/>a morbi coctione est, inopum, ut ad victus rationem com-<text:line-break/>modissimum accepit, sic et nunc ad praedictionem. Non<text:line-break/>scripsit quidem ipfum coctionis nomen , fed certissimum<text:line-break/>ipsius signum in urinis scripsit. optima igitur urina est<text:line-break/>quae tum album tum laeve fedimentum habet, ut in pro-<text:line-break/>gnostico demonstratum est. Non tamen ad spem salutis<text:line-break/>semper apparere expostulatus, sed satis tibi saepenumero<text:line-break/>fuerit, si enaeorema naturali tum colore tum consistentia<text:line-break/>commodum videris. Etiam his ita habentibus in inter-<text:line-break/>pretatioue exuberavit dictio, nam ob dictas minas con-</text:p>
      <text:p text:style-name="P3">flet et sudores criticos esse, quapropter et frustra adje-<text:line-break/>ctum. <text:span text:style-name="Default_20_Paragraph_20_Font"><text:span text:style-name="T2">Leg</text:span></text:span>it<text:span text:style-name="Default_20_Paragraph_20_Font"><text:span text:style-name="T2">i</text:span></text:span>m<text:span text:style-name="Default_20_Paragraph_20_Font"><text:span text:style-name="T2">i</text:span></text:span> praeterea non proprie in ipsis dicitur.<text:line-break/>Nam fecundum. morborum ideas talem inferre consuere-<text:line-break/>runt appellationem cum alii medicorum probatissimi, tum<text:line-break/>Hippocrates ipse.</text:p>
      <text:h text:style-name="Heading_20_2" text:outline-level="2">. xL</text:h>
      <text:p text:style-name="Normal"><text:span text:style-name="Default_20_Paragraph_20_Font"><text:span text:style-name="T2">Ac si. absce/sus al</text:span></text:span>i<text:span text:style-name="Default_20_Paragraph_20_Font"><text:span text:style-name="T2">qu</text:span></text:span>i<text:span text:style-name="Default_20_Paragraph_20_Font"><text:span text:style-name="T2">s obor</text:span></text:span>t<text:span text:style-name="Default_20_Paragraph_20_Font"><text:span text:style-name="T2">us suer</text:span></text:span>i<text:span text:style-name="Default_20_Paragraph_20_Font"><text:span text:style-name="T2">t.</text:span></text:span></text:p>
      <text:p text:style-name="P2">Rarissimum est, per abscessum judicari cau<text:span text:style-name="Default_20_Paragraph_20_Font"><text:span text:style-name="T2">t</text:span></text:span>um , atque<text:line-break/>adhuc magis , si citra partis corporis admotionem expli-<text:line-break/>cationem quis fecerit. Nam parotidibus caustos quosdam<text:line-break/>fero judicatos, fed <text:span text:style-name="Default_20_Paragraph_20_Font"><text:span text:style-name="T2">n</text:span></text:span>on legitimos. Id autem paulo post<text:line-break/>condisces- post expositionem.</text:p>
      <text:h text:style-name="Heading_20_2" text:outline-level="2">XII.</text:h>
      <text:p text:style-name="Normal"><text:span text:style-name="Default_20_Paragraph_20_Font"><text:span text:style-name="T2">s</text:span></text:span>i<text:span text:style-name="Default_20_Paragraph_20_Font"><text:span text:style-name="T2">n vero ab</text:span></text:span>s<text:span text:style-name="Default_20_Paragraph_20_Font"><text:span text:style-name="T2">que h</text:span></text:span>i<text:span text:style-name="Default_20_Paragraph_20_Font"><text:span text:style-name="T2">s solutus sueris causas, reversi</text:span></text:span>o m<text:span text:style-name="Default_20_Paragraph_20_Font"><text:span text:style-name="T2">orbi</text:span></text:span></text:p>
      <text:p text:style-name="P5"><text:span text:style-name="Default_20_Paragraph_20_Font"><text:span text:style-name="T2">rursum er</text:span></text:span>i<text:span text:style-name="Default_20_Paragraph_20_Font"><text:span text:style-name="T2">t, au</text:span></text:span>t c<text:span text:style-name="Default_20_Paragraph_20_Font"><text:span text:style-name="T2">oxae au</text:span></text:span>t c<text:span text:style-name="Default_20_Paragraph_20_Font"><text:span text:style-name="T2">ruru</text:span></text:span>m <text:span text:style-name="Default_20_Paragraph_20_Font"><text:span text:style-name="T2">d</text:span></text:span>o<text:span text:style-name="Default_20_Paragraph_20_Font"><text:span text:style-name="T2">lor accidet .expuet-<text:line-break/>que .crasse, si sanus futurus si</text:span></text:span>i.</text:p>
      <text:p text:style-name="P2">Ubi de sanguinis eruptione sudoreque egit, si absque<text:line-break/>his canius desierit, suspectam ait . lesse solutionem, nam<text:line-break/>paulo. post revertetur. <text:span text:style-name="Default_20_Paragraph_20_Font"><text:span text:style-name="T2">Er</text:span></text:span>i<text:span text:style-name="Default_20_Paragraph_20_Font"><text:span text:style-name="T2">t siquidem, </text:span></text:span>ait, i<text:span text:style-name="Default_20_Paragraph_20_Font"><text:span text:style-name="T2">n rec</text:span></text:span>i<text:span text:style-name="Default_20_Paragraph_20_Font"><text:span text:style-name="T2">d</text:span></text:span>i<text:span text:style-name="Default_20_Paragraph_20_Font"><text:span text:style-name="T2">va<text:line-break/>crurum dolor vel coxae spue</text:span></text:span>t<text:span text:style-name="Default_20_Paragraph_20_Font"><text:span text:style-name="T2">que crasse. </text:span></text:span>Nam quod sue.<text:line-break/>dicandus sanguinis eruptione vel sudore vel abscessu opus<text:line-break/>habeat, potest quis arbitrari recte dictum esse.; si dictis<text:line-break/>adjecerit, quae curationi intendens ipsis scripsit, vomere<text:line-break/>scilicet praeripiens atque alvum subducere potumque<text:line-break/>aquam et mulsam aquosam coctam comministrans. Quare<text:line-break/>si cum his quidem .ec sanguinis eruptionem et sudores et<text:line-break/>abfcessum, cau<text:span text:style-name="Default_20_Paragraph_20_Font"><text:span text:style-name="T2">t</text:span></text:span>um solyere quis dixerit, alias autem solati<text:line-break/>non posse, sermonem fortasse consenta<text:span text:style-name="Default_20_Paragraph_20_Font"><text:span text:style-name="T2">n</text:span></text:span>eum dicere vide-<text:line-break/>bitur. Consentaneum autem .dico, quasi mediocriter vera<text:line-break/>loquentem, atque priore magis, non tamen inculpatum<text:line-break/>prorsus. . Non enim .verus est formo. Nam quod in apho-</text:p>
      <text:p text:style-name="P3">rismis dicitur, <text:span text:style-name="Default_20_Paragraph_20_Font"><text:span text:style-name="T2">caese lab</text:span></text:span>o<text:span text:style-name="Default_20_Paragraph_20_Font"><text:span text:style-name="T2">ranti</text:span></text:span>a <text:span text:style-name="Default_20_Paragraph_20_Font"><text:span text:style-name="T2">r</text:span></text:span>i<text:span text:style-name="Default_20_Paragraph_20_Font"><text:span text:style-name="T2">gor successer</text:span></text:span>i<text:span text:style-name="Default_20_Paragraph_20_Font"><text:span text:style-name="T2">t, </text:span></text:span>o<text:span text:style-name="Default_20_Paragraph_20_Font"><text:span text:style-name="T2">b</text:span></text:span>o<text:span text:style-name="Default_20_Paragraph_20_Font"><text:span text:style-name="T2">r</text:span></text:span>i-<text:line-break/><text:span text:style-name="Default_20_Paragraph_20_Font"><text:span text:style-name="T2">tur salut</text:span></text:span>io, verissimum existit. Rigorem autem hunc de<text:line-break/>necessitate sequitur interdum quidem findor solus, inter-<text:line-break/>dum vero et bilioforum vomitus solus, atque interdum<text:line-break/>dejectio f<text:span text:style-name="Default_20_Paragraph_20_Font"><text:span text:style-name="T2">a</text:span></text:span>la, sed plerunque ex dictis tribus .duo fiunt et<text:line-break/>rur<text:span text:style-name="Default_20_Paragraph_20_Font"><text:span text:style-name="T2">t</text:span></text:span>um quandoque tria. Nam horum duorum necesse est<text:line-break/>alterum in cau<text:span text:style-name="Default_20_Paragraph_20_Font"><text:span text:style-name="T2">t</text:span></text:span>o- fieri, si perfecte fulvi debeat. Nam bi-<text:line-break/>licii humores vel perfecti <text:span text:style-name="Default_20_Paragraph_20_Font"><text:span text:style-name="T2">r</text:span></text:span>ecitabuntur vel extinguentur.<text:line-break/>Praetermissa itaque videbitur praecipua ca<text:span text:style-name="Default_20_Paragraph_20_Font"><text:span text:style-name="T2">v</text:span></text:span>io<text:span text:style-name="Default_20_Paragraph_20_Font"><text:span text:style-name="T2">r</text:span></text:span>um sanatio,<text:line-break/>frigidae potus; quo causes nos perpetuo curavimus, nullo<text:line-break/>ex his moriente, cui frigidam propinavimus in tempore<text:line-break/>opportuno, cujus expositionem priore quidem libri hujus<text:line-break/>parte paucis percurrimus, at in caeteris tum commeuta-<text:line-break/>riis tum operibus fusius. Sed forte quispiam me asse-<text:line-break/>rere putabit, nullum ex iis qui causo laborant moritu-<text:line-break/>rum, qui aquam tempestive biberit, quanquam- id ipse<text:line-break/>non asserui,- sed quod omnibus quibus propinavi, quum<text:line-break/>adeo multi extiterint, ut numeri non meminerim, fuccef-</text:p>
      <text:p text:style-name="P3">sit auxilium et salus. Hoc autem idem no<text:span text:style-name="Default_20_Paragraph_20_Font"><text:span text:style-name="T2">n</text:span></text:span> -est, ut si<text:line-break/>diceres, causo laborantes omnino, si frigidam aquam hi-<text:line-break/>herint, servandos. Nam qui perniciose ac mortifere assi-<text:line-break/>ciuntur, eos neque per aliud quippiam, neque per aquam<text:line-break/>servari est possibile, quibus neque ministrare sum conatus.<text:line-break/>Quod autem in fine dictionis narratur: <text:span text:style-name="Default_20_Paragraph_20_Font"><text:span text:style-name="T2">expue</text:span></text:span>t<text:span text:style-name="Default_20_Paragraph_20_Font"><text:span text:style-name="T2">que erasa,<text:line-break/>si sanus est futurus</text:span></text:span> , in bis tantum causis observare de-<text:line-break/>bes, qui affecto pulmone oriuntur.</text:p>
      <text:h text:style-name="Heading_20_2" text:outline-level="2">XllI.</text:h>
      <text:p text:style-name="P4">Causi genus aliud. <text:span text:style-name="Default_20_Paragraph_20_Font"><text:span text:style-name="T2">Alvu</text:span></text:span>s <text:span text:style-name="Default_20_Paragraph_20_Font"><text:span text:style-name="T2">subduc</text:span></text:span>it<text:span text:style-name="Default_20_Paragraph_20_Font"><text:span text:style-name="T2">ur, sit</text:span></text:span>i <text:span text:style-name="Default_20_Paragraph_20_Font"><text:span text:style-name="T2">scatet, l</text:span></text:span>i<text:span text:style-name="Default_20_Paragraph_20_Font"><text:span text:style-name="T2">ngua<text:line-break/>aspera, sicca, suise.</text:span></text:span></text:p>
      <text:p text:style-name="P2">Veteres Graecos reperio nomen generis interdum in-<text:line-break/>ter aequivoce dicta usurpare, quae unum quidem habent<text:line-break/>significatum, sed ex ipsius divisione ad plures deducuntur<text:line-break/>differentias. In quo faepe dicere consuevimus genericas<text:line-break/>rei hujus differentias esse vel duas vel tres vel quatuor</text:p>
      <text:p text:style-name="P3">vel quotquot esse possunt. Sed quum et homonyma du-<text:line-break/>plicis sint, aliqua quidem nequaquam inter fe communi-<text:line-break/>cantia, ut quum canem dicimus tum terrestrem tum ma-<text:line-break/>vinum, alia vero, quae cum univocis aliquatenus commu-<text:line-break/>nia existant, quum ab uno factam appellationem ha.bqe-<text:line-break/>rin.t,. quo tandem referantur considerandum, ut dictum<text:line-break/>est, duo cau<text:span text:style-name="Default_20_Paragraph_20_Font"><text:span text:style-name="T2">t</text:span></text:span>orum genera. t Id vero exacte cognoscetur,<text:line-break/>si substantiae utriusque ratio, quae in appellatione Nest;<text:line-break/>ostensa fuerit. Sed quoniam a mentis conceptu ratio ju-<text:line-break/>dicium accipit, perscrutandum, si mentis c<text:span text:style-name="Default_20_Paragraph_20_Font"><text:span text:style-name="T2">o</text:span></text:span>nceptum ar-<text:line-break/>dentis febris ita consonum habeamus, ut hominis,, bovis<text:line-break/>et equi. At quum oratio commentario prolixior futura<text:line-break/>sit, ipfam, ut et caeteras, ad brevem contrahere summam<text:line-break/>conabimur, hoc. exorsi modo. Febrem ardentem medicos<text:line-break/>reperio appellare , quum calor hominem exurat sitisque<text:line-break/>inexplebilis detineat. Quod si ita <text:span text:style-name="Default_20_Paragraph_20_Font"><text:span text:style-name="T2">t</text:span></text:span>e habeat, cau<text:span text:style-name="Default_20_Paragraph_20_Font"><text:span text:style-name="T2">t</text:span></text:span>um eum,<text:line-break/>in qu<text:span text:style-name="Default_20_Paragraph_20_Font"><text:span text:style-name="T2">o</text:span></text:span> corpus non uritur, sitisque levis est, cau<text:span text:style-name="Default_20_Paragraph_20_Font"><text:span text:style-name="T2">t</text:span></text:span>um qui-<text:line-break/>dem simpliciter, exquisitum autem legitimumque non di-</text:p>
      <text:p text:style-name="P3">cemus; pro dimidia autem parte quum talis sit, conci<text:span text:style-name="Default_20_Paragraph_20_Font"><text:span text:style-name="T2">t</text:span></text:span>ae .<text:line-break/>doctrinae gratia cau<text:span text:style-name="Default_20_Paragraph_20_Font"><text:span text:style-name="T2">t</text:span></text:span>um nothum appellare non deterius<text:line-break/>fuerit, quemadmodum tertianis lu febribus appellatione<text:line-break/>hujusmodi uti consuevimus. Ita duo caurorum febrium<text:line-break/>genera esse;. intelligemus , ut si tertianarum genera duo<text:line-break/>estequispiam dixerit, unum exquisitum legitimumque, al-<text:line-break/>terum vero nothum, cui videlicet ex legitimi quidem fym-<text:line-break/>ptcmatis nonnulla iulum, aliqua vero non. Quod autem<text:line-break/>fecundus cau<text:span text:style-name="Default_20_Paragraph_20_Font"><text:span text:style-name="T2">t</text:span></text:span>us., de quo nunc docere instituimus, tan-<text:line-break/>quam diminutus quidam sit, atque non exacte absolutus,<text:line-break/>certior fies, si mentem ad ea symptomata quae ab auctore<text:line-break/>ipso in eo fieri dicuntur, converteris.. Nam principio ait.:<text:line-break/><text:span text:style-name="Default_20_Paragraph_20_Font"><text:span text:style-name="T2">a</text:span></text:span>l<text:span text:style-name="Default_20_Paragraph_20_Font"><text:span text:style-name="T2">vus subducta, sit</text:span></text:span>i <text:span text:style-name="Default_20_Paragraph_20_Font"><text:span text:style-name="T2">scaten</text:span></text:span>s, <text:span text:style-name="Default_20_Paragraph_20_Font"><text:span text:style-name="T2">l</text:span></text:span>i<text:span text:style-name="Default_20_Paragraph_20_Font"><text:span text:style-name="T2">ng</text:span></text:span>u<text:span text:style-name="Default_20_Paragraph_20_Font"><text:span text:style-name="T2">a aspera, sicca, falso,<text:line-break/></text:span></text:span>non eo adjecto , quod in priore adjecit. . Nothus si qui-<text:line-break/>dem caules ex legitimi symptomatis, alterum quidem ha-<text:line-break/>bet, alterum non habet. Deinceps autem linguam aspe-<text:line-break/>ram esse inquiens et .siccam, non adjecit nigram, ut in<text:line-break/>priore,^ sid pro hoc symptomata falsam dixit. Nam</text:p>
      <text:p text:style-name="P3">quemadmodum .quum lingua amarulenta redditur, flavam<text:line-break/>redundare bilem ostendit, ita quum fassa <text:span text:style-name="Default_20_Paragraph_20_Font"><text:span text:style-name="T2">r</text:span></text:span> salsum falfugi-<text:line-break/>nosumque appellatum humorem, qui unum quoddam exi-<text:line-break/>stit ex tribus pituitae generibus, ut tibi innotuit, acido,<text:line-break/>dulci et salso. Ut igitur prior caufus ex amara bile con-<text:line-break/>staus pallidas geminam ob causam parit excretiones, tum<text:line-break/>quod tenuis suerit, tum quod febris urens augeatur, prae-<text:line-break/>nata in eo flava bile; sic pituitosus humor neque facile^<text:line-break/>excernitur, neque febres auget, neque sitim ardentem ha-<text:line-break/>bet, neque flatus movet, atque ob id de eo dixit, <text:span text:style-name="Default_20_Paragraph_20_Font"><text:span text:style-name="T2">alvu</text:span></text:span>s<text:line-break/><text:span text:style-name="Default_20_Paragraph_20_Font"><text:span text:style-name="T2">subduc</text:span></text:span>t<text:span text:style-name="Default_20_Paragraph_20_Font"><text:span text:style-name="T2">a, </text:span></text:span>excernere ipfam fotum ostendens, quod ipsi <text:span text:style-name="Default_20_Paragraph_20_Font"><text:span text:style-name="T2">non<text:line-break/></text:span></text:span>e<text:span text:style-name="Default_20_Paragraph_20_Font"><text:span text:style-name="T2">xcernere</text:span></text:span> adversatur. Subi t. si quidem suis venter, non<text:line-break/>tamen secundum humoris cujusdam ideam, sied iis-quae<text:line-break/>lu alimentum ministrata furit corruptis. Non enim bi<text:line-break/>potu victitant, ut quamplurimi eorum qui- priore infe-<text:line-break/>stantur canio,quandoquidem ii citam habent excretionem;<text:line-break/>ex tenui et ferventi humore constituti, feram vero hi ob</text:p>
      <text:p text:style-name="P3">frigidam, glutinosam et crassam pituitae substantiam. Fi-<text:line-break/>eri ergo nequit ut qui ita laborant folo utantur potu.<text:line-break/>Id siquidem didicimus in iis morbis qui in quinto aut<text:line-break/>septimo die, valida nimirum existente facultate, coctionem<text:line-break/>funt receptori. Verum si morbus ad nonum vel deci-<text:line-break/>mumquartum vel vigesimum illapsurus sit, in eo per ini-<text:line-break/>tia ptifanae cremore utimur.</text:p>
      <text:h text:style-name="Heading_20_2" text:outline-level="2">XIV.</text:h>
      <text:p text:style-name="Normal">U<text:span text:style-name="Default_20_Paragraph_20_Font"><text:span text:style-name="T2">r</text:span></text:span>i<text:span text:style-name="Default_20_Paragraph_20_Font"><text:span text:style-name="T2">nae suppressio, vig</text:span></text:span>i<text:span text:style-name="Default_20_Paragraph_20_Font"><text:span text:style-name="T2">lia, ex</text:span></text:span>t<text:span text:style-name="Default_20_Paragraph_20_Font"><text:span text:style-name="T2">re</text:span></text:span>m<text:span text:style-name="Default_20_Paragraph_20_Font"><text:span text:style-name="T2">a resu</text:span></text:span>i<text:span text:style-name="Default_20_Paragraph_20_Font"><text:span text:style-name="T2">gcra</text:span></text:span>t<text:span text:style-name="Default_20_Paragraph_20_Font"><text:span text:style-name="T2">a.</text:span></text:span></text:p>
      <text:p text:style-name="P2">U<text:span text:style-name="Default_20_Paragraph_20_Font"><text:span text:style-name="T2">r</text:span></text:span>i<text:span text:style-name="Default_20_Paragraph_20_Font"><text:span text:style-name="T2">narum suppre</text:span></text:span>ssio. Dici id ab ipso consuevit,<text:line-break/>aut quum non effatu digna aut nequaquam prorsus emit-<text:line-break/>titur. urina. Id autem accidit propter humoris crassitiem,<text:line-break/>proposito hac in oratione causo. <text:span text:style-name="Default_20_Paragraph_20_Font"><text:span text:style-name="T2">rigil</text:span></text:span>i<text:span text:style-name="Default_20_Paragraph_20_Font"><text:span text:style-name="T2">a. </text:span></text:span>Causo utrique<text:line-break/>hoc commune est, atque ob id in priore mentionem hu-<text:line-break/>jus fecit; fit siquidem in illo magis, quod caput acuenda-<text:line-break/>tur magis. <text:span text:style-name="Default_20_Paragraph_20_Font"><text:span text:style-name="T2">Resu</text:span></text:span>i<text:span text:style-name="Default_20_Paragraph_20_Font"><text:span text:style-name="T2">gerata ex</text:span></text:span>t<text:span text:style-name="Default_20_Paragraph_20_Font"><text:span text:style-name="T2">rema. </text:span></text:span>Symptoma hoc fecundi</text:p>
      <text:p text:style-name="P3">est cauli. Verum sermonem non simpliciter efferre con-<text:line-break/>venit, fed cum desinitione aliqua. Non enim perpetuo<text:line-break/>talis existit, sit quum- malignus fuerit. Nam in biliosis<text:line-break/>urentibusque febribus calorem ad extrema usque corporis<text:line-break/>extendit, etsi non malignus caussis fuerit, at in pituitofis<text:line-break/>fumosa <text:span text:style-name="Default_20_Paragraph_20_Font"><text:span text:style-name="T2">est</text:span></text:span> caloris substantia, quum vel in ventris regio-<text:line-break/>nibus vel hepate vel pulmone salsus humor putruerit, ob<text:line-break/>quam quidem calor igneus redditur. Verum quum ma-<text:line-break/>lignus evaserit morbus, refrigerantur extrema ob virium<text:line-break/>imbecillitatem phlegmonesque totum ad fe sanguinem tra-<text:line-break/>hentis magnitudinem, nam absque his nunquam lethalis<text:line-break/>efficitur morbus.</text:p>
      <text:h text:style-name="Heading_20_2" text:outline-level="2">XU</text:h>
      <text:p text:style-name="P4"><text:span text:style-name="Default_20_Paragraph_20_Font"><text:span text:style-name="T2">Capsu</text:span></text:span>s <text:span text:style-name="Default_20_Paragraph_20_Font"><text:span text:style-name="T2">h</text:span></text:span>i<text:span text:style-name="Default_20_Paragraph_20_Font"><text:span text:style-name="T2">c, nisi sangu</text:span></text:span>is <text:span text:style-name="Default_20_Paragraph_20_Font"><text:span text:style-name="T2">e nar</text:span></text:span>i<text:span text:style-name="Default_20_Paragraph_20_Font"><text:span text:style-name="T2">bu</text:span></text:span>s <text:span text:style-name="Default_20_Paragraph_20_Font"><text:span text:style-name="T2">finxer</text:span></text:span>i<text:span text:style-name="Default_20_Paragraph_20_Font"><text:span text:style-name="T2">t aut. c</text:span></text:span>i<text:span text:style-name="Default_20_Paragraph_20_Font"><text:span text:style-name="T2">rca e</text:span></text:span>o<text:span text:style-name="Default_20_Paragraph_20_Font"><text:span text:style-name="T2">l-<text:line-break/>lum absiejsu</text:span></text:span>s <text:span text:style-name="Default_20_Paragraph_20_Font"><text:span text:style-name="T2">aut crurum dol</text:span></text:span>o<text:span text:style-name="Default_20_Paragraph_20_Font"><text:span text:style-name="T2">r</text:span></text:span> o<text:span text:style-name="Default_20_Paragraph_20_Font"><text:span text:style-name="T2">bor</text:span></text:span>i<text:span text:style-name="Default_20_Paragraph_20_Font"><text:span text:style-name="T2">atur et</text:span></text:span> aeger<text:line-break/><text:span text:style-name="Default_20_Paragraph_20_Font"><text:span text:style-name="T2">sputa crasta expuer</text:span></text:span>i<text:span text:style-name="Default_20_Paragraph_20_Font"><text:span text:style-name="T2">t (haec aute</text:span></text:span>m <text:span text:style-name="Default_20_Paragraph_20_Font"><text:span text:style-name="T2">supprejsu a</text:span></text:span>l<text:span text:style-name="Default_20_Paragraph_20_Font"><text:span text:style-name="T2">vo c</text:span></text:span>o<text:span text:style-name="Default_20_Paragraph_20_Font"><text:span text:style-name="T2">n- .</text:span></text:span></text:p>
      <text:p text:style-name="P3"><text:span text:style-name="Default_20_Paragraph_20_Font"><text:span text:style-name="T2">t</text:span></text:span>i<text:span text:style-name="Default_20_Paragraph_20_Font"><text:span text:style-name="T2">ngun</text:span></text:span>t) <text:span text:style-name="Default_20_Paragraph_20_Font"><text:span text:style-name="T2">aut c</text:span></text:span>o<text:span text:style-name="Default_20_Paragraph_20_Font"><text:span text:style-name="T2">xarum dolor aut pudendi li</text:span></text:span>v<text:span text:style-name="Default_20_Paragraph_20_Font"><text:span text:style-name="T2">or, non su-<text:line-break/>dicatur; Test</text:span></text:span>i<text:span text:style-name="Default_20_Paragraph_20_Font"><text:span text:style-name="T2">culus quoque</text:span></text:span> i<text:span text:style-name="Default_20_Paragraph_20_Font"><text:span text:style-name="T2">ntensu</text:span></text:span>s j<text:span text:style-name="Default_20_Paragraph_20_Font"><text:span text:style-name="T2">ud</text:span></text:span>i<text:span text:style-name="Default_20_Paragraph_20_Font"><text:span text:style-name="T2">ca</text:span></text:span>t<text:span text:style-name="Default_20_Paragraph_20_Font"><text:span text:style-name="T2">or</text:span></text:span>i<text:span text:style-name="Default_20_Paragraph_20_Font"><text:span text:style-name="T2">us ex</text:span></text:span>istit.</text:p>
      <text:p text:style-name="P2">Quod solvantur per abscessus magis quam per excre-<text:line-break/>tiones quae ex pituita putrescente oriuntur febres, saepius<text:line-break/>demonstratum esu At in praesenti causo non .abscessus<text:line-break/>modo commemoravit, verum etiam sanguinis profluvium<text:line-break/>adjecit, quod magis in iis fit causis, quorum affectionis<text:line-break/>fed<text:span text:style-name="Default_20_Paragraph_20_Font"><text:span text:style-name="T2">o</text:span></text:span>s in pulmone existit. Nam in hujusmodi affectioni-<text:line-break/>bus caput incalescens sanguine repletur effunditque quod<text:line-break/>ex eo redundat, tum ruptis tum adapertis venis. ob<text:line-break/>eandem cau<text:span text:style-name="Default_20_Paragraph_20_Font"><text:span text:style-name="T2">t</text:span></text:span>am circa cervicem abscessus fiunt et pa<text:span text:style-name="Default_20_Paragraph_20_Font"><text:span text:style-name="T2">t</text:span></text:span>uli-<text:line-break/>des, iis qui ita afficiuntur. Verum quibus affectionis fe-<text:line-break/>des in partibus quae secundum jejunum aut hepar funt,<text:line-break/>existit, deorsum magis. his accidunt abscessus, quare et<text:line-break/>coxarum dolor et pudendi livor et testiculi dissentio iis<text:line-break/>ita affectis accidit magis. Fit autem testis distentio; in-<text:line-break/>terdtnn quidem ab ea quae in eo sit inflammatione ,- in-</text:p>
      <text:p text:style-name="P3">turdum vero ab aliquo eorum quae Inperans inflarnman-<text:line-break/>tur attracti. Quod autem quidam eorum crassa sputa<text:line-break/>expuant, hoc dictum est de iis, qui affectum in pulmone<text:line-break/>habent, concoctione jam facta. Ex eo igitur liquet de-;<text:line-break/>utrinam confusam esse, inordinatam et indefinitam, quod<text:line-break/>eam quae librorum gratia fit, descriptionem decet, libro<text:line-break/>tamen nequaquam proprium esu Nam quum in multis<text:line-break/>partibus affectis tales fiant febres, deinceps symptomatum<text:line-break/>catalogum scripsisse .oportebat et non inordinate indefi-<text:line-break/>niteque,.. sed .secundum proprium et propositum morbum<text:line-break/>efficere. Et Iane in hunc dictum est modum, <text:span text:style-name="Default_20_Paragraph_20_Font"><text:span text:style-name="T2">alvu</text:span></text:span>s <text:span text:style-name="Default_20_Paragraph_20_Font"><text:span text:style-name="T2">sub-<text:line-break/>d</text:span></text:span>a<text:span text:style-name="Default_20_Paragraph_20_Font"><text:span text:style-name="T2">cta, </text:span></text:span>non quod causis symptoma hoc perpetuo insit, <text:span text:style-name="Default_20_Paragraph_20_Font"><text:span text:style-name="T2">t</text:span></text:span>est<text:line-break/>ut interdum. Nam qui in ventre dictam habent affecti- -<text:line-break/>onem, iis corrupto cibo dejectiones liquidae existunt. Qui<text:line-break/>veno. in pulmone habent, ^ventre haudquaquam affecto, lis<text:line-break/>dejectiones hujusmodi de necessitate non -fiunt, interdum<text:line-break/>enim. contrarium ita affectis accidit,ut dura sit alvus dif-^</text:p>
      <text:p text:style-name="P3">ficulterque excernat. Praeterea et quibus in jecore cauli<text:line-break/>subest radix et ob jecur causo laborantibus, excretio qui-<text:line-break/>dem interdum liquida est, i<text:span text:style-name="Default_20_Paragraph_20_Font"><text:span text:style-name="T2">n</text:span></text:span>terdum vero siccae eorum<text:line-break/>dejectiones excernuntur, veluti quae- caprinae pilulae<text:line-break/>appellantur, exustis nimirum a visceris phlegmone fcyba-<text:line-break/>lis.-. Quum igitur <text:span text:style-name="Default_20_Paragraph_20_Font"><text:span text:style-name="T2">v</text:span></text:span>i<text:span text:style-name="Default_20_Paragraph_20_Font"><text:span text:style-name="T2">scu</text:span></text:span>s <text:span text:style-name="Default_20_Paragraph_20_Font"><text:span text:style-name="T2">hu</text:span></text:span>j<text:span text:style-name="Default_20_Paragraph_20_Font"><text:span text:style-name="T2">u</text:span></text:span>s<text:span text:style-name="Default_20_Paragraph_20_Font"><text:span text:style-name="T2">m</text:span></text:span>o<text:span text:style-name="Default_20_Paragraph_20_Font"><text:span text:style-name="T2">d</text:span></text:span>i solum phlegmone obsi-<text:line-break/>detur, id efficit, verum si cum phlegmone fuerit et imbe-<text:line-break/>cillitas, liquida dejiciuntur , viscere alimentum ad fe tra-<text:line-break/>here nequeunte. Sed dejectiones hujusmodi ah iis quae<text:line-break/>ventre affecto fiunt, chylositate distinguuntur.</text:p>
      <text:h text:style-name="Heading_20_2" text:outline-level="2">XVI.</text:h>
      <text:p text:style-name="P37"><text:span text:style-name="Default_20_Paragraph_20_Font"><text:span text:style-name="T2">s</text:span></text:span>o<text:span text:style-name="Default_20_Paragraph_20_Font"><text:span text:style-name="T2">rb</text:span></text:span>i<text:span text:style-name="Default_20_Paragraph_20_Font"><text:span text:style-name="T2">t</text:span></text:span>io<text:span text:style-name="Default_20_Paragraph_20_Font"><text:span text:style-name="T2">ne</text:span></text:span>s <text:span text:style-name="Default_20_Paragraph_20_Font"><text:span text:style-name="T2">dato attract</text:span></text:span>o<text:span text:style-name="Default_20_Paragraph_20_Font"><text:span text:style-name="T2">riu</text:span></text:span>m.</text:p>
      <text:p text:style-name="P2">Quod multoties dicere consuevimus, quod obscura<text:line-break/>lectio nihil d<text:span text:style-name="Default_20_Paragraph_20_Font"><text:span text:style-name="T2">o</text:span></text:span>ceat et id nunc dicam. . Nam pituitae vitio<text:line-break/>. labora<text:span text:style-name="Default_20_Paragraph_20_Font"><text:span text:style-name="T2">n</text:span></text:span>tibus pro potu quidem.. acetum mulsum utilissimum</text:p>
      <text:p text:style-name="P3">est, pro alimento vero ptisanae cremor. Ego attamen,<text:line-break/>quanquam haec noscant, nec opus habeam ut ab alio di-<text:line-break/>sicam , divinare non possum , quasnam dicat attractorias<text:line-break/>sorbitiones.. oxymel siquidem at incidens et secernens<text:line-break/>ac detergens dici. potest, attrahens tamen nullo pacto,<text:line-break/>quia sane quod ab ipfo attrahatur demonstrare non possu-<text:line-break/>mus. Sic neque ptifauae cremorem attractorium esse<text:line-break/>asseremus. Sed forte aliquis dicet velle ipfum ventrem<text:line-break/>subducere attracturus, hoc est crassem humorem attia-<text:line-break/>hentibus, cujusmodi est quod pituitam trahit. At vere<text:line-break/>sorbitiones non dixisset. Nam hoc munus medicamentorum<text:line-break/>est, non forbitionum, sicuti neque potuum. Innotuit ergo<text:line-break/>quo pacto in obscuris dictionibus nihil certi habeamus,<text:line-break/>quapropter neque dictionem hanc defendere conabimur,<text:line-break/>quod nihil in ea certum finitumque reperiatur. Caeterum<text:line-break/>non mihi constat quomodo homines, ut. in aliis mullis<text:line-break/>manifeste errent, sic et in leo quod iis quae obfcure di-<text:line-break/>euntur, gaudeant, quanquam omnes uno quasi ore perfpi-</text:p>
      <text:p text:style-name="P3">unitatem orationis virtutem esse, obscuritatem vero vitium<text:line-break/>proclamant.</text:p>
      <text:h text:style-name="Heading_20_2" text:outline-level="2">XVH.</text:h>
      <text:p text:style-name="P4"><text:span text:style-name="Default_20_Paragraph_20_Font"><text:span text:style-name="T2">Jn acu</text:span></text:span>t<text:span text:style-name="Default_20_Paragraph_20_Font"><text:span text:style-name="T2">i</text:span></text:span>s <text:span text:style-name="Default_20_Paragraph_20_Font"><text:span text:style-name="T2">au</text:span></text:span>t<text:span text:style-name="Default_20_Paragraph_20_Font"><text:span text:style-name="T2">em</text:span></text:span> mo<text:span text:style-name="Default_20_Paragraph_20_Font"><text:span text:style-name="T2">rbi</text:span></text:span>s <text:span text:style-name="Default_20_Paragraph_20_Font"><text:span text:style-name="T2">vena</text:span></text:span>m <text:span text:style-name="Default_20_Paragraph_20_Font"><text:span text:style-name="T2">secabi</text:span></text:span>s, si m<text:span text:style-name="Default_20_Paragraph_20_Font"><text:span text:style-name="T2">orbu</text:span></text:span>s <text:span text:style-name="Default_20_Paragraph_20_Font"><text:span text:style-name="T2">vehe-<text:line-break/></text:span></text:span>m<text:span text:style-name="Default_20_Paragraph_20_Font"><text:span text:style-name="T2">en</text:span></text:span>s <text:span text:style-name="Default_20_Paragraph_20_Font"><text:span text:style-name="T2">appareat et qu</text:span></text:span>i <text:span text:style-name="Default_20_Paragraph_20_Font"><text:span text:style-name="T2">aegrotant</text:span></text:span> i<text:span text:style-name="Default_20_Paragraph_20_Font"><text:span text:style-name="T2">n ae</text:span></text:span>t<text:span text:style-name="Default_20_Paragraph_20_Font"><text:span text:style-name="T2">at</text:span></text:span>is <text:span text:style-name="Default_20_Paragraph_20_Font"><text:span text:style-name="T2">v</text:span></text:span>i<text:span text:style-name="Default_20_Paragraph_20_Font"><text:span text:style-name="T2">g</text:span></text:span>o<text:span text:style-name="Default_20_Paragraph_20_Font"><text:span text:style-name="T2">re fae-<text:line-break/>r</text:span></text:span>i<text:span text:style-name="Default_20_Paragraph_20_Font"><text:span text:style-name="T2">nt e</text:span></text:span>t <text:span text:style-name="Default_20_Paragraph_20_Font"><text:span text:style-name="T2">v</text:span></text:span>i<text:span text:style-name="Default_20_Paragraph_20_Font"><text:span text:style-name="T2">r</text:span></text:span>i<text:span text:style-name="Default_20_Paragraph_20_Font"><text:span text:style-name="T2">u</text:span></text:span>m <text:span text:style-name="Default_20_Paragraph_20_Font"><text:span text:style-name="T2">robur</text:span></text:span> i<text:span text:style-name="Default_20_Paragraph_20_Font"><text:span text:style-name="T2">psa adsuer</text:span></text:span>it.</text:p>
      <text:p text:style-name="P2">Hic serico Hippocrate dignus esu Miror autem quo-<text:line-break/>modo inter aphorismos eum non scripserit, ln paucis<text:line-break/>enim verbis vis est magna, quemadmodum in aphorismis,<text:line-break/>De his ergo qui venae sectione indigent frequens apud<text:line-break/>medicos fuit ferum, quorum quae de phlebotomia maxime<text:line-break/>probabilia videntur, duobus a me scriptis secure sunt<text:line-break/>enarrata libris, At eorum alter de phlebotomia inscri-<text:line-break/>hitur, in quo utilia omnia docentur. Alter scriptus est,<text:line-break/>ut- dixi, medicis tum empiricis- tum dogmaticis. Verum<text:line-break/>citra methodum Thessalicr, uti et caetera sine demonstra-</text:p>
      <text:p text:style-name="P3">tione simpliciter dicunt, sic et venae sectionem laxato-<text:line-break/>rium censent esse remedium, chalasticum vero ipsum di-<text:line-break/>verse explicant, ut a me per commentarios nostros, cum<text:line-break/>de methodica pecta ageremus, demonstratum esu Qui au-<text:line-break/>tem omnem de venae <text:span text:style-name="Default_20_Paragraph_20_Font"><text:span text:style-name="T2">t</text:span></text:span>ectione historiam intelligere volu-<text:line-break/>erit, legere tum nostros tum reliquorum medicorum libros<text:line-break/>potest. Nunc vero summam ipsius in paucos tandem<text:line-break/>relatam scopos audi. Venam enim primum secabis, si<text:line-break/>magnus tibi videatur morbus. Manifesse a perspecta<text:line-break/>quantitate, tali -utitur tremedio propter vehementes affe-<text:line-break/>ctus, neque refert si vel vehementem vel magnum mor-<text:line-break/>bu m dixeris. Secundus pblebotomiae <text:span text:style-name="Default_20_Paragraph_20_Font"><text:span text:style-name="T2">t</text:span></text:span>ropus est, si aeger<text:line-break/>aetate vigeat.. Neque enim puer, neque senex phleboto-<text:line-break/>uriam ferunt, etiamsi magno morbo laborent. Tertius<text:line-break/>sane fcopus a libri hujus auctore prolatus est:, facultatis<text:line-break/>vitalis robur, neque enim in aetate vigentium morbis<text:line-break/>perpetuo robur apparet. Fortassis ergo aliquis duo haec</text:p>
      <text:p text:style-name="P3">sola pro fcopis phlebotomiae fatis esse autumabat, magnr-<text:line-break/>tudinem morbi et virium robur. Non enim sener<text:span text:style-name="Default_20_Paragraph_20_Font"><text:span text:style-name="T2">i</text:span></text:span> quod<text:line-break/>ipse annosos fit per (e, <text:span text:style-name="Default_20_Paragraph_20_Font"><text:span text:style-name="T2">t</text:span></text:span>ed propter virium imbecillitatem<text:line-break/>non fert sanguinis detractionem. At certe pueri quan..<text:line-break/>quam vitali facultate valent, tamen neque bi pbleboto-<text:line-break/>mlam sustinent, prompte enim eorum substantis tum<text:line-break/>propter humiditatem, . tum propter temperamenti calidita-<text:line-break/>tem discutitur., Phlebotomia igitur non egent, qui infi-<text:line-break/>tam habent a temperamento vacuationem. ob haec pro-<text:line-break/>sccto morbi magnitudinem et virium robur phlebotomiae<text:line-break/>scopos esse nun satis est, <text:span text:style-name="Default_20_Paragraph_20_Font"><text:span text:style-name="T2">t</text:span></text:span>ed praestat et vigentium aeta-<text:line-break/>tens adlicere. Quod autem initio dictionis dictum est:<text:line-break/>i<text:span text:style-name="Default_20_Paragraph_20_Font"><text:span text:style-name="T2">n acut</text:span></text:span>i<text:span text:style-name="Default_20_Paragraph_20_Font"><text:span text:style-name="T2">s</text:span></text:span> m<text:span text:style-name="Default_20_Paragraph_20_Font"><text:span text:style-name="T2">orbi</text:span></text:span>s <text:span text:style-name="Default_20_Paragraph_20_Font"><text:span text:style-name="T2">sangu</text:span></text:span>i<text:span text:style-name="Default_20_Paragraph_20_Font"><text:span text:style-name="T2">ne</text:span></text:span>m <text:span text:style-name="Default_20_Paragraph_20_Font"><text:span text:style-name="T2">de</text:span></text:span>t<text:span text:style-name="Default_20_Paragraph_20_Font"><text:span text:style-name="T2">rahes, </text:span></text:span>id ut consideretur<text:line-break/>dignum -est. Quomodo diuturniorum morborum non me-<text:line-break/>miuit? Quoniam .de acutis nunc ipsi doctrina est, atque<text:line-break/>ob id feles. eos memoravit, nam et ex diuturnis multi<text:line-break/>sanguinis egent detractione, quum et hi dictis tribus <text:span text:style-name="Default_20_Paragraph_20_Font"><text:span text:style-name="T2">t</text:span></text:span>ub-<text:line-break/>jaceant scopis.^ Caeterum quum om<text:span text:style-name="Default_20_Paragraph_20_Font"><text:span text:style-name="T2">n</text:span></text:span>ia haec recte .dicta</text:p>
      <text:p text:style-name="P3">sint, quosdam tamen non recte i<text:span text:style-name="Default_20_Paragraph_20_Font"><text:span text:style-name="T2">n</text:span></text:span>dicasse putandum est,<text:line-break/>quorum est Meuodotus empiricus, in sola plethorica appel-<text:line-break/>lata syndrome sanguinis missionem observati asseverans.<text:line-break/>Nos autem et ea non existente venam secamus, quum<text:line-break/>dolor vehemens hominem statim prehenderit vel pars<text:line-break/>aliqua. fracta fuerit vel os ex articulo luxatum sit vel<text:line-break/>alius quidam articulus reductus sit. At licet. plethorica<text:line-break/>facta sit fyndrome, non tamen semper venam secamus,<text:line-break/>sed et frictione et balneis multis et abstinentia, quae tri-<text:line-break/>bus vel quatuor diebus fiat; ad statum naturalem revo-<text:line-break/>camus. Verum de his abunde tum in libro de plenitus<text:line-break/>dine, tum in libro de venae <text:span text:style-name="Default_20_Paragraph_20_Font"><text:span text:style-name="T2">t</text:span></text:span>ectione pronunciatum est,<text:line-break/>praeterea et in libro methodi medendi. Ad praefeus ergo<text:line-break/>haec de sanguinis detractione , veluti in commentario,<text:line-break/>dida sufficiant. Verum ut nihil desit, adliciam et eum<text:line-break/>qui ab ambiente nos aere desumitur scopum , quum fue-<text:line-break/>rit abunde calidus et siccus, ita ut cito ab eo corpus dis-<text:line-break/>cutiatur. Nam tunc a sanguinis missione abstinemus, :</text:p>
      <text:p text:style-name="P3">etiamsi morbus magnus fuerit vigensque aetate homo. Id.<text:line-break/>ergo libri auctor sutum praetermisit, reliquis scriptis, at-<text:line-break/>que etiam patientis ipsius corporis habitum. Verum pro-<text:line-break/>cedente oratione et mentionem habitus fecit, qui et aeta-<text:line-break/>tis differentias in fe comprehendere potest, ut ostendam.</text:p>
      <text:h text:style-name="Heading_20_2" text:outline-level="2">XVI 11.</text:h>
      <text:p text:style-name="Normal"><text:span text:style-name="Default_20_Paragraph_20_Font"><text:span text:style-name="T2">A</text:span></text:span>t <text:span text:style-name="Default_20_Paragraph_20_Font"><text:span text:style-name="T2">eni</text:span></text:span>m <text:span text:style-name="Default_20_Paragraph_20_Font"><text:span text:style-name="T2">si angina aut si qui</text:span></text:span>s <text:span text:style-name="Default_20_Paragraph_20_Font"><text:span text:style-name="T2">al</text:span></text:span>i<text:span text:style-name="Default_20_Paragraph_20_Font"><text:span text:style-name="T2">u</text:span></text:span>s <text:span text:style-name="Default_20_Paragraph_20_Font"><text:span text:style-name="T2">ex pleur</text:span></text:span>iti<text:span text:style-name="Default_20_Paragraph_20_Font"><text:span text:style-name="T2">c</text:span></text:span>is <text:span text:style-name="Default_20_Paragraph_20_Font"><text:span text:style-name="T2">morbu</text:span></text:span>s<text:line-break/><text:span text:style-name="Default_20_Paragraph_20_Font"><text:span text:style-name="T2">fuer</text:span></text:span>it, <text:span text:style-name="Default_20_Paragraph_20_Font"><text:span text:style-name="T2">l</text:span></text:span>i<text:span text:style-name="Default_20_Paragraph_20_Font"><text:span text:style-name="T2">nct</text:span></text:span>i<text:span text:style-name="Default_20_Paragraph_20_Font"><text:span text:style-name="T2">busrepurgato; At si</text:span></text:span> i<text:span text:style-name="Default_20_Paragraph_20_Font"><text:span text:style-name="T2">mbecill</text:span></text:span>i<text:span text:style-name="Default_20_Paragraph_20_Font"><text:span text:style-name="T2">ore</text:span></text:span>s <text:span text:style-name="Default_20_Paragraph_20_Font"><text:span text:style-name="T2">appa-<text:line-break/>reant, ac si plu</text:span></text:span>s <text:span text:style-name="Default_20_Paragraph_20_Font"><text:span text:style-name="T2">sangu</text:span></text:span>i<text:span text:style-name="Default_20_Paragraph_20_Font"><text:span text:style-name="T2">nis detraxeris, cl</text:span></text:span>ysmo <text:span text:style-name="Default_20_Paragraph_20_Font"><text:span text:style-name="T2">alu</text:span></text:span>i<text:span text:style-name="Default_20_Paragraph_20_Font"><text:span text:style-name="T2">no<text:line-break/>tert</text:span></text:span>i<text:span text:style-name="Default_20_Paragraph_20_Font"><text:span text:style-name="T2">o quoque. d</text:span></text:span>i<text:span text:style-name="Default_20_Paragraph_20_Font"><text:span text:style-name="T2">e utendum, donec</text:span></text:span> i<text:span text:style-name="Default_20_Paragraph_20_Font"><text:span text:style-name="T2">n tuto aeger suerit,<text:line-break/>aut e</text:span></text:span>ti<text:span text:style-name="Default_20_Paragraph_20_Font"><text:span text:style-name="T2">a</text:span></text:span>m <text:span text:style-name="Default_20_Paragraph_20_Font"><text:span text:style-name="T2">seme opus habeat. .</text:span></text:span></text:p>
      <text:p text:style-name="P2">Angina partium quae in faucibus sitae fpnt pble-<text:line-break/>gmone esit, quae post venae sectionem eclegmatis repur-<text:line-break/>gari potest, hoc est, quae in partibus phlegmone obsessis<text:line-break/>continentur, per sputa evacuari possunt. Nam corpus</text:p>
      <text:p text:style-name="P3">impurum excrementofumque, quod vacuatur, jure optimo<text:line-break/>expurgari aliquis pronunciabit. Caeteris autem acutis<text:line-break/>morbis omissis, de pleurttide mentionem facit, quemadmo-<text:line-break/>dum et in prima libri parte fecit. <text:span text:style-name="Default_20_Paragraph_20_Font"><text:span text:style-name="T2">s</text:span></text:span>i <text:span text:style-name="Default_20_Paragraph_20_Font"><text:span text:style-name="T2">vero i</text:span></text:span>m<text:span text:style-name="Default_20_Paragraph_20_Font"><text:span text:style-name="T2">bec</text:span></text:span>i<text:span text:style-name="Default_20_Paragraph_20_Font"><text:span text:style-name="T2">ll</text:span></text:span>i<text:span text:style-name="Default_20_Paragraph_20_Font"><text:span text:style-name="T2">ores,<text:line-break/></text:span></text:span>inquit , <text:span text:style-name="Default_20_Paragraph_20_Font"><text:span text:style-name="T2">t</text:span></text:span>i<text:span text:style-name="Default_20_Paragraph_20_Font"><text:span text:style-name="T2">b</text:span></text:span>i <text:span text:style-name="Default_20_Paragraph_20_Font"><text:span text:style-name="T2">este v</text:span></text:span>i<text:span text:style-name="Default_20_Paragraph_20_Font"><text:span text:style-name="T2">debuntur vel . propter sangu</text:span></text:span>i<text:span text:style-name="Default_20_Paragraph_20_Font"><text:span text:style-name="T2">ni</text:span></text:span>s <text:span text:style-name="Default_20_Paragraph_20_Font"><text:span text:style-name="T2">per ve-<text:line-break/>nae sect</text:span></text:span>i<text:span text:style-name="Default_20_Paragraph_20_Font"><text:span text:style-name="T2">onem ablat</text:span></text:span>i <text:span text:style-name="Default_20_Paragraph_20_Font"><text:span text:style-name="T2">cop</text:span></text:span>i<text:span text:style-name="Default_20_Paragraph_20_Font"><text:span text:style-name="T2">am vel et</text:span></text:span>i<text:span text:style-name="Default_20_Paragraph_20_Font"><text:span text:style-name="T2">am alias, purga</text:span></text:span>t<text:span text:style-name="Default_20_Paragraph_20_Font"><text:span text:style-name="T2">ion</text:span></text:span>is<text:line-break/><text:span text:style-name="Default_20_Paragraph_20_Font"><text:span text:style-name="T2">vice cl</text:span></text:span>y<text:span text:style-name="Default_20_Paragraph_20_Font"><text:span text:style-name="T2">sterem tert</text:span></text:span>io <text:span text:style-name="Default_20_Paragraph_20_Font"><text:span text:style-name="T2">quoque</text:span></text:span> i<text:span text:style-name="Default_20_Paragraph_20_Font"><text:span text:style-name="T2">nfunde d</text:span></text:span>i<text:span text:style-name="Default_20_Paragraph_20_Font"><text:span text:style-name="T2">e. </text:span></text:span>.Nam laxato per<text:line-break/>sanguinis missionem corpore, quod ex morbificis humori-<text:line-break/>bus qualitate vitiosum superfluit, per ctysteres id evacuari<text:line-break/>Iubet. Quod autem Inopus illi sit, non salum alimenti<text:line-break/>excrementa subducere , verum et affectum locum expur-<text:line-break/>gere, palam esu Quod vero ad finem orationis additur:<text:line-break/><text:span text:style-name="Default_20_Paragraph_20_Font"><text:span text:style-name="T2">et sume</text:span></text:span> i<text:span text:style-name="Default_20_Paragraph_20_Font"><text:span text:style-name="T2">nd</text:span></text:span>i<text:span text:style-name="Default_20_Paragraph_20_Font"><text:span text:style-name="T2">gea</text:span></text:span>t, iis qui iu primo libro a nobis demon-<text:line-break/>strata meminerunt, etiam manisestum evadit.</text:p>
      <text:h text:style-name="Heading_20_2" text:outline-level="2">XIX.</text:h>
      <text:p text:style-name="P4">T<text:span text:style-name="Default_20_Paragraph_20_Font"><text:span text:style-name="T2">ument</text:span></text:span>i<text:span text:style-name="Default_20_Paragraph_20_Font"><text:span text:style-name="T2">a h</text:span></text:span>y<text:span text:style-name="Default_20_Paragraph_20_Font"><text:span text:style-name="T2">p</text:span></text:span>o<text:span text:style-name="Default_20_Paragraph_20_Font"><text:span text:style-name="T2">ch</text:span></text:span>o<text:span text:style-name="Default_20_Paragraph_20_Font"><text:span text:style-name="T2">ndria non sp</text:span></text:span>i<text:span text:style-name="Default_20_Paragraph_20_Font"><text:span text:style-name="T2">ri</text:span></text:span>t<text:span text:style-name="Default_20_Paragraph_20_Font"><text:span text:style-name="T2">uum</text:span></text:span> i<text:span text:style-name="Default_20_Paragraph_20_Font"><text:span text:style-name="T2">ntercept</text:span></text:span>i<text:span text:style-name="Default_20_Paragraph_20_Font"><text:span text:style-name="T2">one , septi .<text:line-break/></text:span></text:span>t<text:span text:style-name="Default_20_Paragraph_20_Font"><text:span text:style-name="T2">ransversi contensi</text:span></text:span>o<text:span text:style-name="Default_20_Paragraph_20_Font"><text:span text:style-name="T2">ne</text:span></text:span>s <text:span text:style-name="Default_20_Paragraph_20_Font"><text:span text:style-name="T2">.aut sp</text:span></text:span>iri<text:span text:style-name="Default_20_Paragraph_20_Font"><text:span text:style-name="T2">tuu</text:span></text:span>m <text:span text:style-name="Default_20_Paragraph_20_Font"><text:span text:style-name="T2">pro</text:span></text:span>t<text:span text:style-name="Default_20_Paragraph_20_Font"><text:span text:style-name="T2">ensione</text:span></text:span>s , <text:span text:style-name="Default_20_Paragraph_20_Font"><text:span text:style-name="T2">qu</text:span></text:span>i-</text:p>
      <text:p text:style-name="P3"><text:span text:style-name="Default_20_Paragraph_20_Font"><text:span text:style-name="T2">bus</text:span></text:span> o<text:span text:style-name="Default_20_Paragraph_20_Font"><text:span text:style-name="T2">rthopnoea sicca vexa</text:span></text:span>t<text:span text:style-name="Default_20_Paragraph_20_Font"><text:span text:style-name="T2">is pu</text:span></text:span>s <text:span text:style-name="Default_20_Paragraph_20_Font"><text:span text:style-name="T2">n</text:span></text:span>o<text:span text:style-name="Default_20_Paragraph_20_Font"><text:span text:style-name="T2">n subest, sed a su</text:span></text:span>i-<text:line-break/><text:span text:style-name="Default_20_Paragraph_20_Font"><text:span text:style-name="T2">r</text:span></text:span>i<text:span text:style-name="Default_20_Paragraph_20_Font"><text:span text:style-name="T2">tuu</text:span></text:span>m i<text:span text:style-name="Default_20_Paragraph_20_Font"><text:span text:style-name="T2">ntercept</text:span></text:span>io<text:span text:style-name="Default_20_Paragraph_20_Font"><text:span text:style-name="T2">ne hae affect</text:span></text:span>i<text:span text:style-name="Default_20_Paragraph_20_Font"><text:span text:style-name="T2">ones succeda</text:span></text:span>m. P<text:span text:style-name="Default_20_Paragraph_20_Font"><text:span text:style-name="T2">o</text:span></text:span>ti/st-<text:line-break/><text:span text:style-name="Default_20_Paragraph_20_Font"><text:span text:style-name="T2">mu</text:span></text:span>m <text:span text:style-name="Default_20_Paragraph_20_Font"><text:span text:style-name="T2">vero et vehe</text:span></text:span>m<text:span text:style-name="Default_20_Paragraph_20_Font"><text:span text:style-name="T2">ente</text:span></text:span>s <text:span text:style-name="Default_20_Paragraph_20_Font"><text:span text:style-name="T2">sucaris d</text:span></text:span>o<text:span text:style-name="Default_20_Paragraph_20_Font"><text:span text:style-name="T2">lores et l</text:span></text:span>i<text:span text:style-name="Default_20_Paragraph_20_Font"><text:span text:style-name="T2">en</text:span></text:span>is <text:span text:style-name="Default_20_Paragraph_20_Font"><text:span text:style-name="T2">gra-<text:line-break/>v</text:span></text:span>i<text:span text:style-name="Default_20_Paragraph_20_Font"><text:span text:style-name="T2">tates atque al</text:span></text:span>i<text:span text:style-name="Default_20_Paragraph_20_Font"><text:span text:style-name="T2">ae insta</text:span></text:span>m<text:span text:style-name="Default_20_Paragraph_20_Font"><text:span text:style-name="T2">ma</text:span></text:span>tio<text:span text:style-name="Default_20_Paragraph_20_Font"><text:span text:style-name="T2">nes et supra septu</text:span></text:span>m<text:line-break/><text:span text:style-name="Default_20_Paragraph_20_Font"><text:span text:style-name="T2">transce</text:span></text:span>nsum <text:span text:style-name="Default_20_Paragraph_20_Font"><text:span text:style-name="T2">dol</text:span></text:span>o<text:span text:style-name="Default_20_Paragraph_20_Font"><text:span text:style-name="T2">re</text:span></text:span>s mo<text:span text:style-name="Default_20_Paragraph_20_Font"><text:span text:style-name="T2">rboru</text:span></text:span>m<text:span text:style-name="Default_20_Paragraph_20_Font"><text:span text:style-name="T2">que c</text:span></text:span>o<text:span text:style-name="Default_20_Paragraph_20_Font"><text:span text:style-name="T2">llect</text:span></text:span>io<text:span text:style-name="Default_20_Paragraph_20_Font"><text:span text:style-name="T2">ne</text:span></text:span>s <text:span text:style-name="Default_20_Paragraph_20_Font"><text:span text:style-name="T2">salv</text:span></text:span>i <text:span text:style-name="Default_20_Paragraph_20_Font"><text:span text:style-name="T2">ne-<text:line-break/>queunt, si qu</text:span></text:span>is <text:span text:style-name="Default_20_Paragraph_20_Font"><text:span text:style-name="T2">priu</text:span></text:span>s <text:span text:style-name="Default_20_Paragraph_20_Font"><text:span text:style-name="T2">medica</text:span></text:span>m<text:span text:style-name="Default_20_Paragraph_20_Font"><text:span text:style-name="T2">en</text:span></text:span>tis <text:span text:style-name="Default_20_Paragraph_20_Font"><text:span text:style-name="T2">purgare aggre</text:span></text:span>ssus su-<text:line-break/><text:span text:style-name="Default_20_Paragraph_20_Font"><text:span text:style-name="T2">erit, verum</text:span></text:span> i<text:span text:style-name="Default_20_Paragraph_20_Font"><text:span text:style-name="T2">n h</text:span></text:span>is <text:span text:style-name="Default_20_Paragraph_20_Font"><text:span text:style-name="T2">venae sect</text:span></text:span>io <text:span text:style-name="Default_20_Paragraph_20_Font"><text:span text:style-name="T2">princep</text:span></text:span>s <text:span text:style-name="Default_20_Paragraph_20_Font"><text:span text:style-name="T2">re</text:span></text:span>m<text:span text:style-name="Default_20_Paragraph_20_Font"><text:span text:style-name="T2">ed</text:span></text:span>i<text:span text:style-name="Default_20_Paragraph_20_Font"><text:span text:style-name="T2">u</text:span></text:span>m <text:span text:style-name="Default_20_Paragraph_20_Font"><text:span text:style-name="T2">est,<text:line-break/>de</text:span></text:span>i<text:span text:style-name="Default_20_Paragraph_20_Font"><text:span text:style-name="T2">nde vero cl</text:span></text:span>y<text:span text:style-name="Default_20_Paragraph_20_Font"><text:span text:style-name="T2">siere</text:span></text:span>s , <text:span text:style-name="Default_20_Paragraph_20_Font"><text:span text:style-name="T2">n</text:span></text:span>i<text:span text:style-name="Default_20_Paragraph_20_Font"><text:span text:style-name="T2">si vehemen</text:span></text:span>s <text:span text:style-name="Default_20_Paragraph_20_Font"><text:span text:style-name="T2">et</text:span></text:span> m<text:span text:style-name="Default_20_Paragraph_20_Font"><text:span text:style-name="T2">agnu</text:span></text:span>s <text:span text:style-name="Default_20_Paragraph_20_Font"><text:span text:style-name="T2">fuer</text:span></text:span>i<text:span text:style-name="Default_20_Paragraph_20_Font"><text:span text:style-name="T2">t<text:line-break/>m</text:span></text:span>o<text:span text:style-name="Default_20_Paragraph_20_Font"><text:span text:style-name="T2">rbu</text:span></text:span>s, <text:span text:style-name="Default_20_Paragraph_20_Font"><text:span text:style-name="T2">sin m</text:span></text:span>i<text:span text:style-name="Default_20_Paragraph_20_Font"><text:span text:style-name="T2">nu</text:span></text:span>s, <text:span text:style-name="Default_20_Paragraph_20_Font"><text:span text:style-name="T2">e</text:span></text:span>ti<text:span text:style-name="Default_20_Paragraph_20_Font"><text:span text:style-name="T2">am p</text:span></text:span>o<text:span text:style-name="Default_20_Paragraph_20_Font"><text:span text:style-name="T2">stea</text:span></text:span> m<text:span text:style-name="Default_20_Paragraph_20_Font"><text:span text:style-name="T2">ed</text:span></text:span>i<text:span text:style-name="Default_20_Paragraph_20_Font"><text:span text:style-name="T2">camen</text:span></text:span>t<text:span text:style-name="Default_20_Paragraph_20_Font"><text:span text:style-name="T2">o purgante<text:line-break/></text:span></text:span>o<text:span text:style-name="Default_20_Paragraph_20_Font"><text:span text:style-name="T2">pus est, . sed et post venae fact</text:span></text:span>i<text:span text:style-name="Default_20_Paragraph_20_Font"><text:span text:style-name="T2">onem purgan</text:span></text:span>s m<text:span text:style-name="Default_20_Paragraph_20_Font"><text:span text:style-name="T2">ed</text:span></text:span>i-<text:line-break/>r<text:span text:style-name="Default_20_Paragraph_20_Font"><text:span text:style-name="T2">amentu</text:span></text:span>m <text:span text:style-name="Default_20_Paragraph_20_Font"><text:span text:style-name="T2">secur</text:span></text:span>i<text:span text:style-name="Default_20_Paragraph_20_Font"><text:span text:style-name="T2">tate ac moderat</text:span></text:span>io<text:span text:style-name="Default_20_Paragraph_20_Font"><text:span text:style-name="T2">ne</text:span></text:span> i<text:span text:style-name="Default_20_Paragraph_20_Font"><text:span text:style-name="T2">nd</text:span></text:span>i<text:span text:style-name="Default_20_Paragraph_20_Font"><text:span text:style-name="T2">get.</text:span></text:span></text:p>
      <text:p text:style-name="P38">Catalogus est morborum prius quidem venae sectione,<text:line-break/>deinde ipfa purgatione indigentium, quorum omnium pri-<text:line-break/>mus scriptus est, i<text:span text:style-name="Default_20_Paragraph_20_Font"><text:span text:style-name="T2">ntument</text:span></text:span>i<text:span text:style-name="Default_20_Paragraph_20_Font"><text:span text:style-name="T2">a h</text:span></text:span>y<text:span text:style-name="Default_20_Paragraph_20_Font"><text:span text:style-name="T2">p</text:span></text:span>o<text:span text:style-name="Default_20_Paragraph_20_Font"><text:span text:style-name="T2">ch</text:span></text:span>o<text:span text:style-name="Default_20_Paragraph_20_Font"><text:span text:style-name="T2">ndr</text:span></text:span>i<text:span text:style-name="Default_20_Paragraph_20_Font"><text:span text:style-name="T2">a.</text:span></text:span> Vocem <text:span text:style-name="Default_20_Paragraph_20_Font"><text:span text:style-name="T6">φλεγ</text:span></text:span><text:span text:style-name="Default_20_Paragraph_20_Font"><text:span text:style-name="T5">-<text:line-break/></text:span></text:span><text:span text:style-name="Default_20_Paragraph_20_Font"><text:span text:style-name="T6">μαίνοντα</text:span></text:span><text:span text:style-name="Default_20_Paragraph_20_Font"><text:span text:style-name="T5"> </text:span></text:span>ex Hippocratis consuetudine non audias, etenim<text:line-break/>inflammati morbi omnes et catini <text:span text:style-name="Default_20_Paragraph_20_Font"><text:span text:style-name="T2">hac voce</text:span></text:span> significantur,<text:line-break/>erysipelata, herpetes , carbunculi et quae proprie pllleg-<text:line-break/>ca<text:span text:style-name="Default_20_Paragraph_20_Font"><text:span text:style-name="T2">u</text:span></text:span>sans ror<text:span text:style-name="Default_20_Paragraph_20_Font"><text:span text:style-name="T2">e</text:span></text:span></text:p>
      <text:p text:style-name="P3">menae appellantur. Verum recentiores medici omnes in<text:line-break/>una- specie inflammatorum corporum vetus omnibus .coat-<text:line-break/>inune nomen inducunt vocantque ita solum eum tumorem,<text:line-break/>qui renitens dolorem infert cum multo calore. Verum<text:line-break/>quum et alii praeter --naturam existant tumores , ut fcirr-<text:line-break/>hus et qui a recentioribus medicis oedema appellatur<text:line-break/>(fuit siquidem et id quondam commune nomen tumorum<text:line-break/>omnium praeter naturam atque -ipsius inflationis), dixi-<text:line-break/>mus quidem alibi libro uno de tumoribus praeter naturam.<text:line-break/>Verum in praefenti libro ut caetera ita et hoc summatim<text:line-break/>dicatur. Scirrhus quidem renitens tumor est et doloris<text:line-break/>expers. Verum inflatio bifariam fit, nimirum collecto<text:line-break/>quibsisdam in cavitatibus aut fub <text:span text:style-name="Default_20_Paragraph_20_Font"><text:span text:style-name="T2">t</text:span></text:span>ensum cadentibus aut<text:line-break/>ratione comprehensibilibus flatulento spiritu<text:span text:style-name="Default_20_Paragraph_20_Font"><text:span text:style-name="T2">i</text:span></text:span> Nonnulli<text:line-break/>sube aliquando tumores praeter naturam in musculis se-<text:line-break/>cuerunt, tanquam pus in imo reperturi, fed nihil aliud<text:line-break/>praeterquam spiritum totam per carnem minutatim disse-<text:line-break/>minatum inve<text:span text:style-name="Default_20_Paragraph_20_Font"><text:span text:style-name="T2">n</text:span></text:span>erunt. Praeterea et thrombos interdum fo-</text:p>
      <text:p text:style-name="P1">sus, qui ita fecant aut viscosam humiditatem aut mucosum<text:line-break/>reperere. Verum in talibus tumor vel ex thrombo. vel<text:line-break/>muco erat, carne ad hunc affici modum apparente; fpi-<text:line-break/>ritus autem in ea per minuta est disseminatus. Non igi-<text:line-break/>tur . in . praesenti sententiae hujus dictione <text:span text:style-name="Default_20_Paragraph_20_Font"><text:span text:style-name="T6">φλεγμαίνοντα</text:span></text:span><text:span text:style-name="Default_20_Paragraph_20_Font"><text:span text:style-name="T5"><text:line-break/></text:span></text:span>hypochoudria fecundum assuetum Hippocrati significatum<text:line-break/>dicta esse videntur. Quam enim mentem habebit quod<text:line-break/>. ipsi adjicitm, <text:span text:style-name="Default_20_Paragraph_20_Font"><text:span text:style-name="T2">non statuum in</text:span></text:span>t<text:span text:style-name="Default_20_Paragraph_20_Font"><text:span text:style-name="T2">ercept</text:span></text:span>i<text:span text:style-name="Default_20_Paragraph_20_Font"><text:span text:style-name="T2">one</text:span></text:span>; quum inflamma-<text:line-break/>torius calor in hypochondriis , sive cum flatu suerit, sive<text:line-break/>non, eandem.habeat indicationem? Neque sane ita .dicere<text:line-break/>est visus, ut coniunctim tum pblogosin, tum spirituum in-<text:line-break/>terceptionem fieri dicatur, quum id falsum sit. Nunquam<text:line-break/>enim spiritus interceptio inflammatoriam .hypochondrio<text:line-break/>infert affectionem. -Qui ergo haec scripsit, phlegmae-<text:line-break/>nonta hypochoudria dicere est visus, quae in tumorem<text:line-break/>sublata sunt. Post haec autem mentionem de fepti traus-<text:line-break/>vevsi intensione fecit, deinde et protensione spiritus.<text:line-break/>Septi transversi intensio manifesta est, fed spiritus pro-</text:p>
      <text:p text:style-name="P3">tensus dicere visus est, veluti interruptos, de quibus in<text:line-break/>prima libri hujus parte scriptum est ; <text:span text:style-name="Default_20_Paragraph_20_Font"><text:span text:style-name="T2">sp</text:span></text:span>i<text:span text:style-name="Default_20_Paragraph_20_Font"><text:span text:style-name="T2">ri</text:span></text:span>t<text:span text:style-name="Default_20_Paragraph_20_Font"><text:span text:style-name="T2">u</text:span></text:span>s o<text:span text:style-name="Default_20_Paragraph_20_Font"><text:span text:style-name="T2">ffenden</text:span></text:span>s<text:line-break/>i<text:span text:style-name="Default_20_Paragraph_20_Font"><text:span text:style-name="T2">n ea, quae .ex</text:span></text:span>t<text:span text:style-name="Default_20_Paragraph_20_Font"><text:span text:style-name="T2">ra sit, delat</text:span></text:span>i<text:span text:style-name="Default_20_Paragraph_20_Font"><text:span text:style-name="T2">one, </text:span></text:span>ac de eo in dictionis il-<text:line-break/>lius explicatione enarratum esu Siccam autem ortho-<text:line-break/>pnoeam dixit eam spirandi difficultatem quae citra fputa<text:line-break/>aut citra tussim adeo vehemens est, ut <text:span text:style-name="Default_20_Paragraph_20_Font"><text:span text:style-name="T2">ae</text:span></text:span>g<text:span text:style-name="Default_20_Paragraph_20_Font"><text:span text:style-name="T2">r</text:span></text:span>o<text:span text:style-name="Default_20_Paragraph_20_Font"><text:span text:style-name="T2">tu</text:span></text:span>s decubi-<text:line-break/>tum non ferat, sed suffocetur, quam fieri non ignoras ah<text:line-break/>angustia pulmonis capacitatum spiritus , quae id patiuntur<text:line-break/>jacentibus magis, minus autem flantibus et profecto recte<text:line-break/>collocatis omnibus, quae in thorace existunt partibus;<text:line-break/>ideoque orthopnoea. vocatur. Sest quum ea interdum fiat<text:line-break/>ob vifceris phlegmonem, ut in peripneumoniis , interdum<text:line-break/>oppletis br<text:span text:style-name="Default_20_Paragraph_20_Font"><text:span text:style-name="T2">a</text:span></text:span>nchiis, sanguinis missione ait egere ortho-<text:line-break/>pnoea affectos , quibus pus collectum non sit. Nam. hos<text:line-break/>puris vacuatione egere constat. Qui autem a spiritus in-<text:line-break/>terceptione (quod in angustiam acto pulmone contingit)<text:line-break/>haec patiuntur, iis tibi vena siccanda esu Pari modo et<text:line-break/>jecinoris vehementes dolores splenisque atque caeteras omnes</text:p>
      <text:p text:style-name="P3">inflammationes venae fectio juvat, atque universas morbo-<text:line-break/>rum collectiones. Quod autem morborum collectiones<text:line-break/>dixerit eas quae ab intumescentibus fiunt partibus par<text:line-break/>esu Audio siquidem et nunc multos in Afia nostra tu- .<text:line-break/>mores praeter naturam omnes ita nuncupare. lu his<text:line-break/>enim priusquam vena siccetur, purgationem interdicere<text:line-break/>oportet, quanquam hanc quoque ratiocinationem deinceps<text:line-break/>ipfe dicet in eo qui sequitur textu.</text:p>
      <text:h text:style-name="Heading_20_2" text:outline-level="2">XX.</text:h>
      <text:p text:style-name="P4"><text:span text:style-name="Default_20_Paragraph_20_Font"><text:span text:style-name="T2">Qu</text:span></text:span>i<text:span text:style-name="Default_20_Paragraph_20_Font"><text:span text:style-name="T2">cunque vero sia</text:span></text:span>t<text:span text:style-name="Default_20_Paragraph_20_Font"><text:span text:style-name="T2">im per</text:span></text:span> i<text:span text:style-name="Default_20_Paragraph_20_Font"><text:span text:style-name="T2">nit</text:span></text:span>i<text:span text:style-name="Default_20_Paragraph_20_Font"><text:span text:style-name="T2">a</text:span></text:span> m<text:span text:style-name="Default_20_Paragraph_20_Font"><text:span text:style-name="T2">orb</text:span></text:span>o<text:span text:style-name="Default_20_Paragraph_20_Font"><text:span text:style-name="T2">rum</text:span></text:span> i<text:span text:style-name="Default_20_Paragraph_20_Font"><text:span text:style-name="T2">nsta</text:span></text:span>m<text:span text:style-name="Default_20_Paragraph_20_Font"><text:span text:style-name="T2">ma</text:span></text:span>t<text:span text:style-name="Default_20_Paragraph_20_Font"><text:span text:style-name="T2">i</text:span></text:span>o-<text:line-break/><text:span text:style-name="Default_20_Paragraph_20_Font"><text:span text:style-name="T2">ne</text:span></text:span>s <text:span text:style-name="Default_20_Paragraph_20_Font"><text:span text:style-name="T2">purgante medicamento salvere c</text:span></text:span>o<text:span text:style-name="Default_20_Paragraph_20_Font"><text:span text:style-name="T2">nantur</text:span></text:span> , ii <text:span text:style-name="Default_20_Paragraph_20_Font"><text:span text:style-name="T2">de c</text:span></text:span>o<text:span text:style-name="Default_20_Paragraph_20_Font"><text:span text:style-name="T2">n-<text:line-break/></text:span></text:span>t<text:span text:style-name="Default_20_Paragraph_20_Font"><text:span text:style-name="T2">ensa qu</text:span></text:span>i<text:span text:style-name="Default_20_Paragraph_20_Font"><text:span text:style-name="T2">dem ac insiamma</text:span></text:span>t<text:span text:style-name="Default_20_Paragraph_20_Font"><text:span text:style-name="T2">a parte n</text:span></text:span>i<text:span text:style-name="Default_20_Paragraph_20_Font"><text:span text:style-name="T2">hil de</text:span></text:span>t<text:span text:style-name="Default_20_Paragraph_20_Font"><text:span text:style-name="T2">rahunt,<text:line-break/>quum n</text:span></text:span>i<text:span text:style-name="Default_20_Paragraph_20_Font"><text:span text:style-name="T2">h</text:span></text:span>i<text:span text:style-name="Default_20_Paragraph_20_Font"><text:span text:style-name="T2">l ceda</text:span></text:span>t <text:span text:style-name="Default_20_Paragraph_20_Font"><text:span text:style-name="T2">quae adhuc cruda est affect</text:span></text:span>i<text:span text:style-name="Default_20_Paragraph_20_Font"><text:span text:style-name="T2">o , verum<text:line-break/>quae morbo reluctantur et fana sun</text:span></text:span>t <text:span text:style-name="Default_20_Paragraph_20_Font"><text:span text:style-name="T2">- contabesac</text:span></text:span>i<text:span text:style-name="Default_20_Paragraph_20_Font"><text:span text:style-name="T2">unt.<text:line-break/>At deb</text:span></text:span>i<text:span text:style-name="Default_20_Paragraph_20_Font"><text:span text:style-name="T2">l</text:span></text:span>i <text:span text:style-name="Default_20_Paragraph_20_Font"><text:span text:style-name="T2">evadente</text:span></text:span> c<text:span text:style-name="Default_20_Paragraph_20_Font"><text:span text:style-name="T2">orpore morbu</text:span></text:span>s <text:span text:style-name="Default_20_Paragraph_20_Font"><text:span text:style-name="T2">praevalesc</text:span></text:span>i<text:span text:style-name="Default_20_Paragraph_20_Font"><text:span text:style-name="T2">t. Quum<text:line-break/>autem</text:span></text:span> m<text:span text:style-name="Default_20_Paragraph_20_Font"><text:span text:style-name="T2">orbu</text:span></text:span>s <text:span text:style-name="Default_20_Paragraph_20_Font"><text:span text:style-name="T2">corp</text:span></text:span>o<text:span text:style-name="Default_20_Paragraph_20_Font"><text:span text:style-name="T2">r</text:span></text:span>i <text:span text:style-name="Default_20_Paragraph_20_Font"><text:span text:style-name="T2">praevaluer</text:span></text:span>i<text:span text:style-name="Default_20_Paragraph_20_Font"><text:span text:style-name="T2">t, </text:span></text:span>i<text:span text:style-name="Default_20_Paragraph_20_Font"><text:span text:style-name="T2">d c</text:span></text:span>it<text:span text:style-name="Default_20_Paragraph_20_Font"><text:span text:style-name="T2">ra cura</text:span></text:span>tio<text:span text:style-name="Default_20_Paragraph_20_Font"><text:span text:style-name="T2">nem<text:line-break/>aspectum est.</text:span></text:span></text:p>
      <text:p text:style-name="P1">Hunc exposuimus .aphorismum, in eo ita incipiente:<text:line-break/><text:span text:style-name="Default_20_Paragraph_20_Font"><text:span text:style-name="T2">cocta med</text:span></text:span>i<text:span text:style-name="Default_20_Paragraph_20_Font"><text:span text:style-name="T2">car</text:span></text:span>i <text:span text:style-name="Default_20_Paragraph_20_Font"><text:span text:style-name="T2">ac- movere. </text:span></text:span>Atque in eisdem quibus et<text:line-break/>nunc symptomatis recte ad venae sectionem prius venire<text:line-break/>praecipit, quum vitiosi aliqui humores tum in partem<text:line-break/>aliquam confluant tum lo ea acerventur, quod Iane, ut<text:line-break/>dixi, colligi in ea parte dicitur. Quod autem in sine<text:line-break/>praescriptae dictionis, quidam dignotioni inaccessum pravi<text:line-break/>scriptores ad surem dicti auctoris efficiunt nomen <text:span text:style-name="Default_20_Paragraph_20_Font"><text:span text:style-name="T6">φαρμἀ</text:span></text:span><text:span text:style-name="Default_20_Paragraph_20_Font"><text:span text:style-name="T5">-<text:line-break/></text:span></text:span><text:span text:style-name="Default_20_Paragraph_20_Font"><text:span text:style-name="T6">κείας</text:span></text:span><text:span text:style-name="Default_20_Paragraph_20_Font"><text:span text:style-name="T5">, </text:span></text:span><text:span text:style-name="Default_20_Paragraph_20_Font"><text:span text:style-name="T2">securitate qu</text:span></text:span>i<text:span text:style-name="Default_20_Paragraph_20_Font"><text:span text:style-name="T2">dem et</text:span></text:span> m<text:span text:style-name="Default_20_Paragraph_20_Font"><text:span text:style-name="T2">ed</text:span></text:span>i<text:span text:style-name="Default_20_Paragraph_20_Font"><text:span text:style-name="T2">ocrita</text:span></text:span>t<text:span text:style-name="Default_20_Paragraph_20_Font"><text:span text:style-name="T2">e ind</text:span></text:span>i<text:span text:style-name="Default_20_Paragraph_20_Font"><text:span text:style-name="T2">gere sangu</text:span></text:span>i<text:span text:style-name="Default_20_Paragraph_20_Font"><text:span text:style-name="T2">n</text:span></text:span>i<text:span text:style-name="Default_20_Paragraph_20_Font"><text:span text:style-name="T2">s<text:line-break/>m</text:span></text:span>i<text:span text:style-name="Default_20_Paragraph_20_Font"><text:span text:style-name="T2">ssionem p</text:span></text:span>ost m<text:span text:style-name="Default_20_Paragraph_20_Font"><text:span text:style-name="T2">ed</text:span></text:span>i<text:span text:style-name="Default_20_Paragraph_20_Font"><text:span text:style-name="T2">ca</text:span></text:span>m<text:span text:style-name="Default_20_Paragraph_20_Font"><text:span text:style-name="T2">en</text:span></text:span>t<text:span text:style-name="Default_20_Paragraph_20_Font"><text:span text:style-name="T2">u</text:span></text:span>m, accusativum ca<text:span text:style-name="Default_20_Paragraph_20_Font"><text:span text:style-name="T2">t</text:span></text:span>um dictum.<text:line-break/>pro genitivo efficientes. Verum in tuta dictione prius-<text:line-break/>ad fanguiuis missionem veniendum, deinde ad medicamen-<text:line-break/>tum praecipitur; non autem e contrario, ut ii scribunt,<text:line-break/>assumendum prius medicamentum , deinde ad sanguinis<text:line-break/>detractionem deveniendum. Caetera dictionis dilucida iis<text:line-break/><text:span text:style-name="Default_20_Paragraph_20_Font"><text:span text:style-name="T2">t</text:span></text:span>unt, qui exacte dicta ejus animadverterunt.</text:p>
      <text:h text:style-name="P54" text:outline-level="2"><text:span text:style-name="Default_20_Paragraph_20_Font"><text:span text:style-name="T5">. -<text:tab/>,, .<text:tab/></text:span></text:span>.XXI. <text:span text:style-name="Default_20_Paragraph_20_Font"><text:span text:style-name="T5">.</text:span></text:span></text:h>
      <text:p text:style-name="P4">U<text:span text:style-name="Default_20_Paragraph_20_Font"><text:span text:style-name="T2">t au</text:span></text:span>t<text:span text:style-name="Default_20_Paragraph_20_Font"><text:span text:style-name="T2">e</text:span></text:span>m <text:span text:style-name="Default_20_Paragraph_20_Font"><text:span text:style-name="T2">qu</text:span></text:span>is <text:span text:style-name="Default_20_Paragraph_20_Font"><text:span text:style-name="T2">derepente voce cap</text:span></text:span>t<text:span text:style-name="Default_20_Paragraph_20_Font"><text:span text:style-name="T2">u</text:span></text:span>s sim, <text:span text:style-name="Default_20_Paragraph_20_Font"><text:span text:style-name="T2">venarum</text:span></text:span> i<text:span text:style-name="Default_20_Paragraph_20_Font"><text:span text:style-name="T2">n</text:span></text:span>t<text:span text:style-name="Default_20_Paragraph_20_Font"><text:span text:style-name="T2">er-<text:line-break/>cep</text:span></text:span>ti<text:span text:style-name="Default_20_Paragraph_20_Font"><text:span text:style-name="T2">one</text:span></text:span>s <text:span text:style-name="Default_20_Paragraph_20_Font"><text:span text:style-name="T2">fac</text:span></text:span>i<text:span text:style-name="Default_20_Paragraph_20_Font"><text:span text:style-name="T2">un</text:span></text:span>t,. <text:span text:style-name="Default_20_Paragraph_20_Font"><text:span text:style-name="T2">si bene valen</text:span></text:span>ti <text:span text:style-name="Default_20_Paragraph_20_Font"><text:span text:style-name="T2">c</text:span></text:span>it<text:span text:style-name="Default_20_Paragraph_20_Font"><text:span text:style-name="T2">ra occasi</text:span></text:span>o<text:span text:style-name="Default_20_Paragraph_20_Font"><text:span text:style-name="T2">ne</text:span></text:span>m <text:span text:style-name="Default_20_Paragraph_20_Font"><text:span text:style-name="T2">au</text:span></text:span>t<text:line-break/><text:span text:style-name="Default_20_Paragraph_20_Font"><text:span text:style-name="T2">vehemen</text:span></text:span>t<text:span text:style-name="Default_20_Paragraph_20_Font"><text:span text:style-name="T2">e</text:span></text:span>m <text:span text:style-name="Default_20_Paragraph_20_Font"><text:span text:style-name="T2">al</text:span></text:span>i<text:span text:style-name="Default_20_Paragraph_20_Font"><text:span text:style-name="T2">am causam</text:span></text:span> i<text:span text:style-name="Default_20_Paragraph_20_Font"><text:span text:style-name="T2">d c</text:span></text:span>o<text:span text:style-name="Default_20_Paragraph_20_Font"><text:span text:style-name="T2">nt</text:span></text:span>i<text:span text:style-name="Default_20_Paragraph_20_Font"><text:span text:style-name="T2">ger</text:span></text:span>it.</text:p>
      <text:p text:style-name="P2">Venarum interceptiones appellat venarum oppletio-<text:line-break/>nes a plenitudine obortas. Quum igitur ipsae .supra mc-<text:line-break/>dum oppletae fuerint, tum vires gravari necesse est,<text:line-break/>tum in extinctionis agi periculum nativum calorem, qui<text:line-break/>ob plenitudinem suffocationi quiddam simile patitur.<text:line-break/>Quandoquidem hinc epilepsiae et . apoplexiae et fyncopae<text:line-break/>cardiacae oriuntur. Nam uno communi animulae fympto-<text:line-break/>mate symptomata hujusmodi significavit. Adjecit autem<text:line-break/>orationi : . Ai <text:span text:style-name="Default_20_Paragraph_20_Font"><text:span text:style-name="T2">bene valent</text:span></text:span>i <text:span text:style-name="Default_20_Paragraph_20_Font"><text:span text:style-name="T2">citra</text:span></text:span> o<text:span text:style-name="Default_20_Paragraph_20_Font"><text:span text:style-name="T2">ccasione</text:span></text:span>m <text:span text:style-name="Default_20_Paragraph_20_Font"><text:span text:style-name="T2">aut vehe</text:span></text:span>m<text:span text:style-name="Default_20_Paragraph_20_Font"><text:span text:style-name="T2">en-<text:line-break/></text:span></text:span>t<text:span text:style-name="Default_20_Paragraph_20_Font"><text:span text:style-name="T2">e</text:span></text:span>m <text:span text:style-name="Default_20_Paragraph_20_Font"><text:span text:style-name="T2">al</text:span></text:span>i<text:span text:style-name="Default_20_Paragraph_20_Font"><text:span text:style-name="T2">a</text:span></text:span>m <text:span text:style-name="Default_20_Paragraph_20_Font"><text:span text:style-name="T2">causam</text:span></text:span> id contigerit, occasionem quidem can-<text:line-break/>Iam manifestam vocans, ut si quis in lucta vel pancratio<text:line-break/>ex brachiorum accommodatione ad periculum suffocationis<text:line-break/>circumductus suerit. Cau<text:span text:style-name="Default_20_Paragraph_20_Font"><text:span text:style-name="T2">t</text:span></text:span>am vero aliam vehementem <text:span text:style-name="Default_20_Paragraph_20_Font"><text:span text:style-name="T2">di-</text:span></text:span></text:p>
      <text:p text:style-name="P3"><text:span text:style-name="Default_20_Paragraph_20_Font"><text:span text:style-name="T2">c</text:span></text:span>i<text:span text:style-name="Default_20_Paragraph_20_Font"><text:span text:style-name="T2">t</text:span></text:span>, qualis vel timore. vermaximo animi moerore perculi<text:line-break/>sis accidit. In aegris autem aphonia hujusmodi fieri po-<text:line-break/>test, interdum laesis duntaxat vocalibus instrumentis aut<text:line-break/>etiam fpirabilibus. Potest quoque <text:span text:style-name="Default_20_Paragraph_20_Font"><text:span text:style-name="T2">con</text:span></text:span>ti<text:span text:style-name="Default_20_Paragraph_20_Font"><text:span text:style-name="T2">ngere</text:span></text:span> ob recen-<text:line-break/>tem quandam exolutionem et virium jacturam. Ut autem<text:line-break/>ab hujusmodi aphoniis eam distinguat, quae orationi ap-<text:line-break/>posita est, adjecit: <text:span text:style-name="Default_20_Paragraph_20_Font"><text:span text:style-name="T2">si bene valen</text:span></text:span>ti <text:span text:style-name="Default_20_Paragraph_20_Font"><text:span text:style-name="T2">con</text:span></text:span>t<text:span text:style-name="Default_20_Paragraph_20_Font"><text:span text:style-name="T2">igerit.</text:span></text:span></text:p>
      <text:h text:style-name="Heading_20_2" text:outline-level="2">XXII.</text:h>
      <text:p text:style-name="P4"><text:span text:style-name="Default_20_Paragraph_20_Font"><text:span text:style-name="T2">rena</text:span></text:span> i<text:span text:style-name="Default_20_Paragraph_20_Font"><text:span text:style-name="T2">gi</text:span></text:span>t<text:span text:style-name="Default_20_Paragraph_20_Font"><text:span text:style-name="T2">ur brach</text:span></text:span>i<text:span text:style-name="Default_20_Paragraph_20_Font"><text:span text:style-name="T2">i dext</text:span></text:span>ri i<text:span text:style-name="Default_20_Paragraph_20_Font"><text:span text:style-name="T2">nterna fucanda est, ac su</text:span></text:span>a-.<text:line-break/><text:span text:style-name="Default_20_Paragraph_20_Font"><text:span text:style-name="T2">gu</text:span></text:span>is <text:span text:style-name="Default_20_Paragraph_20_Font"><text:span text:style-name="T2">de</text:span></text:span>t<text:span text:style-name="Default_20_Paragraph_20_Font"><text:span text:style-name="T2">rahendu</text:span></text:span>s, i<text:span text:style-name="Default_20_Paragraph_20_Font"><text:span text:style-name="T2">n</text:span></text:span>it<text:span text:style-name="Default_20_Paragraph_20_Font"><text:span text:style-name="T2">a fecundu</text:span></text:span>m <text:span text:style-name="Default_20_Paragraph_20_Font"><text:span text:style-name="T2">habi</text:span></text:span>t<text:span text:style-name="Default_20_Paragraph_20_Font"><text:span text:style-name="T2">um ac ae</text:span></text:span>t<text:span text:style-name="Default_20_Paragraph_20_Font"><text:span text:style-name="T2">a</text:span></text:span>t<text:span text:style-name="Default_20_Paragraph_20_Font"><text:span text:style-name="T2">em<text:line-break/>plur</text:span></text:span>is <text:span text:style-name="Default_20_Paragraph_20_Font"><text:span text:style-name="T2">m</text:span></text:span>i<text:span text:style-name="Default_20_Paragraph_20_Font"><text:span text:style-name="T2">nor</text:span></text:span>is<text:span text:style-name="Default_20_Paragraph_20_Font"><text:span text:style-name="T2">que ra</text:span></text:span>ti<text:span text:style-name="Default_20_Paragraph_20_Font"><text:span text:style-name="T2">one.</text:span></text:span></text:p>
      <text:p text:style-name="P2">Celerrime ac plurimum ex principibus partibus vena<text:line-break/>ipfa corpus vacuat, atque ob id in acutissimis morbis ad<text:line-break/>eam su confert. <text:span text:style-name="Default_20_Paragraph_20_Font"><text:span text:style-name="T2">Ac fangu</text:span></text:span>is <text:span text:style-name="Default_20_Paragraph_20_Font"><text:span text:style-name="T2">de</text:span></text:span>t<text:span text:style-name="Default_20_Paragraph_20_Font"><text:span text:style-name="T2">rahendu</text:span></text:span>s, i<text:span text:style-name="Default_20_Paragraph_20_Font"><text:span text:style-name="T2">nita secu</text:span></text:span>it-<text:line-break/><text:span text:style-name="Default_20_Paragraph_20_Font"><text:span text:style-name="T2">dum hab</text:span></text:span>i<text:span text:style-name="Default_20_Paragraph_20_Font"><text:span text:style-name="T2">tum ac ae</text:span></text:span>t<text:span text:style-name="Default_20_Paragraph_20_Font"><text:span text:style-name="T2">atem plur</text:span></text:span>is <text:span text:style-name="Default_20_Paragraph_20_Font"><text:span text:style-name="T2">m</text:span></text:span>i<text:span text:style-name="Default_20_Paragraph_20_Font"><text:span text:style-name="T2">nor</text:span></text:span>is<text:span text:style-name="Default_20_Paragraph_20_Font"><text:span text:style-name="T2">que ra</text:span></text:span>ti<text:span text:style-name="Default_20_Paragraph_20_Font"><text:span text:style-name="T2">one. </text:span></text:span>Su- .<text:line-break/>potius quum de scopis phlebotomiae dissereret, corporis</text:p>
      <text:p text:style-name="P3">habitum quidem omisit, fed nunc virium non meminit.<text:line-break/>Verum habitus nomen pro virium nomine dictum esse<text:line-break/>opinantur nonnulli, una ex re duo dici non recte exi-<text:line-break/>stitnantes. Nam habitum quidem ad corporis constitutio-<text:line-break/>nem deferentes dicimus, quum quis aut mollis aut durus<text:line-break/>fuerit, robur vero virium functionum vehementiae attri-<text:line-break/>buimus. Quare duo hi funt scopi , communem quidem<text:line-break/>vacuandi indicationem, quod communes sint, habentes, fed<text:line-break/>inter fe differentes, veluti et ab aetate. Verum aetatem<text:line-break/>ad corporis habitum referre est melius , non ad vires.<text:line-break/>Etenim pueri propter habitus mollitiem facile exhauriuu-<text:line-break/>tur, lenes vero difficile propter siccitatem et frigiditatem<text:line-break/>resolvuntur. Satisque esse tres hos phlebotomia fcopos<text:line-break/>quispiam dicere potest, iudicationem <text:span text:style-name="Default_20_Paragraph_20_Font"><text:span text:style-name="T2">evacuand</text:span></text:span>i accipien-<text:line-break/>tibus nobis et. a morbi qui curatur magnitudine et habitu<text:line-break/>et viribus. Cujusnam autem ambiens nos aer sit tempe-<text:line-break/>ramenti inspiciendum esse est supra dictum.</text:p>
      <text:h text:style-name="P54" text:outline-level="2">XXHI.</text:h>
      <text:p text:style-name="P4"><text:span text:style-name="Default_20_Paragraph_20_Font"><text:span text:style-name="T2">Eoru</text:span></text:span>m <text:span text:style-name="Default_20_Paragraph_20_Font"><text:span text:style-name="T2">autem quam plur</text:span></text:span>i<text:span text:style-name="Default_20_Paragraph_20_Font"><text:span text:style-name="T2">m</text:span></text:span>is <text:span text:style-name="Default_20_Paragraph_20_Font"><text:span text:style-name="T2">haec accidunt, /ac</text:span></text:span>i<text:span text:style-name="Default_20_Paragraph_20_Font"><text:span text:style-name="T2">ei rubo—<text:line-break/>re</text:span></text:span>s, o<text:span text:style-name="Default_20_Paragraph_20_Font"><text:span text:style-name="T2">cu</text:span></text:span>l<text:span text:style-name="Default_20_Paragraph_20_Font"><text:span text:style-name="T2">oru</text:span></text:span>m <text:span text:style-name="Default_20_Paragraph_20_Font"><text:span text:style-name="T2">constant</text:span></text:span>i<text:span text:style-name="Default_20_Paragraph_20_Font"><text:span text:style-name="T2">ae, manuum distent</text:span></text:span>i<text:span text:style-name="Default_20_Paragraph_20_Font"><text:span text:style-name="T2">one</text:span></text:span>s, <text:span text:style-name="Default_20_Paragraph_20_Font"><text:span text:style-name="T2">den</text:span></text:span>ti<text:span text:style-name="Default_20_Paragraph_20_Font"><text:span text:style-name="T2">um<text:line-break/>str</text:span></text:span>i<text:span text:style-name="Default_20_Paragraph_20_Font"><text:span text:style-name="T2">d</text:span></text:span>o<text:span text:style-name="Default_20_Paragraph_20_Font"><text:span text:style-name="T2">re</text:span></text:span>s, <text:span text:style-name="Default_20_Paragraph_20_Font"><text:span text:style-name="T2">pulsut</text:span></text:span>i<text:span text:style-name="Default_20_Paragraph_20_Font"><text:span text:style-name="T2">one</text:span></text:span>s, <text:span text:style-name="Default_20_Paragraph_20_Font"><text:span text:style-name="T2">max</text:span></text:span>i<text:span text:style-name="Default_20_Paragraph_20_Font"><text:span text:style-name="T2">llarum contract</text:span></text:span>io, <text:span text:style-name="Default_20_Paragraph_20_Font"><text:span text:style-name="T2">extremo-<text:line-break/>rum resmgera</text:span></text:span>t<text:span text:style-name="Default_20_Paragraph_20_Font"><text:span text:style-name="T2">t</text:span></text:span>p <text:span text:style-name="Default_20_Paragraph_20_Font"><text:span text:style-name="T2">e</text:span></text:span>t <text:span text:style-name="Default_20_Paragraph_20_Font"><text:span text:style-name="T2">spir</text:span></text:span>it<text:span text:style-name="Default_20_Paragraph_20_Font"><text:span text:style-name="T2">uum in ven</text:span></text:span>is <text:span text:style-name="Default_20_Paragraph_20_Font"><text:span text:style-name="T2">intercept</text:span></text:span>i<text:span text:style-name="Default_20_Paragraph_20_Font"><text:span text:style-name="T2">one</text:span></text:span>s.</text:p>
      <text:p text:style-name="P2">Inter haec quae deinceps accidunt, saniei Iulius prius<text:line-break/>scripti rubores sanguinis copiam indicant. <text:span text:style-name="Default_20_Paragraph_20_Font"><text:span text:style-name="T2">succed</text:span></text:span>i<text:span text:style-name="Default_20_Paragraph_20_Font"><text:span text:style-name="T2">t</text:span></text:span> oou-<text:line-break/>lorum statio, id est immobilitas et manuum dejectiones,<text:line-break/>atque eas quidem laedi ob nervorum principium contiu-<text:line-break/>git, fed alio modo quam. sit oculorum statio. Nam ea<text:line-break/>veluti torporem quendam functionum in nervorum exor-<text:line-break/>dio indicat, manuum vero distentiones et dentium strido-<text:line-break/>res neque ob quietem , neque ob principii immobilitatem, .<text:line-break/>fed ob vitiatam motionem exoriuntur. Quid autem pul-<text:line-break/>sus indicent non omnino constat. Quandoquidem vete-<text:line-break/>res in motionibus dolorem in partibus inflammatis exui-</text:p>
      <text:p text:style-name="P1">tantibus hoc proferunt nomen , ru palpitationibus quo-<text:line-break/>que et praeterea in vehementi . arteriarum motione. Ma-<text:line-break/>xillarum vero contractio convulsionis est symptoma ma-<text:line-break/>nuumque distentiones et stridores de<text:span text:style-name="Default_20_Paragraph_20_Font"><text:span text:style-name="T2">n</text:span></text:span>tium. Extremorum<text:line-break/>vero refrigeratio in hujusmodi affectionibus calore.: na-<text:line-break/>, tivum ab humorum multitudi<text:span text:style-name="Default_20_Paragraph_20_Font"><text:span text:style-name="T2">n</text:span></text:span>e gravari ostendit. Quod<text:line-break/>autem in sine dictionis e<text:span text:style-name="Default_20_Paragraph_20_Font"><text:span text:style-name="T2">n</text:span></text:span>unciatur; spi<text:span text:style-name="Default_20_Paragraph_20_Font"><text:span text:style-name="T2">r</text:span></text:span>i<text:span text:style-name="Default_20_Paragraph_20_Font"><text:span text:style-name="T2">tuu</text:span></text:span>m i<text:span text:style-name="Default_20_Paragraph_20_Font"><text:span text:style-name="T2">n veni</text:span></text:span>s<text:line-break/>i<text:span text:style-name="Default_20_Paragraph_20_Font"><text:span text:style-name="T2">ntercept</text:span></text:span>i<text:span text:style-name="Default_20_Paragraph_20_Font"><text:span text:style-name="T2">ones, </text:span></text:span>id ut de asphyxia dicatur probabile est,<text:line-break/>nam veteres arterias venas appellabant. Spirituum fiane<text:line-break/>interceptiones quasi decubitus et quietes dici possunt,<text:line-break/>Nonnulli sequentis- dictionis asseram habentis sententiam<text:line-break/>principium constituunt dictionem ha<text:span text:style-name="Default_20_Paragraph_20_Font"><text:span text:style-name="T2">n</text:span></text:span>c, cui quae dei<text:span text:style-name="Default_20_Paragraph_20_Font"><text:span text:style-name="T2">n-<text:line-break/></text:span></text:span>ceps scripta est copulant.</text:p>
      <text:h text:style-name="Heading_20_2" text:outline-level="2">XXIV.</text:h>
      <text:p text:style-name="P4"><text:span text:style-name="Default_20_Paragraph_20_Font"><text:span text:style-name="T2">Quu</text:span></text:span>m <text:span text:style-name="Default_20_Paragraph_20_Font"><text:span text:style-name="T2">dol</text:span></text:span>o<text:span text:style-name="Default_20_Paragraph_20_Font"><text:span text:style-name="T2">re</text:span></text:span>s <text:span text:style-name="Default_20_Paragraph_20_Font"><text:span text:style-name="T2">praecesserint , atrae b</text:span></text:span>i<text:span text:style-name="Default_20_Paragraph_20_Font"><text:span text:style-name="T2">l</text:span></text:span>is <text:span text:style-name="Default_20_Paragraph_20_Font"><text:span text:style-name="T2">acriumque humo-<text:line-break/>rum a/siuxu</text:span></text:span>s sta<text:span text:style-name="Default_20_Paragraph_20_Font"><text:span text:style-name="T2">nt. </text:span></text:span>D<text:span text:style-name="Default_20_Paragraph_20_Font"><text:span text:style-name="T2">olent aute</text:span></text:span>m i<text:span text:style-name="Default_20_Paragraph_20_Font"><text:span text:style-name="T2">nternae du</text:span></text:span>m m<text:span text:style-name="Default_20_Paragraph_20_Font"><text:span text:style-name="T2">or-<text:line-break/>dentur parte</text:span></text:span>s, <text:span text:style-name="Default_20_Paragraph_20_Font"><text:span text:style-name="T2">dem</text:span></text:span>o<text:span text:style-name="Default_20_Paragraph_20_Font"><text:span text:style-name="T2">rsos vero a</text:span></text:span>t<text:span text:style-name="Default_20_Paragraph_20_Font"><text:span text:style-name="T2">que ad</text:span></text:span>mo<text:span text:style-name="Default_20_Paragraph_20_Font"><text:span text:style-name="T2">du</text:span></text:span>m <text:span text:style-name="Default_20_Paragraph_20_Font"><text:span text:style-name="T2">aresc</text:span></text:span>i-</text:p>
      <text:p text:style-name="P3"><text:span text:style-name="Default_20_Paragraph_20_Font"><text:span text:style-name="T2">erae venae tum</text:span></text:span> i<text:span text:style-name="Default_20_Paragraph_20_Font"><text:span text:style-name="T2">ntenduntur tu</text:span></text:span>m i<text:span text:style-name="Default_20_Paragraph_20_Font"><text:span text:style-name="T2">n/lam</text:span></text:span>m<text:span text:style-name="Default_20_Paragraph_20_Font"><text:span text:style-name="T2">a</text:span></text:span>t<text:span text:style-name="Default_20_Paragraph_20_Font"><text:span text:style-name="T2">ae afuuen-<text:line-break/>t</text:span></text:span>i<text:span text:style-name="Default_20_Paragraph_20_Font"><text:span text:style-name="T2">a attrahunt. </text:span></text:span>U<text:span text:style-name="Default_20_Paragraph_20_Font"><text:span text:style-name="T2">nde corrup</text:span></text:span>t<text:span text:style-name="Default_20_Paragraph_20_Font"><text:span text:style-name="T2">o sangu</text:span></text:span>i<text:span text:style-name="Default_20_Paragraph_20_Font"><text:span text:style-name="T2">ne ac sp</text:span></text:span>i<text:span text:style-name="Default_20_Paragraph_20_Font"><text:span text:style-name="T2">r</text:span></text:span>iti<text:span text:style-name="Default_20_Paragraph_20_Font"><text:span text:style-name="T2">bu</text:span></text:span>s<text:line-break/><text:span text:style-name="Default_20_Paragraph_20_Font"><text:span text:style-name="T2">vias, quae in</text:span></text:span> i<text:span text:style-name="Default_20_Paragraph_20_Font"><text:span text:style-name="T2">psa secundu</text:span></text:span>m <text:span text:style-name="Default_20_Paragraph_20_Font"><text:span text:style-name="T2">na</text:span></text:span>t<text:span text:style-name="Default_20_Paragraph_20_Font"><text:span text:style-name="T2">ura</text:span></text:span>m <text:span text:style-name="Default_20_Paragraph_20_Font"><text:span text:style-name="T2">sint, per</text:span></text:span>m<text:span text:style-name="Default_20_Paragraph_20_Font"><text:span text:style-name="T2">eare<text:line-break/>nequeunt</text:span></text:span>i<text:span text:style-name="Default_20_Paragraph_20_Font"><text:span text:style-name="T2">bus, persmgerat</text:span></text:span>i<text:span text:style-name="Default_20_Paragraph_20_Font"><text:span text:style-name="T2">ones st</text:span></text:span>a<text:span text:style-name="Default_20_Paragraph_20_Font"><text:span text:style-name="T2">nt</text:span></text:span> o<text:span text:style-name="Default_20_Paragraph_20_Font"><text:span text:style-name="T2">b sta</text:span></text:span>t<text:span text:style-name="Default_20_Paragraph_20_Font"><text:span text:style-name="T2">ione</text:span></text:span>m, <text:span text:style-name="Default_20_Paragraph_20_Font"><text:span text:style-name="T2">vert</text:span></text:span>i-<text:line-break/><text:span text:style-name="Default_20_Paragraph_20_Font"><text:span text:style-name="T2">g</text:span></text:span>i<text:span text:style-name="Default_20_Paragraph_20_Font"><text:span text:style-name="T2">nes, aphon</text:span></text:span>i<text:span text:style-name="Default_20_Paragraph_20_Font"><text:span text:style-name="T2">ae, cap</text:span></text:span>i<text:span text:style-name="Default_20_Paragraph_20_Font"><text:span text:style-name="T2">t</text:span></text:span>i<text:span text:style-name="Default_20_Paragraph_20_Font"><text:span text:style-name="T2">s grav</text:span></text:span>i<text:span text:style-name="Default_20_Paragraph_20_Font"><text:span text:style-name="T2">tas e</text:span></text:span>t <text:span text:style-name="Default_20_Paragraph_20_Font"><text:span text:style-name="T2">c</text:span></text:span>o<text:span text:style-name="Default_20_Paragraph_20_Font"><text:span text:style-name="T2">nvulsiones, si</text:span></text:span> j<text:span text:style-name="Default_20_Paragraph_20_Font"><text:span text:style-name="T2">am<text:line-break/>ad cor au</text:span></text:span>t <text:span text:style-name="Default_20_Paragraph_20_Font"><text:span text:style-name="T2">hepar au</text:span></text:span>t <text:span text:style-name="Default_20_Paragraph_20_Font"><text:span text:style-name="T2">ad vena</text:span></text:span>m <text:span text:style-name="Default_20_Paragraph_20_Font"><text:span text:style-name="T2">pervener</text:span></text:span>im. <text:span text:style-name="Default_20_Paragraph_20_Font"><text:span text:style-name="T2">H</text:span></text:span>i<text:span text:style-name="Default_20_Paragraph_20_Font"><text:span text:style-name="T2">nc.<text:line-break/>ep</text:span></text:span>i<text:span text:style-name="Default_20_Paragraph_20_Font"><text:span text:style-name="T2">lepsiae e</text:span></text:span>t <text:span text:style-name="Default_20_Paragraph_20_Font"><text:span text:style-name="T2">paraplex</text:span></text:span>i<text:span text:style-name="Default_20_Paragraph_20_Font"><text:span text:style-name="T2">ae si</text:span></text:span> i<text:span text:style-name="Default_20_Paragraph_20_Font"><text:span text:style-name="T2">n a</text:span></text:span>m<text:span text:style-name="Default_20_Paragraph_20_Font"><text:span text:style-name="T2">biente</text:span></text:span>s <text:span text:style-name="Default_20_Paragraph_20_Font"><text:span text:style-name="T2">loco</text:span></text:span>s /t<text:span text:style-name="Default_20_Paragraph_20_Font"><text:span text:style-name="T2">ux</text:span></text:span>i<text:span text:style-name="Default_20_Paragraph_20_Font"><text:span text:style-name="T2">one</text:span></text:span>s<text:line-break/>i<text:span text:style-name="Default_20_Paragraph_20_Font"><text:span text:style-name="T2">nc</text:span></text:span>i<text:span text:style-name="Default_20_Paragraph_20_Font"><text:span text:style-name="T2">der</text:span></text:span>i<text:span text:style-name="Default_20_Paragraph_20_Font"><text:span text:style-name="T2">nt, a</text:span></text:span>t<text:span text:style-name="Default_20_Paragraph_20_Font"><text:span text:style-name="T2">que sp</text:span></text:span>i<text:span text:style-name="Default_20_Paragraph_20_Font"><text:span text:style-name="T2">r</text:span></text:span>i<text:span text:style-name="Default_20_Paragraph_20_Font"><text:span text:style-name="T2">t</text:span></text:span>i<text:span text:style-name="Default_20_Paragraph_20_Font"><text:span text:style-name="T2">bu</text:span></text:span>s <text:span text:style-name="Default_20_Paragraph_20_Font"><text:span text:style-name="T2">ex</text:span></text:span>i<text:span text:style-name="Default_20_Paragraph_20_Font"><text:span text:style-name="T2">re nequeun</text:span></text:span>ti<text:span text:style-name="Default_20_Paragraph_20_Font"><text:span text:style-name="T2">bu</text:span></text:span>s <text:span text:style-name="Default_20_Paragraph_20_Font"><text:span text:style-name="T2">exarue-<text:line-break/>r</text:span></text:span>i<text:span text:style-name="Default_20_Paragraph_20_Font"><text:span text:style-name="T2">n</text:span></text:span>t.</text:p>
      <text:p text:style-name="P2">Ejusdem cum praedictis generis est f<text:span text:style-name="Default_20_Paragraph_20_Font"><text:span text:style-name="T2">o</text:span></text:span>rmo qui nunc<text:line-break/>effertur, quem etiam illis nonnulli copulant. Atque pro-<text:line-break/>pterea duplex hujus verbi <text:span text:style-name="Default_20_Paragraph_20_Font"><text:span text:style-name="T6">προγένηται</text:span></text:span><text:span text:style-name="Default_20_Paragraph_20_Font"><text:span text:style-name="T5"> </text:span></text:span>I. e; <text:span text:style-name="Default_20_Paragraph_20_Font"><text:span text:style-name="T2">praecesserint,<text:line-break/></text:span></text:span>descriptio reperitur. Sunt enim qui praestentem scrmo-<text:line-break/>nem eum praedictis coniungant, scribentes <text:span text:style-name="Default_20_Paragraph_20_Font"><text:span text:style-name="T6">προς</text:span></text:span><text:span text:style-name="Default_20_Paragraph_20_Font"><text:span text:style-name="T5"> </text:span></text:span>syllabam<text:line-break/>cum <text:span text:style-name="Default_20_Paragraph_20_Font"><text:span text:style-name="T6">σ</text:span></text:span><text:span text:style-name="Default_20_Paragraph_20_Font"><text:span text:style-name="T5"> </text:span></text:span>elemento, alii vero non coniungunt scribuntque<text:line-break/><text:span text:style-name="Default_20_Paragraph_20_Font"><text:span text:style-name="T2">n</text:span></text:span>po sine <text:span text:style-name="Default_20_Paragraph_20_Font"><text:span text:style-name="T6">σ</text:span></text:span><text:span text:style-name="Default_20_Paragraph_20_Font"><text:span text:style-name="T5">. </text:span></text:span>. Verum quod dicitur hujusmodi est. Dolo-<text:line-break/>rum motio effluxum. humorum ad eam, quae dolore vexa-</text:p>
      <text:p text:style-name="P3">tur, partem excitare consuevit. Quum igitur vitiosis hu-<text:line-break/>moribus corpus scateat, tum bilis atrae, tum caeterorum<text:line-break/>acrium humorum affiuxiones oriuntur, ob quas e t dolet<text:line-break/>aeger magis et mordentur internae partes discruciantur-<text:line-break/>que demoriae a dictis humoribus .quae in affecta parte<text:line-break/>sirnt venae, idque ipsimi rei alterius causa redditur con-<text:line-break/>traria. Nam repleta a fluxionibus hujusmodi affecta<text:line-break/>parte corrumpitur . quidem in primis fanguis ipsis, vafa<text:line-break/>vero opplentur, quod in eo cunctos spirituum decursus<text:line-break/>prohibet. Nam aperte. et id . ipsis declaravit inquiens :<text:line-break/><text:span text:style-name="Default_20_Paragraph_20_Font"><text:span text:style-name="T2">nequeunt</text:span></text:span>i<text:span text:style-name="Default_20_Paragraph_20_Font"><text:span text:style-name="T2">bu</text:span></text:span>s spi<text:span text:style-name="Default_20_Paragraph_20_Font"><text:span text:style-name="T2">r</text:span></text:span>iti<text:span text:style-name="Default_20_Paragraph_20_Font"><text:span text:style-name="T2">bu</text:span></text:span>s <text:span text:style-name="Default_20_Paragraph_20_Font"><text:span text:style-name="T2">naturale</text:span></text:span>s <text:span text:style-name="Default_20_Paragraph_20_Font"><text:span text:style-name="T2">in</text:span></text:span> i<text:span text:style-name="Default_20_Paragraph_20_Font"><text:span text:style-name="T2">pso v</text:span></text:span>i<text:span text:style-name="Default_20_Paragraph_20_Font"><text:span text:style-name="T2">a</text:span></text:span>s <text:span text:style-name="Default_20_Paragraph_20_Font"><text:span text:style-name="T2">permeare,<text:line-break/></text:span></text:span>quod sane spirituum interceptionem paulo ante vocavit.<text:line-break/>Quum autem sanguis steterit, atque cum eo omnino spiri-<text:line-break/>tus, refrigerationes fiunt, vertigines, aphoniae, capitis<text:line-break/>gravitates et convulsiones. His autem succedunt. et. para-.<text:line-break/>plexiae et epilepsiae, quum. in locos oppletas venas conti-<text:line-break/>ne<text:span text:style-name="Default_20_Paragraph_20_Font"><text:span text:style-name="T2">n</text:span></text:span>tes irruerint .fluxiones. Locos dixit, corporis almi-<text:line-break/>rutu partes, quas ip<text:span text:style-name="Default_20_Paragraph_20_Font"><text:span text:style-name="T2">t</text:span></text:span>e a<text:span text:style-name="Default_20_Paragraph_20_Font"><text:span text:style-name="T2">t</text:span></text:span>cripsit, cor, hepar et venam, quae</text:p>
      <text:p text:style-name="P1">praedicta scilicet coniungit viscera, postea a medicis ca..<text:line-break/>vam appellatam, quod venarum corporis animalis amplif-<text:line-break/>sima sit. Jure igitur sanguis. luis in locis propter vena-<text:line-break/>rum repletionem spiritum pervadere. non permitrit, sed<text:line-break/>tanquam in mortuo corpore concrescit. Id vero et au-<text:line-break/>ctur ipsis ostendit r <text:span text:style-name="Default_20_Paragraph_20_Font"><text:span text:style-name="T2">atque ^sp</text:span></text:span>iri<text:span text:style-name="Default_20_Paragraph_20_Font"><text:span text:style-name="T2">tibus exire nequeuntibu</text:span></text:span>s<text:line-break/><text:span text:style-name="Default_20_Paragraph_20_Font"><text:span text:style-name="T2">exaruerint. </text:span></text:span>At proprie magis dixisset <text:span text:style-name="Default_20_Paragraph_20_Font"><text:span text:style-name="T2">concreverint. </text:span></text:span>Con-<text:line-break/>crescunt siquidem et quae siccantur et quae refrigerantur.<text:line-break/>Nunc autem non propter, exiccationem concrescit fanguis<text:line-break/>et .qui in ipsum assuunt vitiosi humores. .Nam prodeun-.<text:line-break/>tibus ipsis tum incorruptus tum fusus fecundum naturam<text:line-break/>affectus. universus efficitur sanguis. Verum quum stant<text:line-break/>nativumque calorem destruunt extinguuntque , concretio<text:line-break/>sanguinis tanquam in mortuo corpore siti Quum ergo ile<text:line-break/>affectis vena secta est, fanguis frigidus crassusque et vix<text:line-break/>e venis effluens conspicitur, propter hujusmodi refrigera-<text:line-break/>tiouem. interdum autem et toto corpore convulsiones</text:p>
      <text:p text:style-name="P3">fiunt interdnmqne salubriter et conferunt. Nam corpus<text:line-break/>totum concutientes universas calefaciunt partes, adeo ut<text:line-break/>plenitudo partim per cutim discutiatur, partim ad aliquam s<text:line-break/>ignobiliorem partem amandatur, ubi quum indissolubilis<text:line-break/>impacta fuerit, paraplexiam efficit. <text:span text:style-name="Default_20_Paragraph_20_Font"><text:span text:style-name="T2">r</text:span></text:span> Nam quod eas quae<text:line-break/>ex apoplexia aut epilepsia ad aliquanta ig<text:span text:style-name="Default_20_Paragraph_20_Font"><text:span text:style-name="T2">n</text:span></text:span>obilium partium<text:line-break/>irruunt, paralyfes Hippocrates ita appellet; demonstratum<text:line-break/>esu Interdum et facta. absque convussione apoplexia, non-<text:line-break/>nullis affectus in partis resolutionem finivit, qui paraple-<text:line-break/>xia appellatur. Caetera dictionis sunt -manifesta.</text:p>
      <text:h text:style-name="Heading_20_2" text:outline-level="2"><text:s/>XXV 2 ini.</text:h>
      <text:p text:style-name="P4">a<text:span text:style-name="Default_20_Paragraph_20_Font"><text:span text:style-name="T2">l</text:span></text:span>i <text:span text:style-name="Default_20_Paragraph_20_Font"><text:span text:style-name="T2">hi</text:span></text:span>s s<text:span text:style-name="Default_20_Paragraph_20_Font"><text:span text:style-name="T2">ane, pr</text:span></text:span>i<text:span text:style-name="Default_20_Paragraph_20_Font"><text:span text:style-name="T2">u</text:span></text:span>s <text:span text:style-name="Default_20_Paragraph_20_Font"><text:span text:style-name="T2">adhib</text:span></text:span>i<text:span text:style-name="Default_20_Paragraph_20_Font"><text:span text:style-name="T2">t</text:span></text:span>is sum<text:span text:style-name="Default_20_Paragraph_20_Font"><text:span text:style-name="T2">ent</text:span></text:span>i<text:span text:style-name="Default_20_Paragraph_20_Font"><text:span text:style-name="T2">s, siat</text:span></text:span>i<text:span text:style-name="Default_20_Paragraph_20_Font"><text:span text:style-name="T2">m per initia<text:line-break/>venam secare oportet; quum adbucrattolluntur, qui ob-<text:line-break/>laedunt</text:span></text:span> o<text:span text:style-name="Default_20_Paragraph_20_Font"><text:span text:style-name="T2">mnes</text:span></text:span> t<text:span text:style-name="Default_20_Paragraph_20_Font"><text:span text:style-name="T2">u</text:span></text:span>m <text:span text:style-name="Default_20_Paragraph_20_Font"><text:span text:style-name="T2">spir</text:span></text:span>i<text:span text:style-name="Default_20_Paragraph_20_Font"><text:span text:style-name="T2">tus, </text:span></text:span>t<text:span text:style-name="Default_20_Paragraph_20_Font"><text:span text:style-name="T2">um siux</text:span></text:span>i<text:span text:style-name="Default_20_Paragraph_20_Font"><text:span text:style-name="T2">ones, fac</text:span></text:span>i<text:span text:style-name="Default_20_Paragraph_20_Font"><text:span text:style-name="T2">l</text:span></text:span>i<text:span text:style-name="Default_20_Paragraph_20_Font"><text:span text:style-name="T2">us ete-<text:line-break/>n</text:span></text:span>im <text:span text:style-name="Default_20_Paragraph_20_Font"><text:span text:style-name="T2">re</text:span></text:span>m<text:span text:style-name="Default_20_Paragraph_20_Font"><text:span text:style-name="T2">ed</text:span></text:span>ii<text:span text:style-name="Default_20_Paragraph_20_Font"><text:span text:style-name="T2">s paten</text:span></text:span>t.</text:p>
      <text:p text:style-name="P1">Qui ita .afficiuntur, his ante adhibere fotus oportet,<text:line-break/>quoniam concrevit lu ipsis fanguis difficulterque effluit.-<text:line-break/>Sed quum et in fotu ipsi, frictio aliqua fiat, facere^ quod<text:line-break/>nos scripsimus perpetuo est melius, statim secare internam<text:line-break/>cubiti venam. Non enim semper ita concretus sanguis<text:line-break/>reperitur ut effluere non possit. Fricandae igitur. in eo<text:line-break/>tempore multis ab hominibus cunctae corporis partes, et<text:line-break/>si mediocriter <text:span text:style-name="Default_20_Paragraph_20_Font"><text:span text:style-name="T2">sangu</text:span></text:span>is fluat, rursus .fricandae <text:span text:style-name="Default_20_Paragraph_20_Font"><text:span text:style-name="T2">t</text:span></text:span>u perque<text:line-break/>auferendus fan<text:span text:style-name="Default_20_Paragraph_20_Font"><text:span text:style-name="T2">gu</text:span></text:span>is. Si vero non <text:span text:style-name="Default_20_Paragraph_20_Font"><text:span text:style-name="T2">suxerit</text:span></text:span> , fricandae qui-<text:line-break/>dem et. fovendae, donec fluxerit. Ubi vero in paraple-<text:line-break/>xiam desierit affectio, brevi fricare expedit tempore et<text:line-break/>fovere, ac rursum: fricare et fovere donec citissime haec<text:line-break/>desierint,. quum- adhuc attolluntur moveuturque spiritus<text:line-break/>nec evacuationi fune contumaces. -</text:p>
      <text:h text:style-name="Heading_20_2" text:outline-level="2">XXVI.</text:h>
      <text:p text:style-name="P4">Et <text:span text:style-name="Default_20_Paragraph_20_Font"><text:span text:style-name="T2">recrea</text:span></text:span>t<text:span text:style-name="Default_20_Paragraph_20_Font"><text:span text:style-name="T2">i</text:span></text:span>s <text:span text:style-name="Default_20_Paragraph_20_Font"><text:span text:style-name="T2">v</text:span></text:span>i<text:span text:style-name="Default_20_Paragraph_20_Font"><text:span text:style-name="T2">ribu</text:span></text:span>s <text:span text:style-name="Default_20_Paragraph_20_Font"><text:span text:style-name="T2">e</text:span></text:span>t <text:span text:style-name="Default_20_Paragraph_20_Font"><text:span text:style-name="T2">prospec</text:span></text:span>tis i<text:span text:style-name="Default_20_Paragraph_20_Font"><text:span text:style-name="T2">ud</text:span></text:span>i<text:span text:style-name="Default_20_Paragraph_20_Font"><text:span text:style-name="T2">ca</text:span></text:span>tio<text:span text:style-name="Default_20_Paragraph_20_Font"><text:span text:style-name="T2">n</text:span></text:span>i<text:span text:style-name="Default_20_Paragraph_20_Font"><text:span text:style-name="T2">bus , si n</text:span></text:span>o<text:span text:style-name="Default_20_Paragraph_20_Font"><text:span text:style-name="T2">n<text:line-break/>levetur, venter supe</text:span></text:span>rio<text:span text:style-name="Default_20_Paragraph_20_Font"><text:span text:style-name="T2">r med</text:span></text:span>i<text:span text:style-name="Default_20_Paragraph_20_Font"><text:span text:style-name="T2">ca</text:span></text:span>m<text:span text:style-name="Default_20_Paragraph_20_Font"><text:span text:style-name="T2">en</text:span></text:span>t<text:span text:style-name="Default_20_Paragraph_20_Font"><text:span text:style-name="T2">o purgandu</text:span></text:span>s <text:span text:style-name="Default_20_Paragraph_20_Font"><text:span text:style-name="T2">est,</text:span></text:span></text:p>
      <text:p text:style-name="P3">i<text:span text:style-name="Default_20_Paragraph_20_Font"><text:span text:style-name="T2">nferi</text:span></text:span>o<text:span text:style-name="Default_20_Paragraph_20_Font"><text:span text:style-name="T2">r au</text:span></text:span>t<text:span text:style-name="Default_20_Paragraph_20_Font"><text:span text:style-name="T2">em. alvus,. n</text:span></text:span>i<text:span text:style-name="Default_20_Paragraph_20_Font"><text:span text:style-name="T2">si cl</text:span></text:span>y<text:span text:style-name="Default_20_Paragraph_20_Font"><text:span text:style-name="T2">stere subduca</text:span></text:span>t<text:span text:style-name="Default_20_Paragraph_20_Font"><text:span text:style-name="T2">ur, lac</text:span></text:span>t<text:span text:style-name="Default_20_Paragraph_20_Font"><text:span text:style-name="T2">e ast-<text:line-break/>n</text:span></text:span>i<text:span text:style-name="Default_20_Paragraph_20_Font"><text:span text:style-name="T2">n</text:span></text:span>o, <text:span text:style-name="Default_20_Paragraph_20_Font"><text:span text:style-name="T2">qu</text:span></text:span>o<text:span text:style-name="Default_20_Paragraph_20_Font"><text:span text:style-name="T2">d c</text:span></text:span>o<text:span text:style-name="Default_20_Paragraph_20_Font"><text:span text:style-name="T2">c</text:span></text:span>t<text:span text:style-name="Default_20_Paragraph_20_Font"><text:span text:style-name="T2">um exh</text:span></text:span>i<text:span text:style-name="Default_20_Paragraph_20_Font"><text:span text:style-name="T2">be</text:span></text:span>t<text:span text:style-name="Default_20_Paragraph_20_Font"><text:span text:style-name="T2">o, neque m</text:span></text:span>i<text:span text:style-name="Default_20_Paragraph_20_Font"><text:span text:style-name="T2">nu</text:span></text:span>s <text:span text:style-name="Default_20_Paragraph_20_Font"><text:span text:style-name="T2">qua</text:span></text:span>m <text:span text:style-name="Default_20_Paragraph_20_Font"><text:span text:style-name="T2">he</text:span></text:span>mi<text:span text:style-name="Default_20_Paragraph_20_Font"><text:span text:style-name="T2">na</text:span></text:span>s<text:line-break/><text:span text:style-name="Default_20_Paragraph_20_Font"><text:span text:style-name="T2">du</text:span></text:span>o<text:span text:style-name="Default_20_Paragraph_20_Font"><text:span text:style-name="T2">dec</text:span></text:span>i<text:span text:style-name="Default_20_Paragraph_20_Font"><text:span text:style-name="T2">m b</text:span></text:span>i<text:span text:style-name="Default_20_Paragraph_20_Font"><text:span text:style-name="T2">ba</text:span></text:span>t; <text:span text:style-name="Default_20_Paragraph_20_Font"><text:span text:style-name="T2">atque si v</text:span></text:span>i<text:span text:style-name="Default_20_Paragraph_20_Font"><text:span text:style-name="T2">r</text:span></text:span>i<text:span text:style-name="Default_20_Paragraph_20_Font"><text:span text:style-name="T2">um r</text:span></text:span>o<text:span text:style-name="Default_20_Paragraph_20_Font"><text:span text:style-name="T2">bur</text:span></text:span> i<text:span text:style-name="Default_20_Paragraph_20_Font"><text:span text:style-name="T2">psi adsit, plu</text:span></text:span>s<text:line-break/><text:span text:style-name="Default_20_Paragraph_20_Font"><text:span text:style-name="T2">quam suxdec</text:span></text:span>im.</text:p>
      <text:p text:style-name="P2">Ah ea quae venae suctione fit vacuatione refici .sic-<text:line-break/>murem roborarique praecipit, ut si nihil levatus videatur,<text:line-break/>ad eam quae per superiores partes , quod est per verni-<text:line-break/>tum, fit purgationem agatur. Verum purgans medicamen-<text:line-break/>tum neque nominatim perstrinxit, neque ipsius fecit de-<text:line-break/>lectum. Nam quod ad morbi magnitudinem viriumque<text:line-break/>robur respicientes, ver album veratrum vel ex aliis vo-<text:line-break/>mitum cientibus quicquam exhlbeamus, apertum esu sanae<text:line-break/>autem de alvo inferiore dicta funi, declarantur. .Neque<text:line-break/>vero mireris lactis copiam, ita namque antiquis omnibus<text:line-break/>consuetum erat. Quod autem lac .asinae propter humidi-<text:line-break/>talem . exhibeat supra dictum est, atque amplius quod</text:p>
      <text:p text:style-name="P3">non coaguletur epotum, quemadmodum crassa. At ipsi<text:line-break/>tum mel tum sal miscere convenit</text:p>
      <text:h text:style-name="Heading_20_2" text:outline-level="2">XXVII.</text:h>
      <text:p text:style-name="P4"><text:span text:style-name="Default_20_Paragraph_20_Font"><text:span text:style-name="T2">Ang</text:span></text:span>i<text:span text:style-name="Default_20_Paragraph_20_Font"><text:span text:style-name="T2">na sit, quu</text:span></text:span>m <text:span text:style-name="Default_20_Paragraph_20_Font"><text:span text:style-name="T2">sub h</text:span></text:span>i<text:span text:style-name="Default_20_Paragraph_20_Font"><text:span text:style-name="T2">eme</text:span></text:span>m <text:span text:style-name="Default_20_Paragraph_20_Font"><text:span text:style-name="T2">au</text:span></text:span>t <text:span text:style-name="Default_20_Paragraph_20_Font"><text:span text:style-name="T2">vernum</text:span></text:span> t<text:span text:style-name="Default_20_Paragraph_20_Font"><text:span text:style-name="T2">empu</text:span></text:span>s <text:span text:style-name="Default_20_Paragraph_20_Font"><text:span text:style-name="T2">matta<text:line-break/>ac glut</text:span></text:span>i<text:span text:style-name="Default_20_Paragraph_20_Font"><text:span text:style-name="T2">n</text:span></text:span>o<text:span text:style-name="Default_20_Paragraph_20_Font"><text:span text:style-name="T2">sa stux</text:span></text:span>i<text:span text:style-name="Default_20_Paragraph_20_Font"><text:span text:style-name="T2">o e capite ad sugulare</text:span></text:span>s <text:span text:style-name="Default_20_Paragraph_20_Font"><text:span text:style-name="T2">vena</text:span></text:span>s <text:span text:style-name="Default_20_Paragraph_20_Font"><text:span text:style-name="T2">desiu-<text:line-break/>xerit, eaeque pr</text:span></text:span>o<text:span text:style-name="Default_20_Paragraph_20_Font"><text:span text:style-name="T2">pter a</text:span></text:span>m<text:span text:style-name="Default_20_Paragraph_20_Font"><text:span text:style-name="T2">pli</text:span></text:span>t<text:span text:style-name="Default_20_Paragraph_20_Font"><text:span text:style-name="T2">ud</text:span></text:span>i<text:span text:style-name="Default_20_Paragraph_20_Font"><text:span text:style-name="T2">ne</text:span></text:span>m <text:span text:style-name="Default_20_Paragraph_20_Font"><text:span text:style-name="T2">cop</text:span></text:span>i<text:span text:style-name="Default_20_Paragraph_20_Font"><text:span text:style-name="T2">osiorem stux</text:span></text:span>i<text:span text:style-name="Default_20_Paragraph_20_Font"><text:span text:style-name="T2">o-<text:line-break/>ne</text:span></text:span>m <text:span text:style-name="Default_20_Paragraph_20_Font"><text:span text:style-name="T2">attraxerint. Quu</text:span></text:span>m <text:span text:style-name="Default_20_Paragraph_20_Font"><text:span text:style-name="T2">aute</text:span></text:span>m <text:span text:style-name="Default_20_Paragraph_20_Font"><text:span text:style-name="T2">quod et fu</text:span></text:span>l<text:span text:style-name="Default_20_Paragraph_20_Font"><text:span text:style-name="T2">g</text:span></text:span>i<text:span text:style-name="Default_20_Paragraph_20_Font"><text:span text:style-name="T2">da et glu-<text:line-break/>t</text:span></text:span>i<text:span text:style-name="Default_20_Paragraph_20_Font"><text:span text:style-name="T2">n</text:span></text:span>o<text:span text:style-name="Default_20_Paragraph_20_Font"><text:span text:style-name="T2">fa sit, obstr</text:span></text:span>u<text:span text:style-name="Default_20_Paragraph_20_Font"><text:span text:style-name="T2">at, tum sp</text:span></text:span>i<text:span text:style-name="Default_20_Paragraph_20_Font"><text:span text:style-name="T2">r</text:span></text:span>i<text:span text:style-name="Default_20_Paragraph_20_Font"><text:span text:style-name="T2">tu</text:span></text:span>s <text:span text:style-name="Default_20_Paragraph_20_Font"><text:span text:style-name="T2">tum sanguinis via</text:span></text:span>s o<text:span text:style-name="Default_20_Paragraph_20_Font"><text:span text:style-name="T2">b-<text:line-break/>struens, vicinas sangu</text:span></text:span>i<text:span text:style-name="Default_20_Paragraph_20_Font"><text:span text:style-name="T2">n</text:span></text:span>i <text:span text:style-name="Default_20_Paragraph_20_Font"><text:span text:style-name="T2">parte</text:span></text:span>s <text:span text:style-name="Default_20_Paragraph_20_Font"><text:span text:style-name="T2">condensat</text:span></text:span> i<text:span text:style-name="Default_20_Paragraph_20_Font"><text:span text:style-name="T2">psu</text:span></text:span>m<text:span text:style-name="Default_20_Paragraph_20_Font"><text:span text:style-name="T2">que</text:span></text:span> i<text:span text:style-name="Default_20_Paragraph_20_Font"><text:span text:style-name="T2">m-<text:line-break/>mo b</text:span></text:span>i<text:span text:style-name="Default_20_Paragraph_20_Font"><text:span text:style-name="T2">lem ac sta</text:span></text:span>t<text:span text:style-name="Default_20_Paragraph_20_Font"><text:span text:style-name="T2">arium e/sicit, quum fulg</text:span></text:span>i<text:span text:style-name="Default_20_Paragraph_20_Font"><text:span text:style-name="T2">du</text:span></text:span>s <text:span text:style-name="Default_20_Paragraph_20_Font"><text:span text:style-name="T2">natura sit<text:line-break/>et</text:span></text:span> a<text:span text:style-name="Default_20_Paragraph_20_Font"><text:span text:style-name="T2">bstruend</text:span></text:span>i <text:span text:style-name="Default_20_Paragraph_20_Font"><text:span text:style-name="T2">v</text:span></text:span>i <text:span text:style-name="Default_20_Paragraph_20_Font"><text:span text:style-name="T2">praed</text:span></text:span>i<text:span text:style-name="Default_20_Paragraph_20_Font"><text:span text:style-name="T2">tu</text:span></text:span>s. <text:span text:style-name="Default_20_Paragraph_20_Font"><text:span text:style-name="T2">ob</text:span></text:span> i<text:span text:style-name="Default_20_Paragraph_20_Font"><text:span text:style-name="T2">d sust</text:span></text:span>b<text:span text:style-name="Default_20_Paragraph_20_Font"><text:span text:style-name="T2">cantur, licente<text:line-break/>l</text:span></text:span>i<text:span text:style-name="Default_20_Paragraph_20_Font"><text:span text:style-name="T2">ngua et r</text:span></text:span>ot<text:span text:style-name="Default_20_Paragraph_20_Font"><text:span text:style-name="T2">unda evaden</text:span></text:span>t<text:span text:style-name="Default_20_Paragraph_20_Font"><text:span text:style-name="T2">e, ac resiexa propter vena</text:span></text:span>s<text:line-break/><text:span text:style-name="Default_20_Paragraph_20_Font"><text:span text:style-name="T2">l</text:span></text:span>i<text:span text:style-name="Default_20_Paragraph_20_Font"><text:span text:style-name="T2">nguae subse</text:span></text:span>r<text:span text:style-name="Default_20_Paragraph_20_Font"><text:span text:style-name="T2">ente</text:span></text:span>s. <text:span text:style-name="Default_20_Paragraph_20_Font"><text:span text:style-name="T2">Nam siubsecta uvula, quam non-<text:line-break/>nu</text:span></text:span>lli <text:span text:style-name="Default_20_Paragraph_20_Font"><text:span text:style-name="T2">co</text:span></text:span>l<text:span text:style-name="Default_20_Paragraph_20_Font"><text:span text:style-name="T2">umellam vocant, vena utr</text:span></text:span>i<text:span text:style-name="Default_20_Paragraph_20_Font"><text:span text:style-name="T2">nque crusta appare</text:span></text:span>t.<text:line-break/><text:span text:style-name="Default_20_Paragraph_20_Font"><text:span text:style-name="T2">Quum</text:span></text:span> i<text:span text:style-name="Default_20_Paragraph_20_Font"><text:span text:style-name="T2">g</text:span></text:span>i<text:span text:style-name="Default_20_Paragraph_20_Font"><text:span text:style-name="T2">tur hae opple</text:span></text:span>t<text:span text:style-name="Default_20_Paragraph_20_Font"><text:span text:style-name="T2">ae suer</text:span></text:span>i<text:span text:style-name="Default_20_Paragraph_20_Font"><text:span text:style-name="T2">nt, l</text:span></text:span>i<text:span text:style-name="Default_20_Paragraph_20_Font"><text:span text:style-name="T2">nguae, quae</text:span></text:span> o<text:span text:style-name="Default_20_Paragraph_20_Font"><text:span text:style-name="T2">b<text:line-break/>sicci</text:span></text:span>t<text:span text:style-name="Default_20_Paragraph_20_Font"><text:span text:style-name="T2">atem et rara et spong</text:span></text:span>i<text:span text:style-name="Default_20_Paragraph_20_Font"><text:span text:style-name="T2">osa existit , inn</text:span></text:span>i<text:span text:style-name="Default_20_Paragraph_20_Font"><text:span text:style-name="T2">tuntur. Ea<text:line-break/></text:span></text:span>p<text:span text:style-name="Default_20_Paragraph_20_Font"><text:span text:style-name="T2">ero prae vi</text:span></text:span>o<text:span text:style-name="Default_20_Paragraph_20_Font"><text:span text:style-name="T2">lentia ex ven</text:span></text:span>is <text:span text:style-name="Default_20_Paragraph_20_Font"><text:span text:style-name="T2">hu</text:span></text:span>mo<text:span text:style-name="Default_20_Paragraph_20_Font"><text:span text:style-name="T2">re</text:span></text:span>m <text:span text:style-name="Default_20_Paragraph_20_Font"><text:span text:style-name="T2">a</text:span></text:span>rri<text:span text:style-name="Default_20_Paragraph_20_Font"><text:span text:style-name="T2">p</text:span></text:span>i<text:span text:style-name="Default_20_Paragraph_20_Font"><text:span text:style-name="T2">en</text:span></text:span>s, <text:span text:style-name="Default_20_Paragraph_20_Font"><text:span text:style-name="T2">ex</text:span></text:span></text:p>
      <text:p text:style-name="P1"><text:span text:style-name="Default_20_Paragraph_20_Font"><text:span text:style-name="T2">la</text:span></text:span>t<text:span text:style-name="Default_20_Paragraph_20_Font"><text:span text:style-name="T2">a ro</text:span></text:span>t<text:span text:style-name="Default_20_Paragraph_20_Font"><text:span text:style-name="T2">unda esu</text:span></text:span>rit<text:span text:style-name="Default_20_Paragraph_20_Font"><text:span text:style-name="T2">ur, ex bene colora</text:span></text:span>t<text:span text:style-name="Default_20_Paragraph_20_Font"><text:span text:style-name="T2">a l</text:span></text:span>i<text:span text:style-name="Default_20_Paragraph_20_Font"><text:span text:style-name="T2">ven</text:span></text:span>s, <text:span text:style-name="Default_20_Paragraph_20_Font"><text:span text:style-name="T2">ex</text:span></text:span> mo<text:span text:style-name="Default_20_Paragraph_20_Font"><text:span text:style-name="T2">ll</text:span></text:span>i<text:line-break/><text:span text:style-name="Default_20_Paragraph_20_Font"><text:span text:style-name="T2">dura, atque ex su</text:span></text:span>r<text:span text:style-name="Default_20_Paragraph_20_Font"><text:span text:style-name="T2">de si</text:span></text:span>e.ri<text:span text:style-name="Default_20_Paragraph_20_Font"><text:span text:style-name="T2">b</text:span></text:span>i<text:span text:style-name="Default_20_Paragraph_20_Font"><text:span text:style-name="T2">l</text:span></text:span>i i<text:span text:style-name="Default_20_Paragraph_20_Font"><text:span text:style-name="T2">nsiex</text:span></text:span>i<text:span text:style-name="Default_20_Paragraph_20_Font"><text:span text:style-name="T2">b</text:span></text:span>i<text:span text:style-name="Default_20_Paragraph_20_Font"><text:span text:style-name="T2">l</text:span></text:span>is , st<text:span text:style-name="Default_20_Paragraph_20_Font"><text:span text:style-name="T2">a</text:span></text:span>nt ri<text:span text:style-name="Default_20_Paragraph_20_Font"><text:span text:style-name="T2">t</text:span></text:span>o<text:line-break/>sussio<text:span text:style-name="Default_20_Paragraph_20_Font"><text:span text:style-name="T2">cet, n</text:span></text:span>i<text:span text:style-name="Default_20_Paragraph_20_Font"><text:span text:style-name="T2">si qu</text:span></text:span>is <text:span text:style-name="Default_20_Paragraph_20_Font"><text:span text:style-name="T2">cit</text:span></text:span>o <text:span text:style-name="Default_20_Paragraph_20_Font"><text:span text:style-name="T2">aux</text:span></text:span>i<text:span text:style-name="Default_20_Paragraph_20_Font"><text:span text:style-name="T2">l</text:span></text:span>i<text:span text:style-name="Default_20_Paragraph_20_Font"><text:span text:style-name="T2">e</text:span></text:span>t<text:span text:style-name="Default_20_Paragraph_20_Font"><text:span text:style-name="T2">ur, tu</text:span></text:span>m /<text:span text:style-name="Default_20_Paragraph_20_Font"><text:span text:style-name="T2">acta ex brach</text:span></text:span>iis<text:line-break/><text:span text:style-name="Default_20_Paragraph_20_Font"><text:span text:style-name="T2">.venarum suc</text:span></text:span>ti<text:span text:style-name="Default_20_Paragraph_20_Font"><text:span text:style-name="T2">one, tum secti</text:span></text:span>s <text:span text:style-name="Default_20_Paragraph_20_Font"><text:span text:style-name="T2">quae sub l</text:span></text:span>i<text:span text:style-name="Default_20_Paragraph_20_Font"><text:span text:style-name="T2">ngua sun</text:span></text:span>t <text:span text:style-name="Default_20_Paragraph_20_Font"><text:span text:style-name="T2">ven</text:span></text:span>is<text:line-break/><text:span text:style-name="Default_20_Paragraph_20_Font"><text:span text:style-name="T2">et</text:span></text:span> m<text:span text:style-name="Default_20_Paragraph_20_Font"><text:span text:style-name="T2">ed</text:span></text:span>i<text:span text:style-name="Default_20_Paragraph_20_Font"><text:span text:style-name="T2">ca</text:span></text:span>m<text:span text:style-name="Default_20_Paragraph_20_Font"><text:span text:style-name="T2">en</text:span></text:span>tis <text:span text:style-name="Default_20_Paragraph_20_Font"><text:span text:style-name="T2">l</text:span></text:span>i<text:span text:style-name="Default_20_Paragraph_20_Font"><text:span text:style-name="T2">nc</text:span></text:span>t<text:span text:style-name="Default_20_Paragraph_20_Font"><text:span text:style-name="T2">u</text:span></text:span> m<text:span text:style-name="Default_20_Paragraph_20_Font"><text:span text:style-name="T2">eden</text:span></text:span>ti<text:span text:style-name="Default_20_Paragraph_20_Font"><text:span text:style-name="T2">bu</text:span></text:span>s <text:span text:style-name="Default_20_Paragraph_20_Font"><text:span text:style-name="T2">et cal</text:span></text:span>i<text:span text:style-name="Default_20_Paragraph_20_Font"><text:span text:style-name="T2">di</text:span></text:span>s oris <text:span text:style-name="Default_20_Paragraph_20_Font"><text:span text:style-name="T2">collu-<text:line-break/></text:span></text:span>ti<text:span text:style-name="Default_20_Paragraph_20_Font"><text:span text:style-name="T2">on</text:span></text:span>i<text:span text:style-name="Default_20_Paragraph_20_Font"><text:span text:style-name="T2">bu</text:span></text:span>s. <text:span text:style-name="Default_20_Paragraph_20_Font"><text:span text:style-name="T2">Abraso qu</text:span></text:span>o<text:span text:style-name="Default_20_Paragraph_20_Font"><text:span text:style-name="T2">que capi</text:span></text:span>t<text:span text:style-name="Default_20_Paragraph_20_Font"><text:span text:style-name="T2">e ceratu</text:span></text:span>m t<text:span text:style-name="Default_20_Paragraph_20_Font"><text:span text:style-name="T2">u</text:span></text:span>m <text:span text:style-name="Default_20_Paragraph_20_Font"><text:span text:style-name="T2">collo,<text:line-break/></text:span></text:span>t<text:span text:style-name="Default_20_Paragraph_20_Font"><text:span text:style-name="T2">u</text:span></text:span>m <text:span text:style-name="Default_20_Paragraph_20_Font"><text:span text:style-name="T2">cap</text:span></text:span>iti <text:span text:style-name="Default_20_Paragraph_20_Font"><text:span text:style-name="T2">ad</text:span></text:span>m<text:span text:style-name="Default_20_Paragraph_20_Font"><text:span text:style-name="T2">ovendum e</text:span></text:span>t <text:span text:style-name="Default_20_Paragraph_20_Font"><text:span text:style-name="T2">obv</text:span></text:span>o<text:span text:style-name="Default_20_Paragraph_20_Font"><text:span text:style-name="T2">lu</text:span></text:span>tis <text:span text:style-name="Default_20_Paragraph_20_Font"><text:span text:style-name="T2">lani</text:span></text:span>s <text:span text:style-name="Default_20_Paragraph_20_Font"><text:span text:style-name="T2">moll</text:span></text:span>i<text:span text:style-name="Default_20_Paragraph_20_Font"><text:span text:style-name="T2">bu</text:span></text:span>s<text:span text:style-name="Default_20_Paragraph_20_Font"><text:span text:style-name="T2">que<text:line-break/>spongi</text:span></text:span>is <text:span text:style-name="Default_20_Paragraph_20_Font"><text:span text:style-name="T2">ex aqua cal</text:span></text:span>i<text:span text:style-name="Default_20_Paragraph_20_Font"><text:span text:style-name="T2">da expressis fetu</text:span></text:span>s <text:span text:style-name="Default_20_Paragraph_20_Font"><text:span text:style-name="T2">adhibend</text:span></text:span>i. <text:span text:style-name="Default_20_Paragraph_20_Font"><text:span text:style-name="T2">Aqua<text:line-break/>e</text:span></text:span>ti<text:span text:style-name="Default_20_Paragraph_20_Font"><text:span text:style-name="T2">am et</text:span></text:span> m<text:span text:style-name="Default_20_Paragraph_20_Font"><text:span text:style-name="T2">ulta non fu</text:span></text:span>l<text:span text:style-name="Default_20_Paragraph_20_Font"><text:span text:style-name="T2">gida b</text:span></text:span>i<text:span text:style-name="Default_20_Paragraph_20_Font"><text:span text:style-name="T2">benda est. Cremor den</text:span></text:span>i-<text:line-break/><text:span text:style-name="Default_20_Paragraph_20_Font"><text:span text:style-name="T2">que a/su</text:span></text:span>m<text:span text:style-name="Default_20_Paragraph_20_Font"><text:span text:style-name="T2">endu</text:span></text:span>s, <text:span text:style-name="Default_20_Paragraph_20_Font"><text:span text:style-name="T2">quu</text:span></text:span>m j<text:span text:style-name="Default_20_Paragraph_20_Font"><text:span text:style-name="T2">a</text:span></text:span>m <text:span text:style-name="Default_20_Paragraph_20_Font"><text:span text:style-name="T2">ex /^d</text:span></text:span>i<text:span text:style-name="Default_20_Paragraph_20_Font"><text:span text:style-name="T2">cat</text:span></text:span>i<text:span text:style-name="Default_20_Paragraph_20_Font"><text:span text:style-name="T2">one</text:span></text:span> i<text:span text:style-name="Default_20_Paragraph_20_Font"><text:span text:style-name="T2">n tuto<text:line-break/>sue</text:span></text:span>rit.</text:p>
      <text:p text:style-name="P2">Sive synanchon dicere volueris, sive cynancbon, vel<text:line-break/>alterum quidem horum fynanchen, alterum vero cynan-<text:line-break/>chen, sive utrumque fynanchen vocaveris, sciendum est,<text:line-break/>duas cynanches esse rationes. Nam ad curationem nomi-<text:line-break/>nibus nobis opus hon est. Consuevit siquidem eam do-<text:line-break/>cere - longe melius quam qui in nominibus monstrosa</text:p>
      <text:p text:style-name="P3">enunciant. Subscribam autem tibi. compendiose talis do-<text:line-break/>ctrinae ideam, ducto ita exordio. Flexionum , quae ex<text:line-break/>capite deseruntur, quaedam consistentia tenues existunt,<text:line-break/>quaedam ex crassis visicosisque humoribus <text:span text:style-name="Default_20_Paragraph_20_Font"><text:span text:style-name="T2">constant. </text:span></text:span>. Quae<text:line-break/>igitur tenues funt, hae.latis penetratis venis in augustio-<text:line-break/>ribus detinentur.. Tales autem sunt quae. lu gutture funt.<text:line-break/>Contrarium autem in crassis contingit , quod non ingre-<text:line-break/>diantur universas venas admodum angustas, hae prius in<text:line-break/>capacioribus^ detentae. Quum igitur. ini faucium venis<text:line-break/>tales impacti fuerint humores, pars in tumorem attollitur,<text:line-break/>quemadmodum guttur ex aliis, tanquam gutturis quam<text:line-break/>faucium angustiores multo existant venae. Corpus autem<text:line-break/>totum vacare excrementis debet et non plethoricum esse<text:line-break/>geminam ob causam: tum ob eam quae a vacuatione est<text:line-break/>revulfionm, tum quod vacuato <text:span text:style-name="Default_20_Paragraph_20_Font"><text:span text:style-name="T2">corpore</text:span></text:span>, quum a locis afle-<text:line-break/>ctis quod influit expellimus, id facilius suscipiet, nihil-<text:line-break/>que, si calido <text:span text:style-name="Default_20_Paragraph_20_Font"><text:span text:style-name="T2">t</text:span></text:span>oto discutere voluerimus , parti calefactae<text:line-break/>conferet. Corpus igitur totum vena <text:span text:style-name="Default_20_Paragraph_20_Font"><text:span text:style-name="T2">t</text:span></text:span>ecta vacuari oportet</text:p>
      <text:p text:style-name="P3">et purgatione et clysteribus. Verum asseclas partes tum<text:line-break/>medicamentis astringentibus, quae profluentes repellant<text:line-break/>humores, atque ex consistentibus eos qui non admodum<text:line-break/>infarcti sunt et maxime glutinosi et crassi, tum calidis et<text:line-break/>acribus, quae contentos in affectis partibus humores disi-<text:line-break/>cutiant. At sine medicamentis, venae quae sub lingua<text:line-break/>finit fectae, eam quae in faucibus est, phlegmonem eva-<text:line-break/>cuant. Sed quoniam humorum nonnulli crassi glutinosi-<text:line-break/>que sunt, acrioribus multo propterea indigent tnedicamen-<text:line-break/>tis, quae scilicet et fec<text:span text:style-name="Default_20_Paragraph_20_Font"><text:span text:style-name="T2">e</text:span></text:span>re et in tenuia dividere et tum<text:line-break/>glutinofa tum crassa incidere possint. Praeterea et ad<text:line-break/>exteriorem superficiem humores revellere oportet ,- admotis<text:line-break/>collo quae attrahendi polleant facultate medicamentis.<text:line-break/>Nam cutaueas colli partes quam imas affici melius est,<text:line-break/>quod spiritus quidem in inspirationibus ad.fauces guttur-<text:line-break/>que irruat et in. expirationibus per ea. foras deferatur.<text:line-break/>Saepius vero quae ad partes praedictas procedunt fluxio-<text:line-break/>nes , eae ad partes quasdam alias exprimente natura</text:p>
      <text:p text:style-name="P3">transmutantur, atque interdum per initia ita deferuntur,<text:line-break/>ut rursum aliae oriantur tum faucium tum gutturis flu-<text:line-break/>xionum differentiae. Quod autem quae ad cutem recesse-<text:line-break/>runt iis quae in profundum decubuerunt multo salubri-<text:line-break/>ora existant conflet omnibus. Commune tamen in utris-<text:line-break/>que tum colli tum capitis, a quo fluxiones irruunt, auxilium<text:line-break/>tibi sit. Sermo hic et fynancharum [peries et caulas et<text:line-break/>affectos locos et curationes docuit, neque si vel fynan-<text:line-break/>chen vel cynanchen , ut neque fynanchon vel cyuanchon<text:line-break/>appellaret, fuit folicitus. Qui igitur librum hunc scripsit,<text:line-break/>neglectis nominibus omnes qui tum in faucibus tum<text:line-break/>gutture consistunt arctantque respirationem, assectus fynan-<text:line-break/>altos appellitans, duas horum species esse ait: alteram<text:line-break/>quidem quae a glutin<text:span text:style-name="Default_20_Paragraph_20_Font"><text:span text:style-name="T2">at</text:span></text:span>a frigidoque fluxione facta sit;<text:line-break/>quam pituitofam vocare possis, alteram vero a calida<text:line-break/>acrique, quam si picroeholam biliofamque simpliciter ap-<text:line-break/>pellaveris, non peccaveris. Priorem autem fluxionem in</text:p>
      <text:p text:style-name="P3">latiores decumbere venas ait, biliofam etiam in tenuiores<text:line-break/>pervenire ostendens. Caetera dictionis fiunt manifesta.<text:line-break/>Ad ea autem quae retuli convertas animum oportet, et<text:line-break/>si prima vice non intellexeris, bis et ter lege et intelli-<text:line-break/>ges. Ego autem ad fecundam fynanchi (pedem trans-<text:line-break/>ibo.</text:p>
      <text:h text:style-name="Heading_20_2" text:outline-level="2">XXVIII.</text:h>
      <text:p text:style-name="P4"><text:span text:style-name="Default_20_Paragraph_20_Font"><text:span text:style-name="T2">Quum ver</text:span></text:span>o <text:span text:style-name="Default_20_Paragraph_20_Font"><text:span text:style-name="T2">aest</text:span></text:span>i<text:span text:style-name="Default_20_Paragraph_20_Font"><text:span text:style-name="T2">va vel au</text:span></text:span>t<text:span text:style-name="Default_20_Paragraph_20_Font"><text:span text:style-name="T2">umnal</text:span></text:span>i t<text:span text:style-name="Default_20_Paragraph_20_Font"><text:span text:style-name="T2">empestate ex cap</text:span></text:span>i<text:span text:style-name="Default_20_Paragraph_20_Font"><text:span text:style-name="T2">te<text:line-break/>cal</text:span></text:span>i<text:span text:style-name="Default_20_Paragraph_20_Font"><text:span text:style-name="T2">da e</text:span></text:span>t <text:span text:style-name="Default_20_Paragraph_20_Font"><text:span text:style-name="T2">n</text:span></text:span>i<text:span text:style-name="Default_20_Paragraph_20_Font"><text:span text:style-name="T2">troso stuxis destuxer</text:span></text:span>i<text:span text:style-name="Default_20_Paragraph_20_Font"><text:span text:style-name="T2">t, ut quae ab ann</text:span></text:span>i<text:line-break/>t<text:span text:style-name="Default_20_Paragraph_20_Font"><text:span text:style-name="T2">empestate tum acr</text:span></text:span>is t<text:span text:style-name="Default_20_Paragraph_20_Font"><text:span text:style-name="T2">um cal</text:span></text:span>i<text:span text:style-name="Default_20_Paragraph_20_Font"><text:span text:style-name="T2">da ob</text:span></text:span>t<text:span text:style-name="Default_20_Paragraph_20_Font"><text:span text:style-name="T2">iger</text:span></text:span>it, <text:span text:style-name="Default_20_Paragraph_20_Font"><text:span text:style-name="T2">quumque<text:line-break/></text:span></text:span>h<text:span text:style-name="Default_20_Paragraph_20_Font"><text:span text:style-name="T2">u</text:span></text:span>j<text:span text:style-name="Default_20_Paragraph_20_Font"><text:span text:style-name="T2">usm</text:span></text:span>o<text:span text:style-name="Default_20_Paragraph_20_Font"><text:span text:style-name="T2">d</text:span></text:span>i <text:span text:style-name="Default_20_Paragraph_20_Font"><text:span text:style-name="T2">suer</text:span></text:span>it, mo<text:span text:style-name="Default_20_Paragraph_20_Font"><text:span text:style-name="T2">rde</text:span></text:span>t, <text:span text:style-name="Default_20_Paragraph_20_Font"><text:span text:style-name="T2">u</text:span></text:span>l<text:span text:style-name="Default_20_Paragraph_20_Font"><text:span text:style-name="T2">cera</text:span></text:span>t <text:span text:style-name="Default_20_Paragraph_20_Font"><text:span text:style-name="T2">e</text:span></text:span>t spi<text:span text:style-name="Default_20_Paragraph_20_Font"><text:span text:style-name="T2">r</text:span></text:span>it<text:span text:style-name="Default_20_Paragraph_20_Font"><text:span text:style-name="T2">u imple</text:span></text:span>t,<text:line-break/>o<text:span text:style-name="Default_20_Paragraph_20_Font"><text:span text:style-name="T2">r</text:span></text:span>t<text:span text:style-name="Default_20_Paragraph_20_Font"><text:span text:style-name="T2">b</text:span></text:span>o<text:span text:style-name="Default_20_Paragraph_20_Font"><text:span text:style-name="T2">pnoea</text:span></text:span> o<text:span text:style-name="Default_20_Paragraph_20_Font"><text:span text:style-name="T2">bor</text:span></text:span>it<text:span text:style-name="Default_20_Paragraph_20_Font"><text:span text:style-name="T2">ur sicc</text:span></text:span>it<text:span text:style-name="Default_20_Paragraph_20_Font"><text:span text:style-name="T2">asque mu</text:span></text:span>l<text:span text:style-name="Default_20_Paragraph_20_Font"><text:span text:style-name="T2">ta, quae sub c</text:span></text:span>o<text:span text:style-name="Default_20_Paragraph_20_Font"><text:span text:style-name="T2">nspe-<text:line-break/>ctum cadunt, grac</text:span></text:span>i<text:span text:style-name="Default_20_Paragraph_20_Font"><text:span text:style-name="T2">l</text:span></text:span>i<text:span text:style-name="Default_20_Paragraph_20_Font"><text:span text:style-name="T2">a comper</text:span></text:span>i<text:span text:style-name="Default_20_Paragraph_20_Font"><text:span text:style-name="T2">untur. </text:span></text:span>P<text:span text:style-name="Default_20_Paragraph_20_Font"><text:span text:style-name="T2">oste. t</text:span></text:span>o<text:span text:style-name="Default_20_Paragraph_20_Font"><text:span text:style-name="T2">res quo-<text:line-break/>que cerv</text:span></text:span>i<text:span text:style-name="Default_20_Paragraph_20_Font"><text:span text:style-name="T2">c</text:span></text:span>i<text:span text:style-name="Default_20_Paragraph_20_Font"><text:span text:style-name="T2">s tendones c</text:span></text:span>o<text:span text:style-name="Default_20_Paragraph_20_Font"><text:span text:style-name="T2">n</text:span></text:span>t<text:span text:style-name="Default_20_Paragraph_20_Font"><text:span text:style-name="T2">endun</text:span></text:span>t<text:span text:style-name="Default_20_Paragraph_20_Font"><text:span text:style-name="T2">ur, ac tanqua</text:span></text:span>m i<text:span text:style-name="Default_20_Paragraph_20_Font"><text:span text:style-name="T2">n te-<text:line-break/>tano</text:span></text:span> i<text:span text:style-name="Default_20_Paragraph_20_Font"><text:span text:style-name="T2">n</text:span></text:span>t<text:span text:style-name="Default_20_Paragraph_20_Font"><text:span text:style-name="T2">end</text:span></text:span>i <text:span text:style-name="Default_20_Paragraph_20_Font"><text:span text:style-name="T2">v</text:span></text:span>i<text:span text:style-name="Default_20_Paragraph_20_Font"><text:span text:style-name="T2">dentur. Vox quoque abrup</text:span></text:span>t<text:span text:style-name="Default_20_Paragraph_20_Font"><text:span text:style-name="T2">a est ac<text:line-break/>jpiritus parvus. sp</text:span></text:span>iri<text:span text:style-name="Default_20_Paragraph_20_Font"><text:span text:style-name="T2">tusque re</text:span></text:span>t<text:span text:style-name="Default_20_Paragraph_20_Font"><text:span text:style-name="T2">ract</text:span></text:span>io <text:span text:style-name="Default_20_Paragraph_20_Font"><text:span text:style-name="T2">densa ac v</text:span></text:span>i<text:span text:style-name="Default_20_Paragraph_20_Font"><text:span text:style-name="T2">o-<text:line-break/>lenta</text:span></text:span> o<text:span text:style-name="Default_20_Paragraph_20_Font"><text:span text:style-name="T2">bor</text:span></text:span>it<text:span text:style-name="Default_20_Paragraph_20_Font"><text:span text:style-name="T2">ur. H</text:span></text:span>i<text:span text:style-name="Default_20_Paragraph_20_Font"><text:span text:style-name="T2">s arter</text:span></text:span>i<text:span text:style-name="Default_20_Paragraph_20_Font"><text:span text:style-name="T2">a ulcera</text:span></text:span>t<text:span text:style-name="Default_20_Paragraph_20_Font"><text:span text:style-name="T2">ur, pu</text:span></text:span>l<text:span text:style-name="Default_20_Paragraph_20_Font"><text:span text:style-name="T2">mo</text:span></text:span> i<text:span text:style-name="Default_20_Paragraph_20_Font"><text:span text:style-name="T2">ncend</text:span></text:span>i-</text:p>
      <text:p text:style-name="P3">t<text:span text:style-name="Default_20_Paragraph_20_Font"><text:span text:style-name="T2">ur, neque externu</text:span></text:span>m <text:span text:style-name="Default_20_Paragraph_20_Font"><text:span text:style-name="T2">aerem introducere queun</text:span></text:span>t. <text:span text:style-name="Default_20_Paragraph_20_Font"><text:span text:style-name="T2">A</text:span></text:span>t <text:span text:style-name="Default_20_Paragraph_20_Font"><text:span text:style-name="T2">h</text:span></text:span>i<text:span text:style-name="Default_20_Paragraph_20_Font"><text:span text:style-name="T2">s<text:line-break/></text:span></text:span>affectio <text:span text:style-name="Default_20_Paragraph_20_Font"><text:span text:style-name="T2">n</text:span></text:span>i<text:span text:style-name="Default_20_Paragraph_20_Font"><text:span text:style-name="T2">si ad exteriore</text:span></text:span>s <text:span text:style-name="Default_20_Paragraph_20_Font"><text:span text:style-name="T2">cerv</text:span></text:span>i<text:span text:style-name="Default_20_Paragraph_20_Font"><text:span text:style-name="T2">c</text:span></text:span>is <text:span text:style-name="Default_20_Paragraph_20_Font"><text:span text:style-name="T2">parte</text:span></text:span>s <text:span text:style-name="Default_20_Paragraph_20_Font"><text:span text:style-name="T2">ul</text:span></text:span>t<text:span text:style-name="Default_20_Paragraph_20_Font"><text:span text:style-name="T2">ronea defe-<text:line-break/>ratur, grav</text:span></text:span>i<text:span text:style-name="Default_20_Paragraph_20_Font"><text:span text:style-name="T2">or ac</text:span></text:span> -m<text:span text:style-name="Default_20_Paragraph_20_Font"><text:span text:style-name="T2">ev</text:span></text:span>it<text:span text:style-name="Default_20_Paragraph_20_Font"><text:span text:style-name="T2">ab</text:span></text:span>Hi<text:span text:style-name="Default_20_Paragraph_20_Font"><text:span text:style-name="T2">cr est, </text:span></text:span>t<text:span text:style-name="Default_20_Paragraph_20_Font"><text:span text:style-name="T2">um propter anni<text:line-break/></text:span></text:span>t<text:span text:style-name="Default_20_Paragraph_20_Font"><text:span text:style-name="T2">empus, tum quod a cal</text:span></text:span>i<text:span text:style-name="Default_20_Paragraph_20_Font"><text:span text:style-name="T2">d</text:span></text:span>i<text:span text:style-name="Default_20_Paragraph_20_Font"><text:span text:style-name="T2">s acr</text:span></text:span>i<text:span text:style-name="Default_20_Paragraph_20_Font"><text:span text:style-name="T2">busquc</text:span></text:span> fit humoribus.</text:p>
      <text:p text:style-name="P2">Quomodo et quare <text:span text:style-name="Default_20_Paragraph_20_Font"><text:span text:style-name="T2">haecsiun</text:span></text:span>t? quoniam a calidis et<text:line-break/>acribus. Priorem siquidem .fluxionem, quae pituitosr est,<text:line-break/>hieme et vere decumbere ait, hanc vero secundam au-<text:line-break/>tumnali vel aestiva tempestate, in aliis vero anni tempe-<text:line-break/>rlbus ex proportione, ut antea dictum esu orthopnoeam<text:line-break/>autem huic supervenire anginae generi ait, quae ortho-<text:line-break/>pnoea insignis nota est angustiae, partem ex iis quae<text:line-break/>respirationi subserviunt aliquam vexantis, ut supra de-<text:line-break/>moustravimus. Quod si hos amplissimum. os aperire impe-<text:line-break/>raveris linguamque represseris, ut quae in faucibus sunt<text:line-break/>lnfpectare queas, nullum Iane praeter naturam tumorem<text:line-break/>ut in ante dictis invenies. Id vero scriptor explanavit<text:line-break/>his verbis; <text:span text:style-name="Default_20_Paragraph_20_Font"><text:span text:style-name="T2">Ac quae sub conspectum cadunt, grac</text:span></text:span>i<text:span text:style-name="Default_20_Paragraph_20_Font"><text:span text:style-name="T2">l</text:span></text:span>i<text:span text:style-name="Default_20_Paragraph_20_Font"><text:span text:style-name="T2">a c</text:span></text:span>o<text:span text:style-name="Default_20_Paragraph_20_Font"><text:span text:style-name="T2">m-</text:span></text:span></text:p>
      <text:p text:style-name="P3"><text:span text:style-name="Default_20_Paragraph_20_Font"><text:span text:style-name="T2">per</text:span></text:span>i<text:span text:style-name="Default_20_Paragraph_20_Font"><text:span text:style-name="T2">untur. </text:span></text:span>Nam quod in faucium meatu inflammatum<text:line-break/>est, non cernitur. Quod autem ex apertis cernitur; .id<text:line-break/>omne et citra inflammationem existit et partes ipsae sunt<text:line-break/>graciles, nam gracile ad partium praeter naturam tumeu-<text:line-break/>tium oppositionem interdum dicitur. Quam vocis hujus<text:line-break/><text:span text:style-name="Default_20_Paragraph_20_Font"><text:span text:style-name="T2">graciles</text:span></text:span> nunc- dictam significationem ignorantes nonnulli<text:line-break/>dictionem- ridicule exponunt. Alii autem etiam permu-<text:line-break/>tant, ut et qui ita scribunt; <text:span text:style-name="Default_20_Paragraph_20_Font"><text:span text:style-name="T2">ac quae sub c</text:span></text:span>o<text:span text:style-name="Default_20_Paragraph_20_Font"><text:span text:style-name="T2">nspectum ca-<text:line-break/>dun</text:span></text:span>t, <text:span text:style-name="Default_20_Paragraph_20_Font"><text:span text:style-name="T2">dec</text:span></text:span>o<text:span text:style-name="Default_20_Paragraph_20_Font"><text:span text:style-name="T2">l</text:span></text:span>o<text:span text:style-name="Default_20_Paragraph_20_Font"><text:span text:style-name="T2">ra</text:span></text:span>t<text:span text:style-name="Default_20_Paragraph_20_Font"><text:span text:style-name="T2">a cernun</text:span></text:span>t<text:span text:style-name="Default_20_Paragraph_20_Font"><text:span text:style-name="T2">ur.. </text:span></text:span>Caeterum ita affectis fit in-<text:line-break/>terdum ut et flexionis partem recipiant laryugi vicini,<text:line-break/>atque a tergo ordine positi musculi, ubi et stomachus, qui<text:line-break/>faepius et ipsis una afficitur. Post hoc sane in praesenti<text:line-break/>dictione id quoque scriptum esu Po<text:span text:style-name="Default_20_Paragraph_20_Font"><text:span text:style-name="T2">ster</text:span></text:span>io<text:span text:style-name="Default_20_Paragraph_20_Font"><text:span text:style-name="T2">re</text:span></text:span>s <text:span text:style-name="Default_20_Paragraph_20_Font"><text:span text:style-name="T2">quoque cer-^<text:line-break/>vi</text:span></text:span>ris t<text:span text:style-name="Default_20_Paragraph_20_Font"><text:span text:style-name="T2">end</text:span></text:span>o<text:span text:style-name="Default_20_Paragraph_20_Font"><text:span text:style-name="T2">nes con</text:span></text:span>t<text:span text:style-name="Default_20_Paragraph_20_Font"><text:span text:style-name="T2">enduntur, ac</text:span></text:span> t<text:span text:style-name="Default_20_Paragraph_20_Font"><text:span text:style-name="T2">anquam</text:span></text:span> i<text:span text:style-name="Default_20_Paragraph_20_Font"><text:span text:style-name="T2">n</text:span></text:span> t<text:span text:style-name="Default_20_Paragraph_20_Font"><text:span text:style-name="T2">e</text:span></text:span>t<text:span text:style-name="Default_20_Paragraph_20_Font"><text:span text:style-name="T2">an</text:span></text:span>o i<text:span text:style-name="Default_20_Paragraph_20_Font"><text:span text:style-name="T2">n</text:span></text:span>t<text:span text:style-name="Default_20_Paragraph_20_Font"><text:span text:style-name="T2">end</text:span></text:span>i<text:line-break/><text:span text:style-name="Default_20_Paragraph_20_Font"><text:span text:style-name="T2">videntur. </text:span></text:span>Quod autem deinceps dictum efi, magis etiam-<text:line-break/>num guttur affici ostendit. Nam vocis generationem in<text:line-break/>ea animalis absolvi parte demonstratum. esu Quapropter<text:line-break/>inquit: <text:span text:style-name="Default_20_Paragraph_20_Font"><text:span text:style-name="T2">vox qu</text:span></text:span>o<text:span text:style-name="Default_20_Paragraph_20_Font"><text:span text:style-name="T2">que abrupta est et sp</text:span></text:span>i<text:span text:style-name="Default_20_Paragraph_20_Font"><text:span text:style-name="T2">r</text:span></text:span>i<text:span text:style-name="Default_20_Paragraph_20_Font"><text:span text:style-name="T2">tu</text:span></text:span>s <text:span text:style-name="Default_20_Paragraph_20_Font"><text:span text:style-name="T2">parvu</text:span></text:span>s. Ete-<text:line-break/>nim vox omnino abrupta . est, hoc. est destruitur; affecto</text:p>
      <text:p text:style-name="P3">ut dictum est gutture. Respiratio autem parva redditur<text:line-break/>propter meatus angustiam. Recenfetur autem in commen- .<text:line-break/>tariis de difficultate spirandi , quod longior tempore sit et<text:line-break/>intervallis frequentior<text:span text:style-name="Default_20_Paragraph_20_Font"><text:span text:style-name="T2">i</text:span></text:span> Id vero ipsum scriptor ita enun-<text:line-break/>oravit : spi<text:span text:style-name="Default_20_Paragraph_20_Font"><text:span text:style-name="T2">r</text:span></text:span>i<text:span text:style-name="Default_20_Paragraph_20_Font"><text:span text:style-name="T2">tusque retract</text:span></text:span>i<text:span text:style-name="Default_20_Paragraph_20_Font"><text:span text:style-name="T2">o densa ac violenta</text:span></text:span> o<text:span text:style-name="Default_20_Paragraph_20_Font"><text:span text:style-name="T2">b</text:span></text:span>o<text:span text:style-name="Default_20_Paragraph_20_Font"><text:span text:style-name="T2">r</text:span></text:span>i-<text:line-break/><text:span text:style-name="Default_20_Paragraph_20_Font"><text:span text:style-name="T2">tur. </text:span></text:span>Spiritum et eam quae inspirationi succedit exspi-<text:line-break/>rationem et eam quae exspirationi succedit, inspirationem<text:line-break/>dixit. Ex utroque enim densus redditur spiritus. Ete-<text:line-break/>nim ita affectis quae inspirationi succedit quies breve<text:line-break/>tempus habet, similiter et quae exspirationi succedit ante<text:line-break/>inspirationem. Demonstrationes horum in libris de <text:span text:style-name="Default_20_Paragraph_20_Font"><text:span text:style-name="T2">t</text:span></text:span>pi-<text:line-break/>randi difficultate enarratae sunt. <text:span text:style-name="Default_20_Paragraph_20_Font"><text:span text:style-name="T2">H</text:span></text:span>is <text:span text:style-name="Default_20_Paragraph_20_Font"><text:span text:style-name="T2">arteria ulcera</text:span></text:span>t<text:span text:style-name="Default_20_Paragraph_20_Font"><text:span text:style-name="T2">ur,<text:line-break/>pulmo</text:span></text:span> i<text:span text:style-name="Default_20_Paragraph_20_Font"><text:span text:style-name="T2">ncend</text:span></text:span>it<text:span text:style-name="Default_20_Paragraph_20_Font"><text:span text:style-name="T2">ur; neque externum aerem inducere queunt.<text:line-break/>A</text:span></text:span>t <text:span text:style-name="Default_20_Paragraph_20_Font"><text:span text:style-name="T2">h</text:span></text:span>is <text:span text:style-name="Default_20_Paragraph_20_Font"><text:span text:style-name="T2">affect</text:span></text:span>i<text:span text:style-name="Default_20_Paragraph_20_Font"><text:span text:style-name="T2">o n</text:span></text:span>i<text:span text:style-name="Default_20_Paragraph_20_Font"><text:span text:style-name="T2">si ad ex</text:span></text:span>t<text:span text:style-name="Default_20_Paragraph_20_Font"><text:span text:style-name="T2">er</text:span></text:span>io<text:span text:style-name="Default_20_Paragraph_20_Font"><text:span text:style-name="T2">re</text:span></text:span>s <text:span text:style-name="Default_20_Paragraph_20_Font"><text:span text:style-name="T2">cerv</text:span></text:span>i<text:span text:style-name="Default_20_Paragraph_20_Font"><text:span text:style-name="T2">c</text:span></text:span>is <text:span text:style-name="Default_20_Paragraph_20_Font"><text:span text:style-name="T2">parte</text:span></text:span>s <text:span text:style-name="Default_20_Paragraph_20_Font"><text:span text:style-name="T2">ultronea<text:line-break/>defera</text:span></text:span>t<text:span text:style-name="Default_20_Paragraph_20_Font"><text:span text:style-name="T2">ur, grav</text:span></text:span>io<text:span text:style-name="Default_20_Paragraph_20_Font"><text:span text:style-name="T2">r ac</text:span></text:span> i<text:span text:style-name="Default_20_Paragraph_20_Font"><text:span text:style-name="T2">nev</text:span></text:span>i<text:span text:style-name="Default_20_Paragraph_20_Font"><text:span text:style-name="T2">tab</text:span></text:span>i<text:span text:style-name="Default_20_Paragraph_20_Font"><text:span text:style-name="T2">lior est, tum propter anni<text:line-break/>tempus, tum qu</text:span></text:span>o<text:span text:style-name="Default_20_Paragraph_20_Font"><text:span text:style-name="T2">d a ca</text:span></text:span>l<text:span text:style-name="Default_20_Paragraph_20_Font"><text:span text:style-name="T2">id</text:span></text:span>is <text:span text:style-name="Default_20_Paragraph_20_Font"><text:span text:style-name="T2">acr</text:span></text:span>i<text:span text:style-name="Default_20_Paragraph_20_Font"><text:span text:style-name="T2">bu</text:span></text:span>s<text:span text:style-name="Default_20_Paragraph_20_Font"><text:span text:style-name="T2">que sit hu</text:span></text:span>mo<text:span text:style-name="Default_20_Paragraph_20_Font"><text:span text:style-name="T2">r</text:span></text:span>i<text:span text:style-name="Default_20_Paragraph_20_Font"><text:span text:style-name="T2">bu</text:span></text:span>s, Ve-<text:line-break/>rutu et arteriam ita allectis ulcerari dictum est, nimirum<text:line-break/>propter humoris acrimoniam, fed pulmonem incendi ex-</text:p>
      <text:p text:style-name="P3">haustum ait, vero dogmati sermonem copulans. Nam in<text:line-break/>commentario de usu respirationis demonstratum est ani-.<text:line-break/>mal in respirationis privatione non ob substantiae penu-<text:line-break/>riam perire, sed quod calor nativus tum refrigerio tum<text:line-break/>ventilatione destituatur. Quapropter merito qui immode-<text:line-break/>ratior existit pulmonem accendit. Hanc igitur anginae<text:line-break/>speciem tum graviorem tum inevitabiliorem esse priore<text:line-break/>ait, tum propter ante dicta, tum quod aestivum autu-<text:line-break/>mnaleque sit anni tempus et quod ex acrioribus exoriatur<text:line-break/>humoribus. Melior itaque est quae cum conjunctiune <text:span text:style-name="Default_20_Paragraph_20_Font"><text:span text:style-name="T2">e</text:span></text:span>t<text:line-break/>est dictio, quam quae sine coniunctione <text:span text:style-name="Default_20_Paragraph_20_Font"><text:span text:style-name="T2">et</text:span></text:span> esu Significat<text:line-break/>autem ab iis quae ante dicta sunt et propter anni tem-<text:line-break/>pus, in quo fit, et propter humorem, a quo <text:span text:style-name="Default_20_Paragraph_20_Font"><text:span text:style-name="T2">or</text:span></text:span>it<text:span text:style-name="Default_20_Paragraph_20_Font"><text:span text:style-name="T2">ur</text:span></text:span>, majo-<text:line-break/>ris esse periculi secundam anginae speciem. Non est ergo<text:line-break/>simpliciter scribendum, quod tum gravior, tum vitatu dif-<text:line-break/>ficilior sit propter anni tempus. Quod si et absque con-<text:line-break/>junctione scriptionem servare quis voluerit, eam ita fub-<text:line-break/>audire oportebit; ut si in dictione esset. Multa siquidem</text:p>
      <text:p text:style-name="P39">atque alia- apud antiquos defectivo modo scripta repe-.<text:line-break/>riuntur.</text:p>
      <text:h text:style-name="Heading_20_2" text:outline-level="2">XXIX.</text:h>
      <text:p text:style-name="P4"><text:span text:style-name="Default_20_Paragraph_20_Font"><text:span text:style-name="T2">s</text:span></text:span>i <text:span text:style-name="Default_20_Paragraph_20_Font"><text:span text:style-name="T2">subr</text:span></text:span>i<text:span text:style-name="Default_20_Paragraph_20_Font"><text:span text:style-name="T2">i prehender</text:span></text:span>it, <text:span text:style-name="Default_20_Paragraph_20_Font"><text:span text:style-name="T2">veter</text:span></text:span>i <text:span text:style-name="Default_20_Paragraph_20_Font"><text:span text:style-name="T2">stercore non subeunte,.. au</text:span></text:span>t<text:line-break/><text:span text:style-name="Default_20_Paragraph_20_Font"><text:span text:style-name="T2">recent</text:span></text:span>i <text:span text:style-name="Default_20_Paragraph_20_Font"><text:span text:style-name="T2">c</text:span></text:span>i<text:span text:style-name="Default_20_Paragraph_20_Font"><text:span text:style-name="T2">b</text:span></text:span>o <text:span text:style-name="Default_20_Paragraph_20_Font"><text:span text:style-name="T2">accept</text:span></text:span>o , . <text:span text:style-name="Default_20_Paragraph_20_Font"><text:span text:style-name="T2">sive cum la</text:span></text:span>t<text:span text:style-name="Default_20_Paragraph_20_Font"><text:span text:style-name="T2">er</text:span></text:span>i<text:span text:style-name="Default_20_Paragraph_20_Font"><text:span text:style-name="T2">s dolore, sive n</text:span></text:span>o<text:span text:style-name="Default_20_Paragraph_20_Font"><text:span text:style-name="T2">n;<text:line-break/>eu</text:span></text:span>m <text:span text:style-name="Default_20_Paragraph_20_Font"><text:span text:style-name="T2">quiete</text:span></text:span>m <text:span text:style-name="Default_20_Paragraph_20_Font"><text:span text:style-name="T2">agere oportet, donec c</text:span></text:span>i<text:span text:style-name="Default_20_Paragraph_20_Font"><text:span text:style-name="T2">b</text:span></text:span>i <text:span text:style-name="Default_20_Paragraph_20_Font"><text:span text:style-name="T2">pr</text:span></text:span>im<text:span text:style-name="Default_20_Paragraph_20_Font"><text:span text:style-name="T2">um ad</text:span></text:span> i<text:span text:style-name="Default_20_Paragraph_20_Font"><text:span text:style-name="T2">mum<text:line-break/>ven</text:span></text:span>t<text:span text:style-name="Default_20_Paragraph_20_Font"><text:span text:style-name="T2">re</text:span></text:span>m <text:span text:style-name="Default_20_Paragraph_20_Font"><text:span text:style-name="T2">descender</text:span></text:span>i<text:span text:style-name="Default_20_Paragraph_20_Font"><text:span text:style-name="T2">n</text:span></text:span>t.</text:p>
      <text:p text:style-name="P23">Dictiones quoque hujusmodi, ea quae libro de victu<text:line-break/>in acutis morbis adjecta sunt, Hippocrati^ scripta non<text:line-break/>esse ostendunt. Non enim qui perfecte de pleuritide in<text:line-break/>legitima libri hujus parte tractaverat, eum rursus hic<text:line-break/>pauca apponere oportebat.</text:p>
      <text:h text:style-name="Heading_20_2" text:outline-level="2">XXX.</text:h>
      <text:p text:style-name="P4"><text:span text:style-name="Default_20_Paragraph_20_Font"><text:span text:style-name="T2">potu au</text:span></text:span>t<text:span text:style-name="Default_20_Paragraph_20_Font"><text:span text:style-name="T2">em u</text:span></text:span>ti <text:span text:style-name="Default_20_Paragraph_20_Font"><text:span text:style-name="T2">ace</text:span></text:span>t<text:span text:style-name="Default_20_Paragraph_20_Font"><text:span text:style-name="T2">o</text:span></text:span> m<text:span text:style-name="Default_20_Paragraph_20_Font"><text:span text:style-name="T2">ulsa. . At quum grav</text:span></text:span>i<text:span text:style-name="Default_20_Paragraph_20_Font"><text:span text:style-name="T2">ta</text:span></text:span>s <text:span text:style-name="Default_20_Paragraph_20_Font"><text:span text:style-name="T2">ad lum-<text:line-break/>b</text:span></text:span>os <text:span text:style-name="Default_20_Paragraph_20_Font"><text:span text:style-name="T2">devener</text:span></text:span>i<text:span text:style-name="Default_20_Paragraph_20_Font"><text:span text:style-name="T2">t , infer</text:span></text:span>i<text:span text:style-name="Default_20_Paragraph_20_Font"><text:span text:style-name="T2">orem alvu</text:span></text:span>m <text:span text:style-name="Default_20_Paragraph_20_Font"><text:span text:style-name="T2">cl</text:span></text:span>y<text:span text:style-name="Default_20_Paragraph_20_Font"><text:span text:style-name="T2">smo subluere au</text:span></text:span>t</text:p>
      <text:p text:style-name="P5"><text:span text:style-name="Default_20_Paragraph_20_Font"><text:span text:style-name="T8">. . </text:span></text:span><text:span text:style-name="Default_20_Paragraph_20_Font"><text:span text:style-name="T2">medicament</text:span></text:span>o <text:span text:style-name="Default_20_Paragraph_20_Font"><text:span text:style-name="T2">purgare</text:span></text:span> oportet. <text:span text:style-name="Default_20_Paragraph_20_Font"><text:span text:style-name="T2">Quu</text:span></text:span>m <text:span text:style-name="Default_20_Paragraph_20_Font"><text:span text:style-name="T2">ver</text:span></text:span>o <text:span text:style-name="Default_20_Paragraph_20_Font"><text:span text:style-name="T2">purgatu</text:span></text:span>s<text:line-break/><text:span text:style-name="Default_20_Paragraph_20_Font"><text:span text:style-name="T2">suerit, pr</text:span></text:span>o <text:span text:style-name="Default_20_Paragraph_20_Font"><text:span text:style-name="T2">victu sorbi</text:span></text:span>tio<text:span text:style-name="Default_20_Paragraph_20_Font"><text:span text:style-name="T2">ne</text:span></text:span>m <text:span text:style-name="Default_20_Paragraph_20_Font"><text:span text:style-name="T2">p</text:span></text:span>rim<text:span text:style-name="Default_20_Paragraph_20_Font"><text:span text:style-name="T2">um et .aqua</text:span></text:span>m m<text:span text:style-name="Default_20_Paragraph_20_Font"><text:span text:style-name="T2">ulsum,<text:line-break/>de</text:span></text:span>i<text:span text:style-name="Default_20_Paragraph_20_Font"><text:span text:style-name="T2">nde c</text:span></text:span>i<text:span text:style-name="Default_20_Paragraph_20_Font"><text:span text:style-name="T2">bar</text:span></text:span>i<text:span text:style-name="Default_20_Paragraph_20_Font"><text:span text:style-name="T2">a e</text:span></text:span>t <text:span text:style-name="Default_20_Paragraph_20_Font"><text:span text:style-name="T2">el</text:span></text:span>i<text:span text:style-name="Default_20_Paragraph_20_Font"><text:span text:style-name="T2">x</text:span></text:span>os <text:span text:style-name="Default_20_Paragraph_20_Font"><text:span text:style-name="T2">p</text:span></text:span>i<text:span text:style-name="Default_20_Paragraph_20_Font"><text:span text:style-name="T2">sce</text:span></text:span>s <text:span text:style-name="Default_20_Paragraph_20_Font"><text:span text:style-name="T2">praescr</text:span></text:span>i<text:span text:style-name="Default_20_Paragraph_20_Font"><text:span text:style-name="T2">bere, v</text:span></text:span>i<text:span text:style-name="Default_20_Paragraph_20_Font"><text:span text:style-name="T2">numque<text:line-break/>aqu</text:span></text:span>o<text:span text:style-name="Default_20_Paragraph_20_Font"><text:span text:style-name="T2">sum paucum ad n</text:span></text:span>o<text:span text:style-name="Default_20_Paragraph_20_Font"><text:span text:style-name="T2">cte</text:span></text:span>m, i<text:span text:style-name="Default_20_Paragraph_20_Font"><text:span text:style-name="T2">nterdum ver</text:span></text:span>o <text:span text:style-name="Default_20_Paragraph_20_Font"><text:span text:style-name="T2">d</text:span></text:span>i<text:span text:style-name="Default_20_Paragraph_20_Font"><text:span text:style-name="T2">luta</text:span></text:span>m<text:line-break/><text:span text:style-name="Default_20_Paragraph_20_Font"><text:span text:style-name="T2">musam. Quu</text:span></text:span>m <text:span text:style-name="Default_20_Paragraph_20_Font"><text:span text:style-name="T2">ver</text:span></text:span>o <text:span text:style-name="Default_20_Paragraph_20_Font"><text:span text:style-name="T2">sta</text:span></text:span>t<text:span text:style-name="Default_20_Paragraph_20_Font"><text:span text:style-name="T2">u</text:span></text:span>s i<text:span text:style-name="Default_20_Paragraph_20_Font"><text:span text:style-name="T2">ta graveolente</text:span></text:span>s <text:span text:style-name="Default_20_Paragraph_20_Font"><text:span text:style-name="T2">sue</text:span></text:span>ri<text:span text:style-name="Default_20_Paragraph_20_Font"><text:span text:style-name="T2">nt,<text:line-break/>aut</text:span></text:span> b<text:span text:style-name="Default_20_Paragraph_20_Font"><text:span text:style-name="T2">alano aut cl</text:span></text:span>ysmo utendum. Ai<text:span text:style-name="Default_20_Paragraph_20_Font"><text:span text:style-name="T2">n</text:span></text:span> mi<text:span text:style-name="Default_20_Paragraph_20_Font"><text:span text:style-name="T2">nu</text:span></text:span>s, i<text:span text:style-name="Default_20_Paragraph_20_Font"><text:span text:style-name="T2">n acet</text:span></text:span>i<text:line-break/><text:span text:style-name="Default_20_Paragraph_20_Font"><text:span text:style-name="T2">mulsi po</text:span></text:span>t<text:span text:style-name="Default_20_Paragraph_20_Font"><text:span text:style-name="T2">u con</text:span></text:span>t<text:span text:style-name="Default_20_Paragraph_20_Font"><text:span text:style-name="T2">inere</text:span></text:span> o<text:span text:style-name="Default_20_Paragraph_20_Font"><text:span text:style-name="T2">p</text:span></text:span>o<text:span text:style-name="Default_20_Paragraph_20_Font"><text:span text:style-name="T2">rtet , d</text:span></text:span>o<text:span text:style-name="Default_20_Paragraph_20_Font"><text:span text:style-name="T2">nec c</text:span></text:span>i<text:span text:style-name="Default_20_Paragraph_20_Font"><text:span text:style-name="T2">b</text:span></text:span>i <text:span text:style-name="Default_20_Paragraph_20_Font"><text:span text:style-name="T2">ad</text:span></text:span> i<text:span text:style-name="Default_20_Paragraph_20_Font"><text:span text:style-name="T2">nfer</text:span></text:span>io<text:span text:style-name="Default_20_Paragraph_20_Font"><text:span text:style-name="T2">re</text:span></text:span>m<text:line-break/><text:span text:style-name="Default_20_Paragraph_20_Font"><text:span text:style-name="T2">alvu</text:span></text:span>m <text:span text:style-name="Default_20_Paragraph_20_Font"><text:span text:style-name="T2">descender</text:span></text:span>i<text:span text:style-name="Default_20_Paragraph_20_Font"><text:span text:style-name="T2">nt, de</text:span></text:span>i<text:span text:style-name="Default_20_Paragraph_20_Font"><text:span text:style-name="T2">nde sic cl</text:span></text:span>y<text:span text:style-name="Default_20_Paragraph_20_Font"><text:span text:style-name="T2">smate subducere.</text:span></text:span></text:p>
      <text:p text:style-name="P2"><text:span text:style-name="Default_20_Paragraph_20_Font"><text:span text:style-name="T2">p</text:span></text:span>o<text:span text:style-name="Default_20_Paragraph_20_Font"><text:span text:style-name="T2">tu autem uti acet</text:span></text:span>o m<text:span text:style-name="Default_20_Paragraph_20_Font"><text:span text:style-name="T2">ulsa. </text:span></text:span>Indistincte dictum est,<text:line-break/>quanquam quod hic scriptum est, lu legitima libri hujus<text:line-break/>parte distinctum sit et quae post id, usquequo pilosum<text:line-break/>meminit Hippocrates, quoniam adhuc de aegrotantibus in<text:line-break/>libro ipse agebat et non. iis qui ex morbo convalescunt.<text:line-break/>Caetera dictionis manifesta.</text:p>
      <text:h text:style-name="Heading_20_2" text:outline-level="2">XXXI.</text:h>
      <text:p text:style-name="Normal"><text:span text:style-name="Default_20_Paragraph_20_Font"><text:span text:style-name="T2">At si vacua</text:span></text:span>m <text:span text:style-name="Default_20_Paragraph_20_Font"><text:span text:style-name="T2">a</text:span></text:span>l<text:span text:style-name="Default_20_Paragraph_20_Font"><text:span text:style-name="T2">vu</text:span></text:span>m <text:span text:style-name="Default_20_Paragraph_20_Font"><text:span text:style-name="T2">haben</text:span></text:span>t<text:span text:style-name="Default_20_Paragraph_20_Font"><text:span text:style-name="T2">i sobri</text:span></text:span>i <text:span text:style-name="Default_20_Paragraph_20_Font"><text:span text:style-name="T2">arden</text:span></text:span>s <text:span text:style-name="Default_20_Paragraph_20_Font"><text:span text:style-name="T2">ob</text:span></text:span>o<text:span text:style-name="Default_20_Paragraph_20_Font"><text:span text:style-name="T2">ria</text:span></text:span>t<text:span text:style-name="Default_20_Paragraph_20_Font"><text:span text:style-name="T2">ur, si</text:span></text:span></text:p>
      <text:p text:style-name="P3"><text:span text:style-name="Default_20_Paragraph_20_Font"><text:span text:style-name="T2">purgare t</text:span></text:span>i<text:span text:style-name="Default_20_Paragraph_20_Font"><text:span text:style-name="T2">b</text:span></text:span>i i<text:span text:style-name="Default_20_Paragraph_20_Font"><text:span text:style-name="T2">doneu</text:span></text:span>m <text:span text:style-name="Default_20_Paragraph_20_Font"><text:span text:style-name="T2">esce v</text:span></text:span>i<text:span text:style-name="Default_20_Paragraph_20_Font"><text:span text:style-name="T2">deatur , intra tres d</text:span></text:span>i<text:span text:style-name="Default_20_Paragraph_20_Font"><text:span text:style-name="T2">es ne<text:line-break/>purgaver</text:span></text:span>i<text:span text:style-name="Default_20_Paragraph_20_Font"><text:span text:style-name="T2">s, sed vel quar</text:span></text:span>t<text:span text:style-name="Default_20_Paragraph_20_Font"><text:span text:style-name="T2">o.</text:span></text:span></text:p>
      <text:p text:style-name="P2">Quod intempestive quidem hic febris ardentis memi-<text:line-break/>nerit, praedictis in principio tum ejus differentiis tum<text:line-break/>curationibussuperium. esu Etenim hae dictiones ex mente<text:line-break/>sunt aphorismi illiuas <text:span text:style-name="Default_20_Paragraph_20_Font"><text:span text:style-name="T2">cocta</text:span></text:span> m<text:span text:style-name="Default_20_Paragraph_20_Font"><text:span text:style-name="T2">ed</text:span></text:span>i<text:span text:style-name="Default_20_Paragraph_20_Font"><text:span text:style-name="T2">car</text:span></text:span>i <text:span text:style-name="Default_20_Paragraph_20_Font"><text:span text:style-name="T2">et movere, non cru-<text:line-break/>da , neque</text:span></text:span> i<text:span text:style-name="Default_20_Paragraph_20_Font"><text:span text:style-name="T2">n principio, n</text:span></text:span>i<text:span text:style-name="Default_20_Paragraph_20_Font"><text:span text:style-name="T2">si . turgeant, plurima vero non<text:line-break/>turgent. </text:span></text:span>. Quidam aliter scribunt, caules ab initio medi-<text:line-break/>cari volentes, ut dictio talis sit, intra tertium diem pur-<text:line-break/>gandum. . Consentaneum est igitur non omnino a tertiis<text:line-break/><text:span text:style-name="Default_20_Paragraph_20_Font"><text:span text:style-name="T2">med</text:span></text:span>i<text:span text:style-name="Default_20_Paragraph_20_Font"><text:span text:style-name="T2">cari</text:span></text:span> die, fed ut hic aphorismus esto <text:span text:style-name="Default_20_Paragraph_20_Font"><text:span text:style-name="T2">in -acu</text:span></text:span>ti<text:span text:style-name="Default_20_Paragraph_20_Font"><text:span text:style-name="T2">s m</text:span></text:span>o<text:span text:style-name="Default_20_Paragraph_20_Font"><text:span text:style-name="T2">rb</text:span></text:span>i<text:span text:style-name="Default_20_Paragraph_20_Font"><text:span text:style-name="T2">s<text:line-break/>pauc</text:span></text:span>m<text:span text:style-name="Default_20_Paragraph_20_Font"><text:span text:style-name="T2">s et</text:span></text:span> i<text:span text:style-name="Default_20_Paragraph_20_Font"><text:span text:style-name="T2">n princ</text:span></text:span>i<text:span text:style-name="Default_20_Paragraph_20_Font"><text:span text:style-name="T2">pi</text:span></text:span>i<text:span text:style-name="Default_20_Paragraph_20_Font"><text:span text:style-name="T2">s</text:span></text:span> m<text:span text:style-name="Default_20_Paragraph_20_Font"><text:span text:style-name="T2">ed</text:span></text:span>i<text:span text:style-name="Default_20_Paragraph_20_Font"><text:span text:style-name="T2">camen</text:span></text:span>t<text:span text:style-name="Default_20_Paragraph_20_Font"><text:span text:style-name="T2">o purgan</text:span></text:span>t<text:span text:style-name="Default_20_Paragraph_20_Font"><text:span text:style-name="T2">e u</text:span></text:span>ti. Rem<text:line-break/>ergo fecundum aphorismorum mentem definire. scrutarique .<text:line-break/>oportet, quum in principiis purgatione utendum sit. et<text:line-break/>quum morbi coctio expectanda siti Si quis vero vel per<text:line-break/>initia simpliciter dixerit, vel neutrum definierit, fallitur.</text:p>
      <text:h text:style-name="P54" text:outline-level="2">XXXII.</text:h>
      <text:p text:style-name="P4"><text:span text:style-name="Default_20_Paragraph_20_Font"><text:span text:style-name="T2">Quum autem purgaver</text:span></text:span>i<text:span text:style-name="Default_20_Paragraph_20_Font"><text:span text:style-name="T2">s, sorbi</text:span></text:span>t<text:span text:style-name="Default_20_Paragraph_20_Font"><text:span text:style-name="T2">ion</text:span></text:span>i<text:span text:style-name="Default_20_Paragraph_20_Font"><text:span text:style-name="T2">bu</text:span></text:span>s <text:span text:style-name="Default_20_Paragraph_20_Font"><text:span text:style-name="T2">u</text:span></text:span>t<text:span text:style-name="Default_20_Paragraph_20_Font"><text:span text:style-name="T2">ere, observa</text:span></text:span>ti<text:span text:style-name="Default_20_Paragraph_20_Font"><text:span text:style-name="T2">s su-<text:line-break/>br</text:span></text:span>iam <text:span text:style-name="Default_20_Paragraph_20_Font"><text:span text:style-name="T2">acce/ston</text:span></text:span>i<text:span text:style-name="Default_20_Paragraph_20_Font"><text:span text:style-name="T2">bus, u</text:span></text:span>t <text:span text:style-name="Default_20_Paragraph_20_Font"><text:span text:style-name="T2">nequaqua</text:span></text:span>m <text:span text:style-name="Default_20_Paragraph_20_Font"><text:span text:style-name="T2">qu</text:span></text:span>a<text:span text:style-name="Default_20_Paragraph_20_Font"><text:span text:style-name="T2">m adsun</text:span></text:span>t <text:span text:style-name="Default_20_Paragraph_20_Font"><text:span text:style-name="T2">neque<text:line-break/>quum suturae sunt exhibea</text:span></text:span>s, <text:span text:style-name="Default_20_Paragraph_20_Font"><text:span text:style-name="T2">sed quum cessent, vel qui-<text:line-break/>everunt e</text:span></text:span>t <text:span text:style-name="Default_20_Paragraph_20_Font"><text:span text:style-name="T2">qua</text:span></text:span>m <text:span text:style-name="Default_20_Paragraph_20_Font"><text:span text:style-name="T2">l</text:span></text:span>o<text:span text:style-name="Default_20_Paragraph_20_Font"><text:span text:style-name="T2">ng</text:span></text:span>issim<text:span text:style-name="Default_20_Paragraph_20_Font"><text:span text:style-name="T2">e a pr</text:span></text:span>i<text:span text:style-name="Default_20_Paragraph_20_Font"><text:span text:style-name="T2">nc</text:span></text:span>i<text:span text:style-name="Default_20_Paragraph_20_Font"><text:span text:style-name="T2">p</text:span></text:span>i<text:span text:style-name="Default_20_Paragraph_20_Font"><text:span text:style-name="T2">o</text:span></text:span> -recesserunt.<text:line-break/><text:span text:style-name="Default_20_Paragraph_20_Font"><text:span text:style-name="T2">Erigen</text:span></text:span>ti<text:span text:style-name="Default_20_Paragraph_20_Font"><text:span text:style-name="T2">bu</text:span></text:span>s <text:span text:style-name="Default_20_Paragraph_20_Font"><text:span text:style-name="T2">aute</text:span></text:span>m <text:span text:style-name="Default_20_Paragraph_20_Font"><text:span text:style-name="T2">ped</text:span></text:span>i<text:span text:style-name="Default_20_Paragraph_20_Font"><text:span text:style-name="T2">bu</text:span></text:span>s <text:span text:style-name="Default_20_Paragraph_20_Font"><text:span text:style-name="T2">neque .po</text:span></text:span>t<text:span text:style-name="Default_20_Paragraph_20_Font"><text:span text:style-name="T2">u</text:span></text:span>m <text:span text:style-name="Default_20_Paragraph_20_Font"><text:span text:style-name="T2">neque sorb</text:span></text:span>i-<text:line-break/><text:span text:style-name="Default_20_Paragraph_20_Font"><text:span text:style-name="T2">t</text:span></text:span>i<text:span text:style-name="Default_20_Paragraph_20_Font"><text:span text:style-name="T2">onem neque aliud qu</text:span></text:span>i<text:span text:style-name="Default_20_Paragraph_20_Font"><text:span text:style-name="T2">cquam hu</text:span></text:span>j<text:span text:style-name="Default_20_Paragraph_20_Font"><text:span text:style-name="T2">u</text:span></text:span>s<text:span text:style-name="Default_20_Paragraph_20_Font"><text:span text:style-name="T2">m</text:span></text:span>o<text:span text:style-name="Default_20_Paragraph_20_Font"><text:span text:style-name="T2">d</text:span></text:span>i <text:span text:style-name="Default_20_Paragraph_20_Font"><text:span text:style-name="T2">dab</text:span></text:span>is. <text:span text:style-name="Default_20_Paragraph_20_Font"><text:span text:style-name="T2">rerum<text:line-break/>max</text:span></text:span>im<text:span text:style-name="Default_20_Paragraph_20_Font"><text:span text:style-name="T2">um esae du</text:span></text:span>ci<text:span text:style-name="Default_20_Paragraph_20_Font"><text:span text:style-name="T2">to, si expec</text:span></text:span>t<text:span text:style-name="Default_20_Paragraph_20_Font"><text:span text:style-name="T2">aver</text:span></text:span>is, <text:span text:style-name="Default_20_Paragraph_20_Font"><text:span text:style-name="T2">quou</text:span></text:span>s<text:span text:style-name="Default_20_Paragraph_20_Font"><text:span text:style-name="T2">que valde<text:line-break/></text:span></text:span>i<text:span text:style-name="Default_20_Paragraph_20_Font"><text:span text:style-name="T2">ncaluerin</text:span></text:span>t, <text:span text:style-name="Default_20_Paragraph_20_Font"><text:span text:style-name="T2">de</text:span></text:span>i<text:span text:style-name="Default_20_Paragraph_20_Font"><text:span text:style-name="T2">nde</text:span></text:span> i<text:span text:style-name="Default_20_Paragraph_20_Font"><text:span text:style-name="T2">ta, quod conferat . exh</text:span></text:span>i<text:span text:style-name="Default_20_Paragraph_20_Font"><text:span text:style-name="T2">be.^ Eriga</text:span></text:span>s<text:line-break/><text:span text:style-name="Default_20_Paragraph_20_Font"><text:span text:style-name="T2">en</text:span></text:span>im <text:span text:style-name="Default_20_Paragraph_20_Font"><text:span text:style-name="T2">pedu</text:span></text:span>m <text:span text:style-name="Default_20_Paragraph_20_Font"><text:span text:style-name="T2">p</text:span></text:span>l<text:span text:style-name="Default_20_Paragraph_20_Font"><text:span text:style-name="T2">eru</text:span></text:span>m<text:span text:style-name="Default_20_Paragraph_20_Font"><text:span text:style-name="T2">que sub</text:span></text:span>r<text:span text:style-name="Default_20_Paragraph_20_Font"><text:span text:style-name="T2">i</text:span></text:span>i <text:span text:style-name="Default_20_Paragraph_20_Font"><text:span text:style-name="T2">acce/surae signu</text:span></text:span>m <text:span text:style-name="Default_20_Paragraph_20_Font"><text:span text:style-name="T2">est, a</text:span></text:span>t<text:line-break/><text:span text:style-name="Default_20_Paragraph_20_Font"><text:span text:style-name="T2">eo te</text:span></text:span>m<text:span text:style-name="Default_20_Paragraph_20_Font"><text:span text:style-name="T2">p</text:span></text:span>o<text:span text:style-name="Default_20_Paragraph_20_Font"><text:span text:style-name="T2">re siqu</text:span></text:span>i<text:span text:style-name="Default_20_Paragraph_20_Font"><text:span text:style-name="T2">d exhibueri</text:span></text:span>s, <text:span text:style-name="Default_20_Paragraph_20_Font"><text:span text:style-name="T2">max</text:span></text:span>im<text:span text:style-name="Default_20_Paragraph_20_Font"><text:span text:style-name="T2">e per omn</text:span></text:span>i<text:span text:style-name="Default_20_Paragraph_20_Font"><text:span text:style-name="T2">a pecca-<text:line-break/>ver</text:span></text:span>is, <text:span text:style-name="Default_20_Paragraph_20_Font"><text:span text:style-name="T2">morbu</text:span></text:span>m <text:span text:style-name="Default_20_Paragraph_20_Font"><text:span text:style-name="T2">na</text:span></text:span>m<text:span text:style-name="Default_20_Paragraph_20_Font"><text:span text:style-name="T2">que non paru</text:span></text:span>m <text:span text:style-name="Default_20_Paragraph_20_Font"><text:span text:style-name="T2">auxer</text:span></text:span>is. <text:span text:style-name="Default_20_Paragraph_20_Font"><text:span text:style-name="T2">A</text:span></text:span>t <text:span text:style-name="Default_20_Paragraph_20_Font"><text:span text:style-name="T2">quum<text:line-break/>subest .desini</text:span></text:span>t, <text:span text:style-name="Default_20_Paragraph_20_Font"><text:span text:style-name="T2">v</text:span></text:span>i<text:span text:style-name="Default_20_Paragraph_20_Font"><text:span text:style-name="T2">ce versu pede</text:span></text:span>s <text:span text:style-name="Default_20_Paragraph_20_Font"><text:span text:style-name="T2">rel</text:span></text:span>i<text:span text:style-name="Default_20_Paragraph_20_Font"><text:span text:style-name="T2">quo corpore cal</text:span></text:span>i<text:span text:style-name="Default_20_Paragraph_20_Font"><text:span text:style-name="T2">d</text:span></text:span>i<text:span text:style-name="Default_20_Paragraph_20_Font"><text:span text:style-name="T2">ore</text:span></text:span>s<text:line-break/><text:span text:style-name="Default_20_Paragraph_20_Font"><text:span text:style-name="T2">evadunt; quu</text:span></text:span>m <text:span text:style-name="Default_20_Paragraph_20_Font"><text:span text:style-name="T2">eni</text:span></text:span>m <text:span text:style-name="Default_20_Paragraph_20_Font"><text:span text:style-name="T2">pede</text:span></text:span>s <text:span text:style-name="Default_20_Paragraph_20_Font"><text:span text:style-name="T2">refugerat, auge</text:span></text:span>t<text:span text:style-name="Default_20_Paragraph_20_Font"><text:span text:style-name="T2">ur et ex<text:line-break/>thorace accensu sta</text:span></text:span>mi<text:span text:style-name="Default_20_Paragraph_20_Font"><text:span text:style-name="T2">num ad capu</text:span></text:span>t <text:span text:style-name="Default_20_Paragraph_20_Font"><text:span text:style-name="T2">re</text:span></text:span>mi<text:span text:style-name="Default_20_Paragraph_20_Font"><text:span text:style-name="T2">tt</text:span></text:span>it. <text:span text:style-name="Default_20_Paragraph_20_Font"><text:span text:style-name="T2">At ferv</text:span></text:span>i-<text:line-break/><text:span text:style-name="Default_20_Paragraph_20_Font"><text:span text:style-name="T2">do calore un</text:span></text:span>i<text:span text:style-name="Default_20_Paragraph_20_Font"><text:span text:style-name="T2">versa sursum concurrente atque ad caput<text:line-break/>exhalante, merito pede</text:span></text:span>s <text:span text:style-name="Default_20_Paragraph_20_Font"><text:span text:style-name="T2">fulgescunt, quum natura excar-</text:span></text:span></text:p>
      <text:p text:style-name="P1"><text:span text:style-name="Default_20_Paragraph_20_Font"><text:span text:style-name="T2">ne</text:span></text:span>s <text:span text:style-name="Default_20_Paragraph_20_Font"><text:span text:style-name="T2">e</text:span></text:span>t <text:span text:style-name="Default_20_Paragraph_20_Font"><text:span text:style-name="T2">nervosi sin</text:span></text:span>t. <text:span text:style-name="Default_20_Paragraph_20_Font"><text:span text:style-name="T2">Prae</text:span></text:span>t<text:span text:style-name="Default_20_Paragraph_20_Font"><text:span text:style-name="T2">erea e</text:span></text:span>t <text:span text:style-name="Default_20_Paragraph_20_Font"><text:span text:style-name="T2">a cal</text:span></text:span>i<text:span text:style-name="Default_20_Paragraph_20_Font"><text:span text:style-name="T2">d</text:span></text:span>i<text:span text:style-name="Default_20_Paragraph_20_Font"><text:span text:style-name="T2">ssim</text:span></text:span>is <text:span text:style-name="Default_20_Paragraph_20_Font"><text:span text:style-name="T2">loc</text:span></text:span>i<text:span text:style-name="Default_20_Paragraph_20_Font"><text:span text:style-name="T2">s<text:line-break/>multum d</text:span></text:span>i<text:span text:style-name="Default_20_Paragraph_20_Font"><text:span text:style-name="T2">stan</text:span></text:span>t<text:span text:style-name="Default_20_Paragraph_20_Font"><text:span text:style-name="T2">es re</text:span></text:span>f<text:span text:style-name="Default_20_Paragraph_20_Font"><text:span text:style-name="T2">r</text:span></text:span>i<text:span text:style-name="Default_20_Paragraph_20_Font"><text:span text:style-name="T2">gerantur, susu coll</text:span></text:span>i<text:span text:style-name="Default_20_Paragraph_20_Font"><text:span text:style-name="T2">gente ad</text:span></text:span> r<text:span text:style-name="Default_20_Paragraph_20_Font"><text:span text:style-name="T2">h</text:span></text:span>o-<text:line-break/>v<text:span text:style-name="Default_20_Paragraph_20_Font"><text:span text:style-name="T2">ace</text:span></text:span>m <text:span text:style-name="Default_20_Paragraph_20_Font"><text:span text:style-name="T2">cal</text:span></text:span>o<text:span text:style-name="Default_20_Paragraph_20_Font"><text:span text:style-name="T2">re. Ac sursum e</text:span></text:span>a<text:span text:style-name="Default_20_Paragraph_20_Font"><text:span text:style-name="T2">dem rat</text:span></text:span>i<text:span text:style-name="Default_20_Paragraph_20_Font"><text:span text:style-name="T2">one quum sobrii<text:line-break/>solv</text:span></text:span>i<text:span text:style-name="Default_20_Paragraph_20_Font"><text:span text:style-name="T2">tur e</text:span></text:span>t i<text:span text:style-name="Default_20_Paragraph_20_Font"><text:span text:style-name="T2">n</text:span></text:span> m<text:span text:style-name="Default_20_Paragraph_20_Font"><text:span text:style-name="T2">inuta</text:span></text:span>s <text:span text:style-name="Default_20_Paragraph_20_Font"><text:span text:style-name="T2">par</text:span></text:span>t<text:span text:style-name="Default_20_Paragraph_20_Font"><text:span text:style-name="T2">e</text:span></text:span>s .<text:span text:style-name="Default_20_Paragraph_20_Font"><text:span text:style-name="T2">d</text:span></text:span>i<text:span text:style-name="Default_20_Paragraph_20_Font"><text:span text:style-name="T2">str</text:span></text:span>i<text:span text:style-name="Default_20_Paragraph_20_Font"><text:span text:style-name="T2">bu</text:span></text:span>i<text:span text:style-name="Default_20_Paragraph_20_Font"><text:span text:style-name="T2">tur; ad pede</text:span></text:span>s ca-<text:line-break/>lor <text:span text:style-name="Default_20_Paragraph_20_Font"><text:span text:style-name="T2">descendit. - Hoc ig</text:span></text:span>i<text:span text:style-name="Default_20_Paragraph_20_Font"><text:span text:style-name="T2">tur</text:span></text:span> t<text:span text:style-name="Default_20_Paragraph_20_Font"><text:span text:style-name="T2">emp</text:span></text:span>o<text:span text:style-name="Default_20_Paragraph_20_Font"><text:span text:style-name="T2">re caput e</text:span></text:span>t t<text:span text:style-name="Default_20_Paragraph_20_Font"><text:span text:style-name="T2">horax<text:line-break/>resu</text:span></text:span>i<text:span text:style-name="Default_20_Paragraph_20_Font"><text:span text:style-name="T2">g</text:span></text:span>a<text:span text:style-name="Default_20_Paragraph_20_Font"><text:span text:style-name="T2">ran</text:span></text:span>t<text:span text:style-name="Default_20_Paragraph_20_Font"><text:span text:style-name="T2">ur , ea</text:span></text:span>s <text:span text:style-name="Default_20_Paragraph_20_Font"><text:span text:style-name="T2">ob .re</text:span></text:span>s <text:span text:style-name="Default_20_Paragraph_20_Font"><text:span text:style-name="T2">sorbi</text:span></text:span>ti<text:span text:style-name="Default_20_Paragraph_20_Font"><text:span text:style-name="T2">o</text:span></text:span> r <text:span text:style-name="Default_20_Paragraph_20_Font"><text:span text:style-name="T2">exh</text:span></text:span>i<text:span text:style-name="Default_20_Paragraph_20_Font"><text:span text:style-name="T2">benda. Quod<text:line-break/>quu</text:span></text:span>m <text:span text:style-name="Default_20_Paragraph_20_Font"><text:span text:style-name="T2">pede</text:span></text:span>s <text:span text:style-name="Default_20_Paragraph_20_Font"><text:span text:style-name="T2">fulg</text:span></text:span>i<text:span text:style-name="Default_20_Paragraph_20_Font"><text:span text:style-name="T2">d</text:span></text:span>i <text:span text:style-name="Default_20_Paragraph_20_Font"><text:span text:style-name="T2">suer</text:span></text:span>i<text:span text:style-name="Default_20_Paragraph_20_Font"><text:span text:style-name="T2">nt, calidum ventriculum esse<text:line-break/>neee/sc est</text:span></text:span> m<text:span text:style-name="Default_20_Paragraph_20_Font"><text:span text:style-name="T2">ul</text:span></text:span>t<text:span text:style-name="Default_20_Paragraph_20_Font"><text:span text:style-name="T2">oque fast</text:span></text:span>i<text:span text:style-name="Default_20_Paragraph_20_Font"><text:span text:style-name="T2">d</text:span></text:span>i<text:span text:style-name="Default_20_Paragraph_20_Font"><text:span text:style-name="T2">o plenu</text:span></text:span>m, i<text:span text:style-name="Default_20_Paragraph_20_Font"><text:span text:style-name="T2">ntend</text:span></text:span>i <text:span text:style-name="Default_20_Paragraph_20_Font"><text:span text:style-name="T2">h</text:span></text:span>y<text:span text:style-name="Default_20_Paragraph_20_Font"><text:span text:style-name="T2">pochon-<text:line-break/>dr</text:span></text:span>i<text:span text:style-name="Default_20_Paragraph_20_Font"><text:span text:style-name="T2">um et corpor</text:span></text:span>is i<text:span text:style-name="Default_20_Paragraph_20_Font"><text:span text:style-name="T2">actat</text:span></text:span>i<text:span text:style-name="Default_20_Paragraph_20_Font"><text:span text:style-name="T2">onem prop</text:span></text:span>t<text:span text:style-name="Default_20_Paragraph_20_Font"><text:span text:style-name="T2">er</text:span></text:span> i<text:span text:style-name="Default_20_Paragraph_20_Font"><text:span text:style-name="T2">n</text:span></text:span>t<text:span text:style-name="Default_20_Paragraph_20_Font"><text:span text:style-name="T2">erna</text:span></text:span>m . <text:span text:style-name="Default_20_Paragraph_20_Font"><text:span text:style-name="T2">turba- -<text:line-break/></text:span></text:span>t <text:span text:style-name="Default_20_Paragraph_20_Font"><text:span text:style-name="T2">tonem, men</text:span></text:span>tis <text:span text:style-name="Default_20_Paragraph_20_Font"><text:span text:style-name="T2">abal</text:span></text:span>i<text:span text:style-name="Default_20_Paragraph_20_Font"><text:span text:style-name="T2">ena</text:span></text:span>ti<text:span text:style-name="Default_20_Paragraph_20_Font"><text:span text:style-name="T2">onem et dolore</text:span></text:span>s, aeger <text:span text:style-name="Default_20_Paragraph_20_Font"><text:span text:style-name="T2">velti-<text:line-break/>catur, vomere affecta</text:span></text:span>t, <text:span text:style-name="Default_20_Paragraph_20_Font"><text:span text:style-name="T2">et st prava v</text:span></text:span>o<text:span text:style-name="Default_20_Paragraph_20_Font"><text:span text:style-name="T2">muer</text:span></text:span>it, <text:span text:style-name="Default_20_Paragraph_20_Font"><text:span text:style-name="T2">d</text:span></text:span>o<text:span text:style-name="Default_20_Paragraph_20_Font"><text:span text:style-name="T2">let. A</text:span></text:span>t<text:line-break/><text:span text:style-name="Default_20_Paragraph_20_Font"><text:span text:style-name="T2">quum cal</text:span></text:span>o<text:span text:style-name="Default_20_Paragraph_20_Font"><text:span text:style-name="T2">r ad pede</text:span></text:span>s <text:span text:style-name="Default_20_Paragraph_20_Font"><text:span text:style-name="T2">descenderit, ur</text:span></text:span>i<text:span text:style-name="Default_20_Paragraph_20_Font"><text:span text:style-name="T2">naque pr</text:span></text:span>o<text:span text:style-name="Default_20_Paragraph_20_Font"><text:span text:style-name="T2">dier</text:span></text:span>i<text:span text:style-name="Default_20_Paragraph_20_Font"><text:span text:style-name="T2">t,<text:line-break/>e</text:span></text:span>ti<text:span text:style-name="Default_20_Paragraph_20_Font"><text:span text:style-name="T2">amsi n</text:span></text:span>o<text:span text:style-name="Default_20_Paragraph_20_Font"><text:span text:style-name="T2">n sudaver</text:span></text:span>it, <text:span text:style-name="Default_20_Paragraph_20_Font"><text:span text:style-name="T2">omn</text:span></text:span>i<text:span text:style-name="Default_20_Paragraph_20_Font"><text:span text:style-name="T2">a</text:span></text:span> r<text:span text:style-name="Default_20_Paragraph_20_Font"><text:span text:style-name="T2">estan</text:span></text:span>t. <text:span text:style-name="Default_20_Paragraph_20_Font"><text:span text:style-name="T2">Eo</text:span></text:span> i<text:span text:style-name="Default_20_Paragraph_20_Font"><text:span text:style-name="T2">g</text:span></text:span>it<text:span text:style-name="Default_20_Paragraph_20_Font"><text:span text:style-name="T2">ur</text:span></text:span> t<text:span text:style-name="Default_20_Paragraph_20_Font"><text:span text:style-name="T2">em-<text:line-break/>p</text:span></text:span>o<text:span text:style-name="Default_20_Paragraph_20_Font"><text:span text:style-name="T2">re sorbi</text:span></text:span>t<text:span text:style-name="Default_20_Paragraph_20_Font"><text:span text:style-name="T2">io exhibenda est, alia</text:span></text:span>s <text:span text:style-name="Default_20_Paragraph_20_Font"><text:span text:style-name="T2">pernici</text:span></text:span>o<text:span text:style-name="Default_20_Paragraph_20_Font"><text:span text:style-name="T2">so exist</text:span></text:span>i<text:span text:style-name="Default_20_Paragraph_20_Font"><text:span text:style-name="T2">t.</text:span></text:span></text:p>
      <text:p text:style-name="P2">De particulari cibi ministrandi tempore dictum qui-<text:line-break/>dem est paucis in legitima libri parte, fed aeque et nunc<text:line-break/>prolixius mauiscstiusque dicitur, quasi <text:span text:style-name="Default_20_Paragraph_20_Font"><text:span text:style-name="T2">t</text:span></text:span>enuo praesens sit</text:p>
      <text:p text:style-name="P3">illius explanatio , ferrata Hippocratis mente, quam tum<text:line-break/>in caeteris dixit , tum in eo quod febrem ex thorace, hoc .<text:line-break/>est ex corde, accendi atque in . caput flammam remit-<text:line-break/>tere ait.</text:p>
      <text:h text:style-name="Heading_20_2" text:outline-level="2">XXXllI.</text:h>
      <text:p text:style-name="P4"><text:span text:style-name="Default_20_Paragraph_20_Font"><text:span text:style-name="T2">Quibu</text:span></text:span>s <text:span text:style-name="Default_20_Paragraph_20_Font"><text:span text:style-name="T2">autem alvu</text:span></text:span>s <text:span text:style-name="Default_20_Paragraph_20_Font"><text:span text:style-name="T2">per fabre</text:span></text:span>s <text:span text:style-name="Default_20_Paragraph_20_Font"><text:span text:style-name="T2">perpetuo</text:span></text:span> l<text:span text:style-name="Default_20_Paragraph_20_Font"><text:span text:style-name="T2">iqu</text:span></text:span>i<text:span text:style-name="Default_20_Paragraph_20_Font"><text:span text:style-name="T2">da est, h</text:span></text:span>i<text:span text:style-name="Default_20_Paragraph_20_Font"><text:span text:style-name="T2">s<text:line-break/>ubi pede</text:span></text:span>s <text:span text:style-name="Default_20_Paragraph_20_Font"><text:span text:style-name="T2">ex</text:span></text:span>i<text:span text:style-name="Default_20_Paragraph_20_Font"><text:span text:style-name="T2">m</text:span></text:span>i<text:span text:style-name="Default_20_Paragraph_20_Font"><text:span text:style-name="T2">e calefecer</text:span></text:span>is, <text:span text:style-name="Default_20_Paragraph_20_Font"><text:span text:style-name="T2">cera</text:span></text:span>tis <text:span text:style-name="Default_20_Paragraph_20_Font"><text:span text:style-name="T2">contexeri</text:span></text:span>s fascifr<text:span text:style-name="Default_20_Paragraph_20_Font"><text:span text:style-name="T2">que<text:line-break/>obvolve</text:span></text:span>ns, <text:span text:style-name="Default_20_Paragraph_20_Font"><text:span text:style-name="T2">an</text:span></text:span>i<text:span text:style-name="Default_20_Paragraph_20_Font"><text:span text:style-name="T2">mu</text:span></text:span>m <text:span text:style-name="Default_20_Paragraph_20_Font"><text:span text:style-name="T2">at</text:span></text:span>t<text:span text:style-name="Default_20_Paragraph_20_Font"><text:span text:style-name="T2">ende, u</text:span></text:span>t <text:span text:style-name="Default_20_Paragraph_20_Font"><text:span text:style-name="T2">ne sint rel</text:span></text:span>i<text:span text:style-name="Default_20_Paragraph_20_Font"><text:span text:style-name="T2">quo corpore<text:line-break/>^r</text:span></text:span>i<text:span text:style-name="Default_20_Paragraph_20_Font"><text:span text:style-name="T2">g</text:span></text:span>i<text:span text:style-name="Default_20_Paragraph_20_Font"><text:span text:style-name="T2">diore</text:span></text:span>s. <text:span text:style-name="Default_20_Paragraph_20_Font"><text:span text:style-name="T2">Qu</text:span></text:span>o<text:span text:style-name="Default_20_Paragraph_20_Font"><text:span text:style-name="T2">d si calcan</text:span></text:span>t, <text:span text:style-name="Default_20_Paragraph_20_Font"><text:span text:style-name="T2">ca</text:span></text:span>l<text:span text:style-name="Default_20_Paragraph_20_Font"><text:span text:style-name="T2">efuctor</text:span></text:span>i<text:span text:style-name="Default_20_Paragraph_20_Font"><text:span text:style-name="T2">um nul</text:span></text:span>l<text:span text:style-name="Default_20_Paragraph_20_Font"><text:span text:style-name="T2">u</text:span></text:span>m <text:span text:style-name="Default_20_Paragraph_20_Font"><text:span text:style-name="T2">ad-<text:line-break/>move, sed cave ne fu</text:span></text:span>l<text:span text:style-name="Default_20_Paragraph_20_Font"><text:span text:style-name="T2">gescant-. </text:span></text:span>Po<text:span text:style-name="Default_20_Paragraph_20_Font"><text:span text:style-name="T2">tu est utendu</text:span></text:span>m <text:span text:style-name="Default_20_Paragraph_20_Font"><text:span text:style-name="T2">quam<text:line-break/>pauc</text:span></text:span>ij<text:span text:style-name="Default_20_Paragraph_20_Font"><text:span text:style-name="T2">simo, aqua fu</text:span></text:span>l<text:span text:style-name="Default_20_Paragraph_20_Font"><text:span text:style-name="T2">g</text:span></text:span>i<text:span text:style-name="Default_20_Paragraph_20_Font"><text:span text:style-name="T2">da aut mulsa.</text:span></text:span></text:p>
      <text:p text:style-name="P2">l d <text:span text:style-name="Default_20_Paragraph_20_Font"><text:span text:style-name="T2">perpe</text:span></text:span>t<text:span text:style-name="Default_20_Paragraph_20_Font"><text:span text:style-name="T2">u</text:span></text:span>o idem ac per omne tempus significat. At<text:line-break/>quum multi existant assectus, in quibus per totum mor-<text:line-break/>bum alvum liquidam esse contingit, fierique nequeat, ut<text:line-break/>curationem habeant unam, ut saepius demonstratum est,</text:p>
      <text:p text:style-name="P3">tantum abest ut ex dictione quicquam utiliter discatur,<text:line-break/>ut etiam jacturam facturus sit, qui scriptum curationis<text:line-break/>modum in affectibus multis juvare crediderit. Nam ut<text:line-break/>caetera omittam, quum alvus liquida esse possit tum pro-<text:line-break/>pter ventris phlegmonem , tum propter colliquantem su-<text:line-break/>hrem , frigidae potus maxime contrarius est phlegmonae,<text:line-break/>colliquantibus vero febribus convenientissimus; eo quod<text:line-break/>didicisti tempore exhibitus.</text:p>
      <text:h text:style-name="Heading_20_2" text:outline-level="2"><text:span text:style-name="Default_20_Paragraph_20_Font"><text:span text:style-name="T2">-i</text:span></text:span><text:tab/>XXXIV.<text:tab/>V</text:h>
      <text:p text:style-name="Normal"><text:span text:style-name="Default_20_Paragraph_20_Font"><text:span text:style-name="T2">A</text:span></text:span>t <text:span text:style-name="Default_20_Paragraph_20_Font"><text:span text:style-name="T2">qu</text:span></text:span>i<text:span text:style-name="Default_20_Paragraph_20_Font"><text:span text:style-name="T2">bu</text:span></text:span>s <text:span text:style-name="Default_20_Paragraph_20_Font"><text:span text:style-name="T2">per fabre</text:span></text:span>s <text:span text:style-name="Default_20_Paragraph_20_Font"><text:span text:style-name="T2">alvu</text:span></text:span>s <text:span text:style-name="Default_20_Paragraph_20_Font"><text:span text:style-name="T2">l</text:span></text:span>i<text:span text:style-name="Default_20_Paragraph_20_Font"><text:span text:style-name="T2">qu</text:span></text:span>i<text:span text:style-name="Default_20_Paragraph_20_Font"><text:span text:style-name="T2">da est e</text:span></text:span>t <text:span text:style-name="Default_20_Paragraph_20_Font"><text:span text:style-name="T2">men</text:span></text:span>s <text:span text:style-name="Default_20_Paragraph_20_Font"><text:span text:style-name="T2">perturbata<text:line-break/>.et h</text:span></text:span>o<text:span text:style-name="Default_20_Paragraph_20_Font"><text:span text:style-name="T2">ru</text:span></text:span>m <text:span text:style-name="Default_20_Paragraph_20_Font"><text:span text:style-name="T2">mu</text:span></text:span>l<text:span text:style-name="Default_20_Paragraph_20_Font"><text:span text:style-name="T2">t</text:span></text:span>i <text:span text:style-name="Default_20_Paragraph_20_Font"><text:span text:style-name="T2">stocco</text:span></text:span>s <text:span text:style-name="Default_20_Paragraph_20_Font"><text:span text:style-name="T2">vellun</text:span></text:span>t <text:span text:style-name="Default_20_Paragraph_20_Font"><text:span text:style-name="T2">nare</text:span></text:span>s<text:span text:style-name="Default_20_Paragraph_20_Font"><text:span text:style-name="T2">que</text:span></text:span> /o<text:span text:style-name="Default_20_Paragraph_20_Font"><text:span text:style-name="T2">d</text:span></text:span>i<text:span text:style-name="Default_20_Paragraph_20_Font"><text:span text:style-name="T2">unt et pa-<text:line-break/>rum qu</text:span></text:span>i<text:span text:style-name="Default_20_Paragraph_20_Font"><text:span text:style-name="T2">de</text:span></text:span>m <text:span text:style-name="Default_20_Paragraph_20_Font"><text:span text:style-name="T2">ad</text:span></text:span> i<text:span text:style-name="Default_20_Paragraph_20_Font"><text:span text:style-name="T2">n</text:span></text:span>t<text:span text:style-name="Default_20_Paragraph_20_Font"><text:span text:style-name="T2">err</text:span></text:span>o<text:span text:style-name="Default_20_Paragraph_20_Font"><text:span text:style-name="T2">ga</text:span></text:span>t<text:span text:style-name="Default_20_Paragraph_20_Font"><text:span text:style-name="T2">a respondent , </text:span></text:span>i<text:span text:style-name="Default_20_Paragraph_20_Font"><text:span text:style-name="T2">psi ver</text:span></text:span>o <text:span text:style-name="Default_20_Paragraph_20_Font"><text:span text:style-name="T2">per<text:line-break/>su n</text:span></text:span>i<text:span text:style-name="Default_20_Paragraph_20_Font"><text:span text:style-name="T2">h</text:span></text:span>i<text:span text:style-name="Default_20_Paragraph_20_Font"><text:span text:style-name="T2">l co</text:span></text:span>m<text:span text:style-name="Default_20_Paragraph_20_Font"><text:span text:style-name="T2">p</text:span></text:span>osit<text:span text:style-name="Default_20_Paragraph_20_Font"><text:span text:style-name="T2">um dicunt , sune ta</text:span></text:span>li<text:span text:style-name="Default_20_Paragraph_20_Font"><text:span text:style-name="T2">a</text:span></text:span> mi<text:span text:style-name="Default_20_Paragraph_20_Font"><text:span text:style-name="T2">h</text:span></text:span>i m<text:span text:style-name="Default_20_Paragraph_20_Font"><text:span text:style-name="T2">elanch</text:span></text:span>o-<text:line-break/><text:span text:style-name="Default_20_Paragraph_20_Font"><text:span text:style-name="T2">l</text:span></text:span>i<text:span text:style-name="Default_20_Paragraph_20_Font"><text:span text:style-name="T2">ca este v</text:span></text:span>i<text:span text:style-name="Default_20_Paragraph_20_Font"><text:span text:style-name="T2">den</text:span></text:span>t<text:span text:style-name="Default_20_Paragraph_20_Font"><text:span text:style-name="T2">ur. Hi</text:span></text:span>s <text:span text:style-name="Default_20_Paragraph_20_Font"><text:span text:style-name="T2">au</text:span></text:span>t<text:span text:style-name="Default_20_Paragraph_20_Font"><text:span text:style-name="T2">em</text:span></text:span> it<text:span text:style-name="Default_20_Paragraph_20_Font"><text:span text:style-name="T2">a se haben</text:span></text:span>ti<text:span text:style-name="Default_20_Paragraph_20_Font"><text:span text:style-name="T2">bu</text:span></text:span>s , <text:span text:style-name="Default_20_Paragraph_20_Font"><text:span text:style-name="T2">si al-<text:line-break/>vu</text:span></text:span>s <text:span text:style-name="Default_20_Paragraph_20_Font"><text:span text:style-name="T2">l</text:span></text:span>i<text:span text:style-name="Default_20_Paragraph_20_Font"><text:span text:style-name="T2">qu</text:span></text:span>i<text:span text:style-name="Default_20_Paragraph_20_Font"><text:span text:style-name="T2">da sueri</text:span></text:span>t <text:span text:style-name="Default_20_Paragraph_20_Font"><text:span text:style-name="T2">e</text:span></text:span>t <text:span text:style-name="Default_20_Paragraph_20_Font"><text:span text:style-name="T2">c</text:span></text:span>o<text:span text:style-name="Default_20_Paragraph_20_Font"><text:span text:style-name="T2">lliquescen</text:span></text:span>s, <text:span text:style-name="Default_20_Paragraph_20_Font"><text:span text:style-name="T2">sorb</text:span></text:span>it<text:span text:style-name="Default_20_Paragraph_20_Font"><text:span text:style-name="T2">i</text:span></text:span>o<text:span text:style-name="Default_20_Paragraph_20_Font"><text:span text:style-name="T2">ne</text:span></text:span>s <text:span text:style-name="Default_20_Paragraph_20_Font"><text:span text:style-name="T2">fulgid</text:span></text:span>io<text:span text:style-name="Default_20_Paragraph_20_Font"><text:span text:style-name="T2">re</text:span></text:span></text:p>
      <text:p text:style-name="P3"><text:span text:style-name="Default_20_Paragraph_20_Font"><text:span text:style-name="T2">et</text:span></text:span> q<text:span text:style-name="Default_20_Paragraph_20_Font"><text:span text:style-name="T2">ra/stores exh</text:span></text:span>i<text:span text:style-name="Default_20_Paragraph_20_Font"><text:span text:style-name="T2">bendae</text:span></text:span> mi<text:span text:style-name="Default_20_Paragraph_20_Font"><text:span text:style-name="T2">h</text:span></text:span>i <text:span text:style-name="Default_20_Paragraph_20_Font"><text:span text:style-name="T2">v</text:span></text:span>i<text:span text:style-name="Default_20_Paragraph_20_Font"><text:span text:style-name="T2">dentur et quae potione</text:span></text:span>s<text:line-break/><text:span text:style-name="Default_20_Paragraph_20_Font"><text:span text:style-name="T2">alvum sistant v</text:span></text:span>i<text:span text:style-name="Default_20_Paragraph_20_Font"><text:span text:style-name="T2">nosioresque, vel et</text:span></text:span>i<text:span text:style-name="Default_20_Paragraph_20_Font"><text:span text:style-name="T2">a</text:span></text:span>m <text:span text:style-name="Default_20_Paragraph_20_Font"><text:span text:style-name="T2">astr</text:span></text:span>i<text:span text:style-name="Default_20_Paragraph_20_Font"><text:span text:style-name="T2">ngent</text:span></text:span>i<text:span text:style-name="Default_20_Paragraph_20_Font"><text:span text:style-name="T2">ores.</text:span></text:span></text:p>
      <text:p text:style-name="P40">Caetera siane phreniticorum sunt symptomata. Sed<text:line-break/>alvi liquidae symptoma interdum quidem in phrenitide<text:line-break/>fit, non tamen proprium ipsi est, quapropter alvum liqui-<text:line-break/>dam ex distinctionibus curare convenit, phrenitidem vero<text:line-break/>alia peculiari persequi curatione. Quam autem ipsis feri-<text:line-break/>psitr curationem, nullo modo animi intentionem ad phreni-<text:line-break/>tidem dirigit, sed curare eum magis velle arbitror affe-<text:line-break/>ctionem quandam ex ventris quidem parte aliqua prode-<text:line-break/>nutent, sied .qaput ad sympathiam trahentem, ut ex ven-<text:line-break/>tris affectu deliret. Talia autem non recte melancholica<text:line-break/>esse dictum est, magis enim ea a flava proficiscuntur bile,<text:line-break/>alvo suppressa.</text:p>
      <text:h text:style-name="Heading_20_2" text:outline-level="2"><text:s/>XXXV t sc</text:h>
      <text:p text:style-name="Normal"><text:span text:style-name="Default_20_Paragraph_20_Font"><text:span text:style-name="T2">Q</text:span></text:span>ui<text:span text:style-name="Default_20_Paragraph_20_Font"><text:span text:style-name="T2">bu</text:span></text:span>s <text:span text:style-name="Default_20_Paragraph_20_Font"><text:span text:style-name="T2">-au</text:span></text:span>t<text:span text:style-name="Default_20_Paragraph_20_Font"><text:span text:style-name="T2">em per fabre</text:span></text:span>s <text:span text:style-name="Default_20_Paragraph_20_Font"><text:span text:style-name="T2">ab intrio tum. vert</text:span></text:span>i<text:span text:style-name="Default_20_Paragraph_20_Font"><text:span text:style-name="T2">g</text:span></text:span>i<text:span text:style-name="Default_20_Paragraph_20_Font"><text:span text:style-name="T2">ne</text:span></text:span>s t<text:span text:style-name="Default_20_Paragraph_20_Font"><text:span text:style-name="T2">um</text:span></text:span></text:p>
      <text:p text:style-name="P3"><text:span text:style-name="Default_20_Paragraph_20_Font"><text:span text:style-name="T2">cupit</text:span></text:span>is <text:span text:style-name="Default_20_Paragraph_20_Font"><text:span text:style-name="T2">pu</text:span></text:span>lsus <text:span text:style-name="Default_20_Paragraph_20_Font"><text:span text:style-name="T2">siunt, ac. ur</text:span></text:span>i<text:span text:style-name="Default_20_Paragraph_20_Font"><text:span text:style-name="T2">na tenu</text:span></text:span>is, <text:span text:style-name="Default_20_Paragraph_20_Font"><text:span text:style-name="T2">in h</text:span></text:span>is <text:span text:style-name="Default_20_Paragraph_20_Font"><text:span text:style-name="T2">ad cr</text:span></text:span>ises<text:line-break/><text:span text:style-name="Default_20_Paragraph_20_Font"><text:span text:style-name="T2">febre</text:span></text:span>m <text:span text:style-name="Default_20_Paragraph_20_Font"><text:span text:style-name="T2">exacerbar</text:span></text:span>i <text:span text:style-name="Default_20_Paragraph_20_Font"><text:span text:style-name="T2">c</text:span></text:span>o<text:span text:style-name="Default_20_Paragraph_20_Font"><text:span text:style-name="T2">ncedendu</text:span></text:span>m <text:span text:style-name="Default_20_Paragraph_20_Font"><text:span text:style-name="T2">est, neque si deliraren</text:span></text:span>t,<text:line-break/><text:span text:style-name="Default_20_Paragraph_20_Font"><text:span text:style-name="T2">m</text:span></text:span>i<text:span text:style-name="Default_20_Paragraph_20_Font"><text:span text:style-name="T2">rarer.</text:span></text:span></text:p>
      <text:p text:style-name="P2">Quum caput circumagi videtur, vertigo vocatur affe-<text:line-break/>ctio, quum autem et tenebricosa simul suerit visio, tene-.<text:line-break/>bricosa vertigo appellitatur, Fit autem ob inordinatam<text:line-break/>spiritus flatuleuti motionem, qui aut i<text:span text:style-name="Default_20_Paragraph_20_Font"><text:span text:style-name="T2">n</text:span></text:span> capite localem<text:line-break/>habet generationem, aut <text:span text:style-name="Default_20_Paragraph_20_Font"><text:span text:style-name="T2">t</text:span></text:span>urium ex infernis fertur par-<text:line-break/>tibus. omnes autem hujusmodi spirituum generationes<text:line-break/>perturbationem indicant, ob quas et cum symptomatis<text:line-break/>tumultuosis judicationes fiunt. Scire etenim oportet .as-<text:line-break/>sectio<text:span text:style-name="Default_20_Paragraph_20_Font"><text:span text:style-name="T2">n</text:span></text:span>es hujusmodi medium quodammodo .obtinere tum<text:line-break/>earum quae periculo vacant tum perniciosarum. Conatur<text:line-break/>siquidem calor nativus corporis humores tum dissolvere<text:line-break/>tum fundere, fed ipsius plane tenuare, ac abdita fenfui<text:line-break/>discussione excernere non potest. Qunm autem imbecil-<text:line-break/>limus est, principio solutioni non incumbit, atque ob id</text:p>
      <text:p text:style-name="P3">fpiritus flatulentus non sumtae imbecillo <text:span text:style-name="Default_20_Paragraph_20_Font"><text:span text:style-name="T2">t</text:span></text:span>acto nativo ca-<text:line-break/>lore procreatur. lmbecillitate igitur assio imperi culosissi-<text:line-break/>mum non est, natura siquidem morbum evincit. Verum<text:line-break/>summa imbecillitate prosterni lethale est, <text:span text:style-name="Default_20_Paragraph_20_Font"><text:span text:style-name="T2">na</text:span></text:span>t<text:span text:style-name="Default_20_Paragraph_20_Font"><text:span text:style-name="T2">ura</text:span></text:span> enim<text:line-break/><text:span text:style-name="Default_20_Paragraph_20_Font"><text:span text:style-name="T2">n</text:span></text:span>on parum n m<text:span text:style-name="Default_20_Paragraph_20_Font"><text:span text:style-name="T2">orb</text:span></text:span>o vincitur. Quum autem non vinci-<text:line-break/>tur, praedicta fiunt symptomata, atque posteaquam aegro-<text:line-break/>taverit, ordinationes absolvuntur, aliae ad salutem, aliae<text:line-break/>ad mortem. Pulsus autem qui in capite fiunt, hoc est<text:line-break/>sensibiles arteriarum motiones, caloris multi symptomata<text:line-break/>existunt, a quibus saepenumero deliria fiunt. Sic itaque<text:line-break/>his quae dicta funt universim <text:span text:style-name="Default_20_Paragraph_20_Font"><text:span text:style-name="T2">t</text:span></text:span>e habentibus, quum ubi<text:line-break/>quis debilitari coeperit , ab urinarum quidem tenuitate<text:line-break/>crudus morbus prodatur, caput autem flatulenta impletum<text:line-break/>esse fpiritu significent vertigines cum pulsibus; scire opor-<text:line-break/>tet naturam non quiescere, fed interdum contentos in<text:line-break/>corpore pravos humores ita aggredi, ut a bonis eos fecer-<text:line-break/>nat, atque quotis modo excernat, aut ad ignobilem par-<text:line-break/>tem amandet. Praedictus igitur scruto ad ante dictorum</text:p>
      <text:p text:style-name="P3">praenotionem maxime confert. Num interdum ab initio<text:line-break/>morbi febres quidem moderatae fiunt; fed symptomata<text:line-break/>hujusmodi caput obsident propter exustionem aut exhala-<text:line-break/>tionem humorum in ventriculi corpore contentorum.<text:line-break/>Sane capite fotu alias quocunque modo calore^ affecto,<text:line-break/>tali capitis affectui balneum proderit ptisanaeque cremor<text:line-break/>pro sorbitione satis erit. Verum quum . spiritus calidus<text:line-break/>flatulentus ob humorum pravitatem ad caput. fertur, hos<text:line-break/>lavare non confert. Tuto igitur singula haec facienda<text:line-break/>sunt. Distinctio autem affectionum una fola. est, tum ex<text:line-break/>urinarum cruditate, tum concoctione, quorum auctor recte<text:line-break/>meminit, inquiens: <text:span text:style-name="Default_20_Paragraph_20_Font"><text:span text:style-name="T2">urina</text:span></text:span> t<text:span text:style-name="Default_20_Paragraph_20_Font"><text:span text:style-name="T2">enu</text:span></text:span>is, quam saepius cruditatis<text:line-break/>signum esse pronunciatum est. Quare nullus medicus in.<text:line-break/>morbis hujusmodi urinarum inspectionem negligit.</text:p>
      <text:h text:style-name="Heading_20_2" text:outline-level="2">XXXVI.</text:h>
      <text:p text:style-name="Normal"><text:span text:style-name="Default_20_Paragraph_20_Font"><text:span text:style-name="T2">A</text:span></text:span>t <text:span text:style-name="Default_20_Paragraph_20_Font"><text:span text:style-name="T2">quibu</text:span></text:span>s <text:span text:style-name="Default_20_Paragraph_20_Font"><text:span text:style-name="T2">pr</text:span></text:span>i<text:span text:style-name="Default_20_Paragraph_20_Font"><text:span text:style-name="T2">ncipio urinae nebulosae au</text:span></text:span>t <text:span text:style-name="Default_20_Paragraph_20_Font"><text:span text:style-name="T2">e</text:span></text:span>ti<text:span text:style-name="Default_20_Paragraph_20_Font"><text:span text:style-name="T2">a</text:span></text:span>m <text:span text:style-name="Default_20_Paragraph_20_Font"><text:span text:style-name="T2">crustae</text:span></text:span></text:p>
      <text:p text:style-name="P3"><text:span text:style-name="Default_20_Paragraph_20_Font"><text:span text:style-name="T2">ex</text:span></text:span>i<text:span text:style-name="Default_20_Paragraph_20_Font"><text:span text:style-name="T2">stunt, hos si cae</text:span></text:span>t<text:span text:style-name="Default_20_Paragraph_20_Font"><text:span text:style-name="T2">era quoque conferan</text:span></text:span>t, <text:span text:style-name="Default_20_Paragraph_20_Font"><text:span text:style-name="T2">subpurgare<text:line-break/></text:span></text:span>o<text:span text:style-name="Default_20_Paragraph_20_Font"><text:span text:style-name="T2">por</text:span></text:span>t<text:span text:style-name="Default_20_Paragraph_20_Font"><text:span text:style-name="T2">e</text:span></text:span>t. <text:span text:style-name="Default_20_Paragraph_20_Font"><text:span text:style-name="T2">Qu</text:span></text:span>i<text:span text:style-name="Default_20_Paragraph_20_Font"><text:span text:style-name="T2">bu</text:span></text:span>s <text:span text:style-name="Default_20_Paragraph_20_Font"><text:span text:style-name="T2">vero ur</text:span></text:span>i<text:span text:style-name="Default_20_Paragraph_20_Font"><text:span text:style-name="T2">nae in</text:span></text:span>t<text:span text:style-name="Default_20_Paragraph_20_Font"><text:span text:style-name="T2">er</text:span></text:span> i<text:span text:style-name="Default_20_Paragraph_20_Font"><text:span text:style-name="T2">n</text:span></text:span>it<text:span text:style-name="Default_20_Paragraph_20_Font"><text:span text:style-name="T2">ia tenues, eo</text:span></text:span>r <text:span text:style-name="Default_20_Paragraph_20_Font"><text:span text:style-name="T2">non<text:line-break/>purgato, sed st v</text:span></text:span>i<text:span text:style-name="Default_20_Paragraph_20_Font"><text:span text:style-name="T2">dea</text:span></text:span>t<text:span text:style-name="Default_20_Paragraph_20_Font"><text:span text:style-name="T2">ur, alvu</text:span></text:span>m <text:span text:style-name="Default_20_Paragraph_20_Font"><text:span text:style-name="T2">sublue. H</text:span></text:span>os it<text:span text:style-name="Default_20_Paragraph_20_Font"><text:span text:style-name="T2">a curare<text:line-break/>c</text:span></text:span>o<text:span text:style-name="Default_20_Paragraph_20_Font"><text:span text:style-name="T2">nfert.</text:span></text:span></text:p>
      <text:p text:style-name="P2">Sive- iis quae in praecedenti oratione relata funt<text:line-break/>haec coniungat, sive quoque non, quod ex ipsis utile quis<text:line-break/>habere commune potest, quod corporis purgationem pror-<text:line-break/>sus vitare oporteat, quum in humoribus adest cruditas,<text:line-break/>id manifestavit inquiens: <text:span text:style-name="Default_20_Paragraph_20_Font"><text:span text:style-name="T2">ur</text:span></text:span>i<text:span text:style-name="Default_20_Paragraph_20_Font"><text:span text:style-name="T2">nae</text:span></text:span> t<text:span text:style-name="Default_20_Paragraph_20_Font"><text:span text:style-name="T2">enue</text:span></text:span>s, tanquam crassae<text:line-break/>coctionis <text:span text:style-name="Default_20_Paragraph_20_Font"><text:span text:style-name="T2">n</text:span></text:span>o<text:span text:style-name="Default_20_Paragraph_20_Font"><text:span text:style-name="T2">ta</text:span></text:span>s habeant. Jam hoc ipsum consistentiam<text:line-break/>i<text:span text:style-name="Default_20_Paragraph_20_Font"><text:span text:style-name="T2">nd</text:span></text:span>i<text:span text:style-name="Default_20_Paragraph_20_Font"><text:span text:style-name="T2">cat</text:span></text:span> et verbum hoc <text:span text:style-name="Default_20_Paragraph_20_Font"><text:span text:style-name="T2">nebulosae</text:span></text:span> urinas significat nebulas<text:line-break/>habentes. Nam nigras adjeciflet, si nos eas audire vola-<text:line-break/>isset. Mullo siquidem . nomina communis citra distinctio-<text:line-break/>nem dicere consueverunt, quum id quod in significatis<text:line-break/>rerum melius est declarare voluerint. Sic Iane quum ju-<text:line-break/>dicationes ad salutem suerint, impliciter dicunt, judica-<text:line-break/>tus est; defuncto vero judicato, non simpliciter efferunt,,</text:p>
      <text:p text:style-name="P3">fed hoc - totum , judicatus obiit. Praeterea quum quis<text:line-break/>excretam bilem simpliciter dixerit, pallidam, non ni-<text:line-break/>gram intelligimus. Sic certe et nunc urinas nebulosas<text:line-break/>audire oportet eas , quae albas habent nebulas , quae co-<text:line-break/>ctionis notae existunt. Quoniam igitur cocta purgat, ob<text:line-break/>id et nunc ita scripsit libri hujus auctori t<text:span text:style-name="Default_20_Paragraph_20_Font"><text:span text:style-name="T2">a</text:span></text:span>l<text:span text:style-name="Default_20_Paragraph_20_Font"><text:span text:style-name="T2">e</text:span></text:span>s .<text:span text:style-name="Default_20_Paragraph_20_Font"><text:span text:style-name="T2">au</text:span></text:span>t<text:span text:style-name="Default_20_Paragraph_20_Font"><text:span text:style-name="T2">em i</text:span></text:span>t<text:span text:style-name="Default_20_Paragraph_20_Font"><text:span text:style-name="T2">a<text:line-break/>curare c</text:span></text:span>o<text:span text:style-name="Default_20_Paragraph_20_Font"><text:span text:style-name="T2">nser</text:span></text:span>e Nihil autem de sanguinis missione loquu-<text:line-break/>tus ; ea particulatim enarrat ex ordine omnia, non quod<text:line-break/>interdum ita habentibus sanguinis missione opus non sit,<text:line-break/>fed quod nunc fala alia docere. velit; nam de sanguinis<text:line-break/>missione abunde supra dictum esu Sic curandum.</text:p>
      <text:h text:style-name="Heading_20_2" text:outline-level="2">XXXVH, ...</text:h>
      <text:p text:style-name="P4"><text:span text:style-name="Default_20_Paragraph_20_Font"><text:span text:style-name="T2">Corpu</text:span></text:span>s <text:span text:style-name="Default_20_Paragraph_20_Font"><text:span text:style-name="T2">qu</text:span></text:span>i<text:span text:style-name="Default_20_Paragraph_20_Font"><text:span text:style-name="T2">et</text:span></text:span>i <text:span text:style-name="Default_20_Paragraph_20_Font"><text:span text:style-name="T2">concil</text:span></text:span>i<text:span text:style-name="Default_20_Paragraph_20_Font"><text:span text:style-name="T2">are , ungere e</text:span></text:span>t <text:span text:style-name="Default_20_Paragraph_20_Font"><text:span text:style-name="T2">aequal</text:span></text:span>it<text:span text:style-name="Default_20_Paragraph_20_Font"><text:span text:style-name="T2">er contegere<text:line-break/>oportet, at pr</text:span></text:span>o <text:span text:style-name="Default_20_Paragraph_20_Font"><text:span text:style-name="T2">po</text:span></text:span>t<text:span text:style-name="Default_20_Paragraph_20_Font"><text:span text:style-name="T2">u mulsa aqu</text:span></text:span>o<text:span text:style-name="Default_20_Paragraph_20_Font"><text:span text:style-name="T2">sa u</text:span></text:span>ti <text:span text:style-name="Default_20_Paragraph_20_Font"><text:span text:style-name="T2">e</text:span></text:span>a. <text:span text:style-name="Default_20_Paragraph_20_Font"><text:span text:style-name="T2">in sorb</text:span></text:span>i<text:span text:style-name="Default_20_Paragraph_20_Font"><text:span text:style-name="T2">tione<text:line-break/>cremore hordei . ad vesperam; alvu</text:span></text:span>m <text:span text:style-name="Default_20_Paragraph_20_Font"><text:span text:style-name="T2">ab</text:span></text:span> i<text:span text:style-name="Default_20_Paragraph_20_Font"><text:span text:style-name="T2">nit</text:span></text:span>io <text:span text:style-name="Default_20_Paragraph_20_Font"><text:span text:style-name="T2">cl</text:span></text:span>y<text:span text:style-name="Default_20_Paragraph_20_Font"><text:span text:style-name="T2">stere<text:line-break/>subduc</text:span></text:span>i<text:span text:style-name="Default_20_Paragraph_20_Font"><text:span text:style-name="T2">to;sud h</text:span></text:span>is <text:span text:style-name="Default_20_Paragraph_20_Font"><text:span text:style-name="T2">purgan</text:span></text:span>t<text:span text:style-name="Default_20_Paragraph_20_Font"><text:span text:style-name="T2">ia med</text:span></text:span>i<text:span text:style-name="Default_20_Paragraph_20_Font"><text:span text:style-name="T2">ca</text:span></text:span>m<text:span text:style-name="Default_20_Paragraph_20_Font"><text:span text:style-name="T2">enta m</text:span></text:span>i<text:span text:style-name="Default_20_Paragraph_20_Font"><text:span text:style-name="T2">n</text:span></text:span>i<text:span text:style-name="Default_20_Paragraph_20_Font"><text:span text:style-name="T2">me exh</text:span></text:span>i-<text:line-break/><text:span text:style-name="Default_20_Paragraph_20_Font"><text:span text:style-name="T2">beto. </text:span></text:span>A<text:span text:style-name="Default_20_Paragraph_20_Font"><text:span text:style-name="T2">i quid enim circa ventre</text:span></text:span>m <text:span text:style-name="Default_20_Paragraph_20_Font"><text:span text:style-name="T2">co</text:span></text:span>m<text:span text:style-name="Default_20_Paragraph_20_Font"><text:span text:style-name="T2">m</text:span></text:span>o<text:span text:style-name="Default_20_Paragraph_20_Font"><text:span text:style-name="T2">ver</text:span></text:span>is , <text:span text:style-name="Default_20_Paragraph_20_Font"><text:span text:style-name="T2">ur</text:span></text:span>i<text:span text:style-name="Default_20_Paragraph_20_Font"><text:span text:style-name="T2">na</text:span></text:span></text:p>
      <text:p text:style-name="P3"><text:span text:style-name="Default_20_Paragraph_20_Font"><text:span text:style-name="T2">n</text:span></text:span>o<text:span text:style-name="Default_20_Paragraph_20_Font"><text:span text:style-name="T2">n conc</text:span></text:span>o<text:span text:style-name="Default_20_Paragraph_20_Font"><text:span text:style-name="T2">qu</text:span></text:span>i<text:span text:style-name="Default_20_Paragraph_20_Font"><text:span text:style-name="T2">tur,. sed subri</text:span></text:span>i <text:span text:style-name="Default_20_Paragraph_20_Font"><text:span text:style-name="T2">c</text:span></text:span>i<text:span text:style-name="Default_20_Paragraph_20_Font"><text:span text:style-name="T2">tra tum sud</text:span></text:span>o<text:span text:style-name="Default_20_Paragraph_20_Font"><text:span text:style-name="T2">rem</text:span></text:span> t<text:span text:style-name="Default_20_Paragraph_20_Font"><text:span text:style-name="T2">um su-<text:line-break/>dica</text:span></text:span>ti<text:span text:style-name="Default_20_Paragraph_20_Font"><text:span text:style-name="T2">onem ad d</text:span></text:span>i<text:span text:style-name="Default_20_Paragraph_20_Font"><text:span text:style-name="T2">uturnu</text:span></text:span>m <text:span text:style-name="Default_20_Paragraph_20_Font"><text:span text:style-name="T2">tempu</text:span></text:span>s <text:span text:style-name="Default_20_Paragraph_20_Font"><text:span text:style-name="T2">pr</text:span></text:span>o<text:span text:style-name="Default_20_Paragraph_20_Font"><text:span text:style-name="T2">ducetur.</text:span></text:span></text:p>
      <text:p text:style-name="P2">Sermonem. quoque hune. percurrit, scopum in eo ha-<text:line-break/>hens cum moderata calefactione quietem. Cremorem au-<text:line-break/>tem ptisanae ab initio dat , quod mulsa tum ad vigorem<text:line-break/>usque tum. judicationem sufficere non possit. Morbus<text:line-break/>siquidem crudus est et longe absunt concoctiones. Prae-<text:line-break/>terea mulsam aquosam exhibet, quod aquam ap<text:span text:style-name="Default_20_Paragraph_20_Font"><text:span text:style-name="T2">t</text:span></text:span>am per <text:span text:style-name="Default_20_Paragraph_20_Font"><text:span text:style-name="T2">t</text:span></text:span>e<text:line-break/><text:span text:style-name="Default_20_Paragraph_20_Font"><text:span text:style-name="T2">t</text:span></text:span>olam nihil boni habere demonstratum sit. Vesperi autem<text:line-break/>ptifanam mavult exhiberi , quam mulsam. Quum antea<text:line-break/>in legitima libri hujus parte didicerimus , ptifanam mussa<text:line-break/>posterius exhibendam, melius fuit et nunc ita dicere,<text:line-break/>mulsam quidem prius, posteriorem vero ptisanae cremo-<text:line-break/>rem exhibe. At vero, quum <text:span text:style-name="Default_20_Paragraph_20_Font"><text:span text:style-name="T2">vesperi</text:span></text:span> pro <text:span text:style-name="Default_20_Paragraph_20_Font"><text:span text:style-name="T2">posteriu</text:span></text:span>s dixerit,<text:line-break/>magis particularem efficit doctrinam et non universalio-<text:line-break/>retn. Cur autem eos purgare haud velit, in quibus <text:span text:style-name="Default_20_Paragraph_20_Font"><text:span text:style-name="T2">t</text:span></text:span>um-</text:p>
      <text:p text:style-name="P3">ma inest cruditas, causam ipsa recensuit, epilogisticam ma-<text:line-break/>gis quam analogisticam , ortam recensere ad eunt spectat,<text:line-break/>qui quod fit, sola citra. logicam .indicationem experientia<text:line-break/>novit. Dogmatici autem viri erat docere, cur purganti-<text:line-break/>bus nobis ita habentes, non coquatur urina febrisque sine<text:line-break/>sudore et i<text:span text:style-name="Default_20_Paragraph_20_Font"><text:span text:style-name="T2">n</text:span></text:span>dicatione . perseveret^ Perfectius quidem alibi<text:line-break/>haec omnia sumus contemplati, scd nunc quod praetenti<text:line-break/>enarrationi prodesse possit summatim dicemus. Tu ergo<text:line-break/>animum ad me converte. Quum facultates, ut scis, qua-<text:line-break/>tuor sint, atque inter eas non minima vi polleat altera—<text:line-break/>trix, per quam distributis ab ea corporibus natura ali-<text:line-break/>mentum assimilat, ipsa coctio nuncupatur, nutriturae sub-<text:line-break/>stantiae permutatio fecundum qualitatem existens. Na-<text:line-break/>tura igitur absorpto in ventrem alimento, a. caeteris qui-.<text:line-break/>dem motionibus cessare debet, ut soli quod coquendis de-<text:line-break/>putatum sit operi vacet, sed auxilio externo aliquo rndi-<text:line-break/>get, quum aliquando imbecillior reddita suerit, quo medo<text:line-break/>et in ea humorum, quae in venis sit, concoctione <text:span text:style-name="Default_20_Paragraph_20_Font"><text:span text:style-name="T2">c</text:span></text:span>o<text:span text:style-name="Default_20_Paragraph_20_Font"><text:span text:style-name="T2">n</text:span></text:span>ti<text:span text:style-name="Default_20_Paragraph_20_Font"><text:span text:style-name="T2">a-</text:span></text:span></text:p>
      <text:p text:style-name="P3"><text:span text:style-name="Default_20_Paragraph_20_Font"><text:span text:style-name="T2">g</text:span></text:span>i<text:span text:style-name="Default_20_Paragraph_20_Font"><text:span text:style-name="T2">t</text:span></text:span>, quiete quidem indiget sequentem ante caliditatem,<text:line-break/>quod calefactum frigesactumque vel. exiccatum et humo-<text:line-break/>etatum sit , singulis horum alio nimirum et alio tempore<text:line-break/>factis. ob id igitur qui haec scripsit, quietem inducens<text:line-break/>corpori, hominem curari voluit unctum et aequaliter ve-<text:line-break/>stimeutis obvolutum. Nam adversus vim febris humidita-<text:line-break/>tem eam quae unctionibus comparatur remedium par esse<text:line-break/>putavit, praeterquam quod neque vehementer calefaciat,<text:line-break/>neque refrigeret, fed leniat, quibus maxime indigent quae<text:line-break/>coquuntur. Quod si haec coctioni humorum conferant,<text:line-break/>purgationes contrariae existunt, nam. corpus vehementer<text:line-break/>moventes frangunt; tali siquidem facultate praedita sunt<text:line-break/>omnia quae purgant medicamenta. Haec est ergo causa,<text:line-break/>cur purgationes coctionibus adversentur. . Ad eam autem<text:line-break/>quae sermoni huic continuatur seriem pergamus.</text:p>
      <text:h text:style-name="Heading_20_2" text:outline-level="2">XXXVHI.</text:h>
      <text:p text:style-name="Normal"><text:span text:style-name="Default_20_Paragraph_20_Font"><text:span text:style-name="T2">sorb</text:span></text:span>it<text:span text:style-name="Default_20_Paragraph_20_Font"><text:span text:style-name="T2">ione</text:span></text:span>s <text:span text:style-name="Default_20_Paragraph_20_Font"><text:span text:style-name="T2">au</text:span></text:span>t<text:span text:style-name="Default_20_Paragraph_20_Font"><text:span text:style-name="T2">em, quum prope</text:span></text:span> i<text:span text:style-name="Default_20_Paragraph_20_Font"><text:span text:style-name="T2">udica</text:span></text:span>ti<text:span text:style-name="Default_20_Paragraph_20_Font"><text:span text:style-name="T2">one</text:span></text:span>s <text:span text:style-name="Default_20_Paragraph_20_Font"><text:span text:style-name="T2">suer</text:span></text:span>i<text:span text:style-name="Default_20_Paragraph_20_Font"><text:span text:style-name="T2">t, ne de-</text:span></text:span></text:p>
      <text:p text:style-name="P41"><text:span text:style-name="Default_20_Paragraph_20_Font"><text:span text:style-name="T2">de</text:span></text:span>ris, <text:span text:style-name="Default_20_Paragraph_20_Font"><text:span text:style-name="T2">si perturbetur g sed quum</text:span></text:span> perturbatio <text:span text:style-name="Default_20_Paragraph_20_Font"><text:span text:style-name="T2">re</text:span></text:span>m<text:span text:style-name="Default_20_Paragraph_20_Font"><text:span text:style-name="T2">iseri</text:span></text:span>t<text:line-break/><text:span text:style-name="Default_20_Paragraph_20_Font"><text:span text:style-name="T2">respue</text:span></text:span> i<text:span text:style-name="Default_20_Paragraph_20_Font"><text:span text:style-name="T2">n</text:span></text:span> m<text:span text:style-name="Default_20_Paragraph_20_Font"><text:span text:style-name="T2">el</text:span></text:span>i<text:span text:style-name="Default_20_Paragraph_20_Font"><text:span text:style-name="T2">u</text:span></text:span>s <text:span text:style-name="Default_20_Paragraph_20_Font"><text:span text:style-name="T2">proce</text:span></text:span>sserit. <text:span text:style-name="Default_20_Paragraph_20_Font"><text:span text:style-name="T2">omn</text:span></text:span>i<text:span text:style-name="Default_20_Paragraph_20_Font"><text:span text:style-name="T2">um au</text:span></text:span>t<text:span text:style-name="Default_20_Paragraph_20_Font"><text:span text:style-name="T2">e</text:span></text:span>m <text:span text:style-name="Default_20_Paragraph_20_Font"><text:span text:style-name="T2">subr</text:span></text:span>i<text:span text:style-name="Default_20_Paragraph_20_Font"><text:span text:style-name="T2">um<text:line-break/></text:span></text:span>I<text:span text:style-name="Default_20_Paragraph_20_Font"><text:span text:style-name="T2">ud</text:span></text:span>i<text:span text:style-name="Default_20_Paragraph_20_Font"><text:span text:style-name="T2">catione</text:span></text:span>s <text:span text:style-name="Default_20_Paragraph_20_Font"><text:span text:style-name="T2">observandae sun</text:span></text:span>t, <text:span text:style-name="Default_20_Paragraph_20_Font"><text:span text:style-name="T2">atque eo</text:span></text:span> t<text:span text:style-name="Default_20_Paragraph_20_Font"><text:span text:style-name="T2">e</text:span></text:span>m<text:span text:style-name="Default_20_Paragraph_20_Font"><text:span text:style-name="T2">pore surbi</text:span></text:span>t<text:span text:style-name="Default_20_Paragraph_20_Font"><text:span text:style-name="T2">i-<text:line-break/>o nes detrahendae.</text:span></text:span></text:p>
      <text:p text:style-name="P2">Mentem Hippocratis hoc in loco fervat qui librum.<text:line-break/>hunc scripsit. In principio quidem mulsam et ptisanae<text:line-break/>cremorem pro rictu exhibet et cum prope est j udi cati o,<text:line-break/>cremorem tollit.</text:p>
      <text:h text:style-name="Heading_20_2" text:outline-level="2">XXXIX.</text:h>
      <text:p text:style-name="P4"><text:span text:style-name="Default_20_Paragraph_20_Font"><text:span text:style-name="T2">sue ver</text:span></text:span>o <text:span text:style-name="Default_20_Paragraph_20_Font"><text:span text:style-name="T2">sebre</text:span></text:span>s <text:span text:style-name="Default_20_Paragraph_20_Font"><text:span text:style-name="T2">longae</text:span></text:span> p<text:span text:style-name="Default_20_Paragraph_20_Font"><text:span text:style-name="T2">er</text:span></text:span>i <text:span text:style-name="Default_20_Paragraph_20_Font"><text:span text:style-name="T2">c</text:span></text:span>o<text:span text:style-name="Default_20_Paragraph_20_Font"><text:span text:style-name="T2">nsueverun</text:span></text:span>t <text:span text:style-name="Default_20_Paragraph_20_Font"><text:span text:style-name="T2">e</text:span></text:span>t <text:span text:style-name="Default_20_Paragraph_20_Font"><text:span text:style-name="T2">absuest</text:span></text:span>iis<text:line-break/><text:span text:style-name="Default_20_Paragraph_20_Font"><text:span text:style-name="T2">habere c</text:span></text:span>i<text:span text:style-name="Default_20_Paragraph_20_Font"><text:span text:style-name="T2">rca aure</text:span></text:span>s <text:span text:style-name="Default_20_Paragraph_20_Font"><text:span text:style-name="T2">et cerv</text:span></text:span>i<text:span text:style-name="Default_20_Paragraph_20_Font"><text:span text:style-name="T2">cem, si quidem infernae par-<text:line-break/></text:span></text:span>t<text:span text:style-name="Default_20_Paragraph_20_Font"><text:span text:style-name="T2">e</text:span></text:span>s <text:span text:style-name="Default_20_Paragraph_20_Font"><text:span text:style-name="T2">suig</text:span></text:span>i<text:span text:style-name="Default_20_Paragraph_20_Font"><text:span text:style-name="T2">dae suerint. Quod si fu</text:span></text:span>l<text:span text:style-name="Default_20_Paragraph_20_Font"><text:span text:style-name="T2">g</text:span></text:span>i<text:span text:style-name="Default_20_Paragraph_20_Font"><text:span text:style-name="T2">dae non fuerint, al</text:span></text:span>i<text:span text:style-name="Default_20_Paragraph_20_Font"><text:span text:style-name="T2">as<text:line-break/>habent mutati</text:span></text:span>o<text:span text:style-name="Default_20_Paragraph_20_Font"><text:span text:style-name="T2">ne</text:span></text:span>s. <text:span text:style-name="Default_20_Paragraph_20_Font"><text:span text:style-name="T2">Elu</text:span></text:span>i<text:span text:style-name="Default_20_Paragraph_20_Font"><text:span text:style-name="T2">t au</text:span></text:span>t<text:span text:style-name="Default_20_Paragraph_20_Font"><text:span text:style-name="T2">em /angu</text:span></text:span>is <text:span text:style-name="Default_20_Paragraph_20_Font"><text:span text:style-name="T2">e naribu</text:span></text:span>s <text:span text:style-name="Default_20_Paragraph_20_Font"><text:span text:style-name="T2">e</text:span></text:span>t<text:line-break/><text:span text:style-name="Default_20_Paragraph_20_Font"><text:span text:style-name="T2">h</text:span></text:span>is <text:span text:style-name="Default_20_Paragraph_20_Font"><text:span text:style-name="T2">alv</text:span></text:span>i <text:span text:style-name="Default_20_Paragraph_20_Font"><text:span text:style-name="T2">ex</text:span></text:span>t<text:span text:style-name="Default_20_Paragraph_20_Font"><text:span text:style-name="T2">urban</text:span></text:span>t<text:span text:style-name="Default_20_Paragraph_20_Font"><text:span text:style-name="T2">ur.</text:span></text:span></text:p>
      <text:p text:style-name="P1">Quibus urina ob humorum cruditatem tenuis est, jure<text:line-break/>optimo protrahuntur febres , quae ante coctionem fulvi<text:line-break/>nequeunt. Quod autem tales per abscessus judicentur<text:line-break/>saepius jam dictum esu Rarius autem et per excretionem<text:line-break/>solutiones horum fiunt. Utrum autem in superiore cor-<text:line-break/>poris parte, aut inferiore abscessus generabitur, quae hic<text:line-break/>dicuntur iis quae in prognostico scripta funi astipulantur.</text:p>
      <text:h text:style-name="Heading_20_2" text:outline-level="2">XL.</text:h>
      <text:p text:style-name="P4"><text:span text:style-name="Default_20_Paragraph_20_Font"><text:span text:style-name="T2">Quibu</text:span></text:span>s<text:span text:style-name="Default_20_Paragraph_20_Font"><text:span text:style-name="T2">cunque ver</text:span></text:span>o <text:span text:style-name="Default_20_Paragraph_20_Font"><text:span text:style-name="T2">sebres/ac</text:span></text:span>t <text:span text:style-name="Default_20_Paragraph_20_Font"><text:span text:style-name="T2">a trice</text:span></text:span>s <text:span text:style-name="Default_20_Paragraph_20_Font"><text:span text:style-name="T2">sun</text:span></text:span>t <text:span text:style-name="Default_20_Paragraph_20_Font"><text:span text:style-name="T2">et h</text:span></text:span>y<text:span text:style-name="Default_20_Paragraph_20_Font"><text:span text:style-name="T2">poch</text:span></text:span>o<text:span text:style-name="Default_20_Paragraph_20_Font"><text:span text:style-name="T2">ndr</text:span></text:span>i<text:span text:style-name="Default_20_Paragraph_20_Font"><text:span text:style-name="T2">a<text:line-break/>con</text:span></text:span>t<text:span text:style-name="Default_20_Paragraph_20_Font"><text:span text:style-name="T2">endunt, qu</text:span></text:span>i<text:span text:style-name="Default_20_Paragraph_20_Font"><text:span text:style-name="T2">que decumbente</text:span></text:span>s <text:span text:style-name="Default_20_Paragraph_20_Font"><text:span text:style-name="T2">eodem</text:span></text:span> i<text:span text:style-name="Default_20_Paragraph_20_Font"><text:span text:style-name="T2">n loco stare ne-<text:line-break/>queunt et ex</text:span></text:span>t<text:span text:style-name="Default_20_Paragraph_20_Font"><text:span text:style-name="T2">rem</text:span></text:span>is <text:span text:style-name="Default_20_Paragraph_20_Font"><text:span text:style-name="T2">omn</text:span></text:span>i<text:span text:style-name="Default_20_Paragraph_20_Font"><text:span text:style-name="T2">bu</text:span></text:span>s <text:span text:style-name="Default_20_Paragraph_20_Font"><text:span text:style-name="T2">persmgeran</text:span></text:span>t<text:span text:style-name="Default_20_Paragraph_20_Font"><text:span text:style-name="T2">ur, h</text:span></text:span>i t<text:span text:style-name="Default_20_Paragraph_20_Font"><text:span text:style-name="T2">u</text:span></text:span>m <text:span text:style-name="Default_20_Paragraph_20_Font"><text:span text:style-name="T2">ma-<text:line-break/></text:span></text:span>.ri<text:span text:style-name="Default_20_Paragraph_20_Font"><text:span text:style-name="T2">mam d</text:span></text:span>ili<text:span text:style-name="Default_20_Paragraph_20_Font"><text:span text:style-name="T2">gent</text:span></text:span>i<text:span text:style-name="Default_20_Paragraph_20_Font"><text:span text:style-name="T2">a</text:span></text:span>m <text:span text:style-name="Default_20_Paragraph_20_Font"><text:span text:style-name="T2">tum custod</text:span></text:span>i<text:span text:style-name="Default_20_Paragraph_20_Font"><text:span text:style-name="T2">am requ</text:span></text:span>i<text:span text:style-name="Default_20_Paragraph_20_Font"><text:span text:style-name="T2">runt,. e</text:span></text:span>os <text:span text:style-name="Default_20_Paragraph_20_Font"><text:span text:style-name="T2">au</text:span></text:span>t<text:span text:style-name="Default_20_Paragraph_20_Font"><text:span text:style-name="T2">e</text:span></text:span>m<text:line-break/>it<text:span text:style-name="Default_20_Paragraph_20_Font"><text:span text:style-name="T2">a deger</text:span></text:span>e .<text:span text:style-name="Default_20_Paragraph_20_Font"><text:span text:style-name="T2">oportet, ut n</text:span></text:span>i<text:span text:style-name="Default_20_Paragraph_20_Font"><text:span text:style-name="T2">h</text:span></text:span>i<text:span text:style-name="Default_20_Paragraph_20_Font"><text:span text:style-name="T2">l al</text:span></text:span>i<text:span text:style-name="Default_20_Paragraph_20_Font"><text:span text:style-name="T2">ud quam acetu</text:span></text:span>m <text:span text:style-name="Default_20_Paragraph_20_Font"><text:span text:style-name="T2">mu</text:span></text:span>l<text:span text:style-name="Default_20_Paragraph_20_Font"><text:span text:style-name="T2">sum<text:line-break/>acu</text:span></text:span>t<text:span text:style-name="Default_20_Paragraph_20_Font"><text:span text:style-name="T2">um exh</text:span></text:span>i<text:span text:style-name="Default_20_Paragraph_20_Font"><text:span text:style-name="T2">bea</text:span></text:span>s, <text:span text:style-name="Default_20_Paragraph_20_Font"><text:span text:style-name="T2">neque sorb</text:span></text:span>iti<text:span text:style-name="Default_20_Paragraph_20_Font"><text:span text:style-name="T2">one</text:span></text:span>m <text:span text:style-name="Default_20_Paragraph_20_Font"><text:span text:style-name="T2">offera</text:span></text:span>s, <text:span text:style-name="Default_20_Paragraph_20_Font"><text:span text:style-name="T2">donec</text:span></text:span> i<text:span text:style-name="Default_20_Paragraph_20_Font"><text:span text:style-name="T2">psi</text:span></text:span>s<text:line-break/>febris. <text:span text:style-name="Default_20_Paragraph_20_Font"><text:span text:style-name="T2">desier</text:span></text:span>it at <text:span text:style-name="Default_20_Paragraph_20_Font"><text:span text:style-name="T2">ur</text:span></text:span>i<text:span text:style-name="Default_20_Paragraph_20_Font"><text:span text:style-name="T2">na concocta suerit.</text:span></text:span></text:p>
      <text:p text:style-name="P2">lactantes febres appellat in quibus aegri jactantur</text:p>
      <text:p text:style-name="P3">et graviter afficiuntur. Haecautemgravis tolerantia fe-<text:line-break/>quitur interdum quidem febrem stabilem et ardentem,<text:line-break/>faepius autem et stomachi vitium, os autem ventriculi ita<text:line-break/>me dicentem nunc audi. Incipit ergo a febribus ipsis,<text:line-break/>jactantes ipfas vocans et hypochondria contendentes, de-<text:line-break/>inde ad febricitantes pertransiit. Nam quod decumbentes<text:line-break/>fele continere non possint, de febricitantibus dictum est,<text:line-break/>ut et quod extrema refrigerentur. lucentes autem feste<text:line-break/>eodem in loco non continere, jactatorum ac difficulter<text:line-break/>ferentium nota est. Extrema autem frigere, magnae vi-<text:line-break/>fic<text:span text:style-name="Default_20_Paragraph_20_Font"><text:span text:style-name="T2">o</text:span></text:span>rum phlegmones, quae ex crassis humoribus orta fit,<text:line-break/>ut antea demonstravimus ,. quum de fecunda cauli specie<text:line-break/>ageremus. Quod si vehemens frigus fuerit, quod vires<text:line-break/>valde infirmae sint, jam tibi coniectura est. Merito igi-<text:line-break/>tur ita aegrotantes plurima tum custodia tum diligentia<text:line-break/>indigere ait. Sed.et merito ipsis acetum mulsum dat, ut<text:line-break/>qui a crassis et vifeosis humoribus vexantur. Adjecit au-<text:line-break/>tem fermoni <text:span text:style-name="Default_20_Paragraph_20_Font"><text:span text:style-name="T2">aqu</text:span></text:span>osum , tanquam contrarium illi quod his</text:p>
      <text:p text:style-name="P3">datur, in quorum pulmonibus tales continentur humores.<text:line-break/>Nam acidius longe in illis esse convenit, quod propter<text:line-break/>lo<text:span text:style-name="Default_20_Paragraph_20_Font"><text:span text:style-name="T2">n</text:span></text:span>gam in distributione ad affectam partem delationem<text:line-break/>vires exolvi necessarium sit, his vero tale hypocbondrio<text:line-break/>incursat, quale epotum esu Nullo autem pacto forbitio-<text:line-break/>nem ita habentibus dare, priusquam morbus coctus fuerit,<text:line-break/>indistincte est pronunciatum, servantibus nobis quod edo-<text:line-break/>cnit Hippocrates. Aspiciendum est se<text:span text:style-name="Default_20_Paragraph_20_Font"><text:span text:style-name="T2">r</text:span></text:span>moni , si aeger fur-<text:line-break/>fecerit, quod tanquam manifestum forte praetermisit.</text:p>
      <text:h text:style-name="Heading_20_2" text:outline-level="2"><text:span text:style-name="Default_20_Paragraph_20_Font">XLI.</text:span></text:h>
      <text:p text:style-name="P42">D<text:span text:style-name="Default_20_Paragraph_20_Font"><text:span text:style-name="T2">ecumbere autem in conclav</text:span></text:span>i <text:span text:style-name="Default_20_Paragraph_20_Font"><text:span text:style-name="T2">obscuro</text:span></text:span> debent , <text:span text:style-name="Default_20_Paragraph_20_Font"><text:span text:style-name="T2">et</text:span></text:span> i<text:span text:style-name="Default_20_Paragraph_20_Font"><text:span text:style-name="T2">n stra-<text:line-break/>t</text:span></text:span>is <text:span text:style-name="Default_20_Paragraph_20_Font"><text:span text:style-name="T2">quam molli/stm</text:span></text:span>is <text:span text:style-name="Default_20_Paragraph_20_Font"><text:span text:style-name="T2">recl</text:span></text:span>i<text:span text:style-name="Default_20_Paragraph_20_Font"><text:span text:style-name="T2">na</text:span></text:span>ti, <text:span text:style-name="Default_20_Paragraph_20_Font"><text:span text:style-name="T2">longo</text:span></text:span> t<text:span text:style-name="Default_20_Paragraph_20_Font"><text:span text:style-name="T2">e</text:span></text:span>m<text:span text:style-name="Default_20_Paragraph_20_Font"><text:span text:style-name="T2">pore eundem<text:line-break/>decub</text:span></text:span>i<text:span text:style-name="Default_20_Paragraph_20_Font"><text:span text:style-name="T2">tu</text:span></text:span>m <text:span text:style-name="Default_20_Paragraph_20_Font"><text:span text:style-name="T2">persurre et qua</text:span></text:span>m mi<text:span text:style-name="Default_20_Paragraph_20_Font"><text:span text:style-name="T2">n</text:span></text:span>i<text:span text:style-name="Default_20_Paragraph_20_Font"><text:span text:style-name="T2">m</text:span></text:span>e sese /<text:span text:style-name="Default_20_Paragraph_20_Font"><text:span text:style-name="T2">a</text:span></text:span>rt<text:span text:style-name="Default_20_Paragraph_20_Font"><text:span text:style-name="T2">are. Jd<text:line-break/>en</text:span></text:span>i<text:span text:style-name="Default_20_Paragraph_20_Font"><text:span text:style-name="T2">m e</text:span></text:span>os <text:span text:style-name="Default_20_Paragraph_20_Font"><text:span text:style-name="T2">max</text:span></text:span>i<text:span text:style-name="Default_20_Paragraph_20_Font"><text:span text:style-name="T2">me suvat.</text:span></text:span></text:p>
      <text:p text:style-name="P2">Nunc decubitum obscura in domorum tanquam coctivum</text:p>
      <text:p text:style-name="P43">auxilium, <text:span text:style-name="Default_20_Paragraph_20_Font"><text:span text:style-name="T2">t</text:span></text:span>ed tanquam iactationis ob gravem molestiam<text:line-break/>factae emendatorium. voluit, cujus gratia et lecti mollis<text:line-break/>meminit. Tentare autem scipfum non prolicere, fed con-<text:line-break/>quiefcere, laboranti modo utroque commodat, tanquam et<text:line-break/>morbi totius concoctionem juvans et tanquam vires. con-<text:line-break/>fervans.</text:p>
      <text:h text:style-name="Heading_20_2" text:outline-level="2">XLH.</text:h>
      <text:p text:style-name="P4"><text:span text:style-name="Default_20_Paragraph_20_Font"><text:span text:style-name="T2">supra vero h</text:span></text:span>y<text:span text:style-name="Default_20_Paragraph_20_Font"><text:span text:style-name="T2">pochondr</text:span></text:span>i<text:span text:style-name="Default_20_Paragraph_20_Font"><text:span text:style-name="T2">um l</text:span></text:span>i<text:span text:style-name="Default_20_Paragraph_20_Font"><text:span text:style-name="T2">ni semen</text:span></text:span> linteo i<text:span text:style-name="Default_20_Paragraph_20_Font"><text:span text:style-name="T2">ll</text:span></text:span>i<text:span text:style-name="Default_20_Paragraph_20_Font"><text:span text:style-name="T2">tu</text:span></text:span>m <text:span text:style-name="Default_20_Paragraph_20_Font"><text:span text:style-name="T2">ad-<text:line-break/></text:span></text:span>mo<text:span text:style-name="Default_20_Paragraph_20_Font"><text:span text:style-name="T2">ve, cavendo ne</text:span></text:span> i<text:span text:style-name="Default_20_Paragraph_20_Font"><text:span text:style-name="T2">nhorrescat</text:span></text:span> aeger, <text:span text:style-name="Default_20_Paragraph_20_Font"><text:span text:style-name="T2">quu</text:span></text:span>m <text:span text:style-name="Default_20_Paragraph_20_Font"><text:span text:style-name="T2">apponi</text:span></text:span>t<text:span text:style-name="Default_20_Paragraph_20_Font"><text:span text:style-name="T2">ur,.<text:line-break/>sit aute</text:span></text:span>m summ<text:span text:style-name="Default_20_Paragraph_20_Font"><text:span text:style-name="T2">e tep</text:span></text:span>i<text:span text:style-name="Default_20_Paragraph_20_Font"><text:span text:style-name="T2">du</text:span></text:span>m, <text:span text:style-name="Default_20_Paragraph_20_Font"><text:span text:style-name="T2">ex aqua et</text:span></text:span> ol<text:span text:style-name="Default_20_Paragraph_20_Font"><text:span text:style-name="T2">eo coctu</text:span></text:span>m.</text:p>
      <text:p text:style-name="P2">Emollit lini femen, nec manifeste calefacit, quae ma-<text:line-break/>xime expostulat omnis phlegmone. Et Iane tactu tale<text:line-break/>ipsam comparat, quale et fecundum facultatem est, sumtae<text:line-break/>tepidum ipfum admovere praecipiens. Caeterum aquae<text:line-break/>et olei mixtura tepidum generat calorem molli tque et mi-<text:line-break/>ligat moderate; habens facultatem, cujus potissimum esse</text:p>
      <text:p text:style-name="P3">debent, ut demonstravimus, quae tum concoquunt tum<text:line-break/>discutiunt.</text:p>
      <text:h text:style-name="Heading_20_2" text:outline-level="2">XLIH.</text:h>
      <text:p text:style-name="P4"><text:span text:style-name="Default_20_Paragraph_20_Font"><text:span text:style-name="T2">Consectare .vero</text:span></text:span> o<text:span text:style-name="Default_20_Paragraph_20_Font"><text:span text:style-name="T2">p</text:span></text:span>o<text:span text:style-name="Default_20_Paragraph_20_Font"><text:span text:style-name="T2">rtet ex ur</text:span></text:span>i<text:span text:style-name="Default_20_Paragraph_20_Font"><text:span text:style-name="T2">n</text:span></text:span>is <text:span text:style-name="Default_20_Paragraph_20_Font"><text:span text:style-name="T2">qu</text:span></text:span>i<text:span text:style-name="Default_20_Paragraph_20_Font"><text:span text:style-name="T2">d saturu</text:span></text:span>m sit.- <text:span text:style-name="Default_20_Paragraph_20_Font"><text:span text:style-name="T2">s</text:span></text:span>i<text:line-break/><text:span text:style-name="Default_20_Paragraph_20_Font"><text:span text:style-name="T2">na</text:span></text:span>m<text:span text:style-name="Default_20_Paragraph_20_Font"><text:span text:style-name="T2">que crassiore</text:span></text:span>s <text:span text:style-name="Default_20_Paragraph_20_Font"><text:span text:style-name="T2">pall</text:span></text:span>i<text:span text:style-name="Default_20_Paragraph_20_Font"><text:span text:style-name="T2">diore</text:span></text:span>s<text:span text:style-name="Default_20_Paragraph_20_Font"><text:span text:style-name="T2">que suer</text:span></text:span>i<text:span text:style-name="Default_20_Paragraph_20_Font"><text:span text:style-name="T2">n</text:span></text:span>t, <text:span text:style-name="Default_20_Paragraph_20_Font"><text:span text:style-name="T2">mel</text:span></text:span>io<text:span text:style-name="Default_20_Paragraph_20_Font"><text:span text:style-name="T2">re</text:span></text:span>s, <text:span text:style-name="Default_20_Paragraph_20_Font"><text:span text:style-name="T2">si ver</text:span></text:span>o<text:line-break/><text:span text:style-name="Default_20_Paragraph_20_Font"><text:span text:style-name="T2">tenu</text:span></text:span>io<text:span text:style-name="Default_20_Paragraph_20_Font"><text:span text:style-name="T2">re</text:span></text:span>s <text:span text:style-name="Default_20_Paragraph_20_Font"><text:span text:style-name="T2">e</text:span></text:span>t <text:span text:style-name="Default_20_Paragraph_20_Font"><text:span text:style-name="T2">n</text:span></text:span>i<text:span text:style-name="Default_20_Paragraph_20_Font"><text:span text:style-name="T2">gr</text:span></text:span>i<text:span text:style-name="Default_20_Paragraph_20_Font"><text:span text:style-name="T2">ore</text:span></text:span>s, <text:span text:style-name="Default_20_Paragraph_20_Font"><text:span text:style-name="T2">deter</text:span></text:span>io<text:span text:style-name="Default_20_Paragraph_20_Font"><text:span text:style-name="T2">re</text:span></text:span>s.</text:p>
      <text:p text:style-name="P2">Non quicquid futurum sit ex urinis docet, fed veI<text:line-break/>salutem vel mortem. Salutem enim indicant crassiores<text:line-break/>et pallidiores. Crassiores autem perspicue dixit, tenuibus<text:line-break/>et non naturalibus comparans, ut et paulo ante intelligere<text:line-break/>volui, neque enim crassas urinas, neque tenues, quae <text:span text:style-name="Default_20_Paragraph_20_Font"><text:span text:style-name="T2">t</text:span></text:span>e-<text:line-break/>euudum naturam fiunt, dixeris, si recte volueris interpre-<text:line-break/>tari. Sane tenues et nigrae deterrimae sunt. A tenui-<text:line-break/>bus siquidem fotis morbus crudus indicatur. Nam quod<text:line-break/>exacte tenue est, id aquosum est, quapropter et album.</text:p>
      <text:p text:style-name="P3">Sed praenotiones ex urinis in commentariis prognostici<text:line-break/>dictae funt.</text:p>
      <text:h text:style-name="Heading_20_2" text:outline-level="2">XLIv</text:h>
      <text:p text:style-name="P4"><text:span text:style-name="Default_20_Paragraph_20_Font"><text:span text:style-name="T2">s</text:span></text:span>i <text:span text:style-name="Default_20_Paragraph_20_Font"><text:span text:style-name="T2">autem muta</text:span></text:span>ti<text:span text:style-name="Default_20_Paragraph_20_Font"><text:span text:style-name="T2">ones habeant, </text:span></text:span>t<text:span text:style-name="Default_20_Paragraph_20_Font"><text:span text:style-name="T2">e</text:span></text:span>m<text:span text:style-name="Default_20_Paragraph_20_Font"><text:span text:style-name="T2">p</text:span></text:span>o<text:span text:style-name="Default_20_Paragraph_20_Font"><text:span text:style-name="T2">r</text:span></text:span>is <text:span text:style-name="Default_20_Paragraph_20_Font"><text:span text:style-name="T2">d</text:span></text:span>i<text:span text:style-name="Default_20_Paragraph_20_Font"><text:span text:style-name="T2">u</text:span></text:span>t<text:span text:style-name="Default_20_Paragraph_20_Font"><text:span text:style-name="T2">urn</text:span></text:span>it<text:span text:style-name="Default_20_Paragraph_20_Font"><text:span text:style-name="T2">a</text:span></text:span>t<text:span text:style-name="Default_20_Paragraph_20_Font"><text:span text:style-name="T2">em</text:span></text:span> i<text:span text:style-name="Default_20_Paragraph_20_Font"><text:span text:style-name="T2">n-<text:line-break/>dicant</text:span></text:span> mo<text:span text:style-name="Default_20_Paragraph_20_Font"><text:span text:style-name="T2">rbusque necejsuri</text:span></text:span>o <text:span text:style-name="Default_20_Paragraph_20_Font"><text:span text:style-name="T2">tu</text:span></text:span>m <text:span text:style-name="Default_20_Paragraph_20_Font"><text:span text:style-name="T2">ad deteriu</text:span></text:span>s, <text:span text:style-name="Default_20_Paragraph_20_Font"><text:span text:style-name="T2">tum ad<text:line-break/>mel</text:span></text:span>i<text:span text:style-name="Default_20_Paragraph_20_Font"><text:span text:style-name="T2">us com</text:span></text:span>m<text:span text:style-name="Default_20_Paragraph_20_Font"><text:span text:style-name="T2">utat</text:span></text:span> i<text:span text:style-name="Default_20_Paragraph_20_Font"><text:span text:style-name="T2">naequal</text:span></text:span>i<text:span text:style-name="Default_20_Paragraph_20_Font"><text:span text:style-name="T2">ta</text:span></text:span>t<text:span text:style-name="Default_20_Paragraph_20_Font"><text:span text:style-name="T2">em. .-.</text:span></text:span></text:p>
      <text:p text:style-name="P2">Nam si id et in aegrotantibus observaveris, verum<text:line-break/>comperies, hominem ex urinarum varietate in longius de-<text:line-break/>ridere tempus, atque medias incurrere permutationes,<text:line-break/>Plures namque significantur affectiones, quae non eadem<text:span text:style-name="Default_20_Paragraph_20_Font"><text:span text:style-name="T2">i<text:line-break/></text:span></text:span>egent curatione, neque aequalem habent solutionis pransi-<text:line-break/>ultionem.</text:p>
      <text:h text:style-name="Heading_20_2" text:outline-level="2">XLV.</text:h>
      <text:p text:style-name="Normal">I<text:span text:style-name="Default_20_Paragraph_20_Font"><text:span text:style-name="T2">nconstantes vero sebre</text:span></text:span>s, <text:span text:style-name="Default_20_Paragraph_20_Font"><text:span text:style-name="T2">donec constent, sinere op</text:span></text:span>o<text:span text:style-name="Default_20_Paragraph_20_Font"><text:span text:style-name="T2">rte</text:span></text:span>t.</text:p>
      <text:p text:style-name="P3"><text:span text:style-name="Default_20_Paragraph_20_Font"><text:span text:style-name="T2">Quu</text:span></text:span>m <text:span text:style-name="Default_20_Paragraph_20_Font"><text:span text:style-name="T2">aute</text:span></text:span>m <text:span text:style-name="Default_20_Paragraph_20_Font"><text:span text:style-name="T2">const</text:span></text:span>i<text:span text:style-name="Default_20_Paragraph_20_Font"><text:span text:style-name="T2">ter</text:span></text:span>i<text:span text:style-name="Default_20_Paragraph_20_Font"><text:span text:style-name="T2">n</text:span></text:span>t, <text:span text:style-name="Default_20_Paragraph_20_Font"><text:span text:style-name="T2">v</text:span></text:span>i<text:span text:style-name="Default_20_Paragraph_20_Font"><text:span text:style-name="T2">ctu et curatione conven</text:span></text:span>i<text:span text:style-name="Default_20_Paragraph_20_Font"><text:span text:style-name="T2">en</text:span></text:span>t<text:span text:style-name="Default_20_Paragraph_20_Font"><text:span text:style-name="T2">i<text:line-break/></text:span></text:span>o<text:span text:style-name="Default_20_Paragraph_20_Font"><text:span text:style-name="T2">ccurrere, fac</text:span></text:span>t<text:span text:style-name="Default_20_Paragraph_20_Font"><text:span text:style-name="T2">a secundum natura</text:span></text:span>m <text:span text:style-name="Default_20_Paragraph_20_Font"><text:span text:style-name="T2">speculat</text:span></text:span>i<text:span text:style-name="Default_20_Paragraph_20_Font"><text:span text:style-name="T2">one.</text:span></text:span></text:p>
      <text:p text:style-name="P2">Febres inconstantes dixit, in quibus nihil constans<text:line-break/>existit; quod significat stabile. Sunt autem stabilia quae<text:line-break/>in periodis et urinis et exquisitis febrium ideis apparent.<text:line-break/>Periodi itaque principium. non ostendunt primis diebus.<text:line-break/>Urinae vero superveniunt alias aliae et saepenumero ter<text:line-break/>quaterque interdiu et noctu mejere contingit dissimilesque<text:line-break/>inter fe apparent urinae. Ideam ergo talis febris incon-<text:line-break/>stantem esse ait, quod idem significatione est ac quae plane<text:line-break/>ideam unam no<text:span text:style-name="Default_20_Paragraph_20_Font"><text:span text:style-name="T2">n</text:span></text:span> fervat. Exposui tibi exquisitas febrium<text:line-break/>ideas et in commentariis de febrium differentiis et in fe-<text:line-break/>eundo de crisibus. In hujusmodi itaque febribus non in<text:line-break/>principio victu uti praecipit, sed fluere, donec qualis sit<text:line-break/>febris cognoscamus et tunc rictus formam praefinire.</text:p>
      <text:h text:style-name="P54" text:outline-level="2">XLVI.</text:h>
      <text:p text:style-name="P68"><text:line-break/><text:span text:style-name="Default_20_Paragraph_20_Font"><text:span text:style-name="T2">sunt aute</text:span></text:span>m <text:span text:style-name="Default_20_Paragraph_20_Font"><text:span text:style-name="T2">fac</text:span></text:span>i<text:span text:style-name="Default_20_Paragraph_20_Font"><text:span text:style-name="T2">es aegro</text:span></text:span>t<text:span text:style-name="Default_20_Paragraph_20_Font"><text:span text:style-name="T2">ant</text:span></text:span>i<text:span text:style-name="Default_20_Paragraph_20_Font"><text:span text:style-name="T2">um mul</text:span></text:span>t<text:span text:style-name="Default_20_Paragraph_20_Font"><text:span text:style-name="T2">ae.</text:span></text:span></text:p>
      <text:p text:style-name="P2">F<text:span text:style-name="Default_20_Paragraph_20_Font"><text:span text:style-name="T2">acies</text:span></text:span> .dixit quasi differentias vel modos vel fpe-<text:line-break/>cies, <text:span text:style-name="Default_20_Paragraph_20_Font"><text:span text:style-name="T2">aegrotantiu</text:span></text:span>m vero, pro iis, qui aegrotantibus oriun-<text:line-break/>tur, morbis. Jam enim saepius.demonstratum est eam<text:line-break/>esse antiquis omnibus consuetudinem, ut ab affectibus ad<text:line-break/>affectos et ab allectis ad affectus transferant appellatic-<text:line-break/>nes, quasi febrium vel ..febrientium differentias dicere<text:line-break/>nihil referat, sic et pleuriticomm vel angina laborantium,<text:line-break/>aut pleuritidis vel anginae. Facies ergo dixit laborantium,<text:line-break/>quoniam eos oculis contemplantes reperimus differentias.</text:p>
      <text:h text:style-name="Heading_20_2" text:outline-level="2">XI.VII. i</text:h>
      <text:p text:style-name="P4"><text:span text:style-name="Default_20_Paragraph_20_Font"><text:span text:style-name="T2">Quare medent</text:span></text:span>i <text:span text:style-name="Default_20_Paragraph_20_Font"><text:span text:style-name="T2">ani</text:span></text:span>m<text:span text:style-name="Default_20_Paragraph_20_Font"><text:span text:style-name="T2">adver</text:span></text:span>t<text:span text:style-name="Default_20_Paragraph_20_Font"><text:span text:style-name="T2">endum est, ne aliqua</text:span></text:span> i<text:span text:style-name="Default_20_Paragraph_20_Font"><text:span text:style-name="T2">psum ma-<text:line-break/>n</text:span></text:span>i<text:span text:style-name="Default_20_Paragraph_20_Font"><text:span text:style-name="T2">susta causa la</text:span></text:span>t<text:span text:style-name="Default_20_Paragraph_20_Font"><text:span text:style-name="T2">ea</text:span></text:span>t.</text:p>
      <text:p text:style-name="P1">Quod manifestas caulas occasiones appellet didicimus,<text:line-break/>fed et nunc eam de his appellationem ferre constat. In-<text:line-break/>fert igitur:</text:p>
      <text:h text:style-name="Heading_20_2" text:outline-level="2">XLVHI.</text:h>
      <text:p text:style-name="P4"><text:span text:style-name="Default_20_Paragraph_20_Font"><text:span text:style-name="T2">Neque earu</text:span></text:span>m <text:span text:style-name="Default_20_Paragraph_20_Font"><text:span text:style-name="T2">quae rat</text:span></text:span>io<text:span text:style-name="Default_20_Paragraph_20_Font"><text:span text:style-name="T2">cina</text:span></text:span>ti<text:span text:style-name="Default_20_Paragraph_20_Font"><text:span text:style-name="T2">one cogn</text:span></text:span>oscim<text:span text:style-name="Default_20_Paragraph_20_Font"><text:span text:style-name="T2">ur, neque<text:line-break/>earu</text:span></text:span>m <text:span text:style-name="Default_20_Paragraph_20_Font"><text:span text:style-name="T2">qua</text:span></text:span>s <text:span text:style-name="Default_20_Paragraph_20_Font"><text:span text:style-name="T2">d</text:span></text:span>i<text:span text:style-name="Default_20_Paragraph_20_Font"><text:span text:style-name="T2">e par</text:span></text:span>i <text:span text:style-name="Default_20_Paragraph_20_Font"><text:span text:style-name="T2">au</text:span></text:span>r im<text:span text:style-name="Default_20_Paragraph_20_Font"><text:span text:style-name="T2">pari apparere</text:span></text:span> o<text:span text:style-name="Default_20_Paragraph_20_Font"><text:span text:style-name="T2">p</text:span></text:span>o<text:span text:style-name="Default_20_Paragraph_20_Font"><text:span text:style-name="T2">rtet.</text:span></text:span></text:p>
      <text:p text:style-name="P2">Quasi caufarum alias quidem manifestas absque ratio-<text:line-break/>cinatione artificiosa cognoscant omnes, alias vero seli qui<text:line-break/>ratiocinatione artificiosa utuntur. His quoque et atten-<text:line-break/>densium, ait, quas in numerum parem vel imparem appa-<text:line-break/>rere oportet.</text:p>
      <text:h text:style-name="Heading_20_2" text:outline-level="2">XI.1X.</text:h>
      <text:p text:style-name="P4"><text:span text:style-name="Default_20_Paragraph_20_Font"><text:span text:style-name="T2">Max</text:span></text:span>im<text:span text:style-name="Default_20_Paragraph_20_Font"><text:span text:style-name="T2">e</text:span></text:span> i<text:span text:style-name="Default_20_Paragraph_20_Font"><text:span text:style-name="T2">g</text:span></text:span>it<text:span text:style-name="Default_20_Paragraph_20_Font"><text:span text:style-name="T2">ur numeru</text:span></text:span>s im<text:span text:style-name="Default_20_Paragraph_20_Font"><text:span text:style-name="T2">par verendu</text:span></text:span>s <text:span text:style-name="Default_20_Paragraph_20_Font"><text:span text:style-name="T2">est. Qu</text:span></text:span>o<text:span text:style-name="Default_20_Paragraph_20_Font"><text:span text:style-name="T2">d h</text:span></text:span>i <text:span text:style-name="Default_20_Paragraph_20_Font"><text:span text:style-name="T2">die</text:span></text:span>s<text:line-break/>i<text:span text:style-name="Default_20_Paragraph_20_Font"><text:span text:style-name="T2">n al</text:span></text:span>t<text:span text:style-name="Default_20_Paragraph_20_Font"><text:span text:style-name="T2">erutram parte</text:span></text:span>m <text:span text:style-name="Default_20_Paragraph_20_Font"><text:span text:style-name="T2">aegro</text:span></text:span>t<text:span text:style-name="Default_20_Paragraph_20_Font"><text:span text:style-name="T2">o</text:span></text:span>s <text:span text:style-name="Default_20_Paragraph_20_Font"><text:span text:style-name="T2">procu</text:span></text:span>m<text:span text:style-name="Default_20_Paragraph_20_Font"><text:span text:style-name="T2">bere fac</text:span></text:span>i<text:span text:style-name="Default_20_Paragraph_20_Font"><text:span text:style-name="T2">ant.</text:span></text:span></text:p>
      <text:p text:style-name="P1">Dies impares multa pollere virtute, non simpliciter,<text:line-break/>sed in acutis morbis est intelligendum, quod insignes in<text:line-break/>utramque, tum salutem, tum mortem mutationes efficiunt;<text:line-break/>id enim significat in alterutram partem procumbentes.<text:line-break/>l n acutis quidem <text:span text:style-name="Default_20_Paragraph_20_Font"><text:span text:style-name="T2">h</text:span></text:span>i <text:span text:style-name="Default_20_Paragraph_20_Font"><text:span text:style-name="T2">sun</text:span></text:span>t,- tertius, quintus, septimus, no-<text:line-break/>nus, undecimus, dechnusquartus et decimus septimus. In<text:line-break/>longis sexagesimus et octogesimus. Medii horum sunt<text:line-break/>vigesimus, trigesimusquartus et quadragesimus. Impares<text:line-break/>autem et lu.</text:p>
      <text:h text:style-name="Heading_20_2" text:outline-level="2"><text:span text:style-name="Default_20_Paragraph_20_Font">L.</text:span></text:h>
      <text:p text:style-name="P4"><text:span text:style-name="Default_20_Paragraph_20_Font"><text:span text:style-name="T2">observare</text:span></text:span> i<text:span text:style-name="Default_20_Paragraph_20_Font"><text:span text:style-name="T2">taque. </text:span></text:span>o<text:span text:style-name="Default_20_Paragraph_20_Font"><text:span text:style-name="T2">portet pr</text:span></text:span>i<text:span text:style-name="Default_20_Paragraph_20_Font"><text:span text:style-name="T2">mum d</text:span></text:span>i<text:span text:style-name="Default_20_Paragraph_20_Font"><text:span text:style-name="T2">e</text:span></text:span>m, <text:span text:style-name="Default_20_Paragraph_20_Font"><text:span text:style-name="T2">quo </text:span></text:span><text:span text:style-name="Default_20_Paragraph_20_Font"><text:span text:style-name="T4">aeger.de-<text:line-break/></text:span></text:span><text:span text:style-name="Default_20_Paragraph_20_Font"><text:span text:style-name="T2">b</text:span></text:span>ilis <text:span text:style-name="Default_20_Paragraph_20_Font"><text:span text:style-name="T2">esse c</text:span></text:span>o<text:span text:style-name="Default_20_Paragraph_20_Font"><text:span text:style-name="T2">ep</text:span></text:span>it, <text:span text:style-name="Default_20_Paragraph_20_Font"><text:span text:style-name="T2">cognito unde et quand</text:span></text:span>o <text:span text:style-name="Default_20_Paragraph_20_Font"><text:span text:style-name="T2">princ</text:span></text:span>i<text:span text:style-name="Default_20_Paragraph_20_Font"><text:span text:style-name="T2">p</text:span></text:span>io, <text:span text:style-name="Default_20_Paragraph_20_Font"><text:span text:style-name="T2">id<text:line-break/>en</text:span></text:span>i<text:span text:style-name="Default_20_Paragraph_20_Font"><text:span text:style-name="T2">m nosce praec</text:span></text:span>i<text:span text:style-name="Default_20_Paragraph_20_Font"><text:span text:style-name="T2">puum ex</text:span></text:span>i<text:span text:style-name="Default_20_Paragraph_20_Font"><text:span text:style-name="T2">stimatur. Quum autem</text:span></text:span> i<text:span text:style-name="Default_20_Paragraph_20_Font"><text:span text:style-name="T2">psu</text:span></text:span>m<text:line-break/>aegrum i<text:span text:style-name="Default_20_Paragraph_20_Font"><text:span text:style-name="T2">nterrogaverit, etiam</text:span></text:span> o<text:span text:style-name="Default_20_Paragraph_20_Font"><text:span text:style-name="T2">mn</text:span></text:span>i<text:span text:style-name="Default_20_Paragraph_20_Font"><text:span text:style-name="T2">a considerave</text:span></text:span>ris, i<text:span text:style-name="Default_20_Paragraph_20_Font"><text:span text:style-name="T2">n<text:line-break/>pr</text:span></text:span>i<text:span text:style-name="Default_20_Paragraph_20_Font"><text:span text:style-name="T2">m</text:span></text:span>is <text:span text:style-name="Default_20_Paragraph_20_Font"><text:span text:style-name="T2">qu</text:span></text:span>i<text:span text:style-name="Default_20_Paragraph_20_Font"><text:span text:style-name="T2">dem, qu</text:span></text:span>o<text:span text:style-name="Default_20_Paragraph_20_Font"><text:span text:style-name="T2">modo caput habeat, an dolore va-<text:line-break/>cet, neque grav</text:span></text:span>it<text:span text:style-name="Default_20_Paragraph_20_Font"><text:span text:style-name="T2">a</text:span></text:span>t<text:span text:style-name="Default_20_Paragraph_20_Font"><text:span text:style-name="T2">em</text:span></text:span> i<text:span text:style-name="Default_20_Paragraph_20_Font"><text:span text:style-name="T2">n su habeat, de</text:span></text:span>i<text:span text:style-name="Default_20_Paragraph_20_Font"><text:span text:style-name="T2">nde an h</text:span></text:span>y<text:span text:style-name="Default_20_Paragraph_20_Font"><text:span text:style-name="T2">po-<text:line-break/>chondr</text:span></text:span>i<text:span text:style-name="Default_20_Paragraph_20_Font"><text:span text:style-name="T2">a</text:span></text:span> l<text:span text:style-name="Default_20_Paragraph_20_Font"><text:span text:style-name="T2">a</text:span></text:span>t<text:span text:style-name="Default_20_Paragraph_20_Font"><text:span text:style-name="T2">eraque dolore careant. s</text:span></text:span>i <text:span text:style-name="Default_20_Paragraph_20_Font"><text:span text:style-name="T2">videl</text:span></text:span>i<text:span text:style-name="Default_20_Paragraph_20_Font"><text:span text:style-name="T2">cet h</text:span></text:span>y<text:span text:style-name="Default_20_Paragraph_20_Font"><text:span text:style-name="T2">po-</text:span></text:span></text:p>
      <text:p text:style-name="P1"><text:span text:style-name="Default_20_Paragraph_20_Font"><text:span text:style-name="T2">chondr</text:span></text:span>i<text:span text:style-name="Default_20_Paragraph_20_Font"><text:span text:style-name="T2">um doleat au</text:span></text:span><text:span text:style-name="Default_20_Paragraph_20_Font"><text:span text:style-name="T1">t </text:span></text:span><text:span text:style-name="Default_20_Paragraph_20_Font"><text:span text:style-name="T2">a</text:span></text:span>t<text:span text:style-name="Default_20_Paragraph_20_Font"><text:span text:style-name="T2">to</text:span></text:span>l<text:span text:style-name="Default_20_Paragraph_20_Font"><text:span text:style-name="T2">la</text:span></text:span>t<text:span text:style-name="Default_20_Paragraph_20_Font"><text:span text:style-name="T2">ur, aut obliquitatem alis<text:line-break/>quam habeat aut sat</text:span></text:span>i<text:span text:style-name="Default_20_Paragraph_20_Font"><text:span text:style-name="T2">etate</text:span></text:span>m, <text:span text:style-name="Default_20_Paragraph_20_Font"><text:span text:style-name="T2">aut la</text:span></text:span>t<text:span text:style-name="Default_20_Paragraph_20_Font"><text:span text:style-name="T2">er</text:span></text:span>i<text:span text:style-name="Default_20_Paragraph_20_Font"><text:span text:style-name="T2">s d</text:span></text:span>o<text:span text:style-name="Default_20_Paragraph_20_Font"><text:span text:style-name="T2">l</text:span></text:span>o<text:span text:style-name="Default_20_Paragraph_20_Font"><text:span text:style-name="T2">r afuer</text:span></text:span>it,<text:line-break/>sim<text:span text:style-name="Default_20_Paragraph_20_Font"><text:span text:style-name="T2">ulque cu</text:span></text:span>m <text:span text:style-name="Default_20_Paragraph_20_Font"><text:span text:style-name="T2">d</text:span></text:span>olo<text:span text:style-name="Default_20_Paragraph_20_Font"><text:span text:style-name="T2">re aut tussicula aut t</text:span></text:span>o<text:span text:style-name="Default_20_Paragraph_20_Font"><text:span text:style-name="T2">rm</text:span></text:span>i<text:span text:style-name="Default_20_Paragraph_20_Font"><text:span text:style-name="T2">na aut ven-<text:line-break/>tris dolor, quu</text:span></text:span>m <text:span text:style-name="Default_20_Paragraph_20_Font"><text:span text:style-name="T2">autem horu</text:span></text:span>m <text:span text:style-name="Default_20_Paragraph_20_Font"><text:span text:style-name="T2">quicquam h</text:span></text:span>y<text:span text:style-name="Default_20_Paragraph_20_Font"><text:span text:style-name="T2">pochondr</text:span></text:span>io<text:line-break/><text:span text:style-name="Default_20_Paragraph_20_Font"><text:span text:style-name="T2">adsuer</text:span></text:span>i<text:span text:style-name="Default_20_Paragraph_20_Font"><text:span text:style-name="T2">t, alvum pot</text:span></text:span>issim<text:span text:style-name="Default_20_Paragraph_20_Font"><text:span text:style-name="T2">u</text:span></text:span>m <text:span text:style-name="Default_20_Paragraph_20_Font"><text:span text:style-name="T2">cl</text:span></text:span>y<text:span text:style-name="Default_20_Paragraph_20_Font"><text:span text:style-name="T2">smis salvere op</text:span></text:span>o<text:span text:style-name="Default_20_Paragraph_20_Font"><text:span text:style-name="T2">rtet. R:-<text:line-break/>bat aute</text:span></text:span><text:span text:style-name="Default_20_Paragraph_20_Font"><text:span text:style-name="T1">m </text:span></text:span>m<text:span text:style-name="Default_20_Paragraph_20_Font"><text:span text:style-name="T2">ulsu</text:span></text:span>m <text:span text:style-name="Default_20_Paragraph_20_Font"><text:span text:style-name="T2">ca</text:span></text:span>l<text:span text:style-name="Default_20_Paragraph_20_Font"><text:span text:style-name="T2">idam coctam. At et perdtfaen-<text:line-break/>dum, an in exurrect</text:span></text:span>io<text:span text:style-name="Default_20_Paragraph_20_Font"><text:span text:style-name="T2">n</text:span></text:span>i<text:span text:style-name="Default_20_Paragraph_20_Font"><text:span text:style-name="T2">bu</text:span></text:span>s <text:span text:style-name="Default_20_Paragraph_20_Font"><text:span text:style-name="T2">defec</text:span></text:span>t<text:span text:style-name="Default_20_Paragraph_20_Font"><text:span text:style-name="T2">u an</text:span></text:span>imi <text:span text:style-name="Default_20_Paragraph_20_Font"><text:span text:style-name="T2">corrip</text:span></text:span>i<text:span text:style-name="Default_20_Paragraph_20_Font"><text:span text:style-name="T2">atur<text:line-break/>e</text:span></text:span>t <text:span text:style-name="Default_20_Paragraph_20_Font"><text:span text:style-name="T2">an sp</text:span></text:span>irit<text:span text:style-name="Default_20_Paragraph_20_Font"><text:span text:style-name="T2">us ducend</text:span></text:span>i <text:span text:style-name="Default_20_Paragraph_20_Font"><text:span text:style-name="T2">facil</text:span></text:span>i<text:span text:style-name="Default_20_Paragraph_20_Font"><text:span text:style-name="T2">ta</text:span></text:span>s <text:span text:style-name="Default_20_Paragraph_20_Font"><text:span text:style-name="T2">ipsum habeat. </text:span></text:span>suspi<text:span text:style-name="Default_20_Paragraph_20_Font"><text:span text:style-name="T2">c</text:span></text:span>i-<text:line-break/><text:span text:style-name="Default_20_Paragraph_20_Font"><text:span text:style-name="T2">enda vero qu</text:span></text:span>o<text:span text:style-name="Default_20_Paragraph_20_Font"><text:span text:style-name="T2">que defect</text:span></text:span>io, <text:span text:style-name="Default_20_Paragraph_20_Font"><text:span text:style-name="T2">num vehe</text:span></text:span>m<text:span text:style-name="Default_20_Paragraph_20_Font"><text:span text:style-name="T2">en</text:span></text:span>t<text:span text:style-name="Default_20_Paragraph_20_Font"><text:span text:style-name="T2">er a</text:span></text:span>t<text:span text:style-name="Default_20_Paragraph_20_Font"><text:span text:style-name="T2">r</text:span></text:span>o <text:span text:style-name="Default_20_Paragraph_20_Font"><text:span text:style-name="T2">c</text:span></text:span>o<text:span text:style-name="Default_20_Paragraph_20_Font"><text:span text:style-name="T2">lore<text:line-break/>prod</text:span></text:span>i<text:span text:style-name="Default_20_Paragraph_20_Font"><text:span text:style-name="T2">er</text:span></text:span>i<text:span text:style-name="Default_20_Paragraph_20_Font"><text:span text:style-name="T2">t, vel sincera, quales sunt fan</text:span></text:span>o<text:span text:style-name="Default_20_Paragraph_20_Font"><text:span text:style-name="T2">ru</text:span></text:span>m <text:span text:style-name="Default_20_Paragraph_20_Font"><text:span text:style-name="T2">defect</text:span></text:span>i<text:span text:style-name="Default_20_Paragraph_20_Font"><text:span text:style-name="T2">one</text:span></text:span>s,<text:line-break/><text:span text:style-name="Default_20_Paragraph_20_Font"><text:span text:style-name="T2">et an tert</text:span></text:span>i<text:span text:style-name="Default_20_Paragraph_20_Font"><text:span text:style-name="T2">o d</text:span></text:span>i<text:span text:style-name="Default_20_Paragraph_20_Font"><text:span text:style-name="T2">e exacerbetur febr</text:span></text:span>i<text:span text:style-name="Default_20_Paragraph_20_Font"><text:span text:style-name="T2">s. </text:span></text:span>U<text:span text:style-name="Default_20_Paragraph_20_Font"><text:span text:style-name="T2">b</text:span></text:span>i <text:span text:style-name="Default_20_Paragraph_20_Font"><text:span text:style-name="T2">autem hu</text:span></text:span>j<text:span text:style-name="Default_20_Paragraph_20_Font"><text:span text:style-name="T2">u</text:span></text:span>s-<text:line-break/><text:span text:style-name="Default_20_Paragraph_20_Font"><text:span text:style-name="T2">m</text:span></text:span>o<text:span text:style-name="Default_20_Paragraph_20_Font"><text:span text:style-name="T2">d</text:span></text:span>i t<text:span text:style-name="Default_20_Paragraph_20_Font"><text:span text:style-name="T2">er</text:span></text:span>ti<text:span text:style-name="Default_20_Paragraph_20_Font"><text:span text:style-name="T2">anos .c</text:span></text:span>i<text:span text:style-name="Default_20_Paragraph_20_Font"><text:span text:style-name="T2">rcu</text:span></text:span>it<text:span text:style-name="Default_20_Paragraph_20_Font"><text:span text:style-name="T2">us</text:span></text:span> i<text:span text:style-name="Default_20_Paragraph_20_Font"><text:span text:style-name="T2">n. h</text:span></text:span>i<text:span text:style-name="Default_20_Paragraph_20_Font"><text:span text:style-name="T2">s m</text:span></text:span>o<text:span text:style-name="Default_20_Paragraph_20_Font"><text:span text:style-name="T2">rb</text:span></text:span>i<text:span text:style-name="Default_20_Paragraph_20_Font"><text:span text:style-name="T2">s probe admodum<text:line-break/></text:span></text:span>i<text:span text:style-name="Default_20_Paragraph_20_Font"><text:span text:style-name="T2">nspexeris, prae</text:span></text:span>t<text:span text:style-name="Default_20_Paragraph_20_Font"><text:span text:style-name="T2">erea</text:span></text:span> j<text:span text:style-name="Default_20_Paragraph_20_Font"><text:span text:style-name="T2">am e</text:span></text:span>t <text:span text:style-name="Default_20_Paragraph_20_Font"><text:span text:style-name="T2">al</text:span></text:span>i<text:span text:style-name="Default_20_Paragraph_20_Font"><text:span text:style-name="T2">a consideranda sunt, et<text:line-break/>si quartus d</text:span></text:span>i<text:span text:style-name="Default_20_Paragraph_20_Font"><text:span text:style-name="T2">e</text:span></text:span>s <text:span text:style-name="Default_20_Paragraph_20_Font"><text:span text:style-name="T2">tert</text:span></text:span>io <text:span text:style-name="Default_20_Paragraph_20_Font"><text:span text:style-name="T2">qu</text:span></text:span>i<text:span text:style-name="Default_20_Paragraph_20_Font"><text:span text:style-name="T2">cquam h</text:span></text:span>is i<text:span text:style-name="Default_20_Paragraph_20_Font"><text:span text:style-name="T2">n</text:span></text:span> i<text:span text:style-name="Default_20_Paragraph_20_Font"><text:span text:style-name="T2">psi</text:span></text:span>s simi<text:span text:style-name="Default_20_Paragraph_20_Font"><text:span text:style-name="T2">le ha-<text:line-break/>buer</text:span></text:span>i<text:span text:style-name="Default_20_Paragraph_20_Font"><text:span text:style-name="T2">t, aeger in pericu</text:span></text:span>lo <text:span text:style-name="Default_20_Paragraph_20_Font"><text:span text:style-name="T2">versaturi Ex sig</text:span></text:span>nis <text:span text:style-name="Default_20_Paragraph_20_Font"><text:span text:style-name="T2">au</text:span></text:span>t<text:span text:style-name="Default_20_Paragraph_20_Font"><text:span text:style-name="T2">e</text:span></text:span>m<text:line-break/><text:span text:style-name="Default_20_Paragraph_20_Font"><text:span text:style-name="T2">n</text:span></text:span>i<text:span text:style-name="Default_20_Paragraph_20_Font"><text:span text:style-name="T2">gra desec</text:span></text:span>tio mo<text:span text:style-name="Default_20_Paragraph_20_Font"><text:span text:style-name="T2">rtem significat, quae ver</text:span></text:span>o <text:span text:style-name="Default_20_Paragraph_20_Font"><text:span text:style-name="T2">sun</text:span></text:span>i <text:span text:style-name="Default_20_Paragraph_20_Font"><text:span text:style-name="T2">de</text:span></text:span>j<text:span text:style-name="Default_20_Paragraph_20_Font"><text:span text:style-name="T2">e-<text:line-break/>ct</text:span></text:span>io<text:span text:style-name="Default_20_Paragraph_20_Font"><text:span text:style-name="T2">n</text:span></text:span>i <text:span text:style-name="Default_20_Paragraph_20_Font"><text:span text:style-name="T2">sim</text:span></text:span>ili<text:span text:style-name="Default_20_Paragraph_20_Font"><text:span text:style-name="T2">s est, ub</text:span></text:span>i <text:span text:style-name="Default_20_Paragraph_20_Font"><text:span text:style-name="T2">per</text:span></text:span> o<text:span text:style-name="Default_20_Paragraph_20_Font"><text:span text:style-name="T2">mnes d</text:span></text:span>i<text:span text:style-name="Default_20_Paragraph_20_Font"><text:span text:style-name="T2">es apparuerit, fatu—<text:line-break/>tar</text:span></text:span>i<text:span text:style-name="Default_20_Paragraph_20_Font"><text:span text:style-name="T2">s.</text:span></text:span></text:p>
      <text:h text:style-name="Heading_20_2" text:outline-level="2"><text:span text:style-name="Default_20_Paragraph_20_Font">T si</text:span></text:h>
      <text:p text:style-name="P2">observandum in primis ait .primum esse diem, in quo</text:p>
      <text:p text:style-name="P3">morbi cau<text:span text:style-name="Default_20_Paragraph_20_Font"><text:span text:style-name="T2">t</text:span></text:span>am cognosci jubet, nam <text:span text:style-name="Default_20_Paragraph_20_Font"><text:span text:style-name="T2">unde et quand</text:span></text:span>o quis-<text:line-break/>nam sit morbus indicat. Interrogari autem praecipit in<text:line-break/>primis quidem quo modo habeat caput, mox hypochon-<text:line-break/>dria et latera. Hypochondriutn quidem, si quis dolor sit,<text:line-break/>aut tollatur, aut quandam habeat obliquitatem, hoc est<text:line-break/>inaequalitatem, quod in prognostico his verbis scripsit:<text:line-break/>st i<text:span text:style-name="Default_20_Paragraph_20_Font"><text:span text:style-name="T2">naequaliter aspecta dex</text:span></text:span>t<text:span text:style-name="Default_20_Paragraph_20_Font"><text:span text:style-name="T2">ra ac sinistra parte. </text:span></text:span>F<text:span text:style-name="Default_20_Paragraph_20_Font"><text:span text:style-name="T2">el si<text:line-break/></text:span></text:span>s<text:span text:style-name="Default_20_Paragraph_20_Font"><text:span text:style-name="T2">a</text:span></text:span>t<text:span text:style-name="Default_20_Paragraph_20_Font"><text:span text:style-name="T2">ie</text:span></text:span>t<text:span text:style-name="Default_20_Paragraph_20_Font"><text:span text:style-name="T2">a</text:span></text:span>t<text:span text:style-name="Default_20_Paragraph_20_Font"><text:span text:style-name="T2">em habean</text:span></text:span>t, inquit, quod ciborum repletionem esse<text:line-break/>arbitror. Interrogari quoque et alia, quae in dictione<text:line-break/>sequenti habentur, jubet. Deinde hypochondriis ita aste-<text:line-break/>ctis, folvere alvum clysteribus imperat mulfamque bibere<text:line-break/>calidam et coctam, Sed indistincte haec loquutus dein-<text:line-break/>ceps scribit : <text:span text:style-name="Default_20_Paragraph_20_Font"><text:span text:style-name="T2">sed e</text:span></text:span>t <text:span text:style-name="Default_20_Paragraph_20_Font"><text:span text:style-name="T2">perd</text:span></text:span>i<text:span text:style-name="Default_20_Paragraph_20_Font"><text:span text:style-name="T2">scendu</text:span></text:span>m, <text:span text:style-name="Default_20_Paragraph_20_Font"><text:span text:style-name="T2">si quum exurgi</text:span></text:span>t., <text:span text:style-name="Default_20_Paragraph_20_Font"><text:span text:style-name="T2">de-<text:line-break/>sec</text:span></text:span>t<text:span text:style-name="Default_20_Paragraph_20_Font"><text:span text:style-name="T2">u an</text:span></text:span>i<text:span text:style-name="Default_20_Paragraph_20_Font"><text:span text:style-name="T2">m</text:span></text:span>i <text:span text:style-name="Default_20_Paragraph_20_Font"><text:span text:style-name="T2">corr</text:span></text:span>i<text:span text:style-name="Default_20_Paragraph_20_Font"><text:span text:style-name="T2">p</text:span></text:span>i<text:span text:style-name="Default_20_Paragraph_20_Font"><text:span text:style-name="T2">a</text:span></text:span>t<text:span text:style-name="Default_20_Paragraph_20_Font"><text:span text:style-name="T2">ur, e</text:span></text:span>t si, inquit, i<text:span text:style-name="Default_20_Paragraph_20_Font"><text:span text:style-name="T2">pse fac</text:span></text:span>i<text:span text:style-name="Default_20_Paragraph_20_Font"><text:span text:style-name="T2">lem sp</text:span></text:span>iri<text:span text:style-name="Default_20_Paragraph_20_Font"><text:span text:style-name="T2">tum<text:line-break/>duca</text:span></text:span>t, quod de<text:span text:style-name="Default_20_Paragraph_20_Font"><text:span text:style-name="T2">t</text:span></text:span>ecto animi correpto opponitur. Inspicien-<text:line-break/>dam praeterea jubet deflectionem, utrum nigra sit, aut sin-<text:line-break/>cera et inculpata, qualis sanorum est, quemadmodum et<text:line-break/>si febris tertio exacerbetur die. His ita fe habentibus, fi</text:p>
      <text:p text:style-name="P3">quartus dies tertio quicquam simile in accessione habuerit,<text:line-break/>periculosum eum esse asseverat , nam quartum diem , qui<text:line-break/>feptimi index est, rem novam edere ex periculosis est<text:line-break/>signis. Rei autem novae editio manifesta. Nam si primo<text:line-break/>die et tertio accessio fiat et fecundo factu haudquaquam<text:line-break/>fuerit, quod quintus accessionem habiturus sit par est et<text:line-break/>non quartus, quapropter si quartus habuerit, mali cujus-<text:line-break/>piam alterius generationem demonstrat. Si autem et<text:line-break/>nigra dejecerit, mortem indicat fore. Tu autem multa<text:line-break/>ex dictis praetermittens memoriam rei hujus habe. Nam<text:line-break/>si primo et tertio die con<text:span text:style-name="Default_20_Paragraph_20_Font"><text:span text:style-name="T2">s</text:span></text:span>entaneam attulerit accessionem<text:line-break/>febris, recentius quidem si et quartus paroxyfmum fece-<text:line-break/>rit, fed si et <text:span text:style-name="Default_20_Paragraph_20_Font"><text:span text:style-name="T2">aeger</text:span></text:span> nigra dejecerit, signum est lethiferum.<text:line-break/>Quod si rursum diebus omnibus alanis similia dejecerit,<text:line-break/>salutem aegro futuram spera.</text:p>
      <text:h text:style-name="Heading_20_2" text:outline-level="2">LI.</text:h>
      <text:p text:style-name="Normal">t<text:span text:style-name="Default_20_Paragraph_20_Font"><text:span text:style-name="T2">suu</text:span></text:span>m <text:span text:style-name="Default_20_Paragraph_20_Font"><text:span text:style-name="T2">autem alvu</text:span></text:span>s <text:span text:style-name="Default_20_Paragraph_20_Font"><text:span text:style-name="T2">gland</text:span></text:span>i <text:span text:style-name="Default_20_Paragraph_20_Font"><text:span text:style-name="T2">subd</text:span></text:span>it<text:span text:style-name="Default_20_Paragraph_20_Font"><text:span text:style-name="T2">ae n</text:span></text:span>o<text:span text:style-name="Default_20_Paragraph_20_Font"><text:span text:style-name="T2">n cesser</text:span></text:span>i<text:span text:style-name="Default_20_Paragraph_20_Font"><text:span text:style-name="T2">t e</text:span></text:span>t <text:span text:style-name="Default_20_Paragraph_20_Font"><text:span text:style-name="T2">fac</text:span></text:span>i<text:span text:style-name="Default_20_Paragraph_20_Font"><text:span text:style-name="T2">lis</text:span></text:span></text:p>
      <text:p text:style-name="P1">spi<text:span text:style-name="Default_20_Paragraph_20_Font"><text:span text:style-name="T2">ratio afuer</text:span></text:span>i<text:span text:style-name="Default_20_Paragraph_20_Font"><text:span text:style-name="T2">t surgen</text:span></text:span>s<text:span text:style-name="Default_20_Paragraph_20_Font"><text:span text:style-name="T2">qu</text:span></text:span>e aeger <text:span text:style-name="Default_20_Paragraph_20_Font"><text:span text:style-name="T2">ad sudem au</text:span></text:span>t <text:span text:style-name="Default_20_Paragraph_20_Font"><text:span text:style-name="T2">in<text:line-break/>ipsiu</text:span></text:span>s <text:span text:style-name="Default_20_Paragraph_20_Font"><text:span text:style-name="T2">lect</text:span></text:span>o <text:span text:style-name="Default_20_Paragraph_20_Font"><text:span text:style-name="T2">an</text:span></text:span>imi <text:span text:style-name="Default_20_Paragraph_20_Font"><text:span text:style-name="T2">desecta corrip</text:span></text:span>i<text:span text:style-name="Default_20_Paragraph_20_Font"><text:span text:style-name="T2">a</text:span></text:span>t<text:span text:style-name="Default_20_Paragraph_20_Font"><text:span text:style-name="T2">ur, quum haec aegro<text:line-break/>aut aegrae</text:span></text:span> i<text:span text:style-name="Default_20_Paragraph_20_Font"><text:span text:style-name="T2">n</text:span></text:span>t<text:span text:style-name="Default_20_Paragraph_20_Font"><text:span text:style-name="T2">er in</text:span></text:span>iti<text:span text:style-name="Default_20_Paragraph_20_Font"><text:span text:style-name="T2">a afuer</text:span></text:span>i<text:span text:style-name="Default_20_Paragraph_20_Font"><text:span text:style-name="T2">n</text:span></text:span>t, <text:span text:style-name="Default_20_Paragraph_20_Font"><text:span text:style-name="T2">del</text:span></text:span>i<text:span text:style-name="Default_20_Paragraph_20_Font"><text:span text:style-name="T2">riu</text:span></text:span>m <text:span text:style-name="Default_20_Paragraph_20_Font"><text:span text:style-name="T2">assere ex-<text:line-break/>pec</text:span></text:span>t<text:span text:style-name="Default_20_Paragraph_20_Font"><text:span text:style-name="T2">a.</text:span></text:span></text:p>
      <text:p text:style-name="P2">Confusa est hujus textus intelligentia. Nam ubi glans<text:line-break/>nihil profecerit videaturque aeger facile ferre, si utique<text:line-break/>et quum exurgit, defectu animi corripiatur, delirium<text:line-break/>expectandum, male dictum esse mihi videtur, quum rei<text:line-break/>huic neque experientia, neque ratio patrocinentur, quan-<text:line-break/>quam tale quicquam aliquando fiat. Praenotiones tamen<text:line-break/>non eorum funt, quae raro accidunt, fed eorum, quae<text:line-break/>semper aut magna ex parte.</text:p>
      <text:h text:style-name="Heading_20_2" text:outline-level="2">LU.</text:h>
      <text:p text:style-name="P4"><text:span text:style-name="Default_20_Paragraph_20_Font"><text:span text:style-name="T2">Men</text:span></text:span>s <text:span text:style-name="Default_20_Paragraph_20_Font"><text:span text:style-name="T2">vero man</text:span></text:span>i<text:span text:style-name="Default_20_Paragraph_20_Font"><text:span text:style-name="T2">bu</text:span></text:span>s <text:span text:style-name="Default_20_Paragraph_20_Font"><text:span text:style-name="T2">qu</text:span></text:span>o<text:span text:style-name="Default_20_Paragraph_20_Font"><text:span text:style-name="T2">que adh</text:span></text:span>i<text:span text:style-name="Default_20_Paragraph_20_Font"><text:span text:style-name="T2">b</text:span></text:span>e<text:span text:style-name="Default_20_Paragraph_20_Font"><text:span text:style-name="T2">nda est. Nam st tre-<text:line-break/>mulae suerint, huic sangu</text:span></text:span>i<text:span text:style-name="Default_20_Paragraph_20_Font"><text:span text:style-name="T2">n</text:span></text:span>is <text:span text:style-name="Default_20_Paragraph_20_Font"><text:span text:style-name="T2">e naribu</text:span></text:span>s <text:span text:style-name="Default_20_Paragraph_20_Font"><text:span text:style-name="T2">dest</text:span></text:span>in<text:span text:style-name="Default_20_Paragraph_20_Font"><text:span text:style-name="T2">a</text:span></text:span>tio<text:span text:style-name="Default_20_Paragraph_20_Font"><text:span text:style-name="T2">nem<text:line-break/>futuram expecta.</text:span></text:span></text:p>
      <text:p text:style-name="P1">Hic quoque sermo neque quod continuum sit, neque<text:line-break/>quod plerumque, sed quod rere accidat, docet.</text:p>
      <text:h text:style-name="Heading_20_2" text:outline-level="2"><text:span text:style-name="Default_20_Paragraph_20_Font">LIH.</text:span></text:h>
      <text:p text:style-name="P4">I<text:span text:style-name="Default_20_Paragraph_20_Font"><text:span text:style-name="T2">nsp</text:span></text:span>i<text:span text:style-name="Default_20_Paragraph_20_Font"><text:span text:style-name="T2">cere ver</text:span></text:span>o i<text:span text:style-name="Default_20_Paragraph_20_Font"><text:span text:style-name="T2">psu</text:span></text:span>s <text:span text:style-name="Default_20_Paragraph_20_Font"><text:span text:style-name="T2">quoque nare</text:span></text:span>s <text:span text:style-name="Default_20_Paragraph_20_Font"><text:span text:style-name="T2">oportet, an per utra</text:span></text:span>s-<text:line-break/><text:span text:style-name="Default_20_Paragraph_20_Font"><text:span text:style-name="T2">que sp</text:span></text:span>i<text:span text:style-name="Default_20_Paragraph_20_Font"><text:span text:style-name="T2">r</text:span></text:span>it<text:span text:style-name="Default_20_Paragraph_20_Font"><text:span text:style-name="T2">u</text:span></text:span>s <text:span text:style-name="Default_20_Paragraph_20_Font"><text:span text:style-name="T2">aequal</text:span></text:span>it<text:span text:style-name="Default_20_Paragraph_20_Font"><text:span text:style-name="T2">er traha</text:span></text:span>t<text:span text:style-name="Default_20_Paragraph_20_Font"><text:span text:style-name="T2">ur, et si</text:span></text:span> m<text:span text:style-name="Default_20_Paragraph_20_Font"><text:span text:style-name="T2">ultu</text:span></text:span>s <text:span text:style-name="Default_20_Paragraph_20_Font"><text:span text:style-name="T2">e naribu</text:span></text:span>s<text:line-break/><text:span text:style-name="Default_20_Paragraph_20_Font"><text:span text:style-name="T2">sera</text:span></text:span>t<text:span text:style-name="Default_20_Paragraph_20_Font"><text:span text:style-name="T2">ur, convulsio fur</text:span></text:span>i <text:span text:style-name="Default_20_Paragraph_20_Font"><text:span text:style-name="T2">adole</text:span></text:span>t, <text:span text:style-name="Default_20_Paragraph_20_Font"><text:span text:style-name="T2">si vero convulsi</text:span></text:span>o <text:span text:style-name="Default_20_Paragraph_20_Font"><text:span text:style-name="T2">siat,<text:line-break/>huic m</text:span></text:span>o<text:span text:style-name="Default_20_Paragraph_20_Font"><text:span text:style-name="T2">r</text:span></text:span>s <text:span text:style-name="Default_20_Paragraph_20_Font"><text:span text:style-name="T2">expec</text:span></text:span>t<text:span text:style-name="Default_20_Paragraph_20_Font"><text:span text:style-name="T2">anda est, quam praed</text:span></text:span>i<text:span text:style-name="Default_20_Paragraph_20_Font"><text:span text:style-name="T2">cere pulchru</text:span></text:span>m<text:line-break/><text:span text:style-name="Default_20_Paragraph_20_Font"><text:span text:style-name="T2">sueri</text:span></text:span>t.</text:p>
      <text:p text:style-name="P2">Quum tremulae sunt manus , nam ita dicere consen-<text:line-break/>t.aneum est, si spiritus multus per utrasque na<text:span text:style-name="Default_20_Paragraph_20_Font"><text:span text:style-name="T2">r</text:span></text:span>es feratur,<text:line-break/>convulsio<text:span text:style-name="Default_20_Paragraph_20_Font"><text:span text:style-name="T2">n</text:span></text:span>em supervenire ait. Confuerit autem ita appel-<text:line-break/>lare convulfivam affectionem, quae in musculis naris pin-<text:line-break/>nas moventibus fit.</text:p>
      <text:h text:style-name="Heading_20_2" text:outline-level="2">i<text:tab/><text:span text:style-name="Default_20_Paragraph_20_Font"><text:span text:style-name="T1">L1V</text:span></text:span></text:h>
      <text:p text:style-name="Normal"><text:span text:style-name="Default_20_Paragraph_20_Font"><text:span text:style-name="T2">A</text:span></text:span>t si i<text:span text:style-name="Default_20_Paragraph_20_Font"><text:span text:style-name="T2">n febre h</text:span></text:span>i<text:span text:style-name="Default_20_Paragraph_20_Font"><text:span text:style-name="T2">berna l</text:span></text:span>i<text:span text:style-name="Default_20_Paragraph_20_Font"><text:span text:style-name="T2">ngua aspera stat adstntque anim</text:span></text:span>i</text:p>
      <text:p text:style-name="P44"><text:span text:style-name="Default_20_Paragraph_20_Font"><text:span text:style-name="T2">deliqu</text:span></text:span>i<text:span text:style-name="Default_20_Paragraph_20_Font"><text:span text:style-name="T2">a, huic r</text:span></text:span>e<text:span text:style-name="Default_20_Paragraph_20_Font"><text:span text:style-name="T2">m</text:span></text:span>i/<text:span text:style-name="Default_20_Paragraph_20_Font"><text:span text:style-name="T2">sto febri</text:span></text:span>s <text:span text:style-name="Default_20_Paragraph_20_Font"><text:span text:style-name="T2">contingere . consuev</text:span></text:span>i<text:span text:style-name="Default_20_Paragraph_20_Font"><text:span text:style-name="T2">t. </text:span></text:span>i<text:span text:style-name="Default_20_Paragraph_20_Font"><text:span text:style-name="T2">re-<text:line-break/>ru</text:span></text:span>mt<text:span text:style-name="Default_20_Paragraph_20_Font"><text:span text:style-name="T2">amen eum sum</text:span></text:span>m<text:span text:style-name="Default_20_Paragraph_20_Font"><text:span text:style-name="T2">a</text:span></text:span><text:span text:style-name="Default_20_Paragraph_20_Font"><text:span text:style-name="T1"> i</text:span></text:span><text:span text:style-name="Default_20_Paragraph_20_Font"><text:span text:style-name="T2">nedia curare</text:span></text:span> o<text:span text:style-name="Default_20_Paragraph_20_Font"><text:span text:style-name="T2">porte</text:span></text:span>t <text:span text:style-name="Default_20_Paragraph_20_Font"><text:span text:style-name="T2">e</text:span></text:span>t <text:span text:style-name="Default_20_Paragraph_20_Font"><text:span text:style-name="T2">aquae<text:line-break/>ac mulsae p</text:span></text:span>ot<text:span text:style-name="Default_20_Paragraph_20_Font"><text:span text:style-name="T2">ione pt</text:span></text:span>i<text:span text:style-name="Default_20_Paragraph_20_Font"><text:span text:style-name="T2">sunaeque crem</text:span></text:span>o<text:span text:style-name="Default_20_Paragraph_20_Font"><text:span text:style-name="T2">re. </text:span></text:span>N<text:span text:style-name="Default_20_Paragraph_20_Font"><text:span text:style-name="T2">eque fabris<text:line-break/>re</text:span></text:span>m<text:span text:style-name="Default_20_Paragraph_20_Font"><text:span text:style-name="T2">i/st</text:span></text:span>o<text:span text:style-name="Default_20_Paragraph_20_Font"><text:span text:style-name="T2">n</text:span></text:span>i <text:span text:style-name="Default_20_Paragraph_20_Font"><text:span text:style-name="T2">fidendum est, quod huju</text:span></text:span>s<text:span text:style-name="Default_20_Paragraph_20_Font"><text:span text:style-name="T2">m</text:span></text:span>o<text:span text:style-name="Default_20_Paragraph_20_Font"><text:span text:style-name="T2">di signa haben</text:span></text:span>t<text:span text:style-name="Default_20_Paragraph_20_Font"><text:span text:style-name="T2">e</text:span></text:span>s<text:line-break/>i<text:span text:style-name="Default_20_Paragraph_20_Font"><text:span text:style-name="T2">n</text:span></text:span> m<text:span text:style-name="Default_20_Paragraph_20_Font"><text:span text:style-name="T2">ort</text:span></text:span>is <text:span text:style-name="Default_20_Paragraph_20_Font"><text:span text:style-name="T2">per</text:span></text:span>i<text:span text:style-name="Default_20_Paragraph_20_Font"><text:span text:style-name="T2">cul</text:span></text:span>is <text:span text:style-name="Default_20_Paragraph_20_Font"><text:span text:style-name="T2">versentur. </text:span></text:span>o<text:span text:style-name="Default_20_Paragraph_20_Font"><text:span text:style-name="T2">uu</text:span></text:span><text:span text:style-name="Default_20_Paragraph_20_Font"><text:span text:style-name="T1">m </text:span></text:span><text:span text:style-name="Default_20_Paragraph_20_Font"><text:span text:style-name="T2">autem haec c</text:span></text:span>o<text:span text:style-name="Default_20_Paragraph_20_Font"><text:span text:style-name="T2">gno-<text:line-break/>ve</text:span></text:span>ris o<text:span text:style-name="Default_20_Paragraph_20_Font"><text:span text:style-name="T2">p</text:span></text:span>t<text:span text:style-name="Default_20_Paragraph_20_Font"><text:span text:style-name="T2">itneque contemplatus suer</text:span></text:span>i<text:span text:style-name="Default_20_Paragraph_20_Font"><text:span text:style-name="T2">s</text:span></text:span> , itu <text:span text:style-name="Default_20_Paragraph_20_Font"><text:span text:style-name="T2">sare, si</text:span></text:span> l<text:span text:style-name="Default_20_Paragraph_20_Font"><text:span text:style-name="T2">ubeat<text:line-break/>t</text:span></text:span>i<text:span text:style-name="Default_20_Paragraph_20_Font"><text:span text:style-name="T2">bi, praedicendu</text:span></text:span>m.<text:tab/>.</text:p>
      <text:p text:style-name="P2">Nonnulli febrem hibernam simpliciter intelligunt<text:line-break/>eam quae hieme fit, alii eam quae hiemi peculiaris sit..<text:line-break/>Ea autem ex pituita est, veluti aestiva ex ipsis bile. Si<text:line-break/>ergo, inquit, in hujusmodi febre lingua aspera fuerit,<text:line-break/>atque animi defectus, eam periculosam esse est fatendum,<text:line-break/>ob idque febrium remissioni fidendum non est, si cum<text:line-break/>pravis fiant tum symptomatis tum signis, veluti nunc<text:line-break/>eum animi de<text:span text:style-name="Default_20_Paragraph_20_Font"><text:span text:style-name="T2">t</text:span></text:span>ecto et linguae asperitate. Non negligen-<text:line-break/>ter itaque ait regendos aegros, aquamque et mul<text:span text:style-name="Default_20_Paragraph_20_Font"><text:span text:style-name="T2">t</text:span></text:span>am et</text:p>
      <text:p text:style-name="P3">ptisanae cremorem exhibendum. Sed sane haec pugnare<text:line-break/>videntur adversus id quod summa inedia eos macerandos<text:line-break/>esse dixerit. Nam fumum inedia maxime quidem ahsti-<text:line-break/>ueutiam integram significat, aut si non, saltem eam quae.<text:line-break/>in potibus solis fit, rictus rationem. Sic sane et mulsam<text:line-break/>et ptifanae cremorem dare .permisit. Videtur ergo mihi<text:line-break/>eos ob id fame integra macerandos dicere, quod qui re-<text:line-break/>missiones hujusmodi quletissimas habent, longo ita tempore<text:line-break/>in bis morentur protrahantque, ut falsi circumventique<text:line-break/>nonnulli validiorem ministraverint alimoniam et potissi-<text:line-break/>mum ob animi defectionem. Quo fit ut ad hunc victum,<text:line-break/>qui per mulsam atque ptifanae memorem multis fit die-<text:line-break/>bus, is recte dictus sit limoctonia, <text:span text:style-name="Default_20_Paragraph_20_Font"><text:span text:style-name="T2">qu</text:span></text:span>o<text:span text:style-name="Default_20_Paragraph_20_Font"><text:span text:style-name="T2">d</text:span></text:span> i<text:span text:style-name="Default_20_Paragraph_20_Font"><text:span text:style-name="T2">n</text:span></text:span>t<text:span text:style-name="Default_20_Paragraph_20_Font"><text:span text:style-name="T2">egra</text:span></text:span> i<text:span text:style-name="Default_20_Paragraph_20_Font"><text:span text:style-name="T2">ned</text:span></text:span>i<text:span text:style-name="Default_20_Paragraph_20_Font"><text:span text:style-name="T2">a est.</text:span></text:span></text:p>
      <text:h text:style-name="Heading_20_2" text:outline-level="2"><text:span text:style-name="Default_20_Paragraph_20_Font">LU</text:span></text:h>
      <text:p text:style-name="P4"><text:span text:style-name="Default_20_Paragraph_20_Font"><text:span text:style-name="T2">Quum aute</text:span></text:span>m i<text:span text:style-name="Default_20_Paragraph_20_Font"><text:span text:style-name="T2">n scbr</text:span></text:span>i<text:span text:style-name="Default_20_Paragraph_20_Font"><text:span text:style-name="T2">bu</text:span></text:span>s <text:span text:style-name="Default_20_Paragraph_20_Font"><text:span text:style-name="T2">quinto die quid terrisicu</text:span></text:span>m <text:span text:style-name="Default_20_Paragraph_20_Font"><text:span text:style-name="T2">con-<text:line-break/></text:span></text:span>li<text:span text:style-name="Default_20_Paragraph_20_Font"><text:span text:style-name="T2">geris , aut alvu</text:span></text:span>s <text:span text:style-name="Default_20_Paragraph_20_Font"><text:span text:style-name="T2">repente l</text:span></text:span>i<text:span text:style-name="Default_20_Paragraph_20_Font"><text:span text:style-name="T2">qu</text:span></text:span>i<text:span text:style-name="Default_20_Paragraph_20_Font"><text:span text:style-name="T2">da defecer</text:span></text:span>i<text:span text:style-name="Default_20_Paragraph_20_Font"><text:span text:style-name="T2">t - et an</text:span></text:span>imi:<text:line-break/><text:span text:style-name="Default_20_Paragraph_20_Font"><text:span text:style-name="T2">defectu</text:span></text:span>s i<text:span text:style-name="Default_20_Paragraph_20_Font"><text:span text:style-name="T2">nc</text:span></text:span>i<text:span text:style-name="Default_20_Paragraph_20_Font"><text:span text:style-name="T2">der</text:span></text:span>i<text:span text:style-name="Default_20_Paragraph_20_Font"><text:span text:style-name="T2">t, aut</text:span></text:span> noris <text:span text:style-name="Default_20_Paragraph_20_Font"><text:span text:style-name="T2">suppressio prehender</text:span></text:span>i<text:span text:style-name="Default_20_Paragraph_20_Font"><text:span text:style-name="T2">t, aur<text:line-break/>convulsi</text:span></text:span>o <text:span text:style-name="Default_20_Paragraph_20_Font"><text:span text:style-name="T2">vel singultu</text:span></text:span>s <text:span text:style-name="Default_20_Paragraph_20_Font"><text:span text:style-name="T2">contiger</text:span></text:span>i<text:span text:style-name="Default_20_Paragraph_20_Font"><text:span text:style-name="T2">t, ex h</text:span></text:span>is /<text:span text:style-name="Default_20_Paragraph_20_Font"><text:span text:style-name="T2">a</text:span></text:span>r<text:span text:style-name="Default_20_Paragraph_20_Font"><text:span text:style-name="T2">tar</text:span></text:span>i <text:span text:style-name="Default_20_Paragraph_20_Font"><text:span text:style-name="T2">aeger</text:span></text:span></text:p>
      <text:p text:style-name="P1"><text:span text:style-name="Default_20_Paragraph_20_Font"><text:span text:style-name="T2">c</text:span></text:span>o<text:span text:style-name="Default_20_Paragraph_20_Font"><text:span text:style-name="T2">nsuevit-et sudore</text:span></text:span>s <text:span text:style-name="Default_20_Paragraph_20_Font"><text:span text:style-name="T2">sub naso et c</text:span></text:span>i<text:span text:style-name="Default_20_Paragraph_20_Font"><text:span text:style-name="T2">rca spontem ac cer-<text:line-break/>v</text:span></text:span>i<text:span text:style-name="Default_20_Paragraph_20_Font"><text:span text:style-name="T2">cem poster</text:span></text:span>i<text:span text:style-name="Default_20_Paragraph_20_Font"><text:span text:style-name="T2">ore cap</text:span></text:span>i<text:span text:style-name="Default_20_Paragraph_20_Font"><text:span text:style-name="T2">ti</text:span></text:span>s <text:span text:style-name="Default_20_Paragraph_20_Font"><text:span text:style-name="T2">pa</text:span></text:span>n<text:span text:style-name="Default_20_Paragraph_20_Font"><text:span text:style-name="T2">e subor</text:span></text:span>iri. <text:span text:style-name="Default_20_Paragraph_20_Font"><text:span text:style-name="T2">A</text:span></text:span>t <text:span text:style-name="Default_20_Paragraph_20_Font"><text:span text:style-name="T2">qui h</text:span></text:span>is <text:span text:style-name="Default_20_Paragraph_20_Font"><text:span text:style-name="T2">afale<text:line-break/></text:span></text:span>sci<text:span text:style-name="Default_20_Paragraph_20_Font"><text:span text:style-name="T2">untur, susp</text:span></text:span>iri<text:span text:style-name="Default_20_Paragraph_20_Font"><text:span text:style-name="T2">ose non mut</text:span></text:span>t<text:span text:style-name="Default_20_Paragraph_20_Font"><text:span text:style-name="T2">o post intereunt.</text:span></text:span></text:p>
      <text:p text:style-name="P2">Ex iis quae per observationem empirice a medicis<text:line-break/>scripta <text:span text:style-name="Default_20_Paragraph_20_Font"><text:span text:style-name="T2">t</text:span></text:span>uus, quaedam talia existunt, ut ex femel aut bis<text:line-break/>conspectis modi universalis annotationem habeant, tan-<text:line-break/>quam saepenumero in eisdem et similiter considerari pof-<text:line-break/>sint. Tale autem quippiam et id est, quod nunc dicitur.<text:line-break/>Nam contemplatus haec dixit aegrum quinto quodam die<text:line-break/>liquida quaedam dejecisse atque animi defectu prehensum<text:line-break/>voceque captum, alium vero convulsum et pestea vel<text:line-break/>ambos vel alterum fastidio jactatum partesque tum faciei<text:line-break/>tum colli sudasse, deinde obiisse, scripsit, quod signorum<text:line-break/>Empiricorum concursum existimaret. Sed face haec post.<text:line-break/>sunt et sto m achicam praecedere syncopen, fierique valent et<text:line-break/>propter copiam, oppressa facultate, vel alio debilitata<text:line-break/>modo. Unumquodque siquidem eorum quae dicta sunt</text:p>
      <text:p text:style-name="P3">per, se malum est, nedum si omnia-eonvenerint. Nam ex<text:line-break/>repentinis dejectionibus deficere animum periculosum est,<text:line-break/>ut et mutum fieri et fastidiis -jactatum esse, partibus vero<text:line-break/>tum faciei tum capitis duntaxat sudare non bonum.<text:line-break/>Quo igitur modo haec tum multa tum prava <text:span text:style-name="Default_20_Paragraph_20_Font"><text:span text:style-name="T2">s</text:span></text:span>ymptomata<text:line-break/>existunt, -sic et ..alia quae in proguostico scripta funt.<text:line-break/>Potestque aliquis haec inter se connectens, videri novum<text:line-break/>quid docere. Quod si et dictionem obscuram veluti<text:line-break/>aenigma sermoni miscuerit, jam plebejis et ex ea fapien-<text:line-break/>tior esse ridebitur. Admirantur siquidem, quae non in-<text:line-break/>telliguut. Viro autem qui supervenientia symptomata a<text:line-break/>pathognomonicorum concursu distinguere novit, <text:span text:style-name="Default_20_Paragraph_20_Font"><text:span text:style-name="T2">t</text:span></text:span>enuo is<text:line-break/>varius quidem deprehendetur, fed inutilis, nam pathogno-<text:line-break/>monica syndrome morbi speciem demonstrat, supervenientia<text:line-break/>vero symptomata, mansuetudinem ipsius et malignitatem.<text:line-break/>Eumque qui singulorum horum symptomatum vires didi-<text:line-break/>cit, quae apparent, tum aestimare tum inter se compa-</text:p>
      <text:p text:style-name="P3">rare ^oportet. Atque sime si mala tum validiora tum<text:line-break/>plura rideantur quam bona, hominem in periculo variari<text:line-break/>fciendum. Verum sithona malis et fortiora et plura fue-<text:line-break/>rint, de aegro bene sperandum. Id autem te facere .jubet<text:line-break/>et ipfe Hippocrates. Nam in prognostico singulorum tum<text:line-break/>symptomatum tum signorum- vires particulatim docuit,<text:line-break/>atque circa libri finem ita ait : <text:span text:style-name="Default_20_Paragraph_20_Font"><text:span text:style-name="T2">op</text:span></text:span>o<text:span text:style-name="Default_20_Paragraph_20_Font"><text:span text:style-name="T2">rte</text:span></text:span>t <text:span text:style-name="Default_20_Paragraph_20_Font"><text:span text:style-name="T2">autem eum qui<text:line-break/>recte sit tum c</text:span></text:span>o<text:span text:style-name="Default_20_Paragraph_20_Font"><text:span text:style-name="T2">nvalitur</text:span></text:span>os t<text:span text:style-name="Default_20_Paragraph_20_Font"><text:span text:style-name="T2">um</text:span></text:span> mo<text:span text:style-name="Default_20_Paragraph_20_Font"><text:span text:style-name="T2">r</text:span></text:span>i<text:span text:style-name="Default_20_Paragraph_20_Font"><text:span text:style-name="T2">turo</text:span></text:span>s <text:span text:style-name="Default_20_Paragraph_20_Font"><text:span text:style-name="T2">praed</text:span></text:span>id<text:span text:style-name="Default_20_Paragraph_20_Font"><text:span text:style-name="T2">uru</text:span></text:span>s,<text:line-break/><text:span text:style-name="Default_20_Paragraph_20_Font"><text:span text:style-name="T2">praeterea et</text:span></text:span> i<text:span text:style-name="Default_20_Paragraph_20_Font"><text:span text:style-name="T2">n qu</text:span></text:span>i<text:span text:style-name="Default_20_Paragraph_20_Font"><text:span text:style-name="T2">bu</text:span></text:span>s <text:span text:style-name="Default_20_Paragraph_20_Font"><text:span text:style-name="T2">m</text:span></text:span>o<text:span text:style-name="Default_20_Paragraph_20_Font"><text:span text:style-name="T2">rbu</text:span></text:span>s <text:span text:style-name="Default_20_Paragraph_20_Font"><text:span text:style-name="T2">p</text:span></text:span>l<text:span text:style-name="Default_20_Paragraph_20_Font"><text:span text:style-name="T2">ur</text:span></text:span>i<text:span text:style-name="Default_20_Paragraph_20_Font"><text:span text:style-name="T2">bu</text:span></text:span>s <text:span text:style-name="Default_20_Paragraph_20_Font"><text:span text:style-name="T2">diebu</text:span></text:span>s <text:span text:style-name="Default_20_Paragraph_20_Font"><text:span text:style-name="T2">et in quibu</text:span></text:span>s<text:line-break/><text:span text:style-name="Default_20_Paragraph_20_Font"><text:span text:style-name="T2">paucior</text:span></text:span>i<text:span text:style-name="Default_20_Paragraph_20_Font"><text:span text:style-name="T2">bu</text:span></text:span>s <text:span text:style-name="Default_20_Paragraph_20_Font"><text:span text:style-name="T2">permansuru</text:span></text:span>s <text:span text:style-name="Default_20_Paragraph_20_Font"><text:span text:style-name="T2">sit, signa omn</text:span></text:span>i<text:span text:style-name="Default_20_Paragraph_20_Font"><text:span text:style-name="T2">a perdiscere,<text:line-break/>a</text:span></text:span>t<text:span text:style-name="Default_20_Paragraph_20_Font"><text:span text:style-name="T2">que aest</text:span></text:span>im<text:span text:style-name="Default_20_Paragraph_20_Font"><text:span text:style-name="T2">at</text:span></text:span>is <text:span text:style-name="Default_20_Paragraph_20_Font"><text:span text:style-name="T2">eorum in</text:span></text:span>t<text:span text:style-name="Default_20_Paragraph_20_Font"><text:span text:style-name="T2">er su v</text:span></text:span>i<text:span text:style-name="Default_20_Paragraph_20_Font"><text:span text:style-name="T2">r</text:span></text:span>i<text:span text:style-name="Default_20_Paragraph_20_Font"><text:span text:style-name="T2">bu</text:span></text:span>s, <text:span text:style-name="Default_20_Paragraph_20_Font"><text:span text:style-name="T2">ut scr</text:span></text:span>i<text:span text:style-name="Default_20_Paragraph_20_Font"><text:span text:style-name="T2">p</text:span></text:span>t<text:span text:style-name="Default_20_Paragraph_20_Font"><text:span text:style-name="T2">u</text:span></text:span>m <text:span text:style-name="Default_20_Paragraph_20_Font"><text:span text:style-name="T2">est,<text:line-break/>ferre sen</text:span></text:span>t<text:span text:style-name="Default_20_Paragraph_20_Font"><text:span text:style-name="T2">en</text:span></text:span>ti<text:span text:style-name="Default_20_Paragraph_20_Font"><text:span text:style-name="T2">a</text:span></text:span>m. Signorum autem vires aestimari prae-,<text:line-break/>cipit, atque ex ipsis praenoscere quidnam futurum sit.<text:line-break/>Ubi ergo bona malis permixta fuerint, viribus quodam<text:line-break/>modo paria, .exercitato est opus viro, qui in operibus ea<text:line-break/>saepenumero fuerit contemplatus. Ubi vero omnia vel<text:line-break/>mala, ut nunc, fuerint, vel bona, cuivis patet quod fotu- .<text:line-break/>rum sit. Quum enim deiciente alvo deficere animum,</text:p>
      <text:p text:style-name="P3">signum per fe malum sit, pari modo et malum vocis pri-<text:line-break/>vatio; si praeterea aeger convulsione aut singultu aut<text:line-break/>jactatione vexetur, manifestius iudicabit periculum. Si<text:line-break/>praeter haec et aliud quoddam malum supervenerit signum,<text:line-break/>ut circa faciem cervicemque fusiores, atque adhuc magis,<text:line-break/>quae nunc a scriptore hujus libri dicuntur, <text:span text:style-name="Default_20_Paragraph_20_Font"><text:span text:style-name="T2">n</text:span></text:span>ullo quod<text:line-break/>bonum sit, malis permixto signo, quod talis de necessitate<text:line-break/>ex signorum malorum acervatione morietur, notum. eva-<text:line-break/>dit. . Adjectum autem in sine hujus dictionis <text:span text:style-name="Default_20_Paragraph_20_Font"><text:span text:style-name="T6">π</text:span></text:span><text:span text:style-name="Default_20_Paragraph_20_Font"><text:span text:style-name="T7">ν</text:span></text:span><text:span text:style-name="Default_20_Paragraph_20_Font"><text:span text:style-name="T6">ε</text:span></text:span><text:span text:style-name="Default_20_Paragraph_20_Font"><text:span text:style-name="T7">ν</text:span></text:span><text:span text:style-name="Default_20_Paragraph_20_Font"><text:span text:style-name="T6">ματω</text:span></text:span><text:span text:style-name="Default_20_Paragraph_20_Font"><text:span text:style-name="T5">-<text:line-break/></text:span></text:span><text:span text:style-name="Default_20_Paragraph_20_Font"><text:span text:style-name="T6">θἡσεται</text:span></text:span><text:span text:style-name="Default_20_Paragraph_20_Font"><text:span text:style-name="T5"> </text:span></text:span>tanquam aenigma, ceu quippiam eorum quae de<text:line-break/>necessitate fore conceduntur , quicquid significet , sive <text:span text:style-name="Default_20_Paragraph_20_Font"><text:span text:style-name="T2">t</text:span></text:span>pi-<text:line-break/>r ituum copiam quibus venter inflari possit, sive magnam<text:line-break/>et frequentem respirationem, quam sane iis quas comita-<text:line-break/>tur affectionibus haudquaquam bonam esse didicimus, vel-<text:line-break/>uti et eam quae ventris esu Quapropter investiganda<text:line-break/>alia signa non funt, sus de necessitate antecedentibus.</text:p>
      <text:p text:style-name="P3">Neque enim amplius ex his, veluti ex nonnullis quae<text:line-break/>casu eveniunt, futurorum firma quaedam fit praenotio.</text:p>
      <text:h text:style-name="Heading_20_2" text:outline-level="2">LUI.</text:h>
      <text:p text:style-name="P4"><text:span text:style-name="Default_20_Paragraph_20_Font"><text:span text:style-name="T2">Qu</text:span></text:span>i<text:span text:style-name="Default_20_Paragraph_20_Font"><text:span text:style-name="T2">bus aute</text:span></text:span>m <text:span text:style-name="Default_20_Paragraph_20_Font"><text:span text:style-name="T2">pe</text:span></text:span>r- <text:span text:style-name="Default_20_Paragraph_20_Font"><text:span text:style-name="T2">sub re</text:span></text:span>s. <text:span text:style-name="Default_20_Paragraph_20_Font"><text:span text:style-name="T2">crura scaten</text:span></text:span>t <text:span text:style-name="Default_20_Paragraph_20_Font"><text:span text:style-name="T2">tuberculi</text:span></text:span>s, .<text:span text:style-name="Default_20_Paragraph_20_Font"><text:span text:style-name="T2">quae<text:line-break/>d</text:span></text:span>i<text:span text:style-name="Default_20_Paragraph_20_Font"><text:span text:style-name="T2">u</text:span></text:span> i<text:span text:style-name="Default_20_Paragraph_20_Font"><text:span text:style-name="T2">m</text:span></text:span>mo<text:span text:style-name="Default_20_Paragraph_20_Font"><text:span text:style-name="T2">ran</text:span></text:span>t<text:span text:style-name="Default_20_Paragraph_20_Font"><text:span text:style-name="T2">i , febr</text:span></text:span>i<text:span text:style-name="Default_20_Paragraph_20_Font"><text:span text:style-name="T2">bu</text:span></text:span>s <text:span text:style-name="Default_20_Paragraph_20_Font"><text:span text:style-name="T2">e</text:span></text:span>ti<text:span text:style-name="Default_20_Paragraph_20_Font"><text:span text:style-name="T2">a</text:span></text:span>m<text:span text:style-name="Default_20_Paragraph_20_Font"><text:span text:style-name="T2">nu</text:span></text:span>m. <text:span text:style-name="Default_20_Paragraph_20_Font"><text:span text:style-name="T2">perseverant</text:span></text:span>i<text:span text:style-name="Default_20_Paragraph_20_Font"><text:span text:style-name="T2">bus<text:line-break/>non</text:span></text:span> m<text:span text:style-name="Default_20_Paragraph_20_Font"><text:span text:style-name="T2">a</text:span></text:span>t<text:span text:style-name="Default_20_Paragraph_20_Font"><text:span text:style-name="T2">urantur faucibu</text:span></text:span>s<text:span text:style-name="Default_20_Paragraph_20_Font"><text:span text:style-name="T2">que</text:span></text:span> i<text:span text:style-name="Default_20_Paragraph_20_Font"><text:span text:style-name="T2">rru</text:span></text:span>i<text:span text:style-name="Default_20_Paragraph_20_Font"><text:span text:style-name="T2">t sussiocat</text:span></text:span>i<text:span text:style-name="Default_20_Paragraph_20_Font"><text:span text:style-name="T2">o, </text:span></text:span>m<text:span text:style-name="Default_20_Paragraph_20_Font"><text:span text:style-name="T2">acen</text:span></text:span>t<text:span text:style-name="Default_20_Paragraph_20_Font"><text:span text:style-name="T2">i-<text:line-break/>hu</text:span></text:span>s .<text:span text:style-name="Default_20_Paragraph_20_Font"><text:span text:style-name="T2">c</text:span></text:span>i<text:span text:style-name="Default_20_Paragraph_20_Font"><text:span text:style-name="T2">rca fauce</text:span></text:span>s <text:span text:style-name="Default_20_Paragraph_20_Font"><text:span text:style-name="T2">part</text:span></text:span>i<text:span text:style-name="Default_20_Paragraph_20_Font"><text:span text:style-name="T2">bu</text:span></text:span>s, <text:span text:style-name="Default_20_Paragraph_20_Font"><text:span text:style-name="T2">neque tub</text:span></text:span>e<text:span text:style-name="Default_20_Paragraph_20_Font"><text:span text:style-name="T2">rcula</text:span></text:span> m<text:span text:style-name="Default_20_Paragraph_20_Font"><text:span text:style-name="T2">a</text:span></text:span>t<text:span text:style-name="Default_20_Paragraph_20_Font"><text:span text:style-name="T2">uruer</text:span></text:span>i<text:span text:style-name="Default_20_Paragraph_20_Font"><text:span text:style-name="T2">n</text:span></text:span>t,<text:line-break/><text:span text:style-name="Default_20_Paragraph_20_Font"><text:span text:style-name="T2">sied ext</text:span></text:span>i<text:span text:style-name="Default_20_Paragraph_20_Font"><text:span text:style-name="T2">ncta suerint , i</text:span></text:span>is <text:span text:style-name="Default_20_Paragraph_20_Font"><text:span text:style-name="T2">fanguis e nar</text:span></text:span>i<text:span text:style-name="Default_20_Paragraph_20_Font"><text:span text:style-name="T2">bu</text:span></text:span>s <text:span text:style-name="Default_20_Paragraph_20_Font"><text:span text:style-name="T2">sinere c</text:span></text:span>o<text:span text:style-name="Default_20_Paragraph_20_Font"><text:span text:style-name="T2">n-.<text:line-break/>suev</text:span></text:span>i<text:span text:style-name="Default_20_Paragraph_20_Font"><text:span text:style-name="T2">t, qui si c</text:span></text:span>o<text:span text:style-name="Default_20_Paragraph_20_Font"><text:span text:style-name="T2">p</text:span></text:span>i<text:span text:style-name="Default_20_Paragraph_20_Font"><text:span text:style-name="T2">osu</text:span></text:span>s <text:span text:style-name="Default_20_Paragraph_20_Font"><text:span text:style-name="T2">suxer</text:span></text:span>i<text:span text:style-name="Default_20_Paragraph_20_Font"><text:span text:style-name="T2">t, morbi splut</text:span></text:span>io<text:span text:style-name="Default_20_Paragraph_20_Font"><text:span text:style-name="T2">ncmpor-<text:line-break/>tend</text:span></text:span>i<text:span text:style-name="Default_20_Paragraph_20_Font"><text:span text:style-name="T2">t, sin</text:span></text:span> mi<text:span text:style-name="Default_20_Paragraph_20_Font"><text:span text:style-name="T2">nu</text:span></text:span>s, l<text:span text:style-name="Default_20_Paragraph_20_Font"><text:span text:style-name="T2">ong</text:span></text:span>it<text:span text:style-name="Default_20_Paragraph_20_Font"><text:span text:style-name="T2">ud</text:span></text:span>i<text:span text:style-name="Default_20_Paragraph_20_Font"><text:span text:style-name="T2">ne</text:span></text:span>m. <text:span text:style-name="Default_20_Paragraph_20_Font"><text:span text:style-name="T2">Quo vero parciu</text:span></text:span>s <text:span text:style-name="Default_20_Paragraph_20_Font"><text:span text:style-name="T2">sta-<text:line-break/></text:span></text:span>T<text:span text:style-name="Default_20_Paragraph_20_Font"><text:span text:style-name="T2">erit; eo detersu</text:span></text:span>s <text:span text:style-name="Default_20_Paragraph_20_Font"><text:span text:style-name="T2">c</text:span></text:span>a l<text:span text:style-name="Default_20_Paragraph_20_Font"><text:span text:style-name="T2">ongitudo. Quod si et cae</text:span></text:span>t<text:span text:style-name="Default_20_Paragraph_20_Font"><text:span text:style-name="T2">era fa-<text:line-break/>c</text:span></text:span>i<text:span text:style-name="Default_20_Paragraph_20_Font"><text:span text:style-name="T2">ll</text:span></text:span>i<text:span text:style-name="Default_20_Paragraph_20_Font"><text:span text:style-name="T2">ma suerint, huic dolore</text:span></text:span>s <text:span text:style-name="Default_20_Paragraph_20_Font"><text:span text:style-name="T2">ad pede</text:span></text:span>s <text:span text:style-name="Default_20_Paragraph_20_Font"><text:span text:style-name="T2">expectand</text:span></text:span>i <text:span text:style-name="Default_20_Paragraph_20_Font"><text:span text:style-name="T2">sunt,<text:line-break/>qu</text:span></text:span>i <text:span text:style-name="Default_20_Paragraph_20_Font"><text:span text:style-name="T2">si pedem attigerin</text:span></text:span>t <text:span text:style-name="Default_20_Paragraph_20_Font"><text:span text:style-name="T2">i</text:span></text:span>s<text:span text:style-name="Default_20_Paragraph_20_Font"><text:span text:style-name="T2">que do</text:span></text:span>l<text:span text:style-name="Default_20_Paragraph_20_Font"><text:span text:style-name="T2">ere persevere</text:span></text:span>t, i<text:span text:style-name="Default_20_Paragraph_20_Font"><text:span text:style-name="T2">nstam-<text:line-break/>metur et non levetur, dolore</text:span></text:span>s <text:span text:style-name="Default_20_Paragraph_20_Font"><text:span text:style-name="T2">paulat</text:span></text:span>im <text:span text:style-name="Default_20_Paragraph_20_Font"><text:span text:style-name="T2">ad cerv</text:span></text:span>i<text:span text:style-name="Default_20_Paragraph_20_Font"><text:span text:style-name="T2">ce</text:span></text:span>m<text:line-break/><text:span text:style-name="Default_20_Paragraph_20_Font"><text:span text:style-name="T2">pe</text:span></text:span>iu<text:span text:style-name="Default_20_Paragraph_20_Font"><text:span text:style-name="T2">en</text:span></text:span>i<text:span text:style-name="Default_20_Paragraph_20_Font"><text:span text:style-name="T2">ent et ad clav</text:span></text:span>i<text:span text:style-name="Default_20_Paragraph_20_Font"><text:span text:style-name="T2">cu</text:span></text:span>l<text:span text:style-name="Default_20_Paragraph_20_Font"><text:span text:style-name="T2">a</text:span></text:span>m, <text:span text:style-name="Default_20_Paragraph_20_Font"><text:span text:style-name="T2">ad humerum, ad pectu</text:span></text:span>s <text:span text:style-name="Default_20_Paragraph_20_Font"><text:span text:style-name="T2">et<text:line-break/>ad art</text:span></text:span>i<text:span text:style-name="Default_20_Paragraph_20_Font"><text:span text:style-name="T2">culum, huncque tuberculosum sier</text:span></text:span>i <text:span text:style-name="Default_20_Paragraph_20_Font"><text:span text:style-name="T2">op</text:span></text:span>o<text:span text:style-name="Default_20_Paragraph_20_Font"><text:span text:style-name="T2">r</text:span></text:span>t<text:span text:style-name="Default_20_Paragraph_20_Font"><text:span text:style-name="T2">eb</text:span></text:span>it. <text:span text:style-name="Default_20_Paragraph_20_Font"><text:span text:style-name="T2">H</text:span></text:span>i<text:span text:style-name="Default_20_Paragraph_20_Font"><text:span text:style-name="T2">s<text:line-break/>vero ext</text:span></text:span>i<text:span text:style-name="Default_20_Paragraph_20_Font"><text:span text:style-name="T2">nc</text:span></text:span>ti<text:span text:style-name="Default_20_Paragraph_20_Font"><text:span text:style-name="T2">s, si manus contrahantur, vel tremulae stan</text:span></text:span>t,</text:p>
      <text:p text:style-name="P1"><text:span text:style-name="Default_20_Paragraph_20_Font"><text:span text:style-name="T2">eum convulsio prehend</text:span></text:span>i<text:span text:style-name="Default_20_Paragraph_20_Font"><text:span text:style-name="T2">t ac del</text:span></text:span>i<text:span text:style-name="Default_20_Paragraph_20_Font"><text:span text:style-name="T2">r</text:span></text:span>i<text:span text:style-name="Default_20_Paragraph_20_Font"><text:span text:style-name="T2">um, qu</text:span></text:span>i<text:span text:style-name="Default_20_Paragraph_20_Font"><text:span text:style-name="T2">n et</text:span></text:span>i<text:span text:style-name="Default_20_Paragraph_20_Font"><text:span text:style-name="T2">am</text:span></text:span> i<text:span text:style-name="Default_20_Paragraph_20_Font"><text:span text:style-name="T2">n<text:line-break/>superc</text:span></text:span>i<text:span text:style-name="Default_20_Paragraph_20_Font"><text:span text:style-name="T2">l</text:span></text:span>iis <text:span text:style-name="Default_20_Paragraph_20_Font"><text:span text:style-name="T2">pustula</text:span></text:span>s <text:span text:style-name="Default_20_Paragraph_20_Font"><text:span text:style-name="T2">fervente</text:span></text:span>s <text:span text:style-name="Default_20_Paragraph_20_Font"><text:span text:style-name="T2">e</text:span></text:span>t <text:span text:style-name="Default_20_Paragraph_20_Font"><text:span text:style-name="T2">rubore</text:span></text:span>s <text:span text:style-name="Default_20_Paragraph_20_Font"><text:span text:style-name="T2">habe</text:span></text:span>t <text:span text:style-name="Default_20_Paragraph_20_Font"><text:span text:style-name="T2">e</text:span></text:span>t <text:span text:style-name="Default_20_Paragraph_20_Font"><text:span text:style-name="T2">palpe-<text:line-break/>bra al</text:span></text:span>t<text:span text:style-name="Default_20_Paragraph_20_Font"><text:span text:style-name="T2">era ad al</text:span></text:span>t<text:span text:style-name="Default_20_Paragraph_20_Font"><text:span text:style-name="T2">era</text:span></text:span>m i <text:span text:style-name="Default_20_Paragraph_20_Font"><text:span text:style-name="T2">progerm</text:span></text:span>i<text:span text:style-name="Default_20_Paragraph_20_Font"><text:span text:style-name="T2">nat, dura decumbit<text:line-break/>phlegmone, </text:span></text:span>t<text:span text:style-name="Default_20_Paragraph_20_Font"><text:span text:style-name="T2">u</text:span></text:span>m<text:span text:style-name="Default_20_Paragraph_20_Font"><text:span text:style-name="T2">et vehe</text:span></text:span>m<text:span text:style-name="Default_20_Paragraph_20_Font"><text:span text:style-name="T2">en</text:span></text:span>t<text:span text:style-name="Default_20_Paragraph_20_Font"><text:span text:style-name="T2">er ocult</text:span></text:span>is <text:span text:style-name="Default_20_Paragraph_20_Font"><text:span text:style-name="T2">e</text:span></text:span>t <text:span text:style-name="Default_20_Paragraph_20_Font"><text:span text:style-name="T2">del</text:span></text:span>i<text:span text:style-name="Default_20_Paragraph_20_Font"><text:span text:style-name="T2">r</text:span></text:span>i<text:span text:style-name="Default_20_Paragraph_20_Font"><text:span text:style-name="T2">u</text:span></text:span>m <text:span text:style-name="Default_20_Paragraph_20_Font"><text:span text:style-name="T2">valde<text:line-break/>.incresc</text:span></text:span>i<text:span text:style-name="Default_20_Paragraph_20_Font"><text:span text:style-name="T2">t. A</text:span></text:span>t <text:span text:style-name="Default_20_Paragraph_20_Font"><text:span text:style-name="T2">nocte</text:span></text:span>s <text:span text:style-name="Default_20_Paragraph_20_Font"><text:span text:style-name="T2">mag</text:span></text:span>is. <text:span text:style-name="Default_20_Paragraph_20_Font"><text:span text:style-name="T2">quam d</text:span></text:span>i<text:span text:style-name="Default_20_Paragraph_20_Font"><text:span text:style-name="T2">e</text:span></text:span>s <text:span text:style-name="Default_20_Paragraph_20_Font"><text:span text:style-name="T2">del</text:span></text:span>i<text:span text:style-name="Default_20_Paragraph_20_Font"><text:span text:style-name="T2">ri</text:span></text:span>i <text:span text:style-name="Default_20_Paragraph_20_Font"><text:span text:style-name="T2">sign</text:span></text:span>i/:-<text:line-break/>r<text:span text:style-name="Default_20_Paragraph_20_Font"><text:span text:style-name="T2">at</text:span></text:span>io<text:span text:style-name="Default_20_Paragraph_20_Font"><text:span text:style-name="T2">ne</text:span></text:span>m <text:span text:style-name="Default_20_Paragraph_20_Font"><text:span text:style-name="T2">praeben</text:span></text:span>t. <text:span text:style-name="Default_20_Paragraph_20_Font"><text:span text:style-name="T2">Multa ver</text:span></text:span>o <text:span text:style-name="Default_20_Paragraph_20_Font"><text:span text:style-name="T2">signa ad numeru</text:span></text:span>m<text:line-break/>im<text:span text:style-name="Default_20_Paragraph_20_Font"><text:span text:style-name="T2">pare</text:span></text:span>m m<text:span text:style-name="Default_20_Paragraph_20_Font"><text:span text:style-name="T2">ag</text:span></text:span>is <text:span text:style-name="Default_20_Paragraph_20_Font"><text:span text:style-name="T2">qua</text:span></text:span>m <text:span text:style-name="Default_20_Paragraph_20_Font"><text:span text:style-name="T2">pare</text:span></text:span>m <text:span text:style-name="Default_20_Paragraph_20_Font"><text:span text:style-name="T2">cont</text:span></text:span>i<text:span text:style-name="Default_20_Paragraph_20_Font"><text:span text:style-name="T2">ngunt. </text:span></text:span>U<text:span text:style-name="Default_20_Paragraph_20_Font"><text:span text:style-name="T2">tro</text:span></text:span> t<text:span text:style-name="Default_20_Paragraph_20_Font"><text:span text:style-name="T2">a</text:span></text:span>m<text:span text:style-name="Default_20_Paragraph_20_Font"><text:span text:style-name="T2">en<text:line-break/>h</text:span></text:span>o<text:span text:style-name="Default_20_Paragraph_20_Font"><text:span text:style-name="T2">ru</text:span></text:span>m <text:span text:style-name="Default_20_Paragraph_20_Font"><text:span text:style-name="T2">nu</text:span></text:span>m<text:span text:style-name="Default_20_Paragraph_20_Font"><text:span text:style-name="T2">eroru</text:span></text:span>m <text:span text:style-name="Default_20_Paragraph_20_Font"><text:span text:style-name="T2">cont</text:span></text:span>i<text:span text:style-name="Default_20_Paragraph_20_Font"><text:span text:style-name="T2">ngant; le</text:span></text:span>t<text:span text:style-name="Default_20_Paragraph_20_Font"><text:span text:style-name="T2">hale</text:span></text:span>s morbi <text:span text:style-name="Default_20_Paragraph_20_Font"><text:span text:style-name="T2">succe-<text:line-break/>dunt.</text:span></text:span></text:p>
      <text:p text:style-name="P2">Qui librum hunc confecit, is haec omnia quae jam<text:line-break/>dicta funt deinceps inter fe contemplatus, universalem<text:line-break/>quendam particulari ex observatione sermonem temere<text:line-break/>fecisse mihi videtur. Melius siquidem, ut Hippocrates<text:line-break/>lu epidemiis scribere consuevit, ita quoque fecisset, prae-<text:line-break/>fatus quidem ab initio affecti nomen, ac deinde dies in<text:line-break/>quibus singula facta sint, <text:span text:style-name="Default_20_Paragraph_20_Font"><text:span text:style-name="T2">narra</text:span></text:span>ti<text:span text:style-name="Default_20_Paragraph_20_Font"><text:span text:style-name="T2">one astequu</text:span></text:span>t<text:span text:style-name="Default_20_Paragraph_20_Font"><text:span text:style-name="T2">u</text:span></text:span>s, ut et<text:line-break/>in ipsis quae nunc. dicta sunt symptomatis facere potuit.</text:p>
      <text:p text:style-name="P3">Nam in cuiusdam cruribus orta sint tubercula, eaque non<text:line-break/>maturuerint, febriculosus quoque^ is esse sublimatur et<text:line-break/>suffocatione assectus liberetur t<text:span text:style-name="Default_20_Paragraph_20_Font"><text:span text:style-name="T2">uberculis, </text:span></text:span>existimabit pro-<text:line-break/>lecto quis furium factam humorum crus obsidentium<text:line-break/>translationem, quae. in transitu suffocationem homini pe-<text:line-break/>perit. Si ergo talis (ut Hippocrates dixit I evasurus sit,<text:line-break/>profluere per nares sanguis poterit,^ qur si .multus fuerit;<text:line-break/>morbum solvet, si non, diuturnus evadet m<text:span text:style-name="Default_20_Paragraph_20_Font"><text:span text:style-name="T2">orbu</text:span></text:span>s. Atque<text:line-break/>si caetera bene fiant, rurfum ad pedes decumbere huic<text:line-break/>dolores poterunt. Id vero et. ita factum esse statuatur,<text:line-break/>veluti ex bis hominem igne flagrantem factum. esse, quod<text:line-break/>vel calorem multum circa pedem manifestare^ consuevit,<text:line-break/>vel febrem multam ac igneam. Et si post haec soluta<text:line-break/>non suerint symptomata, reversa iterum ad superiores<text:line-break/>partes humorum copis, dolores pariet in cervice, clavicu-<text:line-break/>lis, humero et pectore. Ut autem huic omnia haec abs-<text:line-break/>que ratione contigerunt C nam id <text:span text:style-name="Default_20_Paragraph_20_Font"><text:span text:style-name="T2">extinc</text:span></text:span>t<text:span text:style-name="Default_20_Paragraph_20_Font"><text:span text:style-name="T2">a esse</text:span></text:span> fuit) ita<text:line-break/>manus tremula^ factas esse statuatur, deind e convulsio</text:p>
      <text:p text:style-name="P3">nem, quod ad nervosas partes decubuerit humorum copia,<text:line-break/>priucipiumque ipsorum prehenderit, unde certe deliria,<text:line-break/>subsequutam esse. . Contemplatus igitur auctor quendam<text:line-break/>ita aegrotantium phlyctaenas in superciliis habentem (id<text:line-break/>enim significati phlyxacia) omnibus ita habentibus futurum<text:line-break/>hoc. symptoma temere pronunciavit. Idemque de iis<text:line-break/>quae deinceps scripta sunt sermo existit. Nam quod<text:line-break/>uni ita affectorum Vel .duobus factum est, id ad omnes<text:line-break/>extendens, ait et iplos rubores habere et ex palpebris<text:line-break/>alteram ad alteram germinare, duram quoque fieri phle-<text:line-break/>gmonem et vehementer tumere oculos. Quorum caetera<text:line-break/>quidem cuivis patent, sed ex palpebris alteram germinare<text:line-break/>est ambiguum, utrum significare voluerit quandam ex<text:line-break/>parte earum exurgentem consertionem, vel carnulum quem-<text:line-break/>dam surculum, ab altera quidem enascentem, fed ad alte-<text:line-break/>ram feste extendentem. At rei hujus inventio si quid utile<text:line-break/>afferret, de ea amplior foret scrutatio.</text:p>
      <text:h text:style-name="P54" text:outline-level="2">LVIl.</text:h>
      <text:p text:style-name="P4">fl<text:span text:style-name="Default_20_Paragraph_20_Font"><text:span text:style-name="T2">o</text:span></text:span>s <text:span text:style-name="Default_20_Paragraph_20_Font"><text:span text:style-name="T2">vero si per</text:span></text:span> i<text:span text:style-name="Default_20_Paragraph_20_Font"><text:span text:style-name="T2">nitia qu</text:span></text:span>i<text:span text:style-name="Default_20_Paragraph_20_Font"><text:span text:style-name="T2">dem medica</text:span></text:span>m<text:span text:style-name="Default_20_Paragraph_20_Font"><text:span text:style-name="T2">en</text:span></text:span>tis <text:span text:style-name="Default_20_Paragraph_20_Font"><text:span text:style-name="T2">purgare vo-.<text:line-break/>tuer</text:span></text:span>is, id <text:span text:style-name="Default_20_Paragraph_20_Font"><text:span text:style-name="T2">an</text:span></text:span>t<text:span text:style-name="Default_20_Paragraph_20_Font"><text:span text:style-name="T2">e qu</text:span></text:span>i<text:span text:style-name="Default_20_Paragraph_20_Font"><text:span text:style-name="T2">ntum</text:span></text:span> facito, <text:span text:style-name="Default_20_Paragraph_20_Font"><text:span text:style-name="T2">si ven</text:span></text:span>t<text:span text:style-name="Default_20_Paragraph_20_Font"><text:span text:style-name="T2">er mur</text:span></text:span>m<text:span text:style-name="Default_20_Paragraph_20_Font"><text:span text:style-name="T2">i</text:span></text:span>i<text:span text:style-name="Default_20_Paragraph_20_Font"><text:span text:style-name="T2">rave-<text:line-break/>r</text:span></text:span>it, <text:span text:style-name="Default_20_Paragraph_20_Font"><text:span text:style-name="T2">si n</text:span></text:span>o<text:span text:style-name="Default_20_Paragraph_20_Font"><text:span text:style-name="T2">n , i</text:span></text:span>m<text:span text:style-name="Default_20_Paragraph_20_Font"><text:span text:style-name="T2">purgatus sin</text:span></text:span>i<text:span text:style-name="Default_20_Paragraph_20_Font"><text:span text:style-name="T2">t</text:span></text:span>o. <text:span text:style-name="Default_20_Paragraph_20_Font"><text:span text:style-name="T2">reru</text:span></text:span>m si m<text:span text:style-name="Default_20_Paragraph_20_Font"><text:span text:style-name="T2">urmuraver</text:span></text:span>it<text:line-break/><text:span text:style-name="Default_20_Paragraph_20_Font"><text:span text:style-name="T2">alv</text:span></text:span>i<text:span text:style-name="Default_20_Paragraph_20_Font"><text:span text:style-name="T2">que defe</text:span></text:span>cti<text:span text:style-name="Default_20_Paragraph_20_Font"><text:span text:style-name="T2">one</text:span></text:span>s <text:span text:style-name="Default_20_Paragraph_20_Font"><text:span text:style-name="T2">b</text:span></text:span>i<text:span text:style-name="Default_20_Paragraph_20_Font"><text:span text:style-name="T2">l</text:span></text:span>i<text:span text:style-name="Default_20_Paragraph_20_Font"><text:span text:style-name="T2">osae suerin</text:span></text:span>t, <text:span text:style-name="Default_20_Paragraph_20_Font"><text:span text:style-name="T2">scammon</text:span></text:span>i<text:span text:style-name="Default_20_Paragraph_20_Font"><text:span text:style-name="T2">omode-<text:line-break/>rate sebpurgat</text:span></text:span>o. I<text:span text:style-name="Default_20_Paragraph_20_Font"><text:span text:style-name="T2">n rel</text:span></text:span>i<text:span text:style-name="Default_20_Paragraph_20_Font"><text:span text:style-name="T2">qua ver</text:span></text:span>o <text:span text:style-name="Default_20_Paragraph_20_Font"><text:span text:style-name="T2">cura</text:span></text:span>ti<text:span text:style-name="Default_20_Paragraph_20_Font"><text:span text:style-name="T2">one po</text:span></text:span>t<text:span text:style-name="Default_20_Paragraph_20_Font"><text:span text:style-name="T2">u</text:span></text:span>s <text:span text:style-name="Default_20_Paragraph_20_Font"><text:span text:style-name="T2">ac<text:line-break/>sorb</text:span></text:span>i<text:span text:style-name="Default_20_Paragraph_20_Font"><text:span text:style-name="T2">t</text:span></text:span>i<text:span text:style-name="Default_20_Paragraph_20_Font"><text:span text:style-name="T2">one</text:span></text:span>s <text:span text:style-name="Default_20_Paragraph_20_Font"><text:span text:style-name="T2">parc</text:span></text:span>i<text:span text:style-name="Default_20_Paragraph_20_Font"><text:span text:style-name="T2">ssime exh</text:span></text:span>i<text:span text:style-name="Default_20_Paragraph_20_Font"><text:span text:style-name="T2">bet</text:span></text:span>o, <text:span text:style-name="Default_20_Paragraph_20_Font"><text:span text:style-name="T2">qu</text:span></text:span>o m<text:span text:style-name="Default_20_Paragraph_20_Font"><text:span text:style-name="T2">el</text:span></text:span>i<text:span text:style-name="Default_20_Paragraph_20_Font"><text:span text:style-name="T2">us aeger habea</text:span></text:span>t,<text:line-break/><text:span text:style-name="Default_20_Paragraph_20_Font"><text:span text:style-name="T2">nist re</text:span></text:span>missio<text:span text:style-name="Default_20_Paragraph_20_Font"><text:span text:style-name="T2">ne facta dec</text:span></text:span>im<text:span text:style-name="Default_20_Paragraph_20_Font"><text:span text:style-name="T2">u</text:span></text:span>m <text:span text:style-name="Default_20_Paragraph_20_Font"><text:span text:style-name="T2">quartu</text:span></text:span>m <text:span text:style-name="Default_20_Paragraph_20_Font"><text:span text:style-name="T2">transgressos<text:line-break/>suer</text:span></text:span>i<text:span text:style-name="Default_20_Paragraph_20_Font"><text:span text:style-name="T2">t.</text:span></text:span></text:p>
      <text:p text:style-name="P2">Curationem praedicti concursus scribit; eam vero sic<text:line-break/>nominare fane mihi, ut dixi, non placet, curatio namque<text:line-break/>nihil commune habet praeter ea quae fupenumero ante<text:line-break/>enarrata funt. Ait siquidem considerandam alvum , quam<text:line-break/>murmurillis cognitam purgandam. esse praecipit, at si et<text:line-break/>biliosa deor<text:span text:style-name="Default_20_Paragraph_20_Font"><text:span text:style-name="T2">t</text:span></text:span>um repant, scammonium medicamentum biliosa<text:line-break/>purgans exhibet. ln reliqua vero curatione sorbitiones</text:p>
      <text:p text:style-name="P3">perquam exiguas ministrari praecipit quousque decimum<text:line-break/>quartum remissione facta diem pertransierint, qua oratione<text:line-break/>morbum ante decimumquartum diem coctum esse non<text:line-break/>posse significatur)</text:p>
      <text:h text:style-name="Heading_20_2" text:outline-level="2"><text:span text:style-name="Default_20_Paragraph_20_Font">LVI1L.</text:span></text:h>
      <text:p text:style-name="P4"><text:span text:style-name="Default_20_Paragraph_20_Font"><text:span text:style-name="T2">Quu</text:span></text:span>m <text:span text:style-name="Default_20_Paragraph_20_Font"><text:span text:style-name="T2">subr</text:span></text:span>T<text:span text:style-name="Default_20_Paragraph_20_Font"><text:span text:style-name="T2">c</text:span></text:span>it<text:span text:style-name="Default_20_Paragraph_20_Font"><text:span text:style-name="T2">an</text:span></text:span>t<text:span text:style-name="Default_20_Paragraph_20_Font"><text:span text:style-name="T2">i decimoquarto d</text:span></text:span>i<text:span text:style-name="Default_20_Paragraph_20_Font"><text:span text:style-name="T2">e voc</text:span></text:span>is i<text:span text:style-name="Default_20_Paragraph_20_Font"><text:span text:style-name="T2">nte</text:span></text:span>rc<text:span text:style-name="Default_20_Paragraph_20_Font"><text:span text:style-name="T2">ept</text:span></text:span>i<text:span text:style-name="Default_20_Paragraph_20_Font"><text:span text:style-name="T2">o ac-<text:line-break/>cester</text:span></text:span>i<text:span text:style-name="Default_20_Paragraph_20_Font"><text:span text:style-name="T2">t, non ci</text:span></text:span>t<text:span text:style-name="Default_20_Paragraph_20_Font"><text:span text:style-name="T2">a</text:span></text:span> m<text:span text:style-name="Default_20_Paragraph_20_Font"><text:span text:style-name="T2">orb</text:span></text:span>i <text:span text:style-name="Default_20_Paragraph_20_Font"><text:span text:style-name="T2">stet</text:span></text:span>i <text:span text:style-name="Default_20_Paragraph_20_Font"><text:span text:style-name="T2">salu</text:span></text:span>t<text:span text:style-name="Default_20_Paragraph_20_Font"><text:span text:style-name="T2">io, neque l</text:span></text:span>i<text:span text:style-name="Default_20_Paragraph_20_Font"><text:span text:style-name="T2">berati</text:span></text:span>o<text:line-break/><text:span text:style-name="Default_20_Paragraph_20_Font"><text:span text:style-name="T2">solet, sed</text:span></text:span> t<text:span text:style-name="Default_20_Paragraph_20_Font"><text:span text:style-name="T2">al</text:span></text:span>i <text:span text:style-name="Default_20_Paragraph_20_Font"><text:span text:style-name="T2">tempori</text:span></text:span>s <text:span text:style-name="Default_20_Paragraph_20_Font"><text:span text:style-name="T2">d</text:span></text:span>i<text:span text:style-name="Default_20_Paragraph_20_Font"><text:span text:style-name="T2">u</text:span></text:span>t<text:span text:style-name="Default_20_Paragraph_20_Font"><text:span text:style-name="T2">urn</text:span></text:span>it<text:span text:style-name="Default_20_Paragraph_20_Font"><text:span text:style-name="T2">a</text:span></text:span>t<text:span text:style-name="Default_20_Paragraph_20_Font"><text:span text:style-name="T2">e</text:span></text:span>m i<text:span text:style-name="Default_20_Paragraph_20_Font"><text:span text:style-name="T2">ndicat. Quum<text:line-break/>i</text:span></text:span>t<text:span text:style-name="Default_20_Paragraph_20_Font"><text:span text:style-name="T2">aque h</text:span></text:span>o<text:span text:style-name="Default_20_Paragraph_20_Font"><text:span text:style-name="T2">c d</text:span></text:span>i<text:span text:style-name="Default_20_Paragraph_20_Font"><text:span text:style-name="T2">e apparuer</text:span></text:span>i<text:span text:style-name="Default_20_Paragraph_20_Font"><text:span text:style-name="T2">t, d</text:span></text:span>i<text:span text:style-name="Default_20_Paragraph_20_Font"><text:span text:style-name="T2">uturn</text:span></text:span>i<text:span text:style-name="Default_20_Paragraph_20_Font"><text:span text:style-name="T2">or</text:span></text:span> m<text:span text:style-name="Default_20_Paragraph_20_Font"><text:span text:style-name="T2">orbu</text:span></text:span>s <text:span text:style-name="Default_20_Paragraph_20_Font"><text:span text:style-name="T2">con-<text:line-break/>sagit.</text:span></text:span></text:p>
      <text:p text:style-name="P2">Haec oratio supervacanea est his qui prava fympto-<text:line-break/>mata majori praedita esse facultate didicerunt, quum in<text:line-break/>diebus judicatoriis apparent. Nam qui librum hunc scri-<text:line-break/>pfit, nunc in re una, quae decimoquarto diei particularis<text:line-break/>est, hoc ustus est universali. Ut enim diebus caeteris ju-<text:line-break/>dicatoriis, sic et hoc <text:span text:style-name="Default_20_Paragraph_20_Font"><text:span text:style-name="T2">decim</text:span></text:span>o<text:span text:style-name="Default_20_Paragraph_20_Font"><text:span text:style-name="T2">quarto, </text:span></text:span>si malum aliquod<text:line-break/>symptoma apparuerit , id majores habet vires. Annotare</text:p>
      <text:p text:style-name="P3">autem oportct quod futurum est, neque simpliciter, neque<text:line-break/>ut res tulerit, fed cum distinctione. Nam si ex signis<text:line-break/>.bonis quae majores habent vires, laboranti quaedam assu-<text:line-break/>erint, longiori tempore salvari aeger poterit At si nul-<text:line-break/>lunr tale fuerit, morietur, nequeuntibus morbi concoctioni<text:line-break/>satisfacere viribus. Qui .igitur haec scripsit, longiorem<text:line-break/>omnino fore morbum male pronunciavit. Nam et is cito<text:line-break/>mori potest, cui vox decimo quarto die interrupta est, si<text:line-break/>cum saevis aliis notis factum suerit hoc symptoma.</text:p>
      <text:h text:style-name="Heading_20_2" text:outline-level="2">LIX.</text:h>
      <text:p text:style-name="P4"><text:span text:style-name="Default_20_Paragraph_20_Font"><text:span text:style-name="T2">Quum febr</text:span></text:span>icit<text:span text:style-name="Default_20_Paragraph_20_Font"><text:span text:style-name="T2">an</text:span></text:span>ti <text:span text:style-name="Default_20_Paragraph_20_Font"><text:span text:style-name="T2">l</text:span></text:span>i<text:span text:style-name="Default_20_Paragraph_20_Font"><text:span text:style-name="T2">ngua -quart</text:span></text:span>o <text:span text:style-name="Default_20_Paragraph_20_Font"><text:span text:style-name="T2">d</text:span></text:span>i<text:span text:style-name="Default_20_Paragraph_20_Font"><text:span text:style-name="T2">e ob</text:span></text:span>t<text:span text:style-name="Default_20_Paragraph_20_Font"><text:span text:style-name="T2">urba</text:span></text:span>t<text:span text:style-name="Default_20_Paragraph_20_Font"><text:span text:style-name="T2">a sermoc</text:span></text:span>i-<text:line-break/><text:span text:style-name="Default_20_Paragraph_20_Font"><text:span text:style-name="T2">na</text:span></text:span>t<text:span text:style-name="Default_20_Paragraph_20_Font"><text:span text:style-name="T2">ur e</text:span></text:span>t <text:span text:style-name="Default_20_Paragraph_20_Font"><text:span text:style-name="T2">alvu</text:span></text:span>s <text:span text:style-name="Default_20_Paragraph_20_Font"><text:span text:style-name="T2">b</text:span></text:span>i<text:span text:style-name="Default_20_Paragraph_20_Font"><text:span text:style-name="T2">l</text:span></text:span>i<text:span text:style-name="Default_20_Paragraph_20_Font"><text:span text:style-name="T2">osa l</text:span></text:span>i<text:span text:style-name="Default_20_Paragraph_20_Font"><text:span text:style-name="T2">qu</text:span></text:span>i<text:span text:style-name="Default_20_Paragraph_20_Font"><text:span text:style-name="T2">da defu</text:span></text:span>i<text:span text:style-name="Default_20_Paragraph_20_Font"><text:span text:style-name="T2">t, </text:span></text:span>is <text:span text:style-name="Default_20_Paragraph_20_Font"><text:span text:style-name="T2">del</text:span></text:span>i<text:span text:style-name="Default_20_Paragraph_20_Font"><text:span text:style-name="T2">rare e</text:span></text:span>o<text:span text:style-name="Default_20_Paragraph_20_Font"><text:span text:style-name="T2">n-<text:line-break/>suevi</text:span></text:span>t. <text:span text:style-name="Default_20_Paragraph_20_Font"><text:span text:style-name="T2">sed ex even</text:span></text:span>tis <text:span text:style-name="Default_20_Paragraph_20_Font"><text:span text:style-name="T2">qu</text:span></text:span>i<text:span text:style-name="Default_20_Paragraph_20_Font"><text:span text:style-name="T2">d c</text:span></text:span>o<text:span text:style-name="Default_20_Paragraph_20_Font"><text:span text:style-name="T2">nsiequa</text:span></text:span>t<text:span text:style-name="Default_20_Paragraph_20_Font"><text:span text:style-name="T2">ur, observandum.</text:span></text:span></text:p>
      <text:p text:style-name="P2">Sed id quoque in allo quodam die <text:span text:style-name="Default_20_Paragraph_20_Font"><text:span text:style-name="T2">appare</text:span></text:span>t. Verum</text:p>
      <text:p text:style-name="P3">si quarto apparuerit, in primis periculosiorem septimum<text:line-break/>fore demonium, hoc est quae illo die sutura funt.</text:p>
      <text:p text:style-name="P4"><text:span text:style-name="Default_20_Paragraph_20_Font"><text:span text:style-name="T2">Aestiva ac au</text:span></text:span>t<text:span text:style-name="Default_20_Paragraph_20_Font"><text:span text:style-name="T2">umnali</text:span></text:span> t<text:span text:style-name="Default_20_Paragraph_20_Font"><text:span text:style-name="T2">empesta</text:span></text:span>t<text:span text:style-name="Default_20_Paragraph_20_Font"><text:span text:style-name="T2">e</text:span></text:span> i<text:span text:style-name="Default_20_Paragraph_20_Font"><text:span text:style-name="T2">n acu</text:span></text:span>tis <text:span text:style-name="Default_20_Paragraph_20_Font"><text:span text:style-name="T2">repen</text:span></text:span>ti<text:span text:style-name="Default_20_Paragraph_20_Font"><text:span text:style-name="T2">na son-<text:line-break/>g</text:span></text:span>aleis <text:span text:style-name="Default_20_Paragraph_20_Font"><text:span text:style-name="T2">dest</text:span></text:span>i<text:span text:style-name="Default_20_Paragraph_20_Font"><text:span text:style-name="T2">lla</text:span></text:span>ti<text:span text:style-name="Default_20_Paragraph_20_Font"><text:span text:style-name="T2">o, venarum conten</text:span></text:span>tic<text:span text:style-name="Default_20_Paragraph_20_Font"><text:span text:style-name="T2">nem multumquefar-<text:line-break/>vorem significa</text:span></text:span>t , <text:span text:style-name="Default_20_Paragraph_20_Font"><text:span text:style-name="T2">ac p</text:span></text:span>o<text:span text:style-name="Default_20_Paragraph_20_Font"><text:span text:style-name="T2">stero d</text:span></text:span>i<text:span text:style-name="Default_20_Paragraph_20_Font"><text:span text:style-name="T2">e tenu</text:span></text:span>i<text:span text:style-name="Default_20_Paragraph_20_Font"><text:span text:style-name="T2">um ur</text:span></text:span>i<text:span text:style-name="Default_20_Paragraph_20_Font"><text:span text:style-name="T2">narum su</text:span></text:span>a<text:line-break/><text:span text:style-name="Default_20_Paragraph_20_Font"><text:span text:style-name="T2">cie</text:span></text:span>s. <text:span text:style-name="Default_20_Paragraph_20_Font"><text:span text:style-name="T2">.Et si</text:span></text:span> aeger <text:span text:style-name="Default_20_Paragraph_20_Font"><text:span text:style-name="T2">ae</text:span></text:span>t<text:span text:style-name="Default_20_Paragraph_20_Font"><text:span text:style-name="T2">ate v</text:span></text:span>i<text:span text:style-name="Default_20_Paragraph_20_Font"><text:span text:style-name="T2">guer</text:span></text:span>at p<text:span text:style-name="Default_20_Paragraph_20_Font"><text:span text:style-name="T2">uerisque c</text:span></text:span>o<text:span text:style-name="Default_20_Paragraph_20_Font"><text:span text:style-name="T2">rpore</text:span></text:span> o<text:span text:style-name="Default_20_Paragraph_20_Font"><text:span text:style-name="T2">b<text:line-break/>exerc</text:span></text:span>i<text:span text:style-name="Default_20_Paragraph_20_Font"><text:span text:style-name="T2">tat</text:span></text:span>i<text:span text:style-name="Default_20_Paragraph_20_Font"><text:span text:style-name="T2">one</text:span></text:span>s <text:span text:style-name="Default_20_Paragraph_20_Font"><text:span text:style-name="T2">bene carn</text:span></text:span>o<text:span text:style-name="Default_20_Paragraph_20_Font"><text:span text:style-name="T2">sa aut melanch</text:span></text:span>o<text:span text:style-name="Default_20_Paragraph_20_Font"><text:span text:style-name="T2">l</text:span></text:span>i<text:span text:style-name="Default_20_Paragraph_20_Font"><text:span text:style-name="T2">co, vel ex<text:line-break/>pota</text:span></text:span>ti<text:span text:style-name="Default_20_Paragraph_20_Font"><text:span text:style-name="T2">one</text:span></text:span> m<text:span text:style-name="Default_20_Paragraph_20_Font"><text:span text:style-name="T2">anu</text:span></text:span>s t<text:span text:style-name="Default_20_Paragraph_20_Font"><text:span text:style-name="T2">remulae suer</text:span></text:span>i<text:span text:style-name="Default_20_Paragraph_20_Font"><text:span text:style-name="T2">n</text:span></text:span>t, <text:span text:style-name="Default_20_Paragraph_20_Font"><text:span text:style-name="T2">del</text:span></text:span>i<text:span text:style-name="Default_20_Paragraph_20_Font"><text:span text:style-name="T2">r</text:span></text:span>i<text:span text:style-name="Default_20_Paragraph_20_Font"><text:span text:style-name="T2">um au</text:span></text:span>t <text:span text:style-name="Default_20_Paragraph_20_Font"><text:span text:style-name="T2">convul-<text:line-break/>sione</text:span></text:span>m <text:span text:style-name="Default_20_Paragraph_20_Font"><text:span text:style-name="T2">praed</text:span></text:span>i<text:span text:style-name="Default_20_Paragraph_20_Font"><text:span text:style-name="T2">cere dece</text:span></text:span>t.</text:p>
      <text:p text:style-name="P2">Hic quoque textus symptomatum multorum non in<text:line-break/>omni aegrotante homine simul existentium implicationem<text:line-break/>habet, pruindeque inutilia sunt quae ita scribuntur, quum<text:line-break/>utilis doctrina ab universalibus oboriatur, qualem Hippo-<text:line-break/>crates astruere consuevit. Dictum autem est universalia,<text:line-break/>quae quidem perpetua funt, primam habere tum faculta-</text:p>
      <text:p text:style-name="P3">tetn tum usum, quae vero ut plerunque, secundam. Quod<text:line-break/>si quid anceps aut rarum sit, id ad doctrinam inutile..<text:line-break/>Quae igitur recensuit, particulatim contemplemur, atque<text:line-break/>primum quod primo dictum esu <text:span text:style-name="Default_20_Paragraph_20_Font"><text:span text:style-name="T2">su. acu</text:span></text:span>tis <text:span text:style-name="Default_20_Paragraph_20_Font"><text:span text:style-name="T2">aestiva ac<text:line-break/>autumnal</text:span></text:span>i <text:span text:style-name="Default_20_Paragraph_20_Font"><text:span text:style-name="T2">te</text:span></text:span>m<text:span text:style-name="Default_20_Paragraph_20_Font"><text:span text:style-name="T2">pestate repent</text:span></text:span>i<text:span text:style-name="Default_20_Paragraph_20_Font"><text:span text:style-name="T2">na sangu</text:span></text:span>i<text:span text:style-name="Default_20_Paragraph_20_Font"><text:span text:style-name="T2">nis dest</text:span></text:span>i<text:span text:style-name="Default_20_Paragraph_20_Font"><text:span text:style-name="T2">lla</text:span></text:span>ti<text:span text:style-name="Default_20_Paragraph_20_Font"><text:span text:style-name="T2">o c</text:span></text:span>oit-<text:line-break/><text:span text:style-name="Default_20_Paragraph_20_Font"><text:span text:style-name="T2">tent</text:span></text:span>i<text:span text:style-name="Default_20_Paragraph_20_Font"><text:span text:style-name="T2">one</text:span></text:span>m <text:span text:style-name="Default_20_Paragraph_20_Font"><text:span text:style-name="T2">ac</text:span></text:span> m<text:span text:style-name="Default_20_Paragraph_20_Font"><text:span text:style-name="T2">ul</text:span></text:span>t<text:span text:style-name="Default_20_Paragraph_20_Font"><text:span text:style-name="T2">um</text:span></text:span> i<text:span text:style-name="Default_20_Paragraph_20_Font"><text:span text:style-name="T2">n ven</text:span></text:span>is <text:span text:style-name="Default_20_Paragraph_20_Font"><text:span text:style-name="T2">serv</text:span></text:span>a<text:span text:style-name="Default_20_Paragraph_20_Font"><text:span text:style-name="T2">rem pr</text:span></text:span>o<text:span text:style-name="Default_20_Paragraph_20_Font"><text:span text:style-name="T2">dit, ac postero .<text:line-break/>d</text:span></text:span>i<text:span text:style-name="Default_20_Paragraph_20_Font"><text:span text:style-name="T2">e tenu</text:span></text:span>i<text:span text:style-name="Default_20_Paragraph_20_Font"><text:span text:style-name="T2">um ur</text:span></text:span>i<text:span text:style-name="Default_20_Paragraph_20_Font"><text:span text:style-name="T2">naru</text:span></text:span>m <text:span text:style-name="Default_20_Paragraph_20_Font"><text:span text:style-name="T2">fac</text:span></text:span>i<text:span text:style-name="Default_20_Paragraph_20_Font"><text:span text:style-name="T2">e</text:span></text:span>s. <text:span text:style-name="Default_20_Paragraph_20_Font"><text:span text:style-name="T2">Quod si aeger aetate st</text:span></text:span>o-<text:line-break/><text:span text:style-name="Default_20_Paragraph_20_Font"><text:span text:style-name="T2">ruer</text:span></text:span>i<text:span text:style-name="Default_20_Paragraph_20_Font"><text:span text:style-name="T2">t faeritque c</text:span></text:span>o<text:span text:style-name="Default_20_Paragraph_20_Font"><text:span text:style-name="T2">rpore</text:span></text:span> o<text:span text:style-name="Default_20_Paragraph_20_Font"><text:span text:style-name="T2">b exerc</text:span></text:span>it<text:span text:style-name="Default_20_Paragraph_20_Font"><text:span text:style-name="T2">at</text:span></text:span>io<text:span text:style-name="Default_20_Paragraph_20_Font"><text:span text:style-name="T2">nem corpulen</text:span></text:span>t<text:span text:style-name="Default_20_Paragraph_20_Font"><text:span text:style-name="T2">o au</text:span></text:span>t<text:line-break/>m<text:span text:style-name="Default_20_Paragraph_20_Font"><text:span text:style-name="T2">elanchol</text:span></text:span>i<text:span text:style-name="Default_20_Paragraph_20_Font"><text:span text:style-name="T2">c</text:span></text:span>o, <text:span text:style-name="Default_20_Paragraph_20_Font"><text:span text:style-name="T2">aut ex po</text:span></text:span>t<text:span text:style-name="Default_20_Paragraph_20_Font"><text:span text:style-name="T2">a</text:span></text:span>ti<text:span text:style-name="Default_20_Paragraph_20_Font"><text:span text:style-name="T2">one manu</text:span></text:span>s <text:span text:style-name="Default_20_Paragraph_20_Font"><text:span text:style-name="T2">tremu</text:span></text:span>l<text:span text:style-name="Default_20_Paragraph_20_Font"><text:span text:style-name="T2">ae huic sue-<text:line-break/>r</text:span></text:span>i<text:span text:style-name="Default_20_Paragraph_20_Font"><text:span text:style-name="T2">nt, de</text:span></text:span>li<text:span text:style-name="Default_20_Paragraph_20_Font"><text:span text:style-name="T2">r</text:span></text:span>i<text:span text:style-name="Default_20_Paragraph_20_Font"><text:span text:style-name="T2">u</text:span></text:span>m <text:span text:style-name="Default_20_Paragraph_20_Font"><text:span text:style-name="T2">aut convulsi</text:span></text:span>o<text:span text:style-name="Default_20_Paragraph_20_Font"><text:span text:style-name="T2">ne</text:span></text:span>m <text:span text:style-name="Default_20_Paragraph_20_Font"><text:span text:style-name="T2">decet praed</text:span></text:span>i<text:span text:style-name="Default_20_Paragraph_20_Font"><text:span text:style-name="T2">cere. </text:span></text:span>Melius<text:line-break/>siquidem erat pronunciare, quod contentio venas curatione<text:line-break/>egere indicaret. Novimus enim, quod ait, sanguinis e<text:line-break/>naribus stillationes quoddam malum semper esse, quod -<text:line-break/>natura quidem velit, quod superfluum est, excernere, fed<text:line-break/>.ob propriam imbecillitatem nequeat, vel ob sanguinis<text:line-break/>crassitiem aut partium densitatem aut quaedam ex his,<text:line-break/>aut propter omnium concursum. Quum autem malum<text:line-break/>semper hoc signum sit magisque quod primis tum aesta-</text:p>
      <text:p text:style-name="P3">tis, tum autumni temporibus vires ipsius intendi contin-<text:line-break/>gat; his enim diebus flava redundat bilis ambiensque nos<text:line-break/>aer calidus est, quare sanguinem utranque ob causam bene<text:line-break/>fluentem .esse oportebat, causae igitur magnitudo iudica-<text:line-break/>fur, ob quam fluere prohibetur, quam contentionem esse<text:line-break/>ait, fo<text:span text:style-name="Default_20_Paragraph_20_Font"><text:span text:style-name="T2">r</text:span></text:span>te densitatem ita appellans. Quod porro ita asse-<text:line-break/>oti venarum curatione egeant nondum docet, priusquam<text:line-break/>astruat, quam dicat curationem, nec tamen dixit. Prae-<text:line-break/>dictionem autem folam primam scripsit, postero die uri-<text:line-break/>nas tenues apparituras, non .solo eo <text:span text:style-name="Default_20_Paragraph_20_Font"><text:span text:style-name="T2">d</text:span></text:span>i<text:span text:style-name="Default_20_Paragraph_20_Font"><text:span text:style-name="T2">e</text:span></text:span> de necessitate in-<text:line-break/>coctis illis apparentibus, verum etiam aliis praecedenti-<text:line-break/>bus. Convulsionem quoque et delirium fore ait, si labo-<text:line-break/>rans sic aetate viguerit. Praeterea et exercitati et bonae<text:line-break/>ipsius corpulentiae meminit et temperamenti (nam me-<text:line-break/>lancholicus nomen est temperamenti) huc adde quod ex<text:line-break/>potatione- eum manus habere tremulas ait. Haec ergo<text:line-break/>symptomata possunt inter fe complicari, non tamen de</text:p>
      <text:p text:style-name="P3">necessitate aut plerumque his succedent delirium et con-<text:line-break/>vulsio.</text:p>
      <text:h text:style-name="Heading_20_2" text:outline-level="2"><text:span text:style-name="Default_20_Paragraph_20_Font"><text:span text:style-name="T2">i</text:span></text:span> LXI.</text:h>
      <text:p text:style-name="P4"><text:span text:style-name="Default_20_Paragraph_20_Font"><text:span text:style-name="T2">Et si paribus quidem</text:span></text:span> diebus <text:span text:style-name="Default_20_Paragraph_20_Font"><text:span text:style-name="T2">supervener</text:span></text:span>i<text:span text:style-name="Default_20_Paragraph_20_Font"><text:span text:style-name="T2">nt, mel</text:span></text:span>i<text:span text:style-name="Default_20_Paragraph_20_Font"><text:span text:style-name="T2">us</text:span></text:span>, p<text:span text:style-name="Default_20_Paragraph_20_Font"><text:span text:style-name="T2">ud</text:span></text:span>i<text:span text:style-name="Default_20_Paragraph_20_Font"><text:span text:style-name="T2">ca-<text:line-break/>t</text:span></text:span>o<text:span text:style-name="Default_20_Paragraph_20_Font"><text:span text:style-name="T2">rt</text:span></text:span>i<text:span text:style-name="Default_20_Paragraph_20_Font"><text:span text:style-name="T2">s vero, pern</text:span></text:span>i<text:span text:style-name="Default_20_Paragraph_20_Font"><text:span text:style-name="T2">c</text:span></text:span>io<text:span text:style-name="Default_20_Paragraph_20_Font"><text:span text:style-name="T2">sum, n</text:span></text:span>i<text:span text:style-name="Default_20_Paragraph_20_Font"><text:span text:style-name="T2">si copiosu</text:span></text:span>s <text:span text:style-name="Default_20_Paragraph_20_Font"><text:span text:style-name="T2">cumulate con</text:span></text:span>ci<text:span text:style-name="Default_20_Paragraph_20_Font"><text:span text:style-name="T2">ta- -<text:line-break/>tus sangu</text:span></text:span>i<text:span text:style-name="Default_20_Paragraph_20_Font"><text:span text:style-name="T2">s redundan</text:span></text:span>ti<text:span text:style-name="Default_20_Paragraph_20_Font"><text:span text:style-name="T2">ae v</text:span></text:span>i<text:span text:style-name="Default_20_Paragraph_20_Font"><text:span text:style-name="T2">a</text:span></text:span>s <text:span text:style-name="Default_20_Paragraph_20_Font"><text:span text:style-name="T2">fecer</text:span></text:span>i<text:span text:style-name="Default_20_Paragraph_20_Font"><text:span text:style-name="T2">t per nare</text:span></text:span>s <text:span text:style-name="Default_20_Paragraph_20_Font"><text:span text:style-name="T2">aut pe</text:span></text:span>r<text:line-break/><text:span text:style-name="Default_20_Paragraph_20_Font"><text:span text:style-name="T2">sedem pur</text:span></text:span>is <text:span text:style-name="Default_20_Paragraph_20_Font"><text:span text:style-name="T2">excret</text:span></text:span>i<text:span text:style-name="Default_20_Paragraph_20_Font"><text:span text:style-name="T2">one</text:span></text:span>s <text:span text:style-name="Default_20_Paragraph_20_Font"><text:span text:style-name="T2">au</text:span></text:span>t <text:span text:style-name="Default_20_Paragraph_20_Font"><text:span text:style-name="T2">absce</text:span></text:span>s<text:span text:style-name="Default_20_Paragraph_20_Font"><text:span text:style-name="T2">sus aut hu</text:span></text:span>m<text:span text:style-name="Default_20_Paragraph_20_Font"><text:span text:style-name="T2">orum<text:line-break/></text:span></text:span>t<text:span text:style-name="Default_20_Paragraph_20_Font"><text:span text:style-name="T2">ranslat</text:span></text:span>io<text:span text:style-name="Default_20_Paragraph_20_Font"><text:span text:style-name="T2">ne</text:span></text:span>s <text:span text:style-name="Default_20_Paragraph_20_Font"><text:span text:style-name="T2">au</text:span></text:span>t <text:span text:style-name="Default_20_Paragraph_20_Font"><text:span text:style-name="T2">h</text:span></text:span>y<text:span text:style-name="Default_20_Paragraph_20_Font"><text:span text:style-name="T2">pochondri</text:span></text:span>o<text:span text:style-name="Default_20_Paragraph_20_Font"><text:span text:style-name="T2">rum dolore</text:span></text:span>s <text:span text:style-name="Default_20_Paragraph_20_Font"><text:span text:style-name="T2">aut- ad te-.<text:line-break/>ste</text:span></text:span>s <text:span text:style-name="Default_20_Paragraph_20_Font"><text:span text:style-name="T2">aut ad crura. His au</text:span></text:span>t<text:span text:style-name="Default_20_Paragraph_20_Font"><text:span text:style-name="T2">em concoc</text:span></text:span>tis <text:span text:style-name="Default_20_Paragraph_20_Font"><text:span text:style-name="T2">.v</text:span></text:span>i<text:span text:style-name="Default_20_Paragraph_20_Font"><text:span text:style-name="T2">ae paten</text:span></text:span>t.<text:line-break/><text:span text:style-name="Default_20_Paragraph_20_Font"><text:span text:style-name="T2">sputi</text:span></text:span>s <text:span text:style-name="Default_20_Paragraph_20_Font"><text:span text:style-name="T2">ur</text:span></text:span>iuis<text:span text:style-name="Default_20_Paragraph_20_Font"><text:span text:style-name="T2">que crust</text:span></text:span>is, .<text:span text:style-name="Default_20_Paragraph_20_Font"><text:span text:style-name="T2">laev</text:span></text:span>i<text:span text:style-name="Default_20_Paragraph_20_Font"><text:span text:style-name="T2">bu</text:span></text:span>s, <text:span text:style-name="Default_20_Paragraph_20_Font"><text:span text:style-name="T2">alb</text:span></text:span>is.</text:p>
      <text:p text:style-name="P2">Duae funt hujus dictionis <text:span text:style-name="Default_20_Paragraph_20_Font"><text:span text:style-name="T6">ἐπιγίνεσθαι</text:span></text:span><text:span text:style-name="Default_20_Paragraph_20_Font"><text:span text:style-name="T5"> </text:span></text:span>scripturae,<text:line-break/>una quidem, scripta per <text:span text:style-name="Default_20_Paragraph_20_Font"><text:span text:style-name="T2">t</text:span></text:span> elementum tertia syllaba, altera<text:line-break/>vero per <text:span text:style-name="Default_20_Paragraph_20_Font"><text:span text:style-name="T6">γ</text:span></text:span><text:span text:style-name="Default_20_Paragraph_20_Font"><text:span text:style-name="T5">. </text:span></text:span>Verum. sive. per priorem scripturam aegros<text:line-break/>diebus paribus <text:span text:style-name="Default_20_Paragraph_20_Font"><text:span text:style-name="T6">ἐπιτεινεσθαι</text:span></text:span><text:span text:style-name="Default_20_Paragraph_20_Font"><text:span text:style-name="T5"> </text:span></text:span>i<text:span text:style-name="Default_20_Paragraph_20_Font"><text:span text:style-name="T2">ntend</text:span></text:span>i dixerit, sive sectin-<text:line-break/>dum posteriorem , praedicta symptomata diebus paribus<text:line-break/><text:span text:style-name="Default_20_Paragraph_20_Font"><text:span text:style-name="T6">ἐπιγίνεσθαι</text:span></text:span><text:span text:style-name="Default_20_Paragraph_20_Font"><text:span text:style-name="T5"> </text:span></text:span><text:span text:style-name="Default_20_Paragraph_20_Font"><text:span text:style-name="T2">supervenire</text:span></text:span> assignaverit, non continuo existit</text:p>
      <text:p text:style-name="P3">et melius (id autem ipse dixit); neque enim si pares<text:line-break/>fuerint, intueri oportet, fed si et judicatorii. Quartum<text:line-break/>igitur diem, qui par est .et ipse ex ordine paulo ante ma-<text:line-break/>ximam habere facultatem asseruit. Caeterum quod dein-<text:line-break/>ceps dicitur verum existit. Nam si fanguis copiosus quo-<text:line-break/>vis modo excretos fuerit, salutis spem habet. Praeterea<text:line-break/>et per abscessum ipsos et per translationem servari alt,<text:line-break/>abfcessum quidem sere fua peculiari appellatione decla-<text:line-break/>rans, sed translationem, quum ait: <text:span text:style-name="Default_20_Paragraph_20_Font"><text:span text:style-name="T2">h</text:span></text:span>y<text:span text:style-name="Default_20_Paragraph_20_Font"><text:span text:style-name="T2">poch</text:span></text:span>o<text:span text:style-name="Default_20_Paragraph_20_Font"><text:span text:style-name="T2">ndr</text:span></text:span>i<text:span text:style-name="Default_20_Paragraph_20_Font"><text:span text:style-name="T2">orum d</text:span></text:span>o-<text:line-break/><text:span text:style-name="Default_20_Paragraph_20_Font"><text:span text:style-name="T2">l</text:span></text:span>o<text:span text:style-name="Default_20_Paragraph_20_Font"><text:span text:style-name="T2">res aut ad teste</text:span></text:span>s <text:span text:style-name="Default_20_Paragraph_20_Font"><text:span text:style-name="T2">aut ad crura. </text:span></text:span>Differunt autem inter<text:line-break/>se, quod abscessus iudicationem inferat aegrumque a mo-<text:line-break/>lestiis omnibus liberet,. translatio vero humorum aliarum<text:line-break/>habeat principium tum accessionum tum laborum, ut alio<text:line-break/>rursum egeat tempore sid coctionem corporis locus, ad<text:line-break/>quem infestantium humorum facta sit translatio. Ideoque<text:line-break/>adjecit : <text:span text:style-name="Default_20_Paragraph_20_Font"><text:span text:style-name="T2">hi</text:span></text:span>s <text:span text:style-name="Default_20_Paragraph_20_Font"><text:span text:style-name="T2">autem coc</text:span></text:span>tis, <text:span text:style-name="Default_20_Paragraph_20_Font"><text:span text:style-name="T2">ex</text:span></text:span>i<text:span text:style-name="Default_20_Paragraph_20_Font"><text:span text:style-name="T2">tu</text:span></text:span>s <text:span text:style-name="Default_20_Paragraph_20_Font"><text:span text:style-name="T2">siunt sputorum aut</text:span></text:span> e<text:span text:style-name="Default_20_Paragraph_20_Font"><text:span text:style-name="T2">raso<text:line-break/>suru</text:span></text:span>m <text:span text:style-name="Default_20_Paragraph_20_Font"><text:span text:style-name="T2">ur</text:span></text:span>i<text:span text:style-name="Default_20_Paragraph_20_Font"><text:span text:style-name="T2">narum, laev</text:span></text:span>i<text:span text:style-name="Default_20_Paragraph_20_Font"><text:span text:style-name="T2">u</text:span></text:span>m or <text:span text:style-name="Default_20_Paragraph_20_Font"><text:span text:style-name="T2">albarum</text:span></text:span>, signa coctae trans-<text:line-break/>lationis edocens ex coctis. tum sputis tum urinis.</text:p>
      <text:h text:style-name="P54" text:outline-level="2">EXII.</text:h>
      <text:p text:style-name="P4"><text:span text:style-name="Default_20_Paragraph_20_Font"><text:span text:style-name="T2">Eebri singul</text:span></text:span>t<text:span text:style-name="Default_20_Paragraph_20_Font"><text:span text:style-name="T2">d</text:span></text:span>o<text:span text:style-name="Default_20_Paragraph_20_Font"><text:span text:style-name="T2">sue lase</text:span></text:span>ris <text:span text:style-name="Default_20_Paragraph_20_Font"><text:span text:style-name="T2">succum, ace</text:span></text:span>t<text:span text:style-name="Default_20_Paragraph_20_Font"><text:span text:style-name="T2">um mulsum, daucum<text:line-break/></text:span></text:span>t<text:span text:style-name="Default_20_Paragraph_20_Font"><text:span text:style-name="T2">ritum potu</text:span></text:span>i <text:span text:style-name="Default_20_Paragraph_20_Font"><text:span text:style-name="T2">dat</text:span></text:span>o , <text:span text:style-name="Default_20_Paragraph_20_Font"><text:span text:style-name="T2">galbanumque ex melle e</text:span></text:span>t <text:span text:style-name="Default_20_Paragraph_20_Font"><text:span text:style-name="T2">cum</text:span></text:span>i<text:span text:style-name="Default_20_Paragraph_20_Font"><text:span text:style-name="T2">num<text:line-break/>in ecleg</text:span></text:span>m<text:span text:style-name="Default_20_Paragraph_20_Font"><text:span text:style-name="T2">ate, posteaque p</text:span></text:span>ti<text:span text:style-name="Default_20_Paragraph_20_Font"><text:span text:style-name="T2">sanae cremorem sorbendu</text:span></text:span>m.<text:line-break/><text:span text:style-name="Default_20_Paragraph_20_Font"><text:span text:style-name="T2">L au</text:span></text:span>t<text:span text:style-name="Default_20_Paragraph_20_Font"><text:span text:style-name="T2">e</text:span></text:span>m <text:span text:style-name="Default_20_Paragraph_20_Font"><text:span text:style-name="T2">evadere non potest, n</text:span></text:span>isi i<text:span text:style-name="Default_20_Paragraph_20_Font"><text:span text:style-name="T2">udica</text:span></text:span>torii <text:span text:style-name="Default_20_Paragraph_20_Font"><text:span text:style-name="T2">sudore</text:span></text:span>s <text:span text:style-name="Default_20_Paragraph_20_Font"><text:span text:style-name="T2">e</text:span></text:span>t<text:line-break/><text:span text:style-name="Default_20_Paragraph_20_Font"><text:span text:style-name="T2">somn</text:span></text:span>i <text:span text:style-name="Default_20_Paragraph_20_Font"><text:span text:style-name="T2">aequale</text:span></text:span>s <text:span text:style-name="Default_20_Paragraph_20_Font"><text:span text:style-name="T2">acceper</text:span></text:span>i<text:span text:style-name="Default_20_Paragraph_20_Font"><text:span text:style-name="T2">nt ur</text:span></text:span>i<text:span text:style-name="Default_20_Paragraph_20_Font"><text:span text:style-name="T2">naeque erasae et acre</text:span></text:span>s<text:line-break/><text:span text:style-name="Default_20_Paragraph_20_Font"><text:span text:style-name="T2">decurreri</text:span></text:span>m, <text:span text:style-name="Default_20_Paragraph_20_Font"><text:span text:style-name="T2">aut</text:span></text:span> i<text:span text:style-name="Default_20_Paragraph_20_Font"><text:span text:style-name="T2">n absc</text:span></text:span>i<text:span text:style-name="Default_20_Paragraph_20_Font"><text:span text:style-name="T2">sam</text:span></text:span> morbus <text:span text:style-name="Default_20_Paragraph_20_Font"><text:span text:style-name="T2">decubuerit.</text:span></text:span></text:p>
      <text:p text:style-name="P2"><text:span text:style-name="Default_20_Paragraph_20_Font"><text:span text:style-name="T7">Α</text:span></text:span><text:span text:style-name="Default_20_Paragraph_20_Font"><text:span text:style-name="T6">ύγγας</text:span></text:span><text:span text:style-name="Default_20_Paragraph_20_Font"><text:span text:style-name="T5"> </text:span></text:span>et <text:span text:style-name="Default_20_Paragraph_20_Font"><text:span text:style-name="T6">λυγμοὺς</text:span></text:span><text:span text:style-name="Default_20_Paragraph_20_Font"><text:span text:style-name="T5"> </text:span></text:span><text:span text:style-name="Default_20_Paragraph_20_Font"><text:span text:style-name="T2">singul</text:span></text:span>t<text:span text:style-name="Default_20_Paragraph_20_Font"><text:span text:style-name="T2">u</text:span></text:span>s appellare consueverunt.<text:line-break/>Sunt autem motus quidam stomachi convulfivr. Hos qui-<text:line-break/>dem fieri ajunt propter immoderatam inanitionem vel<text:line-break/>repletionem. Qui si propter inanitionem fiant, fere sana-<text:line-break/>tionem non recipiunt, si. vero ob repletionem fuerint, ab<text:line-break/>incidentibus ac detegentibus praesidiis infarcta curantur,<text:line-break/>talia vero sunt quae nunc scripta sunt. Videtur autem<text:line-break/>nunc mor<text:span text:style-name="Default_20_Paragraph_20_Font"><text:span text:style-name="T2">t</text:span></text:span>us is fieri et propter acrimoniam stomachum<text:line-break/>mordentem, ut quum quis piperis plus vel quid simile<text:line-break/>devoraverit. Et sane febricitantium nonnulli. singultien-</text:p>
      <text:p text:style-name="P3">tes credentem acerrimumque humorem vomuerunt, a quo<text:line-break/>tandem fymptomate sunt liberati. Verum febris hujus-<text:line-break/>modi nequaquam singultuofa appellatur, nam ut singulo<text:line-break/>tuofa vocitetur, permanere amplius debet singultus, vel<text:line-break/>etiam per totum morbum simul cum febre exacerbari.<text:line-break/>Febrem hanc .per sudores judicatorios fomnesque aequa-<text:line-break/>les vacuatasque urinas tum crassas tum acres sanari ait,<text:line-break/>talibus quidem vel exoretis vel in abscessum firmatis.</text:p>
      <text:h text:style-name="Heading_20_2" text:outline-level="2">LX11I.</text:h>
      <text:p text:style-name="P4">N<text:span text:style-name="Default_20_Paragraph_20_Font"><text:span text:style-name="T2">ux p</text:span></text:span>i<text:span text:style-name="Default_20_Paragraph_20_Font"><text:span text:style-name="T2">nea et m</text:span></text:span>y<text:span text:style-name="Default_20_Paragraph_20_Font"><text:span text:style-name="T2">rrha</text:span></text:span> i<text:span text:style-name="Default_20_Paragraph_20_Font"><text:span text:style-name="T2">n ecleg</text:span></text:span>m<text:span text:style-name="Default_20_Paragraph_20_Font"><text:span text:style-name="T2">ate</text:span></text:span> exhibeantur; <text:span text:style-name="Default_20_Paragraph_20_Font"><text:span text:style-name="T2">b</text:span></text:span>is <text:span text:style-name="Default_20_Paragraph_20_Font"><text:span text:style-name="T2">vero<text:line-break/>acetum mulsum quam pauc</text:span></text:span>ifum<text:span text:style-name="Default_20_Paragraph_20_Font"><text:span text:style-name="T2">u</text:span></text:span>m <text:span text:style-name="Default_20_Paragraph_20_Font"><text:span text:style-name="T2">potui dato. sed si<text:line-break/>vehementer sit</text:span></text:span>i<text:span text:style-name="Default_20_Paragraph_20_Font"><text:span text:style-name="T2">culost fuerint, aqua</text:span></text:span>m <text:span text:style-name="Default_20_Paragraph_20_Font"><text:span text:style-name="T2">horde</text:span></text:span>i.</text:p>
      <text:p text:style-name="P2">Id inordinate scriptum est. Satius enim erat eum<text:line-break/>paulo ante in ea orationis parte, qua eos curavit quibus .<text:line-break/>tum thorax tum pulmo per sputa expurgari debent, id<text:line-break/>praescripsisse,. non febri singuItuofae. Verum quod dici-</text:p>
      <text:p text:style-name="P3">tur, id obfcurum est. Nam coecatus ali ipso dictus, non<text:line-break/>ita, fed conus magis ab antiquis Graecis appendatur, ve-<text:line-break/>luti a recentioribus medicis propemodum omnibus scrobi-<text:line-break/>lus. Consuevit autem ex eo eclegma conficere, quum<text:line-break/>maxime pinguis fuerit, id est ubi multam circums<text:span text:style-name="Default_20_Paragraph_20_Font"><text:span text:style-name="T2">n</text:span></text:span>fam<text:line-break/>habuerit peculiarem resinam. Coquunt autem fructum<text:line-break/>hunc in aqua cum ntarrulno recentem, mox decocto nrel-<text:line-break/>lis exiguum miscent coquuntque iterum adusque mellis<text:line-break/>crassitudinem, quo ad hunc modum confecto medicamento<text:line-break/>utimur ad thoracis pulmonisque exp<text:span text:style-name="Default_20_Paragraph_20_Font"><text:span text:style-name="T2">o</text:span></text:span>sitiones. Ut autem<text:line-break/>et alia quaedam medicamento huic saepius immittimus,<text:line-break/>ita et auctorem libri hujus myrrham immitte<text:span text:style-name="Default_20_Paragraph_20_Font"><text:span text:style-name="T2">r</text:span></text:span>e verisimile<text:line-break/>est, quod postea velut compendio manifestarit, inquiens:<text:line-break/><text:span text:style-name="Default_20_Paragraph_20_Font"><text:span text:style-name="T2">c</text:span></text:span>o<text:span text:style-name="Default_20_Paragraph_20_Font"><text:span text:style-name="T2">ccalu</text:span></text:span>s <text:span text:style-name="Default_20_Paragraph_20_Font"><text:span text:style-name="T2">et</text:span></text:span> my<text:span text:style-name="Default_20_Paragraph_20_Font"><text:span text:style-name="T2">rrha</text:span></text:span> i<text:span text:style-name="Default_20_Paragraph_20_Font"><text:span text:style-name="T2">n eclegma</text:span></text:span>t<text:span text:style-name="Default_20_Paragraph_20_Font"><text:span text:style-name="T2">e exh</text:span></text:span>i<text:span text:style-name="Default_20_Paragraph_20_Font"><text:span text:style-name="T2">beantur. </text:span></text:span>Potest au-<text:line-break/>tem et ipsius, qui eduntur, conos cum myrrha exhibere,<text:line-break/>atque hic fortassis nos mel non male medicamento misceri<text:line-break/>intellexerimus. Quidam sane hanc ipfam dictionem ab<text:line-break/>ante scripta superant seorfumque scribunt, nonnulli vero, .</text:p>
      <text:p text:style-name="P3">finem ante scriptae principium hujus efficiunt hoc pacto.<text:line-break/><text:span text:style-name="Default_20_Paragraph_20_Font"><text:span text:style-name="T2">s</text:span></text:span>i <text:span text:style-name="Default_20_Paragraph_20_Font"><text:span text:style-name="T2">au</text:span></text:span>t<text:span text:style-name="Default_20_Paragraph_20_Font"><text:span text:style-name="T2">e</text:span></text:span>m <text:span text:style-name="Default_20_Paragraph_20_Font"><text:span text:style-name="T2">absce</text:span></text:span>s<text:span text:style-name="Default_20_Paragraph_20_Font"><text:span text:style-name="T2">sus su</text:span></text:span>m<text:span text:style-name="Default_20_Paragraph_20_Font"><text:span text:style-name="T2">en</text:span></text:span>t<text:span text:style-name="Default_20_Paragraph_20_Font"><text:span text:style-name="T2">ur, c</text:span></text:span>or<text:span text:style-name="Default_20_Paragraph_20_Font"><text:span text:style-name="T2">culu</text:span></text:span>s <text:span text:style-name="Default_20_Paragraph_20_Font"><text:span text:style-name="T2">e</text:span></text:span>t my<text:span text:style-name="Default_20_Paragraph_20_Font"><text:span text:style-name="T2">rrha</text:span></text:span> i<text:span text:style-name="Default_20_Paragraph_20_Font"><text:span text:style-name="T2">n ecleg-<text:line-break/>ma</text:span></text:span>r<text:span text:style-name="Default_20_Paragraph_20_Font"><text:span text:style-name="T2">e exh</text:span></text:span>i<text:span text:style-name="Default_20_Paragraph_20_Font"><text:span text:style-name="T2">bean</text:span></text:span>t<text:span text:style-name="Default_20_Paragraph_20_Font"><text:span text:style-name="T2">ur, </text:span></text:span>ut morbis in abscessum sumatis id me-<text:line-break/>dicamentum esse intelligamus. Id autem a ratione alie-<text:line-break/>num, maxime propter id quod ita infertur, in quo dicit:<text:line-break/><text:span text:style-name="Default_20_Paragraph_20_Font"><text:span text:style-name="T2">h</text:span></text:span>is <text:span text:style-name="Default_20_Paragraph_20_Font"><text:span text:style-name="T2">ver</text:span></text:span>o <text:span text:style-name="Default_20_Paragraph_20_Font"><text:span text:style-name="T2">ace</text:span></text:span>t<text:span text:style-name="Default_20_Paragraph_20_Font"><text:span text:style-name="T2">um mulsum quam pauc</text:span></text:span>i<text:span text:style-name="Default_20_Paragraph_20_Font"><text:span text:style-name="T2">ifimum potu</text:span></text:span>i <text:span text:style-name="Default_20_Paragraph_20_Font"><text:span text:style-name="T2">dato.<text:line-break/></text:span></text:span>Nam in singultuofa febre formidandum acetum praecipit<text:line-break/>ratio, in iis vero quae in abfcessum sumantur, nequaquam.<text:line-break/>Eam ob caufam quidem alii dictionem hanc quadantenus<text:line-break/>quidem antea scriptae copulant, quadantenus vero fepa-<text:line-break/>rant, atque adjecta coniunctione <text:span text:style-name="Default_20_Paragraph_20_Font"><text:span text:style-name="T2">aute</text:span></text:span>m ita scribunt;- <text:span text:style-name="Default_20_Paragraph_20_Font"><text:span text:style-name="T2">s</text:span></text:span>i<text:line-break/><text:span text:style-name="Default_20_Paragraph_20_Font"><text:span text:style-name="T2">au</text:span></text:span>t<text:span text:style-name="Default_20_Paragraph_20_Font"><text:span text:style-name="T2">em</text:span></text:span> i<text:span text:style-name="Default_20_Paragraph_20_Font"><text:span text:style-name="T2">n absce</text:span></text:span>ssem <text:span text:style-name="Default_20_Paragraph_20_Font"><text:span text:style-name="T2">sumetur.</text:span></text:span> De fingultuosa ante dicta<text:line-break/>febre id dictum sit, volente libri auctore, si in abfcef-<text:line-break/>fum aliquando firmari contigerit singul luc<text:span text:style-name="Default_20_Paragraph_20_Font"><text:span text:style-name="T2">t</text:span></text:span>am febrem,<text:line-break/>coccalum cum myrrha exhibere et copiosam aceti mulsi<text:line-break/>vitare potionem. Syllaba autem ultima^ verbi hujus <text:span text:style-name="Default_20_Paragraph_20_Font"><text:span text:style-name="T6">στη</text:span></text:span><text:span text:style-name="Default_20_Paragraph_20_Font"><text:span text:style-name="T9">-<text:line-break/></text:span></text:span><text:span text:style-name="Default_20_Paragraph_20_Font"><text:span text:style-name="T6">ρίζη</text:span></text:span><text:span text:style-name="Default_20_Paragraph_20_Font"><text:span text:style-name="T9">, </text:span></text:span>sive per <text:span text:style-name="Default_20_Paragraph_20_Font"><text:span text:style-name="T6">ζ</text:span></text:span><text:span text:style-name="Default_20_Paragraph_20_Font"><text:span text:style-name="T9"> </text:span></text:span>literam scribatur, sive per <text:span text:style-name="Default_20_Paragraph_20_Font"><text:span text:style-name="T6">ξ</text:span></text:span><text:span text:style-name="Default_20_Paragraph_20_Font"><text:span text:style-name="T9">, </text:span></text:span>nullam in-</text:p>
      <text:p text:style-name="P3">signem facit sermonis mutationem. <text:span text:style-name="Default_20_Paragraph_20_Font"><text:span text:style-name="T2">sed st vehementer<text:line-break/>siticul</text:span></text:span>o<text:span text:style-name="Default_20_Paragraph_20_Font"><text:span text:style-name="T2">si suer</text:span></text:span>i<text:span text:style-name="Default_20_Paragraph_20_Font"><text:span text:style-name="T2">nt aqua</text:span></text:span>m <text:span text:style-name="Default_20_Paragraph_20_Font"><text:span text:style-name="T2">horde</text:span></text:span>i. Quod potum hunc tan-<text:line-break/>quam sitim adimentem exhibeat manifestum est. Sed<text:line-break/>melius fecisset , fi quo pacto parere hordeum oporteat,<text:line-break/>enunciasset , utrumne simpliciter madefacere , vel ex eo<text:line-break/>sythum , ut hujus temporis homines, conficere, vel quo-<text:line-break/>vis parare alio modo.</text:p>
      <text:h text:style-name="Heading_20_2" text:outline-level="2">LX1U</text:h>
      <text:p text:style-name="P65"><text:line-break/><text:span text:style-name="Default_20_Paragraph_20_Font"><text:span text:style-name="T2">peripneu</text:span></text:span>mo<text:span text:style-name="Default_20_Paragraph_20_Font"><text:span text:style-name="T2">n</text:span></text:span>icos <text:span text:style-name="Default_20_Paragraph_20_Font"><text:span text:style-name="T2">e</text:span></text:span>t <text:span text:style-name="Default_20_Paragraph_20_Font"><text:span text:style-name="T2">pleur</text:span></text:span>i<text:span text:style-name="Default_20_Paragraph_20_Font"><text:span text:style-name="T2">t</text:span></text:span>i<text:span text:style-name="Default_20_Paragraph_20_Font"><text:span text:style-name="T2">co</text:span></text:span>s <text:span text:style-name="Default_20_Paragraph_20_Font"><text:span text:style-name="T2">assec</text:span></text:span>t<text:span text:style-name="Default_20_Paragraph_20_Font"><text:span text:style-name="T2">u</text:span></text:span>s <text:span text:style-name="Default_20_Paragraph_20_Font"><text:span text:style-name="T2">i</text:span></text:span>t<text:span text:style-name="Default_20_Paragraph_20_Font"><text:span text:style-name="T2">a considerare<text:line-break/>oportet, an sebri</text:span></text:span>s <text:span text:style-name="Default_20_Paragraph_20_Font"><text:span text:style-name="T2">acuta sit et d</text:span></text:span>o<text:span text:style-name="Default_20_Paragraph_20_Font"><text:span text:style-name="T2">lore</text:span></text:span>s <text:span text:style-name="Default_20_Paragraph_20_Font"><text:span text:style-name="T2">lateri</text:span></text:span>s <text:span text:style-name="Default_20_Paragraph_20_Font"><text:span text:style-name="T2">alter</text:span></text:span>i<text:span text:style-name="Default_20_Paragraph_20_Font"><text:span text:style-name="T2">u</text:span></text:span>s<text:line-break/><text:span text:style-name="Default_20_Paragraph_20_Font"><text:span text:style-name="T2">au</text:span></text:span>t <text:span text:style-name="Default_20_Paragraph_20_Font"><text:span text:style-name="T2">u</text:span></text:span>t<text:span text:style-name="Default_20_Paragraph_20_Font"><text:span text:style-name="T2">riu</text:span></text:span>s<text:span text:style-name="Default_20_Paragraph_20_Font"><text:span text:style-name="T2">que, ct quum su</text:span></text:span>r<text:span text:style-name="Default_20_Paragraph_20_Font"><text:span text:style-name="T2">sum scrtur sp</text:span></text:span>irit<text:span text:style-name="Default_20_Paragraph_20_Font"><text:span text:style-name="T2">u</text:span></text:span>s, <text:span text:style-name="Default_20_Paragraph_20_Font"><text:span text:style-name="T2">num labo-.<text:line-break/>re</text:span></text:span>t, t<text:span text:style-name="Default_20_Paragraph_20_Font"><text:span text:style-name="T2">u</text:span></text:span>sses <text:span text:style-name="Default_20_Paragraph_20_Font"><text:span text:style-name="T2">adsint et spu</text:span></text:span>t<text:span text:style-name="Default_20_Paragraph_20_Font"><text:span text:style-name="T2">a educan</text:span></text:span>t<text:span text:style-name="Default_20_Paragraph_20_Font"><text:span text:style-name="T2">ur rufa aut</text:span></text:span> l<text:span text:style-name="Default_20_Paragraph_20_Font"><text:span text:style-name="T2">iv</text:span></text:span>i<text:span text:style-name="Default_20_Paragraph_20_Font"><text:span text:style-name="T2">da<text:line-break/>au</text:span></text:span>t <text:span text:style-name="Default_20_Paragraph_20_Font"><text:span text:style-name="T2">e</text:span></text:span>t<text:span text:style-name="Default_20_Paragraph_20_Font"><text:span text:style-name="T2">iam tenu</text:span></text:span>i<text:span text:style-name="Default_20_Paragraph_20_Font"><text:span text:style-name="T2">a e</text:span></text:span>t <text:span text:style-name="Default_20_Paragraph_20_Font"><text:span text:style-name="T2">spumosa e</text:span></text:span>t <text:span text:style-name="Default_20_Paragraph_20_Font"><text:span text:style-name="T2">storida, e</text:span></text:span>i <text:span text:style-name="Default_20_Paragraph_20_Font"><text:span text:style-name="T2">si qu</text:span></text:span>i<text:span text:style-name="Default_20_Paragraph_20_Font"><text:span text:style-name="T2">d al</text:span></text:span>i<text:span text:style-name="Default_20_Paragraph_20_Font"><text:span text:style-name="T2">ud<text:line-break/>d</text:span></text:span>i<text:span text:style-name="Default_20_Paragraph_20_Font"><text:span text:style-name="T2">versu</text:span></text:span>m <text:span text:style-name="Default_20_Paragraph_20_Font"><text:span text:style-name="T2">habeant ob li, quae d</text:span></text:span>i<text:span text:style-name="Default_20_Paragraph_20_Font"><text:span text:style-name="T2">d</text:span></text:span>i<text:span text:style-name="Default_20_Paragraph_20_Font"><text:span text:style-name="T2">c</text:span></text:span>im<text:span text:style-name="Default_20_Paragraph_20_Font"><text:span text:style-name="T2">u</text:span></text:span>s. <text:span text:style-name="Default_20_Paragraph_20_Font"><text:span text:style-name="T2">r</text:span></text:span> I<text:span text:style-name="Default_20_Paragraph_20_Font"><text:span text:style-name="T2">ta deger</text:span></text:span>e<text:line-break/><text:span text:style-name="Default_20_Paragraph_20_Font"><text:span text:style-name="T2">oporte</text:span></text:span>t.</text:p>
      <text:p text:style-name="P2">Pleuritidis peripneumoniaeqno tum magna tum effatu</text:p>
      <text:p text:style-name="P3">digna quidem. omnia in legitima libri hujus parte distin-<text:line-break/>eta sunt, sed quae a medicis omnibus cognoscuntur, prae-<text:line-break/>permissa sunt. Talia autem fiant quae nunc hic scribit.<text:line-break/>Et primum quidem a veteribus empiricis appellatam fyn-<text:line-break/>dromen , veteres autem affectibus assidentia haec fympto-<text:line-break/>mata appellabant. Febris igitur acuta, dolor lateris alte-<text:line-break/>rius vel utriusque, potissimum qui in expiratione fit (nam<text:line-break/>id est <text:span text:style-name="Default_20_Paragraph_20_Font"><text:span text:style-name="T2">et quum sursu</text:span></text:span>m <text:span text:style-name="Default_20_Paragraph_20_Font"><text:span text:style-name="T2">famur spir</text:span></text:span>i<text:span text:style-name="Default_20_Paragraph_20_Font"><text:span text:style-name="T2">tu</text:span></text:span>s, <text:span text:style-name="Default_20_Paragraph_20_Font"><text:span text:style-name="T2">nu</text:span></text:span>m <text:span text:style-name="Default_20_Paragraph_20_Font"><text:span text:style-name="T2">lab</text:span></text:span>o<text:span text:style-name="Default_20_Paragraph_20_Font"><text:span text:style-name="T2">ret</text:span></text:span>) tusses<text:line-break/>et <text:span text:style-name="Default_20_Paragraph_20_Font"><text:span text:style-name="T2">t</text:span></text:span>puta rufa vel livida et tenuia et spumosa et florida,<text:line-break/>et quotis aliter modo praeter solitum evariantia (hoc<text:line-break/>enim significat inquiens; <text:span text:style-name="Default_20_Paragraph_20_Font"><text:span text:style-name="T2">e</text:span></text:span>t <text:span text:style-name="Default_20_Paragraph_20_Font"><text:span text:style-name="T2">si qu</text:span></text:span>i<text:span text:style-name="Default_20_Paragraph_20_Font"><text:span text:style-name="T2">d aliud d</text:span></text:span>i<text:span text:style-name="Default_20_Paragraph_20_Font"><text:span text:style-name="T2">versum habe-<text:line-break/>an</text:span></text:span>i <text:span text:style-name="Default_20_Paragraph_20_Font"><text:span text:style-name="T2">ab</text:span></text:span> iis <text:span text:style-name="Default_20_Paragraph_20_Font"><text:span text:style-name="T2">quae d</text:span></text:span>i<text:span text:style-name="Default_20_Paragraph_20_Font"><text:span text:style-name="T2">d</text:span></text:span>i<text:span text:style-name="Default_20_Paragraph_20_Font"><text:span text:style-name="T2">c</text:span></text:span>i<text:span text:style-name="Default_20_Paragraph_20_Font"><text:span text:style-name="T2">mus ). </text:span></text:span>Haec omnia tum in pleuri-<text:line-break/>ticis tum peripneumonicis apparere ait, si contingant.<text:line-break/>Sed hos ita, degere ac curare oportet.</text:p>
      <text:h text:style-name="Heading_20_2" text:outline-level="2">LXU.</text:h>
      <text:p text:style-name="Normal"><text:span text:style-name="Default_20_Paragraph_20_Font"><text:span text:style-name="T2">si d</text:span></text:span>ol<text:span text:style-name="Default_20_Paragraph_20_Font"><text:span text:style-name="T2">or qu</text:span></text:span>i<text:span text:style-name="Default_20_Paragraph_20_Font"><text:span text:style-name="T2">de</text:span></text:span>m <text:span text:style-name="Default_20_Paragraph_20_Font"><text:span text:style-name="T2">sursu</text:span></text:span>m <text:span text:style-name="Default_20_Paragraph_20_Font"><text:span text:style-name="T2">ad clav</text:span></text:span>i<text:span text:style-name="Default_20_Paragraph_20_Font"><text:span text:style-name="T2">cula</text:span></text:span>m <text:span text:style-name="Default_20_Paragraph_20_Font"><text:span text:style-name="T2">aut c</text:span></text:span>i<text:span text:style-name="Default_20_Paragraph_20_Font"><text:span text:style-name="T2">rca</text:span></text:span> m<text:span text:style-name="Default_20_Paragraph_20_Font"><text:span text:style-name="T2">a</text:span></text:span>m-</text:p>
      <text:p text:style-name="P1"><text:span text:style-name="Default_20_Paragraph_20_Font"><text:span text:style-name="T2">ma</text:span></text:span>m <text:span text:style-name="Default_20_Paragraph_20_Font"><text:span text:style-name="T2">e</text:span></text:span>t <text:span text:style-name="Default_20_Paragraph_20_Font"><text:span text:style-name="T2">brach</text:span></text:span>i<text:span text:style-name="Default_20_Paragraph_20_Font"><text:span text:style-name="T2">u</text:span></text:span>m <text:span text:style-name="Default_20_Paragraph_20_Font"><text:span text:style-name="T2">feratur, </text:span></text:span>i<text:span text:style-name="Default_20_Paragraph_20_Font"><text:span text:style-name="T2">nternam brach</text:span></text:span>ii <text:span text:style-name="Default_20_Paragraph_20_Font"><text:span text:style-name="T2">vena</text:span></text:span>m su-<text:line-break/><text:span text:style-name="Default_20_Paragraph_20_Font"><text:span text:style-name="T2">care op</text:span></text:span>o<text:span text:style-name="Default_20_Paragraph_20_Font"><text:span text:style-name="T2">r</text:span></text:span>t<text:span text:style-name="Default_20_Paragraph_20_Font"><text:span text:style-name="T2">et utracunque suer</text:span></text:span>i<text:span text:style-name="Default_20_Paragraph_20_Font"><text:span text:style-name="T2">t par</text:span></text:span>t<text:span text:style-name="Default_20_Paragraph_20_Font"><text:span text:style-name="T2">e, ea</text:span></text:span> i<text:span text:style-name="Default_20_Paragraph_20_Font"><text:span text:style-name="T2">n</text:span></text:span> i<text:span text:style-name="Default_20_Paragraph_20_Font"><text:span text:style-name="T2">psa.</text:span></text:span></text:p>
      <text:p text:style-name="P2">. Rursus et in praesenti loco partis legitimae seuten-<text:line-break/>tiam elaborat, quoniam in ea praetermissum est quod<text:line-break/>simul cum dictis intelligitur, adjicitque illud, venam seca<text:span text:style-name="Default_20_Paragraph_20_Font"><text:span text:style-name="T2">n-<text:line-break/></text:span></text:span>dam e directo lateris affecti, quod exposuit inquiens ; <text:span text:style-name="Default_20_Paragraph_20_Font"><text:span text:style-name="T2">rc-<text:line-break/>na</text:span></text:span>m <text:span text:style-name="Default_20_Paragraph_20_Font"><text:span text:style-name="T2">brachi</text:span></text:span>i i<text:span text:style-name="Default_20_Paragraph_20_Font"><text:span text:style-name="T2">nternam secare op</text:span></text:span>o<text:span text:style-name="Default_20_Paragraph_20_Font"><text:span text:style-name="T2">rtet u</text:span></text:span>t<text:span text:style-name="Default_20_Paragraph_20_Font"><text:span text:style-name="T2">racunque d</text:span></text:span>ol<text:span text:style-name="Default_20_Paragraph_20_Font"><text:span text:style-name="T2">or afa<text:line-break/></text:span></text:span>fuit <text:span text:style-name="Default_20_Paragraph_20_Font"><text:span text:style-name="T2">par</text:span></text:span>t<text:span text:style-name="Default_20_Paragraph_20_Font"><text:span text:style-name="T2">e. </text:span></text:span>Sed manufesta usus brevitate orationem ne-<text:line-break/>gligentius percurrit, nam venam cubiti dicere debuit, quum<text:line-break/>venam brachii dixit.</text:p>
      <text:h text:style-name="Heading_20_2" text:outline-level="2"><text:span text:style-name="Default_20_Paragraph_20_Font">I.XVI.</text:span></text:h>
      <text:p text:style-name="P45"><text:span text:style-name="Default_20_Paragraph_20_Font"><text:span text:style-name="T2">sanguine</text:span></text:span>m <text:span text:style-name="Default_20_Paragraph_20_Font"><text:span text:style-name="T2">detrahere pro corpori</text:span></text:span>s <text:span text:style-name="Default_20_Paragraph_20_Font"><text:span text:style-name="T2">hab</text:span></text:span>it<text:span text:style-name="Default_20_Paragraph_20_Font"><text:span text:style-name="T2">u, ann</text:span></text:span>i t<text:span text:style-name="Default_20_Paragraph_20_Font"><text:span text:style-name="T2">e</text:span></text:span>m<text:span text:style-name="Default_20_Paragraph_20_Font"><text:span text:style-name="T2">pesta</text:span></text:span>t<text:span text:style-name="Default_20_Paragraph_20_Font"><text:span text:style-name="T2">e,<text:line-break/>ae</text:span></text:span>t<text:span text:style-name="Default_20_Paragraph_20_Font"><text:span text:style-name="T2">ate e</text:span></text:span>t <text:span text:style-name="Default_20_Paragraph_20_Font"><text:span text:style-name="T2">colore cop</text:span></text:span>i<text:span text:style-name="Default_20_Paragraph_20_Font"><text:span text:style-name="T2">osiu</text:span></text:span>s <text:span text:style-name="Default_20_Paragraph_20_Font"><text:span text:style-name="T2">et ver</text:span></text:span>o <text:span text:style-name="Default_20_Paragraph_20_Font"><text:span text:style-name="T2">audacter , si dolor<text:line-break/>acutu</text:span></text:span>s <text:span text:style-name="Default_20_Paragraph_20_Font"><text:span text:style-name="T2">suer</text:span></text:span>it, <text:span text:style-name="Default_20_Paragraph_20_Font"><text:span text:style-name="T2">ad a</text:span></text:span>mm<text:span text:style-name="Default_20_Paragraph_20_Font"><text:span text:style-name="T2">i u</text:span></text:span>s<text:span text:style-name="Default_20_Paragraph_20_Font"><text:span text:style-name="T2">que del</text:span></text:span>i<text:span text:style-name="Default_20_Paragraph_20_Font"><text:span text:style-name="T2">qu</text:span></text:span>i<text:span text:style-name="Default_20_Paragraph_20_Font"><text:span text:style-name="T2">um ducere.. . . po-<text:line-break/>sua cl</text:span></text:span>y<text:span text:style-name="Default_20_Paragraph_20_Font"><text:span text:style-name="T2">stere alvum subducere.</text:span></text:span></text:p>
      <text:p text:style-name="P1">Rursum hic plus quam mediocriter fcopos detractio-<text:line-break/>nis sanguinis omnes recensere conatus, quosdam tamen<text:line-break/>silentio praeteriit. Neque enim virium meminit, neque<text:line-break/>sanguinis mutationis, imo neque regionis aut constitutio-<text:line-break/>uls. Plus autem detrahere atque ad animae usque de-<text:line-break/>fectionem id audacter agere praecipiens, deliquit in dicti-<text:line-break/>one, quum adjecit quam ob cau<text:span text:style-name="Default_20_Paragraph_20_Font"><text:span text:style-name="T2">t</text:span></text:span>am audere conveniat.<text:line-break/>Nam quod dolor acutus sit, plus quidem sanguinis vacua-<text:line-break/>mus, sed fluere sinimus, non quia acutus sit, fed ob alia,<text:line-break/>si vires robustae fuerint <text:span text:style-name="Default_20_Paragraph_20_Font"><text:span text:style-name="T2">j</text:span></text:span> viguerit aetas, fanguis abunda-<text:line-break/>verit et laborantis natura tum densior, tum durior, alqtte<text:line-break/>aegre magis perspicabilis et sanguinis copiosi fuerit, anni<text:line-break/>etiam tempus et constitutio bene temperata, sic sane- et<text:line-break/>regio. Nempe quod ad animae usque defectionem Ian-<text:line-break/>guineru auferre non vereamur, nobis ex his accidit. <text:span text:style-name="Default_20_Paragraph_20_Font"><text:span text:style-name="T2">Cl</text:span></text:span>y-<text:line-break/><text:span text:style-name="Default_20_Paragraph_20_Font"><text:span text:style-name="T2">stere postea alvu</text:span></text:span>m <text:span text:style-name="Default_20_Paragraph_20_Font"><text:span text:style-name="T2">subducere. </text:span></text:span>A sanguinis missione cly-<text:line-break/>stere alvum proluere jubet. Sesi melius erat Ilippocra-<text:line-break/>ticam distinctionem adjecisse, si non sponte probe deje-<text:line-break/>cerit alvus.</text:p>
      <text:h text:style-name="P54" text:outline-level="2">I.XV1I.</text:h>
      <text:p text:style-name="P4"><text:span text:style-name="Default_20_Paragraph_20_Font"><text:span text:style-name="T2">s</text:span></text:span>i <text:span text:style-name="Default_20_Paragraph_20_Font"><text:span text:style-name="T2">vero de</text:span></text:span>o<text:span text:style-name="Default_20_Paragraph_20_Font"><text:span text:style-name="T2">rsu</text:span></text:span>m <text:span text:style-name="Default_20_Paragraph_20_Font"><text:span text:style-name="T2">sub th</text:span></text:span>o<text:span text:style-name="Default_20_Paragraph_20_Font"><text:span text:style-name="T2">race dol</text:span></text:span>o<text:span text:style-name="Default_20_Paragraph_20_Font"><text:span text:style-name="T2">r fuerit valdeque urgeat,<text:line-break/>pleur</text:span></text:span>i<text:span text:style-name="Default_20_Paragraph_20_Font"><text:span text:style-name="T2">tico al</text:span></text:span>n<text:span text:style-name="Default_20_Paragraph_20_Font"><text:span text:style-name="T2">um subpurgato, at med</text:span></text:span>i<text:span text:style-name="Default_20_Paragraph_20_Font"><text:span text:style-name="T2">o p</text:span></text:span>u<text:span text:style-name="Default_20_Paragraph_20_Font"><text:span text:style-name="T2">rga</text:span></text:span>ti<text:span text:style-name="Default_20_Paragraph_20_Font"><text:span text:style-name="T2">oni</text:span></text:span>s <text:span text:style-name="Default_20_Paragraph_20_Font"><text:span text:style-name="T2">ten</text:span></text:span>r-<text:line-break/><text:span text:style-name="Default_20_Paragraph_20_Font"><text:span text:style-name="T2">pore n</text:span></text:span>i<text:span text:style-name="Default_20_Paragraph_20_Font"><text:span text:style-name="T2">h</text:span></text:span>i<text:span text:style-name="Default_20_Paragraph_20_Font"><text:span text:style-name="T2">l dato , post purgat</text:span></text:span>io<text:span text:style-name="Default_20_Paragraph_20_Font"><text:span text:style-name="T2">ne</text:span></text:span>m <text:span text:style-name="Default_20_Paragraph_20_Font"><text:span text:style-name="T2">au</text:span></text:span>t<text:span text:style-name="Default_20_Paragraph_20_Font"><text:span text:style-name="T2">em ace</text:span></text:span>t<text:span text:style-name="Default_20_Paragraph_20_Font"><text:span text:style-name="T2">u</text:span></text:span>m <text:span text:style-name="Default_20_Paragraph_20_Font"><text:span text:style-name="T2">mub-<text:line-break/></text:span></text:span>sum. <text:span text:style-name="Default_20_Paragraph_20_Font"><text:span text:style-name="T2">A</text:span></text:span>t <text:span text:style-name="Default_20_Paragraph_20_Font"><text:span text:style-name="T2">quar</text:span></text:span>t<text:span text:style-name="Default_20_Paragraph_20_Font"><text:span text:style-name="T2">o d</text:span></text:span>i<text:span text:style-name="Default_20_Paragraph_20_Font"><text:span text:style-name="T2">e purgandum, veru</text:span></text:span>m <text:span text:style-name="Default_20_Paragraph_20_Font"><text:span text:style-name="T2">per tres</text:span></text:span> a<text:span text:style-name="Default_20_Paragraph_20_Font"><text:span text:style-name="T2">b in</text:span></text:span>iti<text:span text:style-name="Default_20_Paragraph_20_Font"><text:span text:style-name="T2">o<text:line-break/>d</text:span></text:span>i<text:span text:style-name="Default_20_Paragraph_20_Font"><text:span text:style-name="T2">e</text:span></text:span>s <text:span text:style-name="Default_20_Paragraph_20_Font"><text:span text:style-name="T2">alvu</text:span></text:span>s <text:span text:style-name="Default_20_Paragraph_20_Font"><text:span text:style-name="T2">sublu</text:span></text:span>ci<text:span text:style-name="Default_20_Paragraph_20_Font"><text:span text:style-name="T2">da , quod si</text:span></text:span> i<text:span text:style-name="Default_20_Paragraph_20_Font"><text:span text:style-name="T2">ta non levetur, subpar-<text:line-break/>gat</text:span></text:span>o. <text:span text:style-name="Default_20_Paragraph_20_Font"><text:span text:style-name="T2">custod</text:span></text:span>i<text:span text:style-name="Default_20_Paragraph_20_Font"><text:span text:style-name="T2">a ver</text:span></text:span>o im<text:span text:style-name="Default_20_Paragraph_20_Font"><text:span text:style-name="T2">peretur adusaue febr</text:span></text:span>is <text:span text:style-name="Default_20_Paragraph_20_Font"><text:span text:style-name="T2">decesuo-<text:line-break/>ne</text:span></text:span>m <text:span text:style-name="Default_20_Paragraph_20_Font"><text:span text:style-name="T2">ac .sep</text:span></text:span>ti<text:span text:style-name="Default_20_Paragraph_20_Font"><text:span text:style-name="T2">mum d</text:span></text:span>i<text:span text:style-name="Default_20_Paragraph_20_Font"><text:span text:style-name="T2">em. De</text:span></text:span>i<text:span text:style-name="Default_20_Paragraph_20_Font"><text:span text:style-name="T2">nde si</text:span></text:span> i<text:span text:style-name="Default_20_Paragraph_20_Font"><text:span text:style-name="T2">n</text:span></text:span> t<text:span text:style-name="Default_20_Paragraph_20_Font"><text:span text:style-name="T2">ut</text:span></text:span>o <text:span text:style-name="Default_20_Paragraph_20_Font"><text:span text:style-name="T2">esse v</text:span></text:span>i<text:span text:style-name="Default_20_Paragraph_20_Font"><text:span text:style-name="T2">dea-<text:line-break/></text:span></text:span>t<text:span text:style-name="Default_20_Paragraph_20_Font"><text:span text:style-name="T2">ur, in pr</text:span></text:span>i<text:span text:style-name="Default_20_Paragraph_20_Font"><text:span text:style-name="T2">m</text:span></text:span>is <text:span text:style-name="Default_20_Paragraph_20_Font"><text:span text:style-name="T2">ex</text:span></text:span>i<text:span text:style-name="Default_20_Paragraph_20_Font"><text:span text:style-name="T2">guu</text:span></text:span>m <text:span text:style-name="Default_20_Paragraph_20_Font"><text:span text:style-name="T2">ac</text:span></text:span> t<text:span text:style-name="Default_20_Paragraph_20_Font"><text:span text:style-name="T2">enuem cremore</text:span></text:span>m <text:span text:style-name="Default_20_Paragraph_20_Font"><text:span text:style-name="T2">adm</text:span></text:span>i<text:span text:style-name="Default_20_Paragraph_20_Font"><text:span text:style-name="T2">sto<text:line-break/>melle dato. Qu</text:span></text:span>o<text:span text:style-name="Default_20_Paragraph_20_Font"><text:span text:style-name="T2">d si fac</text:span></text:span>i<text:span text:style-name="Default_20_Paragraph_20_Font"><text:span text:style-name="T2">le sputum educa</text:span></text:span>t<text:span text:style-name="Default_20_Paragraph_20_Font"><text:span text:style-name="T2">ur, fac</text:span></text:span>i<text:span text:style-name="Default_20_Paragraph_20_Font"><text:span text:style-name="T2">le<text:line-break/></text:span></text:span>spi<text:span text:style-name="Default_20_Paragraph_20_Font"><text:span text:style-name="T2">ret e</text:span></text:span>t <text:span text:style-name="Default_20_Paragraph_20_Font"><text:span text:style-name="T2">la</text:span></text:span>t<text:span text:style-name="Default_20_Paragraph_20_Font"><text:span text:style-name="T2">erum dolore careat, paul</text:span></text:span>o <text:span text:style-name="Default_20_Paragraph_20_Font"><text:span text:style-name="T2">cra/storem et co-<text:line-break/>p</text:span></text:span>i<text:span text:style-name="Default_20_Paragraph_20_Font"><text:span text:style-name="T2">osiore</text:span></text:span>m, <text:span text:style-name="Default_20_Paragraph_20_Font"><text:span text:style-name="T2">ac b</text:span></text:span>is <text:span text:style-name="Default_20_Paragraph_20_Font"><text:span text:style-name="T2">dis dat</text:span></text:span>o.</text:p>
      <text:p text:style-name="P2">Pleuriticum nominavit, quod ab Hippocrate in legi-<text:line-break/>titna libri hujus parte dictum est, ubi ita affectos plenis-<text:line-break/>ficos purgat. Id autem facit duobus modis. Quarto vero<text:line-break/>die purgandum , indistincte etiam hoc ap<text:span text:style-name="Default_20_Paragraph_20_Font"><text:span text:style-name="T2">t</text:span></text:span>um pronuncia-<text:line-break/>vit. Nullum enim per initia hujusmodi remediorum aegro</text:p>
      <text:p text:style-name="P3">admovendum est, desumpto a numero dierum scopo. Ve-<text:line-break/>rutu quod Hippocrates recensuit, vel statim in principis,<text:line-break/>priusquam in partem aliquam decubuerint humores, me-<text:line-break/>dicamento purgandum esse impera, vel postea, quum con-<text:line-break/>cocti fuerint. Quare et primo interdum die et fecundo<text:line-break/>et quarto et interdum quinto, medicamento purgavimus<text:line-break/>et non in quarto <text:span text:style-name="Default_20_Paragraph_20_Font"><text:span text:style-name="T2">t</text:span></text:span>otum, quemadmodum ipfe scripsit.</text:p>
      <text:h text:style-name="Heading_20_2" text:outline-level="2"><text:span text:style-name="Default_20_Paragraph_20_Font">LXVTH.</text:span></text:h>
      <text:p text:style-name="Normal"><text:span text:style-name="Default_20_Paragraph_20_Font"><text:span text:style-name="T2">Qu</text:span></text:span>o<text:span text:style-name="Default_20_Paragraph_20_Font"><text:span text:style-name="T2">d si n</text:span></text:span>o<text:span text:style-name="Default_20_Paragraph_20_Font"><text:span text:style-name="T2">n fac</text:span></text:span>il<text:span text:style-name="Default_20_Paragraph_20_Font"><text:span text:style-name="T2">e</text:span></text:span> li<text:span text:style-name="Default_20_Paragraph_20_Font"><text:span text:style-name="T2">bere</text:span></text:span>t<text:span text:style-name="Default_20_Paragraph_20_Font"><text:span text:style-name="T2">ur, pauc</text:span></text:span>i<text:span text:style-name="Default_20_Paragraph_20_Font"><text:span text:style-name="T2">orem po</text:span></text:span>ti<text:span text:style-name="Default_20_Paragraph_20_Font"><text:span text:style-name="T2">one</text:span></text:span>m, m<text:span text:style-name="Default_20_Paragraph_20_Font"><text:span text:style-name="T2">o-<text:line-break/>d</text:span></text:span>i<text:span text:style-name="Default_20_Paragraph_20_Font"><text:span text:style-name="T2">ca</text:span></text:span>m <text:span text:style-name="Default_20_Paragraph_20_Font"><text:span text:style-name="T2">sorb</text:span></text:span>i<text:span text:style-name="Default_20_Paragraph_20_Font"><text:span text:style-name="T2">t</text:span></text:span>i<text:span text:style-name="Default_20_Paragraph_20_Font"><text:span text:style-name="T2">onem, cre</text:span></text:span>mo<text:span text:style-name="Default_20_Paragraph_20_Font"><text:span text:style-name="T2">rem tenue</text:span></text:span>m <text:span text:style-name="Default_20_Paragraph_20_Font"><text:span text:style-name="T2">e</text:span></text:span>t <text:span text:style-name="Default_20_Paragraph_20_Font"><text:span text:style-name="T2">semel</text:span></text:span> exhibeto,<text:line-break/><text:span text:style-name="Default_20_Paragraph_20_Font"><text:span text:style-name="T2">e</text:span></text:span>o <text:span text:style-name="Default_20_Paragraph_20_Font"><text:span text:style-name="T2">qu</text:span></text:span>o m<text:span text:style-name="Default_20_Paragraph_20_Font"><text:span text:style-name="T2">eliu</text:span></text:span>s <text:span text:style-name="Default_20_Paragraph_20_Font"><text:span text:style-name="T2">deg</text:span></text:span>it t<text:span text:style-name="Default_20_Paragraph_20_Font"><text:span text:style-name="T2">e</text:span></text:span>m<text:span text:style-name="Default_20_Paragraph_20_Font"><text:span text:style-name="T2">p</text:span></text:span>o<text:span text:style-name="Default_20_Paragraph_20_Font"><text:span text:style-name="T2">re, qu</text:span></text:span>o<text:span text:style-name="Default_20_Paragraph_20_Font"><text:span text:style-name="T2">d ex ur</text:span></text:span>i<text:span text:style-name="Default_20_Paragraph_20_Font"><text:span text:style-name="T2">ni</text:span></text:span>s <text:span text:style-name="Default_20_Paragraph_20_Font"><text:span text:style-name="T2">deprehen-<text:line-break/>de</text:span></text:span>s. <text:span text:style-name="Default_20_Paragraph_20_Font"><text:span text:style-name="T2">sorb</text:span></text:span>it<text:span text:style-name="Default_20_Paragraph_20_Font"><text:span text:style-name="T2">i</text:span></text:span>o<text:span text:style-name="Default_20_Paragraph_20_Font"><text:span text:style-name="T2">ne</text:span></text:span>m <text:span text:style-name="Default_20_Paragraph_20_Font"><text:span text:style-name="T2">au</text:span></text:span>t<text:span text:style-name="Default_20_Paragraph_20_Font"><text:span text:style-name="T2">e</text:span></text:span>m <text:span text:style-name="Default_20_Paragraph_20_Font"><text:span text:style-name="T2">h</text:span></text:span>i<text:span text:style-name="Default_20_Paragraph_20_Font"><text:span text:style-name="T2">s in</text:span></text:span> mo<text:span text:style-name="Default_20_Paragraph_20_Font"><text:span text:style-name="T2">rb</text:span></text:span>i<text:span text:style-name="Default_20_Paragraph_20_Font"><text:span text:style-name="T2">s pr</text:span></text:span>i<text:span text:style-name="Default_20_Paragraph_20_Font"><text:span text:style-name="T2">us efferre<text:line-break/>n</text:span></text:span>o<text:span text:style-name="Default_20_Paragraph_20_Font"><text:span text:style-name="T2">n opor</text:span></text:span>t<text:span text:style-name="Default_20_Paragraph_20_Font"><text:span text:style-name="T2">e</text:span></text:span>t, <text:span text:style-name="Default_20_Paragraph_20_Font"><text:span text:style-name="T2">quam coctas urinas au</text:span></text:span>t (<text:span text:style-name="Default_20_Paragraph_20_Font"><text:span text:style-name="T2">pu</text:span></text:span>t<text:span text:style-name="Default_20_Paragraph_20_Font"><text:span text:style-name="T2">a ma</text:span></text:span>t<text:span text:style-name="Default_20_Paragraph_20_Font"><text:span text:style-name="T2">ura fa-<text:line-break/>eta v</text:span></text:span>i<text:span text:style-name="Default_20_Paragraph_20_Font"><text:span text:style-name="T2">der</text:span></text:span>i<text:span text:style-name="Default_20_Paragraph_20_Font"><text:span text:style-name="T2">s. Qu</text:span></text:span>o<text:span text:style-name="Default_20_Paragraph_20_Font"><text:span text:style-name="T2">d si med</text:span></text:span>i<text:span text:style-name="Default_20_Paragraph_20_Font"><text:span text:style-name="T2">camento purgatus mu</text:span></text:span>lt<text:span text:style-name="Default_20_Paragraph_20_Font"><text:span text:style-name="T2">u</text:span></text:span>m<text:line-break/><text:span text:style-name="Default_20_Paragraph_20_Font"><text:span text:style-name="T2">defecer</text:span></text:span>i<text:span text:style-name="Default_20_Paragraph_20_Font"><text:span text:style-name="T2">t, dare necesse esi, veru</text:span></text:span>m <text:span text:style-name="Default_20_Paragraph_20_Font"><text:span text:style-name="T2">pauc</text:span></text:span>i<text:span text:style-name="Default_20_Paragraph_20_Font"><text:span text:style-name="T2">ore</text:span></text:span>m <text:span text:style-name="Default_20_Paragraph_20_Font"><text:span text:style-name="T2">ac</text:span></text:span> t<text:span text:style-name="Default_20_Paragraph_20_Font"><text:span text:style-name="T2">enu</text:span></text:span>io-<text:line-break/>t <text:span text:style-name="Default_20_Paragraph_20_Font"><text:span text:style-name="T2">re</text:span></text:span>m. <text:span text:style-name="Default_20_Paragraph_20_Font"><text:span text:style-name="T2">Non en</text:span></text:span>im <text:span text:style-name="Default_20_Paragraph_20_Font"><text:span text:style-name="T2">p</text:span></text:span>o<text:span text:style-name="Default_20_Paragraph_20_Font"><text:span text:style-name="T2">ter</text:span></text:span>it <text:span text:style-name="Default_20_Paragraph_20_Font"><text:span text:style-name="T2">prae vasoru</text:span></text:span>m <text:span text:style-name="Default_20_Paragraph_20_Font"><text:span text:style-name="T2">vacuat</text:span></text:span>io<text:span text:style-name="Default_20_Paragraph_20_Font"><text:span text:style-name="T2">ne d</text:span></text:span>o<text:span text:style-name="Default_20_Paragraph_20_Font"><text:span text:style-name="T2">r-<text:line-break/>m</text:span></text:span>i<text:span text:style-name="Default_20_Paragraph_20_Font"><text:span text:style-name="T2">re neque c</text:span></text:span>o<text:span text:style-name="Default_20_Paragraph_20_Font"><text:span text:style-name="T2">ncoquere si</text:span></text:span>mi<text:span text:style-name="Default_20_Paragraph_20_Font"><text:span text:style-name="T2">l</text:span></text:span>it<text:span text:style-name="Default_20_Paragraph_20_Font"><text:span text:style-name="T2">er neque</text:span></text:span> j<text:span text:style-name="Default_20_Paragraph_20_Font"><text:span text:style-name="T2">ud</text:span></text:span>i<text:span text:style-name="Default_20_Paragraph_20_Font"><text:span text:style-name="T2">ca</text:span></text:span>tic<text:span text:style-name="Default_20_Paragraph_20_Font"><text:span text:style-name="T2">nes fast</text:span></text:span>i-</text:p>
      <text:p text:style-name="P3"><text:span text:style-name="Default_20_Paragraph_20_Font"><text:span text:style-name="T2">nere, verum ub</text:span></text:span>i <text:span text:style-name="Default_20_Paragraph_20_Font"><text:span text:style-name="T2">crudoru</text:span></text:span>m <text:span text:style-name="Default_20_Paragraph_20_Font"><text:span text:style-name="T2">c</text:span></text:span>o<text:span text:style-name="Default_20_Paragraph_20_Font"><text:span text:style-name="T2">ll</text:span></text:span>i<text:span text:style-name="Default_20_Paragraph_20_Font"><text:span text:style-name="T2">quati</text:span></text:span>o<text:span text:style-name="Default_20_Paragraph_20_Font"><text:span text:style-name="T2">ne</text:span></text:span>s <text:span text:style-name="Default_20_Paragraph_20_Font"><text:span text:style-name="T2">fac</text:span></text:span>t<text:span text:style-name="Default_20_Paragraph_20_Font"><text:span text:style-name="T2">ae suerint<text:line-break/>et quae ren</text:span></text:span>it<text:span text:style-name="Default_20_Paragraph_20_Font"><text:span text:style-name="T2">un</text:span></text:span>t<text:span text:style-name="Default_20_Paragraph_20_Font"><text:span text:style-name="T2">ur refecerit, nih</text:span></text:span>i<text:span text:style-name="Default_20_Paragraph_20_Font"><text:span text:style-name="T2">l</text:span></text:span> o<text:span text:style-name="Default_20_Paragraph_20_Font"><text:span text:style-name="T2">bstab</text:span></text:span>it.</text:p>
      <text:p text:style-name="P2">De particulari cibi exhibendi occasione agens Hippo-<text:line-break/>crates et. libri hujus auctor in iis quae superius scripta<text:line-break/>fiant, eum qui tum in thorace tum in pedibus est calo-<text:line-break/>rem animadvertendum esse voluerunt. Nam urinarum<text:line-break/>consideratio ad universalem victum, non ad particularem,<text:line-break/>utilis esse videtur. Quare non recte dicit hic, cremorem^<text:line-break/>tenuem semel exhibendum ec<text:span text:style-name="Default_20_Paragraph_20_Font"><text:span text:style-name="T2">i</text:span></text:span> quo melius degit tempore,<text:line-break/>idque deprehendendum ex urinis. Nam etiamsi brevissi-<text:line-break/>tuam in particularibus accessionibus ad melius inclinatio-<text:line-break/>nem urinae habuerint, illud tamen tempus non ufque-<text:line-break/>adeo protrahitur, ut has recondamus expectemusqne dum<text:line-break/>nebulas vel sublimes vel subsidentes habuerint, haec siquidem<text:line-break/>multo fiunt tempore. Atqui in acutis morbis interdum<text:line-break/>aegri i<text:span text:style-name="Default_20_Paragraph_20_Font"><text:span text:style-name="T2">n</text:span></text:span> declinationis principio de necessitate sunt alendi.</text:p>
      <text:h text:style-name="P54" text:outline-level="2"><text:span text:style-name="Default_20_Paragraph_20_Font">su ,<text:tab/>LXIx.</text:span></text:h>
      <text:p text:style-name="P4"><text:span text:style-name="Default_20_Paragraph_20_Font"><text:span text:style-name="T2">Conc</text:span></text:span>o<text:span text:style-name="Default_20_Paragraph_20_Font"><text:span text:style-name="T2">cta aute</text:span></text:span>m <text:span text:style-name="Default_20_Paragraph_20_Font"><text:span text:style-name="T2">spu</text:span></text:span>t<text:span text:style-name="Default_20_Paragraph_20_Font"><text:span text:style-name="T2">a qu</text:span></text:span>i<text:span text:style-name="Default_20_Paragraph_20_Font"><text:span text:style-name="T2">de</text:span></text:span>m <text:span text:style-name="Default_20_Paragraph_20_Font"><text:span text:style-name="T2">sunt, quum pur</text:span></text:span>i <text:span text:style-name="Default_20_Paragraph_20_Font"><text:span text:style-name="T2">similia ex-<text:line-break/></text:span></text:span>t<text:span text:style-name="Default_20_Paragraph_20_Font"><text:span text:style-name="T2">iter</text:span></text:span>i<text:span text:style-name="Default_20_Paragraph_20_Font"><text:span text:style-name="T2">nt. </text:span></text:span>U<text:span text:style-name="Default_20_Paragraph_20_Font"><text:span text:style-name="T2">rinae ver</text:span></text:span>o , <text:span text:style-name="Default_20_Paragraph_20_Font"><text:span text:style-name="T2">ub</text:span></text:span>i <text:span text:style-name="Default_20_Paragraph_20_Font"><text:span text:style-name="T2">sed</text:span></text:span>i<text:span text:style-name="Default_20_Paragraph_20_Font"><text:span text:style-name="T2">men</text:span></text:span>t<text:span text:style-name="Default_20_Paragraph_20_Font"><text:span text:style-name="T2">a subrubra hab</text:span></text:span>i<text:span text:style-name="Default_20_Paragraph_20_Font"><text:span text:style-name="T2">te-<text:line-break/>r</text:span></text:span>i<text:span text:style-name="Default_20_Paragraph_20_Font"><text:span text:style-name="T2">n</text:span></text:span>t, <text:span text:style-name="Default_20_Paragraph_20_Font"><text:span text:style-name="T2">quale ervum est. Cae</text:span></text:span>t<text:span text:style-name="Default_20_Paragraph_20_Font"><text:span text:style-name="T2">er</text:span></text:span>is <text:span text:style-name="Default_20_Paragraph_20_Font"><text:span text:style-name="T2">au</text:span></text:span>t<text:span text:style-name="Default_20_Paragraph_20_Font"><text:span text:style-name="T2">e</text:span></text:span>m <text:span text:style-name="Default_20_Paragraph_20_Font"><text:span text:style-name="T2">la</text:span></text:span>t<text:span text:style-name="Default_20_Paragraph_20_Font"><text:span text:style-name="T2">eru</text:span></text:span>m <text:span text:style-name="Default_20_Paragraph_20_Font"><text:span text:style-name="T2">d</text:span></text:span>o<text:span text:style-name="Default_20_Paragraph_20_Font"><text:span text:style-name="T2">l</text:span></text:span>ori-<text:line-break/><text:span text:style-name="Default_20_Paragraph_20_Font"><text:span text:style-name="T2">bu</text:span></text:span>s t<text:span text:style-name="Default_20_Paragraph_20_Font"><text:span text:style-name="T2">epefac</text:span></text:span>t<text:span text:style-name="Default_20_Paragraph_20_Font"><text:span text:style-name="T2">oria ac cera</text:span></text:span>t<text:span text:style-name="Default_20_Paragraph_20_Font"><text:span text:style-name="T2">a ad</text:span></text:span>m<text:span text:style-name="Default_20_Paragraph_20_Font"><text:span text:style-name="T2">overe n</text:span></text:span>i<text:span text:style-name="Default_20_Paragraph_20_Font"><text:span text:style-name="T2">hil proh</text:span></text:span>i<text:span text:style-name="Default_20_Paragraph_20_Font"><text:span text:style-name="T2">be</text:span></text:span>t, <text:span text:style-name="Default_20_Paragraph_20_Font"><text:span text:style-name="T2">crura<text:line-break/>et lumbo</text:span></text:span>s oleo <text:span text:style-name="Default_20_Paragraph_20_Font"><text:span text:style-name="T2">cal</text:span></text:span>i<text:span text:style-name="Default_20_Paragraph_20_Font"><text:span text:style-name="T2">d</text:span></text:span>o <text:span text:style-name="Default_20_Paragraph_20_Font"><text:span text:style-name="T2">inungere et p</text:span></text:span>i<text:span text:style-name="Default_20_Paragraph_20_Font"><text:span text:style-name="T2">nguedine ill</text:span></text:span>i<text:span text:style-name="Default_20_Paragraph_20_Font"><text:span text:style-name="T2">nere,<text:line-break/>h</text:span></text:span>y<text:span text:style-name="Default_20_Paragraph_20_Font"><text:span text:style-name="T2">p</text:span></text:span>o<text:span text:style-name="Default_20_Paragraph_20_Font"><text:span text:style-name="T2">ch</text:span></text:span>o<text:span text:style-name="Default_20_Paragraph_20_Font"><text:span text:style-name="T2">ndr</text:span></text:span>i<text:span text:style-name="Default_20_Paragraph_20_Font"><text:span text:style-name="T2">is au</text:span></text:span>t<text:span text:style-name="Default_20_Paragraph_20_Font"><text:span text:style-name="T2">e</text:span></text:span>m <text:span text:style-name="Default_20_Paragraph_20_Font"><text:span text:style-name="T2">adu/que</text:span></text:span> m<text:span text:style-name="Default_20_Paragraph_20_Font"><text:span text:style-name="T2">amma</text:span></text:span>s <text:span text:style-name="Default_20_Paragraph_20_Font"><text:span text:style-name="T2">ex l</text:span></text:span>i<text:span text:style-name="Default_20_Paragraph_20_Font"><text:span text:style-name="T2">n</text:span></text:span>i <text:span text:style-name="Default_20_Paragraph_20_Font"><text:span text:style-name="T2">sem</text:span></text:span>i<text:span text:style-name="Default_20_Paragraph_20_Font"><text:span text:style-name="T2">ne<text:line-break/>cataplasma imp</text:span></text:span>o<text:span text:style-name="Default_20_Paragraph_20_Font"><text:span text:style-name="T2">nere. Quu</text:span></text:span>m <text:span text:style-name="Default_20_Paragraph_20_Font"><text:span text:style-name="T2">au</text:span></text:span>t<text:span text:style-name="Default_20_Paragraph_20_Font"><text:span text:style-name="T2">em per</text:span></text:span>i<text:span text:style-name="Default_20_Paragraph_20_Font"><text:span text:style-name="T2">pneumonia ad<text:line-break/>statu</text:span></text:span>m <text:span text:style-name="Default_20_Paragraph_20_Font"><text:span text:style-name="T2">perveneri</text:span></text:span>t, <text:span text:style-name="Default_20_Paragraph_20_Font"><text:span text:style-name="T2">n</text:span></text:span>i<text:span text:style-name="Default_20_Paragraph_20_Font"><text:span text:style-name="T2">si repurge</text:span></text:span>t<text:span text:style-name="Default_20_Paragraph_20_Font"><text:span text:style-name="T2">ur, aux</text:span></text:span>i<text:span text:style-name="Default_20_Paragraph_20_Font"><text:span text:style-name="T2">l</text:span></text:span>i<text:span text:style-name="Default_20_Paragraph_20_Font"><text:span text:style-name="T2">um non ad</text:span></text:span>mi t-<text:line-break/>ti<text:span text:style-name="Default_20_Paragraph_20_Font"><text:span text:style-name="T2">t, ac prava est si aeger d</text:span></text:span>i<text:span text:style-name="Default_20_Paragraph_20_Font"><text:span text:style-name="T2">spelle sp</text:span></text:span>i<text:span text:style-name="Default_20_Paragraph_20_Font"><text:span text:style-name="T2">raver</text:span></text:span>i<text:span text:style-name="Default_20_Paragraph_20_Font"><text:span text:style-name="T2">t, ur</text:span></text:span>i<text:span text:style-name="Default_20_Paragraph_20_Font"><text:span text:style-name="T2">nae tenue</text:span></text:span>s<text:line-break/><text:span text:style-name="Default_20_Paragraph_20_Font"><text:span text:style-name="T2">et acre</text:span></text:span>s <text:span text:style-name="Default_20_Paragraph_20_Font"><text:span text:style-name="T2">sint sud</text:span></text:span>o<text:span text:style-name="Default_20_Paragraph_20_Font"><text:span text:style-name="T2">re</text:span></text:span>s<text:span text:style-name="Default_20_Paragraph_20_Font"><text:span text:style-name="T2">que circa cervice</text:span></text:span>m <text:span text:style-name="Default_20_Paragraph_20_Font"><text:span text:style-name="T2">et caput ob</text:span></text:span>o<text:span text:style-name="Default_20_Paragraph_20_Font"><text:span text:style-name="T2">r</text:span></text:span>i-<text:line-break/><text:span text:style-name="Default_20_Paragraph_20_Font"><text:span text:style-name="T2">antur. H</text:span></text:span>i. <text:span text:style-name="Default_20_Paragraph_20_Font"><text:span text:style-name="T2">en</text:span></text:span>im <text:span text:style-name="Default_20_Paragraph_20_Font"><text:span text:style-name="T2">sudore</text:span></text:span>s <text:span text:style-name="Default_20_Paragraph_20_Font"><text:span text:style-name="T2">prav</text:span></text:span>i <text:span text:style-name="Default_20_Paragraph_20_Font"><text:span text:style-name="T2">sunt, prae sussioca</text:span></text:span>ti<text:span text:style-name="Default_20_Paragraph_20_Font"><text:span text:style-name="T2">one,<text:line-break/>i</text:span></text:span>m<text:span text:style-name="Default_20_Paragraph_20_Font"><text:span text:style-name="T2">pe</text:span></text:span>t<text:span text:style-name="Default_20_Paragraph_20_Font"><text:span text:style-name="T2">u et v</text:span></text:span>i<text:span text:style-name="Default_20_Paragraph_20_Font"><text:span text:style-name="T2">olent</text:span></text:span>i<text:span text:style-name="Default_20_Paragraph_20_Font"><text:span text:style-name="T2">a</text:span></text:span> m<text:span text:style-name="Default_20_Paragraph_20_Font"><text:span text:style-name="T2">orb</text:span></text:span>is <text:span text:style-name="Default_20_Paragraph_20_Font"><text:span text:style-name="T2">superan</text:span></text:span>ti<text:span text:style-name="Default_20_Paragraph_20_Font"><text:span text:style-name="T2">bu</text:span></text:span>s, <text:span text:style-name="Default_20_Paragraph_20_Font"><text:span text:style-name="T2">n</text:span></text:span>i<text:span text:style-name="Default_20_Paragraph_20_Font"><text:span text:style-name="T2">si urinae c</text:span></text:span>o-<text:line-break/><text:span text:style-name="Default_20_Paragraph_20_Font"><text:span text:style-name="T2">p</text:span></text:span>in<text:span text:style-name="Default_20_Paragraph_20_Font"><text:span text:style-name="T2">sae ac crustae pr</text:span></text:span>o<text:span text:style-name="Default_20_Paragraph_20_Font"><text:span text:style-name="T2">currerint e</text:span></text:span>t <text:span text:style-name="Default_20_Paragraph_20_Font"><text:span text:style-name="T2">spu</text:span></text:span>t<text:span text:style-name="Default_20_Paragraph_20_Font"><text:span text:style-name="T2">a c</text:span></text:span>o<text:span text:style-name="Default_20_Paragraph_20_Font"><text:span text:style-name="T2">cta prod</text:span></text:span>i<text:span text:style-name="Default_20_Paragraph_20_Font"><text:span text:style-name="T2">erint.<text:line-break/>H</text:span></text:span>o<text:span text:style-name="Default_20_Paragraph_20_Font"><text:span text:style-name="T2">ru</text:span></text:span>m <text:span text:style-name="Default_20_Paragraph_20_Font"><text:span text:style-name="T2">au</text:span></text:span>t<text:span text:style-name="Default_20_Paragraph_20_Font"><text:span text:style-name="T2">e</text:span></text:span>m <text:span text:style-name="Default_20_Paragraph_20_Font"><text:span text:style-name="T2">quodcunque sua sp</text:span></text:span>o<text:span text:style-name="Default_20_Paragraph_20_Font"><text:span text:style-name="T2">n</text:span></text:span>t<text:span text:style-name="Default_20_Paragraph_20_Font"><text:span text:style-name="T2">e evener</text:span></text:span>it , mo<text:span text:style-name="Default_20_Paragraph_20_Font"><text:span text:style-name="T2">r-<text:line-break/>bu</text:span></text:span>m <text:span text:style-name="Default_20_Paragraph_20_Font"><text:span text:style-name="T2">sal</text:span></text:span>uit.</text:p>
      <text:p text:style-name="P2">Neque sui ipsius est memor, qui <text:span text:style-name="Default_20_Paragraph_20_Font"><text:span text:style-name="T2">n</text:span></text:span>o<text:span text:style-name="Default_20_Paragraph_20_Font"><text:span text:style-name="T2">n</text:span></text:span> ita de coctis<text:line-break/>urinis supra scripserit, neque Hippocratis, qui aliter dixe-</text:p>
      <text:p text:style-name="P3">rit: U<text:span text:style-name="Default_20_Paragraph_20_Font"><text:span text:style-name="T2">r</text:span></text:span>i<text:span text:style-name="Default_20_Paragraph_20_Font"><text:span text:style-name="T2">na</text:span></text:span>m <text:span text:style-name="Default_20_Paragraph_20_Font"><text:span text:style-name="T2">opt</text:span></text:span>i<text:span text:style-name="Default_20_Paragraph_20_Font"><text:span text:style-name="T2">mam este, quum sed</text:span></text:span>i<text:span text:style-name="Default_20_Paragraph_20_Font"><text:span text:style-name="T2">mentum esi tum al-<text:line-break/>bum, tum laeve, </text:span></text:span>t<text:span text:style-name="Default_20_Paragraph_20_Font"><text:span text:style-name="T2">um aequale. </text:span></text:span>Quae caetera de pleuriti-<text:line-break/>cis ac peripneumonicis in textu narrantur, etiam citra meam<text:line-break/>explicationem conspicua sunt, tum ubi libri hujus auctor<text:line-break/>ab Hippocrati^ recedit sententia, tum ubi maxime vel<text:line-break/>protius vel aliqua ex parte huic astipulatur.</text:p>
      <text:h text:style-name="Heading_20_2" text:outline-level="2">,<text:tab/>LXx</text:h>
      <text:p text:style-name="P4">P<text:span text:style-name="Default_20_Paragraph_20_Font"><text:span text:style-name="T2">eripncumon</text:span></text:span>i<text:span text:style-name="Default_20_Paragraph_20_Font"><text:span text:style-name="T2">ae eclegma. </text:span></text:span>G<text:span text:style-name="Default_20_Paragraph_20_Font"><text:span text:style-name="T2">albanum e</text:span></text:span>t <text:span text:style-name="Default_20_Paragraph_20_Font"><text:span text:style-name="T2">nucleum p</text:span></text:span>i<text:span text:style-name="Default_20_Paragraph_20_Font"><text:span text:style-name="T2">neum<text:line-break/>ex mel</text:span></text:span>l<text:span text:style-name="Default_20_Paragraph_20_Font"><text:span text:style-name="T2">e At</text:span></text:span>ti<text:span text:style-name="Default_20_Paragraph_20_Font"><text:span text:style-name="T2">co</text:span></text:span> dabis, <text:span text:style-name="Default_20_Paragraph_20_Font"><text:span text:style-name="T2">abr</text:span></text:span>o<text:span text:style-name="Default_20_Paragraph_20_Font"><text:span text:style-name="T2">tonum ex ace</text:span></text:span>t<text:span text:style-name="Default_20_Paragraph_20_Font"><text:span text:style-name="T2">o mulsa. Ple<text:line-break/>per et vera</text:span></text:span>t<text:span text:style-name="Default_20_Paragraph_20_Font"><text:span text:style-name="T2">ru</text:span></text:span>m <text:span text:style-name="Default_20_Paragraph_20_Font"><text:span text:style-name="T2">n</text:span></text:span>i<text:span text:style-name="Default_20_Paragraph_20_Font"><text:span text:style-name="T2">grum servesuc</text:span></text:span>t<text:span text:style-name="Default_20_Paragraph_20_Font"><text:span text:style-name="T2">a pleur</text:span></text:span>iti<text:span text:style-name="Default_20_Paragraph_20_Font"><text:span text:style-name="T2">co et</text:span></text:span>i<text:span text:style-name="Default_20_Paragraph_20_Font"><text:span text:style-name="T2">am per<text:line-break/></text:span></text:span>i<text:span text:style-name="Default_20_Paragraph_20_Font"><text:span text:style-name="T2">n</text:span></text:span>iti<text:span text:style-name="Default_20_Paragraph_20_Font"><text:span text:style-name="T2">a perdolen</text:span></text:span>ti <text:span text:style-name="Default_20_Paragraph_20_Font"><text:span text:style-name="T2">b</text:span></text:span>i<text:span text:style-name="Default_20_Paragraph_20_Font"><text:span text:style-name="T2">benda da</text:span></text:span>to. <text:span text:style-name="Default_20_Paragraph_20_Font"><text:span text:style-name="T2">Consurt et</text:span></text:span>i<text:span text:style-name="Default_20_Paragraph_20_Font"><text:span text:style-name="T2">am panace</text:span></text:span>m<text:line-break/><text:span text:style-name="Default_20_Paragraph_20_Font"><text:span text:style-name="T2">ex ace</text:span></text:span>t<text:span text:style-name="Default_20_Paragraph_20_Font"><text:span text:style-name="T2">o</text:span></text:span> m<text:span text:style-name="Default_20_Paragraph_20_Font"><text:span text:style-name="T2">ulsa survefuc</text:span></text:span>t<text:span text:style-name="Default_20_Paragraph_20_Font"><text:span text:style-name="T2">um perc</text:span></text:span>o<text:span text:style-name="Default_20_Paragraph_20_Font"><text:span text:style-name="T2">latumque pr</text:span></text:span>o<text:span text:style-name="Default_20_Paragraph_20_Font"><text:span text:style-name="T2">pinare<text:line-break/></text:span></text:span>t<text:span text:style-name="Default_20_Paragraph_20_Font"><text:span text:style-name="T2">u</text:span></text:span>m <text:span text:style-name="Default_20_Paragraph_20_Font"><text:span text:style-name="T2">hepat</text:span></text:span>iti<text:span text:style-name="Default_20_Paragraph_20_Font"><text:span text:style-name="T2">s, tu</text:span></text:span>m <text:span text:style-name="Default_20_Paragraph_20_Font"><text:span text:style-name="T2">sep</text:span></text:span>ti t<text:span text:style-name="Default_20_Paragraph_20_Font"><text:span text:style-name="T2">ransversi dolore p</text:span></text:span>l<text:span text:style-name="Default_20_Paragraph_20_Font"><text:span text:style-name="T2">ur</text:span></text:span>i<text:span text:style-name="Default_20_Paragraph_20_Font"><text:span text:style-name="T2">mum asu<text:line-break/>sue</text:span></text:span>t<text:span text:style-name="Default_20_Paragraph_20_Font"><text:span text:style-name="T2">i</text:span></text:span>s. <text:span text:style-name="Default_20_Paragraph_20_Font"><text:span text:style-name="T2">Et quaecunque ad alvu</text:span></text:span>m <text:span text:style-name="Default_20_Paragraph_20_Font"><text:span text:style-name="T2">aut ad</text:span></text:span> i<text:span text:style-name="Default_20_Paragraph_20_Font"><text:span text:style-name="T2">n</text:span></text:span>lati<text:span text:style-name="Default_20_Paragraph_20_Font"><text:span text:style-name="T2">one</text:span></text:span>m<text:line-break/>im<text:span text:style-name="Default_20_Paragraph_20_Font"><text:span text:style-name="T2">pe</text:span></text:span>l<text:span text:style-name="Default_20_Paragraph_20_Font"><text:span text:style-name="T2">lenda sun</text:span></text:span>t, <text:span text:style-name="Default_20_Paragraph_20_Font"><text:span text:style-name="T2">haec ex v</text:span></text:span>i<text:span text:style-name="Default_20_Paragraph_20_Font"><text:span text:style-name="T2">no e</text:span></text:span>t <text:span text:style-name="Default_20_Paragraph_20_Font"><text:span text:style-name="T2">melle</text:span></text:span> dabis. <text:span text:style-name="Default_20_Paragraph_20_Font"><text:span text:style-name="T2">Quae<text:line-break/>ad alvum, </text:span></text:span>i<text:span text:style-name="Default_20_Paragraph_20_Font"><text:span text:style-name="T2">lla cu</text:span></text:span>m <text:span text:style-name="Default_20_Paragraph_20_Font"><text:span text:style-name="T2">mulsa aquosa cop</text:span></text:span>io<text:span text:style-name="Default_20_Paragraph_20_Font"><text:span text:style-name="T2">siore prop</text:span></text:span>i<text:span text:style-name="Default_20_Paragraph_20_Font"><text:span text:style-name="T2">nato.</text:span></text:span></text:p>
      <text:p text:style-name="P3"><text:span text:style-name="Default_20_Paragraph_20_Font"><text:span text:style-name="T2">t</text:span></text:span>Medicamentorum primum et fecundum sputa edu-<text:line-break/>eunt. Sed quod ex elleboro .nigro conficitur, alvum <text:span text:style-name="Default_20_Paragraph_20_Font"><text:span text:style-name="T2">tusi-<text:line-break/></text:span></text:span>ducit. Quod vero ex panace est, quibusnam utile sit<text:line-break/>ipfe recensuit.</text:p>
      <text:h text:style-name="Heading_20_2" text:outline-level="2">LXXI.</text:h>
      <text:p text:style-name="Normal">Dy<text:span text:style-name="Default_20_Paragraph_20_Font"><text:span text:style-name="T2">senteria sudata absce/su</text:span></text:span>m <text:span text:style-name="Default_20_Paragraph_20_Font"><text:span text:style-name="T2">aut tumore</text:span></text:span>m <text:span text:style-name="Default_20_Paragraph_20_Font"><text:span text:style-name="T2">al</text:span></text:span>i<text:span text:style-name="Default_20_Paragraph_20_Font"><text:span text:style-name="T2">quem fur</text:span></text:span>i<text:span text:style-name="Default_20_Paragraph_20_Font"><text:span text:style-name="T2">et,<text:line-break/>n</text:span></text:span>isi desierit <text:span text:style-name="Default_20_Paragraph_20_Font"><text:span text:style-name="T2">aut in sebre</text:span></text:span>s <text:span text:style-name="Default_20_Paragraph_20_Font"><text:span text:style-name="T2">aut sudore</text:span></text:span>s <text:span text:style-name="Default_20_Paragraph_20_Font"><text:span text:style-name="T2">aut ur</text:span></text:span>i<text:span text:style-name="Default_20_Paragraph_20_Font"><text:span text:style-name="T2">na</text:span></text:span>s <text:span text:style-name="Default_20_Paragraph_20_Font"><text:span text:style-name="T2">era/-<text:line-break/></text:span></text:span>fas <text:span text:style-name="Default_20_Paragraph_20_Font"><text:span text:style-name="T2">e</text:span></text:span>t <text:span text:style-name="Default_20_Paragraph_20_Font"><text:span text:style-name="T2">alba</text:span></text:span>s <text:span text:style-name="Default_20_Paragraph_20_Font"><text:span text:style-name="T2">valde persp</text:span></text:span>i<text:span text:style-name="Default_20_Paragraph_20_Font"><text:span text:style-name="T2">cua</text:span></text:span>s, <text:span text:style-name="Default_20_Paragraph_20_Font"><text:span text:style-name="T2">aut in tert</text:span></text:span>i<text:span text:style-name="Default_20_Paragraph_20_Font"><text:span text:style-name="T2">ana</text:span></text:span>s <text:span text:style-name="Default_20_Paragraph_20_Font"><text:span text:style-name="T2">aut</text:span></text:span> i<text:span text:style-name="Default_20_Paragraph_20_Font"><text:span text:style-name="T2">n<text:line-break/>varice</text:span></text:span>s <text:span text:style-name="Default_20_Paragraph_20_Font"><text:span text:style-name="T2">aut</text:span></text:span> i<text:span text:style-name="Default_20_Paragraph_20_Font"><text:span text:style-name="T2">n</text:span></text:span> t<text:span text:style-name="Default_20_Paragraph_20_Font"><text:span text:style-name="T2">esticulum . aut</text:span></text:span> i<text:span text:style-name="Default_20_Paragraph_20_Font"><text:span text:style-name="T2">n crura aut</text:span></text:span> i<text:span text:style-name="Default_20_Paragraph_20_Font"><text:span text:style-name="T2">n coxa</text:span></text:span>m<text:line-break/><text:span text:style-name="Default_20_Paragraph_20_Font"><text:span text:style-name="T2">dolor decubuerit.</text:span></text:span></text:p>
      <text:p text:style-name="P2">Hic quoque ferum sine distinctione est, quod neque<text:line-break/>qualem dicat dysenteriam auctor demonstraverit, et quod<text:line-break/>neque omnis quae cessaverit haec inserat.</text:p>
      <text:h text:style-name="Heading_20_2" text:outline-level="2">LXX1I.</text:h>
      <text:p text:style-name="Normal">I<text:span text:style-name="Default_20_Paragraph_20_Font"><text:span text:style-name="T2">n b</text:span></text:span>il<text:span text:style-name="Default_20_Paragraph_20_Font"><text:span text:style-name="T2">i</text:span></text:span>o<text:span text:style-name="Default_20_Paragraph_20_Font"><text:span text:style-name="T2">sa fabre m</text:span></text:span>o<text:span text:style-name="Default_20_Paragraph_20_Font"><text:span text:style-name="T2">rbu</text:span></text:span>s <text:span text:style-name="Default_20_Paragraph_20_Font"><text:span text:style-name="T2">reg</text:span></text:span>i<text:span text:style-name="Default_20_Paragraph_20_Font"><text:span text:style-name="T2">u</text:span></text:span>s <text:span text:style-name="Default_20_Paragraph_20_Font"><text:span text:style-name="T2">ante sept</text:span></text:span>im<text:span text:style-name="Default_20_Paragraph_20_Font"><text:span text:style-name="T2">u</text:span></text:span>m <text:span text:style-name="Default_20_Paragraph_20_Font"><text:span text:style-name="T2">diem cum</text:span></text:span></text:p>
      <text:p text:style-name="P1"><text:span text:style-name="Default_20_Paragraph_20_Font"><text:span text:style-name="T2">r</text:span></text:span>i<text:span text:style-name="Default_20_Paragraph_20_Font"><text:span text:style-name="T2">gore succedens febrem solv</text:span></text:span>i<text:span text:style-name="Default_20_Paragraph_20_Font"><text:span text:style-name="T2">t, c</text:span></text:span>i<text:span text:style-name="Default_20_Paragraph_20_Font"><text:span text:style-name="T2">tra r</text:span></text:span>i<text:span text:style-name="Default_20_Paragraph_20_Font"><text:span text:style-name="T2">gorem vero in-<text:line-break/></text:span></text:span>t<text:span text:style-name="Default_20_Paragraph_20_Font"><text:span text:style-name="T2">e</text:span></text:span>m<text:span text:style-name="Default_20_Paragraph_20_Font"><text:span text:style-name="T2">pest</text:span></text:span>i<text:span text:style-name="Default_20_Paragraph_20_Font"><text:span text:style-name="T2">ve . obortus le</text:span></text:span>t<text:span text:style-name="Default_20_Paragraph_20_Font"><text:span text:style-name="T2">hale.</text:span></text:span></text:p>
      <text:p text:style-name="P2">Neque sane lante septimum diem cum. rigore s<text:span text:style-name="Default_20_Paragraph_20_Font"><text:span text:style-name="T2">n</text:span></text:span>cce-<text:line-break/>. dens morbus regius febrem solvit, neque post septimum.<text:line-break/>Sed ita distinguere oportet. Febricitantibus morbus regius<text:line-break/>supervenit, interdum quidem tanquam affectionis bepatis<text:line-break/>symptoma, interdum quoque natura bilem per. cutim ex-<text:line-break/>cernere contendente, sed id nequeunte, velut in abscessi-<text:line-break/>bus omnibus fieri consuevit. .Verum in aphorismis de<text:line-break/>hujusmodi morbis regiis enunciatum esu</text:p>
      <text:h text:style-name="Heading_20_2" text:outline-level="2">.<text:tab/>LXXHI.</text:h>
      <text:p text:style-name="P46"><text:span text:style-name="Default_20_Paragraph_20_Font"><text:span text:style-name="T2">Lu</text:span></text:span>m<text:span text:style-name="Default_20_Paragraph_20_Font"><text:span text:style-name="T2">b</text:span></text:span>o<text:span text:style-name="Default_20_Paragraph_20_Font"><text:span text:style-name="T2">rum</text:span></text:span> te<text:span text:style-name="Default_20_Paragraph_20_Font"><text:span text:style-name="T2">tanu</text:span></text:span>s <text:span text:style-name="Default_20_Paragraph_20_Font"><text:span text:style-name="T2">atque</text:span></text:span> i<text:span text:style-name="Default_20_Paragraph_20_Font"><text:span text:style-name="T2">n melanchol</text:span></text:span>ic<text:span text:style-name="Default_20_Paragraph_20_Font"><text:span text:style-name="T2">is per venas su</text:span></text:span>i-<text:line-break/><text:span text:style-name="Default_20_Paragraph_20_Font"><text:span text:style-name="T2">r</text:span></text:span>i<text:span text:style-name="Default_20_Paragraph_20_Font"><text:span text:style-name="T2">tuu</text:span></text:span>m i<text:span text:style-name="Default_20_Paragraph_20_Font"><text:span text:style-name="T2">ntercep</text:span></text:span>ti<text:span text:style-name="Default_20_Paragraph_20_Font"><text:span text:style-name="T2">one</text:span></text:span>s <text:span text:style-name="Default_20_Paragraph_20_Font"><text:span text:style-name="T2">quu</text:span></text:span>m <text:span text:style-name="Default_20_Paragraph_20_Font"><text:span text:style-name="T2">suerint, venae sect</text:span></text:span>io<text:span text:style-name="Default_20_Paragraph_20_Font"><text:span text:style-name="T2">ne sale<text:line-break/>vuntur.</text:span></text:span></text:p>
      <text:p text:style-name="P2">Quum, inquit, ob melancholicum sanguinem in venis</text:p>
      <text:p text:style-name="P3">redundantem spirituum interceptiones fiunt, venae <text:span text:style-name="Default_20_Paragraph_20_Font"><text:span text:style-name="T2">t</text:span></text:span>ectio<text:line-break/>haec solvit ; si interceptionem dicat spirituum , qui in ar-<text:line-break/>teriis sunt (etenim et arterias antiqui venas appellabant)<text:line-break/>quaenam alia fuerit affectio quam pulsus defectio? si vero<text:line-break/>eorum, qui in pulmone funt, <text:span text:style-name="Default_20_Paragraph_20_Font"><text:span text:style-name="T2">spir</text:span></text:span>i<text:span text:style-name="Default_20_Paragraph_20_Font"><text:span text:style-name="T2">tuum intercept</text:span></text:span>i<text:span text:style-name="Default_20_Paragraph_20_Font"><text:span text:style-name="T2">one</text:span></text:span>m <text:span text:style-name="Default_20_Paragraph_20_Font"><text:span text:style-name="T2">d</text:span></text:span>i-<text:line-break/><text:span text:style-name="Default_20_Paragraph_20_Font"><text:span text:style-name="T2">ea</text:span></text:span>t, rursum et appellatam respiratio<text:span text:style-name="Default_20_Paragraph_20_Font"><text:span text:style-name="T2">n</text:span></text:span>is privationem ob-<text:line-break/>fcure significat. Potest quoque sanguinis tum copia tum<text:line-break/>crassitudo non arterias modo inflare, ut permeare non<text:line-break/>possit, verum quoque et proprie appellatas venas.</text:p>
      <text:h text:style-name="Heading_20_2" text:outline-level="2">LXX1V.</text:h>
      <text:p text:style-name="Normal"><text:span text:style-name="Default_20_Paragraph_20_Font"><text:span text:style-name="T2">Quum au</text:span></text:span>tem <text:span text:style-name="Default_20_Paragraph_20_Font"><text:span text:style-name="T2">a tension</text:span></text:span>i<text:span text:style-name="Default_20_Paragraph_20_Font"><text:span text:style-name="T2">bu</text:span></text:span>s <text:span text:style-name="Default_20_Paragraph_20_Font"><text:span text:style-name="T2">vehe</text:span></text:span>m<text:span text:style-name="Default_20_Paragraph_20_Font"><text:span text:style-name="T2">enter</text:span></text:span> i<text:span text:style-name="Default_20_Paragraph_20_Font"><text:span text:style-name="T2">n an</text:span></text:span>t<text:span text:style-name="Default_20_Paragraph_20_Font"><text:span text:style-name="T2">eriorem par-<text:line-break/>tem revelluntur sudore</text:span></text:span>s<text:span text:style-name="Default_20_Paragraph_20_Font"><text:span text:style-name="T2">que c</text:span></text:span>i<text:span text:style-name="Default_20_Paragraph_20_Font"><text:span text:style-name="T2">rca cerv</text:span></text:span>i<text:span text:style-name="Default_20_Paragraph_20_Font"><text:span text:style-name="T2">cem et facie</text:span></text:span>m<text:line-break/><text:span text:style-name="Default_20_Paragraph_20_Font"><text:span text:style-name="T2">or</text:span></text:span>i<text:span text:style-name="Default_20_Paragraph_20_Font"><text:span text:style-name="T2">untur, dum prae dolore</text:span></text:span> m<text:span text:style-name="Default_20_Paragraph_20_Font"><text:span text:style-name="T2">ordentur ac restecantur<text:line-break/>tend</text:span></text:span>i<text:span text:style-name="Default_20_Paragraph_20_Font"><text:span text:style-name="T2">ne</text:span></text:span>s <text:span text:style-name="Default_20_Paragraph_20_Font"><text:span text:style-name="T2">adu</text:span></text:span>s<text:span text:style-name="Default_20_Paragraph_20_Font"><text:span text:style-name="T2">que</text:span></text:span> a<text:span text:style-name="Default_20_Paragraph_20_Font"><text:span text:style-name="T2">sti</text:span></text:span>s <text:span text:style-name="Default_20_Paragraph_20_Font"><text:span text:style-name="T2">sacr</text:span></text:span>i <text:span text:style-name="Default_20_Paragraph_20_Font"><text:span text:style-name="T2">ex</text:span></text:span>t<text:span text:style-name="Default_20_Paragraph_20_Font"><text:span text:style-name="T2">re</text:span></text:span>m<text:span text:style-name="Default_20_Paragraph_20_Font"><text:span text:style-name="T2">um exp</text:span></text:span>o<text:span text:style-name="Default_20_Paragraph_20_Font"><text:span text:style-name="T2">rrect</text:span></text:span>i, <text:span text:style-name="Default_20_Paragraph_20_Font"><text:span text:style-name="T2">qu</text:span></text:span>i<text:line-break/><text:span text:style-name="Default_20_Paragraph_20_Font"><text:span text:style-name="T2">qu</text:span></text:span>i<text:span text:style-name="Default_20_Paragraph_20_Font"><text:span text:style-name="T2">dem crassesum</text:span></text:span>i spi<text:span text:style-name="Default_20_Paragraph_20_Font"><text:span text:style-name="T2">nam c</text:span></text:span>o<text:span text:style-name="Default_20_Paragraph_20_Font"><text:span text:style-name="T2">nt</text:span></text:span>i<text:span text:style-name="Default_20_Paragraph_20_Font"><text:span text:style-name="T2">nent, qua parte</text:span></text:span> m<text:span text:style-name="Default_20_Paragraph_20_Font"><text:span text:style-name="T2">axi</text:span></text:span>m<text:span text:style-name="Default_20_Paragraph_20_Font"><text:span text:style-name="T2">a<text:line-break/>l</text:span></text:span>i<text:span text:style-name="Default_20_Paragraph_20_Font"><text:span text:style-name="T2">ga</text:span></text:span>m<text:span text:style-name="Default_20_Paragraph_20_Font"><text:span text:style-name="T2">en</text:span></text:span>t<text:span text:style-name="Default_20_Paragraph_20_Font"><text:span text:style-name="T2">a ex</text:span></text:span>o<text:span text:style-name="Default_20_Paragraph_20_Font"><text:span text:style-name="T2">rta ad pede</text:span></text:span>s <text:span text:style-name="Default_20_Paragraph_20_Font"><text:span text:style-name="T2">u</text:span></text:span>s<text:span text:style-name="Default_20_Paragraph_20_Font"><text:span text:style-name="T2">que desinunt. Hu</text:span></text:span>i<text:span text:style-name="Default_20_Paragraph_20_Font"><text:span text:style-name="T2">c n</text:span></text:span>isi<text:line-break/><text:span text:style-name="Default_20_Paragraph_20_Font"><text:span text:style-name="T2">fabr</text:span></text:span>is <text:span text:style-name="Default_20_Paragraph_20_Font"><text:span text:style-name="T2">et so</text:span></text:span>m<text:span text:style-name="Default_20_Paragraph_20_Font"><text:span text:style-name="T2">nu</text:span></text:span>s <text:span text:style-name="Default_20_Paragraph_20_Font"><text:span text:style-name="T2">successer</text:span></text:span>i<text:span text:style-name="Default_20_Paragraph_20_Font"><text:span text:style-name="T2">t et quae sequuntur coct</text:span></text:span>i<text:span text:style-name="Default_20_Paragraph_20_Font"><text:span text:style-name="T2">onem<text:line-break/>habente</text:span></text:span>s <text:span text:style-name="Default_20_Paragraph_20_Font"><text:span text:style-name="T2">ur</text:span></text:span>i<text:span text:style-name="Default_20_Paragraph_20_Font"><text:span text:style-name="T2">nae siudore</text:span></text:span>s<text:span text:style-name="Default_20_Paragraph_20_Font"><text:span text:style-name="T2">que</text:span></text:span> i<text:span text:style-name="Default_20_Paragraph_20_Font"><text:span text:style-name="T2">ud</text:span></text:span>i<text:span text:style-name="Default_20_Paragraph_20_Font"><text:span text:style-name="T2">ca</text:span></text:span>t<text:span text:style-name="Default_20_Paragraph_20_Font"><text:span text:style-name="T2">o</text:span></text:span>rii <text:span text:style-name="Default_20_Paragraph_20_Font"><text:span text:style-name="T2">prod</text:span></text:span>i<text:span text:style-name="Default_20_Paragraph_20_Font"><text:span text:style-name="T2">erin</text:span></text:span>t; <text:span text:style-name="Default_20_Paragraph_20_Font"><text:span text:style-name="T2">vinum</text:span></text:span></text:p>
      <text:p text:style-name="P3"><text:span text:style-name="Default_20_Paragraph_20_Font"><text:span text:style-name="T2">Cret</text:span></text:span>i<text:span text:style-name="Default_20_Paragraph_20_Font"><text:span text:style-name="T2">cu</text:span></text:span>m <text:span text:style-name="Default_20_Paragraph_20_Font"><text:span text:style-name="T2">v</text:span></text:span>i<text:span text:style-name="Default_20_Paragraph_20_Font"><text:span text:style-name="T2">nosum b</text:span></text:span>i<text:span text:style-name="Default_20_Paragraph_20_Font"><text:span text:style-name="T2">bendum et pultem seu farinam co-<text:line-break/>eta</text:span></text:span>m <text:span text:style-name="Default_20_Paragraph_20_Font"><text:span text:style-name="T2">edenda</text:span></text:span>m <text:span text:style-name="Default_20_Paragraph_20_Font"><text:span text:style-name="T2">exh</text:span></text:span>i<text:span text:style-name="Default_20_Paragraph_20_Font"><text:span text:style-name="T2">beto. Cerato quoque perungere<text:line-break/>atque</text:span></text:span> i<text:span text:style-name="Default_20_Paragraph_20_Font"><text:span text:style-name="T2">ll</text:span></text:span>i<text:span text:style-name="Default_20_Paragraph_20_Font"><text:span text:style-name="T2">nere c</text:span></text:span>q<text:span text:style-name="Default_20_Paragraph_20_Font"><text:span text:style-name="T2">nven</text:span></text:span>i<text:span text:style-name="Default_20_Paragraph_20_Font"><text:span text:style-name="T2">t et crura ad pedes u</text:span></text:span>s<text:span text:style-name="Default_20_Paragraph_20_Font"><text:span text:style-name="T2">que calida<text:line-break/></text:span></text:span>i<text:span text:style-name="Default_20_Paragraph_20_Font"><text:span text:style-name="T2">n pelvi madefacta, velament</text:span></text:span>is <text:span text:style-name="Default_20_Paragraph_20_Font"><text:span text:style-name="T2">con</text:span></text:span>ti<text:span text:style-name="Default_20_Paragraph_20_Font"><text:span text:style-name="T2">ngere, ac brach</text:span></text:span>i<text:span text:style-name="Default_20_Paragraph_20_Font"><text:span text:style-name="T2">a<text:line-break/>ad d</text:span></text:span>i<text:span text:style-name="Default_20_Paragraph_20_Font"><text:span text:style-name="T2">g</text:span></text:span>i<text:span text:style-name="Default_20_Paragraph_20_Font"><text:span text:style-name="T2">to</text:span></text:span>s <text:span text:style-name="Default_20_Paragraph_20_Font"><text:span text:style-name="T2">u</text:span></text:span>s<text:span text:style-name="Default_20_Paragraph_20_Font"><text:span text:style-name="T2">que inv</text:span></text:span>o<text:span text:style-name="Default_20_Paragraph_20_Font"><text:span text:style-name="T2">lvere lumbosque ac sp</text:span></text:span>i<text:span text:style-name="Default_20_Paragraph_20_Font"><text:span text:style-name="T2">nam a<text:line-break/>cerv</text:span></text:span>i<text:span text:style-name="Default_20_Paragraph_20_Font"><text:span text:style-name="T2">ce ad coxa</text:span></text:span>s <text:span text:style-name="Default_20_Paragraph_20_Font"><text:span text:style-name="T2">u</text:span></text:span>s<text:span text:style-name="Default_20_Paragraph_20_Font"><text:span text:style-name="T2">que , moll</text:span></text:span>i <text:span text:style-name="Default_20_Paragraph_20_Font"><text:span text:style-name="T2">pelle cerato ex axung</text:span></text:span>i<text:span text:style-name="Default_20_Paragraph_20_Font"><text:span text:style-name="T2">a<text:line-break/>et</text:span></text:span> c<text:span text:style-name="Default_20_Paragraph_20_Font"><text:span text:style-name="T2">era</text:span></text:span> i<text:span text:style-name="Default_20_Paragraph_20_Font"><text:span text:style-name="T2">ll</text:span></text:span>i<text:span text:style-name="Default_20_Paragraph_20_Font"><text:span text:style-name="T2">ta obducere, ita ut anteriora et</text:span></text:span>i<text:span text:style-name="Default_20_Paragraph_20_Font"><text:span text:style-name="T2">a</text:span></text:span>m <text:span text:style-name="Default_20_Paragraph_20_Font"><text:span text:style-name="T2">con</text:span></text:span>ti-<text:line-break/><text:span text:style-name="Default_20_Paragraph_20_Font"><text:span text:style-name="T2">neat. Et ex intervalli</text:span></text:span>s <text:span text:style-name="Default_20_Paragraph_20_Font"><text:span text:style-name="T2">per utr</text:span></text:span>i<text:span text:style-name="Default_20_Paragraph_20_Font"><text:span text:style-name="T2">culo</text:span></text:span>s <text:span text:style-name="Default_20_Paragraph_20_Font"><text:span text:style-name="T2">calida aqua astuta<text:line-break/>suveto - ac l</text:span></text:span>i<text:span text:style-name="Default_20_Paragraph_20_Font"><text:span text:style-name="T2">n</text:span></text:span>t<text:span text:style-name="Default_20_Paragraph_20_Font"><text:span text:style-name="T2">eo obvoluto, </text:span></text:span>i<text:span text:style-name="Default_20_Paragraph_20_Font"><text:span text:style-name="T2">psum decumbe,-e</text:span></text:span> j<text:span text:style-name="Default_20_Paragraph_20_Font"><text:span text:style-name="T2">ubet</text:span></text:span>o.<text:line-break/><text:span text:style-name="Default_20_Paragraph_20_Font"><text:span text:style-name="T2">Alvu</text:span></text:span>m <text:span text:style-name="Default_20_Paragraph_20_Font"><text:span text:style-name="T2">autem ne admodum nisi balano salver</text:span></text:span>is , <text:span text:style-name="Default_20_Paragraph_20_Font"><text:span text:style-name="T2">nisi<text:line-break/>ex l</text:span></text:span>o<text:span text:style-name="Default_20_Paragraph_20_Font"><text:span text:style-name="T2">ngo tempore non defecerit, et si q</text:span></text:span>ui<text:span text:style-name="Default_20_Paragraph_20_Font"><text:span text:style-name="T2">d tibi processe-.<text:line-break/>r</text:span></text:span>it <text:span text:style-name="Default_20_Paragraph_20_Font"><text:span text:style-name="T2">in</text:span></text:span> m<text:span text:style-name="Default_20_Paragraph_20_Font"><text:span text:style-name="T2">el</text:span></text:span>itis, fatis ; <text:span text:style-name="Default_20_Paragraph_20_Font"><text:span text:style-name="T2">sin m</text:span></text:span>i<text:span text:style-name="Default_20_Paragraph_20_Font"><text:span text:style-name="T2">nu</text:span></text:span>s, <text:span text:style-name="Default_20_Paragraph_20_Font"><text:span text:style-name="T2">mod</text:span></text:span>i <text:span text:style-name="Default_20_Paragraph_20_Font"><text:span text:style-name="T2">rad</text:span></text:span>ic<text:span text:style-name="Default_20_Paragraph_20_Font"><text:span text:style-name="T2">em</text:span></text:span> i<text:span text:style-name="Default_20_Paragraph_20_Font"><text:span text:style-name="T2">n vino<text:line-break/></text:span></text:span>o<text:span text:style-name="Default_20_Paragraph_20_Font"><text:span text:style-name="T2">dorat</text:span></text:span>o tri<text:span text:style-name="Default_20_Paragraph_20_Font"><text:span text:style-name="T2">ta</text:span></text:span>m <text:span text:style-name="Default_20_Paragraph_20_Font"><text:span text:style-name="T2">et daucum</text:span></text:span> m<text:span text:style-name="Default_20_Paragraph_20_Font"><text:span text:style-name="T2">ane</text:span></text:span> j<text:span text:style-name="Default_20_Paragraph_20_Font"><text:span text:style-name="T2">e</text:span></text:span>j<text:span text:style-name="Default_20_Paragraph_20_Font"><text:span text:style-name="T2">uno ante cal</text:span></text:span>i<text:span text:style-name="Default_20_Paragraph_20_Font"><text:span text:style-name="T2">dae<text:line-break/>perfusi</text:span></text:span>o<text:span text:style-name="Default_20_Paragraph_20_Font"><text:span text:style-name="T2">nem propina et post haec c</text:span></text:span>i<text:span text:style-name="Default_20_Paragraph_20_Font"><text:span text:style-name="T2">to furinam cocta</text:span></text:span>m<text:line-break/><text:span text:style-name="Default_20_Paragraph_20_Font"><text:span text:style-name="T2">tep</text:span></text:span>i<text:span text:style-name="Default_20_Paragraph_20_Font"><text:span text:style-name="T2">dam qua</text:span></text:span>m <text:span text:style-name="Default_20_Paragraph_20_Font"><text:span text:style-name="T2">plu</text:span></text:span>rim<text:span text:style-name="Default_20_Paragraph_20_Font"><text:span text:style-name="T2">am eda</text:span></text:span>t <text:span text:style-name="Default_20_Paragraph_20_Font"><text:span text:style-name="T2">v</text:span></text:span>i<text:span text:style-name="Default_20_Paragraph_20_Font"><text:span text:style-name="T2">numque quum v</text:span></text:span>o<text:span text:style-name="Default_20_Paragraph_20_Font"><text:span text:style-name="T2">luer</text:span></text:span>it<text:line-break/><text:span text:style-name="Default_20_Paragraph_20_Font"><text:span text:style-name="T2">bene tempera</text:span></text:span>t<text:span text:style-name="Default_20_Paragraph_20_Font"><text:span text:style-name="T2">um superb</text:span></text:span>i<text:span text:style-name="Default_20_Paragraph_20_Font"><text:span text:style-name="T2">bat, et sure</text:span></text:span>s <text:span text:style-name="Default_20_Paragraph_20_Font"><text:span text:style-name="T2">qu</text:span></text:span>i<text:span text:style-name="Default_20_Paragraph_20_Font"><text:span text:style-name="T2">dem in</text:span></text:span> m<text:span text:style-name="Default_20_Paragraph_20_Font"><text:span text:style-name="T2">el</text:span></text:span>i<text:span text:style-name="Default_20_Paragraph_20_Font"><text:span text:style-name="T2">u</text:span></text:span>s<text:line-break/><text:span text:style-name="Default_20_Paragraph_20_Font"><text:span text:style-name="T2">tibi processer</text:span></text:span>i<text:span text:style-name="Default_20_Paragraph_20_Font"><text:span text:style-name="T2">t, </text:span></text:span>bene habet; <text:span text:style-name="Default_20_Paragraph_20_Font"><text:span text:style-name="T2">sin</text:span></text:span> m<text:span text:style-name="Default_20_Paragraph_20_Font"><text:span text:style-name="T2">inu</text:span></text:span>s, <text:span text:style-name="Default_20_Paragraph_20_Font"><text:span text:style-name="T2">praedicere</text:span></text:span> te<text:line-break/>oportet.</text:p>
      <text:p text:style-name="P1">Atque hic sermo indistincte prolatus est, praeter id<text:line-break/>quod et nomina quaedam rmproprie scripta sint. Nam<text:line-break/>ole labores morderi tendones, improprie dictum est, verbo<text:line-break/>hoc mo<text:span text:style-name="Default_20_Paragraph_20_Font"><text:span text:style-name="T2">rdere</text:span></text:span> aeribus humoribus et non doloribus qua-<text:line-break/>drante. Praeterea et quod in principio dictionis dicitur:<text:line-break/><text:span text:style-name="Default_20_Paragraph_20_Font"><text:span text:style-name="T2">vehementer in anter</text:span></text:span>io<text:span text:style-name="Default_20_Paragraph_20_Font"><text:span text:style-name="T2">re</text:span></text:span>m <text:span text:style-name="Default_20_Paragraph_20_Font"><text:span text:style-name="T2">partem revellun</text:span></text:span>t<text:span text:style-name="Default_20_Paragraph_20_Font"><text:span text:style-name="T2">ur. </text:span></text:span>Delude<text:line-break/>ait : <text:span text:style-name="Default_20_Paragraph_20_Font"><text:span text:style-name="T2">dum r</text:span></text:span>e<text:span text:style-name="Default_20_Paragraph_20_Font"><text:span text:style-name="T2">stccan</text:span></text:span>t<text:span text:style-name="Default_20_Paragraph_20_Font"><text:span text:style-name="T2">ur</text:span></text:span> t<text:span text:style-name="Default_20_Paragraph_20_Font"><text:span text:style-name="T2">endone</text:span></text:span>s <text:span text:style-name="Default_20_Paragraph_20_Font"><text:span text:style-name="T2">ad</text:span></text:span> osus <text:span text:style-name="Default_20_Paragraph_20_Font"><text:span text:style-name="T2">sacr</text:span></text:span>i <text:span text:style-name="Default_20_Paragraph_20_Font"><text:span text:style-name="T2">ex</text:span></text:span>t<text:span text:style-name="Default_20_Paragraph_20_Font"><text:span text:style-name="T2">re</text:span></text:span>m<text:span text:style-name="Default_20_Paragraph_20_Font"><text:span text:style-name="T2">um ex.<text:line-break/>p</text:span></text:span>o<text:span text:style-name="Default_20_Paragraph_20_Font"><text:span text:style-name="T2">rrecti , qu</text:span></text:span>i <text:span text:style-name="Default_20_Paragraph_20_Font"><text:span text:style-name="T2">crafuores sp</text:span></text:span>i<text:span text:style-name="Default_20_Paragraph_20_Font"><text:span text:style-name="T2">nam c</text:span></text:span>o<text:span text:style-name="Default_20_Paragraph_20_Font"><text:span text:style-name="T2">n</text:span></text:span>ti<text:span text:style-name="Default_20_Paragraph_20_Font"><text:span text:style-name="T2">nent , </text:span></text:span>eos qui usque<text:line-break/>ad extremum protenduntur, ita vocans. Appellant autem<text:line-break/><text:span text:style-name="Default_20_Paragraph_20_Font"><text:span text:style-name="T6">ούραῖον</text:span></text:span><text:span text:style-name="Default_20_Paragraph_20_Font"><text:span text:style-name="T9"> </text:span></text:span>ossis extremum. Quod si partem utramque tendi<text:line-break/>manifestare velit, atque tum in anteriora tum in posteri-<text:line-break/>ora, tetanus intendi Iane potest, quomodo paulo ante di-<text:line-break/>xit: <text:span text:style-name="Default_20_Paragraph_20_Font"><text:span text:style-name="T2">Tetan</text:span></text:span>i <text:span text:style-name="Default_20_Paragraph_20_Font"><text:span text:style-name="T2">lumb</text:span></text:span>o<text:span text:style-name="Default_20_Paragraph_20_Font"><text:span text:style-name="T2">rum.</text:span></text:span> Non tuto autem morbi facilita-<text:line-break/>tem ex urinarum concoctione praenoscit Nam morbi<text:line-break/>febrem excitantis cruditates. per urinas manifeste decla-<text:line-break/>rantur, morborum autem musculis insidentium fecura non<text:line-break/>est per urinas significatio, fed hoc quidem exiguum. Vi-<text:line-break/>num autem his exhibere, distinctione non facta utrumne</text:p>
      <text:p text:style-name="P3">ob frigiditatem passus aeger fuerit, an aliam ob causam,<text:line-break/>non exiguum est delictum, imo Iane praeceps. Citra quo-<text:line-break/>que rationem dictum est, ventrem solvendum non esse,<text:line-break/>nisi balano. Nam in hujusmodi morbis commode inter-<text:line-break/>dunr solvitur. Caetera textus manifesta sunt.</text:p>
      <text:h text:style-name="Heading_20_2" text:outline-level="2">LXXU</text:h>
      <text:p text:style-name="P4">At <text:span text:style-name="Default_20_Paragraph_20_Font"><text:span text:style-name="T2">morbi omne</text:span></text:span>s sol<text:span text:style-name="Default_20_Paragraph_20_Font"><text:span text:style-name="T2">vuntur au</text:span></text:span>t <text:span text:style-name="Default_20_Paragraph_20_Font"><text:span text:style-name="T2">per o</text:span></text:span>s, <text:span text:style-name="Default_20_Paragraph_20_Font"><text:span text:style-name="T2">aut per alvum, au</text:span></text:span>t<text:line-break/><text:span text:style-name="Default_20_Paragraph_20_Font"><text:span text:style-name="T2">per vesica</text:span></text:span>m <text:span text:style-name="Default_20_Paragraph_20_Font"><text:span text:style-name="T2">aut a</text:span></text:span>l<text:span text:style-name="Default_20_Paragraph_20_Font"><text:span text:style-name="T2">terum quenda</text:span></text:span>m <text:span text:style-name="Default_20_Paragraph_20_Font"><text:span text:style-name="T2">e</text:span></text:span>j<text:span text:style-name="Default_20_Paragraph_20_Font"><text:span text:style-name="T2">u</text:span></text:span>s<text:span text:style-name="Default_20_Paragraph_20_Font"><text:span text:style-name="T2">mod</text:span></text:span>i <text:span text:style-name="Default_20_Paragraph_20_Font"><text:span text:style-name="T2">articu</text:span></text:span>l<text:span text:style-name="Default_20_Paragraph_20_Font"><text:span text:style-name="T2">u</text:span></text:span>m.<text:line-break/><text:span text:style-name="Default_20_Paragraph_20_Font"><text:span text:style-name="T2">sudori</text:span></text:span>s <text:span text:style-name="Default_20_Paragraph_20_Font"><text:span text:style-name="T2">aute</text:span></text:span>m <text:span text:style-name="Default_20_Paragraph_20_Font"><text:span text:style-name="T2">spec</text:span></text:span>i<text:span text:style-name="Default_20_Paragraph_20_Font"><text:span text:style-name="T2">e</text:span></text:span>s m<text:span text:style-name="Default_20_Paragraph_20_Font"><text:span text:style-name="T2">orb</text:span></text:span>is o<text:span text:style-name="Default_20_Paragraph_20_Font"><text:span text:style-name="T2">mn</text:span></text:span>i<text:span text:style-name="Default_20_Paragraph_20_Font"><text:span text:style-name="T2">bu</text:span></text:span>s <text:span text:style-name="Default_20_Paragraph_20_Font"><text:span text:style-name="T2">com</text:span></text:span>m<text:span text:style-name="Default_20_Paragraph_20_Font"><text:span text:style-name="T2">un</text:span></text:span>is <text:span text:style-name="Default_20_Paragraph_20_Font"><text:span text:style-name="T2">est.</text:span></text:span></text:p>
      <text:p text:style-name="P2">Non est siermo universalis, neque omnibus communis;<text:line-break/>non enim per haec suium, veru ur etiam per uterum et<text:line-break/>per obortam sanguinis e naribus eruptionem fiunt morbo-<text:line-break/>rum solutiones.</text:p>
      <text:h text:style-name="P54" text:outline-level="2">LXXVI.</text:h>
      <text:p text:style-name="Normal"><text:span text:style-name="Default_20_Paragraph_20_Font"><text:span text:style-name="T2">Quibu</text:span></text:span>s <text:span text:style-name="Default_20_Paragraph_20_Font"><text:span text:style-name="T2">a cap</text:span></text:span>it<text:span text:style-name="Default_20_Paragraph_20_Font"><text:span text:style-name="T2">e siux</text:span></text:span>i<text:span text:style-name="Default_20_Paragraph_20_Font"><text:span text:style-name="T2">o fertur, hi</text:span></text:span>s <text:span text:style-name="Default_20_Paragraph_20_Font"><text:span text:style-name="T2">veratrum dare oportet.</text:span></text:span></text:p>
      <text:p text:style-name="P2">Non. est necessarium , quibus a capite fluxio fertur,<text:line-break/>omnibus veratrum exhibere, imo interdum capiti soli pro-<text:line-break/>videre .consuevimus.</text:p>
      <text:h text:style-name="Heading_20_2" text:outline-level="2">LXXUth</text:h>
      <text:p text:style-name="P4"><text:span text:style-name="Default_20_Paragraph_20_Font"><text:span text:style-name="T2">Qu</text:span></text:span>i<text:span text:style-name="Default_20_Paragraph_20_Font"><text:span text:style-name="T2">cunque ver</text:span></text:span>o <text:span text:style-name="Default_20_Paragraph_20_Font"><text:span text:style-name="T2">ex abscespbu</text:span></text:span>s <text:span text:style-name="Default_20_Paragraph_20_Font"><text:span text:style-name="T2">aut venae ruptura, aut ob<text:line-break/></text:span></text:span>i<text:span text:style-name="Default_20_Paragraph_20_Font"><text:span text:style-name="T2">ntemperan</text:span></text:span>ti<text:span text:style-name="Default_20_Paragraph_20_Font"><text:span text:style-name="T2">am aut ob aliam vehemente</text:span></text:span>m <text:span text:style-name="Default_20_Paragraph_20_Font"><text:span text:style-name="T2">quanda</text:span></text:span>m<text:line-break/><text:span text:style-name="Default_20_Paragraph_20_Font"><text:span text:style-name="T2">causa</text:span></text:span>m <text:span text:style-name="Default_20_Paragraph_20_Font"><text:span text:style-name="T2">suppurat</text:span></text:span>i <text:span text:style-name="Default_20_Paragraph_20_Font"><text:span text:style-name="T2">stant, h</text:span></text:span>is <text:span text:style-name="Default_20_Paragraph_20_Font"><text:span text:style-name="T2">ne elleborum dede</text:span></text:span>ris, <text:span text:style-name="Default_20_Paragraph_20_Font"><text:span text:style-name="T2">n</text:span></text:span>i<text:span text:style-name="Default_20_Paragraph_20_Font"><text:span text:style-name="T2">h</text:span></text:span>i<text:span text:style-name="Default_20_Paragraph_20_Font"><text:span text:style-name="T2">l<text:line-break/>en</text:span></text:span>im <text:span text:style-name="Default_20_Paragraph_20_Font"><text:span text:style-name="T2">prode</text:span></text:span>rit <text:span text:style-name="Default_20_Paragraph_20_Font"><text:span text:style-name="T2">et si qu</text:span></text:span>i<text:span text:style-name="Default_20_Paragraph_20_Font"><text:span text:style-name="T2">d pa</text:span></text:span>ti<text:span text:style-name="Default_20_Paragraph_20_Font"><text:span text:style-name="T2">atur</text:span></text:span> aeger , i<text:span text:style-name="Default_20_Paragraph_20_Font"><text:span text:style-name="T2">n . causa esse<text:line-break/>v</text:span></text:span>i<text:span text:style-name="Default_20_Paragraph_20_Font"><text:span text:style-name="T2">deb</text:span></text:span>i<text:span text:style-name="Default_20_Paragraph_20_Font"><text:span text:style-name="T2">tur elleboru</text:span></text:span>s. Ai <text:span text:style-name="Default_20_Paragraph_20_Font"><text:span text:style-name="T2">ver</text:span></text:span>o <text:span text:style-name="Default_20_Paragraph_20_Font"><text:span text:style-name="T2">corpu</text:span></text:span>s <text:span text:style-name="Default_20_Paragraph_20_Font"><text:span text:style-name="T2">d</text:span></text:span>i<text:span text:style-name="Default_20_Paragraph_20_Font"><text:span text:style-name="T2">ssolvatur, au</text:span></text:span>t <text:span text:style-name="Default_20_Paragraph_20_Font"><text:span text:style-name="T2">do-<text:line-break/>l</text:span></text:span>o<text:span text:style-name="Default_20_Paragraph_20_Font"><text:span text:style-name="T2">r</text:span></text:span> i<text:span text:style-name="Default_20_Paragraph_20_Font"><text:span text:style-name="T2">n cap</text:span></text:span>it<text:span text:style-name="Default_20_Paragraph_20_Font"><text:span text:style-name="T2">e sit, aut opple</text:span></text:span>t<text:span text:style-name="Default_20_Paragraph_20_Font"><text:span text:style-name="T2">ae aure</text:span></text:span>s <text:span text:style-name="Default_20_Paragraph_20_Font"><text:span text:style-name="T2">au</text:span></text:span>t <text:span text:style-name="Default_20_Paragraph_20_Font"><text:span text:style-name="T2">nare</text:span></text:span>s <text:span text:style-name="Default_20_Paragraph_20_Font"><text:span text:style-name="T2">aut spu-<text:line-break/></text:span></text:span>t<text:span text:style-name="Default_20_Paragraph_20_Font"><text:span text:style-name="T2">ati</text:span></text:span>o <text:span text:style-name="Default_20_Paragraph_20_Font"><text:span text:style-name="T2">aut genuu</text:span></text:span>m <text:span text:style-name="Default_20_Paragraph_20_Font"><text:span text:style-name="T2">gravitas aut corpor</text:span></text:span>is <text:span text:style-name="Default_20_Paragraph_20_Font"><text:span text:style-name="T2">prae</text:span></text:span>t<text:span text:style-name="Default_20_Paragraph_20_Font"><text:span text:style-name="T2">er con-<text:line-break/>sue</text:span></text:span>t<text:span text:style-name="Default_20_Paragraph_20_Font"><text:span text:style-name="T2">ud</text:span></text:span>i<text:span text:style-name="Default_20_Paragraph_20_Font"><text:span text:style-name="T2">nem tu</text:span></text:span>m<text:span text:style-name="Default_20_Paragraph_20_Font"><text:span text:style-name="T2">or, qu</text:span></text:span>o<text:span text:style-name="Default_20_Paragraph_20_Font"><text:span text:style-name="T2">dcunque</text:span></text:span> horum <text:span text:style-name="Default_20_Paragraph_20_Font"><text:span text:style-name="T2">c</text:span></text:span>o<text:span text:style-name="Default_20_Paragraph_20_Font"><text:span text:style-name="T2">nt</text:span></text:span>i<text:span text:style-name="Default_20_Paragraph_20_Font"><text:span text:style-name="T2">ger</text:span></text:span>i<text:span text:style-name="Default_20_Paragraph_20_Font"><text:span text:style-name="T2">t</text:span></text:span>, dabis,<text:line-break/><text:span text:style-name="Default_20_Paragraph_20_Font"><text:span text:style-name="T2">si haec nequem pot</text:span></text:span>i<text:span text:style-name="Default_20_Paragraph_20_Font"><text:span text:style-name="T2">bu</text:span></text:span>s <text:span text:style-name="Default_20_Paragraph_20_Font"><text:span text:style-name="T2">stant., neque a rebu</text:span></text:span>s <text:span text:style-name="Default_20_Paragraph_20_Font"><text:span text:style-name="T2">venere</text:span></text:span>i,,<text:line-break/><text:span text:style-name="Default_20_Paragraph_20_Font"><text:span text:style-name="T2">neque a m</text:span></text:span>o<text:span text:style-name="Default_20_Paragraph_20_Font"><text:span text:style-name="T2">erore, neque a .cu</text:span></text:span>ris, <text:span text:style-name="Default_20_Paragraph_20_Font"><text:span text:style-name="T2">neque a v</text:span></text:span>i<text:span text:style-name="Default_20_Paragraph_20_Font"><text:span text:style-name="T2">gili</text:span></text:span>is <text:span text:style-name="Default_20_Paragraph_20_Font"><text:span text:style-name="T2">obo-</text:span></text:span></text:p>
      <text:p text:style-name="P3"><text:span text:style-name="Default_20_Paragraph_20_Font"><text:span text:style-name="T2">r</text:span></text:span>i<text:span text:style-name="Default_20_Paragraph_20_Font"><text:span text:style-name="T2">antur. Et si qu</text:span></text:span>i<text:span text:style-name="Default_20_Paragraph_20_Font"><text:span text:style-name="T2">d sane horum causam feceri</text:span></text:span>t, <text:span text:style-name="Default_20_Paragraph_20_Font"><text:span text:style-name="T2">ad</text:span></text:span> i<text:span text:style-name="Default_20_Paragraph_20_Font"><text:span text:style-name="T2">d<text:line-break/>curat</text:span></text:span>io<text:span text:style-name="Default_20_Paragraph_20_Font"><text:span text:style-name="T2">nem</text:span></text:span> i<text:span text:style-name="Default_20_Paragraph_20_Font"><text:span text:style-name="T2">nsti</text:span></text:span>t<text:span text:style-name="Default_20_Paragraph_20_Font"><text:span text:style-name="T2">uere op</text:span></text:span>o<text:span text:style-name="Default_20_Paragraph_20_Font"><text:span text:style-name="T2">rtet.</text:span></text:span></text:p>
      <text:p text:style-name="P2">Phleborrbagiam venarum ruptionem dicit.. Quod au-<text:line-break/>tem neque iis. qui ex hujusmodi cau<text:span text:style-name="Default_20_Paragraph_20_Font"><text:span text:style-name="T2">t</text:span></text:span>a , neque iis qui ex<text:line-break/>abscessibus , neque iis qui ex causa alia suppurati facti<text:line-break/>sunt, dare elleborum oporteat, perspicuum. esu Sed qui<text:line-break/>ob intemperantiam suppurati Iunxi male in hoc catalogo<text:line-break/>recensentur, intemperantia ipfa per fe intemperantes lae-<text:line-break/>dente, ut redundantia, cruditate, crapula, venere multa,<text:line-break/>vigiliis et quibusdam -similibus. At ubi praedixit, quibus.<text:line-break/>elleborum exhibere non oporteat, inquit:- <text:span text:style-name="Default_20_Paragraph_20_Font"><text:span text:style-name="T2">s</text:span></text:span>i <text:span text:style-name="Default_20_Paragraph_20_Font"><text:span text:style-name="T2">vero corpus<text:line-break/>d</text:span></text:span>i/<text:span text:style-name="Default_20_Paragraph_20_Font"><text:span text:style-name="T2">sulvatur</text:span></text:span>, hoc est, si viribus fractum admodum reddatur,<text:line-break/>citra manifestam caulam nimirum, aut <text:span text:style-name="Default_20_Paragraph_20_Font"><text:span text:style-name="T2">dol</text:span></text:span>o<text:span text:style-name="Default_20_Paragraph_20_Font"><text:span text:style-name="T2">r</text:span></text:span> i<text:span text:style-name="Default_20_Paragraph_20_Font"><text:span text:style-name="T2">n cap</text:span></text:span>i<text:span text:style-name="Default_20_Paragraph_20_Font"><text:span text:style-name="T2">te<text:line-break/></text:span></text:span>diuturnus et solutu difficilis fuerit ( nam et id te fubau-<text:line-break/>dire oportet in capitis dolore, ac deinceps in iis quae<text:line-break/>ferie continuata dicuntur omnibus, oppletis auribus, na-<text:line-break/>ribus et fputatione). Adlicit et genuum gravitatem, do-<text:line-break/>lorem et corporis praeter consuetudinem tumorem. In</text:p>
      <text:p text:style-name="P3">his enim omnibus quae sine manifesta caufa facta sunt,<text:line-break/>vult elleborum exhibere. Ac divertens hunc sermonem<text:line-break/>universalem ad particularia, inquit: <text:span text:style-name="Default_20_Paragraph_20_Font"><text:span text:style-name="T2">M</text:span></text:span>o<text:span text:style-name="Default_20_Paragraph_20_Font"><text:span text:style-name="T2">d</text:span></text:span>o <text:span text:style-name="Default_20_Paragraph_20_Font"><text:span text:style-name="T2">neque avene-<text:line-break/>re</text:span></text:span>i<text:span text:style-name="Default_20_Paragraph_20_Font"><text:span text:style-name="T2">s., neque a</text:span></text:span> m<text:span text:style-name="Default_20_Paragraph_20_Font"><text:span text:style-name="T2">oerore, neque a curis, neque n vigilii</text:span></text:span>s,<text:line-break/><text:span text:style-name="Default_20_Paragraph_20_Font"><text:span text:style-name="T2">d</text:span></text:span>i<text:span text:style-name="Default_20_Paragraph_20_Font"><text:span text:style-name="T2">cta /ac</text:span></text:span>t<text:span text:style-name="Default_20_Paragraph_20_Font"><text:span text:style-name="T2">a sint. </text:span></text:span>Si enim ex horum aliquo facta sint,<text:line-break/>adverfus efficientem causam idonea praescribere jubet.<text:line-break/>Quae vero ex omnibus his quae recensuit vere diligenter<text:line-break/>dicta sint et quae non, didicistis tum in Hippocratis libris<text:line-break/>tum in commentariis nostris.</text:p>
      <text:h text:style-name="Heading_20_2" text:outline-level="2">LXXVI1I..</text:h>
      <text:p text:style-name="P4"><text:span text:style-name="Default_20_Paragraph_20_Font"><text:span text:style-name="T2">Dol</text:span></text:span>o<text:span text:style-name="Default_20_Paragraph_20_Font"><text:span text:style-name="T2">re</text:span></text:span>s <text:span text:style-name="Default_20_Paragraph_20_Font"><text:span text:style-name="T2">aute</text:span></text:span>m <text:span text:style-name="Default_20_Paragraph_20_Font"><text:span text:style-name="T2">lateru</text:span></text:span>m, <text:span text:style-name="Default_20_Paragraph_20_Font"><text:span text:style-name="T2">dorsi, lumborum, c</text:span></text:span>o<text:span text:style-name="Default_20_Paragraph_20_Font"><text:span text:style-name="T2">xa</text:span></text:span>rum, <text:span text:style-name="Default_20_Paragraph_20_Font"><text:span text:style-name="T2">qu</text:span></text:span>i <text:span text:style-name="Default_20_Paragraph_20_Font"><text:span text:style-name="T2">ex<text:line-break/></text:span></text:span>iti<text:span text:style-name="Default_20_Paragraph_20_Font"><text:span text:style-name="T2">nere con</text:span></text:span>ti<text:span text:style-name="Default_20_Paragraph_20_Font"><text:span text:style-name="T2">ngun</text:span></text:span>t <text:span text:style-name="Default_20_Paragraph_20_Font"><text:span text:style-name="T2">et quaecunque</text:span></text:span> i<text:span text:style-name="Default_20_Paragraph_20_Font"><text:span text:style-name="T2">n</text:span></text:span>t<text:span text:style-name="Default_20_Paragraph_20_Font"><text:span text:style-name="T2">er sp</text:span></text:span>i<text:span text:style-name="Default_20_Paragraph_20_Font"><text:span text:style-name="T2">randum ex<text:line-break/>causu</text:span></text:span> m<text:span text:style-name="Default_20_Paragraph_20_Font"><text:span text:style-name="T2">an</text:span></text:span>i<text:span text:style-name="Default_20_Paragraph_20_Font"><text:span text:style-name="T2">festa dolen</text:span></text:span>t. <text:span text:style-name="Default_20_Paragraph_20_Font"><text:span text:style-name="T2">saep</text:span></text:span>i<text:span text:style-name="Default_20_Paragraph_20_Font"><text:span text:style-name="T2">u</text:span></text:span>s <text:span text:style-name="Default_20_Paragraph_20_Font"><text:span text:style-name="T2">en</text:span></text:span>im d<text:span text:style-name="Default_20_Paragraph_20_Font"><text:span text:style-name="T2">olore</text:span></text:span>s <text:span text:style-name="Default_20_Paragraph_20_Font"><text:span text:style-name="T2">ex cra-<text:line-break/>pul</text:span></text:span>is <text:span text:style-name="Default_20_Paragraph_20_Font"><text:span text:style-name="T2">c</text:span></text:span>i<text:span text:style-name="Default_20_Paragraph_20_Font"><text:span text:style-name="T2">b</text:span></text:span>is<text:span text:style-name="Default_20_Paragraph_20_Font"><text:span text:style-name="T2">que statulent</text:span></text:span>is <text:span text:style-name="Default_20_Paragraph_20_Font"><text:span text:style-name="T2">ad lumbo</text:span></text:span>s <text:span text:style-name="Default_20_Paragraph_20_Font"><text:span text:style-name="T2">e</text:span></text:span>t <text:span text:style-name="Default_20_Paragraph_20_Font"><text:span text:style-name="T2">coxas ventre<text:line-break/>consueverunt. Qu</text:span></text:span>i<text:span text:style-name="Default_20_Paragraph_20_Font"><text:span text:style-name="T2">bus vero ipsarum tal</text:span></text:span>i<text:span text:style-name="Default_20_Paragraph_20_Font"><text:span text:style-name="T2">a suer</text:span></text:span>i<text:span text:style-name="Default_20_Paragraph_20_Font"><text:span text:style-name="T2">n</text:span></text:span>t <text:span text:style-name="Default_20_Paragraph_20_Font"><text:span text:style-name="T2">i hi</text:span></text:span>s<text:line-break/><text:span text:style-name="Default_20_Paragraph_20_Font"><text:span text:style-name="T2">ur</text:span></text:span>i<text:span text:style-name="Default_20_Paragraph_20_Font"><text:span text:style-name="T2">nae d</text:span></text:span>i<text:span text:style-name="Default_20_Paragraph_20_Font"><text:span text:style-name="T2">facul</text:span></text:span>t<text:span text:style-name="Default_20_Paragraph_20_Font"><text:span text:style-name="T2">as acced</text:span></text:span>it. <text:span text:style-name="Default_20_Paragraph_20_Font"><text:span text:style-name="T2">Horu</text:span></text:span>m <text:span text:style-name="Default_20_Paragraph_20_Font"><text:span text:style-name="T2">autem</text:span></text:span> i<text:span text:style-name="Default_20_Paragraph_20_Font"><text:span text:style-name="T2">ter causa est<text:line-break/>graved</text:span></text:span>i<text:span text:style-name="Default_20_Paragraph_20_Font"><text:span text:style-name="T2">n</text:span></text:span>is <text:span text:style-name="Default_20_Paragraph_20_Font"><text:span text:style-name="T2">qu</text:span></text:span>o<text:span text:style-name="Default_20_Paragraph_20_Font"><text:span text:style-name="T2">que e</text:span></text:span>t <text:span text:style-name="Default_20_Paragraph_20_Font"><text:span text:style-name="T2">rauced</text:span></text:span>i<text:span text:style-name="Default_20_Paragraph_20_Font"><text:span text:style-name="T2">n</text:span></text:span>i<text:span text:style-name="Default_20_Paragraph_20_Font"><text:span text:style-name="T2">s.</text:span></text:span></text:p>
      <text:p text:style-name="P1">Non ordine haec interpretatus esu Nam praedicens<text:line-break/>dolores ex itinere, laterum, dorsi, lumborum et coxarum,<text:line-break/>rei inanis exhibitionem fecit, perinde atque quonam modo<text:line-break/>haec curentur esset dicturus. Deinde facto ita addita-<text:line-break/>mento: <text:span text:style-name="Default_20_Paragraph_20_Font"><text:span text:style-name="T2">saep</text:span></text:span>i<text:span text:style-name="Default_20_Paragraph_20_Font"><text:span text:style-name="T2">u</text:span></text:span>s <text:span text:style-name="Default_20_Paragraph_20_Font"><text:span text:style-name="T2">en</text:span></text:span>i<text:span text:style-name="Default_20_Paragraph_20_Font"><text:span text:style-name="T2">m ex scrupu</text:span></text:span>lis <text:span text:style-name="Default_20_Paragraph_20_Font"><text:span text:style-name="T2">csm</text:span></text:span>s<text:span text:style-name="Default_20_Paragraph_20_Font"><text:span text:style-name="T2">que</text:span></text:span> i<text:span text:style-name="Default_20_Paragraph_20_Font"><text:span text:style-name="T2">nstantibu</text:span></text:span>s <text:span text:style-name="Default_20_Paragraph_20_Font"><text:span text:style-name="T2">ve-<text:line-break/>nire so</text:span></text:span>l<text:span text:style-name="Default_20_Paragraph_20_Font"><text:span text:style-name="T2">ent</text:span></text:span>, postea intulit, quibus talia fuerint, urinae<text:line-break/>difficultas accedit. Post haec radam inquit: <text:span text:style-name="Default_20_Paragraph_20_Font"><text:span text:style-name="T2">Horum iter<text:line-break/>causo est, cor</text:span></text:span>yci<text:span text:style-name="Default_20_Paragraph_20_Font"><text:span text:style-name="T2">ae</text:span></text:span> it<text:span text:style-name="Default_20_Paragraph_20_Font"><text:span text:style-name="T2">e</text:span></text:span>m, <text:span text:style-name="Default_20_Paragraph_20_Font"><text:span text:style-name="T2">ac rauced</text:span></text:span>i<text:span text:style-name="Default_20_Paragraph_20_Font"><text:span text:style-name="T2">n</text:span></text:span>is; acephalum, ut<text:line-break/>quispiam dixerit, rei faciens sermonem.</text:p>
      <text:h text:style-name="Heading_20_2" text:outline-level="2">LXX1X.</text:h>
      <text:p text:style-name="P4"><text:span text:style-name="Default_20_Paragraph_20_Font"><text:span text:style-name="T2">Quaecunque ex victu</text:span></text:span>s <text:span text:style-name="Default_20_Paragraph_20_Font"><text:span text:style-name="T2">rat</text:span></text:span>i<text:span text:style-name="Default_20_Paragraph_20_Font"><text:span text:style-name="T2">one c</text:span></text:span>o<text:span text:style-name="Default_20_Paragraph_20_Font"><text:span text:style-name="T2">nt</text:span></text:span>i<text:span text:style-name="Default_20_Paragraph_20_Font"><text:span text:style-name="T2">ngunt, multa qu</text:span></text:span>i<text:span text:style-name="Default_20_Paragraph_20_Font"><text:span text:style-name="T2">dem<text:line-break/>unusqu</text:span></text:span>is<text:span text:style-name="Default_20_Paragraph_20_Font"><text:span text:style-name="T2">que, prout prae</text:span></text:span>t<text:span text:style-name="Default_20_Paragraph_20_Font"><text:span text:style-name="T2">er c</text:span></text:span>o<text:span text:style-name="Default_20_Paragraph_20_Font"><text:span text:style-name="T2">nsuetud</text:span></text:span>i<text:span text:style-name="Default_20_Paragraph_20_Font"><text:span text:style-name="T2">ne</text:span></text:span>m <text:span text:style-name="Default_20_Paragraph_20_Font"><text:span text:style-name="T2">victu usu</text:span></text:span>s su-<text:line-break/><text:span text:style-name="Default_20_Paragraph_20_Font"><text:span text:style-name="T2">er</text:span></text:span>i<text:span text:style-name="Default_20_Paragraph_20_Font"><text:span text:style-name="T2">t, max</text:span></text:span>im<text:span text:style-name="Default_20_Paragraph_20_Font"><text:span text:style-name="T2">e</text:span></text:span> o<text:span text:style-name="Default_20_Paragraph_20_Font"><text:span text:style-name="T2">bservat. Eten</text:span></text:span>i<text:span text:style-name="Default_20_Paragraph_20_Font"><text:span text:style-name="T2">m qu</text:span></text:span>i <text:span text:style-name="Default_20_Paragraph_20_Font"><text:span text:style-name="T2">prandere non con-<text:line-break/>sueverunt, si pransi suer</text:span></text:span>i<text:span text:style-name="Default_20_Paragraph_20_Font"><text:span text:style-name="T2">nt, h</text:span></text:span>i<text:span text:style-name="Default_20_Paragraph_20_Font"><text:span text:style-name="T2">s</text:span></text:span> i<text:span text:style-name="Default_20_Paragraph_20_Font"><text:span text:style-name="T2">ngens ven</text:span></text:span>t<text:span text:style-name="Default_20_Paragraph_20_Font"><text:span text:style-name="T2">ri</text:span></text:span>s <text:span text:style-name="Default_20_Paragraph_20_Font"><text:span text:style-name="T2">tu</text:span></text:span>m<text:span text:style-name="Default_20_Paragraph_20_Font"><text:span text:style-name="T2">or<text:line-break/></text:span></text:span>oboritur, <text:span text:style-name="Default_20_Paragraph_20_Font"><text:span text:style-name="T2">tum dor</text:span></text:span>mi<text:span text:style-name="Default_20_Paragraph_20_Font"><text:span text:style-name="T2">tat</text:span></text:span>i<text:span text:style-name="Default_20_Paragraph_20_Font"><text:span text:style-name="T2">o, tu</text:span></text:span>m <text:span text:style-name="Default_20_Paragraph_20_Font"><text:span text:style-name="T2">plen</text:span></text:span>i<text:span text:style-name="Default_20_Paragraph_20_Font"><text:span text:style-name="T2">tudo. s</text:span></text:span>i <text:span text:style-name="Default_20_Paragraph_20_Font"><text:span text:style-name="T2">ver</text:span></text:span>o su-<text:line-break/><text:span text:style-name="Default_20_Paragraph_20_Font"><text:span text:style-name="T2">percoenaverint, alvus exturbatur. His a balneo dor-<text:line-break/>m</text:span></text:span>i<text:span text:style-name="Default_20_Paragraph_20_Font"><text:span text:style-name="T2">re confert et a somno lenta deambula</text:span></text:span>tio<text:span text:style-name="Default_20_Paragraph_20_Font"><text:span text:style-name="T2">ne mul</text:span></text:span>t<text:span text:style-name="Default_20_Paragraph_20_Font"><text:span text:style-name="T2">o</text:span></text:span>s</text:p>
      <text:p text:style-name="P3"><text:span text:style-name="Default_20_Paragraph_20_Font"><text:span text:style-name="T2">consuere c</text:span></text:span>i<text:span text:style-name="Default_20_Paragraph_20_Font"><text:span text:style-name="T2">rcu</text:span></text:span>itu<text:span text:style-name="Default_20_Paragraph_20_Font"><text:span text:style-name="T2">s. Qu</text:span></text:span>o<text:span text:style-name="Default_20_Paragraph_20_Font"><text:span text:style-name="T2">d si qu</text:span></text:span>i<text:span text:style-name="Default_20_Paragraph_20_Font"><text:span text:style-name="T2">dem. alvus evacuata<text:line-break/>fuer</text:span></text:span>it, <text:span text:style-name="Default_20_Paragraph_20_Font"><text:span text:style-name="T2">c</text:span></text:span>o<text:span text:style-name="Default_20_Paragraph_20_Font"><text:span text:style-name="T2">enare et paucu</text:span></text:span>m <text:span text:style-name="Default_20_Paragraph_20_Font"><text:span text:style-name="T2">vinum, sed merac</text:span></text:span>i<text:span text:style-name="Default_20_Paragraph_20_Font"><text:span text:style-name="T2">u</text:span></text:span>s <text:span text:style-name="Default_20_Paragraph_20_Font"><text:span text:style-name="T2">b</text:span></text:span>i<text:span text:style-name="Default_20_Paragraph_20_Font"><text:span text:style-name="T2">bere.<text:line-break/>s</text:span></text:span>i <text:span text:style-name="Default_20_Paragraph_20_Font"><text:span text:style-name="T2">vero alvum n</text:span></text:span>o<text:span text:style-name="Default_20_Paragraph_20_Font"><text:span text:style-name="T2">n exorneraverin</text:span></text:span>t , <text:span text:style-name="Default_20_Paragraph_20_Font"><text:span text:style-name="T2">corpu</text:span></text:span>s <text:span text:style-name="Default_20_Paragraph_20_Font"><text:span text:style-name="T2">oleo cal</text:span></text:span>i<text:span text:style-name="Default_20_Paragraph_20_Font"><text:span text:style-name="T2">do<text:line-break/></text:span></text:span>i<text:span text:style-name="Default_20_Paragraph_20_Font"><text:span text:style-name="T2">ll</text:span></text:span>i<text:span text:style-name="Default_20_Paragraph_20_Font"><text:span text:style-name="T2">nere. Et si sitis urgeat, ep</text:span></text:span>o<text:span text:style-name="Default_20_Paragraph_20_Font"><text:span text:style-name="T2">t</text:span></text:span>o <text:span text:style-name="Default_20_Paragraph_20_Font"><text:span text:style-name="T2">v</text:span></text:span>i<text:span text:style-name="Default_20_Paragraph_20_Font"><text:span text:style-name="T2">n</text:span></text:span>o <text:span text:style-name="Default_20_Paragraph_20_Font"><text:span text:style-name="T2">aqu</text:span></text:span>o<text:span text:style-name="Default_20_Paragraph_20_Font"><text:span text:style-name="T2">sa albo<text:line-break/>aut dulc</text:span></text:span>i <text:span text:style-name="Default_20_Paragraph_20_Font"><text:span text:style-name="T2">qu</text:span></text:span>i<text:span text:style-name="Default_20_Paragraph_20_Font"><text:span text:style-name="T2">escere, si vero non d</text:span></text:span>o<text:span text:style-name="Default_20_Paragraph_20_Font"><text:span text:style-name="T2">rm</text:span></text:span>i<text:span text:style-name="Default_20_Paragraph_20_Font"><text:span text:style-name="T2">er</text:span></text:span>i<text:span text:style-name="Default_20_Paragraph_20_Font"><text:span text:style-name="T2">nt, a</text:span></text:span>m<text:span text:style-name="Default_20_Paragraph_20_Font"><text:span text:style-name="T2">pl</text:span></text:span>i<text:span text:style-name="Default_20_Paragraph_20_Font"><text:span text:style-name="T2">u</text:span></text:span>s<text:line-break/><text:span text:style-name="Default_20_Paragraph_20_Font"><text:span text:style-name="T2">qu</text:span></text:span>i<text:span text:style-name="Default_20_Paragraph_20_Font"><text:span text:style-name="T2">escere. </text:span></text:span>s<text:span text:style-name="Default_20_Paragraph_20_Font"><text:span text:style-name="T2">n rel</text:span></text:span>i<text:span text:style-name="Default_20_Paragraph_20_Font"><text:span text:style-name="T2">quis h</text:span></text:span>i<text:span text:style-name="Default_20_Paragraph_20_Font"><text:span text:style-name="T2">s si</text:span></text:span>mi<text:span text:style-name="Default_20_Paragraph_20_Font"><text:span text:style-name="T2">lis v</text:span></text:span>i<text:span text:style-name="Default_20_Paragraph_20_Font"><text:span text:style-name="T2">ctu</text:span></text:span>s <text:span text:style-name="Default_20_Paragraph_20_Font"><text:span text:style-name="T2">rat</text:span></text:span>io, <text:span text:style-name="Default_20_Paragraph_20_Font"><text:span text:style-name="T2">qual</text:span></text:span>is<text:line-break/><text:span text:style-name="Default_20_Paragraph_20_Font"><text:span text:style-name="T2">crapula gravat</text:span></text:span>is,. i<text:span text:style-name="Default_20_Paragraph_20_Font"><text:span text:style-name="T2">nst</text:span></text:span>i<text:span text:style-name="Default_20_Paragraph_20_Font"><text:span text:style-name="T2">tuatur. Ex pot</text:span></text:span>i<text:span text:style-name="Default_20_Paragraph_20_Font"><text:span text:style-name="T2">on</text:span></text:span>i<text:span text:style-name="Default_20_Paragraph_20_Font"><text:span text:style-name="T2">bu</text:span></text:span>s <text:span text:style-name="Default_20_Paragraph_20_Font"><text:span text:style-name="T2">autem quae<text:line-break/>qu</text:span></text:span>i<text:span text:style-name="Default_20_Paragraph_20_Font"><text:span text:style-name="T2">de</text:span></text:span>m <text:span text:style-name="Default_20_Paragraph_20_Font"><text:span text:style-name="T2">aquosi</text:span></text:span>o<text:span text:style-name="Default_20_Paragraph_20_Font"><text:span text:style-name="T2">re</text:span></text:span>s <text:span text:style-name="Default_20_Paragraph_20_Font"><text:span text:style-name="T2">sunt, </text:span></text:span>t<text:span text:style-name="Default_20_Paragraph_20_Font"><text:span text:style-name="T2">ard</text:span></text:span>io<text:span text:style-name="Default_20_Paragraph_20_Font"><text:span text:style-name="T2">r</text:span></text:span>is <text:span text:style-name="Default_20_Paragraph_20_Font"><text:span text:style-name="T2">sunt transitus, ac ve-<text:line-break/>lut in orbe</text:span></text:span>m <text:span text:style-name="Default_20_Paragraph_20_Font"><text:span text:style-name="T2">ac</text:span></text:span>t<text:span text:style-name="Default_20_Paragraph_20_Font"><text:span text:style-name="T2">ae c</text:span></text:span>i<text:span text:style-name="Default_20_Paragraph_20_Font"><text:span text:style-name="T2">rcu</text:span></text:span>m <text:span text:style-name="Default_20_Paragraph_20_Font"><text:span text:style-name="T2">h</text:span></text:span>y<text:span text:style-name="Default_20_Paragraph_20_Font"><text:span text:style-name="T2">p</text:span></text:span>o<text:span text:style-name="Default_20_Paragraph_20_Font"><text:span text:style-name="T2">chondr</text:span></text:span>i<text:span text:style-name="Default_20_Paragraph_20_Font"><text:span text:style-name="T2">a siu</text:span></text:span>it<text:span text:style-name="Default_20_Paragraph_20_Font"><text:span text:style-name="T2">ant et ad<text:line-break/></text:span></text:span>i<text:span text:style-name="Default_20_Paragraph_20_Font"><text:span text:style-name="T2">nlat</text:span></text:span>i<text:span text:style-name="Default_20_Paragraph_20_Font"><text:span text:style-name="T2">onem n</text:span></text:span>o<text:span text:style-name="Default_20_Paragraph_20_Font"><text:span text:style-name="T2">n decurrunt. </text:span></text:span>Esis <text:span text:style-name="Default_20_Paragraph_20_Font"><text:span text:style-name="T2">vero potion</text:span></text:span>i<text:span text:style-name="Default_20_Paragraph_20_Font"><text:span text:style-name="T2">bu</text:span></text:span>s <text:span text:style-name="Default_20_Paragraph_20_Font"><text:span text:style-name="T2">reple-<text:line-break/>tus nullum celer</text:span></text:span>i<text:span text:style-name="Default_20_Paragraph_20_Font"><text:span text:style-name="T2">ter ex</text:span></text:span> lis <text:span text:style-name="Default_20_Paragraph_20_Font"><text:span text:style-name="T2">absolvet opu</text:span></text:span>s, <text:span text:style-name="Default_20_Paragraph_20_Font"><text:span text:style-name="T2">quae c</text:span></text:span>o<text:span text:style-name="Default_20_Paragraph_20_Font"><text:span text:style-name="T2">n</text:span></text:span>t<text:span text:style-name="Default_20_Paragraph_20_Font"><text:span text:style-name="T2">en-<text:line-break/>den</text:span></text:span>ti <text:span text:style-name="Default_20_Paragraph_20_Font"><text:span text:style-name="T2">c</text:span></text:span>o<text:span text:style-name="Default_20_Paragraph_20_Font"><text:span text:style-name="T2">rpor</text:span></text:span>i <text:span text:style-name="Default_20_Paragraph_20_Font"><text:span text:style-name="T2">v</text:span></text:span>i <text:span text:style-name="Default_20_Paragraph_20_Font"><text:span text:style-name="T2">e</text:span></text:span>t <text:span text:style-name="Default_20_Paragraph_20_Font"><text:span text:style-name="T2">celer</text:span></text:span>it<text:span text:style-name="Default_20_Paragraph_20_Font"><text:span text:style-name="T2">ate elaborare acc</text:span></text:span>i<text:span text:style-name="Default_20_Paragraph_20_Font"><text:span text:style-name="T2">d</text:span></text:span>i<text:span text:style-name="Default_20_Paragraph_20_Font"><text:span text:style-name="T2">t. Quam<text:line-break/>max</text:span></text:span>i<text:span text:style-name="Default_20_Paragraph_20_Font"><text:span text:style-name="T2">me aute</text:span></text:span>m <text:span text:style-name="Default_20_Paragraph_20_Font"><text:span text:style-name="T2">qu</text:span></text:span>i<text:span text:style-name="Default_20_Paragraph_20_Font"><text:span text:style-name="T2">escat, d</text:span></text:span>o<text:span text:style-name="Default_20_Paragraph_20_Font"><text:span text:style-name="T2">nec cum cib</text:span></text:span>is c<text:span text:style-name="Default_20_Paragraph_20_Font"><text:span text:style-name="T2">onc</text:span></text:span>o<text:span text:style-name="Default_20_Paragraph_20_Font"><text:span text:style-name="T2">ctae sue-<text:line-break/>r</text:span></text:span>i<text:span text:style-name="Default_20_Paragraph_20_Font"><text:span text:style-name="T2">nt. Quaecunque ver</text:span></text:span>o <text:span text:style-name="Default_20_Paragraph_20_Font"><text:span text:style-name="T2">pot</text:span></text:span>io<text:span text:style-name="Default_20_Paragraph_20_Font"><text:span text:style-name="T2">ne</text:span></text:span>s <text:span text:style-name="Default_20_Paragraph_20_Font"><text:span text:style-name="T2">merac</text:span></text:span>io<text:span text:style-name="Default_20_Paragraph_20_Font"><text:span text:style-name="T2">re</text:span></text:span>s <text:span text:style-name="Default_20_Paragraph_20_Font"><text:span text:style-name="T2">et austo-<text:line-break/>mores sunt, pa</text:span></text:span>l<text:span text:style-name="Default_20_Paragraph_20_Font"><text:span text:style-name="T2">pitat</text:span></text:span>io<text:span text:style-name="Default_20_Paragraph_20_Font"><text:span text:style-name="T2">nem</text:span></text:span> i<text:span text:style-name="Default_20_Paragraph_20_Font"><text:span text:style-name="T2">n corpore a</text:span></text:span>t<text:span text:style-name="Default_20_Paragraph_20_Font"><text:span text:style-name="T2">que</text:span></text:span> i<text:span text:style-name="Default_20_Paragraph_20_Font"><text:span text:style-name="T2">n cap</text:span></text:span>i<text:span text:style-name="Default_20_Paragraph_20_Font"><text:span text:style-name="T2">te<text:line-break/>pulsat</text:span></text:span>io<text:span text:style-name="Default_20_Paragraph_20_Font"><text:span text:style-name="T2">ne</text:span></text:span>m <text:span text:style-name="Default_20_Paragraph_20_Font"><text:span text:style-name="T2">efac</text:span></text:span>i<text:span text:style-name="Default_20_Paragraph_20_Font"><text:span text:style-name="T2">unt. H</text:span></text:span>is <text:span text:style-name="Default_20_Paragraph_20_Font"><text:span text:style-name="T2">b</text:span></text:span>e<text:span text:style-name="Default_20_Paragraph_20_Font"><text:span text:style-name="T2">lle suer</text:span></text:span>i<text:span text:style-name="Default_20_Paragraph_20_Font"><text:span text:style-name="T2">t, si superd</text:span></text:span>o<text:span text:style-name="Default_20_Paragraph_20_Font"><text:span text:style-name="T2">r-<text:line-break/></text:span></text:span>mi<text:span text:style-name="Default_20_Paragraph_20_Font"><text:span text:style-name="T2">ant e</text:span></text:span>t <text:span text:style-name="Default_20_Paragraph_20_Font"><text:span text:style-name="T2">cal</text:span></text:span>i<text:span text:style-name="Default_20_Paragraph_20_Font"><text:span text:style-name="T2">dum qu</text:span></text:span>i<text:span text:style-name="Default_20_Paragraph_20_Font"><text:span text:style-name="T2">d ex</text:span></text:span> i<text:span text:style-name="Default_20_Paragraph_20_Font"><text:span text:style-name="T2">is quae p</text:span></text:span>o<text:span text:style-name="Default_20_Paragraph_20_Font"><text:span text:style-name="T2">tissi</text:span></text:span>m<text:span text:style-name="Default_20_Paragraph_20_Font"><text:span text:style-name="T2">um sua</text:span></text:span>msii-<text:line-break/>m<text:span text:style-name="Default_20_Paragraph_20_Font"><text:span text:style-name="T2">a</text:span></text:span> i<text:span text:style-name="Default_20_Paragraph_20_Font"><text:span text:style-name="T2">psis sun</text:span></text:span>t <text:span text:style-name="Default_20_Paragraph_20_Font"><text:span text:style-name="T2">sorbea</text:span></text:span>m. <text:span text:style-name="Default_20_Paragraph_20_Font"><text:span text:style-name="T2">At vero susun</text:span></text:span>i<text:span text:style-name="Default_20_Paragraph_20_Font"><text:span text:style-name="T2">um ad cap</text:span></text:span>i<text:span text:style-name="Default_20_Paragraph_20_Font"><text:span text:style-name="T2">t</text:span></text:span>is<text:line-break/><text:span text:style-name="Default_20_Paragraph_20_Font"><text:span text:style-name="T2">dol</text:span></text:span>o<text:span text:style-name="Default_20_Paragraph_20_Font"><text:span text:style-name="T2">re</text:span></text:span>m <text:span text:style-name="Default_20_Paragraph_20_Font"><text:span text:style-name="T2">et crapulam malu</text:span></text:span>m <text:span text:style-name="Default_20_Paragraph_20_Font"><text:span text:style-name="T2">est. Qui sumet tantum</text:span></text:span></text:p>
      <text:p text:style-name="P1"><text:span text:style-name="Default_20_Paragraph_20_Font"><text:span text:style-name="T2">d</text:span></text:span>i<text:span text:style-name="Default_20_Paragraph_20_Font"><text:span text:style-name="T2">e c</text:span></text:span>i<text:span text:style-name="Default_20_Paragraph_20_Font"><text:span text:style-name="T2">bum gsumunt, h</text:span></text:span>i <text:span text:style-name="Default_20_Paragraph_20_Font"><text:span text:style-name="T2">e</text:span></text:span>t i<text:span text:style-name="Default_20_Paragraph_20_Font"><text:span text:style-name="T2">mbecilli sun</text:span></text:span>t <text:span text:style-name="Default_20_Paragraph_20_Font"><text:span text:style-name="T2">e</text:span></text:span>t <text:span text:style-name="Default_20_Paragraph_20_Font"><text:span text:style-name="T2">cal</text:span></text:span>i<text:span text:style-name="Default_20_Paragraph_20_Font"><text:span text:style-name="T2">dum<text:line-break/></text:span></text:span>m<text:span text:style-name="Default_20_Paragraph_20_Font"><text:span text:style-name="T2">e</text:span></text:span>j<text:span text:style-name="Default_20_Paragraph_20_Font"><text:span text:style-name="T2">un</text:span></text:span>t, <text:span text:style-name="Default_20_Paragraph_20_Font"><text:span text:style-name="T2">prae</text:span></text:span>t<text:span text:style-name="Default_20_Paragraph_20_Font"><text:span text:style-name="T2">er c</text:span></text:span>o<text:span text:style-name="Default_20_Paragraph_20_Font"><text:span text:style-name="T2">nsue</text:span></text:span>t<text:span text:style-name="Default_20_Paragraph_20_Font"><text:span text:style-name="T2">um vasi</text:span></text:span>s <text:span text:style-name="Default_20_Paragraph_20_Font"><text:span text:style-name="T2">vacua</text:span></text:span>tis, <text:span text:style-name="Default_20_Paragraph_20_Font"><text:span text:style-name="T2">o</text:span></text:span>s <text:span text:style-name="Default_20_Paragraph_20_Font"><text:span text:style-name="T2">ipsi</text:span></text:span>s t<text:span text:style-name="Default_20_Paragraph_20_Font"><text:span text:style-name="T2">um<text:line-break/>falsu</text:span></text:span>m <text:span text:style-name="Default_20_Paragraph_20_Font"><text:span text:style-name="T2">tu</text:span></text:span>m <text:span text:style-name="Default_20_Paragraph_20_Font"><text:span text:style-name="T2">amaru</text:span></text:span>m <text:span text:style-name="Default_20_Paragraph_20_Font"><text:span text:style-name="T2">esu</text:span></text:span>ri<text:span text:style-name="Default_20_Paragraph_20_Font"><text:span text:style-name="T2">tur, in om</text:span></text:span>n<text:span text:style-name="Default_20_Paragraph_20_Font"><text:span text:style-name="T2">i</text:span></text:span> o<text:span text:style-name="Default_20_Paragraph_20_Font"><text:span text:style-name="T2">pere</text:span></text:span> t<text:span text:style-name="Default_20_Paragraph_20_Font"><text:span text:style-name="T2">remunt,<text:line-break/>tempora d</text:span></text:span>i<text:span text:style-name="Default_20_Paragraph_20_Font"><text:span text:style-name="T2">stendun</text:span></text:span>t<text:span text:style-name="Default_20_Paragraph_20_Font"><text:span text:style-name="T2">ur coenamque perinde ac si pransi<text:line-break/>fuissen</text:span></text:span>t, <text:span text:style-name="Default_20_Paragraph_20_Font"><text:span text:style-name="T2">concoquere nequeunt.. </text:span></text:span>nos <text:span text:style-name="Default_20_Paragraph_20_Font"><text:span text:style-name="T2">autem. m</text:span></text:span>i<text:span text:style-name="Default_20_Paragraph_20_Font"><text:span text:style-name="T2">nu</text:span></text:span>s <text:span text:style-name="Default_20_Paragraph_20_Font"><text:span text:style-name="T2">b</text:span></text:span>i<text:span text:style-name="Default_20_Paragraph_20_Font"><text:span text:style-name="T2">bere<text:line-break/>op</text:span></text:span>o<text:span text:style-name="Default_20_Paragraph_20_Font"><text:span text:style-name="T2">r</text:span></text:span>t<text:span text:style-name="Default_20_Paragraph_20_Font"><text:span text:style-name="T2">et quam c</text:span></text:span>o<text:span text:style-name="Default_20_Paragraph_20_Font"><text:span text:style-name="T2">nsueve</text:span></text:span>r<text:span text:style-name="Default_20_Paragraph_20_Font"><text:span text:style-name="T2">unt l</text:span></text:span>i<text:span text:style-name="Default_20_Paragraph_20_Font"><text:span text:style-name="T2">qu</text:span></text:span>i<text:span text:style-name="Default_20_Paragraph_20_Font"><text:span text:style-name="T2">d</text:span></text:span>i<text:span text:style-name="Default_20_Paragraph_20_Font"><text:span text:style-name="T2">ore</text:span></text:span>m<text:span text:style-name="Default_20_Paragraph_20_Font"><text:span text:style-name="T2">que</text:span></text:span> m<text:span text:style-name="Default_20_Paragraph_20_Font"><text:span text:style-name="T2">a</text:span></text:span>r<text:span text:style-name="Default_20_Paragraph_20_Font"><text:span text:style-name="T2">um pr</text:span></text:span>o<text:line-break/><text:span text:style-name="Default_20_Paragraph_20_Font"><text:span text:style-name="T2">pane</text:span></text:span> assumere, <text:span text:style-name="Default_20_Paragraph_20_Font"><text:span text:style-name="T2">a</text:span></text:span>t<text:span text:style-name="Default_20_Paragraph_20_Font"><text:span text:style-name="T2">que ex</text:span></text:span> o<text:span text:style-name="Default_20_Paragraph_20_Font"><text:span text:style-name="T2">leribu</text:span></text:span>s <text:span text:style-name="Default_20_Paragraph_20_Font"><text:span text:style-name="T2">rum</text:span></text:span>i<text:span text:style-name="Default_20_Paragraph_20_Font"><text:span text:style-name="T2">cem aut malvam<text:line-break/>aut pt</text:span></text:span>i<text:span text:style-name="Default_20_Paragraph_20_Font"><text:span text:style-name="T2">sana</text:span></text:span>m <text:span text:style-name="Default_20_Paragraph_20_Font"><text:span text:style-name="T2">e</text:span></text:span>t <text:span text:style-name="Default_20_Paragraph_20_Font"><text:span text:style-name="T2">beta</text:span></text:span>s. <text:span text:style-name="Default_20_Paragraph_20_Font"><text:span text:style-name="T2">At v</text:span></text:span>i<text:span text:style-name="Default_20_Paragraph_20_Font"><text:span text:style-name="T2">nu</text:span></text:span>m i<text:span text:style-name="Default_20_Paragraph_20_Font"><text:span text:style-name="T2">n cib</text:span></text:span>is, <text:span text:style-name="Default_20_Paragraph_20_Font"><text:span text:style-name="T2">quantu</text:span></text:span>m <text:span text:style-name="Default_20_Paragraph_20_Font"><text:span text:style-name="T2">l</text:span></text:span>i-<text:line-break/><text:span text:style-name="Default_20_Paragraph_20_Font"><text:span text:style-name="T2">.ceat</text:span></text:span> m<text:span text:style-name="Default_20_Paragraph_20_Font"><text:span text:style-name="T2">odera</text:span></text:span>t<text:span text:style-name="Default_20_Paragraph_20_Font"><text:span text:style-name="T2">um ac d</text:span></text:span>i<text:span text:style-name="Default_20_Paragraph_20_Font"><text:span text:style-name="T2">lu</text:span></text:span>ti<text:span text:style-name="Default_20_Paragraph_20_Font"><text:span text:style-name="T2">us b</text:span></text:span>i<text:span text:style-name="Default_20_Paragraph_20_Font"><text:span text:style-name="T2">bendum est, atque a.c</text:span></text:span>o<text:span text:style-name="Default_20_Paragraph_20_Font"><text:span text:style-name="T2">ena<text:line-break/>paululum dea</text:span></text:span>m<text:span text:style-name="Default_20_Paragraph_20_Font"><text:span text:style-name="T2">bulandum, donec excurra</text:span></text:span>t <text:span text:style-name="Default_20_Paragraph_20_Font"><text:span text:style-name="T2">ur</text:span></text:span>i<text:span text:style-name="Default_20_Paragraph_20_Font"><text:span text:style-name="T2">na m</text:span></text:span>i<text:span text:style-name="Default_20_Paragraph_20_Font"><text:span text:style-name="T2">n</text:span></text:span>ae-<text:line-break/><text:span text:style-name="Default_20_Paragraph_20_Font"><text:span text:style-name="T2">rintque. p</text:span></text:span>isci<text:span text:style-name="Default_20_Paragraph_20_Font"><text:span text:style-name="T2">bus et</text:span></text:span>i<text:span text:style-name="Default_20_Paragraph_20_Font"><text:span text:style-name="T2">a</text:span></text:span>m <text:span text:style-name="Default_20_Paragraph_20_Font"><text:span text:style-name="T2">c</text:span></text:span>o<text:span text:style-name="Default_20_Paragraph_20_Font"><text:span text:style-name="T2">ctis utantur. Edul</text:span></text:span>i<text:span text:style-name="Default_20_Paragraph_20_Font"><text:span text:style-name="T2">a vero<text:line-break/>de fa po</text:span></text:span>ti/<text:span text:style-name="Default_20_Paragraph_20_Font"><text:span text:style-name="T2">stmum praeben</text:span></text:span>t i<text:span text:style-name="Default_20_Paragraph_20_Font"><text:span text:style-name="T2">nd</text:span></text:span>i<text:span text:style-name="Default_20_Paragraph_20_Font"><text:span text:style-name="T2">c</text:span></text:span>i<text:span text:style-name="Default_20_Paragraph_20_Font"><text:span text:style-name="T2">a.</text:span></text:span></text:p>
      <text:p text:style-name="P2">Totum hunc sermonem in legitimalibri hujus parte<text:line-break/>abunde elaboratum esse scimus. Ex illis igitur quae di-<text:line-break/>cuntur modo simili, potueris et haec tum discernere tum<text:line-break/>judicare. Neque mihi diutius morari in bis necesse esu<text:line-break/><text:span text:style-name="Default_20_Paragraph_20_Font"><text:span text:style-name="T2">Edul</text:span></text:span>i<text:span text:style-name="Default_20_Paragraph_20_Font"><text:span text:style-name="T2">a vero de su pot</text:span></text:span>i<text:span text:style-name="Default_20_Paragraph_20_Font"><text:span text:style-name="T2">ssimum praebent</text:span></text:span> in<text:span text:style-name="Default_20_Paragraph_20_Font"><text:span text:style-name="T2">d</text:span></text:span>i<text:span text:style-name="Default_20_Paragraph_20_Font"><text:span text:style-name="T2">c</text:span></text:span>i<text:span text:style-name="Default_20_Paragraph_20_Font"><text:span text:style-name="T2">a.</text:span></text:span> Edulio-</text:p>
      <text:p text:style-name="P3">rum facultates non ex ratione aliqua, fed experientia ju-<text:line-break/>dicari convenit. Neque hic refert cibos vel edulia -dicere.<text:line-break/>Caeterum. qui haec scripsit; tale quiddam ostendit per <text:span text:style-name="Default_20_Paragraph_20_Font"><text:span text:style-name="T2">de<text:line-break/>su ind</text:span></text:span>i<text:span text:style-name="Default_20_Paragraph_20_Font"><text:span text:style-name="T2">c</text:span></text:span>i<text:span text:style-name="Default_20_Paragraph_20_Font"><text:span text:style-name="T2">a praebere. </text:span></text:span>Nam indicium corpori fit , inquit,<text:line-break/>fecundum uuamquanque, quae ex cibis valentibus fit, mu-<text:line-break/>tationem. Consequenter autem ea enumerat.</text:p>
      <text:h text:style-name="Heading_20_2" text:outline-level="2">LXXX.</text:h>
      <text:p text:style-name="P4"><text:span text:style-name="Default_20_Paragraph_20_Font"><text:span text:style-name="T2">All</text:span></text:span>i<text:span text:style-name="Default_20_Paragraph_20_Font"><text:span text:style-name="T2">um statum et cal</text:span></text:span>o<text:span text:style-name="Default_20_Paragraph_20_Font"><text:span text:style-name="T2">re</text:span></text:span>m <text:span text:style-name="Default_20_Paragraph_20_Font"><text:span text:style-name="T2">c</text:span></text:span>i<text:span text:style-name="Default_20_Paragraph_20_Font"><text:span text:style-name="T2">rca thoracem, cap</text:span></text:span>itis <text:span text:style-name="Default_20_Paragraph_20_Font"><text:span text:style-name="T2">gra</text:span></text:span>oit<text:span text:style-name="Default_20_Paragraph_20_Font"><text:span text:style-name="T2">a-<text:line-break/></text:span></text:span>t<text:span text:style-name="Default_20_Paragraph_20_Font"><text:span text:style-name="T2">em et</text:span></text:span> i<text:span text:style-name="Default_20_Paragraph_20_Font"><text:span text:style-name="T2">actat</text:span></text:span>io<text:span text:style-name="Default_20_Paragraph_20_Font"><text:span text:style-name="T2">ne</text:span></text:span>m <text:span text:style-name="Default_20_Paragraph_20_Font"><text:span text:style-name="T2">et si qui</text:span></text:span>s <text:span text:style-name="Default_20_Paragraph_20_Font"><text:span text:style-name="T2">al</text:span></text:span>i<text:span text:style-name="Default_20_Paragraph_20_Font"><text:span text:style-name="T2">us do</text:span></text:span>lo<text:span text:style-name="Default_20_Paragraph_20_Font"><text:span text:style-name="T2">r antea fari con-<text:line-break/></text:span></text:span>s<text:span text:style-name="Default_20_Paragraph_20_Font"><text:span text:style-name="T2">uever</text:span></text:span>it, <text:span text:style-name="Default_20_Paragraph_20_Font"><text:span text:style-name="T2">eu</text:span></text:span>m <text:span text:style-name="Default_20_Paragraph_20_Font"><text:span text:style-name="T2">exacerbaveri</text:span></text:span>t. <text:span text:style-name="Default_20_Paragraph_20_Font"><text:span text:style-name="T2">Ur</text:span></text:span>i<text:span text:style-name="Default_20_Paragraph_20_Font"><text:span text:style-name="T2">nas autem c</text:span></text:span>i<text:span text:style-name="Default_20_Paragraph_20_Font"><text:span text:style-name="T2">et, idque<text:line-break/>habet bonu</text:span></text:span>m. <text:span text:style-name="Default_20_Paragraph_20_Font"><text:span text:style-name="T2">At</text:span></text:span> i<text:span text:style-name="Default_20_Paragraph_20_Font"><text:span text:style-name="T2">psum edere au</text:span></text:span>t <text:span text:style-name="Default_20_Paragraph_20_Font"><text:span text:style-name="T2">ad c</text:span></text:span>o<text:span text:style-name="Default_20_Paragraph_20_Font"><text:span text:style-name="T2">mpotat</text:span></text:span>io<text:span text:style-name="Default_20_Paragraph_20_Font"><text:span text:style-name="T2">nem<text:line-break/>profec</text:span></text:span>t<text:span text:style-name="Default_20_Paragraph_20_Font"><text:span text:style-name="T2">uro, aut</text:span></text:span> i<text:span text:style-name="Default_20_Paragraph_20_Font"><text:span text:style-name="T2">nebriato op</text:span></text:span>ti<text:span text:style-name="Default_20_Paragraph_20_Font"><text:span text:style-name="T2">mu</text:span></text:span>m <text:span text:style-name="Default_20_Paragraph_20_Font"><text:span text:style-name="T2">est.</text:span></text:span></text:p>
      <text:p text:style-name="P2">Si unumquodque eduliorum experientia indicandum<text:line-break/>sit, non recte dictum esse videtur flatulentum esse allium,<text:line-break/>neque caloris majoris <text:span text:style-name="Default_20_Paragraph_20_Font"><text:span text:style-name="T2">t</text:span></text:span>ensum quam caepam comedentibus<text:line-break/>inferre, neque in ulla alia corporis parte, neque etiam</text:p>
      <text:p text:style-name="P3">in thorace , neque simili modo metationem et potissimum<text:line-break/>ubi quis sp<text:span text:style-name="Default_20_Paragraph_20_Font"><text:span text:style-name="T2">t</text:span></text:span>um parum ante fervefactum assumpserit. Edu-<text:line-break/>liorum autem multa, quum corpus plethoricum fuerit,<text:line-break/>calefaciunt, quum vero ante vacuatum fuerit , siccant<text:line-break/>abunde. Peccavit igitur libri hujus auctor, qui citra<text:line-break/>distinctionem enunciationem fecit, nam melius erat<text:line-break/>ut dictum est definire. Nunc autem simpliciter de allio<text:line-break/>censuit, fed melius fecisset, si et exiccare et calefacere<text:line-break/><text:span text:style-name="Default_20_Paragraph_20_Font"><text:span text:style-name="T2">t</text:span></text:span>alum dixisset et non flatulentum esse. Nam adversiis<text:line-break/>rem indistinctam ferre sententiam consuetudo non est.<text:line-break/>Subaudire autem oportet, ubi tempestive datum fuerit,<text:line-break/>quod parato ante corpore manifestat. Ante autem para-<text:line-break/>tur, si neque plethoricum, neque cacochymum fuerit.<text:line-break/>Non recte- igitur capitis gravitatem ab eo fieri. ait, nam<text:line-break/>si praevacuato corpore allium obtuleris, capitis gravitatem<text:line-break/>sanabis partisq ne alterius omnis. Demiror autem quo-<text:line-break/>nam pacto quae hucusque percurrit, de eo praefatus, dein-<text:line-break/>ceps dixerit; <text:span text:style-name="Default_20_Paragraph_20_Font"><text:span text:style-name="T2">A</text:span></text:span>t <text:span text:style-name="Default_20_Paragraph_20_Font"><text:span text:style-name="T2">ipsum edere, au</text:span></text:span>t <text:span text:style-name="Default_20_Paragraph_20_Font"><text:span text:style-name="T2">ad c</text:span></text:span>o<text:span text:style-name="Default_20_Paragraph_20_Font"><text:span text:style-name="T2">mp</text:span></text:span>o<text:span text:style-name="Default_20_Paragraph_20_Font"><text:span text:style-name="T2">tat</text:span></text:span>i<text:span text:style-name="Default_20_Paragraph_20_Font"><text:span text:style-name="T2">onem pr</text:span></text:span>o-<text:line-break/><text:span text:style-name="Default_20_Paragraph_20_Font"><text:span text:style-name="T2">lec</text:span></text:span>t<text:span text:style-name="Default_20_Paragraph_20_Font"><text:span text:style-name="T2">uro aut</text:span></text:span> i<text:span text:style-name="Default_20_Paragraph_20_Font"><text:span text:style-name="T2">nebr</text:span></text:span>i<text:span text:style-name="Default_20_Paragraph_20_Font"><text:span text:style-name="T2">at</text:span></text:span>o <text:span text:style-name="Default_20_Paragraph_20_Font"><text:span text:style-name="T2">op</text:span></text:span>ti<text:span text:style-name="Default_20_Paragraph_20_Font"><text:span text:style-name="T2">mum est. </text:span></text:span>Videtur autem ex his</text:p>
      <text:p text:style-name="P3">neque crapulam neque ebrietatem efficere, fed ab his ita<text:line-break/>praeservare, ut et gravitatem expellere possit et flatus fa-<text:line-break/>nare. Vera quidem haec dixit, atque adhuc ex cientibus<text:line-break/>urinas medicamentis unum esse allium. Sed alia falso<text:line-break/>adjecit simulque et pugnantia, si dicantur.</text:p>
      <text:h text:style-name="Heading_20_2" text:outline-level="2">LXXXI.</text:h>
      <text:p text:style-name="P4"><text:span text:style-name="Default_20_Paragraph_20_Font"><text:span text:style-name="T2">Caseus statum e</text:span></text:span>t <text:span text:style-name="Default_20_Paragraph_20_Font"><text:span text:style-name="T2">adstrict</text:span></text:span>i<text:span text:style-name="Default_20_Paragraph_20_Font"><text:span text:style-name="T2">one</text:span></text:span>m <text:span text:style-name="Default_20_Paragraph_20_Font"><text:span text:style-name="T2">et c</text:span></text:span>i<text:span text:style-name="Default_20_Paragraph_20_Font"><text:span text:style-name="T2">borum incendiu</text:span></text:span>m fa- .<text:line-break/><text:span text:style-name="Default_20_Paragraph_20_Font"><text:span text:style-name="T2">cit, crudum et</text:span></text:span> i<text:span text:style-name="Default_20_Paragraph_20_Font"><text:span text:style-name="T2">ncoctum</text:span></text:span> edulium. <text:span text:style-name="Default_20_Paragraph_20_Font"><text:span text:style-name="T2">Replet</text:span></text:span>os <text:span text:style-name="Default_20_Paragraph_20_Font"><text:span text:style-name="T2">aute</text:span></text:span>m i<text:span text:style-name="Default_20_Paragraph_20_Font"><text:span text:style-name="T2">n<text:line-break/>potu edere deter</text:span></text:span>rim<text:span text:style-name="Default_20_Paragraph_20_Font"><text:span text:style-name="T2">um est.</text:span></text:span></text:p>
      <text:p text:style-name="P2">Ca<text:span text:style-name="Default_20_Paragraph_20_Font"><text:span text:style-name="T2">t</text:span></text:span>ena recens et mollis duro ac sicco magis flatulen-<text:line-break/>tus existit minusque sicco adstringit, hoc est ventrem sistit.<text:line-break/>Siccus etenim flatulentus minus est, fed ventrem magis<text:line-break/>sistit, praeterea et siticulosus magis existit, quod ostendit<text:line-break/>quum inquit; <text:span text:style-name="Default_20_Paragraph_20_Font"><text:span text:style-name="T2">c</text:span></text:span>i<text:span text:style-name="Default_20_Paragraph_20_Font"><text:span text:style-name="T2">b</text:span></text:span>o<text:span text:style-name="Default_20_Paragraph_20_Font"><text:span text:style-name="T2">rum</text:span></text:span> i<text:span text:style-name="Default_20_Paragraph_20_Font"><text:span text:style-name="T2">ncendium sucis. Crudum au</text:span></text:span>t<text:span text:style-name="Default_20_Paragraph_20_Font"><text:span text:style-name="T2">e</text:span></text:span>m<text:line-break/><text:span text:style-name="Default_20_Paragraph_20_Font"><text:span text:style-name="T2">et incoc</text:span></text:span>t<text:span text:style-name="Default_20_Paragraph_20_Font"><text:span text:style-name="T2">um</text:span></text:span>, in dictionis jacet medio , quod exacta enun- -</text:p>
      <text:p text:style-name="P3">ciatione caret. ostendit autem quod crudum omne inco-<text:line-break/>ctumque in corporis humoribus sistens ex hujusmodi edu-<text:line-break/>His fieri consuevit, cuiusmodi est ca<text:span text:style-name="Default_20_Paragraph_20_Font"><text:span text:style-name="T2">t</text:span></text:span>ena, crudum et in-<text:line-break/>coctum edulium, quasi ita diceret, caseus flatum parit,<text:line-break/>atque adstrictionem ventris, aestuoso sq n e est, praeterea<text:line-break/>crudum et incoctile est edulium, talesque succos generat.<text:line-break/>Ait praeterea et deterrimum esse iis qui fe potu reple-<text:line-break/>verunt, quod et idiotis ipsis patet. Neque siquidem alias<text:line-break/>bonum est edulium caseus, ut qui crassam humorem et<text:line-break/>coetu difficilem pariat. Si vero inter bibendum eo quis<text:line-break/>utatur repletus, deterrimum omnium eduliorum redditur,<text:line-break/>gravat siquidem os ventri<text:span text:style-name="Default_20_Paragraph_20_Font"><text:span text:style-name="T2">c</text:span></text:span>uli primusque ipse corrumpitur<text:line-break/>et alia deinceps <text:span text:style-name="Default_20_Paragraph_20_Font"><text:span text:style-name="T2">t</text:span></text:span>ecum corrumpit.</text:p>
      <text:h text:style-name="Heading_20_2" text:outline-level="2">. LXXX1I.</text:h>
      <text:p text:style-name="P4"><text:span text:style-name="Default_20_Paragraph_20_Font"><text:span text:style-name="T2">Legum</text:span></text:span>i<text:span text:style-name="Default_20_Paragraph_20_Font"><text:span text:style-name="T2">na</text:span></text:span> o<text:span text:style-name="Default_20_Paragraph_20_Font"><text:span text:style-name="T2">mnia siatulenta sun</text:span></text:span>t <text:span text:style-name="Default_20_Paragraph_20_Font"><text:span text:style-name="T2">et cruda et e</text:span></text:span>sia<text:span text:style-name="Default_20_Paragraph_20_Font"><text:span text:style-name="T2">m et sirica,<text:line-break/>m</text:span></text:span>i<text:span text:style-name="Default_20_Paragraph_20_Font"><text:span text:style-name="T2">nime ver</text:span></text:span>o <text:span text:style-name="Default_20_Paragraph_20_Font"><text:span text:style-name="T2">vel macerata vel vir</text:span></text:span>i<text:span text:style-name="Default_20_Paragraph_20_Font"><text:span text:style-name="T2">d</text:span></text:span>i<text:span text:style-name="Default_20_Paragraph_20_Font"><text:span text:style-name="T2">a. H</text:span></text:span>is <text:span text:style-name="Default_20_Paragraph_20_Font"><text:span text:style-name="T2">autem n</text:span></text:span>isi</text:p>
      <text:p text:style-name="P47"><text:span text:style-name="Default_20_Paragraph_20_Font"><text:span text:style-name="T2">cum c</text:span></text:span>i<text:span text:style-name="Default_20_Paragraph_20_Font"><text:span text:style-name="T2">bar</text:span></text:span>ii<text:span text:style-name="Default_20_Paragraph_20_Font"><text:span text:style-name="T2">s u</text:span></text:span>t<text:span text:style-name="Default_20_Paragraph_20_Font"><text:span text:style-name="T2">endu</text:span></text:span>m <text:span text:style-name="Default_20_Paragraph_20_Font"><text:span text:style-name="T2">n</text:span></text:span>o<text:span text:style-name="Default_20_Paragraph_20_Font"><text:span text:style-name="T2">n est. sed h</text:span></text:span>o<text:span text:style-name="Default_20_Paragraph_20_Font"><text:span text:style-name="T2">rum singula suum<text:line-break/>v</text:span></text:span>iti<text:span text:style-name="Default_20_Paragraph_20_Font"><text:span text:style-name="T2">u</text:span></text:span>m <text:span text:style-name="Default_20_Paragraph_20_Font"><text:span text:style-name="T2">habent.</text:span></text:span></text:p>
      <text:p text:style-name="P2">Ventrem implent legumina omnia, praeterea coetu<text:line-break/>difficillima sunt cruda. Frixa, flatuosa minus, sisti conco-<text:line-break/>ctioni non minus renituntur. Quae autem plurimum<text:line-break/>elixa <text:span text:style-name="Default_20_Paragraph_20_Font"><text:span text:style-name="T2">t</text:span></text:span>unt, ea existunt moderatiora. Quod autem scqui-<text:line-break/>tur, in exemplaribus nonnullis scriptum est ita <text:span text:style-name="Default_20_Paragraph_20_Font"><text:span text:style-name="T2">et</text:span></text:span> m<text:span text:style-name="Default_20_Paragraph_20_Font"><text:span text:style-name="T2">ace-<text:line-break/>rata et v</text:span></text:span>i<text:span text:style-name="Default_20_Paragraph_20_Font"><text:span text:style-name="T2">r</text:span></text:span>i<text:span text:style-name="Default_20_Paragraph_20_Font"><text:span text:style-name="T2">d</text:span></text:span>i<text:span text:style-name="Default_20_Paragraph_20_Font"><text:span text:style-name="T2">a, </text:span></text:span>ut et talia prae<text:span text:style-name="Default_20_Paragraph_20_Font"><text:span text:style-name="T2">t</text:span></text:span>eris vitiis sint praedita.<text:line-break/>In quamplurimis vero non ita scriptum reperitur, fed<text:line-break/>principi^ altero in hunc modum : <text:span text:style-name="Default_20_Paragraph_20_Font"><text:span text:style-name="T2">Min</text:span></text:span>i<text:span text:style-name="Default_20_Paragraph_20_Font"><text:span text:style-name="T2">me au</text:span></text:span>t<text:span text:style-name="Default_20_Paragraph_20_Font"><text:span text:style-name="T2">e</text:span></text:span>m <text:span text:style-name="Default_20_Paragraph_20_Font"><text:span text:style-name="T2">mace-<text:line-break/>ra</text:span></text:span>t<text:span text:style-name="Default_20_Paragraph_20_Font"><text:span text:style-name="T2">a vel vir</text:span></text:span>i<text:span text:style-name="Default_20_Paragraph_20_Font"><text:span text:style-name="T2">d</text:span></text:span>i<text:span text:style-name="Default_20_Paragraph_20_Font"><text:span text:style-name="T2">a. </text:span></text:span>Viridia dicuntur quae neque sicca sunt,<text:line-break/>neque exquisite jam perfecta, macerata vero, quae in aqua<text:line-break/>fuerint madefacta. Caeterum leguminibus haudquaquam<text:line-break/>sine cibariis utendum esse praecipit, cibaria nimirum ma-<text:line-break/>xime quidem eos, qui ex tritico panes funt, affirmans,<text:line-break/>vel simpliciter omnia., quae quovis modo parantur, .scrsi-<text:line-break/>tam vero et alia omnia, ex quibus panes conficiuntur^</text:p>
      <text:p text:style-name="P3">aeam, tipham et hordeum, rustici autem et ex milio pane;<text:line-break/>conficiunt.</text:p>
      <text:h text:style-name="Heading_20_2" text:outline-level="2">LXXXI1I.</text:h>
      <text:p text:style-name="P4"><text:span text:style-name="Default_20_Paragraph_20_Font"><text:span text:style-name="T2">C</text:span></text:span>i<text:span text:style-name="Default_20_Paragraph_20_Font"><text:span text:style-name="T2">cer qu</text:span></text:span>i<text:span text:style-name="Default_20_Paragraph_20_Font"><text:span text:style-name="T2">dem sta</text:span></text:span>t<text:span text:style-name="Default_20_Paragraph_20_Font"><text:span text:style-name="T2">um</text:span></text:span> t<text:span text:style-name="Default_20_Paragraph_20_Font"><text:span text:style-name="T2">um crudu</text:span></text:span>m <text:span text:style-name="Default_20_Paragraph_20_Font"><text:span text:style-name="T2">tum sca</text:span></text:span>r<text:span text:style-name="Default_20_Paragraph_20_Font"><text:span text:style-name="T2">u</text:span></text:span>m <text:span text:style-name="Default_20_Paragraph_20_Font"><text:span text:style-name="T2">e</text:span></text:span>t <text:span text:style-name="Default_20_Paragraph_20_Font"><text:span text:style-name="T2">labo-.<text:line-break/>rem</text:span></text:span> i<text:span text:style-name="Default_20_Paragraph_20_Font"><text:span text:style-name="T2">nduc</text:span></text:span>it.</text:p>
      <text:p text:style-name="P2">Quidam cicer scribunt ob id flatulentum esse quod<text:line-break/>pudenda intendat. Quod autem in fine dictionis laborem<text:line-break/>dixerit, id ad eum referre oportet qui propter inflatio-<text:line-break/>nem fit dolorem.</text:p>
      <text:h text:style-name="Heading_20_2" text:outline-level="2">LXXXFV.</text:h>
      <text:p text:style-name="Normal"><text:span text:style-name="Default_20_Paragraph_20_Font"><text:span text:style-name="T2">Len</text:span></text:span>s <text:span text:style-name="Default_20_Paragraph_20_Font"><text:span text:style-name="T2">astr</text:span></text:span>i<text:span text:style-name="Default_20_Paragraph_20_Font"><text:span text:style-name="T2">ng</text:span></text:span>i<text:span text:style-name="Default_20_Paragraph_20_Font"><text:span text:style-name="T2">t, ac</text:span></text:span> t<text:span text:style-name="Default_20_Paragraph_20_Font"><text:span text:style-name="T2">urba</text:span></text:span>t<text:span text:style-name="Default_20_Paragraph_20_Font"><text:span text:style-name="T2">ionem</text:span></text:span> i<text:span text:style-name="Default_20_Paragraph_20_Font"><text:span text:style-name="T2">nduc</text:span></text:span>it, <text:span text:style-name="Default_20_Paragraph_20_Font"><text:span text:style-name="T2">st cum cor</text:span></text:span>tic<text:span text:style-name="Default_20_Paragraph_20_Font"><text:span text:style-name="T2">e sit.</text:span></text:span></text:p>
      <text:p text:style-name="P2">Hanc vocem <text:span text:style-name="Default_20_Paragraph_20_Font"><text:span text:style-name="T6">ἄραδον</text:span></text:span><text:span text:style-name="Default_20_Paragraph_20_Font"><text:span text:style-name="T9"> </text:span></text:span>turbationem quandam ac veluti<text:line-break/>pugnam in ventre ex discrepantibus facultate cibariis con-</text:p>
      <text:p text:style-name="P3">citatam, significare dixi, quo modo et nunc si cum cor-<text:line-break/>lice assumatur, ipsius carne longe .coetu difficilior ex-<text:line-break/>istic</text:p>
      <text:h text:style-name="Heading_20_2" text:outline-level="2">LXXXU</text:h>
      <text:p text:style-name="Normal"><text:span text:style-name="Default_20_Paragraph_20_Font"><text:span text:style-name="T2">Lup</text:span></text:span>i<text:span text:style-name="Default_20_Paragraph_20_Font"><text:span text:style-name="T2">nu</text:span></text:span>s <text:span text:style-name="Default_20_Paragraph_20_Font"><text:span text:style-name="T2">autem horu</text:span></text:span>m m<text:span text:style-name="Default_20_Paragraph_20_Font"><text:span text:style-name="T2">alorum habet m</text:span></text:span>i<text:span text:style-name="Default_20_Paragraph_20_Font"><text:span text:style-name="T2">n</text:span></text:span>im<text:span text:style-name="Default_20_Paragraph_20_Font"><text:span text:style-name="T2">a.</text:span></text:span></text:p>
      <text:p text:style-name="P48">Vocabulum <text:span text:style-name="Default_20_Paragraph_20_Font"><text:span text:style-name="T2">m</text:span></text:span>i<text:span text:style-name="Default_20_Paragraph_20_Font"><text:span text:style-name="T2">n</text:span></text:span>i<text:span text:style-name="Default_20_Paragraph_20_Font"><text:span text:style-name="T2">me</text:span></text:span> huic m<text:span text:style-name="Default_20_Paragraph_20_Font"><text:span text:style-name="T2">ax</text:span></text:span>im<text:span text:style-name="Default_20_Paragraph_20_Font"><text:span text:style-name="T2">e</text:span></text:span> omnino contra-<text:line-break/>rium indicat. Lupinum autem minime praedictorum alt<text:line-break/>habere mala.</text:p>
      <text:h text:style-name="Heading_20_2" text:outline-level="2">LXXXVI.</text:h>
      <text:p text:style-name="P64"><text:span text:style-name="Default_20_Paragraph_20_Font"><text:span text:style-name="T2">Laserp</text:span></text:span>icii t<text:span text:style-name="Default_20_Paragraph_20_Font"><text:span text:style-name="T2">um caul</text:span></text:span>is t<text:span text:style-name="Default_20_Paragraph_20_Font"><text:span text:style-name="T2">u</text:span></text:span>m <text:span text:style-name="Default_20_Paragraph_20_Font"><text:span text:style-name="T2">succu</text:span></text:span>s <text:span text:style-name="Default_20_Paragraph_20_Font"><text:span text:style-name="T2">nonnu</text:span></text:span>l<text:span text:style-name="Default_20_Paragraph_20_Font"><text:span text:style-name="T2">l</text:span></text:span>is <text:span text:style-name="Default_20_Paragraph_20_Font"><text:span text:style-name="T2">qu</text:span></text:span>i<text:span text:style-name="Default_20_Paragraph_20_Font"><text:span text:style-name="T2">dem ma-<text:line-break/>x</text:span></text:span>i<text:span text:style-name="Default_20_Paragraph_20_Font"><text:span text:style-name="T2">me, </text:span></text:span>i<text:span text:style-name="Default_20_Paragraph_20_Font"><text:span text:style-name="T2">nexper</text:span></text:span>t<text:span text:style-name="Default_20_Paragraph_20_Font"><text:span text:style-name="T2">i</text:span></text:span>s <text:span text:style-name="Default_20_Paragraph_20_Font"><text:span text:style-name="T2">vero per al</text:span></text:span>n<text:span text:style-name="Default_20_Paragraph_20_Font"><text:span text:style-name="T2">um non descend</text:span></text:span>i<text:span text:style-name="Default_20_Paragraph_20_Font"><text:span text:style-name="T2">t. reru</text:span></text:span>m<text:line-break/><text:span text:style-name="Default_20_Paragraph_20_Font"><text:span text:style-name="T2">ar</text:span></text:span>i<text:span text:style-name="Default_20_Paragraph_20_Font"><text:span text:style-name="T2">da cholera</text:span></text:span> hoc malum <text:span text:style-name="Default_20_Paragraph_20_Font"><text:span text:style-name="T2">voca</text:span></text:span>t<text:span text:style-name="Default_20_Paragraph_20_Font"><text:span text:style-name="T2">ur, sit aute</text:span></text:span>m m<text:span text:style-name="Default_20_Paragraph_20_Font"><text:span text:style-name="T2">ax</text:span></text:span>im<text:span text:style-name="Default_20_Paragraph_20_Font"><text:span text:style-name="T2">e,<text:line-break/>si cum mu</text:span></text:span>l<text:span text:style-name="Default_20_Paragraph_20_Font"><text:span text:style-name="T2">t</text:span></text:span>o <text:span text:style-name="Default_20_Paragraph_20_Font"><text:span text:style-name="T2">case</text:span></text:span>o <text:span text:style-name="Default_20_Paragraph_20_Font"><text:span text:style-name="T2">aut bub</text:span></text:span>al<text:span text:style-name="Default_20_Paragraph_20_Font"><text:span text:style-name="T2">orum carnium edu</text:span></text:span>lio <text:span text:style-name="Default_20_Paragraph_20_Font"><text:span text:style-name="T2">m</text:span></text:span>i<text:span text:style-name="Default_20_Paragraph_20_Font"><text:span text:style-name="T2">x-<text:line-break/>tu</text:span></text:span>s <text:span text:style-name="Default_20_Paragraph_20_Font"><text:span text:style-name="T2">suer</text:span></text:span>i<text:span text:style-name="Default_20_Paragraph_20_Font"><text:span text:style-name="T2">t.</text:span></text:span></text:p>
      <text:p text:style-name="P63">Laferpitii radicem homines aequivoce cum tota herba<text:line-break/>vocare consueverunt, hanc et praeterea herbae succum,</text:p>
      <text:p text:style-name="P3">inexpertis, i. e. inassuetis, siccam generare choleram ait.<text:line-break/>Sed quaenam ea sit. post pauloipfe docebit ita scribens:<text:line-break/><text:span text:style-name="Default_20_Paragraph_20_Font"><text:span text:style-name="T2">Ab ar</text:span></text:span>i<text:span text:style-name="Default_20_Paragraph_20_Font"><text:span text:style-name="T2">da cholera venter</text:span></text:span> i<text:span text:style-name="Default_20_Paragraph_20_Font"><text:span text:style-name="T2">nsta</text:span></text:span>t<text:span text:style-name="Default_20_Paragraph_20_Font"><text:span text:style-name="T2">ur e</text:span></text:span>t <text:span text:style-name="Default_20_Paragraph_20_Font"><text:span text:style-name="T2">strep</text:span></text:span>it<text:span text:style-name="Default_20_Paragraph_20_Font"><text:span text:style-name="T2">us</text:span></text:span> i<text:span text:style-name="Default_20_Paragraph_20_Font"><text:span text:style-name="T2">nsunt. </text:span></text:span>Pa-<text:line-break/>tet ergo spiritum flatuosnm ex laserpicii ingestione colligi<text:line-break/>in ventre, est enim acre et aestuosum. Quid autem signi-<text:line-break/>ficet vocabulum hoc, <text:span text:style-name="Default_20_Paragraph_20_Font"><text:span text:style-name="T2">n</text:span></text:span>o<text:span text:style-name="Default_20_Paragraph_20_Font"><text:span text:style-name="T2">nnull</text:span></text:span>is, nihil ex dictione est ma-<text:line-break/>infestum, atque ob. id explanaturus quispiam horum sin-<text:line-break/>gula, quod maxime probabile sibi videbitur, dicet. Nam<text:line-break/>in talibus dicere quod ex ratione est, difficile existit.<text:line-break/><text:span text:style-name="Default_20_Paragraph_20_Font"><text:span text:style-name="T2">E</text:span></text:span>i<text:span text:style-name="Default_20_Paragraph_20_Font"><text:span text:style-name="T2">t au</text:span></text:span>t<text:span text:style-name="Default_20_Paragraph_20_Font"><text:span text:style-name="T2">em max</text:span></text:span>i<text:span text:style-name="Default_20_Paragraph_20_Font"><text:span text:style-name="T2">me, si cum mul</text:span></text:span>t<text:span text:style-name="Default_20_Paragraph_20_Font"><text:span text:style-name="T2">o caseo au</text:span></text:span>t <text:span text:style-name="Default_20_Paragraph_20_Font"><text:span text:style-name="T2">bub</text:span></text:span>alo<text:span text:style-name="Default_20_Paragraph_20_Font"><text:span text:style-name="T2">rum<text:line-break/>carn</text:span></text:span>i<text:span text:style-name="Default_20_Paragraph_20_Font"><text:span text:style-name="T2">u</text:span></text:span>m <text:span text:style-name="Default_20_Paragraph_20_Font"><text:span text:style-name="T2">edul</text:span></text:span>i<text:span text:style-name="Default_20_Paragraph_20_Font"><text:span text:style-name="T2">o mixtu</text:span></text:span>s <text:span text:style-name="Default_20_Paragraph_20_Font"><text:span text:style-name="T2">suer</text:span></text:span>it. Siccam ab eo vocatam<text:line-break/>choleram ait maxime iis fieri, qui laserpitium simul cum<text:line-break/>caleo. copiosius assumpserunt, aut cum carne bubula. Nam<text:line-break/>qui flatus ex laserpitio oritur-, cum emplasticis et tarde<text:line-break/>penetrantibus eduliis mixtus, in alvo non percurrens mo-<text:line-break/>ratur.</text:p>
      <text:h text:style-name="P54" text:outline-level="2">LXXXVth .</text:h>
      <text:p text:style-name="P4">N<text:span text:style-name="Default_20_Paragraph_20_Font"><text:span text:style-name="T2">am e</text:span></text:span>t <text:span text:style-name="Default_20_Paragraph_20_Font"><text:span text:style-name="T2">melanchol</text:span></text:span>i<text:span text:style-name="Default_20_Paragraph_20_Font"><text:span text:style-name="T2">cae affectiones bubularum carn</text:span></text:span>i<text:span text:style-name="Default_20_Paragraph_20_Font"><text:span text:style-name="T2">um esu<text:line-break/>ingravescunt, quod earu</text:span></text:span>m <text:span text:style-name="Default_20_Paragraph_20_Font"><text:span text:style-name="T2">na</text:span></text:span>t<text:span text:style-name="Default_20_Paragraph_20_Font"><text:span text:style-name="T2">ura m</text:span></text:span>i<text:span text:style-name="Default_20_Paragraph_20_Font"><text:span text:style-name="T2">nime superari.<text:line-break/>queat , neque</text:span></text:span> o<text:span text:style-name="Default_20_Paragraph_20_Font"><text:span text:style-name="T2">mn</text:span></text:span>i<text:span text:style-name="Default_20_Paragraph_20_Font"><text:span text:style-name="T2">s ea</text:span></text:span>s <text:span text:style-name="Default_20_Paragraph_20_Font"><text:span text:style-name="T2">ven</text:span></text:span>t<text:span text:style-name="Default_20_Paragraph_20_Font"><text:span text:style-name="T2">r</text:span></text:span>i<text:span text:style-name="Default_20_Paragraph_20_Font"><text:span text:style-name="T2">culus concoquere. At<text:line-break/>optime l</text:span></text:span>i<text:span text:style-name="Default_20_Paragraph_20_Font"><text:span text:style-name="T2">berabun</text:span></text:span>t<text:span text:style-name="Default_20_Paragraph_20_Font"><text:span text:style-name="T2">ur qui perel</text:span></text:span>i<text:span text:style-name="Default_20_Paragraph_20_Font"><text:span text:style-name="T2">x</text:span></text:span>i<text:span text:style-name="Default_20_Paragraph_20_Font"><text:span text:style-name="T2">s et</text:span></text:span> p<text:span text:style-name="Default_20_Paragraph_20_Font"><text:span text:style-name="T2">erquam vetust</text:span></text:span>i<text:span text:style-name="Default_20_Paragraph_20_Font"><text:span text:style-name="T2">s<text:line-break/>utentur.</text:span></text:span></text:p>
      <text:p text:style-name="P2">Erat quidem ipsi de laserpicii facultatibus ferme, fed<text:line-break/>bubularum carnium esum chm eis fupermifcuit, ac postea<text:line-break/>deinceps facto ad eas trausitu pathemata melancholica<text:line-break/>ab ipsis proritari ait. Deinde geminas reserens causas,<text:line-break/>hoc ait: <text:span text:style-name="Default_20_Paragraph_20_Font"><text:span text:style-name="T2">Na</text:span></text:span>m <text:span text:style-name="Default_20_Paragraph_20_Font"><text:span text:style-name="T2">haru</text:span></text:span>m <text:span text:style-name="Default_20_Paragraph_20_Font"><text:span text:style-name="T2">natura</text:span></text:span> i<text:span text:style-name="Default_20_Paragraph_20_Font"><text:span text:style-name="T2">nsuperab</text:span></text:span>i<text:span text:style-name="Default_20_Paragraph_20_Font"><text:span text:style-name="T2">l</text:span></text:span>is <text:span text:style-name="Default_20_Paragraph_20_Font"><text:span text:style-name="T2">est. </text:span></text:span>Usus est<text:line-break/>igitur hac coniunctione <text:span text:style-name="Default_20_Paragraph_20_Font"><text:span text:style-name="T2">na</text:span></text:span>m eorum modo , qui dictorum<text:line-break/>causas referunt. Non tamen cur a bubulis melancholica<text:line-break/>roritentur pathemata causam dixit; quanquam aliam<text:line-break/>quandam communiorem dixerit, qua natura agre conficia-<text:line-break/>tur et valida sit; natura enim ea insuperabilis est, quam<text:line-break/>nullus superaverit. <text:span text:style-name="Default_20_Paragraph_20_Font"><text:span text:style-name="T2">At</text:span></text:span> o<text:span text:style-name="Default_20_Paragraph_20_Font"><text:span text:style-name="T2">ptime l</text:span></text:span>i<text:span text:style-name="Default_20_Paragraph_20_Font"><text:span text:style-name="T2">berabun</text:span></text:span>t<text:span text:style-name="Default_20_Paragraph_20_Font"><text:span text:style-name="T2">ur qui perel</text:span></text:span>i<text:span text:style-name="Default_20_Paragraph_20_Font"><text:span text:style-name="T2">x</text:span></text:span>i<text:span text:style-name="Default_20_Paragraph_20_Font"><text:span text:style-name="T2">s</text:span></text:span></text:p>
      <text:p text:style-name="P3"><text:span text:style-name="Default_20_Paragraph_20_Font"><text:span text:style-name="T2">et perquam ve</text:span></text:span>t<text:span text:style-name="Default_20_Paragraph_20_Font"><text:span text:style-name="T2">ust</text:span></text:span>is <text:span text:style-name="Default_20_Paragraph_20_Font"><text:span text:style-name="T2">uten</text:span></text:span>t<text:span text:style-name="Default_20_Paragraph_20_Font"><text:span text:style-name="T2">ur. </text:span></text:span>Id quoque universaliorem<text:line-break/>habet admonitionem, non in melancholicis. Nam bubulis<text:line-break/>carnibus et perelixis et vetustis uti praestat, quemadmo-<text:line-break/>dum et aliis omnibus quae difficulter concoquuntur. At<text:line-break/>improprie voce hac o<text:span text:style-name="Default_20_Paragraph_20_Font"><text:span text:style-name="T2">p</text:span></text:span>ti<text:span text:style-name="Default_20_Paragraph_20_Font"><text:span text:style-name="T2">me</text:span></text:span> est usus. Neque enim nte--<text:line-break/>lancltolico laborantes morbo, neque homo alius quispiam<text:line-break/>vel <text:span text:style-name="Default_20_Paragraph_20_Font"><text:span text:style-name="T2">t</text:span></text:span>actui vel aeger optime liberatur, bubulas carnes et<text:line-break/>perelixas et vetustas ingerens. Nam inter omnia quae<text:line-break/>eduntur, hae non bonam praesta<text:span text:style-name="Default_20_Paragraph_20_Font"><text:span text:style-name="T2">n</text:span></text:span>t alimoniam, alia tamen<text:line-break/>ingerentes caeteris minus laeduntur. Si ergo pro voce<text:line-break/>hac o<text:span text:style-name="Default_20_Paragraph_20_Font"><text:span text:style-name="T2">p</text:span></text:span>tim<text:span text:style-name="Default_20_Paragraph_20_Font"><text:span text:style-name="T2">e</text:span></text:span> dixeris <text:span text:style-name="Default_20_Paragraph_20_Font"><text:span text:style-name="T2">max</text:span></text:span>i<text:span text:style-name="Default_20_Paragraph_20_Font"><text:span text:style-name="T2">me</text:span></text:span>, sermonem reddes integrum.</text:p>
      <text:h text:style-name="Heading_20_2" text:outline-level="2">LXXXVHI.</text:h>
      <text:p text:style-name="P4"><text:span text:style-name="Default_20_Paragraph_20_Font"><text:span text:style-name="T2">At caprinae carne</text:span></text:span>s, <text:span text:style-name="Default_20_Paragraph_20_Font"><text:span text:style-name="T2">quae bubuli</text:span></text:span>s i<text:span text:style-name="Default_20_Paragraph_20_Font"><text:span text:style-name="T2">nsun</text:span></text:span>t <text:span text:style-name="Default_20_Paragraph_20_Font"><text:span text:style-name="T2">v</text:span></text:span>i<text:span text:style-name="Default_20_Paragraph_20_Font"><text:span text:style-name="T2">t</text:span></text:span>i<text:span text:style-name="Default_20_Paragraph_20_Font"><text:span text:style-name="T2">a, haben</text:span></text:span>t<text:line-break/><text:span text:style-name="Default_20_Paragraph_20_Font"><text:span text:style-name="T2">o</text:span></text:span>m<text:span text:style-name="Default_20_Paragraph_20_Font"><text:span text:style-name="T2">nia e</text:span></text:span>t <text:span text:style-name="Default_20_Paragraph_20_Font"><text:span text:style-name="T2">crud</text:span></text:span>i<text:span text:style-name="Default_20_Paragraph_20_Font"><text:span text:style-name="T2">ta</text:span></text:span>t<text:span text:style-name="Default_20_Paragraph_20_Font"><text:span text:style-name="T2">em sta</text:span></text:span>t<text:span text:style-name="Default_20_Paragraph_20_Font"><text:span text:style-name="T2">u</text:span></text:span>s<text:span text:style-name="Default_20_Paragraph_20_Font"><text:span text:style-name="T2">que et ruc</text:span></text:span>t<text:span text:style-name="Default_20_Paragraph_20_Font"><text:span text:style-name="T2">us mag</text:span></text:span>is <text:span text:style-name="Default_20_Paragraph_20_Font"><text:span text:style-name="T2">mo</text:span></text:span>n<text:span text:style-name="Default_20_Paragraph_20_Font"><text:span text:style-name="T2">ent<text:line-break/>e</text:span></text:span>t <text:span text:style-name="Default_20_Paragraph_20_Font"><text:span text:style-name="T2">choler</text:span></text:span>am <text:span text:style-name="Default_20_Paragraph_20_Font"><text:span text:style-name="T2">generan</text:span></text:span>t. <text:span text:style-name="Default_20_Paragraph_20_Font"><text:span text:style-name="T2">rerum quae od</text:span></text:span>o<text:span text:style-name="Default_20_Paragraph_20_Font"><text:span text:style-name="T2">rat</text:span></text:span>i<text:span text:style-name="Default_20_Paragraph_20_Font"><text:span text:style-name="T2">stimae , su-<text:line-break/>l</text:span></text:span>i<text:span text:style-name="Default_20_Paragraph_20_Font"><text:span text:style-name="T2">dae e</text:span></text:span>t <text:span text:style-name="Default_20_Paragraph_20_Font"><text:span text:style-name="T2">suavi/st</text:span></text:span>m<text:span text:style-name="Default_20_Paragraph_20_Font"><text:span text:style-name="T2">ae sun</text:span></text:span>t, <text:span text:style-name="Default_20_Paragraph_20_Font"><text:span text:style-name="T2">hae opt</text:span></text:span>i<text:span text:style-name="Default_20_Paragraph_20_Font"><text:span text:style-name="T2">mae sunt t</text:span></text:span>a<text:span text:style-name="Default_20_Paragraph_20_Font"><text:span text:style-name="T2">m .per</text:span></text:span>di-<text:line-break/><text:span text:style-name="Default_20_Paragraph_20_Font"><text:span text:style-name="T2">xae</text:span></text:span> t<text:span text:style-name="Default_20_Paragraph_20_Font"><text:span text:style-name="T2">um sc</text:span></text:span>i<text:span text:style-name="Default_20_Paragraph_20_Font"><text:span text:style-name="T2">gidae, quae ver</text:span></text:span>o i<text:span text:style-name="Default_20_Paragraph_20_Font"><text:span text:style-name="T2">nsuav</text:span></text:span>i/<text:span text:style-name="Default_20_Paragraph_20_Font"><text:span text:style-name="T2">stmae, gr</text:span></text:span>o<text:span text:style-name="Default_20_Paragraph_20_Font"><text:span text:style-name="T2">veolen-</text:span></text:span></text:p>
      <text:p text:style-name="P3"><text:span text:style-name="Default_20_Paragraph_20_Font"><text:span text:style-name="T2">tes e</text:span></text:span>t <text:span text:style-name="Default_20_Paragraph_20_Font"><text:span text:style-name="T2">durae, hae deterrimae, imo e</text:span></text:span>t<text:span text:style-name="Default_20_Paragraph_20_Font"><text:span text:style-name="T2">ia</text:span></text:span>m <text:span text:style-name="Default_20_Paragraph_20_Font"><text:span text:style-name="T2">quae recentes.<text:line-break/>opt</text:span></text:span>im<text:span text:style-name="Default_20_Paragraph_20_Font"><text:span text:style-name="T2">ae aute</text:span></text:span>m <text:span text:style-name="Default_20_Paragraph_20_Font"><text:span text:style-name="T2">sunt aesta</text:span></text:span>t<text:span text:style-name="Default_20_Paragraph_20_Font"><text:span text:style-name="T2">e , au</text:span></text:span>t<text:span text:style-name="Default_20_Paragraph_20_Font"><text:span text:style-name="T2">u</text:span></text:span>m<text:span text:style-name="Default_20_Paragraph_20_Font"><text:span text:style-name="T2">no vero pesumae.</text:span></text:span></text:p>
      <text:p text:style-name="Normal">Cur caprinae cernes bubulis vitiosiores sint causam<text:line-break/>. hic rursirs dixit.. Nam quum caprinae coetu difficiles<text:line-break/>bubal<text:span text:style-name="Default_20_Paragraph_20_Font"><text:span text:style-name="T2">o</text:span></text:span>rum modo existant, flatuofiores etiam <text:span text:style-name="Default_20_Paragraph_20_Font"><text:span text:style-name="T2">t</text:span></text:span>uut et <text:span text:style-name="Default_20_Paragraph_20_Font"><text:span text:style-name="T2">t</text:span></text:span>ae-<text:line-break/>pius movent ructus, pravam habentes qualitatem. Quum<text:line-break/>igitur bubulis et acriores et calidiores sint, si incoctae<text:line-break/>fuerint, etiam choleram pariunt. Proptereaque ipsae fri-<text:line-break/>gidae magis quam calidae sunt comedendae. <text:span text:style-name="Default_20_Paragraph_20_Font"><text:span text:style-name="T2">op</text:span></text:span>ti<text:span text:style-name="Default_20_Paragraph_20_Font"><text:span text:style-name="T2">mae<text:line-break/>au</text:span></text:span>t<text:span text:style-name="Default_20_Paragraph_20_Font"><text:span text:style-name="T2">em aestate, au</text:span></text:span>t<text:span text:style-name="Default_20_Paragraph_20_Font"><text:span text:style-name="T2">umno vero pest</text:span></text:span>i<text:span text:style-name="Default_20_Paragraph_20_Font"><text:span text:style-name="T2">mae. </text:span></text:span>optimas este ait<text:line-break/>caprinas carnes, inter <text:span text:style-name="Default_20_Paragraph_20_Font"><text:span text:style-name="T2">t</text:span></text:span>e quidem, non cum caeteris earui-<text:line-break/>bus Comparatas ; oportebat igitur pro anni tempestate test-<text:line-break/>perameuto vitiosissimas esse. Contingit autem c<text:span text:style-name="Default_20_Paragraph_20_Font"><text:span text:style-name="T2">apr</text:span></text:span>is<text:line-break/>aestate meliorem esse alimoniam, quomodo prava <text:span text:style-name="Default_20_Paragraph_20_Font"><text:span text:style-name="T2">t</text:span></text:span>unt quae<text:line-break/>herbas vorant animalia, quod viridem herbam non habe-<text:line-break/>anti Capris autem maxime idoneam praebent alimoniam<text:line-break/>arborum germina eaulesque, quos asine veris aestas largi-</text:p>
      <text:p text:style-name="P49">ter habet. Quod autem alimonia ad carnium bonitatem<text:line-break/>plurimum possit potes- ex vulpibus certior fleri, quae au-<text:line-break/>tumno probatissimam ob uvas habent carnem. Sic passer<text:line-break/>et ficedula maxime laudabilem carnem obtinent. Au-<text:line-break/>tumno igitur caprae nutrimento idoneo destitutae tum<text:line-break/>deterrimam tum perquam tenuem habent carnem. Hie-<text:line-break/>me autem melio<text:span text:style-name="Default_20_Paragraph_20_Font"><text:span text:style-name="T2">r</text:span></text:span>em corporis consequuntur habitum , na-<text:line-break/>turalem intemperiem a temperamento^ temporis emen-<text:line-break/>d antes.</text:p>
      <text:h text:style-name="Heading_20_2" text:outline-level="2">LXXXIX. i</text:h>
      <text:p text:style-name="P50"><text:span text:style-name="Default_20_Paragraph_20_Font"><text:span text:style-name="T2">porcelli</text:span></text:span> carnes <text:span text:style-name="Default_20_Paragraph_20_Font"><text:span text:style-name="T2">pravae,- quum crud</text:span></text:span>i<text:span text:style-name="Default_20_Paragraph_20_Font"><text:span text:style-name="T2">usculae et ambustae<text:line-break/>suer</text:span></text:span>i<text:span text:style-name="Default_20_Paragraph_20_Font"><text:span text:style-name="T2">nt. Magi</text:span></text:span>s <text:span text:style-name="Default_20_Paragraph_20_Font"><text:span text:style-name="T2">au</text:span></text:span>t<text:span text:style-name="Default_20_Paragraph_20_Font"><text:span text:style-name="T2">e</text:span></text:span>m <text:span text:style-name="Default_20_Paragraph_20_Font"><text:span text:style-name="T2">tu</text:span></text:span>m <text:span text:style-name="Default_20_Paragraph_20_Font"><text:span text:style-name="T2">cholera</text:span></text:span>m t<text:span text:style-name="Default_20_Paragraph_20_Font"><text:span text:style-name="T2">u</text:span></text:span>m <text:span text:style-name="Default_20_Paragraph_20_Font"><text:span text:style-name="T2">turbat</text:span></text:span>i<text:span text:style-name="Default_20_Paragraph_20_Font"><text:span text:style-name="T2">one</text:span></text:span>m<text:line-break/><text:span text:style-name="Default_20_Paragraph_20_Font"><text:span text:style-name="T2">efac</text:span></text:span>m<text:span text:style-name="Default_20_Paragraph_20_Font"><text:span text:style-name="T2">nt. su</text:span></text:span>i<text:span text:style-name="Default_20_Paragraph_20_Font"><text:span text:style-name="T2">llae aute</text:span></text:span>m <text:span text:style-name="Default_20_Paragraph_20_Font"><text:span text:style-name="T2">carn</text:span></text:span>i<text:span text:style-name="Default_20_Paragraph_20_Font"><text:span text:style-name="T2">u</text:span></text:span>m <text:span text:style-name="Default_20_Paragraph_20_Font"><text:span text:style-name="T2">o</text:span></text:span>mni<text:span text:style-name="Default_20_Paragraph_20_Font"><text:span text:style-name="T2">u</text:span></text:span>m <text:span text:style-name="Default_20_Paragraph_20_Font"><text:span text:style-name="T2">opt</text:span></text:span>i<text:span text:style-name="Default_20_Paragraph_20_Font"><text:span text:style-name="T2">mae sunt,<text:line-break/>praestan</text:span></text:span>tissim<text:span text:style-name="Default_20_Paragraph_20_Font"><text:span text:style-name="T2">ae vero quae neque vehe</text:span></text:span>m<text:span text:style-name="Default_20_Paragraph_20_Font"><text:span text:style-name="T2">en</text:span></text:span>t<text:span text:style-name="Default_20_Paragraph_20_Font"><text:span text:style-name="T2">er pingues^<text:line-break/>neque c</text:span></text:span>o<text:span text:style-name="Default_20_Paragraph_20_Font"><text:span text:style-name="T2">ntra vehe</text:span></text:span>m<text:span text:style-name="Default_20_Paragraph_20_Font"><text:span text:style-name="T2">enter .grac</text:span></text:span>i<text:span text:style-name="Default_20_Paragraph_20_Font"><text:span text:style-name="T2">le</text:span></text:span>s <text:span text:style-name="Default_20_Paragraph_20_Font"><text:span text:style-name="T2">sunt, neque ve</text:span></text:span>t<text:span text:style-name="Default_20_Paragraph_20_Font"><text:span text:style-name="T2">er</text:span></text:span>is<text:line-break/><text:span text:style-name="Default_20_Paragraph_20_Font"><text:span text:style-name="T2">v</text:span></text:span>i<text:span text:style-name="Default_20_Paragraph_20_Font"><text:span text:style-name="T2">cti</text:span></text:span>m<text:span text:style-name="Default_20_Paragraph_20_Font"><text:span text:style-name="T2">ae aeta</text:span></text:span>t<text:span text:style-name="Default_20_Paragraph_20_Font"><text:span text:style-name="T2">em a</text:span></text:span>p<text:span text:style-name="Default_20_Paragraph_20_Font"><text:span text:style-name="T2">suquutae. Edendae vero sunt c</text:span></text:span>it<text:span text:style-name="Default_20_Paragraph_20_Font"><text:span text:style-name="T2">ra<text:line-break/>pelle</text:span></text:span>m <text:span text:style-name="Default_20_Paragraph_20_Font"><text:span text:style-name="T2">ac su</text:span></text:span>i<text:span text:style-name="Default_20_Paragraph_20_Font"><text:span text:style-name="T2">g</text:span></text:span>t<text:span text:style-name="Default_20_Paragraph_20_Font"><text:span text:style-name="T2">d</text:span></text:span>i<text:span text:style-name="Default_20_Paragraph_20_Font"><text:span text:style-name="T2">useulae.<text:tab/>.. .</text:span></text:span></text:p>
      <text:p text:style-name="P1"><text:span text:style-name="Default_20_Paragraph_20_Font"><text:span text:style-name="T6">Κ</text:span></text:span><text:span text:style-name="Default_20_Paragraph_20_Font"><text:span text:style-name="T7">ο</text:span></text:span><text:span text:style-name="Default_20_Paragraph_20_Font"><text:span text:style-name="T6">ῖρο</text:span></text:span><text:span text:style-name="Default_20_Paragraph_20_Font"><text:span text:style-name="T7">ν</text:span></text:span><text:span text:style-name="Default_20_Paragraph_20_Font"><text:span text:style-name="T5"> </text:span></text:span>potissimum appellabant veteres -porcum valde<text:line-break/>parvum, ut apud poetam reperitur :</text:p>
      <text:p text:style-name="P2">N<text:span text:style-name="Default_20_Paragraph_20_Font"><text:span text:style-name="T2">unc epulare hospe</text:span></text:span>s, <text:span text:style-name="Default_20_Paragraph_20_Font"><text:span text:style-name="T2">sunt porcell</text:span></text:span>i <text:span text:style-name="Default_20_Paragraph_20_Font"><text:span text:style-name="T2">esca m</text:span></text:span>i<text:span text:style-name="Default_20_Paragraph_20_Font"><text:span text:style-name="T2">n</text:span></text:span>istris,<text:line-break/><text:span text:style-name="Default_20_Paragraph_20_Font"><text:span text:style-name="T2">porco</text:span></text:span>s <text:span text:style-name="Default_20_Paragraph_20_Font"><text:span text:style-name="T2">namque sue</text:span></text:span>s <text:span text:style-name="Default_20_Paragraph_20_Font"><text:span text:style-name="T2">epulatur</text:span></text:span> t<text:span text:style-name="Default_20_Paragraph_20_Font"><text:span text:style-name="T2">urba procorum.</text:span></text:span></text:p>
      <text:p text:style-name="P2">Non sane video quo pacto ederent fyalos proci (eos enim<text:line-break/><text:span text:style-name="Default_20_Paragraph_20_Font"><text:span text:style-name="T2">ve</text:span></text:span>t<text:span text:style-name="Default_20_Paragraph_20_Font"><text:span text:style-name="T2">ere</text:span></text:span>s ita appellabant fues perfectis majores) quum pro-<text:line-break/>ci omnium maxime essent hebetes ad eduliorum tum<text:line-break/>coetu facilium tum simul suavium dignotionem, quemad-<text:line-break/>modum. quum ventres caprarum sanguine ac pinguedine<text:line-break/>impletos ditarent, quo sa<text:span text:style-name="Default_20_Paragraph_20_Font"><text:span text:style-name="T2">n</text:span></text:span>e quod difficilius concoquatur,<text:line-break/>edulium reperies mullum. Caro autem . optima tum ad<text:line-break/>...suavitatem, tum ad concoctionem eorum est, .qui mediam<text:line-break/>aetatem sunt assequuti ; haec etiam sanguinem bonum<text:line-break/>gignit, at deterrima .est <text:span text:style-name="Default_20_Paragraph_20_Font"><text:span text:style-name="T2">por</text:span></text:span>ri vetustissimi, atque ejus, qui<text:line-break/>coufestim a partu voratur <text:span text:style-name="Default_20_Paragraph_20_Font"><text:span text:style-name="T2">porc</text:span></text:span>el<text:span text:style-name="Default_20_Paragraph_20_Font"><text:span text:style-name="T2">l</text:span></text:span>i. Nam hi terrestrium<text:line-break/>fere omnium, quae vorant homines, animalium maxime<text:line-break/>humidam obtinent carnem, atque ob eam rem, quum nu-<text:line-break/>per genitorum caro stupra modum humida sit, plurimam<text:line-break/>generat pituitam, quod si fubcrudior fuerit, multo magis.</text:p>
      <text:p text:style-name="P3">Hac autem quoque ratione pinguissimam sinum carnem ea,<text:line-break/>quam- medii et bene carnosi habent, deteriorem existimat,<text:line-break/>suspicionem humiditatis habens, ob quam pinguedo omnis<text:line-break/>carne ini generis deterior tum ad concoctionem tum nu-<text:line-break/>tritionem existit. Quae autem ob assarionem ambustae<text:line-break/>sunt, tum ad fimei bonitatem tum ad concoctionem sunt<text:line-break/>ineptae, choleramque pariunt propter eam quae his acce-<text:line-break/>dit acrimoniam, nam ea choleraceorum eduliorum com-<text:line-break/>munis est malitia, quum et humida et acria fuerint. Ta-<text:line-break/>lia siquidem similiter corrumpuntur suaque acrimonia va-<text:line-break/>forum, quae ad ventrem decumbunt, ora remordent, at- .<text:line-break/>que humorum a toto corpore in eum confluentium can-<text:line-break/>fue efficiuntur. Quod autem porcelli absque pelle, hoc<text:line-break/>est absque cute, edendi sint manifestum , non enim cutis<text:line-break/>animalis cami similiter concoqui nata est, quod frigidior<text:line-break/>existat. Frigidiusculos autem et hos manifeste edendos<text:line-break/>praecipit, calidas omnes carnes veritus, ac fortasse calidas<text:line-break/>frigidinsculis tum aeftuosiores tum magis flatulentas esse</text:p>
      <text:p text:style-name="P3">existimans. Ego vero in caprinis carnibus et quaecunque<text:line-break/>calidae sunt natura se<text:span text:style-name="Default_20_Paragraph_20_Font"><text:span text:style-name="T2">r</text:span></text:span>monem admitto , in moderatis au-<text:line-break/>tem tum caliditate tum frigiditate, cujusmodi suillae <text:span text:style-name="Default_20_Paragraph_20_Font"><text:span text:style-name="T2">car-<text:line-break/>ne</text:span></text:span>s sunt, simpliciter indistincte ita dici non admitto, nam<text:line-break/>ei qui distinxerit, calidae frigis idoneae magis erunt.</text:p>
      <text:h text:style-name="Heading_20_2" text:outline-level="2">XC.</text:h>
      <text:p text:style-name="P2"><text:span text:style-name="Default_20_Paragraph_20_Font"><text:span text:style-name="T2">Ab ar</text:span></text:span>i<text:span text:style-name="Default_20_Paragraph_20_Font"><text:span text:style-name="T2">da cholera venter</text:span></text:span> i<text:span text:style-name="Default_20_Paragraph_20_Font"><text:span text:style-name="T2">nsta</text:span></text:span>t<text:span text:style-name="Default_20_Paragraph_20_Font"><text:span text:style-name="T2">ur, strep</text:span></text:span>it<text:span text:style-name="Default_20_Paragraph_20_Font"><text:span text:style-name="T2">u</text:span></text:span>s i<text:span text:style-name="Default_20_Paragraph_20_Font"><text:span text:style-name="T2">nsun</text:span></text:span>t <text:span text:style-name="Default_20_Paragraph_20_Font"><text:span text:style-name="T2">et do-<text:line-break/>l</text:span></text:span>o<text:span text:style-name="Default_20_Paragraph_20_Font"><text:span text:style-name="T2">r</text:span></text:span> t<text:span text:style-name="Default_20_Paragraph_20_Font"><text:span text:style-name="T2">um laterum tum lumborum, n</text:span></text:span>i<text:span text:style-name="Default_20_Paragraph_20_Font"><text:span text:style-name="T2">hllque alvu</text:span></text:span>s <text:span text:style-name="Default_20_Paragraph_20_Font"><text:span text:style-name="T2">desi</text:span></text:span>nit,<text:line-break/><text:span text:style-name="Default_20_Paragraph_20_Font"><text:span text:style-name="T2">r. sud adstr</text:span></text:span>i<text:span text:style-name="Default_20_Paragraph_20_Font"><text:span text:style-name="T2">cta est</text:span></text:span></text:p>
      <text:p text:style-name="P2">Chole<text:span text:style-name="Default_20_Paragraph_20_Font"><text:span text:style-name="T2">r</text:span></text:span>am ab hominibus simpliciter appellatam ab<text:line-break/>arida per humiditatem distinguit. In ut<text:span text:style-name="Default_20_Paragraph_20_Font"><text:span text:style-name="T2">r</text:span></text:span>aque autem no-<text:line-break/>mine communi est usus, generationis modum, qui cornum-<text:line-break/>nis est, refpieiens. Ut enim cholera humida ex acribus<text:line-break/>oritur .humoribus, ex eduliorum corruptione procreatis,<text:line-break/>src arida ex spiritu flatuofo aeri. Quo fit ut quae prope</text:p>
      <text:p text:style-name="P3">ventrem sint nervosa corpora mordeantur intendanturque<text:line-break/>et dolorem pariant. At quum .spiritus possint interdum<text:line-break/>quidem retineri, interdum vero exire, aridam propter re-<text:line-break/>tentos spiritus generari choleram asserere non possum,<text:line-break/>nam probabilius fuerit ita appellare eos qui permeant.</text:p>
      <text:h text:style-name="Heading_20_2" text:outline-level="2">X Cl.</text:h>
      <text:p text:style-name="P4">It<text:span text:style-name="Default_20_Paragraph_20_Font"><text:span text:style-name="T2">a affec</text:span></text:span>tum <text:span text:style-name="Default_20_Paragraph_20_Font"><text:span text:style-name="T2">ne v</text:span></text:span>om<text:span text:style-name="Default_20_Paragraph_20_Font"><text:span text:style-name="T2">at servato, veru</text:span></text:span>m. <text:span text:style-name="Default_20_Paragraph_20_Font"><text:span text:style-name="T2">a</text:span></text:span>l<text:span text:style-name="Default_20_Paragraph_20_Font"><text:span text:style-name="T2">vu</text:span></text:span>s <text:span text:style-name="Default_20_Paragraph_20_Font"><text:span text:style-name="T2">subduca</text:span></text:span>t<text:span text:style-name="Default_20_Paragraph_20_Font"><text:span text:style-name="T2">ur.<text:line-break/>Cl</text:span></text:span>y<text:span text:style-name="Default_20_Paragraph_20_Font"><text:span text:style-name="T2">stere</text:span></text:span>m it<text:span text:style-name="Default_20_Paragraph_20_Font"><text:span text:style-name="T2">aque cal</text:span></text:span>i<text:span text:style-name="Default_20_Paragraph_20_Font"><text:span text:style-name="T2">dum ac p</text:span></text:span>i<text:span text:style-name="Default_20_Paragraph_20_Font"><text:span text:style-name="T2">ngu</text:span></text:span>i<text:span text:style-name="Default_20_Paragraph_20_Font"><text:span text:style-name="T2">ssimum celer</text:span></text:span>i<text:span text:style-name="Default_20_Paragraph_20_Font"><text:span text:style-name="T2">ter in</text:span></text:span>i<text:line-break/><text:span text:style-name="Default_20_Paragraph_20_Font"><text:span text:style-name="T2">lice perunc</text:span></text:span>t<text:span text:style-name="Default_20_Paragraph_20_Font"><text:span text:style-name="T2">u</text:span></text:span>m<text:span text:style-name="Default_20_Paragraph_20_Font"><text:span text:style-name="T2">que</text:span></text:span> i<text:span text:style-name="Default_20_Paragraph_20_Font"><text:span text:style-name="T2">n aqua</text:span></text:span>m <text:span text:style-name="Default_20_Paragraph_20_Font"><text:span text:style-name="T2">cal</text:span></text:span>i<text:span text:style-name="Default_20_Paragraph_20_Font"><text:span text:style-name="T2">da</text:span></text:span>m <text:span text:style-name="Default_20_Paragraph_20_Font"><text:span text:style-name="T2">e</text:span></text:span>t <text:span text:style-name="Default_20_Paragraph_20_Font"><text:span text:style-name="T2">qua</text:span></text:span>m <text:span text:style-name="Default_20_Paragraph_20_Font"><text:span text:style-name="T2">pluri-<text:line-break/></text:span></text:span>m<text:span text:style-name="Default_20_Paragraph_20_Font"><text:span text:style-name="T2">a</text:span></text:span>m, i<text:span text:style-name="Default_20_Paragraph_20_Font"><text:span text:style-name="T2">n sol</text:span></text:span>i<text:span text:style-name="Default_20_Paragraph_20_Font"><text:span text:style-name="T2">o c</text:span></text:span>o<text:span text:style-name="Default_20_Paragraph_20_Font"><text:span text:style-name="T2">llocatu</text:span></text:span>m <text:span text:style-name="Default_20_Paragraph_20_Font"><text:span text:style-name="T2">e</text:span></text:span>t <text:span text:style-name="Default_20_Paragraph_20_Font"><text:span text:style-name="T2">calida sensi</text:span></text:span>m <text:span text:style-name="Default_20_Paragraph_20_Font"><text:span text:style-name="T2">asensu de-<text:line-break/></text:span></text:span>mittit<text:span text:style-name="Default_20_Paragraph_20_Font"><text:span text:style-name="T2">o, acsi calefac</text:span></text:span>t<text:span text:style-name="Default_20_Paragraph_20_Font"><text:span text:style-name="T2">o</text:span></text:span> i<text:span text:style-name="Default_20_Paragraph_20_Font"><text:span text:style-name="T2">psi alvu</text:span></text:span>s <text:span text:style-name="Default_20_Paragraph_20_Font"><text:span text:style-name="T2">subduca</text:span></text:span>t<text:span text:style-name="Default_20_Paragraph_20_Font"><text:span text:style-name="T2">ur, </text:span></text:span>m<text:span text:style-name="Default_20_Paragraph_20_Font"><text:span text:style-name="T2">orbu</text:span></text:span>s<text:line-break/><text:span text:style-name="Default_20_Paragraph_20_Font"><text:span text:style-name="T2">solutus est. Huic et</text:span></text:span>i<text:span text:style-name="Default_20_Paragraph_20_Font"><text:span text:style-name="T2">a</text:span></text:span>m <text:span text:style-name="Default_20_Paragraph_20_Font"><text:span text:style-name="T2">d</text:span></text:span>o<text:span text:style-name="Default_20_Paragraph_20_Font"><text:span text:style-name="T2">rm</text:span></text:span>i<text:span text:style-name="Default_20_Paragraph_20_Font"><text:span text:style-name="T2">re c</text:span></text:span>o<text:span text:style-name="Default_20_Paragraph_20_Font"><text:span text:style-name="T2">nfer</text:span></text:span>t <text:span text:style-name="Default_20_Paragraph_20_Font"><text:span text:style-name="T2">ac vinum<text:line-break/></text:span></text:span>t<text:span text:style-name="Default_20_Paragraph_20_Font"><text:span text:style-name="T2">enue et vetus et meraciu</text:span></text:span>s <text:span text:style-name="Default_20_Paragraph_20_Font"><text:span text:style-name="T2">bibere. oleum quoque dat</text:span></text:span>o,<text:line-break/><text:span text:style-name="Default_20_Paragraph_20_Font"><text:span text:style-name="T2">ut qu</text:span></text:span>i<text:span text:style-name="Default_20_Paragraph_20_Font"><text:span text:style-name="T2">eseat e</text:span></text:span>t <text:span text:style-name="Default_20_Paragraph_20_Font"><text:span text:style-name="T2">alvussubduca</text:span></text:span>t<text:span text:style-name="Default_20_Paragraph_20_Font"><text:span text:style-name="T2">ur et salva</text:span></text:span>t<text:span text:style-name="Default_20_Paragraph_20_Font"><text:span text:style-name="T2">ur</text:span></text:span> morbus. <text:span text:style-name="Default_20_Paragraph_20_Font"><text:span text:style-name="T7">Α</text:span></text:span><text:span text:style-name="Default_20_Paragraph_20_Font"><text:span text:style-name="T3"> </text:span></text:span><text:span text:style-name="Default_20_Paragraph_20_Font"><text:span text:style-name="T2">c</text:span></text:span>i<text:span text:style-name="Default_20_Paragraph_20_Font"><text:span text:style-name="T2">b</text:span></text:span>i<text:span text:style-name="Default_20_Paragraph_20_Font"><text:span text:style-name="T2">s<text:line-break/>autem a</text:span></text:span>t<text:span text:style-name="Default_20_Paragraph_20_Font"><text:span text:style-name="T2">que caeter</text:span></text:span>i<text:span text:style-name="Default_20_Paragraph_20_Font"><text:span text:style-name="T2">s abst</text:span></text:span>i<text:span text:style-name="Default_20_Paragraph_20_Font"><text:span text:style-name="T2">nea</text:span></text:span>t, <text:span text:style-name="Default_20_Paragraph_20_Font"><text:span text:style-name="T2">veru</text:span></text:span>m <text:span text:style-name="Default_20_Paragraph_20_Font"><text:span text:style-name="T2">si d</text:span></text:span>o<text:span text:style-name="Default_20_Paragraph_20_Font"><text:span text:style-name="T2">lor non re</text:span></text:span>m<text:span text:style-name="Default_20_Paragraph_20_Font"><text:span text:style-name="T2">iser</text:span></text:span>i<text:span text:style-name="Default_20_Paragraph_20_Font"><text:span text:style-name="T2">t,<text:line-break/>lac asin</text:span></text:span>i<text:span text:style-name="Default_20_Paragraph_20_Font"><text:span text:style-name="T2">nu</text:span></text:span>m <text:span text:style-name="Default_20_Paragraph_20_Font"><text:span text:style-name="T2">b</text:span></text:span>i<text:span text:style-name="Default_20_Paragraph_20_Font"><text:span text:style-name="T2">bendu</text:span></text:span>m, <text:span text:style-name="Default_20_Paragraph_20_Font"><text:span text:style-name="T2">donec purgatu</text:span></text:span>s <text:span text:style-name="Default_20_Paragraph_20_Font"><text:span text:style-name="T2">suer</text:span></text:span>i<text:span text:style-name="Default_20_Paragraph_20_Font"><text:span text:style-name="T2">t, e</text:span></text:span>r<text:span text:style-name="Default_20_Paragraph_20_Font"><text:span text:style-name="T2">b</text:span></text:span>i<text:span text:style-name="Default_20_Paragraph_20_Font"><text:span text:style-name="T2">beto.</text:span></text:span></text:p>
      <text:p text:style-name="P1">Quam citissime clysterem iniicere et vomitum probi-<text:line-break/>here .praecepta sunt communia omnium, quae in ventre<text:line-break/>praeter naturam continentur, qnae ut deorsum excerna<text:span text:style-name="Default_20_Paragraph_20_Font"><text:span text:style-name="T2">n-<text:line-break/></text:span></text:span>tur vehementer contendimus. Simili modo et calidum.<text:line-break/>exhibere clysterem; provocat siquidem calidum, ut frigi-<text:line-break/>dum reprimit. Clysma autem pingue aridam proprie fa-<text:line-break/>nat, quoniam et sacultate contrarium est, siccitatem hume-<text:line-break/>ctans morsusque leniens. Eundem habes scopum, si in<text:line-break/>fcapha fovendo tum aqua tum oleo et calefacias et miti-<text:line-break/>ges. <text:span text:style-name="Default_20_Paragraph_20_Font"><text:span text:style-name="T2">Huic e</text:span></text:span>t<text:span text:style-name="Default_20_Paragraph_20_Font"><text:span text:style-name="T2">iam dormire confert. </text:span></text:span>An eum, . dum in<text:line-break/>fcapha fovetur, dormire jubeat,. an sine illa, non constat.<text:line-break/>Quod autem ipfum <text:span text:style-name="Default_20_Paragraph_20_Font"><text:span text:style-name="T2">dorm</text:span></text:span>i<text:span text:style-name="Default_20_Paragraph_20_Font"><text:span text:style-name="T2">re</text:span></text:span> per fe .cruditatibus omnibus<text:line-break/>maximo remedio sit, consideranti maxime patet. <text:span text:style-name="Default_20_Paragraph_20_Font"><text:span text:style-name="T2">Ac v</text:span></text:span>i-<text:line-break/><text:span text:style-name="Default_20_Paragraph_20_Font"><text:span text:style-name="T2">nuns tenue, ve</text:span></text:span>t<text:span text:style-name="Default_20_Paragraph_20_Font"><text:span text:style-name="T2">u</text:span></text:span>s <text:span text:style-name="Default_20_Paragraph_20_Font"><text:span text:style-name="T2">e</text:span></text:span>t <text:span text:style-name="Default_20_Paragraph_20_Font"><text:span text:style-name="T2">merac</text:span></text:span>i<text:span text:style-name="Default_20_Paragraph_20_Font"><text:span text:style-name="T2">u</text:span></text:span>s <text:span text:style-name="Default_20_Paragraph_20_Font"><text:span text:style-name="T2">bibere. </text:span></text:span>Vinum quidem<text:line-break/>exhibet, ut concoctioni conducat, fed tenue, ut in ventre<text:line-break/>non moretur, vetus vero et meracius, ut calefaciat ma-<text:line-break/>gis. Vinum siquidem omne habitum calefacit magisque<text:line-break/>quod vetus esu <text:span text:style-name="Default_20_Paragraph_20_Font"><text:span text:style-name="T2">oleum qu</text:span></text:span>o<text:span text:style-name="Default_20_Paragraph_20_Font"><text:span text:style-name="T2">que da</text:span></text:span>t<text:span text:style-name="Default_20_Paragraph_20_Font"><text:span text:style-name="T2">o, ut quiesca</text:span></text:span>t <text:span text:style-name="Default_20_Paragraph_20_Font"><text:span text:style-name="T2">s</text:span></text:span>t <text:span text:style-name="Default_20_Paragraph_20_Font"><text:span text:style-name="T2">alvu</text:span></text:span>s</text:p>
      <text:p text:style-name="P3"><text:span text:style-name="Default_20_Paragraph_20_Font"><text:span text:style-name="T2">subdu</text:span></text:span>c<text:span text:style-name="Default_20_Paragraph_20_Font"><text:span text:style-name="T2">atur e</text:span></text:span>t <text:span text:style-name="Default_20_Paragraph_20_Font"><text:span text:style-name="T2">salva</text:span></text:span>t<text:span text:style-name="Default_20_Paragraph_20_Font"><text:span text:style-name="T2">ur</text:span></text:span> mo<text:span text:style-name="Default_20_Paragraph_20_Font"><text:span text:style-name="T2">rbu</text:span></text:span>s. oleum quae acria sunt<text:line-break/>lenit et siccitatem emendat ventremque moderate subdu-<text:line-break/>cit, quibus omnibus ei; qui curatur, opus esu .<text:span text:style-name="Default_20_Paragraph_20_Font"><text:span text:style-name="T2">A c</text:span></text:span>i<text:span text:style-name="Default_20_Paragraph_20_Font"><text:span text:style-name="T2">bi</text:span></text:span>s<text:line-break/><text:span text:style-name="Default_20_Paragraph_20_Font"><text:span text:style-name="T2">au</text:span></text:span>t<text:span text:style-name="Default_20_Paragraph_20_Font"><text:span text:style-name="T2">e</text:span></text:span>m <text:span text:style-name="Default_20_Paragraph_20_Font"><text:span text:style-name="T2">atque cae</text:span></text:span>t<text:span text:style-name="Default_20_Paragraph_20_Font"><text:span text:style-name="T2">e</text:span></text:span>ris <text:span text:style-name="Default_20_Paragraph_20_Font"><text:span text:style-name="T2">abstineat. </text:span></text:span>Si .corpori nihil desit<text:line-break/>uullaque apponendi quippiam premat necessitas et cruda<text:line-break/>quaedam concoctionis indiga contineantur, his requie. est<text:line-break/>opus et non cibariis, priusquam contenta medioerite<text:span text:style-name="Default_20_Paragraph_20_Font"><text:span text:style-name="T2">r</text:span></text:span> con-<text:line-break/>coquantur. <text:span text:style-name="Default_20_Paragraph_20_Font"><text:span text:style-name="T2">Votu</text:span></text:span>m <text:span text:style-name="Default_20_Paragraph_20_Font"><text:span text:style-name="T2">si d</text:span></text:span>o<text:span text:style-name="Default_20_Paragraph_20_Font"><text:span text:style-name="T2">l</text:span></text:span>o<text:span text:style-name="Default_20_Paragraph_20_Font"><text:span text:style-name="T2">r non remiserit, lac asininu</text:span></text:span>m<text:line-break/><text:span text:style-name="Default_20_Paragraph_20_Font"><text:span text:style-name="T2">b</text:span></text:span>i<text:span text:style-name="Default_20_Paragraph_20_Font"><text:span text:style-name="T2">bendu</text:span></text:span>m, <text:span text:style-name="Default_20_Paragraph_20_Font"><text:span text:style-name="T2">do</text:span></text:span>n<text:span text:style-name="Default_20_Paragraph_20_Font"><text:span text:style-name="T2">ec purgatu</text:span></text:span>s <text:span text:style-name="Default_20_Paragraph_20_Font"><text:span text:style-name="T2">fuer</text:span></text:span>i<text:span text:style-name="Default_20_Paragraph_20_Font"><text:span text:style-name="T2">t , exhibe</text:span></text:span>to. Si feceris<text:line-break/>quod dictum est et dolor non solvatur, laedentis causae<text:line-break/>majorem esse acrimoniam existimandum, atque ob id cor-<text:line-break/>pus purgare oportet. Lacte asinae utendum praecipit,<text:line-break/>quod purgantia inter medicamenta omnia mitius tran-<text:line-break/>quilliusque existat ; id quoque et lacte omni humidius est<text:line-break/>et ventrem magis subducit.</text:p>
      <text:h text:style-name="Heading_20_2" text:outline-level="2">XC1I.</text:h>
      <text:p text:style-name="Normal"><text:span text:style-name="Default_20_Paragraph_20_Font"><text:span text:style-name="T2">A</text:span></text:span>t <text:span text:style-name="Default_20_Paragraph_20_Font"><text:span text:style-name="T2">si alvu</text:span></text:span>s <text:span text:style-name="Default_20_Paragraph_20_Font"><text:span text:style-name="T2">l</text:span></text:span>i<text:span text:style-name="Default_20_Paragraph_20_Font"><text:span text:style-name="T2">qu</text:span></text:span>i<text:span text:style-name="Default_20_Paragraph_20_Font"><text:span text:style-name="T2">da suerit, ac b</text:span></text:span>ilis <text:span text:style-name="Default_20_Paragraph_20_Font"><text:span text:style-name="T2">del</text:span></text:span>ini<text:span text:style-name="Default_20_Paragraph_20_Font"><text:span text:style-name="T2">a</text:span></text:span>t<text:span text:style-name="Default_20_Paragraph_20_Font"><text:span text:style-name="T2">ur vexen</text:span></text:span>t<text:span text:style-name="Default_20_Paragraph_20_Font"><text:span text:style-name="T2">que</text:span></text:span></text:p>
      <text:p text:style-name="P3"><text:span text:style-name="Default_20_Paragraph_20_Font"><text:span text:style-name="T2">tormina, vo</text:span></text:span>m<text:span text:style-name="Default_20_Paragraph_20_Font"><text:span text:style-name="T2">itur et .suffoca</text:span></text:span>ti<text:span text:style-name="Default_20_Paragraph_20_Font"><text:span text:style-name="T2">o</text:span></text:span>n<text:span text:style-name="Default_20_Paragraph_20_Font"><text:span text:style-name="T2">e</text:span></text:span>s, <text:span text:style-name="Default_20_Paragraph_20_Font"><text:span text:style-name="T2">qu</text:span></text:span>i<text:span text:style-name="Default_20_Paragraph_20_Font"><text:span text:style-name="T2">escere h</text:span></text:span>is <text:span text:style-name="Default_20_Paragraph_20_Font"><text:span text:style-name="T2">est</text:span></text:span> o<text:span text:style-name="Default_20_Paragraph_20_Font"><text:span text:style-name="T2">p</text:span></text:span>ti-<text:line-break/><text:span text:style-name="Default_20_Paragraph_20_Font"><text:span text:style-name="T2">mum, mulsum - b</text:span></text:span>i<text:span text:style-name="Default_20_Paragraph_20_Font"><text:span text:style-name="T2">bere e</text:span></text:span>t <text:span text:style-name="Default_20_Paragraph_20_Font"><text:span text:style-name="T2">vomere.</text:span></text:span></text:p>
      <text:p text:style-name="P2">An de arida adhuc cholera sit sermo, an per fe haec<text:line-break/>intelligenda sint , non constat. Sed utrocunque modo fe<text:line-break/>res habuerit, contineri in ventre videtur bilis, quae acris ,<text:line-break/>et elui contumax sit. . <text:span text:style-name="Default_20_Paragraph_20_Font"><text:span text:style-name="T2">Vontre</text:span></text:span>m autem ipsum moderate<text:line-break/>subducere, atque -ea, quae in ventre continentur, coneo-<text:line-break/>quere molitur. Subducetur autem mediocriter aqua mulsa<text:line-break/>et quiete concoctio fiet. Qui autem in affectionibus hu-<text:line-break/>jusmodi <text:span text:style-name="Default_20_Paragraph_20_Font"><text:span text:style-name="T2">t</text:span></text:span>aepius valenter auxiliatur, is cacochymiam ve-<text:line-break/>hementi medicamento affatim expurgat, vires aegri et ba-<text:line-break/>bitum contemplatus, anni tempus, aetatem et constitutio-<text:line-break/>nem. Quod autem in sine dictionis dicitur , m<text:span text:style-name="Default_20_Paragraph_20_Font"><text:span text:style-name="T2">ulsum. b</text:span></text:span>i-<text:line-break/><text:span text:style-name="Default_20_Paragraph_20_Font"><text:span text:style-name="T2">bere et v</text:span></text:span>om<text:span text:style-name="Default_20_Paragraph_20_Font"><text:span text:style-name="T2">ere, </text:span></text:span>quasi superiorem ventrem expurgari<text:line-break/>auctor voluerit, melius cum adverbio <text:span text:style-name="Default_20_Paragraph_20_Font"><text:span text:style-name="T2">n</text:span></text:span>o<text:span text:style-name="Default_20_Paragraph_20_Font"><text:span text:style-name="T2">n</text:span></text:span> dicetur.. Nam<text:line-break/>mulsa detergendr pollens facultate, quae corrupta funi, in</text:p>
      <text:p text:style-name="P3">naturalem praevertit viam, citra oris ventriculi tum laesi-<text:line-break/>ouem tum- periculum, quae per vomitus oboriuntur.</text:p>
      <text:h text:style-name="Heading_20_2" text:outline-level="2">X CUI.</text:h>
      <text:p text:style-name="P4"><text:span text:style-name="Default_20_Paragraph_20_Font"><text:span text:style-name="T2">H</text:span></text:span>y<text:span text:style-name="Default_20_Paragraph_20_Font"><text:span text:style-name="T2">dropum duae na</text:span></text:span>t<text:span text:style-name="Default_20_Paragraph_20_Font"><text:span text:style-name="T2">urae sun</text:span></text:span>t, <text:span text:style-name="Default_20_Paragraph_20_Font"><text:span text:style-name="T2">quoru</text:span></text:span>m <text:span text:style-name="Default_20_Paragraph_20_Font"><text:span text:style-name="T2">alter qu</text:span></text:span>i<text:span text:style-name="Default_20_Paragraph_20_Font"><text:span text:style-name="T2">dem h</text:span></text:span>y-<text:line-break/><text:span text:style-name="Default_20_Paragraph_20_Font"><text:span text:style-name="T2">posurc</text:span></text:span>i<text:span text:style-name="Default_20_Paragraph_20_Font"><text:span text:style-name="T2">d</text:span></text:span>i<text:span text:style-name="Default_20_Paragraph_20_Font"><text:span text:style-name="T2">u</text:span></text:span>s, <text:span text:style-name="Default_20_Paragraph_20_Font"><text:span text:style-name="T2">qui procrea</text:span></text:span>ri i<text:span text:style-name="Default_20_Paragraph_20_Font"><text:span text:style-name="T2">nc</text:span></text:span>i<text:span text:style-name="Default_20_Paragraph_20_Font"><text:span text:style-name="T2">p</text:span></text:span>i<text:span text:style-name="Default_20_Paragraph_20_Font"><text:span text:style-name="T2">en</text:span></text:span>s <text:span text:style-name="Default_20_Paragraph_20_Font"><text:span text:style-name="T2">vitari non po</text:span></text:span>t<text:span text:style-name="Default_20_Paragraph_20_Font"><text:span text:style-name="T2">est,<text:line-break/>alter vero cum sta</text:span></text:span>ti<text:span text:style-name="Default_20_Paragraph_20_Font"><text:span text:style-name="T2">bu</text:span></text:span>s, <text:span text:style-name="Default_20_Paragraph_20_Font"><text:span text:style-name="T2">mul</text:span></text:span>t<text:span text:style-name="Default_20_Paragraph_20_Font"><text:span text:style-name="T2">u</text:span></text:span>m <text:span text:style-name="Default_20_Paragraph_20_Font"><text:span text:style-name="T2">prosperam cura</text:span></text:span>t<text:span text:style-name="Default_20_Paragraph_20_Font"><text:span text:style-name="T2">ione</text:span></text:span>m<text:line-break/><text:span text:style-name="Default_20_Paragraph_20_Font"><text:span text:style-name="T2">exp</text:span></text:span>o<text:span text:style-name="Default_20_Paragraph_20_Font"><text:span text:style-name="T2">stula</text:span></text:span>t, m<text:span text:style-name="Default_20_Paragraph_20_Font"><text:span text:style-name="T2">ax</text:span></text:span>i<text:span text:style-name="Default_20_Paragraph_20_Font"><text:span text:style-name="T2">me autem lab</text:span></text:span>ori<text:span text:style-name="Default_20_Paragraph_20_Font"><text:span text:style-name="T2">bu</text:span></text:span>s, <text:span text:style-name="Default_20_Paragraph_20_Font"><text:span text:style-name="T2">fatu et te</text:span></text:span>m<text:span text:style-name="Default_20_Paragraph_20_Font"><text:span text:style-name="T2">peran-<text:line-break/>t</text:span></text:span>i<text:span text:style-name="Default_20_Paragraph_20_Font"><text:span text:style-name="T2">a. s</text:span></text:span>ic<text:span text:style-name="Default_20_Paragraph_20_Font"><text:span text:style-name="T2">ca au</text:span></text:span>t<text:span text:style-name="Default_20_Paragraph_20_Font"><text:span text:style-name="T2">e</text:span></text:span>m <text:span text:style-name="Default_20_Paragraph_20_Font"><text:span text:style-name="T2">e</text:span></text:span>t <text:span text:style-name="Default_20_Paragraph_20_Font"><text:span text:style-name="T2">acria edat, sic en</text:span></text:span>i<text:span text:style-name="Default_20_Paragraph_20_Font"><text:span text:style-name="T2">m max</text:span></text:span>im<text:span text:style-name="Default_20_Paragraph_20_Font"><text:span text:style-name="T2">e</text:span></text:span> t<text:span text:style-name="Default_20_Paragraph_20_Font"><text:span text:style-name="T2">um<text:line-break/>urinam excrever</text:span></text:span>i<text:span text:style-name="Default_20_Paragraph_20_Font"><text:span text:style-name="T2">t tum vir</text:span></text:span>i<text:span text:style-name="Default_20_Paragraph_20_Font"><text:span text:style-name="T2">bu</text:span></text:span>s <text:span text:style-name="Default_20_Paragraph_20_Font"><text:span text:style-name="T2">praep</text:span></text:span>o<text:span text:style-name="Default_20_Paragraph_20_Font"><text:span text:style-name="T2">lluer</text:span></text:span>i<text:span text:style-name="Default_20_Paragraph_20_Font"><text:span text:style-name="T2">t. s</text:span></text:span>i <text:span text:style-name="Default_20_Paragraph_20_Font"><text:span text:style-name="T2">ver</text:span></text:span>o<text:line-break/><text:span text:style-name="Default_20_Paragraph_20_Font"><text:span text:style-name="T2">d</text:span></text:span>isti<text:span text:style-name="Default_20_Paragraph_20_Font"><text:span text:style-name="T2">cul</text:span></text:span>t<text:span text:style-name="Default_20_Paragraph_20_Font"><text:span text:style-name="T2">er sp</text:span></text:span>i<text:span text:style-name="Default_20_Paragraph_20_Font"><text:span text:style-name="T2">raver</text:span></text:span>i<text:span text:style-name="Default_20_Paragraph_20_Font"><text:span text:style-name="T2">t suer</text:span></text:span>i<text:span text:style-name="Default_20_Paragraph_20_Font"><text:span text:style-name="T2">tque aestiva anni</text:span></text:span> t<text:span text:style-name="Default_20_Paragraph_20_Font"><text:span text:style-name="T2">e</text:span></text:span>m<text:span text:style-name="Default_20_Paragraph_20_Font"><text:span text:style-name="T2">pesta</text:span></text:span>s,<text:line-break/><text:span text:style-name="Default_20_Paragraph_20_Font"><text:span text:style-name="T2">aeta</text:span></text:span>s <text:span text:style-name="Default_20_Paragraph_20_Font"><text:span text:style-name="T2">v</text:span></text:span>i<text:span text:style-name="Default_20_Paragraph_20_Font"><text:span text:style-name="T2">guerit et v</text:span></text:span>i<text:span text:style-name="Default_20_Paragraph_20_Font"><text:span text:style-name="T2">riu</text:span></text:span>m <text:span text:style-name="Default_20_Paragraph_20_Font"><text:span text:style-name="T2">r</text:span></text:span>o<text:span text:style-name="Default_20_Paragraph_20_Font"><text:span text:style-name="T2">bur adsi</text:span></text:span>t, <text:span text:style-name="Default_20_Paragraph_20_Font"><text:span text:style-name="T2">sanguinem e bra-<text:line-break/>ch</text:span></text:span>io <text:span text:style-name="Default_20_Paragraph_20_Font"><text:span text:style-name="T2">de</text:span></text:span>t<text:span text:style-name="Default_20_Paragraph_20_Font"><text:span text:style-name="T2">rahere op</text:span></text:span>o<text:span text:style-name="Default_20_Paragraph_20_Font"><text:span text:style-name="T2">r</text:span></text:span>t<text:span text:style-name="Default_20_Paragraph_20_Font"><text:span text:style-name="T2">e</text:span></text:span>t, <text:span text:style-name="Default_20_Paragraph_20_Font"><text:span text:style-name="T2">de</text:span></text:span>i<text:span text:style-name="Default_20_Paragraph_20_Font"><text:span text:style-name="T2">nde cal</text:span></text:span>i<text:span text:style-name="Default_20_Paragraph_20_Font"><text:span text:style-name="T2">d</text:span></text:span>os <text:span text:style-name="Default_20_Paragraph_20_Font"><text:span text:style-name="T2">pane</text:span></text:span>s <text:span text:style-name="Default_20_Paragraph_20_Font"><text:span text:style-name="T2">v</text:span></text:span>i<text:span text:style-name="Default_20_Paragraph_20_Font"><text:span text:style-name="T2">n</text:span></text:span>o <text:span text:style-name="Default_20_Paragraph_20_Font"><text:span text:style-name="T2">n</text:span></text:span>i<text:span text:style-name="Default_20_Paragraph_20_Font"><text:span text:style-name="T2">gr</text:span></text:span>or<text:line-break/><text:span text:style-name="Default_20_Paragraph_20_Font"><text:span text:style-name="T2">et- o</text:span></text:span>l<text:span text:style-name="Default_20_Paragraph_20_Font"><text:span text:style-name="T2">eo</text:span></text:span> i<text:span text:style-name="Default_20_Paragraph_20_Font"><text:span text:style-name="T2">ntinc</text:span></text:span>t<text:span text:style-name="Default_20_Paragraph_20_Font"><text:span text:style-name="T2">o</text:span></text:span>s <text:span text:style-name="Default_20_Paragraph_20_Font"><text:span text:style-name="T2">eda</text:span></text:span>t <text:span text:style-name="Default_20_Paragraph_20_Font"><text:span text:style-name="T2">et qua</text:span></text:span>m <text:span text:style-name="Default_20_Paragraph_20_Font"><text:span text:style-name="T2">pauc</text:span></text:span>i<text:span text:style-name="Default_20_Paragraph_20_Font"><text:span text:style-name="T2">ssimu</text:span></text:span>m <text:span text:style-name="Default_20_Paragraph_20_Font"><text:span text:style-name="T2">b</text:span></text:span>i<text:span text:style-name="Default_20_Paragraph_20_Font"><text:span text:style-name="T2">bat e</text:span></text:span>t<text:line-break/><text:span text:style-name="Default_20_Paragraph_20_Font"><text:span text:style-name="T2">quam plur</text:span></text:span>im<text:span text:style-name="Default_20_Paragraph_20_Font"><text:span text:style-name="T2">um laboret, su</text:span></text:span>i<text:span text:style-name="Default_20_Paragraph_20_Font"><text:span text:style-name="T2">lla</text:span></text:span>s<text:span text:style-name="Default_20_Paragraph_20_Font"><text:span text:style-name="T2">que carne</text:span></text:span>s <text:span text:style-name="Default_20_Paragraph_20_Font"><text:span text:style-name="T2">carn</text:span></text:span>osus <text:span text:style-name="Default_20_Paragraph_20_Font"><text:span text:style-name="T2">ex<text:line-break/>ace</text:span></text:span>t<text:span text:style-name="Default_20_Paragraph_20_Font"><text:span text:style-name="T2">o cocta</text:span></text:span>s <text:span text:style-name="Default_20_Paragraph_20_Font"><text:span text:style-name="T2">eda</text:span></text:span>t , <text:span text:style-name="Default_20_Paragraph_20_Font"><text:span text:style-name="T2">u</text:span></text:span>t <text:span text:style-name="Default_20_Paragraph_20_Font"><text:span text:style-name="T2">adve</text:span></text:span>r<text:span text:style-name="Default_20_Paragraph_20_Font"><text:span text:style-name="T2">sus accl</text:span></text:span>i<text:span text:style-name="Default_20_Paragraph_20_Font"><text:span text:style-name="T2">ves a</text:span></text:span>m<text:span text:style-name="Default_20_Paragraph_20_Font"><text:span text:style-name="T2">bula</text:span></text:span>tio<text:span text:style-name="Default_20_Paragraph_20_Font"><text:span text:style-name="T2">ne</text:span></text:span>s<text:line-break/><text:span text:style-name="Default_20_Paragraph_20_Font"><text:span text:style-name="T2">obn</text:span></text:span>i<text:span text:style-name="Default_20_Paragraph_20_Font"><text:span text:style-name="T2">ta</text:span></text:span>t<text:span text:style-name="Default_20_Paragraph_20_Font"><text:span text:style-name="T2">ur.</text:span></text:span></text:p>
      <text:p text:style-name="P1">Quidam non hyposatcidium , sed episarcidium feri-<text:line-break/>fiunt. Non tamen et anasarca et ca t asa rea alicubi leri-<text:line-break/>pium reperi, quanquam recentiores ita nominent. Quum<text:line-break/>autem hydropum naturas duas esse statuerit, atque<text:line-break/>de posteri<text:span text:style-name="Default_20_Paragraph_20_Font"><text:span text:style-name="T2">o</text:span></text:span>re flatus citra quoduis aliud additum sym-<text:line-break/>ptoma scripserit, de priore autem. nihil omnino protule-<text:line-break/>rit, manifestum est aliqua ex parte confusum .ipfum esse<text:line-break/>ac falli in hydropum differentia. Quidam ergo ex medi-<text:line-break/>cis quatuor hydropum differentias esse dicunt, a justo re-<text:line-break/>cedentes, sed nunc e<text:span text:style-name="Default_20_Paragraph_20_Font"><text:span text:style-name="T2">o</text:span></text:span>s arguere tempestivum non esu Ve-<text:line-break/>rum qui haec scripsit, manifeste de<text:span text:style-name="Default_20_Paragraph_20_Font"><text:span text:style-name="T2">t</text:span></text:span>erit. Nam hydropum<text:line-break/>unus quidem humidi consistentia tenuis coplam, in tota<text:line-break/>in<text:span text:style-name="Default_20_Paragraph_20_Font"><text:span text:style-name="T2">t</text:span></text:span>eriore thoracis regione acervat, quam aliquando per-<text:line-break/>pungentes, humidum evacuamus. Alter vero locum hunc<text:line-break/>non aqua fed spiritu flatulento plenum habet et fere in-<text:line-break/>periura omnis tumentia; hunc tympaniam appellant.<text:line-break/>Alius autem habitum totum pituitae plenum habet, eum<text:line-break/>hypofarcidium nonnulli appellanti Quare cum defectu</text:p>
      <text:p text:style-name="P3">duas hydropum esse naturas dixit. Neque etiam recte<text:line-break/>protulit, <text:span text:style-name="Default_20_Paragraph_20_Font"><text:span text:style-name="T2">qu</text:span></text:span>i p<text:span text:style-name="Default_20_Paragraph_20_Font"><text:span text:style-name="T2">rocrear</text:span></text:span>i i<text:span text:style-name="Default_20_Paragraph_20_Font"><text:span text:style-name="T2">nc</text:span></text:span>i<text:span text:style-name="Default_20_Paragraph_20_Font"><text:span text:style-name="T2">piens, </text:span></text:span>nam verius dixisset ita<text:line-break/>scribens, interficit autem protinus hyderus, postquam pro-<text:line-break/>creatus fuerit. Scripta est autem ita dictio, male scripta<text:line-break/>ab eo qui primum scripsit. Alterius sane hydropum,<text:line-break/>quem ex flatu constare ait, curationem peribit, quae pro-<text:line-break/>recto hydropum omnium aliquid commune habet, ut in<text:line-break/>principio scripsit, labores, fotum et temperantiam; calida<text:line-break/>et sicca edere consulens, aliquid vero folles anafarca,<text:line-break/>quem ut insanabilem praetermisit. Nam hic siclus, quum<text:line-break/>incipit, eget interdum sanguinis detractione, quum scilicet.<text:line-break/>ex retentione vel haemorrhoidum vel muliebrium men-<text:line-break/>simorum vel ex aliqua, quae ita plethorica sit, caula in-<text:line-break/>ceperit. Tympaniain vero et afcitem nullus per fanguis<text:line-break/>uis missionem curare ausus esu In eo igitur qui venae<text:line-break/>sectione opus habet, fiat subsequens curatio, quae calefit-<text:line-break/>cit es siccat. Sane qui haec scripsit, ad id quod expedit,<text:line-break/>intentionem direxisse videtur. Non tamen recte auctor</text:p>
      <text:p text:style-name="P3">libri dixit: <text:span text:style-name="Default_20_Paragraph_20_Font"><text:span text:style-name="T2">si d</text:span></text:span>i/<text:span text:style-name="Default_20_Paragraph_20_Font"><text:span text:style-name="T2">sicile sp</text:span></text:span>i<text:span text:style-name="Default_20_Paragraph_20_Font"><text:span text:style-name="T2">raverit aeger, eget ph</text:span></text:span>l<text:span text:style-name="Default_20_Paragraph_20_Font"><text:span text:style-name="T2">ebo</text:span></text:span>t<text:span text:style-name="Default_20_Paragraph_20_Font"><text:span text:style-name="T2">o-<text:line-break/>m</text:span></text:span>i<text:span text:style-name="Default_20_Paragraph_20_Font"><text:span text:style-name="T2">a, </text:span></text:span>non re vera ob plet horam vehementem in hyderum<text:line-break/>incidit, periclitante scilicet extinctionem innato calore,<text:line-break/>ut igni contingit. Nam ut ignis prope extinguitur, in-<text:line-break/>jectis in eum lignis tum humidis, tum multis, nisi quis<text:line-break/>multitudinem sustulerit, sic et in frigidiore ob copiam<text:line-break/>sanguine, ubi calor nativus prope extinguitur; maximum<text:line-break/>est remedium phlebotomia, quo tempore periculum ita<text:line-break/>prehenderit. Prave quoque orationi apponitur : <text:span text:style-name="Default_20_Paragraph_20_Font"><text:span text:style-name="T2">Eueri</text:span></text:span>t-<text:line-break/><text:span text:style-name="Default_20_Paragraph_20_Font"><text:span text:style-name="T2">que ann</text:span></text:span>i <text:span text:style-name="Default_20_Paragraph_20_Font"><text:span text:style-name="T2">tempu</text:span></text:span>s <text:span text:style-name="Default_20_Paragraph_20_Font"><text:span text:style-name="T2">aestivum. </text:span></text:span>Nam uberius aut parcius fian-<text:line-break/>guinis detrahendi, alia quaedam fcopi esse dicta fun<text:span text:style-name="Default_20_Paragraph_20_Font"><text:span text:style-name="T2">i,<text:line-break/></text:span></text:span>sicuti et anni tempus, auxilii vero hujus affectionis na-<text:line-break/>tura fcopus est Nunnulli vero quemadmodum Dioscori-<text:line-break/>des non aestivum anni tempus scripserunt, sied vernum,<text:line-break/>virium exolutionem aestate affuturam suspicati, . hieme<text:line-break/>vero affectionis refrigerationem. Rustice autem ac inepte<text:line-break/>admodum panes calidos ex vino nigro et oleo ei cui<text:line-break/>fanguis est: detractus, exhibet, scopum quidem verum vi-</text:p>
      <text:p text:style-name="P3">rium roborandarnm habens, ut magnis exercitationum<text:line-break/>laboribus sufficere possit. Sed materiam scopo dignam<text:line-break/>non invenit; vinum etenim nigrum sanguinem plurimum<text:line-break/>generat, fed tantum , ut et supervacaneus et melaneholi-.<text:line-break/>cus fiat. Verum huic melius est vinum dare fulvum,<text:line-break/>tenue quidem consistentia, ut urinas moveat, fed non<text:line-break/>aetate novum, quo modo sane multis contingit. Vinorum<text:line-break/>etenim novorum nullum est fulvum, fed vel album vel<text:line-break/>rubrum vel nigrum, vetustate autem fiunt et fulva et<text:line-break/>flava. Atqui quamminimum bibere, quamplurimum labo-<text:line-break/>rare, rectissime dictum est,. nam talis xivendi modus cala<text:line-break/>facit et siccati Suillae carnes, si quo dictum est modo<text:line-break/>edantur; vigentibus aetate et validis non male dari pof-<text:line-break/>funt, caeterorum autem nullus utique eas probe coquere<text:line-break/>potest, ut qui jam prope est, ut caloris nativi patiatur.<text:line-break/>extinctionem. Melius ergo ita affectis dure quae probe<text:line-break/>coquent,</text:p>
      <text:h text:style-name="P54" text:outline-level="2">XCIV.</text:h>
      <text:p text:style-name="P4"><text:span text:style-name="Default_20_Paragraph_20_Font"><text:span text:style-name="T2">Quicunque</text:span></text:span> n<text:span text:style-name="Default_20_Paragraph_20_Font"><text:span text:style-name="T2">eutros inferiores calidos habent, ipsis et acres<text:line-break/>et inaequales defectiones a colliquatione prodeunt. Qui-<text:line-break/>bus quidem st</text:span></text:span> ut<text:span text:style-name="Default_20_Paragraph_20_Font"><text:span text:style-name="T2">res</text:span></text:span> u<text:span text:style-name="Default_20_Paragraph_20_Font"><text:span text:style-name="T2">alidae suerint, recedes elleboro<text:line-break/>albo, sin minus, tritici cremor sttanii crassius et frigidus<text:line-break/>exhibendus et lenticulae pulmentum panesque subcinericii<text:line-break/>ac pisces, febricitanti quidem elixi, non febricitanti vero<text:line-break/>afa. Vinum etiam non febricitanti nigrum, sin minus,<text:line-break/>aqua ex mespilis aut myrti baccis aut malis aut sorbis<text:line-break/>aut palmulis aut vitium oenanthe.</text:span></text:span></text:p>
      <text:p text:style-name="P2">Deiectiones his ob combustionem , non ob colliqua-<text:line-break/>tionem deorsum prodire proprie magis dixisset. Nam<text:line-break/>colliquatio in eo fit, liquata ob febrem malignam pin-<text:line-break/>guedine aut molli carne. Combustio vero in ventre <text:span text:style-name="Default_20_Paragraph_20_Font"><text:span text:style-name="T2">ori-<text:line-break/>tur</text:span></text:span> propter acrem eorum quae ingesta sunt calorem , quo<text:line-break/>et sebrire contingit. Elleborum ergo huic album exhi-<text:line-break/>heri imperat, id enim indicavit per hoc verbum <text:span text:style-name="Default_20_Paragraph_20_Font"><text:span text:style-name="T2">revellere,</text:span></text:span></text:p>
      <text:p text:style-name="P3">quia per ventrem superiorem. Si vero aeger quavis ex<text:line-break/>causa non possit elleborum assumere viceritque acrimonia,<text:line-break/>edulia dare jubet et pocuIa tum astringentia tum refrige-<text:line-break/>rantia. Adjicit autem eduliis <text:span text:style-name="Default_20_Paragraph_20_Font"><text:span text:style-name="T2">et quae siccare possunt, </text:span></text:span>ve-<text:line-break/>luti panes subcinericios atque assos pisces. His ita optima<text:line-break/>ratione enunciatis, quem ventrem superiorem dicat con-<text:line-break/>temptandum. Veteres enim thoracem interdum ventrem<text:line-break/>superiorem appellantes, alimenti receptaculum omne, quod<text:line-break/>post septum transversum est, ventrem interiorem nomi-<text:line-break/>nant. Interdum autem ventrem superiorem appellantes,<text:line-break/>in quem cibos devoramus, interdum quae post eum sunt<text:line-break/>omnia ventrem inseriorem vocitant, interdum quoque et<text:line-break/>sola quae crassiora sunt intestina. Sunt qui colon solum<text:line-break/>ventrem inseriorem vocant. Forsan igitur quaesivissem us,<text:line-break/>quam vel quas ex praedictis partibus probabilius in prae-<text:line-break/>sentia intelligere deberemus, si quid effatu dignum per-<text:line-break/>cepturi fuissemus. Sed quoniam horum inventio nihil<text:line-break/>nos admonet magis quam ea quae ipsi et scimus et dis-</text:p>
      <text:p text:style-name="P3">cernimus, quod nonnulla quidem recte dicta <text:span text:style-name="Default_20_Paragraph_20_Font"><text:span text:style-name="T2">s</text:span></text:span>unt, non-<text:line-break/>nulla vero non , cognitionisque curiositatem magis quam<text:line-break/>commoditatem habent, melius est cito relinquere et po-<text:line-break/>tissimum quum hujusmodi liber Hippocratis legitimus<text:line-break/>non sit.</text:p>
      <text:h text:style-name="Heading_20_2" text:outline-level="2">XCV.</text:h>
      <text:p text:style-name="P4"><text:span text:style-name="Default_20_Paragraph_20_Font"><text:span text:style-name="T2">Si ver</text:span></text:span>o <text:span text:style-name="Default_20_Paragraph_20_Font"><text:span text:style-name="T2">febris non detineat adstntque tormina, lac asininum<text:line-break/>calidum, modicum primum, deinde sensim progressu su-<text:line-break/>cto amplius bibat et lini femen et triticeam polentam<text:line-break/>et fabas Aeg</text:span></text:span>y<text:span text:style-name="Default_20_Paragraph_20_Font"><text:span text:style-name="T2">ptias, detracto cortice amaro inspergens,<text:line-break/>potui exhibeto. Aut ooa femiconcreta edat asta et<text:line-break/>similam et milium et alicam ex lacte coctam. Haec<text:line-break/>cocta frigida edenda hisque similia tum pocula tum<text:line-break/>edulia assumenda.</text:span></text:span></text:p>
      <text:p text:style-name="P2">Plurimi interpretes melius haec praedictis contexunt,<text:line-break/>praesentem sermonem adhuc de iis, qui calidum habent<text:line-break/>ventrem inferiorem, fieri existimantes. Quidam vero fe-</text:p>
      <text:p text:style-name="P3">parant et seorsum exponunt, scopusque his est partim<text:line-break/>quidem cacochymiatn expurgare, partim vero contempe-<text:line-break/>rare pasti mque resiccare et partim resrigerare. Lac ergo<text:line-break/>asininum expurgare potest et contemperare. Lini semen<text:line-break/>tum siccare tum resrigerare. Quae autem ex tri licio c<text:span text:style-name="Default_20_Paragraph_20_Font"><text:span text:style-name="T2">o</text:span></text:span>n-<text:line-break/>ficiuntnr polentae contemperant, quibus probe remiscen-<text:line-break/>tur hordeaceae, ut quae et siccant et resrigerant. Fabae<text:line-break/>Aegyptiae mediocriter refrigerare possunt. Ova autem et<text:line-break/>simiIa et chondrus erasit sunt succi et boni et humorum<text:line-break/>acrimoniam instruant. Siccat autem in edulio milium,<text:line-break/>quemadmodum et refrigerat. Haec autem omnia frigida<text:line-break/>exhibet, propter humorum affectum procreantium tum<text:line-break/>acrimoniam tum caliditatem.</text:p>
      <text:h text:style-name="Heading_20_2" text:outline-level="2"><text:bookmark-start text:name="bookmark54"/><text:span text:style-name="Default_20_Paragraph_20_Font">XCVl.</text:span><text:bookmark-end text:name="bookmark54"/></text:h>
      <text:p text:style-name="P4"><text:span text:style-name="Default_20_Paragraph_20_Font"><text:span text:style-name="T2">Diaetetices maximum est febrium tum intentiones, tum<text:line-break/>remisaones ut in acutis, sic et longis morbis observare,<text:line-break/>ac cavere ut tempora quibus cibi offerendi non sunt,</text:span></text:span></text:p>
      <text:p text:style-name="P1"><text:span text:style-name="Default_20_Paragraph_20_Font"><text:span text:style-name="T2">ferves et quando tuto offerendi sint cognoscas, atque<text:line-break/>etiam quando plurimum ab intentione absuerint.</text:span></text:span></text:p>
      <text:p text:style-name="P2">Artis diaeteticae maximum esse ait, partic<text:span text:style-name="Default_20_Paragraph_20_Font"><text:span text:style-name="T2">o</text:span></text:span> Iare cibi<text:line-break/>exhibendi opportunum tempus nosse. Ipse igitur .scopum<text:line-break/>unum ait, tempus illud, quo cibus exhiberi debet, quam-<text:line-break/>plurimum ab intentione febris abesse, quam intentionem<text:line-break/>esse dicit accessionis principium. Id autem non in diu-<text:line-break/>turdis solum , <text:span text:style-name="Default_20_Paragraph_20_Font"><text:span text:style-name="T2">s</text:span></text:span>ed et in acutis verum esse videtur. Sed<text:line-break/>quare longis in morbis adjecit? Quod in his magis et<text:line-break/>for<text:span text:style-name="Default_20_Paragraph_20_Font"><text:span text:style-name="T2">s</text:span></text:span>an <text:span text:style-name="Default_20_Paragraph_20_Font"><text:span text:style-name="T2">s</text:span></text:span>olis evidens sit seopus. In acutis enim <text:span text:style-name="Default_20_Paragraph_20_Font"><text:span text:style-name="T2">morbis<text:line-break/></text:span></text:span>deprehensus in pedibus calor cibi tempestive offerendi<text:line-break/>signum <text:span text:style-name="Default_20_Paragraph_20_Font"><text:span text:style-name="T2">s</text:span></text:span>ufficiens fuit, n<text:span text:style-name="Default_20_Paragraph_20_Font"><text:span text:style-name="T2">o</text:span></text:span>n tamen in longis ita nutrire<text:line-break/>oportet, fed melior remissionis pars est expectanda, quod<text:line-break/>in acutis haudquaquam expectari potest, timore cito futu-<text:line-break/>rae intentionis. Nonnulli dictionem hanc ita scribunt :</text:p>
      <text:p text:style-name="P3"><text:span text:style-name="Default_20_Paragraph_20_Font"><text:span text:style-name="T2">Diaetetices maximum est ut in acutis, ita et in longis,<text:line-break/>observare et scire quando cibum dare oporteat.</text:span></text:span> Alii<text:line-break/>finem dictionis ita scribunt: <text:span text:style-name="Default_20_Paragraph_20_Font"><text:span text:style-name="T2">Atque adhuc, quum pluri-<text:line-break/>mum a febris intentione aberunt, sc</text:span></text:span>i<text:span text:style-name="Default_20_Paragraph_20_Font"><text:span text:style-name="T2">re oportet,</text:span></text:span> ut praeter<text:line-break/>caetera, quae nos in aegro contemplari v<text:span text:style-name="Default_20_Paragraph_20_Font"><text:span text:style-name="T2">o</text:span></text:span>luit et id ad-<text:line-break/>moneat. Quod si quis perquirat et non particulari tem-<text:line-break/>pestive cibandi inventioni copulet, id importunum esse de<text:line-break/>alimonia praeceptum atque re nulla dignum videtur.</text:p>
      <text:h text:style-name="Heading_20_2" text:outline-level="2"><text:bookmark-start text:name="bookmark56"/><text:span text:style-name="Default_20_Paragraph_20_Font">XCVH.</text:span><text:bookmark-end text:name="bookmark56"/></text:h>
      <text:p text:style-name="P4"><text:span text:style-name="Default_20_Paragraph_20_Font"><text:span text:style-name="T2">At nosse eos oportet, quibus caput dolet ob exercitationes<text:line-break/>aut cursus aut itinera aut cenationem aut quemuis alium<text:line-break/>intempestivum laborem aut res venereas, decolores etiam,<text:line-break/>raucedinosus, lienosos, exungues, discinde spirantes, sicca<text:line-break/>tusa laborantes, siticulosus, ^lutulentos et cenarum inter-<text:line-break/>ceptiones et eos quibus intenta sunt tum h</text:span></text:span>V<text:span text:style-name="Default_20_Paragraph_20_Font"><text:span text:style-name="T2">pochondria,<text:line-break/>tum latera , tum dorsum , ac corpore detentos et ob-</text:span></text:span></text:p>
      <text:p text:style-name="P1"><text:span text:style-name="Default_20_Paragraph_20_Font"><text:span text:style-name="T2">feure videntes et eos quibus aurium tinnitus</text:span></text:span> i<text:span text:style-name="Default_20_Paragraph_20_Font"><text:span text:style-name="T2">ncidunt et<text:line-break/>qui urinas non continent, morbo regio laborantes, quo-<text:line-break/>rum alui cruda de</text:span></text:span>i<text:span text:style-name="Default_20_Paragraph_20_Font"><text:span text:style-name="T2">iciunt, quibus sanguis e naribus aut<text:line-break/>fede vehementer erumpit aut testationibus obsessas, st his<text:line-break/>oehemens dolor incuset, neque superiores exstant. </text:span></text:span>H<text:span text:style-name="Default_20_Paragraph_20_Font"><text:span text:style-name="T2">o-<text:line-break/>rum nullus medicamento purgandus est. .Etenim peri-<text:line-break/>culum invehet nihilque</text:span></text:span> i<text:span text:style-name="Default_20_Paragraph_20_Font"><text:span text:style-name="T2">uvabis spontaneasque tum libe-<text:line-break/>rationes, tum</text:span></text:span> i<text:span text:style-name="Default_20_Paragraph_20_Font"><text:span text:style-name="T2">udicationes adimes.</text:span></text:span></text:p>
      <text:p text:style-name="P2">Quod inordinate et praeparationis ad commentatio-<text:line-break/>nem modo omnia hoc in libro scripta sint cuivis patere<text:line-break/>arbitror. Multa sane, ut dixi, in hoc probe dicta sunt,<text:line-break/>ob quae et iis, quae dieta sunt non recte, nonnulli fidem<text:line-break/>adhibuerunt magisque qui sibi conscii suerunt, ut critica<text:line-break/>scriptorum scientia non praediti. Quae ergo hoc in textu<text:line-break/>dicuntur, catalogum habent eorum, qui ut purgentur ido-<text:line-break/>Hei non sunt. At purgari et medicari in idem concidunt,<text:line-break/>ut et medicamentum dare et purgare. Videamus ergo</text:p>
      <text:p text:style-name="P3">quos ab initio purgare prohibet. Capite dolentes recen-<text:line-break/>set ob exercitationes aut alium quamvis intempestiVum<text:line-break/>laborem, summatim eos intelligens qui ex intempestivis<text:line-break/>laboribus capite dolent, minime purgandos. Labores au-<text:line-break/>tem intempestivi omnino <text:span text:style-name="Default_20_Paragraph_20_Font"><text:span text:style-name="T2">s</text:span></text:span>unt quos praesens hoc tempore<text:line-break/>corporis affectio. ferre non potest. Admonebo autem te<text:line-break/>nunc rei ad multa utilis, cujus semper te memorem esse<text:line-break/>velim. C<text:span text:style-name="Default_20_Paragraph_20_Font"><text:span text:style-name="T2">o</text:span></text:span>rpore nostro praeparationem <text:span text:style-name="Default_20_Paragraph_20_Font"><text:span text:style-name="T2">ad morbum</text:span></text:span> ine-<text:line-break/>unte eamque integram prope <text:span text:style-name="Default_20_Paragraph_20_Font"><text:span text:style-name="T2">s</text:span></text:span>ubeunte, externum quid<text:line-break/>obveniens, ipsius affectionem manifestavit, febrem accen-<text:line-break/>dens vel capitis dolorem vel catarrhum vel tussim exci-<text:line-break/>tans vel aliud ejusmodi. Deinde ex e<text:span text:style-name="Default_20_Paragraph_20_Font"><text:span text:style-name="T2">o</text:span></text:span> continenter ad<text:line-break/>morbosae affectionis praeparationem periculo<text:span text:style-name="Default_20_Paragraph_20_Font"><text:span text:style-name="T2">s</text:span></text:span>e aegrotant,<text:line-break/>neque cursu morbum generante aut vehementi omnino<text:line-break/>motione, ut neque intemperantia aut refrigeratione aut<text:line-break/>alia quadam simili causa. Nihil etenim eorum suapte<text:line-break/>natura vehementem morbum generare potest. Nam si<text:line-break/>febris ab horum aliquo fiat , haec ex diariarum nomina-</text:p>
      <text:p text:style-name="P3">tarum genere erit, aut si symptoma aliquod aliud genere-<text:line-break/>tur, id saepius pauco durabit intervalIo. Et id sane sae-<text:line-break/>pius, ut retuli, propter corporis dispositionem unum-<text:line-break/>quodque horum non morbi causa, sed occasio redditur.<text:line-break/>Nam hujusmodi causas proprie quis appeIIaverit <text:span text:style-name="Default_20_Paragraph_20_Font"><text:span text:style-name="T6">προφα</text:span></text:span><text:span text:style-name="Default_20_Paragraph_20_Font"><text:span text:style-name="T5">-<text:line-break/></text:span></text:span><text:span text:style-name="Default_20_Paragraph_20_Font"><text:span text:style-name="T6">σεις</text:span></text:span><text:span text:style-name="Default_20_Paragraph_20_Font"><text:span text:style-name="T5">, </text:span></text:span>non simpliciter evidentes, ut hi saepe vocare con-<text:line-break/>sueverunt , quum ab aliqua manifestarum causatum noxa<text:line-break/>in corpore evidens suerit. Si enim nulla alia corporis<text:line-break/>dispositio morbosa aff<text:span text:style-name="Default_20_Paragraph_20_Font"><text:span text:style-name="T2">u</text:span></text:span>erit, neque morbus effatu dignus<text:line-break/>subsequetur, ac ejus quae in corpore fit laesionis, quod<text:line-break/>ipsam fecit, causa est. Sciveris itaque hoc in loco prae-<text:line-break/>sentem <text:span text:style-name="Default_20_Paragraph_20_Font"><text:span text:style-name="T2">s</text:span></text:span>ermonem de his fieri causis, quae non sua ratione<text:line-break/>corpus laedunt. Summa autem horum est una quidem<text:line-break/>et prima labores varii particulares, cursus, luctae, pan-<text:line-break/>cratia, venerea, frictiones, aestuatio, frigus, vigilia, ira,<text:line-break/>moeror, timor. Venereorum quidem meminit, verum<text:line-break/>caetera subticuit, quanquam facultate eadem praedita fo-<text:line-break/>rent. Nam quae, ut dictum est, spiritum perturbant, ea</text:p>
      <text:p text:style-name="P3">purgatione non egent, quod morbus hujusmodi a cacochy-<text:line-break/>mia contractus non sit. Ab his autem digressus indiciis<text:line-break/>quos prius dixit declaravi I. Proprie autem decolores<text:line-break/>exangues vocant eosque praeterea qui propter aliam as-<text:line-break/><text:span text:style-name="Default_20_Paragraph_20_Font"><text:span text:style-name="T2">s</text:span></text:span>ectionem corpus non fecundum naturam affectum habent<text:line-break/>pravo colose infectos appellant. Hi ergo decolores cale-<text:line-break/>fieri expostulant tum exercitati<text:span text:style-name="Default_20_Paragraph_20_Font"><text:span text:style-name="T2">o</text:span></text:span>nibus tum vini facultate<text:line-break/>calidi potu et cibis facultate similibus. Sed et raucedi-<text:line-break/>notos enunciat. Etenim et horum humiditatem et frigi-<text:line-break/>ditatam ob delapsum ad guttur rheuma sanare convenit,<text:line-break/>exiccatis scilicet lupinorum auxiliorum usu tum capite<text:line-break/>tum caeteris quae affectae sunt partibus. Praeterea et<text:line-break/>lienosos purgatione haudquaquam egere inquit, quod non<text:line-break/>recte dictum arbitror. Nam his, si aliis quibusdam, ni-<text:line-break/>gra purganda sunt. Post lienos<text:span text:style-name="Default_20_Paragraph_20_Font"><text:span text:style-name="T2">o</text:span></text:span>s meminit exanguium,<text:line-break/>hoc est eorum qui sanguinis in<text:span text:style-name="Default_20_Paragraph_20_Font"><text:span text:style-name="T2">o</text:span></text:span>piam habent, etsi nondum<text:line-break/>aperte suerint decolores. Deinde mentionem de difficile<text:line-break/>spirantibus facit, sicce tussientibus et siticulosis, obscure</text:p>
      <text:p text:style-name="P3">ita loquutus, ut non constet utrumne singuli horum seor-<text:line-break/>snm intelligendi veniant, an hi tres una comprehendendi.<text:line-break/>Neque adhuc in singulis horum sacr<text:span text:style-name="Default_20_Paragraph_20_Font"><text:span text:style-name="T2">i</text:span></text:span>um intellectis per-<text:line-break/>fpicuus est sermo, ut et antea jam enunciatum esu Nam<text:line-break/>spirituosis saepius eos duntaxat nominant, qui in inspira-<text:line-break/>ti<text:span text:style-name="Default_20_Paragraph_20_Font"><text:span text:style-name="T2">o</text:span></text:span>ne aeris indigent, interdum vero et inflatos. Verum<text:line-break/>eorum utrique multas habent causas, quas omnes si per-<text:line-break/>currero, prolixior fermo futurus est, praeter id quod<text:line-break/>eorum quidam venae sectionem exigere videntur, alii pur-<text:line-break/>gationem et remedium aliud alii. Sic autem et sicce<text:line-break/>tussientes non affectione una fiunt, neque inter eos siti-<text:line-break/><text:span text:style-name="Default_20_Paragraph_20_Font"><text:span text:style-name="T2">G</text:span></text:span>ulosi. Sic neque etiam nunc certiores fieri possemus<text:line-break/>anne de febricitantibus siticulosis fermo sit, an de non<text:line-break/>febricitantibus <text:span text:style-name="Default_20_Paragraph_20_Font"><text:span text:style-name="T2">siticulosis, </text:span></text:span>an de utrisque. Si etenim<text:line-break/>unius horum, quae in aphorismis recensentur, meminere-<text:line-break/>mus, quod universale est t<text:span text:style-name="Default_20_Paragraph_20_Font"><text:span text:style-name="T2">o</text:span></text:span>lletur. Dictum autem ita in<text:line-break/>aphorismis : <text:span text:style-name="Default_20_Paragraph_20_Font"><text:span text:style-name="T2">Non febricitanti cibi fastidium , oris ventriculi<text:line-break/>morsus, tenebr</text:span></text:span>i<text:span text:style-name="Default_20_Paragraph_20_Font"><text:span text:style-name="T2">cosa</text:span></text:span> v<text:span text:style-name="Default_20_Paragraph_20_Font"><text:span text:style-name="T2">ertigo e</text:span></text:span>t <text:span text:style-name="Default_20_Paragraph_20_Font"><text:span text:style-name="T2">oris amaror, purgatione per</text:span></text:span></text:p>
      <text:p text:style-name="P1"><text:span text:style-name="Default_20_Paragraph_20_Font"><text:span text:style-name="T2">superiora opus esse significant.</text:span></text:span> Si autem os amarescat,<text:line-break/>siticulosi sunt. lta vero et flatuosi primum quinam ab<text:line-break/>ips<text:span text:style-name="Default_20_Paragraph_20_Font"><text:span text:style-name="T2">o</text:span></text:span> dicantur ignoro, an cum venarum interceptione fla-<text:line-break/>tuosi effecti intelligendi sint, quum nonnulli per fe IeganI.<text:line-break/>Atque adeo si singula dictionis hujus possem tran<text:span text:style-name="Default_20_Paragraph_20_Font"><text:span text:style-name="T2">s</text:span></text:span>mutare,<text:line-break/>possem omnia quae cognoscere utile sit, citra librorum<text:line-break/>multitudinem docere, veluti et de iis, quae deinceps di-<text:line-break/>cuntur. Ait enim: E<text:span text:style-name="Default_20_Paragraph_20_Font"><text:span text:style-name="T2">t eos quibus ex</text:span></text:span>t<text:span text:style-name="Default_20_Paragraph_20_Font"><text:span text:style-name="T2">enta sunt tum hypo-<text:line-break/>chondria , tum dorsum, tum latera, obscure videntes, eos<text:line-break/>qu</text:span></text:span>i<text:span text:style-name="Default_20_Paragraph_20_Font"><text:span text:style-name="T2">bus aurium tinnitus sunt et qui urinas non continent.<text:line-break/></text:span></text:span>Nam in singulis his pathematis et causae et affectiones<text:line-break/>sunt multae, variisque egentes curationibus, quarum pro-<text:line-break/>secto nonnullae eam quae per bilis eductorlum medica-<text:line-break/>mentum fiat, purgationem expostulabunt, De his ergo<text:line-break/>omnibus atque adhuc de iis quae deinceps dicuntur, non<text:line-break/>enunciationes indistinctas, sed distinctiones d<text:span text:style-name="Default_20_Paragraph_20_Font"><text:span text:style-name="T2">q</text:span></text:span>ctrinasque<text:line-break/>tum claras tum longo rerum usu probatas habes in no-<text:line-break/>stria tractationibus, quas si legeris, omnia quae ab auctore</text:p>
      <text:p text:style-name="P1">hoc recitantur, discernere valebis, si simul partis memi-<text:line-break/>neris, quam et legitimam et commodae doctrinae plenam<text:line-break/>fassi fumus. In ea siquidem parte cum demonstratione et<text:line-break/>perspicuitate c<text:span text:style-name="Default_20_Paragraph_20_Font"><text:span text:style-name="T2">o</text:span></text:span>ngruentibusque distinctionibus scripta sunt.<text:line-break/>omnia. Sed quae ita disseminata sunt, ut praesens oratio,<text:line-break/>nihil juvare p<text:span text:style-name="Default_20_Paragraph_20_Font"><text:span text:style-name="T2">o</text:span></text:span>ssent. Nam si quis nunc singula horum<text:line-break/>simpliciter et indistincte audierit, is multa in arte per-<text:line-break/>peram molietur. Quod si singula ut oportet distinxerit,<text:line-break/>primum quidem nihil inde ad eorum inventionem juvari<text:line-break/>se deprehendet, deinde ad eam, quae de praesentibus sit,<text:line-break/>contemplationem multis egere libris. Enimver<text:span text:style-name="Default_20_Paragraph_20_Font"><text:span text:style-name="T2">o</text:span></text:span> pluris-<text:line-break/>que hominum suaderi non potest, ut aggrediantur quidem<text:line-break/>sola ea scripta, quae mani<text:span text:style-name="Default_20_Paragraph_20_Font"><text:span text:style-name="T2">i</text:span></text:span>esta sunt, quae vero talia non<text:line-break/>s<text:span text:style-name="Default_20_Paragraph_20_Font"><text:span text:style-name="T2">u</text:span></text:span>nt, iis qui ea scripserunt relinquant. Etenim si nul-<text:line-break/>lam illi curam habuere, ut nos ea, quae scripserunt, in-<text:line-break/>telligeremus et nos haudquaquam diligenter adhaereamus,<text:line-break/>ea quae dicuntur tum quaerentes tum divinantes, par est.</text:p>
      <text:h text:style-name="P54" text:outline-level="2">XCVHI.</text:h>
      <text:p text:style-name="P4"><text:span text:style-name="Default_20_Paragraph_20_Font"><text:span text:style-name="T2">At st cu</text:span></text:span>i <text:span text:style-name="Default_20_Paragraph_20_Font"><text:span text:style-name="T2">sanguinem detrahere conferat , strmarn prius al-<text:line-break/>vum fecere oportet, atque ita detrahere et aegrum ine-<text:line-break/>dia macerare, eique vinum demere, postea congruenti<text:line-break/>victu et fetibus humidis reliquam curationem peragere.</text:span></text:span></text:p>
      <text:p text:style-name="P2">Fluente alvo sanguinem non detrahes. Nam si post<text:line-break/>detractionem perseveret fluor, vires prosternit. Inedia<text:line-break/>autem eos macerare, quibus detractus fuerit sanguis et<text:line-break/>vino abstinere, recte dictum est, ut et congruenti uli<text:line-break/>victu. Sed intibus humidis curare, fi de omnibus qui-<text:line-break/>dem, quibus detractus fuerit sanguis, dicatur, id falsum<text:line-break/>est; si vero de aliquibus, dicere oportuit.</text:p>
      <text:h text:style-name="P54" text:outline-level="2">X CIX.</text:h>
      <text:p text:style-name="P4"><text:span text:style-name="Default_20_Paragraph_20_Font"><text:span text:style-name="T2">At st constricta alvus esse tibi videatur, eam molli clystere<text:line-break/>sublue.</text:span></text:span></text:p>
      <text:p text:style-name="P2">Dignum conscriptione, quod omnibus pateat, hoc<text:line-break/>non esa</text:p>
      <text:p text:style-name="P4"><text:span text:style-name="Default_20_Paragraph_20_Font"><text:span text:style-name="T2">Si cer</text:span></text:span>o <text:span text:style-name="Default_20_Paragraph_20_Font"><text:span text:style-name="T2">purgandum esse</text:span></text:span> ni<text:span text:style-name="Default_20_Paragraph_20_Font"><text:span text:style-name="T2">sum fuerit, tuto per cerearum<text:line-break/>sursum purga, deorsum vero talium neminem^</text:span></text:span></text:p>
      <text:p text:style-name="Normal">Tanquam affectum praedixerit, in quo haec fieri ju-<text:line-break/>bet, sermonem facit, etiamsi nihil praedixerit. Vel ergo<text:line-break/>exempta est quaedam oratio, in qua ostendebatur affectus,</text:p>
      <text:p text:style-name="P1">vel obliviosus suit, qui haec scripsit, vel talis qualis nunc<text:line-break/>a multis sublimis appellatur.</text:p>
      <text:h text:style-name="Heading_20_2" text:outline-level="2">--CI.</text:h>
      <text:p text:style-name="P4">O<text:span text:style-name="Default_20_Paragraph_20_Font"><text:span text:style-name="T2">ptimum autem est, ad urinas, ad sudores et ad deam-<text:line-break/>b</text:span></text:span>a<text:span text:style-name="Default_20_Paragraph_20_Font"><text:span text:style-name="T2">lationes adducere et leni factione uti, ut ne habitum<text:line-break/>densum esu</text:span></text:span>r<text:span text:style-name="Default_20_Paragraph_20_Font"><text:span text:style-name="T2">ias. Si vero in lecto decumbat, alii eum<text:line-break/>sescent</text:span></text:span><text:span text:style-name="Default_20_Paragraph_20_Font"><text:span text:style-name="T1">a</text:span></text:span></text:p>
      <text:p text:style-name="P2">Scripsit quoque et haec ita , tanquam affectum prae-<text:line-break/>nunciatum scripserit.</text:p>
      <text:h text:style-name="Heading_20_2" text:outline-level="2">CII.</text:h>
      <text:p text:style-name="P4"><text:span text:style-name="Default_20_Paragraph_20_Font"><text:span text:style-name="T2">Et st in thorace quidem supra septum tran</text:span></text:span><text:span text:style-name="Default_20_Paragraph_20_Font"><text:span text:style-name="T1">s</text:span></text:span><text:span text:style-name="Default_20_Paragraph_20_Font"><text:span text:style-name="T2">versum oste-<text:line-break/>ctus laeserit , eum ut plurimum desidere convenit et</text:span></text:span></text:p>
      <text:p text:style-name="P1"><text:span text:style-name="Default_20_Paragraph_20_Font"><text:span text:style-name="T2">quam minimum reclinari, dum vires</text:span></text:span> n<text:span text:style-name="Default_20_Paragraph_20_Font"><text:span text:style-name="T2">aleant sedentem-<text:line-break/>que longo tempore oleo multo calido perfeicari. </text:span></text:span>A<text:span text:style-name="Default_20_Paragraph_20_Font"><text:span text:style-name="T2">i<text:line-break/></text:span></text:span>u<text:span text:style-name="Default_20_Paragraph_20_Font"><text:span text:style-name="T2">ero in inferiore alvo sub septo transuersu dolores asa-<text:line-break/>ciant, decumbere confert nulloque motu moveri, prae-<text:line-break/>terquam frictione, </text:span></text:span>t<text:span text:style-name="Default_20_Paragraph_20_Font"><text:span text:style-name="T2">ali corpori conducit.</text:span></text:span></text:p>
      <text:p text:style-name="P2">Ex hac oratione quis conjecerit tum haec, tum quae<text:line-break/>praecedunt omnia de doloribus scripta esse. Praetermissa<text:line-break/>igitur in principio dictionis sunt haec, aberrante primo<text:line-break/>libri hujus scriptore et manente postea errore. Quam-<text:line-break/>obrem fieri non potest ut aliquis in his veritatem per-<text:line-break/>vestiget, ne cui plus temporis temere in hujusmodi con-<text:line-break/>terere videamur.</text:p>
      <text:h text:style-name="Heading_20_2" text:outline-level="2">CUI.</text:h>
      <text:p text:style-name="P4"><text:span text:style-name="Default_20_Paragraph_20_Font"><text:span text:style-name="T2">Qui vero ex inferiore alvo solvuntur</text:span></text:span> dolores, <text:span text:style-name="Default_20_Paragraph_20_Font"><text:span text:style-name="T2">per urinas<text:line-break/>et sudores, st moderate delabantur qui parvi sunt sua</text:span></text:span></text:p>
      <text:p text:style-name="P1"><text:span text:style-name="Default_20_Paragraph_20_Font"><text:span text:style-name="T2">sponte solvuntur. Vehementes autem pravi sunt, his<text:line-break/>enim affecti aut intereunt aut aliorum malorum exper-<text:line-break/>tes sani non evadunt, verum qui e</text:span></text:span>j<text:span text:style-name="Default_20_Paragraph_20_Font"><text:span text:style-name="T2">usmodi sunt, decum-<text:line-break/>bunI.</text:span></text:span></text:p>
      <text:p text:style-name="P2">Per talem quoque dictionem condicere licet, de do-<text:line-break/>lorum curatione omnia ab ipso praescripta dicta esse.</text:p>
      <text:h text:style-name="Heading_20_2" text:outline-level="2"><text:bookmark-start text:name="bookmark58"/><text:span text:style-name="Default_20_Paragraph_20_Font">CIV.</text:span><text:bookmark-end text:name="bookmark58"/></text:h>
      <text:p text:style-name="P4"><text:span text:style-name="Default_20_Paragraph_20_Font"><text:span text:style-name="T2">Potio h</text:span></text:span>y<text:span text:style-name="Default_20_Paragraph_20_Font"><text:span text:style-name="T2">dropi idonea. Cantharides tres ablatis cu</text:span></text:span>j<text:span text:style-name="Default_20_Paragraph_20_Font"><text:span text:style-name="T2">us-<text:line-break/>que capite, pedibus et alis, earum nimirum corpora in<text:line-break/>tribus aquae cyathis trita</text:span></text:span> exhibe, <text:span text:style-name="Default_20_Paragraph_20_Font"><text:span text:style-name="T2">atque quum exepoto<text:line-break/>medicamento laboraverit, calida pe</text:span></text:span>r<text:span text:style-name="Default_20_Paragraph_20_Font"><text:span text:style-name="T2">fundatur, ungatur<text:line-break/>prius, sup</text:span></text:span>i<text:span text:style-name="Default_20_Paragraph_20_Font"><text:span text:style-name="T2">nus bibat et ex oleo panes calidos edat.</text:span></text:span></text:p>
      <text:p text:style-name="P1">Quum quidam hunc textum legisset audax medicus,<text:line-break/>praedictas partes cantharidum amputavit deditque hydero<text:line-break/>laboranti, qui postridie quendam abscessum in fura eon-^<text:line-break/>fequutus, post tres alios dies ab eo pectus est essufaque<text:line-break/>copiosa aqua curatus esse visus est, quod pars tumoris<text:line-break/>praeter naturam plurima statim ad moderationem redacta<text:line-break/>sit, verumtamen non multis post diebus obiit. Quam ob<text:line-break/>causam medico quidam. crimen. . ingessit , prave data esse<text:line-break/>cantharidum corpora inquiens, nam propinanda ablatis<text:line-break/>corporibus, tum caput, tum pestes, tum alas, idque esse<text:line-break/>quod in libro enunclaretur. Quare non cunctatus audax<text:line-break/>ille medicus hydropi alteri ita propinarit moxque facto<text:line-break/>similiter in femore abscessu eoque secto atque fluente<text:line-break/>statim similiter humore multis post diebus hominem mori<text:line-break/>contigit. Quanquam diuretieo medicamento ex cantha-<text:line-break/>rictibus consecto quidam citra bibentium laesionem usi<text:line-break/>sunt.</text:p>
      <text:h text:style-name="P54" text:outline-level="2"><text:span text:style-name="Default_20_Paragraph_20_Font">CV.</text:span></text:h>
      <text:p text:style-name="P4"><text:span text:style-name="Default_20_Paragraph_20_Font"><text:span text:style-name="T2">sangu</text:span></text:span>i<text:span text:style-name="Default_20_Paragraph_20_Font"><text:span text:style-name="T2">nem sisten</text:span></text:span>s <text:span text:style-name="Default_20_Paragraph_20_Font"><text:span text:style-name="T2">medica</text:span></text:span>m<text:span text:style-name="Default_20_Paragraph_20_Font"><text:span text:style-name="T2">entu</text:span></text:span>m. <text:span text:style-name="Default_20_Paragraph_20_Font"><text:span text:style-name="T2">E</text:span></text:span>ici <text:span text:style-name="Default_20_Paragraph_20_Font"><text:span text:style-name="T2">succum lana. ex-<text:line-break/>cep</text:span></text:span>t<text:span text:style-name="Default_20_Paragraph_20_Font"><text:span text:style-name="T2">um</text:span></text:span> i<text:span text:style-name="Default_20_Paragraph_20_Font"><text:span text:style-name="T2">ntu</text:span></text:span>s <text:span text:style-name="Default_20_Paragraph_20_Font"><text:span text:style-name="T2">ad venam appone. Aut coagu</text:span></text:span>l<text:span text:style-name="Default_20_Paragraph_20_Font"><text:span text:style-name="T2">um</text:span></text:span> iu<text:span text:style-name="Default_20_Paragraph_20_Font"><text:span text:style-name="T2">vo-<text:line-break/></text:span></text:span>l<text:span text:style-name="Default_20_Paragraph_20_Font"><text:span text:style-name="T2">utum</text:span></text:span> i<text:span text:style-name="Default_20_Paragraph_20_Font"><text:span text:style-name="T2">n nare</text:span></text:span>s im<text:span text:style-name="Default_20_Paragraph_20_Font"><text:span text:style-name="T2">m</text:span></text:span>i<text:span text:style-name="Default_20_Paragraph_20_Font"><text:span text:style-name="T2">tte. Aut cha</text:span></text:span>l<text:span text:style-name="Default_20_Paragraph_20_Font"><text:span text:style-name="T2">c</text:span></text:span>iti<text:span text:style-name="Default_20_Paragraph_20_Font"><text:span text:style-name="T2">de</text:span></text:span>m <text:span text:style-name="Default_20_Paragraph_20_Font"><text:span text:style-name="T2">d</text:span></text:span>i<text:span text:style-name="Default_20_Paragraph_20_Font"><text:span text:style-name="T2">g</text:span></text:span>it<text:span text:style-name="Default_20_Paragraph_20_Font"><text:span text:style-name="T2">o priu</text:span></text:span>s<text:line-break/><text:span text:style-name="Default_20_Paragraph_20_Font"><text:span text:style-name="T2">effi</text:span></text:span>a<text:span text:style-name="Default_20_Paragraph_20_Font"><text:span text:style-name="T2">rmatam app</text:span></text:span>rim<text:span text:style-name="Default_20_Paragraph_20_Font"><text:span text:style-name="T2">e et cart</text:span></text:span>il<text:span text:style-name="Default_20_Paragraph_20_Font"><text:span text:style-name="T2">agine</text:span></text:span>s <text:span text:style-name="Default_20_Paragraph_20_Font"><text:span text:style-name="T2">u</text:span></text:span>t<text:span text:style-name="Default_20_Paragraph_20_Font"><text:span text:style-name="T2">r</text:span></text:span>i<text:span text:style-name="Default_20_Paragraph_20_Font"><text:span text:style-name="T2">nque fa</text:span></text:span>ris <text:span text:style-name="Default_20_Paragraph_20_Font"><text:span text:style-name="T2">com-<text:line-break/>pr</text:span></text:span>i<text:span text:style-name="Default_20_Paragraph_20_Font"><text:span text:style-name="T2">me ut</text:span></text:span>c<text:span text:style-name="Default_20_Paragraph_20_Font"><text:span text:style-name="T2">u</text:span></text:span>m<text:span text:style-name="Default_20_Paragraph_20_Font"><text:span text:style-name="T2">que</text:span></text:span> l<text:span text:style-name="Default_20_Paragraph_20_Font"><text:span text:style-name="T2">acte. asinae cocto sa</text:span></text:span>l<text:span text:style-name="Default_20_Paragraph_20_Font"><text:span text:style-name="T2">ve et capu</text:span></text:span>t <text:span text:style-name="Default_20_Paragraph_20_Font"><text:span text:style-name="T2">rade<text:line-break/>e</text:span></text:span>t <text:span text:style-name="Default_20_Paragraph_20_Font"><text:span text:style-name="T2">re/r</text:span></text:span>i<text:span text:style-name="Default_20_Paragraph_20_Font"><text:span text:style-name="T2">gerantia, st ann</text:span></text:span>i. <text:span text:style-name="Default_20_Paragraph_20_Font"><text:span text:style-name="T2">t</text:span></text:span>em<text:span text:style-name="Default_20_Paragraph_20_Font"><text:span text:style-name="T2">pesta</text:span></text:span>s <text:span text:style-name="Default_20_Paragraph_20_Font"><text:span text:style-name="T2">cal</text:span></text:span>i<text:span text:style-name="Default_20_Paragraph_20_Font"><text:span text:style-name="T2">da sue</text:span></text:span>rit, <text:span text:style-name="Default_20_Paragraph_20_Font"><text:span text:style-name="T2">adm</text:span></text:span>o<text:span text:style-name="Default_20_Paragraph_20_Font"><text:span text:style-name="T2">ve,<text:line-break/>sesumo</text:span></text:span>i<text:span text:style-name="Default_20_Paragraph_20_Font"><text:span text:style-name="T2">de</text:span></text:span>s fal<text:span text:style-name="Default_20_Paragraph_20_Font"><text:span text:style-name="T2">sum^ purgat, siesiqu</text:span></text:span>i<text:span text:style-name="Default_20_Paragraph_20_Font"><text:span text:style-name="T2">drachmae pondere..ex<text:line-break/>aceto mulsa tr</text:span></text:span>i<text:span text:style-name="Default_20_Paragraph_20_Font"><text:span text:style-name="T2">tum. e</text:span></text:span>t <text:span text:style-name="Default_20_Paragraph_20_Font"><text:span text:style-name="T2">po</text:span></text:span>t<text:span text:style-name="Default_20_Paragraph_20_Font"><text:span text:style-name="T2">u</text:span></text:span>i <text:span text:style-name="Default_20_Paragraph_20_Font"><text:span text:style-name="T2">datum, c</text:span></text:span>o<text:span text:style-name="Default_20_Paragraph_20_Font"><text:span text:style-name="T2">mm</text:span></text:span>i<text:span text:style-name="Default_20_Paragraph_20_Font"><text:span text:style-name="T2">sce</text:span></text:span>t<text:span text:style-name="Default_20_Paragraph_20_Font"><text:span text:style-name="T2">ur aute</text:span></text:span>m<text:line-break/><text:span text:style-name="Default_20_Paragraph_20_Font"><text:span text:style-name="T2">e</text:span></text:span>t <text:span text:style-name="Default_20_Paragraph_20_Font"><text:span text:style-name="T2">veratr</text:span></text:span>is t<text:span text:style-name="Default_20_Paragraph_20_Font"><text:span text:style-name="T2">ert</text:span></text:span>i<text:span text:style-name="Default_20_Paragraph_20_Font"><text:span text:style-name="T2">a .p</text:span></text:span>oti<text:span text:style-name="Default_20_Paragraph_20_Font"><text:span text:style-name="T2">oni</text:span></text:span>s <text:span text:style-name="Default_20_Paragraph_20_Font"><text:span text:style-name="T2">par</text:span></text:span>s, <text:span text:style-name="Default_20_Paragraph_20_Font"><text:span text:style-name="T2">a</text:span></text:span>c <text:span text:style-name="Default_20_Paragraph_20_Font"><text:span text:style-name="T2">m</text:span></text:span>i<text:span text:style-name="Default_20_Paragraph_20_Font"><text:span text:style-name="T2">nu</text:span></text:span>s <text:span text:style-name="Default_20_Paragraph_20_Font"><text:span text:style-name="T2">suffocat. Ad<text:line-break/></text:span></text:span>T<text:span text:style-name="Default_20_Paragraph_20_Font"><text:span text:style-name="T2">rtch</text:span></text:span>i<text:span text:style-name="Default_20_Paragraph_20_Font"><text:span text:style-name="T2">asin. sub</text:span></text:span>j<text:span text:style-name="Default_20_Paragraph_20_Font"><text:span text:style-name="T2">ectu</text:span></text:span>m <text:span text:style-name="Default_20_Paragraph_20_Font"><text:span text:style-name="T2">ub</text:span></text:span>i <text:span text:style-name="Default_20_Paragraph_20_Font"><text:span text:style-name="T2">acu</text:span></text:span>i <text:span text:style-name="Default_20_Paragraph_20_Font"><text:span text:style-name="T2">fara</text:span></text:span>m<text:span text:style-name="Default_20_Paragraph_20_Font"><text:span text:style-name="T2">en habenti silum<text:line-break/></text:span></text:span>i<text:span text:style-name="Default_20_Paragraph_20_Font"><text:span text:style-name="T2">n su</text:span></text:span>mm<text:span text:style-name="Default_20_Paragraph_20_Font"><text:span text:style-name="T2">a supe</text:span></text:span>rio<text:span text:style-name="Default_20_Paragraph_20_Font"><text:span text:style-name="T2">ris palpebrae margine deorsum ver-<text:line-break/></text:span></text:span>sus <text:span text:style-name="Default_20_Paragraph_20_Font"><text:span text:style-name="T2">facta perpunctione</text:span></text:span> t<text:span text:style-name="Default_20_Paragraph_20_Font"><text:span text:style-name="T2">ransmiseris a</text:span></text:span>li<text:span text:style-name="Default_20_Paragraph_20_Font"><text:span text:style-name="T2">udque sub hoc in-<text:line-break/>surne tra</text:span></text:span>j<text:span text:style-name="Default_20_Paragraph_20_Font"><text:span text:style-name="T2">ecer</text:span></text:span>i<text:span text:style-name="Default_20_Paragraph_20_Font"><text:span text:style-name="T2">s, extensa sila consue., ac</text:span></text:span> c<text:span text:style-name="Default_20_Paragraph_20_Font"><text:span text:style-name="T2">oll</text:span></text:span>i<text:span text:style-name="Default_20_Paragraph_20_Font"><text:span text:style-name="T2">ga, quoad<text:line-break/>dec</text:span></text:span>i<text:span text:style-name="Default_20_Paragraph_20_Font"><text:span text:style-name="T2">derit. Et si sut</text:span></text:span>is <text:span text:style-name="Default_20_Paragraph_20_Font"><text:span text:style-name="T2">qu</text:span></text:span>i<text:span text:style-name="Default_20_Paragraph_20_Font"><text:span text:style-name="T2">de</text:span></text:span>m <text:span text:style-name="Default_20_Paragraph_20_Font"><text:span text:style-name="T2">habuer</text:span></text:span>i<text:span text:style-name="Default_20_Paragraph_20_Font"><text:span text:style-name="T2">t</text:span></text:span>, bene cedat, <text:span text:style-name="Default_20_Paragraph_20_Font"><text:span text:style-name="T2">sin<text:line-break/>m</text:span></text:span>i<text:span text:style-name="Default_20_Paragraph_20_Font"><text:span text:style-name="T2">nu</text:span></text:span>s, <text:span text:style-name="Default_20_Paragraph_20_Font"><text:span text:style-name="T2">si quid desi</text:span></text:span>d<text:span text:style-name="Default_20_Paragraph_20_Font"><text:span text:style-name="T2">at, rursu</text:span></text:span>s <text:span text:style-name="Default_20_Paragraph_20_Font"><text:span text:style-name="T2">eadem fac</text:span></text:span>i<text:span text:style-name="Default_20_Paragraph_20_Font"><text:span text:style-name="T2">enda. Hae-<text:line-break/>morrho</text:span></text:span>i<text:span text:style-name="Default_20_Paragraph_20_Font"><text:span text:style-name="T2">da</text:span></text:span>s <text:span text:style-name="Default_20_Paragraph_20_Font"><text:span text:style-name="T2">quoque eodem modo</text:span></text:span> i<text:span text:style-name="Default_20_Paragraph_20_Font"><text:span text:style-name="T2">mpulsu per acum<text:line-break/>crassestmo e</text:span></text:span>t <text:span text:style-name="Default_20_Paragraph_20_Font"><text:span text:style-name="T2">qua</text:span></text:span>m <text:span text:style-name="Default_20_Paragraph_20_Font"><text:span text:style-name="T2">max</text:span></text:span>i<text:span text:style-name="Default_20_Paragraph_20_Font"><text:span text:style-name="T2">mo lanae succ</text:span></text:span>i<text:span text:style-name="Default_20_Paragraph_20_Font"><text:span text:style-name="T2">das silo del</text:span></text:span>i<text:span text:style-name="Default_20_Paragraph_20_Font"><text:span text:style-name="T2">ga-</text:span></text:span></text:p>
      <text:p text:style-name="P3"><text:span text:style-name="Default_20_Paragraph_20_Font"><text:span text:style-name="T2">b</text:span></text:span>is, (<text:span text:style-name="Default_20_Paragraph_20_Font"><text:span text:style-name="T2">securior en</text:span></text:span>im <text:span text:style-name="Default_20_Paragraph_20_Font"><text:span text:style-name="T2">evad</text:span></text:span>i<text:span text:style-name="Default_20_Paragraph_20_Font"><text:span text:style-name="T2">t haec curat</text:span></text:span>i<text:span text:style-name="Default_20_Paragraph_20_Font"><text:span text:style-name="T2">o)Ae</text:span></text:span>i<text:span text:style-name="Default_20_Paragraph_20_Font"><text:span text:style-name="T2">nde</text:span></text:span> iis <text:span text:style-name="Default_20_Paragraph_20_Font"><text:span text:style-name="T2">com-<text:line-break/>pressi</text:span></text:span>s <text:span text:style-name="Default_20_Paragraph_20_Font"><text:span text:style-name="T2">sept</text:span></text:span>i<text:span text:style-name="Default_20_Paragraph_20_Font"><text:span text:style-name="T2">ca med</text:span></text:span>i<text:span text:style-name="Default_20_Paragraph_20_Font"><text:span text:style-name="T2">camento utere, neque pr</text:span></text:span>i<text:span text:style-name="Default_20_Paragraph_20_Font"><text:span text:style-name="T2">u</text:span></text:span>s<text:span text:style-name="Default_20_Paragraph_20_Font"><text:span text:style-name="T2">quam<text:line-break/>deciderit perfunde unam que perpe</text:span></text:span>t<text:span text:style-name="Default_20_Paragraph_20_Font"><text:span text:style-name="T2">uo rel</text:span></text:span>i<text:span text:style-name="Default_20_Paragraph_20_Font"><text:span text:style-name="T2">nque et postea<text:line-break/>refec</text:span></text:span>tis <text:span text:style-name="Default_20_Paragraph_20_Font"><text:span text:style-name="T2">vir</text:span></text:span>i<text:span text:style-name="Default_20_Paragraph_20_Font"><text:span text:style-name="T2">bu</text:span></text:span>s, <text:span text:style-name="Default_20_Paragraph_20_Font"><text:span text:style-name="T2">elleboro purgandum, de</text:span></text:span>i<text:span text:style-name="Default_20_Paragraph_20_Font"><text:span text:style-name="T2">nde exerceatur<text:line-break/>et exudet, et ante exercitat</text:span></text:span>io<text:span text:style-name="Default_20_Paragraph_20_Font"><text:span text:style-name="T2">nem mane fact</text:span></text:span>i<text:span text:style-name="Default_20_Paragraph_20_Font"><text:span text:style-name="T2">o</text:span></text:span> m<text:span text:style-name="Default_20_Paragraph_20_Font"><text:span text:style-name="T2">ulta<text:line-break/>stat, cursu abst</text:span></text:span>i<text:span text:style-name="Default_20_Paragraph_20_Font"><text:span text:style-name="T2">neat, ebr</text:span></text:span>i<text:span text:style-name="Default_20_Paragraph_20_Font"><text:span text:style-name="T2">etate et.acribu</text:span></text:span>s , <text:span text:style-name="Default_20_Paragraph_20_Font"><text:span text:style-name="T2">except</text:span></text:span>o o<text:span text:style-name="Default_20_Paragraph_20_Font"><text:span text:style-name="T2">ri-<text:line-break/>gan</text:span></text:span>o. <text:span text:style-name="Default_20_Paragraph_20_Font"><text:span text:style-name="T2">Voma</text:span></text:span>t <text:span text:style-name="Default_20_Paragraph_20_Font"><text:span text:style-name="T2">septe</text:span></text:span>m <text:span text:style-name="Default_20_Paragraph_20_Font"><text:span text:style-name="T2">d</text:span></text:span>i<text:span text:style-name="Default_20_Paragraph_20_Font"><text:span text:style-name="T2">ebu</text:span></text:span>s <text:span text:style-name="Default_20_Paragraph_20_Font"><text:span text:style-name="T2">au</text:span></text:span>t t<text:span text:style-name="Default_20_Paragraph_20_Font"><text:span text:style-name="T2">er</text:span></text:span> i<text:span text:style-name="Default_20_Paragraph_20_Font"><text:span text:style-name="T2">n</text:span></text:span> m<text:span text:style-name="Default_20_Paragraph_20_Font"><text:span text:style-name="T2">ense. s</text:span></text:span>i<text:span text:style-name="Default_20_Paragraph_20_Font"><text:span text:style-name="T2">c<text:line-break/>en</text:span></text:span>i<text:span text:style-name="Default_20_Paragraph_20_Font"><text:span text:style-name="T2">m op</text:span></text:span>ti<text:span text:style-name="Default_20_Paragraph_20_Font"><text:span text:style-name="T2">me corpus habuer</text:span></text:span>it. P<text:span text:style-name="Default_20_Paragraph_20_Font"><text:span text:style-name="T2">inum fu</text:span></text:span>l<text:span text:style-name="Default_20_Paragraph_20_Font"><text:span text:style-name="T2">vu</text:span></text:span>m <text:span text:style-name="Default_20_Paragraph_20_Font"><text:span text:style-name="T2">bibat,<text:line-break/>austeru</text:span></text:span>m <text:span text:style-name="Default_20_Paragraph_20_Font"><text:span text:style-name="T2">et aquosu</text:span></text:span>m <text:span text:style-name="Default_20_Paragraph_20_Font"><text:span text:style-name="T2">e</text:span></text:span>t <text:span text:style-name="Default_20_Paragraph_20_Font"><text:span text:style-name="T2">paucu</text:span></text:span>m. P<text:span text:style-name="Default_20_Paragraph_20_Font"><text:span text:style-name="T2">urulenti</text:span></text:span>s <text:span text:style-name="Default_20_Paragraph_20_Font"><text:span text:style-name="T2">d</text:span></text:span>i<text:span text:style-name="Default_20_Paragraph_20_Font"><text:span text:style-name="T2">siec</text:span></text:span>t<text:span text:style-name="Default_20_Paragraph_20_Font"><text:span text:style-name="T2">os<text:line-break/></text:span></text:span>sui<text:span text:style-name="Default_20_Paragraph_20_Font"><text:span text:style-name="T2">llae orb</text:span></text:span>i<text:span text:style-name="Default_20_Paragraph_20_Font"><text:span text:style-name="T2">culo</text:span></text:span><text:span text:style-name="Default_20_Paragraph_20_Font"><text:span text:style-name="T1">s </text:span></text:span><text:span text:style-name="Default_20_Paragraph_20_Font"><text:span text:style-name="T2">ex aqua c</text:span></text:span>o<text:span text:style-name="Default_20_Paragraph_20_Font"><text:span text:style-name="T2">qui</text:span></text:span>t<text:span text:style-name="Default_20_Paragraph_20_Font"><text:span text:style-name="T2">o, </text:span></text:span>aquam<text:span text:style-name="Default_20_Paragraph_20_Font"><text:span text:style-name="T2">que valde /er-<text:line-break/></text:span></text:span><text:span text:style-name="Default_20_Paragraph_20_Font"><text:span text:style-name="T1">n</text:span></text:span><text:span text:style-name="Default_20_Paragraph_20_Font"><text:span text:style-name="T2">efa</text:span></text:span><text:span text:style-name="Default_20_Paragraph_20_Font"><text:span text:style-name="T1">ri</text:span></text:span><text:span text:style-name="Default_20_Paragraph_20_Font"><text:span text:style-name="T2">am e/fande, al</text:span></text:span>i<text:span text:style-name="Default_20_Paragraph_20_Font"><text:span text:style-name="T2">a efusa coqu</text:span></text:span>it<text:span text:style-name="Default_20_Paragraph_20_Font"><text:span text:style-name="T2">o, quoad tactu</text:span></text:span>i <text:span text:style-name="Default_20_Paragraph_20_Font"><text:span text:style-name="T2">per—<text:line-break/>coc</text:span></text:span>ti <text:span text:style-name="Default_20_Paragraph_20_Font"><text:span text:style-name="T2">et</text:span></text:span> m<text:span text:style-name="Default_20_Paragraph_20_Font"><text:span text:style-name="T2">olle</text:span></text:span>s <text:span text:style-name="Default_20_Paragraph_20_Font"><text:span text:style-name="T2">apparuer</text:span></text:span>i<text:span text:style-name="Default_20_Paragraph_20_Font"><text:span text:style-name="T2">n</text:span></text:span>t. D<text:span text:style-name="Default_20_Paragraph_20_Font"><text:span text:style-name="T2">e</text:span></text:span>i<text:span text:style-name="Default_20_Paragraph_20_Font"><text:span text:style-name="T2">nde laev</text:span></text:span>it<text:span text:style-name="Default_20_Paragraph_20_Font"><text:span text:style-name="T2">er</text:span></text:span> tri<text:span text:style-name="Default_20_Paragraph_20_Font"><text:span text:style-name="T2">t</text:span></text:span>is <text:span text:style-name="Default_20_Paragraph_20_Font"><text:span text:style-name="T2">cu-<text:line-break/>m</text:span></text:span>i<text:span text:style-name="Default_20_Paragraph_20_Font"><text:span text:style-name="T2">num su</text:span></text:span>i<text:span text:style-name="Default_20_Paragraph_20_Font"><text:span text:style-name="T2">xum com</text:span></text:span>mi<text:span text:style-name="Default_20_Paragraph_20_Font"><text:span text:style-name="T2">sce; alba sisama et am</text:span></text:span>y<text:span text:style-name="Default_20_Paragraph_20_Font"><text:span text:style-name="T2">gdala</text:span></text:span>s<text:line-break/><text:span text:style-name="Default_20_Paragraph_20_Font"><text:span text:style-name="T2">recent</text:span></text:span>es t<text:span text:style-name="Default_20_Paragraph_20_Font"><text:span text:style-name="T2">r</text:span></text:span>i<text:span text:style-name="Default_20_Paragraph_20_Font"><text:span text:style-name="T2">ta</text:span></text:span>s <text:span text:style-name="Default_20_Paragraph_20_Font"><text:span text:style-name="T2">atque ex h</text:span></text:span>is <text:span text:style-name="Default_20_Paragraph_20_Font"><text:span text:style-name="T2">melle except</text:span></text:span>is <text:span text:style-name="Default_20_Paragraph_20_Font"><text:span text:style-name="T2">ecleg</text:span></text:span>m<text:span text:style-name="Default_20_Paragraph_20_Font"><text:span text:style-name="T2">a su-<text:line-break/>c</text:span></text:span>it<text:span text:style-name="Default_20_Paragraph_20_Font"><text:span text:style-name="T2">o dat</text:span></text:span>o<text:span text:style-name="Default_20_Paragraph_20_Font"><text:span text:style-name="T2">que e</text:span></text:span>t <text:span text:style-name="Default_20_Paragraph_20_Font"><text:span text:style-name="T2">postea v</text:span></text:span>i<text:span text:style-name="Default_20_Paragraph_20_Font"><text:span text:style-name="T2">nu</text:span></text:span>m <text:span text:style-name="Default_20_Paragraph_20_Font"><text:span text:style-name="T2">b</text:span></text:span>i<text:span text:style-name="Default_20_Paragraph_20_Font"><text:span text:style-name="T2">bat dulce. s</text:span></text:span>o<text:span text:style-name="Default_20_Paragraph_20_Font"><text:span text:style-name="T2">rb</text:span></text:span>iti<text:span text:style-name="Default_20_Paragraph_20_Font"><text:span text:style-name="T2">one</text:span></text:span>s<text:line-break/><text:span text:style-name="Default_20_Paragraph_20_Font"><text:span text:style-name="T2">au</text:span></text:span>t<text:span text:style-name="Default_20_Paragraph_20_Font"><text:span text:style-name="T2">em , papave</text:span></text:span>ris <text:span text:style-name="Default_20_Paragraph_20_Font"><text:span text:style-name="T2">subtr</text:span></text:span>i<text:span text:style-name="Default_20_Paragraph_20_Font"><text:span text:style-name="T2">ti parvu</text:span></text:span>m <text:span text:style-name="Default_20_Paragraph_20_Font"><text:span text:style-name="T2">ace</text:span></text:span>t<text:span text:style-name="Default_20_Paragraph_20_Font"><text:span text:style-name="T2">abulum , aqua<text:line-break/>l</text:span></text:span>ot<text:span text:style-name="Default_20_Paragraph_20_Font"><text:span text:style-name="T2">urae farinae sa</text:span></text:span>t<text:span text:style-name="Default_20_Paragraph_20_Font"><text:span text:style-name="T2">an</text:span></text:span>i<text:span text:style-name="Default_20_Paragraph_20_Font"><text:span text:style-name="T2">ne macera</text:span></text:span>t<text:span text:style-name="Default_20_Paragraph_20_Font"><text:span text:style-name="T2">um melleque- astusu<text:line-break/>coctum , tep</text:span></text:span>i<text:span text:style-name="Default_20_Paragraph_20_Font"><text:span text:style-name="T2">dum sorbeat sicque d</text:span></text:span>i<text:span text:style-name="Default_20_Paragraph_20_Font"><text:span text:style-name="T2">e</text:span></text:span>m t<text:span text:style-name="Default_20_Paragraph_20_Font"><text:span text:style-name="T2">ransiga</text:span></text:span>t , <text:span text:style-name="Default_20_Paragraph_20_Font"><text:span text:style-name="T2">de</text:span></text:span>i<text:span text:style-name="Default_20_Paragraph_20_Font"><text:span text:style-name="T2">nde</text:span></text:span></text:p>
      <text:p text:style-name="P1"><text:span text:style-name="Default_20_Paragraph_20_Font"><text:span text:style-name="T2">quae cont</text:span></text:span>i<text:span text:style-name="Default_20_Paragraph_20_Font"><text:span text:style-name="T2">ngunt expenden</text:span></text:span>s <text:span text:style-name="Default_20_Paragraph_20_Font"><text:span text:style-name="T2">ra</text:span></text:span>tio<text:span text:style-name="Default_20_Paragraph_20_Font"><text:span text:style-name="T2">ne coena</text:span></text:span>m <text:span text:style-name="Default_20_Paragraph_20_Font"><text:span text:style-name="T2">dato. Ad<text:line-break/>d</text:span></text:span>y<text:span text:style-name="Default_20_Paragraph_20_Font"><text:span text:style-name="T2">sen</text:span></text:span>t<text:span text:style-name="Default_20_Paragraph_20_Font"><text:span text:style-name="T2">er</text:span></text:span>i<text:span text:style-name="Default_20_Paragraph_20_Font"><text:span text:style-name="T2">a</text:span></text:span>m. <text:span text:style-name="Default_20_Paragraph_20_Font"><text:span text:style-name="T2">Labaru</text:span></text:span>m <text:span text:style-name="Default_20_Paragraph_20_Font"><text:span text:style-name="T2">purarum quadrantem</text:span></text:span> accipe<text:line-break/><text:span text:style-name="Default_20_Paragraph_20_Font"><text:span text:style-name="T2">surculo</text:span></text:span>s<text:span text:style-name="Default_20_Paragraph_20_Font"><text:span text:style-name="T2">que rub</text:span></text:span>i<text:span text:style-name="Default_20_Paragraph_20_Font"><text:span text:style-name="T2">ae duodec</text:span></text:span>i<text:span text:style-name="Default_20_Paragraph_20_Font"><text:span text:style-name="T2">m</text:span></text:span> t<text:span text:style-name="Default_20_Paragraph_20_Font"><text:span text:style-name="T2">r</text:span></text:span>i<text:span text:style-name="Default_20_Paragraph_20_Font"><text:span text:style-name="T2">to</text:span></text:span>s <text:span text:style-name="Default_20_Paragraph_20_Font"><text:span text:style-name="T2">co</text:span></text:span>mm<text:span text:style-name="Default_20_Paragraph_20_Font"><text:span text:style-name="T2">iscet</text:span></text:span>o <text:span text:style-name="Default_20_Paragraph_20_Font"><text:span text:style-name="T2">et co..<text:line-break/>qu</text:span></text:span>i<text:span text:style-name="Default_20_Paragraph_20_Font"><text:span text:style-name="T2">t</text:span></text:span>o, <text:span text:style-name="Default_20_Paragraph_20_Font"><text:span text:style-name="T2">ac op</text:span></text:span>im<text:span text:style-name="Default_20_Paragraph_20_Font"><text:span text:style-name="T2">e delingenda haec porr</text:span></text:span>i<text:span text:style-name="Default_20_Paragraph_20_Font"><text:span text:style-name="T2">gito. Ad oc.u-<text:line-break/></text:span></text:span>r <text:span text:style-name="Default_20_Paragraph_20_Font"><text:span text:style-name="T2">lo</text:span></text:span>s.- <text:span text:style-name="Default_20_Paragraph_20_Font"><text:span text:style-name="T2">spod</text:span></text:span>i<text:span text:style-name="Default_20_Paragraph_20_Font"><text:span text:style-name="T2">um lo</text:span></text:span>t<text:span text:style-name="Default_20_Paragraph_20_Font"><text:span text:style-name="T2">u</text:span></text:span>m , <text:span text:style-name="Default_20_Paragraph_20_Font"><text:span text:style-name="T2">tanquam far</text:span></text:span>i<text:span text:style-name="Default_20_Paragraph_20_Font"><text:span text:style-name="T2">nae maqsu</text:span></text:span>m <text:span text:style-name="Default_20_Paragraph_20_Font"><text:span text:style-name="T2">probe<text:line-break/>subactum., non. l</text:span></text:span>i<text:span text:style-name="Default_20_Paragraph_20_Font"><text:span text:style-name="T2">qu</text:span></text:span>i<text:span text:style-name="Default_20_Paragraph_20_Font"><text:span text:style-name="T2">dum, laev</text:span></text:span>i<text:span text:style-name="Default_20_Paragraph_20_Font"><text:span text:style-name="T2">ter tera</text:span></text:span>s, <text:span text:style-name="Default_20_Paragraph_20_Font"><text:span text:style-name="T2">acerbo uvae<text:line-break/></text:span></text:span>i<text:span text:style-name="Default_20_Paragraph_20_Font"><text:span text:style-name="T2">mmaturae e</text:span></text:span>t <text:span text:style-name="Default_20_Paragraph_20_Font"><text:span text:style-name="T2">a</text:span></text:span>m<text:span text:style-name="Default_20_Paragraph_20_Font"><text:span text:style-name="T2">arae succ</text:span></text:span>o <text:span text:style-name="Default_20_Paragraph_20_Font"><text:span text:style-name="T2">.hu</text:span></text:span>m<text:span text:style-name="Default_20_Paragraph_20_Font"><text:span text:style-name="T2">ec</text:span></text:span>t<text:span text:style-name="Default_20_Paragraph_20_Font"><text:span text:style-name="T2">a</text:span></text:span>t<text:span text:style-name="Default_20_Paragraph_20_Font"><text:span text:style-name="T2">u</text:span></text:span>m <text:span text:style-name="Default_20_Paragraph_20_Font"><text:span text:style-name="T2">et in sale<text:line-break/>restccatu</text:span></text:span>m, <text:span text:style-name="Default_20_Paragraph_20_Font"><text:span text:style-name="T2">ut ill</text:span></text:span>i<text:span text:style-name="Default_20_Paragraph_20_Font"><text:span text:style-name="T2">n</text:span></text:span>i <text:span text:style-name="Default_20_Paragraph_20_Font"><text:span text:style-name="T2">quea</text:span></text:span>t <text:span text:style-name="Default_20_Paragraph_20_Font"><text:span text:style-name="T2">hu</text:span></text:span>m<text:span text:style-name="Default_20_Paragraph_20_Font"><text:span text:style-name="T2">ecta</text:span></text:span>t<text:span text:style-name="Default_20_Paragraph_20_Font"><text:span text:style-name="T2">o. Quum autem<text:line-break/>siccu</text:span></text:span>m <text:span text:style-name="Default_20_Paragraph_20_Font"><text:span text:style-name="T2">evaserit, laev</text:span></text:span>it<text:span text:style-name="Default_20_Paragraph_20_Font"><text:span text:style-name="T2">er tr</text:span></text:span>i<text:span text:style-name="Default_20_Paragraph_20_Font"><text:span text:style-name="T2">tu</text:span></text:span>m <text:span text:style-name="Default_20_Paragraph_20_Font"><text:span text:style-name="T2">siccu</text:span></text:span>m <text:span text:style-name="Default_20_Paragraph_20_Font"><text:span text:style-name="T2">ocul</text:span></text:span>is i<text:span text:style-name="Default_20_Paragraph_20_Font"><text:span text:style-name="T2">ll</text:span></text:span>i<text:span text:style-name="Default_20_Paragraph_20_Font"><text:span text:style-name="T2">n</text:span></text:span>c <text:span text:style-name="Default_20_Paragraph_20_Font"><text:span text:style-name="T2">eo-<text:line-break/></text:span></text:span>mm<text:span text:style-name="Default_20_Paragraph_20_Font"><text:span text:style-name="T2">que anguli</text:span></text:span>s i<text:span text:style-name="Default_20_Paragraph_20_Font"><text:span text:style-name="T2">n/perge. Ad eo</text:span></text:span>s<text:span text:style-name="Default_20_Paragraph_20_Font"><text:span text:style-name="T2">de</text:span></text:span>m <text:span text:style-name="Default_20_Paragraph_20_Font"><text:span text:style-name="T2">hu</text:span></text:span>mi<text:span text:style-name="Default_20_Paragraph_20_Font"><text:span text:style-name="T2">d</text:span></text:span>os. <text:span text:style-name="Default_20_Paragraph_20_Font"><text:span text:style-name="T2">Ebeni<text:line-break/>drachmam, aer</text:span></text:span>i<text:span text:style-name="Default_20_Paragraph_20_Font"><text:span text:style-name="T2">s ust</text:span></text:span>i o<text:span text:style-name="Default_20_Paragraph_20_Font"><text:span text:style-name="T2">bolos n</text:span></text:span>o<text:span text:style-name="Default_20_Paragraph_20_Font"><text:span text:style-name="T2">vem, in cote</text:span></text:span> t<text:span text:style-name="Default_20_Paragraph_20_Font"><text:span text:style-name="T2">e</text:span></text:span>rito <text:span text:style-name="Default_20_Paragraph_20_Font"><text:span text:style-name="T2">croci<text:line-break/></text:span></text:span>o<text:span text:style-name="Default_20_Paragraph_20_Font"><text:span text:style-name="T2">bo</text:span></text:span>l<text:span text:style-name="Default_20_Paragraph_20_Font"><text:span text:style-name="T2">o</text:span></text:span>s <text:span text:style-name="Default_20_Paragraph_20_Font"><text:span text:style-name="T2">tre</text:span></text:span>s , <text:span text:style-name="Default_20_Paragraph_20_Font"><text:span text:style-name="T2">b</text:span></text:span>is <text:span text:style-name="Default_20_Paragraph_20_Font"><text:span text:style-name="T2">laev</text:span></text:span>i<text:span text:style-name="Default_20_Paragraph_20_Font"><text:span text:style-name="T2">ter tri</text:span></text:span>t<text:span text:style-name="Default_20_Paragraph_20_Font"><text:span text:style-name="T2">i</text:span></text:span>s , <text:span text:style-name="Default_20_Paragraph_20_Font"><text:span text:style-name="T2">v</text:span></text:span>i<text:span text:style-name="Default_20_Paragraph_20_Font"><text:span text:style-name="T2">ni dulci</text:span></text:span>s <text:span text:style-name="Default_20_Paragraph_20_Font"><text:span text:style-name="T2">he</text:span></text:span>mi<text:span text:style-name="Default_20_Paragraph_20_Font"><text:span text:style-name="T2">nam<text:line-break/>A</text:span></text:span>ttic<text:span text:style-name="Default_20_Paragraph_20_Font"><text:span text:style-name="T2">a</text:span></text:span>m <text:span text:style-name="Default_20_Paragraph_20_Font"><text:span text:style-name="T2">ast</text:span></text:span>u<text:span text:style-name="Default_20_Paragraph_20_Font"><text:span text:style-name="T2">nd</text:span></text:span>i<text:span text:style-name="Default_20_Paragraph_20_Font"><text:span text:style-name="T2">to . de</text:span></text:span>i<text:span text:style-name="Default_20_Paragraph_20_Font"><text:span text:style-name="T2">nde sal</text:span></text:span>i .<text:span text:style-name="Default_20_Paragraph_20_Font"><text:span text:style-name="T2">exponito e</text:span></text:span>t <text:span text:style-name="Default_20_Paragraph_20_Font"><text:span text:style-name="T2">conteg</text:span></text:span>it<text:span text:style-name="Default_20_Paragraph_20_Font"><text:span text:style-name="T2">o,<text:line-break/>atque ub</text:span></text:span>i <text:span text:style-name="Default_20_Paragraph_20_Font"><text:span text:style-name="T2">coc</text:span></text:span>t<text:span text:style-name="Default_20_Paragraph_20_Font"><text:span text:style-name="T2">a exaruer</text:span></text:span>i<text:span text:style-name="Default_20_Paragraph_20_Font"><text:span text:style-name="T2">nt , hi</text:span></text:span>s <text:span text:style-name="Default_20_Paragraph_20_Font"><text:span text:style-name="T2">u</text:span></text:span>t<text:span text:style-name="Default_20_Paragraph_20_Font"><text:span text:style-name="T2">ere. Ad vehe</text:span></text:span>m<text:span text:style-name="Default_20_Paragraph_20_Font"><text:span text:style-name="T2">ente</text:span></text:span>s<text:line-break/><text:span text:style-name="Default_20_Paragraph_20_Font"><text:span text:style-name="T2">eorum do</text:span></text:span>l<text:span text:style-name="Default_20_Paragraph_20_Font"><text:span text:style-name="T2">ore</text:span></text:span>s. <text:span text:style-name="Default_20_Paragraph_20_Font"><text:span text:style-name="T2">Chalc</text:span></text:span>i<text:span text:style-name="Default_20_Paragraph_20_Font"><text:span text:style-name="T2">t</text:span></text:span>i<text:span text:style-name="Default_20_Paragraph_20_Font"><text:span text:style-name="T2">d</text:span></text:span>is <text:span text:style-name="Default_20_Paragraph_20_Font"><text:span text:style-name="T2">drach</text:span></text:span>m<text:span text:style-name="Default_20_Paragraph_20_Font"><text:span text:style-name="T2">am , uvae expressi</text:span></text:span>s<text:line-break/><text:span text:style-name="Default_20_Paragraph_20_Font"><text:span text:style-name="T2">rel</text:span></text:span>i<text:span text:style-name="Default_20_Paragraph_20_Font"><text:span text:style-name="T2">qua</text:span></text:span>s <text:span text:style-name="Default_20_Paragraph_20_Font"><text:span text:style-name="T2">par</text:span></text:span>t<text:span text:style-name="Default_20_Paragraph_20_Font"><text:span text:style-name="T2">es dua</text:span></text:span>s, my<text:span text:style-name="Default_20_Paragraph_20_Font"><text:span text:style-name="T2">rrham crocumque ter</text:span></text:span>i<text:span text:style-name="Default_20_Paragraph_20_Font"><text:span text:style-name="T2">to, </text:span></text:span>m<text:span text:style-name="Default_20_Paragraph_20_Font"><text:span text:style-name="T2">ust</text:span></text:span>o<text:line-break/><text:span text:style-name="Default_20_Paragraph_20_Font"><text:span text:style-name="T2">adm</text:span></text:span>ist<text:span text:style-name="Default_20_Paragraph_20_Font"><text:span text:style-name="T2">o</text:span></text:span>, i<text:span text:style-name="Default_20_Paragraph_20_Font"><text:span text:style-name="T2">n sule coqu</text:span></text:span>it<text:span text:style-name="Default_20_Paragraph_20_Font"><text:span text:style-name="T2">o et eo vehemen</text:span></text:span>t<text:span text:style-name="Default_20_Paragraph_20_Font"><text:span text:style-name="T2">er dolente</text:span></text:span>s ocu-<text:line-break/>los <text:span text:style-name="Default_20_Paragraph_20_Font"><text:span text:style-name="T2">ill</text:span></text:span>i<text:span text:style-name="Default_20_Paragraph_20_Font"><text:span text:style-name="T2">n</text:span></text:span>i<text:span text:style-name="Default_20_Paragraph_20_Font"><text:span text:style-name="T2">to, sit au</text:span></text:span>t<text:span text:style-name="Default_20_Paragraph_20_Font"><text:span text:style-name="T2">em i</text:span></text:span>i<text:span text:style-name="Default_20_Paragraph_20_Font"><text:span text:style-name="T2">t vase aene</text:span></text:span>o. <text:span text:style-name="Default_20_Paragraph_20_Font"><text:span text:style-name="T2">Earu</text:span></text:span>m <text:span text:style-name="Default_20_Paragraph_20_Font"><text:span text:style-name="T2">quae ab</text:span></text:span></text:p>
      <text:p text:style-name="P3"><text:span text:style-name="Default_20_Paragraph_20_Font"><text:span text:style-name="T2">u</text:span></text:span>t<text:span text:style-name="Default_20_Paragraph_20_Font"><text:span text:style-name="T2">ero suffocantur cognit</text:span></text:span>i<text:span text:style-name="Default_20_Paragraph_20_Font"><text:span text:style-name="T2">o. </text:span></text:span>D<text:span text:style-name="Default_20_Paragraph_20_Font"><text:span text:style-name="T2">igit</text:span></text:span>is <text:span text:style-name="Default_20_Paragraph_20_Font"><text:span text:style-name="T2">duobu</text:span></text:span>s <text:span text:style-name="Default_20_Paragraph_20_Font"><text:span text:style-name="T2">compr</text:span></text:span>i<text:span text:style-name="Default_20_Paragraph_20_Font"><text:span text:style-name="T2">me,<text:line-break/>qu</text:span></text:span>o<text:span text:style-name="Default_20_Paragraph_20_Font"><text:span text:style-name="T2">d si senser</text:span></text:span>i<text:span text:style-name="Default_20_Paragraph_20_Font"><text:span text:style-name="T2">t, u</text:span></text:span>t<text:span text:style-name="Default_20_Paragraph_20_Font"><text:span text:style-name="T2">eri strangulatio est, si non, convu</text:span></text:span>l<text:span text:style-name="Default_20_Paragraph_20_Font"><text:span text:style-name="T2">sio.<text:line-break/>Ad ^h</text:span></text:span>y<text:span text:style-name="Default_20_Paragraph_20_Font"><text:span text:style-name="T2">dr</text:span></text:span>o<text:span text:style-name="Default_20_Paragraph_20_Font"><text:span text:style-name="T2">pico</text:span></text:span>s. <text:span text:style-name="Default_20_Paragraph_20_Font"><text:span text:style-name="T2">Mecon</text:span></text:span>ii <text:span text:style-name="Default_20_Paragraph_20_Font"><text:span text:style-name="T2">seu pep</text:span></text:span>lii <text:span text:style-name="Default_20_Paragraph_20_Font"><text:span text:style-name="T2">rotundi a</text:span></text:span>c<text:span text:style-name="Default_20_Paragraph_20_Font"><text:span text:style-name="T2">e</text:span></text:span>t<text:span text:style-name="Default_20_Paragraph_20_Font"><text:span text:style-name="T2">aba-<text:line-break/>lu</text:span></text:span>m <text:span text:style-name="Default_20_Paragraph_20_Font"><text:span text:style-name="T2">parvum dtt</text:span></text:span>i<text:span text:style-name="Default_20_Paragraph_20_Font"><text:span text:style-name="T2">cum rotundum potu</text:span></text:span>i <text:span text:style-name="Default_20_Paragraph_20_Font"><text:span text:style-name="T2">dato. </text:span></text:span>Catapotia.<text:line-break/><text:span text:style-name="Default_20_Paragraph_20_Font"><text:span text:style-name="T2">squamae ae</text:span></text:span>ris <text:span text:style-name="Default_20_Paragraph_20_Font"><text:span text:style-name="T2">spec</text:span></text:span>i<text:span text:style-name="Default_20_Paragraph_20_Font"><text:span text:style-name="T2">l</text:span></text:span>l<text:span text:style-name="Default_20_Paragraph_20_Font"><text:span text:style-name="T2">a tr</text:span></text:span>i<text:span text:style-name="Default_20_Paragraph_20_Font"><text:span text:style-name="T2">a lat</text:span></text:span>it<text:span text:style-name="Default_20_Paragraph_20_Font"><text:span text:style-name="T2">udine cu</text:span></text:span>m <text:span text:style-name="Default_20_Paragraph_20_Font"><text:span text:style-name="T2">farina- sieta-<text:line-break/>n</text:span></text:span>i<text:span text:style-name="Default_20_Paragraph_20_Font"><text:span text:style-name="T2">a agglut</text:span></text:span>i<text:span text:style-name="Default_20_Paragraph_20_Font"><text:span text:style-name="T2">nentur,. haec</text:span></text:span> l<text:span text:style-name="Default_20_Paragraph_20_Font"><text:span text:style-name="T2">aea</text:span></text:span>i<text:span text:style-name="Default_20_Paragraph_20_Font"><text:span text:style-name="T2">ter tr</text:span></text:span>i<text:span text:style-name="Default_20_Paragraph_20_Font"><text:span text:style-name="T2">ta</text:span></text:span> i<text:span text:style-name="Default_20_Paragraph_20_Font"><text:span text:style-name="T2">n catapotia con-<text:line-break/>v</text:span></text:span>ol<text:span text:style-name="Default_20_Paragraph_20_Font"><text:span text:style-name="T2">van</text:span></text:span>t<text:span text:style-name="Default_20_Paragraph_20_Font"><text:span text:style-name="T2">ur denturque, de</text:span></text:span>o<text:span text:style-name="Default_20_Paragraph_20_Font"><text:span text:style-name="T2">rsu</text:span></text:span>m <text:span text:style-name="Default_20_Paragraph_20_Font"><text:span text:style-name="T2">aquam purgant et ex al</text:span></text:span>no<text:line-break/><text:span text:style-name="Default_20_Paragraph_20_Font"><text:span text:style-name="T2">stercus deturbant. </text:span></text:span>Aliud. I<text:span text:style-name="Default_20_Paragraph_20_Font"><text:span text:style-name="T2">n caricas singula</text:span></text:span>s <text:span text:style-name="Default_20_Paragraph_20_Font"><text:span text:style-name="T2">succi<text:line-break/>t</text:span></text:span>i<text:span text:style-name="Default_20_Paragraph_20_Font"><text:span text:style-name="T2">th</text:span></text:span>y<text:span text:style-name="Default_20_Paragraph_20_Font"><text:span text:style-name="T2">malli gut</text:span></text:span>t<text:span text:style-name="Default_20_Paragraph_20_Font"><text:span text:style-name="T2">a</text:span></text:span>s /<text:span text:style-name="Default_20_Paragraph_20_Font"><text:span text:style-name="T2">ep</text:span></text:span>t<text:span text:style-name="Default_20_Paragraph_20_Font"><text:span text:style-name="T2">em</text:span></text:span> i<text:span text:style-name="Default_20_Paragraph_20_Font"><text:span text:style-name="T2">nst</text:span></text:span>i<text:span text:style-name="Default_20_Paragraph_20_Font"><text:span text:style-name="T2">lla, de</text:span></text:span>i<text:span text:style-name="Default_20_Paragraph_20_Font"><text:span text:style-name="T2">nde in va</text:span></text:span>s <text:span text:style-name="Default_20_Paragraph_20_Font"><text:span text:style-name="T2">n</text:span></text:span>o<text:span text:style-name="Default_20_Paragraph_20_Font"><text:span text:style-name="T2">vum<text:line-break/>co</text:span></text:span>m<text:span text:style-name="Default_20_Paragraph_20_Font"><text:span text:style-name="T2">posita</text:span></text:span>s <text:span text:style-name="Default_20_Paragraph_20_Font"><text:span text:style-name="T2">reconde, atque an</text:span></text:span>t<text:span text:style-name="Default_20_Paragraph_20_Font"><text:span text:style-name="T2">e ribu</text:span></text:span>m <text:span text:style-name="Default_20_Paragraph_20_Font"><text:span text:style-name="T2">exh</text:span></text:span>i<text:span text:style-name="Default_20_Paragraph_20_Font"><text:span text:style-name="T2">be. H</text:span></text:span>y<text:span text:style-name="Default_20_Paragraph_20_Font"><text:span text:style-name="T2">dr</text:span></text:span>o<text:span text:style-name="Default_20_Paragraph_20_Font"><text:span text:style-name="T2">p</text:span></text:span>i-<text:line-break/><text:span text:style-name="Default_20_Paragraph_20_Font"><text:span text:style-name="T2">c</text:span></text:span>is <text:span text:style-name="Default_20_Paragraph_20_Font"><text:span text:style-name="T2">c</text:span></text:span>i<text:span text:style-name="Default_20_Paragraph_20_Font"><text:span text:style-name="T2">cutam trita</text:span></text:span>m, <text:span text:style-name="Default_20_Paragraph_20_Font"><text:span text:style-name="T2">aqua ast usu, dato edenda</text:span></text:span>m <text:span text:style-name="Default_20_Paragraph_20_Font"><text:span text:style-name="T2">et<text:line-break/>superb</text:span></text:span>i<text:span text:style-name="Default_20_Paragraph_20_Font"><text:span text:style-name="T2">endum. </text:span></text:span>Aliud. <text:span text:style-name="Default_20_Paragraph_20_Font"><text:span text:style-name="T2">Mecon</text:span></text:span>i<text:span text:style-name="Default_20_Paragraph_20_Font"><text:span text:style-name="T2">um peplu</text:span></text:span>m t<text:span text:style-name="Default_20_Paragraph_20_Font"><text:span text:style-name="T2">erito, aqua<text:line-break/>aqfusu perc</text:span></text:span>o<text:span text:style-name="Default_20_Paragraph_20_Font"><text:span text:style-name="T2">lat</text:span></text:span>o <text:span text:style-name="Default_20_Paragraph_20_Font"><text:span text:style-name="T2">et farina subactu</text:span></text:span>m <text:span text:style-name="Default_20_Paragraph_20_Font"><text:span text:style-name="T2">i</text:span></text:span>n <text:span text:style-name="Default_20_Paragraph_20_Font"><text:span text:style-name="T2">p</text:span></text:span>l<text:span text:style-name="Default_20_Paragraph_20_Font"><text:span text:style-name="T2">acentam co-<text:line-break/>que, </text:span></text:span>m<text:span text:style-name="Default_20_Paragraph_20_Font"><text:span text:style-name="T2">el coc</text:span></text:span>t<text:span text:style-name="Default_20_Paragraph_20_Font"><text:span text:style-name="T2">u</text:span></text:span>m <text:span text:style-name="Default_20_Paragraph_20_Font"><text:span text:style-name="T2">ajsunden</text:span></text:span>s., <text:span text:style-name="Default_20_Paragraph_20_Font"><text:span text:style-name="T2">h</text:span></text:span>y<text:span text:style-name="Default_20_Paragraph_20_Font"><text:span text:style-name="T2">dropic</text:span></text:span>is <text:span text:style-name="Default_20_Paragraph_20_Font"><text:span text:style-name="T2">edendu</text:span></text:span>m <text:span text:style-name="Default_20_Paragraph_20_Font"><text:span text:style-name="T2">exh</text:span></text:span>i<text:span text:style-name="Default_20_Paragraph_20_Font"><text:span text:style-name="T2">be,<text:line-break/>ac superb</text:span></text:span>i<text:span text:style-name="Default_20_Paragraph_20_Font"><text:span text:style-name="T2">endu</text:span></text:span>m vinum <text:span text:style-name="Default_20_Paragraph_20_Font"><text:span text:style-name="T2">du</text:span></text:span>l<text:span text:style-name="Default_20_Paragraph_20_Font"><text:span text:style-name="T2">ce aquosu</text:span></text:span>m, <text:span text:style-name="Default_20_Paragraph_20_Font"><text:span text:style-name="T2">ve</text:span></text:span>r <text:span text:style-name="Default_20_Paragraph_20_Font"><text:span text:style-name="T2">d</text:span></text:span>il<text:span text:style-name="Default_20_Paragraph_20_Font"><text:span text:style-name="T2">utam<text:line-break/></text:span></text:span>m<text:span text:style-name="Default_20_Paragraph_20_Font"><text:span text:style-name="T2">ulsu</text:span></text:span>m <text:span text:style-name="Default_20_Paragraph_20_Font"><text:span text:style-name="T2">porrige.-^ Quod aute</text:span></text:span>m <text:span text:style-name="Default_20_Paragraph_20_Font"><text:span text:style-name="T2">ab excre</text:span></text:span>m<text:span text:style-name="Default_20_Paragraph_20_Font"><text:span text:style-name="T2">entis</text:span></text:span> m<text:span text:style-name="Default_20_Paragraph_20_Font"><text:span text:style-name="T2">e</text:span></text:span>r<text:span text:style-name="Default_20_Paragraph_20_Font"><text:span text:style-name="T2">entum<text:line-break/>co</text:span></text:span>l<text:span text:style-name="Default_20_Paragraph_20_Font"><text:span text:style-name="T2">l</text:span></text:span>i<text:span text:style-name="Default_20_Paragraph_20_Font"><text:span text:style-name="T2">g</text:span></text:span>i<text:span text:style-name="Default_20_Paragraph_20_Font"><text:span text:style-name="T2">s, asier</text:span></text:span>u<text:span text:style-name="Default_20_Paragraph_20_Font"><text:span text:style-name="T2">a et cura.</text:span></text:span></text:p>
      <text:p text:style-name="P1">.Hic liber . ex his plane ostenditur commentarius esse<text:line-break/>commixtorum theoremalum, quod in eo inordinate ab<text:line-break/>aliis in alis fiat trausitus , quomodo et hic lu ea , quae<text:line-break/>per nares fit, sanguinis profusione, scripta sunt auxilia.<text:line-break/>Nam alia quidem parti ipsi sangui<text:span text:style-name="Default_20_Paragraph_20_Font"><text:span text:style-name="T2">n</text:span></text:span>em profundenti con<text:span text:style-name="Default_20_Paragraph_20_Font"><text:span text:style-name="T2">t</text:span></text:span>e-<text:line-break/>remia, alia vero revellentia, ut alvi solutio, alia denique,<text:line-break/>quae caput addensant astringuntque ut refrigerantia. Quae<text:line-break/>deinceps <text:span text:style-name="Default_20_Paragraph_20_Font"><text:span text:style-name="T2">t</text:span></text:span>unt omnia, medicamentorum scriptiones habent<text:line-break/>et quaedam commixta auxilia. De appellato igitur <text:span text:style-name="Default_20_Paragraph_20_Font"><text:span text:style-name="T2">t</text:span></text:span>usa-<text:line-break/>mo sermonem in primis facit. Mox pilorum in palpa-<text:line-break/>bria manualem operationem scribit, quam illaqueationem<text:line-break/>vocant. Postea quoque rursum peri modo haemorrhoidum<text:line-break/>alteriusque sanationis meminit. Postea purulenturum,<text:line-break/>tum medicamenta tum sorbitiones scri<text:span text:style-name="Default_20_Paragraph_20_Font"><text:span text:style-name="T2">psit, </text:span></text:span>Atque ab bis<text:line-break/>compositiones eorum, .quae ad oculos deputata funt, me-<text:line-break/>dicame<text:span text:style-name="Default_20_Paragraph_20_Font"><text:span text:style-name="T2">n</text:span></text:span>torum. Praeterea de suffocationis. uteri dign<text:span text:style-name="Default_20_Paragraph_20_Font"><text:span text:style-name="T2">a</text:span></text:span>tione .<text:line-break/>egit, mox et de meconio, postea de aquae ednctorio, me-<text:line-break/>dicamento et subinde faecis. Et demum hedricis et hyde-<text:line-break/>rieis ex meconio et itriis exhibet Sunt autem eorum,</text:p>
      <text:p text:style-name="P3">quae ferie continuata dicta funt, plurima quidem mani.<text:line-break/>festa, alia obscura sunt, de^ quibus deinceps faciam fer-<text:line-break/>mou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5</dc:title>
    <dc:subject/>
    <meta:initial-creator>Galien</meta:initial-creator>
    <meta:creation-date>2023-01-16T13:24:00Z</meta:creation-date>
    <dc:date>2023-01-19T10:06:16.183000000</dc:date>
    <meta:editing-cycles>19</meta:editing-cycles>
    <meta:editing-duration>PT39M25S</meta:editing-duration>
    <meta:document-statistic meta:table-count="0" meta:image-count="0" meta:object-count="0" meta:page-count="502" meta:paragraph-count="1221" meta:word-count="63669" meta:character-count="432791" meta:non-whitespace-character-count="370334"/>
    <meta:template xlink:type="simple" xlink:actuate="onRequest" xlink:title="" xlink:href="Normal.dotm"/>
  </office:meta>
</office:document-meta>
</file>